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24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>
            <text:p>universal_time</text:p>
          </table:table-cell>
          <table:table-cell office:value-type="string">
            <text:p>TOA</text:p>
          </table:table-cell>
          <table:table-cell office:value-type="string">
            <text:p>Clear sky GHI</text:p>
          </table:table-cell>
          <table:table-cell office:value-type="string">
            <text:p>Clear sky BHI</text:p>
          </table:table-cell>
          <table:table-cell office:value-type="string">
            <text:p>Clear sky DHI</text:p>
          </table:table-cell>
          <table:table-cell office:value-type="string">
            <text:p>Clear sky BNI</text:p>
          </table:table-cell>
          <table:table-cell office:value-type="string">
            <text:p>GHI</text:p>
          </table:table-cell>
          <table:table-cell office:value-type="string">
            <text:p>BHI</text:p>
          </table:table-cell>
          <table:table-cell office:value-type="string">
            <text:p>DHI</text:p>
          </table:table-cell>
          <table:table-cell office:value-type="string">
            <text:p>BNI</text:p>
          </table:table-cell>
          <table:table-cell office:value-type="string">
            <text:p>Reliability</text:p>
          </table:table-cell>
          <table:table-cell office:value-type="string">
            <text:p>Altitud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2019-01-01T00:00:00.0/2019-01-02T00:00:00.0</text:p>
          </table:table-cell>
          <table:table-cell office:value-type="string">
            <text:p>2149.1880</text:p>
          </table:table-cell>
          <table:table-cell office:value-type="string">
            <text:p>1362.4983</text:p>
          </table:table-cell>
          <table:table-cell office:value-type="string">
            <text:p>962.5643</text:p>
          </table:table-cell>
          <table:table-cell office:value-type="string">
            <text:p>399.9341</text:p>
          </table:table-cell>
          <table:table-cell office:value-type="string">
            <text:p>4267.9756</text:p>
          </table:table-cell>
          <table:table-cell office:value-type="string">
            <text:p>413.9340</text:p>
          </table:table-cell>
          <table:table-cell office:value-type="string">
            <text:p>1.4816</text:p>
          </table:table-cell>
          <table:table-cell office:value-type="string">
            <text:p>412.4524</text:p>
          </table:table-cell>
          <table:table-cell office:value-type="string">
            <text:p>5.5147</text:p>
          </table:table-cell>
          <table:table-cell office:value-type="string">
            <text:p>0.9750</text:p>
          </table:table-cell>
          <table:table-cell office:value-type="float" office:value="368">
            <text:p>368</text:p>
          </table:table-cell>
          <table:table-cell office:value-type="float" office:value="49.9427">
            <text:p>49.9427</text:p>
          </table:table-cell>
          <table:table-cell office:value-type="float" office:value="15.1155">
            <text:p>15.1155</text:p>
          </table:table-cell>
          <table:table-cell table:formula="of:==CONCATENATE( MID([.A2];9;2); &quot;/&quot;; MID([.A2];6;2);&quot;/&quot;;MID([.A2];1;4);&quot;/&quot;)" office:value-type="string" office:string-value="01/01/2019/">
            <text:p>01/01/2019/</text:p>
          </table:table-cell>
        </table:table-row>
        <table:table-row table:style-name="ro1">
          <table:table-cell office:value-type="string">
            <text:p>2019-01-02T00:00:00.0/2019-01-03T00:00:00.0</text:p>
          </table:table-cell>
          <table:table-cell office:value-type="string">
            <text:p>2164.5623</text:p>
          </table:table-cell>
          <table:table-cell office:value-type="string">
            <text:p>1419.1077</text:p>
          </table:table-cell>
          <table:table-cell office:value-type="string">
            <text:p>981.3141</text:p>
          </table:table-cell>
          <table:table-cell office:value-type="string">
            <text:p>437.7936</text:p>
          </table:table-cell>
          <table:table-cell office:value-type="string">
            <text:p>4312.8848</text:p>
          </table:table-cell>
          <table:table-cell office:value-type="string">
            <text:p>565.9247</text:p>
          </table:table-cell>
          <table:table-cell office:value-type="string">
            <text:p>46.7631</text:p>
          </table:table-cell>
          <table:table-cell office:value-type="string">
            <text:p>519.1617</text:p>
          </table:table-cell>
          <table:table-cell office:value-type="string">
            <text:p>233.703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3];9;2); &quot;/&quot;; MID([.A3];6;2);&quot;/&quot;;MID([.A3];1;4);&quot;/&quot;)" office:value-type="string" office:string-value="02/01/2019/">
            <text:p>02/01/2019/</text:p>
          </table:table-cell>
        </table:table-row>
        <table:table-row table:style-name="ro1">
          <table:table-cell office:value-type="string">
            <text:p>2019-01-03T00:00:00.0/2019-01-04T00:00:00.0</text:p>
          </table:table-cell>
          <table:table-cell office:value-type="string">
            <text:p>2181.3037</text:p>
          </table:table-cell>
          <table:table-cell office:value-type="string">
            <text:p>1473.7607</text:p>
          </table:table-cell>
          <table:table-cell office:value-type="string">
            <text:p>1106.4381</text:p>
          </table:table-cell>
          <table:table-cell office:value-type="string">
            <text:p>367.3226</text:p>
          </table:table-cell>
          <table:table-cell office:value-type="string">
            <text:p>4936.8296</text:p>
          </table:table-cell>
          <table:table-cell office:value-type="string">
            <text:p>337.6296</text:p>
          </table:table-cell>
          <table:table-cell office:value-type="string">
            <text:p>32.3902</text:p>
          </table:table-cell>
          <table:table-cell office:value-type="string">
            <text:p>305.2394</text:p>
          </table:table-cell>
          <table:table-cell office:value-type="string">
            <text:p>260.6828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4];9;2); &quot;/&quot;; MID([.A4];6;2);&quot;/&quot;;MID([.A4];1;4);&quot;/&quot;)" office:value-type="string" office:string-value="03/01/2019/">
            <text:p>03/01/2019/</text:p>
          </table:table-cell>
        </table:table-row>
        <table:table-row table:style-name="ro1">
          <table:table-cell office:value-type="string">
            <text:p>2019-01-04T00:00:00.0/2019-01-05T00:00:00.0</text:p>
          </table:table-cell>
          <table:table-cell office:value-type="string">
            <text:p>2199.4702</text:p>
          </table:table-cell>
          <table:table-cell office:value-type="string">
            <text:p>1444.4457</text:p>
          </table:table-cell>
          <table:table-cell office:value-type="string">
            <text:p>1070.9008</text:p>
          </table:table-cell>
          <table:table-cell office:value-type="string">
            <text:p>373.5449</text:p>
          </table:table-cell>
          <table:table-cell office:value-type="string">
            <text:p>4737.7798</text:p>
          </table:table-cell>
          <table:table-cell office:value-type="string">
            <text:p>495.8974</text:p>
          </table:table-cell>
          <table:table-cell office:value-type="string">
            <text:p>141.5416</text:p>
          </table:table-cell>
          <table:table-cell office:value-type="string">
            <text:p>354.3558</text:p>
          </table:table-cell>
          <table:table-cell office:value-type="string">
            <text:p>710.9663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5];9;2); &quot;/&quot;; MID([.A5];6;2);&quot;/&quot;;MID([.A5];1;4);&quot;/&quot;)" office:value-type="string" office:string-value="04/01/2019/">
            <text:p>04/01/2019/</text:p>
          </table:table-cell>
        </table:table-row>
        <table:table-row table:style-name="ro1">
          <table:table-cell office:value-type="string">
            <text:p>2019-01-05T00:00:00.0/2019-01-06T00:00:00.0</text:p>
          </table:table-cell>
          <table:table-cell office:value-type="string">
            <text:p>2218.9585</text:p>
          </table:table-cell>
          <table:table-cell office:value-type="string">
            <text:p>1463.6042</text:p>
          </table:table-cell>
          <table:table-cell office:value-type="string">
            <text:p>1119.9500</text:p>
          </table:table-cell>
          <table:table-cell office:value-type="string">
            <text:p>343.6543</text:p>
          </table:table-cell>
          <table:table-cell office:value-type="string">
            <text:p>4926.3638</text:p>
          </table:table-cell>
          <table:table-cell office:value-type="string">
            <text:p>353.7824</text:p>
          </table:table-cell>
          <table:table-cell office:value-type="string">
            <text:p>0.2717</text:p>
          </table:table-cell>
          <table:table-cell office:value-type="string">
            <text:p>353.5107</text:p>
          </table:table-cell>
          <table:table-cell office:value-type="string">
            <text:p>1.4725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6];9;2); &quot;/&quot;; MID([.A6];6;2);&quot;/&quot;;MID([.A6];1;4);&quot;/&quot;)" office:value-type="string" office:string-value="05/01/2019/">
            <text:p>05/01/2019/</text:p>
          </table:table-cell>
        </table:table-row>
        <table:table-row table:style-name="ro1">
          <table:table-cell office:value-type="string">
            <text:p>2019-01-06T00:00:00.0/2019-01-07T00:00:00.0</text:p>
          </table:table-cell>
          <table:table-cell office:value-type="string">
            <text:p>2239.8081</text:p>
          </table:table-cell>
          <table:table-cell office:value-type="string">
            <text:p>1543.0361</text:p>
          </table:table-cell>
          <table:table-cell office:value-type="string">
            <text:p>1223.0177</text:p>
          </table:table-cell>
          <table:table-cell office:value-type="string">
            <text:p>320.0184</text:p>
          </table:table-cell>
          <table:table-cell office:value-type="string">
            <text:p>5427.5117</text:p>
          </table:table-cell>
          <table:table-cell office:value-type="string">
            <text:p>384.5956</text:p>
          </table:table-cell>
          <table:table-cell office:value-type="string">
            <text:p>0.2511</text:p>
          </table:table-cell>
          <table:table-cell office:value-type="string">
            <text:p>384.3445</text:p>
          </table:table-cell>
          <table:table-cell office:value-type="string">
            <text:p>1.3505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7];9;2); &quot;/&quot;; MID([.A7];6;2);&quot;/&quot;;MID([.A7];1;4);&quot;/&quot;)" office:value-type="string" office:string-value="06/01/2019/">
            <text:p>06/01/2019/</text:p>
          </table:table-cell>
        </table:table-row>
        <table:table-row table:style-name="ro1">
          <table:table-cell office:value-type="string">
            <text:p>2019-01-07T00:00:00.0/2019-01-08T00:00:00.0</text:p>
          </table:table-cell>
          <table:table-cell office:value-type="string">
            <text:p>2262.0134</text:p>
          </table:table-cell>
          <table:table-cell office:value-type="string">
            <text:p>1472.9070</text:p>
          </table:table-cell>
          <table:table-cell office:value-type="string">
            <text:p>1083.3998</text:p>
          </table:table-cell>
          <table:table-cell office:value-type="string">
            <text:p>389.5071</text:p>
          </table:table-cell>
          <table:table-cell office:value-type="string">
            <text:p>4677.4126</text:p>
          </table:table-cell>
          <table:table-cell office:value-type="string">
            <text:p>658.4574</text:p>
          </table:table-cell>
          <table:table-cell office:value-type="string">
            <text:p>30.4783</text:p>
          </table:table-cell>
          <table:table-cell office:value-type="string">
            <text:p>627.9791</text:p>
          </table:table-cell>
          <table:table-cell office:value-type="string">
            <text:p>107.1968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8];9;2); &quot;/&quot;; MID([.A8];6;2);&quot;/&quot;;MID([.A8];1;4);&quot;/&quot;)" office:value-type="string" office:string-value="07/01/2019/">
            <text:p>07/01/2019/</text:p>
          </table:table-cell>
        </table:table-row>
        <table:table-row table:style-name="ro1">
          <table:table-cell office:value-type="string">
            <text:p>2019-01-08T00:00:00.0/2019-01-09T00:00:00.0</text:p>
          </table:table-cell>
          <table:table-cell office:value-type="string">
            <text:p>2285.6145</text:p>
          </table:table-cell>
          <table:table-cell office:value-type="string">
            <text:p>1472.9668</text:p>
          </table:table-cell>
          <table:table-cell office:value-type="string">
            <text:p>976.9674</text:p>
          </table:table-cell>
          <table:table-cell office:value-type="string">
            <text:p>495.9994</text:p>
          </table:table-cell>
          <table:table-cell office:value-type="string">
            <text:p>4131.9585</text:p>
          </table:table-cell>
          <table:table-cell office:value-type="string">
            <text:p>826.5752</text:p>
          </table:table-cell>
          <table:table-cell office:value-type="string">
            <text:p>303.2150</text:p>
          </table:table-cell>
          <table:table-cell office:value-type="string">
            <text:p>523.3602</text:p>
          </table:table-cell>
          <table:table-cell office:value-type="string">
            <text:p>1517.1295</text:p>
          </table:table-cell>
          <table:table-cell office:value-type="string">
            <text:p>0.9507</text:p>
          </table:table-cell>
          <table:table-cell table:number-columns-repeated="3"/>
          <table:table-cell table:formula="of:==CONCATENATE( MID([.A9];9;2); &quot;/&quot;; MID([.A9];6;2);&quot;/&quot;;MID([.A9];1;4);&quot;/&quot;)" office:value-type="string" office:string-value="08/01/2019/">
            <text:p>08/01/2019/</text:p>
          </table:table-cell>
        </table:table-row>
        <table:table-row table:style-name="ro1">
          <table:table-cell office:value-type="string">
            <text:p>2019-01-09T00:00:00.0/2019-01-10T00:00:00.0</text:p>
          </table:table-cell>
          <table:table-cell office:value-type="string">
            <text:p>2310.5710</text:p>
          </table:table-cell>
          <table:table-cell office:value-type="string">
            <text:p>1528.8431</text:p>
          </table:table-cell>
          <table:table-cell office:value-type="string">
            <text:p>1154.0110</text:p>
          </table:table-cell>
          <table:table-cell office:value-type="string">
            <text:p>374.8322</text:p>
          </table:table-cell>
          <table:table-cell office:value-type="string">
            <text:p>4954.2954</text:p>
          </table:table-cell>
          <table:table-cell office:value-type="string">
            <text:p>318.1840</text:p>
          </table:table-cell>
          <table:table-cell office:value-type="string">
            <text:p>2.9208</text:p>
          </table:table-cell>
          <table:table-cell office:value-type="string">
            <text:p>315.2633</text:p>
          </table:table-cell>
          <table:table-cell office:value-type="string">
            <text:p>9.5480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0];9;2); &quot;/&quot;; MID([.A10];6;2);&quot;/&quot;;MID([.A10];1;4);&quot;/&quot;)" office:value-type="string" office:string-value="09/01/2019/">
            <text:p>09/01/2019/</text:p>
          </table:table-cell>
        </table:table-row>
        <table:table-row table:style-name="ro1">
          <table:table-cell office:value-type="string">
            <text:p>2019-01-10T00:00:00.0/2019-01-11T00:00:00.0</text:p>
          </table:table-cell>
          <table:table-cell office:value-type="string">
            <text:p>2336.8877</text:p>
          </table:table-cell>
          <table:table-cell office:value-type="string">
            <text:p>1564.2855</text:p>
          </table:table-cell>
          <table:table-cell office:value-type="string">
            <text:p>1206.0336</text:p>
          </table:table-cell>
          <table:table-cell office:value-type="string">
            <text:p>358.2519</text:p>
          </table:table-cell>
          <table:table-cell office:value-type="string">
            <text:p>5156.0630</text:p>
          </table:table-cell>
          <table:table-cell office:value-type="string">
            <text:p>512.0458</text:p>
          </table:table-cell>
          <table:table-cell office:value-type="string">
            <text:p>60.3399</text:p>
          </table:table-cell>
          <table:table-cell office:value-type="string">
            <text:p>451.7059</text:p>
          </table:table-cell>
          <table:table-cell office:value-type="string">
            <text:p>329.4747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1];9;2); &quot;/&quot;; MID([.A11];6;2);&quot;/&quot;;MID([.A11];1;4);&quot;/&quot;)" office:value-type="string" office:string-value="10/01/2019/">
            <text:p>10/01/2019/</text:p>
          </table:table-cell>
        </table:table-row>
        <table:table-row table:style-name="ro1">
          <table:table-cell office:value-type="string">
            <text:p>2019-01-11T00:00:00.0/2019-01-12T00:00:00.0</text:p>
          </table:table-cell>
          <table:table-cell office:value-type="string">
            <text:p>2364.5173</text:p>
          </table:table-cell>
          <table:table-cell office:value-type="string">
            <text:p>1602.8528</text:p>
          </table:table-cell>
          <table:table-cell office:value-type="string">
            <text:p>1228.4790</text:p>
          </table:table-cell>
          <table:table-cell office:value-type="string">
            <text:p>374.3737</text:p>
          </table:table-cell>
          <table:table-cell office:value-type="string">
            <text:p>5222.5293</text:p>
          </table:table-cell>
          <table:table-cell office:value-type="string">
            <text:p>790.6414</text:p>
          </table:table-cell>
          <table:table-cell office:value-type="string">
            <text:p>433.0639</text:p>
          </table:table-cell>
          <table:table-cell office:value-type="string">
            <text:p>357.5775</text:p>
          </table:table-cell>
          <table:table-cell office:value-type="string">
            <text:p>1858.1726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12];9;2); &quot;/&quot;; MID([.A12];6;2);&quot;/&quot;;MID([.A12];1;4);&quot;/&quot;)" office:value-type="string" office:string-value="11/01/2019/">
            <text:p>11/01/2019/</text:p>
          </table:table-cell>
        </table:table-row>
        <table:table-row table:style-name="ro1">
          <table:table-cell office:value-type="string">
            <text:p>2019-01-12T00:00:00.0/2019-01-13T00:00:00.0</text:p>
          </table:table-cell>
          <table:table-cell office:value-type="string">
            <text:p>2393.5613</text:p>
          </table:table-cell>
          <table:table-cell office:value-type="string">
            <text:p>1552.8364</text:p>
          </table:table-cell>
          <table:table-cell office:value-type="string">
            <text:p>1079.1655</text:p>
          </table:table-cell>
          <table:table-cell office:value-type="string">
            <text:p>473.6709</text:p>
          </table:table-cell>
          <table:table-cell office:value-type="string">
            <text:p>4462.8501</text:p>
          </table:table-cell>
          <table:table-cell office:value-type="string">
            <text:p>424.5023</text:p>
          </table:table-cell>
          <table:table-cell office:value-type="string">
            <text:p>30.7409</text:p>
          </table:table-cell>
          <table:table-cell office:value-type="string">
            <text:p>393.7614</text:p>
          </table:table-cell>
          <table:table-cell office:value-type="string">
            <text:p>160.9963</text:p>
          </table:table-cell>
          <table:table-cell office:value-type="string">
            <text:p>0.9688</text:p>
          </table:table-cell>
          <table:table-cell table:number-columns-repeated="3"/>
          <table:table-cell table:formula="of:==CONCATENATE( MID([.A13];9;2); &quot;/&quot;; MID([.A13];6;2);&quot;/&quot;;MID([.A13];1;4);&quot;/&quot;)" office:value-type="string" office:string-value="12/01/2019/">
            <text:p>12/01/2019/</text:p>
          </table:table-cell>
        </table:table-row>
        <table:table-row table:style-name="ro1">
          <table:table-cell office:value-type="string">
            <text:p>2019-01-13T00:00:00.0/2019-01-14T00:00:00.0</text:p>
          </table:table-cell>
          <table:table-cell office:value-type="string">
            <text:p>2423.9102</text:p>
          </table:table-cell>
          <table:table-cell office:value-type="string">
            <text:p>1608.4714</text:p>
          </table:table-cell>
          <table:table-cell office:value-type="string">
            <text:p>1195.3831</text:p>
          </table:table-cell>
          <table:table-cell office:value-type="string">
            <text:p>413.0883</text:p>
          </table:table-cell>
          <table:table-cell office:value-type="string">
            <text:p>4952.0454</text:p>
          </table:table-cell>
          <table:table-cell office:value-type="string">
            <text:p>628.4360</text:p>
          </table:table-cell>
          <table:table-cell office:value-type="string">
            <text:p>44.6274</text:p>
          </table:table-cell>
          <table:table-cell office:value-type="string">
            <text:p>583.8085</text:p>
          </table:table-cell>
          <table:table-cell office:value-type="string">
            <text:p>185.0868</text:p>
          </table:table-cell>
          <table:table-cell office:value-type="string">
            <text:p>0.9628</text:p>
          </table:table-cell>
          <table:table-cell table:number-columns-repeated="3"/>
          <table:table-cell table:formula="of:==CONCATENATE( MID([.A14];9;2); &quot;/&quot;; MID([.A14];6;2);&quot;/&quot;;MID([.A14];1;4);&quot;/&quot;)" office:value-type="string" office:string-value="13/01/2019/">
            <text:p>13/01/2019/</text:p>
          </table:table-cell>
        </table:table-row>
        <table:table-row table:style-name="ro1">
          <table:table-cell office:value-type="string">
            <text:p>2019-01-14T00:00:00.0/2019-01-15T00:00:00.0</text:p>
          </table:table-cell>
          <table:table-cell office:value-type="string">
            <text:p>2455.6003</text:p>
          </table:table-cell>
          <table:table-cell office:value-type="string">
            <text:p>1641.3505</text:p>
          </table:table-cell>
          <table:table-cell office:value-type="string">
            <text:p>1088.3578</text:p>
          </table:table-cell>
          <table:table-cell office:value-type="string">
            <text:p>552.9927</text:p>
          </table:table-cell>
          <table:table-cell office:value-type="string">
            <text:p>4335.3428</text:p>
          </table:table-cell>
          <table:table-cell office:value-type="string">
            <text:p>777.7863</text:p>
          </table:table-cell>
          <table:table-cell office:value-type="string">
            <text:p>72.8794</text:p>
          </table:table-cell>
          <table:table-cell office:value-type="string">
            <text:p>704.9069</text:p>
          </table:table-cell>
          <table:table-cell office:value-type="string">
            <text:p>382.0200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5];9;2); &quot;/&quot;; MID([.A15];6;2);&quot;/&quot;;MID([.A15];1;4);&quot;/&quot;)" office:value-type="string" office:string-value="14/01/2019/">
            <text:p>14/01/2019/</text:p>
          </table:table-cell>
        </table:table-row>
        <table:table-row table:style-name="ro1">
          <table:table-cell office:value-type="string">
            <text:p>2019-01-15T00:00:00.0/2019-01-16T00:00:00.0</text:p>
          </table:table-cell>
          <table:table-cell office:value-type="string">
            <text:p>2488.6274</text:p>
          </table:table-cell>
          <table:table-cell office:value-type="string">
            <text:p>1680.9518</text:p>
          </table:table-cell>
          <table:table-cell office:value-type="string">
            <text:p>1273.2827</text:p>
          </table:table-cell>
          <table:table-cell office:value-type="string">
            <text:p>407.6690</text:p>
          </table:table-cell>
          <table:table-cell office:value-type="string">
            <text:p>5134.8989</text:p>
          </table:table-cell>
          <table:table-cell office:value-type="string">
            <text:p>620.2126</text:p>
          </table:table-cell>
          <table:table-cell office:value-type="string">
            <text:p>14.1716</text:p>
          </table:table-cell>
          <table:table-cell office:value-type="string">
            <text:p>606.0410</text:p>
          </table:table-cell>
          <table:table-cell office:value-type="string">
            <text:p>152.7662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6];9;2); &quot;/&quot;; MID([.A16];6;2);&quot;/&quot;;MID([.A16];1;4);&quot;/&quot;)" office:value-type="string" office:string-value="15/01/2019/">
            <text:p>15/01/2019/</text:p>
          </table:table-cell>
        </table:table-row>
        <table:table-row table:style-name="ro1">
          <table:table-cell office:value-type="string">
            <text:p>2019-01-16T00:00:00.0/2019-01-17T00:00:00.0</text:p>
          </table:table-cell>
          <table:table-cell office:value-type="string">
            <text:p>2523.0000</text:p>
          </table:table-cell>
          <table:table-cell office:value-type="string">
            <text:p>1707.6924</text:p>
          </table:table-cell>
          <table:table-cell office:value-type="string">
            <text:p>1317.8506</text:p>
          </table:table-cell>
          <table:table-cell office:value-type="string">
            <text:p>389.8419</text:p>
          </table:table-cell>
          <table:table-cell office:value-type="string">
            <text:p>5323.6997</text:p>
          </table:table-cell>
          <table:table-cell office:value-type="string">
            <text:p>1086.5842</text:p>
          </table:table-cell>
          <table:table-cell office:value-type="string">
            <text:p>208.7789</text:p>
          </table:table-cell>
          <table:table-cell office:value-type="string">
            <text:p>877.8053</text:p>
          </table:table-cell>
          <table:table-cell office:value-type="string">
            <text:p>903.8573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7];9;2); &quot;/&quot;; MID([.A17];6;2);&quot;/&quot;;MID([.A17];1;4);&quot;/&quot;)" office:value-type="string" office:string-value="16/01/2019/">
            <text:p>16/01/2019/</text:p>
          </table:table-cell>
        </table:table-row>
        <table:table-row table:style-name="ro1">
          <table:table-cell office:value-type="string">
            <text:p>2019-01-17T00:00:00.0/2019-01-18T00:00:00.0</text:p>
          </table:table-cell>
          <table:table-cell office:value-type="string">
            <text:p>2558.6694</text:p>
          </table:table-cell>
          <table:table-cell office:value-type="string">
            <text:p>1718.2592</text:p>
          </table:table-cell>
          <table:table-cell office:value-type="string">
            <text:p>1342.0811</text:p>
          </table:table-cell>
          <table:table-cell office:value-type="string">
            <text:p>376.1781</text:p>
          </table:table-cell>
          <table:table-cell office:value-type="string">
            <text:p>5380.9341</text:p>
          </table:table-cell>
          <table:table-cell office:value-type="string">
            <text:p>827.7319</text:p>
          </table:table-cell>
          <table:table-cell office:value-type="string">
            <text:p>324.3445</text:p>
          </table:table-cell>
          <table:table-cell office:value-type="string">
            <text:p>503.3875</text:p>
          </table:table-cell>
          <table:table-cell office:value-type="string">
            <text:p>1437.0519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8];9;2); &quot;/&quot;; MID([.A18];6;2);&quot;/&quot;;MID([.A18];1;4);&quot;/&quot;)" office:value-type="string" office:string-value="17/01/2019/">
            <text:p>17/01/2019/</text:p>
          </table:table-cell>
        </table:table-row>
        <table:table-row table:style-name="ro1">
          <table:table-cell office:value-type="string">
            <text:p>2019-01-18T00:00:00.0/2019-01-19T00:00:00.0</text:p>
          </table:table-cell>
          <table:table-cell office:value-type="string">
            <text:p>2595.6753</text:p>
          </table:table-cell>
          <table:table-cell office:value-type="string">
            <text:p>1828.3519</text:p>
          </table:table-cell>
          <table:table-cell office:value-type="string">
            <text:p>1453.8450</text:p>
          </table:table-cell>
          <table:table-cell office:value-type="string">
            <text:p>374.5069</text:p>
          </table:table-cell>
          <table:table-cell office:value-type="string">
            <text:p>5799.7871</text:p>
          </table:table-cell>
          <table:table-cell office:value-type="string">
            <text:p>980.9998</text:p>
          </table:table-cell>
          <table:table-cell office:value-type="string">
            <text:p>179.6738</text:p>
          </table:table-cell>
          <table:table-cell office:value-type="string">
            <text:p>801.3260</text:p>
          </table:table-cell>
          <table:table-cell office:value-type="string">
            <text:p>1167.6038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19];9;2); &quot;/&quot;; MID([.A19];6;2);&quot;/&quot;;MID([.A19];1;4);&quot;/&quot;)" office:value-type="string" office:string-value="18/01/2019/">
            <text:p>18/01/2019/</text:p>
          </table:table-cell>
        </table:table-row>
        <table:table-row table:style-name="ro1">
          <table:table-cell office:value-type="string">
            <text:p>2019-01-19T00:00:00.0/2019-01-20T00:00:00.0</text:p>
          </table:table-cell>
          <table:table-cell office:value-type="string">
            <text:p>2633.9351</text:p>
          </table:table-cell>
          <table:table-cell office:value-type="string">
            <text:p>1884.1639</text:p>
          </table:table-cell>
          <table:table-cell office:value-type="string">
            <text:p>1525.9679</text:p>
          </table:table-cell>
          <table:table-cell office:value-type="string">
            <text:p>358.1960</text:p>
          </table:table-cell>
          <table:table-cell office:value-type="string">
            <text:p>6107.7983</text:p>
          </table:table-cell>
          <table:table-cell office:value-type="string">
            <text:p>1884.1639</text:p>
          </table:table-cell>
          <table:table-cell office:value-type="string">
            <text:p>1525.9679</text:p>
          </table:table-cell>
          <table:table-cell office:value-type="string">
            <text:p>358.1960</text:p>
          </table:table-cell>
          <table:table-cell office:value-type="string">
            <text:p>6107.7983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20];9;2); &quot;/&quot;; MID([.A20];6;2);&quot;/&quot;;MID([.A20];1;4);&quot;/&quot;)" office:value-type="string" office:string-value="19/01/2019/">
            <text:p>19/01/2019/</text:p>
          </table:table-cell>
        </table:table-row>
        <table:table-row table:style-name="ro1">
          <table:table-cell office:value-type="string">
            <text:p>2019-01-20T00:00:00.0/2019-01-21T00:00:00.0</text:p>
          </table:table-cell>
          <table:table-cell office:value-type="string">
            <text:p>2673.5530</text:p>
          </table:table-cell>
          <table:table-cell office:value-type="string">
            <text:p>1828.3752</text:p>
          </table:table-cell>
          <table:table-cell office:value-type="string">
            <text:p>1395.5159</text:p>
          </table:table-cell>
          <table:table-cell office:value-type="string">
            <text:p>432.8594</text:p>
          </table:table-cell>
          <table:table-cell office:value-type="string">
            <text:p>5431.9458</text:p>
          </table:table-cell>
          <table:table-cell office:value-type="string">
            <text:p>646.8174</text:p>
          </table:table-cell>
          <table:table-cell office:value-type="string">
            <text:p>1.6355</text:p>
          </table:table-cell>
          <table:table-cell office:value-type="string">
            <text:p>645.1819</text:p>
          </table:table-cell>
          <table:table-cell office:value-type="string">
            <text:p>6.4588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21];9;2); &quot;/&quot;; MID([.A21];6;2);&quot;/&quot;;MID([.A21];1;4);&quot;/&quot;)" office:value-type="string" office:string-value="20/01/2019/">
            <text:p>20/01/2019/</text:p>
          </table:table-cell>
        </table:table-row>
        <table:table-row table:style-name="ro1">
          <table:table-cell office:value-type="string">
            <text:p>2019-01-21T00:00:00.0/2019-01-22T00:00:00.0</text:p>
          </table:table-cell>
          <table:table-cell office:value-type="string">
            <text:p>2714.4153</text:p>
          </table:table-cell>
          <table:table-cell office:value-type="string">
            <text:p>1864.7222</text:p>
          </table:table-cell>
          <table:table-cell office:value-type="string">
            <text:p>1388.7050</text:p>
          </table:table-cell>
          <table:table-cell office:value-type="string">
            <text:p>476.0172</text:p>
          </table:table-cell>
          <table:table-cell office:value-type="string">
            <text:p>5319.2207</text:p>
          </table:table-cell>
          <table:table-cell office:value-type="string">
            <text:p>1844.1960</text:p>
          </table:table-cell>
          <table:table-cell office:value-type="string">
            <text:p>1352.3551</text:p>
          </table:table-cell>
          <table:table-cell office:value-type="string">
            <text:p>491.8409</text:p>
          </table:table-cell>
          <table:table-cell office:value-type="string">
            <text:p>5135.1841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22];9;2); &quot;/&quot;; MID([.A22];6;2);&quot;/&quot;;MID([.A22];1;4);&quot;/&quot;)" office:value-type="string" office:string-value="21/01/2019/">
            <text:p>21/01/2019/</text:p>
          </table:table-cell>
        </table:table-row>
        <table:table-row table:style-name="ro1">
          <table:table-cell office:value-type="string">
            <text:p>2019-01-22T00:00:00.0/2019-01-23T00:00:00.0</text:p>
          </table:table-cell>
          <table:table-cell office:value-type="string">
            <text:p>2756.6399</text:p>
          </table:table-cell>
          <table:table-cell office:value-type="string">
            <text:p>1872.0746</text:p>
          </table:table-cell>
          <table:table-cell office:value-type="string">
            <text:p>1355.0406</text:p>
          </table:table-cell>
          <table:table-cell office:value-type="string">
            <text:p>517.0339</text:p>
          </table:table-cell>
          <table:table-cell office:value-type="string">
            <text:p>5117.1919</text:p>
          </table:table-cell>
          <table:table-cell office:value-type="string">
            <text:p>1380.1194</text:p>
          </table:table-cell>
          <table:table-cell office:value-type="string">
            <text:p>484.0668</text:p>
          </table:table-cell>
          <table:table-cell office:value-type="string">
            <text:p>896.0527</text:p>
          </table:table-cell>
          <table:table-cell office:value-type="string">
            <text:p>2036.6428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23];9;2); &quot;/&quot;; MID([.A23];6;2);&quot;/&quot;;MID([.A23];1;4);&quot;/&quot;)" office:value-type="string" office:string-value="22/01/2019/">
            <text:p>22/01/2019/</text:p>
          </table:table-cell>
        </table:table-row>
        <table:table-row table:style-name="ro1">
          <table:table-cell office:value-type="string">
            <text:p>2019-01-23T00:00:00.0/2019-01-24T00:00:00.0</text:p>
          </table:table-cell>
          <table:table-cell office:value-type="string">
            <text:p>2800.1045</text:p>
          </table:table-cell>
          <table:table-cell office:value-type="string">
            <text:p>1947.5635</text:p>
          </table:table-cell>
          <table:table-cell office:value-type="string">
            <text:p>1467.3976</text:p>
          </table:table-cell>
          <table:table-cell office:value-type="string">
            <text:p>480.1659</text:p>
          </table:table-cell>
          <table:table-cell office:value-type="string">
            <text:p>5513.3149</text:p>
          </table:table-cell>
          <table:table-cell office:value-type="string">
            <text:p>1932.4524</text:p>
          </table:table-cell>
          <table:table-cell office:value-type="string">
            <text:p>1427.3151</text:p>
          </table:table-cell>
          <table:table-cell office:value-type="string">
            <text:p>505.1374</text:p>
          </table:table-cell>
          <table:table-cell office:value-type="string">
            <text:p>5277.1050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24];9;2); &quot;/&quot;; MID([.A24];6;2);&quot;/&quot;;MID([.A24];1;4);&quot;/&quot;)" office:value-type="string" office:string-value="23/01/2019/">
            <text:p>23/01/2019/</text:p>
          </table:table-cell>
        </table:table-row>
        <table:table-row table:style-name="ro1">
          <table:table-cell office:value-type="string">
            <text:p>2019-01-24T00:00:00.0/2019-01-25T00:00:00.0</text:p>
          </table:table-cell>
          <table:table-cell office:value-type="string">
            <text:p>2844.8057</text:p>
          </table:table-cell>
          <table:table-cell office:value-type="string">
            <text:p>1936.9449</text:p>
          </table:table-cell>
          <table:table-cell office:value-type="string">
            <text:p>1463.7728</text:p>
          </table:table-cell>
          <table:table-cell office:value-type="string">
            <text:p>473.1721</text:p>
          </table:table-cell>
          <table:table-cell office:value-type="string">
            <text:p>5443.2285</text:p>
          </table:table-cell>
          <table:table-cell office:value-type="string">
            <text:p>517.2809</text:p>
          </table:table-cell>
          <table:table-cell office:value-type="string">
            <text:p>0.0031</text:p>
          </table:table-cell>
          <table:table-cell office:value-type="string">
            <text:p>517.2778</text:p>
          </table:table-cell>
          <table:table-cell office:value-type="string">
            <text:p>0.0141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25];9;2); &quot;/&quot;; MID([.A25];6;2);&quot;/&quot;;MID([.A25];1;4);&quot;/&quot;)" office:value-type="string" office:string-value="24/01/2019/">
            <text:p>24/01/2019/</text:p>
          </table:table-cell>
        </table:table-row>
        <table:table-row table:style-name="ro1">
          <table:table-cell office:value-type="string">
            <text:p>2019-01-25T00:00:00.0/2019-01-26T00:00:00.0</text:p>
          </table:table-cell>
          <table:table-cell office:value-type="string">
            <text:p>2890.7942</text:p>
          </table:table-cell>
          <table:table-cell office:value-type="string">
            <text:p>1988.6023</text:p>
          </table:table-cell>
          <table:table-cell office:value-type="string">
            <text:p>1542.6630</text:p>
          </table:table-cell>
          <table:table-cell office:value-type="string">
            <text:p>445.9394</text:p>
          </table:table-cell>
          <table:table-cell office:value-type="string">
            <text:p>5707.3008</text:p>
          </table:table-cell>
          <table:table-cell office:value-type="string">
            <text:p>1056.0586</text:p>
          </table:table-cell>
          <table:table-cell office:value-type="string">
            <text:p>140.7191</text:p>
          </table:table-cell>
          <table:table-cell office:value-type="string">
            <text:p>915.3395</text:p>
          </table:table-cell>
          <table:table-cell office:value-type="string">
            <text:p>787.2762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26];9;2); &quot;/&quot;; MID([.A26];6;2);&quot;/&quot;;MID([.A26];1;4);&quot;/&quot;)" office:value-type="string" office:string-value="25/01/2019/">
            <text:p>25/01/2019/</text:p>
          </table:table-cell>
        </table:table-row>
        <table:table-row table:style-name="ro1">
          <table:table-cell office:value-type="string">
            <text:p>2019-01-26T00:00:00.0/2019-01-27T00:00:00.0</text:p>
          </table:table-cell>
          <table:table-cell office:value-type="string">
            <text:p>2938.0178</text:p>
          </table:table-cell>
          <table:table-cell office:value-type="string">
            <text:p>1995.7583</text:p>
          </table:table-cell>
          <table:table-cell office:value-type="string">
            <text:p>1589.3276</text:p>
          </table:table-cell>
          <table:table-cell office:value-type="string">
            <text:p>406.4307</text:p>
          </table:table-cell>
          <table:table-cell office:value-type="string">
            <text:p>5847.7690</text:p>
          </table:table-cell>
          <table:table-cell office:value-type="string">
            <text:p>796.4741</text:p>
          </table:table-cell>
          <table:table-cell office:value-type="string">
            <text:p>15.0478</text:p>
          </table:table-cell>
          <table:table-cell office:value-type="string">
            <text:p>781.4263</text:p>
          </table:table-cell>
          <table:table-cell office:value-type="string">
            <text:p>88.2060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27];9;2); &quot;/&quot;; MID([.A27];6;2);&quot;/&quot;;MID([.A27];1;4);&quot;/&quot;)" office:value-type="string" office:string-value="26/01/2019/">
            <text:p>26/01/2019/</text:p>
          </table:table-cell>
        </table:table-row>
        <table:table-row table:style-name="ro1">
          <table:table-cell office:value-type="string">
            <text:p>2019-01-27T00:00:00.0/2019-01-28T00:00:00.0</text:p>
          </table:table-cell>
          <table:table-cell office:value-type="string">
            <text:p>2986.4417</text:p>
          </table:table-cell>
          <table:table-cell office:value-type="string">
            <text:p>2029.6488</text:p>
          </table:table-cell>
          <table:table-cell office:value-type="string">
            <text:p>1558.0068</text:p>
          </table:table-cell>
          <table:table-cell office:value-type="string">
            <text:p>471.6419</text:p>
          </table:table-cell>
          <table:table-cell office:value-type="string">
            <text:p>5604.8101</text:p>
          </table:table-cell>
          <table:table-cell office:value-type="string">
            <text:p>1104.1061</text:p>
          </table:table-cell>
          <table:table-cell office:value-type="string">
            <text:p>94.6850</text:p>
          </table:table-cell>
          <table:table-cell office:value-type="string">
            <text:p>1009.4211</text:p>
          </table:table-cell>
          <table:table-cell office:value-type="string">
            <text:p>305.3125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28];9;2); &quot;/&quot;; MID([.A28];6;2);&quot;/&quot;;MID([.A28];1;4);&quot;/&quot;)" office:value-type="string" office:string-value="27/01/2019/">
            <text:p>27/01/2019/</text:p>
          </table:table-cell>
        </table:table-row>
        <table:table-row table:style-name="ro1">
          <table:table-cell office:value-type="string">
            <text:p>2019-01-28T00:00:00.0/2019-01-29T00:00:00.0</text:p>
          </table:table-cell>
          <table:table-cell office:value-type="string">
            <text:p>3036.1562</text:p>
          </table:table-cell>
          <table:table-cell office:value-type="string">
            <text:p>2102.7739</text:p>
          </table:table-cell>
          <table:table-cell office:value-type="string">
            <text:p>1629.4576</text:p>
          </table:table-cell>
          <table:table-cell office:value-type="string">
            <text:p>473.3161</text:p>
          </table:table-cell>
          <table:table-cell office:value-type="string">
            <text:p>5834.7373</text:p>
          </table:table-cell>
          <table:table-cell office:value-type="string">
            <text:p>1063.2720</text:p>
          </table:table-cell>
          <table:table-cell office:value-type="string">
            <text:p>105.1783</text:p>
          </table:table-cell>
          <table:table-cell office:value-type="string">
            <text:p>958.0936</text:p>
          </table:table-cell>
          <table:table-cell office:value-type="string">
            <text:p>498.4839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29];9;2); &quot;/&quot;; MID([.A29];6;2);&quot;/&quot;;MID([.A29];1;4);&quot;/&quot;)" office:value-type="string" office:string-value="28/01/2019/">
            <text:p>28/01/2019/</text:p>
          </table:table-cell>
        </table:table-row>
        <table:table-row table:style-name="ro1">
          <table:table-cell office:value-type="string">
            <text:p>2019-01-29T00:00:00.0/2019-01-30T00:00:00.0</text:p>
          </table:table-cell>
          <table:table-cell office:value-type="string">
            <text:p>3087.0430</text:p>
          </table:table-cell>
          <table:table-cell office:value-type="string">
            <text:p>2185.8926</text:p>
          </table:table-cell>
          <table:table-cell office:value-type="string">
            <text:p>1765.7426</text:p>
          </table:table-cell>
          <table:table-cell office:value-type="string">
            <text:p>420.1499</text:p>
          </table:table-cell>
          <table:table-cell office:value-type="string">
            <text:p>6326.6260</text:p>
          </table:table-cell>
          <table:table-cell office:value-type="string">
            <text:p>1141.8224</text:p>
          </table:table-cell>
          <table:table-cell office:value-type="string">
            <text:p>419.2615</text:p>
          </table:table-cell>
          <table:table-cell office:value-type="string">
            <text:p>722.5608</text:p>
          </table:table-cell>
          <table:table-cell office:value-type="string">
            <text:p>1448.6169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30];9;2); &quot;/&quot;; MID([.A30];6;2);&quot;/&quot;;MID([.A30];1;4);&quot;/&quot;)" office:value-type="string" office:string-value="29/01/2019/">
            <text:p>29/01/2019/</text:p>
          </table:table-cell>
        </table:table-row>
        <table:table-row table:style-name="ro1">
          <table:table-cell office:value-type="string">
            <text:p>2019-01-30T00:00:00.0/2019-01-31T00:00:00.0</text:p>
          </table:table-cell>
          <table:table-cell office:value-type="string">
            <text:p>3139.1104</text:p>
          </table:table-cell>
          <table:table-cell office:value-type="string">
            <text:p>2228.3853</text:p>
          </table:table-cell>
          <table:table-cell office:value-type="string">
            <text:p>1772.3668</text:p>
          </table:table-cell>
          <table:table-cell office:value-type="string">
            <text:p>456.0184</text:p>
          </table:table-cell>
          <table:table-cell office:value-type="string">
            <text:p>6247.0669</text:p>
          </table:table-cell>
          <table:table-cell office:value-type="string">
            <text:p>2188.4912</text:p>
          </table:table-cell>
          <table:table-cell office:value-type="string">
            <text:p>1685.1881</text:p>
          </table:table-cell>
          <table:table-cell office:value-type="string">
            <text:p>503.3032</text:p>
          </table:table-cell>
          <table:table-cell office:value-type="string">
            <text:p>5977.7192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31];9;2); &quot;/&quot;; MID([.A31];6;2);&quot;/&quot;;MID([.A31];1;4);&quot;/&quot;)" office:value-type="string" office:string-value="30/01/2019/">
            <text:p>30/01/2019/</text:p>
          </table:table-cell>
        </table:table-row>
        <table:table-row table:style-name="ro1">
          <table:table-cell office:value-type="string">
            <text:p>2019-01-31T00:00:00.0/2019-02-01T00:00:00.0</text:p>
          </table:table-cell>
          <table:table-cell office:value-type="string">
            <text:p>3192.3750</text:p>
          </table:table-cell>
          <table:table-cell office:value-type="string">
            <text:p>2237.1921</text:p>
          </table:table-cell>
          <table:table-cell office:value-type="string">
            <text:p>1770.1718</text:p>
          </table:table-cell>
          <table:table-cell office:value-type="string">
            <text:p>467.0204</text:p>
          </table:table-cell>
          <table:table-cell office:value-type="string">
            <text:p>6145.5317</text:p>
          </table:table-cell>
          <table:table-cell office:value-type="string">
            <text:p>2224.3372</text:p>
          </table:table-cell>
          <table:table-cell office:value-type="string">
            <text:p>1746.1490</text:p>
          </table:table-cell>
          <table:table-cell office:value-type="string">
            <text:p>478.1883</text:p>
          </table:table-cell>
          <table:table-cell office:value-type="string">
            <text:p>6070.3613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32];9;2); &quot;/&quot;; MID([.A32];6;2);&quot;/&quot;;MID([.A32];1;4);&quot;/&quot;)" office:value-type="string" office:string-value="31/01/2019/">
            <text:p>31/01/2019/</text:p>
          </table:table-cell>
        </table:table-row>
        <table:table-row table:style-name="ro1">
          <table:table-cell office:value-type="string">
            <text:p>2019-02-01T00:00:00.0/2019-02-02T00:00:00.0</text:p>
          </table:table-cell>
          <table:table-cell office:value-type="string">
            <text:p>3246.7942</text:p>
          </table:table-cell>
          <table:table-cell office:value-type="string">
            <text:p>2230.0356</text:p>
          </table:table-cell>
          <table:table-cell office:value-type="string">
            <text:p>1724.4227</text:p>
          </table:table-cell>
          <table:table-cell office:value-type="string">
            <text:p>505.6129</text:p>
          </table:table-cell>
          <table:table-cell office:value-type="string">
            <text:p>5869.5747</text:p>
          </table:table-cell>
          <table:table-cell office:value-type="string">
            <text:p>1324.9900</text:p>
          </table:table-cell>
          <table:table-cell office:value-type="string">
            <text:p>250.1252</text:p>
          </table:table-cell>
          <table:table-cell office:value-type="string">
            <text:p>1074.8647</text:p>
          </table:table-cell>
          <table:table-cell office:value-type="string">
            <text:p>811.9842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33];9;2); &quot;/&quot;; MID([.A33];6;2);&quot;/&quot;;MID([.A33];1;4);&quot;/&quot;)" office:value-type="string" office:string-value="01/02/2019/">
            <text:p>01/02/2019/</text:p>
          </table:table-cell>
        </table:table-row>
        <table:table-row table:style-name="ro1">
          <table:table-cell office:value-type="string">
            <text:p>2019-02-02T00:00:00.0/2019-02-03T00:00:00.0</text:p>
          </table:table-cell>
          <table:table-cell office:value-type="string">
            <text:p>3302.3835</text:p>
          </table:table-cell>
          <table:table-cell office:value-type="string">
            <text:p>2161.1008</text:p>
          </table:table-cell>
          <table:table-cell office:value-type="string">
            <text:p>1537.9014</text:p>
          </table:table-cell>
          <table:table-cell office:value-type="string">
            <text:p>623.1995</text:p>
          </table:table-cell>
          <table:table-cell office:value-type="string">
            <text:p>5152.8408</text:p>
          </table:table-cell>
          <table:table-cell office:value-type="string">
            <text:p>659.0619</text:p>
          </table:table-cell>
          <table:table-cell office:value-type="string">
            <text:p>5.7023</text:p>
          </table:table-cell>
          <table:table-cell office:value-type="string">
            <text:p>653.3596</text:p>
          </table:table-cell>
          <table:table-cell office:value-type="string">
            <text:p>26.1327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34];9;2); &quot;/&quot;; MID([.A34];6;2);&quot;/&quot;;MID([.A34];1;4);&quot;/&quot;)" office:value-type="string" office:string-value="02/02/2019/">
            <text:p>02/02/2019/</text:p>
          </table:table-cell>
        </table:table-row>
        <table:table-row table:style-name="ro1">
          <table:table-cell office:value-type="string">
            <text:p>2019-02-03T00:00:00.0/2019-02-04T00:00:00.0</text:p>
          </table:table-cell>
          <table:table-cell office:value-type="string">
            <text:p>3359.0444</text:p>
          </table:table-cell>
          <table:table-cell office:value-type="string">
            <text:p>2284.2041</text:p>
          </table:table-cell>
          <table:table-cell office:value-type="string">
            <text:p>1730.8336</text:p>
          </table:table-cell>
          <table:table-cell office:value-type="string">
            <text:p>553.3704</text:p>
          </table:table-cell>
          <table:table-cell office:value-type="string">
            <text:p>5677.6094</text:p>
          </table:table-cell>
          <table:table-cell office:value-type="string">
            <text:p>297.5080</text:p>
          </table:table-cell>
          <table:table-cell office:value-type="string">
            <text:p>0.0000</text:p>
          </table:table-cell>
          <table:table-cell office:value-type="string">
            <text:p>297.5080</text:p>
          </table:table-cell>
          <table:table-cell office:value-type="string">
            <text:p>0.0000</text:p>
          </table:table-cell>
          <table:table-cell office:value-type="string">
            <text:p>0.9431</text:p>
          </table:table-cell>
          <table:table-cell table:number-columns-repeated="3"/>
          <table:table-cell table:formula="of:==CONCATENATE( MID([.A35];9;2); &quot;/&quot;; MID([.A35];6;2);&quot;/&quot;;MID([.A35];1;4);&quot;/&quot;)" office:value-type="string" office:string-value="03/02/2019/">
            <text:p>03/02/2019/</text:p>
          </table:table-cell>
        </table:table-row>
        <table:table-row table:style-name="ro1">
          <table:table-cell office:value-type="string">
            <text:p>2019-02-04T00:00:00.0/2019-02-05T00:00:00.0</text:p>
          </table:table-cell>
          <table:table-cell office:value-type="string">
            <text:p>3416.8796</text:p>
          </table:table-cell>
          <table:table-cell office:value-type="string">
            <text:p>2466.8359</text:p>
          </table:table-cell>
          <table:table-cell office:value-type="string">
            <text:p>2016.5604</text:p>
          </table:table-cell>
          <table:table-cell office:value-type="string">
            <text:p>450.2755</text:p>
          </table:table-cell>
          <table:table-cell office:value-type="string">
            <text:p>6763.8784</text:p>
          </table:table-cell>
          <table:table-cell office:value-type="string">
            <text:p>2052.0955</text:p>
          </table:table-cell>
          <table:table-cell office:value-type="string">
            <text:p>1444.1451</text:p>
          </table:table-cell>
          <table:table-cell office:value-type="string">
            <text:p>607.9503</text:p>
          </table:table-cell>
          <table:table-cell office:value-type="string">
            <text:p>4449.1890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36];9;2); &quot;/&quot;; MID([.A36];6;2);&quot;/&quot;;MID([.A36];1;4);&quot;/&quot;)" office:value-type="string" office:string-value="04/02/2019/">
            <text:p>04/02/2019/</text:p>
          </table:table-cell>
        </table:table-row>
        <table:table-row table:style-name="ro1">
          <table:table-cell office:value-type="string">
            <text:p>2019-02-05T00:00:00.0/2019-02-06T00:00:00.0</text:p>
          </table:table-cell>
          <table:table-cell office:value-type="string">
            <text:p>3475.7742</text:p>
          </table:table-cell>
          <table:table-cell office:value-type="string">
            <text:p>2512.5918</text:p>
          </table:table-cell>
          <table:table-cell office:value-type="string">
            <text:p>2041.2505</text:p>
          </table:table-cell>
          <table:table-cell office:value-type="string">
            <text:p>471.3412</text:p>
          </table:table-cell>
          <table:table-cell office:value-type="string">
            <text:p>6734.6270</text:p>
          </table:table-cell>
          <table:table-cell office:value-type="string">
            <text:p>2496.9971</text:p>
          </table:table-cell>
          <table:table-cell office:value-type="string">
            <text:p>2023.2804</text:p>
          </table:table-cell>
          <table:table-cell office:value-type="string">
            <text:p>473.7166</text:p>
          </table:table-cell>
          <table:table-cell office:value-type="string">
            <text:p>6595.0303</text:p>
          </table:table-cell>
          <table:table-cell office:value-type="string">
            <text:p>0.9667</text:p>
          </table:table-cell>
          <table:table-cell table:number-columns-repeated="3"/>
          <table:table-cell table:formula="of:==CONCATENATE( MID([.A37];9;2); &quot;/&quot;; MID([.A37];6;2);&quot;/&quot;;MID([.A37];1;4);&quot;/&quot;)" office:value-type="string" office:string-value="05/02/2019/">
            <text:p>05/02/2019/</text:p>
          </table:table-cell>
        </table:table-row>
        <table:table-row table:style-name="ro1">
          <table:table-cell office:value-type="string">
            <text:p>2019-02-06T00:00:00.0/2019-02-07T00:00:00.0</text:p>
          </table:table-cell>
          <table:table-cell office:value-type="string">
            <text:p>3535.7683</text:p>
          </table:table-cell>
          <table:table-cell office:value-type="string">
            <text:p>2530.4792</text:p>
          </table:table-cell>
          <table:table-cell office:value-type="string">
            <text:p>2033.5640</text:p>
          </table:table-cell>
          <table:table-cell office:value-type="string">
            <text:p>496.9154</text:p>
          </table:table-cell>
          <table:table-cell office:value-type="string">
            <text:p>6630.6948</text:p>
          </table:table-cell>
          <table:table-cell office:value-type="string">
            <text:p>502.1765</text:p>
          </table:table-cell>
          <table:table-cell office:value-type="string">
            <text:p>0.0055</text:p>
          </table:table-cell>
          <table:table-cell office:value-type="string">
            <text:p>502.1710</text:p>
          </table:table-cell>
          <table:table-cell office:value-type="string">
            <text:p>0.0252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38];9;2); &quot;/&quot;; MID([.A38];6;2);&quot;/&quot;;MID([.A38];1;4);&quot;/&quot;)" office:value-type="string" office:string-value="06/02/2019/">
            <text:p>06/02/2019/</text:p>
          </table:table-cell>
        </table:table-row>
        <table:table-row table:style-name="ro1">
          <table:table-cell office:value-type="string">
            <text:p>2019-02-07T00:00:00.0/2019-02-08T00:00:00.0</text:p>
          </table:table-cell>
          <table:table-cell office:value-type="string">
            <text:p>3596.7476</text:p>
          </table:table-cell>
          <table:table-cell office:value-type="string">
            <text:p>2580.1213</text:p>
          </table:table-cell>
          <table:table-cell office:value-type="string">
            <text:p>2029.6064</text:p>
          </table:table-cell>
          <table:table-cell office:value-type="string">
            <text:p>550.5148</text:p>
          </table:table-cell>
          <table:table-cell office:value-type="string">
            <text:p>6459.6382</text:p>
          </table:table-cell>
          <table:table-cell office:value-type="string">
            <text:p>2030.3984</text:p>
          </table:table-cell>
          <table:table-cell office:value-type="string">
            <text:p>1244.7502</text:p>
          </table:table-cell>
          <table:table-cell office:value-type="string">
            <text:p>785.6481</text:p>
          </table:table-cell>
          <table:table-cell office:value-type="string">
            <text:p>3362.8374</text:p>
          </table:table-cell>
          <table:table-cell office:value-type="string">
            <text:p>0.9646</text:p>
          </table:table-cell>
          <table:table-cell table:number-columns-repeated="3"/>
          <table:table-cell table:formula="of:==CONCATENATE( MID([.A39];9;2); &quot;/&quot;; MID([.A39];6;2);&quot;/&quot;;MID([.A39];1;4);&quot;/&quot;)" office:value-type="string" office:string-value="07/02/2019/">
            <text:p>07/02/2019/</text:p>
          </table:table-cell>
        </table:table-row>
        <table:table-row table:style-name="ro1">
          <table:table-cell office:value-type="string">
            <text:p>2019-02-08T00:00:00.0/2019-02-09T00:00:00.0</text:p>
          </table:table-cell>
          <table:table-cell office:value-type="string">
            <text:p>3658.8369</text:p>
          </table:table-cell>
          <table:table-cell office:value-type="string">
            <text:p>2594.0701</text:p>
          </table:table-cell>
          <table:table-cell office:value-type="string">
            <text:p>2038.9880</text:p>
          </table:table-cell>
          <table:table-cell office:value-type="string">
            <text:p>555.0820</text:p>
          </table:table-cell>
          <table:table-cell office:value-type="string">
            <text:p>6456.0845</text:p>
          </table:table-cell>
          <table:table-cell office:value-type="string">
            <text:p>2594.0701</text:p>
          </table:table-cell>
          <table:table-cell office:value-type="string">
            <text:p>2038.9880</text:p>
          </table:table-cell>
          <table:table-cell office:value-type="string">
            <text:p>555.0820</text:p>
          </table:table-cell>
          <table:table-cell office:value-type="string">
            <text:p>6456.0845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40];9;2); &quot;/&quot;; MID([.A40];6;2);&quot;/&quot;;MID([.A40];1;4);&quot;/&quot;)" office:value-type="string" office:string-value="08/02/2019/">
            <text:p>08/02/2019/</text:p>
          </table:table-cell>
        </table:table-row>
        <table:table-row table:style-name="ro1">
          <table:table-cell office:value-type="string">
            <text:p>2019-02-09T00:00:00.0/2019-02-10T00:00:00.0</text:p>
          </table:table-cell>
          <table:table-cell office:value-type="string">
            <text:p>3721.9253</text:p>
          </table:table-cell>
          <table:table-cell office:value-type="string">
            <text:p>2587.9509</text:p>
          </table:table-cell>
          <table:table-cell office:value-type="string">
            <text:p>1948.8840</text:p>
          </table:table-cell>
          <table:table-cell office:value-type="string">
            <text:p>639.0669</text:p>
          </table:table-cell>
          <table:table-cell office:value-type="string">
            <text:p>5980.0986</text:p>
          </table:table-cell>
          <table:table-cell office:value-type="string">
            <text:p>2084.8818</text:p>
          </table:table-cell>
          <table:table-cell office:value-type="string">
            <text:p>1241.9509</text:p>
          </table:table-cell>
          <table:table-cell office:value-type="string">
            <text:p>842.9310</text:p>
          </table:table-cell>
          <table:table-cell office:value-type="string">
            <text:p>3293.5327</text:p>
          </table:table-cell>
          <table:table-cell office:value-type="string">
            <text:p>0.9670</text:p>
          </table:table-cell>
          <table:table-cell table:number-columns-repeated="3"/>
          <table:table-cell table:formula="of:==CONCATENATE( MID([.A41];9;2); &quot;/&quot;; MID([.A41];6;2);&quot;/&quot;;MID([.A41];1;4);&quot;/&quot;)" office:value-type="string" office:string-value="09/02/2019/">
            <text:p>09/02/2019/</text:p>
          </table:table-cell>
        </table:table-row>
        <table:table-row table:style-name="ro1">
          <table:table-cell office:value-type="string">
            <text:p>2019-02-10T00:00:00.0/2019-02-11T00:00:00.0</text:p>
          </table:table-cell>
          <table:table-cell office:value-type="string">
            <text:p>3785.9639</text:p>
          </table:table-cell>
          <table:table-cell office:value-type="string">
            <text:p>2593.6130</text:p>
          </table:table-cell>
          <table:table-cell office:value-type="string">
            <text:p>1923.5916</text:p>
          </table:table-cell>
          <table:table-cell office:value-type="string">
            <text:p>670.0213</text:p>
          </table:table-cell>
          <table:table-cell office:value-type="string">
            <text:p>5863.7021</text:p>
          </table:table-cell>
          <table:table-cell office:value-type="string">
            <text:p>879.1522</text:p>
          </table:table-cell>
          <table:table-cell office:value-type="string">
            <text:p>28.4029</text:p>
          </table:table-cell>
          <table:table-cell office:value-type="string">
            <text:p>850.7493</text:p>
          </table:table-cell>
          <table:table-cell office:value-type="string">
            <text:p>97.8907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42];9;2); &quot;/&quot;; MID([.A42];6;2);&quot;/&quot;;MID([.A42];1;4);&quot;/&quot;)" office:value-type="string" office:string-value="10/02/2019/">
            <text:p>10/02/2019/</text:p>
          </table:table-cell>
        </table:table-row>
        <table:table-row table:style-name="ro1">
          <table:table-cell office:value-type="string">
            <text:p>2019-02-11T00:00:00.0/2019-02-12T00:00:00.0</text:p>
          </table:table-cell>
          <table:table-cell office:value-type="string">
            <text:p>3850.9814</text:p>
          </table:table-cell>
          <table:table-cell office:value-type="string">
            <text:p>2743.2563</text:p>
          </table:table-cell>
          <table:table-cell office:value-type="string">
            <text:p>2199.6956</text:p>
          </table:table-cell>
          <table:table-cell office:value-type="string">
            <text:p>543.5608</text:p>
          </table:table-cell>
          <table:table-cell office:value-type="string">
            <text:p>6765.7656</text:p>
          </table:table-cell>
          <table:table-cell office:value-type="string">
            <text:p>786.7504</text:p>
          </table:table-cell>
          <table:table-cell office:value-type="string">
            <text:p>17.7593</text:p>
          </table:table-cell>
          <table:table-cell office:value-type="string">
            <text:p>768.9911</text:p>
          </table:table-cell>
          <table:table-cell office:value-type="string">
            <text:p>181.3362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43];9;2); &quot;/&quot;; MID([.A43];6;2);&quot;/&quot;;MID([.A43];1;4);&quot;/&quot;)" office:value-type="string" office:string-value="11/02/2019/">
            <text:p>11/02/2019/</text:p>
          </table:table-cell>
        </table:table-row>
        <table:table-row table:style-name="ro1">
          <table:table-cell office:value-type="string">
            <text:p>2019-02-12T00:00:00.0/2019-02-13T00:00:00.0</text:p>
          </table:table-cell>
          <table:table-cell office:value-type="string">
            <text:p>3916.9753</text:p>
          </table:table-cell>
          <table:table-cell office:value-type="string">
            <text:p>2843.1470</text:p>
          </table:table-cell>
          <table:table-cell office:value-type="string">
            <text:p>2246.2888</text:p>
          </table:table-cell>
          <table:table-cell office:value-type="string">
            <text:p>596.8582</text:p>
          </table:table-cell>
          <table:table-cell office:value-type="string">
            <text:p>6769.7329</text:p>
          </table:table-cell>
          <table:table-cell office:value-type="string">
            <text:p>1381.8212</text:p>
          </table:table-cell>
          <table:table-cell office:value-type="string">
            <text:p>156.2809</text:p>
          </table:table-cell>
          <table:table-cell office:value-type="string">
            <text:p>1225.5403</text:p>
          </table:table-cell>
          <table:table-cell office:value-type="string">
            <text:p>554.2122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44];9;2); &quot;/&quot;; MID([.A44];6;2);&quot;/&quot;;MID([.A44];1;4);&quot;/&quot;)" office:value-type="string" office:string-value="12/02/2019/">
            <text:p>12/02/2019/</text:p>
          </table:table-cell>
        </table:table-row>
        <table:table-row table:style-name="ro1">
          <table:table-cell office:value-type="string">
            <text:p>2019-02-13T00:00:00.0/2019-02-14T00:00:00.0</text:p>
          </table:table-cell>
          <table:table-cell office:value-type="string">
            <text:p>3983.8838</text:p>
          </table:table-cell>
          <table:table-cell office:value-type="string">
            <text:p>2754.2654</text:p>
          </table:table-cell>
          <table:table-cell office:value-type="string">
            <text:p>1995.4490</text:p>
          </table:table-cell>
          <table:table-cell office:value-type="string">
            <text:p>758.8163</text:p>
          </table:table-cell>
          <table:table-cell office:value-type="string">
            <text:p>5891.3447</text:p>
          </table:table-cell>
          <table:table-cell office:value-type="string">
            <text:p>1393.5276</text:p>
          </table:table-cell>
          <table:table-cell office:value-type="string">
            <text:p>286.8188</text:p>
          </table:table-cell>
          <table:table-cell office:value-type="string">
            <text:p>1106.7087</text:p>
          </table:table-cell>
          <table:table-cell office:value-type="string">
            <text:p>1132.0001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45];9;2); &quot;/&quot;; MID([.A45];6;2);&quot;/&quot;;MID([.A45];1;4);&quot;/&quot;)" office:value-type="string" office:string-value="13/02/2019/">
            <text:p>13/02/2019/</text:p>
          </table:table-cell>
        </table:table-row>
        <table:table-row table:style-name="ro1">
          <table:table-cell office:value-type="string">
            <text:p>2019-02-14T00:00:00.0/2019-02-15T00:00:00.0</text:p>
          </table:table-cell>
          <table:table-cell office:value-type="string">
            <text:p>4051.6548</text:p>
          </table:table-cell>
          <table:table-cell office:value-type="string">
            <text:p>2688.6665</text:p>
          </table:table-cell>
          <table:table-cell office:value-type="string">
            <text:p>1764.1329</text:p>
          </table:table-cell>
          <table:table-cell office:value-type="string">
            <text:p>924.5336</text:p>
          </table:table-cell>
          <table:table-cell office:value-type="string">
            <text:p>5042.2017</text:p>
          </table:table-cell>
          <table:table-cell office:value-type="string">
            <text:p>2476.4849</text:p>
          </table:table-cell>
          <table:table-cell office:value-type="string">
            <text:p>1559.6427</text:p>
          </table:table-cell>
          <table:table-cell office:value-type="string">
            <text:p>916.8423</text:p>
          </table:table-cell>
          <table:table-cell office:value-type="string">
            <text:p>4250.9243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46];9;2); &quot;/&quot;; MID([.A46];6;2);&quot;/&quot;;MID([.A46];1;4);&quot;/&quot;)" office:value-type="string" office:string-value="14/02/2019/">
            <text:p>14/02/2019/</text:p>
          </table:table-cell>
        </table:table-row>
        <table:table-row table:style-name="ro1">
          <table:table-cell office:value-type="string">
            <text:p>2019-02-15T00:00:00.0/2019-02-16T00:00:00.0</text:p>
          </table:table-cell>
          <table:table-cell office:value-type="string">
            <text:p>4120.3145</text:p>
          </table:table-cell>
          <table:table-cell office:value-type="string">
            <text:p>2867.5601</text:p>
          </table:table-cell>
          <table:table-cell office:value-type="string">
            <text:p>2080.0854</text:p>
          </table:table-cell>
          <table:table-cell office:value-type="string">
            <text:p>787.4747</text:p>
          </table:table-cell>
          <table:table-cell office:value-type="string">
            <text:p>5969.2554</text:p>
          </table:table-cell>
          <table:table-cell office:value-type="string">
            <text:p>2852.4216</text:p>
          </table:table-cell>
          <table:table-cell office:value-type="string">
            <text:p>2061.1775</text:p>
          </table:table-cell>
          <table:table-cell office:value-type="string">
            <text:p>791.2443</text:p>
          </table:table-cell>
          <table:table-cell office:value-type="string">
            <text:p>5898.3906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47];9;2); &quot;/&quot;; MID([.A47];6;2);&quot;/&quot;;MID([.A47];1;4);&quot;/&quot;)" office:value-type="string" office:string-value="15/02/2019/">
            <text:p>15/02/2019/</text:p>
          </table:table-cell>
        </table:table-row>
        <table:table-row table:style-name="ro1">
          <table:table-cell office:value-type="string">
            <text:p>2019-02-16T00:00:00.0/2019-02-17T00:00:00.0</text:p>
          </table:table-cell>
          <table:table-cell office:value-type="string">
            <text:p>4189.8608</text:p>
          </table:table-cell>
          <table:table-cell office:value-type="string">
            <text:p>3080.7500</text:p>
          </table:table-cell>
          <table:table-cell office:value-type="string">
            <text:p>2462.6965</text:p>
          </table:table-cell>
          <table:table-cell office:value-type="string">
            <text:p>618.0536</text:p>
          </table:table-cell>
          <table:table-cell office:value-type="string">
            <text:p>7132.6431</text:p>
          </table:table-cell>
          <table:table-cell office:value-type="string">
            <text:p>3022.8279</text:p>
          </table:table-cell>
          <table:table-cell office:value-type="string">
            <text:p>2341.6919</text:p>
          </table:table-cell>
          <table:table-cell office:value-type="string">
            <text:p>681.1360</text:p>
          </table:table-cell>
          <table:table-cell office:value-type="string">
            <text:p>6850.5015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48];9;2); &quot;/&quot;; MID([.A48];6;2);&quot;/&quot;;MID([.A48];1;4);&quot;/&quot;)" office:value-type="string" office:string-value="16/02/2019/">
            <text:p>16/02/2019/</text:p>
          </table:table-cell>
        </table:table-row>
        <table:table-row table:style-name="ro1">
          <table:table-cell office:value-type="string">
            <text:p>2019-02-17T00:00:00.0/2019-02-18T00:00:00.0</text:p>
          </table:table-cell>
          <table:table-cell office:value-type="string">
            <text:p>4260.2319</text:p>
          </table:table-cell>
          <table:table-cell office:value-type="string">
            <text:p>3173.6328</text:p>
          </table:table-cell>
          <table:table-cell office:value-type="string">
            <text:p>2635.5327</text:p>
          </table:table-cell>
          <table:table-cell office:value-type="string">
            <text:p>538.0999</text:p>
          </table:table-cell>
          <table:table-cell office:value-type="string">
            <text:p>7653.9624</text:p>
          </table:table-cell>
          <table:table-cell office:value-type="string">
            <text:p>3140.4165</text:p>
          </table:table-cell>
          <table:table-cell office:value-type="string">
            <text:p>2568.8401</text:p>
          </table:table-cell>
          <table:table-cell office:value-type="string">
            <text:p>571.5762</text:p>
          </table:table-cell>
          <table:table-cell office:value-type="string">
            <text:p>7472.0044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49];9;2); &quot;/&quot;; MID([.A49];6;2);&quot;/&quot;;MID([.A49];1;4);&quot;/&quot;)" office:value-type="string" office:string-value="17/02/2019/">
            <text:p>17/02/2019/</text:p>
          </table:table-cell>
        </table:table-row>
        <table:table-row table:style-name="ro1">
          <table:table-cell office:value-type="string">
            <text:p>2019-02-18T00:00:00.0/2019-02-19T00:00:00.0</text:p>
          </table:table-cell>
          <table:table-cell office:value-type="string">
            <text:p>4331.4043</text:p>
          </table:table-cell>
          <table:table-cell office:value-type="string">
            <text:p>3265.6987</text:p>
          </table:table-cell>
          <table:table-cell office:value-type="string">
            <text:p>2707.8665</text:p>
          </table:table-cell>
          <table:table-cell office:value-type="string">
            <text:p>557.8322</text:p>
          </table:table-cell>
          <table:table-cell office:value-type="string">
            <text:p>7778.4570</text:p>
          </table:table-cell>
          <table:table-cell office:value-type="string">
            <text:p>3222.3359</text:p>
          </table:table-cell>
          <table:table-cell office:value-type="string">
            <text:p>2626.9675</text:p>
          </table:table-cell>
          <table:table-cell office:value-type="string">
            <text:p>595.3683</text:p>
          </table:table-cell>
          <table:table-cell office:value-type="string">
            <text:p>7521.8105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50];9;2); &quot;/&quot;; MID([.A50];6;2);&quot;/&quot;;MID([.A50];1;4);&quot;/&quot;)" office:value-type="string" office:string-value="18/02/2019/">
            <text:p>18/02/2019/</text:p>
          </table:table-cell>
        </table:table-row>
        <table:table-row table:style-name="ro1">
          <table:table-cell office:value-type="string">
            <text:p>2019-02-19T00:00:00.0/2019-02-20T00:00:00.0</text:p>
          </table:table-cell>
          <table:table-cell office:value-type="string">
            <text:p>4403.3374</text:p>
          </table:table-cell>
          <table:table-cell office:value-type="string">
            <text:p>3138.2014</text:p>
          </table:table-cell>
          <table:table-cell office:value-type="string">
            <text:p>2454.9060</text:p>
          </table:table-cell>
          <table:table-cell office:value-type="string">
            <text:p>683.2953</text:p>
          </table:table-cell>
          <table:table-cell office:value-type="string">
            <text:p>6789.0601</text:p>
          </table:table-cell>
          <table:table-cell office:value-type="string">
            <text:p>2968.6621</text:p>
          </table:table-cell>
          <table:table-cell office:value-type="string">
            <text:p>2112.4343</text:p>
          </table:table-cell>
          <table:table-cell office:value-type="string">
            <text:p>856.2278</text:p>
          </table:table-cell>
          <table:table-cell office:value-type="string">
            <text:p>5752.5879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51];9;2); &quot;/&quot;; MID([.A51];6;2);&quot;/&quot;;MID([.A51];1;4);&quot;/&quot;)" office:value-type="string" office:string-value="19/02/2019/">
            <text:p>19/02/2019/</text:p>
          </table:table-cell>
        </table:table-row>
        <table:table-row table:style-name="ro1">
          <table:table-cell office:value-type="string">
            <text:p>2019-02-20T00:00:00.0/2019-02-21T00:00:00.0</text:p>
          </table:table-cell>
          <table:table-cell office:value-type="string">
            <text:p>4476.0513</text:p>
          </table:table-cell>
          <table:table-cell office:value-type="string">
            <text:p>3185.7942</text:p>
          </table:table-cell>
          <table:table-cell office:value-type="string">
            <text:p>2423.8264</text:p>
          </table:table-cell>
          <table:table-cell office:value-type="string">
            <text:p>761.9677</text:p>
          </table:table-cell>
          <table:table-cell office:value-type="string">
            <text:p>6616.4829</text:p>
          </table:table-cell>
          <table:table-cell office:value-type="string">
            <text:p>1997.5170</text:p>
          </table:table-cell>
          <table:table-cell office:value-type="string">
            <text:p>300.9940</text:p>
          </table:table-cell>
          <table:table-cell office:value-type="string">
            <text:p>1696.5229</text:p>
          </table:table-cell>
          <table:table-cell office:value-type="string">
            <text:p>1058.9075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52];9;2); &quot;/&quot;; MID([.A52];6;2);&quot;/&quot;;MID([.A52];1;4);&quot;/&quot;)" office:value-type="string" office:string-value="20/02/2019/">
            <text:p>20/02/2019/</text:p>
          </table:table-cell>
        </table:table-row>
        <table:table-row table:style-name="ro1">
          <table:table-cell office:value-type="string">
            <text:p>2019-02-21T00:00:00.0/2019-02-22T00:00:00.0</text:p>
          </table:table-cell>
          <table:table-cell office:value-type="string">
            <text:p>4549.5059</text:p>
          </table:table-cell>
          <table:table-cell office:value-type="string">
            <text:p>3085.4683</text:p>
          </table:table-cell>
          <table:table-cell office:value-type="string">
            <text:p>2237.0068</text:p>
          </table:table-cell>
          <table:table-cell office:value-type="string">
            <text:p>848.4614</text:p>
          </table:table-cell>
          <table:table-cell office:value-type="string">
            <text:p>5948.6978</text:p>
          </table:table-cell>
          <table:table-cell office:value-type="string">
            <text:p>1806.3281</text:p>
          </table:table-cell>
          <table:table-cell office:value-type="string">
            <text:p>519.5358</text:p>
          </table:table-cell>
          <table:table-cell office:value-type="string">
            <text:p>1286.7924</text:p>
          </table:table-cell>
          <table:table-cell office:value-type="string">
            <text:p>1371.1339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53];9;2); &quot;/&quot;; MID([.A53];6;2);&quot;/&quot;;MID([.A53];1;4);&quot;/&quot;)" office:value-type="string" office:string-value="21/02/2019/">
            <text:p>21/02/2019/</text:p>
          </table:table-cell>
        </table:table-row>
        <table:table-row table:style-name="ro1">
          <table:table-cell office:value-type="string">
            <text:p>2019-02-22T00:00:00.0/2019-02-23T00:00:00.0</text:p>
          </table:table-cell>
          <table:table-cell office:value-type="string">
            <text:p>4623.6411</text:p>
          </table:table-cell>
          <table:table-cell office:value-type="string">
            <text:p>3405.1599</text:p>
          </table:table-cell>
          <table:table-cell office:value-type="string">
            <text:p>2823.0076</text:p>
          </table:table-cell>
          <table:table-cell office:value-type="string">
            <text:p>582.1524</text:p>
          </table:table-cell>
          <table:table-cell office:value-type="string">
            <text:p>7673.0625</text:p>
          </table:table-cell>
          <table:table-cell office:value-type="string">
            <text:p>883.5908</text:p>
          </table:table-cell>
          <table:table-cell office:value-type="string">
            <text:p>13.0639</text:p>
          </table:table-cell>
          <table:table-cell office:value-type="string">
            <text:p>870.5269</text:p>
          </table:table-cell>
          <table:table-cell office:value-type="string">
            <text:p>142.0364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54];9;2); &quot;/&quot;; MID([.A54];6;2);&quot;/&quot;;MID([.A54];1;4);&quot;/&quot;)" office:value-type="string" office:string-value="22/02/2019/">
            <text:p>22/02/2019/</text:p>
          </table:table-cell>
        </table:table-row>
        <table:table-row table:style-name="ro1">
          <table:table-cell office:value-type="string">
            <text:p>2019-02-23T00:00:00.0/2019-02-24T00:00:00.0</text:p>
          </table:table-cell>
          <table:table-cell office:value-type="string">
            <text:p>4698.4722</text:p>
          </table:table-cell>
          <table:table-cell office:value-type="string">
            <text:p>3569.6807</text:p>
          </table:table-cell>
          <table:table-cell office:value-type="string">
            <text:p>3044.4846</text:p>
          </table:table-cell>
          <table:table-cell office:value-type="string">
            <text:p>525.1960</text:p>
          </table:table-cell>
          <table:table-cell office:value-type="string">
            <text:p>8364.2734</text:p>
          </table:table-cell>
          <table:table-cell office:value-type="string">
            <text:p>2862.4480</text:p>
          </table:table-cell>
          <table:table-cell office:value-type="string">
            <text:p>1510.0679</text:p>
          </table:table-cell>
          <table:table-cell office:value-type="string">
            <text:p>1352.3802</text:p>
          </table:table-cell>
          <table:table-cell office:value-type="string">
            <text:p>4645.3003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55];9;2); &quot;/&quot;; MID([.A55];6;2);&quot;/&quot;;MID([.A55];1;4);&quot;/&quot;)" office:value-type="string" office:string-value="23/02/2019/">
            <text:p>23/02/2019/</text:p>
          </table:table-cell>
        </table:table-row>
        <table:table-row table:style-name="ro1">
          <table:table-cell office:value-type="string">
            <text:p>2019-02-24T00:00:00.0/2019-02-25T00:00:00.0</text:p>
          </table:table-cell>
          <table:table-cell office:value-type="string">
            <text:p>4773.9937</text:p>
          </table:table-cell>
          <table:table-cell office:value-type="string">
            <text:p>3222.5569</text:p>
          </table:table-cell>
          <table:table-cell office:value-type="string">
            <text:p>2151.8245</text:p>
          </table:table-cell>
          <table:table-cell office:value-type="string">
            <text:p>1070.7323</text:p>
          </table:table-cell>
          <table:table-cell office:value-type="string">
            <text:p>5528.3530</text:p>
          </table:table-cell>
          <table:table-cell office:value-type="string">
            <text:p>1920.1313</text:p>
          </table:table-cell>
          <table:table-cell office:value-type="string">
            <text:p>545.3400</text:p>
          </table:table-cell>
          <table:table-cell office:value-type="string">
            <text:p>1374.7914</text:p>
          </table:table-cell>
          <table:table-cell office:value-type="string">
            <text:p>1671.9023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56];9;2); &quot;/&quot;; MID([.A56];6;2);&quot;/&quot;;MID([.A56];1;4);&quot;/&quot;)" office:value-type="string" office:string-value="24/02/2019/">
            <text:p>24/02/2019/</text:p>
          </table:table-cell>
        </table:table-row>
        <table:table-row table:style-name="ro1">
          <table:table-cell office:value-type="string">
            <text:p>2019-02-25T00:00:00.0/2019-02-26T00:00:00.0</text:p>
          </table:table-cell>
          <table:table-cell office:value-type="string">
            <text:p>4850.1465</text:p>
          </table:table-cell>
          <table:table-cell office:value-type="string">
            <text:p>3488.5408</text:p>
          </table:table-cell>
          <table:table-cell office:value-type="string">
            <text:p>2751.3481</text:p>
          </table:table-cell>
          <table:table-cell office:value-type="string">
            <text:p>737.1929</text:p>
          </table:table-cell>
          <table:table-cell office:value-type="string">
            <text:p>7209.1333</text:p>
          </table:table-cell>
          <table:table-cell office:value-type="string">
            <text:p>3225.3584</text:p>
          </table:table-cell>
          <table:table-cell office:value-type="string">
            <text:p>2097.2136</text:p>
          </table:table-cell>
          <table:table-cell office:value-type="string">
            <text:p>1128.1449</text:p>
          </table:table-cell>
          <table:table-cell office:value-type="string">
            <text:p>5544.8496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57];9;2); &quot;/&quot;; MID([.A57];6;2);&quot;/&quot;;MID([.A57];1;4);&quot;/&quot;)" office:value-type="string" office:string-value="25/02/2019/">
            <text:p>25/02/2019/</text:p>
          </table:table-cell>
        </table:table-row>
        <table:table-row table:style-name="ro1">
          <table:table-cell office:value-type="string">
            <text:p>2019-02-26T00:00:00.0/2019-02-27T00:00:00.0</text:p>
          </table:table-cell>
          <table:table-cell office:value-type="string">
            <text:p>4926.8916</text:p>
          </table:table-cell>
          <table:table-cell office:value-type="string">
            <text:p>3464.9084</text:p>
          </table:table-cell>
          <table:table-cell office:value-type="string">
            <text:p>2591.8621</text:p>
          </table:table-cell>
          <table:table-cell office:value-type="string">
            <text:p>873.0465</text:p>
          </table:table-cell>
          <table:table-cell office:value-type="string">
            <text:p>6674.5718</text:p>
          </table:table-cell>
          <table:table-cell office:value-type="string">
            <text:p>2101.2720</text:p>
          </table:table-cell>
          <table:table-cell office:value-type="string">
            <text:p>550.2832</text:p>
          </table:table-cell>
          <table:table-cell office:value-type="string">
            <text:p>1550.9886</text:p>
          </table:table-cell>
          <table:table-cell office:value-type="string">
            <text:p>1570.5168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58];9;2); &quot;/&quot;; MID([.A58];6;2);&quot;/&quot;;MID([.A58];1;4);&quot;/&quot;)" office:value-type="string" office:string-value="26/02/2019/">
            <text:p>26/02/2019/</text:p>
          </table:table-cell>
        </table:table-row>
        <table:table-row table:style-name="ro1">
          <table:table-cell office:value-type="string">
            <text:p>2019-02-27T00:00:00.0/2019-02-28T00:00:00.0</text:p>
          </table:table-cell>
          <table:table-cell office:value-type="string">
            <text:p>5004.2485</text:p>
          </table:table-cell>
          <table:table-cell office:value-type="string">
            <text:p>3621.4382</text:p>
          </table:table-cell>
          <table:table-cell office:value-type="string">
            <text:p>2813.0894</text:p>
          </table:table-cell>
          <table:table-cell office:value-type="string">
            <text:p>808.3489</text:p>
          </table:table-cell>
          <table:table-cell office:value-type="string">
            <text:p>7184.5488</text:p>
          </table:table-cell>
          <table:table-cell office:value-type="string">
            <text:p>3615.6624</text:p>
          </table:table-cell>
          <table:table-cell office:value-type="string">
            <text:p>2804.8259</text:p>
          </table:table-cell>
          <table:table-cell office:value-type="string">
            <text:p>810.8364</text:p>
          </table:table-cell>
          <table:table-cell office:value-type="string">
            <text:p>7144.5693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59];9;2); &quot;/&quot;; MID([.A59];6;2);&quot;/&quot;;MID([.A59];1;4);&quot;/&quot;)" office:value-type="string" office:string-value="27/02/2019/">
            <text:p>27/02/2019/</text:p>
          </table:table-cell>
        </table:table-row>
        <table:table-row table:style-name="ro1">
          <table:table-cell office:value-type="string">
            <text:p>2019-02-28T00:00:00.0/2019-03-01T00:00:00.0</text:p>
          </table:table-cell>
          <table:table-cell office:value-type="string">
            <text:p>5082.1904</text:p>
          </table:table-cell>
          <table:table-cell office:value-type="string">
            <text:p>3730.6843</text:p>
          </table:table-cell>
          <table:table-cell office:value-type="string">
            <text:p>3056.3694</text:p>
          </table:table-cell>
          <table:table-cell office:value-type="string">
            <text:p>674.3149</text:p>
          </table:table-cell>
          <table:table-cell office:value-type="string">
            <text:p>7828.8184</text:p>
          </table:table-cell>
          <table:table-cell office:value-type="string">
            <text:p>3483.9497</text:p>
          </table:table-cell>
          <table:table-cell office:value-type="string">
            <text:p>2470.4963</text:p>
          </table:table-cell>
          <table:table-cell office:value-type="string">
            <text:p>1013.4534</text:p>
          </table:table-cell>
          <table:table-cell office:value-type="string">
            <text:p>6164.1719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60];9;2); &quot;/&quot;; MID([.A60];6;2);&quot;/&quot;;MID([.A60];1;4);&quot;/&quot;)" office:value-type="string" office:string-value="28/02/2019/">
            <text:p>28/02/2019/</text:p>
          </table:table-cell>
        </table:table-row>
        <table:table-row table:style-name="ro1">
          <table:table-cell office:value-type="string">
            <text:p>2019-03-01T00:00:00.0/2019-03-02T00:00:00.0</text:p>
          </table:table-cell>
          <table:table-cell office:value-type="string">
            <text:p>5160.6118</text:p>
          </table:table-cell>
          <table:table-cell office:value-type="string">
            <text:p>3587.4231</text:p>
          </table:table-cell>
          <table:table-cell office:value-type="string">
            <text:p>2595.8984</text:p>
          </table:table-cell>
          <table:table-cell office:value-type="string">
            <text:p>991.5246</text:p>
          </table:table-cell>
          <table:table-cell office:value-type="string">
            <text:p>6292.6011</text:p>
          </table:table-cell>
          <table:table-cell office:value-type="string">
            <text:p>892.0812</text:p>
          </table:table-cell>
          <table:table-cell office:value-type="string">
            <text:p>25.2152</text:p>
          </table:table-cell>
          <table:table-cell office:value-type="string">
            <text:p>866.8660</text:p>
          </table:table-cell>
          <table:table-cell office:value-type="string">
            <text:p>129.2171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61];9;2); &quot;/&quot;; MID([.A61];6;2);&quot;/&quot;;MID([.A61];1;4);&quot;/&quot;)" office:value-type="string" office:string-value="01/03/2019/">
            <text:p>01/03/2019/</text:p>
          </table:table-cell>
        </table:table-row>
        <table:table-row table:style-name="ro1">
          <table:table-cell office:value-type="string">
            <text:p>2019-03-02T00:00:00.0/2019-03-03T00:00:00.0</text:p>
          </table:table-cell>
          <table:table-cell office:value-type="string">
            <text:p>5239.5669</text:p>
          </table:table-cell>
          <table:table-cell office:value-type="string">
            <text:p>3719.5647</text:p>
          </table:table-cell>
          <table:table-cell office:value-type="string">
            <text:p>2785.1963</text:p>
          </table:table-cell>
          <table:table-cell office:value-type="string">
            <text:p>934.3682</text:p>
          </table:table-cell>
          <table:table-cell office:value-type="string">
            <text:p>6777.8628</text:p>
          </table:table-cell>
          <table:table-cell office:value-type="string">
            <text:p>883.5829</text:p>
          </table:table-cell>
          <table:table-cell office:value-type="string">
            <text:p>10.1036</text:p>
          </table:table-cell>
          <table:table-cell office:value-type="string">
            <text:p>873.4793</text:p>
          </table:table-cell>
          <table:table-cell office:value-type="string">
            <text:p>39.9952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62];9;2); &quot;/&quot;; MID([.A62];6;2);&quot;/&quot;;MID([.A62];1;4);&quot;/&quot;)" office:value-type="string" office:string-value="02/03/2019/">
            <text:p>02/03/2019/</text:p>
          </table:table-cell>
        </table:table-row>
        <table:table-row table:style-name="ro1">
          <table:table-cell office:value-type="string">
            <text:p>2019-03-03T00:00:00.0/2019-03-04T00:00:00.0</text:p>
          </table:table-cell>
          <table:table-cell office:value-type="string">
            <text:p>5318.9922</text:p>
          </table:table-cell>
          <table:table-cell office:value-type="string">
            <text:p>3684.4971</text:p>
          </table:table-cell>
          <table:table-cell office:value-type="string">
            <text:p>2465.8281</text:p>
          </table:table-cell>
          <table:table-cell office:value-type="string">
            <text:p>1218.6689</text:p>
          </table:table-cell>
          <table:table-cell office:value-type="string">
            <text:p>5926.9478</text:p>
          </table:table-cell>
          <table:table-cell office:value-type="string">
            <text:p>1810.8860</text:p>
          </table:table-cell>
          <table:table-cell office:value-type="string">
            <text:p>148.7038</text:p>
          </table:table-cell>
          <table:table-cell office:value-type="string">
            <text:p>1662.1823</text:p>
          </table:table-cell>
          <table:table-cell office:value-type="string">
            <text:p>469.4903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63];9;2); &quot;/&quot;; MID([.A63];6;2);&quot;/&quot;;MID([.A63];1;4);&quot;/&quot;)" office:value-type="string" office:string-value="03/03/2019/">
            <text:p>03/03/2019/</text:p>
          </table:table-cell>
        </table:table-row>
        <table:table-row table:style-name="ro1">
          <table:table-cell office:value-type="string">
            <text:p>2019-03-04T00:00:00.0/2019-03-05T00:00:00.0</text:p>
          </table:table-cell>
          <table:table-cell office:value-type="string">
            <text:p>5398.8428</text:p>
          </table:table-cell>
          <table:table-cell office:value-type="string">
            <text:p>3821.6672</text:p>
          </table:table-cell>
          <table:table-cell office:value-type="string">
            <text:p>2856.1274</text:p>
          </table:table-cell>
          <table:table-cell office:value-type="string">
            <text:p>965.5397</text:p>
          </table:table-cell>
          <table:table-cell office:value-type="string">
            <text:p>6845.1465</text:p>
          </table:table-cell>
          <table:table-cell office:value-type="string">
            <text:p>2350.6880</text:p>
          </table:table-cell>
          <table:table-cell office:value-type="string">
            <text:p>848.0519</text:p>
          </table:table-cell>
          <table:table-cell office:value-type="string">
            <text:p>1502.6362</text:p>
          </table:table-cell>
          <table:table-cell office:value-type="string">
            <text:p>2183.0635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64];9;2); &quot;/&quot;; MID([.A64];6;2);&quot;/&quot;;MID([.A64];1;4);&quot;/&quot;)" office:value-type="string" office:string-value="04/03/2019/">
            <text:p>04/03/2019/</text:p>
          </table:table-cell>
        </table:table-row>
        <table:table-row table:style-name="ro1">
          <table:table-cell office:value-type="string">
            <text:p>2019-03-05T00:00:00.0/2019-03-06T00:00:00.0</text:p>
          </table:table-cell>
          <table:table-cell office:value-type="string">
            <text:p>5479.1426</text:p>
          </table:table-cell>
          <table:table-cell office:value-type="string">
            <text:p>4009.2129</text:p>
          </table:table-cell>
          <table:table-cell office:value-type="string">
            <text:p>3069.3777</text:p>
          </table:table-cell>
          <table:table-cell office:value-type="string">
            <text:p>939.8351</text:p>
          </table:table-cell>
          <table:table-cell office:value-type="string">
            <text:p>7331.3413</text:p>
          </table:table-cell>
          <table:table-cell office:value-type="string">
            <text:p>1831.6774</text:p>
          </table:table-cell>
          <table:table-cell office:value-type="string">
            <text:p>185.2238</text:p>
          </table:table-cell>
          <table:table-cell office:value-type="string">
            <text:p>1646.4535</text:p>
          </table:table-cell>
          <table:table-cell office:value-type="string">
            <text:p>507.240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65];9;2); &quot;/&quot;; MID([.A65];6;2);&quot;/&quot;;MID([.A65];1;4);&quot;/&quot;)" office:value-type="string" office:string-value="05/03/2019/">
            <text:p>05/03/2019/</text:p>
          </table:table-cell>
        </table:table-row>
        <table:table-row table:style-name="ro1">
          <table:table-cell office:value-type="string">
            <text:p>2019-03-06T00:00:00.0/2019-03-07T00:00:00.0</text:p>
          </table:table-cell>
          <table:table-cell office:value-type="string">
            <text:p>5559.8262</text:p>
          </table:table-cell>
          <table:table-cell office:value-type="string">
            <text:p>4102.7729</text:p>
          </table:table-cell>
          <table:table-cell office:value-type="string">
            <text:p>3369.1555</text:p>
          </table:table-cell>
          <table:table-cell office:value-type="string">
            <text:p>733.6174</text:p>
          </table:table-cell>
          <table:table-cell office:value-type="string">
            <text:p>8075.2993</text:p>
          </table:table-cell>
          <table:table-cell office:value-type="string">
            <text:p>3860.1987</text:p>
          </table:table-cell>
          <table:table-cell office:value-type="string">
            <text:p>2732.4844</text:p>
          </table:table-cell>
          <table:table-cell office:value-type="string">
            <text:p>1127.7144</text:p>
          </table:table-cell>
          <table:table-cell office:value-type="string">
            <text:p>6646.8145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66];9;2); &quot;/&quot;; MID([.A66];6;2);&quot;/&quot;;MID([.A66];1;4);&quot;/&quot;)" office:value-type="string" office:string-value="06/03/2019/">
            <text:p>06/03/2019/</text:p>
          </table:table-cell>
        </table:table-row>
        <table:table-row table:style-name="ro1">
          <table:table-cell office:value-type="string">
            <text:p>2019-03-07T00:00:00.0/2019-03-08T00:00:00.0</text:p>
          </table:table-cell>
          <table:table-cell office:value-type="string">
            <text:p>5640.8506</text:p>
          </table:table-cell>
          <table:table-cell office:value-type="string">
            <text:p>4029.7344</text:p>
          </table:table-cell>
          <table:table-cell office:value-type="string">
            <text:p>3151.2764</text:p>
          </table:table-cell>
          <table:table-cell office:value-type="string">
            <text:p>878.4578</text:p>
          </table:table-cell>
          <table:table-cell office:value-type="string">
            <text:p>7437.0889</text:p>
          </table:table-cell>
          <table:table-cell office:value-type="string">
            <text:p>2974.9971</text:p>
          </table:table-cell>
          <table:table-cell office:value-type="string">
            <text:p>1643.1937</text:p>
          </table:table-cell>
          <table:table-cell office:value-type="string">
            <text:p>1331.8033</text:p>
          </table:table-cell>
          <table:table-cell office:value-type="string">
            <text:p>3380.9272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67];9;2); &quot;/&quot;; MID([.A67];6;2);&quot;/&quot;;MID([.A67];1;4);&quot;/&quot;)" office:value-type="string" office:string-value="07/03/2019/">
            <text:p>07/03/2019/</text:p>
          </table:table-cell>
        </table:table-row>
        <table:table-row table:style-name="ro1">
          <table:table-cell office:value-type="string">
            <text:p>2019-03-08T00:00:00.0/2019-03-09T00:00:00.0</text:p>
          </table:table-cell>
          <table:table-cell office:value-type="string">
            <text:p>5722.2349</text:p>
          </table:table-cell>
          <table:table-cell office:value-type="string">
            <text:p>4236.2954</text:p>
          </table:table-cell>
          <table:table-cell office:value-type="string">
            <text:p>3495.0972</text:p>
          </table:table-cell>
          <table:table-cell office:value-type="string">
            <text:p>741.1980</text:p>
          </table:table-cell>
          <table:table-cell office:value-type="string">
            <text:p>8300.8408</text:p>
          </table:table-cell>
          <table:table-cell office:value-type="string">
            <text:p>3298.9006</text:p>
          </table:table-cell>
          <table:table-cell office:value-type="string">
            <text:p>1617.8644</text:p>
          </table:table-cell>
          <table:table-cell office:value-type="string">
            <text:p>1681.0363</text:p>
          </table:table-cell>
          <table:table-cell office:value-type="string">
            <text:p>4045.2385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68];9;2); &quot;/&quot;; MID([.A68];6;2);&quot;/&quot;;MID([.A68];1;4);&quot;/&quot;)" office:value-type="string" office:string-value="08/03/2019/">
            <text:p>08/03/2019/</text:p>
          </table:table-cell>
        </table:table-row>
        <table:table-row table:style-name="ro1">
          <table:table-cell office:value-type="string">
            <text:p>2019-03-09T00:00:00.0/2019-03-10T00:00:00.0</text:p>
          </table:table-cell>
          <table:table-cell office:value-type="string">
            <text:p>5803.8848</text:p>
          </table:table-cell>
          <table:table-cell office:value-type="string">
            <text:p>4200.3809</text:p>
          </table:table-cell>
          <table:table-cell office:value-type="string">
            <text:p>3316.2856</text:p>
          </table:table-cell>
          <table:table-cell office:value-type="string">
            <text:p>884.0950</text:p>
          </table:table-cell>
          <table:table-cell office:value-type="string">
            <text:p>7645.2979</text:p>
          </table:table-cell>
          <table:table-cell office:value-type="string">
            <text:p>1946.0930</text:p>
          </table:table-cell>
          <table:table-cell office:value-type="string">
            <text:p>236.4496</text:p>
          </table:table-cell>
          <table:table-cell office:value-type="string">
            <text:p>1709.6434</text:p>
          </table:table-cell>
          <table:table-cell office:value-type="string">
            <text:p>807.7998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69];9;2); &quot;/&quot;; MID([.A69];6;2);&quot;/&quot;;MID([.A69];1;4);&quot;/&quot;)" office:value-type="string" office:string-value="09/03/2019/">
            <text:p>09/03/2019/</text:p>
          </table:table-cell>
        </table:table-row>
        <table:table-row table:style-name="ro1">
          <table:table-cell office:value-type="string">
            <text:p>2019-03-10T00:00:00.0/2019-03-11T00:00:00.0</text:p>
          </table:table-cell>
          <table:table-cell office:value-type="string">
            <text:p>5885.8545</text:p>
          </table:table-cell>
          <table:table-cell office:value-type="string">
            <text:p>4200.9712</text:p>
          </table:table-cell>
          <table:table-cell office:value-type="string">
            <text:p>3286.6973</text:p>
          </table:table-cell>
          <table:table-cell office:value-type="string">
            <text:p>914.2742</text:p>
          </table:table-cell>
          <table:table-cell office:value-type="string">
            <text:p>7549.0352</text:p>
          </table:table-cell>
          <table:table-cell office:value-type="string">
            <text:p>965.0526</text:p>
          </table:table-cell>
          <table:table-cell office:value-type="string">
            <text:p>123.6780</text:p>
          </table:table-cell>
          <table:table-cell office:value-type="string">
            <text:p>841.3746</text:p>
          </table:table-cell>
          <table:table-cell office:value-type="string">
            <text:p>433.7081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70];9;2); &quot;/&quot;; MID([.A70];6;2);&quot;/&quot;;MID([.A70];1;4);&quot;/&quot;)" office:value-type="string" office:string-value="10/03/2019/">
            <text:p>10/03/2019/</text:p>
          </table:table-cell>
        </table:table-row>
        <table:table-row table:style-name="ro1">
          <table:table-cell office:value-type="string">
            <text:p>2019-03-11T00:00:00.0/2019-03-12T00:00:00.0</text:p>
          </table:table-cell>
          <table:table-cell office:value-type="string">
            <text:p>5968.0972</text:p>
          </table:table-cell>
          <table:table-cell office:value-type="string">
            <text:p>4398.4678</text:p>
          </table:table-cell>
          <table:table-cell office:value-type="string">
            <text:p>3292.0271</text:p>
          </table:table-cell>
          <table:table-cell office:value-type="string">
            <text:p>1106.4407</text:p>
          </table:table-cell>
          <table:table-cell office:value-type="string">
            <text:p>7409.6016</text:p>
          </table:table-cell>
          <table:table-cell office:value-type="string">
            <text:p>1780.3538</text:p>
          </table:table-cell>
          <table:table-cell office:value-type="string">
            <text:p>365.3969</text:p>
          </table:table-cell>
          <table:table-cell office:value-type="string">
            <text:p>1414.9569</text:p>
          </table:table-cell>
          <table:table-cell office:value-type="string">
            <text:p>1258.1088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71];9;2); &quot;/&quot;; MID([.A71];6;2);&quot;/&quot;;MID([.A71];1;4);&quot;/&quot;)" office:value-type="string" office:string-value="11/03/2019/">
            <text:p>11/03/2019/</text:p>
          </table:table-cell>
        </table:table-row>
        <table:table-row table:style-name="ro1">
          <table:table-cell office:value-type="string">
            <text:p>2019-03-12T00:00:00.0/2019-03-13T00:00:00.0</text:p>
          </table:table-cell>
          <table:table-cell office:value-type="string">
            <text:p>6050.5010</text:p>
          </table:table-cell>
          <table:table-cell office:value-type="string">
            <text:p>4587.3926</text:p>
          </table:table-cell>
          <table:table-cell office:value-type="string">
            <text:p>3862.7551</text:p>
          </table:table-cell>
          <table:table-cell office:value-type="string">
            <text:p>724.6373</text:p>
          </table:table-cell>
          <table:table-cell office:value-type="string">
            <text:p>8853.0322</text:p>
          </table:table-cell>
          <table:table-cell office:value-type="string">
            <text:p>2397.2754</text:p>
          </table:table-cell>
          <table:table-cell office:value-type="string">
            <text:p>569.0200</text:p>
          </table:table-cell>
          <table:table-cell office:value-type="string">
            <text:p>1828.2554</text:p>
          </table:table-cell>
          <table:table-cell office:value-type="string">
            <text:p>1960.0298</text:p>
          </table:table-cell>
          <table:table-cell office:value-type="string">
            <text:p>0.9538</text:p>
          </table:table-cell>
          <table:table-cell table:number-columns-repeated="3"/>
          <table:table-cell table:formula="of:==CONCATENATE( MID([.A72];9;2); &quot;/&quot;; MID([.A72];6;2);&quot;/&quot;;MID([.A72];1;4);&quot;/&quot;)" office:value-type="string" office:string-value="12/03/2019/">
            <text:p>12/03/2019/</text:p>
          </table:table-cell>
        </table:table-row>
        <table:table-row table:style-name="ro1">
          <table:table-cell office:value-type="string">
            <text:p>2019-03-13T00:00:00.0/2019-03-14T00:00:00.0</text:p>
          </table:table-cell>
          <table:table-cell office:value-type="string">
            <text:p>6133.1318</text:p>
          </table:table-cell>
          <table:table-cell office:value-type="string">
            <text:p>4565.7378</text:p>
          </table:table-cell>
          <table:table-cell office:value-type="string">
            <text:p>3639.6646</text:p>
          </table:table-cell>
          <table:table-cell office:value-type="string">
            <text:p>926.0730</text:p>
          </table:table-cell>
          <table:table-cell office:value-type="string">
            <text:p>8103.2852</text:p>
          </table:table-cell>
          <table:table-cell office:value-type="string">
            <text:p>3048.9409</text:p>
          </table:table-cell>
          <table:table-cell office:value-type="string">
            <text:p>1289.9106</text:p>
          </table:table-cell>
          <table:table-cell office:value-type="string">
            <text:p>1759.0303</text:p>
          </table:table-cell>
          <table:table-cell office:value-type="string">
            <text:p>2910.6558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73];9;2); &quot;/&quot;; MID([.A73];6;2);&quot;/&quot;;MID([.A73];1;4);&quot;/&quot;)" office:value-type="string" office:string-value="13/03/2019/">
            <text:p>13/03/2019/</text:p>
          </table:table-cell>
        </table:table-row>
        <table:table-row table:style-name="ro1">
          <table:table-cell office:value-type="string">
            <text:p>2019-03-14T00:00:00.0/2019-03-15T00:00:00.0</text:p>
          </table:table-cell>
          <table:table-cell office:value-type="string">
            <text:p>6215.9160</text:p>
          </table:table-cell>
          <table:table-cell office:value-type="string">
            <text:p>4554.1187</text:p>
          </table:table-cell>
          <table:table-cell office:value-type="string">
            <text:p>3494.4592</text:p>
          </table:table-cell>
          <table:table-cell office:value-type="string">
            <text:p>1059.6592</text:p>
          </table:table-cell>
          <table:table-cell office:value-type="string">
            <text:p>7705.8862</text:p>
          </table:table-cell>
          <table:table-cell office:value-type="string">
            <text:p>2805.7920</text:p>
          </table:table-cell>
          <table:table-cell office:value-type="string">
            <text:p>928.3051</text:p>
          </table:table-cell>
          <table:table-cell office:value-type="string">
            <text:p>1877.4869</text:p>
          </table:table-cell>
          <table:table-cell office:value-type="string">
            <text:p>1877.3938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74];9;2); &quot;/&quot;; MID([.A74];6;2);&quot;/&quot;;MID([.A74];1;4);&quot;/&quot;)" office:value-type="string" office:string-value="14/03/2019/">
            <text:p>14/03/2019/</text:p>
          </table:table-cell>
        </table:table-row>
        <table:table-row table:style-name="ro1">
          <table:table-cell office:value-type="string">
            <text:p>2019-03-15T00:00:00.0/2019-03-16T00:00:00.0</text:p>
          </table:table-cell>
          <table:table-cell office:value-type="string">
            <text:p>6298.8154</text:p>
          </table:table-cell>
          <table:table-cell office:value-type="string">
            <text:p>4627.8350</text:p>
          </table:table-cell>
          <table:table-cell office:value-type="string">
            <text:p>3673.0974</text:p>
          </table:table-cell>
          <table:table-cell office:value-type="string">
            <text:p>954.7379</text:p>
          </table:table-cell>
          <table:table-cell office:value-type="string">
            <text:p>8086.7153</text:p>
          </table:table-cell>
          <table:table-cell office:value-type="string">
            <text:p>2511.5608</text:p>
          </table:table-cell>
          <table:table-cell office:value-type="string">
            <text:p>518.6172</text:p>
          </table:table-cell>
          <table:table-cell office:value-type="string">
            <text:p>1992.9435</text:p>
          </table:table-cell>
          <table:table-cell office:value-type="string">
            <text:p>1310.3397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75];9;2); &quot;/&quot;; MID([.A75];6;2);&quot;/&quot;;MID([.A75];1;4);&quot;/&quot;)" office:value-type="string" office:string-value="15/03/2019/">
            <text:p>15/03/2019/</text:p>
          </table:table-cell>
        </table:table-row>
        <table:table-row table:style-name="ro1">
          <table:table-cell office:value-type="string">
            <text:p>2019-03-16T00:00:00.0/2019-03-17T00:00:00.0</text:p>
          </table:table-cell>
          <table:table-cell office:value-type="string">
            <text:p>6381.8496</text:p>
          </table:table-cell>
          <table:table-cell office:value-type="string">
            <text:p>4583.7871</text:p>
          </table:table-cell>
          <table:table-cell office:value-type="string">
            <text:p>3564.4192</text:p>
          </table:table-cell>
          <table:table-cell office:value-type="string">
            <text:p>1019.3680</text:p>
          </table:table-cell>
          <table:table-cell office:value-type="string">
            <text:p>7640.1567</text:p>
          </table:table-cell>
          <table:table-cell office:value-type="string">
            <text:p>2287.9539</text:p>
          </table:table-cell>
          <table:table-cell office:value-type="string">
            <text:p>884.5947</text:p>
          </table:table-cell>
          <table:table-cell office:value-type="string">
            <text:p>1403.3593</text:p>
          </table:table-cell>
          <table:table-cell office:value-type="string">
            <text:p>1883.5654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76];9;2); &quot;/&quot;; MID([.A76];6;2);&quot;/&quot;;MID([.A76];1;4);&quot;/&quot;)" office:value-type="string" office:string-value="16/03/2019/">
            <text:p>16/03/2019/</text:p>
          </table:table-cell>
        </table:table-row>
        <table:table-row table:style-name="ro1">
          <table:table-cell office:value-type="string">
            <text:p>2019-03-17T00:00:00.0/2019-03-18T00:00:00.0</text:p>
          </table:table-cell>
          <table:table-cell office:value-type="string">
            <text:p>6464.9326</text:p>
          </table:table-cell>
          <table:table-cell office:value-type="string">
            <text:p>4816.4062</text:p>
          </table:table-cell>
          <table:table-cell office:value-type="string">
            <text:p>3932.0376</text:p>
          </table:table-cell>
          <table:table-cell office:value-type="string">
            <text:p>884.3686</text:p>
          </table:table-cell>
          <table:table-cell office:value-type="string">
            <text:p>8528.5801</text:p>
          </table:table-cell>
          <table:table-cell office:value-type="string">
            <text:p>4247.4531</text:p>
          </table:table-cell>
          <table:table-cell office:value-type="string">
            <text:p>2456.5596</text:p>
          </table:table-cell>
          <table:table-cell office:value-type="string">
            <text:p>1790.8936</text:p>
          </table:table-cell>
          <table:table-cell office:value-type="string">
            <text:p>5791.9868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77];9;2); &quot;/&quot;; MID([.A77];6;2);&quot;/&quot;;MID([.A77];1;4);&quot;/&quot;)" office:value-type="string" office:string-value="17/03/2019/">
            <text:p>17/03/2019/</text:p>
          </table:table-cell>
        </table:table-row>
        <table:table-row table:style-name="ro1">
          <table:table-cell office:value-type="string">
            <text:p>2019-03-18T00:00:00.0/2019-03-19T00:00:00.0</text:p>
          </table:table-cell>
          <table:table-cell office:value-type="string">
            <text:p>6548.1533</text:p>
          </table:table-cell>
          <table:table-cell office:value-type="string">
            <text:p>4949.8711</text:p>
          </table:table-cell>
          <table:table-cell office:value-type="string">
            <text:p>4126.8062</text:p>
          </table:table-cell>
          <table:table-cell office:value-type="string">
            <text:p>823.0652</text:p>
          </table:table-cell>
          <table:table-cell office:value-type="string">
            <text:p>8956.9424</text:p>
          </table:table-cell>
          <table:table-cell office:value-type="string">
            <text:p>2760.9739</text:p>
          </table:table-cell>
          <table:table-cell office:value-type="string">
            <text:p>515.3920</text:p>
          </table:table-cell>
          <table:table-cell office:value-type="string">
            <text:p>2245.5818</text:p>
          </table:table-cell>
          <table:table-cell office:value-type="string">
            <text:p>1320.9613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78];9;2); &quot;/&quot;; MID([.A78];6;2);&quot;/&quot;;MID([.A78];1;4);&quot;/&quot;)" office:value-type="string" office:string-value="18/03/2019/">
            <text:p>18/03/2019/</text:p>
          </table:table-cell>
        </table:table-row>
        <table:table-row table:style-name="ro1">
          <table:table-cell office:value-type="string">
            <text:p>2019-03-19T00:00:00.0/2019-03-20T00:00:00.0</text:p>
          </table:table-cell>
          <table:table-cell office:value-type="string">
            <text:p>6631.3643</text:p>
          </table:table-cell>
          <table:table-cell office:value-type="string">
            <text:p>5010.0327</text:p>
          </table:table-cell>
          <table:table-cell office:value-type="string">
            <text:p>4062.9668</text:p>
          </table:table-cell>
          <table:table-cell office:value-type="string">
            <text:p>947.0660</text:p>
          </table:table-cell>
          <table:table-cell office:value-type="string">
            <text:p>8642.5479</text:p>
          </table:table-cell>
          <table:table-cell office:value-type="string">
            <text:p>3227.1990</text:p>
          </table:table-cell>
          <table:table-cell office:value-type="string">
            <text:p>1206.2424</text:p>
          </table:table-cell>
          <table:table-cell office:value-type="string">
            <text:p>2020.9565</text:p>
          </table:table-cell>
          <table:table-cell office:value-type="string">
            <text:p>3270.2227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79];9;2); &quot;/&quot;; MID([.A79];6;2);&quot;/&quot;;MID([.A79];1;4);&quot;/&quot;)" office:value-type="string" office:string-value="19/03/2019/">
            <text:p>19/03/2019/</text:p>
          </table:table-cell>
        </table:table-row>
        <table:table-row table:style-name="ro1">
          <table:table-cell office:value-type="string">
            <text:p>2019-03-20T00:00:00.0/2019-03-21T00:00:00.0</text:p>
          </table:table-cell>
          <table:table-cell office:value-type="string">
            <text:p>6714.5620</text:p>
          </table:table-cell>
          <table:table-cell office:value-type="string">
            <text:p>5111.8750</text:p>
          </table:table-cell>
          <table:table-cell office:value-type="string">
            <text:p>4345.8145</text:p>
          </table:table-cell>
          <table:table-cell office:value-type="string">
            <text:p>766.0607</text:p>
          </table:table-cell>
          <table:table-cell office:value-type="string">
            <text:p>9383.2832</text:p>
          </table:table-cell>
          <table:table-cell office:value-type="string">
            <text:p>4276.8628</text:p>
          </table:table-cell>
          <table:table-cell office:value-type="string">
            <text:p>2705.7031</text:p>
          </table:table-cell>
          <table:table-cell office:value-type="string">
            <text:p>1571.1594</text:p>
          </table:table-cell>
          <table:table-cell office:value-type="string">
            <text:p>6594.5195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80];9;2); &quot;/&quot;; MID([.A80];6;2);&quot;/&quot;;MID([.A80];1;4);&quot;/&quot;)" office:value-type="string" office:string-value="20/03/2019/">
            <text:p>20/03/2019/</text:p>
          </table:table-cell>
        </table:table-row>
        <table:table-row table:style-name="ro1">
          <table:table-cell office:value-type="string">
            <text:p>2019-03-21T00:00:00.0/2019-03-22T00:00:00.0</text:p>
          </table:table-cell>
          <table:table-cell office:value-type="string">
            <text:p>6797.7661</text:p>
          </table:table-cell>
          <table:table-cell office:value-type="string">
            <text:p>4872.9927</text:p>
          </table:table-cell>
          <table:table-cell office:value-type="string">
            <text:p>3793.9727</text:p>
          </table:table-cell>
          <table:table-cell office:value-type="string">
            <text:p>1079.0201</text:p>
          </table:table-cell>
          <table:table-cell office:value-type="string">
            <text:p>7919.2900</text:p>
          </table:table-cell>
          <table:table-cell office:value-type="string">
            <text:p>4854.9189</text:p>
          </table:table-cell>
          <table:table-cell office:value-type="string">
            <text:p>3764.4067</text:p>
          </table:table-cell>
          <table:table-cell office:value-type="string">
            <text:p>1090.5125</text:p>
          </table:table-cell>
          <table:table-cell office:value-type="string">
            <text:p>7827.1943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81];9;2); &quot;/&quot;; MID([.A81];6;2);&quot;/&quot;;MID([.A81];1;4);&quot;/&quot;)" office:value-type="string" office:string-value="21/03/2019/">
            <text:p>21/03/2019/</text:p>
          </table:table-cell>
        </table:table-row>
        <table:table-row table:style-name="ro1">
          <table:table-cell office:value-type="string">
            <text:p>2019-03-22T00:00:00.0/2019-03-23T00:00:00.0</text:p>
          </table:table-cell>
          <table:table-cell office:value-type="string">
            <text:p>6880.8921</text:p>
          </table:table-cell>
          <table:table-cell office:value-type="string">
            <text:p>4883.6333</text:p>
          </table:table-cell>
          <table:table-cell office:value-type="string">
            <text:p>3700.9211</text:p>
          </table:table-cell>
          <table:table-cell office:value-type="string">
            <text:p>1182.7124</text:p>
          </table:table-cell>
          <table:table-cell office:value-type="string">
            <text:p>7628.5928</text:p>
          </table:table-cell>
          <table:table-cell office:value-type="string">
            <text:p>4677.5483</text:p>
          </table:table-cell>
          <table:table-cell office:value-type="string">
            <text:p>3153.5178</text:p>
          </table:table-cell>
          <table:table-cell office:value-type="string">
            <text:p>1524.0306</text:p>
          </table:table-cell>
          <table:table-cell office:value-type="string">
            <text:p>6530.7080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82];9;2); &quot;/&quot;; MID([.A82];6;2);&quot;/&quot;;MID([.A82];1;4);&quot;/&quot;)" office:value-type="string" office:string-value="22/03/2019/">
            <text:p>22/03/2019/</text:p>
          </table:table-cell>
        </table:table-row>
        <table:table-row table:style-name="ro1">
          <table:table-cell office:value-type="string">
            <text:p>2019-03-23T00:00:00.0/2019-03-24T00:00:00.0</text:p>
          </table:table-cell>
          <table:table-cell office:value-type="string">
            <text:p>6964.0229</text:p>
          </table:table-cell>
          <table:table-cell office:value-type="string">
            <text:p>5075.7920</text:p>
          </table:table-cell>
          <table:table-cell office:value-type="string">
            <text:p>4059.0791</text:p>
          </table:table-cell>
          <table:table-cell office:value-type="string">
            <text:p>1016.7129</text:p>
          </table:table-cell>
          <table:table-cell office:value-type="string">
            <text:p>8352.2441</text:p>
          </table:table-cell>
          <table:table-cell office:value-type="string">
            <text:p>5075.7920</text:p>
          </table:table-cell>
          <table:table-cell office:value-type="string">
            <text:p>4059.0791</text:p>
          </table:table-cell>
          <table:table-cell office:value-type="string">
            <text:p>1016.7129</text:p>
          </table:table-cell>
          <table:table-cell office:value-type="string">
            <text:p>8352.2441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83];9;2); &quot;/&quot;; MID([.A83];6;2);&quot;/&quot;;MID([.A83];1;4);&quot;/&quot;)" office:value-type="string" office:string-value="23/03/2019/">
            <text:p>23/03/2019/</text:p>
          </table:table-cell>
        </table:table-row>
        <table:table-row table:style-name="ro1">
          <table:table-cell office:value-type="string">
            <text:p>2019-03-24T00:00:00.0/2019-03-25T00:00:00.0</text:p>
          </table:table-cell>
          <table:table-cell office:value-type="string">
            <text:p>7047.0010</text:p>
          </table:table-cell>
          <table:table-cell office:value-type="string">
            <text:p>4677.7725</text:p>
          </table:table-cell>
          <table:table-cell office:value-type="string">
            <text:p>2897.8899</text:p>
          </table:table-cell>
          <table:table-cell office:value-type="string">
            <text:p>1779.8827</text:p>
          </table:table-cell>
          <table:table-cell office:value-type="string">
            <text:p>5696.0063</text:p>
          </table:table-cell>
          <table:table-cell office:value-type="string">
            <text:p>1491.2419</text:p>
          </table:table-cell>
          <table:table-cell office:value-type="string">
            <text:p>35.8329</text:p>
          </table:table-cell>
          <table:table-cell office:value-type="string">
            <text:p>1455.4091</text:p>
          </table:table-cell>
          <table:table-cell office:value-type="string">
            <text:p>83.6327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84];9;2); &quot;/&quot;; MID([.A84];6;2);&quot;/&quot;;MID([.A84];1;4);&quot;/&quot;)" office:value-type="string" office:string-value="24/03/2019/">
            <text:p>24/03/2019/</text:p>
          </table:table-cell>
        </table:table-row>
        <table:table-row table:style-name="ro1">
          <table:table-cell office:value-type="string">
            <text:p>2019-03-25T00:00:00.0/2019-03-26T00:00:00.0</text:p>
          </table:table-cell>
          <table:table-cell office:value-type="string">
            <text:p>7129.9082</text:p>
          </table:table-cell>
          <table:table-cell office:value-type="string">
            <text:p>5256.1045</text:p>
          </table:table-cell>
          <table:table-cell office:value-type="string">
            <text:p>4052.6592</text:p>
          </table:table-cell>
          <table:table-cell office:value-type="string">
            <text:p>1203.4453</text:p>
          </table:table-cell>
          <table:table-cell office:value-type="string">
            <text:p>8131.5059</text:p>
          </table:table-cell>
          <table:table-cell office:value-type="string">
            <text:p>3088.5527</text:p>
          </table:table-cell>
          <table:table-cell office:value-type="string">
            <text:p>1149.6306</text:p>
          </table:table-cell>
          <table:table-cell office:value-type="string">
            <text:p>1938.9220</text:p>
          </table:table-cell>
          <table:table-cell office:value-type="string">
            <text:p>2741.4868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85];9;2); &quot;/&quot;; MID([.A85];6;2);&quot;/&quot;;MID([.A85];1;4);&quot;/&quot;)" office:value-type="string" office:string-value="25/03/2019/">
            <text:p>25/03/2019/</text:p>
          </table:table-cell>
        </table:table-row>
        <table:table-row table:style-name="ro1">
          <table:table-cell office:value-type="string">
            <text:p>2019-03-26T00:00:00.0/2019-03-27T00:00:00.0</text:p>
          </table:table-cell>
          <table:table-cell office:value-type="string">
            <text:p>7212.6636</text:p>
          </table:table-cell>
          <table:table-cell office:value-type="string">
            <text:p>5440.5767</text:p>
          </table:table-cell>
          <table:table-cell office:value-type="string">
            <text:p>4446.7974</text:p>
          </table:table-cell>
          <table:table-cell office:value-type="string">
            <text:p>993.7793</text:p>
          </table:table-cell>
          <table:table-cell office:value-type="string">
            <text:p>8947.2744</text:p>
          </table:table-cell>
          <table:table-cell office:value-type="string">
            <text:p>2183.8169</text:p>
          </table:table-cell>
          <table:table-cell office:value-type="string">
            <text:p>215.7972</text:p>
          </table:table-cell>
          <table:table-cell office:value-type="string">
            <text:p>1968.0198</text:p>
          </table:table-cell>
          <table:table-cell office:value-type="string">
            <text:p>707.6534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86];9;2); &quot;/&quot;; MID([.A86];6;2);&quot;/&quot;;MID([.A86];1;4);&quot;/&quot;)" office:value-type="string" office:string-value="26/03/2019/">
            <text:p>26/03/2019/</text:p>
          </table:table-cell>
        </table:table-row>
        <table:table-row table:style-name="ro1">
          <table:table-cell office:value-type="string">
            <text:p>2019-03-27T00:00:00.0/2019-03-28T00:00:00.0</text:p>
          </table:table-cell>
          <table:table-cell office:value-type="string">
            <text:p>7295.2329</text:p>
          </table:table-cell>
          <table:table-cell office:value-type="string">
            <text:p>5408.4238</text:p>
          </table:table-cell>
          <table:table-cell office:value-type="string">
            <text:p>4381.4370</text:p>
          </table:table-cell>
          <table:table-cell office:value-type="string">
            <text:p>1026.9865</text:p>
          </table:table-cell>
          <table:table-cell office:value-type="string">
            <text:p>8823.9619</text:p>
          </table:table-cell>
          <table:table-cell office:value-type="string">
            <text:p>2795.6248</text:p>
          </table:table-cell>
          <table:table-cell office:value-type="string">
            <text:p>777.4783</text:p>
          </table:table-cell>
          <table:table-cell office:value-type="string">
            <text:p>2018.1464</text:p>
          </table:table-cell>
          <table:table-cell office:value-type="string">
            <text:p>1813.2227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87];9;2); &quot;/&quot;; MID([.A87];6;2);&quot;/&quot;;MID([.A87];1;4);&quot;/&quot;)" office:value-type="string" office:string-value="27/03/2019/">
            <text:p>27/03/2019/</text:p>
          </table:table-cell>
        </table:table-row>
        <table:table-row table:style-name="ro1">
          <table:table-cell office:value-type="string">
            <text:p>2019-03-28T00:00:00.0/2019-03-29T00:00:00.0</text:p>
          </table:table-cell>
          <table:table-cell office:value-type="string">
            <text:p>7377.6401</text:p>
          </table:table-cell>
          <table:table-cell office:value-type="string">
            <text:p>5378.0815</text:p>
          </table:table-cell>
          <table:table-cell office:value-type="string">
            <text:p>4291.6475</text:p>
          </table:table-cell>
          <table:table-cell office:value-type="string">
            <text:p>1086.4338</text:p>
          </table:table-cell>
          <table:table-cell office:value-type="string">
            <text:p>8557.1836</text:p>
          </table:table-cell>
          <table:table-cell office:value-type="string">
            <text:p>1465.0137</text:p>
          </table:table-cell>
          <table:table-cell office:value-type="string">
            <text:p>21.5895</text:p>
          </table:table-cell>
          <table:table-cell office:value-type="string">
            <text:p>1443.4242</text:p>
          </table:table-cell>
          <table:table-cell office:value-type="string">
            <text:p>156.5829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88];9;2); &quot;/&quot;; MID([.A88];6;2);&quot;/&quot;;MID([.A88];1;4);&quot;/&quot;)" office:value-type="string" office:string-value="28/03/2019/">
            <text:p>28/03/2019/</text:p>
          </table:table-cell>
        </table:table-row>
        <table:table-row table:style-name="ro1">
          <table:table-cell office:value-type="string">
            <text:p>2019-03-29T00:00:00.0/2019-03-30T00:00:00.0</text:p>
          </table:table-cell>
          <table:table-cell office:value-type="string">
            <text:p>7459.8364</text:p>
          </table:table-cell>
          <table:table-cell office:value-type="string">
            <text:p>5583.5396</text:p>
          </table:table-cell>
          <table:table-cell office:value-type="string">
            <text:p>4574.3848</text:p>
          </table:table-cell>
          <table:table-cell office:value-type="string">
            <text:p>1009.1547</text:p>
          </table:table-cell>
          <table:table-cell office:value-type="string">
            <text:p>9142.5527</text:p>
          </table:table-cell>
          <table:table-cell office:value-type="string">
            <text:p>3760.2446</text:p>
          </table:table-cell>
          <table:table-cell office:value-type="string">
            <text:p>1409.2905</text:p>
          </table:table-cell>
          <table:table-cell office:value-type="string">
            <text:p>2350.9541</text:p>
          </table:table-cell>
          <table:table-cell office:value-type="string">
            <text:p>3049.2339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89];9;2); &quot;/&quot;; MID([.A89];6;2);&quot;/&quot;;MID([.A89];1;4);&quot;/&quot;)" office:value-type="string" office:string-value="29/03/2019/">
            <text:p>29/03/2019/</text:p>
          </table:table-cell>
        </table:table-row>
        <table:table-row table:style-name="ro1">
          <table:table-cell office:value-type="string">
            <text:p>2019-03-30T00:00:00.0/2019-03-31T00:00:00.0</text:p>
          </table:table-cell>
          <table:table-cell office:value-type="string">
            <text:p>7541.8081</text:p>
          </table:table-cell>
          <table:table-cell office:value-type="string">
            <text:p>5659.9521</text:p>
          </table:table-cell>
          <table:table-cell office:value-type="string">
            <text:p>4674.4478</text:p>
          </table:table-cell>
          <table:table-cell office:value-type="string">
            <text:p>985.5045</text:p>
          </table:table-cell>
          <table:table-cell office:value-type="string">
            <text:p>9248.3623</text:p>
          </table:table-cell>
          <table:table-cell office:value-type="string">
            <text:p>5205.0547</text:p>
          </table:table-cell>
          <table:table-cell office:value-type="string">
            <text:p>3416.2600</text:p>
          </table:table-cell>
          <table:table-cell office:value-type="string">
            <text:p>1788.7944</text:p>
          </table:table-cell>
          <table:table-cell office:value-type="string">
            <text:p>7141.8472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90];9;2); &quot;/&quot;; MID([.A90];6;2);&quot;/&quot;;MID([.A90];1;4);&quot;/&quot;)" office:value-type="string" office:string-value="30/03/2019/">
            <text:p>30/03/2019/</text:p>
          </table:table-cell>
        </table:table-row>
        <table:table-row table:style-name="ro1">
          <table:table-cell office:value-type="string">
            <text:p>2019-03-31T00:00:00.0/2019-04-01T00:00:00.0</text:p>
          </table:table-cell>
          <table:table-cell office:value-type="string">
            <text:p>7623.4780</text:p>
          </table:table-cell>
          <table:table-cell office:value-type="string">
            <text:p>5431.6191</text:p>
          </table:table-cell>
          <table:table-cell office:value-type="string">
            <text:p>4112.2129</text:p>
          </table:table-cell>
          <table:table-cell office:value-type="string">
            <text:p>1319.4061</text:p>
          </table:table-cell>
          <table:table-cell office:value-type="string">
            <text:p>7918.6567</text:p>
          </table:table-cell>
          <table:table-cell office:value-type="string">
            <text:p>5065.6440</text:p>
          </table:table-cell>
          <table:table-cell office:value-type="string">
            <text:p>3505.6433</text:p>
          </table:table-cell>
          <table:table-cell office:value-type="string">
            <text:p>1560.0010</text:p>
          </table:table-cell>
          <table:table-cell office:value-type="string">
            <text:p>6714.9312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91];9;2); &quot;/&quot;; MID([.A91];6;2);&quot;/&quot;;MID([.A91];1;4);&quot;/&quot;)" office:value-type="string" office:string-value="31/03/2019/">
            <text:p>31/03/2019/</text:p>
          </table:table-cell>
        </table:table-row>
        <table:table-row table:style-name="ro1">
          <table:table-cell office:value-type="string">
            <text:p>2019-04-01T00:00:00.0/2019-04-02T00:00:00.0</text:p>
          </table:table-cell>
          <table:table-cell office:value-type="string">
            <text:p>7704.9043</text:p>
          </table:table-cell>
          <table:table-cell office:value-type="string">
            <text:p>5748.4751</text:p>
          </table:table-cell>
          <table:table-cell office:value-type="string">
            <text:p>4671.1270</text:p>
          </table:table-cell>
          <table:table-cell office:value-type="string">
            <text:p>1077.3483</text:p>
          </table:table-cell>
          <table:table-cell office:value-type="string">
            <text:p>9078.6143</text:p>
          </table:table-cell>
          <table:table-cell office:value-type="string">
            <text:p>5602.4492</text:p>
          </table:table-cell>
          <table:table-cell office:value-type="string">
            <text:p>4516.8115</text:p>
          </table:table-cell>
          <table:table-cell office:value-type="string">
            <text:p>1085.6381</text:p>
          </table:table-cell>
          <table:table-cell office:value-type="string">
            <text:p>8431.0322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92];9;2); &quot;/&quot;; MID([.A92];6;2);&quot;/&quot;;MID([.A92];1;4);&quot;/&quot;)" office:value-type="string" office:string-value="01/04/2019/">
            <text:p>01/04/2019/</text:p>
          </table:table-cell>
        </table:table-row>
        <table:table-row table:style-name="ro1">
          <table:table-cell office:value-type="string">
            <text:p>2019-04-02T00:00:00.0/2019-04-03T00:00:00.0</text:p>
          </table:table-cell>
          <table:table-cell office:value-type="string">
            <text:p>7786.0078</text:p>
          </table:table-cell>
          <table:table-cell office:value-type="string">
            <text:p>5501.6357</text:p>
          </table:table-cell>
          <table:table-cell office:value-type="string">
            <text:p>4025.4778</text:p>
          </table:table-cell>
          <table:table-cell office:value-type="string">
            <text:p>1476.1581</text:p>
          </table:table-cell>
          <table:table-cell office:value-type="string">
            <text:p>7623.7383</text:p>
          </table:table-cell>
          <table:table-cell office:value-type="string">
            <text:p>5009.6812</text:p>
          </table:table-cell>
          <table:table-cell office:value-type="string">
            <text:p>2807.7180</text:p>
          </table:table-cell>
          <table:table-cell office:value-type="string">
            <text:p>2201.9629</text:p>
          </table:table-cell>
          <table:table-cell office:value-type="string">
            <text:p>5592.1035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93];9;2); &quot;/&quot;; MID([.A93];6;2);&quot;/&quot;;MID([.A93];1;4);&quot;/&quot;)" office:value-type="string" office:string-value="02/04/2019/">
            <text:p>02/04/2019/</text:p>
          </table:table-cell>
        </table:table-row>
        <table:table-row table:style-name="ro1">
          <table:table-cell office:value-type="string">
            <text:p>2019-04-03T00:00:00.0/2019-04-04T00:00:00.0</text:p>
          </table:table-cell>
          <table:table-cell office:value-type="string">
            <text:p>7866.7559</text:p>
          </table:table-cell>
          <table:table-cell office:value-type="string">
            <text:p>5365.5098</text:p>
          </table:table-cell>
          <table:table-cell office:value-type="string">
            <text:p>3600.9453</text:p>
          </table:table-cell>
          <table:table-cell office:value-type="string">
            <text:p>1764.5645</text:p>
          </table:table-cell>
          <table:table-cell office:value-type="string">
            <text:p>6554.3408</text:p>
          </table:table-cell>
          <table:table-cell office:value-type="string">
            <text:p>4857.5566</text:p>
          </table:table-cell>
          <table:table-cell office:value-type="string">
            <text:p>2699.2017</text:p>
          </table:table-cell>
          <table:table-cell office:value-type="string">
            <text:p>2158.3547</text:p>
          </table:table-cell>
          <table:table-cell office:value-type="string">
            <text:p>4587.6484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94];9;2); &quot;/&quot;; MID([.A94];6;2);&quot;/&quot;;MID([.A94];1;4);&quot;/&quot;)" office:value-type="string" office:string-value="03/04/2019/">
            <text:p>03/04/2019/</text:p>
          </table:table-cell>
        </table:table-row>
        <table:table-row table:style-name="ro1">
          <table:table-cell office:value-type="string">
            <text:p>2019-04-04T00:00:00.0/2019-04-05T00:00:00.0</text:p>
          </table:table-cell>
          <table:table-cell office:value-type="string">
            <text:p>7947.1665</text:p>
          </table:table-cell>
          <table:table-cell office:value-type="string">
            <text:p>5755.6807</text:p>
          </table:table-cell>
          <table:table-cell office:value-type="string">
            <text:p>4478.2568</text:p>
          </table:table-cell>
          <table:table-cell office:value-type="string">
            <text:p>1277.4237</text:p>
          </table:table-cell>
          <table:table-cell office:value-type="string">
            <text:p>8529.3545</text:p>
          </table:table-cell>
          <table:table-cell office:value-type="string">
            <text:p>5227.6172</text:p>
          </table:table-cell>
          <table:table-cell office:value-type="string">
            <text:p>3220.1804</text:p>
          </table:table-cell>
          <table:table-cell office:value-type="string">
            <text:p>2007.4368</text:p>
          </table:table-cell>
          <table:table-cell office:value-type="string">
            <text:p>6354.8862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95];9;2); &quot;/&quot;; MID([.A95];6;2);&quot;/&quot;;MID([.A95];1;4);&quot;/&quot;)" office:value-type="string" office:string-value="04/04/2019/">
            <text:p>04/04/2019/</text:p>
          </table:table-cell>
        </table:table-row>
        <table:table-row table:style-name="ro1">
          <table:table-cell office:value-type="string">
            <text:p>2019-04-05T00:00:00.0/2019-04-06T00:00:00.0</text:p>
          </table:table-cell>
          <table:table-cell office:value-type="string">
            <text:p>8027.2007</text:p>
          </table:table-cell>
          <table:table-cell office:value-type="string">
            <text:p>5710.1328</text:p>
          </table:table-cell>
          <table:table-cell office:value-type="string">
            <text:p>4261.2671</text:p>
          </table:table-cell>
          <table:table-cell office:value-type="string">
            <text:p>1448.8654</text:p>
          </table:table-cell>
          <table:table-cell office:value-type="string">
            <text:p>7904.2510</text:p>
          </table:table-cell>
          <table:table-cell office:value-type="string">
            <text:p>4661.8110</text:p>
          </table:table-cell>
          <table:table-cell office:value-type="string">
            <text:p>2256.0708</text:p>
          </table:table-cell>
          <table:table-cell office:value-type="string">
            <text:p>2405.7405</text:p>
          </table:table-cell>
          <table:table-cell office:value-type="string">
            <text:p>4050.0239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96];9;2); &quot;/&quot;; MID([.A96];6;2);&quot;/&quot;;MID([.A96];1;4);&quot;/&quot;)" office:value-type="string" office:string-value="05/04/2019/">
            <text:p>05/04/2019/</text:p>
          </table:table-cell>
        </table:table-row>
        <table:table-row table:style-name="ro1">
          <table:table-cell office:value-type="string">
            <text:p>2019-04-06T00:00:00.0/2019-04-07T00:00:00.0</text:p>
          </table:table-cell>
          <table:table-cell office:value-type="string">
            <text:p>8106.8296</text:p>
          </table:table-cell>
          <table:table-cell office:value-type="string">
            <text:p>5618.1284</text:p>
          </table:table-cell>
          <table:table-cell office:value-type="string">
            <text:p>3877.3230</text:p>
          </table:table-cell>
          <table:table-cell office:value-type="string">
            <text:p>1740.8053</text:p>
          </table:table-cell>
          <table:table-cell office:value-type="string">
            <text:p>7091.9624</text:p>
          </table:table-cell>
          <table:table-cell office:value-type="string">
            <text:p>4429.0728</text:p>
          </table:table-cell>
          <table:table-cell office:value-type="string">
            <text:p>2274.8330</text:p>
          </table:table-cell>
          <table:table-cell office:value-type="string">
            <text:p>2154.2400</text:p>
          </table:table-cell>
          <table:table-cell office:value-type="string">
            <text:p>4447.328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97];9;2); &quot;/&quot;; MID([.A97];6;2);&quot;/&quot;;MID([.A97];1;4);&quot;/&quot;)" office:value-type="string" office:string-value="06/04/2019/">
            <text:p>06/04/2019/</text:p>
          </table:table-cell>
        </table:table-row>
        <table:table-row table:style-name="ro1">
          <table:table-cell office:value-type="string">
            <text:p>2019-04-07T00:00:00.0/2019-04-08T00:00:00.0</text:p>
          </table:table-cell>
          <table:table-cell office:value-type="string">
            <text:p>8185.9917</text:p>
          </table:table-cell>
          <table:table-cell office:value-type="string">
            <text:p>5969.3003</text:p>
          </table:table-cell>
          <table:table-cell office:value-type="string">
            <text:p>4689.0825</text:p>
          </table:table-cell>
          <table:table-cell office:value-type="string">
            <text:p>1280.2179</text:p>
          </table:table-cell>
          <table:table-cell office:value-type="string">
            <text:p>8787.8730</text:p>
          </table:table-cell>
          <table:table-cell office:value-type="string">
            <text:p>4433.6416</text:p>
          </table:table-cell>
          <table:table-cell office:value-type="string">
            <text:p>2261.0825</text:p>
          </table:table-cell>
          <table:table-cell office:value-type="string">
            <text:p>2172.5593</text:p>
          </table:table-cell>
          <table:table-cell office:value-type="string">
            <text:p>4876.3003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98];9;2); &quot;/&quot;; MID([.A98];6;2);&quot;/&quot;;MID([.A98];1;4);&quot;/&quot;)" office:value-type="string" office:string-value="07/04/2019/">
            <text:p>07/04/2019/</text:p>
          </table:table-cell>
        </table:table-row>
        <table:table-row table:style-name="ro1">
          <table:table-cell office:value-type="string">
            <text:p>2019-04-08T00:00:00.0/2019-04-09T00:00:00.0</text:p>
          </table:table-cell>
          <table:table-cell office:value-type="string">
            <text:p>8264.7344</text:p>
          </table:table-cell>
          <table:table-cell office:value-type="string">
            <text:p>5860.0234</text:p>
          </table:table-cell>
          <table:table-cell office:value-type="string">
            <text:p>4329.8892</text:p>
          </table:table-cell>
          <table:table-cell office:value-type="string">
            <text:p>1530.1342</text:p>
          </table:table-cell>
          <table:table-cell office:value-type="string">
            <text:p>7899.9380</text:p>
          </table:table-cell>
          <table:table-cell office:value-type="string">
            <text:p>5485.4707</text:p>
          </table:table-cell>
          <table:table-cell office:value-type="string">
            <text:p>3575.4209</text:p>
          </table:table-cell>
          <table:table-cell office:value-type="string">
            <text:p>1910.0499</text:p>
          </table:table-cell>
          <table:table-cell office:value-type="string">
            <text:p>6400.3779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99];9;2); &quot;/&quot;; MID([.A99];6;2);&quot;/&quot;;MID([.A99];1;4);&quot;/&quot;)" office:value-type="string" office:string-value="08/04/2019/">
            <text:p>08/04/2019/</text:p>
          </table:table-cell>
        </table:table-row>
        <table:table-row table:style-name="ro1">
          <table:table-cell office:value-type="string">
            <text:p>2019-04-09T00:00:00.0/2019-04-10T00:00:00.0</text:p>
          </table:table-cell>
          <table:table-cell office:value-type="string">
            <text:p>8342.9580</text:p>
          </table:table-cell>
          <table:table-cell office:value-type="string">
            <text:p>5754.2705</text:p>
          </table:table-cell>
          <table:table-cell office:value-type="string">
            <text:p>3900.5291</text:p>
          </table:table-cell>
          <table:table-cell office:value-type="string">
            <text:p>1853.7411</text:p>
          </table:table-cell>
          <table:table-cell office:value-type="string">
            <text:p>6929.0049</text:p>
          </table:table-cell>
          <table:table-cell office:value-type="string">
            <text:p>4972.6694</text:p>
          </table:table-cell>
          <table:table-cell office:value-type="string">
            <text:p>2697.1692</text:p>
          </table:table-cell>
          <table:table-cell office:value-type="string">
            <text:p>2275.5005</text:p>
          </table:table-cell>
          <table:table-cell office:value-type="string">
            <text:p>4842.2925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00];9;2); &quot;/&quot;; MID([.A100];6;2);&quot;/&quot;;MID([.A100];1;4);&quot;/&quot;)" office:value-type="string" office:string-value="09/04/2019/">
            <text:p>09/04/2019/</text:p>
          </table:table-cell>
        </table:table-row>
        <table:table-row table:style-name="ro1">
          <table:table-cell office:value-type="string">
            <text:p>2019-04-10T00:00:00.0/2019-04-11T00:00:00.0</text:p>
          </table:table-cell>
          <table:table-cell office:value-type="string">
            <text:p>8420.7236</text:p>
          </table:table-cell>
          <table:table-cell office:value-type="string">
            <text:p>5558.2773</text:p>
          </table:table-cell>
          <table:table-cell office:value-type="string">
            <text:p>3341.4683</text:p>
          </table:table-cell>
          <table:table-cell office:value-type="string">
            <text:p>2216.8091</text:p>
          </table:table-cell>
          <table:table-cell office:value-type="string">
            <text:p>5831.1846</text:p>
          </table:table-cell>
          <table:table-cell office:value-type="string">
            <text:p>4949.6665</text:p>
          </table:table-cell>
          <table:table-cell office:value-type="string">
            <text:p>2283.0916</text:p>
          </table:table-cell>
          <table:table-cell office:value-type="string">
            <text:p>2666.5747</text:p>
          </table:table-cell>
          <table:table-cell office:value-type="string">
            <text:p>4060.3745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01];9;2); &quot;/&quot;; MID([.A101];6;2);&quot;/&quot;;MID([.A101];1;4);&quot;/&quot;)" office:value-type="string" office:string-value="10/04/2019/">
            <text:p>10/04/2019/</text:p>
          </table:table-cell>
        </table:table-row>
        <table:table-row table:style-name="ro1">
          <table:table-cell office:value-type="string">
            <text:p>2019-04-11T00:00:00.0/2019-04-12T00:00:00.0</text:p>
          </table:table-cell>
          <table:table-cell office:value-type="string">
            <text:p>8497.9541</text:p>
          </table:table-cell>
          <table:table-cell office:value-type="string">
            <text:p>6107.5703</text:p>
          </table:table-cell>
          <table:table-cell office:value-type="string">
            <text:p>4462.5439</text:p>
          </table:table-cell>
          <table:table-cell office:value-type="string">
            <text:p>1645.0262</text:p>
          </table:table-cell>
          <table:table-cell office:value-type="string">
            <text:p>8045.6338</text:p>
          </table:table-cell>
          <table:table-cell office:value-type="string">
            <text:p>4647.9478</text:p>
          </table:table-cell>
          <table:table-cell office:value-type="string">
            <text:p>1535.3943</text:p>
          </table:table-cell>
          <table:table-cell office:value-type="string">
            <text:p>3112.5535</text:p>
          </table:table-cell>
          <table:table-cell office:value-type="string">
            <text:p>2888.2805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02];9;2); &quot;/&quot;; MID([.A102];6;2);&quot;/&quot;;MID([.A102];1;4);&quot;/&quot;)" office:value-type="string" office:string-value="11/04/2019/">
            <text:p>11/04/2019/</text:p>
          </table:table-cell>
        </table:table-row>
        <table:table-row table:style-name="ro1">
          <table:table-cell office:value-type="string">
            <text:p>2019-04-12T00:00:00.0/2019-04-13T00:00:00.0</text:p>
          </table:table-cell>
          <table:table-cell office:value-type="string">
            <text:p>8574.6201</text:p>
          </table:table-cell>
          <table:table-cell office:value-type="string">
            <text:p>6439.5405</text:p>
          </table:table-cell>
          <table:table-cell office:value-type="string">
            <text:p>5247.6641</text:p>
          </table:table-cell>
          <table:table-cell office:value-type="string">
            <text:p>1191.8766</text:p>
          </table:table-cell>
          <table:table-cell office:value-type="string">
            <text:p>9572.1807</text:p>
          </table:table-cell>
          <table:table-cell office:value-type="string">
            <text:p>2468.8108</text:p>
          </table:table-cell>
          <table:table-cell office:value-type="string">
            <text:p>118.2019</text:p>
          </table:table-cell>
          <table:table-cell office:value-type="string">
            <text:p>2350.6089</text:p>
          </table:table-cell>
          <table:table-cell office:value-type="string">
            <text:p>240.5295</text:p>
          </table:table-cell>
          <table:table-cell office:value-type="string">
            <text:p>0.9660</text:p>
          </table:table-cell>
          <table:table-cell table:number-columns-repeated="3"/>
          <table:table-cell table:formula="of:==CONCATENATE( MID([.A103];9;2); &quot;/&quot;; MID([.A103];6;2);&quot;/&quot;;MID([.A103];1;4);&quot;/&quot;)" office:value-type="string" office:string-value="12/04/2019/">
            <text:p>12/04/2019/</text:p>
          </table:table-cell>
        </table:table-row>
        <table:table-row table:style-name="ro1">
          <table:table-cell office:value-type="string">
            <text:p>2019-04-13T00:00:00.0/2019-04-14T00:00:00.0</text:p>
          </table:table-cell>
          <table:table-cell office:value-type="string">
            <text:p>8650.7422</text:p>
          </table:table-cell>
          <table:table-cell office:value-type="string">
            <text:p>6170.9487</text:p>
          </table:table-cell>
          <table:table-cell office:value-type="string">
            <text:p>4540.5991</text:p>
          </table:table-cell>
          <table:table-cell office:value-type="string">
            <text:p>1630.3494</text:p>
          </table:table-cell>
          <table:table-cell office:value-type="string">
            <text:p>8092.4233</text:p>
          </table:table-cell>
          <table:table-cell office:value-type="string">
            <text:p>2487.0327</text:p>
          </table:table-cell>
          <table:table-cell office:value-type="string">
            <text:p>239.9243</text:p>
          </table:table-cell>
          <table:table-cell office:value-type="string">
            <text:p>2247.1084</text:p>
          </table:table-cell>
          <table:table-cell office:value-type="string">
            <text:p>359.529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04];9;2); &quot;/&quot;; MID([.A104];6;2);&quot;/&quot;;MID([.A104];1;4);&quot;/&quot;)" office:value-type="string" office:string-value="13/04/2019/">
            <text:p>13/04/2019/</text:p>
          </table:table-cell>
        </table:table-row>
        <table:table-row table:style-name="ro1">
          <table:table-cell office:value-type="string">
            <text:p>2019-04-14T00:00:00.0/2019-04-15T00:00:00.0</text:p>
          </table:table-cell>
          <table:table-cell office:value-type="string">
            <text:p>8726.2529</text:p>
          </table:table-cell>
          <table:table-cell office:value-type="string">
            <text:p>6140.4478</text:p>
          </table:table-cell>
          <table:table-cell office:value-type="string">
            <text:p>4513.1509</text:p>
          </table:table-cell>
          <table:table-cell office:value-type="string">
            <text:p>1627.2968</text:p>
          </table:table-cell>
          <table:table-cell office:value-type="string">
            <text:p>8014.5757</text:p>
          </table:table-cell>
          <table:table-cell office:value-type="string">
            <text:p>2071.0703</text:p>
          </table:table-cell>
          <table:table-cell office:value-type="string">
            <text:p>181.5121</text:p>
          </table:table-cell>
          <table:table-cell office:value-type="string">
            <text:p>1889.5582</text:p>
          </table:table-cell>
          <table:table-cell office:value-type="string">
            <text:p>432.6524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05];9;2); &quot;/&quot;; MID([.A105];6;2);&quot;/&quot;;MID([.A105];1;4);&quot;/&quot;)" office:value-type="string" office:string-value="14/04/2019/">
            <text:p>14/04/2019/</text:p>
          </table:table-cell>
        </table:table-row>
        <table:table-row table:style-name="ro1">
          <table:table-cell office:value-type="string">
            <text:p>2019-04-15T00:00:00.0/2019-04-16T00:00:00.0</text:p>
          </table:table-cell>
          <table:table-cell office:value-type="string">
            <text:p>8801.1855</text:p>
          </table:table-cell>
          <table:table-cell office:value-type="string">
            <text:p>6681.2778</text:p>
          </table:table-cell>
          <table:table-cell office:value-type="string">
            <text:p>5670.7715</text:p>
          </table:table-cell>
          <table:table-cell office:value-type="string">
            <text:p>1010.5061</text:p>
          </table:table-cell>
          <table:table-cell office:value-type="string">
            <text:p>10277.3936</text:p>
          </table:table-cell>
          <table:table-cell office:value-type="string">
            <text:p>6681.2778</text:p>
          </table:table-cell>
          <table:table-cell office:value-type="string">
            <text:p>5670.7715</text:p>
          </table:table-cell>
          <table:table-cell office:value-type="string">
            <text:p>1010.5061</text:p>
          </table:table-cell>
          <table:table-cell office:value-type="string">
            <text:p>10277.3936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06];9;2); &quot;/&quot;; MID([.A106];6;2);&quot;/&quot;;MID([.A106];1;4);&quot;/&quot;)" office:value-type="string" office:string-value="15/04/2019/">
            <text:p>15/04/2019/</text:p>
          </table:table-cell>
        </table:table-row>
        <table:table-row table:style-name="ro1">
          <table:table-cell office:value-type="string">
            <text:p>2019-04-16T00:00:00.0/2019-04-17T00:00:00.0</text:p>
          </table:table-cell>
          <table:table-cell office:value-type="string">
            <text:p>8875.4629</text:p>
          </table:table-cell>
          <table:table-cell office:value-type="string">
            <text:p>6718.4614</text:p>
          </table:table-cell>
          <table:table-cell office:value-type="string">
            <text:p>5652.1528</text:p>
          </table:table-cell>
          <table:table-cell office:value-type="string">
            <text:p>1066.3083</text:p>
          </table:table-cell>
          <table:table-cell office:value-type="string">
            <text:p>10212.1055</text:p>
          </table:table-cell>
          <table:table-cell office:value-type="string">
            <text:p>6718.4614</text:p>
          </table:table-cell>
          <table:table-cell office:value-type="string">
            <text:p>5652.1528</text:p>
          </table:table-cell>
          <table:table-cell office:value-type="string">
            <text:p>1066.3083</text:p>
          </table:table-cell>
          <table:table-cell office:value-type="string">
            <text:p>10212.1055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07];9;2); &quot;/&quot;; MID([.A107];6;2);&quot;/&quot;;MID([.A107];1;4);&quot;/&quot;)" office:value-type="string" office:string-value="16/04/2019/">
            <text:p>16/04/2019/</text:p>
          </table:table-cell>
        </table:table-row>
        <table:table-row table:style-name="ro1">
          <table:table-cell office:value-type="string">
            <text:p>2019-04-17T00:00:00.0/2019-04-18T00:00:00.0</text:p>
          </table:table-cell>
          <table:table-cell office:value-type="string">
            <text:p>8949.1299</text:p>
          </table:table-cell>
          <table:table-cell office:value-type="string">
            <text:p>6675.4414</text:p>
          </table:table-cell>
          <table:table-cell office:value-type="string">
            <text:p>5550.7383</text:p>
          </table:table-cell>
          <table:table-cell office:value-type="string">
            <text:p>1124.7031</text:p>
          </table:table-cell>
          <table:table-cell office:value-type="string">
            <text:p>10038.3721</text:p>
          </table:table-cell>
          <table:table-cell office:value-type="string">
            <text:p>6282.9897</text:p>
          </table:table-cell>
          <table:table-cell office:value-type="string">
            <text:p>4732.4619</text:p>
          </table:table-cell>
          <table:table-cell office:value-type="string">
            <text:p>1550.5280</text:p>
          </table:table-cell>
          <table:table-cell office:value-type="string">
            <text:p>8524.8594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08];9;2); &quot;/&quot;; MID([.A108];6;2);&quot;/&quot;;MID([.A108];1;4);&quot;/&quot;)" office:value-type="string" office:string-value="17/04/2019/">
            <text:p>17/04/2019/</text:p>
          </table:table-cell>
        </table:table-row>
        <table:table-row table:style-name="ro1">
          <table:table-cell office:value-type="string">
            <text:p>2019-04-18T00:00:00.0/2019-04-19T00:00:00.0</text:p>
          </table:table-cell>
          <table:table-cell office:value-type="string">
            <text:p>9022.0977</text:p>
          </table:table-cell>
          <table:table-cell office:value-type="string">
            <text:p>6776.0620</text:p>
          </table:table-cell>
          <table:table-cell office:value-type="string">
            <text:p>5613.4658</text:p>
          </table:table-cell>
          <table:table-cell office:value-type="string">
            <text:p>1162.5961</text:p>
          </table:table-cell>
          <table:table-cell office:value-type="string">
            <text:p>10044.4639</text:p>
          </table:table-cell>
          <table:table-cell office:value-type="string">
            <text:p>6776.0620</text:p>
          </table:table-cell>
          <table:table-cell office:value-type="string">
            <text:p>5613.4658</text:p>
          </table:table-cell>
          <table:table-cell office:value-type="string">
            <text:p>1162.5961</text:p>
          </table:table-cell>
          <table:table-cell office:value-type="string">
            <text:p>10044.4639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09];9;2); &quot;/&quot;; MID([.A109];6;2);&quot;/&quot;;MID([.A109];1;4);&quot;/&quot;)" office:value-type="string" office:string-value="18/04/2019/">
            <text:p>18/04/2019/</text:p>
          </table:table-cell>
        </table:table-row>
        <table:table-row table:style-name="ro1">
          <table:table-cell office:value-type="string">
            <text:p>2019-04-19T00:00:00.0/2019-04-20T00:00:00.0</text:p>
          </table:table-cell>
          <table:table-cell office:value-type="string">
            <text:p>9094.4238</text:p>
          </table:table-cell>
          <table:table-cell office:value-type="string">
            <text:p>6934.9272</text:p>
          </table:table-cell>
          <table:table-cell office:value-type="string">
            <text:p>5831.0186</text:p>
          </table:table-cell>
          <table:table-cell office:value-type="string">
            <text:p>1103.9086</text:p>
          </table:table-cell>
          <table:table-cell office:value-type="string">
            <text:p>10409.7725</text:p>
          </table:table-cell>
          <table:table-cell office:value-type="string">
            <text:p>6934.9272</text:p>
          </table:table-cell>
          <table:table-cell office:value-type="string">
            <text:p>5831.0186</text:p>
          </table:table-cell>
          <table:table-cell office:value-type="string">
            <text:p>1103.9086</text:p>
          </table:table-cell>
          <table:table-cell office:value-type="string">
            <text:p>10409.7725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10];9;2); &quot;/&quot;; MID([.A110];6;2);&quot;/&quot;;MID([.A110];1;4);&quot;/&quot;)" office:value-type="string" office:string-value="19/04/2019/">
            <text:p>19/04/2019/</text:p>
          </table:table-cell>
        </table:table-row>
        <table:table-row table:style-name="ro1">
          <table:table-cell office:value-type="string">
            <text:p>2019-04-20T00:00:00.0/2019-04-21T00:00:00.0</text:p>
          </table:table-cell>
          <table:table-cell office:value-type="string">
            <text:p>9166.0098</text:p>
          </table:table-cell>
          <table:table-cell office:value-type="string">
            <text:p>7087.1025</text:p>
          </table:table-cell>
          <table:table-cell office:value-type="string">
            <text:p>6104.7773</text:p>
          </table:table-cell>
          <table:table-cell office:value-type="string">
            <text:p>982.3251</text:p>
          </table:table-cell>
          <table:table-cell office:value-type="string">
            <text:p>10914.3691</text:p>
          </table:table-cell>
          <table:table-cell office:value-type="string">
            <text:p>6945.3667</text:p>
          </table:table-cell>
          <table:table-cell office:value-type="string">
            <text:p>5726.5356</text:p>
          </table:table-cell>
          <table:table-cell office:value-type="string">
            <text:p>1218.8308</text:p>
          </table:table-cell>
          <table:table-cell office:value-type="string">
            <text:p>10315.0918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11];9;2); &quot;/&quot;; MID([.A111];6;2);&quot;/&quot;;MID([.A111];1;4);&quot;/&quot;)" office:value-type="string" office:string-value="20/04/2019/">
            <text:p>20/04/2019/</text:p>
          </table:table-cell>
        </table:table-row>
        <table:table-row table:style-name="ro1">
          <table:table-cell office:value-type="string">
            <text:p>2019-04-21T00:00:00.0/2019-04-22T00:00:00.0</text:p>
          </table:table-cell>
          <table:table-cell office:value-type="string">
            <text:p>9236.9238</text:p>
          </table:table-cell>
          <table:table-cell office:value-type="string">
            <text:p>7013.7954</text:p>
          </table:table-cell>
          <table:table-cell office:value-type="string">
            <text:p>5917.8311</text:p>
          </table:table-cell>
          <table:table-cell office:value-type="string">
            <text:p>1095.9641</text:p>
          </table:table-cell>
          <table:table-cell office:value-type="string">
            <text:p>10456.9502</text:p>
          </table:table-cell>
          <table:table-cell office:value-type="string">
            <text:p>7013.7954</text:p>
          </table:table-cell>
          <table:table-cell office:value-type="string">
            <text:p>5917.8311</text:p>
          </table:table-cell>
          <table:table-cell office:value-type="string">
            <text:p>1095.9641</text:p>
          </table:table-cell>
          <table:table-cell office:value-type="string">
            <text:p>10456.9502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12];9;2); &quot;/&quot;; MID([.A112];6;2);&quot;/&quot;;MID([.A112];1;4);&quot;/&quot;)" office:value-type="string" office:string-value="21/04/2019/">
            <text:p>21/04/2019/</text:p>
          </table:table-cell>
        </table:table-row>
        <table:table-row table:style-name="ro1">
          <table:table-cell office:value-type="string">
            <text:p>2019-04-22T00:00:00.0/2019-04-23T00:00:00.0</text:p>
          </table:table-cell>
          <table:table-cell office:value-type="string">
            <text:p>9307.0898</text:p>
          </table:table-cell>
          <table:table-cell office:value-type="string">
            <text:p>7077.6313</text:p>
          </table:table-cell>
          <table:table-cell office:value-type="string">
            <text:p>5968.3594</text:p>
          </table:table-cell>
          <table:table-cell office:value-type="string">
            <text:p>1109.2719</text:p>
          </table:table-cell>
          <table:table-cell office:value-type="string">
            <text:p>10522.8955</text:p>
          </table:table-cell>
          <table:table-cell office:value-type="string">
            <text:p>7077.6313</text:p>
          </table:table-cell>
          <table:table-cell office:value-type="string">
            <text:p>5968.3594</text:p>
          </table:table-cell>
          <table:table-cell office:value-type="string">
            <text:p>1109.2719</text:p>
          </table:table-cell>
          <table:table-cell office:value-type="string">
            <text:p>10522.8955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13];9;2); &quot;/&quot;; MID([.A113];6;2);&quot;/&quot;;MID([.A113];1;4);&quot;/&quot;)" office:value-type="string" office:string-value="22/04/2019/">
            <text:p>22/04/2019/</text:p>
          </table:table-cell>
        </table:table-row>
        <table:table-row table:style-name="ro1">
          <table:table-cell office:value-type="string">
            <text:p>2019-04-23T00:00:00.0/2019-04-24T00:00:00.0</text:p>
          </table:table-cell>
          <table:table-cell office:value-type="string">
            <text:p>9376.4854</text:p>
          </table:table-cell>
          <table:table-cell office:value-type="string">
            <text:p>6424.9429</text:p>
          </table:table-cell>
          <table:table-cell office:value-type="string">
            <text:p>4256.5215</text:p>
          </table:table-cell>
          <table:table-cell office:value-type="string">
            <text:p>2168.4211</text:p>
          </table:table-cell>
          <table:table-cell office:value-type="string">
            <text:p>7059.0713</text:p>
          </table:table-cell>
          <table:table-cell office:value-type="string">
            <text:p>3920.6741</text:p>
          </table:table-cell>
          <table:table-cell office:value-type="string">
            <text:p>1351.9901</text:p>
          </table:table-cell>
          <table:table-cell office:value-type="string">
            <text:p>2568.6841</text:p>
          </table:table-cell>
          <table:table-cell office:value-type="string">
            <text:p>2730.7275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14];9;2); &quot;/&quot;; MID([.A114];6;2);&quot;/&quot;;MID([.A114];1;4);&quot;/&quot;)" office:value-type="string" office:string-value="23/04/2019/">
            <text:p>23/04/2019/</text:p>
          </table:table-cell>
        </table:table-row>
        <table:table-row table:style-name="ro1">
          <table:table-cell office:value-type="string">
            <text:p>2019-04-24T00:00:00.0/2019-04-25T00:00:00.0</text:p>
          </table:table-cell>
          <table:table-cell office:value-type="string">
            <text:p>9445.1299</text:p>
          </table:table-cell>
          <table:table-cell office:value-type="string">
            <text:p>6615.1025</text:p>
          </table:table-cell>
          <table:table-cell office:value-type="string">
            <text:p>4694.8843</text:p>
          </table:table-cell>
          <table:table-cell office:value-type="string">
            <text:p>1920.2181</text:p>
          </table:table-cell>
          <table:table-cell office:value-type="string">
            <text:p>7838.3652</text:p>
          </table:table-cell>
          <table:table-cell office:value-type="string">
            <text:p>4992.3135</text:p>
          </table:table-cell>
          <table:table-cell office:value-type="string">
            <text:p>3072.5205</text:p>
          </table:table-cell>
          <table:table-cell office:value-type="string">
            <text:p>1919.7927</text:p>
          </table:table-cell>
          <table:table-cell office:value-type="string">
            <text:p>4932.7271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15];9;2); &quot;/&quot;; MID([.A115];6;2);&quot;/&quot;;MID([.A115];1;4);&quot;/&quot;)" office:value-type="string" office:string-value="24/04/2019/">
            <text:p>24/04/2019/</text:p>
          </table:table-cell>
        </table:table-row>
        <table:table-row table:style-name="ro1">
          <table:table-cell office:value-type="string">
            <text:p>2019-04-25T00:00:00.0/2019-04-26T00:00:00.0</text:p>
          </table:table-cell>
          <table:table-cell office:value-type="string">
            <text:p>9512.9648</text:p>
          </table:table-cell>
          <table:table-cell office:value-type="string">
            <text:p>6869.8105</text:p>
          </table:table-cell>
          <table:table-cell office:value-type="string">
            <text:p>5315.9956</text:p>
          </table:table-cell>
          <table:table-cell office:value-type="string">
            <text:p>1553.8148</text:p>
          </table:table-cell>
          <table:table-cell office:value-type="string">
            <text:p>8957.7959</text:p>
          </table:table-cell>
          <table:table-cell office:value-type="string">
            <text:p>6590.0020</text:p>
          </table:table-cell>
          <table:table-cell office:value-type="string">
            <text:p>4803.5483</text:p>
          </table:table-cell>
          <table:table-cell office:value-type="string">
            <text:p>1786.4535</text:p>
          </table:table-cell>
          <table:table-cell office:value-type="string">
            <text:p>8038.6558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16];9;2); &quot;/&quot;; MID([.A116];6;2);&quot;/&quot;;MID([.A116];1;4);&quot;/&quot;)" office:value-type="string" office:string-value="25/04/2019/">
            <text:p>25/04/2019/</text:p>
          </table:table-cell>
        </table:table-row>
        <table:table-row table:style-name="ro1">
          <table:table-cell office:value-type="string">
            <text:p>2019-04-26T00:00:00.0/2019-04-27T00:00:00.0</text:p>
          </table:table-cell>
          <table:table-cell office:value-type="string">
            <text:p>9580.0176</text:p>
          </table:table-cell>
          <table:table-cell office:value-type="string">
            <text:p>6804.2871</text:p>
          </table:table-cell>
          <table:table-cell office:value-type="string">
            <text:p>5063.1631</text:p>
          </table:table-cell>
          <table:table-cell office:value-type="string">
            <text:p>1741.1240</text:p>
          </table:table-cell>
          <table:table-cell office:value-type="string">
            <text:p>8408.3271</text:p>
          </table:table-cell>
          <table:table-cell office:value-type="string">
            <text:p>5077.3340</text:p>
          </table:table-cell>
          <table:table-cell office:value-type="string">
            <text:p>2273.8862</text:p>
          </table:table-cell>
          <table:table-cell office:value-type="string">
            <text:p>2803.4478</text:p>
          </table:table-cell>
          <table:table-cell office:value-type="string">
            <text:p>3947.4600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17];9;2); &quot;/&quot;; MID([.A117];6;2);&quot;/&quot;;MID([.A117];1;4);&quot;/&quot;)" office:value-type="string" office:string-value="26/04/2019/">
            <text:p>26/04/2019/</text:p>
          </table:table-cell>
        </table:table-row>
        <table:table-row table:style-name="ro1">
          <table:table-cell office:value-type="string">
            <text:p>2019-04-27T00:00:00.0/2019-04-28T00:00:00.0</text:p>
          </table:table-cell>
          <table:table-cell office:value-type="string">
            <text:p>9646.2207</text:p>
          </table:table-cell>
          <table:table-cell office:value-type="string">
            <text:p>7186.7773</text:p>
          </table:table-cell>
          <table:table-cell office:value-type="string">
            <text:p>5847.6641</text:p>
          </table:table-cell>
          <table:table-cell office:value-type="string">
            <text:p>1339.1129</text:p>
          </table:table-cell>
          <table:table-cell office:value-type="string">
            <text:p>9965.1943</text:p>
          </table:table-cell>
          <table:table-cell office:value-type="string">
            <text:p>2336.2158</text:p>
          </table:table-cell>
          <table:table-cell office:value-type="string">
            <text:p>172.7004</text:p>
          </table:table-cell>
          <table:table-cell office:value-type="string">
            <text:p>2163.5154</text:p>
          </table:table-cell>
          <table:table-cell office:value-type="string">
            <text:p>366.7135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18];9;2); &quot;/&quot;; MID([.A118];6;2);&quot;/&quot;;MID([.A118];1;4);&quot;/&quot;)" office:value-type="string" office:string-value="27/04/2019/">
            <text:p>27/04/2019/</text:p>
          </table:table-cell>
        </table:table-row>
        <table:table-row table:style-name="ro1">
          <table:table-cell office:value-type="string">
            <text:p>2019-04-28T00:00:00.0/2019-04-29T00:00:00.0</text:p>
          </table:table-cell>
          <table:table-cell office:value-type="string">
            <text:p>9711.6074</text:p>
          </table:table-cell>
          <table:table-cell office:value-type="string">
            <text:p>7379.6729</text:p>
          </table:table-cell>
          <table:table-cell office:value-type="string">
            <text:p>6097.9248</text:p>
          </table:table-cell>
          <table:table-cell office:value-type="string">
            <text:p>1281.7482</text:p>
          </table:table-cell>
          <table:table-cell office:value-type="string">
            <text:p>10431.1250</text:p>
          </table:table-cell>
          <table:table-cell office:value-type="string">
            <text:p>3643.8008</text:p>
          </table:table-cell>
          <table:table-cell office:value-type="string">
            <text:p>855.4240</text:p>
          </table:table-cell>
          <table:table-cell office:value-type="string">
            <text:p>2788.3770</text:p>
          </table:table-cell>
          <table:table-cell office:value-type="string">
            <text:p>2381.5107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19];9;2); &quot;/&quot;; MID([.A119];6;2);&quot;/&quot;;MID([.A119];1;4);&quot;/&quot;)" office:value-type="string" office:string-value="28/04/2019/">
            <text:p>28/04/2019/</text:p>
          </table:table-cell>
        </table:table-row>
        <table:table-row table:style-name="ro1">
          <table:table-cell office:value-type="string">
            <text:p>2019-04-29T00:00:00.0/2019-04-30T00:00:00.0</text:p>
          </table:table-cell>
          <table:table-cell office:value-type="string">
            <text:p>9776.0830</text:p>
          </table:table-cell>
          <table:table-cell office:value-type="string">
            <text:p>7164.8540</text:p>
          </table:table-cell>
          <table:table-cell office:value-type="string">
            <text:p>5794.9414</text:p>
          </table:table-cell>
          <table:table-cell office:value-type="string">
            <text:p>1369.9127</text:p>
          </table:table-cell>
          <table:table-cell office:value-type="string">
            <text:p>9600.5205</text:p>
          </table:table-cell>
          <table:table-cell office:value-type="string">
            <text:p>2742.9565</text:p>
          </table:table-cell>
          <table:table-cell office:value-type="string">
            <text:p>1171.9008</text:p>
          </table:table-cell>
          <table:table-cell office:value-type="string">
            <text:p>1571.0557</text:p>
          </table:table-cell>
          <table:table-cell office:value-type="string">
            <text:p>1819.6959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20];9;2); &quot;/&quot;; MID([.A120];6;2);&quot;/&quot;;MID([.A120];1;4);&quot;/&quot;)" office:value-type="string" office:string-value="29/04/2019/">
            <text:p>29/04/2019/</text:p>
          </table:table-cell>
        </table:table-row>
        <table:table-row table:style-name="ro1">
          <table:table-cell office:value-type="string">
            <text:p>2019-04-30T00:00:00.0/2019-05-01T00:00:00.0</text:p>
          </table:table-cell>
          <table:table-cell office:value-type="string">
            <text:p>9839.7422</text:p>
          </table:table-cell>
          <table:table-cell office:value-type="string">
            <text:p>7021.5420</text:p>
          </table:table-cell>
          <table:table-cell office:value-type="string">
            <text:p>5181.6665</text:p>
          </table:table-cell>
          <table:table-cell office:value-type="string">
            <text:p>1839.8759</text:p>
          </table:table-cell>
          <table:table-cell office:value-type="string">
            <text:p>8532.9492</text:p>
          </table:table-cell>
          <table:table-cell office:value-type="string">
            <text:p>5390.8408</text:p>
          </table:table-cell>
          <table:table-cell office:value-type="string">
            <text:p>2799.0552</text:p>
          </table:table-cell>
          <table:table-cell office:value-type="string">
            <text:p>2591.7856</text:p>
          </table:table-cell>
          <table:table-cell office:value-type="string">
            <text:p>3952.8611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21];9;2); &quot;/&quot;; MID([.A121];6;2);&quot;/&quot;;MID([.A121];1;4);&quot;/&quot;)" office:value-type="string" office:string-value="30/04/2019/">
            <text:p>30/04/2019/</text:p>
          </table:table-cell>
        </table:table-row>
        <table:table-row table:style-name="ro1">
          <table:table-cell office:value-type="string">
            <text:p>2019-05-01T00:00:00.0/2019-05-02T00:00:00.0</text:p>
          </table:table-cell>
          <table:table-cell office:value-type="string">
            <text:p>9902.4736</text:p>
          </table:table-cell>
          <table:table-cell office:value-type="string">
            <text:p>6938.6450</text:p>
          </table:table-cell>
          <table:table-cell office:value-type="string">
            <text:p>4859.9478</text:p>
          </table:table-cell>
          <table:table-cell office:value-type="string">
            <text:p>2078.6970</text:p>
          </table:table-cell>
          <table:table-cell office:value-type="string">
            <text:p>8136.5913</text:p>
          </table:table-cell>
          <table:table-cell office:value-type="string">
            <text:p>4025.9197</text:p>
          </table:table-cell>
          <table:table-cell office:value-type="string">
            <text:p>1075.8806</text:p>
          </table:table-cell>
          <table:table-cell office:value-type="string">
            <text:p>2950.0391</text:p>
          </table:table-cell>
          <table:table-cell office:value-type="string">
            <text:p>2262.6931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22];9;2); &quot;/&quot;; MID([.A122];6;2);&quot;/&quot;;MID([.A122];1;4);&quot;/&quot;)" office:value-type="string" office:string-value="01/05/2019/">
            <text:p>01/05/2019/</text:p>
          </table:table-cell>
        </table:table-row>
        <table:table-row table:style-name="ro1">
          <table:table-cell office:value-type="string">
            <text:p>2019-05-02T00:00:00.0/2019-05-03T00:00:00.0</text:p>
          </table:table-cell>
          <table:table-cell office:value-type="string">
            <text:p>9964.3184</text:p>
          </table:table-cell>
          <table:table-cell office:value-type="string">
            <text:p>7117.1509</text:p>
          </table:table-cell>
          <table:table-cell office:value-type="string">
            <text:p>5291.7720</text:p>
          </table:table-cell>
          <table:table-cell office:value-type="string">
            <text:p>1825.3793</text:p>
          </table:table-cell>
          <table:table-cell office:value-type="string">
            <text:p>8646.6377</text:p>
          </table:table-cell>
          <table:table-cell office:value-type="string">
            <text:p>5061.3838</text:p>
          </table:table-cell>
          <table:table-cell office:value-type="string">
            <text:p>1870.1881</text:p>
          </table:table-cell>
          <table:table-cell office:value-type="string">
            <text:p>3191.1956</text:p>
          </table:table-cell>
          <table:table-cell office:value-type="string">
            <text:p>3216.5552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23];9;2); &quot;/&quot;; MID([.A123];6;2);&quot;/&quot;;MID([.A123];1;4);&quot;/&quot;)" office:value-type="string" office:string-value="02/05/2019/">
            <text:p>02/05/2019/</text:p>
          </table:table-cell>
        </table:table-row>
        <table:table-row table:style-name="ro1">
          <table:table-cell office:value-type="string">
            <text:p>2019-05-03T00:00:00.0/2019-05-04T00:00:00.0</text:p>
          </table:table-cell>
          <table:table-cell office:value-type="string">
            <text:p>10025.1748</text:p>
          </table:table-cell>
          <table:table-cell office:value-type="string">
            <text:p>7148.2954</text:p>
          </table:table-cell>
          <table:table-cell office:value-type="string">
            <text:p>5275.9443</text:p>
          </table:table-cell>
          <table:table-cell office:value-type="string">
            <text:p>1872.3506</text:p>
          </table:table-cell>
          <table:table-cell office:value-type="string">
            <text:p>8483.3652</text:p>
          </table:table-cell>
          <table:table-cell office:value-type="string">
            <text:p>2385.4338</text:p>
          </table:table-cell>
          <table:table-cell office:value-type="string">
            <text:p>332.4106</text:p>
          </table:table-cell>
          <table:table-cell office:value-type="string">
            <text:p>2053.0232</text:p>
          </table:table-cell>
          <table:table-cell office:value-type="string">
            <text:p>766.2082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24];9;2); &quot;/&quot;; MID([.A124];6;2);&quot;/&quot;;MID([.A124];1;4);&quot;/&quot;)" office:value-type="string" office:string-value="03/05/2019/">
            <text:p>03/05/2019/</text:p>
          </table:table-cell>
        </table:table-row>
        <table:table-row table:style-name="ro1">
          <table:table-cell office:value-type="string">
            <text:p>2019-05-04T00:00:00.0/2019-05-05T00:00:00.0</text:p>
          </table:table-cell>
          <table:table-cell office:value-type="string">
            <text:p>10085.1475</text:p>
          </table:table-cell>
          <table:table-cell office:value-type="string">
            <text:p>7523.4927</text:p>
          </table:table-cell>
          <table:table-cell office:value-type="string">
            <text:p>6111.3169</text:p>
          </table:table-cell>
          <table:table-cell office:value-type="string">
            <text:p>1412.1760</text:p>
          </table:table-cell>
          <table:table-cell office:value-type="string">
            <text:p>10269.1807</text:p>
          </table:table-cell>
          <table:table-cell office:value-type="string">
            <text:p>4092.9409</text:p>
          </table:table-cell>
          <table:table-cell office:value-type="string">
            <text:p>1014.1561</text:p>
          </table:table-cell>
          <table:table-cell office:value-type="string">
            <text:p>3078.7849</text:p>
          </table:table-cell>
          <table:table-cell office:value-type="string">
            <text:p>1652.3618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25];9;2); &quot;/&quot;; MID([.A125];6;2);&quot;/&quot;;MID([.A125];1;4);&quot;/&quot;)" office:value-type="string" office:string-value="04/05/2019/">
            <text:p>04/05/2019/</text:p>
          </table:table-cell>
        </table:table-row>
        <table:table-row table:style-name="ro1">
          <table:table-cell office:value-type="string">
            <text:p>2019-05-05T00:00:00.0/2019-05-06T00:00:00.0</text:p>
          </table:table-cell>
          <table:table-cell office:value-type="string">
            <text:p>10144.1182</text:p>
          </table:table-cell>
          <table:table-cell office:value-type="string">
            <text:p>7796.8936</text:p>
          </table:table-cell>
          <table:table-cell office:value-type="string">
            <text:p>6625.4385</text:p>
          </table:table-cell>
          <table:table-cell office:value-type="string">
            <text:p>1171.4554</text:p>
          </table:table-cell>
          <table:table-cell office:value-type="string">
            <text:p>11146.2891</text:p>
          </table:table-cell>
          <table:table-cell office:value-type="string">
            <text:p>3640.8701</text:p>
          </table:table-cell>
          <table:table-cell office:value-type="string">
            <text:p>372.9913</text:p>
          </table:table-cell>
          <table:table-cell office:value-type="string">
            <text:p>3267.8787</text:p>
          </table:table-cell>
          <table:table-cell office:value-type="string">
            <text:p>593.2924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26];9;2); &quot;/&quot;; MID([.A126];6;2);&quot;/&quot;;MID([.A126];1;4);&quot;/&quot;)" office:value-type="string" office:string-value="05/05/2019/">
            <text:p>05/05/2019/</text:p>
          </table:table-cell>
        </table:table-row>
        <table:table-row table:style-name="ro1">
          <table:table-cell office:value-type="string">
            <text:p>2019-05-06T00:00:00.0/2019-05-07T00:00:00.0</text:p>
          </table:table-cell>
          <table:table-cell office:value-type="string">
            <text:p>10202.1045</text:p>
          </table:table-cell>
          <table:table-cell office:value-type="string">
            <text:p>7611.6494</text:p>
          </table:table-cell>
          <table:table-cell office:value-type="string">
            <text:p>6103.9551</text:p>
          </table:table-cell>
          <table:table-cell office:value-type="string">
            <text:p>1507.6942</text:p>
          </table:table-cell>
          <table:table-cell office:value-type="string">
            <text:p>10139.3828</text:p>
          </table:table-cell>
          <table:table-cell office:value-type="string">
            <text:p>4575.2080</text:p>
          </table:table-cell>
          <table:table-cell office:value-type="string">
            <text:p>1788.5712</text:p>
          </table:table-cell>
          <table:table-cell office:value-type="string">
            <text:p>2786.6370</text:p>
          </table:table-cell>
          <table:table-cell office:value-type="string">
            <text:p>3261.9102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27];9;2); &quot;/&quot;; MID([.A127];6;2);&quot;/&quot;;MID([.A127];1;4);&quot;/&quot;)" office:value-type="string" office:string-value="06/05/2019/">
            <text:p>06/05/2019/</text:p>
          </table:table-cell>
        </table:table-row>
        <table:table-row table:style-name="ro1">
          <table:table-cell office:value-type="string">
            <text:p>2019-05-07T00:00:00.0/2019-05-08T00:00:00.0</text:p>
          </table:table-cell>
          <table:table-cell office:value-type="string">
            <text:p>10259.0986</text:p>
          </table:table-cell>
          <table:table-cell office:value-type="string">
            <text:p>7668.8921</text:p>
          </table:table-cell>
          <table:table-cell office:value-type="string">
            <text:p>6169.8081</text:p>
          </table:table-cell>
          <table:table-cell office:value-type="string">
            <text:p>1499.0840</text:p>
          </table:table-cell>
          <table:table-cell office:value-type="string">
            <text:p>10231.8789</text:p>
          </table:table-cell>
          <table:table-cell office:value-type="string">
            <text:p>5527.6836</text:p>
          </table:table-cell>
          <table:table-cell office:value-type="string">
            <text:p>2828.9490</text:p>
          </table:table-cell>
          <table:table-cell office:value-type="string">
            <text:p>2698.7349</text:p>
          </table:table-cell>
          <table:table-cell office:value-type="string">
            <text:p>5084.5703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28];9;2); &quot;/&quot;; MID([.A128];6;2);&quot;/&quot;;MID([.A128];1;4);&quot;/&quot;)" office:value-type="string" office:string-value="07/05/2019/">
            <text:p>07/05/2019/</text:p>
          </table:table-cell>
        </table:table-row>
        <table:table-row table:style-name="ro1">
          <table:table-cell office:value-type="string">
            <text:p>2019-05-08T00:00:00.0/2019-05-09T00:00:00.0</text:p>
          </table:table-cell>
          <table:table-cell office:value-type="string">
            <text:p>10315.0928</text:p>
          </table:table-cell>
          <table:table-cell office:value-type="string">
            <text:p>7501.1899</text:p>
          </table:table-cell>
          <table:table-cell office:value-type="string">
            <text:p>5832.9141</text:p>
          </table:table-cell>
          <table:table-cell office:value-type="string">
            <text:p>1668.2755</text:p>
          </table:table-cell>
          <table:table-cell office:value-type="string">
            <text:p>9438.1260</text:p>
          </table:table-cell>
          <table:table-cell office:value-type="string">
            <text:p>7092.5825</text:p>
          </table:table-cell>
          <table:table-cell office:value-type="string">
            <text:p>4791.6621</text:p>
          </table:table-cell>
          <table:table-cell office:value-type="string">
            <text:p>2300.9207</text:p>
          </table:table-cell>
          <table:table-cell office:value-type="string">
            <text:p>7421.3120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29];9;2); &quot;/&quot;; MID([.A129];6;2);&quot;/&quot;;MID([.A129];1;4);&quot;/&quot;)" office:value-type="string" office:string-value="08/05/2019/">
            <text:p>08/05/2019/</text:p>
          </table:table-cell>
        </table:table-row>
        <table:table-row table:style-name="ro1">
          <table:table-cell office:value-type="string">
            <text:p>2019-05-09T00:00:00.0/2019-05-10T00:00:00.0</text:p>
          </table:table-cell>
          <table:table-cell office:value-type="string">
            <text:p>10370.0068</text:p>
          </table:table-cell>
          <table:table-cell office:value-type="string">
            <text:p>7750.2202</text:p>
          </table:table-cell>
          <table:table-cell office:value-type="string">
            <text:p>6329.5757</text:p>
          </table:table-cell>
          <table:table-cell office:value-type="string">
            <text:p>1420.6444</text:p>
          </table:table-cell>
          <table:table-cell office:value-type="string">
            <text:p>10276.1592</text:p>
          </table:table-cell>
          <table:table-cell office:value-type="string">
            <text:p>3665.4604</text:p>
          </table:table-cell>
          <table:table-cell office:value-type="string">
            <text:p>797.8871</text:p>
          </table:table-cell>
          <table:table-cell office:value-type="string">
            <text:p>2867.5735</text:p>
          </table:table-cell>
          <table:table-cell office:value-type="string">
            <text:p>1616.8265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30];9;2); &quot;/&quot;; MID([.A130];6;2);&quot;/&quot;;MID([.A130];1;4);&quot;/&quot;)" office:value-type="string" office:string-value="09/05/2019/">
            <text:p>09/05/2019/</text:p>
          </table:table-cell>
        </table:table-row>
        <table:table-row table:style-name="ro1">
          <table:table-cell office:value-type="string">
            <text:p>2019-05-10T00:00:00.0/2019-05-11T00:00:00.0</text:p>
          </table:table-cell>
          <table:table-cell office:value-type="string">
            <text:p>10423.9189</text:p>
          </table:table-cell>
          <table:table-cell office:value-type="string">
            <text:p>7839.5415</text:p>
          </table:table-cell>
          <table:table-cell office:value-type="string">
            <text:p>6491.1494</text:p>
          </table:table-cell>
          <table:table-cell office:value-type="string">
            <text:p>1348.3923</text:p>
          </table:table-cell>
          <table:table-cell office:value-type="string">
            <text:p>10705.9326</text:p>
          </table:table-cell>
          <table:table-cell office:value-type="string">
            <text:p>4910.3911</text:p>
          </table:table-cell>
          <table:table-cell office:value-type="string">
            <text:p>1898.8893</text:p>
          </table:table-cell>
          <table:table-cell office:value-type="string">
            <text:p>3011.5020</text:p>
          </table:table-cell>
          <table:table-cell office:value-type="string">
            <text:p>3500.3699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31];9;2); &quot;/&quot;; MID([.A131];6;2);&quot;/&quot;;MID([.A131];1;4);&quot;/&quot;)" office:value-type="string" office:string-value="10/05/2019/">
            <text:p>10/05/2019/</text:p>
          </table:table-cell>
        </table:table-row>
        <table:table-row table:style-name="ro1">
          <table:table-cell office:value-type="string">
            <text:p>2019-05-11T00:00:00.0/2019-05-12T00:00:00.0</text:p>
          </table:table-cell>
          <table:table-cell office:value-type="string">
            <text:p>10476.7188</text:p>
          </table:table-cell>
          <table:table-cell office:value-type="string">
            <text:p>7579.0630</text:p>
          </table:table-cell>
          <table:table-cell office:value-type="string">
            <text:p>5873.9424</text:p>
          </table:table-cell>
          <table:table-cell office:value-type="string">
            <text:p>1705.1206</text:p>
          </table:table-cell>
          <table:table-cell office:value-type="string">
            <text:p>9575.3252</text:p>
          </table:table-cell>
          <table:table-cell office:value-type="string">
            <text:p>4251.4780</text:p>
          </table:table-cell>
          <table:table-cell office:value-type="string">
            <text:p>1150.8481</text:p>
          </table:table-cell>
          <table:table-cell office:value-type="string">
            <text:p>3100.6299</text:p>
          </table:table-cell>
          <table:table-cell office:value-type="string">
            <text:p>2542.6375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32];9;2); &quot;/&quot;; MID([.A132];6;2);&quot;/&quot;;MID([.A132];1;4);&quot;/&quot;)" office:value-type="string" office:string-value="11/05/2019/">
            <text:p>11/05/2019/</text:p>
          </table:table-cell>
        </table:table-row>
        <table:table-row table:style-name="ro1">
          <table:table-cell office:value-type="string">
            <text:p>2019-05-12T00:00:00.0/2019-05-13T00:00:00.0</text:p>
          </table:table-cell>
          <table:table-cell office:value-type="string">
            <text:p>10528.4551</text:p>
          </table:table-cell>
          <table:table-cell office:value-type="string">
            <text:p>7795.0059</text:p>
          </table:table-cell>
          <table:table-cell office:value-type="string">
            <text:p>6415.9243</text:p>
          </table:table-cell>
          <table:table-cell office:value-type="string">
            <text:p>1379.0815</text:p>
          </table:table-cell>
          <table:table-cell office:value-type="string">
            <text:p>10313.5439</text:p>
          </table:table-cell>
          <table:table-cell office:value-type="string">
            <text:p>2602.6152</text:p>
          </table:table-cell>
          <table:table-cell office:value-type="string">
            <text:p>188.3633</text:p>
          </table:table-cell>
          <table:table-cell office:value-type="string">
            <text:p>2414.2517</text:p>
          </table:table-cell>
          <table:table-cell office:value-type="string">
            <text:p>476.5823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33];9;2); &quot;/&quot;; MID([.A133];6;2);&quot;/&quot;;MID([.A133];1;4);&quot;/&quot;)" office:value-type="string" office:string-value="12/05/2019/">
            <text:p>12/05/2019/</text:p>
          </table:table-cell>
        </table:table-row>
        <table:table-row table:style-name="ro1">
          <table:table-cell office:value-type="string">
            <text:p>2019-05-13T00:00:00.0/2019-05-14T00:00:00.0</text:p>
          </table:table-cell>
          <table:table-cell office:value-type="string">
            <text:p>10579.1113</text:p>
          </table:table-cell>
          <table:table-cell office:value-type="string">
            <text:p>8139.7554</text:p>
          </table:table-cell>
          <table:table-cell office:value-type="string">
            <text:p>6972.7495</text:p>
          </table:table-cell>
          <table:table-cell office:value-type="string">
            <text:p>1167.0060</text:p>
          </table:table-cell>
          <table:table-cell office:value-type="string">
            <text:p>11533.8008</text:p>
          </table:table-cell>
          <table:table-cell office:value-type="string">
            <text:p>5705.8633</text:p>
          </table:table-cell>
          <table:table-cell office:value-type="string">
            <text:p>2433.0796</text:p>
          </table:table-cell>
          <table:table-cell office:value-type="string">
            <text:p>3272.7834</text:p>
          </table:table-cell>
          <table:table-cell office:value-type="string">
            <text:p>4422.8481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34];9;2); &quot;/&quot;; MID([.A134];6;2);&quot;/&quot;;MID([.A134];1;4);&quot;/&quot;)" office:value-type="string" office:string-value="13/05/2019/">
            <text:p>13/05/2019/</text:p>
          </table:table-cell>
        </table:table-row>
        <table:table-row table:style-name="ro1">
          <table:table-cell office:value-type="string">
            <text:p>2019-05-14T00:00:00.0/2019-05-15T00:00:00.0</text:p>
          </table:table-cell>
          <table:table-cell office:value-type="string">
            <text:p>10628.6455</text:p>
          </table:table-cell>
          <table:table-cell office:value-type="string">
            <text:p>8144.5029</text:p>
          </table:table-cell>
          <table:table-cell office:value-type="string">
            <text:p>6889.2896</text:p>
          </table:table-cell>
          <table:table-cell office:value-type="string">
            <text:p>1255.2135</text:p>
          </table:table-cell>
          <table:table-cell office:value-type="string">
            <text:p>11373.0518</text:p>
          </table:table-cell>
          <table:table-cell office:value-type="string">
            <text:p>3966.3108</text:p>
          </table:table-cell>
          <table:table-cell office:value-type="string">
            <text:p>960.7691</text:p>
          </table:table-cell>
          <table:table-cell office:value-type="string">
            <text:p>3005.5417</text:p>
          </table:table-cell>
          <table:table-cell office:value-type="string">
            <text:p>2009.0820</text:p>
          </table:table-cell>
          <table:table-cell office:value-type="string">
            <text:p>0.9656</text:p>
          </table:table-cell>
          <table:table-cell table:number-columns-repeated="3"/>
          <table:table-cell table:formula="of:==CONCATENATE( MID([.A135];9;2); &quot;/&quot;; MID([.A135];6;2);&quot;/&quot;;MID([.A135];1;4);&quot;/&quot;)" office:value-type="string" office:string-value="14/05/2019/">
            <text:p>14/05/2019/</text:p>
          </table:table-cell>
        </table:table-row>
        <table:table-row table:style-name="ro1">
          <table:table-cell office:value-type="string">
            <text:p>2019-05-15T00:00:00.0/2019-05-16T00:00:00.0</text:p>
          </table:table-cell>
          <table:table-cell office:value-type="string">
            <text:p>10677.0654</text:p>
          </table:table-cell>
          <table:table-cell office:value-type="string">
            <text:p>7973.0786</text:p>
          </table:table-cell>
          <table:table-cell office:value-type="string">
            <text:p>6662.3931</text:p>
          </table:table-cell>
          <table:table-cell office:value-type="string">
            <text:p>1310.6854</text:p>
          </table:table-cell>
          <table:table-cell office:value-type="string">
            <text:p>10857.2822</text:p>
          </table:table-cell>
          <table:table-cell office:value-type="string">
            <text:p>1937.5377</text:p>
          </table:table-cell>
          <table:table-cell office:value-type="string">
            <text:p>327.5744</text:p>
          </table:table-cell>
          <table:table-cell office:value-type="string">
            <text:p>1609.9633</text:p>
          </table:table-cell>
          <table:table-cell office:value-type="string">
            <text:p>516.2561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36];9;2); &quot;/&quot;; MID([.A136];6;2);&quot;/&quot;;MID([.A136];1;4);&quot;/&quot;)" office:value-type="string" office:string-value="15/05/2019/">
            <text:p>15/05/2019/</text:p>
          </table:table-cell>
        </table:table-row>
        <table:table-row table:style-name="ro1">
          <table:table-cell office:value-type="string">
            <text:p>2019-05-16T00:00:00.0/2019-05-17T00:00:00.0</text:p>
          </table:table-cell>
          <table:table-cell office:value-type="string">
            <text:p>10724.3193</text:p>
          </table:table-cell>
          <table:table-cell office:value-type="string">
            <text:p>7960.4399</text:p>
          </table:table-cell>
          <table:table-cell office:value-type="string">
            <text:p>6460.3511</text:p>
          </table:table-cell>
          <table:table-cell office:value-type="string">
            <text:p>1500.0891</text:p>
          </table:table-cell>
          <table:table-cell office:value-type="string">
            <text:p>10463.0381</text:p>
          </table:table-cell>
          <table:table-cell office:value-type="string">
            <text:p>2057.5417</text:p>
          </table:table-cell>
          <table:table-cell office:value-type="string">
            <text:p>99.5336</text:p>
          </table:table-cell>
          <table:table-cell office:value-type="string">
            <text:p>1958.0081</text:p>
          </table:table-cell>
          <table:table-cell office:value-type="string">
            <text:p>387.6225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37];9;2); &quot;/&quot;; MID([.A137];6;2);&quot;/&quot;;MID([.A137];1;4);&quot;/&quot;)" office:value-type="string" office:string-value="16/05/2019/">
            <text:p>16/05/2019/</text:p>
          </table:table-cell>
        </table:table-row>
        <table:table-row table:style-name="ro1">
          <table:table-cell office:value-type="string">
            <text:p>2019-05-17T00:00:00.0/2019-05-18T00:00:00.0</text:p>
          </table:table-cell>
          <table:table-cell office:value-type="string">
            <text:p>10770.4473</text:p>
          </table:table-cell>
          <table:table-cell office:value-type="string">
            <text:p>8114.5752</text:p>
          </table:table-cell>
          <table:table-cell office:value-type="string">
            <text:p>6793.2944</text:p>
          </table:table-cell>
          <table:table-cell office:value-type="string">
            <text:p>1321.2808</text:p>
          </table:table-cell>
          <table:table-cell office:value-type="string">
            <text:p>11104.4355</text:p>
          </table:table-cell>
          <table:table-cell office:value-type="string">
            <text:p>4349.5171</text:p>
          </table:table-cell>
          <table:table-cell office:value-type="string">
            <text:p>1304.5238</text:p>
          </table:table-cell>
          <table:table-cell office:value-type="string">
            <text:p>3044.9934</text:p>
          </table:table-cell>
          <table:table-cell office:value-type="string">
            <text:p>2807.9448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38];9;2); &quot;/&quot;; MID([.A138];6;2);&quot;/&quot;;MID([.A138];1;4);&quot;/&quot;)" office:value-type="string" office:string-value="17/05/2019/">
            <text:p>17/05/2019/</text:p>
          </table:table-cell>
        </table:table-row>
        <table:table-row table:style-name="ro1">
          <table:table-cell office:value-type="string">
            <text:p>2019-05-18T00:00:00.0/2019-05-19T00:00:00.0</text:p>
          </table:table-cell>
          <table:table-cell office:value-type="string">
            <text:p>10815.4219</text:p>
          </table:table-cell>
          <table:table-cell office:value-type="string">
            <text:p>8203.1553</text:p>
          </table:table-cell>
          <table:table-cell office:value-type="string">
            <text:p>7000.9692</text:p>
          </table:table-cell>
          <table:table-cell office:value-type="string">
            <text:p>1202.1859</text:p>
          </table:table-cell>
          <table:table-cell office:value-type="string">
            <text:p>11391.7012</text:p>
          </table:table-cell>
          <table:table-cell office:value-type="string">
            <text:p>7317.4502</text:p>
          </table:table-cell>
          <table:table-cell office:value-type="string">
            <text:p>5384.8975</text:p>
          </table:table-cell>
          <table:table-cell office:value-type="string">
            <text:p>1932.5527</text:p>
          </table:table-cell>
          <table:table-cell office:value-type="string">
            <text:p>8049.1362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39];9;2); &quot;/&quot;; MID([.A139];6;2);&quot;/&quot;;MID([.A139];1;4);&quot;/&quot;)" office:value-type="string" office:string-value="18/05/2019/">
            <text:p>18/05/2019/</text:p>
          </table:table-cell>
        </table:table-row>
        <table:table-row table:style-name="ro1">
          <table:table-cell office:value-type="string">
            <text:p>2019-05-19T00:00:00.0/2019-05-20T00:00:00.0</text:p>
          </table:table-cell>
          <table:table-cell office:value-type="string">
            <text:p>10859.1895</text:p>
          </table:table-cell>
          <table:table-cell office:value-type="string">
            <text:p>7837.4072</text:p>
          </table:table-cell>
          <table:table-cell office:value-type="string">
            <text:p>5931.0459</text:p>
          </table:table-cell>
          <table:table-cell office:value-type="string">
            <text:p>1906.3617</text:p>
          </table:table-cell>
          <table:table-cell office:value-type="string">
            <text:p>9327.5342</text:p>
          </table:table-cell>
          <table:table-cell office:value-type="string">
            <text:p>7112.7666</text:p>
          </table:table-cell>
          <table:table-cell office:value-type="string">
            <text:p>4187.9517</text:p>
          </table:table-cell>
          <table:table-cell office:value-type="string">
            <text:p>2924.8147</text:p>
          </table:table-cell>
          <table:table-cell office:value-type="string">
            <text:p>6542.6035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40];9;2); &quot;/&quot;; MID([.A140];6;2);&quot;/&quot;;MID([.A140];1;4);&quot;/&quot;)" office:value-type="string" office:string-value="19/05/2019/">
            <text:p>19/05/2019/</text:p>
          </table:table-cell>
        </table:table-row>
        <table:table-row table:style-name="ro1">
          <table:table-cell office:value-type="string">
            <text:p>2019-05-20T00:00:00.0/2019-05-21T00:00:00.0</text:p>
          </table:table-cell>
          <table:table-cell office:value-type="string">
            <text:p>10901.7627</text:p>
          </table:table-cell>
          <table:table-cell office:value-type="string">
            <text:p>7770.0669</text:p>
          </table:table-cell>
          <table:table-cell office:value-type="string">
            <text:p>5797.0728</text:p>
          </table:table-cell>
          <table:table-cell office:value-type="string">
            <text:p>1972.9943</text:p>
          </table:table-cell>
          <table:table-cell office:value-type="string">
            <text:p>9176.1689</text:p>
          </table:table-cell>
          <table:table-cell office:value-type="string">
            <text:p>2500.6484</text:p>
          </table:table-cell>
          <table:table-cell office:value-type="string">
            <text:p>458.4251</text:p>
          </table:table-cell>
          <table:table-cell office:value-type="string">
            <text:p>2042.2234</text:p>
          </table:table-cell>
          <table:table-cell office:value-type="string">
            <text:p>739.1290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41];9;2); &quot;/&quot;; MID([.A141];6;2);&quot;/&quot;;MID([.A141];1;4);&quot;/&quot;)" office:value-type="string" office:string-value="20/05/2019/">
            <text:p>20/05/2019/</text:p>
          </table:table-cell>
        </table:table-row>
        <table:table-row table:style-name="ro1">
          <table:table-cell office:value-type="string">
            <text:p>2019-05-21T00:00:00.0/2019-05-22T00:00:00.0</text:p>
          </table:table-cell>
          <table:table-cell office:value-type="string">
            <text:p>10943.2061</text:p>
          </table:table-cell>
          <table:table-cell office:value-type="string">
            <text:p>8025.7046</text:p>
          </table:table-cell>
          <table:table-cell office:value-type="string">
            <text:p>6510.9321</text:p>
          </table:table-cell>
          <table:table-cell office:value-type="string">
            <text:p>1514.7727</text:p>
          </table:table-cell>
          <table:table-cell office:value-type="string">
            <text:p>10347.5713</text:p>
          </table:table-cell>
          <table:table-cell office:value-type="string">
            <text:p>4948.5776</text:p>
          </table:table-cell>
          <table:table-cell office:value-type="string">
            <text:p>1878.0061</text:p>
          </table:table-cell>
          <table:table-cell office:value-type="string">
            <text:p>3070.5713</text:p>
          </table:table-cell>
          <table:table-cell office:value-type="string">
            <text:p>4394.0215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42];9;2); &quot;/&quot;; MID([.A142];6;2);&quot;/&quot;;MID([.A142];1;4);&quot;/&quot;)" office:value-type="string" office:string-value="21/05/2019/">
            <text:p>21/05/2019/</text:p>
          </table:table-cell>
        </table:table-row>
        <table:table-row table:style-name="ro1">
          <table:table-cell office:value-type="string">
            <text:p>2019-05-22T00:00:00.0/2019-05-23T00:00:00.0</text:p>
          </table:table-cell>
          <table:table-cell office:value-type="string">
            <text:p>10983.3799</text:p>
          </table:table-cell>
          <table:table-cell office:value-type="string">
            <text:p>7825.2529</text:p>
          </table:table-cell>
          <table:table-cell office:value-type="string">
            <text:p>5855.1694</text:p>
          </table:table-cell>
          <table:table-cell office:value-type="string">
            <text:p>1970.0833</text:p>
          </table:table-cell>
          <table:table-cell office:value-type="string">
            <text:p>9089.1133</text:p>
          </table:table-cell>
          <table:table-cell office:value-type="string">
            <text:p>1022.4470</text:p>
          </table:table-cell>
          <table:table-cell office:value-type="string">
            <text:p>10.0373</text:p>
          </table:table-cell>
          <table:table-cell office:value-type="string">
            <text:p>1012.4097</text:p>
          </table:table-cell>
          <table:table-cell office:value-type="string">
            <text:p>105.5127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43];9;2); &quot;/&quot;; MID([.A143];6;2);&quot;/&quot;;MID([.A143];1;4);&quot;/&quot;)" office:value-type="string" office:string-value="22/05/2019/">
            <text:p>22/05/2019/</text:p>
          </table:table-cell>
        </table:table-row>
        <table:table-row table:style-name="ro1">
          <table:table-cell office:value-type="string">
            <text:p>2019-05-23T00:00:00.0/2019-05-24T00:00:00.0</text:p>
          </table:table-cell>
          <table:table-cell office:value-type="string">
            <text:p>11022.3242</text:p>
          </table:table-cell>
          <table:table-cell office:value-type="string">
            <text:p>8184.3320</text:p>
          </table:table-cell>
          <table:table-cell office:value-type="string">
            <text:p>6781.4312</text:p>
          </table:table-cell>
          <table:table-cell office:value-type="string">
            <text:p>1402.9009</text:p>
          </table:table-cell>
          <table:table-cell office:value-type="string">
            <text:p>10889.4473</text:p>
          </table:table-cell>
          <table:table-cell office:value-type="string">
            <text:p>3104.8682</text:p>
          </table:table-cell>
          <table:table-cell office:value-type="string">
            <text:p>662.4501</text:p>
          </table:table-cell>
          <table:table-cell office:value-type="string">
            <text:p>2442.4180</text:p>
          </table:table-cell>
          <table:table-cell office:value-type="string">
            <text:p>1771.8466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44];9;2); &quot;/&quot;; MID([.A144];6;2);&quot;/&quot;;MID([.A144];1;4);&quot;/&quot;)" office:value-type="string" office:string-value="23/05/2019/">
            <text:p>23/05/2019/</text:p>
          </table:table-cell>
        </table:table-row>
        <table:table-row table:style-name="ro1">
          <table:table-cell office:value-type="string">
            <text:p>2019-05-24T00:00:00.0/2019-05-25T00:00:00.0</text:p>
          </table:table-cell>
          <table:table-cell office:value-type="string">
            <text:p>11060.0293</text:p>
          </table:table-cell>
          <table:table-cell office:value-type="string">
            <text:p>8174.1938</text:p>
          </table:table-cell>
          <table:table-cell office:value-type="string">
            <text:p>6526.2734</text:p>
          </table:table-cell>
          <table:table-cell office:value-type="string">
            <text:p>1647.9204</text:p>
          </table:table-cell>
          <table:table-cell office:value-type="string">
            <text:p>10359.8984</text:p>
          </table:table-cell>
          <table:table-cell office:value-type="string">
            <text:p>7721.4775</text:p>
          </table:table-cell>
          <table:table-cell office:value-type="string">
            <text:p>5311.6226</text:p>
          </table:table-cell>
          <table:table-cell office:value-type="string">
            <text:p>2409.8555</text:p>
          </table:table-cell>
          <table:table-cell office:value-type="string">
            <text:p>8683.6973</text:p>
          </table:table-cell>
          <table:table-cell office:value-type="string">
            <text:p>0.9674</text:p>
          </table:table-cell>
          <table:table-cell table:number-columns-repeated="3"/>
          <table:table-cell table:formula="of:==CONCATENATE( MID([.A145];9;2); &quot;/&quot;; MID([.A145];6;2);&quot;/&quot;;MID([.A145];1;4);&quot;/&quot;)" office:value-type="string" office:string-value="24/05/2019/">
            <text:p>24/05/2019/</text:p>
          </table:table-cell>
        </table:table-row>
        <table:table-row table:style-name="ro1">
          <table:table-cell office:value-type="string">
            <text:p>2019-05-25T00:00:00.0/2019-05-26T00:00:00.0</text:p>
          </table:table-cell>
          <table:table-cell office:value-type="string">
            <text:p>11096.5137</text:p>
          </table:table-cell>
          <table:table-cell office:value-type="string">
            <text:p>7662.6768</text:p>
          </table:table-cell>
          <table:table-cell office:value-type="string">
            <text:p>5244.2153</text:p>
          </table:table-cell>
          <table:table-cell office:value-type="string">
            <text:p>2418.4617</text:p>
          </table:table-cell>
          <table:table-cell office:value-type="string">
            <text:p>7965.0386</text:p>
          </table:table-cell>
          <table:table-cell office:value-type="string">
            <text:p>6191.0820</text:p>
          </table:table-cell>
          <table:table-cell office:value-type="string">
            <text:p>3175.5994</text:p>
          </table:table-cell>
          <table:table-cell office:value-type="string">
            <text:p>3015.4829</text:p>
          </table:table-cell>
          <table:table-cell office:value-type="string">
            <text:p>4712.3945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46];9;2); &quot;/&quot;; MID([.A146];6;2);&quot;/&quot;;MID([.A146];1;4);&quot;/&quot;)" office:value-type="string" office:string-value="25/05/2019/">
            <text:p>25/05/2019/</text:p>
          </table:table-cell>
        </table:table-row>
        <table:table-row table:style-name="ro1">
          <table:table-cell office:value-type="string">
            <text:p>2019-05-26T00:00:00.0/2019-05-27T00:00:00.0</text:p>
          </table:table-cell>
          <table:table-cell office:value-type="string">
            <text:p>11131.7158</text:p>
          </table:table-cell>
          <table:table-cell office:value-type="string">
            <text:p>7724.9878</text:p>
          </table:table-cell>
          <table:table-cell office:value-type="string">
            <text:p>5362.4932</text:p>
          </table:table-cell>
          <table:table-cell office:value-type="string">
            <text:p>2362.4946</text:p>
          </table:table-cell>
          <table:table-cell office:value-type="string">
            <text:p>8223.0449</text:p>
          </table:table-cell>
          <table:table-cell office:value-type="string">
            <text:p>6821.2480</text:p>
          </table:table-cell>
          <table:table-cell office:value-type="string">
            <text:p>3657.8242</text:p>
          </table:table-cell>
          <table:table-cell office:value-type="string">
            <text:p>3163.4238</text:p>
          </table:table-cell>
          <table:table-cell office:value-type="string">
            <text:p>5844.7256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47];9;2); &quot;/&quot;; MID([.A147];6;2);&quot;/&quot;;MID([.A147];1;4);&quot;/&quot;)" office:value-type="string" office:string-value="26/05/2019/">
            <text:p>26/05/2019/</text:p>
          </table:table-cell>
        </table:table-row>
        <table:table-row table:style-name="ro1">
          <table:table-cell office:value-type="string">
            <text:p>2019-05-27T00:00:00.0/2019-05-28T00:00:00.0</text:p>
          </table:table-cell>
          <table:table-cell office:value-type="string">
            <text:p>11165.6445</text:p>
          </table:table-cell>
          <table:table-cell office:value-type="string">
            <text:p>7960.6343</text:p>
          </table:table-cell>
          <table:table-cell office:value-type="string">
            <text:p>6046.1592</text:p>
          </table:table-cell>
          <table:table-cell office:value-type="string">
            <text:p>1914.4750</text:p>
          </table:table-cell>
          <table:table-cell office:value-type="string">
            <text:p>9343.1406</text:p>
          </table:table-cell>
          <table:table-cell office:value-type="string">
            <text:p>5256.6504</text:p>
          </table:table-cell>
          <table:table-cell office:value-type="string">
            <text:p>1837.8188</text:p>
          </table:table-cell>
          <table:table-cell office:value-type="string">
            <text:p>3418.8315</text:p>
          </table:table-cell>
          <table:table-cell office:value-type="string">
            <text:p>2981.2380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48];9;2); &quot;/&quot;; MID([.A148];6;2);&quot;/&quot;;MID([.A148];1;4);&quot;/&quot;)" office:value-type="string" office:string-value="27/05/2019/">
            <text:p>27/05/2019/</text:p>
          </table:table-cell>
        </table:table-row>
        <table:table-row table:style-name="ro1">
          <table:table-cell office:value-type="string">
            <text:p>2019-05-28T00:00:00.0/2019-05-29T00:00:00.0</text:p>
          </table:table-cell>
          <table:table-cell office:value-type="string">
            <text:p>11198.2871</text:p>
          </table:table-cell>
          <table:table-cell office:value-type="string">
            <text:p>7989.3276</text:p>
          </table:table-cell>
          <table:table-cell office:value-type="string">
            <text:p>6108.3271</text:p>
          </table:table-cell>
          <table:table-cell office:value-type="string">
            <text:p>1881.0007</text:p>
          </table:table-cell>
          <table:table-cell office:value-type="string">
            <text:p>9483.6572</text:p>
          </table:table-cell>
          <table:table-cell office:value-type="string">
            <text:p>2007.2167</text:p>
          </table:table-cell>
          <table:table-cell office:value-type="string">
            <text:p>17.7524</text:p>
          </table:table-cell>
          <table:table-cell office:value-type="string">
            <text:p>1989.4644</text:p>
          </table:table-cell>
          <table:table-cell office:value-type="string">
            <text:p>39.7994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149];9;2); &quot;/&quot;; MID([.A149];6;2);&quot;/&quot;;MID([.A149];1;4);&quot;/&quot;)" office:value-type="string" office:string-value="28/05/2019/">
            <text:p>28/05/2019/</text:p>
          </table:table-cell>
        </table:table-row>
        <table:table-row table:style-name="ro1">
          <table:table-cell office:value-type="string">
            <text:p>2019-05-29T00:00:00.0/2019-05-30T00:00:00.0</text:p>
          </table:table-cell>
          <table:table-cell office:value-type="string">
            <text:p>11229.6338</text:p>
          </table:table-cell>
          <table:table-cell office:value-type="string">
            <text:p>8184.9434</text:p>
          </table:table-cell>
          <table:table-cell office:value-type="string">
            <text:p>6366.9277</text:p>
          </table:table-cell>
          <table:table-cell office:value-type="string">
            <text:p>1818.0154</text:p>
          </table:table-cell>
          <table:table-cell office:value-type="string">
            <text:p>9814.2568</text:p>
          </table:table-cell>
          <table:table-cell office:value-type="string">
            <text:p>3368.8459</text:p>
          </table:table-cell>
          <table:table-cell office:value-type="string">
            <text:p>382.2875</text:p>
          </table:table-cell>
          <table:table-cell office:value-type="string">
            <text:p>2986.5586</text:p>
          </table:table-cell>
          <table:table-cell office:value-type="string">
            <text:p>823.4139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50];9;2); &quot;/&quot;; MID([.A150];6;2);&quot;/&quot;;MID([.A150];1;4);&quot;/&quot;)" office:value-type="string" office:string-value="29/05/2019/">
            <text:p>29/05/2019/</text:p>
          </table:table-cell>
        </table:table-row>
        <table:table-row table:style-name="ro1">
          <table:table-cell office:value-type="string">
            <text:p>2019-05-30T00:00:00.0/2019-05-31T00:00:00.0</text:p>
          </table:table-cell>
          <table:table-cell office:value-type="string">
            <text:p>11259.6729</text:p>
          </table:table-cell>
          <table:table-cell office:value-type="string">
            <text:p>8452.8193</text:p>
          </table:table-cell>
          <table:table-cell office:value-type="string">
            <text:p>6931.2822</text:p>
          </table:table-cell>
          <table:table-cell office:value-type="string">
            <text:p>1521.5367</text:p>
          </table:table-cell>
          <table:table-cell office:value-type="string">
            <text:p>11027.0352</text:p>
          </table:table-cell>
          <table:table-cell office:value-type="string">
            <text:p>8364.9756</text:p>
          </table:table-cell>
          <table:table-cell office:value-type="string">
            <text:p>6693.8735</text:p>
          </table:table-cell>
          <table:table-cell office:value-type="string">
            <text:p>1671.1022</text:p>
          </table:table-cell>
          <table:table-cell office:value-type="string">
            <text:p>10669.0127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51];9;2); &quot;/&quot;; MID([.A151];6;2);&quot;/&quot;;MID([.A151];1;4);&quot;/&quot;)" office:value-type="string" office:string-value="30/05/2019/">
            <text:p>30/05/2019/</text:p>
          </table:table-cell>
        </table:table-row>
        <table:table-row table:style-name="ro1">
          <table:table-cell office:value-type="string">
            <text:p>2019-05-31T00:00:00.0/2019-06-01T00:00:00.0</text:p>
          </table:table-cell>
          <table:table-cell office:value-type="string">
            <text:p>11288.3750</text:p>
          </table:table-cell>
          <table:table-cell office:value-type="string">
            <text:p>8148.0688</text:p>
          </table:table-cell>
          <table:table-cell office:value-type="string">
            <text:p>6327.7949</text:p>
          </table:table-cell>
          <table:table-cell office:value-type="string">
            <text:p>1820.2739</text:p>
          </table:table-cell>
          <table:table-cell office:value-type="string">
            <text:p>9761.1670</text:p>
          </table:table-cell>
          <table:table-cell office:value-type="string">
            <text:p>5749.1021</text:p>
          </table:table-cell>
          <table:table-cell office:value-type="string">
            <text:p>3118.6653</text:p>
          </table:table-cell>
          <table:table-cell office:value-type="string">
            <text:p>2630.4370</text:p>
          </table:table-cell>
          <table:table-cell office:value-type="string">
            <text:p>4386.2529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52];9;2); &quot;/&quot;; MID([.A152];6;2);&quot;/&quot;;MID([.A152];1;4);&quot;/&quot;)" office:value-type="string" office:string-value="31/05/2019/">
            <text:p>31/05/2019/</text:p>
          </table:table-cell>
        </table:table-row>
        <table:table-row table:style-name="ro1">
          <table:table-cell office:value-type="string">
            <text:p>2019-06-01T00:00:00.0/2019-06-02T00:00:00.0</text:p>
          </table:table-cell>
          <table:table-cell office:value-type="string">
            <text:p>11315.7764</text:p>
          </table:table-cell>
          <table:table-cell office:value-type="string">
            <text:p>7971.8560</text:p>
          </table:table-cell>
          <table:table-cell office:value-type="string">
            <text:p>5799.3340</text:p>
          </table:table-cell>
          <table:table-cell office:value-type="string">
            <text:p>2172.5217</text:p>
          </table:table-cell>
          <table:table-cell office:value-type="string">
            <text:p>8850.0801</text:p>
          </table:table-cell>
          <table:table-cell office:value-type="string">
            <text:p>7724.4697</text:p>
          </table:table-cell>
          <table:table-cell office:value-type="string">
            <text:p>5336.4888</text:p>
          </table:table-cell>
          <table:table-cell office:value-type="string">
            <text:p>2387.9810</text:p>
          </table:table-cell>
          <table:table-cell office:value-type="string">
            <text:p>7923.8706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53];9;2); &quot;/&quot;; MID([.A153];6;2);&quot;/&quot;;MID([.A153];1;4);&quot;/&quot;)" office:value-type="string" office:string-value="01/06/2019/">
            <text:p>01/06/2019/</text:p>
          </table:table-cell>
        </table:table-row>
        <table:table-row table:style-name="ro1">
          <table:table-cell office:value-type="string">
            <text:p>2019-06-02T00:00:00.0/2019-06-03T00:00:00.0</text:p>
          </table:table-cell>
          <table:table-cell office:value-type="string">
            <text:p>11341.8359</text:p>
          </table:table-cell>
          <table:table-cell office:value-type="string">
            <text:p>8088.5625</text:p>
          </table:table-cell>
          <table:table-cell office:value-type="string">
            <text:p>6138.6650</text:p>
          </table:table-cell>
          <table:table-cell office:value-type="string">
            <text:p>1949.8973</text:p>
          </table:table-cell>
          <table:table-cell office:value-type="string">
            <text:p>9474.1279</text:p>
          </table:table-cell>
          <table:table-cell office:value-type="string">
            <text:p>8044.0054</text:p>
          </table:table-cell>
          <table:table-cell office:value-type="string">
            <text:p>6017.3330</text:p>
          </table:table-cell>
          <table:table-cell office:value-type="string">
            <text:p>2026.6722</text:p>
          </table:table-cell>
          <table:table-cell office:value-type="string">
            <text:p>9237.4912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54];9;2); &quot;/&quot;; MID([.A154];6;2);&quot;/&quot;;MID([.A154];1;4);&quot;/&quot;)" office:value-type="string" office:string-value="02/06/2019/">
            <text:p>02/06/2019/</text:p>
          </table:table-cell>
        </table:table-row>
        <table:table-row table:style-name="ro1">
          <table:table-cell office:value-type="string">
            <text:p>2019-06-03T00:00:00.0/2019-06-04T00:00:00.0</text:p>
          </table:table-cell>
          <table:table-cell office:value-type="string">
            <text:p>11366.5234</text:p>
          </table:table-cell>
          <table:table-cell office:value-type="string">
            <text:p>8183.6147</text:p>
          </table:table-cell>
          <table:table-cell office:value-type="string">
            <text:p>6373.8394</text:p>
          </table:table-cell>
          <table:table-cell office:value-type="string">
            <text:p>1809.7755</text:p>
          </table:table-cell>
          <table:table-cell office:value-type="string">
            <text:p>9902.6406</text:p>
          </table:table-cell>
          <table:table-cell office:value-type="string">
            <text:p>8139.1567</text:p>
          </table:table-cell>
          <table:table-cell office:value-type="string">
            <text:p>6240.8188</text:p>
          </table:table-cell>
          <table:table-cell office:value-type="string">
            <text:p>1898.3381</text:p>
          </table:table-cell>
          <table:table-cell office:value-type="string">
            <text:p>9747.262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55];9;2); &quot;/&quot;; MID([.A155];6;2);&quot;/&quot;;MID([.A155];1;4);&quot;/&quot;)" office:value-type="string" office:string-value="03/06/2019/">
            <text:p>03/06/2019/</text:p>
          </table:table-cell>
        </table:table-row>
        <table:table-row table:style-name="ro1">
          <table:table-cell office:value-type="string">
            <text:p>2019-06-04T00:00:00.0/2019-06-05T00:00:00.0</text:p>
          </table:table-cell>
          <table:table-cell office:value-type="string">
            <text:p>11389.8877</text:p>
          </table:table-cell>
          <table:table-cell office:value-type="string">
            <text:p>8336.3857</text:p>
          </table:table-cell>
          <table:table-cell office:value-type="string">
            <text:p>6854.3711</text:p>
          </table:table-cell>
          <table:table-cell office:value-type="string">
            <text:p>1482.0145</text:p>
          </table:table-cell>
          <table:table-cell office:value-type="string">
            <text:p>10804.4590</text:p>
          </table:table-cell>
          <table:table-cell office:value-type="string">
            <text:p>8324.6191</text:p>
          </table:table-cell>
          <table:table-cell office:value-type="string">
            <text:p>6836.6357</text:p>
          </table:table-cell>
          <table:table-cell office:value-type="string">
            <text:p>1487.9834</text:p>
          </table:table-cell>
          <table:table-cell office:value-type="string">
            <text:p>10635.7266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56];9;2); &quot;/&quot;; MID([.A156];6;2);&quot;/&quot;;MID([.A156];1;4);&quot;/&quot;)" office:value-type="string" office:string-value="04/06/2019/">
            <text:p>04/06/2019/</text:p>
          </table:table-cell>
        </table:table-row>
        <table:table-row table:style-name="ro1">
          <table:table-cell office:value-type="string">
            <text:p>2019-06-05T00:00:00.0/2019-06-06T00:00:00.0</text:p>
          </table:table-cell>
          <table:table-cell office:value-type="string">
            <text:p>11411.8789</text:p>
          </table:table-cell>
          <table:table-cell office:value-type="string">
            <text:p>8180.8105</text:p>
          </table:table-cell>
          <table:table-cell office:value-type="string">
            <text:p>6298.6870</text:p>
          </table:table-cell>
          <table:table-cell office:value-type="string">
            <text:p>1882.1235</text:p>
          </table:table-cell>
          <table:table-cell office:value-type="string">
            <text:p>9744.1729</text:p>
          </table:table-cell>
          <table:table-cell office:value-type="string">
            <text:p>7972.9263</text:p>
          </table:table-cell>
          <table:table-cell office:value-type="string">
            <text:p>6068.2559</text:p>
          </table:table-cell>
          <table:table-cell office:value-type="string">
            <text:p>1904.6703</text:p>
          </table:table-cell>
          <table:table-cell office:value-type="string">
            <text:p>9011.4375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57];9;2); &quot;/&quot;; MID([.A157];6;2);&quot;/&quot;;MID([.A157];1;4);&quot;/&quot;)" office:value-type="string" office:string-value="05/06/2019/">
            <text:p>05/06/2019/</text:p>
          </table:table-cell>
        </table:table-row>
        <table:table-row table:style-name="ro1">
          <table:table-cell office:value-type="string">
            <text:p>2019-06-06T00:00:00.0/2019-06-07T00:00:00.0</text:p>
          </table:table-cell>
          <table:table-cell office:value-type="string">
            <text:p>11432.4805</text:p>
          </table:table-cell>
          <table:table-cell office:value-type="string">
            <text:p>7986.2036</text:p>
          </table:table-cell>
          <table:table-cell office:value-type="string">
            <text:p>5741.2095</text:p>
          </table:table-cell>
          <table:table-cell office:value-type="string">
            <text:p>2244.9941</text:p>
          </table:table-cell>
          <table:table-cell office:value-type="string">
            <text:p>8743.0215</text:p>
          </table:table-cell>
          <table:table-cell office:value-type="string">
            <text:p>5048.0200</text:p>
          </table:table-cell>
          <table:table-cell office:value-type="string">
            <text:p>2267.6150</text:p>
          </table:table-cell>
          <table:table-cell office:value-type="string">
            <text:p>2780.4048</text:p>
          </table:table-cell>
          <table:table-cell office:value-type="string">
            <text:p>3729.9102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58];9;2); &quot;/&quot;; MID([.A158];6;2);&quot;/&quot;;MID([.A158];1;4);&quot;/&quot;)" office:value-type="string" office:string-value="06/06/2019/">
            <text:p>06/06/2019/</text:p>
          </table:table-cell>
        </table:table-row>
        <table:table-row table:style-name="ro1">
          <table:table-cell office:value-type="string">
            <text:p>2019-06-07T00:00:00.0/2019-06-08T00:00:00.0</text:p>
          </table:table-cell>
          <table:table-cell office:value-type="string">
            <text:p>11451.7188</text:p>
          </table:table-cell>
          <table:table-cell office:value-type="string">
            <text:p>7906.7046</text:p>
          </table:table-cell>
          <table:table-cell office:value-type="string">
            <text:p>5514.5132</text:p>
          </table:table-cell>
          <table:table-cell office:value-type="string">
            <text:p>2392.1914</text:p>
          </table:table-cell>
          <table:table-cell office:value-type="string">
            <text:p>8295.3789</text:p>
          </table:table-cell>
          <table:table-cell office:value-type="string">
            <text:p>4863.9473</text:p>
          </table:table-cell>
          <table:table-cell office:value-type="string">
            <text:p>2258.4946</text:p>
          </table:table-cell>
          <table:table-cell office:value-type="string">
            <text:p>2605.4524</text:p>
          </table:table-cell>
          <table:table-cell office:value-type="string">
            <text:p>3778.8550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59];9;2); &quot;/&quot;; MID([.A159];6;2);&quot;/&quot;;MID([.A159];1;4);&quot;/&quot;)" office:value-type="string" office:string-value="07/06/2019/">
            <text:p>07/06/2019/</text:p>
          </table:table-cell>
        </table:table-row>
        <table:table-row table:style-name="ro1">
          <table:table-cell office:value-type="string">
            <text:p>2019-06-08T00:00:00.0/2019-06-09T00:00:00.0</text:p>
          </table:table-cell>
          <table:table-cell office:value-type="string">
            <text:p>11469.5508</text:p>
          </table:table-cell>
          <table:table-cell office:value-type="string">
            <text:p>8455.4941</text:p>
          </table:table-cell>
          <table:table-cell office:value-type="string">
            <text:p>6902.0771</text:p>
          </table:table-cell>
          <table:table-cell office:value-type="string">
            <text:p>1553.4171</text:p>
          </table:table-cell>
          <table:table-cell office:value-type="string">
            <text:p>10703.8682</text:p>
          </table:table-cell>
          <table:table-cell office:value-type="string">
            <text:p>5285.3784</text:p>
          </table:table-cell>
          <table:table-cell office:value-type="string">
            <text:p>2781.1514</text:p>
          </table:table-cell>
          <table:table-cell office:value-type="string">
            <text:p>2504.2273</text:p>
          </table:table-cell>
          <table:table-cell office:value-type="string">
            <text:p>5032.4058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60];9;2); &quot;/&quot;; MID([.A160];6;2);&quot;/&quot;;MID([.A160];1;4);&quot;/&quot;)" office:value-type="string" office:string-value="08/06/2019/">
            <text:p>08/06/2019/</text:p>
          </table:table-cell>
        </table:table-row>
        <table:table-row table:style-name="ro1">
          <table:table-cell office:value-type="string">
            <text:p>2019-06-09T00:00:00.0/2019-06-10T00:00:00.0</text:p>
          </table:table-cell>
          <table:table-cell office:value-type="string">
            <text:p>11485.9658</text:p>
          </table:table-cell>
          <table:table-cell office:value-type="string">
            <text:p>8341.7939</text:p>
          </table:table-cell>
          <table:table-cell office:value-type="string">
            <text:p>6505.4883</text:p>
          </table:table-cell>
          <table:table-cell office:value-type="string">
            <text:p>1836.3052</text:p>
          </table:table-cell>
          <table:table-cell office:value-type="string">
            <text:p>10018.8711</text:p>
          </table:table-cell>
          <table:table-cell office:value-type="string">
            <text:p>7885.8486</text:p>
          </table:table-cell>
          <table:table-cell office:value-type="string">
            <text:p>5116.5088</text:p>
          </table:table-cell>
          <table:table-cell office:value-type="string">
            <text:p>2769.3398</text:p>
          </table:table-cell>
          <table:table-cell office:value-type="string">
            <text:p>8337.5801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61];9;2); &quot;/&quot;; MID([.A161];6;2);&quot;/&quot;;MID([.A161];1;4);&quot;/&quot;)" office:value-type="string" office:string-value="09/06/2019/">
            <text:p>09/06/2019/</text:p>
          </table:table-cell>
        </table:table-row>
        <table:table-row table:style-name="ro1">
          <table:table-cell office:value-type="string">
            <text:p>2019-06-10T00:00:00.0/2019-06-11T00:00:00.0</text:p>
          </table:table-cell>
          <table:table-cell office:value-type="string">
            <text:p>11501.0381</text:p>
          </table:table-cell>
          <table:table-cell office:value-type="string">
            <text:p>7690.5615</text:p>
          </table:table-cell>
          <table:table-cell office:value-type="string">
            <text:p>4916.4658</text:p>
          </table:table-cell>
          <table:table-cell office:value-type="string">
            <text:p>2774.0955</text:p>
          </table:table-cell>
          <table:table-cell office:value-type="string">
            <text:p>7268.4683</text:p>
          </table:table-cell>
          <table:table-cell office:value-type="string">
            <text:p>6942.7617</text:p>
          </table:table-cell>
          <table:table-cell office:value-type="string">
            <text:p>3304.7832</text:p>
          </table:table-cell>
          <table:table-cell office:value-type="string">
            <text:p>3637.9783</text:p>
          </table:table-cell>
          <table:table-cell office:value-type="string">
            <text:p>4744.2876</text:p>
          </table:table-cell>
          <table:table-cell office:value-type="string">
            <text:p>0.9573</text:p>
          </table:table-cell>
          <table:table-cell table:number-columns-repeated="3"/>
          <table:table-cell table:formula="of:==CONCATENATE( MID([.A162];9;2); &quot;/&quot;; MID([.A162];6;2);&quot;/&quot;;MID([.A162];1;4);&quot;/&quot;)" office:value-type="string" office:string-value="10/06/2019/">
            <text:p>10/06/2019/</text:p>
          </table:table-cell>
        </table:table-row>
        <table:table-row table:style-name="ro1">
          <table:table-cell office:value-type="string">
            <text:p>2019-06-11T00:00:00.0/2019-06-12T00:00:00.0</text:p>
          </table:table-cell>
          <table:table-cell office:value-type="string">
            <text:p>11514.6777</text:p>
          </table:table-cell>
          <table:table-cell office:value-type="string">
            <text:p>7372.4604</text:p>
          </table:table-cell>
          <table:table-cell office:value-type="string">
            <text:p>4066.8147</text:p>
          </table:table-cell>
          <table:table-cell office:value-type="string">
            <text:p>3305.6460</text:p>
          </table:table-cell>
          <table:table-cell office:value-type="string">
            <text:p>5836.3569</text:p>
          </table:table-cell>
          <table:table-cell office:value-type="string">
            <text:p>7339.3135</text:p>
          </table:table-cell>
          <table:table-cell office:value-type="string">
            <text:p>4047.5400</text:p>
          </table:table-cell>
          <table:table-cell office:value-type="string">
            <text:p>3291.7732</text:p>
          </table:table-cell>
          <table:table-cell office:value-type="string">
            <text:p>5750.9033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63];9;2); &quot;/&quot;; MID([.A163];6;2);&quot;/&quot;;MID([.A163];1;4);&quot;/&quot;)" office:value-type="string" office:string-value="11/06/2019/">
            <text:p>11/06/2019/</text:p>
          </table:table-cell>
        </table:table-row>
        <table:table-row table:style-name="ro1">
          <table:table-cell office:value-type="string">
            <text:p>2019-06-12T00:00:00.0/2019-06-13T00:00:00.0</text:p>
          </table:table-cell>
          <table:table-cell office:value-type="string">
            <text:p>11526.8877</text:p>
          </table:table-cell>
          <table:table-cell office:value-type="string">
            <text:p>7667.9424</text:p>
          </table:table-cell>
          <table:table-cell office:value-type="string">
            <text:p>4700.3066</text:p>
          </table:table-cell>
          <table:table-cell office:value-type="string">
            <text:p>2967.6357</text:p>
          </table:table-cell>
          <table:table-cell office:value-type="string">
            <text:p>6937.7319</text:p>
          </table:table-cell>
          <table:table-cell office:value-type="string">
            <text:p>7611.4761</text:p>
          </table:table-cell>
          <table:table-cell office:value-type="string">
            <text:p>4616.7964</text:p>
          </table:table-cell>
          <table:table-cell office:value-type="string">
            <text:p>2994.6799</text:p>
          </table:table-cell>
          <table:table-cell office:value-type="string">
            <text:p>6764.0493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64];9;2); &quot;/&quot;; MID([.A164];6;2);&quot;/&quot;;MID([.A164];1;4);&quot;/&quot;)" office:value-type="string" office:string-value="12/06/2019/">
            <text:p>12/06/2019/</text:p>
          </table:table-cell>
        </table:table-row>
        <table:table-row table:style-name="ro1">
          <table:table-cell office:value-type="string">
            <text:p>2019-06-13T00:00:00.0/2019-06-14T00:00:00.0</text:p>
          </table:table-cell>
          <table:table-cell office:value-type="string">
            <text:p>11537.7100</text:p>
          </table:table-cell>
          <table:table-cell office:value-type="string">
            <text:p>8183.9756</text:p>
          </table:table-cell>
          <table:table-cell office:value-type="string">
            <text:p>6186.8804</text:p>
          </table:table-cell>
          <table:table-cell office:value-type="string">
            <text:p>1997.0953</text:p>
          </table:table-cell>
          <table:table-cell office:value-type="string">
            <text:p>9397.3330</text:p>
          </table:table-cell>
          <table:table-cell office:value-type="string">
            <text:p>7525.6943</text:p>
          </table:table-cell>
          <table:table-cell office:value-type="string">
            <text:p>4937.1265</text:p>
          </table:table-cell>
          <table:table-cell office:value-type="string">
            <text:p>2588.5681</text:p>
          </table:table-cell>
          <table:table-cell office:value-type="string">
            <text:p>7593.0171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65];9;2); &quot;/&quot;; MID([.A165];6;2);&quot;/&quot;;MID([.A165];1;4);&quot;/&quot;)" office:value-type="string" office:string-value="13/06/2019/">
            <text:p>13/06/2019/</text:p>
          </table:table-cell>
        </table:table-row>
        <table:table-row table:style-name="ro1">
          <table:table-cell office:value-type="string">
            <text:p>2019-06-14T00:00:00.0/2019-06-15T00:00:00.0</text:p>
          </table:table-cell>
          <table:table-cell office:value-type="string">
            <text:p>11547.1211</text:p>
          </table:table-cell>
          <table:table-cell office:value-type="string">
            <text:p>8122.7822</text:p>
          </table:table-cell>
          <table:table-cell office:value-type="string">
            <text:p>5863.6650</text:p>
          </table:table-cell>
          <table:table-cell office:value-type="string">
            <text:p>2259.1174</text:p>
          </table:table-cell>
          <table:table-cell office:value-type="string">
            <text:p>8809.6807</text:p>
          </table:table-cell>
          <table:table-cell office:value-type="string">
            <text:p>8052.8013</text:p>
          </table:table-cell>
          <table:table-cell office:value-type="string">
            <text:p>5743.0283</text:p>
          </table:table-cell>
          <table:table-cell office:value-type="string">
            <text:p>2309.7732</text:p>
          </table:table-cell>
          <table:table-cell office:value-type="string">
            <text:p>8473.7295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66];9;2); &quot;/&quot;; MID([.A166];6;2);&quot;/&quot;;MID([.A166];1;4);&quot;/&quot;)" office:value-type="string" office:string-value="14/06/2019/">
            <text:p>14/06/2019/</text:p>
          </table:table-cell>
        </table:table-row>
        <table:table-row table:style-name="ro1">
          <table:table-cell office:value-type="string">
            <text:p>2019-06-15T00:00:00.0/2019-06-16T00:00:00.0</text:p>
          </table:table-cell>
          <table:table-cell office:value-type="string">
            <text:p>11555.1221</text:p>
          </table:table-cell>
          <table:table-cell office:value-type="string">
            <text:p>7366.0083</text:p>
          </table:table-cell>
          <table:table-cell office:value-type="string">
            <text:p>4030.2678</text:p>
          </table:table-cell>
          <table:table-cell office:value-type="string">
            <text:p>3335.7402</text:p>
          </table:table-cell>
          <table:table-cell office:value-type="string">
            <text:p>5879.9512</text:p>
          </table:table-cell>
          <table:table-cell office:value-type="string">
            <text:p>5677.8608</text:p>
          </table:table-cell>
          <table:table-cell office:value-type="string">
            <text:p>1956.4806</text:p>
          </table:table-cell>
          <table:table-cell office:value-type="string">
            <text:p>3721.3804</text:p>
          </table:table-cell>
          <table:table-cell office:value-type="string">
            <text:p>2753.911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67];9;2); &quot;/&quot;; MID([.A167];6;2);&quot;/&quot;;MID([.A167];1;4);&quot;/&quot;)" office:value-type="string" office:string-value="15/06/2019/">
            <text:p>15/06/2019/</text:p>
          </table:table-cell>
        </table:table-row>
        <table:table-row table:style-name="ro1">
          <table:table-cell office:value-type="string">
            <text:p>2019-06-16T00:00:00.0/2019-06-17T00:00:00.0</text:p>
          </table:table-cell>
          <table:table-cell office:value-type="string">
            <text:p>11561.6748</text:p>
          </table:table-cell>
          <table:table-cell office:value-type="string">
            <text:p>8037.4619</text:p>
          </table:table-cell>
          <table:table-cell office:value-type="string">
            <text:p>5770.6475</text:p>
          </table:table-cell>
          <table:table-cell office:value-type="string">
            <text:p>2266.8142</text:p>
          </table:table-cell>
          <table:table-cell office:value-type="string">
            <text:p>8628.2207</text:p>
          </table:table-cell>
          <table:table-cell office:value-type="string">
            <text:p>3428.0649</text:p>
          </table:table-cell>
          <table:table-cell office:value-type="string">
            <text:p>1129.6978</text:p>
          </table:table-cell>
          <table:table-cell office:value-type="string">
            <text:p>2298.3672</text:p>
          </table:table-cell>
          <table:table-cell office:value-type="string">
            <text:p>2430.142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68];9;2); &quot;/&quot;; MID([.A168];6;2);&quot;/&quot;;MID([.A168];1;4);&quot;/&quot;)" office:value-type="string" office:string-value="16/06/2019/">
            <text:p>16/06/2019/</text:p>
          </table:table-cell>
        </table:table-row>
        <table:table-row table:style-name="ro1">
          <table:table-cell office:value-type="string">
            <text:p>2019-06-17T00:00:00.0/2019-06-18T00:00:00.0</text:p>
          </table:table-cell>
          <table:table-cell office:value-type="string">
            <text:p>11566.8369</text:p>
          </table:table-cell>
          <table:table-cell office:value-type="string">
            <text:p>8433.3604</text:p>
          </table:table-cell>
          <table:table-cell office:value-type="string">
            <text:p>6683.3228</text:p>
          </table:table-cell>
          <table:table-cell office:value-type="string">
            <text:p>1750.0381</text:p>
          </table:table-cell>
          <table:table-cell office:value-type="string">
            <text:p>10348.8359</text:p>
          </table:table-cell>
          <table:table-cell office:value-type="string">
            <text:p>7938.9453</text:p>
          </table:table-cell>
          <table:table-cell office:value-type="string">
            <text:p>5575.4009</text:p>
          </table:table-cell>
          <table:table-cell office:value-type="string">
            <text:p>2363.5444</text:p>
          </table:table-cell>
          <table:table-cell office:value-type="string">
            <text:p>7964.7949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69];9;2); &quot;/&quot;; MID([.A169];6;2);&quot;/&quot;;MID([.A169];1;4);&quot;/&quot;)" office:value-type="string" office:string-value="17/06/2019/">
            <text:p>17/06/2019/</text:p>
          </table:table-cell>
        </table:table-row>
        <table:table-row table:style-name="ro1">
          <table:table-cell office:value-type="string">
            <text:p>2019-06-18T00:00:00.0/2019-06-19T00:00:00.0</text:p>
          </table:table-cell>
          <table:table-cell office:value-type="string">
            <text:p>11570.5537</text:p>
          </table:table-cell>
          <table:table-cell office:value-type="string">
            <text:p>8414.1660</text:p>
          </table:table-cell>
          <table:table-cell office:value-type="string">
            <text:p>6656.1973</text:p>
          </table:table-cell>
          <table:table-cell office:value-type="string">
            <text:p>1757.9690</text:p>
          </table:table-cell>
          <table:table-cell office:value-type="string">
            <text:p>10286.1738</text:p>
          </table:table-cell>
          <table:table-cell office:value-type="string">
            <text:p>7662.8560</text:p>
          </table:table-cell>
          <table:table-cell office:value-type="string">
            <text:p>4880.3853</text:p>
          </table:table-cell>
          <table:table-cell office:value-type="string">
            <text:p>2782.4709</text:p>
          </table:table-cell>
          <table:table-cell office:value-type="string">
            <text:p>7188.4180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70];9;2); &quot;/&quot;; MID([.A170];6;2);&quot;/&quot;;MID([.A170];1;4);&quot;/&quot;)" office:value-type="string" office:string-value="18/06/2019/">
            <text:p>18/06/2019/</text:p>
          </table:table-cell>
        </table:table-row>
        <table:table-row table:style-name="ro1">
          <table:table-cell office:value-type="string">
            <text:p>2019-06-19T00:00:00.0/2019-06-20T00:00:00.0</text:p>
          </table:table-cell>
          <table:table-cell office:value-type="string">
            <text:p>11572.8447</text:p>
          </table:table-cell>
          <table:table-cell office:value-type="string">
            <text:p>8144.4771</text:p>
          </table:table-cell>
          <table:table-cell office:value-type="string">
            <text:p>5983.9844</text:p>
          </table:table-cell>
          <table:table-cell office:value-type="string">
            <text:p>2160.4924</text:p>
          </table:table-cell>
          <table:table-cell office:value-type="string">
            <text:p>9056.3359</text:p>
          </table:table-cell>
          <table:table-cell office:value-type="string">
            <text:p>5762.2095</text:p>
          </table:table-cell>
          <table:table-cell office:value-type="string">
            <text:p>3623.0867</text:p>
          </table:table-cell>
          <table:table-cell office:value-type="string">
            <text:p>2139.1226</text:p>
          </table:table-cell>
          <table:table-cell office:value-type="string">
            <text:p>5269.5571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71];9;2); &quot;/&quot;; MID([.A171];6;2);&quot;/&quot;;MID([.A171];1;4);&quot;/&quot;)" office:value-type="string" office:string-value="19/06/2019/">
            <text:p>19/06/2019/</text:p>
          </table:table-cell>
        </table:table-row>
        <table:table-row table:style-name="ro1">
          <table:table-cell office:value-type="string">
            <text:p>2019-06-20T00:00:00.0/2019-06-21T00:00:00.0</text:p>
          </table:table-cell>
          <table:table-cell office:value-type="string">
            <text:p>11573.7578</text:p>
          </table:table-cell>
          <table:table-cell office:value-type="string">
            <text:p>8138.4565</text:p>
          </table:table-cell>
          <table:table-cell office:value-type="string">
            <text:p>6054.9272</text:p>
          </table:table-cell>
          <table:table-cell office:value-type="string">
            <text:p>2083.5291</text:p>
          </table:table-cell>
          <table:table-cell office:value-type="string">
            <text:p>9176.7568</text:p>
          </table:table-cell>
          <table:table-cell office:value-type="string">
            <text:p>7260.8706</text:p>
          </table:table-cell>
          <table:table-cell office:value-type="string">
            <text:p>3976.4844</text:p>
          </table:table-cell>
          <table:table-cell office:value-type="string">
            <text:p>3284.3860</text:p>
          </table:table-cell>
          <table:table-cell office:value-type="string">
            <text:p>6378.9839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72];9;2); &quot;/&quot;; MID([.A172];6;2);&quot;/&quot;;MID([.A172];1;4);&quot;/&quot;)" office:value-type="string" office:string-value="20/06/2019/">
            <text:p>20/06/2019/</text:p>
          </table:table-cell>
        </table:table-row>
        <table:table-row table:style-name="ro1">
          <table:table-cell office:value-type="string">
            <text:p>2019-06-21T00:00:00.0/2019-06-22T00:00:00.0</text:p>
          </table:table-cell>
          <table:table-cell office:value-type="string">
            <text:p>11573.1914</text:p>
          </table:table-cell>
          <table:table-cell office:value-type="string">
            <text:p>8205.3867</text:p>
          </table:table-cell>
          <table:table-cell office:value-type="string">
            <text:p>6161.6196</text:p>
          </table:table-cell>
          <table:table-cell office:value-type="string">
            <text:p>2043.7677</text:p>
          </table:table-cell>
          <table:table-cell office:value-type="string">
            <text:p>9380.2920</text:p>
          </table:table-cell>
          <table:table-cell office:value-type="string">
            <text:p>5900.2729</text:p>
          </table:table-cell>
          <table:table-cell office:value-type="string">
            <text:p>3179.7146</text:p>
          </table:table-cell>
          <table:table-cell office:value-type="string">
            <text:p>2720.5583</text:p>
          </table:table-cell>
          <table:table-cell office:value-type="string">
            <text:p>4374.7231</text:p>
          </table:table-cell>
          <table:table-cell office:value-type="string">
            <text:p>0.9660</text:p>
          </table:table-cell>
          <table:table-cell table:number-columns-repeated="3"/>
          <table:table-cell table:formula="of:==CONCATENATE( MID([.A173];9;2); &quot;/&quot;; MID([.A173];6;2);&quot;/&quot;;MID([.A173];1;4);&quot;/&quot;)" office:value-type="string" office:string-value="21/06/2019/">
            <text:p>21/06/2019/</text:p>
          </table:table-cell>
        </table:table-row>
        <table:table-row table:style-name="ro1">
          <table:table-cell office:value-type="string">
            <text:p>2019-06-22T00:00:00.0/2019-06-23T00:00:00.0</text:p>
          </table:table-cell>
          <table:table-cell office:value-type="string">
            <text:p>11571.2305</text:p>
          </table:table-cell>
          <table:table-cell office:value-type="string">
            <text:p>7699.9663</text:p>
          </table:table-cell>
          <table:table-cell office:value-type="string">
            <text:p>4786.8276</text:p>
          </table:table-cell>
          <table:table-cell office:value-type="string">
            <text:p>2913.1384</text:p>
          </table:table-cell>
          <table:table-cell office:value-type="string">
            <text:p>7055.4683</text:p>
          </table:table-cell>
          <table:table-cell office:value-type="string">
            <text:p>3467.0232</text:p>
          </table:table-cell>
          <table:table-cell office:value-type="string">
            <text:p>519.9932</text:p>
          </table:table-cell>
          <table:table-cell office:value-type="string">
            <text:p>2947.0300</text:p>
          </table:table-cell>
          <table:table-cell office:value-type="string">
            <text:p>733.8801</text:p>
          </table:table-cell>
          <table:table-cell office:value-type="string">
            <text:p>0.9556</text:p>
          </table:table-cell>
          <table:table-cell table:number-columns-repeated="3"/>
          <table:table-cell table:formula="of:==CONCATENATE( MID([.A174];9;2); &quot;/&quot;; MID([.A174];6;2);&quot;/&quot;;MID([.A174];1;4);&quot;/&quot;)" office:value-type="string" office:string-value="22/06/2019/">
            <text:p>22/06/2019/</text:p>
          </table:table-cell>
        </table:table-row>
        <table:table-row table:style-name="ro1">
          <table:table-cell office:value-type="string">
            <text:p>2019-06-23T00:00:00.0/2019-06-24T00:00:00.0</text:p>
          </table:table-cell>
          <table:table-cell office:value-type="string">
            <text:p>11567.8496</text:p>
          </table:table-cell>
          <table:table-cell office:value-type="string">
            <text:p>7749.8252</text:p>
          </table:table-cell>
          <table:table-cell office:value-type="string">
            <text:p>4901.3062</text:p>
          </table:table-cell>
          <table:table-cell office:value-type="string">
            <text:p>2848.5190</text:p>
          </table:table-cell>
          <table:table-cell office:value-type="string">
            <text:p>7337.6284</text:p>
          </table:table-cell>
          <table:table-cell office:value-type="string">
            <text:p>4682.4224</text:p>
          </table:table-cell>
          <table:table-cell office:value-type="string">
            <text:p>1070.1395</text:p>
          </table:table-cell>
          <table:table-cell office:value-type="string">
            <text:p>3612.2830</text:p>
          </table:table-cell>
          <table:table-cell office:value-type="string">
            <text:p>2011.7107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75];9;2); &quot;/&quot;; MID([.A175];6;2);&quot;/&quot;;MID([.A175];1;4);&quot;/&quot;)" office:value-type="string" office:string-value="23/06/2019/">
            <text:p>23/06/2019/</text:p>
          </table:table-cell>
        </table:table-row>
        <table:table-row table:style-name="ro1">
          <table:table-cell office:value-type="string">
            <text:p>2019-06-24T00:00:00.0/2019-06-25T00:00:00.0</text:p>
          </table:table-cell>
          <table:table-cell office:value-type="string">
            <text:p>11563.0488</text:p>
          </table:table-cell>
          <table:table-cell office:value-type="string">
            <text:p>8511.2559</text:p>
          </table:table-cell>
          <table:table-cell office:value-type="string">
            <text:p>6946.9033</text:p>
          </table:table-cell>
          <table:table-cell office:value-type="string">
            <text:p>1564.3529</text:p>
          </table:table-cell>
          <table:table-cell office:value-type="string">
            <text:p>10828.7725</text:p>
          </table:table-cell>
          <table:table-cell office:value-type="string">
            <text:p>8509.5820</text:p>
          </table:table-cell>
          <table:table-cell office:value-type="string">
            <text:p>6946.2871</text:p>
          </table:table-cell>
          <table:table-cell office:value-type="string">
            <text:p>1563.2947</text:p>
          </table:table-cell>
          <table:table-cell office:value-type="string">
            <text:p>10825.070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76];9;2); &quot;/&quot;; MID([.A176];6;2);&quot;/&quot;;MID([.A176];1;4);&quot;/&quot;)" office:value-type="string" office:string-value="24/06/2019/">
            <text:p>24/06/2019/</text:p>
          </table:table-cell>
        </table:table-row>
        <table:table-row table:style-name="ro1">
          <table:table-cell office:value-type="string">
            <text:p>2019-06-25T00:00:00.0/2019-06-26T00:00:00.0</text:p>
          </table:table-cell>
          <table:table-cell office:value-type="string">
            <text:p>11556.8154</text:p>
          </table:table-cell>
          <table:table-cell office:value-type="string">
            <text:p>8499.2910</text:p>
          </table:table-cell>
          <table:table-cell office:value-type="string">
            <text:p>7012.2119</text:p>
          </table:table-cell>
          <table:table-cell office:value-type="string">
            <text:p>1487.0789</text:p>
          </table:table-cell>
          <table:table-cell office:value-type="string">
            <text:p>10999.3506</text:p>
          </table:table-cell>
          <table:table-cell office:value-type="string">
            <text:p>8369.2568</text:p>
          </table:table-cell>
          <table:table-cell office:value-type="string">
            <text:p>6651.0176</text:p>
          </table:table-cell>
          <table:table-cell office:value-type="string">
            <text:p>1718.2394</text:p>
          </table:table-cell>
          <table:table-cell office:value-type="string">
            <text:p>10544.4893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77];9;2); &quot;/&quot;; MID([.A177];6;2);&quot;/&quot;;MID([.A177];1;4);&quot;/&quot;)" office:value-type="string" office:string-value="25/06/2019/">
            <text:p>25/06/2019/</text:p>
          </table:table-cell>
        </table:table-row>
        <table:table-row table:style-name="ro1">
          <table:table-cell office:value-type="string">
            <text:p>2019-06-26T00:00:00.0/2019-06-27T00:00:00.0</text:p>
          </table:table-cell>
          <table:table-cell office:value-type="string">
            <text:p>11549.1982</text:p>
          </table:table-cell>
          <table:table-cell office:value-type="string">
            <text:p>8253.1533</text:p>
          </table:table-cell>
          <table:table-cell office:value-type="string">
            <text:p>6403.3760</text:p>
          </table:table-cell>
          <table:table-cell office:value-type="string">
            <text:p>1849.7771</text:p>
          </table:table-cell>
          <table:table-cell office:value-type="string">
            <text:p>9830.8564</text:p>
          </table:table-cell>
          <table:table-cell office:value-type="string">
            <text:p>7948.6782</text:p>
          </table:table-cell>
          <table:table-cell office:value-type="string">
            <text:p>5690.7432</text:p>
          </table:table-cell>
          <table:table-cell office:value-type="string">
            <text:p>2257.9348</text:p>
          </table:table-cell>
          <table:table-cell office:value-type="string">
            <text:p>8785.5508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78];9;2); &quot;/&quot;; MID([.A178];6;2);&quot;/&quot;;MID([.A178];1;4);&quot;/&quot;)" office:value-type="string" office:string-value="26/06/2019/">
            <text:p>26/06/2019/</text:p>
          </table:table-cell>
        </table:table-row>
        <table:table-row table:style-name="ro1">
          <table:table-cell office:value-type="string">
            <text:p>2019-06-27T00:00:00.0/2019-06-28T00:00:00.0</text:p>
          </table:table-cell>
          <table:table-cell office:value-type="string">
            <text:p>11540.1455</text:p>
          </table:table-cell>
          <table:table-cell office:value-type="string">
            <text:p>8445.0527</text:p>
          </table:table-cell>
          <table:table-cell office:value-type="string">
            <text:p>6840.2739</text:p>
          </table:table-cell>
          <table:table-cell office:value-type="string">
            <text:p>1604.7788</text:p>
          </table:table-cell>
          <table:table-cell office:value-type="string">
            <text:p>10550.5254</text:p>
          </table:table-cell>
          <table:table-cell office:value-type="string">
            <text:p>8372.6504</text:p>
          </table:table-cell>
          <table:table-cell office:value-type="string">
            <text:p>6763.2183</text:p>
          </table:table-cell>
          <table:table-cell office:value-type="string">
            <text:p>1609.4323</text:p>
          </table:table-cell>
          <table:table-cell office:value-type="string">
            <text:p>10291.3037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79];9;2); &quot;/&quot;; MID([.A179];6;2);&quot;/&quot;;MID([.A179];1;4);&quot;/&quot;)" office:value-type="string" office:string-value="27/06/2019/">
            <text:p>27/06/2019/</text:p>
          </table:table-cell>
        </table:table-row>
        <table:table-row table:style-name="ro1">
          <table:table-cell office:value-type="string">
            <text:p>2019-06-28T00:00:00.0/2019-06-29T00:00:00.0</text:p>
          </table:table-cell>
          <table:table-cell office:value-type="string">
            <text:p>11529.7256</text:p>
          </table:table-cell>
          <table:table-cell office:value-type="string">
            <text:p>8643.6963</text:p>
          </table:table-cell>
          <table:table-cell office:value-type="string">
            <text:p>7186.3955</text:p>
          </table:table-cell>
          <table:table-cell office:value-type="string">
            <text:p>1457.3011</text:p>
          </table:table-cell>
          <table:table-cell office:value-type="string">
            <text:p>11298.1797</text:p>
          </table:table-cell>
          <table:table-cell office:value-type="string">
            <text:p>7684.6099</text:p>
          </table:table-cell>
          <table:table-cell office:value-type="string">
            <text:p>5336.3413</text:p>
          </table:table-cell>
          <table:table-cell office:value-type="string">
            <text:p>2348.2686</text:p>
          </table:table-cell>
          <table:table-cell office:value-type="string">
            <text:p>8996.7373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80];9;2); &quot;/&quot;; MID([.A180];6;2);&quot;/&quot;;MID([.A180];1;4);&quot;/&quot;)" office:value-type="string" office:string-value="28/06/2019/">
            <text:p>28/06/2019/</text:p>
          </table:table-cell>
        </table:table-row>
        <table:table-row table:style-name="ro1">
          <table:table-cell office:value-type="string">
            <text:p>2019-06-29T00:00:00.0/2019-06-30T00:00:00.0</text:p>
          </table:table-cell>
          <table:table-cell office:value-type="string">
            <text:p>11517.8750</text:p>
          </table:table-cell>
          <table:table-cell office:value-type="string">
            <text:p>8576.7100</text:p>
          </table:table-cell>
          <table:table-cell office:value-type="string">
            <text:p>7103.6885</text:p>
          </table:table-cell>
          <table:table-cell office:value-type="string">
            <text:p>1473.0219</text:p>
          </table:table-cell>
          <table:table-cell office:value-type="string">
            <text:p>11094.0498</text:p>
          </table:table-cell>
          <table:table-cell office:value-type="string">
            <text:p>8512.4785</text:p>
          </table:table-cell>
          <table:table-cell office:value-type="string">
            <text:p>6915.2715</text:p>
          </table:table-cell>
          <table:table-cell office:value-type="string">
            <text:p>1597.2073</text:p>
          </table:table-cell>
          <table:table-cell office:value-type="string">
            <text:p>10864.1670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81];9;2); &quot;/&quot;; MID([.A181];6;2);&quot;/&quot;;MID([.A181];1;4);&quot;/&quot;)" office:value-type="string" office:string-value="29/06/2019/">
            <text:p>29/06/2019/</text:p>
          </table:table-cell>
        </table:table-row>
        <table:table-row table:style-name="ro1">
          <table:table-cell office:value-type="string">
            <text:p>2019-06-30T00:00:00.0/2019-07-01T00:00:00.0</text:p>
          </table:table-cell>
          <table:table-cell office:value-type="string">
            <text:p>11504.6660</text:p>
          </table:table-cell>
          <table:table-cell office:value-type="string">
            <text:p>8709.7656</text:p>
          </table:table-cell>
          <table:table-cell office:value-type="string">
            <text:p>7511.6948</text:p>
          </table:table-cell>
          <table:table-cell office:value-type="string">
            <text:p>1198.0712</text:p>
          </table:table-cell>
          <table:table-cell office:value-type="string">
            <text:p>11915.9902</text:p>
          </table:table-cell>
          <table:table-cell office:value-type="string">
            <text:p>8709.7656</text:p>
          </table:table-cell>
          <table:table-cell office:value-type="string">
            <text:p>7511.6948</text:p>
          </table:table-cell>
          <table:table-cell office:value-type="string">
            <text:p>1198.0712</text:p>
          </table:table-cell>
          <table:table-cell office:value-type="string">
            <text:p>11915.9902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82];9;2); &quot;/&quot;; MID([.A182];6;2);&quot;/&quot;;MID([.A182];1;4);&quot;/&quot;)" office:value-type="string" office:string-value="30/06/2019/">
            <text:p>30/06/2019/</text:p>
          </table:table-cell>
        </table:table-row>
        <table:table-row table:style-name="ro1">
          <table:table-cell office:value-type="string">
            <text:p>2019-07-01T00:00:00.0/2019-07-02T00:00:00.0</text:p>
          </table:table-cell>
          <table:table-cell office:value-type="string">
            <text:p>11490.0400</text:p>
          </table:table-cell>
          <table:table-cell office:value-type="string">
            <text:p>7875.5879</text:p>
          </table:table-cell>
          <table:table-cell office:value-type="string">
            <text:p>5538.8101</text:p>
          </table:table-cell>
          <table:table-cell office:value-type="string">
            <text:p>2336.7778</text:p>
          </table:table-cell>
          <table:table-cell office:value-type="string">
            <text:p>8329.5566</text:p>
          </table:table-cell>
          <table:table-cell office:value-type="string">
            <text:p>5269.2676</text:p>
          </table:table-cell>
          <table:table-cell office:value-type="string">
            <text:p>3100.1055</text:p>
          </table:table-cell>
          <table:table-cell office:value-type="string">
            <text:p>2169.1619</text:p>
          </table:table-cell>
          <table:table-cell office:value-type="string">
            <text:p>4837.0356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83];9;2); &quot;/&quot;; MID([.A183];6;2);&quot;/&quot;;MID([.A183];1;4);&quot;/&quot;)" office:value-type="string" office:string-value="01/07/2019/">
            <text:p>01/07/2019/</text:p>
          </table:table-cell>
        </table:table-row>
        <table:table-row table:style-name="ro1">
          <table:table-cell office:value-type="string">
            <text:p>2019-07-02T00:00:00.0/2019-07-03T00:00:00.0</text:p>
          </table:table-cell>
          <table:table-cell office:value-type="string">
            <text:p>11474.0352</text:p>
          </table:table-cell>
          <table:table-cell office:value-type="string">
            <text:p>8228.9355</text:p>
          </table:table-cell>
          <table:table-cell office:value-type="string">
            <text:p>6121.5571</text:p>
          </table:table-cell>
          <table:table-cell office:value-type="string">
            <text:p>2107.3789</text:p>
          </table:table-cell>
          <table:table-cell office:value-type="string">
            <text:p>9342.0391</text:p>
          </table:table-cell>
          <table:table-cell office:value-type="string">
            <text:p>7907.4097</text:p>
          </table:table-cell>
          <table:table-cell office:value-type="string">
            <text:p>5558.1226</text:p>
          </table:table-cell>
          <table:table-cell office:value-type="string">
            <text:p>2349.2874</text:p>
          </table:table-cell>
          <table:table-cell office:value-type="string">
            <text:p>8481.1270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84];9;2); &quot;/&quot;; MID([.A184];6;2);&quot;/&quot;;MID([.A184];1;4);&quot;/&quot;)" office:value-type="string" office:string-value="02/07/2019/">
            <text:p>02/07/2019/</text:p>
          </table:table-cell>
        </table:table-row>
        <table:table-row table:style-name="ro1">
          <table:table-cell office:value-type="string">
            <text:p>2019-07-03T00:00:00.0/2019-07-04T00:00:00.0</text:p>
          </table:table-cell>
          <table:table-cell office:value-type="string">
            <text:p>11456.6719</text:p>
          </table:table-cell>
          <table:table-cell office:value-type="string">
            <text:p>8704.2305</text:p>
          </table:table-cell>
          <table:table-cell office:value-type="string">
            <text:p>7313.7705</text:p>
          </table:table-cell>
          <table:table-cell office:value-type="string">
            <text:p>1390.4598</text:p>
          </table:table-cell>
          <table:table-cell office:value-type="string">
            <text:p>11570.9014</text:p>
          </table:table-cell>
          <table:table-cell office:value-type="string">
            <text:p>7579.8564</text:p>
          </table:table-cell>
          <table:table-cell office:value-type="string">
            <text:p>5271.8169</text:p>
          </table:table-cell>
          <table:table-cell office:value-type="string">
            <text:p>2308.0396</text:p>
          </table:table-cell>
          <table:table-cell office:value-type="string">
            <text:p>8113.9653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85];9;2); &quot;/&quot;; MID([.A185];6;2);&quot;/&quot;;MID([.A185];1;4);&quot;/&quot;)" office:value-type="string" office:string-value="03/07/2019/">
            <text:p>03/07/2019/</text:p>
          </table:table-cell>
        </table:table-row>
        <table:table-row table:style-name="ro1">
          <table:table-cell office:value-type="string">
            <text:p>2019-07-04T00:00:00.0/2019-07-05T00:00:00.0</text:p>
          </table:table-cell>
          <table:table-cell office:value-type="string">
            <text:p>11437.9365</text:p>
          </table:table-cell>
          <table:table-cell office:value-type="string">
            <text:p>8643.3262</text:p>
          </table:table-cell>
          <table:table-cell office:value-type="string">
            <text:p>7346.2866</text:p>
          </table:table-cell>
          <table:table-cell office:value-type="string">
            <text:p>1297.0399</text:p>
          </table:table-cell>
          <table:table-cell office:value-type="string">
            <text:p>11669.5039</text:p>
          </table:table-cell>
          <table:table-cell office:value-type="string">
            <text:p>8630.6016</text:p>
          </table:table-cell>
          <table:table-cell office:value-type="string">
            <text:p>7322.9775</text:p>
          </table:table-cell>
          <table:table-cell office:value-type="string">
            <text:p>1307.6238</text:p>
          </table:table-cell>
          <table:table-cell office:value-type="string">
            <text:p>11615.6191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86];9;2); &quot;/&quot;; MID([.A186];6;2);&quot;/&quot;;MID([.A186];1;4);&quot;/&quot;)" office:value-type="string" office:string-value="04/07/2019/">
            <text:p>04/07/2019/</text:p>
          </table:table-cell>
        </table:table-row>
        <table:table-row table:style-name="ro1">
          <table:table-cell office:value-type="string">
            <text:p>2019-07-05T00:00:00.0/2019-07-06T00:00:00.0</text:p>
          </table:table-cell>
          <table:table-cell office:value-type="string">
            <text:p>11417.8457</text:p>
          </table:table-cell>
          <table:table-cell office:value-type="string">
            <text:p>8335.1182</text:p>
          </table:table-cell>
          <table:table-cell office:value-type="string">
            <text:p>6693.7334</text:p>
          </table:table-cell>
          <table:table-cell office:value-type="string">
            <text:p>1641.3853</text:p>
          </table:table-cell>
          <table:table-cell office:value-type="string">
            <text:p>10440.3037</text:p>
          </table:table-cell>
          <table:table-cell office:value-type="string">
            <text:p>5545.0146</text:p>
          </table:table-cell>
          <table:table-cell office:value-type="string">
            <text:p>1727.4537</text:p>
          </table:table-cell>
          <table:table-cell office:value-type="string">
            <text:p>3817.5610</text:p>
          </table:table-cell>
          <table:table-cell office:value-type="string">
            <text:p>2647.6260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87];9;2); &quot;/&quot;; MID([.A187];6;2);&quot;/&quot;;MID([.A187];1;4);&quot;/&quot;)" office:value-type="string" office:string-value="05/07/2019/">
            <text:p>05/07/2019/</text:p>
          </table:table-cell>
        </table:table-row>
        <table:table-row table:style-name="ro1">
          <table:table-cell office:value-type="string">
            <text:p>2019-07-06T00:00:00.0/2019-07-07T00:00:00.0</text:p>
          </table:table-cell>
          <table:table-cell office:value-type="string">
            <text:p>11396.4219</text:p>
          </table:table-cell>
          <table:table-cell office:value-type="string">
            <text:p>8363.5664</text:p>
          </table:table-cell>
          <table:table-cell office:value-type="string">
            <text:p>6863.9688</text:p>
          </table:table-cell>
          <table:table-cell office:value-type="string">
            <text:p>1499.5970</text:p>
          </table:table-cell>
          <table:table-cell office:value-type="string">
            <text:p>10714.6445</text:p>
          </table:table-cell>
          <table:table-cell office:value-type="string">
            <text:p>7238.1499</text:p>
          </table:table-cell>
          <table:table-cell office:value-type="string">
            <text:p>4121.7622</text:p>
          </table:table-cell>
          <table:table-cell office:value-type="string">
            <text:p>3116.3877</text:p>
          </table:table-cell>
          <table:table-cell office:value-type="string">
            <text:p>6295.7393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88];9;2); &quot;/&quot;; MID([.A188];6;2);&quot;/&quot;;MID([.A188];1;4);&quot;/&quot;)" office:value-type="string" office:string-value="06/07/2019/">
            <text:p>06/07/2019/</text:p>
          </table:table-cell>
        </table:table-row>
        <table:table-row table:style-name="ro1">
          <table:table-cell office:value-type="string">
            <text:p>2019-07-07T00:00:00.0/2019-07-08T00:00:00.0</text:p>
          </table:table-cell>
          <table:table-cell office:value-type="string">
            <text:p>11373.6328</text:p>
          </table:table-cell>
          <table:table-cell office:value-type="string">
            <text:p>8160.9780</text:p>
          </table:table-cell>
          <table:table-cell office:value-type="string">
            <text:p>6311.0518</text:p>
          </table:table-cell>
          <table:table-cell office:value-type="string">
            <text:p>1849.9261</text:p>
          </table:table-cell>
          <table:table-cell office:value-type="string">
            <text:p>9765.1621</text:p>
          </table:table-cell>
          <table:table-cell office:value-type="string">
            <text:p>3602.4758</text:p>
          </table:table-cell>
          <table:table-cell office:value-type="string">
            <text:p>464.2950</text:p>
          </table:table-cell>
          <table:table-cell office:value-type="string">
            <text:p>3138.1807</text:p>
          </table:table-cell>
          <table:table-cell office:value-type="string">
            <text:p>958.6260</text:p>
          </table:table-cell>
          <table:table-cell office:value-type="string">
            <text:p>0.9649</text:p>
          </table:table-cell>
          <table:table-cell table:number-columns-repeated="3"/>
          <table:table-cell table:formula="of:==CONCATENATE( MID([.A189];9;2); &quot;/&quot;; MID([.A189];6;2);&quot;/&quot;;MID([.A189];1;4);&quot;/&quot;)" office:value-type="string" office:string-value="07/07/2019/">
            <text:p>07/07/2019/</text:p>
          </table:table-cell>
        </table:table-row>
        <table:table-row table:style-name="ro1">
          <table:table-cell office:value-type="string">
            <text:p>2019-07-08T00:00:00.0/2019-07-09T00:00:00.0</text:p>
          </table:table-cell>
          <table:table-cell office:value-type="string">
            <text:p>11349.5469</text:p>
          </table:table-cell>
          <table:table-cell office:value-type="string">
            <text:p>8578.0010</text:p>
          </table:table-cell>
          <table:table-cell office:value-type="string">
            <text:p>7063.8472</text:p>
          </table:table-cell>
          <table:table-cell office:value-type="string">
            <text:p>1514.1541</text:p>
          </table:table-cell>
          <table:table-cell office:value-type="string">
            <text:p>11222.6748</text:p>
          </table:table-cell>
          <table:table-cell office:value-type="string">
            <text:p>6099.4819</text:p>
          </table:table-cell>
          <table:table-cell office:value-type="string">
            <text:p>2478.2227</text:p>
          </table:table-cell>
          <table:table-cell office:value-type="string">
            <text:p>3621.2595</text:p>
          </table:table-cell>
          <table:table-cell office:value-type="string">
            <text:p>4421.0405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190];9;2); &quot;/&quot;; MID([.A190];6;2);&quot;/&quot;;MID([.A190];1;4);&quot;/&quot;)" office:value-type="string" office:string-value="08/07/2019/">
            <text:p>08/07/2019/</text:p>
          </table:table-cell>
        </table:table-row>
        <table:table-row table:style-name="ro1">
          <table:table-cell office:value-type="string">
            <text:p>2019-07-09T00:00:00.0/2019-07-10T00:00:00.0</text:p>
          </table:table-cell>
          <table:table-cell office:value-type="string">
            <text:p>11324.1211</text:p>
          </table:table-cell>
          <table:table-cell office:value-type="string">
            <text:p>8428.9893</text:p>
          </table:table-cell>
          <table:table-cell office:value-type="string">
            <text:p>6802.4023</text:p>
          </table:table-cell>
          <table:table-cell office:value-type="string">
            <text:p>1626.5874</text:p>
          </table:table-cell>
          <table:table-cell office:value-type="string">
            <text:p>10617.3184</text:p>
          </table:table-cell>
          <table:table-cell office:value-type="string">
            <text:p>3582.2053</text:p>
          </table:table-cell>
          <table:table-cell office:value-type="string">
            <text:p>405.3771</text:p>
          </table:table-cell>
          <table:table-cell office:value-type="string">
            <text:p>3176.8281</text:p>
          </table:table-cell>
          <table:table-cell office:value-type="string">
            <text:p>855.4783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91];9;2); &quot;/&quot;; MID([.A191];6;2);&quot;/&quot;;MID([.A191];1;4);&quot;/&quot;)" office:value-type="string" office:string-value="09/07/2019/">
            <text:p>09/07/2019/</text:p>
          </table:table-cell>
        </table:table-row>
        <table:table-row table:style-name="ro1">
          <table:table-cell office:value-type="string">
            <text:p>2019-07-10T00:00:00.0/2019-07-11T00:00:00.0</text:p>
          </table:table-cell>
          <table:table-cell office:value-type="string">
            <text:p>11297.4121</text:p>
          </table:table-cell>
          <table:table-cell office:value-type="string">
            <text:p>8498.9658</text:p>
          </table:table-cell>
          <table:table-cell office:value-type="string">
            <text:p>7069.9346</text:p>
          </table:table-cell>
          <table:table-cell office:value-type="string">
            <text:p>1429.0310</text:p>
          </table:table-cell>
          <table:table-cell office:value-type="string">
            <text:p>11268.6416</text:p>
          </table:table-cell>
          <table:table-cell office:value-type="string">
            <text:p>6537.7583</text:p>
          </table:table-cell>
          <table:table-cell office:value-type="string">
            <text:p>3499.5750</text:p>
          </table:table-cell>
          <table:table-cell office:value-type="string">
            <text:p>3038.1833</text:p>
          </table:table-cell>
          <table:table-cell office:value-type="string">
            <text:p>5598.2881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92];9;2); &quot;/&quot;; MID([.A192];6;2);&quot;/&quot;;MID([.A192];1;4);&quot;/&quot;)" office:value-type="string" office:string-value="10/07/2019/">
            <text:p>10/07/2019/</text:p>
          </table:table-cell>
        </table:table-row>
        <table:table-row table:style-name="ro1">
          <table:table-cell office:value-type="string">
            <text:p>2019-07-11T00:00:00.0/2019-07-12T00:00:00.0</text:p>
          </table:table-cell>
          <table:table-cell office:value-type="string">
            <text:p>11269.3965</text:p>
          </table:table-cell>
          <table:table-cell office:value-type="string">
            <text:p>8273.3369</text:p>
          </table:table-cell>
          <table:table-cell office:value-type="string">
            <text:p>6631.7163</text:p>
          </table:table-cell>
          <table:table-cell office:value-type="string">
            <text:p>1641.6207</text:p>
          </table:table-cell>
          <table:table-cell office:value-type="string">
            <text:p>10411.1152</text:p>
          </table:table-cell>
          <table:table-cell office:value-type="string">
            <text:p>4809.1655</text:p>
          </table:table-cell>
          <table:table-cell office:value-type="string">
            <text:p>1926.1659</text:p>
          </table:table-cell>
          <table:table-cell office:value-type="string">
            <text:p>2882.9995</text:p>
          </table:table-cell>
          <table:table-cell office:value-type="string">
            <text:p>3440.3921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93];9;2); &quot;/&quot;; MID([.A193];6;2);&quot;/&quot;;MID([.A193];1;4);&quot;/&quot;)" office:value-type="string" office:string-value="11/07/2019/">
            <text:p>11/07/2019/</text:p>
          </table:table-cell>
        </table:table-row>
        <table:table-row table:style-name="ro1">
          <table:table-cell office:value-type="string">
            <text:p>2019-07-12T00:00:00.0/2019-07-13T00:00:00.0</text:p>
          </table:table-cell>
          <table:table-cell office:value-type="string">
            <text:p>11240.0977</text:p>
          </table:table-cell>
          <table:table-cell office:value-type="string">
            <text:p>7879.9614</text:p>
          </table:table-cell>
          <table:table-cell office:value-type="string">
            <text:p>5767.0518</text:p>
          </table:table-cell>
          <table:table-cell office:value-type="string">
            <text:p>2112.9099</text:p>
          </table:table-cell>
          <table:table-cell office:value-type="string">
            <text:p>8740.5518</text:p>
          </table:table-cell>
          <table:table-cell office:value-type="string">
            <text:p>3036.6135</text:p>
          </table:table-cell>
          <table:table-cell office:value-type="string">
            <text:p>547.7682</text:p>
          </table:table-cell>
          <table:table-cell office:value-type="string">
            <text:p>2488.8452</text:p>
          </table:table-cell>
          <table:table-cell office:value-type="string">
            <text:p>845.6677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94];9;2); &quot;/&quot;; MID([.A194];6;2);&quot;/&quot;;MID([.A194];1;4);&quot;/&quot;)" office:value-type="string" office:string-value="12/07/2019/">
            <text:p>12/07/2019/</text:p>
          </table:table-cell>
        </table:table-row>
        <table:table-row table:style-name="ro1">
          <table:table-cell office:value-type="string">
            <text:p>2019-07-13T00:00:00.0/2019-07-14T00:00:00.0</text:p>
          </table:table-cell>
          <table:table-cell office:value-type="string">
            <text:p>11209.5283</text:p>
          </table:table-cell>
          <table:table-cell office:value-type="string">
            <text:p>7607.3433</text:p>
          </table:table-cell>
          <table:table-cell office:value-type="string">
            <text:p>5114.3374</text:p>
          </table:table-cell>
          <table:table-cell office:value-type="string">
            <text:p>2493.0059</text:p>
          </table:table-cell>
          <table:table-cell office:value-type="string">
            <text:p>7649.8218</text:p>
          </table:table-cell>
          <table:table-cell office:value-type="string">
            <text:p>2424.9978</text:p>
          </table:table-cell>
          <table:table-cell office:value-type="string">
            <text:p>176.3594</text:p>
          </table:table-cell>
          <table:table-cell office:value-type="string">
            <text:p>2248.6382</text:p>
          </table:table-cell>
          <table:table-cell office:value-type="string">
            <text:p>256.0705</text:p>
          </table:table-cell>
          <table:table-cell office:value-type="string">
            <text:p>0.9681</text:p>
          </table:table-cell>
          <table:table-cell table:number-columns-repeated="3"/>
          <table:table-cell table:formula="of:==CONCATENATE( MID([.A195];9;2); &quot;/&quot;; MID([.A195];6;2);&quot;/&quot;;MID([.A195];1;4);&quot;/&quot;)" office:value-type="string" office:string-value="13/07/2019/">
            <text:p>13/07/2019/</text:p>
          </table:table-cell>
        </table:table-row>
        <table:table-row table:style-name="ro1">
          <table:table-cell office:value-type="string">
            <text:p>2019-07-14T00:00:00.0/2019-07-15T00:00:00.0</text:p>
          </table:table-cell>
          <table:table-cell office:value-type="string">
            <text:p>11177.7021</text:p>
          </table:table-cell>
          <table:table-cell office:value-type="string">
            <text:p>7699.8789</text:p>
          </table:table-cell>
          <table:table-cell office:value-type="string">
            <text:p>5397.0654</text:p>
          </table:table-cell>
          <table:table-cell office:value-type="string">
            <text:p>2302.8140</text:p>
          </table:table-cell>
          <table:table-cell office:value-type="string">
            <text:p>8281.6074</text:p>
          </table:table-cell>
          <table:table-cell office:value-type="string">
            <text:p>4127.8389</text:p>
          </table:table-cell>
          <table:table-cell office:value-type="string">
            <text:p>975.9358</text:p>
          </table:table-cell>
          <table:table-cell office:value-type="string">
            <text:p>3151.9031</text:p>
          </table:table-cell>
          <table:table-cell office:value-type="string">
            <text:p>1642.3574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96];9;2); &quot;/&quot;; MID([.A196];6;2);&quot;/&quot;;MID([.A196];1;4);&quot;/&quot;)" office:value-type="string" office:string-value="14/07/2019/">
            <text:p>14/07/2019/</text:p>
          </table:table-cell>
        </table:table-row>
        <table:table-row table:style-name="ro1">
          <table:table-cell office:value-type="string">
            <text:p>2019-07-15T00:00:00.0/2019-07-16T00:00:00.0</text:p>
          </table:table-cell>
          <table:table-cell office:value-type="string">
            <text:p>11144.6621</text:p>
          </table:table-cell>
          <table:table-cell office:value-type="string">
            <text:p>7680.2607</text:p>
          </table:table-cell>
          <table:table-cell office:value-type="string">
            <text:p>5422.7500</text:p>
          </table:table-cell>
          <table:table-cell office:value-type="string">
            <text:p>2257.5107</text:p>
          </table:table-cell>
          <table:table-cell office:value-type="string">
            <text:p>8291.6543</text:p>
          </table:table-cell>
          <table:table-cell office:value-type="string">
            <text:p>4636.4517</text:p>
          </table:table-cell>
          <table:table-cell office:value-type="string">
            <text:p>2155.1863</text:p>
          </table:table-cell>
          <table:table-cell office:value-type="string">
            <text:p>2481.2656</text:p>
          </table:table-cell>
          <table:table-cell office:value-type="string">
            <text:p>3677.3589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97];9;2); &quot;/&quot;; MID([.A197];6;2);&quot;/&quot;;MID([.A197];1;4);&quot;/&quot;)" office:value-type="string" office:string-value="15/07/2019/">
            <text:p>15/07/2019/</text:p>
          </table:table-cell>
        </table:table-row>
        <table:table-row table:style-name="ro1">
          <table:table-cell office:value-type="string">
            <text:p>2019-07-16T00:00:00.0/2019-07-17T00:00:00.0</text:p>
          </table:table-cell>
          <table:table-cell office:value-type="string">
            <text:p>11110.3643</text:p>
          </table:table-cell>
          <table:table-cell office:value-type="string">
            <text:p>8029.1904</text:p>
          </table:table-cell>
          <table:table-cell office:value-type="string">
            <text:p>6286.4561</text:p>
          </table:table-cell>
          <table:table-cell office:value-type="string">
            <text:p>1742.7347</text:p>
          </table:table-cell>
          <table:table-cell office:value-type="string">
            <text:p>9848.9688</text:p>
          </table:table-cell>
          <table:table-cell office:value-type="string">
            <text:p>4340.4995</text:p>
          </table:table-cell>
          <table:table-cell office:value-type="string">
            <text:p>2001.5060</text:p>
          </table:table-cell>
          <table:table-cell office:value-type="string">
            <text:p>2338.9937</text:p>
          </table:table-cell>
          <table:table-cell office:value-type="string">
            <text:p>3760.7256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98];9;2); &quot;/&quot;; MID([.A198];6;2);&quot;/&quot;;MID([.A198];1;4);&quot;/&quot;)" office:value-type="string" office:string-value="16/07/2019/">
            <text:p>16/07/2019/</text:p>
          </table:table-cell>
        </table:table-row>
        <table:table-row table:style-name="ro1">
          <table:table-cell office:value-type="string">
            <text:p>2019-07-17T00:00:00.0/2019-07-18T00:00:00.0</text:p>
          </table:table-cell>
          <table:table-cell office:value-type="string">
            <text:p>11074.8447</text:p>
          </table:table-cell>
          <table:table-cell office:value-type="string">
            <text:p>7974.7085</text:p>
          </table:table-cell>
          <table:table-cell office:value-type="string">
            <text:p>6156.3569</text:p>
          </table:table-cell>
          <table:table-cell office:value-type="string">
            <text:p>1818.3516</text:p>
          </table:table-cell>
          <table:table-cell office:value-type="string">
            <text:p>9689.4521</text:p>
          </table:table-cell>
          <table:table-cell office:value-type="string">
            <text:p>5186.0415</text:p>
          </table:table-cell>
          <table:table-cell office:value-type="string">
            <text:p>2257.1187</text:p>
          </table:table-cell>
          <table:table-cell office:value-type="string">
            <text:p>2928.9229</text:p>
          </table:table-cell>
          <table:table-cell office:value-type="string">
            <text:p>3785.8657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199];9;2); &quot;/&quot;; MID([.A199];6;2);&quot;/&quot;;MID([.A199];1;4);&quot;/&quot;)" office:value-type="string" office:string-value="17/07/2019/">
            <text:p>17/07/2019/</text:p>
          </table:table-cell>
        </table:table-row>
        <table:table-row table:style-name="ro1">
          <table:table-cell office:value-type="string">
            <text:p>2019-07-18T00:00:00.0/2019-07-19T00:00:00.0</text:p>
          </table:table-cell>
          <table:table-cell office:value-type="string">
            <text:p>11038.1172</text:p>
          </table:table-cell>
          <table:table-cell office:value-type="string">
            <text:p>7656.8447</text:p>
          </table:table-cell>
          <table:table-cell office:value-type="string">
            <text:p>5419.2441</text:p>
          </table:table-cell>
          <table:table-cell office:value-type="string">
            <text:p>2237.6003</text:p>
          </table:table-cell>
          <table:table-cell office:value-type="string">
            <text:p>8280.8535</text:p>
          </table:table-cell>
          <table:table-cell office:value-type="string">
            <text:p>7330.2144</text:p>
          </table:table-cell>
          <table:table-cell office:value-type="string">
            <text:p>4789.3628</text:p>
          </table:table-cell>
          <table:table-cell office:value-type="string">
            <text:p>2540.8518</text:p>
          </table:table-cell>
          <table:table-cell office:value-type="string">
            <text:p>7423.7798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200];9;2); &quot;/&quot;; MID([.A200];6;2);&quot;/&quot;;MID([.A200];1;4);&quot;/&quot;)" office:value-type="string" office:string-value="18/07/2019/">
            <text:p>18/07/2019/</text:p>
          </table:table-cell>
        </table:table-row>
        <table:table-row table:style-name="ro1">
          <table:table-cell office:value-type="string">
            <text:p>2019-07-19T00:00:00.0/2019-07-20T00:00:00.0</text:p>
          </table:table-cell>
          <table:table-cell office:value-type="string">
            <text:p>11000.1924</text:p>
          </table:table-cell>
          <table:table-cell office:value-type="string">
            <text:p>7410.1323</text:p>
          </table:table-cell>
          <table:table-cell office:value-type="string">
            <text:p>5008.1978</text:p>
          </table:table-cell>
          <table:table-cell office:value-type="string">
            <text:p>2401.9343</text:p>
          </table:table-cell>
          <table:table-cell office:value-type="string">
            <text:p>7639.2925</text:p>
          </table:table-cell>
          <table:table-cell office:value-type="string">
            <text:p>3766.5928</text:p>
          </table:table-cell>
          <table:table-cell office:value-type="string">
            <text:p>506.5739</text:p>
          </table:table-cell>
          <table:table-cell office:value-type="string">
            <text:p>3260.0190</text:p>
          </table:table-cell>
          <table:table-cell office:value-type="string">
            <text:p>841.8809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201];9;2); &quot;/&quot;; MID([.A201];6;2);&quot;/&quot;;MID([.A201];1;4);&quot;/&quot;)" office:value-type="string" office:string-value="19/07/2019/">
            <text:p>19/07/2019/</text:p>
          </table:table-cell>
        </table:table-row>
        <table:table-row table:style-name="ro1">
          <table:table-cell office:value-type="string">
            <text:p>2019-07-20T00:00:00.0/2019-07-21T00:00:00.0</text:p>
          </table:table-cell>
          <table:table-cell office:value-type="string">
            <text:p>10961.0967</text:p>
          </table:table-cell>
          <table:table-cell office:value-type="string">
            <text:p>7564.2812</text:p>
          </table:table-cell>
          <table:table-cell office:value-type="string">
            <text:p>5504.1631</text:p>
          </table:table-cell>
          <table:table-cell office:value-type="string">
            <text:p>2060.1179</text:p>
          </table:table-cell>
          <table:table-cell office:value-type="string">
            <text:p>8468.8633</text:p>
          </table:table-cell>
          <table:table-cell office:value-type="string">
            <text:p>6563.9678</text:p>
          </table:table-cell>
          <table:table-cell office:value-type="string">
            <text:p>3087.8103</text:p>
          </table:table-cell>
          <table:table-cell office:value-type="string">
            <text:p>3476.1575</text:p>
          </table:table-cell>
          <table:table-cell office:value-type="string">
            <text:p>4874.0679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202];9;2); &quot;/&quot;; MID([.A202];6;2);&quot;/&quot;;MID([.A202];1;4);&quot;/&quot;)" office:value-type="string" office:string-value="20/07/2019/">
            <text:p>20/07/2019/</text:p>
          </table:table-cell>
        </table:table-row>
        <table:table-row table:style-name="ro1">
          <table:table-cell office:value-type="string">
            <text:p>2019-07-21T00:00:00.0/2019-07-22T00:00:00.0</text:p>
          </table:table-cell>
          <table:table-cell office:value-type="string">
            <text:p>10920.7949</text:p>
          </table:table-cell>
          <table:table-cell office:value-type="string">
            <text:p>7457.8604</text:p>
          </table:table-cell>
          <table:table-cell office:value-type="string">
            <text:p>5233.9272</text:p>
          </table:table-cell>
          <table:table-cell office:value-type="string">
            <text:p>2223.9333</text:p>
          </table:table-cell>
          <table:table-cell office:value-type="string">
            <text:p>8102.9248</text:p>
          </table:table-cell>
          <table:table-cell office:value-type="string">
            <text:p>3640.1265</text:p>
          </table:table-cell>
          <table:table-cell office:value-type="string">
            <text:p>1481.8367</text:p>
          </table:table-cell>
          <table:table-cell office:value-type="string">
            <text:p>2158.2898</text:p>
          </table:table-cell>
          <table:table-cell office:value-type="string">
            <text:p>2597.4492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203];9;2); &quot;/&quot;; MID([.A203];6;2);&quot;/&quot;;MID([.A203];1;4);&quot;/&quot;)" office:value-type="string" office:string-value="21/07/2019/">
            <text:p>21/07/2019/</text:p>
          </table:table-cell>
        </table:table-row>
        <table:table-row table:style-name="ro1">
          <table:table-cell office:value-type="string">
            <text:p>2019-07-22T00:00:00.0/2019-07-23T00:00:00.0</text:p>
          </table:table-cell>
          <table:table-cell office:value-type="string">
            <text:p>10879.3428</text:p>
          </table:table-cell>
          <table:table-cell office:value-type="string">
            <text:p>7576.5156</text:p>
          </table:table-cell>
          <table:table-cell office:value-type="string">
            <text:p>5570.7915</text:p>
          </table:table-cell>
          <table:table-cell office:value-type="string">
            <text:p>2005.7242</text:p>
          </table:table-cell>
          <table:table-cell office:value-type="string">
            <text:p>8616.0713</text:p>
          </table:table-cell>
          <table:table-cell office:value-type="string">
            <text:p>5804.2622</text:p>
          </table:table-cell>
          <table:table-cell office:value-type="string">
            <text:p>1720.4781</text:p>
          </table:table-cell>
          <table:table-cell office:value-type="string">
            <text:p>4083.7839</text:p>
          </table:table-cell>
          <table:table-cell office:value-type="string">
            <text:p>2769.9480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204];9;2); &quot;/&quot;; MID([.A204];6;2);&quot;/&quot;;MID([.A204];1;4);&quot;/&quot;)" office:value-type="string" office:string-value="22/07/2019/">
            <text:p>22/07/2019/</text:p>
          </table:table-cell>
        </table:table-row>
        <table:table-row table:style-name="ro1">
          <table:table-cell office:value-type="string">
            <text:p>2019-07-23T00:00:00.0/2019-07-24T00:00:00.0</text:p>
          </table:table-cell>
          <table:table-cell office:value-type="string">
            <text:p>10836.7734</text:p>
          </table:table-cell>
          <table:table-cell office:value-type="string">
            <text:p>7744.1221</text:p>
          </table:table-cell>
          <table:table-cell office:value-type="string">
            <text:p>6105.9937</text:p>
          </table:table-cell>
          <table:table-cell office:value-type="string">
            <text:p>1638.1283</text:p>
          </table:table-cell>
          <table:table-cell office:value-type="string">
            <text:p>9679.7314</text:p>
          </table:table-cell>
          <table:table-cell office:value-type="string">
            <text:p>7639.6670</text:p>
          </table:table-cell>
          <table:table-cell office:value-type="string">
            <text:p>6006.3076</text:p>
          </table:table-cell>
          <table:table-cell office:value-type="string">
            <text:p>1633.3596</text:p>
          </table:table-cell>
          <table:table-cell office:value-type="string">
            <text:p>9181.6514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205];9;2); &quot;/&quot;; MID([.A205];6;2);&quot;/&quot;;MID([.A205];1;4);&quot;/&quot;)" office:value-type="string" office:string-value="23/07/2019/">
            <text:p>23/07/2019/</text:p>
          </table:table-cell>
        </table:table-row>
        <table:table-row table:style-name="ro1">
          <table:table-cell office:value-type="string">
            <text:p>2019-07-24T00:00:00.0/2019-07-25T00:00:00.0</text:p>
          </table:table-cell>
          <table:table-cell office:value-type="string">
            <text:p>10793.0693</text:p>
          </table:table-cell>
          <table:table-cell office:value-type="string">
            <text:p>8044.4834</text:p>
          </table:table-cell>
          <table:table-cell office:value-type="string">
            <text:p>6857.0098</text:p>
          </table:table-cell>
          <table:table-cell office:value-type="string">
            <text:p>1187.4736</text:p>
          </table:table-cell>
          <table:table-cell office:value-type="string">
            <text:p>11150.5342</text:p>
          </table:table-cell>
          <table:table-cell office:value-type="string">
            <text:p>8044.4834</text:p>
          </table:table-cell>
          <table:table-cell office:value-type="string">
            <text:p>6857.0098</text:p>
          </table:table-cell>
          <table:table-cell office:value-type="string">
            <text:p>1187.4736</text:p>
          </table:table-cell>
          <table:table-cell office:value-type="string">
            <text:p>11150.5342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206];9;2); &quot;/&quot;; MID([.A206];6;2);&quot;/&quot;;MID([.A206];1;4);&quot;/&quot;)" office:value-type="string" office:string-value="24/07/2019/">
            <text:p>24/07/2019/</text:p>
          </table:table-cell>
        </table:table-row>
        <table:table-row table:style-name="ro1">
          <table:table-cell office:value-type="string">
            <text:p>2019-07-25T00:00:00.0/2019-07-26T00:00:00.0</text:p>
          </table:table-cell>
          <table:table-cell office:value-type="string">
            <text:p>10748.2236</text:p>
          </table:table-cell>
          <table:table-cell office:value-type="string">
            <text:p>7913.4204</text:p>
          </table:table-cell>
          <table:table-cell office:value-type="string">
            <text:p>6493.0200</text:p>
          </table:table-cell>
          <table:table-cell office:value-type="string">
            <text:p>1420.4003</text:p>
          </table:table-cell>
          <table:table-cell office:value-type="string">
            <text:p>10408.7158</text:p>
          </table:table-cell>
          <table:table-cell office:value-type="string">
            <text:p>7913.4204</text:p>
          </table:table-cell>
          <table:table-cell office:value-type="string">
            <text:p>6493.0200</text:p>
          </table:table-cell>
          <table:table-cell office:value-type="string">
            <text:p>1420.4003</text:p>
          </table:table-cell>
          <table:table-cell office:value-type="string">
            <text:p>10408.7158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207];9;2); &quot;/&quot;; MID([.A207];6;2);&quot;/&quot;;MID([.A207];1;4);&quot;/&quot;)" office:value-type="string" office:string-value="25/07/2019/">
            <text:p>25/07/2019/</text:p>
          </table:table-cell>
        </table:table-row>
        <table:table-row table:style-name="ro1">
          <table:table-cell office:value-type="string">
            <text:p>2019-07-26T00:00:00.0/2019-07-27T00:00:00.0</text:p>
          </table:table-cell>
          <table:table-cell office:value-type="string">
            <text:p>10702.2803</text:p>
          </table:table-cell>
          <table:table-cell office:value-type="string">
            <text:p>7679.6201</text:p>
          </table:table-cell>
          <table:table-cell office:value-type="string">
            <text:p>6011.3262</text:p>
          </table:table-cell>
          <table:table-cell office:value-type="string">
            <text:p>1668.2937</text:p>
          </table:table-cell>
          <table:table-cell office:value-type="string">
            <text:p>9600.1201</text:p>
          </table:table-cell>
          <table:table-cell office:value-type="string">
            <text:p>7416.2056</text:p>
          </table:table-cell>
          <table:table-cell office:value-type="string">
            <text:p>5672.2808</text:p>
          </table:table-cell>
          <table:table-cell office:value-type="string">
            <text:p>1743.9250</text:p>
          </table:table-cell>
          <table:table-cell office:value-type="string">
            <text:p>8700.5059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208];9;2); &quot;/&quot;; MID([.A208];6;2);&quot;/&quot;;MID([.A208];1;4);&quot;/&quot;)" office:value-type="string" office:string-value="26/07/2019/">
            <text:p>26/07/2019/</text:p>
          </table:table-cell>
        </table:table-row>
        <table:table-row table:style-name="ro1">
          <table:table-cell office:value-type="string">
            <text:p>2019-07-27T00:00:00.0/2019-07-28T00:00:00.0</text:p>
          </table:table-cell>
          <table:table-cell office:value-type="string">
            <text:p>10655.2812</text:p>
          </table:table-cell>
          <table:table-cell office:value-type="string">
            <text:p>7348.5610</text:p>
          </table:table-cell>
          <table:table-cell office:value-type="string">
            <text:p>5240.5112</text:p>
          </table:table-cell>
          <table:table-cell office:value-type="string">
            <text:p>2108.0498</text:p>
          </table:table-cell>
          <table:table-cell office:value-type="string">
            <text:p>8162.1729</text:p>
          </table:table-cell>
          <table:table-cell office:value-type="string">
            <text:p>4048.9617</text:p>
          </table:table-cell>
          <table:table-cell office:value-type="string">
            <text:p>982.7985</text:p>
          </table:table-cell>
          <table:table-cell office:value-type="string">
            <text:p>3066.1633</text:p>
          </table:table-cell>
          <table:table-cell office:value-type="string">
            <text:p>1608.9236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209];9;2); &quot;/&quot;; MID([.A209];6;2);&quot;/&quot;;MID([.A209];1;4);&quot;/&quot;)" office:value-type="string" office:string-value="27/07/2019/">
            <text:p>27/07/2019/</text:p>
          </table:table-cell>
        </table:table-row>
        <table:table-row table:style-name="ro1">
          <table:table-cell office:value-type="string">
            <text:p>2019-07-28T00:00:00.0/2019-07-29T00:00:00.0</text:p>
          </table:table-cell>
          <table:table-cell office:value-type="string">
            <text:p>10607.1748</text:p>
          </table:table-cell>
          <table:table-cell office:value-type="string">
            <text:p>7204.9565</text:p>
          </table:table-cell>
          <table:table-cell office:value-type="string">
            <text:p>4932.1382</text:p>
          </table:table-cell>
          <table:table-cell office:value-type="string">
            <text:p>2272.8179</text:p>
          </table:table-cell>
          <table:table-cell office:value-type="string">
            <text:p>7661.2036</text:p>
          </table:table-cell>
          <table:table-cell office:value-type="string">
            <text:p>3939.9961</text:p>
          </table:table-cell>
          <table:table-cell office:value-type="string">
            <text:p>942.2206</text:p>
          </table:table-cell>
          <table:table-cell office:value-type="string">
            <text:p>2997.7754</text:p>
          </table:table-cell>
          <table:table-cell office:value-type="string">
            <text:p>1673.0704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210];9;2); &quot;/&quot;; MID([.A210];6;2);&quot;/&quot;;MID([.A210];1;4);&quot;/&quot;)" office:value-type="string" office:string-value="28/07/2019/">
            <text:p>28/07/2019/</text:p>
          </table:table-cell>
        </table:table-row>
        <table:table-row table:style-name="ro1">
          <table:table-cell office:value-type="string">
            <text:p>2019-07-29T00:00:00.0/2019-07-30T00:00:00.0</text:p>
          </table:table-cell>
          <table:table-cell office:value-type="string">
            <text:p>10558.0234</text:p>
          </table:table-cell>
          <table:table-cell office:value-type="string">
            <text:p>6937.7876</text:p>
          </table:table-cell>
          <table:table-cell office:value-type="string">
            <text:p>4281.0718</text:p>
          </table:table-cell>
          <table:table-cell office:value-type="string">
            <text:p>2656.7158</text:p>
          </table:table-cell>
          <table:table-cell office:value-type="string">
            <text:p>6539.1992</text:p>
          </table:table-cell>
          <table:table-cell office:value-type="string">
            <text:p>3700.9089</text:p>
          </table:table-cell>
          <table:table-cell office:value-type="string">
            <text:p>653.2308</text:p>
          </table:table-cell>
          <table:table-cell office:value-type="string">
            <text:p>3047.6782</text:p>
          </table:table-cell>
          <table:table-cell office:value-type="string">
            <text:p>1042.8306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211];9;2); &quot;/&quot;; MID([.A211];6;2);&quot;/&quot;;MID([.A211];1;4);&quot;/&quot;)" office:value-type="string" office:string-value="29/07/2019/">
            <text:p>29/07/2019/</text:p>
          </table:table-cell>
        </table:table-row>
        <table:table-row table:style-name="ro1">
          <table:table-cell office:value-type="string">
            <text:p>2019-07-30T00:00:00.0/2019-07-31T00:00:00.0</text:p>
          </table:table-cell>
          <table:table-cell office:value-type="string">
            <text:p>10507.8584</text:p>
          </table:table-cell>
          <table:table-cell office:value-type="string">
            <text:p>6688.9004</text:p>
          </table:table-cell>
          <table:table-cell office:value-type="string">
            <text:p>3819.8198</text:p>
          </table:table-cell>
          <table:table-cell office:value-type="string">
            <text:p>2869.0806</text:p>
          </table:table-cell>
          <table:table-cell office:value-type="string">
            <text:p>5870.7329</text:p>
          </table:table-cell>
          <table:table-cell office:value-type="string">
            <text:p>4045.9690</text:p>
          </table:table-cell>
          <table:table-cell office:value-type="string">
            <text:p>894.3513</text:p>
          </table:table-cell>
          <table:table-cell office:value-type="string">
            <text:p>3151.6177</text:p>
          </table:table-cell>
          <table:table-cell office:value-type="string">
            <text:p>1607.0360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212];9;2); &quot;/&quot;; MID([.A212];6;2);&quot;/&quot;;MID([.A212];1;4);&quot;/&quot;)" office:value-type="string" office:string-value="30/07/2019/">
            <text:p>30/07/2019/</text:p>
          </table:table-cell>
        </table:table-row>
        <table:table-row table:style-name="ro1">
          <table:table-cell office:value-type="string">
            <text:p>2019-07-31T00:00:00.0/2019-08-01T00:00:00.0</text:p>
          </table:table-cell>
          <table:table-cell office:value-type="string">
            <text:p>10456.6035</text:p>
          </table:table-cell>
          <table:table-cell office:value-type="string">
            <text:p>7015.4624</text:p>
          </table:table-cell>
          <table:table-cell office:value-type="string">
            <text:p>4753.0044</text:p>
          </table:table-cell>
          <table:table-cell office:value-type="string">
            <text:p>2262.4580</text:p>
          </table:table-cell>
          <table:table-cell office:value-type="string">
            <text:p>7346.5693</text:p>
          </table:table-cell>
          <table:table-cell office:value-type="string">
            <text:p>3482.4114</text:p>
          </table:table-cell>
          <table:table-cell office:value-type="string">
            <text:p>1506.9768</text:p>
          </table:table-cell>
          <table:table-cell office:value-type="string">
            <text:p>1975.4344</text:p>
          </table:table-cell>
          <table:table-cell office:value-type="string">
            <text:p>2474.0955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213];9;2); &quot;/&quot;; MID([.A213];6;2);&quot;/&quot;;MID([.A213];1;4);&quot;/&quot;)" office:value-type="string" office:string-value="31/07/2019/">
            <text:p>31/07/2019/</text:p>
          </table:table-cell>
        </table:table-row>
        <table:table-row table:style-name="ro1">
          <table:table-cell office:value-type="string">
            <text:p>2019-08-01T00:00:00.0/2019-08-02T00:00:00.0</text:p>
          </table:table-cell>
          <table:table-cell office:value-type="string">
            <text:p>10404.4160</text:p>
          </table:table-cell>
          <table:table-cell office:value-type="string">
            <text:p>6971.9009</text:p>
          </table:table-cell>
          <table:table-cell office:value-type="string">
            <text:p>4579.7236</text:p>
          </table:table-cell>
          <table:table-cell office:value-type="string">
            <text:p>2392.1777</text:p>
          </table:table-cell>
          <table:table-cell office:value-type="string">
            <text:p>7060.2437</text:p>
          </table:table-cell>
          <table:table-cell office:value-type="string">
            <text:p>5994.2266</text:p>
          </table:table-cell>
          <table:table-cell office:value-type="string">
            <text:p>2945.6013</text:p>
          </table:table-cell>
          <table:table-cell office:value-type="string">
            <text:p>3048.6252</text:p>
          </table:table-cell>
          <table:table-cell office:value-type="string">
            <text:p>4947.2764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214];9;2); &quot;/&quot;; MID([.A214];6;2);&quot;/&quot;;MID([.A214];1;4);&quot;/&quot;)" office:value-type="string" office:string-value="01/08/2019/">
            <text:p>01/08/2019/</text:p>
          </table:table-cell>
        </table:table-row>
        <table:table-row table:style-name="ro1">
          <table:table-cell office:value-type="string">
            <text:p>2019-08-02T00:00:00.0/2019-08-03T00:00:00.0</text:p>
          </table:table-cell>
          <table:table-cell office:value-type="string">
            <text:p>10351.1924</text:p>
          </table:table-cell>
          <table:table-cell office:value-type="string">
            <text:p>6837.7637</text:p>
          </table:table-cell>
          <table:table-cell office:value-type="string">
            <text:p>4305.1426</text:p>
          </table:table-cell>
          <table:table-cell office:value-type="string">
            <text:p>2532.6211</text:p>
          </table:table-cell>
          <table:table-cell office:value-type="string">
            <text:p>6655.8530</text:p>
          </table:table-cell>
          <table:table-cell office:value-type="string">
            <text:p>3522.2422</text:p>
          </table:table-cell>
          <table:table-cell office:value-type="string">
            <text:p>478.9007</text:p>
          </table:table-cell>
          <table:table-cell office:value-type="string">
            <text:p>3043.3416</text:p>
          </table:table-cell>
          <table:table-cell office:value-type="string">
            <text:p>714.7568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215];9;2); &quot;/&quot;; MID([.A215];6;2);&quot;/&quot;;MID([.A215];1;4);&quot;/&quot;)" office:value-type="string" office:string-value="02/08/2019/">
            <text:p>02/08/2019/</text:p>
          </table:table-cell>
        </table:table-row>
        <table:table-row table:style-name="ro1">
          <table:table-cell office:value-type="string">
            <text:p>2019-08-03T00:00:00.0/2019-08-04T00:00:00.0</text:p>
          </table:table-cell>
          <table:table-cell office:value-type="string">
            <text:p>10297.0088</text:p>
          </table:table-cell>
          <table:table-cell office:value-type="string">
            <text:p>6573.3433</text:p>
          </table:table-cell>
          <table:table-cell office:value-type="string">
            <text:p>3722.9265</text:p>
          </table:table-cell>
          <table:table-cell office:value-type="string">
            <text:p>2850.4170</text:p>
          </table:table-cell>
          <table:table-cell office:value-type="string">
            <text:p>5795.0210</text:p>
          </table:table-cell>
          <table:table-cell office:value-type="string">
            <text:p>4045.8181</text:p>
          </table:table-cell>
          <table:table-cell office:value-type="string">
            <text:p>888.7138</text:p>
          </table:table-cell>
          <table:table-cell office:value-type="string">
            <text:p>3157.1042</text:p>
          </table:table-cell>
          <table:table-cell office:value-type="string">
            <text:p>1401.4873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216];9;2); &quot;/&quot;; MID([.A216];6;2);&quot;/&quot;;MID([.A216];1;4);&quot;/&quot;)" office:value-type="string" office:string-value="03/08/2019/">
            <text:p>03/08/2019/</text:p>
          </table:table-cell>
        </table:table-row>
        <table:table-row table:style-name="ro1">
          <table:table-cell office:value-type="string">
            <text:p>2019-08-04T00:00:00.0/2019-08-05T00:00:00.0</text:p>
          </table:table-cell>
          <table:table-cell office:value-type="string">
            <text:p>10241.8613</text:p>
          </table:table-cell>
          <table:table-cell office:value-type="string">
            <text:p>7145.4951</text:p>
          </table:table-cell>
          <table:table-cell office:value-type="string">
            <text:p>5264.6094</text:p>
          </table:table-cell>
          <table:table-cell office:value-type="string">
            <text:p>1880.8857</text:p>
          </table:table-cell>
          <table:table-cell office:value-type="string">
            <text:p>8379.4883</text:p>
          </table:table-cell>
          <table:table-cell office:value-type="string">
            <text:p>5164.1064</text:p>
          </table:table-cell>
          <table:table-cell office:value-type="string">
            <text:p>2592.4094</text:p>
          </table:table-cell>
          <table:table-cell office:value-type="string">
            <text:p>2571.6973</text:p>
          </table:table-cell>
          <table:table-cell office:value-type="string">
            <text:p>4769.4155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217];9;2); &quot;/&quot;; MID([.A217];6;2);&quot;/&quot;;MID([.A217];1;4);&quot;/&quot;)" office:value-type="string" office:string-value="04/08/2019/">
            <text:p>04/08/2019/</text:p>
          </table:table-cell>
        </table:table-row>
        <table:table-row table:style-name="ro1">
          <table:table-cell office:value-type="string">
            <text:p>2019-08-05T00:00:00.0/2019-08-06T00:00:00.0</text:p>
          </table:table-cell>
          <table:table-cell office:value-type="string">
            <text:p>10185.7695</text:p>
          </table:table-cell>
          <table:table-cell office:value-type="string">
            <text:p>6981.6416</text:p>
          </table:table-cell>
          <table:table-cell office:value-type="string">
            <text:p>4956.2090</text:p>
          </table:table-cell>
          <table:table-cell office:value-type="string">
            <text:p>2025.4325</text:p>
          </table:table-cell>
          <table:table-cell office:value-type="string">
            <text:p>7862.0708</text:p>
          </table:table-cell>
          <table:table-cell office:value-type="string">
            <text:p>4705.7090</text:p>
          </table:table-cell>
          <table:table-cell office:value-type="string">
            <text:p>1891.9866</text:p>
          </table:table-cell>
          <table:table-cell office:value-type="string">
            <text:p>2813.7224</text:p>
          </table:table-cell>
          <table:table-cell office:value-type="string">
            <text:p>3131.5098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218];9;2); &quot;/&quot;; MID([.A218];6;2);&quot;/&quot;;MID([.A218];1;4);&quot;/&quot;)" office:value-type="string" office:string-value="05/08/2019/">
            <text:p>05/08/2019/</text:p>
          </table:table-cell>
        </table:table-row>
        <table:table-row table:style-name="ro1">
          <table:table-cell office:value-type="string">
            <text:p>2019-08-06T00:00:00.0/2019-08-07T00:00:00.0</text:p>
          </table:table-cell>
          <table:table-cell office:value-type="string">
            <text:p>10128.7676</text:p>
          </table:table-cell>
          <table:table-cell office:value-type="string">
            <text:p>6877.5107</text:p>
          </table:table-cell>
          <table:table-cell office:value-type="string">
            <text:p>4809.9966</text:p>
          </table:table-cell>
          <table:table-cell office:value-type="string">
            <text:p>2067.5146</text:p>
          </table:table-cell>
          <table:table-cell office:value-type="string">
            <text:p>7638.0752</text:p>
          </table:table-cell>
          <table:table-cell office:value-type="string">
            <text:p>4671.7197</text:p>
          </table:table-cell>
          <table:table-cell office:value-type="string">
            <text:p>1528.7456</text:p>
          </table:table-cell>
          <table:table-cell office:value-type="string">
            <text:p>3142.9744</text:p>
          </table:table-cell>
          <table:table-cell office:value-type="string">
            <text:p>2501.4221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219];9;2); &quot;/&quot;; MID([.A219];6;2);&quot;/&quot;;MID([.A219];1;4);&quot;/&quot;)" office:value-type="string" office:string-value="06/08/2019/">
            <text:p>06/08/2019/</text:p>
          </table:table-cell>
        </table:table-row>
        <table:table-row table:style-name="ro1">
          <table:table-cell office:value-type="string">
            <text:p>2019-08-07T00:00:00.0/2019-08-08T00:00:00.0</text:p>
          </table:table-cell>
          <table:table-cell office:value-type="string">
            <text:p>10070.8418</text:p>
          </table:table-cell>
          <table:table-cell office:value-type="string">
            <text:p>6880.7900</text:p>
          </table:table-cell>
          <table:table-cell office:value-type="string">
            <text:p>4980.0444</text:p>
          </table:table-cell>
          <table:table-cell office:value-type="string">
            <text:p>1900.7458</text:p>
          </table:table-cell>
          <table:table-cell office:value-type="string">
            <text:p>7802.9849</text:p>
          </table:table-cell>
          <table:table-cell office:value-type="string">
            <text:p>4971.4185</text:p>
          </table:table-cell>
          <table:table-cell office:value-type="string">
            <text:p>1842.1779</text:p>
          </table:table-cell>
          <table:table-cell office:value-type="string">
            <text:p>3129.2407</text:p>
          </table:table-cell>
          <table:table-cell office:value-type="string">
            <text:p>2832.1890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220];9;2); &quot;/&quot;; MID([.A220];6;2);&quot;/&quot;;MID([.A220];1;4);&quot;/&quot;)" office:value-type="string" office:string-value="07/08/2019/">
            <text:p>07/08/2019/</text:p>
          </table:table-cell>
        </table:table-row>
        <table:table-row table:style-name="ro1">
          <table:table-cell office:value-type="string">
            <text:p>2019-08-08T00:00:00.0/2019-08-09T00:00:00.0</text:p>
          </table:table-cell>
          <table:table-cell office:value-type="string">
            <text:p>10012.0410</text:p>
          </table:table-cell>
          <table:table-cell office:value-type="string">
            <text:p>7030.2227</text:p>
          </table:table-cell>
          <table:table-cell office:value-type="string">
            <text:p>5225.0259</text:p>
          </table:table-cell>
          <table:table-cell office:value-type="string">
            <text:p>1805.1969</text:p>
          </table:table-cell>
          <table:table-cell office:value-type="string">
            <text:p>8485.0801</text:p>
          </table:table-cell>
          <table:table-cell office:value-type="string">
            <text:p>6351.9160</text:p>
          </table:table-cell>
          <table:table-cell office:value-type="string">
            <text:p>3605.4575</text:p>
          </table:table-cell>
          <table:table-cell office:value-type="string">
            <text:p>2746.4585</text:p>
          </table:table-cell>
          <table:table-cell office:value-type="string">
            <text:p>6077.7886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221];9;2); &quot;/&quot;; MID([.A221];6;2);&quot;/&quot;;MID([.A221];1;4);&quot;/&quot;)" office:value-type="string" office:string-value="08/08/2019/">
            <text:p>08/08/2019/</text:p>
          </table:table-cell>
        </table:table-row>
        <table:table-row table:style-name="ro1">
          <table:table-cell office:value-type="string">
            <text:p>2019-08-09T00:00:00.0/2019-08-10T00:00:00.0</text:p>
          </table:table-cell>
          <table:table-cell office:value-type="string">
            <text:p>9952.3623</text:p>
          </table:table-cell>
          <table:table-cell office:value-type="string">
            <text:p>7093.0811</text:p>
          </table:table-cell>
          <table:table-cell office:value-type="string">
            <text:p>5614.8101</text:p>
          </table:table-cell>
          <table:table-cell office:value-type="string">
            <text:p>1478.2714</text:p>
          </table:table-cell>
          <table:table-cell office:value-type="string">
            <text:p>9265.4844</text:p>
          </table:table-cell>
          <table:table-cell office:value-type="string">
            <text:p>6466.0137</text:p>
          </table:table-cell>
          <table:table-cell office:value-type="string">
            <text:p>4096.5527</text:p>
          </table:table-cell>
          <table:table-cell office:value-type="string">
            <text:p>2369.4607</text:p>
          </table:table-cell>
          <table:table-cell office:value-type="string">
            <text:p>6681.573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222];9;2); &quot;/&quot;; MID([.A222];6;2);&quot;/&quot;;MID([.A222];1;4);&quot;/&quot;)" office:value-type="string" office:string-value="09/08/2019/">
            <text:p>09/08/2019/</text:p>
          </table:table-cell>
        </table:table-row>
        <table:table-row table:style-name="ro1">
          <table:table-cell office:value-type="string">
            <text:p>2019-08-10T00:00:00.0/2019-08-11T00:00:00.0</text:p>
          </table:table-cell>
          <table:table-cell office:value-type="string">
            <text:p>9891.7900</text:p>
          </table:table-cell>
          <table:table-cell office:value-type="string">
            <text:p>6941.9697</text:p>
          </table:table-cell>
          <table:table-cell office:value-type="string">
            <text:p>5451.8340</text:p>
          </table:table-cell>
          <table:table-cell office:value-type="string">
            <text:p>1490.1357</text:p>
          </table:table-cell>
          <table:table-cell office:value-type="string">
            <text:p>9161.3115</text:p>
          </table:table-cell>
          <table:table-cell office:value-type="string">
            <text:p>1785.6847</text:p>
          </table:table-cell>
          <table:table-cell office:value-type="string">
            <text:p>84.1473</text:p>
          </table:table-cell>
          <table:table-cell office:value-type="string">
            <text:p>1701.5374</text:p>
          </table:table-cell>
          <table:table-cell office:value-type="string">
            <text:p>287.3516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223];9;2); &quot;/&quot;; MID([.A223];6;2);&quot;/&quot;;MID([.A223];1;4);&quot;/&quot;)" office:value-type="string" office:string-value="10/08/2019/">
            <text:p>10/08/2019/</text:p>
          </table:table-cell>
        </table:table-row>
        <table:table-row table:style-name="ro1">
          <table:table-cell office:value-type="string">
            <text:p>2019-08-11T00:00:00.0/2019-08-12T00:00:00.0</text:p>
          </table:table-cell>
          <table:table-cell office:value-type="string">
            <text:p>9830.4414</text:p>
          </table:table-cell>
          <table:table-cell office:value-type="string">
            <text:p>7133.3569</text:p>
          </table:table-cell>
          <table:table-cell office:value-type="string">
            <text:p>5712.5195</text:p>
          </table:table-cell>
          <table:table-cell office:value-type="string">
            <text:p>1420.8370</text:p>
          </table:table-cell>
          <table:table-cell office:value-type="string">
            <text:p>9500.6016</text:p>
          </table:table-cell>
          <table:table-cell office:value-type="string">
            <text:p>6255.4482</text:p>
          </table:table-cell>
          <table:table-cell office:value-type="string">
            <text:p>3912.0229</text:p>
          </table:table-cell>
          <table:table-cell office:value-type="string">
            <text:p>2343.4253</text:p>
          </table:table-cell>
          <table:table-cell office:value-type="string">
            <text:p>7150.5679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224];9;2); &quot;/&quot;; MID([.A224];6;2);&quot;/&quot;;MID([.A224];1;4);&quot;/&quot;)" office:value-type="string" office:string-value="11/08/2019/">
            <text:p>11/08/2019/</text:p>
          </table:table-cell>
        </table:table-row>
        <table:table-row table:style-name="ro1">
          <table:table-cell office:value-type="string">
            <text:p>2019-08-12T00:00:00.0/2019-08-13T00:00:00.0</text:p>
          </table:table-cell>
          <table:table-cell office:value-type="string">
            <text:p>9768.2061</text:p>
          </table:table-cell>
          <table:table-cell office:value-type="string">
            <text:p>6530.7612</text:p>
          </table:table-cell>
          <table:table-cell office:value-type="string">
            <text:p>4289.1455</text:p>
          </table:table-cell>
          <table:table-cell office:value-type="string">
            <text:p>2241.6157</text:p>
          </table:table-cell>
          <table:table-cell office:value-type="string">
            <text:p>6873.4390</text:p>
          </table:table-cell>
          <table:table-cell office:value-type="string">
            <text:p>1334.7806</text:p>
          </table:table-cell>
          <table:table-cell office:value-type="string">
            <text:p>124.3852</text:p>
          </table:table-cell>
          <table:table-cell office:value-type="string">
            <text:p>1210.3955</text:p>
          </table:table-cell>
          <table:table-cell office:value-type="string">
            <text:p>304.7471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225];9;2); &quot;/&quot;; MID([.A225];6;2);&quot;/&quot;;MID([.A225];1;4);&quot;/&quot;)" office:value-type="string" office:string-value="12/08/2019/">
            <text:p>12/08/2019/</text:p>
          </table:table-cell>
        </table:table-row>
        <table:table-row table:style-name="ro1">
          <table:table-cell office:value-type="string">
            <text:p>2019-08-13T00:00:00.0/2019-08-14T00:00:00.0</text:p>
          </table:table-cell>
          <table:table-cell office:value-type="string">
            <text:p>9705.2002</text:p>
          </table:table-cell>
          <table:table-cell office:value-type="string">
            <text:p>7003.5669</text:p>
          </table:table-cell>
          <table:table-cell office:value-type="string">
            <text:p>5526.6597</text:p>
          </table:table-cell>
          <table:table-cell office:value-type="string">
            <text:p>1476.9070</text:p>
          </table:table-cell>
          <table:table-cell office:value-type="string">
            <text:p>9212.5078</text:p>
          </table:table-cell>
          <table:table-cell office:value-type="string">
            <text:p>5492.4614</text:p>
          </table:table-cell>
          <table:table-cell office:value-type="string">
            <text:p>3221.5579</text:p>
          </table:table-cell>
          <table:table-cell office:value-type="string">
            <text:p>2270.9036</text:p>
          </table:table-cell>
          <table:table-cell office:value-type="string">
            <text:p>4720.5952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226];9;2); &quot;/&quot;; MID([.A226];6;2);&quot;/&quot;;MID([.A226];1;4);&quot;/&quot;)" office:value-type="string" office:string-value="13/08/2019/">
            <text:p>13/08/2019/</text:p>
          </table:table-cell>
        </table:table-row>
        <table:table-row table:style-name="ro1">
          <table:table-cell office:value-type="string">
            <text:p>2019-08-14T00:00:00.0/2019-08-15T00:00:00.0</text:p>
          </table:table-cell>
          <table:table-cell office:value-type="string">
            <text:p>9641.3887</text:p>
          </table:table-cell>
          <table:table-cell office:value-type="string">
            <text:p>6788.2061</text:p>
          </table:table-cell>
          <table:table-cell office:value-type="string">
            <text:p>4901.0366</text:p>
          </table:table-cell>
          <table:table-cell office:value-type="string">
            <text:p>1887.1692</text:p>
          </table:table-cell>
          <table:table-cell office:value-type="string">
            <text:p>8034.2773</text:p>
          </table:table-cell>
          <table:table-cell office:value-type="string">
            <text:p>5432.6099</text:p>
          </table:table-cell>
          <table:table-cell office:value-type="string">
            <text:p>2794.1594</text:p>
          </table:table-cell>
          <table:table-cell office:value-type="string">
            <text:p>2638.4502</text:p>
          </table:table-cell>
          <table:table-cell office:value-type="string">
            <text:p>4509.4819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227];9;2); &quot;/&quot;; MID([.A227];6;2);&quot;/&quot;;MID([.A227];1;4);&quot;/&quot;)" office:value-type="string" office:string-value="14/08/2019/">
            <text:p>14/08/2019/</text:p>
          </table:table-cell>
        </table:table-row>
        <table:table-row table:style-name="ro1">
          <table:table-cell office:value-type="string">
            <text:p>2019-08-15T00:00:00.0/2019-08-16T00:00:00.0</text:p>
          </table:table-cell>
          <table:table-cell office:value-type="string">
            <text:p>9576.7764</text:p>
          </table:table-cell>
          <table:table-cell office:value-type="string">
            <text:p>6832.7070</text:p>
          </table:table-cell>
          <table:table-cell office:value-type="string">
            <text:p>5270.0210</text:p>
          </table:table-cell>
          <table:table-cell office:value-type="string">
            <text:p>1562.6864</text:p>
          </table:table-cell>
          <table:table-cell office:value-type="string">
            <text:p>8775.3369</text:p>
          </table:table-cell>
          <table:table-cell office:value-type="string">
            <text:p>5520.6758</text:p>
          </table:table-cell>
          <table:table-cell office:value-type="string">
            <text:p>2976.4265</text:p>
          </table:table-cell>
          <table:table-cell office:value-type="string">
            <text:p>2544.2490</text:p>
          </table:table-cell>
          <table:table-cell office:value-type="string">
            <text:p>4946.2505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228];9;2); &quot;/&quot;; MID([.A228];6;2);&quot;/&quot;;MID([.A228];1;4);&quot;/&quot;)" office:value-type="string" office:string-value="15/08/2019/">
            <text:p>15/08/2019/</text:p>
          </table:table-cell>
        </table:table-row>
        <table:table-row table:style-name="ro1">
          <table:table-cell office:value-type="string">
            <text:p>2019-08-16T00:00:00.0/2019-08-17T00:00:00.0</text:p>
          </table:table-cell>
          <table:table-cell office:value-type="string">
            <text:p>9511.4238</text:p>
          </table:table-cell>
          <table:table-cell office:value-type="string">
            <text:p>6642.1641</text:p>
          </table:table-cell>
          <table:table-cell office:value-type="string">
            <text:p>4892.9302</text:p>
          </table:table-cell>
          <table:table-cell office:value-type="string">
            <text:p>1749.2341</text:p>
          </table:table-cell>
          <table:table-cell office:value-type="string">
            <text:p>8077.5059</text:p>
          </table:table-cell>
          <table:table-cell office:value-type="string">
            <text:p>3183.2637</text:p>
          </table:table-cell>
          <table:table-cell office:value-type="string">
            <text:p>391.3572</text:p>
          </table:table-cell>
          <table:table-cell office:value-type="string">
            <text:p>2791.9065</text:p>
          </table:table-cell>
          <table:table-cell office:value-type="string">
            <text:p>876.1403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229];9;2); &quot;/&quot;; MID([.A229];6;2);&quot;/&quot;;MID([.A229];1;4);&quot;/&quot;)" office:value-type="string" office:string-value="16/08/2019/">
            <text:p>16/08/2019/</text:p>
          </table:table-cell>
        </table:table-row>
        <table:table-row table:style-name="ro1">
          <table:table-cell office:value-type="string">
            <text:p>2019-08-17T00:00:00.0/2019-08-18T00:00:00.0</text:p>
          </table:table-cell>
          <table:table-cell office:value-type="string">
            <text:p>9445.3330</text:p>
          </table:table-cell>
          <table:table-cell office:value-type="string">
            <text:p>6568.4204</text:p>
          </table:table-cell>
          <table:table-cell office:value-type="string">
            <text:p>4836.9536</text:p>
          </table:table-cell>
          <table:table-cell office:value-type="string">
            <text:p>1731.4670</text:p>
          </table:table-cell>
          <table:table-cell office:value-type="string">
            <text:p>8073.3711</text:p>
          </table:table-cell>
          <table:table-cell office:value-type="string">
            <text:p>3440.5874</text:p>
          </table:table-cell>
          <table:table-cell office:value-type="string">
            <text:p>563.6672</text:p>
          </table:table-cell>
          <table:table-cell office:value-type="string">
            <text:p>2876.9202</text:p>
          </table:table-cell>
          <table:table-cell office:value-type="string">
            <text:p>876.1299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230];9;2); &quot;/&quot;; MID([.A230];6;2);&quot;/&quot;;MID([.A230];1;4);&quot;/&quot;)" office:value-type="string" office:string-value="17/08/2019/">
            <text:p>17/08/2019/</text:p>
          </table:table-cell>
        </table:table-row>
        <table:table-row table:style-name="ro1">
          <table:table-cell office:value-type="string">
            <text:p>2019-08-18T00:00:00.0/2019-08-19T00:00:00.0</text:p>
          </table:table-cell>
          <table:table-cell office:value-type="string">
            <text:p>9378.5107</text:p>
          </table:table-cell>
          <table:table-cell office:value-type="string">
            <text:p>6655.7368</text:p>
          </table:table-cell>
          <table:table-cell office:value-type="string">
            <text:p>5301.5176</text:p>
          </table:table-cell>
          <table:table-cell office:value-type="string">
            <text:p>1354.2192</text:p>
          </table:table-cell>
          <table:table-cell office:value-type="string">
            <text:p>9057.1465</text:p>
          </table:table-cell>
          <table:table-cell office:value-type="string">
            <text:p>5828.6592</text:p>
          </table:table-cell>
          <table:table-cell office:value-type="string">
            <text:p>4406.6216</text:p>
          </table:table-cell>
          <table:table-cell office:value-type="string">
            <text:p>1422.0375</text:p>
          </table:table-cell>
          <table:table-cell office:value-type="string">
            <text:p>7118.0908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231];9;2); &quot;/&quot;; MID([.A231];6;2);&quot;/&quot;;MID([.A231];1;4);&quot;/&quot;)" office:value-type="string" office:string-value="18/08/2019/">
            <text:p>18/08/2019/</text:p>
          </table:table-cell>
        </table:table-row>
        <table:table-row table:style-name="ro1">
          <table:table-cell office:value-type="string">
            <text:p>2019-08-19T00:00:00.0/2019-08-20T00:00:00.0</text:p>
          </table:table-cell>
          <table:table-cell office:value-type="string">
            <text:p>9310.9512</text:p>
          </table:table-cell>
          <table:table-cell office:value-type="string">
            <text:p>6572.2280</text:p>
          </table:table-cell>
          <table:table-cell office:value-type="string">
            <text:p>5182.4834</text:p>
          </table:table-cell>
          <table:table-cell office:value-type="string">
            <text:p>1389.7449</text:p>
          </table:table-cell>
          <table:table-cell office:value-type="string">
            <text:p>8847.8809</text:p>
          </table:table-cell>
          <table:table-cell office:value-type="string">
            <text:p>2897.6545</text:p>
          </table:table-cell>
          <table:table-cell office:value-type="string">
            <text:p>517.4927</text:p>
          </table:table-cell>
          <table:table-cell office:value-type="string">
            <text:p>2380.1619</text:p>
          </table:table-cell>
          <table:table-cell office:value-type="string">
            <text:p>1080.2860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232];9;2); &quot;/&quot;; MID([.A232];6;2);&quot;/&quot;;MID([.A232];1;4);&quot;/&quot;)" office:value-type="string" office:string-value="19/08/2019/">
            <text:p>19/08/2019/</text:p>
          </table:table-cell>
        </table:table-row>
        <table:table-row table:style-name="ro1">
          <table:table-cell office:value-type="string">
            <text:p>2019-08-20T00:00:00.0/2019-08-21T00:00:00.0</text:p>
          </table:table-cell>
          <table:table-cell office:value-type="string">
            <text:p>9242.7148</text:p>
          </table:table-cell>
          <table:table-cell office:value-type="string">
            <text:p>6159.7715</text:p>
          </table:table-cell>
          <table:table-cell office:value-type="string">
            <text:p>4078.6577</text:p>
          </table:table-cell>
          <table:table-cell office:value-type="string">
            <text:p>2081.1138</text:p>
          </table:table-cell>
          <table:table-cell office:value-type="string">
            <text:p>6706.2344</text:p>
          </table:table-cell>
          <table:table-cell office:value-type="string">
            <text:p>2462.3069</text:p>
          </table:table-cell>
          <table:table-cell office:value-type="string">
            <text:p>279.0490</text:p>
          </table:table-cell>
          <table:table-cell office:value-type="string">
            <text:p>2183.2578</text:p>
          </table:table-cell>
          <table:table-cell office:value-type="string">
            <text:p>369.9092</text:p>
          </table:table-cell>
          <table:table-cell office:value-type="string">
            <text:p>0.9681</text:p>
          </table:table-cell>
          <table:table-cell table:number-columns-repeated="3"/>
          <table:table-cell table:formula="of:==CONCATENATE( MID([.A233];9;2); &quot;/&quot;; MID([.A233];6;2);&quot;/&quot;;MID([.A233];1;4);&quot;/&quot;)" office:value-type="string" office:string-value="20/08/2019/">
            <text:p>20/08/2019/</text:p>
          </table:table-cell>
        </table:table-row>
        <table:table-row table:style-name="ro1">
          <table:table-cell office:value-type="string">
            <text:p>2019-08-21T00:00:00.0/2019-08-22T00:00:00.0</text:p>
          </table:table-cell>
          <table:table-cell office:value-type="string">
            <text:p>9173.7607</text:p>
          </table:table-cell>
          <table:table-cell office:value-type="string">
            <text:p>6443.0317</text:p>
          </table:table-cell>
          <table:table-cell office:value-type="string">
            <text:p>4741.2817</text:p>
          </table:table-cell>
          <table:table-cell office:value-type="string">
            <text:p>1701.7501</text:p>
          </table:table-cell>
          <table:table-cell office:value-type="string">
            <text:p>8009.6802</text:p>
          </table:table-cell>
          <table:table-cell office:value-type="string">
            <text:p>4354.5571</text:p>
          </table:table-cell>
          <table:table-cell office:value-type="string">
            <text:p>1368.1124</text:p>
          </table:table-cell>
          <table:table-cell office:value-type="string">
            <text:p>2986.4446</text:p>
          </table:table-cell>
          <table:table-cell office:value-type="string">
            <text:p>2321.6716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234];9;2); &quot;/&quot;; MID([.A234];6;2);&quot;/&quot;;MID([.A234];1;4);&quot;/&quot;)" office:value-type="string" office:string-value="21/08/2019/">
            <text:p>21/08/2019/</text:p>
          </table:table-cell>
        </table:table-row>
        <table:table-row table:style-name="ro1">
          <table:table-cell office:value-type="string">
            <text:p>2019-08-22T00:00:00.0/2019-08-23T00:00:00.0</text:p>
          </table:table-cell>
          <table:table-cell office:value-type="string">
            <text:p>9104.1777</text:p>
          </table:table-cell>
          <table:table-cell office:value-type="string">
            <text:p>6411.5044</text:p>
          </table:table-cell>
          <table:table-cell office:value-type="string">
            <text:p>4658.9902</text:p>
          </table:table-cell>
          <table:table-cell office:value-type="string">
            <text:p>1752.5140</text:p>
          </table:table-cell>
          <table:table-cell office:value-type="string">
            <text:p>7950.8926</text:p>
          </table:table-cell>
          <table:table-cell office:value-type="string">
            <text:p>4621.7979</text:p>
          </table:table-cell>
          <table:table-cell office:value-type="string">
            <text:p>1390.4156</text:p>
          </table:table-cell>
          <table:table-cell office:value-type="string">
            <text:p>3231.3823</text:p>
          </table:table-cell>
          <table:table-cell office:value-type="string">
            <text:p>2367.1104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235];9;2); &quot;/&quot;; MID([.A235];6;2);&quot;/&quot;;MID([.A235];1;4);&quot;/&quot;)" office:value-type="string" office:string-value="22/08/2019/">
            <text:p>22/08/2019/</text:p>
          </table:table-cell>
        </table:table-row>
        <table:table-row table:style-name="ro1">
          <table:table-cell office:value-type="string">
            <text:p>2019-08-23T00:00:00.0/2019-08-24T00:00:00.0</text:p>
          </table:table-cell>
          <table:table-cell office:value-type="string">
            <text:p>9033.9062</text:p>
          </table:table-cell>
          <table:table-cell office:value-type="string">
            <text:p>6402.5493</text:p>
          </table:table-cell>
          <table:table-cell office:value-type="string">
            <text:p>4761.8535</text:p>
          </table:table-cell>
          <table:table-cell office:value-type="string">
            <text:p>1640.6959</text:p>
          </table:table-cell>
          <table:table-cell office:value-type="string">
            <text:p>8158.9810</text:p>
          </table:table-cell>
          <table:table-cell office:value-type="string">
            <text:p>6402.5493</text:p>
          </table:table-cell>
          <table:table-cell office:value-type="string">
            <text:p>4761.8535</text:p>
          </table:table-cell>
          <table:table-cell office:value-type="string">
            <text:p>1640.6959</text:p>
          </table:table-cell>
          <table:table-cell office:value-type="string">
            <text:p>8158.9810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236];9;2); &quot;/&quot;; MID([.A236];6;2);&quot;/&quot;;MID([.A236];1;4);&quot;/&quot;)" office:value-type="string" office:string-value="23/08/2019/">
            <text:p>23/08/2019/</text:p>
          </table:table-cell>
        </table:table-row>
        <table:table-row table:style-name="ro1">
          <table:table-cell office:value-type="string">
            <text:p>2019-08-24T00:00:00.0/2019-08-25T00:00:00.0</text:p>
          </table:table-cell>
          <table:table-cell office:value-type="string">
            <text:p>8963.0449</text:p>
          </table:table-cell>
          <table:table-cell office:value-type="string">
            <text:p>5933.8560</text:p>
          </table:table-cell>
          <table:table-cell office:value-type="string">
            <text:p>3814.3804</text:p>
          </table:table-cell>
          <table:table-cell office:value-type="string">
            <text:p>2119.4756</text:p>
          </table:table-cell>
          <table:table-cell office:value-type="string">
            <text:p>6387.9136</text:p>
          </table:table-cell>
          <table:table-cell office:value-type="string">
            <text:p>4757.6431</text:p>
          </table:table-cell>
          <table:table-cell office:value-type="string">
            <text:p>1475.4915</text:p>
          </table:table-cell>
          <table:table-cell office:value-type="string">
            <text:p>3282.1516</text:p>
          </table:table-cell>
          <table:table-cell office:value-type="string">
            <text:p>2443.5945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237];9;2); &quot;/&quot;; MID([.A237];6;2);&quot;/&quot;;MID([.A237];1;4);&quot;/&quot;)" office:value-type="string" office:string-value="24/08/2019/">
            <text:p>24/08/2019/</text:p>
          </table:table-cell>
        </table:table-row>
        <table:table-row table:style-name="ro1">
          <table:table-cell office:value-type="string">
            <text:p>2019-08-25T00:00:00.0/2019-08-26T00:00:00.0</text:p>
          </table:table-cell>
          <table:table-cell office:value-type="string">
            <text:p>8891.5576</text:p>
          </table:table-cell>
          <table:table-cell office:value-type="string">
            <text:p>5795.5146</text:p>
          </table:table-cell>
          <table:table-cell office:value-type="string">
            <text:p>3520.2693</text:p>
          </table:table-cell>
          <table:table-cell office:value-type="string">
            <text:p>2275.2454</text:p>
          </table:table-cell>
          <table:table-cell office:value-type="string">
            <text:p>5888.3638</text:p>
          </table:table-cell>
          <table:table-cell office:value-type="string">
            <text:p>4568.0308</text:p>
          </table:table-cell>
          <table:table-cell office:value-type="string">
            <text:p>1390.5190</text:p>
          </table:table-cell>
          <table:table-cell office:value-type="string">
            <text:p>3177.5120</text:p>
          </table:table-cell>
          <table:table-cell office:value-type="string">
            <text:p>2473.1938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238];9;2); &quot;/&quot;; MID([.A238];6;2);&quot;/&quot;;MID([.A238];1;4);&quot;/&quot;)" office:value-type="string" office:string-value="25/08/2019/">
            <text:p>25/08/2019/</text:p>
          </table:table-cell>
        </table:table-row>
        <table:table-row table:style-name="ro1">
          <table:table-cell office:value-type="string">
            <text:p>2019-08-26T00:00:00.0/2019-08-27T00:00:00.0</text:p>
          </table:table-cell>
          <table:table-cell office:value-type="string">
            <text:p>8819.4580</text:p>
          </table:table-cell>
          <table:table-cell office:value-type="string">
            <text:p>5643.8037</text:p>
          </table:table-cell>
          <table:table-cell office:value-type="string">
            <text:p>3247.6704</text:p>
          </table:table-cell>
          <table:table-cell office:value-type="string">
            <text:p>2396.1333</text:p>
          </table:table-cell>
          <table:table-cell office:value-type="string">
            <text:p>5353.1899</text:p>
          </table:table-cell>
          <table:table-cell office:value-type="string">
            <text:p>4705.3457</text:p>
          </table:table-cell>
          <table:table-cell office:value-type="string">
            <text:p>2115.7800</text:p>
          </table:table-cell>
          <table:table-cell office:value-type="string">
            <text:p>2589.5657</text:p>
          </table:table-cell>
          <table:table-cell office:value-type="string">
            <text:p>3290.0549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239];9;2); &quot;/&quot;; MID([.A239];6;2);&quot;/&quot;;MID([.A239];1;4);&quot;/&quot;)" office:value-type="string" office:string-value="26/08/2019/">
            <text:p>26/08/2019/</text:p>
          </table:table-cell>
        </table:table-row>
        <table:table-row table:style-name="ro1">
          <table:table-cell office:value-type="string">
            <text:p>2019-08-27T00:00:00.0/2019-08-28T00:00:00.0</text:p>
          </table:table-cell>
          <table:table-cell office:value-type="string">
            <text:p>8746.7998</text:p>
          </table:table-cell>
          <table:table-cell office:value-type="string">
            <text:p>5503.0508</text:p>
          </table:table-cell>
          <table:table-cell office:value-type="string">
            <text:p>2965.9792</text:p>
          </table:table-cell>
          <table:table-cell office:value-type="string">
            <text:p>2537.0715</text:p>
          </table:table-cell>
          <table:table-cell office:value-type="string">
            <text:p>4959.9565</text:p>
          </table:table-cell>
          <table:table-cell office:value-type="string">
            <text:p>5233.3281</text:p>
          </table:table-cell>
          <table:table-cell office:value-type="string">
            <text:p>2624.2786</text:p>
          </table:table-cell>
          <table:table-cell office:value-type="string">
            <text:p>2609.0496</text:p>
          </table:table-cell>
          <table:table-cell office:value-type="string">
            <text:p>4296.0015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240];9;2); &quot;/&quot;; MID([.A240];6;2);&quot;/&quot;;MID([.A240];1;4);&quot;/&quot;)" office:value-type="string" office:string-value="27/08/2019/">
            <text:p>27/08/2019/</text:p>
          </table:table-cell>
        </table:table-row>
        <table:table-row table:style-name="ro1">
          <table:table-cell office:value-type="string">
            <text:p>2019-08-28T00:00:00.0/2019-08-29T00:00:00.0</text:p>
          </table:table-cell>
          <table:table-cell office:value-type="string">
            <text:p>8673.5654</text:p>
          </table:table-cell>
          <table:table-cell office:value-type="string">
            <text:p>5898.9116</text:p>
          </table:table-cell>
          <table:table-cell office:value-type="string">
            <text:p>4143.5371</text:p>
          </table:table-cell>
          <table:table-cell office:value-type="string">
            <text:p>1755.3743</text:p>
          </table:table-cell>
          <table:table-cell office:value-type="string">
            <text:p>7160.5083</text:p>
          </table:table-cell>
          <table:table-cell office:value-type="string">
            <text:p>4597.2476</text:p>
          </table:table-cell>
          <table:table-cell office:value-type="string">
            <text:p>1535.1317</text:p>
          </table:table-cell>
          <table:table-cell office:value-type="string">
            <text:p>3062.1160</text:p>
          </table:table-cell>
          <table:table-cell office:value-type="string">
            <text:p>3092.0510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241];9;2); &quot;/&quot;; MID([.A241];6;2);&quot;/&quot;;MID([.A241];1;4);&quot;/&quot;)" office:value-type="string" office:string-value="28/08/2019/">
            <text:p>28/08/2019/</text:p>
          </table:table-cell>
        </table:table-row>
        <table:table-row table:style-name="ro1">
          <table:table-cell office:value-type="string">
            <text:p>2019-08-29T00:00:00.0/2019-08-30T00:00:00.0</text:p>
          </table:table-cell>
          <table:table-cell office:value-type="string">
            <text:p>8599.8135</text:p>
          </table:table-cell>
          <table:table-cell office:value-type="string">
            <text:p>5585.9946</text:p>
          </table:table-cell>
          <table:table-cell office:value-type="string">
            <text:p>3481.6592</text:p>
          </table:table-cell>
          <table:table-cell office:value-type="string">
            <text:p>2104.3357</text:p>
          </table:table-cell>
          <table:table-cell office:value-type="string">
            <text:p>5956.5156</text:p>
          </table:table-cell>
          <table:table-cell office:value-type="string">
            <text:p>4587.7773</text:p>
          </table:table-cell>
          <table:table-cell office:value-type="string">
            <text:p>1791.5994</text:p>
          </table:table-cell>
          <table:table-cell office:value-type="string">
            <text:p>2796.1777</text:p>
          </table:table-cell>
          <table:table-cell office:value-type="string">
            <text:p>3182.3801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242];9;2); &quot;/&quot;; MID([.A242];6;2);&quot;/&quot;;MID([.A242];1;4);&quot;/&quot;)" office:value-type="string" office:string-value="29/08/2019/">
            <text:p>29/08/2019/</text:p>
          </table:table-cell>
        </table:table-row>
        <table:table-row table:style-name="ro1">
          <table:table-cell office:value-type="string">
            <text:p>2019-08-30T00:00:00.0/2019-08-31T00:00:00.0</text:p>
          </table:table-cell>
          <table:table-cell office:value-type="string">
            <text:p>8525.5195</text:p>
          </table:table-cell>
          <table:table-cell office:value-type="string">
            <text:p>5433.6128</text:p>
          </table:table-cell>
          <table:table-cell office:value-type="string">
            <text:p>3225.3521</text:p>
          </table:table-cell>
          <table:table-cell office:value-type="string">
            <text:p>2208.2607</text:p>
          </table:table-cell>
          <table:table-cell office:value-type="string">
            <text:p>5503.4097</text:p>
          </table:table-cell>
          <table:table-cell office:value-type="string">
            <text:p>4687.5996</text:p>
          </table:table-cell>
          <table:table-cell office:value-type="string">
            <text:p>1690.9028</text:p>
          </table:table-cell>
          <table:table-cell office:value-type="string">
            <text:p>2996.6970</text:p>
          </table:table-cell>
          <table:table-cell office:value-type="string">
            <text:p>3167.8674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243];9;2); &quot;/&quot;; MID([.A243];6;2);&quot;/&quot;;MID([.A243];1;4);&quot;/&quot;)" office:value-type="string" office:string-value="30/08/2019/">
            <text:p>30/08/2019/</text:p>
          </table:table-cell>
        </table:table-row>
        <table:table-row table:style-name="ro1">
          <table:table-cell office:value-type="string">
            <text:p>2019-08-31T00:00:00.0/2019-09-01T00:00:00.0</text:p>
          </table:table-cell>
          <table:table-cell office:value-type="string">
            <text:p>8450.7529</text:p>
          </table:table-cell>
          <table:table-cell office:value-type="string">
            <text:p>5603.3428</text:p>
          </table:table-cell>
          <table:table-cell office:value-type="string">
            <text:p>3655.7295</text:p>
          </table:table-cell>
          <table:table-cell office:value-type="string">
            <text:p>1947.6132</text:p>
          </table:table-cell>
          <table:table-cell office:value-type="string">
            <text:p>6383.3457</text:p>
          </table:table-cell>
          <table:table-cell office:value-type="string">
            <text:p>5515.2437</text:p>
          </table:table-cell>
          <table:table-cell office:value-type="string">
            <text:p>3509.3459</text:p>
          </table:table-cell>
          <table:table-cell office:value-type="string">
            <text:p>2005.8978</text:p>
          </table:table-cell>
          <table:table-cell office:value-type="string">
            <text:p>6111.8955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244];9;2); &quot;/&quot;; MID([.A244];6;2);&quot;/&quot;;MID([.A244];1;4);&quot;/&quot;)" office:value-type="string" office:string-value="31/08/2019/">
            <text:p>31/08/2019/</text:p>
          </table:table-cell>
        </table:table-row>
        <table:table-row table:style-name="ro1">
          <table:table-cell office:value-type="string">
            <text:p>2019-09-01T00:00:00.0/2019-09-02T00:00:00.0</text:p>
          </table:table-cell>
          <table:table-cell office:value-type="string">
            <text:p>8375.4512</text:p>
          </table:table-cell>
          <table:table-cell office:value-type="string">
            <text:p>5722.3564</text:p>
          </table:table-cell>
          <table:table-cell office:value-type="string">
            <text:p>4126.6782</text:p>
          </table:table-cell>
          <table:table-cell office:value-type="string">
            <text:p>1595.6785</text:p>
          </table:table-cell>
          <table:table-cell office:value-type="string">
            <text:p>7282.6040</text:p>
          </table:table-cell>
          <table:table-cell office:value-type="string">
            <text:p>4242.5962</text:p>
          </table:table-cell>
          <table:table-cell office:value-type="string">
            <text:p>2584.6072</text:p>
          </table:table-cell>
          <table:table-cell office:value-type="string">
            <text:p>1657.9889</text:p>
          </table:table-cell>
          <table:table-cell office:value-type="string">
            <text:p>4338.3057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245];9;2); &quot;/&quot;; MID([.A245];6;2);&quot;/&quot;;MID([.A245];1;4);&quot;/&quot;)" office:value-type="string" office:string-value="01/09/2019/">
            <text:p>01/09/2019/</text:p>
          </table:table-cell>
        </table:table-row>
        <table:table-row table:style-name="ro1">
          <table:table-cell office:value-type="string">
            <text:p>2019-09-02T00:00:00.0/2019-09-03T00:00:00.0</text:p>
          </table:table-cell>
          <table:table-cell office:value-type="string">
            <text:p>8299.7559</text:p>
          </table:table-cell>
          <table:table-cell office:value-type="string">
            <text:p>5646.1172</text:p>
          </table:table-cell>
          <table:table-cell office:value-type="string">
            <text:p>4086.0935</text:p>
          </table:table-cell>
          <table:table-cell office:value-type="string">
            <text:p>1560.0238</text:p>
          </table:table-cell>
          <table:table-cell office:value-type="string">
            <text:p>7297.0527</text:p>
          </table:table-cell>
          <table:table-cell office:value-type="string">
            <text:p>1813.2218</text:p>
          </table:table-cell>
          <table:table-cell office:value-type="string">
            <text:p>46.3714</text:p>
          </table:table-cell>
          <table:table-cell office:value-type="string">
            <text:p>1766.8505</text:p>
          </table:table-cell>
          <table:table-cell office:value-type="string">
            <text:p>202.6087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246];9;2); &quot;/&quot;; MID([.A246];6;2);&quot;/&quot;;MID([.A246];1;4);&quot;/&quot;)" office:value-type="string" office:string-value="02/09/2019/">
            <text:p>02/09/2019/</text:p>
          </table:table-cell>
        </table:table-row>
        <table:table-row table:style-name="ro1">
          <table:table-cell office:value-type="string">
            <text:p>2019-09-03T00:00:00.0/2019-09-04T00:00:00.0</text:p>
          </table:table-cell>
          <table:table-cell office:value-type="string">
            <text:p>8223.5938</text:p>
          </table:table-cell>
          <table:table-cell office:value-type="string">
            <text:p>5980.4653</text:p>
          </table:table-cell>
          <table:table-cell office:value-type="string">
            <text:p>4753.5752</text:p>
          </table:table-cell>
          <table:table-cell office:value-type="string">
            <text:p>1226.8904</text:p>
          </table:table-cell>
          <table:table-cell office:value-type="string">
            <text:p>8772.1025</text:p>
          </table:table-cell>
          <table:table-cell office:value-type="string">
            <text:p>5925.3647</text:p>
          </table:table-cell>
          <table:table-cell office:value-type="string">
            <text:p>4642.8467</text:p>
          </table:table-cell>
          <table:table-cell office:value-type="string">
            <text:p>1282.5182</text:p>
          </table:table-cell>
          <table:table-cell office:value-type="string">
            <text:p>8619.3428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247];9;2); &quot;/&quot;; MID([.A247];6;2);&quot;/&quot;;MID([.A247];1;4);&quot;/&quot;)" office:value-type="string" office:string-value="03/09/2019/">
            <text:p>03/09/2019/</text:p>
          </table:table-cell>
        </table:table-row>
        <table:table-row table:style-name="ro1">
          <table:table-cell office:value-type="string">
            <text:p>2019-09-04T00:00:00.0/2019-09-05T00:00:00.0</text:p>
          </table:table-cell>
          <table:table-cell office:value-type="string">
            <text:p>8147.0449</text:p>
          </table:table-cell>
          <table:table-cell office:value-type="string">
            <text:p>5989.2134</text:p>
          </table:table-cell>
          <table:table-cell office:value-type="string">
            <text:p>5011.8613</text:p>
          </table:table-cell>
          <table:table-cell office:value-type="string">
            <text:p>977.3522</text:p>
          </table:table-cell>
          <table:table-cell office:value-type="string">
            <text:p>9412.7354</text:p>
          </table:table-cell>
          <table:table-cell office:value-type="string">
            <text:p>5989.2134</text:p>
          </table:table-cell>
          <table:table-cell office:value-type="string">
            <text:p>5011.8613</text:p>
          </table:table-cell>
          <table:table-cell office:value-type="string">
            <text:p>977.3522</text:p>
          </table:table-cell>
          <table:table-cell office:value-type="string">
            <text:p>9412.7354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248];9;2); &quot;/&quot;; MID([.A248];6;2);&quot;/&quot;;MID([.A248];1;4);&quot;/&quot;)" office:value-type="string" office:string-value="04/09/2019/">
            <text:p>04/09/2019/</text:p>
          </table:table-cell>
        </table:table-row>
        <table:table-row table:style-name="ro1">
          <table:table-cell office:value-type="string">
            <text:p>2019-09-05T00:00:00.0/2019-09-06T00:00:00.0</text:p>
          </table:table-cell>
          <table:table-cell office:value-type="string">
            <text:p>8070.0679</text:p>
          </table:table-cell>
          <table:table-cell office:value-type="string">
            <text:p>5825.1138</text:p>
          </table:table-cell>
          <table:table-cell office:value-type="string">
            <text:p>4838.6802</text:p>
          </table:table-cell>
          <table:table-cell office:value-type="string">
            <text:p>986.4338</text:p>
          </table:table-cell>
          <table:table-cell office:value-type="string">
            <text:p>9190.6904</text:p>
          </table:table-cell>
          <table:table-cell office:value-type="string">
            <text:p>4996.0020</text:p>
          </table:table-cell>
          <table:table-cell office:value-type="string">
            <text:p>3612.2463</text:p>
          </table:table-cell>
          <table:table-cell office:value-type="string">
            <text:p>1383.7559</text:p>
          </table:table-cell>
          <table:table-cell office:value-type="string">
            <text:p>6551.4829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249];9;2); &quot;/&quot;; MID([.A249];6;2);&quot;/&quot;;MID([.A249];1;4);&quot;/&quot;)" office:value-type="string" office:string-value="05/09/2019/">
            <text:p>05/09/2019/</text:p>
          </table:table-cell>
        </table:table-row>
        <table:table-row table:style-name="ro1">
          <table:table-cell office:value-type="string">
            <text:p>2019-09-06T00:00:00.0/2019-09-07T00:00:00.0</text:p>
          </table:table-cell>
          <table:table-cell office:value-type="string">
            <text:p>7992.7476</text:p>
          </table:table-cell>
          <table:table-cell office:value-type="string">
            <text:p>5647.2422</text:p>
          </table:table-cell>
          <table:table-cell office:value-type="string">
            <text:p>4165.0752</text:p>
          </table:table-cell>
          <table:table-cell office:value-type="string">
            <text:p>1482.1671</text:p>
          </table:table-cell>
          <table:table-cell office:value-type="string">
            <text:p>7606.8579</text:p>
          </table:table-cell>
          <table:table-cell office:value-type="string">
            <text:p>2699.4587</text:p>
          </table:table-cell>
          <table:table-cell office:value-type="string">
            <text:p>284.7379</text:p>
          </table:table-cell>
          <table:table-cell office:value-type="string">
            <text:p>2414.7207</text:p>
          </table:table-cell>
          <table:table-cell office:value-type="string">
            <text:p>495.4280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250];9;2); &quot;/&quot;; MID([.A250];6;2);&quot;/&quot;;MID([.A250];1;4);&quot;/&quot;)" office:value-type="string" office:string-value="06/09/2019/">
            <text:p>06/09/2019/</text:p>
          </table:table-cell>
        </table:table-row>
        <table:table-row table:style-name="ro1">
          <table:table-cell office:value-type="string">
            <text:p>2019-09-07T00:00:00.0/2019-09-08T00:00:00.0</text:p>
          </table:table-cell>
          <table:table-cell office:value-type="string">
            <text:p>7915.0356</text:p>
          </table:table-cell>
          <table:table-cell office:value-type="string">
            <text:p>5367.3594</text:p>
          </table:table-cell>
          <table:table-cell office:value-type="string">
            <text:p>3543.7830</text:p>
          </table:table-cell>
          <table:table-cell office:value-type="string">
            <text:p>1823.5763</text:p>
          </table:table-cell>
          <table:table-cell office:value-type="string">
            <text:p>6494.2007</text:p>
          </table:table-cell>
          <table:table-cell office:value-type="string">
            <text:p>1426.9940</text:p>
          </table:table-cell>
          <table:table-cell office:value-type="string">
            <text:p>15.1990</text:p>
          </table:table-cell>
          <table:table-cell office:value-type="string">
            <text:p>1411.7950</text:p>
          </table:table-cell>
          <table:table-cell office:value-type="string">
            <text:p>22.0565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251];9;2); &quot;/&quot;; MID([.A251];6;2);&quot;/&quot;;MID([.A251];1;4);&quot;/&quot;)" office:value-type="string" office:string-value="07/09/2019/">
            <text:p>07/09/2019/</text:p>
          </table:table-cell>
        </table:table-row>
        <table:table-row table:style-name="ro1">
          <table:table-cell office:value-type="string">
            <text:p>2019-09-08T00:00:00.0/2019-09-09T00:00:00.0</text:p>
          </table:table-cell>
          <table:table-cell office:value-type="string">
            <text:p>7837.0244</text:p>
          </table:table-cell>
          <table:table-cell office:value-type="string">
            <text:p>5483.1167</text:p>
          </table:table-cell>
          <table:table-cell office:value-type="string">
            <text:p>4067.6104</text:p>
          </table:table-cell>
          <table:table-cell office:value-type="string">
            <text:p>1415.5065</text:p>
          </table:table-cell>
          <table:table-cell office:value-type="string">
            <text:p>7583.3721</text:p>
          </table:table-cell>
          <table:table-cell office:value-type="string">
            <text:p>3422.4614</text:p>
          </table:table-cell>
          <table:table-cell office:value-type="string">
            <text:p>1063.4124</text:p>
          </table:table-cell>
          <table:table-cell office:value-type="string">
            <text:p>2359.0491</text:p>
          </table:table-cell>
          <table:table-cell office:value-type="string">
            <text:p>1630.0948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252];9;2); &quot;/&quot;; MID([.A252];6;2);&quot;/&quot;;MID([.A252];1;4);&quot;/&quot;)" office:value-type="string" office:string-value="08/09/2019/">
            <text:p>08/09/2019/</text:p>
          </table:table-cell>
        </table:table-row>
        <table:table-row table:style-name="ro1">
          <table:table-cell office:value-type="string">
            <text:p>2019-09-09T00:00:00.0/2019-09-10T00:00:00.0</text:p>
          </table:table-cell>
          <table:table-cell office:value-type="string">
            <text:p>7758.6338</text:p>
          </table:table-cell>
          <table:table-cell office:value-type="string">
            <text:p>5435.4668</text:p>
          </table:table-cell>
          <table:table-cell office:value-type="string">
            <text:p>4181.2617</text:p>
          </table:table-cell>
          <table:table-cell office:value-type="string">
            <text:p>1254.2056</text:p>
          </table:table-cell>
          <table:table-cell office:value-type="string">
            <text:p>7772.3159</text:p>
          </table:table-cell>
          <table:table-cell office:value-type="string">
            <text:p>2059.1775</text:p>
          </table:table-cell>
          <table:table-cell office:value-type="string">
            <text:p>227.3671</text:p>
          </table:table-cell>
          <table:table-cell office:value-type="string">
            <text:p>1831.8104</text:p>
          </table:table-cell>
          <table:table-cell office:value-type="string">
            <text:p>527.2527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253];9;2); &quot;/&quot;; MID([.A253];6;2);&quot;/&quot;;MID([.A253];1;4);&quot;/&quot;)" office:value-type="string" office:string-value="09/09/2019/">
            <text:p>09/09/2019/</text:p>
          </table:table-cell>
        </table:table-row>
        <table:table-row table:style-name="ro1">
          <table:table-cell office:value-type="string">
            <text:p>2019-09-10T00:00:00.0/2019-09-11T00:00:00.0</text:p>
          </table:table-cell>
          <table:table-cell office:value-type="string">
            <text:p>7680.0210</text:p>
          </table:table-cell>
          <table:table-cell office:value-type="string">
            <text:p>5456.1250</text:p>
          </table:table-cell>
          <table:table-cell office:value-type="string">
            <text:p>4190.7383</text:p>
          </table:table-cell>
          <table:table-cell office:value-type="string">
            <text:p>1265.3867</text:p>
          </table:table-cell>
          <table:table-cell office:value-type="string">
            <text:p>7921.7720</text:p>
          </table:table-cell>
          <table:table-cell office:value-type="string">
            <text:p>4863.1265</text:p>
          </table:table-cell>
          <table:table-cell office:value-type="string">
            <text:p>2734.1204</text:p>
          </table:table-cell>
          <table:table-cell office:value-type="string">
            <text:p>2129.0063</text:p>
          </table:table-cell>
          <table:table-cell office:value-type="string">
            <text:p>5380.5317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254];9;2); &quot;/&quot;; MID([.A254];6;2);&quot;/&quot;;MID([.A254];1;4);&quot;/&quot;)" office:value-type="string" office:string-value="10/09/2019/">
            <text:p>10/09/2019/</text:p>
          </table:table-cell>
        </table:table-row>
        <table:table-row table:style-name="ro1">
          <table:table-cell office:value-type="string">
            <text:p>2019-09-11T00:00:00.0/2019-09-12T00:00:00.0</text:p>
          </table:table-cell>
          <table:table-cell office:value-type="string">
            <text:p>7601.0884</text:p>
          </table:table-cell>
          <table:table-cell office:value-type="string">
            <text:p>5373.1860</text:p>
          </table:table-cell>
          <table:table-cell office:value-type="string">
            <text:p>4270.2080</text:p>
          </table:table-cell>
          <table:table-cell office:value-type="string">
            <text:p>1102.9784</text:p>
          </table:table-cell>
          <table:table-cell office:value-type="string">
            <text:p>8225.7383</text:p>
          </table:table-cell>
          <table:table-cell office:value-type="string">
            <text:p>4029.8665</text:p>
          </table:table-cell>
          <table:table-cell office:value-type="string">
            <text:p>1581.0823</text:p>
          </table:table-cell>
          <table:table-cell office:value-type="string">
            <text:p>2448.7839</text:p>
          </table:table-cell>
          <table:table-cell office:value-type="string">
            <text:p>3109.3337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255];9;2); &quot;/&quot;; MID([.A255];6;2);&quot;/&quot;;MID([.A255];1;4);&quot;/&quot;)" office:value-type="string" office:string-value="11/09/2019/">
            <text:p>11/09/2019/</text:p>
          </table:table-cell>
        </table:table-row>
        <table:table-row table:style-name="ro1">
          <table:table-cell office:value-type="string">
            <text:p>2019-09-12T00:00:00.0/2019-09-13T00:00:00.0</text:p>
          </table:table-cell>
          <table:table-cell office:value-type="string">
            <text:p>7521.9429</text:p>
          </table:table-cell>
          <table:table-cell office:value-type="string">
            <text:p>5380.4492</text:p>
          </table:table-cell>
          <table:table-cell office:value-type="string">
            <text:p>4306.4224</text:p>
          </table:table-cell>
          <table:table-cell office:value-type="string">
            <text:p>1074.0269</text:p>
          </table:table-cell>
          <table:table-cell office:value-type="string">
            <text:p>8412.0820</text:p>
          </table:table-cell>
          <table:table-cell office:value-type="string">
            <text:p>3857.3828</text:p>
          </table:table-cell>
          <table:table-cell office:value-type="string">
            <text:p>1617.8640</text:p>
          </table:table-cell>
          <table:table-cell office:value-type="string">
            <text:p>2239.5188</text:p>
          </table:table-cell>
          <table:table-cell office:value-type="string">
            <text:p>3747.8040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256];9;2); &quot;/&quot;; MID([.A256];6;2);&quot;/&quot;;MID([.A256];1;4);&quot;/&quot;)" office:value-type="string" office:string-value="12/09/2019/">
            <text:p>12/09/2019/</text:p>
          </table:table-cell>
        </table:table-row>
        <table:table-row table:style-name="ro1">
          <table:table-cell office:value-type="string">
            <text:p>2019-09-13T00:00:00.0/2019-09-14T00:00:00.0</text:p>
          </table:table-cell>
          <table:table-cell office:value-type="string">
            <text:p>7442.5449</text:p>
          </table:table-cell>
          <table:table-cell office:value-type="string">
            <text:p>5253.1084</text:p>
          </table:table-cell>
          <table:table-cell office:value-type="string">
            <text:p>4127.6865</text:p>
          </table:table-cell>
          <table:table-cell office:value-type="string">
            <text:p>1125.4220</text:p>
          </table:table-cell>
          <table:table-cell office:value-type="string">
            <text:p>8064.9067</text:p>
          </table:table-cell>
          <table:table-cell office:value-type="string">
            <text:p>3207.6238</text:p>
          </table:table-cell>
          <table:table-cell office:value-type="string">
            <text:p>1136.0972</text:p>
          </table:table-cell>
          <table:table-cell office:value-type="string">
            <text:p>2071.5269</text:p>
          </table:table-cell>
          <table:table-cell office:value-type="string">
            <text:p>2802.8887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257];9;2); &quot;/&quot;; MID([.A257];6;2);&quot;/&quot;;MID([.A257];1;4);&quot;/&quot;)" office:value-type="string" office:string-value="13/09/2019/">
            <text:p>13/09/2019/</text:p>
          </table:table-cell>
        </table:table-row>
        <table:table-row table:style-name="ro1">
          <table:table-cell office:value-type="string">
            <text:p>2019-09-14T00:00:00.0/2019-09-15T00:00:00.0</text:p>
          </table:table-cell>
          <table:table-cell office:value-type="string">
            <text:p>7362.8823</text:p>
          </table:table-cell>
          <table:table-cell office:value-type="string">
            <text:p>5308.9131</text:p>
          </table:table-cell>
          <table:table-cell office:value-type="string">
            <text:p>4191.5703</text:p>
          </table:table-cell>
          <table:table-cell office:value-type="string">
            <text:p>1117.3428</text:p>
          </table:table-cell>
          <table:table-cell office:value-type="string">
            <text:p>8234.2637</text:p>
          </table:table-cell>
          <table:table-cell office:value-type="string">
            <text:p>5185.9248</text:p>
          </table:table-cell>
          <table:table-cell office:value-type="string">
            <text:p>3958.3345</text:p>
          </table:table-cell>
          <table:table-cell office:value-type="string">
            <text:p>1227.5903</text:p>
          </table:table-cell>
          <table:table-cell office:value-type="string">
            <text:p>7590.5059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258];9;2); &quot;/&quot;; MID([.A258];6;2);&quot;/&quot;;MID([.A258];1;4);&quot;/&quot;)" office:value-type="string" office:string-value="14/09/2019/">
            <text:p>14/09/2019/</text:p>
          </table:table-cell>
        </table:table-row>
        <table:table-row table:style-name="ro1">
          <table:table-cell office:value-type="string">
            <text:p>2019-09-15T00:00:00.0/2019-09-16T00:00:00.0</text:p>
          </table:table-cell>
          <table:table-cell office:value-type="string">
            <text:p>7283.0806</text:p>
          </table:table-cell>
          <table:table-cell office:value-type="string">
            <text:p>5213.1362</text:p>
          </table:table-cell>
          <table:table-cell office:value-type="string">
            <text:p>4170.4282</text:p>
          </table:table-cell>
          <table:table-cell office:value-type="string">
            <text:p>1042.7084</text:p>
          </table:table-cell>
          <table:table-cell office:value-type="string">
            <text:p>8276.8662</text:p>
          </table:table-cell>
          <table:table-cell office:value-type="string">
            <text:p>4835.6343</text:p>
          </table:table-cell>
          <table:table-cell office:value-type="string">
            <text:p>3309.9126</text:p>
          </table:table-cell>
          <table:table-cell office:value-type="string">
            <text:p>1525.7217</text:p>
          </table:table-cell>
          <table:table-cell office:value-type="string">
            <text:p>6662.1221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259];9;2); &quot;/&quot;; MID([.A259];6;2);&quot;/&quot;;MID([.A259];1;4);&quot;/&quot;)" office:value-type="string" office:string-value="15/09/2019/">
            <text:p>15/09/2019/</text:p>
          </table:table-cell>
        </table:table-row>
        <table:table-row table:style-name="ro1">
          <table:table-cell office:value-type="string">
            <text:p>2019-09-16T00:00:00.0/2019-09-17T00:00:00.0</text:p>
          </table:table-cell>
          <table:table-cell office:value-type="string">
            <text:p>7203.0820</text:p>
          </table:table-cell>
          <table:table-cell office:value-type="string">
            <text:p>4984.6812</text:p>
          </table:table-cell>
          <table:table-cell office:value-type="string">
            <text:p>3735.7373</text:p>
          </table:table-cell>
          <table:table-cell office:value-type="string">
            <text:p>1248.9436</text:p>
          </table:table-cell>
          <table:table-cell office:value-type="string">
            <text:p>7349.9478</text:p>
          </table:table-cell>
          <table:table-cell office:value-type="string">
            <text:p>2548.9619</text:p>
          </table:table-cell>
          <table:table-cell office:value-type="string">
            <text:p>335.0614</text:p>
          </table:table-cell>
          <table:table-cell office:value-type="string">
            <text:p>2213.9004</text:p>
          </table:table-cell>
          <table:table-cell office:value-type="string">
            <text:p>694.7993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260];9;2); &quot;/&quot;; MID([.A260];6;2);&quot;/&quot;;MID([.A260];1;4);&quot;/&quot;)" office:value-type="string" office:string-value="16/09/2019/">
            <text:p>16/09/2019/</text:p>
          </table:table-cell>
        </table:table-row>
        <table:table-row table:style-name="ro1">
          <table:table-cell office:value-type="string">
            <text:p>2019-09-17T00:00:00.0/2019-09-18T00:00:00.0</text:p>
          </table:table-cell>
          <table:table-cell office:value-type="string">
            <text:p>7122.9448</text:p>
          </table:table-cell>
          <table:table-cell office:value-type="string">
            <text:p>5002.8936</text:p>
          </table:table-cell>
          <table:table-cell office:value-type="string">
            <text:p>3760.0024</text:p>
          </table:table-cell>
          <table:table-cell office:value-type="string">
            <text:p>1242.8912</text:p>
          </table:table-cell>
          <table:table-cell office:value-type="string">
            <text:p>7416.5410</text:p>
          </table:table-cell>
          <table:table-cell office:value-type="string">
            <text:p>3041.9863</text:p>
          </table:table-cell>
          <table:table-cell office:value-type="string">
            <text:p>971.9583</text:p>
          </table:table-cell>
          <table:table-cell office:value-type="string">
            <text:p>2070.0278</text:p>
          </table:table-cell>
          <table:table-cell office:value-type="string">
            <text:p>2167.8633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261];9;2); &quot;/&quot;; MID([.A261];6;2);&quot;/&quot;;MID([.A261];1;4);&quot;/&quot;)" office:value-type="string" office:string-value="17/09/2019/">
            <text:p>17/09/2019/</text:p>
          </table:table-cell>
        </table:table-row>
        <table:table-row table:style-name="ro1">
          <table:table-cell office:value-type="string">
            <text:p>2019-09-18T00:00:00.0/2019-09-19T00:00:00.0</text:p>
          </table:table-cell>
          <table:table-cell office:value-type="string">
            <text:p>7042.6523</text:p>
          </table:table-cell>
          <table:table-cell office:value-type="string">
            <text:p>5274.1382</text:p>
          </table:table-cell>
          <table:table-cell office:value-type="string">
            <text:p>4281.2041</text:p>
          </table:table-cell>
          <table:table-cell office:value-type="string">
            <text:p>992.9343</text:p>
          </table:table-cell>
          <table:table-cell office:value-type="string">
            <text:p>8696.1709</text:p>
          </table:table-cell>
          <table:table-cell office:value-type="string">
            <text:p>3602.1685</text:p>
          </table:table-cell>
          <table:table-cell office:value-type="string">
            <text:p>1329.9315</text:p>
          </table:table-cell>
          <table:table-cell office:value-type="string">
            <text:p>2272.2368</text:p>
          </table:table-cell>
          <table:table-cell office:value-type="string">
            <text:p>3484.3103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262];9;2); &quot;/&quot;; MID([.A262];6;2);&quot;/&quot;;MID([.A262];1;4);&quot;/&quot;)" office:value-type="string" office:string-value="18/09/2019/">
            <text:p>18/09/2019/</text:p>
          </table:table-cell>
        </table:table-row>
        <table:table-row table:style-name="ro1">
          <table:table-cell office:value-type="string">
            <text:p>2019-09-19T00:00:00.0/2019-09-20T00:00:00.0</text:p>
          </table:table-cell>
          <table:table-cell office:value-type="string">
            <text:p>6962.2295</text:p>
          </table:table-cell>
          <table:table-cell office:value-type="string">
            <text:p>5132.2588</text:p>
          </table:table-cell>
          <table:table-cell office:value-type="string">
            <text:p>4084.1975</text:p>
          </table:table-cell>
          <table:table-cell office:value-type="string">
            <text:p>1048.0614</text:p>
          </table:table-cell>
          <table:table-cell office:value-type="string">
            <text:p>8341.3955</text:p>
          </table:table-cell>
          <table:table-cell office:value-type="string">
            <text:p>3404.2451</text:p>
          </table:table-cell>
          <table:table-cell office:value-type="string">
            <text:p>1039.7985</text:p>
          </table:table-cell>
          <table:table-cell office:value-type="string">
            <text:p>2364.4465</text:p>
          </table:table-cell>
          <table:table-cell office:value-type="string">
            <text:p>2741.0891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263];9;2); &quot;/&quot;; MID([.A263];6;2);&quot;/&quot;;MID([.A263];1;4);&quot;/&quot;)" office:value-type="string" office:string-value="19/09/2019/">
            <text:p>19/09/2019/</text:p>
          </table:table-cell>
        </table:table-row>
        <table:table-row table:style-name="ro1">
          <table:table-cell office:value-type="string">
            <text:p>2019-09-20T00:00:00.0/2019-09-21T00:00:00.0</text:p>
          </table:table-cell>
          <table:table-cell office:value-type="string">
            <text:p>6881.7334</text:p>
          </table:table-cell>
          <table:table-cell office:value-type="string">
            <text:p>4940.7568</text:p>
          </table:table-cell>
          <table:table-cell office:value-type="string">
            <text:p>3865.3376</text:p>
          </table:table-cell>
          <table:table-cell office:value-type="string">
            <text:p>1075.4192</text:p>
          </table:table-cell>
          <table:table-cell office:value-type="string">
            <text:p>7916.7012</text:p>
          </table:table-cell>
          <table:table-cell office:value-type="string">
            <text:p>4157.5942</text:p>
          </table:table-cell>
          <table:table-cell office:value-type="string">
            <text:p>1980.9501</text:p>
          </table:table-cell>
          <table:table-cell office:value-type="string">
            <text:p>2176.6440</text:p>
          </table:table-cell>
          <table:table-cell office:value-type="string">
            <text:p>4591.8120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264];9;2); &quot;/&quot;; MID([.A264];6;2);&quot;/&quot;;MID([.A264];1;4);&quot;/&quot;)" office:value-type="string" office:string-value="20/09/2019/">
            <text:p>20/09/2019/</text:p>
          </table:table-cell>
        </table:table-row>
        <table:table-row table:style-name="ro1">
          <table:table-cell office:value-type="string">
            <text:p>2019-09-21T00:00:00.0/2019-09-22T00:00:00.0</text:p>
          </table:table-cell>
          <table:table-cell office:value-type="string">
            <text:p>6801.1865</text:p>
          </table:table-cell>
          <table:table-cell office:value-type="string">
            <text:p>4846.2681</text:p>
          </table:table-cell>
          <table:table-cell office:value-type="string">
            <text:p>3767.5601</text:p>
          </table:table-cell>
          <table:table-cell office:value-type="string">
            <text:p>1078.7081</text:p>
          </table:table-cell>
          <table:table-cell office:value-type="string">
            <text:p>7746.1211</text:p>
          </table:table-cell>
          <table:table-cell office:value-type="string">
            <text:p>4846.2681</text:p>
          </table:table-cell>
          <table:table-cell office:value-type="string">
            <text:p>3767.5601</text:p>
          </table:table-cell>
          <table:table-cell office:value-type="string">
            <text:p>1078.7081</text:p>
          </table:table-cell>
          <table:table-cell office:value-type="string">
            <text:p>7746.1211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265];9;2); &quot;/&quot;; MID([.A265];6;2);&quot;/&quot;;MID([.A265];1;4);&quot;/&quot;)" office:value-type="string" office:string-value="21/09/2019/">
            <text:p>21/09/2019/</text:p>
          </table:table-cell>
        </table:table-row>
        <table:table-row table:style-name="ro1">
          <table:table-cell office:value-type="string">
            <text:p>2019-09-22T00:00:00.0/2019-09-23T00:00:00.0</text:p>
          </table:table-cell>
          <table:table-cell office:value-type="string">
            <text:p>6720.5649</text:p>
          </table:table-cell>
          <table:table-cell office:value-type="string">
            <text:p>5015.0859</text:p>
          </table:table-cell>
          <table:table-cell office:value-type="string">
            <text:p>4323.3921</text:p>
          </table:table-cell>
          <table:table-cell office:value-type="string">
            <text:p>691.6939</text:p>
          </table:table-cell>
          <table:table-cell office:value-type="string">
            <text:p>9233.4668</text:p>
          </table:table-cell>
          <table:table-cell office:value-type="string">
            <text:p>5009.0938</text:p>
          </table:table-cell>
          <table:table-cell office:value-type="string">
            <text:p>4312.9707</text:p>
          </table:table-cell>
          <table:table-cell office:value-type="string">
            <text:p>696.1229</text:p>
          </table:table-cell>
          <table:table-cell office:value-type="string">
            <text:p>9190.0068</text:p>
          </table:table-cell>
          <table:table-cell office:value-type="string">
            <text:p>0.9833</text:p>
          </table:table-cell>
          <table:table-cell table:number-columns-repeated="3"/>
          <table:table-cell table:formula="of:==CONCATENATE( MID([.A266];9;2); &quot;/&quot;; MID([.A266];6;2);&quot;/&quot;;MID([.A266];1;4);&quot;/&quot;)" office:value-type="string" office:string-value="22/09/2019/">
            <text:p>22/09/2019/</text:p>
          </table:table-cell>
        </table:table-row>
        <table:table-row table:style-name="ro1">
          <table:table-cell office:value-type="string">
            <text:p>2019-09-23T00:00:00.0/2019-09-24T00:00:00.0</text:p>
          </table:table-cell>
          <table:table-cell office:value-type="string">
            <text:p>6639.9390</text:p>
          </table:table-cell>
          <table:table-cell office:value-type="string">
            <text:p>4673.2979</text:p>
          </table:table-cell>
          <table:table-cell office:value-type="string">
            <text:p>3600.2502</text:p>
          </table:table-cell>
          <table:table-cell office:value-type="string">
            <text:p>1073.0477</text:p>
          </table:table-cell>
          <table:table-cell office:value-type="string">
            <text:p>7498.3623</text:p>
          </table:table-cell>
          <table:table-cell office:value-type="string">
            <text:p>2906.2788</text:p>
          </table:table-cell>
          <table:table-cell office:value-type="string">
            <text:p>557.2791</text:p>
          </table:table-cell>
          <table:table-cell office:value-type="string">
            <text:p>2348.9998</text:p>
          </table:table-cell>
          <table:table-cell office:value-type="string">
            <text:p>1353.6914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267];9;2); &quot;/&quot;; MID([.A267];6;2);&quot;/&quot;;MID([.A267];1;4);&quot;/&quot;)" office:value-type="string" office:string-value="23/09/2019/">
            <text:p>23/09/2019/</text:p>
          </table:table-cell>
        </table:table-row>
        <table:table-row table:style-name="ro1">
          <table:table-cell office:value-type="string">
            <text:p>2019-09-24T00:00:00.0/2019-09-25T00:00:00.0</text:p>
          </table:table-cell>
          <table:table-cell office:value-type="string">
            <text:p>6559.2529</text:p>
          </table:table-cell>
          <table:table-cell office:value-type="string">
            <text:p>4284.5059</text:p>
          </table:table-cell>
          <table:table-cell office:value-type="string">
            <text:p>2711.7227</text:p>
          </table:table-cell>
          <table:table-cell office:value-type="string">
            <text:p>1572.7832</text:p>
          </table:table-cell>
          <table:table-cell office:value-type="string">
            <text:p>5537.0454</text:p>
          </table:table-cell>
          <table:table-cell office:value-type="string">
            <text:p>2473.7935</text:p>
          </table:table-cell>
          <table:table-cell office:value-type="string">
            <text:p>463.8318</text:p>
          </table:table-cell>
          <table:table-cell office:value-type="string">
            <text:p>2009.9615</text:p>
          </table:table-cell>
          <table:table-cell office:value-type="string">
            <text:p>1079.8445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268];9;2); &quot;/&quot;; MID([.A268];6;2);&quot;/&quot;;MID([.A268];1;4);&quot;/&quot;)" office:value-type="string" office:string-value="24/09/2019/">
            <text:p>24/09/2019/</text:p>
          </table:table-cell>
        </table:table-row>
        <table:table-row table:style-name="ro1">
          <table:table-cell office:value-type="string">
            <text:p>2019-09-25T00:00:00.0/2019-09-26T00:00:00.0</text:p>
          </table:table-cell>
          <table:table-cell office:value-type="string">
            <text:p>6478.6533</text:p>
          </table:table-cell>
          <table:table-cell office:value-type="string">
            <text:p>4517.1245</text:p>
          </table:table-cell>
          <table:table-cell office:value-type="string">
            <text:p>3434.8953</text:p>
          </table:table-cell>
          <table:table-cell office:value-type="string">
            <text:p>1082.2291</text:p>
          </table:table-cell>
          <table:table-cell office:value-type="string">
            <text:p>7221.4800</text:p>
          </table:table-cell>
          <table:table-cell office:value-type="string">
            <text:p>2084.6436</text:p>
          </table:table-cell>
          <table:table-cell office:value-type="string">
            <text:p>716.7101</text:p>
          </table:table-cell>
          <table:table-cell office:value-type="string">
            <text:p>1367.9333</text:p>
          </table:table-cell>
          <table:table-cell office:value-type="string">
            <text:p>1738.4745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269];9;2); &quot;/&quot;; MID([.A269];6;2);&quot;/&quot;;MID([.A269];1;4);&quot;/&quot;)" office:value-type="string" office:string-value="25/09/2019/">
            <text:p>25/09/2019/</text:p>
          </table:table-cell>
        </table:table-row>
        <table:table-row table:style-name="ro1">
          <table:table-cell office:value-type="string">
            <text:p>2019-09-26T00:00:00.0/2019-09-27T00:00:00.0</text:p>
          </table:table-cell>
          <table:table-cell office:value-type="string">
            <text:p>6398.0742</text:p>
          </table:table-cell>
          <table:table-cell office:value-type="string">
            <text:p>4484.3945</text:p>
          </table:table-cell>
          <table:table-cell office:value-type="string">
            <text:p>3337.5361</text:p>
          </table:table-cell>
          <table:table-cell office:value-type="string">
            <text:p>1146.8583</text:p>
          </table:table-cell>
          <table:table-cell office:value-type="string">
            <text:p>7044.6484</text:p>
          </table:table-cell>
          <table:table-cell office:value-type="string">
            <text:p>3313.3579</text:p>
          </table:table-cell>
          <table:table-cell office:value-type="string">
            <text:p>1558.8983</text:p>
          </table:table-cell>
          <table:table-cell office:value-type="string">
            <text:p>1754.4596</text:p>
          </table:table-cell>
          <table:table-cell office:value-type="string">
            <text:p>3484.1902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270];9;2); &quot;/&quot;; MID([.A270];6;2);&quot;/&quot;;MID([.A270];1;4);&quot;/&quot;)" office:value-type="string" office:string-value="26/09/2019/">
            <text:p>26/09/2019/</text:p>
          </table:table-cell>
        </table:table-row>
        <table:table-row table:style-name="ro1">
          <table:table-cell office:value-type="string">
            <text:p>2019-09-27T00:00:00.0/2019-09-28T00:00:00.0</text:p>
          </table:table-cell>
          <table:table-cell office:value-type="string">
            <text:p>6317.5854</text:p>
          </table:table-cell>
          <table:table-cell office:value-type="string">
            <text:p>4245.0537</text:p>
          </table:table-cell>
          <table:table-cell office:value-type="string">
            <text:p>2956.2063</text:p>
          </table:table-cell>
          <table:table-cell office:value-type="string">
            <text:p>1288.8473</text:p>
          </table:table-cell>
          <table:table-cell office:value-type="string">
            <text:p>6382.6587</text:p>
          </table:table-cell>
          <table:table-cell office:value-type="string">
            <text:p>1949.7518</text:p>
          </table:table-cell>
          <table:table-cell office:value-type="string">
            <text:p>220.0930</text:p>
          </table:table-cell>
          <table:table-cell office:value-type="string">
            <text:p>1729.6588</text:p>
          </table:table-cell>
          <table:table-cell office:value-type="string">
            <text:p>729.0423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271];9;2); &quot;/&quot;; MID([.A271];6;2);&quot;/&quot;;MID([.A271];1;4);&quot;/&quot;)" office:value-type="string" office:string-value="27/09/2019/">
            <text:p>27/09/2019/</text:p>
          </table:table-cell>
        </table:table-row>
        <table:table-row table:style-name="ro1">
          <table:table-cell office:value-type="string">
            <text:p>2019-09-28T00:00:00.0/2019-09-29T00:00:00.0</text:p>
          </table:table-cell>
          <table:table-cell office:value-type="string">
            <text:p>6237.1675</text:p>
          </table:table-cell>
          <table:table-cell office:value-type="string">
            <text:p>4324.4946</text:p>
          </table:table-cell>
          <table:table-cell office:value-type="string">
            <text:p>3203.0217</text:p>
          </table:table-cell>
          <table:table-cell office:value-type="string">
            <text:p>1121.4730</text:p>
          </table:table-cell>
          <table:table-cell office:value-type="string">
            <text:p>6878.5801</text:p>
          </table:table-cell>
          <table:table-cell office:value-type="string">
            <text:p>3065.4924</text:p>
          </table:table-cell>
          <table:table-cell office:value-type="string">
            <text:p>1093.5973</text:p>
          </table:table-cell>
          <table:table-cell office:value-type="string">
            <text:p>1971.8950</text:p>
          </table:table-cell>
          <table:table-cell office:value-type="string">
            <text:p>2733.2749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272];9;2); &quot;/&quot;; MID([.A272];6;2);&quot;/&quot;;MID([.A272];1;4);&quot;/&quot;)" office:value-type="string" office:string-value="28/09/2019/">
            <text:p>28/09/2019/</text:p>
          </table:table-cell>
        </table:table-row>
        <table:table-row table:style-name="ro1">
          <table:table-cell office:value-type="string">
            <text:p>2019-09-29T00:00:00.0/2019-09-30T00:00:00.0</text:p>
          </table:table-cell>
          <table:table-cell office:value-type="string">
            <text:p>6156.8887</text:p>
          </table:table-cell>
          <table:table-cell office:value-type="string">
            <text:p>4260.8584</text:p>
          </table:table-cell>
          <table:table-cell office:value-type="string">
            <text:p>3196.3325</text:p>
          </table:table-cell>
          <table:table-cell office:value-type="string">
            <text:p>1064.5258</text:p>
          </table:table-cell>
          <table:table-cell office:value-type="string">
            <text:p>6996.5073</text:p>
          </table:table-cell>
          <table:table-cell office:value-type="string">
            <text:p>3188.6008</text:p>
          </table:table-cell>
          <table:table-cell office:value-type="string">
            <text:p>1367.5953</text:p>
          </table:table-cell>
          <table:table-cell office:value-type="string">
            <text:p>1821.0055</text:p>
          </table:table-cell>
          <table:table-cell office:value-type="string">
            <text:p>2956.5166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273];9;2); &quot;/&quot;; MID([.A273];6;2);&quot;/&quot;;MID([.A273];1;4);&quot;/&quot;)" office:value-type="string" office:string-value="29/09/2019/">
            <text:p>29/09/2019/</text:p>
          </table:table-cell>
        </table:table-row>
        <table:table-row table:style-name="ro1">
          <table:table-cell office:value-type="string">
            <text:p>2019-09-30T00:00:00.0/2019-10-01T00:00:00.0</text:p>
          </table:table-cell>
          <table:table-cell office:value-type="string">
            <text:p>6076.7114</text:p>
          </table:table-cell>
          <table:table-cell office:value-type="string">
            <text:p>4321.0317</text:p>
          </table:table-cell>
          <table:table-cell office:value-type="string">
            <text:p>3430.4480</text:p>
          </table:table-cell>
          <table:table-cell office:value-type="string">
            <text:p>890.5839</text:p>
          </table:table-cell>
          <table:table-cell office:value-type="string">
            <text:p>7587.1157</text:p>
          </table:table-cell>
          <table:table-cell office:value-type="string">
            <text:p>2095.6575</text:p>
          </table:table-cell>
          <table:table-cell office:value-type="string">
            <text:p>420.9442</text:p>
          </table:table-cell>
          <table:table-cell office:value-type="string">
            <text:p>1674.7133</text:p>
          </table:table-cell>
          <table:table-cell office:value-type="string">
            <text:p>937.9059</text:p>
          </table:table-cell>
          <table:table-cell office:value-type="string">
            <text:p>0.9833</text:p>
          </table:table-cell>
          <table:table-cell table:number-columns-repeated="3"/>
          <table:table-cell table:formula="of:==CONCATENATE( MID([.A274];9;2); &quot;/&quot;; MID([.A274];6;2);&quot;/&quot;;MID([.A274];1;4);&quot;/&quot;)" office:value-type="string" office:string-value="30/09/2019/">
            <text:p>30/09/2019/</text:p>
          </table:table-cell>
        </table:table-row>
        <table:table-row table:style-name="ro1">
          <table:table-cell office:value-type="string">
            <text:p>2019-10-01T00:00:00.0/2019-10-02T00:00:00.0</text:p>
          </table:table-cell>
          <table:table-cell office:value-type="string">
            <text:p>5996.7231</text:p>
          </table:table-cell>
          <table:table-cell office:value-type="string">
            <text:p>4183.9312</text:p>
          </table:table-cell>
          <table:table-cell office:value-type="string">
            <text:p>3312.2336</text:p>
          </table:table-cell>
          <table:table-cell office:value-type="string">
            <text:p>871.6973</text:p>
          </table:table-cell>
          <table:table-cell office:value-type="string">
            <text:p>7390.2129</text:p>
          </table:table-cell>
          <table:table-cell office:value-type="string">
            <text:p>2761.2720</text:p>
          </table:table-cell>
          <table:table-cell office:value-type="string">
            <text:p>1281.3534</text:p>
          </table:table-cell>
          <table:table-cell office:value-type="string">
            <text:p>1479.9186</text:p>
          </table:table-cell>
          <table:table-cell office:value-type="string">
            <text:p>3063.8831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275];9;2); &quot;/&quot;; MID([.A275];6;2);&quot;/&quot;;MID([.A275];1;4);&quot;/&quot;)" office:value-type="string" office:string-value="01/10/2019/">
            <text:p>01/10/2019/</text:p>
          </table:table-cell>
        </table:table-row>
        <table:table-row table:style-name="ro1">
          <table:table-cell office:value-type="string">
            <text:p>2019-10-02T00:00:00.0/2019-10-03T00:00:00.0</text:p>
          </table:table-cell>
          <table:table-cell office:value-type="string">
            <text:p>5916.9766</text:p>
          </table:table-cell>
          <table:table-cell office:value-type="string">
            <text:p>4047.5083</text:p>
          </table:table-cell>
          <table:table-cell office:value-type="string">
            <text:p>2934.0977</text:p>
          </table:table-cell>
          <table:table-cell office:value-type="string">
            <text:p>1113.4106</text:p>
          </table:table-cell>
          <table:table-cell office:value-type="string">
            <text:p>6603.1343</text:p>
          </table:table-cell>
          <table:table-cell office:value-type="string">
            <text:p>1581.2230</text:p>
          </table:table-cell>
          <table:table-cell office:value-type="string">
            <text:p>152.7617</text:p>
          </table:table-cell>
          <table:table-cell office:value-type="string">
            <text:p>1428.4613</text:p>
          </table:table-cell>
          <table:table-cell office:value-type="string">
            <text:p>311.9497</text:p>
          </table:table-cell>
          <table:table-cell office:value-type="string">
            <text:p>0.9649</text:p>
          </table:table-cell>
          <table:table-cell table:number-columns-repeated="3"/>
          <table:table-cell table:formula="of:==CONCATENATE( MID([.A276];9;2); &quot;/&quot;; MID([.A276];6;2);&quot;/&quot;;MID([.A276];1;4);&quot;/&quot;)" office:value-type="string" office:string-value="02/10/2019/">
            <text:p>02/10/2019/</text:p>
          </table:table-cell>
        </table:table-row>
        <table:table-row table:style-name="ro1">
          <table:table-cell office:value-type="string">
            <text:p>2019-10-03T00:00:00.0/2019-10-04T00:00:00.0</text:p>
          </table:table-cell>
          <table:table-cell office:value-type="string">
            <text:p>5837.4048</text:p>
          </table:table-cell>
          <table:table-cell office:value-type="string">
            <text:p>4088.3120</text:p>
          </table:table-cell>
          <table:table-cell office:value-type="string">
            <text:p>3015.2344</text:p>
          </table:table-cell>
          <table:table-cell office:value-type="string">
            <text:p>1073.0776</text:p>
          </table:table-cell>
          <table:table-cell office:value-type="string">
            <text:p>6759.0542</text:p>
          </table:table-cell>
          <table:table-cell office:value-type="string">
            <text:p>1519.1281</text:p>
          </table:table-cell>
          <table:table-cell office:value-type="string">
            <text:p>153.9760</text:p>
          </table:table-cell>
          <table:table-cell office:value-type="string">
            <text:p>1365.1521</text:p>
          </table:table-cell>
          <table:table-cell office:value-type="string">
            <text:p>575.5327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277];9;2); &quot;/&quot;; MID([.A277];6;2);&quot;/&quot;;MID([.A277];1;4);&quot;/&quot;)" office:value-type="string" office:string-value="03/10/2019/">
            <text:p>03/10/2019/</text:p>
          </table:table-cell>
        </table:table-row>
        <table:table-row table:style-name="ro1">
          <table:table-cell office:value-type="string">
            <text:p>2019-10-04T00:00:00.0/2019-10-05T00:00:00.0</text:p>
          </table:table-cell>
          <table:table-cell office:value-type="string">
            <text:p>5758.1206</text:p>
          </table:table-cell>
          <table:table-cell office:value-type="string">
            <text:p>4092.5981</text:p>
          </table:table-cell>
          <table:table-cell office:value-type="string">
            <text:p>3183.9998</text:p>
          </table:table-cell>
          <table:table-cell office:value-type="string">
            <text:p>908.5983</text:p>
          </table:table-cell>
          <table:table-cell office:value-type="string">
            <text:p>7243.5708</text:p>
          </table:table-cell>
          <table:table-cell office:value-type="string">
            <text:p>2495.6719</text:p>
          </table:table-cell>
          <table:table-cell office:value-type="string">
            <text:p>774.7407</text:p>
          </table:table-cell>
          <table:table-cell office:value-type="string">
            <text:p>1720.9313</text:p>
          </table:table-cell>
          <table:table-cell office:value-type="string">
            <text:p>1496.9100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278];9;2); &quot;/&quot;; MID([.A278];6;2);&quot;/&quot;;MID([.A278];1;4);&quot;/&quot;)" office:value-type="string" office:string-value="04/10/2019/">
            <text:p>04/10/2019/</text:p>
          </table:table-cell>
        </table:table-row>
        <table:table-row table:style-name="ro1">
          <table:table-cell office:value-type="string">
            <text:p>2019-10-05T00:00:00.0/2019-10-06T00:00:00.0</text:p>
          </table:table-cell>
          <table:table-cell office:value-type="string">
            <text:p>5679.0669</text:p>
          </table:table-cell>
          <table:table-cell office:value-type="string">
            <text:p>3980.6836</text:p>
          </table:table-cell>
          <table:table-cell office:value-type="string">
            <text:p>3106.8508</text:p>
          </table:table-cell>
          <table:table-cell office:value-type="string">
            <text:p>873.8328</text:p>
          </table:table-cell>
          <table:table-cell office:value-type="string">
            <text:p>7130.9336</text:p>
          </table:table-cell>
          <table:table-cell office:value-type="string">
            <text:p>752.4022</text:p>
          </table:table-cell>
          <table:table-cell office:value-type="string">
            <text:p>36.1467</text:p>
          </table:table-cell>
          <table:table-cell office:value-type="string">
            <text:p>716.2554</text:p>
          </table:table-cell>
          <table:table-cell office:value-type="string">
            <text:p>163.3437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279];9;2); &quot;/&quot;; MID([.A279];6;2);&quot;/&quot;;MID([.A279];1;4);&quot;/&quot;)" office:value-type="string" office:string-value="05/10/2019/">
            <text:p>05/10/2019/</text:p>
          </table:table-cell>
        </table:table-row>
        <table:table-row table:style-name="ro1">
          <table:table-cell office:value-type="string">
            <text:p>2019-10-06T00:00:00.0/2019-10-07T00:00:00.0</text:p>
          </table:table-cell>
          <table:table-cell office:value-type="string">
            <text:p>5600.3198</text:p>
          </table:table-cell>
          <table:table-cell office:value-type="string">
            <text:p>3946.4204</text:p>
          </table:table-cell>
          <table:table-cell office:value-type="string">
            <text:p>2981.3660</text:p>
          </table:table-cell>
          <table:table-cell office:value-type="string">
            <text:p>965.0543</text:p>
          </table:table-cell>
          <table:table-cell office:value-type="string">
            <text:p>6900.0391</text:p>
          </table:table-cell>
          <table:table-cell office:value-type="string">
            <text:p>2614.7498</text:p>
          </table:table-cell>
          <table:table-cell office:value-type="string">
            <text:p>785.7889</text:p>
          </table:table-cell>
          <table:table-cell office:value-type="string">
            <text:p>1828.9609</text:p>
          </table:table-cell>
          <table:table-cell office:value-type="string">
            <text:p>1893.4634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280];9;2); &quot;/&quot;; MID([.A280];6;2);&quot;/&quot;;MID([.A280];1;4);&quot;/&quot;)" office:value-type="string" office:string-value="06/10/2019/">
            <text:p>06/10/2019/</text:p>
          </table:table-cell>
        </table:table-row>
        <table:table-row table:style-name="ro1">
          <table:table-cell office:value-type="string">
            <text:p>2019-10-07T00:00:00.0/2019-10-08T00:00:00.0</text:p>
          </table:table-cell>
          <table:table-cell office:value-type="string">
            <text:p>5521.8936</text:p>
          </table:table-cell>
          <table:table-cell office:value-type="string">
            <text:p>4086.1196</text:p>
          </table:table-cell>
          <table:table-cell office:value-type="string">
            <text:p>3417.2869</text:p>
          </table:table-cell>
          <table:table-cell office:value-type="string">
            <text:p>668.8326</text:p>
          </table:table-cell>
          <table:table-cell office:value-type="string">
            <text:p>8253.7686</text:p>
          </table:table-cell>
          <table:table-cell office:value-type="string">
            <text:p>4018.1111</text:p>
          </table:table-cell>
          <table:table-cell office:value-type="string">
            <text:p>3262.3074</text:p>
          </table:table-cell>
          <table:table-cell office:value-type="string">
            <text:p>755.8039</text:p>
          </table:table-cell>
          <table:table-cell office:value-type="string">
            <text:p>7947.4092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281];9;2); &quot;/&quot;; MID([.A281];6;2);&quot;/&quot;;MID([.A281];1;4);&quot;/&quot;)" office:value-type="string" office:string-value="07/10/2019/">
            <text:p>07/10/2019/</text:p>
          </table:table-cell>
        </table:table-row>
        <table:table-row table:style-name="ro1">
          <table:table-cell office:value-type="string">
            <text:p>2019-10-08T00:00:00.0/2019-10-09T00:00:00.0</text:p>
          </table:table-cell>
          <table:table-cell office:value-type="string">
            <text:p>5443.8398</text:p>
          </table:table-cell>
          <table:table-cell office:value-type="string">
            <text:p>3735.3926</text:p>
          </table:table-cell>
          <table:table-cell office:value-type="string">
            <text:p>2911.3906</text:p>
          </table:table-cell>
          <table:table-cell office:value-type="string">
            <text:p>824.0019</text:p>
          </table:table-cell>
          <table:table-cell office:value-type="string">
            <text:p>6942.6382</text:p>
          </table:table-cell>
          <table:table-cell office:value-type="string">
            <text:p>1145.8315</text:p>
          </table:table-cell>
          <table:table-cell office:value-type="string">
            <text:p>92.2701</text:p>
          </table:table-cell>
          <table:table-cell office:value-type="string">
            <text:p>1053.5615</text:p>
          </table:table-cell>
          <table:table-cell office:value-type="string">
            <text:p>445.1467</text:p>
          </table:table-cell>
          <table:table-cell office:value-type="string">
            <text:p>0.9830</text:p>
          </table:table-cell>
          <table:table-cell table:number-columns-repeated="3"/>
          <table:table-cell table:formula="of:==CONCATENATE( MID([.A282];9;2); &quot;/&quot;; MID([.A282];6;2);&quot;/&quot;;MID([.A282];1;4);&quot;/&quot;)" office:value-type="string" office:string-value="08/10/2019/">
            <text:p>08/10/2019/</text:p>
          </table:table-cell>
        </table:table-row>
        <table:table-row table:style-name="ro1">
          <table:table-cell office:value-type="string">
            <text:p>2019-10-09T00:00:00.0/2019-10-10T00:00:00.0</text:p>
          </table:table-cell>
          <table:table-cell office:value-type="string">
            <text:p>5366.1289</text:p>
          </table:table-cell>
          <table:table-cell office:value-type="string">
            <text:p>3734.9431</text:p>
          </table:table-cell>
          <table:table-cell office:value-type="string">
            <text:p>2905.7642</text:p>
          </table:table-cell>
          <table:table-cell office:value-type="string">
            <text:p>829.1788</text:p>
          </table:table-cell>
          <table:table-cell office:value-type="string">
            <text:p>6969.1870</text:p>
          </table:table-cell>
          <table:table-cell office:value-type="string">
            <text:p>1064.3240</text:p>
          </table:table-cell>
          <table:table-cell office:value-type="string">
            <text:p>105.6673</text:p>
          </table:table-cell>
          <table:table-cell office:value-type="string">
            <text:p>958.6567</text:p>
          </table:table-cell>
          <table:table-cell office:value-type="string">
            <text:p>289.1767</text:p>
          </table:table-cell>
          <table:table-cell office:value-type="string">
            <text:p>0.9688</text:p>
          </table:table-cell>
          <table:table-cell table:number-columns-repeated="3"/>
          <table:table-cell table:formula="of:==CONCATENATE( MID([.A283];9;2); &quot;/&quot;; MID([.A283];6;2);&quot;/&quot;;MID([.A283];1;4);&quot;/&quot;)" office:value-type="string" office:string-value="09/10/2019/">
            <text:p>09/10/2019/</text:p>
          </table:table-cell>
        </table:table-row>
        <table:table-row table:style-name="ro1">
          <table:table-cell office:value-type="string">
            <text:p>2019-10-10T00:00:00.0/2019-10-11T00:00:00.0</text:p>
          </table:table-cell>
          <table:table-cell office:value-type="string">
            <text:p>5288.8301</text:p>
          </table:table-cell>
          <table:table-cell office:value-type="string">
            <text:p>3711.0762</text:p>
          </table:table-cell>
          <table:table-cell office:value-type="string">
            <text:p>2760.9604</text:p>
          </table:table-cell>
          <table:table-cell office:value-type="string">
            <text:p>950.1155</text:p>
          </table:table-cell>
          <table:table-cell office:value-type="string">
            <text:p>6620.2183</text:p>
          </table:table-cell>
          <table:table-cell office:value-type="string">
            <text:p>1889.1803</text:p>
          </table:table-cell>
          <table:table-cell office:value-type="string">
            <text:p>724.6068</text:p>
          </table:table-cell>
          <table:table-cell office:value-type="string">
            <text:p>1164.5736</text:p>
          </table:table-cell>
          <table:table-cell office:value-type="string">
            <text:p>2119.7920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284];9;2); &quot;/&quot;; MID([.A284];6;2);&quot;/&quot;;MID([.A284];1;4);&quot;/&quot;)" office:value-type="string" office:string-value="10/10/2019/">
            <text:p>10/10/2019/</text:p>
          </table:table-cell>
        </table:table-row>
        <table:table-row table:style-name="ro1">
          <table:table-cell office:value-type="string">
            <text:p>2019-10-11T00:00:00.0/2019-10-12T00:00:00.0</text:p>
          </table:table-cell>
          <table:table-cell office:value-type="string">
            <text:p>5211.9302</text:p>
          </table:table-cell>
          <table:table-cell office:value-type="string">
            <text:p>3630.6458</text:p>
          </table:table-cell>
          <table:table-cell office:value-type="string">
            <text:p>2805.2124</text:p>
          </table:table-cell>
          <table:table-cell office:value-type="string">
            <text:p>825.4334</text:p>
          </table:table-cell>
          <table:table-cell office:value-type="string">
            <text:p>6859.9473</text:p>
          </table:table-cell>
          <table:table-cell office:value-type="string">
            <text:p>2279.3032</text:p>
          </table:table-cell>
          <table:table-cell office:value-type="string">
            <text:p>518.8160</text:p>
          </table:table-cell>
          <table:table-cell office:value-type="string">
            <text:p>1760.4873</text:p>
          </table:table-cell>
          <table:table-cell office:value-type="string">
            <text:p>1744.6960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285];9;2); &quot;/&quot;; MID([.A285];6;2);&quot;/&quot;;MID([.A285];1;4);&quot;/&quot;)" office:value-type="string" office:string-value="11/10/2019/">
            <text:p>11/10/2019/</text:p>
          </table:table-cell>
        </table:table-row>
        <table:table-row table:style-name="ro1">
          <table:table-cell office:value-type="string">
            <text:p>2019-10-12T00:00:00.0/2019-10-13T00:00:00.0</text:p>
          </table:table-cell>
          <table:table-cell office:value-type="string">
            <text:p>5135.4580</text:p>
          </table:table-cell>
          <table:table-cell office:value-type="string">
            <text:p>3681.0886</text:p>
          </table:table-cell>
          <table:table-cell office:value-type="string">
            <text:p>3105.1504</text:p>
          </table:table-cell>
          <table:table-cell office:value-type="string">
            <text:p>575.9383</text:p>
          </table:table-cell>
          <table:table-cell office:value-type="string">
            <text:p>7858.4448</text:p>
          </table:table-cell>
          <table:table-cell office:value-type="string">
            <text:p>3662.9246</text:p>
          </table:table-cell>
          <table:table-cell office:value-type="string">
            <text:p>3070.1199</text:p>
          </table:table-cell>
          <table:table-cell office:value-type="string">
            <text:p>592.8049</text:p>
          </table:table-cell>
          <table:table-cell office:value-type="string">
            <text:p>7761.6001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286];9;2); &quot;/&quot;; MID([.A286];6;2);&quot;/&quot;;MID([.A286];1;4);&quot;/&quot;)" office:value-type="string" office:string-value="12/10/2019/">
            <text:p>12/10/2019/</text:p>
          </table:table-cell>
        </table:table-row>
        <table:table-row table:style-name="ro1">
          <table:table-cell office:value-type="string">
            <text:p>2019-10-13T00:00:00.0/2019-10-14T00:00:00.0</text:p>
          </table:table-cell>
          <table:table-cell office:value-type="string">
            <text:p>5059.4858</text:p>
          </table:table-cell>
          <table:table-cell office:value-type="string">
            <text:p>3374.5994</text:p>
          </table:table-cell>
          <table:table-cell office:value-type="string">
            <text:p>2471.3804</text:p>
          </table:table-cell>
          <table:table-cell office:value-type="string">
            <text:p>903.2189</text:p>
          </table:table-cell>
          <table:table-cell office:value-type="string">
            <text:p>6110.8638</text:p>
          </table:table-cell>
          <table:table-cell office:value-type="string">
            <text:p>3352.2478</text:p>
          </table:table-cell>
          <table:table-cell office:value-type="string">
            <text:p>2424.3708</text:p>
          </table:table-cell>
          <table:table-cell office:value-type="string">
            <text:p>927.8771</text:p>
          </table:table-cell>
          <table:table-cell office:value-type="string">
            <text:p>5998.3784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287];9;2); &quot;/&quot;; MID([.A287];6;2);&quot;/&quot;;MID([.A287];1;4);&quot;/&quot;)" office:value-type="string" office:string-value="13/10/2019/">
            <text:p>13/10/2019/</text:p>
          </table:table-cell>
        </table:table-row>
        <table:table-row table:style-name="ro1">
          <table:table-cell office:value-type="string">
            <text:p>2019-10-14T00:00:00.0/2019-10-15T00:00:00.0</text:p>
          </table:table-cell>
          <table:table-cell office:value-type="string">
            <text:p>4983.9663</text:p>
          </table:table-cell>
          <table:table-cell office:value-type="string">
            <text:p>3387.0222</text:p>
          </table:table-cell>
          <table:table-cell office:value-type="string">
            <text:p>2587.7947</text:p>
          </table:table-cell>
          <table:table-cell office:value-type="string">
            <text:p>799.2275</text:p>
          </table:table-cell>
          <table:table-cell office:value-type="string">
            <text:p>6469.6572</text:p>
          </table:table-cell>
          <table:table-cell office:value-type="string">
            <text:p>3382.3523</text:p>
          </table:table-cell>
          <table:table-cell office:value-type="string">
            <text:p>2580.7969</text:p>
          </table:table-cell>
          <table:table-cell office:value-type="string">
            <text:p>801.5555</text:p>
          </table:table-cell>
          <table:table-cell office:value-type="string">
            <text:p>6434.9111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288];9;2); &quot;/&quot;; MID([.A288];6;2);&quot;/&quot;;MID([.A288];1;4);&quot;/&quot;)" office:value-type="string" office:string-value="14/10/2019/">
            <text:p>14/10/2019/</text:p>
          </table:table-cell>
        </table:table-row>
        <table:table-row table:style-name="ro1">
          <table:table-cell office:value-type="string">
            <text:p>2019-10-15T00:00:00.0/2019-10-16T00:00:00.0</text:p>
          </table:table-cell>
          <table:table-cell office:value-type="string">
            <text:p>4908.9814</text:p>
          </table:table-cell>
          <table:table-cell office:value-type="string">
            <text:p>3374.2349</text:p>
          </table:table-cell>
          <table:table-cell office:value-type="string">
            <text:p>2570.2461</text:p>
          </table:table-cell>
          <table:table-cell office:value-type="string">
            <text:p>803.9888</text:p>
          </table:table-cell>
          <table:table-cell office:value-type="string">
            <text:p>6534.6299</text:p>
          </table:table-cell>
          <table:table-cell office:value-type="string">
            <text:p>1687.9037</text:p>
          </table:table-cell>
          <table:table-cell office:value-type="string">
            <text:p>727.6168</text:p>
          </table:table-cell>
          <table:table-cell office:value-type="string">
            <text:p>960.2868</text:p>
          </table:table-cell>
          <table:table-cell office:value-type="string">
            <text:p>2128.0906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289];9;2); &quot;/&quot;; MID([.A289];6;2);&quot;/&quot;;MID([.A289];1;4);&quot;/&quot;)" office:value-type="string" office:string-value="15/10/2019/">
            <text:p>15/10/2019/</text:p>
          </table:table-cell>
        </table:table-row>
        <table:table-row table:style-name="ro1">
          <table:table-cell office:value-type="string">
            <text:p>2019-10-16T00:00:00.0/2019-10-17T00:00:00.0</text:p>
          </table:table-cell>
          <table:table-cell office:value-type="string">
            <text:p>4834.4785</text:p>
          </table:table-cell>
          <table:table-cell office:value-type="string">
            <text:p>3357.4890</text:p>
          </table:table-cell>
          <table:table-cell office:value-type="string">
            <text:p>2672.6711</text:p>
          </table:table-cell>
          <table:table-cell office:value-type="string">
            <text:p>684.8180</text:p>
          </table:table-cell>
          <table:table-cell office:value-type="string">
            <text:p>6873.0513</text:p>
          </table:table-cell>
          <table:table-cell office:value-type="string">
            <text:p>2032.0408</text:p>
          </table:table-cell>
          <table:table-cell office:value-type="string">
            <text:p>1026.9784</text:p>
          </table:table-cell>
          <table:table-cell office:value-type="string">
            <text:p>1005.0624</text:p>
          </table:table-cell>
          <table:table-cell office:value-type="string">
            <text:p>2812.7861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290];9;2); &quot;/&quot;; MID([.A290];6;2);&quot;/&quot;;MID([.A290];1;4);&quot;/&quot;)" office:value-type="string" office:string-value="16/10/2019/">
            <text:p>16/10/2019/</text:p>
          </table:table-cell>
        </table:table-row>
        <table:table-row table:style-name="ro1">
          <table:table-cell office:value-type="string">
            <text:p>2019-10-17T00:00:00.0/2019-10-18T00:00:00.0</text:p>
          </table:table-cell>
          <table:table-cell office:value-type="string">
            <text:p>4760.5518</text:p>
          </table:table-cell>
          <table:table-cell office:value-type="string">
            <text:p>3392.3657</text:p>
          </table:table-cell>
          <table:table-cell office:value-type="string">
            <text:p>2874.4507</text:p>
          </table:table-cell>
          <table:table-cell office:value-type="string">
            <text:p>517.9149</text:p>
          </table:table-cell>
          <table:table-cell office:value-type="string">
            <text:p>7671.6982</text:p>
          </table:table-cell>
          <table:table-cell office:value-type="string">
            <text:p>3104.1902</text:p>
          </table:table-cell>
          <table:table-cell office:value-type="string">
            <text:p>2225.1699</text:p>
          </table:table-cell>
          <table:table-cell office:value-type="string">
            <text:p>879.0202</text:p>
          </table:table-cell>
          <table:table-cell office:value-type="string">
            <text:p>5527.0386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291];9;2); &quot;/&quot;; MID([.A291];6;2);&quot;/&quot;;MID([.A291];1;4);&quot;/&quot;)" office:value-type="string" office:string-value="17/10/2019/">
            <text:p>17/10/2019/</text:p>
          </table:table-cell>
        </table:table-row>
        <table:table-row table:style-name="ro1">
          <table:table-cell office:value-type="string">
            <text:p>2019-10-18T00:00:00.0/2019-10-19T00:00:00.0</text:p>
          </table:table-cell>
          <table:table-cell office:value-type="string">
            <text:p>4687.2373</text:p>
          </table:table-cell>
          <table:table-cell office:value-type="string">
            <text:p>3227.8418</text:p>
          </table:table-cell>
          <table:table-cell office:value-type="string">
            <text:p>2587.6602</text:p>
          </table:table-cell>
          <table:table-cell office:value-type="string">
            <text:p>640.1815</text:p>
          </table:table-cell>
          <table:table-cell office:value-type="string">
            <text:p>6830.3843</text:p>
          </table:table-cell>
          <table:table-cell office:value-type="string">
            <text:p>2681.7178</text:p>
          </table:table-cell>
          <table:table-cell office:value-type="string">
            <text:p>1633.5837</text:p>
          </table:table-cell>
          <table:table-cell office:value-type="string">
            <text:p>1048.1339</text:p>
          </table:table-cell>
          <table:table-cell office:value-type="string">
            <text:p>4284.8086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292];9;2); &quot;/&quot;; MID([.A292];6;2);&quot;/&quot;;MID([.A292];1;4);&quot;/&quot;)" office:value-type="string" office:string-value="18/10/2019/">
            <text:p>18/10/2019/</text:p>
          </table:table-cell>
        </table:table-row>
        <table:table-row table:style-name="ro1">
          <table:table-cell office:value-type="string">
            <text:p>2019-10-19T00:00:00.0/2019-10-20T00:00:00.0</text:p>
          </table:table-cell>
          <table:table-cell office:value-type="string">
            <text:p>4614.4941</text:p>
          </table:table-cell>
          <table:table-cell office:value-type="string">
            <text:p>3106.6682</text:p>
          </table:table-cell>
          <table:table-cell office:value-type="string">
            <text:p>2384.8127</text:p>
          </table:table-cell>
          <table:table-cell office:value-type="string">
            <text:p>721.8555</text:p>
          </table:table-cell>
          <table:table-cell office:value-type="string">
            <text:p>6285.0342</text:p>
          </table:table-cell>
          <table:table-cell office:value-type="string">
            <text:p>2189.7300</text:p>
          </table:table-cell>
          <table:table-cell office:value-type="string">
            <text:p>699.6689</text:p>
          </table:table-cell>
          <table:table-cell office:value-type="string">
            <text:p>1490.0610</text:p>
          </table:table-cell>
          <table:table-cell office:value-type="string">
            <text:p>1627.730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293];9;2); &quot;/&quot;; MID([.A293];6;2);&quot;/&quot;;MID([.A293];1;4);&quot;/&quot;)" office:value-type="string" office:string-value="19/10/2019/">
            <text:p>19/10/2019/</text:p>
          </table:table-cell>
        </table:table-row>
        <table:table-row table:style-name="ro1">
          <table:table-cell office:value-type="string">
            <text:p>2019-10-20T00:00:00.0/2019-10-21T00:00:00.0</text:p>
          </table:table-cell>
          <table:table-cell office:value-type="string">
            <text:p>4542.3672</text:p>
          </table:table-cell>
          <table:table-cell office:value-type="string">
            <text:p>3124.8315</text:p>
          </table:table-cell>
          <table:table-cell office:value-type="string">
            <text:p>2500.6470</text:p>
          </table:table-cell>
          <table:table-cell office:value-type="string">
            <text:p>624.1846</text:p>
          </table:table-cell>
          <table:table-cell office:value-type="string">
            <text:p>6781.3789</text:p>
          </table:table-cell>
          <table:table-cell office:value-type="string">
            <text:p>1844.9733</text:p>
          </table:table-cell>
          <table:table-cell office:value-type="string">
            <text:p>893.8843</text:p>
          </table:table-cell>
          <table:table-cell office:value-type="string">
            <text:p>951.0891</text:p>
          </table:table-cell>
          <table:table-cell office:value-type="string">
            <text:p>2491.8591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294];9;2); &quot;/&quot;; MID([.A294];6;2);&quot;/&quot;;MID([.A294];1;4);&quot;/&quot;)" office:value-type="string" office:string-value="20/10/2019/">
            <text:p>20/10/2019/</text:p>
          </table:table-cell>
        </table:table-row>
        <table:table-row table:style-name="ro1">
          <table:table-cell office:value-type="string">
            <text:p>2019-10-21T00:00:00.0/2019-10-22T00:00:00.0</text:p>
          </table:table-cell>
          <table:table-cell office:value-type="string">
            <text:p>4470.9321</text:p>
          </table:table-cell>
          <table:table-cell office:value-type="string">
            <text:p>2949.4170</text:p>
          </table:table-cell>
          <table:table-cell office:value-type="string">
            <text:p>2166.7300</text:p>
          </table:table-cell>
          <table:table-cell office:value-type="string">
            <text:p>782.6870</text:p>
          </table:table-cell>
          <table:table-cell office:value-type="string">
            <text:p>5767.0742</text:p>
          </table:table-cell>
          <table:table-cell office:value-type="string">
            <text:p>2601.5950</text:p>
          </table:table-cell>
          <table:table-cell office:value-type="string">
            <text:p>1457.0574</text:p>
          </table:table-cell>
          <table:table-cell office:value-type="string">
            <text:p>1144.5376</text:p>
          </table:table-cell>
          <table:table-cell office:value-type="string">
            <text:p>3852.1233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295];9;2); &quot;/&quot;; MID([.A295];6;2);&quot;/&quot;;MID([.A295];1;4);&quot;/&quot;)" office:value-type="string" office:string-value="21/10/2019/">
            <text:p>21/10/2019/</text:p>
          </table:table-cell>
        </table:table-row>
        <table:table-row table:style-name="ro1">
          <table:table-cell office:value-type="string">
            <text:p>2019-10-22T00:00:00.0/2019-10-23T00:00:00.0</text:p>
          </table:table-cell>
          <table:table-cell office:value-type="string">
            <text:p>4400.1626</text:p>
          </table:table-cell>
          <table:table-cell office:value-type="string">
            <text:p>2880.3716</text:p>
          </table:table-cell>
          <table:table-cell office:value-type="string">
            <text:p>2065.2407</text:p>
          </table:table-cell>
          <table:table-cell office:value-type="string">
            <text:p>815.1309</text:p>
          </table:table-cell>
          <table:table-cell office:value-type="string">
            <text:p>5554.6860</text:p>
          </table:table-cell>
          <table:table-cell office:value-type="string">
            <text:p>1215.4989</text:p>
          </table:table-cell>
          <table:table-cell office:value-type="string">
            <text:p>51.5387</text:p>
          </table:table-cell>
          <table:table-cell office:value-type="string">
            <text:p>1163.9602</text:p>
          </table:table-cell>
          <table:table-cell office:value-type="string">
            <text:p>271.0789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296];9;2); &quot;/&quot;; MID([.A296];6;2);&quot;/&quot;;MID([.A296];1;4);&quot;/&quot;)" office:value-type="string" office:string-value="22/10/2019/">
            <text:p>22/10/2019/</text:p>
          </table:table-cell>
        </table:table-row>
        <table:table-row table:style-name="ro1">
          <table:table-cell office:value-type="string">
            <text:p>2019-10-23T00:00:00.0/2019-10-24T00:00:00.0</text:p>
          </table:table-cell>
          <table:table-cell office:value-type="string">
            <text:p>4330.0864</text:p>
          </table:table-cell>
          <table:table-cell office:value-type="string">
            <text:p>2786.8499</text:p>
          </table:table-cell>
          <table:table-cell office:value-type="string">
            <text:p>1806.8352</text:p>
          </table:table-cell>
          <table:table-cell office:value-type="string">
            <text:p>980.0146</text:p>
          </table:table-cell>
          <table:table-cell office:value-type="string">
            <text:p>4879.7720</text:p>
          </table:table-cell>
          <table:table-cell office:value-type="string">
            <text:p>844.1497</text:p>
          </table:table-cell>
          <table:table-cell office:value-type="string">
            <text:p>109.4901</text:p>
          </table:table-cell>
          <table:table-cell office:value-type="string">
            <text:p>734.6595</text:p>
          </table:table-cell>
          <table:table-cell office:value-type="string">
            <text:p>570.3844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297];9;2); &quot;/&quot;; MID([.A297];6;2);&quot;/&quot;;MID([.A297];1;4);&quot;/&quot;)" office:value-type="string" office:string-value="23/10/2019/">
            <text:p>23/10/2019/</text:p>
          </table:table-cell>
        </table:table-row>
        <table:table-row table:style-name="ro1">
          <table:table-cell office:value-type="string">
            <text:p>2019-10-24T00:00:00.0/2019-10-25T00:00:00.0</text:p>
          </table:table-cell>
          <table:table-cell office:value-type="string">
            <text:p>4260.7090</text:p>
          </table:table-cell>
          <table:table-cell office:value-type="string">
            <text:p>2927.9338</text:p>
          </table:table-cell>
          <table:table-cell office:value-type="string">
            <text:p>2205.5618</text:p>
          </table:table-cell>
          <table:table-cell office:value-type="string">
            <text:p>722.3723</text:p>
          </table:table-cell>
          <table:table-cell office:value-type="string">
            <text:p>6138.6758</text:p>
          </table:table-cell>
          <table:table-cell office:value-type="string">
            <text:p>2242.9124</text:p>
          </table:table-cell>
          <table:table-cell office:value-type="string">
            <text:p>748.3357</text:p>
          </table:table-cell>
          <table:table-cell office:value-type="string">
            <text:p>1494.5768</text:p>
          </table:table-cell>
          <table:table-cell office:value-type="string">
            <text:p>2049.1089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298];9;2); &quot;/&quot;; MID([.A298];6;2);&quot;/&quot;;MID([.A298];1;4);&quot;/&quot;)" office:value-type="string" office:string-value="24/10/2019/">
            <text:p>24/10/2019/</text:p>
          </table:table-cell>
        </table:table-row>
        <table:table-row table:style-name="ro1">
          <table:table-cell office:value-type="string">
            <text:p>2019-10-25T00:00:00.0/2019-10-26T00:00:00.0</text:p>
          </table:table-cell>
          <table:table-cell office:value-type="string">
            <text:p>4192.0674</text:p>
          </table:table-cell>
          <table:table-cell office:value-type="string">
            <text:p>2717.3542</text:p>
          </table:table-cell>
          <table:table-cell office:value-type="string">
            <text:p>1926.9658</text:p>
          </table:table-cell>
          <table:table-cell office:value-type="string">
            <text:p>790.3884</text:p>
          </table:table-cell>
          <table:table-cell office:value-type="string">
            <text:p>5352.3374</text:p>
          </table:table-cell>
          <table:table-cell office:value-type="string">
            <text:p>2430.8044</text:p>
          </table:table-cell>
          <table:table-cell office:value-type="string">
            <text:p>1402.2109</text:p>
          </table:table-cell>
          <table:table-cell office:value-type="string">
            <text:p>1028.5935</text:p>
          </table:table-cell>
          <table:table-cell office:value-type="string">
            <text:p>3770.6755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299];9;2); &quot;/&quot;; MID([.A299];6;2);&quot;/&quot;;MID([.A299];1;4);&quot;/&quot;)" office:value-type="string" office:string-value="25/10/2019/">
            <text:p>25/10/2019/</text:p>
          </table:table-cell>
        </table:table-row>
        <table:table-row table:style-name="ro1">
          <table:table-cell office:value-type="string">
            <text:p>2019-10-26T00:00:00.0/2019-10-27T00:00:00.0</text:p>
          </table:table-cell>
          <table:table-cell office:value-type="string">
            <text:p>4124.2217</text:p>
          </table:table-cell>
          <table:table-cell office:value-type="string">
            <text:p>2820.1318</text:p>
          </table:table-cell>
          <table:table-cell office:value-type="string">
            <text:p>2198.3013</text:p>
          </table:table-cell>
          <table:table-cell office:value-type="string">
            <text:p>621.8306</text:p>
          </table:table-cell>
          <table:table-cell office:value-type="string">
            <text:p>6299.3936</text:p>
          </table:table-cell>
          <table:table-cell office:value-type="string">
            <text:p>2648.1252</text:p>
          </table:table-cell>
          <table:table-cell office:value-type="string">
            <text:p>1899.5396</text:p>
          </table:table-cell>
          <table:table-cell office:value-type="string">
            <text:p>748.5857</text:p>
          </table:table-cell>
          <table:table-cell office:value-type="string">
            <text:p>5362.6006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300];9;2); &quot;/&quot;; MID([.A300];6;2);&quot;/&quot;;MID([.A300];1;4);&quot;/&quot;)" office:value-type="string" office:string-value="26/10/2019/">
            <text:p>26/10/2019/</text:p>
          </table:table-cell>
        </table:table-row>
        <table:table-row table:style-name="ro1">
          <table:table-cell office:value-type="string">
            <text:p>2019-10-27T00:00:00.0/2019-10-28T00:00:00.0</text:p>
          </table:table-cell>
          <table:table-cell office:value-type="string">
            <text:p>4057.1423</text:p>
          </table:table-cell>
          <table:table-cell office:value-type="string">
            <text:p>2795.7390</text:p>
          </table:table-cell>
          <table:table-cell office:value-type="string">
            <text:p>2230.5276</text:p>
          </table:table-cell>
          <table:table-cell office:value-type="string">
            <text:p>565.2115</text:p>
          </table:table-cell>
          <table:table-cell office:value-type="string">
            <text:p>6518.6416</text:p>
          </table:table-cell>
          <table:table-cell office:value-type="string">
            <text:p>2677.8767</text:p>
          </table:table-cell>
          <table:table-cell office:value-type="string">
            <text:p>2007.6351</text:p>
          </table:table-cell>
          <table:table-cell office:value-type="string">
            <text:p>670.2416</text:p>
          </table:table-cell>
          <table:table-cell office:value-type="string">
            <text:p>5763.3491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301];9;2); &quot;/&quot;; MID([.A301];6;2);&quot;/&quot;;MID([.A301];1;4);&quot;/&quot;)" office:value-type="string" office:string-value="27/10/2019/">
            <text:p>27/10/2019/</text:p>
          </table:table-cell>
        </table:table-row>
        <table:table-row table:style-name="ro1">
          <table:table-cell office:value-type="string">
            <text:p>2019-10-28T00:00:00.0/2019-10-29T00:00:00.0</text:p>
          </table:table-cell>
          <table:table-cell office:value-type="string">
            <text:p>3990.8687</text:p>
          </table:table-cell>
          <table:table-cell office:value-type="string">
            <text:p>2848.2463</text:p>
          </table:table-cell>
          <table:table-cell office:value-type="string">
            <text:p>2261.6384</text:p>
          </table:table-cell>
          <table:table-cell office:value-type="string">
            <text:p>586.6081</text:p>
          </table:table-cell>
          <table:table-cell office:value-type="string">
            <text:p>6671.0317</text:p>
          </table:table-cell>
          <table:table-cell office:value-type="string">
            <text:p>2621.3989</text:p>
          </table:table-cell>
          <table:table-cell office:value-type="string">
            <text:p>1959.1515</text:p>
          </table:table-cell>
          <table:table-cell office:value-type="string">
            <text:p>662.2475</text:p>
          </table:table-cell>
          <table:table-cell office:value-type="string">
            <text:p>5596.4004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302];9;2); &quot;/&quot;; MID([.A302];6;2);&quot;/&quot;;MID([.A302];1;4);&quot;/&quot;)" office:value-type="string" office:string-value="28/10/2019/">
            <text:p>28/10/2019/</text:p>
          </table:table-cell>
        </table:table-row>
        <table:table-row table:style-name="ro1">
          <table:table-cell office:value-type="string">
            <text:p>2019-10-29T00:00:00.0/2019-10-30T00:00:00.0</text:p>
          </table:table-cell>
          <table:table-cell office:value-type="string">
            <text:p>3925.4595</text:p>
          </table:table-cell>
          <table:table-cell office:value-type="string">
            <text:p>2703.8757</text:p>
          </table:table-cell>
          <table:table-cell office:value-type="string">
            <text:p>2025.5258</text:p>
          </table:table-cell>
          <table:table-cell office:value-type="string">
            <text:p>678.3499</text:p>
          </table:table-cell>
          <table:table-cell office:value-type="string">
            <text:p>5968.3159</text:p>
          </table:table-cell>
          <table:table-cell office:value-type="string">
            <text:p>1677.0182</text:p>
          </table:table-cell>
          <table:table-cell office:value-type="string">
            <text:p>292.9366</text:p>
          </table:table-cell>
          <table:table-cell office:value-type="string">
            <text:p>1384.0815</text:p>
          </table:table-cell>
          <table:table-cell office:value-type="string">
            <text:p>898.3542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303];9;2); &quot;/&quot;; MID([.A303];6;2);&quot;/&quot;;MID([.A303];1;4);&quot;/&quot;)" office:value-type="string" office:string-value="29/10/2019/">
            <text:p>29/10/2019/</text:p>
          </table:table-cell>
        </table:table-row>
        <table:table-row table:style-name="ro1">
          <table:table-cell office:value-type="string">
            <text:p>2019-10-30T00:00:00.0/2019-10-31T00:00:00.0</text:p>
          </table:table-cell>
          <table:table-cell office:value-type="string">
            <text:p>3860.9216</text:p>
          </table:table-cell>
          <table:table-cell office:value-type="string">
            <text:p>2742.9658</text:p>
          </table:table-cell>
          <table:table-cell office:value-type="string">
            <text:p>2186.3450</text:p>
          </table:table-cell>
          <table:table-cell office:value-type="string">
            <text:p>556.6208</text:p>
          </table:table-cell>
          <table:table-cell office:value-type="string">
            <text:p>6607.0869</text:p>
          </table:table-cell>
          <table:table-cell office:value-type="string">
            <text:p>1917.8339</text:p>
          </table:table-cell>
          <table:table-cell office:value-type="string">
            <text:p>936.5482</text:p>
          </table:table-cell>
          <table:table-cell office:value-type="string">
            <text:p>981.2856</text:p>
          </table:table-cell>
          <table:table-cell office:value-type="string">
            <text:p>2490.3550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304];9;2); &quot;/&quot;; MID([.A304];6;2);&quot;/&quot;;MID([.A304];1;4);&quot;/&quot;)" office:value-type="string" office:string-value="30/10/2019/">
            <text:p>30/10/2019/</text:p>
          </table:table-cell>
        </table:table-row>
        <table:table-row table:style-name="ro1">
          <table:table-cell office:value-type="string">
            <text:p>2019-10-31T00:00:00.0/2019-11-01T00:00:00.0</text:p>
          </table:table-cell>
          <table:table-cell office:value-type="string">
            <text:p>3797.2317</text:p>
          </table:table-cell>
          <table:table-cell office:value-type="string">
            <text:p>2709.2385</text:p>
          </table:table-cell>
          <table:table-cell office:value-type="string">
            <text:p>2166.0269</text:p>
          </table:table-cell>
          <table:table-cell office:value-type="string">
            <text:p>543.2119</text:p>
          </table:table-cell>
          <table:table-cell office:value-type="string">
            <text:p>6640.7593</text:p>
          </table:table-cell>
          <table:table-cell office:value-type="string">
            <text:p>2620.6902</text:p>
          </table:table-cell>
          <table:table-cell office:value-type="string">
            <text:p>1957.0066</text:p>
          </table:table-cell>
          <table:table-cell office:value-type="string">
            <text:p>663.6836</text:p>
          </table:table-cell>
          <table:table-cell office:value-type="string">
            <text:p>5780.6992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305];9;2); &quot;/&quot;; MID([.A305];6;2);&quot;/&quot;;MID([.A305];1;4);&quot;/&quot;)" office:value-type="string" office:string-value="31/10/2019/">
            <text:p>31/10/2019/</text:p>
          </table:table-cell>
        </table:table-row>
        <table:table-row table:style-name="ro1">
          <table:table-cell office:value-type="string">
            <text:p>2019-11-01T00:00:00.0/2019-11-02T00:00:00.0</text:p>
          </table:table-cell>
          <table:table-cell office:value-type="string">
            <text:p>3734.4702</text:p>
          </table:table-cell>
          <table:table-cell office:value-type="string">
            <text:p>2612.7783</text:p>
          </table:table-cell>
          <table:table-cell office:value-type="string">
            <text:p>2050.4783</text:p>
          </table:table-cell>
          <table:table-cell office:value-type="string">
            <text:p>562.3002</text:p>
          </table:table-cell>
          <table:table-cell office:value-type="string">
            <text:p>6307.5840</text:p>
          </table:table-cell>
          <table:table-cell office:value-type="string">
            <text:p>2172.3835</text:p>
          </table:table-cell>
          <table:table-cell office:value-type="string">
            <text:p>1301.9353</text:p>
          </table:table-cell>
          <table:table-cell office:value-type="string">
            <text:p>870.4483</text:p>
          </table:table-cell>
          <table:table-cell office:value-type="string">
            <text:p>3738.4922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306];9;2); &quot;/&quot;; MID([.A306];6;2);&quot;/&quot;;MID([.A306];1;4);&quot;/&quot;)" office:value-type="string" office:string-value="01/11/2019/">
            <text:p>01/11/2019/</text:p>
          </table:table-cell>
        </table:table-row>
        <table:table-row table:style-name="ro1">
          <table:table-cell office:value-type="string">
            <text:p>2019-11-02T00:00:00.0/2019-11-03T00:00:00.0</text:p>
          </table:table-cell>
          <table:table-cell office:value-type="string">
            <text:p>3672.6079</text:p>
          </table:table-cell>
          <table:table-cell office:value-type="string">
            <text:p>2368.5508</text:p>
          </table:table-cell>
          <table:table-cell office:value-type="string">
            <text:p>1615.2958</text:p>
          </table:table-cell>
          <table:table-cell office:value-type="string">
            <text:p>753.2550</text:p>
          </table:table-cell>
          <table:table-cell office:value-type="string">
            <text:p>4905.3950</text:p>
          </table:table-cell>
          <table:table-cell office:value-type="string">
            <text:p>832.5202</text:p>
          </table:table-cell>
          <table:table-cell office:value-type="string">
            <text:p>67.0546</text:p>
          </table:table-cell>
          <table:table-cell office:value-type="string">
            <text:p>765.4656</text:p>
          </table:table-cell>
          <table:table-cell office:value-type="string">
            <text:p>407.7800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307];9;2); &quot;/&quot;; MID([.A307];6;2);&quot;/&quot;;MID([.A307];1;4);&quot;/&quot;)" office:value-type="string" office:string-value="02/11/2019/">
            <text:p>02/11/2019/</text:p>
          </table:table-cell>
        </table:table-row>
        <table:table-row table:style-name="ro1">
          <table:table-cell office:value-type="string">
            <text:p>2019-11-03T00:00:00.0/2019-11-04T00:00:00.0</text:p>
          </table:table-cell>
          <table:table-cell office:value-type="string">
            <text:p>3611.7212</text:p>
          </table:table-cell>
          <table:table-cell office:value-type="string">
            <text:p>2350.0188</text:p>
          </table:table-cell>
          <table:table-cell office:value-type="string">
            <text:p>1739.7682</text:p>
          </table:table-cell>
          <table:table-cell office:value-type="string">
            <text:p>610.2505</text:p>
          </table:table-cell>
          <table:table-cell office:value-type="string">
            <text:p>5391.6919</text:p>
          </table:table-cell>
          <table:table-cell office:value-type="string">
            <text:p>663.7188</text:p>
          </table:table-cell>
          <table:table-cell office:value-type="string">
            <text:p>32.0613</text:p>
          </table:table-cell>
          <table:table-cell office:value-type="string">
            <text:p>631.6575</text:p>
          </table:table-cell>
          <table:table-cell office:value-type="string">
            <text:p>144.6373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308];9;2); &quot;/&quot;; MID([.A308];6;2);&quot;/&quot;;MID([.A308];1;4);&quot;/&quot;)" office:value-type="string" office:string-value="03/11/2019/">
            <text:p>03/11/2019/</text:p>
          </table:table-cell>
        </table:table-row>
        <table:table-row table:style-name="ro1">
          <table:table-cell office:value-type="string">
            <text:p>2019-11-04T00:00:00.0/2019-11-05T00:00:00.0</text:p>
          </table:table-cell>
          <table:table-cell office:value-type="string">
            <text:p>3551.7954</text:p>
          </table:table-cell>
          <table:table-cell office:value-type="string">
            <text:p>2404.4729</text:p>
          </table:table-cell>
          <table:table-cell office:value-type="string">
            <text:p>1868.5933</text:p>
          </table:table-cell>
          <table:table-cell office:value-type="string">
            <text:p>535.8796</text:p>
          </table:table-cell>
          <table:table-cell office:value-type="string">
            <text:p>5897.2495</text:p>
          </table:table-cell>
          <table:table-cell office:value-type="string">
            <text:p>1950.0161</text:p>
          </table:table-cell>
          <table:table-cell office:value-type="string">
            <text:p>1266.1910</text:p>
          </table:table-cell>
          <table:table-cell office:value-type="string">
            <text:p>683.8250</text:p>
          </table:table-cell>
          <table:table-cell office:value-type="string">
            <text:p>3886.8384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309];9;2); &quot;/&quot;; MID([.A309];6;2);&quot;/&quot;;MID([.A309];1;4);&quot;/&quot;)" office:value-type="string" office:string-value="04/11/2019/">
            <text:p>04/11/2019/</text:p>
          </table:table-cell>
        </table:table-row>
        <table:table-row table:style-name="ro1">
          <table:table-cell office:value-type="string">
            <text:p>2019-11-05T00:00:00.0/2019-11-06T00:00:00.0</text:p>
          </table:table-cell>
          <table:table-cell office:value-type="string">
            <text:p>3492.8289</text:p>
          </table:table-cell>
          <table:table-cell office:value-type="string">
            <text:p>2354.4094</text:p>
          </table:table-cell>
          <table:table-cell office:value-type="string">
            <text:p>1697.9457</text:p>
          </table:table-cell>
          <table:table-cell office:value-type="string">
            <text:p>656.4638</text:p>
          </table:table-cell>
          <table:table-cell office:value-type="string">
            <text:p>5358.0308</text:p>
          </table:table-cell>
          <table:table-cell office:value-type="string">
            <text:p>816.2083</text:p>
          </table:table-cell>
          <table:table-cell office:value-type="string">
            <text:p>135.0612</text:p>
          </table:table-cell>
          <table:table-cell office:value-type="string">
            <text:p>681.1471</text:p>
          </table:table-cell>
          <table:table-cell office:value-type="string">
            <text:p>373.1756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310];9;2); &quot;/&quot;; MID([.A310];6;2);&quot;/&quot;;MID([.A310];1;4);&quot;/&quot;)" office:value-type="string" office:string-value="05/11/2019/">
            <text:p>05/11/2019/</text:p>
          </table:table-cell>
        </table:table-row>
        <table:table-row table:style-name="ro1">
          <table:table-cell office:value-type="string">
            <text:p>2019-11-06T00:00:00.0/2019-11-07T00:00:00.0</text:p>
          </table:table-cell>
          <table:table-cell office:value-type="string">
            <text:p>3434.8975</text:p>
          </table:table-cell>
          <table:table-cell office:value-type="string">
            <text:p>2316.6738</text:p>
          </table:table-cell>
          <table:table-cell office:value-type="string">
            <text:p>1686.8015</text:p>
          </table:table-cell>
          <table:table-cell office:value-type="string">
            <text:p>629.8723</text:p>
          </table:table-cell>
          <table:table-cell office:value-type="string">
            <text:p>5413.5742</text:p>
          </table:table-cell>
          <table:table-cell office:value-type="string">
            <text:p>1244.8796</text:p>
          </table:table-cell>
          <table:table-cell office:value-type="string">
            <text:p>340.6404</text:p>
          </table:table-cell>
          <table:table-cell office:value-type="string">
            <text:p>904.2392</text:p>
          </table:table-cell>
          <table:table-cell office:value-type="string">
            <text:p>991.0635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311];9;2); &quot;/&quot;; MID([.A311];6;2);&quot;/&quot;;MID([.A311];1;4);&quot;/&quot;)" office:value-type="string" office:string-value="06/11/2019/">
            <text:p>06/11/2019/</text:p>
          </table:table-cell>
        </table:table-row>
        <table:table-row table:style-name="ro1">
          <table:table-cell office:value-type="string">
            <text:p>2019-11-07T00:00:00.0/2019-11-08T00:00:00.0</text:p>
          </table:table-cell>
          <table:table-cell office:value-type="string">
            <text:p>3377.9480</text:p>
          </table:table-cell>
          <table:table-cell office:value-type="string">
            <text:p>2322.8352</text:p>
          </table:table-cell>
          <table:table-cell office:value-type="string">
            <text:p>1832.2939</text:p>
          </table:table-cell>
          <table:table-cell office:value-type="string">
            <text:p>490.5414</text:p>
          </table:table-cell>
          <table:table-cell office:value-type="string">
            <text:p>6061.4805</text:p>
          </table:table-cell>
          <table:table-cell office:value-type="string">
            <text:p>2176.6375</text:p>
          </table:table-cell>
          <table:table-cell office:value-type="string">
            <text:p>1597.4778</text:p>
          </table:table-cell>
          <table:table-cell office:value-type="string">
            <text:p>579.1597</text:p>
          </table:table-cell>
          <table:table-cell office:value-type="string">
            <text:p>5363.4258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312];9;2); &quot;/&quot;; MID([.A312];6;2);&quot;/&quot;;MID([.A312];1;4);&quot;/&quot;)" office:value-type="string" office:string-value="07/11/2019/">
            <text:p>07/11/2019/</text:p>
          </table:table-cell>
        </table:table-row>
        <table:table-row table:style-name="ro1">
          <table:table-cell office:value-type="string">
            <text:p>2019-11-08T00:00:00.0/2019-11-09T00:00:00.0</text:p>
          </table:table-cell>
          <table:table-cell office:value-type="string">
            <text:p>3322.1052</text:p>
          </table:table-cell>
          <table:table-cell office:value-type="string">
            <text:p>2203.1931</text:p>
          </table:table-cell>
          <table:table-cell office:value-type="string">
            <text:p>1626.7885</text:p>
          </table:table-cell>
          <table:table-cell office:value-type="string">
            <text:p>576.4046</text:p>
          </table:table-cell>
          <table:table-cell office:value-type="string">
            <text:p>5379.9873</text:p>
          </table:table-cell>
          <table:table-cell office:value-type="string">
            <text:p>798.9453</text:p>
          </table:table-cell>
          <table:table-cell office:value-type="string">
            <text:p>127.1569</text:p>
          </table:table-cell>
          <table:table-cell office:value-type="string">
            <text:p>671.7884</text:p>
          </table:table-cell>
          <table:table-cell office:value-type="string">
            <text:p>674.5035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313];9;2); &quot;/&quot;; MID([.A313];6;2);&quot;/&quot;;MID([.A313];1;4);&quot;/&quot;)" office:value-type="string" office:string-value="08/11/2019/">
            <text:p>08/11/2019/</text:p>
          </table:table-cell>
        </table:table-row>
        <table:table-row table:style-name="ro1">
          <table:table-cell office:value-type="string">
            <text:p>2019-11-09T00:00:00.0/2019-11-10T00:00:00.0</text:p>
          </table:table-cell>
          <table:table-cell office:value-type="string">
            <text:p>3267.2585</text:p>
          </table:table-cell>
          <table:table-cell office:value-type="string">
            <text:p>2174.0859</text:p>
          </table:table-cell>
          <table:table-cell office:value-type="string">
            <text:p>1659.4551</text:p>
          </table:table-cell>
          <table:table-cell office:value-type="string">
            <text:p>514.6307</text:p>
          </table:table-cell>
          <table:table-cell office:value-type="string">
            <text:p>5577.8970</text:p>
          </table:table-cell>
          <table:table-cell office:value-type="string">
            <text:p>556.8483</text:p>
          </table:table-cell>
          <table:table-cell office:value-type="string">
            <text:p>82.0892</text:p>
          </table:table-cell>
          <table:table-cell office:value-type="string">
            <text:p>474.7591</text:p>
          </table:table-cell>
          <table:table-cell office:value-type="string">
            <text:p>446.8565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314];9;2); &quot;/&quot;; MID([.A314];6;2);&quot;/&quot;;MID([.A314];1;4);&quot;/&quot;)" office:value-type="string" office:string-value="09/11/2019/">
            <text:p>09/11/2019/</text:p>
          </table:table-cell>
        </table:table-row>
        <table:table-row table:style-name="ro1">
          <table:table-cell office:value-type="string">
            <text:p>2019-11-10T00:00:00.0/2019-11-11T00:00:00.0</text:p>
          </table:table-cell>
          <table:table-cell office:value-type="string">
            <text:p>3213.5007</text:p>
          </table:table-cell>
          <table:table-cell office:value-type="string">
            <text:p>2220.9966</text:p>
          </table:table-cell>
          <table:table-cell office:value-type="string">
            <text:p>1739.7758</text:p>
          </table:table-cell>
          <table:table-cell office:value-type="string">
            <text:p>481.2208</text:p>
          </table:table-cell>
          <table:table-cell office:value-type="string">
            <text:p>5949.3389</text:p>
          </table:table-cell>
          <table:table-cell office:value-type="string">
            <text:p>1599.2061</text:p>
          </table:table-cell>
          <table:table-cell office:value-type="string">
            <text:p>721.6559</text:p>
          </table:table-cell>
          <table:table-cell office:value-type="string">
            <text:p>877.5502</text:p>
          </table:table-cell>
          <table:table-cell office:value-type="string">
            <text:p>2698.0652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315];9;2); &quot;/&quot;; MID([.A315];6;2);&quot;/&quot;;MID([.A315];1;4);&quot;/&quot;)" office:value-type="string" office:string-value="10/11/2019/">
            <text:p>10/11/2019/</text:p>
          </table:table-cell>
        </table:table-row>
        <table:table-row table:style-name="ro1">
          <table:table-cell office:value-type="string">
            <text:p>2019-11-11T00:00:00.0/2019-11-12T00:00:00.0</text:p>
          </table:table-cell>
          <table:table-cell office:value-type="string">
            <text:p>3160.8442</text:p>
          </table:table-cell>
          <table:table-cell office:value-type="string">
            <text:p>2183.2075</text:p>
          </table:table-cell>
          <table:table-cell office:value-type="string">
            <text:p>1709.1543</text:p>
          </table:table-cell>
          <table:table-cell office:value-type="string">
            <text:p>474.0532</text:p>
          </table:table-cell>
          <table:table-cell office:value-type="string">
            <text:p>5895.5146</text:p>
          </table:table-cell>
          <table:table-cell office:value-type="string">
            <text:p>744.5827</text:p>
          </table:table-cell>
          <table:table-cell office:value-type="string">
            <text:p>36.4977</text:p>
          </table:table-cell>
          <table:table-cell office:value-type="string">
            <text:p>708.0850</text:p>
          </table:table-cell>
          <table:table-cell office:value-type="string">
            <text:p>250.7762</text:p>
          </table:table-cell>
          <table:table-cell office:value-type="string">
            <text:p>0.9566</text:p>
          </table:table-cell>
          <table:table-cell table:number-columns-repeated="3"/>
          <table:table-cell table:formula="of:==CONCATENATE( MID([.A316];9;2); &quot;/&quot;; MID([.A316];6;2);&quot;/&quot;;MID([.A316];1;4);&quot;/&quot;)" office:value-type="string" office:string-value="11/11/2019/">
            <text:p>11/11/2019/</text:p>
          </table:table-cell>
        </table:table-row>
        <table:table-row table:style-name="ro1">
          <table:table-cell office:value-type="string">
            <text:p>2019-11-12T00:00:00.0/2019-11-13T00:00:00.0</text:p>
          </table:table-cell>
          <table:table-cell office:value-type="string">
            <text:p>3109.2832</text:p>
          </table:table-cell>
          <table:table-cell office:value-type="string">
            <text:p>2037.7698</text:p>
          </table:table-cell>
          <table:table-cell office:value-type="string">
            <text:p>1526.5035</text:p>
          </table:table-cell>
          <table:table-cell office:value-type="string">
            <text:p>511.2662</text:p>
          </table:table-cell>
          <table:table-cell office:value-type="string">
            <text:p>5219.7822</text:p>
          </table:table-cell>
          <table:table-cell office:value-type="string">
            <text:p>391.9194</text:p>
          </table:table-cell>
          <table:table-cell office:value-type="string">
            <text:p>10.2421</text:p>
          </table:table-cell>
          <table:table-cell office:value-type="string">
            <text:p>381.6773</text:p>
          </table:table-cell>
          <table:table-cell office:value-type="string">
            <text:p>126.5328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317];9;2); &quot;/&quot;; MID([.A317];6;2);&quot;/&quot;;MID([.A317];1;4);&quot;/&quot;)" office:value-type="string" office:string-value="12/11/2019/">
            <text:p>12/11/2019/</text:p>
          </table:table-cell>
        </table:table-row>
        <table:table-row table:style-name="ro1">
          <table:table-cell office:value-type="string">
            <text:p>2019-11-13T00:00:00.0/2019-11-14T00:00:00.0</text:p>
          </table:table-cell>
          <table:table-cell office:value-type="string">
            <text:p>3058.8003</text:p>
          </table:table-cell>
          <table:table-cell office:value-type="string">
            <text:p>1934.4705</text:p>
          </table:table-cell>
          <table:table-cell office:value-type="string">
            <text:p>1233.1974</text:p>
          </table:table-cell>
          <table:table-cell office:value-type="string">
            <text:p>701.2731</text:p>
          </table:table-cell>
          <table:table-cell office:value-type="string">
            <text:p>4205.7920</text:p>
          </table:table-cell>
          <table:table-cell office:value-type="string">
            <text:p>453.6967</text:p>
          </table:table-cell>
          <table:table-cell office:value-type="string">
            <text:p>4.1852</text:p>
          </table:table-cell>
          <table:table-cell office:value-type="string">
            <text:p>449.5115</text:p>
          </table:table-cell>
          <table:table-cell office:value-type="string">
            <text:p>37.3097</text:p>
          </table:table-cell>
          <table:table-cell office:value-type="string">
            <text:p>0.9538</text:p>
          </table:table-cell>
          <table:table-cell table:number-columns-repeated="3"/>
          <table:table-cell table:formula="of:==CONCATENATE( MID([.A318];9;2); &quot;/&quot;; MID([.A318];6;2);&quot;/&quot;;MID([.A318];1;4);&quot;/&quot;)" office:value-type="string" office:string-value="13/11/2019/">
            <text:p>13/11/2019/</text:p>
          </table:table-cell>
        </table:table-row>
        <table:table-row table:style-name="ro1">
          <table:table-cell office:value-type="string">
            <text:p>2019-11-14T00:00:00.0/2019-11-15T00:00:00.0</text:p>
          </table:table-cell>
          <table:table-cell office:value-type="string">
            <text:p>3009.5227</text:p>
          </table:table-cell>
          <table:table-cell office:value-type="string">
            <text:p>2110.3708</text:p>
          </table:table-cell>
          <table:table-cell office:value-type="string">
            <text:p>1717.5906</text:p>
          </table:table-cell>
          <table:table-cell office:value-type="string">
            <text:p>392.7802</text:p>
          </table:table-cell>
          <table:table-cell office:value-type="string">
            <text:p>6183.7104</text:p>
          </table:table-cell>
          <table:table-cell office:value-type="string">
            <text:p>1704.9790</text:p>
          </table:table-cell>
          <table:table-cell office:value-type="string">
            <text:p>962.7363</text:p>
          </table:table-cell>
          <table:table-cell office:value-type="string">
            <text:p>742.2427</text:p>
          </table:table-cell>
          <table:table-cell office:value-type="string">
            <text:p>4002.7505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319];9;2); &quot;/&quot;; MID([.A319];6;2);&quot;/&quot;;MID([.A319];1;4);&quot;/&quot;)" office:value-type="string" office:string-value="14/11/2019/">
            <text:p>14/11/2019/</text:p>
          </table:table-cell>
        </table:table-row>
        <table:table-row table:style-name="ro1">
          <table:table-cell office:value-type="string">
            <text:p>2019-11-15T00:00:00.0/2019-11-16T00:00:00.0</text:p>
          </table:table-cell>
          <table:table-cell office:value-type="string">
            <text:p>2961.3486</text:p>
          </table:table-cell>
          <table:table-cell office:value-type="string">
            <text:p>1936.4928</text:p>
          </table:table-cell>
          <table:table-cell office:value-type="string">
            <text:p>1465.2334</text:p>
          </table:table-cell>
          <table:table-cell office:value-type="string">
            <text:p>471.2594</text:p>
          </table:table-cell>
          <table:table-cell office:value-type="string">
            <text:p>5234.8721</text:p>
          </table:table-cell>
          <table:table-cell office:value-type="string">
            <text:p>1199.4567</text:p>
          </table:table-cell>
          <table:table-cell office:value-type="string">
            <text:p>441.9055</text:p>
          </table:table-cell>
          <table:table-cell office:value-type="string">
            <text:p>757.5511</text:p>
          </table:table-cell>
          <table:table-cell office:value-type="string">
            <text:p>1680.6008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320];9;2); &quot;/&quot;; MID([.A320];6;2);&quot;/&quot;;MID([.A320];1;4);&quot;/&quot;)" office:value-type="string" office:string-value="15/11/2019/">
            <text:p>15/11/2019/</text:p>
          </table:table-cell>
        </table:table-row>
        <table:table-row table:style-name="ro1">
          <table:table-cell office:value-type="string">
            <text:p>2019-11-16T00:00:00.0/2019-11-17T00:00:00.0</text:p>
          </table:table-cell>
          <table:table-cell office:value-type="string">
            <text:p>2914.3252</text:p>
          </table:table-cell>
          <table:table-cell office:value-type="string">
            <text:p>1893.7911</text:p>
          </table:table-cell>
          <table:table-cell office:value-type="string">
            <text:p>1338.3931</text:p>
          </table:table-cell>
          <table:table-cell office:value-type="string">
            <text:p>555.3981</text:p>
          </table:table-cell>
          <table:table-cell office:value-type="string">
            <text:p>4798.7261</text:p>
          </table:table-cell>
          <table:table-cell office:value-type="string">
            <text:p>1696.5382</text:p>
          </table:table-cell>
          <table:table-cell office:value-type="string">
            <text:p>924.1838</text:p>
          </table:table-cell>
          <table:table-cell office:value-type="string">
            <text:p>772.3544</text:p>
          </table:table-cell>
          <table:table-cell office:value-type="string">
            <text:p>3608.9141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321];9;2); &quot;/&quot;; MID([.A321];6;2);&quot;/&quot;;MID([.A321];1;4);&quot;/&quot;)" office:value-type="string" office:string-value="16/11/2019/">
            <text:p>16/11/2019/</text:p>
          </table:table-cell>
        </table:table-row>
        <table:table-row table:style-name="ro1">
          <table:table-cell office:value-type="string">
            <text:p>2019-11-17T00:00:00.0/2019-11-18T00:00:00.0</text:p>
          </table:table-cell>
          <table:table-cell office:value-type="string">
            <text:p>2868.4824</text:p>
          </table:table-cell>
          <table:table-cell office:value-type="string">
            <text:p>1709.0544</text:p>
          </table:table-cell>
          <table:table-cell office:value-type="string">
            <text:p>1006.5490</text:p>
          </table:table-cell>
          <table:table-cell office:value-type="string">
            <text:p>702.5054</text:p>
          </table:table-cell>
          <table:table-cell office:value-type="string">
            <text:p>3547.9438</text:p>
          </table:table-cell>
          <table:table-cell office:value-type="string">
            <text:p>1206.1915</text:p>
          </table:table-cell>
          <table:table-cell office:value-type="string">
            <text:p>329.8123</text:p>
          </table:table-cell>
          <table:table-cell office:value-type="string">
            <text:p>876.3793</text:p>
          </table:table-cell>
          <table:table-cell office:value-type="string">
            <text:p>1317.6348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322];9;2); &quot;/&quot;; MID([.A322];6;2);&quot;/&quot;;MID([.A322];1;4);&quot;/&quot;)" office:value-type="string" office:string-value="17/11/2019/">
            <text:p>17/11/2019/</text:p>
          </table:table-cell>
        </table:table-row>
        <table:table-row table:style-name="ro1">
          <table:table-cell office:value-type="string">
            <text:p>2019-11-18T00:00:00.0/2019-11-19T00:00:00.0</text:p>
          </table:table-cell>
          <table:table-cell office:value-type="string">
            <text:p>2823.8186</text:p>
          </table:table-cell>
          <table:table-cell office:value-type="string">
            <text:p>1712.2103</text:p>
          </table:table-cell>
          <table:table-cell office:value-type="string">
            <text:p>1072.1047</text:p>
          </table:table-cell>
          <table:table-cell office:value-type="string">
            <text:p>640.1056</text:p>
          </table:table-cell>
          <table:table-cell office:value-type="string">
            <text:p>3924.2668</text:p>
          </table:table-cell>
          <table:table-cell office:value-type="string">
            <text:p>786.9449</text:p>
          </table:table-cell>
          <table:table-cell office:value-type="string">
            <text:p>285.5545</text:p>
          </table:table-cell>
          <table:table-cell office:value-type="string">
            <text:p>501.3904</text:p>
          </table:table-cell>
          <table:table-cell office:value-type="string">
            <text:p>1024.5370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323];9;2); &quot;/&quot;; MID([.A323];6;2);&quot;/&quot;;MID([.A323];1;4);&quot;/&quot;)" office:value-type="string" office:string-value="18/11/2019/">
            <text:p>18/11/2019/</text:p>
          </table:table-cell>
        </table:table-row>
        <table:table-row table:style-name="ro1">
          <table:table-cell office:value-type="string">
            <text:p>2019-11-19T00:00:00.0/2019-11-20T00:00:00.0</text:p>
          </table:table-cell>
          <table:table-cell office:value-type="string">
            <text:p>2780.3772</text:p>
          </table:table-cell>
          <table:table-cell office:value-type="string">
            <text:p>1788.5740</text:p>
          </table:table-cell>
          <table:table-cell office:value-type="string">
            <text:p>1297.9235</text:p>
          </table:table-cell>
          <table:table-cell office:value-type="string">
            <text:p>490.6505</text:p>
          </table:table-cell>
          <table:table-cell office:value-type="string">
            <text:p>4820.0703</text:p>
          </table:table-cell>
          <table:table-cell office:value-type="string">
            <text:p>1541.7902</text:p>
          </table:table-cell>
          <table:table-cell office:value-type="string">
            <text:p>790.7207</text:p>
          </table:table-cell>
          <table:table-cell office:value-type="string">
            <text:p>751.0695</text:p>
          </table:table-cell>
          <table:table-cell office:value-type="string">
            <text:p>3162.1946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324];9;2); &quot;/&quot;; MID([.A324];6;2);&quot;/&quot;;MID([.A324];1;4);&quot;/&quot;)" office:value-type="string" office:string-value="19/11/2019/">
            <text:p>19/11/2019/</text:p>
          </table:table-cell>
        </table:table-row>
        <table:table-row table:style-name="ro1">
          <table:table-cell office:value-type="string">
            <text:p>2019-11-20T00:00:00.0/2019-11-21T00:00:00.0</text:p>
          </table:table-cell>
          <table:table-cell office:value-type="string">
            <text:p>2738.1162</text:p>
          </table:table-cell>
          <table:table-cell office:value-type="string">
            <text:p>1656.5377</text:p>
          </table:table-cell>
          <table:table-cell office:value-type="string">
            <text:p>1026.2562</text:p>
          </table:table-cell>
          <table:table-cell office:value-type="string">
            <text:p>630.2814</text:p>
          </table:table-cell>
          <table:table-cell office:value-type="string">
            <text:p>3745.4648</text:p>
          </table:table-cell>
          <table:table-cell office:value-type="string">
            <text:p>462.7436</text:p>
          </table:table-cell>
          <table:table-cell office:value-type="string">
            <text:p>11.4122</text:p>
          </table:table-cell>
          <table:table-cell office:value-type="string">
            <text:p>451.3314</text:p>
          </table:table-cell>
          <table:table-cell office:value-type="string">
            <text:p>93.6686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325];9;2); &quot;/&quot;; MID([.A325];6;2);&quot;/&quot;;MID([.A325];1;4);&quot;/&quot;)" office:value-type="string" office:string-value="20/11/2019/">
            <text:p>20/11/2019/</text:p>
          </table:table-cell>
        </table:table-row>
        <table:table-row table:style-name="ro1">
          <table:table-cell office:value-type="string">
            <text:p>2019-11-21T00:00:00.0/2019-11-22T00:00:00.0</text:p>
          </table:table-cell>
          <table:table-cell office:value-type="string">
            <text:p>2697.0923</text:p>
          </table:table-cell>
          <table:table-cell office:value-type="string">
            <text:p>1640.4426</text:p>
          </table:table-cell>
          <table:table-cell office:value-type="string">
            <text:p>1040.1351</text:p>
          </table:table-cell>
          <table:table-cell office:value-type="string">
            <text:p>600.3075</text:p>
          </table:table-cell>
          <table:table-cell office:value-type="string">
            <text:p>3879.5396</text:p>
          </table:table-cell>
          <table:table-cell office:value-type="string">
            <text:p>453.9413</text:p>
          </table:table-cell>
          <table:table-cell office:value-type="string">
            <text:p>7.2444</text:p>
          </table:table-cell>
          <table:table-cell office:value-type="string">
            <text:p>446.6970</text:p>
          </table:table-cell>
          <table:table-cell office:value-type="string">
            <text:p>60.9720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326];9;2); &quot;/&quot;; MID([.A326];6;2);&quot;/&quot;;MID([.A326];1;4);&quot;/&quot;)" office:value-type="string" office:string-value="21/11/2019/">
            <text:p>21/11/2019/</text:p>
          </table:table-cell>
        </table:table-row>
        <table:table-row table:style-name="ro1">
          <table:table-cell office:value-type="string">
            <text:p>2019-11-22T00:00:00.0/2019-11-23T00:00:00.0</text:p>
          </table:table-cell>
          <table:table-cell office:value-type="string">
            <text:p>2657.2827</text:p>
          </table:table-cell>
          <table:table-cell office:value-type="string">
            <text:p>1691.4628</text:p>
          </table:table-cell>
          <table:table-cell office:value-type="string">
            <text:p>1183.9285</text:p>
          </table:table-cell>
          <table:table-cell office:value-type="string">
            <text:p>507.5343</text:p>
          </table:table-cell>
          <table:table-cell office:value-type="string">
            <text:p>4531.9199</text:p>
          </table:table-cell>
          <table:table-cell office:value-type="string">
            <text:p>943.9256</text:p>
          </table:table-cell>
          <table:table-cell office:value-type="string">
            <text:p>171.5421</text:p>
          </table:table-cell>
          <table:table-cell office:value-type="string">
            <text:p>772.3834</text:p>
          </table:table-cell>
          <table:table-cell office:value-type="string">
            <text:p>738.7500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327];9;2); &quot;/&quot;; MID([.A327];6;2);&quot;/&quot;;MID([.A327];1;4);&quot;/&quot;)" office:value-type="string" office:string-value="22/11/2019/">
            <text:p>22/11/2019/</text:p>
          </table:table-cell>
        </table:table-row>
        <table:table-row table:style-name="ro1">
          <table:table-cell office:value-type="string">
            <text:p>2019-11-23T00:00:00.0/2019-11-24T00:00:00.0</text:p>
          </table:table-cell>
          <table:table-cell office:value-type="string">
            <text:p>2618.7029</text:p>
          </table:table-cell>
          <table:table-cell office:value-type="string">
            <text:p>1725.2433</text:p>
          </table:table-cell>
          <table:table-cell office:value-type="string">
            <text:p>1324.3916</text:p>
          </table:table-cell>
          <table:table-cell office:value-type="string">
            <text:p>400.8517</text:p>
          </table:table-cell>
          <table:table-cell office:value-type="string">
            <text:p>5193.4717</text:p>
          </table:table-cell>
          <table:table-cell office:value-type="string">
            <text:p>322.2942</text:p>
          </table:table-cell>
          <table:table-cell office:value-type="string">
            <text:p>4.8893</text:p>
          </table:table-cell>
          <table:table-cell office:value-type="string">
            <text:p>317.4048</text:p>
          </table:table-cell>
          <table:table-cell office:value-type="string">
            <text:p>80.1284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328];9;2); &quot;/&quot;; MID([.A328];6;2);&quot;/&quot;;MID([.A328];1;4);&quot;/&quot;)" office:value-type="string" office:string-value="23/11/2019/">
            <text:p>23/11/2019/</text:p>
          </table:table-cell>
        </table:table-row>
        <table:table-row table:style-name="ro1">
          <table:table-cell office:value-type="string">
            <text:p>2019-11-24T00:00:00.0/2019-11-25T00:00:00.0</text:p>
          </table:table-cell>
          <table:table-cell office:value-type="string">
            <text:p>2581.4097</text:p>
          </table:table-cell>
          <table:table-cell office:value-type="string">
            <text:p>1657.1390</text:p>
          </table:table-cell>
          <table:table-cell office:value-type="string">
            <text:p>1206.1606</text:p>
          </table:table-cell>
          <table:table-cell office:value-type="string">
            <text:p>450.9784</text:p>
          </table:table-cell>
          <table:table-cell office:value-type="string">
            <text:p>4726.3931</text:p>
          </table:table-cell>
          <table:table-cell office:value-type="string">
            <text:p>283.5809</text:p>
          </table:table-cell>
          <table:table-cell office:value-type="string">
            <text:p>35.7220</text:p>
          </table:table-cell>
          <table:table-cell office:value-type="string">
            <text:p>247.8588</text:p>
          </table:table-cell>
          <table:table-cell office:value-type="string">
            <text:p>326.2173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329];9;2); &quot;/&quot;; MID([.A329];6;2);&quot;/&quot;;MID([.A329];1;4);&quot;/&quot;)" office:value-type="string" office:string-value="24/11/2019/">
            <text:p>24/11/2019/</text:p>
          </table:table-cell>
        </table:table-row>
        <table:table-row table:style-name="ro1">
          <table:table-cell office:value-type="string">
            <text:p>2019-11-25T00:00:00.0/2019-11-26T00:00:00.0</text:p>
          </table:table-cell>
          <table:table-cell office:value-type="string">
            <text:p>2545.3418</text:p>
          </table:table-cell>
          <table:table-cell office:value-type="string">
            <text:p>1645.9177</text:p>
          </table:table-cell>
          <table:table-cell office:value-type="string">
            <text:p>1199.2777</text:p>
          </table:table-cell>
          <table:table-cell office:value-type="string">
            <text:p>446.6401</text:p>
          </table:table-cell>
          <table:table-cell office:value-type="string">
            <text:p>4743.0815</text:p>
          </table:table-cell>
          <table:table-cell office:value-type="string">
            <text:p>293.5901</text:p>
          </table:table-cell>
          <table:table-cell office:value-type="string">
            <text:p>16.7178</text:p>
          </table:table-cell>
          <table:table-cell office:value-type="string">
            <text:p>276.8723</text:p>
          </table:table-cell>
          <table:table-cell office:value-type="string">
            <text:p>193.622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330];9;2); &quot;/&quot;; MID([.A330];6;2);&quot;/&quot;;MID([.A330];1;4);&quot;/&quot;)" office:value-type="string" office:string-value="25/11/2019/">
            <text:p>25/11/2019/</text:p>
          </table:table-cell>
        </table:table-row>
        <table:table-row table:style-name="ro1">
          <table:table-cell office:value-type="string">
            <text:p>2019-11-26T00:00:00.0/2019-11-27T00:00:00.0</text:p>
          </table:table-cell>
          <table:table-cell office:value-type="string">
            <text:p>2510.5759</text:p>
          </table:table-cell>
          <table:table-cell office:value-type="string">
            <text:p>1553.4387</text:p>
          </table:table-cell>
          <table:table-cell office:value-type="string">
            <text:p>1056.8414</text:p>
          </table:table-cell>
          <table:table-cell office:value-type="string">
            <text:p>496.5974</text:p>
          </table:table-cell>
          <table:table-cell office:value-type="string">
            <text:p>4178.0991</text:p>
          </table:table-cell>
          <table:table-cell office:value-type="string">
            <text:p>333.2128</text:p>
          </table:table-cell>
          <table:table-cell office:value-type="string">
            <text:p>39.2100</text:p>
          </table:table-cell>
          <table:table-cell office:value-type="string">
            <text:p>294.0027</text:p>
          </table:table-cell>
          <table:table-cell office:value-type="string">
            <text:p>265.9305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331];9;2); &quot;/&quot;; MID([.A331];6;2);&quot;/&quot;;MID([.A331];1;4);&quot;/&quot;)" office:value-type="string" office:string-value="26/11/2019/">
            <text:p>26/11/2019/</text:p>
          </table:table-cell>
        </table:table-row>
        <table:table-row table:style-name="ro1">
          <table:table-cell office:value-type="string">
            <text:p>2019-11-27T00:00:00.0/2019-11-28T00:00:00.0</text:p>
          </table:table-cell>
          <table:table-cell office:value-type="string">
            <text:p>2477.0522</text:p>
          </table:table-cell>
          <table:table-cell office:value-type="string">
            <text:p>1565.1934</text:p>
          </table:table-cell>
          <table:table-cell office:value-type="string">
            <text:p>1087.6567</text:p>
          </table:table-cell>
          <table:table-cell office:value-type="string">
            <text:p>477.5367</text:p>
          </table:table-cell>
          <table:table-cell office:value-type="string">
            <text:p>4360.7056</text:p>
          </table:table-cell>
          <table:table-cell office:value-type="string">
            <text:p>259.2572</text:p>
          </table:table-cell>
          <table:table-cell office:value-type="string">
            <text:p>7.6403</text:p>
          </table:table-cell>
          <table:table-cell office:value-type="string">
            <text:p>251.6169</text:p>
          </table:table-cell>
          <table:table-cell office:value-type="string">
            <text:p>95.0645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332];9;2); &quot;/&quot;; MID([.A332];6;2);&quot;/&quot;;MID([.A332];1;4);&quot;/&quot;)" office:value-type="string" office:string-value="27/11/2019/">
            <text:p>27/11/2019/</text:p>
          </table:table-cell>
        </table:table-row>
        <table:table-row table:style-name="ro1">
          <table:table-cell office:value-type="string">
            <text:p>2019-11-28T00:00:00.0/2019-11-29T00:00:00.0</text:p>
          </table:table-cell>
          <table:table-cell office:value-type="string">
            <text:p>2444.8464</text:p>
          </table:table-cell>
          <table:table-cell office:value-type="string">
            <text:p>1583.3746</text:p>
          </table:table-cell>
          <table:table-cell office:value-type="string">
            <text:p>1164.8744</text:p>
          </table:table-cell>
          <table:table-cell office:value-type="string">
            <text:p>418.5002</text:p>
          </table:table-cell>
          <table:table-cell office:value-type="string">
            <text:p>4754.1108</text:p>
          </table:table-cell>
          <table:table-cell office:value-type="string">
            <text:p>1018.1357</text:p>
          </table:table-cell>
          <table:table-cell office:value-type="string">
            <text:p>336.5910</text:p>
          </table:table-cell>
          <table:table-cell office:value-type="string">
            <text:p>681.5446</text:p>
          </table:table-cell>
          <table:table-cell office:value-type="string">
            <text:p>1452.2386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333];9;2); &quot;/&quot;; MID([.A333];6;2);&quot;/&quot;;MID([.A333];1;4);&quot;/&quot;)" office:value-type="string" office:string-value="28/11/2019/">
            <text:p>28/11/2019/</text:p>
          </table:table-cell>
        </table:table-row>
        <table:table-row table:style-name="ro1">
          <table:table-cell office:value-type="string">
            <text:p>2019-11-29T00:00:00.0/2019-11-30T00:00:00.0</text:p>
          </table:table-cell>
          <table:table-cell office:value-type="string">
            <text:p>2413.9492</text:p>
          </table:table-cell>
          <table:table-cell office:value-type="string">
            <text:p>1573.9093</text:p>
          </table:table-cell>
          <table:table-cell office:value-type="string">
            <text:p>1192.7317</text:p>
          </table:table-cell>
          <table:table-cell office:value-type="string">
            <text:p>381.1776</text:p>
          </table:table-cell>
          <table:table-cell office:value-type="string">
            <text:p>4908.4365</text:p>
          </table:table-cell>
          <table:table-cell office:value-type="string">
            <text:p>814.1644</text:p>
          </table:table-cell>
          <table:table-cell office:value-type="string">
            <text:p>208.9841</text:p>
          </table:table-cell>
          <table:table-cell office:value-type="string">
            <text:p>605.1802</text:p>
          </table:table-cell>
          <table:table-cell office:value-type="string">
            <text:p>1041.7266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334];9;2); &quot;/&quot;; MID([.A334];6;2);&quot;/&quot;;MID([.A334];1;4);&quot;/&quot;)" office:value-type="string" office:string-value="29/11/2019/">
            <text:p>29/11/2019/</text:p>
          </table:table-cell>
        </table:table-row>
        <table:table-row table:style-name="ro1">
          <table:table-cell office:value-type="string">
            <text:p>2019-11-30T00:00:00.0/2019-12-01T00:00:00.0</text:p>
          </table:table-cell>
          <table:table-cell office:value-type="string">
            <text:p>2384.3171</text:p>
          </table:table-cell>
          <table:table-cell office:value-type="string">
            <text:p>1628.2988</text:p>
          </table:table-cell>
          <table:table-cell office:value-type="string">
            <text:p>1259.4458</text:p>
          </table:table-cell>
          <table:table-cell office:value-type="string">
            <text:p>368.8530</text:p>
          </table:table-cell>
          <table:table-cell office:value-type="string">
            <text:p>5266.4258</text:p>
          </table:table-cell>
          <table:table-cell office:value-type="string">
            <text:p>1130.8806</text:p>
          </table:table-cell>
          <table:table-cell office:value-type="string">
            <text:p>563.7164</text:p>
          </table:table-cell>
          <table:table-cell office:value-type="string">
            <text:p>567.1642</text:p>
          </table:table-cell>
          <table:table-cell office:value-type="string">
            <text:p>2345.2686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335];9;2); &quot;/&quot;; MID([.A335];6;2);&quot;/&quot;;MID([.A335];1;4);&quot;/&quot;)" office:value-type="string" office:string-value="30/11/2019/">
            <text:p>30/11/2019/</text:p>
          </table:table-cell>
        </table:table-row>
        <table:table-row table:style-name="ro1">
          <table:table-cell office:value-type="string">
            <text:p>2019-12-01T00:00:00.0/2019-12-02T00:00:00.0</text:p>
          </table:table-cell>
          <table:table-cell office:value-type="string">
            <text:p>2356.0051</text:p>
          </table:table-cell>
          <table:table-cell office:value-type="string">
            <text:p>1619.6100</text:p>
          </table:table-cell>
          <table:table-cell office:value-type="string">
            <text:p>1252.9022</text:p>
          </table:table-cell>
          <table:table-cell office:value-type="string">
            <text:p>366.7078</text:p>
          </table:table-cell>
          <table:table-cell office:value-type="string">
            <text:p>5290.0298</text:p>
          </table:table-cell>
          <table:table-cell office:value-type="string">
            <text:p>1385.0320</text:p>
          </table:table-cell>
          <table:table-cell office:value-type="string">
            <text:p>810.1637</text:p>
          </table:table-cell>
          <table:table-cell office:value-type="string">
            <text:p>574.8683</text:p>
          </table:table-cell>
          <table:table-cell office:value-type="string">
            <text:p>3310.8901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336];9;2); &quot;/&quot;; MID([.A336];6;2);&quot;/&quot;;MID([.A336];1;4);&quot;/&quot;)" office:value-type="string" office:string-value="01/12/2019/">
            <text:p>01/12/2019/</text:p>
          </table:table-cell>
        </table:table-row>
        <table:table-row table:style-name="ro1">
          <table:table-cell office:value-type="string">
            <text:p>2019-12-02T00:00:00.0/2019-12-03T00:00:00.0</text:p>
          </table:table-cell>
          <table:table-cell office:value-type="string">
            <text:p>2329.0042</text:p>
          </table:table-cell>
          <table:table-cell office:value-type="string">
            <text:p>1553.6198</text:p>
          </table:table-cell>
          <table:table-cell office:value-type="string">
            <text:p>1184.3937</text:p>
          </table:table-cell>
          <table:table-cell office:value-type="string">
            <text:p>369.2261</text:p>
          </table:table-cell>
          <table:table-cell office:value-type="string">
            <text:p>5035.9507</text:p>
          </table:table-cell>
          <table:table-cell office:value-type="string">
            <text:p>663.5234</text:p>
          </table:table-cell>
          <table:table-cell office:value-type="string">
            <text:p>59.5545</text:p>
          </table:table-cell>
          <table:table-cell office:value-type="string">
            <text:p>603.9689</text:p>
          </table:table-cell>
          <table:table-cell office:value-type="string">
            <text:p>335.3954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337];9;2); &quot;/&quot;; MID([.A337];6;2);&quot;/&quot;;MID([.A337];1;4);&quot;/&quot;)" office:value-type="string" office:string-value="02/12/2019/">
            <text:p>02/12/2019/</text:p>
          </table:table-cell>
        </table:table-row>
        <table:table-row table:style-name="ro1">
          <table:table-cell office:value-type="string">
            <text:p>2019-12-03T00:00:00.0/2019-12-04T00:00:00.0</text:p>
          </table:table-cell>
          <table:table-cell office:value-type="string">
            <text:p>2303.3298</text:p>
          </table:table-cell>
          <table:table-cell office:value-type="string">
            <text:p>1563.5742</text:p>
          </table:table-cell>
          <table:table-cell office:value-type="string">
            <text:p>1220.3947</text:p>
          </table:table-cell>
          <table:table-cell office:value-type="string">
            <text:p>343.1796</text:p>
          </table:table-cell>
          <table:table-cell office:value-type="string">
            <text:p>5258.6411</text:p>
          </table:table-cell>
          <table:table-cell office:value-type="string">
            <text:p>1354.6638</text:p>
          </table:table-cell>
          <table:table-cell office:value-type="string">
            <text:p>768.8749</text:p>
          </table:table-cell>
          <table:table-cell office:value-type="string">
            <text:p>585.7888</text:p>
          </table:table-cell>
          <table:table-cell office:value-type="string">
            <text:p>3179.1863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338];9;2); &quot;/&quot;; MID([.A338];6;2);&quot;/&quot;;MID([.A338];1;4);&quot;/&quot;)" office:value-type="string" office:string-value="03/12/2019/">
            <text:p>03/12/2019/</text:p>
          </table:table-cell>
        </table:table-row>
        <table:table-row table:style-name="ro1">
          <table:table-cell office:value-type="string">
            <text:p>2019-12-04T00:00:00.0/2019-12-05T00:00:00.0</text:p>
          </table:table-cell>
          <table:table-cell office:value-type="string">
            <text:p>2278.9958</text:p>
          </table:table-cell>
          <table:table-cell office:value-type="string">
            <text:p>1496.4102</text:p>
          </table:table-cell>
          <table:table-cell office:value-type="string">
            <text:p>1166.0179</text:p>
          </table:table-cell>
          <table:table-cell office:value-type="string">
            <text:p>330.3923</text:p>
          </table:table-cell>
          <table:table-cell office:value-type="string">
            <text:p>5059.2866</text:p>
          </table:table-cell>
          <table:table-cell office:value-type="string">
            <text:p>1453.3927</text:p>
          </table:table-cell>
          <table:table-cell office:value-type="string">
            <text:p>1071.7916</text:p>
          </table:table-cell>
          <table:table-cell office:value-type="string">
            <text:p>381.6010</text:p>
          </table:table-cell>
          <table:table-cell office:value-type="string">
            <text:p>4721.9185</text:p>
          </table:table-cell>
          <table:table-cell office:value-type="string">
            <text:p>0.9660</text:p>
          </table:table-cell>
          <table:table-cell table:number-columns-repeated="3"/>
          <table:table-cell table:formula="of:==CONCATENATE( MID([.A339];9;2); &quot;/&quot;; MID([.A339];6;2);&quot;/&quot;;MID([.A339];1;4);&quot;/&quot;)" office:value-type="string" office:string-value="04/12/2019/">
            <text:p>04/12/2019/</text:p>
          </table:table-cell>
        </table:table-row>
        <table:table-row table:style-name="ro1">
          <table:table-cell office:value-type="string">
            <text:p>2019-12-05T00:00:00.0/2019-12-06T00:00:00.0</text:p>
          </table:table-cell>
          <table:table-cell office:value-type="string">
            <text:p>2255.9600</text:p>
          </table:table-cell>
          <table:table-cell office:value-type="string">
            <text:p>1497.9966</text:p>
          </table:table-cell>
          <table:table-cell office:value-type="string">
            <text:p>1164.9001</text:p>
          </table:table-cell>
          <table:table-cell office:value-type="string">
            <text:p>333.0964</text:p>
          </table:table-cell>
          <table:table-cell office:value-type="string">
            <text:p>5078.9702</text:p>
          </table:table-cell>
          <table:table-cell office:value-type="string">
            <text:p>303.2858</text:p>
          </table:table-cell>
          <table:table-cell office:value-type="string">
            <text:p>6.0108</text:p>
          </table:table-cell>
          <table:table-cell office:value-type="string">
            <text:p>297.2750</text:p>
          </table:table-cell>
          <table:table-cell office:value-type="string">
            <text:p>111.5191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340];9;2); &quot;/&quot;; MID([.A340];6;2);&quot;/&quot;;MID([.A340];1;4);&quot;/&quot;)" office:value-type="string" office:string-value="05/12/2019/">
            <text:p>05/12/2019/</text:p>
          </table:table-cell>
        </table:table-row>
        <table:table-row table:style-name="ro1">
          <table:table-cell office:value-type="string">
            <text:p>2019-12-06T00:00:00.0/2019-12-07T00:00:00.0</text:p>
          </table:table-cell>
          <table:table-cell office:value-type="string">
            <text:p>2234.2612</text:p>
          </table:table-cell>
          <table:table-cell office:value-type="string">
            <text:p>1532.7427</text:p>
          </table:table-cell>
          <table:table-cell office:value-type="string">
            <text:p>1213.6119</text:p>
          </table:table-cell>
          <table:table-cell office:value-type="string">
            <text:p>319.1307</text:p>
          </table:table-cell>
          <table:table-cell office:value-type="string">
            <text:p>5379.0483</text:p>
          </table:table-cell>
          <table:table-cell office:value-type="string">
            <text:p>1407.0142</text:p>
          </table:table-cell>
          <table:table-cell office:value-type="string">
            <text:p>972.3420</text:p>
          </table:table-cell>
          <table:table-cell office:value-type="string">
            <text:p>434.6721</text:p>
          </table:table-cell>
          <table:table-cell office:value-type="string">
            <text:p>4222.8530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341];9;2); &quot;/&quot;; MID([.A341];6;2);&quot;/&quot;;MID([.A341];1;4);&quot;/&quot;)" office:value-type="string" office:string-value="06/12/2019/">
            <text:p>06/12/2019/</text:p>
          </table:table-cell>
        </table:table-row>
        <table:table-row table:style-name="ro1">
          <table:table-cell office:value-type="string">
            <text:p>2019-12-07T00:00:00.0/2019-12-08T00:00:00.0</text:p>
          </table:table-cell>
          <table:table-cell office:value-type="string">
            <text:p>2213.9172</text:p>
          </table:table-cell>
          <table:table-cell office:value-type="string">
            <text:p>1406.1553</text:p>
          </table:table-cell>
          <table:table-cell office:value-type="string">
            <text:p>993.6169</text:p>
          </table:table-cell>
          <table:table-cell office:value-type="string">
            <text:p>412.5383</text:p>
          </table:table-cell>
          <table:table-cell office:value-type="string">
            <text:p>4313.2852</text:p>
          </table:table-cell>
          <table:table-cell office:value-type="string">
            <text:p>475.9035</text:p>
          </table:table-cell>
          <table:table-cell office:value-type="string">
            <text:p>44.7444</text:p>
          </table:table-cell>
          <table:table-cell office:value-type="string">
            <text:p>431.1592</text:p>
          </table:table-cell>
          <table:table-cell office:value-type="string">
            <text:p>274.1198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342];9;2); &quot;/&quot;; MID([.A342];6;2);&quot;/&quot;;MID([.A342];1;4);&quot;/&quot;)" office:value-type="string" office:string-value="07/12/2019/">
            <text:p>07/12/2019/</text:p>
          </table:table-cell>
        </table:table-row>
        <table:table-row table:style-name="ro1">
          <table:table-cell office:value-type="string">
            <text:p>2019-12-08T00:00:00.0/2019-12-09T00:00:00.0</text:p>
          </table:table-cell>
          <table:table-cell office:value-type="string">
            <text:p>2194.8872</text:p>
          </table:table-cell>
          <table:table-cell office:value-type="string">
            <text:p>1422.3682</text:p>
          </table:table-cell>
          <table:table-cell office:value-type="string">
            <text:p>1072.2050</text:p>
          </table:table-cell>
          <table:table-cell office:value-type="string">
            <text:p>350.1632</text:p>
          </table:table-cell>
          <table:table-cell office:value-type="string">
            <text:p>4707.3755</text:p>
          </table:table-cell>
          <table:table-cell office:value-type="string">
            <text:p>1073.6383</text:p>
          </table:table-cell>
          <table:table-cell office:value-type="string">
            <text:p>282.3257</text:p>
          </table:table-cell>
          <table:table-cell office:value-type="string">
            <text:p>791.3126</text:p>
          </table:table-cell>
          <table:table-cell office:value-type="string">
            <text:p>1297.7489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343];9;2); &quot;/&quot;; MID([.A343];6;2);&quot;/&quot;;MID([.A343];1;4);&quot;/&quot;)" office:value-type="string" office:string-value="08/12/2019/">
            <text:p>08/12/2019/</text:p>
          </table:table-cell>
        </table:table-row>
        <table:table-row table:style-name="ro1">
          <table:table-cell office:value-type="string">
            <text:p>2019-12-09T00:00:00.0/2019-12-10T00:00:00.0</text:p>
          </table:table-cell>
          <table:table-cell office:value-type="string">
            <text:p>2177.2231</text:p>
          </table:table-cell>
          <table:table-cell office:value-type="string">
            <text:p>1339.0818</text:p>
          </table:table-cell>
          <table:table-cell office:value-type="string">
            <text:p>748.0255</text:p>
          </table:table-cell>
          <table:table-cell office:value-type="string">
            <text:p>591.0563</text:p>
          </table:table-cell>
          <table:table-cell office:value-type="string">
            <text:p>3201.3066</text:p>
          </table:table-cell>
          <table:table-cell office:value-type="string">
            <text:p>571.8254</text:p>
          </table:table-cell>
          <table:table-cell office:value-type="string">
            <text:p>16.4454</text:p>
          </table:table-cell>
          <table:table-cell office:value-type="string">
            <text:p>555.3800</text:p>
          </table:table-cell>
          <table:table-cell office:value-type="string">
            <text:p>69.3456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344];9;2); &quot;/&quot;; MID([.A344];6;2);&quot;/&quot;;MID([.A344];1;4);&quot;/&quot;)" office:value-type="string" office:string-value="09/12/2019/">
            <text:p>09/12/2019/</text:p>
          </table:table-cell>
        </table:table-row>
        <table:table-row table:style-name="ro1">
          <table:table-cell office:value-type="string">
            <text:p>2019-12-10T00:00:00.0/2019-12-11T00:00:00.0</text:p>
          </table:table-cell>
          <table:table-cell office:value-type="string">
            <text:p>2160.8984</text:p>
          </table:table-cell>
          <table:table-cell office:value-type="string">
            <text:p>1420.8118</text:p>
          </table:table-cell>
          <table:table-cell office:value-type="string">
            <text:p>952.4015</text:p>
          </table:table-cell>
          <table:table-cell office:value-type="string">
            <text:p>468.4102</text:p>
          </table:table-cell>
          <table:table-cell office:value-type="string">
            <text:p>4136.7656</text:p>
          </table:table-cell>
          <table:table-cell office:value-type="string">
            <text:p>1149.6031</text:p>
          </table:table-cell>
          <table:table-cell office:value-type="string">
            <text:p>515.2989</text:p>
          </table:table-cell>
          <table:table-cell office:value-type="string">
            <text:p>634.3043</text:p>
          </table:table-cell>
          <table:table-cell office:value-type="string">
            <text:p>2368.7300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345];9;2); &quot;/&quot;; MID([.A345];6;2);&quot;/&quot;;MID([.A345];1;4);&quot;/&quot;)" office:value-type="string" office:string-value="10/12/2019/">
            <text:p>10/12/2019/</text:p>
          </table:table-cell>
        </table:table-row>
        <table:table-row table:style-name="ro1">
          <table:table-cell office:value-type="string">
            <text:p>2019-12-11T00:00:00.0/2019-12-12T00:00:00.0</text:p>
          </table:table-cell>
          <table:table-cell office:value-type="string">
            <text:p>2145.9175</text:p>
          </table:table-cell>
          <table:table-cell office:value-type="string">
            <text:p>1463.7645</text:p>
          </table:table-cell>
          <table:table-cell office:value-type="string">
            <text:p>1146.8387</text:p>
          </table:table-cell>
          <table:table-cell office:value-type="string">
            <text:p>316.9258</text:p>
          </table:table-cell>
          <table:table-cell office:value-type="string">
            <text:p>5199.8755</text:p>
          </table:table-cell>
          <table:table-cell office:value-type="string">
            <text:p>1362.3633</text:p>
          </table:table-cell>
          <table:table-cell office:value-type="string">
            <text:p>879.4904</text:p>
          </table:table-cell>
          <table:table-cell office:value-type="string">
            <text:p>482.8730</text:p>
          </table:table-cell>
          <table:table-cell office:value-type="string">
            <text:p>4204.1211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346];9;2); &quot;/&quot;; MID([.A346];6;2);&quot;/&quot;;MID([.A346];1;4);&quot;/&quot;)" office:value-type="string" office:string-value="11/12/2019/">
            <text:p>11/12/2019/</text:p>
          </table:table-cell>
        </table:table-row>
        <table:table-row table:style-name="ro1">
          <table:table-cell office:value-type="string">
            <text:p>2019-12-12T00:00:00.0/2019-12-13T00:00:00.0</text:p>
          </table:table-cell>
          <table:table-cell office:value-type="string">
            <text:p>2132.2834</text:p>
          </table:table-cell>
          <table:table-cell office:value-type="string">
            <text:p>1394.4874</text:p>
          </table:table-cell>
          <table:table-cell office:value-type="string">
            <text:p>1072.4847</text:p>
          </table:table-cell>
          <table:table-cell office:value-type="string">
            <text:p>322.0027</text:p>
          </table:table-cell>
          <table:table-cell office:value-type="string">
            <text:p>4858.7954</text:p>
          </table:table-cell>
          <table:table-cell office:value-type="string">
            <text:p>338.9753</text:p>
          </table:table-cell>
          <table:table-cell office:value-type="string">
            <text:p>1.7401</text:p>
          </table:table-cell>
          <table:table-cell office:value-type="string">
            <text:p>337.2352</text:p>
          </table:table-cell>
          <table:table-cell office:value-type="string">
            <text:p>9.8513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347];9;2); &quot;/&quot;; MID([.A347];6;2);&quot;/&quot;;MID([.A347];1;4);&quot;/&quot;)" office:value-type="string" office:string-value="12/12/2019/">
            <text:p>12/12/2019/</text:p>
          </table:table-cell>
        </table:table-row>
        <table:table-row table:style-name="ro1">
          <table:table-cell office:value-type="string">
            <text:p>2019-12-13T00:00:00.0/2019-12-14T00:00:00.0</text:p>
          </table:table-cell>
          <table:table-cell office:value-type="string">
            <text:p>2119.9985</text:p>
          </table:table-cell>
          <table:table-cell office:value-type="string">
            <text:p>1399.0699</text:p>
          </table:table-cell>
          <table:table-cell office:value-type="string">
            <text:p>1092.0701</text:p>
          </table:table-cell>
          <table:table-cell office:value-type="string">
            <text:p>306.9999</text:p>
          </table:table-cell>
          <table:table-cell office:value-type="string">
            <text:p>4976.5601</text:p>
          </table:table-cell>
          <table:table-cell office:value-type="string">
            <text:p>398.2236</text:p>
          </table:table-cell>
          <table:table-cell office:value-type="string">
            <text:p>27.4229</text:p>
          </table:table-cell>
          <table:table-cell office:value-type="string">
            <text:p>370.8008</text:p>
          </table:table-cell>
          <table:table-cell office:value-type="string">
            <text:p>189.381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348];9;2); &quot;/&quot;; MID([.A348];6;2);&quot;/&quot;;MID([.A348];1;4);&quot;/&quot;)" office:value-type="string" office:string-value="13/12/2019/">
            <text:p>13/12/2019/</text:p>
          </table:table-cell>
        </table:table-row>
        <table:table-row table:style-name="ro1">
          <table:table-cell office:value-type="string">
            <text:p>2019-12-14T00:00:00.0/2019-12-15T00:00:00.0</text:p>
          </table:table-cell>
          <table:table-cell office:value-type="string">
            <text:p>2109.0647</text:p>
          </table:table-cell>
          <table:table-cell office:value-type="string">
            <text:p>1336.9408</text:p>
          </table:table-cell>
          <table:table-cell office:value-type="string">
            <text:p>888.8017</text:p>
          </table:table-cell>
          <table:table-cell office:value-type="string">
            <text:p>448.1391</text:p>
          </table:table-cell>
          <table:table-cell office:value-type="string">
            <text:p>3997.4629</text:p>
          </table:table-cell>
          <table:table-cell office:value-type="string">
            <text:p>330.1989</text:p>
          </table:table-cell>
          <table:table-cell office:value-type="string">
            <text:p>27.0360</text:p>
          </table:table-cell>
          <table:table-cell office:value-type="string">
            <text:p>303.1630</text:p>
          </table:table-cell>
          <table:table-cell office:value-type="string">
            <text:p>274.6077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349];9;2); &quot;/&quot;; MID([.A349];6;2);&quot;/&quot;;MID([.A349];1;4);&quot;/&quot;)" office:value-type="string" office:string-value="14/12/2019/">
            <text:p>14/12/2019/</text:p>
          </table:table-cell>
        </table:table-row>
        <table:table-row table:style-name="ro1">
          <table:table-cell office:value-type="string">
            <text:p>2019-12-15T00:00:00.0/2019-12-16T00:00:00.0</text:p>
          </table:table-cell>
          <table:table-cell office:value-type="string">
            <text:p>2099.4824</text:p>
          </table:table-cell>
          <table:table-cell office:value-type="string">
            <text:p>1325.0642</text:p>
          </table:table-cell>
          <table:table-cell office:value-type="string">
            <text:p>987.1196</text:p>
          </table:table-cell>
          <table:table-cell office:value-type="string">
            <text:p>337.9446</text:p>
          </table:table-cell>
          <table:table-cell office:value-type="string">
            <text:p>4452.2578</text:p>
          </table:table-cell>
          <table:table-cell office:value-type="string">
            <text:p>728.3245</text:p>
          </table:table-cell>
          <table:table-cell office:value-type="string">
            <text:p>168.6120</text:p>
          </table:table-cell>
          <table:table-cell office:value-type="string">
            <text:p>559.7126</text:p>
          </table:table-cell>
          <table:table-cell office:value-type="string">
            <text:p>734.0589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350];9;2); &quot;/&quot;; MID([.A350];6;2);&quot;/&quot;;MID([.A350];1;4);&quot;/&quot;)" office:value-type="string" office:string-value="15/12/2019/">
            <text:p>15/12/2019/</text:p>
          </table:table-cell>
        </table:table-row>
        <table:table-row table:style-name="ro1">
          <table:table-cell office:value-type="string">
            <text:p>2019-12-16T00:00:00.0/2019-12-17T00:00:00.0</text:p>
          </table:table-cell>
          <table:table-cell office:value-type="string">
            <text:p>2091.2517</text:p>
          </table:table-cell>
          <table:table-cell office:value-type="string">
            <text:p>1315.6818</text:p>
          </table:table-cell>
          <table:table-cell office:value-type="string">
            <text:p>946.2408</text:p>
          </table:table-cell>
          <table:table-cell office:value-type="string">
            <text:p>369.4409</text:p>
          </table:table-cell>
          <table:table-cell office:value-type="string">
            <text:p>4271.5454</text:p>
          </table:table-cell>
          <table:table-cell office:value-type="string">
            <text:p>1142.2697</text:p>
          </table:table-cell>
          <table:table-cell office:value-type="string">
            <text:p>535.7219</text:p>
          </table:table-cell>
          <table:table-cell office:value-type="string">
            <text:p>606.5478</text:p>
          </table:table-cell>
          <table:table-cell office:value-type="string">
            <text:p>2760.1438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351];9;2); &quot;/&quot;; MID([.A351];6;2);&quot;/&quot;;MID([.A351];1;4);&quot;/&quot;)" office:value-type="string" office:string-value="16/12/2019/">
            <text:p>16/12/2019/</text:p>
          </table:table-cell>
        </table:table-row>
        <table:table-row table:style-name="ro1">
          <table:table-cell office:value-type="string">
            <text:p>2019-12-17T00:00:00.0/2019-12-18T00:00:00.0</text:p>
          </table:table-cell>
          <table:table-cell office:value-type="string">
            <text:p>2084.3916</text:p>
          </table:table-cell>
          <table:table-cell office:value-type="string">
            <text:p>1263.2051</text:p>
          </table:table-cell>
          <table:table-cell office:value-type="string">
            <text:p>816.1636</text:p>
          </table:table-cell>
          <table:table-cell office:value-type="string">
            <text:p>447.0415</text:p>
          </table:table-cell>
          <table:table-cell office:value-type="string">
            <text:p>3634.4585</text:p>
          </table:table-cell>
          <table:table-cell office:value-type="string">
            <text:p>811.8099</text:p>
          </table:table-cell>
          <table:table-cell office:value-type="string">
            <text:p>111.3904</text:p>
          </table:table-cell>
          <table:table-cell office:value-type="string">
            <text:p>700.4195</text:p>
          </table:table-cell>
          <table:table-cell office:value-type="string">
            <text:p>794.9333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352];9;2); &quot;/&quot;; MID([.A352];6;2);&quot;/&quot;;MID([.A352];1;4);&quot;/&quot;)" office:value-type="string" office:string-value="17/12/2019/">
            <text:p>17/12/2019/</text:p>
          </table:table-cell>
        </table:table-row>
        <table:table-row table:style-name="ro1">
          <table:table-cell office:value-type="string">
            <text:p>2019-12-18T00:00:00.0/2019-12-19T00:00:00.0</text:p>
          </table:table-cell>
          <table:table-cell office:value-type="string">
            <text:p>2078.9102</text:p>
          </table:table-cell>
          <table:table-cell office:value-type="string">
            <text:p>1180.9536</text:p>
          </table:table-cell>
          <table:table-cell office:value-type="string">
            <text:p>683.4793</text:p>
          </table:table-cell>
          <table:table-cell office:value-type="string">
            <text:p>497.4743</text:p>
          </table:table-cell>
          <table:table-cell office:value-type="string">
            <text:p>2987.0618</text:p>
          </table:table-cell>
          <table:table-cell office:value-type="string">
            <text:p>611.8390</text:p>
          </table:table-cell>
          <table:table-cell office:value-type="string">
            <text:p>95.4961</text:p>
          </table:table-cell>
          <table:table-cell office:value-type="string">
            <text:p>516.3429</text:p>
          </table:table-cell>
          <table:table-cell office:value-type="string">
            <text:p>508.3397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353];9;2); &quot;/&quot;; MID([.A353];6;2);&quot;/&quot;;MID([.A353];1;4);&quot;/&quot;)" office:value-type="string" office:string-value="18/12/2019/">
            <text:p>18/12/2019/</text:p>
          </table:table-cell>
        </table:table-row>
        <table:table-row table:style-name="ro1">
          <table:table-cell office:value-type="string">
            <text:p>2019-12-19T00:00:00.0/2019-12-20T00:00:00.0</text:p>
          </table:table-cell>
          <table:table-cell office:value-type="string">
            <text:p>2074.7590</text:p>
          </table:table-cell>
          <table:table-cell office:value-type="string">
            <text:p>1262.2466</text:p>
          </table:table-cell>
          <table:table-cell office:value-type="string">
            <text:p>851.5749</text:p>
          </table:table-cell>
          <table:table-cell office:value-type="string">
            <text:p>410.6717</text:p>
          </table:table-cell>
          <table:table-cell office:value-type="string">
            <text:p>3850.9714</text:p>
          </table:table-cell>
          <table:table-cell office:value-type="string">
            <text:p>494.7004</text:p>
          </table:table-cell>
          <table:table-cell office:value-type="string">
            <text:p>19.6837</text:p>
          </table:table-cell>
          <table:table-cell office:value-type="string">
            <text:p>475.0167</text:p>
          </table:table-cell>
          <table:table-cell office:value-type="string">
            <text:p>187.6244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354];9;2); &quot;/&quot;; MID([.A354];6;2);&quot;/&quot;;MID([.A354];1;4);&quot;/&quot;)" office:value-type="string" office:string-value="19/12/2019/">
            <text:p>19/12/2019/</text:p>
          </table:table-cell>
        </table:table-row>
        <table:table-row table:style-name="ro1">
          <table:table-cell office:value-type="string">
            <text:p>2019-12-20T00:00:00.0/2019-12-21T00:00:00.0</text:p>
          </table:table-cell>
          <table:table-cell office:value-type="string">
            <text:p>2071.9858</text:p>
          </table:table-cell>
          <table:table-cell office:value-type="string">
            <text:p>1284.3922</text:p>
          </table:table-cell>
          <table:table-cell office:value-type="string">
            <text:p>899.2719</text:p>
          </table:table-cell>
          <table:table-cell office:value-type="string">
            <text:p>385.1203</text:p>
          </table:table-cell>
          <table:table-cell office:value-type="string">
            <text:p>4058.3364</text:p>
          </table:table-cell>
          <table:table-cell office:value-type="string">
            <text:p>1265.3584</text:p>
          </table:table-cell>
          <table:table-cell office:value-type="string">
            <text:p>868.8445</text:p>
          </table:table-cell>
          <table:table-cell office:value-type="string">
            <text:p>396.5139</text:p>
          </table:table-cell>
          <table:table-cell office:value-type="string">
            <text:p>3941.3955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355];9;2); &quot;/&quot;; MID([.A355];6;2);&quot;/&quot;;MID([.A355];1;4);&quot;/&quot;)" office:value-type="string" office:string-value="20/12/2019/">
            <text:p>20/12/2019/</text:p>
          </table:table-cell>
        </table:table-row>
        <table:table-row table:style-name="ro1">
          <table:table-cell office:value-type="string">
            <text:p>2019-12-21T00:00:00.0/2019-12-22T00:00:00.0</text:p>
          </table:table-cell>
          <table:table-cell office:value-type="string">
            <text:p>2070.5913</text:p>
          </table:table-cell>
          <table:table-cell office:value-type="string">
            <text:p>1321.5823</text:p>
          </table:table-cell>
          <table:table-cell office:value-type="string">
            <text:p>969.2687</text:p>
          </table:table-cell>
          <table:table-cell office:value-type="string">
            <text:p>352.3135</text:p>
          </table:table-cell>
          <table:table-cell office:value-type="string">
            <text:p>4418.5571</text:p>
          </table:table-cell>
          <table:table-cell office:value-type="string">
            <text:p>924.9027</text:p>
          </table:table-cell>
          <table:table-cell office:value-type="string">
            <text:p>280.9426</text:p>
          </table:table-cell>
          <table:table-cell office:value-type="string">
            <text:p>643.9601</text:p>
          </table:table-cell>
          <table:table-cell office:value-type="string">
            <text:p>1424.546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356];9;2); &quot;/&quot;; MID([.A356];6;2);&quot;/&quot;;MID([.A356];1;4);&quot;/&quot;)" office:value-type="string" office:string-value="21/12/2019/">
            <text:p>21/12/2019/</text:p>
          </table:table-cell>
        </table:table-row>
        <table:table-row table:style-name="ro1">
          <table:table-cell office:value-type="string">
            <text:p>2019-12-22T00:00:00.0/2019-12-23T00:00:00.0</text:p>
          </table:table-cell>
          <table:table-cell office:value-type="string">
            <text:p>2070.5444</text:p>
          </table:table-cell>
          <table:table-cell office:value-type="string">
            <text:p>1312.5504</text:p>
          </table:table-cell>
          <table:table-cell office:value-type="string">
            <text:p>935.8295</text:p>
          </table:table-cell>
          <table:table-cell office:value-type="string">
            <text:p>376.7210</text:p>
          </table:table-cell>
          <table:table-cell office:value-type="string">
            <text:p>4189.0908</text:p>
          </table:table-cell>
          <table:table-cell office:value-type="string">
            <text:p>939.3935</text:p>
          </table:table-cell>
          <table:table-cell office:value-type="string">
            <text:p>188.3118</text:p>
          </table:table-cell>
          <table:table-cell office:value-type="string">
            <text:p>751.0817</text:p>
          </table:table-cell>
          <table:table-cell office:value-type="string">
            <text:p>1148.4318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357];9;2); &quot;/&quot;; MID([.A357];6;2);&quot;/&quot;;MID([.A357];1;4);&quot;/&quot;)" office:value-type="string" office:string-value="22/12/2019/">
            <text:p>22/12/2019/</text:p>
          </table:table-cell>
        </table:table-row>
        <table:table-row table:style-name="ro1">
          <table:table-cell office:value-type="string">
            <text:p>2019-12-23T00:00:00.0/2019-12-24T00:00:00.0</text:p>
          </table:table-cell>
          <table:table-cell office:value-type="string">
            <text:p>2071.8813</text:p>
          </table:table-cell>
          <table:table-cell office:value-type="string">
            <text:p>1294.7080</text:p>
          </table:table-cell>
          <table:table-cell office:value-type="string">
            <text:p>892.8764</text:p>
          </table:table-cell>
          <table:table-cell office:value-type="string">
            <text:p>401.8316</text:p>
          </table:table-cell>
          <table:table-cell office:value-type="string">
            <text:p>4017.9050</text:p>
          </table:table-cell>
          <table:table-cell office:value-type="string">
            <text:p>596.8611</text:p>
          </table:table-cell>
          <table:table-cell office:value-type="string">
            <text:p>51.8158</text:p>
          </table:table-cell>
          <table:table-cell office:value-type="string">
            <text:p>545.0454</text:p>
          </table:table-cell>
          <table:table-cell office:value-type="string">
            <text:p>358.9102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358];9;2); &quot;/&quot;; MID([.A358];6;2);&quot;/&quot;;MID([.A358];1;4);&quot;/&quot;)" office:value-type="string" office:string-value="23/12/2019/">
            <text:p>23/12/2019/</text:p>
          </table:table-cell>
        </table:table-row>
        <table:table-row table:style-name="ro1">
          <table:table-cell office:value-type="string">
            <text:p>2019-12-24T00:00:00.0/2019-12-25T00:00:00.0</text:p>
          </table:table-cell>
          <table:table-cell office:value-type="string">
            <text:p>2074.5664</text:p>
          </table:table-cell>
          <table:table-cell office:value-type="string">
            <text:p>1328.1832</text:p>
          </table:table-cell>
          <table:table-cell office:value-type="string">
            <text:p>926.2843</text:p>
          </table:table-cell>
          <table:table-cell office:value-type="string">
            <text:p>401.8990</text:p>
          </table:table-cell>
          <table:table-cell office:value-type="string">
            <text:p>4177.4736</text:p>
          </table:table-cell>
          <table:table-cell office:value-type="string">
            <text:p>1066.4041</text:p>
          </table:table-cell>
          <table:table-cell office:value-type="string">
            <text:p>582.8920</text:p>
          </table:table-cell>
          <table:table-cell office:value-type="string">
            <text:p>483.5121</text:p>
          </table:table-cell>
          <table:table-cell office:value-type="string">
            <text:p>2738.1633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359];9;2); &quot;/&quot;; MID([.A359];6;2);&quot;/&quot;;MID([.A359];1;4);&quot;/&quot;)" office:value-type="string" office:string-value="24/12/2019/">
            <text:p>24/12/2019/</text:p>
          </table:table-cell>
        </table:table-row>
        <table:table-row table:style-name="ro1">
          <table:table-cell office:value-type="string">
            <text:p>2019-12-25T00:00:00.0/2019-12-26T00:00:00.0</text:p>
          </table:table-cell>
          <table:table-cell office:value-type="string">
            <text:p>2078.6372</text:p>
          </table:table-cell>
          <table:table-cell office:value-type="string">
            <text:p>1269.8494</text:p>
          </table:table-cell>
          <table:table-cell office:value-type="string">
            <text:p>754.3179</text:p>
          </table:table-cell>
          <table:table-cell office:value-type="string">
            <text:p>515.5315</text:p>
          </table:table-cell>
          <table:table-cell office:value-type="string">
            <text:p>3354.8975</text:p>
          </table:table-cell>
          <table:table-cell office:value-type="string">
            <text:p>687.0037</text:p>
          </table:table-cell>
          <table:table-cell office:value-type="string">
            <text:p>150.6727</text:p>
          </table:table-cell>
          <table:table-cell office:value-type="string">
            <text:p>536.3310</text:p>
          </table:table-cell>
          <table:table-cell office:value-type="string">
            <text:p>636.1030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360];9;2); &quot;/&quot;; MID([.A360];6;2);&quot;/&quot;;MID([.A360];1;4);&quot;/&quot;)" office:value-type="string" office:string-value="25/12/2019/">
            <text:p>25/12/2019/</text:p>
          </table:table-cell>
        </table:table-row>
        <table:table-row table:style-name="ro1">
          <table:table-cell office:value-type="string">
            <text:p>2019-12-26T00:00:00.0/2019-12-27T00:00:00.0</text:p>
          </table:table-cell>
          <table:table-cell office:value-type="string">
            <text:p>2084.0959</text:p>
          </table:table-cell>
          <table:table-cell office:value-type="string">
            <text:p>1386.4501</text:p>
          </table:table-cell>
          <table:table-cell office:value-type="string">
            <text:p>1088.1147</text:p>
          </table:table-cell>
          <table:table-cell office:value-type="string">
            <text:p>298.3354</text:p>
          </table:table-cell>
          <table:table-cell office:value-type="string">
            <text:p>5038.4263</text:p>
          </table:table-cell>
          <table:table-cell office:value-type="string">
            <text:p>944.1880</text:p>
          </table:table-cell>
          <table:table-cell office:value-type="string">
            <text:p>328.4017</text:p>
          </table:table-cell>
          <table:table-cell office:value-type="string">
            <text:p>615.7864</text:p>
          </table:table-cell>
          <table:table-cell office:value-type="string">
            <text:p>1871.6460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361];9;2); &quot;/&quot;; MID([.A361];6;2);&quot;/&quot;;MID([.A361];1;4);&quot;/&quot;)" office:value-type="string" office:string-value="26/12/2019/">
            <text:p>26/12/2019/</text:p>
          </table:table-cell>
        </table:table-row>
        <table:table-row table:style-name="ro1">
          <table:table-cell office:value-type="string">
            <text:p>2019-12-27T00:00:00.0/2019-12-28T00:00:00.0</text:p>
          </table:table-cell>
          <table:table-cell office:value-type="string">
            <text:p>2090.9167</text:p>
          </table:table-cell>
          <table:table-cell office:value-type="string">
            <text:p>1384.8055</text:p>
          </table:table-cell>
          <table:table-cell office:value-type="string">
            <text:p>1074.3788</text:p>
          </table:table-cell>
          <table:table-cell office:value-type="string">
            <text:p>310.4268</text:p>
          </table:table-cell>
          <table:table-cell office:value-type="string">
            <text:p>4963.5889</text:p>
          </table:table-cell>
          <table:table-cell office:value-type="string">
            <text:p>463.7036</text:p>
          </table:table-cell>
          <table:table-cell office:value-type="string">
            <text:p>0.3925</text:p>
          </table:table-cell>
          <table:table-cell office:value-type="string">
            <text:p>463.3112</text:p>
          </table:table-cell>
          <table:table-cell office:value-type="string">
            <text:p>2.1161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362];9;2); &quot;/&quot;; MID([.A362];6;2);&quot;/&quot;;MID([.A362];1;4);&quot;/&quot;)" office:value-type="string" office:string-value="27/12/2019/">
            <text:p>27/12/2019/</text:p>
          </table:table-cell>
        </table:table-row>
        <table:table-row table:style-name="ro1">
          <table:table-cell office:value-type="string">
            <text:p>2019-12-28T00:00:00.0/2019-12-29T00:00:00.0</text:p>
          </table:table-cell>
          <table:table-cell office:value-type="string">
            <text:p>2099.0579</text:p>
          </table:table-cell>
          <table:table-cell office:value-type="string">
            <text:p>1442.1431</text:p>
          </table:table-cell>
          <table:table-cell office:value-type="string">
            <text:p>1139.3208</text:p>
          </table:table-cell>
          <table:table-cell office:value-type="string">
            <text:p>302.8223</text:p>
          </table:table-cell>
          <table:table-cell office:value-type="string">
            <text:p>5271.5864</text:p>
          </table:table-cell>
          <table:table-cell office:value-type="string">
            <text:p>610.4731</text:p>
          </table:table-cell>
          <table:table-cell office:value-type="string">
            <text:p>15.5312</text:p>
          </table:table-cell>
          <table:table-cell office:value-type="string">
            <text:p>594.9420</text:p>
          </table:table-cell>
          <table:table-cell office:value-type="string">
            <text:p>63.0459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363];9;2); &quot;/&quot;; MID([.A363];6;2);&quot;/&quot;;MID([.A363];1;4);&quot;/&quot;)" office:value-type="string" office:string-value="28/12/2019/">
            <text:p>28/12/2019/</text:p>
          </table:table-cell>
        </table:table-row>
        <table:table-row table:style-name="ro1">
          <table:table-cell office:value-type="string">
            <text:p>2019-12-29T00:00:00.0/2019-12-30T00:00:00.0</text:p>
          </table:table-cell>
          <table:table-cell office:value-type="string">
            <text:p>2108.6296</text:p>
          </table:table-cell>
          <table:table-cell office:value-type="string">
            <text:p>1409.2451</text:p>
          </table:table-cell>
          <table:table-cell office:value-type="string">
            <text:p>1103.5223</text:p>
          </table:table-cell>
          <table:table-cell office:value-type="string">
            <text:p>305.7228</text:p>
          </table:table-cell>
          <table:table-cell office:value-type="string">
            <text:p>5071.3623</text:p>
          </table:table-cell>
          <table:table-cell office:value-type="string">
            <text:p>441.0849</text:p>
          </table:table-cell>
          <table:table-cell office:value-type="string">
            <text:p>25.9746</text:p>
          </table:table-cell>
          <table:table-cell office:value-type="string">
            <text:p>415.1103</text:p>
          </table:table-cell>
          <table:table-cell office:value-type="string">
            <text:p>305.6133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364];9;2); &quot;/&quot;; MID([.A364];6;2);&quot;/&quot;;MID([.A364];1;4);&quot;/&quot;)" office:value-type="string" office:string-value="29/12/2019/">
            <text:p>29/12/2019/</text:p>
          </table:table-cell>
        </table:table-row>
        <table:table-row table:style-name="ro1">
          <table:table-cell office:value-type="string">
            <text:p>2019-12-30T00:00:00.0/2019-12-31T00:00:00.0</text:p>
          </table:table-cell>
          <table:table-cell office:value-type="string">
            <text:p>2119.5681</text:p>
          </table:table-cell>
          <table:table-cell office:value-type="string">
            <text:p>1291.4187</text:p>
          </table:table-cell>
          <table:table-cell office:value-type="string">
            <text:p>811.2037</text:p>
          </table:table-cell>
          <table:table-cell office:value-type="string">
            <text:p>480.2150</text:p>
          </table:table-cell>
          <table:table-cell office:value-type="string">
            <text:p>3563.0857</text:p>
          </table:table-cell>
          <table:table-cell office:value-type="string">
            <text:p>1114.5377</text:p>
          </table:table-cell>
          <table:table-cell office:value-type="string">
            <text:p>454.3066</text:p>
          </table:table-cell>
          <table:table-cell office:value-type="string">
            <text:p>660.2311</text:p>
          </table:table-cell>
          <table:table-cell office:value-type="string">
            <text:p>2029.4438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365];9;2); &quot;/&quot;; MID([.A365];6;2);&quot;/&quot;;MID([.A365];1;4);&quot;/&quot;)" office:value-type="string" office:string-value="30/12/2019/">
            <text:p>30/12/2019/</text:p>
          </table:table-cell>
        </table:table-row>
        <table:table-row table:style-name="ro1">
          <table:table-cell office:value-type="string">
            <text:p>2019-12-31T00:00:00.0/2020-01-01T00:00:00.0</text:p>
          </table:table-cell>
          <table:table-cell office:value-type="string">
            <text:p>2131.8740</text:p>
          </table:table-cell>
          <table:table-cell office:value-type="string">
            <text:p>1366.7656</text:p>
          </table:table-cell>
          <table:table-cell office:value-type="string">
            <text:p>953.6125</text:p>
          </table:table-cell>
          <table:table-cell office:value-type="string">
            <text:p>413.1531</text:p>
          </table:table-cell>
          <table:table-cell office:value-type="string">
            <text:p>4256.0073</text:p>
          </table:table-cell>
          <table:table-cell office:value-type="string">
            <text:p>434.7220</text:p>
          </table:table-cell>
          <table:table-cell office:value-type="string">
            <text:p>7.7569</text:p>
          </table:table-cell>
          <table:table-cell office:value-type="string">
            <text:p>426.9651</text:p>
          </table:table-cell>
          <table:table-cell office:value-type="string">
            <text:p>35.2356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366];9;2); &quot;/&quot;; MID([.A366];6;2);&quot;/&quot;;MID([.A366];1;4);&quot;/&quot;)" office:value-type="string" office:string-value="31/12/2019/">
            <text:p>31/12/2019/</text:p>
          </table:table-cell>
        </table:table-row>
        <table:table-row table:style-name="ro1">
          <table:table-cell office:value-type="string">
            <text:p>2020-01-01T00:00:00.0/2020-01-02T00:00:00.0</text:p>
          </table:table-cell>
          <table:table-cell office:value-type="string">
            <text:p>2145.5481</text:p>
          </table:table-cell>
          <table:table-cell office:value-type="string">
            <text:p>1387.3408</text:p>
          </table:table-cell>
          <table:table-cell office:value-type="string">
            <text:p>968.2269</text:p>
          </table:table-cell>
          <table:table-cell office:value-type="string">
            <text:p>419.1139</text:p>
          </table:table-cell>
          <table:table-cell office:value-type="string">
            <text:p>4306.4814</text:p>
          </table:table-cell>
          <table:table-cell office:value-type="string">
            <text:p>1360.3477</text:p>
          </table:table-cell>
          <table:table-cell office:value-type="string">
            <text:p>925.3073</text:p>
          </table:table-cell>
          <table:table-cell office:value-type="string">
            <text:p>435.0404</text:p>
          </table:table-cell>
          <table:table-cell office:value-type="string">
            <text:p>4145.8633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367];9;2); &quot;/&quot;; MID([.A367];6;2);&quot;/&quot;;MID([.A367];1;4);&quot;/&quot;)" office:value-type="string" office:string-value="01/01/2020/">
            <text:p>01/01/2020/</text:p>
          </table:table-cell>
        </table:table-row>
        <table:table-row table:style-name="ro1">
          <table:table-cell office:value-type="string">
            <text:p>2020-01-02T00:00:00.0/2020-01-03T00:00:00.0</text:p>
          </table:table-cell>
          <table:table-cell office:value-type="string">
            <text:p>2160.5894</text:p>
          </table:table-cell>
          <table:table-cell office:value-type="string">
            <text:p>1484.0416</text:p>
          </table:table-cell>
          <table:table-cell office:value-type="string">
            <text:p>1137.1813</text:p>
          </table:table-cell>
          <table:table-cell office:value-type="string">
            <text:p>346.8603</text:p>
          </table:table-cell>
          <table:table-cell office:value-type="string">
            <text:p>5112.3188</text:p>
          </table:table-cell>
          <table:table-cell office:value-type="string">
            <text:p>1421.1788</text:p>
          </table:table-cell>
          <table:table-cell office:value-type="string">
            <text:p>1026.3229</text:p>
          </table:table-cell>
          <table:table-cell office:value-type="string">
            <text:p>394.8559</text:p>
          </table:table-cell>
          <table:table-cell office:value-type="string">
            <text:p>4682.926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368];9;2); &quot;/&quot;; MID([.A368];6;2);&quot;/&quot;;MID([.A368];1;4);&quot;/&quot;)" office:value-type="string" office:string-value="02/01/2020/">
            <text:p>02/01/2020/</text:p>
          </table:table-cell>
        </table:table-row>
        <table:table-row table:style-name="ro1">
          <table:table-cell office:value-type="string">
            <text:p>2020-01-03T00:00:00.0/2020-01-04T00:00:00.0</text:p>
          </table:table-cell>
          <table:table-cell office:value-type="string">
            <text:p>2176.9963</text:p>
          </table:table-cell>
          <table:table-cell office:value-type="string">
            <text:p>1361.1716</text:p>
          </table:table-cell>
          <table:table-cell office:value-type="string">
            <text:p>916.9996</text:p>
          </table:table-cell>
          <table:table-cell office:value-type="string">
            <text:p>444.1720</text:p>
          </table:table-cell>
          <table:table-cell office:value-type="string">
            <text:p>3994.7200</text:p>
          </table:table-cell>
          <table:table-cell office:value-type="string">
            <text:p>832.6761</text:p>
          </table:table-cell>
          <table:table-cell office:value-type="string">
            <text:p>233.7018</text:p>
          </table:table-cell>
          <table:table-cell office:value-type="string">
            <text:p>598.9744</text:p>
          </table:table-cell>
          <table:table-cell office:value-type="string">
            <text:p>1011.6155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369];9;2); &quot;/&quot;; MID([.A369];6;2);&quot;/&quot;;MID([.A369];1;4);&quot;/&quot;)" office:value-type="string" office:string-value="03/01/2020/">
            <text:p>03/01/2020/</text:p>
          </table:table-cell>
        </table:table-row>
        <table:table-row table:style-name="ro1">
          <table:table-cell office:value-type="string">
            <text:p>2020-01-04T00:00:00.0/2020-01-05T00:00:00.0</text:p>
          </table:table-cell>
          <table:table-cell office:value-type="string">
            <text:p>2194.7957</text:p>
          </table:table-cell>
          <table:table-cell office:value-type="string">
            <text:p>1405.3145</text:p>
          </table:table-cell>
          <table:table-cell office:value-type="string">
            <text:p>944.2419</text:p>
          </table:table-cell>
          <table:table-cell office:value-type="string">
            <text:p>461.0725</text:p>
          </table:table-cell>
          <table:table-cell office:value-type="string">
            <text:p>4060.0049</text:p>
          </table:table-cell>
          <table:table-cell office:value-type="string">
            <text:p>816.2206</text:p>
          </table:table-cell>
          <table:table-cell office:value-type="string">
            <text:p>152.2321</text:p>
          </table:table-cell>
          <table:table-cell office:value-type="string">
            <text:p>663.9885</text:p>
          </table:table-cell>
          <table:table-cell office:value-type="string">
            <text:p>665.0433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370];9;2); &quot;/&quot;; MID([.A370];6;2);&quot;/&quot;;MID([.A370];1;4);&quot;/&quot;)" office:value-type="string" office:string-value="04/01/2020/">
            <text:p>04/01/2020/</text:p>
          </table:table-cell>
        </table:table-row>
        <table:table-row table:style-name="ro1">
          <table:table-cell office:value-type="string">
            <text:p>2020-01-05T00:00:00.0/2020-01-06T00:00:00.0</text:p>
          </table:table-cell>
          <table:table-cell office:value-type="string">
            <text:p>2213.9370</text:p>
          </table:table-cell>
          <table:table-cell office:value-type="string">
            <text:p>1476.7582</text:p>
          </table:table-cell>
          <table:table-cell office:value-type="string">
            <text:p>1001.3035</text:p>
          </table:table-cell>
          <table:table-cell office:value-type="string">
            <text:p>475.4547</text:p>
          </table:table-cell>
          <table:table-cell office:value-type="string">
            <text:p>4313.4346</text:p>
          </table:table-cell>
          <table:table-cell office:value-type="string">
            <text:p>1388.0579</text:p>
          </table:table-cell>
          <table:table-cell office:value-type="string">
            <text:p>851.6946</text:p>
          </table:table-cell>
          <table:table-cell office:value-type="string">
            <text:p>536.3632</text:p>
          </table:table-cell>
          <table:table-cell office:value-type="string">
            <text:p>3660.8997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371];9;2); &quot;/&quot;; MID([.A371];6;2);&quot;/&quot;;MID([.A371];1;4);&quot;/&quot;)" office:value-type="string" office:string-value="05/01/2020/">
            <text:p>05/01/2020/</text:p>
          </table:table-cell>
        </table:table-row>
        <table:table-row table:style-name="ro1">
          <table:table-cell office:value-type="string">
            <text:p>2020-01-06T00:00:00.0/2020-01-07T00:00:00.0</text:p>
          </table:table-cell>
          <table:table-cell office:value-type="string">
            <text:p>2234.4673</text:p>
          </table:table-cell>
          <table:table-cell office:value-type="string">
            <text:p>1468.2023</text:p>
          </table:table-cell>
          <table:table-cell office:value-type="string">
            <text:p>1087.1299</text:p>
          </table:table-cell>
          <table:table-cell office:value-type="string">
            <text:p>381.0724</text:p>
          </table:table-cell>
          <table:table-cell office:value-type="string">
            <text:p>4742.7437</text:p>
          </table:table-cell>
          <table:table-cell office:value-type="string">
            <text:p>720.5525</text:p>
          </table:table-cell>
          <table:table-cell office:value-type="string">
            <text:p>49.4623</text:p>
          </table:table-cell>
          <table:table-cell office:value-type="string">
            <text:p>671.0902</text:p>
          </table:table-cell>
          <table:table-cell office:value-type="string">
            <text:p>410.9294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372];9;2); &quot;/&quot;; MID([.A372];6;2);&quot;/&quot;;MID([.A372];1;4);&quot;/&quot;)" office:value-type="string" office:string-value="06/01/2020/">
            <text:p>06/01/2020/</text:p>
          </table:table-cell>
        </table:table-row>
        <table:table-row table:style-name="ro1">
          <table:table-cell office:value-type="string">
            <text:p>2020-01-07T00:00:00.0/2020-01-08T00:00:00.0</text:p>
          </table:table-cell>
          <table:table-cell office:value-type="string">
            <text:p>2256.3313</text:p>
          </table:table-cell>
          <table:table-cell office:value-type="string">
            <text:p>1468.8401</text:p>
          </table:table-cell>
          <table:table-cell office:value-type="string">
            <text:p>1089.1218</text:p>
          </table:table-cell>
          <table:table-cell office:value-type="string">
            <text:p>379.7182</text:p>
          </table:table-cell>
          <table:table-cell office:value-type="string">
            <text:p>4733.5894</text:p>
          </table:table-cell>
          <table:table-cell office:value-type="string">
            <text:p>1092.1194</text:p>
          </table:table-cell>
          <table:table-cell office:value-type="string">
            <text:p>460.9650</text:p>
          </table:table-cell>
          <table:table-cell office:value-type="string">
            <text:p>631.1544</text:p>
          </table:table-cell>
          <table:table-cell office:value-type="string">
            <text:p>2057.1321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373];9;2); &quot;/&quot;; MID([.A373];6;2);&quot;/&quot;;MID([.A373];1;4);&quot;/&quot;)" office:value-type="string" office:string-value="07/01/2020/">
            <text:p>07/01/2020/</text:p>
          </table:table-cell>
        </table:table-row>
        <table:table-row table:style-name="ro1">
          <table:table-cell office:value-type="string">
            <text:p>2020-01-08T00:00:00.0/2020-01-09T00:00:00.0</text:p>
          </table:table-cell>
          <table:table-cell office:value-type="string">
            <text:p>2279.5857</text:p>
          </table:table-cell>
          <table:table-cell office:value-type="string">
            <text:p>1415.7026</text:p>
          </table:table-cell>
          <table:table-cell office:value-type="string">
            <text:p>924.4795</text:p>
          </table:table-cell>
          <table:table-cell office:value-type="string">
            <text:p>491.2232</text:p>
          </table:table-cell>
          <table:table-cell office:value-type="string">
            <text:p>3905.6218</text:p>
          </table:table-cell>
          <table:table-cell office:value-type="string">
            <text:p>447.0792</text:p>
          </table:table-cell>
          <table:table-cell office:value-type="string">
            <text:p>6.3165</text:p>
          </table:table-cell>
          <table:table-cell office:value-type="string">
            <text:p>440.7627</text:p>
          </table:table-cell>
          <table:table-cell office:value-type="string">
            <text:p>23.4777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374];9;2); &quot;/&quot;; MID([.A374];6;2);&quot;/&quot;;MID([.A374];1;4);&quot;/&quot;)" office:value-type="string" office:string-value="08/01/2020/">
            <text:p>08/01/2020/</text:p>
          </table:table-cell>
        </table:table-row>
        <table:table-row table:style-name="ro1">
          <table:table-cell office:value-type="string">
            <text:p>2020-01-09T00:00:00.0/2020-01-10T00:00:00.0</text:p>
          </table:table-cell>
          <table:table-cell office:value-type="string">
            <text:p>2304.1638</text:p>
          </table:table-cell>
          <table:table-cell office:value-type="string">
            <text:p>1401.3661</text:p>
          </table:table-cell>
          <table:table-cell office:value-type="string">
            <text:p>934.6434</text:p>
          </table:table-cell>
          <table:table-cell office:value-type="string">
            <text:p>466.7227</text:p>
          </table:table-cell>
          <table:table-cell office:value-type="string">
            <text:p>3912.9331</text:p>
          </table:table-cell>
          <table:table-cell office:value-type="string">
            <text:p>698.1588</text:p>
          </table:table-cell>
          <table:table-cell office:value-type="string">
            <text:p>167.7079</text:p>
          </table:table-cell>
          <table:table-cell office:value-type="string">
            <text:p>530.4509</text:p>
          </table:table-cell>
          <table:table-cell office:value-type="string">
            <text:p>737.6005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375];9;2); &quot;/&quot;; MID([.A375];6;2);&quot;/&quot;;MID([.A375];1;4);&quot;/&quot;)" office:value-type="string" office:string-value="09/01/2020/">
            <text:p>09/01/2020/</text:p>
          </table:table-cell>
        </table:table-row>
        <table:table-row table:style-name="ro1">
          <table:table-cell office:value-type="string">
            <text:p>2020-01-10T00:00:00.0/2020-01-11T00:00:00.0</text:p>
          </table:table-cell>
          <table:table-cell office:value-type="string">
            <text:p>2330.1531</text:p>
          </table:table-cell>
          <table:table-cell office:value-type="string">
            <text:p>1487.2639</text:p>
          </table:table-cell>
          <table:table-cell office:value-type="string">
            <text:p>1058.3351</text:p>
          </table:table-cell>
          <table:table-cell office:value-type="string">
            <text:p>428.9289</text:p>
          </table:table-cell>
          <table:table-cell office:value-type="string">
            <text:p>4446.6230</text:p>
          </table:table-cell>
          <table:table-cell office:value-type="string">
            <text:p>1166.8862</text:p>
          </table:table-cell>
          <table:table-cell office:value-type="string">
            <text:p>625.9640</text:p>
          </table:table-cell>
          <table:table-cell office:value-type="string">
            <text:p>540.9222</text:p>
          </table:table-cell>
          <table:table-cell office:value-type="string">
            <text:p>2627.8101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376];9;2); &quot;/&quot;; MID([.A376];6;2);&quot;/&quot;;MID([.A376];1;4);&quot;/&quot;)" office:value-type="string" office:string-value="10/01/2020/">
            <text:p>10/01/2020/</text:p>
          </table:table-cell>
        </table:table-row>
        <table:table-row table:style-name="ro1">
          <table:table-cell office:value-type="string">
            <text:p>2020-01-11T00:00:00.0/2020-01-12T00:00:00.0</text:p>
          </table:table-cell>
          <table:table-cell office:value-type="string">
            <text:p>2357.4451</text:p>
          </table:table-cell>
          <table:table-cell office:value-type="string">
            <text:p>1565.2683</text:p>
          </table:table-cell>
          <table:table-cell office:value-type="string">
            <text:p>1152.9606</text:p>
          </table:table-cell>
          <table:table-cell office:value-type="string">
            <text:p>412.3077</text:p>
          </table:table-cell>
          <table:table-cell office:value-type="string">
            <text:p>4860.0117</text:p>
          </table:table-cell>
          <table:table-cell office:value-type="string">
            <text:p>588.9037</text:p>
          </table:table-cell>
          <table:table-cell office:value-type="string">
            <text:p>32.3485</text:p>
          </table:table-cell>
          <table:table-cell office:value-type="string">
            <text:p>556.5552</text:p>
          </table:table-cell>
          <table:table-cell office:value-type="string">
            <text:p>137.5598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377];9;2); &quot;/&quot;; MID([.A377];6;2);&quot;/&quot;;MID([.A377];1;4);&quot;/&quot;)" office:value-type="string" office:string-value="11/01/2020/">
            <text:p>11/01/2020/</text:p>
          </table:table-cell>
        </table:table-row>
        <table:table-row table:style-name="ro1">
          <table:table-cell office:value-type="string">
            <text:p>2020-01-12T00:00:00.0/2020-01-13T00:00:00.0</text:p>
          </table:table-cell>
          <table:table-cell office:value-type="string">
            <text:p>2386.1052</text:p>
          </table:table-cell>
          <table:table-cell office:value-type="string">
            <text:p>1615.0496</text:p>
          </table:table-cell>
          <table:table-cell office:value-type="string">
            <text:p>1204.4410</text:p>
          </table:table-cell>
          <table:table-cell office:value-type="string">
            <text:p>410.6085</text:p>
          </table:table-cell>
          <table:table-cell office:value-type="string">
            <text:p>5041.9434</text:p>
          </table:table-cell>
          <table:table-cell office:value-type="string">
            <text:p>1527.0365</text:p>
          </table:table-cell>
          <table:table-cell office:value-type="string">
            <text:p>987.7029</text:p>
          </table:table-cell>
          <table:table-cell office:value-type="string">
            <text:p>539.3336</text:p>
          </table:table-cell>
          <table:table-cell office:value-type="string">
            <text:p>4236.1665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378];9;2); &quot;/&quot;; MID([.A378];6;2);&quot;/&quot;;MID([.A378];1;4);&quot;/&quot;)" office:value-type="string" office:string-value="12/01/2020/">
            <text:p>12/01/2020/</text:p>
          </table:table-cell>
        </table:table-row>
        <table:table-row table:style-name="ro1">
          <table:table-cell office:value-type="string">
            <text:p>2020-01-13T00:00:00.0/2020-01-14T00:00:00.0</text:p>
          </table:table-cell>
          <table:table-cell office:value-type="string">
            <text:p>2416.1143</text:p>
          </table:table-cell>
          <table:table-cell office:value-type="string">
            <text:p>1602.1829</text:p>
          </table:table-cell>
          <table:table-cell office:value-type="string">
            <text:p>1139.2657</text:p>
          </table:table-cell>
          <table:table-cell office:value-type="string">
            <text:p>462.9171</text:p>
          </table:table-cell>
          <table:table-cell office:value-type="string">
            <text:p>4679.3667</text:p>
          </table:table-cell>
          <table:table-cell office:value-type="string">
            <text:p>1101.4017</text:p>
          </table:table-cell>
          <table:table-cell office:value-type="string">
            <text:p>103.1028</text:p>
          </table:table-cell>
          <table:table-cell office:value-type="string">
            <text:p>998.2989</text:p>
          </table:table-cell>
          <table:table-cell office:value-type="string">
            <text:p>386.4455</text:p>
          </table:table-cell>
          <table:table-cell office:value-type="string">
            <text:p>0.9684</text:p>
          </table:table-cell>
          <table:table-cell table:number-columns-repeated="3"/>
          <table:table-cell table:formula="of:==CONCATENATE( MID([.A379];9;2); &quot;/&quot;; MID([.A379];6;2);&quot;/&quot;;MID([.A379];1;4);&quot;/&quot;)" office:value-type="string" office:string-value="13/01/2020/">
            <text:p>13/01/2020/</text:p>
          </table:table-cell>
        </table:table-row>
        <table:table-row table:style-name="ro1">
          <table:table-cell office:value-type="string">
            <text:p>2020-01-14T00:00:00.0/2020-01-15T00:00:00.0</text:p>
          </table:table-cell>
          <table:table-cell office:value-type="string">
            <text:p>2447.4700</text:p>
          </table:table-cell>
          <table:table-cell office:value-type="string">
            <text:p>1610.1293</text:p>
          </table:table-cell>
          <table:table-cell office:value-type="string">
            <text:p>1191.8153</text:p>
          </table:table-cell>
          <table:table-cell office:value-type="string">
            <text:p>418.3140</text:p>
          </table:table-cell>
          <table:table-cell office:value-type="string">
            <text:p>4887.0605</text:p>
          </table:table-cell>
          <table:table-cell office:value-type="string">
            <text:p>1433.3240</text:p>
          </table:table-cell>
          <table:table-cell office:value-type="string">
            <text:p>776.1344</text:p>
          </table:table-cell>
          <table:table-cell office:value-type="string">
            <text:p>657.1896</text:p>
          </table:table-cell>
          <table:table-cell office:value-type="string">
            <text:p>3346.3684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380];9;2); &quot;/&quot;; MID([.A380];6;2);&quot;/&quot;;MID([.A380];1;4);&quot;/&quot;)" office:value-type="string" office:string-value="14/01/2020/">
            <text:p>14/01/2020/</text:p>
          </table:table-cell>
        </table:table-row>
        <table:table-row table:style-name="ro1">
          <table:table-cell office:value-type="string">
            <text:p>2020-01-15T00:00:00.0/2020-01-16T00:00:00.0</text:p>
          </table:table-cell>
          <table:table-cell office:value-type="string">
            <text:p>2480.1873</text:p>
          </table:table-cell>
          <table:table-cell office:value-type="string">
            <text:p>1619.3616</text:p>
          </table:table-cell>
          <table:table-cell office:value-type="string">
            <text:p>1218.8468</text:p>
          </table:table-cell>
          <table:table-cell office:value-type="string">
            <text:p>400.5148</text:p>
          </table:table-cell>
          <table:table-cell office:value-type="string">
            <text:p>4962.5386</text:p>
          </table:table-cell>
          <table:table-cell office:value-type="string">
            <text:p>1560.9171</text:p>
          </table:table-cell>
          <table:table-cell office:value-type="string">
            <text:p>1098.6888</text:p>
          </table:table-cell>
          <table:table-cell office:value-type="string">
            <text:p>462.2283</text:p>
          </table:table-cell>
          <table:table-cell office:value-type="string">
            <text:p>4459.6016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381];9;2); &quot;/&quot;; MID([.A381];6;2);&quot;/&quot;;MID([.A381];1;4);&quot;/&quot;)" office:value-type="string" office:string-value="15/01/2020/">
            <text:p>15/01/2020/</text:p>
          </table:table-cell>
        </table:table-row>
        <table:table-row table:style-name="ro1">
          <table:table-cell office:value-type="string">
            <text:p>2020-01-16T00:00:00.0/2020-01-17T00:00:00.0</text:p>
          </table:table-cell>
          <table:table-cell office:value-type="string">
            <text:p>2514.1963</text:p>
          </table:table-cell>
          <table:table-cell office:value-type="string">
            <text:p>1654.4912</text:p>
          </table:table-cell>
          <table:table-cell office:value-type="string">
            <text:p>1228.4844</text:p>
          </table:table-cell>
          <table:table-cell office:value-type="string">
            <text:p>426.0068</text:p>
          </table:table-cell>
          <table:table-cell office:value-type="string">
            <text:p>4942.7559</text:p>
          </table:table-cell>
          <table:table-cell office:value-type="string">
            <text:p>1153.6572</text:p>
          </table:table-cell>
          <table:table-cell office:value-type="string">
            <text:p>435.4574</text:p>
          </table:table-cell>
          <table:table-cell office:value-type="string">
            <text:p>718.1998</text:p>
          </table:table-cell>
          <table:table-cell office:value-type="string">
            <text:p>1891.1364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382];9;2); &quot;/&quot;; MID([.A382];6;2);&quot;/&quot;;MID([.A382];1;4);&quot;/&quot;)" office:value-type="string" office:string-value="16/01/2020/">
            <text:p>16/01/2020/</text:p>
          </table:table-cell>
        </table:table-row>
        <table:table-row table:style-name="ro1">
          <table:table-cell office:value-type="string">
            <text:p>2020-01-17T00:00:00.0/2020-01-18T00:00:00.0</text:p>
          </table:table-cell>
          <table:table-cell office:value-type="string">
            <text:p>2549.5422</text:p>
          </table:table-cell>
          <table:table-cell office:value-type="string">
            <text:p>1630.1357</text:p>
          </table:table-cell>
          <table:table-cell office:value-type="string">
            <text:p>1102.6879</text:p>
          </table:table-cell>
          <table:table-cell office:value-type="string">
            <text:p>527.4478</text:p>
          </table:table-cell>
          <table:table-cell office:value-type="string">
            <text:p>4352.0020</text:p>
          </table:table-cell>
          <table:table-cell office:value-type="string">
            <text:p>1598.6642</text:p>
          </table:table-cell>
          <table:table-cell office:value-type="string">
            <text:p>1054.0980</text:p>
          </table:table-cell>
          <table:table-cell office:value-type="string">
            <text:p>544.5662</text:p>
          </table:table-cell>
          <table:table-cell office:value-type="string">
            <text:p>4128.3276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383];9;2); &quot;/&quot;; MID([.A383];6;2);&quot;/&quot;;MID([.A383];1;4);&quot;/&quot;)" office:value-type="string" office:string-value="17/01/2020/">
            <text:p>17/01/2020/</text:p>
          </table:table-cell>
        </table:table-row>
        <table:table-row table:style-name="ro1">
          <table:table-cell office:value-type="string">
            <text:p>2020-01-18T00:00:00.0/2020-01-19T00:00:00.0</text:p>
          </table:table-cell>
          <table:table-cell office:value-type="string">
            <text:p>2586.2141</text:p>
          </table:table-cell>
          <table:table-cell office:value-type="string">
            <text:p>1640.3708</text:p>
          </table:table-cell>
          <table:table-cell office:value-type="string">
            <text:p>1078.9689</text:p>
          </table:table-cell>
          <table:table-cell office:value-type="string">
            <text:p>561.4020</text:p>
          </table:table-cell>
          <table:table-cell office:value-type="string">
            <text:p>4154.2935</text:p>
          </table:table-cell>
          <table:table-cell office:value-type="string">
            <text:p>643.2590</text:p>
          </table:table-cell>
          <table:table-cell office:value-type="string">
            <text:p>8.8289</text:p>
          </table:table-cell>
          <table:table-cell office:value-type="string">
            <text:p>634.4301</text:p>
          </table:table-cell>
          <table:table-cell office:value-type="string">
            <text:p>47.8814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384];9;2); &quot;/&quot;; MID([.A384];6;2);&quot;/&quot;;MID([.A384];1;4);&quot;/&quot;)" office:value-type="string" office:string-value="18/01/2020/">
            <text:p>18/01/2020/</text:p>
          </table:table-cell>
        </table:table-row>
        <table:table-row table:style-name="ro1">
          <table:table-cell office:value-type="string">
            <text:p>2020-01-19T00:00:00.0/2020-01-20T00:00:00.0</text:p>
          </table:table-cell>
          <table:table-cell office:value-type="string">
            <text:p>2624.2295</text:p>
          </table:table-cell>
          <table:table-cell office:value-type="string">
            <text:p>1707.7906</text:p>
          </table:table-cell>
          <table:table-cell office:value-type="string">
            <text:p>1166.5205</text:p>
          </table:table-cell>
          <table:table-cell office:value-type="string">
            <text:p>541.2701</text:p>
          </table:table-cell>
          <table:table-cell office:value-type="string">
            <text:p>4480.0854</text:p>
          </table:table-cell>
          <table:table-cell office:value-type="string">
            <text:p>686.6641</text:p>
          </table:table-cell>
          <table:table-cell office:value-type="string">
            <text:p>45.8383</text:p>
          </table:table-cell>
          <table:table-cell office:value-type="string">
            <text:p>640.8258</text:p>
          </table:table-cell>
          <table:table-cell office:value-type="string">
            <text:p>342.0297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385];9;2); &quot;/&quot;; MID([.A385];6;2);&quot;/&quot;;MID([.A385];1;4);&quot;/&quot;)" office:value-type="string" office:string-value="19/01/2020/">
            <text:p>19/01/2020/</text:p>
          </table:table-cell>
        </table:table-row>
        <table:table-row table:style-name="ro1">
          <table:table-cell office:value-type="string">
            <text:p>2020-01-20T00:00:00.0/2020-01-21T00:00:00.0</text:p>
          </table:table-cell>
          <table:table-cell office:value-type="string">
            <text:p>2663.5156</text:p>
          </table:table-cell>
          <table:table-cell office:value-type="string">
            <text:p>1764.8555</text:p>
          </table:table-cell>
          <table:table-cell office:value-type="string">
            <text:p>1220.1246</text:p>
          </table:table-cell>
          <table:table-cell office:value-type="string">
            <text:p>544.7308</text:p>
          </table:table-cell>
          <table:table-cell office:value-type="string">
            <text:p>4657.3896</text:p>
          </table:table-cell>
          <table:table-cell office:value-type="string">
            <text:p>828.3272</text:p>
          </table:table-cell>
          <table:table-cell office:value-type="string">
            <text:p>26.2182</text:p>
          </table:table-cell>
          <table:table-cell office:value-type="string">
            <text:p>802.1090</text:p>
          </table:table-cell>
          <table:table-cell office:value-type="string">
            <text:p>148.4754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386];9;2); &quot;/&quot;; MID([.A386];6;2);&quot;/&quot;;MID([.A386];1;4);&quot;/&quot;)" office:value-type="string" office:string-value="20/01/2020/">
            <text:p>20/01/2020/</text:p>
          </table:table-cell>
        </table:table-row>
        <table:table-row table:style-name="ro1">
          <table:table-cell office:value-type="string">
            <text:p>2020-01-21T00:00:00.0/2020-01-22T00:00:00.0</text:p>
          </table:table-cell>
          <table:table-cell office:value-type="string">
            <text:p>2704.1379</text:p>
          </table:table-cell>
          <table:table-cell office:value-type="string">
            <text:p>1889.2150</text:p>
          </table:table-cell>
          <table:table-cell office:value-type="string">
            <text:p>1453.1489</text:p>
          </table:table-cell>
          <table:table-cell office:value-type="string">
            <text:p>436.0661</text:p>
          </table:table-cell>
          <table:table-cell office:value-type="string">
            <text:p>5617.7290</text:p>
          </table:table-cell>
          <table:table-cell office:value-type="string">
            <text:p>1229.6388</text:p>
          </table:table-cell>
          <table:table-cell office:value-type="string">
            <text:p>437.9439</text:p>
          </table:table-cell>
          <table:table-cell office:value-type="string">
            <text:p>791.6949</text:p>
          </table:table-cell>
          <table:table-cell office:value-type="string">
            <text:p>1876.5981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387];9;2); &quot;/&quot;; MID([.A387];6;2);&quot;/&quot;;MID([.A387];1;4);&quot;/&quot;)" office:value-type="string" office:string-value="21/01/2020/">
            <text:p>21/01/2020/</text:p>
          </table:table-cell>
        </table:table-row>
        <table:table-row table:style-name="ro1">
          <table:table-cell office:value-type="string">
            <text:p>2020-01-22T00:00:00.0/2020-01-23T00:00:00.0</text:p>
          </table:table-cell>
          <table:table-cell office:value-type="string">
            <text:p>2746.0405</text:p>
          </table:table-cell>
          <table:table-cell office:value-type="string">
            <text:p>1880.0959</text:p>
          </table:table-cell>
          <table:table-cell office:value-type="string">
            <text:p>1460.2872</text:p>
          </table:table-cell>
          <table:table-cell office:value-type="string">
            <text:p>419.8087</text:p>
          </table:table-cell>
          <table:table-cell office:value-type="string">
            <text:p>5583.6387</text:p>
          </table:table-cell>
          <table:table-cell office:value-type="string">
            <text:p>1351.5353</text:p>
          </table:table-cell>
          <table:table-cell office:value-type="string">
            <text:p>779.1191</text:p>
          </table:table-cell>
          <table:table-cell office:value-type="string">
            <text:p>572.4162</text:p>
          </table:table-cell>
          <table:table-cell office:value-type="string">
            <text:p>2555.6558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388];9;2); &quot;/&quot;; MID([.A388];6;2);&quot;/&quot;;MID([.A388];1;4);&quot;/&quot;)" office:value-type="string" office:string-value="22/01/2020/">
            <text:p>22/01/2020/</text:p>
          </table:table-cell>
        </table:table-row>
        <table:table-row table:style-name="ro1">
          <table:table-cell office:value-type="string">
            <text:p>2020-01-23T00:00:00.0/2020-01-24T00:00:00.0</text:p>
          </table:table-cell>
          <table:table-cell office:value-type="string">
            <text:p>2789.1965</text:p>
          </table:table-cell>
          <table:table-cell office:value-type="string">
            <text:p>1927.6334</text:p>
          </table:table-cell>
          <table:table-cell office:value-type="string">
            <text:p>1462.0862</text:p>
          </table:table-cell>
          <table:table-cell office:value-type="string">
            <text:p>465.5473</text:p>
          </table:table-cell>
          <table:table-cell office:value-type="string">
            <text:p>5534.5244</text:p>
          </table:table-cell>
          <table:table-cell office:value-type="string">
            <text:p>635.9788</text:p>
          </table:table-cell>
          <table:table-cell office:value-type="string">
            <text:p>0.9194</text:p>
          </table:table-cell>
          <table:table-cell office:value-type="string">
            <text:p>635.0594</text:p>
          </table:table-cell>
          <table:table-cell office:value-type="string">
            <text:p>2.7823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389];9;2); &quot;/&quot;; MID([.A389];6;2);&quot;/&quot;;MID([.A389];1;4);&quot;/&quot;)" office:value-type="string" office:string-value="23/01/2020/">
            <text:p>23/01/2020/</text:p>
          </table:table-cell>
        </table:table-row>
        <table:table-row table:style-name="ro1">
          <table:table-cell office:value-type="string">
            <text:p>2020-01-24T00:00:00.0/2020-01-25T00:00:00.0</text:p>
          </table:table-cell>
          <table:table-cell office:value-type="string">
            <text:p>2833.6499</text:p>
          </table:table-cell>
          <table:table-cell office:value-type="string">
            <text:p>1898.9299</text:p>
          </table:table-cell>
          <table:table-cell office:value-type="string">
            <text:p>1381.0470</text:p>
          </table:table-cell>
          <table:table-cell office:value-type="string">
            <text:p>517.8830</text:p>
          </table:table-cell>
          <table:table-cell office:value-type="string">
            <text:p>5117.7368</text:p>
          </table:table-cell>
          <table:table-cell office:value-type="string">
            <text:p>339.7210</text:p>
          </table:table-cell>
          <table:table-cell office:value-type="string">
            <text:p>0.0040</text:p>
          </table:table-cell>
          <table:table-cell office:value-type="string">
            <text:p>339.7170</text:p>
          </table:table-cell>
          <table:table-cell office:value-type="string">
            <text:p>0.0122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390];9;2); &quot;/&quot;; MID([.A390];6;2);&quot;/&quot;;MID([.A390];1;4);&quot;/&quot;)" office:value-type="string" office:string-value="24/01/2020/">
            <text:p>24/01/2020/</text:p>
          </table:table-cell>
        </table:table-row>
        <table:table-row table:style-name="ro1">
          <table:table-cell office:value-type="string">
            <text:p>2020-01-25T00:00:00.0/2020-01-26T00:00:00.0</text:p>
          </table:table-cell>
          <table:table-cell office:value-type="string">
            <text:p>2879.3894</text:p>
          </table:table-cell>
          <table:table-cell office:value-type="string">
            <text:p>1910.4526</text:p>
          </table:table-cell>
          <table:table-cell office:value-type="string">
            <text:p>1356.0499</text:p>
          </table:table-cell>
          <table:table-cell office:value-type="string">
            <text:p>554.4027</text:p>
          </table:table-cell>
          <table:table-cell office:value-type="string">
            <text:p>4913.6719</text:p>
          </table:table-cell>
          <table:table-cell office:value-type="string">
            <text:p>536.8199</text:p>
          </table:table-cell>
          <table:table-cell office:value-type="string">
            <text:p>29.8630</text:p>
          </table:table-cell>
          <table:table-cell office:value-type="string">
            <text:p>506.9568</text:p>
          </table:table-cell>
          <table:table-cell office:value-type="string">
            <text:p>332.5692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391];9;2); &quot;/&quot;; MID([.A391];6;2);&quot;/&quot;;MID([.A391];1;4);&quot;/&quot;)" office:value-type="string" office:string-value="25/01/2020/">
            <text:p>25/01/2020/</text:p>
          </table:table-cell>
        </table:table-row>
        <table:table-row table:style-name="ro1">
          <table:table-cell office:value-type="string">
            <text:p>2020-01-26T00:00:00.0/2020-01-27T00:00:00.0</text:p>
          </table:table-cell>
          <table:table-cell office:value-type="string">
            <text:p>2926.3213</text:p>
          </table:table-cell>
          <table:table-cell office:value-type="string">
            <text:p>1724.2704</text:p>
          </table:table-cell>
          <table:table-cell office:value-type="string">
            <text:p>875.6920</text:p>
          </table:table-cell>
          <table:table-cell office:value-type="string">
            <text:p>848.5784</text:p>
          </table:table-cell>
          <table:table-cell office:value-type="string">
            <text:p>2991.5906</text:p>
          </table:table-cell>
          <table:table-cell office:value-type="string">
            <text:p>749.1129</text:p>
          </table:table-cell>
          <table:table-cell office:value-type="string">
            <text:p>8.0370</text:p>
          </table:table-cell>
          <table:table-cell office:value-type="string">
            <text:p>741.0759</text:p>
          </table:table-cell>
          <table:table-cell office:value-type="string">
            <text:p>26.0424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392];9;2); &quot;/&quot;; MID([.A392];6;2);&quot;/&quot;;MID([.A392];1;4);&quot;/&quot;)" office:value-type="string" office:string-value="26/01/2020/">
            <text:p>26/01/2020/</text:p>
          </table:table-cell>
        </table:table-row>
        <table:table-row table:style-name="ro1">
          <table:table-cell office:value-type="string">
            <text:p>2020-01-27T00:00:00.0/2020-01-28T00:00:00.0</text:p>
          </table:table-cell>
          <table:table-cell office:value-type="string">
            <text:p>2974.5122</text:p>
          </table:table-cell>
          <table:table-cell office:value-type="string">
            <text:p>1941.3754</text:p>
          </table:table-cell>
          <table:table-cell office:value-type="string">
            <text:p>1345.0864</text:p>
          </table:table-cell>
          <table:table-cell office:value-type="string">
            <text:p>596.2889</text:p>
          </table:table-cell>
          <table:table-cell office:value-type="string">
            <text:p>4740.9990</text:p>
          </table:table-cell>
          <table:table-cell office:value-type="string">
            <text:p>1765.7136</text:p>
          </table:table-cell>
          <table:table-cell office:value-type="string">
            <text:p>1101.2714</text:p>
          </table:table-cell>
          <table:table-cell office:value-type="string">
            <text:p>664.4423</text:p>
          </table:table-cell>
          <table:table-cell office:value-type="string">
            <text:p>3865.5479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393];9;2); &quot;/&quot;; MID([.A393];6;2);&quot;/&quot;;MID([.A393];1;4);&quot;/&quot;)" office:value-type="string" office:string-value="27/01/2020/">
            <text:p>27/01/2020/</text:p>
          </table:table-cell>
        </table:table-row>
        <table:table-row table:style-name="ro1">
          <table:table-cell office:value-type="string">
            <text:p>2020-01-28T00:00:00.0/2020-01-29T00:00:00.0</text:p>
          </table:table-cell>
          <table:table-cell office:value-type="string">
            <text:p>3023.9116</text:p>
          </table:table-cell>
          <table:table-cell office:value-type="string">
            <text:p>1996.1346</text:p>
          </table:table-cell>
          <table:table-cell office:value-type="string">
            <text:p>1358.0100</text:p>
          </table:table-cell>
          <table:table-cell office:value-type="string">
            <text:p>638.1247</text:p>
          </table:table-cell>
          <table:table-cell office:value-type="string">
            <text:p>4762.8535</text:p>
          </table:table-cell>
          <table:table-cell office:value-type="string">
            <text:p>1243.5983</text:p>
          </table:table-cell>
          <table:table-cell office:value-type="string">
            <text:p>294.0747</text:p>
          </table:table-cell>
          <table:table-cell office:value-type="string">
            <text:p>949.5236</text:p>
          </table:table-cell>
          <table:table-cell office:value-type="string">
            <text:p>1103.4174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394];9;2); &quot;/&quot;; MID([.A394];6;2);&quot;/&quot;;MID([.A394];1;4);&quot;/&quot;)" office:value-type="string" office:string-value="28/01/2020/">
            <text:p>28/01/2020/</text:p>
          </table:table-cell>
        </table:table-row>
        <table:table-row table:style-name="ro1">
          <table:table-cell office:value-type="string">
            <text:p>2020-01-29T00:00:00.0/2020-01-30T00:00:00.0</text:p>
          </table:table-cell>
          <table:table-cell office:value-type="string">
            <text:p>3074.5232</text:p>
          </table:table-cell>
          <table:table-cell office:value-type="string">
            <text:p>2055.2749</text:p>
          </table:table-cell>
          <table:table-cell office:value-type="string">
            <text:p>1300.9896</text:p>
          </table:table-cell>
          <table:table-cell office:value-type="string">
            <text:p>754.2852</text:p>
          </table:table-cell>
          <table:table-cell office:value-type="string">
            <text:p>4471.5898</text:p>
          </table:table-cell>
          <table:table-cell office:value-type="string">
            <text:p>1011.5106</text:p>
          </table:table-cell>
          <table:table-cell office:value-type="string">
            <text:p>109.8830</text:p>
          </table:table-cell>
          <table:table-cell office:value-type="string">
            <text:p>901.6276</text:p>
          </table:table-cell>
          <table:table-cell office:value-type="string">
            <text:p>525.9352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395];9;2); &quot;/&quot;; MID([.A395];6;2);&quot;/&quot;;MID([.A395];1;4);&quot;/&quot;)" office:value-type="string" office:string-value="29/01/2020/">
            <text:p>29/01/2020/</text:p>
          </table:table-cell>
        </table:table-row>
        <table:table-row table:style-name="ro1">
          <table:table-cell office:value-type="string">
            <text:p>2020-01-30T00:00:00.0/2020-01-31T00:00:00.0</text:p>
          </table:table-cell>
          <table:table-cell office:value-type="string">
            <text:p>3126.3296</text:p>
          </table:table-cell>
          <table:table-cell office:value-type="string">
            <text:p>2132.0127</text:p>
          </table:table-cell>
          <table:table-cell office:value-type="string">
            <text:p>1598.0549</text:p>
          </table:table-cell>
          <table:table-cell office:value-type="string">
            <text:p>533.9576</text:p>
          </table:table-cell>
          <table:table-cell office:value-type="string">
            <text:p>5545.9790</text:p>
          </table:table-cell>
          <table:table-cell office:value-type="string">
            <text:p>1754.7615</text:p>
          </table:table-cell>
          <table:table-cell office:value-type="string">
            <text:p>821.3264</text:p>
          </table:table-cell>
          <table:table-cell office:value-type="string">
            <text:p>933.4351</text:p>
          </table:table-cell>
          <table:table-cell office:value-type="string">
            <text:p>2609.2039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396];9;2); &quot;/&quot;; MID([.A396];6;2);&quot;/&quot;;MID([.A396];1;4);&quot;/&quot;)" office:value-type="string" office:string-value="30/01/2020/">
            <text:p>30/01/2020/</text:p>
          </table:table-cell>
        </table:table-row>
        <table:table-row table:style-name="ro1">
          <table:table-cell office:value-type="string">
            <text:p>2020-01-31T00:00:00.0/2020-02-01T00:00:00.0</text:p>
          </table:table-cell>
          <table:table-cell office:value-type="string">
            <text:p>3179.2971</text:p>
          </table:table-cell>
          <table:table-cell office:value-type="string">
            <text:p>2121.2017</text:p>
          </table:table-cell>
          <table:table-cell office:value-type="string">
            <text:p>1597.0845</text:p>
          </table:table-cell>
          <table:table-cell office:value-type="string">
            <text:p>524.1173</text:p>
          </table:table-cell>
          <table:table-cell office:value-type="string">
            <text:p>5475.3965</text:p>
          </table:table-cell>
          <table:table-cell office:value-type="string">
            <text:p>881.1708</text:p>
          </table:table-cell>
          <table:table-cell office:value-type="string">
            <text:p>46.5001</text:p>
          </table:table-cell>
          <table:table-cell office:value-type="string">
            <text:p>834.6708</text:p>
          </table:table-cell>
          <table:table-cell office:value-type="string">
            <text:p>135.5780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397];9;2); &quot;/&quot;; MID([.A397];6;2);&quot;/&quot;;MID([.A397];1;4);&quot;/&quot;)" office:value-type="string" office:string-value="31/01/2020/">
            <text:p>31/01/2020/</text:p>
          </table:table-cell>
        </table:table-row>
        <table:table-row table:style-name="ro1">
          <table:table-cell office:value-type="string">
            <text:p>2020-02-01T00:00:00.0/2020-02-02T00:00:00.0</text:p>
          </table:table-cell>
          <table:table-cell office:value-type="string">
            <text:p>3233.4592</text:p>
          </table:table-cell>
          <table:table-cell office:value-type="string">
            <text:p>2163.0916</text:p>
          </table:table-cell>
          <table:table-cell office:value-type="string">
            <text:p>1572.9911</text:p>
          </table:table-cell>
          <table:table-cell office:value-type="string">
            <text:p>590.1005</text:p>
          </table:table-cell>
          <table:table-cell office:value-type="string">
            <text:p>5323.5122</text:p>
          </table:table-cell>
          <table:table-cell office:value-type="string">
            <text:p>1726.4639</text:p>
          </table:table-cell>
          <table:table-cell office:value-type="string">
            <text:p>666.5827</text:p>
          </table:table-cell>
          <table:table-cell office:value-type="string">
            <text:p>1059.8811</text:p>
          </table:table-cell>
          <table:table-cell office:value-type="string">
            <text:p>2186.5415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398];9;2); &quot;/&quot;; MID([.A398];6;2);&quot;/&quot;;MID([.A398];1;4);&quot;/&quot;)" office:value-type="string" office:string-value="01/02/2020/">
            <text:p>01/02/2020/</text:p>
          </table:table-cell>
        </table:table-row>
        <table:table-row table:style-name="ro1">
          <table:table-cell office:value-type="string">
            <text:p>2020-02-02T00:00:00.0/2020-02-03T00:00:00.0</text:p>
          </table:table-cell>
          <table:table-cell office:value-type="string">
            <text:p>3288.7043</text:p>
          </table:table-cell>
          <table:table-cell office:value-type="string">
            <text:p>2263.9470</text:p>
          </table:table-cell>
          <table:table-cell office:value-type="string">
            <text:p>1778.8499</text:p>
          </table:table-cell>
          <table:table-cell office:value-type="string">
            <text:p>485.0972</text:p>
          </table:table-cell>
          <table:table-cell office:value-type="string">
            <text:p>6012.0918</text:p>
          </table:table-cell>
          <table:table-cell office:value-type="string">
            <text:p>1419.4851</text:p>
          </table:table-cell>
          <table:table-cell office:value-type="string">
            <text:p>579.7404</text:p>
          </table:table-cell>
          <table:table-cell office:value-type="string">
            <text:p>839.7446</text:p>
          </table:table-cell>
          <table:table-cell office:value-type="string">
            <text:p>2170.1780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399];9;2); &quot;/&quot;; MID([.A399];6;2);&quot;/&quot;;MID([.A399];1;4);&quot;/&quot;)" office:value-type="string" office:string-value="02/02/2020/">
            <text:p>02/02/2020/</text:p>
          </table:table-cell>
        </table:table-row>
        <table:table-row table:style-name="ro1">
          <table:table-cell office:value-type="string">
            <text:p>2020-02-03T00:00:00.0/2020-02-04T00:00:00.0</text:p>
          </table:table-cell>
          <table:table-cell office:value-type="string">
            <text:p>3345.1377</text:p>
          </table:table-cell>
          <table:table-cell office:value-type="string">
            <text:p>2213.6548</text:p>
          </table:table-cell>
          <table:table-cell office:value-type="string">
            <text:p>1424.1783</text:p>
          </table:table-cell>
          <table:table-cell office:value-type="string">
            <text:p>789.4766</text:p>
          </table:table-cell>
          <table:table-cell office:value-type="string">
            <text:p>4567.5605</text:p>
          </table:table-cell>
          <table:table-cell office:value-type="string">
            <text:p>1183.9347</text:p>
          </table:table-cell>
          <table:table-cell office:value-type="string">
            <text:p>65.7932</text:p>
          </table:table-cell>
          <table:table-cell office:value-type="string">
            <text:p>1118.1416</text:p>
          </table:table-cell>
          <table:table-cell office:value-type="string">
            <text:p>191.1280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400];9;2); &quot;/&quot;; MID([.A400];6;2);&quot;/&quot;;MID([.A400];1;4);&quot;/&quot;)" office:value-type="string" office:string-value="03/02/2020/">
            <text:p>03/02/2020/</text:p>
          </table:table-cell>
        </table:table-row>
        <table:table-row table:style-name="ro1">
          <table:table-cell office:value-type="string">
            <text:p>2020-02-04T00:00:00.0/2020-02-05T00:00:00.0</text:p>
          </table:table-cell>
          <table:table-cell office:value-type="string">
            <text:p>3402.6401</text:p>
          </table:table-cell>
          <table:table-cell office:value-type="string">
            <text:p>2333.4807</text:p>
          </table:table-cell>
          <table:table-cell office:value-type="string">
            <text:p>1671.0027</text:p>
          </table:table-cell>
          <table:table-cell office:value-type="string">
            <text:p>662.4781</text:p>
          </table:table-cell>
          <table:table-cell office:value-type="string">
            <text:p>5429.3662</text:p>
          </table:table-cell>
          <table:table-cell office:value-type="string">
            <text:p>1014.5417</text:p>
          </table:table-cell>
          <table:table-cell office:value-type="string">
            <text:p>308.2526</text:p>
          </table:table-cell>
          <table:table-cell office:value-type="string">
            <text:p>706.2892</text:p>
          </table:table-cell>
          <table:table-cell office:value-type="string">
            <text:p>874.9268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401];9;2); &quot;/&quot;; MID([.A401];6;2);&quot;/&quot;;MID([.A401];1;4);&quot;/&quot;)" office:value-type="string" office:string-value="04/02/2020/">
            <text:p>04/02/2020/</text:p>
          </table:table-cell>
        </table:table-row>
        <table:table-row table:style-name="ro1">
          <table:table-cell office:value-type="string">
            <text:p>2020-02-05T00:00:00.0/2020-02-06T00:00:00.0</text:p>
          </table:table-cell>
          <table:table-cell office:value-type="string">
            <text:p>3461.2351</text:p>
          </table:table-cell>
          <table:table-cell office:value-type="string">
            <text:p>2508.4048</text:p>
          </table:table-cell>
          <table:table-cell office:value-type="string">
            <text:p>2052.9675</text:p>
          </table:table-cell>
          <table:table-cell office:value-type="string">
            <text:p>455.4374</text:p>
          </table:table-cell>
          <table:table-cell office:value-type="string">
            <text:p>6806.2432</text:p>
          </table:table-cell>
          <table:table-cell office:value-type="string">
            <text:p>1228.2660</text:p>
          </table:table-cell>
          <table:table-cell office:value-type="string">
            <text:p>257.6138</text:p>
          </table:table-cell>
          <table:table-cell office:value-type="string">
            <text:p>970.6522</text:p>
          </table:table-cell>
          <table:table-cell office:value-type="string">
            <text:p>1288.4061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402];9;2); &quot;/&quot;; MID([.A402];6;2);&quot;/&quot;;MID([.A402];1;4);&quot;/&quot;)" office:value-type="string" office:string-value="05/02/2020/">
            <text:p>05/02/2020/</text:p>
          </table:table-cell>
        </table:table-row>
        <table:table-row table:style-name="ro1">
          <table:table-cell office:value-type="string">
            <text:p>2020-02-06T00:00:00.0/2020-02-07T00:00:00.0</text:p>
          </table:table-cell>
          <table:table-cell office:value-type="string">
            <text:p>3520.9043</text:p>
          </table:table-cell>
          <table:table-cell office:value-type="string">
            <text:p>2475.2080</text:p>
          </table:table-cell>
          <table:table-cell office:value-type="string">
            <text:p>1932.4521</text:p>
          </table:table-cell>
          <table:table-cell office:value-type="string">
            <text:p>542.7559</text:p>
          </table:table-cell>
          <table:table-cell office:value-type="string">
            <text:p>6287.8267</text:p>
          </table:table-cell>
          <table:table-cell office:value-type="string">
            <text:p>1026.9596</text:p>
          </table:table-cell>
          <table:table-cell office:value-type="string">
            <text:p>88.3745</text:p>
          </table:table-cell>
          <table:table-cell office:value-type="string">
            <text:p>938.5852</text:p>
          </table:table-cell>
          <table:table-cell office:value-type="string">
            <text:p>497.7362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403];9;2); &quot;/&quot;; MID([.A403];6;2);&quot;/&quot;;MID([.A403];1;4);&quot;/&quot;)" office:value-type="string" office:string-value="06/02/2020/">
            <text:p>06/02/2020/</text:p>
          </table:table-cell>
        </table:table-row>
        <table:table-row table:style-name="ro1">
          <table:table-cell office:value-type="string">
            <text:p>2020-02-07T00:00:00.0/2020-02-08T00:00:00.0</text:p>
          </table:table-cell>
          <table:table-cell office:value-type="string">
            <text:p>3581.6665</text:p>
          </table:table-cell>
          <table:table-cell office:value-type="string">
            <text:p>2482.5686</text:p>
          </table:table-cell>
          <table:table-cell office:value-type="string">
            <text:p>1932.2482</text:p>
          </table:table-cell>
          <table:table-cell office:value-type="string">
            <text:p>550.3205</text:p>
          </table:table-cell>
          <table:table-cell office:value-type="string">
            <text:p>6189.2437</text:p>
          </table:table-cell>
          <table:table-cell office:value-type="string">
            <text:p>781.0775</text:p>
          </table:table-cell>
          <table:table-cell office:value-type="string">
            <text:p>15.8212</text:p>
          </table:table-cell>
          <table:table-cell office:value-type="string">
            <text:p>765.2563</text:p>
          </table:table-cell>
          <table:table-cell office:value-type="string">
            <text:p>182.0305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404];9;2); &quot;/&quot;; MID([.A404];6;2);&quot;/&quot;;MID([.A404];1;4);&quot;/&quot;)" office:value-type="string" office:string-value="07/02/2020/">
            <text:p>07/02/2020/</text:p>
          </table:table-cell>
        </table:table-row>
        <table:table-row table:style-name="ro1">
          <table:table-cell office:value-type="string">
            <text:p>2020-02-08T00:00:00.0/2020-02-09T00:00:00.0</text:p>
          </table:table-cell>
          <table:table-cell office:value-type="string">
            <text:p>3643.4521</text:p>
          </table:table-cell>
          <table:table-cell office:value-type="string">
            <text:p>2596.1118</text:p>
          </table:table-cell>
          <table:table-cell office:value-type="string">
            <text:p>2086.9336</text:p>
          </table:table-cell>
          <table:table-cell office:value-type="string">
            <text:p>509.1781</text:p>
          </table:table-cell>
          <table:table-cell office:value-type="string">
            <text:p>6646.9248</text:p>
          </table:table-cell>
          <table:table-cell office:value-type="string">
            <text:p>2433.7241</text:p>
          </table:table-cell>
          <table:table-cell office:value-type="string">
            <text:p>1761.0608</text:p>
          </table:table-cell>
          <table:table-cell office:value-type="string">
            <text:p>672.6633</text:p>
          </table:table-cell>
          <table:table-cell office:value-type="string">
            <text:p>5818.6743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405];9;2); &quot;/&quot;; MID([.A405];6;2);&quot;/&quot;;MID([.A405];1;4);&quot;/&quot;)" office:value-type="string" office:string-value="08/02/2020/">
            <text:p>08/02/2020/</text:p>
          </table:table-cell>
        </table:table-row>
        <table:table-row table:style-name="ro1">
          <table:table-cell office:value-type="string">
            <text:p>2020-02-09T00:00:00.0/2020-02-10T00:00:00.0</text:p>
          </table:table-cell>
          <table:table-cell office:value-type="string">
            <text:p>3706.1926</text:p>
          </table:table-cell>
          <table:table-cell office:value-type="string">
            <text:p>2563.4082</text:p>
          </table:table-cell>
          <table:table-cell office:value-type="string">
            <text:p>1968.5599</text:p>
          </table:table-cell>
          <table:table-cell office:value-type="string">
            <text:p>594.8483</text:p>
          </table:table-cell>
          <table:table-cell office:value-type="string">
            <text:p>6143.5356</text:p>
          </table:table-cell>
          <table:table-cell office:value-type="string">
            <text:p>2518.2922</text:p>
          </table:table-cell>
          <table:table-cell office:value-type="string">
            <text:p>1871.8937</text:p>
          </table:table-cell>
          <table:table-cell office:value-type="string">
            <text:p>646.3987</text:p>
          </table:table-cell>
          <table:table-cell office:value-type="string">
            <text:p>5498.5112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406];9;2); &quot;/&quot;; MID([.A406];6;2);&quot;/&quot;;MID([.A406];1;4);&quot;/&quot;)" office:value-type="string" office:string-value="09/02/2020/">
            <text:p>09/02/2020/</text:p>
          </table:table-cell>
        </table:table-row>
        <table:table-row table:style-name="ro1">
          <table:table-cell office:value-type="string">
            <text:p>2020-02-10T00:00:00.0/2020-02-11T00:00:00.0</text:p>
          </table:table-cell>
          <table:table-cell office:value-type="string">
            <text:p>3770.0063</text:p>
          </table:table-cell>
          <table:table-cell office:value-type="string">
            <text:p>2509.1709</text:p>
          </table:table-cell>
          <table:table-cell office:value-type="string">
            <text:p>1377.9106</text:p>
          </table:table-cell>
          <table:table-cell office:value-type="string">
            <text:p>1131.2603</text:p>
          </table:table-cell>
          <table:table-cell office:value-type="string">
            <text:p>4054.3833</text:p>
          </table:table-cell>
          <table:table-cell office:value-type="string">
            <text:p>1396.6274</text:p>
          </table:table-cell>
          <table:table-cell office:value-type="string">
            <text:p>406.5268</text:p>
          </table:table-cell>
          <table:table-cell office:value-type="string">
            <text:p>990.1006</text:p>
          </table:table-cell>
          <table:table-cell office:value-type="string">
            <text:p>1199.4323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407];9;2); &quot;/&quot;; MID([.A407];6;2);&quot;/&quot;;MID([.A407];1;4);&quot;/&quot;)" office:value-type="string" office:string-value="10/02/2020/">
            <text:p>10/02/2020/</text:p>
          </table:table-cell>
        </table:table-row>
        <table:table-row table:style-name="ro1">
          <table:table-cell office:value-type="string">
            <text:p>2020-02-11T00:00:00.0/2020-02-12T00:00:00.0</text:p>
          </table:table-cell>
          <table:table-cell office:value-type="string">
            <text:p>3834.7883</text:p>
          </table:table-cell>
          <table:table-cell office:value-type="string">
            <text:p>2676.4539</text:p>
          </table:table-cell>
          <table:table-cell office:value-type="string">
            <text:p>1688.8820</text:p>
          </table:table-cell>
          <table:table-cell office:value-type="string">
            <text:p>987.5719</text:p>
          </table:table-cell>
          <table:table-cell office:value-type="string">
            <text:p>4941.3896</text:p>
          </table:table-cell>
          <table:table-cell office:value-type="string">
            <text:p>1689.4510</text:p>
          </table:table-cell>
          <table:table-cell office:value-type="string">
            <text:p>499.6063</text:p>
          </table:table-cell>
          <table:table-cell office:value-type="string">
            <text:p>1189.8448</text:p>
          </table:table-cell>
          <table:table-cell office:value-type="string">
            <text:p>1598.6155</text:p>
          </table:table-cell>
          <table:table-cell office:value-type="string">
            <text:p>0.9597</text:p>
          </table:table-cell>
          <table:table-cell table:number-columns-repeated="3"/>
          <table:table-cell table:formula="of:==CONCATENATE( MID([.A408];9;2); &quot;/&quot;; MID([.A408];6;2);&quot;/&quot;;MID([.A408];1;4);&quot;/&quot;)" office:value-type="string" office:string-value="11/02/2020/">
            <text:p>11/02/2020/</text:p>
          </table:table-cell>
        </table:table-row>
        <table:table-row table:style-name="ro1">
          <table:table-cell office:value-type="string">
            <text:p>2020-02-12T00:00:00.0/2020-02-13T00:00:00.0</text:p>
          </table:table-cell>
          <table:table-cell office:value-type="string">
            <text:p>3900.5193</text:p>
          </table:table-cell>
          <table:table-cell office:value-type="string">
            <text:p>2739.1963</text:p>
          </table:table-cell>
          <table:table-cell office:value-type="string">
            <text:p>1880.2052</text:p>
          </table:table-cell>
          <table:table-cell office:value-type="string">
            <text:p>858.9910</text:p>
          </table:table-cell>
          <table:table-cell office:value-type="string">
            <text:p>5565.8965</text:p>
          </table:table-cell>
          <table:table-cell office:value-type="string">
            <text:p>1691.1768</text:p>
          </table:table-cell>
          <table:table-cell office:value-type="string">
            <text:p>380.9826</text:p>
          </table:table-cell>
          <table:table-cell office:value-type="string">
            <text:p>1310.1941</text:p>
          </table:table-cell>
          <table:table-cell office:value-type="string">
            <text:p>1527.2220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409];9;2); &quot;/&quot;; MID([.A409];6;2);&quot;/&quot;;MID([.A409];1;4);&quot;/&quot;)" office:value-type="string" office:string-value="12/02/2020/">
            <text:p>12/02/2020/</text:p>
          </table:table-cell>
        </table:table-row>
        <table:table-row table:style-name="ro1">
          <table:table-cell office:value-type="string">
            <text:p>2020-02-13T00:00:00.0/2020-02-14T00:00:00.0</text:p>
          </table:table-cell>
          <table:table-cell office:value-type="string">
            <text:p>3967.1348</text:p>
          </table:table-cell>
          <table:table-cell office:value-type="string">
            <text:p>2859.0120</text:p>
          </table:table-cell>
          <table:table-cell office:value-type="string">
            <text:p>2283.4871</text:p>
          </table:table-cell>
          <table:table-cell office:value-type="string">
            <text:p>575.5248</text:p>
          </table:table-cell>
          <table:table-cell office:value-type="string">
            <text:p>6825.0928</text:p>
          </table:table-cell>
          <table:table-cell office:value-type="string">
            <text:p>2140.9624</text:p>
          </table:table-cell>
          <table:table-cell office:value-type="string">
            <text:p>934.8475</text:p>
          </table:table-cell>
          <table:table-cell office:value-type="string">
            <text:p>1206.1149</text:p>
          </table:table-cell>
          <table:table-cell office:value-type="string">
            <text:p>3416.3369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410];9;2); &quot;/&quot;; MID([.A410];6;2);&quot;/&quot;;MID([.A410];1;4);&quot;/&quot;)" office:value-type="string" office:string-value="13/02/2020/">
            <text:p>13/02/2020/</text:p>
          </table:table-cell>
        </table:table-row>
        <table:table-row table:style-name="ro1">
          <table:table-cell office:value-type="string">
            <text:p>2020-02-14T00:00:00.0/2020-02-15T00:00:00.0</text:p>
          </table:table-cell>
          <table:table-cell office:value-type="string">
            <text:p>4034.7317</text:p>
          </table:table-cell>
          <table:table-cell office:value-type="string">
            <text:p>2673.0369</text:p>
          </table:table-cell>
          <table:table-cell office:value-type="string">
            <text:p>1419.5969</text:p>
          </table:table-cell>
          <table:table-cell office:value-type="string">
            <text:p>1253.4399</text:p>
          </table:table-cell>
          <table:table-cell office:value-type="string">
            <text:p>3994.0029</text:p>
          </table:table-cell>
          <table:table-cell office:value-type="string">
            <text:p>949.5581</text:p>
          </table:table-cell>
          <table:table-cell office:value-type="string">
            <text:p>36.8862</text:p>
          </table:table-cell>
          <table:table-cell office:value-type="string">
            <text:p>912.6719</text:p>
          </table:table-cell>
          <table:table-cell office:value-type="string">
            <text:p>148.6872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411];9;2); &quot;/&quot;; MID([.A411];6;2);&quot;/&quot;;MID([.A411];1;4);&quot;/&quot;)" office:value-type="string" office:string-value="14/02/2020/">
            <text:p>14/02/2020/</text:p>
          </table:table-cell>
        </table:table-row>
        <table:table-row table:style-name="ro1">
          <table:table-cell office:value-type="string">
            <text:p>2020-02-15T00:00:00.0/2020-02-16T00:00:00.0</text:p>
          </table:table-cell>
          <table:table-cell office:value-type="string">
            <text:p>4103.2075</text:p>
          </table:table-cell>
          <table:table-cell office:value-type="string">
            <text:p>2756.8772</text:p>
          </table:table-cell>
          <table:table-cell office:value-type="string">
            <text:p>1854.9635</text:p>
          </table:table-cell>
          <table:table-cell office:value-type="string">
            <text:p>901.9138</text:p>
          </table:table-cell>
          <table:table-cell office:value-type="string">
            <text:p>5306.2397</text:p>
          </table:table-cell>
          <table:table-cell office:value-type="string">
            <text:p>2153.4407</text:p>
          </table:table-cell>
          <table:table-cell office:value-type="string">
            <text:p>571.8859</text:p>
          </table:table-cell>
          <table:table-cell office:value-type="string">
            <text:p>1581.5548</text:p>
          </table:table-cell>
          <table:table-cell office:value-type="string">
            <text:p>1771.7069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412];9;2); &quot;/&quot;; MID([.A412];6;2);&quot;/&quot;;MID([.A412];1;4);&quot;/&quot;)" office:value-type="string" office:string-value="15/02/2020/">
            <text:p>15/02/2020/</text:p>
          </table:table-cell>
        </table:table-row>
        <table:table-row table:style-name="ro1">
          <table:table-cell office:value-type="string">
            <text:p>2020-02-16T00:00:00.0/2020-02-17T00:00:00.0</text:p>
          </table:table-cell>
          <table:table-cell office:value-type="string">
            <text:p>4172.5542</text:p>
          </table:table-cell>
          <table:table-cell office:value-type="string">
            <text:p>2903.5713</text:p>
          </table:table-cell>
          <table:table-cell office:value-type="string">
            <text:p>2225.8274</text:p>
          </table:table-cell>
          <table:table-cell office:value-type="string">
            <text:p>677.7438</text:p>
          </table:table-cell>
          <table:table-cell office:value-type="string">
            <text:p>6397.9653</text:p>
          </table:table-cell>
          <table:table-cell office:value-type="string">
            <text:p>1813.3175</text:p>
          </table:table-cell>
          <table:table-cell office:value-type="string">
            <text:p>411.7343</text:p>
          </table:table-cell>
          <table:table-cell office:value-type="string">
            <text:p>1401.5833</text:p>
          </table:table-cell>
          <table:table-cell office:value-type="string">
            <text:p>1383.5800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413];9;2); &quot;/&quot;; MID([.A413];6;2);&quot;/&quot;;MID([.A413];1;4);&quot;/&quot;)" office:value-type="string" office:string-value="16/02/2020/">
            <text:p>16/02/2020/</text:p>
          </table:table-cell>
        </table:table-row>
        <table:table-row table:style-name="ro1">
          <table:table-cell office:value-type="string">
            <text:p>2020-02-17T00:00:00.0/2020-02-18T00:00:00.0</text:p>
          </table:table-cell>
          <table:table-cell office:value-type="string">
            <text:p>4242.7173</text:p>
          </table:table-cell>
          <table:table-cell office:value-type="string">
            <text:p>2829.9124</text:p>
          </table:table-cell>
          <table:table-cell office:value-type="string">
            <text:p>1965.5056</text:p>
          </table:table-cell>
          <table:table-cell office:value-type="string">
            <text:p>864.4067</text:p>
          </table:table-cell>
          <table:table-cell office:value-type="string">
            <text:p>5522.4248</text:p>
          </table:table-cell>
          <table:table-cell office:value-type="string">
            <text:p>893.7067</text:p>
          </table:table-cell>
          <table:table-cell office:value-type="string">
            <text:p>59.1533</text:p>
          </table:table-cell>
          <table:table-cell office:value-type="string">
            <text:p>834.5534</text:p>
          </table:table-cell>
          <table:table-cell office:value-type="string">
            <text:p>306.2312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414];9;2); &quot;/&quot;; MID([.A414];6;2);&quot;/&quot;;MID([.A414];1;4);&quot;/&quot;)" office:value-type="string" office:string-value="17/02/2020/">
            <text:p>17/02/2020/</text:p>
          </table:table-cell>
        </table:table-row>
        <table:table-row table:style-name="ro1">
          <table:table-cell office:value-type="string">
            <text:p>2020-02-18T00:00:00.0/2020-02-19T00:00:00.0</text:p>
          </table:table-cell>
          <table:table-cell office:value-type="string">
            <text:p>4313.7124</text:p>
          </table:table-cell>
          <table:table-cell office:value-type="string">
            <text:p>3086.9038</text:p>
          </table:table-cell>
          <table:table-cell office:value-type="string">
            <text:p>2267.6484</text:p>
          </table:table-cell>
          <table:table-cell office:value-type="string">
            <text:p>819.2552</text:p>
          </table:table-cell>
          <table:table-cell office:value-type="string">
            <text:p>6338.9775</text:p>
          </table:table-cell>
          <table:table-cell office:value-type="string">
            <text:p>2470.0791</text:p>
          </table:table-cell>
          <table:table-cell office:value-type="string">
            <text:p>1283.0830</text:p>
          </table:table-cell>
          <table:table-cell office:value-type="string">
            <text:p>1186.9962</text:p>
          </table:table-cell>
          <table:table-cell office:value-type="string">
            <text:p>3458.4697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415];9;2); &quot;/&quot;; MID([.A415];6;2);&quot;/&quot;;MID([.A415];1;4);&quot;/&quot;)" office:value-type="string" office:string-value="18/02/2020/">
            <text:p>18/02/2020/</text:p>
          </table:table-cell>
        </table:table-row>
        <table:table-row table:style-name="ro1">
          <table:table-cell office:value-type="string">
            <text:p>2020-02-19T00:00:00.0/2020-02-20T00:00:00.0</text:p>
          </table:table-cell>
          <table:table-cell office:value-type="string">
            <text:p>4385.5332</text:p>
          </table:table-cell>
          <table:table-cell office:value-type="string">
            <text:p>3116.6284</text:p>
          </table:table-cell>
          <table:table-cell office:value-type="string">
            <text:p>2365.9399</text:p>
          </table:table-cell>
          <table:table-cell office:value-type="string">
            <text:p>750.6885</text:p>
          </table:table-cell>
          <table:table-cell office:value-type="string">
            <text:p>6568.0366</text:p>
          </table:table-cell>
          <table:table-cell office:value-type="string">
            <text:p>1285.5928</text:p>
          </table:table-cell>
          <table:table-cell office:value-type="string">
            <text:p>125.5502</text:p>
          </table:table-cell>
          <table:table-cell office:value-type="string">
            <text:p>1160.0426</text:p>
          </table:table-cell>
          <table:table-cell office:value-type="string">
            <text:p>371.8573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416];9;2); &quot;/&quot;; MID([.A416];6;2);&quot;/&quot;;MID([.A416];1;4);&quot;/&quot;)" office:value-type="string" office:string-value="19/02/2020/">
            <text:p>19/02/2020/</text:p>
          </table:table-cell>
        </table:table-row>
        <table:table-row table:style-name="ro1">
          <table:table-cell office:value-type="string">
            <text:p>2020-02-20T00:00:00.0/2020-02-21T00:00:00.0</text:p>
          </table:table-cell>
          <table:table-cell office:value-type="string">
            <text:p>4458.1206</text:p>
          </table:table-cell>
          <table:table-cell office:value-type="string">
            <text:p>3183.5859</text:p>
          </table:table-cell>
          <table:table-cell office:value-type="string">
            <text:p>2458.3464</text:p>
          </table:table-cell>
          <table:table-cell office:value-type="string">
            <text:p>725.2396</text:p>
          </table:table-cell>
          <table:table-cell office:value-type="string">
            <text:p>6776.5483</text:p>
          </table:table-cell>
          <table:table-cell office:value-type="string">
            <text:p>2209.1731</text:p>
          </table:table-cell>
          <table:table-cell office:value-type="string">
            <text:p>699.9393</text:p>
          </table:table-cell>
          <table:table-cell office:value-type="string">
            <text:p>1509.2336</text:p>
          </table:table-cell>
          <table:table-cell office:value-type="string">
            <text:p>2446.3833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417];9;2); &quot;/&quot;; MID([.A417];6;2);&quot;/&quot;;MID([.A417];1;4);&quot;/&quot;)" office:value-type="string" office:string-value="20/02/2020/">
            <text:p>20/02/2020/</text:p>
          </table:table-cell>
        </table:table-row>
        <table:table-row table:style-name="ro1">
          <table:table-cell office:value-type="string">
            <text:p>2020-02-21T00:00:00.0/2020-02-22T00:00:00.0</text:p>
          </table:table-cell>
          <table:table-cell office:value-type="string">
            <text:p>4531.4302</text:p>
          </table:table-cell>
          <table:table-cell office:value-type="string">
            <text:p>3271.4753</text:p>
          </table:table-cell>
          <table:table-cell office:value-type="string">
            <text:p>2425.5371</text:p>
          </table:table-cell>
          <table:table-cell office:value-type="string">
            <text:p>845.9383</text:p>
          </table:table-cell>
          <table:table-cell office:value-type="string">
            <text:p>6568.1523</text:p>
          </table:table-cell>
          <table:table-cell office:value-type="string">
            <text:p>1193.3850</text:p>
          </table:table-cell>
          <table:table-cell office:value-type="string">
            <text:p>38.4028</text:p>
          </table:table-cell>
          <table:table-cell office:value-type="string">
            <text:p>1154.9822</text:p>
          </table:table-cell>
          <table:table-cell office:value-type="string">
            <text:p>163.5201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418];9;2); &quot;/&quot;; MID([.A418];6;2);&quot;/&quot;;MID([.A418];1;4);&quot;/&quot;)" office:value-type="string" office:string-value="21/02/2020/">
            <text:p>21/02/2020/</text:p>
          </table:table-cell>
        </table:table-row>
        <table:table-row table:style-name="ro1">
          <table:table-cell office:value-type="string">
            <text:p>2020-02-22T00:00:00.0/2020-02-23T00:00:00.0</text:p>
          </table:table-cell>
          <table:table-cell office:value-type="string">
            <text:p>4605.4902</text:p>
          </table:table-cell>
          <table:table-cell office:value-type="string">
            <text:p>3219.8911</text:p>
          </table:table-cell>
          <table:table-cell office:value-type="string">
            <text:p>2401.1958</text:p>
          </table:table-cell>
          <table:table-cell office:value-type="string">
            <text:p>818.6955</text:p>
          </table:table-cell>
          <table:table-cell office:value-type="string">
            <text:p>6447.0454</text:p>
          </table:table-cell>
          <table:table-cell office:value-type="string">
            <text:p>2653.9824</text:p>
          </table:table-cell>
          <table:table-cell office:value-type="string">
            <text:p>1291.1680</text:p>
          </table:table-cell>
          <table:table-cell office:value-type="string">
            <text:p>1362.8145</text:p>
          </table:table-cell>
          <table:table-cell office:value-type="string">
            <text:p>2995.3635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419];9;2); &quot;/&quot;; MID([.A419];6;2);&quot;/&quot;;MID([.A419];1;4);&quot;/&quot;)" office:value-type="string" office:string-value="22/02/2020/">
            <text:p>22/02/2020/</text:p>
          </table:table-cell>
        </table:table-row>
        <table:table-row table:style-name="ro1">
          <table:table-cell office:value-type="string">
            <text:p>2020-02-23T00:00:00.0/2020-02-24T00:00:00.0</text:p>
          </table:table-cell>
          <table:table-cell office:value-type="string">
            <text:p>4680.2383</text:p>
          </table:table-cell>
          <table:table-cell office:value-type="string">
            <text:p>3222.4326</text:p>
          </table:table-cell>
          <table:table-cell office:value-type="string">
            <text:p>2489.0320</text:p>
          </table:table-cell>
          <table:table-cell office:value-type="string">
            <text:p>733.4007</text:p>
          </table:table-cell>
          <table:table-cell office:value-type="string">
            <text:p>6592.8403</text:p>
          </table:table-cell>
          <table:table-cell office:value-type="string">
            <text:p>734.8015</text:p>
          </table:table-cell>
          <table:table-cell office:value-type="string">
            <text:p>2.7348</text:p>
          </table:table-cell>
          <table:table-cell office:value-type="string">
            <text:p>732.0668</text:p>
          </table:table-cell>
          <table:table-cell office:value-type="string">
            <text:p>11.8773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420];9;2); &quot;/&quot;; MID([.A420];6;2);&quot;/&quot;;MID([.A420];1;4);&quot;/&quot;)" office:value-type="string" office:string-value="23/02/2020/">
            <text:p>23/02/2020/</text:p>
          </table:table-cell>
        </table:table-row>
        <table:table-row table:style-name="ro1">
          <table:table-cell office:value-type="string">
            <text:p>2020-02-24T00:00:00.0/2020-02-25T00:00:00.0</text:p>
          </table:table-cell>
          <table:table-cell office:value-type="string">
            <text:p>4755.6201</text:p>
          </table:table-cell>
          <table:table-cell office:value-type="string">
            <text:p>3457.3801</text:p>
          </table:table-cell>
          <table:table-cell office:value-type="string">
            <text:p>2757.1182</text:p>
          </table:table-cell>
          <table:table-cell office:value-type="string">
            <text:p>700.2618</text:p>
          </table:table-cell>
          <table:table-cell office:value-type="string">
            <text:p>7255.9043</text:p>
          </table:table-cell>
          <table:table-cell office:value-type="string">
            <text:p>2385.3691</text:p>
          </table:table-cell>
          <table:table-cell office:value-type="string">
            <text:p>790.5649</text:p>
          </table:table-cell>
          <table:table-cell office:value-type="string">
            <text:p>1594.8044</text:p>
          </table:table-cell>
          <table:table-cell office:value-type="string">
            <text:p>2714.3308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421];9;2); &quot;/&quot;; MID([.A421];6;2);&quot;/&quot;;MID([.A421];1;4);&quot;/&quot;)" office:value-type="string" office:string-value="24/02/2020/">
            <text:p>24/02/2020/</text:p>
          </table:table-cell>
        </table:table-row>
        <table:table-row table:style-name="ro1">
          <table:table-cell office:value-type="string">
            <text:p>2020-02-25T00:00:00.0/2020-02-26T00:00:00.0</text:p>
          </table:table-cell>
          <table:table-cell office:value-type="string">
            <text:p>4831.6797</text:p>
          </table:table-cell>
          <table:table-cell office:value-type="string">
            <text:p>3423.6099</text:p>
          </table:table-cell>
          <table:table-cell office:value-type="string">
            <text:p>2808.3345</text:p>
          </table:table-cell>
          <table:table-cell office:value-type="string">
            <text:p>615.2752</text:p>
          </table:table-cell>
          <table:table-cell office:value-type="string">
            <text:p>7459.6353</text:p>
          </table:table-cell>
          <table:table-cell office:value-type="string">
            <text:p>1288.1602</text:p>
          </table:table-cell>
          <table:table-cell office:value-type="string">
            <text:p>291.8137</text:p>
          </table:table-cell>
          <table:table-cell office:value-type="string">
            <text:p>996.3464</text:p>
          </table:table-cell>
          <table:table-cell office:value-type="string">
            <text:p>1056.2788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422];9;2); &quot;/&quot;; MID([.A422];6;2);&quot;/&quot;;MID([.A422];1;4);&quot;/&quot;)" office:value-type="string" office:string-value="25/02/2020/">
            <text:p>25/02/2020/</text:p>
          </table:table-cell>
        </table:table-row>
        <table:table-row table:style-name="ro1">
          <table:table-cell office:value-type="string">
            <text:p>2020-02-26T00:00:00.0/2020-02-27T00:00:00.0</text:p>
          </table:table-cell>
          <table:table-cell office:value-type="string">
            <text:p>4908.3442</text:p>
          </table:table-cell>
          <table:table-cell office:value-type="string">
            <text:p>3596.2944</text:p>
          </table:table-cell>
          <table:table-cell office:value-type="string">
            <text:p>2855.4624</text:p>
          </table:table-cell>
          <table:table-cell office:value-type="string">
            <text:p>740.8320</text:p>
          </table:table-cell>
          <table:table-cell office:value-type="string">
            <text:p>7375.0513</text:p>
          </table:table-cell>
          <table:table-cell office:value-type="string">
            <text:p>1946.0977</text:p>
          </table:table-cell>
          <table:table-cell office:value-type="string">
            <text:p>330.3710</text:p>
          </table:table-cell>
          <table:table-cell office:value-type="string">
            <text:p>1615.7267</text:p>
          </table:table-cell>
          <table:table-cell office:value-type="string">
            <text:p>847.8957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423];9;2); &quot;/&quot;; MID([.A423];6;2);&quot;/&quot;;MID([.A423];1;4);&quot;/&quot;)" office:value-type="string" office:string-value="26/02/2020/">
            <text:p>26/02/2020/</text:p>
          </table:table-cell>
        </table:table-row>
        <table:table-row table:style-name="ro1">
          <table:table-cell office:value-type="string">
            <text:p>2020-02-27T00:00:00.0/2020-02-28T00:00:00.0</text:p>
          </table:table-cell>
          <table:table-cell office:value-type="string">
            <text:p>4985.5542</text:p>
          </table:table-cell>
          <table:table-cell office:value-type="string">
            <text:p>3693.8472</text:p>
          </table:table-cell>
          <table:table-cell office:value-type="string">
            <text:p>3026.9712</text:p>
          </table:table-cell>
          <table:table-cell office:value-type="string">
            <text:p>666.8760</text:p>
          </table:table-cell>
          <table:table-cell office:value-type="string">
            <text:p>7830.4824</text:p>
          </table:table-cell>
          <table:table-cell office:value-type="string">
            <text:p>2449.1785</text:p>
          </table:table-cell>
          <table:table-cell office:value-type="string">
            <text:p>772.2842</text:p>
          </table:table-cell>
          <table:table-cell office:value-type="string">
            <text:p>1676.8942</text:p>
          </table:table-cell>
          <table:table-cell office:value-type="string">
            <text:p>1763.9014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424];9;2); &quot;/&quot;; MID([.A424];6;2);&quot;/&quot;;MID([.A424];1;4);&quot;/&quot;)" office:value-type="string" office:string-value="27/02/2020/">
            <text:p>27/02/2020/</text:p>
          </table:table-cell>
        </table:table-row>
        <table:table-row table:style-name="ro1">
          <table:table-cell office:value-type="string">
            <text:p>2020-02-28T00:00:00.0/2020-02-29T00:00:00.0</text:p>
          </table:table-cell>
          <table:table-cell office:value-type="string">
            <text:p>5063.3638</text:p>
          </table:table-cell>
          <table:table-cell office:value-type="string">
            <text:p>3726.3938</text:p>
          </table:table-cell>
          <table:table-cell office:value-type="string">
            <text:p>3002.6711</text:p>
          </table:table-cell>
          <table:table-cell office:value-type="string">
            <text:p>723.7225</text:p>
          </table:table-cell>
          <table:table-cell office:value-type="string">
            <text:p>7672.1030</text:p>
          </table:table-cell>
          <table:table-cell office:value-type="string">
            <text:p>1549.4968</text:p>
          </table:table-cell>
          <table:table-cell office:value-type="string">
            <text:p>282.6320</text:p>
          </table:table-cell>
          <table:table-cell office:value-type="string">
            <text:p>1266.8647</text:p>
          </table:table-cell>
          <table:table-cell office:value-type="string">
            <text:p>1018.4028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425];9;2); &quot;/&quot;; MID([.A425];6;2);&quot;/&quot;;MID([.A425];1;4);&quot;/&quot;)" office:value-type="string" office:string-value="28/02/2020/">
            <text:p>28/02/2020/</text:p>
          </table:table-cell>
        </table:table-row>
        <table:table-row table:style-name="ro1">
          <table:table-cell office:value-type="string">
            <text:p>2020-02-29T00:00:00.0/2020-03-01T00:00:00.0</text:p>
          </table:table-cell>
          <table:table-cell office:value-type="string">
            <text:p>5141.6938</text:p>
          </table:table-cell>
          <table:table-cell office:value-type="string">
            <text:p>3300.6445</text:p>
          </table:table-cell>
          <table:table-cell office:value-type="string">
            <text:p>1962.9303</text:p>
          </table:table-cell>
          <table:table-cell office:value-type="string">
            <text:p>1337.7142</text:p>
          </table:table-cell>
          <table:table-cell office:value-type="string">
            <text:p>4725.0942</text:p>
          </table:table-cell>
          <table:table-cell office:value-type="string">
            <text:p>1688.9741</text:p>
          </table:table-cell>
          <table:table-cell office:value-type="string">
            <text:p>463.3494</text:p>
          </table:table-cell>
          <table:table-cell office:value-type="string">
            <text:p>1225.6248</text:p>
          </table:table-cell>
          <table:table-cell office:value-type="string">
            <text:p>1034.9618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426];9;2); &quot;/&quot;; MID([.A426];6;2);&quot;/&quot;;MID([.A426];1;4);&quot;/&quot;)" office:value-type="string" office:string-value="29/02/2020/">
            <text:p>29/02/2020/</text:p>
          </table:table-cell>
        </table:table-row>
        <table:table-row table:style-name="ro1">
          <table:table-cell office:value-type="string">
            <text:p>2020-03-01T00:00:00.0/2020-03-02T00:00:00.0</text:p>
          </table:table-cell>
          <table:table-cell office:value-type="string">
            <text:p>5220.5161</text:p>
          </table:table-cell>
          <table:table-cell office:value-type="string">
            <text:p>3729.2258</text:p>
          </table:table-cell>
          <table:table-cell office:value-type="string">
            <text:p>2836.2722</text:p>
          </table:table-cell>
          <table:table-cell office:value-type="string">
            <text:p>892.9537</text:p>
          </table:table-cell>
          <table:table-cell office:value-type="string">
            <text:p>7043.5874</text:p>
          </table:table-cell>
          <table:table-cell office:value-type="string">
            <text:p>2658.0303</text:p>
          </table:table-cell>
          <table:table-cell office:value-type="string">
            <text:p>1127.0248</text:p>
          </table:table-cell>
          <table:table-cell office:value-type="string">
            <text:p>1531.0056</text:p>
          </table:table-cell>
          <table:table-cell office:value-type="string">
            <text:p>2698.6912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427];9;2); &quot;/&quot;; MID([.A427];6;2);&quot;/&quot;;MID([.A427];1;4);&quot;/&quot;)" office:value-type="string" office:string-value="01/03/2020/">
            <text:p>01/03/2020/</text:p>
          </table:table-cell>
        </table:table-row>
        <table:table-row table:style-name="ro1">
          <table:table-cell office:value-type="string">
            <text:p>2020-03-02T00:00:00.0/2020-03-03T00:00:00.0</text:p>
          </table:table-cell>
          <table:table-cell office:value-type="string">
            <text:p>5299.7905</text:p>
          </table:table-cell>
          <table:table-cell office:value-type="string">
            <text:p>3944.0466</text:p>
          </table:table-cell>
          <table:table-cell office:value-type="string">
            <text:p>3297.4695</text:p>
          </table:table-cell>
          <table:table-cell office:value-type="string">
            <text:p>646.5771</text:p>
          </table:table-cell>
          <table:table-cell office:value-type="string">
            <text:p>8215.8467</text:p>
          </table:table-cell>
          <table:table-cell office:value-type="string">
            <text:p>3402.1531</text:p>
          </table:table-cell>
          <table:table-cell office:value-type="string">
            <text:p>2353.1250</text:p>
          </table:table-cell>
          <table:table-cell office:value-type="string">
            <text:p>1049.0281</text:p>
          </table:table-cell>
          <table:table-cell office:value-type="string">
            <text:p>5358.1377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428];9;2); &quot;/&quot;; MID([.A428];6;2);&quot;/&quot;;MID([.A428];1;4);&quot;/&quot;)" office:value-type="string" office:string-value="02/03/2020/">
            <text:p>02/03/2020/</text:p>
          </table:table-cell>
        </table:table-row>
        <table:table-row table:style-name="ro1">
          <table:table-cell office:value-type="string">
            <text:p>2020-03-03T00:00:00.0/2020-03-04T00:00:00.0</text:p>
          </table:table-cell>
          <table:table-cell office:value-type="string">
            <text:p>5379.5352</text:p>
          </table:table-cell>
          <table:table-cell office:value-type="string">
            <text:p>3803.4751</text:p>
          </table:table-cell>
          <table:table-cell office:value-type="string">
            <text:p>2986.8950</text:p>
          </table:table-cell>
          <table:table-cell office:value-type="string">
            <text:p>816.5801</text:p>
          </table:table-cell>
          <table:table-cell office:value-type="string">
            <text:p>7282.0195</text:p>
          </table:table-cell>
          <table:table-cell office:value-type="string">
            <text:p>798.5200</text:p>
          </table:table-cell>
          <table:table-cell office:value-type="string">
            <text:p>5.7814</text:p>
          </table:table-cell>
          <table:table-cell office:value-type="string">
            <text:p>792.7386</text:p>
          </table:table-cell>
          <table:table-cell office:value-type="string">
            <text:p>19.3792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429];9;2); &quot;/&quot;; MID([.A429];6;2);&quot;/&quot;;MID([.A429];1;4);&quot;/&quot;)" office:value-type="string" office:string-value="03/03/2020/">
            <text:p>03/03/2020/</text:p>
          </table:table-cell>
        </table:table-row>
        <table:table-row table:style-name="ro1">
          <table:table-cell office:value-type="string">
            <text:p>2020-03-04T00:00:00.0/2020-03-05T00:00:00.0</text:p>
          </table:table-cell>
          <table:table-cell office:value-type="string">
            <text:p>5459.6562</text:p>
          </table:table-cell>
          <table:table-cell office:value-type="string">
            <text:p>4031.0498</text:p>
          </table:table-cell>
          <table:table-cell office:value-type="string">
            <text:p>3273.1936</text:p>
          </table:table-cell>
          <table:table-cell office:value-type="string">
            <text:p>757.8562</text:p>
          </table:table-cell>
          <table:table-cell office:value-type="string">
            <text:p>7937.5215</text:p>
          </table:table-cell>
          <table:table-cell office:value-type="string">
            <text:p>2741.8005</text:p>
          </table:table-cell>
          <table:table-cell office:value-type="string">
            <text:p>1311.4064</text:p>
          </table:table-cell>
          <table:table-cell office:value-type="string">
            <text:p>1430.3942</text:p>
          </table:table-cell>
          <table:table-cell office:value-type="string">
            <text:p>3560.5305</text:p>
          </table:table-cell>
          <table:table-cell office:value-type="string">
            <text:p>0.9635</text:p>
          </table:table-cell>
          <table:table-cell table:number-columns-repeated="3"/>
          <table:table-cell table:formula="of:==CONCATENATE( MID([.A430];9;2); &quot;/&quot;; MID([.A430];6;2);&quot;/&quot;;MID([.A430];1;4);&quot;/&quot;)" office:value-type="string" office:string-value="04/03/2020/">
            <text:p>04/03/2020/</text:p>
          </table:table-cell>
        </table:table-row>
        <table:table-row table:style-name="ro1">
          <table:table-cell office:value-type="string">
            <text:p>2020-03-05T00:00:00.0/2020-03-06T00:00:00.0</text:p>
          </table:table-cell>
          <table:table-cell office:value-type="string">
            <text:p>5540.2139</text:p>
          </table:table-cell>
          <table:table-cell office:value-type="string">
            <text:p>4114.6035</text:p>
          </table:table-cell>
          <table:table-cell office:value-type="string">
            <text:p>3409.9604</text:p>
          </table:table-cell>
          <table:table-cell office:value-type="string">
            <text:p>704.6430</text:p>
          </table:table-cell>
          <table:table-cell office:value-type="string">
            <text:p>8248.8643</text:p>
          </table:table-cell>
          <table:table-cell office:value-type="string">
            <text:p>4050.3877</text:p>
          </table:table-cell>
          <table:table-cell office:value-type="string">
            <text:p>3277.9736</text:p>
          </table:table-cell>
          <table:table-cell office:value-type="string">
            <text:p>772.4141</text:p>
          </table:table-cell>
          <table:table-cell office:value-type="string">
            <text:p>7909.7622</text:p>
          </table:table-cell>
          <table:table-cell office:value-type="string">
            <text:p>0.9830</text:p>
          </table:table-cell>
          <table:table-cell table:number-columns-repeated="3"/>
          <table:table-cell table:formula="of:==CONCATENATE( MID([.A431];9;2); &quot;/&quot;; MID([.A431];6;2);&quot;/&quot;;MID([.A431];1;4);&quot;/&quot;)" office:value-type="string" office:string-value="05/03/2020/">
            <text:p>05/03/2020/</text:p>
          </table:table-cell>
        </table:table-row>
        <table:table-row table:style-name="ro1">
          <table:table-cell office:value-type="string">
            <text:p>2020-03-06T00:00:00.0/2020-03-07T00:00:00.0</text:p>
          </table:table-cell>
          <table:table-cell office:value-type="string">
            <text:p>5621.1602</text:p>
          </table:table-cell>
          <table:table-cell office:value-type="string">
            <text:p>4039.4192</text:p>
          </table:table-cell>
          <table:table-cell office:value-type="string">
            <text:p>3267.2278</text:p>
          </table:table-cell>
          <table:table-cell office:value-type="string">
            <text:p>772.1913</text:p>
          </table:table-cell>
          <table:table-cell office:value-type="string">
            <text:p>7771.0024</text:p>
          </table:table-cell>
          <table:table-cell office:value-type="string">
            <text:p>1981.7928</text:p>
          </table:table-cell>
          <table:table-cell office:value-type="string">
            <text:p>359.6762</text:p>
          </table:table-cell>
          <table:table-cell office:value-type="string">
            <text:p>1622.1167</text:p>
          </table:table-cell>
          <table:table-cell office:value-type="string">
            <text:p>1313.7844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432];9;2); &quot;/&quot;; MID([.A432];6;2);&quot;/&quot;;MID([.A432];1;4);&quot;/&quot;)" office:value-type="string" office:string-value="06/03/2020/">
            <text:p>06/03/2020/</text:p>
          </table:table-cell>
        </table:table-row>
        <table:table-row table:style-name="ro1">
          <table:table-cell office:value-type="string">
            <text:p>2020-03-07T00:00:00.0/2020-03-08T00:00:00.0</text:p>
          </table:table-cell>
          <table:table-cell office:value-type="string">
            <text:p>5702.3799</text:p>
          </table:table-cell>
          <table:table-cell office:value-type="string">
            <text:p>4161.1411</text:p>
          </table:table-cell>
          <table:table-cell office:value-type="string">
            <text:p>3439.0676</text:p>
          </table:table-cell>
          <table:table-cell office:value-type="string">
            <text:p>722.0735</text:p>
          </table:table-cell>
          <table:table-cell office:value-type="string">
            <text:p>8108.0557</text:p>
          </table:table-cell>
          <table:table-cell office:value-type="string">
            <text:p>2013.8289</text:p>
          </table:table-cell>
          <table:table-cell office:value-type="string">
            <text:p>905.7985</text:p>
          </table:table-cell>
          <table:table-cell office:value-type="string">
            <text:p>1108.0304</text:p>
          </table:table-cell>
          <table:table-cell office:value-type="string">
            <text:p>2092.4668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433];9;2); &quot;/&quot;; MID([.A433];6;2);&quot;/&quot;;MID([.A433];1;4);&quot;/&quot;)" office:value-type="string" office:string-value="07/03/2020/">
            <text:p>07/03/2020/</text:p>
          </table:table-cell>
        </table:table-row>
        <table:table-row table:style-name="ro1">
          <table:table-cell office:value-type="string">
            <text:p>2020-03-08T00:00:00.0/2020-03-09T00:00:00.0</text:p>
          </table:table-cell>
          <table:table-cell office:value-type="string">
            <text:p>5783.9521</text:p>
          </table:table-cell>
          <table:table-cell office:value-type="string">
            <text:p>4136.7026</text:p>
          </table:table-cell>
          <table:table-cell office:value-type="string">
            <text:p>3104.2322</text:p>
          </table:table-cell>
          <table:table-cell office:value-type="string">
            <text:p>1032.4705</text:p>
          </table:table-cell>
          <table:table-cell office:value-type="string">
            <text:p>7178.3042</text:p>
          </table:table-cell>
          <table:table-cell office:value-type="string">
            <text:p>3152.3667</text:p>
          </table:table-cell>
          <table:table-cell office:value-type="string">
            <text:p>1509.8849</text:p>
          </table:table-cell>
          <table:table-cell office:value-type="string">
            <text:p>1642.4819</text:p>
          </table:table-cell>
          <table:table-cell office:value-type="string">
            <text:p>3982.3997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434];9;2); &quot;/&quot;; MID([.A434];6;2);&quot;/&quot;;MID([.A434];1;4);&quot;/&quot;)" office:value-type="string" office:string-value="08/03/2020/">
            <text:p>08/03/2020/</text:p>
          </table:table-cell>
        </table:table-row>
        <table:table-row table:style-name="ro1">
          <table:table-cell office:value-type="string">
            <text:p>2020-03-09T00:00:00.0/2020-03-10T00:00:00.0</text:p>
          </table:table-cell>
          <table:table-cell office:value-type="string">
            <text:p>5865.7998</text:p>
          </table:table-cell>
          <table:table-cell office:value-type="string">
            <text:p>4144.8804</text:p>
          </table:table-cell>
          <table:table-cell office:value-type="string">
            <text:p>3119.4351</text:p>
          </table:table-cell>
          <table:table-cell office:value-type="string">
            <text:p>1025.4456</text:p>
          </table:table-cell>
          <table:table-cell office:value-type="string">
            <text:p>7127.4663</text:p>
          </table:table-cell>
          <table:table-cell office:value-type="string">
            <text:p>2648.7222</text:p>
          </table:table-cell>
          <table:table-cell office:value-type="string">
            <text:p>1387.9777</text:p>
          </table:table-cell>
          <table:table-cell office:value-type="string">
            <text:p>1260.7445</text:p>
          </table:table-cell>
          <table:table-cell office:value-type="string">
            <text:p>2900.7517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435];9;2); &quot;/&quot;; MID([.A435];6;2);&quot;/&quot;;MID([.A435];1;4);&quot;/&quot;)" office:value-type="string" office:string-value="09/03/2020/">
            <text:p>09/03/2020/</text:p>
          </table:table-cell>
        </table:table-row>
        <table:table-row table:style-name="ro1">
          <table:table-cell office:value-type="string">
            <text:p>2020-03-10T00:00:00.0/2020-03-11T00:00:00.0</text:p>
          </table:table-cell>
          <table:table-cell office:value-type="string">
            <text:p>5947.8765</text:p>
          </table:table-cell>
          <table:table-cell office:value-type="string">
            <text:p>4320.3423</text:p>
          </table:table-cell>
          <table:table-cell office:value-type="string">
            <text:p>3388.4038</text:p>
          </table:table-cell>
          <table:table-cell office:value-type="string">
            <text:p>931.9385</text:p>
          </table:table-cell>
          <table:table-cell office:value-type="string">
            <text:p>7737.2280</text:p>
          </table:table-cell>
          <table:table-cell office:value-type="string">
            <text:p>2403.6267</text:p>
          </table:table-cell>
          <table:table-cell office:value-type="string">
            <text:p>561.1644</text:p>
          </table:table-cell>
          <table:table-cell office:value-type="string">
            <text:p>1842.4624</text:p>
          </table:table-cell>
          <table:table-cell office:value-type="string">
            <text:p>1542.5375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436];9;2); &quot;/&quot;; MID([.A436];6;2);&quot;/&quot;;MID([.A436];1;4);&quot;/&quot;)" office:value-type="string" office:string-value="10/03/2020/">
            <text:p>10/03/2020/</text:p>
          </table:table-cell>
        </table:table-row>
        <table:table-row table:style-name="ro1">
          <table:table-cell office:value-type="string">
            <text:p>2020-03-11T00:00:00.0/2020-03-12T00:00:00.0</text:p>
          </table:table-cell>
          <table:table-cell office:value-type="string">
            <text:p>6030.2202</text:p>
          </table:table-cell>
          <table:table-cell office:value-type="string">
            <text:p>4317.7007</text:p>
          </table:table-cell>
          <table:table-cell office:value-type="string">
            <text:p>3551.3843</text:p>
          </table:table-cell>
          <table:table-cell office:value-type="string">
            <text:p>766.3167</text:p>
          </table:table-cell>
          <table:table-cell office:value-type="string">
            <text:p>8103.7295</text:p>
          </table:table-cell>
          <table:table-cell office:value-type="string">
            <text:p>1167.6791</text:p>
          </table:table-cell>
          <table:table-cell office:value-type="string">
            <text:p>140.1157</text:p>
          </table:table-cell>
          <table:table-cell office:value-type="string">
            <text:p>1027.5634</text:p>
          </table:table-cell>
          <table:table-cell office:value-type="string">
            <text:p>423.7733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437];9;2); &quot;/&quot;; MID([.A437];6;2);&quot;/&quot;;MID([.A437];1;4);&quot;/&quot;)" office:value-type="string" office:string-value="11/03/2020/">
            <text:p>11/03/2020/</text:p>
          </table:table-cell>
        </table:table-row>
        <table:table-row table:style-name="ro1">
          <table:table-cell office:value-type="string">
            <text:p>2020-03-12T00:00:00.0/2020-03-13T00:00:00.0</text:p>
          </table:table-cell>
          <table:table-cell office:value-type="string">
            <text:p>6112.7607</text:p>
          </table:table-cell>
          <table:table-cell office:value-type="string">
            <text:p>4404.4834</text:p>
          </table:table-cell>
          <table:table-cell office:value-type="string">
            <text:p>3518.7485</text:p>
          </table:table-cell>
          <table:table-cell office:value-type="string">
            <text:p>885.7349</text:p>
          </table:table-cell>
          <table:table-cell office:value-type="string">
            <text:p>7883.6187</text:p>
          </table:table-cell>
          <table:table-cell office:value-type="string">
            <text:p>2437.1750</text:p>
          </table:table-cell>
          <table:table-cell office:value-type="string">
            <text:p>1159.8744</text:p>
          </table:table-cell>
          <table:table-cell office:value-type="string">
            <text:p>1277.3007</text:p>
          </table:table-cell>
          <table:table-cell office:value-type="string">
            <text:p>2333.7854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438];9;2); &quot;/&quot;; MID([.A438];6;2);&quot;/&quot;;MID([.A438];1;4);&quot;/&quot;)" office:value-type="string" office:string-value="12/03/2020/">
            <text:p>12/03/2020/</text:p>
          </table:table-cell>
        </table:table-row>
        <table:table-row table:style-name="ro1">
          <table:table-cell office:value-type="string">
            <text:p>2020-03-13T00:00:00.0/2020-03-14T00:00:00.0</text:p>
          </table:table-cell>
          <table:table-cell office:value-type="string">
            <text:p>6195.4614</text:p>
          </table:table-cell>
          <table:table-cell office:value-type="string">
            <text:p>4624.0518</text:p>
          </table:table-cell>
          <table:table-cell office:value-type="string">
            <text:p>3640.0500</text:p>
          </table:table-cell>
          <table:table-cell office:value-type="string">
            <text:p>984.0016</text:p>
          </table:table-cell>
          <table:table-cell office:value-type="string">
            <text:p>8115.4468</text:p>
          </table:table-cell>
          <table:table-cell office:value-type="string">
            <text:p>3313.1814</text:p>
          </table:table-cell>
          <table:table-cell office:value-type="string">
            <text:p>1792.3960</text:p>
          </table:table-cell>
          <table:table-cell office:value-type="string">
            <text:p>1520.7854</text:p>
          </table:table-cell>
          <table:table-cell office:value-type="string">
            <text:p>3864.6643</text:p>
          </table:table-cell>
          <table:table-cell office:value-type="string">
            <text:p>0.9830</text:p>
          </table:table-cell>
          <table:table-cell table:number-columns-repeated="3"/>
          <table:table-cell table:formula="of:==CONCATENATE( MID([.A439];9;2); &quot;/&quot;; MID([.A439];6;2);&quot;/&quot;;MID([.A439];1;4);&quot;/&quot;)" office:value-type="string" office:string-value="13/03/2020/">
            <text:p>13/03/2020/</text:p>
          </table:table-cell>
        </table:table-row>
        <table:table-row table:style-name="ro1">
          <table:table-cell office:value-type="string">
            <text:p>2020-03-14T00:00:00.0/2020-03-15T00:00:00.0</text:p>
          </table:table-cell>
          <table:table-cell office:value-type="string">
            <text:p>6278.3823</text:p>
          </table:table-cell>
          <table:table-cell office:value-type="string">
            <text:p>4776.4956</text:p>
          </table:table-cell>
          <table:table-cell office:value-type="string">
            <text:p>3980.4546</text:p>
          </table:table-cell>
          <table:table-cell office:value-type="string">
            <text:p>796.0410</text:p>
          </table:table-cell>
          <table:table-cell office:value-type="string">
            <text:p>8871.3789</text:p>
          </table:table-cell>
          <table:table-cell office:value-type="string">
            <text:p>4565.2417</text:p>
          </table:table-cell>
          <table:table-cell office:value-type="string">
            <text:p>3697.7935</text:p>
          </table:table-cell>
          <table:table-cell office:value-type="string">
            <text:p>867.4482</text:p>
          </table:table-cell>
          <table:table-cell office:value-type="string">
            <text:p>7789.7319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440];9;2); &quot;/&quot;; MID([.A440];6;2);&quot;/&quot;;MID([.A440];1;4);&quot;/&quot;)" office:value-type="string" office:string-value="14/03/2020/">
            <text:p>14/03/2020/</text:p>
          </table:table-cell>
        </table:table-row>
        <table:table-row table:style-name="ro1">
          <table:table-cell office:value-type="string">
            <text:p>2020-03-15T00:00:00.0/2020-03-16T00:00:00.0</text:p>
          </table:table-cell>
          <table:table-cell office:value-type="string">
            <text:p>6361.3677</text:p>
          </table:table-cell>
          <table:table-cell office:value-type="string">
            <text:p>5000.0928</text:p>
          </table:table-cell>
          <table:table-cell office:value-type="string">
            <text:p>4283.8599</text:p>
          </table:table-cell>
          <table:table-cell office:value-type="string">
            <text:p>716.2333</text:p>
          </table:table-cell>
          <table:table-cell office:value-type="string">
            <text:p>9558.4590</text:p>
          </table:table-cell>
          <table:table-cell office:value-type="string">
            <text:p>4941.8589</text:p>
          </table:table-cell>
          <table:table-cell office:value-type="string">
            <text:p>4165.0303</text:p>
          </table:table-cell>
          <table:table-cell office:value-type="string">
            <text:p>776.8287</text:p>
          </table:table-cell>
          <table:table-cell office:value-type="string">
            <text:p>9232.1836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441];9;2); &quot;/&quot;; MID([.A441];6;2);&quot;/&quot;;MID([.A441];1;4);&quot;/&quot;)" office:value-type="string" office:string-value="15/03/2020/">
            <text:p>15/03/2020/</text:p>
          </table:table-cell>
        </table:table-row>
        <table:table-row table:style-name="ro1">
          <table:table-cell office:value-type="string">
            <text:p>2020-03-16T00:00:00.0/2020-03-17T00:00:00.0</text:p>
          </table:table-cell>
          <table:table-cell office:value-type="string">
            <text:p>6444.4927</text:p>
          </table:table-cell>
          <table:table-cell office:value-type="string">
            <text:p>4809.7690</text:p>
          </table:table-cell>
          <table:table-cell office:value-type="string">
            <text:p>4012.4214</text:p>
          </table:table-cell>
          <table:table-cell office:value-type="string">
            <text:p>797.3477</text:p>
          </table:table-cell>
          <table:table-cell office:value-type="string">
            <text:p>8814.4355</text:p>
          </table:table-cell>
          <table:table-cell office:value-type="string">
            <text:p>4323.8384</text:p>
          </table:table-cell>
          <table:table-cell office:value-type="string">
            <text:p>2779.9172</text:p>
          </table:table-cell>
          <table:table-cell office:value-type="string">
            <text:p>1543.9214</text:p>
          </table:table-cell>
          <table:table-cell office:value-type="string">
            <text:p>6327.6494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442];9;2); &quot;/&quot;; MID([.A442];6;2);&quot;/&quot;;MID([.A442];1;4);&quot;/&quot;)" office:value-type="string" office:string-value="16/03/2020/">
            <text:p>16/03/2020/</text:p>
          </table:table-cell>
        </table:table-row>
        <table:table-row table:style-name="ro1">
          <table:table-cell office:value-type="string">
            <text:p>2020-03-17T00:00:00.0/2020-03-18T00:00:00.0</text:p>
          </table:table-cell>
          <table:table-cell office:value-type="string">
            <text:p>6527.6841</text:p>
          </table:table-cell>
          <table:table-cell office:value-type="string">
            <text:p>4515.9658</text:p>
          </table:table-cell>
          <table:table-cell office:value-type="string">
            <text:p>3279.6255</text:p>
          </table:table-cell>
          <table:table-cell office:value-type="string">
            <text:p>1236.3403</text:p>
          </table:table-cell>
          <table:table-cell office:value-type="string">
            <text:p>6887.3823</text:p>
          </table:table-cell>
          <table:table-cell office:value-type="string">
            <text:p>2206.3213</text:p>
          </table:table-cell>
          <table:table-cell office:value-type="string">
            <text:p>596.6794</text:p>
          </table:table-cell>
          <table:table-cell office:value-type="string">
            <text:p>1609.6420</text:p>
          </table:table-cell>
          <table:table-cell office:value-type="string">
            <text:p>1768.0428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443];9;2); &quot;/&quot;; MID([.A443];6;2);&quot;/&quot;;MID([.A443];1;4);&quot;/&quot;)" office:value-type="string" office:string-value="17/03/2020/">
            <text:p>17/03/2020/</text:p>
          </table:table-cell>
        </table:table-row>
        <table:table-row table:style-name="ro1">
          <table:table-cell office:value-type="string">
            <text:p>2020-03-18T00:00:00.0/2020-03-19T00:00:00.0</text:p>
          </table:table-cell>
          <table:table-cell office:value-type="string">
            <text:p>6610.9038</text:p>
          </table:table-cell>
          <table:table-cell office:value-type="string">
            <text:p>4643.5532</text:p>
          </table:table-cell>
          <table:table-cell office:value-type="string">
            <text:p>3484.0500</text:p>
          </table:table-cell>
          <table:table-cell office:value-type="string">
            <text:p>1159.5033</text:p>
          </table:table-cell>
          <table:table-cell office:value-type="string">
            <text:p>7286.8833</text:p>
          </table:table-cell>
          <table:table-cell office:value-type="string">
            <text:p>4468.2915</text:p>
          </table:table-cell>
          <table:table-cell office:value-type="string">
            <text:p>3146.5908</text:p>
          </table:table-cell>
          <table:table-cell office:value-type="string">
            <text:p>1321.7004</text:p>
          </table:table-cell>
          <table:table-cell office:value-type="string">
            <text:p>6743.0044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444];9;2); &quot;/&quot;; MID([.A444];6;2);&quot;/&quot;;MID([.A444];1;4);&quot;/&quot;)" office:value-type="string" office:string-value="18/03/2020/">
            <text:p>18/03/2020/</text:p>
          </table:table-cell>
        </table:table-row>
        <table:table-row table:style-name="ro1">
          <table:table-cell office:value-type="string">
            <text:p>2020-03-19T00:00:00.0/2020-03-20T00:00:00.0</text:p>
          </table:table-cell>
          <table:table-cell office:value-type="string">
            <text:p>6694.1714</text:p>
          </table:table-cell>
          <table:table-cell office:value-type="string">
            <text:p>4766.2500</text:p>
          </table:table-cell>
          <table:table-cell office:value-type="string">
            <text:p>3681.1443</text:p>
          </table:table-cell>
          <table:table-cell office:value-type="string">
            <text:p>1085.1056</text:p>
          </table:table-cell>
          <table:table-cell office:value-type="string">
            <text:p>7711.9834</text:p>
          </table:table-cell>
          <table:table-cell office:value-type="string">
            <text:p>3280.0691</text:p>
          </table:table-cell>
          <table:table-cell office:value-type="string">
            <text:p>1114.1691</text:p>
          </table:table-cell>
          <table:table-cell office:value-type="string">
            <text:p>2165.9001</text:p>
          </table:table-cell>
          <table:table-cell office:value-type="string">
            <text:p>2194.6304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445];9;2); &quot;/&quot;; MID([.A445];6;2);&quot;/&quot;;MID([.A445];1;4);&quot;/&quot;)" office:value-type="string" office:string-value="19/03/2020/">
            <text:p>19/03/2020/</text:p>
          </table:table-cell>
        </table:table-row>
        <table:table-row table:style-name="ro1">
          <table:table-cell office:value-type="string">
            <text:p>2020-03-20T00:00:00.0/2020-03-21T00:00:00.0</text:p>
          </table:table-cell>
          <table:table-cell office:value-type="string">
            <text:p>6777.4424</text:p>
          </table:table-cell>
          <table:table-cell office:value-type="string">
            <text:p>4576.8691</text:p>
          </table:table-cell>
          <table:table-cell office:value-type="string">
            <text:p>3072.6523</text:p>
          </table:table-cell>
          <table:table-cell office:value-type="string">
            <text:p>1504.2169</text:p>
          </table:table-cell>
          <table:table-cell office:value-type="string">
            <text:p>6122.0869</text:p>
          </table:table-cell>
          <table:table-cell office:value-type="string">
            <text:p>3156.1448</text:p>
          </table:table-cell>
          <table:table-cell office:value-type="string">
            <text:p>1543.0942</text:p>
          </table:table-cell>
          <table:table-cell office:value-type="string">
            <text:p>1613.0505</text:p>
          </table:table-cell>
          <table:table-cell office:value-type="string">
            <text:p>2602.4011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446];9;2); &quot;/&quot;; MID([.A446];6;2);&quot;/&quot;;MID([.A446];1;4);&quot;/&quot;)" office:value-type="string" office:string-value="20/03/2020/">
            <text:p>20/03/2020/</text:p>
          </table:table-cell>
        </table:table-row>
        <table:table-row table:style-name="ro1">
          <table:table-cell office:value-type="string">
            <text:p>2020-03-21T00:00:00.0/2020-03-22T00:00:00.0</text:p>
          </table:table-cell>
          <table:table-cell office:value-type="string">
            <text:p>6860.6890</text:p>
          </table:table-cell>
          <table:table-cell office:value-type="string">
            <text:p>5113.2935</text:p>
          </table:table-cell>
          <table:table-cell office:value-type="string">
            <text:p>4201.9971</text:p>
          </table:table-cell>
          <table:table-cell office:value-type="string">
            <text:p>911.2961</text:p>
          </table:table-cell>
          <table:table-cell office:value-type="string">
            <text:p>8828.7500</text:p>
          </table:table-cell>
          <table:table-cell office:value-type="string">
            <text:p>1577.6221</text:p>
          </table:table-cell>
          <table:table-cell office:value-type="string">
            <text:p>203.3307</text:p>
          </table:table-cell>
          <table:table-cell office:value-type="string">
            <text:p>1374.2914</text:p>
          </table:table-cell>
          <table:table-cell office:value-type="string">
            <text:p>431.3575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447];9;2); &quot;/&quot;; MID([.A447];6;2);&quot;/&quot;;MID([.A447];1;4);&quot;/&quot;)" office:value-type="string" office:string-value="21/03/2020/">
            <text:p>21/03/2020/</text:p>
          </table:table-cell>
        </table:table-row>
        <table:table-row table:style-name="ro1">
          <table:table-cell office:value-type="string">
            <text:p>2020-03-22T00:00:00.0/2020-03-23T00:00:00.0</text:p>
          </table:table-cell>
          <table:table-cell office:value-type="string">
            <text:p>6943.8335</text:p>
          </table:table-cell>
          <table:table-cell office:value-type="string">
            <text:p>5424.2573</text:p>
          </table:table-cell>
          <table:table-cell office:value-type="string">
            <text:p>4622.3262</text:p>
          </table:table-cell>
          <table:table-cell office:value-type="string">
            <text:p>801.9309</text:p>
          </table:table-cell>
          <table:table-cell office:value-type="string">
            <text:p>9844.8857</text:p>
          </table:table-cell>
          <table:table-cell office:value-type="string">
            <text:p>3750.4812</text:p>
          </table:table-cell>
          <table:table-cell office:value-type="string">
            <text:p>1579.7458</text:p>
          </table:table-cell>
          <table:table-cell office:value-type="string">
            <text:p>2170.7356</text:p>
          </table:table-cell>
          <table:table-cell office:value-type="string">
            <text:p>3948.9258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448];9;2); &quot;/&quot;; MID([.A448];6;2);&quot;/&quot;;MID([.A448];1;4);&quot;/&quot;)" office:value-type="string" office:string-value="22/03/2020/">
            <text:p>22/03/2020/</text:p>
          </table:table-cell>
        </table:table-row>
        <table:table-row table:style-name="ro1">
          <table:table-cell office:value-type="string">
            <text:p>2020-03-23T00:00:00.0/2020-03-24T00:00:00.0</text:p>
          </table:table-cell>
          <table:table-cell office:value-type="string">
            <text:p>7026.9399</text:p>
          </table:table-cell>
          <table:table-cell office:value-type="string">
            <text:p>5400.4604</text:p>
          </table:table-cell>
          <table:table-cell office:value-type="string">
            <text:p>4461.1177</text:p>
          </table:table-cell>
          <table:table-cell office:value-type="string">
            <text:p>939.3423</text:p>
          </table:table-cell>
          <table:table-cell office:value-type="string">
            <text:p>9275.1201</text:p>
          </table:table-cell>
          <table:table-cell office:value-type="string">
            <text:p>5383.0771</text:p>
          </table:table-cell>
          <table:table-cell office:value-type="string">
            <text:p>4419.4370</text:p>
          </table:table-cell>
          <table:table-cell office:value-type="string">
            <text:p>963.6403</text:p>
          </table:table-cell>
          <table:table-cell office:value-type="string">
            <text:p>9211.2959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449];9;2); &quot;/&quot;; MID([.A449];6;2);&quot;/&quot;;MID([.A449];1;4);&quot;/&quot;)" office:value-type="string" office:string-value="23/03/2020/">
            <text:p>23/03/2020/</text:p>
          </table:table-cell>
        </table:table-row>
        <table:table-row table:style-name="ro1">
          <table:table-cell office:value-type="string">
            <text:p>2020-03-24T00:00:00.0/2020-03-25T00:00:00.0</text:p>
          </table:table-cell>
          <table:table-cell office:value-type="string">
            <text:p>7109.9219</text:p>
          </table:table-cell>
          <table:table-cell office:value-type="string">
            <text:p>5483.7886</text:p>
          </table:table-cell>
          <table:table-cell office:value-type="string">
            <text:p>4487.8140</text:p>
          </table:table-cell>
          <table:table-cell office:value-type="string">
            <text:p>995.9749</text:p>
          </table:table-cell>
          <table:table-cell office:value-type="string">
            <text:p>9267.5771</text:p>
          </table:table-cell>
          <table:table-cell office:value-type="string">
            <text:p>5483.7886</text:p>
          </table:table-cell>
          <table:table-cell office:value-type="string">
            <text:p>4487.8140</text:p>
          </table:table-cell>
          <table:table-cell office:value-type="string">
            <text:p>995.9749</text:p>
          </table:table-cell>
          <table:table-cell office:value-type="string">
            <text:p>9267.5771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450];9;2); &quot;/&quot;; MID([.A450];6;2);&quot;/&quot;;MID([.A450];1;4);&quot;/&quot;)" office:value-type="string" office:string-value="24/03/2020/">
            <text:p>24/03/2020/</text:p>
          </table:table-cell>
        </table:table-row>
        <table:table-row table:style-name="ro1">
          <table:table-cell office:value-type="string">
            <text:p>2020-03-25T00:00:00.0/2020-03-26T00:00:00.0</text:p>
          </table:table-cell>
          <table:table-cell office:value-type="string">
            <text:p>7192.7378</text:p>
          </table:table-cell>
          <table:table-cell office:value-type="string">
            <text:p>5612.4209</text:p>
          </table:table-cell>
          <table:table-cell office:value-type="string">
            <text:p>4831.3530</text:p>
          </table:table-cell>
          <table:table-cell office:value-type="string">
            <text:p>781.0679</text:p>
          </table:table-cell>
          <table:table-cell office:value-type="string">
            <text:p>9983.4922</text:p>
          </table:table-cell>
          <table:table-cell office:value-type="string">
            <text:p>5588.8096</text:p>
          </table:table-cell>
          <table:table-cell office:value-type="string">
            <text:p>4783.7461</text:p>
          </table:table-cell>
          <table:table-cell office:value-type="string">
            <text:p>805.0637</text:p>
          </table:table-cell>
          <table:table-cell office:value-type="string">
            <text:p>9884.1611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451];9;2); &quot;/&quot;; MID([.A451];6;2);&quot;/&quot;;MID([.A451];1;4);&quot;/&quot;)" office:value-type="string" office:string-value="25/03/2020/">
            <text:p>25/03/2020/</text:p>
          </table:table-cell>
        </table:table-row>
        <table:table-row table:style-name="ro1">
          <table:table-cell office:value-type="string">
            <text:p>2020-03-26T00:00:00.0/2020-03-27T00:00:00.0</text:p>
          </table:table-cell>
          <table:table-cell office:value-type="string">
            <text:p>7275.4600</text:p>
          </table:table-cell>
          <table:table-cell office:value-type="string">
            <text:p>5154.9785</text:p>
          </table:table-cell>
          <table:table-cell office:value-type="string">
            <text:p>3785.6606</text:p>
          </table:table-cell>
          <table:table-cell office:value-type="string">
            <text:p>1369.3176</text:p>
          </table:table-cell>
          <table:table-cell office:value-type="string">
            <text:p>7601.5430</text:p>
          </table:table-cell>
          <table:table-cell office:value-type="string">
            <text:p>3220.0430</text:p>
          </table:table-cell>
          <table:table-cell office:value-type="string">
            <text:p>497.4785</text:p>
          </table:table-cell>
          <table:table-cell office:value-type="string">
            <text:p>2722.5645</text:p>
          </table:table-cell>
          <table:table-cell office:value-type="string">
            <text:p>1043.6923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452];9;2); &quot;/&quot;; MID([.A452];6;2);&quot;/&quot;;MID([.A452];1;4);&quot;/&quot;)" office:value-type="string" office:string-value="26/03/2020/">
            <text:p>26/03/2020/</text:p>
          </table:table-cell>
        </table:table-row>
        <table:table-row table:style-name="ro1">
          <table:table-cell office:value-type="string">
            <text:p>2020-03-27T00:00:00.0/2020-03-28T00:00:00.0</text:p>
          </table:table-cell>
          <table:table-cell office:value-type="string">
            <text:p>7357.9229</text:p>
          </table:table-cell>
          <table:table-cell office:value-type="string">
            <text:p>5138.6206</text:p>
          </table:table-cell>
          <table:table-cell office:value-type="string">
            <text:p>3597.8765</text:p>
          </table:table-cell>
          <table:table-cell office:value-type="string">
            <text:p>1540.7439</text:p>
          </table:table-cell>
          <table:table-cell office:value-type="string">
            <text:p>6953.0972</text:p>
          </table:table-cell>
          <table:table-cell office:value-type="string">
            <text:p>5123.3906</text:p>
          </table:table-cell>
          <table:table-cell office:value-type="string">
            <text:p>3581.4219</text:p>
          </table:table-cell>
          <table:table-cell office:value-type="string">
            <text:p>1541.9689</text:p>
          </table:table-cell>
          <table:table-cell office:value-type="string">
            <text:p>6813.2949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453];9;2); &quot;/&quot;; MID([.A453];6;2);&quot;/&quot;;MID([.A453];1;4);&quot;/&quot;)" office:value-type="string" office:string-value="27/03/2020/">
            <text:p>27/03/2020/</text:p>
          </table:table-cell>
        </table:table-row>
        <table:table-row table:style-name="ro1">
          <table:table-cell office:value-type="string">
            <text:p>2020-03-28T00:00:00.0/2020-03-29T00:00:00.0</text:p>
          </table:table-cell>
          <table:table-cell office:value-type="string">
            <text:p>7440.2065</text:p>
          </table:table-cell>
          <table:table-cell office:value-type="string">
            <text:p>5267.1372</text:p>
          </table:table-cell>
          <table:table-cell office:value-type="string">
            <text:p>3844.3130</text:p>
          </table:table-cell>
          <table:table-cell office:value-type="string">
            <text:p>1422.8242</text:p>
          </table:table-cell>
          <table:table-cell office:value-type="string">
            <text:p>7455.8398</text:p>
          </table:table-cell>
          <table:table-cell office:value-type="string">
            <text:p>5241.2671</text:p>
          </table:table-cell>
          <table:table-cell office:value-type="string">
            <text:p>3812.1851</text:p>
          </table:table-cell>
          <table:table-cell office:value-type="string">
            <text:p>1429.0819</text:p>
          </table:table-cell>
          <table:table-cell office:value-type="string">
            <text:p>7341.9521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454];9;2); &quot;/&quot;; MID([.A454];6;2);&quot;/&quot;;MID([.A454];1;4);&quot;/&quot;)" office:value-type="string" office:string-value="28/03/2020/">
            <text:p>28/03/2020/</text:p>
          </table:table-cell>
        </table:table-row>
        <table:table-row table:style-name="ro1">
          <table:table-cell office:value-type="string">
            <text:p>2020-03-29T00:00:00.0/2020-03-30T00:00:00.0</text:p>
          </table:table-cell>
          <table:table-cell office:value-type="string">
            <text:p>7522.2339</text:p>
          </table:table-cell>
          <table:table-cell office:value-type="string">
            <text:p>5352.4722</text:p>
          </table:table-cell>
          <table:table-cell office:value-type="string">
            <text:p>3942.9272</text:p>
          </table:table-cell>
          <table:table-cell office:value-type="string">
            <text:p>1409.5453</text:p>
          </table:table-cell>
          <table:table-cell office:value-type="string">
            <text:p>7528.1475</text:p>
          </table:table-cell>
          <table:table-cell office:value-type="string">
            <text:p>4083.0222</text:p>
          </table:table-cell>
          <table:table-cell office:value-type="string">
            <text:p>2456.4990</text:p>
          </table:table-cell>
          <table:table-cell office:value-type="string">
            <text:p>1626.5232</text:p>
          </table:table-cell>
          <table:table-cell office:value-type="string">
            <text:p>4426.7134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455];9;2); &quot;/&quot;; MID([.A455];6;2);&quot;/&quot;;MID([.A455];1;4);&quot;/&quot;)" office:value-type="string" office:string-value="29/03/2020/">
            <text:p>29/03/2020/</text:p>
          </table:table-cell>
        </table:table-row>
        <table:table-row table:style-name="ro1">
          <table:table-cell office:value-type="string">
            <text:p>2020-03-30T00:00:00.0/2020-03-31T00:00:00.0</text:p>
          </table:table-cell>
          <table:table-cell office:value-type="string">
            <text:p>7603.9766</text:p>
          </table:table-cell>
          <table:table-cell office:value-type="string">
            <text:p>5969.8896</text:p>
          </table:table-cell>
          <table:table-cell office:value-type="string">
            <text:p>5166.4341</text:p>
          </table:table-cell>
          <table:table-cell office:value-type="string">
            <text:p>803.4551</text:p>
          </table:table-cell>
          <table:table-cell office:value-type="string">
            <text:p>10316.1670</text:p>
          </table:table-cell>
          <table:table-cell office:value-type="string">
            <text:p>5778.8867</text:p>
          </table:table-cell>
          <table:table-cell office:value-type="string">
            <text:p>4703.0874</text:p>
          </table:table-cell>
          <table:table-cell office:value-type="string">
            <text:p>1075.7993</text:p>
          </table:table-cell>
          <table:table-cell office:value-type="string">
            <text:p>9632.2080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456];9;2); &quot;/&quot;; MID([.A456];6;2);&quot;/&quot;;MID([.A456];1;4);&quot;/&quot;)" office:value-type="string" office:string-value="30/03/2020/">
            <text:p>30/03/2020/</text:p>
          </table:table-cell>
        </table:table-row>
        <table:table-row table:style-name="ro1">
          <table:table-cell office:value-type="string">
            <text:p>2020-03-31T00:00:00.0/2020-04-01T00:00:00.0</text:p>
          </table:table-cell>
          <table:table-cell office:value-type="string">
            <text:p>7685.4453</text:p>
          </table:table-cell>
          <table:table-cell office:value-type="string">
            <text:p>5943.8086</text:p>
          </table:table-cell>
          <table:table-cell office:value-type="string">
            <text:p>5075.1240</text:p>
          </table:table-cell>
          <table:table-cell office:value-type="string">
            <text:p>868.6843</text:p>
          </table:table-cell>
          <table:table-cell office:value-type="string">
            <text:p>10020.6172</text:p>
          </table:table-cell>
          <table:table-cell office:value-type="string">
            <text:p>3174.4780</text:p>
          </table:table-cell>
          <table:table-cell office:value-type="string">
            <text:p>913.4884</text:p>
          </table:table-cell>
          <table:table-cell office:value-type="string">
            <text:p>2260.9897</text:p>
          </table:table-cell>
          <table:table-cell office:value-type="string">
            <text:p>1844.9871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457];9;2); &quot;/&quot;; MID([.A457];6;2);&quot;/&quot;;MID([.A457];1;4);&quot;/&quot;)" office:value-type="string" office:string-value="31/03/2020/">
            <text:p>31/03/2020/</text:p>
          </table:table-cell>
        </table:table-row>
        <table:table-row table:style-name="ro1">
          <table:table-cell office:value-type="string">
            <text:p>2020-04-01T00:00:00.0/2020-04-02T00:00:00.0</text:p>
          </table:table-cell>
          <table:table-cell office:value-type="string">
            <text:p>7766.6128</text:p>
          </table:table-cell>
          <table:table-cell office:value-type="string">
            <text:p>5958.3516</text:p>
          </table:table-cell>
          <table:table-cell office:value-type="string">
            <text:p>4988.7109</text:p>
          </table:table-cell>
          <table:table-cell office:value-type="string">
            <text:p>969.6408</text:p>
          </table:table-cell>
          <table:table-cell office:value-type="string">
            <text:p>9758.8232</text:p>
          </table:table-cell>
          <table:table-cell office:value-type="string">
            <text:p>5897.6763</text:p>
          </table:table-cell>
          <table:table-cell office:value-type="string">
            <text:p>4847.8604</text:p>
          </table:table-cell>
          <table:table-cell office:value-type="string">
            <text:p>1049.8159</text:p>
          </table:table-cell>
          <table:table-cell office:value-type="string">
            <text:p>9533.9795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458];9;2); &quot;/&quot;; MID([.A458];6;2);&quot;/&quot;;MID([.A458];1;4);&quot;/&quot;)" office:value-type="string" office:string-value="01/04/2020/">
            <text:p>01/04/2020/</text:p>
          </table:table-cell>
        </table:table-row>
        <table:table-row table:style-name="ro1">
          <table:table-cell office:value-type="string">
            <text:p>2020-04-02T00:00:00.0/2020-04-03T00:00:00.0</text:p>
          </table:table-cell>
          <table:table-cell office:value-type="string">
            <text:p>7847.4370</text:p>
          </table:table-cell>
          <table:table-cell office:value-type="string">
            <text:p>6016.6826</text:p>
          </table:table-cell>
          <table:table-cell office:value-type="string">
            <text:p>5135.1353</text:p>
          </table:table-cell>
          <table:table-cell office:value-type="string">
            <text:p>881.5475</text:p>
          </table:table-cell>
          <table:table-cell office:value-type="string">
            <text:p>10052.0605</text:p>
          </table:table-cell>
          <table:table-cell office:value-type="string">
            <text:p>6016.6826</text:p>
          </table:table-cell>
          <table:table-cell office:value-type="string">
            <text:p>5135.1353</text:p>
          </table:table-cell>
          <table:table-cell office:value-type="string">
            <text:p>881.5475</text:p>
          </table:table-cell>
          <table:table-cell office:value-type="string">
            <text:p>10052.0605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459];9;2); &quot;/&quot;; MID([.A459];6;2);&quot;/&quot;;MID([.A459];1;4);&quot;/&quot;)" office:value-type="string" office:string-value="02/04/2020/">
            <text:p>02/04/2020/</text:p>
          </table:table-cell>
        </table:table-row>
        <table:table-row table:style-name="ro1">
          <table:table-cell office:value-type="string">
            <text:p>2020-04-03T00:00:00.0/2020-04-04T00:00:00.0</text:p>
          </table:table-cell>
          <table:table-cell office:value-type="string">
            <text:p>7927.8667</text:p>
          </table:table-cell>
          <table:table-cell office:value-type="string">
            <text:p>5890.2695</text:p>
          </table:table-cell>
          <table:table-cell office:value-type="string">
            <text:p>4719.1084</text:p>
          </table:table-cell>
          <table:table-cell office:value-type="string">
            <text:p>1171.1610</text:p>
          </table:table-cell>
          <table:table-cell office:value-type="string">
            <text:p>8944.6807</text:p>
          </table:table-cell>
          <table:table-cell office:value-type="string">
            <text:p>2365.1094</text:p>
          </table:table-cell>
          <table:table-cell office:value-type="string">
            <text:p>315.8375</text:p>
          </table:table-cell>
          <table:table-cell office:value-type="string">
            <text:p>2049.2717</text:p>
          </table:table-cell>
          <table:table-cell office:value-type="string">
            <text:p>942.5462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460];9;2); &quot;/&quot;; MID([.A460];6;2);&quot;/&quot;;MID([.A460];1;4);&quot;/&quot;)" office:value-type="string" office:string-value="03/04/2020/">
            <text:p>03/04/2020/</text:p>
          </table:table-cell>
        </table:table-row>
        <table:table-row table:style-name="ro1">
          <table:table-cell office:value-type="string">
            <text:p>2020-04-04T00:00:00.0/2020-04-05T00:00:00.0</text:p>
          </table:table-cell>
          <table:table-cell office:value-type="string">
            <text:p>8007.9458</text:p>
          </table:table-cell>
          <table:table-cell office:value-type="string">
            <text:p>5902.7622</text:p>
          </table:table-cell>
          <table:table-cell office:value-type="string">
            <text:p>4665.1963</text:p>
          </table:table-cell>
          <table:table-cell office:value-type="string">
            <text:p>1237.5663</text:p>
          </table:table-cell>
          <table:table-cell office:value-type="string">
            <text:p>8793.9131</text:p>
          </table:table-cell>
          <table:table-cell office:value-type="string">
            <text:p>4338.6538</text:p>
          </table:table-cell>
          <table:table-cell office:value-type="string">
            <text:p>1758.8621</text:p>
          </table:table-cell>
          <table:table-cell office:value-type="string">
            <text:p>2579.7917</text:p>
          </table:table-cell>
          <table:table-cell office:value-type="string">
            <text:p>3552.1577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461];9;2); &quot;/&quot;; MID([.A461];6;2);&quot;/&quot;;MID([.A461];1;4);&quot;/&quot;)" office:value-type="string" office:string-value="04/04/2020/">
            <text:p>04/04/2020/</text:p>
          </table:table-cell>
        </table:table-row>
        <table:table-row table:style-name="ro1">
          <table:table-cell office:value-type="string">
            <text:p>2020-04-05T00:00:00.0/2020-04-06T00:00:00.0</text:p>
          </table:table-cell>
          <table:table-cell office:value-type="string">
            <text:p>8087.5796</text:p>
          </table:table-cell>
          <table:table-cell office:value-type="string">
            <text:p>6100.8447</text:p>
          </table:table-cell>
          <table:table-cell office:value-type="string">
            <text:p>5015.2627</text:p>
          </table:table-cell>
          <table:table-cell office:value-type="string">
            <text:p>1085.5822</text:p>
          </table:table-cell>
          <table:table-cell office:value-type="string">
            <text:p>9479.0811</text:p>
          </table:table-cell>
          <table:table-cell office:value-type="string">
            <text:p>6064.8423</text:p>
          </table:table-cell>
          <table:table-cell office:value-type="string">
            <text:p>4958.3364</text:p>
          </table:table-cell>
          <table:table-cell office:value-type="string">
            <text:p>1106.5059</text:p>
          </table:table-cell>
          <table:table-cell office:value-type="string">
            <text:p>9243.3271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462];9;2); &quot;/&quot;; MID([.A462];6;2);&quot;/&quot;;MID([.A462];1;4);&quot;/&quot;)" office:value-type="string" office:string-value="05/04/2020/">
            <text:p>05/04/2020/</text:p>
          </table:table-cell>
        </table:table-row>
        <table:table-row table:style-name="ro1">
          <table:table-cell office:value-type="string">
            <text:p>2020-04-06T00:00:00.0/2020-04-07T00:00:00.0</text:p>
          </table:table-cell>
          <table:table-cell office:value-type="string">
            <text:p>8166.8267</text:p>
          </table:table-cell>
          <table:table-cell office:value-type="string">
            <text:p>6164.3062</text:p>
          </table:table-cell>
          <table:table-cell office:value-type="string">
            <text:p>5032.4731</text:p>
          </table:table-cell>
          <table:table-cell office:value-type="string">
            <text:p>1131.8329</text:p>
          </table:table-cell>
          <table:table-cell office:value-type="string">
            <text:p>9533.1553</text:p>
          </table:table-cell>
          <table:table-cell office:value-type="string">
            <text:p>6164.3062</text:p>
          </table:table-cell>
          <table:table-cell office:value-type="string">
            <text:p>5032.4731</text:p>
          </table:table-cell>
          <table:table-cell office:value-type="string">
            <text:p>1131.8329</text:p>
          </table:table-cell>
          <table:table-cell office:value-type="string">
            <text:p>9533.1553</text:p>
          </table:table-cell>
          <table:table-cell office:value-type="string">
            <text:p>0.9830</text:p>
          </table:table-cell>
          <table:table-cell table:number-columns-repeated="3"/>
          <table:table-cell table:formula="of:==CONCATENATE( MID([.A463];9;2); &quot;/&quot;; MID([.A463];6;2);&quot;/&quot;;MID([.A463];1;4);&quot;/&quot;)" office:value-type="string" office:string-value="06/04/2020/">
            <text:p>06/04/2020/</text:p>
          </table:table-cell>
        </table:table-row>
        <table:table-row table:style-name="ro1">
          <table:table-cell office:value-type="string">
            <text:p>2020-04-07T00:00:00.0/2020-04-08T00:00:00.0</text:p>
          </table:table-cell>
          <table:table-cell office:value-type="string">
            <text:p>8245.6123</text:p>
          </table:table-cell>
          <table:table-cell office:value-type="string">
            <text:p>6235.7217</text:p>
          </table:table-cell>
          <table:table-cell office:value-type="string">
            <text:p>5209.5078</text:p>
          </table:table-cell>
          <table:table-cell office:value-type="string">
            <text:p>1026.2139</text:p>
          </table:table-cell>
          <table:table-cell office:value-type="string">
            <text:p>9828.9111</text:p>
          </table:table-cell>
          <table:table-cell office:value-type="string">
            <text:p>6229.9878</text:p>
          </table:table-cell>
          <table:table-cell office:value-type="string">
            <text:p>5199.4399</text:p>
          </table:table-cell>
          <table:table-cell office:value-type="string">
            <text:p>1030.5477</text:p>
          </table:table-cell>
          <table:table-cell office:value-type="string">
            <text:p>9767.1924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464];9;2); &quot;/&quot;; MID([.A464];6;2);&quot;/&quot;;MID([.A464];1;4);&quot;/&quot;)" office:value-type="string" office:string-value="07/04/2020/">
            <text:p>07/04/2020/</text:p>
          </table:table-cell>
        </table:table-row>
        <table:table-row table:style-name="ro1">
          <table:table-cell office:value-type="string">
            <text:p>2020-04-08T00:00:00.0/2020-04-09T00:00:00.0</text:p>
          </table:table-cell>
          <table:table-cell office:value-type="string">
            <text:p>8323.9443</text:p>
          </table:table-cell>
          <table:table-cell office:value-type="string">
            <text:p>6575.1792</text:p>
          </table:table-cell>
          <table:table-cell office:value-type="string">
            <text:p>5751.8950</text:p>
          </table:table-cell>
          <table:table-cell office:value-type="string">
            <text:p>823.2842</text:p>
          </table:table-cell>
          <table:table-cell office:value-type="string">
            <text:p>10968.2393</text:p>
          </table:table-cell>
          <table:table-cell office:value-type="string">
            <text:p>6575.1792</text:p>
          </table:table-cell>
          <table:table-cell office:value-type="string">
            <text:p>5751.8950</text:p>
          </table:table-cell>
          <table:table-cell office:value-type="string">
            <text:p>823.2842</text:p>
          </table:table-cell>
          <table:table-cell office:value-type="string">
            <text:p>10968.2393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465];9;2); &quot;/&quot;; MID([.A465];6;2);&quot;/&quot;;MID([.A465];1;4);&quot;/&quot;)" office:value-type="string" office:string-value="08/04/2020/">
            <text:p>08/04/2020/</text:p>
          </table:table-cell>
        </table:table-row>
        <table:table-row table:style-name="ro1">
          <table:table-cell office:value-type="string">
            <text:p>2020-04-09T00:00:00.0/2020-04-10T00:00:00.0</text:p>
          </table:table-cell>
          <table:table-cell office:value-type="string">
            <text:p>8401.7803</text:p>
          </table:table-cell>
          <table:table-cell office:value-type="string">
            <text:p>6247.1665</text:p>
          </table:table-cell>
          <table:table-cell office:value-type="string">
            <text:p>5068.7329</text:p>
          </table:table-cell>
          <table:table-cell office:value-type="string">
            <text:p>1178.4336</text:p>
          </table:table-cell>
          <table:table-cell office:value-type="string">
            <text:p>9338.0273</text:p>
          </table:table-cell>
          <table:table-cell office:value-type="string">
            <text:p>6247.1665</text:p>
          </table:table-cell>
          <table:table-cell office:value-type="string">
            <text:p>5068.7329</text:p>
          </table:table-cell>
          <table:table-cell office:value-type="string">
            <text:p>1178.4336</text:p>
          </table:table-cell>
          <table:table-cell office:value-type="string">
            <text:p>9338.0273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466];9;2); &quot;/&quot;; MID([.A466];6;2);&quot;/&quot;;MID([.A466];1;4);&quot;/&quot;)" office:value-type="string" office:string-value="09/04/2020/">
            <text:p>09/04/2020/</text:p>
          </table:table-cell>
        </table:table-row>
        <table:table-row table:style-name="ro1">
          <table:table-cell office:value-type="string">
            <text:p>2020-04-10T00:00:00.0/2020-04-11T00:00:00.0</text:p>
          </table:table-cell>
          <table:table-cell office:value-type="string">
            <text:p>8479.0840</text:p>
          </table:table-cell>
          <table:table-cell office:value-type="string">
            <text:p>6243.7705</text:p>
          </table:table-cell>
          <table:table-cell office:value-type="string">
            <text:p>4884.9883</text:p>
          </table:table-cell>
          <table:table-cell office:value-type="string">
            <text:p>1358.7821</text:p>
          </table:table-cell>
          <table:table-cell office:value-type="string">
            <text:p>8929.3867</text:p>
          </table:table-cell>
          <table:table-cell office:value-type="string">
            <text:p>5862.3896</text:p>
          </table:table-cell>
          <table:table-cell office:value-type="string">
            <text:p>4105.2632</text:p>
          </table:table-cell>
          <table:table-cell office:value-type="string">
            <text:p>1757.1265</text:p>
          </table:table-cell>
          <table:table-cell office:value-type="string">
            <text:p>7758.8057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467];9;2); &quot;/&quot;; MID([.A467];6;2);&quot;/&quot;;MID([.A467];1;4);&quot;/&quot;)" office:value-type="string" office:string-value="10/04/2020/">
            <text:p>10/04/2020/</text:p>
          </table:table-cell>
        </table:table-row>
        <table:table-row table:style-name="ro1">
          <table:table-cell office:value-type="string">
            <text:p>2020-04-11T00:00:00.0/2020-04-12T00:00:00.0</text:p>
          </table:table-cell>
          <table:table-cell office:value-type="string">
            <text:p>8555.8828</text:p>
          </table:table-cell>
          <table:table-cell office:value-type="string">
            <text:p>6333.6973</text:p>
          </table:table-cell>
          <table:table-cell office:value-type="string">
            <text:p>5123.9336</text:p>
          </table:table-cell>
          <table:table-cell office:value-type="string">
            <text:p>1209.7635</text:p>
          </table:table-cell>
          <table:table-cell office:value-type="string">
            <text:p>9348.7803</text:p>
          </table:table-cell>
          <table:table-cell office:value-type="string">
            <text:p>6252.9297</text:p>
          </table:table-cell>
          <table:table-cell office:value-type="string">
            <text:p>4970.0093</text:p>
          </table:table-cell>
          <table:table-cell office:value-type="string">
            <text:p>1282.9207</text:p>
          </table:table-cell>
          <table:table-cell office:value-type="string">
            <text:p>8993.2100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468];9;2); &quot;/&quot;; MID([.A468];6;2);&quot;/&quot;;MID([.A468];1;4);&quot;/&quot;)" office:value-type="string" office:string-value="11/04/2020/">
            <text:p>11/04/2020/</text:p>
          </table:table-cell>
        </table:table-row>
        <table:table-row table:style-name="ro1">
          <table:table-cell office:value-type="string">
            <text:p>2020-04-12T00:00:00.0/2020-04-13T00:00:00.0</text:p>
          </table:table-cell>
          <table:table-cell office:value-type="string">
            <text:p>8632.1045</text:p>
          </table:table-cell>
          <table:table-cell office:value-type="string">
            <text:p>6485.3940</text:p>
          </table:table-cell>
          <table:table-cell office:value-type="string">
            <text:p>5446.8110</text:p>
          </table:table-cell>
          <table:table-cell office:value-type="string">
            <text:p>1038.5831</text:p>
          </table:table-cell>
          <table:table-cell office:value-type="string">
            <text:p>9976.8477</text:p>
          </table:table-cell>
          <table:table-cell office:value-type="string">
            <text:p>6485.3940</text:p>
          </table:table-cell>
          <table:table-cell office:value-type="string">
            <text:p>5446.8110</text:p>
          </table:table-cell>
          <table:table-cell office:value-type="string">
            <text:p>1038.5831</text:p>
          </table:table-cell>
          <table:table-cell office:value-type="string">
            <text:p>9976.847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469];9;2); &quot;/&quot;; MID([.A469];6;2);&quot;/&quot;;MID([.A469];1;4);&quot;/&quot;)" office:value-type="string" office:string-value="12/04/2020/">
            <text:p>12/04/2020/</text:p>
          </table:table-cell>
        </table:table-row>
        <table:table-row table:style-name="ro1">
          <table:table-cell office:value-type="string">
            <text:p>2020-04-13T00:00:00.0/2020-04-14T00:00:00.0</text:p>
          </table:table-cell>
          <table:table-cell office:value-type="string">
            <text:p>8707.7881</text:p>
          </table:table-cell>
          <table:table-cell office:value-type="string">
            <text:p>5979.8926</text:p>
          </table:table-cell>
          <table:table-cell office:value-type="string">
            <text:p>4038.3845</text:p>
          </table:table-cell>
          <table:table-cell office:value-type="string">
            <text:p>1941.5082</text:p>
          </table:table-cell>
          <table:table-cell office:value-type="string">
            <text:p>7066.2158</text:p>
          </table:table-cell>
          <table:table-cell office:value-type="string">
            <text:p>3249.5503</text:p>
          </table:table-cell>
          <table:table-cell office:value-type="string">
            <text:p>1203.2217</text:p>
          </table:table-cell>
          <table:table-cell office:value-type="string">
            <text:p>2046.3286</text:p>
          </table:table-cell>
          <table:table-cell office:value-type="string">
            <text:p>2143.2979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470];9;2); &quot;/&quot;; MID([.A470];6;2);&quot;/&quot;;MID([.A470];1;4);&quot;/&quot;)" office:value-type="string" office:string-value="13/04/2020/">
            <text:p>13/04/2020/</text:p>
          </table:table-cell>
        </table:table-row>
        <table:table-row table:style-name="ro1">
          <table:table-cell office:value-type="string">
            <text:p>2020-04-14T00:00:00.0/2020-04-15T00:00:00.0</text:p>
          </table:table-cell>
          <table:table-cell office:value-type="string">
            <text:p>8782.8477</text:p>
          </table:table-cell>
          <table:table-cell office:value-type="string">
            <text:p>6816.3892</text:p>
          </table:table-cell>
          <table:table-cell office:value-type="string">
            <text:p>5653.8071</text:p>
          </table:table-cell>
          <table:table-cell office:value-type="string">
            <text:p>1162.5820</text:p>
          </table:table-cell>
          <table:table-cell office:value-type="string">
            <text:p>10217.0947</text:p>
          </table:table-cell>
          <table:table-cell office:value-type="string">
            <text:p>3951.1648</text:p>
          </table:table-cell>
          <table:table-cell office:value-type="string">
            <text:p>1022.8573</text:p>
          </table:table-cell>
          <table:table-cell office:value-type="string">
            <text:p>2928.3076</text:p>
          </table:table-cell>
          <table:table-cell office:value-type="string">
            <text:p>2527.3542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471];9;2); &quot;/&quot;; MID([.A471];6;2);&quot;/&quot;;MID([.A471];1;4);&quot;/&quot;)" office:value-type="string" office:string-value="14/04/2020/">
            <text:p>14/04/2020/</text:p>
          </table:table-cell>
        </table:table-row>
        <table:table-row table:style-name="ro1">
          <table:table-cell office:value-type="string">
            <text:p>2020-04-15T00:00:00.0/2020-04-16T00:00:00.0</text:p>
          </table:table-cell>
          <table:table-cell office:value-type="string">
            <text:p>8857.3398</text:p>
          </table:table-cell>
          <table:table-cell office:value-type="string">
            <text:p>6483.9399</text:p>
          </table:table-cell>
          <table:table-cell office:value-type="string">
            <text:p>5130.0718</text:p>
          </table:table-cell>
          <table:table-cell office:value-type="string">
            <text:p>1353.8682</text:p>
          </table:table-cell>
          <table:table-cell office:value-type="string">
            <text:p>9122.7422</text:p>
          </table:table-cell>
          <table:table-cell office:value-type="string">
            <text:p>5453.4229</text:p>
          </table:table-cell>
          <table:table-cell office:value-type="string">
            <text:p>2503.0742</text:p>
          </table:table-cell>
          <table:table-cell office:value-type="string">
            <text:p>2950.3484</text:p>
          </table:table-cell>
          <table:table-cell office:value-type="string">
            <text:p>4805.9941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472];9;2); &quot;/&quot;; MID([.A472];6;2);&quot;/&quot;;MID([.A472];1;4);&quot;/&quot;)" office:value-type="string" office:string-value="15/04/2020/">
            <text:p>15/04/2020/</text:p>
          </table:table-cell>
        </table:table-row>
        <table:table-row table:style-name="ro1">
          <table:table-cell office:value-type="string">
            <text:p>2020-04-16T00:00:00.0/2020-04-17T00:00:00.0</text:p>
          </table:table-cell>
          <table:table-cell office:value-type="string">
            <text:p>8931.1582</text:p>
          </table:table-cell>
          <table:table-cell office:value-type="string">
            <text:p>6656.0132</text:p>
          </table:table-cell>
          <table:table-cell office:value-type="string">
            <text:p>5475.0723</text:p>
          </table:table-cell>
          <table:table-cell office:value-type="string">
            <text:p>1180.9413</text:p>
          </table:table-cell>
          <table:table-cell office:value-type="string">
            <text:p>9787.8584</text:p>
          </table:table-cell>
          <table:table-cell office:value-type="string">
            <text:p>6399.2749</text:p>
          </table:table-cell>
          <table:table-cell office:value-type="string">
            <text:p>4742.8452</text:p>
          </table:table-cell>
          <table:table-cell office:value-type="string">
            <text:p>1656.4297</text:p>
          </table:table-cell>
          <table:table-cell office:value-type="string">
            <text:p>8723.9170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473];9;2); &quot;/&quot;; MID([.A473];6;2);&quot;/&quot;;MID([.A473];1;4);&quot;/&quot;)" office:value-type="string" office:string-value="16/04/2020/">
            <text:p>16/04/2020/</text:p>
          </table:table-cell>
        </table:table-row>
        <table:table-row table:style-name="ro1">
          <table:table-cell office:value-type="string">
            <text:p>2020-04-17T00:00:00.0/2020-04-18T00:00:00.0</text:p>
          </table:table-cell>
          <table:table-cell office:value-type="string">
            <text:p>9004.3701</text:p>
          </table:table-cell>
          <table:table-cell office:value-type="string">
            <text:p>6506.0444</text:p>
          </table:table-cell>
          <table:table-cell office:value-type="string">
            <text:p>5031.5024</text:p>
          </table:table-cell>
          <table:table-cell office:value-type="string">
            <text:p>1474.5420</text:p>
          </table:table-cell>
          <table:table-cell office:value-type="string">
            <text:p>8865.3574</text:p>
          </table:table-cell>
          <table:table-cell office:value-type="string">
            <text:p>6506.0444</text:p>
          </table:table-cell>
          <table:table-cell office:value-type="string">
            <text:p>5031.5024</text:p>
          </table:table-cell>
          <table:table-cell office:value-type="string">
            <text:p>1474.5420</text:p>
          </table:table-cell>
          <table:table-cell office:value-type="string">
            <text:p>8865.3574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474];9;2); &quot;/&quot;; MID([.A474];6;2);&quot;/&quot;;MID([.A474];1;4);&quot;/&quot;)" office:value-type="string" office:string-value="17/04/2020/">
            <text:p>17/04/2020/</text:p>
          </table:table-cell>
        </table:table-row>
        <table:table-row table:style-name="ro1">
          <table:table-cell office:value-type="string">
            <text:p>2020-04-18T00:00:00.0/2020-04-19T00:00:00.0</text:p>
          </table:table-cell>
          <table:table-cell office:value-type="string">
            <text:p>9076.8994</text:p>
          </table:table-cell>
          <table:table-cell office:value-type="string">
            <text:p>6650.0942</text:p>
          </table:table-cell>
          <table:table-cell office:value-type="string">
            <text:p>5303.9033</text:p>
          </table:table-cell>
          <table:table-cell office:value-type="string">
            <text:p>1346.1907</text:p>
          </table:table-cell>
          <table:table-cell office:value-type="string">
            <text:p>9294.0791</text:p>
          </table:table-cell>
          <table:table-cell office:value-type="string">
            <text:p>6274.2852</text:p>
          </table:table-cell>
          <table:table-cell office:value-type="string">
            <text:p>4463.3438</text:p>
          </table:table-cell>
          <table:table-cell office:value-type="string">
            <text:p>1810.9415</text:p>
          </table:table-cell>
          <table:table-cell office:value-type="string">
            <text:p>7304.6230</text:p>
          </table:table-cell>
          <table:table-cell office:value-type="string">
            <text:p>0.9677</text:p>
          </table:table-cell>
          <table:table-cell table:number-columns-repeated="3"/>
          <table:table-cell table:formula="of:==CONCATENATE( MID([.A475];9;2); &quot;/&quot;; MID([.A475];6;2);&quot;/&quot;;MID([.A475];1;4);&quot;/&quot;)" office:value-type="string" office:string-value="18/04/2020/">
            <text:p>18/04/2020/</text:p>
          </table:table-cell>
        </table:table-row>
        <table:table-row table:style-name="ro1">
          <table:table-cell office:value-type="string">
            <text:p>2020-04-19T00:00:00.0/2020-04-20T00:00:00.0</text:p>
          </table:table-cell>
          <table:table-cell office:value-type="string">
            <text:p>9148.7207</text:p>
          </table:table-cell>
          <table:table-cell office:value-type="string">
            <text:p>6642.6616</text:p>
          </table:table-cell>
          <table:table-cell office:value-type="string">
            <text:p>5124.2549</text:p>
          </table:table-cell>
          <table:table-cell office:value-type="string">
            <text:p>1518.4066</text:p>
          </table:table-cell>
          <table:table-cell office:value-type="string">
            <text:p>8839.7363</text:p>
          </table:table-cell>
          <table:table-cell office:value-type="string">
            <text:p>3546.6792</text:p>
          </table:table-cell>
          <table:table-cell office:value-type="string">
            <text:p>1049.9191</text:p>
          </table:table-cell>
          <table:table-cell office:value-type="string">
            <text:p>2496.7600</text:p>
          </table:table-cell>
          <table:table-cell office:value-type="string">
            <text:p>2481.9902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476];9;2); &quot;/&quot;; MID([.A476];6;2);&quot;/&quot;;MID([.A476];1;4);&quot;/&quot;)" office:value-type="string" office:string-value="19/04/2020/">
            <text:p>19/04/2020/</text:p>
          </table:table-cell>
        </table:table-row>
        <table:table-row table:style-name="ro1">
          <table:table-cell office:value-type="string">
            <text:p>2020-04-20T00:00:00.0/2020-04-21T00:00:00.0</text:p>
          </table:table-cell>
          <table:table-cell office:value-type="string">
            <text:p>9219.8525</text:p>
          </table:table-cell>
          <table:table-cell office:value-type="string">
            <text:p>7192.3130</text:p>
          </table:table-cell>
          <table:table-cell office:value-type="string">
            <text:p>6258.4023</text:p>
          </table:table-cell>
          <table:table-cell office:value-type="string">
            <text:p>933.9108</text:p>
          </table:table-cell>
          <table:table-cell office:value-type="string">
            <text:p>11239.3291</text:p>
          </table:table-cell>
          <table:table-cell office:value-type="string">
            <text:p>7192.3130</text:p>
          </table:table-cell>
          <table:table-cell office:value-type="string">
            <text:p>6258.4023</text:p>
          </table:table-cell>
          <table:table-cell office:value-type="string">
            <text:p>933.9108</text:p>
          </table:table-cell>
          <table:table-cell office:value-type="string">
            <text:p>11239.3291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477];9;2); &quot;/&quot;; MID([.A477];6;2);&quot;/&quot;;MID([.A477];1;4);&quot;/&quot;)" office:value-type="string" office:string-value="20/04/2020/">
            <text:p>20/04/2020/</text:p>
          </table:table-cell>
        </table:table-row>
        <table:table-row table:style-name="ro1">
          <table:table-cell office:value-type="string">
            <text:p>2020-04-21T00:00:00.0/2020-04-22T00:00:00.0</text:p>
          </table:table-cell>
          <table:table-cell office:value-type="string">
            <text:p>9290.2305</text:p>
          </table:table-cell>
          <table:table-cell office:value-type="string">
            <text:p>7108.1069</text:p>
          </table:table-cell>
          <table:table-cell office:value-type="string">
            <text:p>5992.2207</text:p>
          </table:table-cell>
          <table:table-cell office:value-type="string">
            <text:p>1115.8861</text:p>
          </table:table-cell>
          <table:table-cell office:value-type="string">
            <text:p>10596.9268</text:p>
          </table:table-cell>
          <table:table-cell office:value-type="string">
            <text:p>7108.1069</text:p>
          </table:table-cell>
          <table:table-cell office:value-type="string">
            <text:p>5992.2207</text:p>
          </table:table-cell>
          <table:table-cell office:value-type="string">
            <text:p>1115.8861</text:p>
          </table:table-cell>
          <table:table-cell office:value-type="string">
            <text:p>10596.926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478];9;2); &quot;/&quot;; MID([.A478];6;2);&quot;/&quot;;MID([.A478];1;4);&quot;/&quot;)" office:value-type="string" office:string-value="21/04/2020/">
            <text:p>21/04/2020/</text:p>
          </table:table-cell>
        </table:table-row>
        <table:table-row table:style-name="ro1">
          <table:table-cell office:value-type="string">
            <text:p>2020-04-22T00:00:00.0/2020-04-23T00:00:00.0</text:p>
          </table:table-cell>
          <table:table-cell office:value-type="string">
            <text:p>9359.8828</text:p>
          </table:table-cell>
          <table:table-cell office:value-type="string">
            <text:p>7242.2910</text:p>
          </table:table-cell>
          <table:table-cell office:value-type="string">
            <text:p>6267.0005</text:p>
          </table:table-cell>
          <table:table-cell office:value-type="string">
            <text:p>975.2905</text:p>
          </table:table-cell>
          <table:table-cell office:value-type="string">
            <text:p>11121.3652</text:p>
          </table:table-cell>
          <table:table-cell office:value-type="string">
            <text:p>7242.2910</text:p>
          </table:table-cell>
          <table:table-cell office:value-type="string">
            <text:p>6267.0005</text:p>
          </table:table-cell>
          <table:table-cell office:value-type="string">
            <text:p>975.2905</text:p>
          </table:table-cell>
          <table:table-cell office:value-type="string">
            <text:p>11121.3652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479];9;2); &quot;/&quot;; MID([.A479];6;2);&quot;/&quot;;MID([.A479];1;4);&quot;/&quot;)" office:value-type="string" office:string-value="22/04/2020/">
            <text:p>22/04/2020/</text:p>
          </table:table-cell>
        </table:table-row>
        <table:table-row table:style-name="ro1">
          <table:table-cell office:value-type="string">
            <text:p>2020-04-23T00:00:00.0/2020-04-24T00:00:00.0</text:p>
          </table:table-cell>
          <table:table-cell office:value-type="string">
            <text:p>9428.7363</text:p>
          </table:table-cell>
          <table:table-cell office:value-type="string">
            <text:p>7302.8555</text:p>
          </table:table-cell>
          <table:table-cell office:value-type="string">
            <text:p>6330.4175</text:p>
          </table:table-cell>
          <table:table-cell office:value-type="string">
            <text:p>972.4380</text:p>
          </table:table-cell>
          <table:table-cell office:value-type="string">
            <text:p>11214.2773</text:p>
          </table:table-cell>
          <table:table-cell office:value-type="string">
            <text:p>7302.8555</text:p>
          </table:table-cell>
          <table:table-cell office:value-type="string">
            <text:p>6330.4175</text:p>
          </table:table-cell>
          <table:table-cell office:value-type="string">
            <text:p>972.4380</text:p>
          </table:table-cell>
          <table:table-cell office:value-type="string">
            <text:p>11214.2773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480];9;2); &quot;/&quot;; MID([.A480];6;2);&quot;/&quot;;MID([.A480];1;4);&quot;/&quot;)" office:value-type="string" office:string-value="23/04/2020/">
            <text:p>23/04/2020/</text:p>
          </table:table-cell>
        </table:table-row>
        <table:table-row table:style-name="ro1">
          <table:table-cell office:value-type="string">
            <text:p>2020-04-24T00:00:00.0/2020-04-25T00:00:00.0</text:p>
          </table:table-cell>
          <table:table-cell office:value-type="string">
            <text:p>9496.8281</text:p>
          </table:table-cell>
          <table:table-cell office:value-type="string">
            <text:p>7121.4746</text:p>
          </table:table-cell>
          <table:table-cell office:value-type="string">
            <text:p>5818.5088</text:p>
          </table:table-cell>
          <table:table-cell office:value-type="string">
            <text:p>1302.9658</text:p>
          </table:table-cell>
          <table:table-cell office:value-type="string">
            <text:p>10082.3779</text:p>
          </table:table-cell>
          <table:table-cell office:value-type="string">
            <text:p>5820.1177</text:p>
          </table:table-cell>
          <table:table-cell office:value-type="string">
            <text:p>2525.6870</text:p>
          </table:table-cell>
          <table:table-cell office:value-type="string">
            <text:p>3294.4307</text:p>
          </table:table-cell>
          <table:table-cell office:value-type="string">
            <text:p>4661.3159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481];9;2); &quot;/&quot;; MID([.A481];6;2);&quot;/&quot;;MID([.A481];1;4);&quot;/&quot;)" office:value-type="string" office:string-value="24/04/2020/">
            <text:p>24/04/2020/</text:p>
          </table:table-cell>
        </table:table-row>
        <table:table-row table:style-name="ro1">
          <table:table-cell office:value-type="string">
            <text:p>2020-04-25T00:00:00.0/2020-04-26T00:00:00.0</text:p>
          </table:table-cell>
          <table:table-cell office:value-type="string">
            <text:p>9564.0527</text:p>
          </table:table-cell>
          <table:table-cell office:value-type="string">
            <text:p>7299.5249</text:p>
          </table:table-cell>
          <table:table-cell office:value-type="string">
            <text:p>6159.7993</text:p>
          </table:table-cell>
          <table:table-cell office:value-type="string">
            <text:p>1139.7255</text:p>
          </table:table-cell>
          <table:table-cell office:value-type="string">
            <text:p>10592.6045</text:p>
          </table:table-cell>
          <table:table-cell office:value-type="string">
            <text:p>4040.8904</text:p>
          </table:table-cell>
          <table:table-cell office:value-type="string">
            <text:p>1243.8268</text:p>
          </table:table-cell>
          <table:table-cell office:value-type="string">
            <text:p>2797.0637</text:p>
          </table:table-cell>
          <table:table-cell office:value-type="string">
            <text:p>2573.6704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482];9;2); &quot;/&quot;; MID([.A482];6;2);&quot;/&quot;;MID([.A482];1;4);&quot;/&quot;)" office:value-type="string" office:string-value="25/04/2020/">
            <text:p>25/04/2020/</text:p>
          </table:table-cell>
        </table:table-row>
        <table:table-row table:style-name="ro1">
          <table:table-cell office:value-type="string">
            <text:p>2020-04-26T00:00:00.0/2020-04-27T00:00:00.0</text:p>
          </table:table-cell>
          <table:table-cell office:value-type="string">
            <text:p>9630.5137</text:p>
          </table:table-cell>
          <table:table-cell office:value-type="string">
            <text:p>7344.2197</text:p>
          </table:table-cell>
          <table:table-cell office:value-type="string">
            <text:p>6180.8208</text:p>
          </table:table-cell>
          <table:table-cell office:value-type="string">
            <text:p>1163.3988</text:p>
          </table:table-cell>
          <table:table-cell office:value-type="string">
            <text:p>10706.7588</text:p>
          </table:table-cell>
          <table:table-cell office:value-type="string">
            <text:p>5818.4067</text:p>
          </table:table-cell>
          <table:table-cell office:value-type="string">
            <text:p>3233.6394</text:p>
          </table:table-cell>
          <table:table-cell office:value-type="string">
            <text:p>2584.7673</text:p>
          </table:table-cell>
          <table:table-cell office:value-type="string">
            <text:p>6602.5557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483];9;2); &quot;/&quot;; MID([.A483];6;2);&quot;/&quot;;MID([.A483];1;4);&quot;/&quot;)" office:value-type="string" office:string-value="26/04/2020/">
            <text:p>26/04/2020/</text:p>
          </table:table-cell>
        </table:table-row>
        <table:table-row table:style-name="ro1">
          <table:table-cell office:value-type="string">
            <text:p>2020-04-27T00:00:00.0/2020-04-28T00:00:00.0</text:p>
          </table:table-cell>
          <table:table-cell office:value-type="string">
            <text:p>9696.0918</text:p>
          </table:table-cell>
          <table:table-cell office:value-type="string">
            <text:p>7360.5415</text:p>
          </table:table-cell>
          <table:table-cell office:value-type="string">
            <text:p>6224.1450</text:p>
          </table:table-cell>
          <table:table-cell office:value-type="string">
            <text:p>1136.3967</text:p>
          </table:table-cell>
          <table:table-cell office:value-type="string">
            <text:p>10728.0850</text:p>
          </table:table-cell>
          <table:table-cell office:value-type="string">
            <text:p>7360.5415</text:p>
          </table:table-cell>
          <table:table-cell office:value-type="string">
            <text:p>6224.1450</text:p>
          </table:table-cell>
          <table:table-cell office:value-type="string">
            <text:p>1136.3967</text:p>
          </table:table-cell>
          <table:table-cell office:value-type="string">
            <text:p>10728.0850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484];9;2); &quot;/&quot;; MID([.A484];6;2);&quot;/&quot;;MID([.A484];1;4);&quot;/&quot;)" office:value-type="string" office:string-value="27/04/2020/">
            <text:p>27/04/2020/</text:p>
          </table:table-cell>
        </table:table-row>
        <table:table-row table:style-name="ro1">
          <table:table-cell office:value-type="string">
            <text:p>2020-04-28T00:00:00.0/2020-04-29T00:00:00.0</text:p>
          </table:table-cell>
          <table:table-cell office:value-type="string">
            <text:p>9760.8398</text:p>
          </table:table-cell>
          <table:table-cell office:value-type="string">
            <text:p>7017.5557</text:p>
          </table:table-cell>
          <table:table-cell office:value-type="string">
            <text:p>5434.7153</text:p>
          </table:table-cell>
          <table:table-cell office:value-type="string">
            <text:p>1582.8405</text:p>
          </table:table-cell>
          <table:table-cell office:value-type="string">
            <text:p>9029.7529</text:p>
          </table:table-cell>
          <table:table-cell office:value-type="string">
            <text:p>5800.2163</text:p>
          </table:table-cell>
          <table:table-cell office:value-type="string">
            <text:p>2965.5654</text:p>
          </table:table-cell>
          <table:table-cell office:value-type="string">
            <text:p>2834.6511</text:p>
          </table:table-cell>
          <table:table-cell office:value-type="string">
            <text:p>4616.3926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485];9;2); &quot;/&quot;; MID([.A485];6;2);&quot;/&quot;;MID([.A485];1;4);&quot;/&quot;)" office:value-type="string" office:string-value="28/04/2020/">
            <text:p>28/04/2020/</text:p>
          </table:table-cell>
        </table:table-row>
        <table:table-row table:style-name="ro1">
          <table:table-cell office:value-type="string">
            <text:p>2020-04-29T00:00:00.0/2020-04-30T00:00:00.0</text:p>
          </table:table-cell>
          <table:table-cell office:value-type="string">
            <text:p>9824.6641</text:p>
          </table:table-cell>
          <table:table-cell office:value-type="string">
            <text:p>7057.4331</text:p>
          </table:table-cell>
          <table:table-cell office:value-type="string">
            <text:p>5526.0566</text:p>
          </table:table-cell>
          <table:table-cell office:value-type="string">
            <text:p>1531.3763</text:p>
          </table:table-cell>
          <table:table-cell office:value-type="string">
            <text:p>9126.6748</text:p>
          </table:table-cell>
          <table:table-cell office:value-type="string">
            <text:p>2697.2739</text:p>
          </table:table-cell>
          <table:table-cell office:value-type="string">
            <text:p>860.1652</text:p>
          </table:table-cell>
          <table:table-cell office:value-type="string">
            <text:p>1837.1088</text:p>
          </table:table-cell>
          <table:table-cell office:value-type="string">
            <text:p>1389.5135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486];9;2); &quot;/&quot;; MID([.A486];6;2);&quot;/&quot;;MID([.A486];1;4);&quot;/&quot;)" office:value-type="string" office:string-value="29/04/2020/">
            <text:p>29/04/2020/</text:p>
          </table:table-cell>
        </table:table-row>
        <table:table-row table:style-name="ro1">
          <table:table-cell office:value-type="string">
            <text:p>2020-04-30T00:00:00.0/2020-05-01T00:00:00.0</text:p>
          </table:table-cell>
          <table:table-cell office:value-type="string">
            <text:p>9887.6240</text:p>
          </table:table-cell>
          <table:table-cell office:value-type="string">
            <text:p>7404.6670</text:p>
          </table:table-cell>
          <table:table-cell office:value-type="string">
            <text:p>6309.2046</text:p>
          </table:table-cell>
          <table:table-cell office:value-type="string">
            <text:p>1095.4624</text:p>
          </table:table-cell>
          <table:table-cell office:value-type="string">
            <text:p>10740.8203</text:p>
          </table:table-cell>
          <table:table-cell office:value-type="string">
            <text:p>5123.6069</text:p>
          </table:table-cell>
          <table:table-cell office:value-type="string">
            <text:p>1870.5878</text:p>
          </table:table-cell>
          <table:table-cell office:value-type="string">
            <text:p>3253.0190</text:p>
          </table:table-cell>
          <table:table-cell office:value-type="string">
            <text:p>3290.990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487];9;2); &quot;/&quot;; MID([.A487];6;2);&quot;/&quot;;MID([.A487];1;4);&quot;/&quot;)" office:value-type="string" office:string-value="30/04/2020/">
            <text:p>30/04/2020/</text:p>
          </table:table-cell>
        </table:table-row>
        <table:table-row table:style-name="ro1">
          <table:table-cell office:value-type="string">
            <text:p>2020-05-01T00:00:00.0/2020-05-02T00:00:00.0</text:p>
          </table:table-cell>
          <table:table-cell office:value-type="string">
            <text:p>9949.6094</text:p>
          </table:table-cell>
          <table:table-cell office:value-type="string">
            <text:p>7443.4316</text:p>
          </table:table-cell>
          <table:table-cell office:value-type="string">
            <text:p>5975.4194</text:p>
          </table:table-cell>
          <table:table-cell office:value-type="string">
            <text:p>1468.0123</text:p>
          </table:table-cell>
          <table:table-cell office:value-type="string">
            <text:p>9995.1357</text:p>
          </table:table-cell>
          <table:table-cell office:value-type="string">
            <text:p>6107.0283</text:p>
          </table:table-cell>
          <table:table-cell office:value-type="string">
            <text:p>3595.9021</text:p>
          </table:table-cell>
          <table:table-cell office:value-type="string">
            <text:p>2511.1262</text:p>
          </table:table-cell>
          <table:table-cell office:value-type="string">
            <text:p>6362.5815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488];9;2); &quot;/&quot;; MID([.A488];6;2);&quot;/&quot;;MID([.A488];1;4);&quot;/&quot;)" office:value-type="string" office:string-value="01/05/2020/">
            <text:p>01/05/2020/</text:p>
          </table:table-cell>
        </table:table-row>
        <table:table-row table:style-name="ro1">
          <table:table-cell office:value-type="string">
            <text:p>2020-05-02T00:00:00.0/2020-05-03T00:00:00.0</text:p>
          </table:table-cell>
          <table:table-cell office:value-type="string">
            <text:p>10010.7246</text:p>
          </table:table-cell>
          <table:table-cell office:value-type="string">
            <text:p>7572.7305</text:p>
          </table:table-cell>
          <table:table-cell office:value-type="string">
            <text:p>6256.8394</text:p>
          </table:table-cell>
          <table:table-cell office:value-type="string">
            <text:p>1315.8914</text:p>
          </table:table-cell>
          <table:table-cell office:value-type="string">
            <text:p>10560.3662</text:p>
          </table:table-cell>
          <table:table-cell office:value-type="string">
            <text:p>4677.3696</text:p>
          </table:table-cell>
          <table:table-cell office:value-type="string">
            <text:p>2112.0625</text:p>
          </table:table-cell>
          <table:table-cell office:value-type="string">
            <text:p>2565.3071</text:p>
          </table:table-cell>
          <table:table-cell office:value-type="string">
            <text:p>3667.9094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489];9;2); &quot;/&quot;; MID([.A489];6;2);&quot;/&quot;;MID([.A489];1;4);&quot;/&quot;)" office:value-type="string" office:string-value="02/05/2020/">
            <text:p>02/05/2020/</text:p>
          </table:table-cell>
        </table:table-row>
        <table:table-row table:style-name="ro1">
          <table:table-cell office:value-type="string">
            <text:p>2020-05-03T00:00:00.0/2020-05-04T00:00:00.0</text:p>
          </table:table-cell>
          <table:table-cell office:value-type="string">
            <text:p>10070.8477</text:p>
          </table:table-cell>
          <table:table-cell office:value-type="string">
            <text:p>7647.2480</text:p>
          </table:table-cell>
          <table:table-cell office:value-type="string">
            <text:p>6417.9546</text:p>
          </table:table-cell>
          <table:table-cell office:value-type="string">
            <text:p>1229.2937</text:p>
          </table:table-cell>
          <table:table-cell office:value-type="string">
            <text:p>10736.3350</text:p>
          </table:table-cell>
          <table:table-cell office:value-type="string">
            <text:p>3809.2676</text:p>
          </table:table-cell>
          <table:table-cell office:value-type="string">
            <text:p>1068.3118</text:p>
          </table:table-cell>
          <table:table-cell office:value-type="string">
            <text:p>2740.9558</text:p>
          </table:table-cell>
          <table:table-cell office:value-type="string">
            <text:p>2369.3315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490];9;2); &quot;/&quot;; MID([.A490];6;2);&quot;/&quot;;MID([.A490];1;4);&quot;/&quot;)" office:value-type="string" office:string-value="03/05/2020/">
            <text:p>03/05/2020/</text:p>
          </table:table-cell>
        </table:table-row>
        <table:table-row table:style-name="ro1">
          <table:table-cell office:value-type="string">
            <text:p>2020-05-04T00:00:00.0/2020-05-05T00:00:00.0</text:p>
          </table:table-cell>
          <table:table-cell office:value-type="string">
            <text:p>10130.0176</text:p>
          </table:table-cell>
          <table:table-cell office:value-type="string">
            <text:p>7377.1260</text:p>
          </table:table-cell>
          <table:table-cell office:value-type="string">
            <text:p>5648.2471</text:p>
          </table:table-cell>
          <table:table-cell office:value-type="string">
            <text:p>1728.8793</text:p>
          </table:table-cell>
          <table:table-cell office:value-type="string">
            <text:p>9217.4258</text:p>
          </table:table-cell>
          <table:table-cell office:value-type="string">
            <text:p>4692.6421</text:p>
          </table:table-cell>
          <table:table-cell office:value-type="string">
            <text:p>1460.4316</text:p>
          </table:table-cell>
          <table:table-cell office:value-type="string">
            <text:p>3232.2107</text:p>
          </table:table-cell>
          <table:table-cell office:value-type="string">
            <text:p>2925.3108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491];9;2); &quot;/&quot;; MID([.A491];6;2);&quot;/&quot;;MID([.A491];1;4);&quot;/&quot;)" office:value-type="string" office:string-value="04/05/2020/">
            <text:p>04/05/2020/</text:p>
          </table:table-cell>
        </table:table-row>
        <table:table-row table:style-name="ro1">
          <table:table-cell office:value-type="string">
            <text:p>2020-05-05T00:00:00.0/2020-05-06T00:00:00.0</text:p>
          </table:table-cell>
          <table:table-cell office:value-type="string">
            <text:p>10188.2021</text:p>
          </table:table-cell>
          <table:table-cell office:value-type="string">
            <text:p>7803.7793</text:p>
          </table:table-cell>
          <table:table-cell office:value-type="string">
            <text:p>6577.9512</text:p>
          </table:table-cell>
          <table:table-cell office:value-type="string">
            <text:p>1225.8281</text:p>
          </table:table-cell>
          <table:table-cell office:value-type="string">
            <text:p>11009.2324</text:p>
          </table:table-cell>
          <table:table-cell office:value-type="string">
            <text:p>5256.8506</text:p>
          </table:table-cell>
          <table:table-cell office:value-type="string">
            <text:p>2431.6509</text:p>
          </table:table-cell>
          <table:table-cell office:value-type="string">
            <text:p>2825.1997</text:p>
          </table:table-cell>
          <table:table-cell office:value-type="string">
            <text:p>4522.4185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492];9;2); &quot;/&quot;; MID([.A492];6;2);&quot;/&quot;;MID([.A492];1;4);&quot;/&quot;)" office:value-type="string" office:string-value="05/05/2020/">
            <text:p>05/05/2020/</text:p>
          </table:table-cell>
        </table:table-row>
        <table:table-row table:style-name="ro1">
          <table:table-cell office:value-type="string">
            <text:p>2020-05-06T00:00:00.0/2020-05-07T00:00:00.0</text:p>
          </table:table-cell>
          <table:table-cell office:value-type="string">
            <text:p>10245.4199</text:p>
          </table:table-cell>
          <table:table-cell office:value-type="string">
            <text:p>7644.1895</text:p>
          </table:table-cell>
          <table:table-cell office:value-type="string">
            <text:p>6108.2466</text:p>
          </table:table-cell>
          <table:table-cell office:value-type="string">
            <text:p>1535.9427</text:p>
          </table:table-cell>
          <table:table-cell office:value-type="string">
            <text:p>10200.6973</text:p>
          </table:table-cell>
          <table:table-cell office:value-type="string">
            <text:p>4103.0176</text:p>
          </table:table-cell>
          <table:table-cell office:value-type="string">
            <text:p>1865.0671</text:p>
          </table:table-cell>
          <table:table-cell office:value-type="string">
            <text:p>2237.9504</text:p>
          </table:table-cell>
          <table:table-cell office:value-type="string">
            <text:p>3457.3159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493];9;2); &quot;/&quot;; MID([.A493];6;2);&quot;/&quot;;MID([.A493];1;4);&quot;/&quot;)" office:value-type="string" office:string-value="06/05/2020/">
            <text:p>06/05/2020/</text:p>
          </table:table-cell>
        </table:table-row>
        <table:table-row table:style-name="ro1">
          <table:table-cell office:value-type="string">
            <text:p>2020-05-07T00:00:00.0/2020-05-08T00:00:00.0</text:p>
          </table:table-cell>
          <table:table-cell office:value-type="string">
            <text:p>10301.5713</text:p>
          </table:table-cell>
          <table:table-cell office:value-type="string">
            <text:p>7786.6836</text:p>
          </table:table-cell>
          <table:table-cell office:value-type="string">
            <text:p>6515.1050</text:p>
          </table:table-cell>
          <table:table-cell office:value-type="string">
            <text:p>1271.5789</text:p>
          </table:table-cell>
          <table:table-cell office:value-type="string">
            <text:p>10843.2041</text:p>
          </table:table-cell>
          <table:table-cell office:value-type="string">
            <text:p>7457.9209</text:p>
          </table:table-cell>
          <table:table-cell office:value-type="string">
            <text:p>5698.8823</text:p>
          </table:table-cell>
          <table:table-cell office:value-type="string">
            <text:p>1759.0387</text:p>
          </table:table-cell>
          <table:table-cell office:value-type="string">
            <text:p>9019.3438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494];9;2); &quot;/&quot;; MID([.A494];6;2);&quot;/&quot;;MID([.A494];1;4);&quot;/&quot;)" office:value-type="string" office:string-value="07/05/2020/">
            <text:p>07/05/2020/</text:p>
          </table:table-cell>
        </table:table-row>
        <table:table-row table:style-name="ro1">
          <table:table-cell office:value-type="string">
            <text:p>2020-05-08T00:00:00.0/2020-05-09T00:00:00.0</text:p>
          </table:table-cell>
          <table:table-cell office:value-type="string">
            <text:p>10356.7568</text:p>
          </table:table-cell>
          <table:table-cell office:value-type="string">
            <text:p>7588.9531</text:p>
          </table:table-cell>
          <table:table-cell office:value-type="string">
            <text:p>5934.6880</text:p>
          </table:table-cell>
          <table:table-cell office:value-type="string">
            <text:p>1654.2649</text:p>
          </table:table-cell>
          <table:table-cell office:value-type="string">
            <text:p>9551.2598</text:p>
          </table:table-cell>
          <table:table-cell office:value-type="string">
            <text:p>6571.9399</text:p>
          </table:table-cell>
          <table:table-cell office:value-type="string">
            <text:p>3544.8154</text:p>
          </table:table-cell>
          <table:table-cell office:value-type="string">
            <text:p>3027.1243</text:p>
          </table:table-cell>
          <table:table-cell office:value-type="string">
            <text:p>5419.3213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495];9;2); &quot;/&quot;; MID([.A495];6;2);&quot;/&quot;;MID([.A495];1;4);&quot;/&quot;)" office:value-type="string" office:string-value="08/05/2020/">
            <text:p>08/05/2020/</text:p>
          </table:table-cell>
        </table:table-row>
        <table:table-row table:style-name="ro1">
          <table:table-cell office:value-type="string">
            <text:p>2020-05-09T00:00:00.0/2020-05-10T00:00:00.0</text:p>
          </table:table-cell>
          <table:table-cell office:value-type="string">
            <text:p>10410.8418</text:p>
          </table:table-cell>
          <table:table-cell office:value-type="string">
            <text:p>7167.8135</text:p>
          </table:table-cell>
          <table:table-cell office:value-type="string">
            <text:p>4914.0908</text:p>
          </table:table-cell>
          <table:table-cell office:value-type="string">
            <text:p>2253.7227</text:p>
          </table:table-cell>
          <table:table-cell office:value-type="string">
            <text:p>7702.9805</text:p>
          </table:table-cell>
          <table:table-cell office:value-type="string">
            <text:p>5880.3354</text:p>
          </table:table-cell>
          <table:table-cell office:value-type="string">
            <text:p>2760.4648</text:p>
          </table:table-cell>
          <table:table-cell office:value-type="string">
            <text:p>3119.8708</text:p>
          </table:table-cell>
          <table:table-cell office:value-type="string">
            <text:p>3817.824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496];9;2); &quot;/&quot;; MID([.A496];6;2);&quot;/&quot;;MID([.A496];1;4);&quot;/&quot;)" office:value-type="string" office:string-value="09/05/2020/">
            <text:p>09/05/2020/</text:p>
          </table:table-cell>
        </table:table-row>
        <table:table-row table:style-name="ro1">
          <table:table-cell office:value-type="string">
            <text:p>2020-05-10T00:00:00.0/2020-05-11T00:00:00.0</text:p>
          </table:table-cell>
          <table:table-cell office:value-type="string">
            <text:p>10463.9336</text:p>
          </table:table-cell>
          <table:table-cell office:value-type="string">
            <text:p>7247.5317</text:p>
          </table:table-cell>
          <table:table-cell office:value-type="string">
            <text:p>5172.6841</text:p>
          </table:table-cell>
          <table:table-cell office:value-type="string">
            <text:p>2074.8474</text:p>
          </table:table-cell>
          <table:table-cell office:value-type="string">
            <text:p>8108.2290</text:p>
          </table:table-cell>
          <table:table-cell office:value-type="string">
            <text:p>3432.0959</text:p>
          </table:table-cell>
          <table:table-cell office:value-type="string">
            <text:p>612.9125</text:p>
          </table:table-cell>
          <table:table-cell office:value-type="string">
            <text:p>2819.1833</text:p>
          </table:table-cell>
          <table:table-cell office:value-type="string">
            <text:p>1081.0397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497];9;2); &quot;/&quot;; MID([.A497];6;2);&quot;/&quot;;MID([.A497];1;4);&quot;/&quot;)" office:value-type="string" office:string-value="10/05/2020/">
            <text:p>10/05/2020/</text:p>
          </table:table-cell>
        </table:table-row>
        <table:table-row table:style-name="ro1">
          <table:table-cell office:value-type="string">
            <text:p>2020-05-11T00:00:00.0/2020-05-12T00:00:00.0</text:p>
          </table:table-cell>
          <table:table-cell office:value-type="string">
            <text:p>10515.8994</text:p>
          </table:table-cell>
          <table:table-cell office:value-type="string">
            <text:p>7289.4673</text:p>
          </table:table-cell>
          <table:table-cell office:value-type="string">
            <text:p>5124.1870</text:p>
          </table:table-cell>
          <table:table-cell office:value-type="string">
            <text:p>2165.2803</text:p>
          </table:table-cell>
          <table:table-cell office:value-type="string">
            <text:p>8174.9121</text:p>
          </table:table-cell>
          <table:table-cell office:value-type="string">
            <text:p>3640.3965</text:p>
          </table:table-cell>
          <table:table-cell office:value-type="string">
            <text:p>904.6583</text:p>
          </table:table-cell>
          <table:table-cell office:value-type="string">
            <text:p>2735.7383</text:p>
          </table:table-cell>
          <table:table-cell office:value-type="string">
            <text:p>1706.3180</text:p>
          </table:table-cell>
          <table:table-cell office:value-type="string">
            <text:p>0.9681</text:p>
          </table:table-cell>
          <table:table-cell table:number-columns-repeated="3"/>
          <table:table-cell table:formula="of:==CONCATENATE( MID([.A498];9;2); &quot;/&quot;; MID([.A498];6;2);&quot;/&quot;;MID([.A498];1;4);&quot;/&quot;)" office:value-type="string" office:string-value="11/05/2020/">
            <text:p>11/05/2020/</text:p>
          </table:table-cell>
        </table:table-row>
        <table:table-row table:style-name="ro1">
          <table:table-cell office:value-type="string">
            <text:p>2020-05-12T00:00:00.0/2020-05-13T00:00:00.0</text:p>
          </table:table-cell>
          <table:table-cell office:value-type="string">
            <text:p>10566.8359</text:p>
          </table:table-cell>
          <table:table-cell office:value-type="string">
            <text:p>8283.0234</text:p>
          </table:table-cell>
          <table:table-cell office:value-type="string">
            <text:p>7168.9658</text:p>
          </table:table-cell>
          <table:table-cell office:value-type="string">
            <text:p>1114.0573</text:p>
          </table:table-cell>
          <table:table-cell office:value-type="string">
            <text:p>11904.8623</text:p>
          </table:table-cell>
          <table:table-cell office:value-type="string">
            <text:p>8193.2822</text:p>
          </table:table-cell>
          <table:table-cell office:value-type="string">
            <text:p>6946.2109</text:p>
          </table:table-cell>
          <table:table-cell office:value-type="string">
            <text:p>1247.0712</text:p>
          </table:table-cell>
          <table:table-cell office:value-type="string">
            <text:p>11558.1045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499];9;2); &quot;/&quot;; MID([.A499];6;2);&quot;/&quot;;MID([.A499];1;4);&quot;/&quot;)" office:value-type="string" office:string-value="12/05/2020/">
            <text:p>12/05/2020/</text:p>
          </table:table-cell>
        </table:table-row>
        <table:table-row table:style-name="ro1">
          <table:table-cell office:value-type="string">
            <text:p>2020-05-13T00:00:00.0/2020-05-14T00:00:00.0</text:p>
          </table:table-cell>
          <table:table-cell office:value-type="string">
            <text:p>10616.6279</text:p>
          </table:table-cell>
          <table:table-cell office:value-type="string">
            <text:p>7850.6675</text:p>
          </table:table-cell>
          <table:table-cell office:value-type="string">
            <text:p>6240.8481</text:p>
          </table:table-cell>
          <table:table-cell office:value-type="string">
            <text:p>1609.8190</text:p>
          </table:table-cell>
          <table:table-cell office:value-type="string">
            <text:p>10005.5889</text:p>
          </table:table-cell>
          <table:table-cell office:value-type="string">
            <text:p>5360.2061</text:p>
          </table:table-cell>
          <table:table-cell office:value-type="string">
            <text:p>2976.8945</text:p>
          </table:table-cell>
          <table:table-cell office:value-type="string">
            <text:p>2383.3113</text:p>
          </table:table-cell>
          <table:table-cell office:value-type="string">
            <text:p>4973.8921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500];9;2); &quot;/&quot;; MID([.A500];6;2);&quot;/&quot;;MID([.A500];1;4);&quot;/&quot;)" office:value-type="string" office:string-value="13/05/2020/">
            <text:p>13/05/2020/</text:p>
          </table:table-cell>
        </table:table-row>
        <table:table-row table:style-name="ro1">
          <table:table-cell office:value-type="string">
            <text:p>2020-05-14T00:00:00.0/2020-05-15T00:00:00.0</text:p>
          </table:table-cell>
          <table:table-cell office:value-type="string">
            <text:p>10665.3291</text:p>
          </table:table-cell>
          <table:table-cell office:value-type="string">
            <text:p>7853.8608</text:p>
          </table:table-cell>
          <table:table-cell office:value-type="string">
            <text:p>6075.4883</text:p>
          </table:table-cell>
          <table:table-cell office:value-type="string">
            <text:p>1778.3726</text:p>
          </table:table-cell>
          <table:table-cell office:value-type="string">
            <text:p>9666.3086</text:p>
          </table:table-cell>
          <table:table-cell office:value-type="string">
            <text:p>3553.0430</text:p>
          </table:table-cell>
          <table:table-cell office:value-type="string">
            <text:p>857.3090</text:p>
          </table:table-cell>
          <table:table-cell office:value-type="string">
            <text:p>2695.7341</text:p>
          </table:table-cell>
          <table:table-cell office:value-type="string">
            <text:p>1581.3016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501];9;2); &quot;/&quot;; MID([.A501];6;2);&quot;/&quot;;MID([.A501];1;4);&quot;/&quot;)" office:value-type="string" office:string-value="14/05/2020/">
            <text:p>14/05/2020/</text:p>
          </table:table-cell>
        </table:table-row>
        <table:table-row table:style-name="ro1">
          <table:table-cell office:value-type="string">
            <text:p>2020-05-15T00:00:00.0/2020-05-16T00:00:00.0</text:p>
          </table:table-cell>
          <table:table-cell office:value-type="string">
            <text:p>10712.9209</text:p>
          </table:table-cell>
          <table:table-cell office:value-type="string">
            <text:p>7767.1138</text:p>
          </table:table-cell>
          <table:table-cell office:value-type="string">
            <text:p>5730.5010</text:p>
          </table:table-cell>
          <table:table-cell office:value-type="string">
            <text:p>2036.6124</text:p>
          </table:table-cell>
          <table:table-cell office:value-type="string">
            <text:p>9072.8857</text:p>
          </table:table-cell>
          <table:table-cell office:value-type="string">
            <text:p>4170.9131</text:p>
          </table:table-cell>
          <table:table-cell office:value-type="string">
            <text:p>1026.7585</text:p>
          </table:table-cell>
          <table:table-cell office:value-type="string">
            <text:p>3144.1545</text:p>
          </table:table-cell>
          <table:table-cell office:value-type="string">
            <text:p>1664.8937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502];9;2); &quot;/&quot;; MID([.A502];6;2);&quot;/&quot;;MID([.A502];1;4);&quot;/&quot;)" office:value-type="string" office:string-value="15/05/2020/">
            <text:p>15/05/2020/</text:p>
          </table:table-cell>
        </table:table-row>
        <table:table-row table:style-name="ro1">
          <table:table-cell office:value-type="string">
            <text:p>2020-05-16T00:00:00.0/2020-05-17T00:00:00.0</text:p>
          </table:table-cell>
          <table:table-cell office:value-type="string">
            <text:p>10759.3311</text:p>
          </table:table-cell>
          <table:table-cell office:value-type="string">
            <text:p>8106.4858</text:p>
          </table:table-cell>
          <table:table-cell office:value-type="string">
            <text:p>6521.4062</text:p>
          </table:table-cell>
          <table:table-cell office:value-type="string">
            <text:p>1585.0795</text:p>
          </table:table-cell>
          <table:table-cell office:value-type="string">
            <text:p>10559.0850</text:p>
          </table:table-cell>
          <table:table-cell office:value-type="string">
            <text:p>7735.2646</text:p>
          </table:table-cell>
          <table:table-cell office:value-type="string">
            <text:p>5815.6528</text:p>
          </table:table-cell>
          <table:table-cell office:value-type="string">
            <text:p>1919.6113</text:p>
          </table:table-cell>
          <table:table-cell office:value-type="string">
            <text:p>9503.2383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503];9;2); &quot;/&quot;; MID([.A503];6;2);&quot;/&quot;;MID([.A503];1;4);&quot;/&quot;)" office:value-type="string" office:string-value="16/05/2020/">
            <text:p>16/05/2020/</text:p>
          </table:table-cell>
        </table:table-row>
        <table:table-row table:style-name="ro1">
          <table:table-cell office:value-type="string">
            <text:p>2020-05-17T00:00:00.0/2020-05-18T00:00:00.0</text:p>
          </table:table-cell>
          <table:table-cell office:value-type="string">
            <text:p>10804.6113</text:p>
          </table:table-cell>
          <table:table-cell office:value-type="string">
            <text:p>8018.1763</text:p>
          </table:table-cell>
          <table:table-cell office:value-type="string">
            <text:p>6342.3159</text:p>
          </table:table-cell>
          <table:table-cell office:value-type="string">
            <text:p>1675.8602</text:p>
          </table:table-cell>
          <table:table-cell office:value-type="string">
            <text:p>10104.6260</text:p>
          </table:table-cell>
          <table:table-cell office:value-type="string">
            <text:p>7815.6689</text:p>
          </table:table-cell>
          <table:table-cell office:value-type="string">
            <text:p>5901.4097</text:p>
          </table:table-cell>
          <table:table-cell office:value-type="string">
            <text:p>1914.2592</text:p>
          </table:table-cell>
          <table:table-cell office:value-type="string">
            <text:p>9399.9219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504];9;2); &quot;/&quot;; MID([.A504];6;2);&quot;/&quot;;MID([.A504];1;4);&quot;/&quot;)" office:value-type="string" office:string-value="17/05/2020/">
            <text:p>17/05/2020/</text:p>
          </table:table-cell>
        </table:table-row>
        <table:table-row table:style-name="ro1">
          <table:table-cell office:value-type="string">
            <text:p>2020-05-18T00:00:00.0/2020-05-19T00:00:00.0</text:p>
          </table:table-cell>
          <table:table-cell office:value-type="string">
            <text:p>10848.7314</text:p>
          </table:table-cell>
          <table:table-cell office:value-type="string">
            <text:p>8095.1167</text:p>
          </table:table-cell>
          <table:table-cell office:value-type="string">
            <text:p>6681.9194</text:p>
          </table:table-cell>
          <table:table-cell office:value-type="string">
            <text:p>1413.1976</text:p>
          </table:table-cell>
          <table:table-cell office:value-type="string">
            <text:p>10770.1025</text:p>
          </table:table-cell>
          <table:table-cell office:value-type="string">
            <text:p>8032.5615</text:p>
          </table:table-cell>
          <table:table-cell office:value-type="string">
            <text:p>6537.3071</text:p>
          </table:table-cell>
          <table:table-cell office:value-type="string">
            <text:p>1495.2540</text:p>
          </table:table-cell>
          <table:table-cell office:value-type="string">
            <text:p>10428.8525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505];9;2); &quot;/&quot;; MID([.A505];6;2);&quot;/&quot;;MID([.A505];1;4);&quot;/&quot;)" office:value-type="string" office:string-value="18/05/2020/">
            <text:p>18/05/2020/</text:p>
          </table:table-cell>
        </table:table-row>
        <table:table-row table:style-name="ro1">
          <table:table-cell office:value-type="string">
            <text:p>2020-05-19T00:00:00.0/2020-05-20T00:00:00.0</text:p>
          </table:table-cell>
          <table:table-cell office:value-type="string">
            <text:p>10891.6377</text:p>
          </table:table-cell>
          <table:table-cell office:value-type="string">
            <text:p>7969.5874</text:p>
          </table:table-cell>
          <table:table-cell office:value-type="string">
            <text:p>6373.8540</text:p>
          </table:table-cell>
          <table:table-cell office:value-type="string">
            <text:p>1595.7334</text:p>
          </table:table-cell>
          <table:table-cell office:value-type="string">
            <text:p>10180.0527</text:p>
          </table:table-cell>
          <table:table-cell office:value-type="string">
            <text:p>7337.7090</text:p>
          </table:table-cell>
          <table:table-cell office:value-type="string">
            <text:p>5175.3062</text:p>
          </table:table-cell>
          <table:table-cell office:value-type="string">
            <text:p>2162.4026</text:p>
          </table:table-cell>
          <table:table-cell office:value-type="string">
            <text:p>7779.0708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506];9;2); &quot;/&quot;; MID([.A506];6;2);&quot;/&quot;;MID([.A506];1;4);&quot;/&quot;)" office:value-type="string" office:string-value="19/05/2020/">
            <text:p>19/05/2020/</text:p>
          </table:table-cell>
        </table:table-row>
        <table:table-row table:style-name="ro1">
          <table:table-cell office:value-type="string">
            <text:p>2020-05-20T00:00:00.0/2020-05-21T00:00:00.0</text:p>
          </table:table-cell>
          <table:table-cell office:value-type="string">
            <text:p>10933.3408</text:p>
          </table:table-cell>
          <table:table-cell office:value-type="string">
            <text:p>8208.4502</text:p>
          </table:table-cell>
          <table:table-cell office:value-type="string">
            <text:p>6795.5615</text:p>
          </table:table-cell>
          <table:table-cell office:value-type="string">
            <text:p>1412.8882</text:p>
          </table:table-cell>
          <table:table-cell office:value-type="string">
            <text:p>10976.3945</text:p>
          </table:table-cell>
          <table:table-cell office:value-type="string">
            <text:p>4724.6450</text:p>
          </table:table-cell>
          <table:table-cell office:value-type="string">
            <text:p>2226.0522</text:p>
          </table:table-cell>
          <table:table-cell office:value-type="string">
            <text:p>2498.5928</text:p>
          </table:table-cell>
          <table:table-cell office:value-type="string">
            <text:p>4048.1709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507];9;2); &quot;/&quot;; MID([.A507];6;2);&quot;/&quot;;MID([.A507];1;4);&quot;/&quot;)" office:value-type="string" office:string-value="20/05/2020/">
            <text:p>20/05/2020/</text:p>
          </table:table-cell>
        </table:table-row>
        <table:table-row table:style-name="ro1">
          <table:table-cell office:value-type="string">
            <text:p>2020-05-21T00:00:00.0/2020-05-22T00:00:00.0</text:p>
          </table:table-cell>
          <table:table-cell office:value-type="string">
            <text:p>10973.8857</text:p>
          </table:table-cell>
          <table:table-cell office:value-type="string">
            <text:p>8232.9238</text:p>
          </table:table-cell>
          <table:table-cell office:value-type="string">
            <text:p>6732.1655</text:p>
          </table:table-cell>
          <table:table-cell office:value-type="string">
            <text:p>1500.7584</text:p>
          </table:table-cell>
          <table:table-cell office:value-type="string">
            <text:p>10810.5000</text:p>
          </table:table-cell>
          <table:table-cell office:value-type="string">
            <text:p>7694.0522</text:p>
          </table:table-cell>
          <table:table-cell office:value-type="string">
            <text:p>5048.8218</text:p>
          </table:table-cell>
          <table:table-cell office:value-type="string">
            <text:p>2645.2305</text:p>
          </table:table-cell>
          <table:table-cell office:value-type="string">
            <text:p>8363.7207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508];9;2); &quot;/&quot;; MID([.A508];6;2);&quot;/&quot;;MID([.A508];1;4);&quot;/&quot;)" office:value-type="string" office:string-value="21/05/2020/">
            <text:p>21/05/2020/</text:p>
          </table:table-cell>
        </table:table-row>
        <table:table-row table:style-name="ro1">
          <table:table-cell office:value-type="string">
            <text:p>2020-05-22T00:00:00.0/2020-05-23T00:00:00.0</text:p>
          </table:table-cell>
          <table:table-cell office:value-type="string">
            <text:p>11013.1650</text:p>
          </table:table-cell>
          <table:table-cell office:value-type="string">
            <text:p>8217.3438</text:p>
          </table:table-cell>
          <table:table-cell office:value-type="string">
            <text:p>6785.9697</text:p>
          </table:table-cell>
          <table:table-cell office:value-type="string">
            <text:p>1431.3739</text:p>
          </table:table-cell>
          <table:table-cell office:value-type="string">
            <text:p>10795.3730</text:p>
          </table:table-cell>
          <table:table-cell office:value-type="string">
            <text:p>5495.3247</text:p>
          </table:table-cell>
          <table:table-cell office:value-type="string">
            <text:p>1899.5536</text:p>
          </table:table-cell>
          <table:table-cell office:value-type="string">
            <text:p>3595.7712</text:p>
          </table:table-cell>
          <table:table-cell office:value-type="string">
            <text:p>3111.0276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509];9;2); &quot;/&quot;; MID([.A509];6;2);&quot;/&quot;;MID([.A509];1;4);&quot;/&quot;)" office:value-type="string" office:string-value="22/05/2020/">
            <text:p>22/05/2020/</text:p>
          </table:table-cell>
        </table:table-row>
        <table:table-row table:style-name="ro1">
          <table:table-cell office:value-type="string">
            <text:p>2020-05-23T00:00:00.0/2020-05-24T00:00:00.0</text:p>
          </table:table-cell>
          <table:table-cell office:value-type="string">
            <text:p>11051.2012</text:p>
          </table:table-cell>
          <table:table-cell office:value-type="string">
            <text:p>7671.1587</text:p>
          </table:table-cell>
          <table:table-cell office:value-type="string">
            <text:p>5328.1348</text:p>
          </table:table-cell>
          <table:table-cell office:value-type="string">
            <text:p>2343.0239</text:p>
          </table:table-cell>
          <table:table-cell office:value-type="string">
            <text:p>8160.3950</text:p>
          </table:table-cell>
          <table:table-cell office:value-type="string">
            <text:p>2055.5823</text:p>
          </table:table-cell>
          <table:table-cell office:value-type="string">
            <text:p>69.3937</text:p>
          </table:table-cell>
          <table:table-cell office:value-type="string">
            <text:p>1986.1886</text:p>
          </table:table-cell>
          <table:table-cell office:value-type="string">
            <text:p>129.0152</text:p>
          </table:table-cell>
          <table:table-cell office:value-type="string">
            <text:p>0.9622</text:p>
          </table:table-cell>
          <table:table-cell table:number-columns-repeated="3"/>
          <table:table-cell table:formula="of:==CONCATENATE( MID([.A510];9;2); &quot;/&quot;; MID([.A510];6;2);&quot;/&quot;;MID([.A510];1;4);&quot;/&quot;)" office:value-type="string" office:string-value="23/05/2020/">
            <text:p>23/05/2020/</text:p>
          </table:table-cell>
        </table:table-row>
        <table:table-row table:style-name="ro1">
          <table:table-cell office:value-type="string">
            <text:p>2020-05-24T00:00:00.0/2020-05-25T00:00:00.0</text:p>
          </table:table-cell>
          <table:table-cell office:value-type="string">
            <text:p>11087.9834</text:p>
          </table:table-cell>
          <table:table-cell office:value-type="string">
            <text:p>8209.0752</text:p>
          </table:table-cell>
          <table:table-cell office:value-type="string">
            <text:p>6167.2012</text:p>
          </table:table-cell>
          <table:table-cell office:value-type="string">
            <text:p>2041.8743</text:p>
          </table:table-cell>
          <table:table-cell office:value-type="string">
            <text:p>9599.5234</text:p>
          </table:table-cell>
          <table:table-cell office:value-type="string">
            <text:p>5242.1611</text:p>
          </table:table-cell>
          <table:table-cell office:value-type="string">
            <text:p>2532.9417</text:p>
          </table:table-cell>
          <table:table-cell office:value-type="string">
            <text:p>2709.2192</text:p>
          </table:table-cell>
          <table:table-cell office:value-type="string">
            <text:p>3818.7124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511];9;2); &quot;/&quot;; MID([.A511];6;2);&quot;/&quot;;MID([.A511];1;4);&quot;/&quot;)" office:value-type="string" office:string-value="24/05/2020/">
            <text:p>24/05/2020/</text:p>
          </table:table-cell>
        </table:table-row>
        <table:table-row table:style-name="ro1">
          <table:table-cell office:value-type="string">
            <text:p>2020-05-25T00:00:00.0/2020-05-26T00:00:00.0</text:p>
          </table:table-cell>
          <table:table-cell office:value-type="string">
            <text:p>11123.5254</text:p>
          </table:table-cell>
          <table:table-cell office:value-type="string">
            <text:p>8388.1777</text:p>
          </table:table-cell>
          <table:table-cell office:value-type="string">
            <text:p>6890.7534</text:p>
          </table:table-cell>
          <table:table-cell office:value-type="string">
            <text:p>1497.4243</text:p>
          </table:table-cell>
          <table:table-cell office:value-type="string">
            <text:p>11054.5293</text:p>
          </table:table-cell>
          <table:table-cell office:value-type="string">
            <text:p>3346.7412</text:p>
          </table:table-cell>
          <table:table-cell office:value-type="string">
            <text:p>702.0894</text:p>
          </table:table-cell>
          <table:table-cell office:value-type="string">
            <text:p>2644.6519</text:p>
          </table:table-cell>
          <table:table-cell office:value-type="string">
            <text:p>1187.4823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512];9;2); &quot;/&quot;; MID([.A512];6;2);&quot;/&quot;;MID([.A512];1;4);&quot;/&quot;)" office:value-type="string" office:string-value="25/05/2020/">
            <text:p>25/05/2020/</text:p>
          </table:table-cell>
        </table:table-row>
        <table:table-row table:style-name="ro1">
          <table:table-cell office:value-type="string">
            <text:p>2020-05-26T00:00:00.0/2020-05-27T00:00:00.0</text:p>
          </table:table-cell>
          <table:table-cell office:value-type="string">
            <text:p>11157.7734</text:p>
          </table:table-cell>
          <table:table-cell office:value-type="string">
            <text:p>8473.1406</text:p>
          </table:table-cell>
          <table:table-cell office:value-type="string">
            <text:p>7104.7012</text:p>
          </table:table-cell>
          <table:table-cell office:value-type="string">
            <text:p>1368.4398</text:p>
          </table:table-cell>
          <table:table-cell office:value-type="string">
            <text:p>11391.4482</text:p>
          </table:table-cell>
          <table:table-cell office:value-type="string">
            <text:p>3989.3975</text:p>
          </table:table-cell>
          <table:table-cell office:value-type="string">
            <text:p>1157.6714</text:p>
          </table:table-cell>
          <table:table-cell office:value-type="string">
            <text:p>2831.7261</text:p>
          </table:table-cell>
          <table:table-cell office:value-type="string">
            <text:p>2226.0964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513];9;2); &quot;/&quot;; MID([.A513];6;2);&quot;/&quot;;MID([.A513];1;4);&quot;/&quot;)" office:value-type="string" office:string-value="26/05/2020/">
            <text:p>26/05/2020/</text:p>
          </table:table-cell>
        </table:table-row>
        <table:table-row table:style-name="ro1">
          <table:table-cell office:value-type="string">
            <text:p>2020-05-27T00:00:00.0/2020-05-28T00:00:00.0</text:p>
          </table:table-cell>
          <table:table-cell office:value-type="string">
            <text:p>11190.7324</text:p>
          </table:table-cell>
          <table:table-cell office:value-type="string">
            <text:p>8554.1738</text:p>
          </table:table-cell>
          <table:table-cell office:value-type="string">
            <text:p>7087.4907</text:p>
          </table:table-cell>
          <table:table-cell office:value-type="string">
            <text:p>1466.6833</text:p>
          </table:table-cell>
          <table:table-cell office:value-type="string">
            <text:p>11307.9062</text:p>
          </table:table-cell>
          <table:table-cell office:value-type="string">
            <text:p>8079.9639</text:p>
          </table:table-cell>
          <table:table-cell office:value-type="string">
            <text:p>6112.9487</text:p>
          </table:table-cell>
          <table:table-cell office:value-type="string">
            <text:p>1967.0149</text:p>
          </table:table-cell>
          <table:table-cell office:value-type="string">
            <text:p>10135.9863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514];9;2); &quot;/&quot;; MID([.A514];6;2);&quot;/&quot;;MID([.A514];1;4);&quot;/&quot;)" office:value-type="string" office:string-value="27/05/2020/">
            <text:p>27/05/2020/</text:p>
          </table:table-cell>
        </table:table-row>
        <table:table-row table:style-name="ro1">
          <table:table-cell office:value-type="string">
            <text:p>2020-05-28T00:00:00.0/2020-05-29T00:00:00.0</text:p>
          </table:table-cell>
          <table:table-cell office:value-type="string">
            <text:p>11222.3906</text:p>
          </table:table-cell>
          <table:table-cell office:value-type="string">
            <text:p>8112.7607</text:p>
          </table:table-cell>
          <table:table-cell office:value-type="string">
            <text:p>6088.6992</text:p>
          </table:table-cell>
          <table:table-cell office:value-type="string">
            <text:p>2024.0616</text:p>
          </table:table-cell>
          <table:table-cell office:value-type="string">
            <text:p>9399.6787</text:p>
          </table:table-cell>
          <table:table-cell office:value-type="string">
            <text:p>4073.7563</text:p>
          </table:table-cell>
          <table:table-cell office:value-type="string">
            <text:p>1072.5609</text:p>
          </table:table-cell>
          <table:table-cell office:value-type="string">
            <text:p>3001.1953</text:p>
          </table:table-cell>
          <table:table-cell office:value-type="string">
            <text:p>1495.4253</text:p>
          </table:table-cell>
          <table:table-cell office:value-type="string">
            <text:p>0.9635</text:p>
          </table:table-cell>
          <table:table-cell table:number-columns-repeated="3"/>
          <table:table-cell table:formula="of:==CONCATENATE( MID([.A515];9;2); &quot;/&quot;; MID([.A515];6;2);&quot;/&quot;;MID([.A515];1;4);&quot;/&quot;)" office:value-type="string" office:string-value="28/05/2020/">
            <text:p>28/05/2020/</text:p>
          </table:table-cell>
        </table:table-row>
        <table:table-row table:style-name="ro1">
          <table:table-cell office:value-type="string">
            <text:p>2020-05-29T00:00:00.0/2020-05-30T00:00:00.0</text:p>
          </table:table-cell>
          <table:table-cell office:value-type="string">
            <text:p>11252.7207</text:p>
          </table:table-cell>
          <table:table-cell office:value-type="string">
            <text:p>8470.0811</text:p>
          </table:table-cell>
          <table:table-cell office:value-type="string">
            <text:p>6982.1196</text:p>
          </table:table-cell>
          <table:table-cell office:value-type="string">
            <text:p>1487.9614</text:p>
          </table:table-cell>
          <table:table-cell office:value-type="string">
            <text:p>10920.8848</text:p>
          </table:table-cell>
          <table:table-cell office:value-type="string">
            <text:p>7559.4565</text:p>
          </table:table-cell>
          <table:table-cell office:value-type="string">
            <text:p>4919.7412</text:p>
          </table:table-cell>
          <table:table-cell office:value-type="string">
            <text:p>2639.7158</text:p>
          </table:table-cell>
          <table:table-cell office:value-type="string">
            <text:p>7637.9551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516];9;2); &quot;/&quot;; MID([.A516];6;2);&quot;/&quot;;MID([.A516];1;4);&quot;/&quot;)" office:value-type="string" office:string-value="29/05/2020/">
            <text:p>29/05/2020/</text:p>
          </table:table-cell>
        </table:table-row>
        <table:table-row table:style-name="ro1">
          <table:table-cell office:value-type="string">
            <text:p>2020-05-30T00:00:00.0/2020-05-31T00:00:00.0</text:p>
          </table:table-cell>
          <table:table-cell office:value-type="string">
            <text:p>11281.7568</text:p>
          </table:table-cell>
          <table:table-cell office:value-type="string">
            <text:p>8670.2461</text:p>
          </table:table-cell>
          <table:table-cell office:value-type="string">
            <text:p>7524.1611</text:p>
          </table:table-cell>
          <table:table-cell office:value-type="string">
            <text:p>1146.0848</text:p>
          </table:table-cell>
          <table:table-cell office:value-type="string">
            <text:p>12055.8359</text:p>
          </table:table-cell>
          <table:table-cell office:value-type="string">
            <text:p>6699.8232</text:p>
          </table:table-cell>
          <table:table-cell office:value-type="string">
            <text:p>3962.3279</text:p>
          </table:table-cell>
          <table:table-cell office:value-type="string">
            <text:p>2737.4954</text:p>
          </table:table-cell>
          <table:table-cell office:value-type="string">
            <text:p>5972.4731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517];9;2); &quot;/&quot;; MID([.A517];6;2);&quot;/&quot;;MID([.A517];1;4);&quot;/&quot;)" office:value-type="string" office:string-value="30/05/2020/">
            <text:p>30/05/2020/</text:p>
          </table:table-cell>
        </table:table-row>
        <table:table-row table:style-name="ro1">
          <table:table-cell office:value-type="string">
            <text:p>2020-05-31T00:00:00.0/2020-06-01T00:00:00.0</text:p>
          </table:table-cell>
          <table:table-cell office:value-type="string">
            <text:p>11309.4629</text:p>
          </table:table-cell>
          <table:table-cell office:value-type="string">
            <text:p>8238.6191</text:p>
          </table:table-cell>
          <table:table-cell office:value-type="string">
            <text:p>6374.3252</text:p>
          </table:table-cell>
          <table:table-cell office:value-type="string">
            <text:p>1864.2941</text:p>
          </table:table-cell>
          <table:table-cell office:value-type="string">
            <text:p>10072.8184</text:p>
          </table:table-cell>
          <table:table-cell office:value-type="string">
            <text:p>2334.2268</text:p>
          </table:table-cell>
          <table:table-cell office:value-type="string">
            <text:p>66.1806</text:p>
          </table:table-cell>
          <table:table-cell office:value-type="string">
            <text:p>2268.0461</text:p>
          </table:table-cell>
          <table:table-cell office:value-type="string">
            <text:p>140.4329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518];9;2); &quot;/&quot;; MID([.A518];6;2);&quot;/&quot;;MID([.A518];1;4);&quot;/&quot;)" office:value-type="string" office:string-value="31/05/2020/">
            <text:p>31/05/2020/</text:p>
          </table:table-cell>
        </table:table-row>
        <table:table-row table:style-name="ro1">
          <table:table-cell office:value-type="string">
            <text:p>2020-06-01T00:00:00.0/2020-06-02T00:00:00.0</text:p>
          </table:table-cell>
          <table:table-cell office:value-type="string">
            <text:p>11335.8291</text:p>
          </table:table-cell>
          <table:table-cell office:value-type="string">
            <text:p>8637.6631</text:p>
          </table:table-cell>
          <table:table-cell office:value-type="string">
            <text:p>7472.9507</text:p>
          </table:table-cell>
          <table:table-cell office:value-type="string">
            <text:p>1164.7129</text:p>
          </table:table-cell>
          <table:table-cell office:value-type="string">
            <text:p>12050.5068</text:p>
          </table:table-cell>
          <table:table-cell office:value-type="string">
            <text:p>7644.5752</text:p>
          </table:table-cell>
          <table:table-cell office:value-type="string">
            <text:p>5318.8730</text:p>
          </table:table-cell>
          <table:table-cell office:value-type="string">
            <text:p>2325.7021</text:p>
          </table:table-cell>
          <table:table-cell office:value-type="string">
            <text:p>8981.6758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519];9;2); &quot;/&quot;; MID([.A519];6;2);&quot;/&quot;;MID([.A519];1;4);&quot;/&quot;)" office:value-type="string" office:string-value="01/06/2020/">
            <text:p>01/06/2020/</text:p>
          </table:table-cell>
        </table:table-row>
        <table:table-row table:style-name="ro1">
          <table:table-cell office:value-type="string">
            <text:p>2020-06-02T00:00:00.0/2020-06-03T00:00:00.0</text:p>
          </table:table-cell>
          <table:table-cell office:value-type="string">
            <text:p>11360.8301</text:p>
          </table:table-cell>
          <table:table-cell office:value-type="string">
            <text:p>8491.4746</text:p>
          </table:table-cell>
          <table:table-cell office:value-type="string">
            <text:p>7167.9004</text:p>
          </table:table-cell>
          <table:table-cell office:value-type="string">
            <text:p>1323.5739</text:p>
          </table:table-cell>
          <table:table-cell office:value-type="string">
            <text:p>11462.7354</text:p>
          </table:table-cell>
          <table:table-cell office:value-type="string">
            <text:p>4735.8491</text:p>
          </table:table-cell>
          <table:table-cell office:value-type="string">
            <text:p>1858.0220</text:p>
          </table:table-cell>
          <table:table-cell office:value-type="string">
            <text:p>2877.8274</text:p>
          </table:table-cell>
          <table:table-cell office:value-type="string">
            <text:p>4199.219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520];9;2); &quot;/&quot;; MID([.A520];6;2);&quot;/&quot;;MID([.A520];1;4);&quot;/&quot;)" office:value-type="string" office:string-value="02/06/2020/">
            <text:p>02/06/2020/</text:p>
          </table:table-cell>
        </table:table-row>
        <table:table-row table:style-name="ro1">
          <table:table-cell office:value-type="string">
            <text:p>2020-06-03T00:00:00.0/2020-06-04T00:00:00.0</text:p>
          </table:table-cell>
          <table:table-cell office:value-type="string">
            <text:p>11384.5029</text:p>
          </table:table-cell>
          <table:table-cell office:value-type="string">
            <text:p>8370.1660</text:p>
          </table:table-cell>
          <table:table-cell office:value-type="string">
            <text:p>6796.4766</text:p>
          </table:table-cell>
          <table:table-cell office:value-type="string">
            <text:p>1573.6895</text:p>
          </table:table-cell>
          <table:table-cell office:value-type="string">
            <text:p>10650.1445</text:p>
          </table:table-cell>
          <table:table-cell office:value-type="string">
            <text:p>7693.9766</text:p>
          </table:table-cell>
          <table:table-cell office:value-type="string">
            <text:p>5111.3354</text:p>
          </table:table-cell>
          <table:table-cell office:value-type="string">
            <text:p>2582.6411</text:p>
          </table:table-cell>
          <table:table-cell office:value-type="string">
            <text:p>7976.8857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521];9;2); &quot;/&quot;; MID([.A521];6;2);&quot;/&quot;;MID([.A521];1;4);&quot;/&quot;)" office:value-type="string" office:string-value="03/06/2020/">
            <text:p>03/06/2020/</text:p>
          </table:table-cell>
        </table:table-row>
        <table:table-row table:style-name="ro1">
          <table:table-cell office:value-type="string">
            <text:p>2020-06-04T00:00:00.0/2020-06-05T00:00:00.0</text:p>
          </table:table-cell>
          <table:table-cell office:value-type="string">
            <text:p>11406.7822</text:p>
          </table:table-cell>
          <table:table-cell office:value-type="string">
            <text:p>7895.1577</text:p>
          </table:table-cell>
          <table:table-cell office:value-type="string">
            <text:p>5413.3774</text:p>
          </table:table-cell>
          <table:table-cell office:value-type="string">
            <text:p>2481.7803</text:p>
          </table:table-cell>
          <table:table-cell office:value-type="string">
            <text:p>8279.3301</text:p>
          </table:table-cell>
          <table:table-cell office:value-type="string">
            <text:p>4786.5244</text:p>
          </table:table-cell>
          <table:table-cell office:value-type="string">
            <text:p>1630.6589</text:p>
          </table:table-cell>
          <table:table-cell office:value-type="string">
            <text:p>3155.8652</text:p>
          </table:table-cell>
          <table:table-cell office:value-type="string">
            <text:p>2351.1001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522];9;2); &quot;/&quot;; MID([.A522];6;2);&quot;/&quot;;MID([.A522];1;4);&quot;/&quot;)" office:value-type="string" office:string-value="04/06/2020/">
            <text:p>04/06/2020/</text:p>
          </table:table-cell>
        </table:table-row>
        <table:table-row table:style-name="ro1">
          <table:table-cell office:value-type="string">
            <text:p>2020-06-05T00:00:00.0/2020-06-06T00:00:00.0</text:p>
          </table:table-cell>
          <table:table-cell office:value-type="string">
            <text:p>11427.7285</text:p>
          </table:table-cell>
          <table:table-cell office:value-type="string">
            <text:p>8474.3281</text:p>
          </table:table-cell>
          <table:table-cell office:value-type="string">
            <text:p>7140.8530</text:p>
          </table:table-cell>
          <table:table-cell office:value-type="string">
            <text:p>1333.4752</text:p>
          </table:table-cell>
          <table:table-cell office:value-type="string">
            <text:p>11311.0898</text:p>
          </table:table-cell>
          <table:table-cell office:value-type="string">
            <text:p>3902.1123</text:p>
          </table:table-cell>
          <table:table-cell office:value-type="string">
            <text:p>1278.3912</text:p>
          </table:table-cell>
          <table:table-cell office:value-type="string">
            <text:p>2623.7209</text:p>
          </table:table-cell>
          <table:table-cell office:value-type="string">
            <text:p>1957.6177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523];9;2); &quot;/&quot;; MID([.A523];6;2);&quot;/&quot;;MID([.A523];1;4);&quot;/&quot;)" office:value-type="string" office:string-value="05/06/2020/">
            <text:p>05/06/2020/</text:p>
          </table:table-cell>
        </table:table-row>
        <table:table-row table:style-name="ro1">
          <table:table-cell office:value-type="string">
            <text:p>2020-06-06T00:00:00.0/2020-06-07T00:00:00.0</text:p>
          </table:table-cell>
          <table:table-cell office:value-type="string">
            <text:p>11447.2617</text:p>
          </table:table-cell>
          <table:table-cell office:value-type="string">
            <text:p>8538.9111</text:p>
          </table:table-cell>
          <table:table-cell office:value-type="string">
            <text:p>7353.9302</text:p>
          </table:table-cell>
          <table:table-cell office:value-type="string">
            <text:p>1184.9807</text:p>
          </table:table-cell>
          <table:table-cell office:value-type="string">
            <text:p>11761.4395</text:p>
          </table:table-cell>
          <table:table-cell office:value-type="string">
            <text:p>2996.4263</text:p>
          </table:table-cell>
          <table:table-cell office:value-type="string">
            <text:p>325.3364</text:p>
          </table:table-cell>
          <table:table-cell office:value-type="string">
            <text:p>2671.0898</text:p>
          </table:table-cell>
          <table:table-cell office:value-type="string">
            <text:p>711.788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524];9;2); &quot;/&quot;; MID([.A524];6;2);&quot;/&quot;;MID([.A524];1;4);&quot;/&quot;)" office:value-type="string" office:string-value="06/06/2020/">
            <text:p>06/06/2020/</text:p>
          </table:table-cell>
        </table:table-row>
        <table:table-row table:style-name="ro1">
          <table:table-cell office:value-type="string">
            <text:p>2020-06-07T00:00:00.0/2020-06-08T00:00:00.0</text:p>
          </table:table-cell>
          <table:table-cell office:value-type="string">
            <text:p>11465.4326</text:p>
          </table:table-cell>
          <table:table-cell office:value-type="string">
            <text:p>8239.7793</text:p>
          </table:table-cell>
          <table:table-cell office:value-type="string">
            <text:p>6481.2612</text:p>
          </table:table-cell>
          <table:table-cell office:value-type="string">
            <text:p>1758.5175</text:p>
          </table:table-cell>
          <table:table-cell office:value-type="string">
            <text:p>9974.0830</text:p>
          </table:table-cell>
          <table:table-cell office:value-type="string">
            <text:p>3685.7515</text:p>
          </table:table-cell>
          <table:table-cell office:value-type="string">
            <text:p>945.4048</text:p>
          </table:table-cell>
          <table:table-cell office:value-type="string">
            <text:p>2740.3464</text:p>
          </table:table-cell>
          <table:table-cell office:value-type="string">
            <text:p>1362.8988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525];9;2); &quot;/&quot;; MID([.A525];6;2);&quot;/&quot;;MID([.A525];1;4);&quot;/&quot;)" office:value-type="string" office:string-value="07/06/2020/">
            <text:p>07/06/2020/</text:p>
          </table:table-cell>
        </table:table-row>
        <table:table-row table:style-name="ro1">
          <table:table-cell office:value-type="string">
            <text:p>2020-06-08T00:00:00.0/2020-06-09T00:00:00.0</text:p>
          </table:table-cell>
          <table:table-cell office:value-type="string">
            <text:p>11482.2080</text:p>
          </table:table-cell>
          <table:table-cell office:value-type="string">
            <text:p>8348.2764</text:p>
          </table:table-cell>
          <table:table-cell office:value-type="string">
            <text:p>6517.7314</text:p>
          </table:table-cell>
          <table:table-cell office:value-type="string">
            <text:p>1830.5457</text:p>
          </table:table-cell>
          <table:table-cell office:value-type="string">
            <text:p>10138.2070</text:p>
          </table:table-cell>
          <table:table-cell office:value-type="string">
            <text:p>4511.1396</text:p>
          </table:table-cell>
          <table:table-cell office:value-type="string">
            <text:p>1274.3956</text:p>
          </table:table-cell>
          <table:table-cell office:value-type="string">
            <text:p>3236.7441</text:p>
          </table:table-cell>
          <table:table-cell office:value-type="string">
            <text:p>2550.5679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526];9;2); &quot;/&quot;; MID([.A526];6;2);&quot;/&quot;;MID([.A526];1;4);&quot;/&quot;)" office:value-type="string" office:string-value="08/06/2020/">
            <text:p>08/06/2020/</text:p>
          </table:table-cell>
        </table:table-row>
        <table:table-row table:style-name="ro1">
          <table:table-cell office:value-type="string">
            <text:p>2020-06-09T00:00:00.0/2020-06-10T00:00:00.0</text:p>
          </table:table-cell>
          <table:table-cell office:value-type="string">
            <text:p>11497.6143</text:p>
          </table:table-cell>
          <table:table-cell office:value-type="string">
            <text:p>8157.8735</text:p>
          </table:table-cell>
          <table:table-cell office:value-type="string">
            <text:p>6040.1450</text:p>
          </table:table-cell>
          <table:table-cell office:value-type="string">
            <text:p>2117.7285</text:p>
          </table:table-cell>
          <table:table-cell office:value-type="string">
            <text:p>9203.6426</text:p>
          </table:table-cell>
          <table:table-cell office:value-type="string">
            <text:p>4573.7529</text:p>
          </table:table-cell>
          <table:table-cell office:value-type="string">
            <text:p>1034.0935</text:p>
          </table:table-cell>
          <table:table-cell office:value-type="string">
            <text:p>3539.6592</text:p>
          </table:table-cell>
          <table:table-cell office:value-type="string">
            <text:p>1343.4443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527];9;2); &quot;/&quot;; MID([.A527];6;2);&quot;/&quot;;MID([.A527];1;4);&quot;/&quot;)" office:value-type="string" office:string-value="09/06/2020/">
            <text:p>09/06/2020/</text:p>
          </table:table-cell>
        </table:table-row>
        <table:table-row table:style-name="ro1">
          <table:table-cell office:value-type="string">
            <text:p>2020-06-10T00:00:00.0/2020-06-11T00:00:00.0</text:p>
          </table:table-cell>
          <table:table-cell office:value-type="string">
            <text:p>11511.5732</text:p>
          </table:table-cell>
          <table:table-cell office:value-type="string">
            <text:p>8149.9668</text:p>
          </table:table-cell>
          <table:table-cell office:value-type="string">
            <text:p>6051.9336</text:p>
          </table:table-cell>
          <table:table-cell office:value-type="string">
            <text:p>2098.0334</text:p>
          </table:table-cell>
          <table:table-cell office:value-type="string">
            <text:p>9237.0488</text:p>
          </table:table-cell>
          <table:table-cell office:value-type="string">
            <text:p>1819.5107</text:p>
          </table:table-cell>
          <table:table-cell office:value-type="string">
            <text:p>9.3050</text:p>
          </table:table-cell>
          <table:table-cell office:value-type="string">
            <text:p>1810.2058</text:p>
          </table:table-cell>
          <table:table-cell office:value-type="string">
            <text:p>21.0902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528];9;2); &quot;/&quot;; MID([.A528];6;2);&quot;/&quot;;MID([.A528];1;4);&quot;/&quot;)" office:value-type="string" office:string-value="10/06/2020/">
            <text:p>10/06/2020/</text:p>
          </table:table-cell>
        </table:table-row>
        <table:table-row table:style-name="ro1">
          <table:table-cell office:value-type="string">
            <text:p>2020-06-11T00:00:00.0/2020-06-12T00:00:00.0</text:p>
          </table:table-cell>
          <table:table-cell office:value-type="string">
            <text:p>11524.1592</text:p>
          </table:table-cell>
          <table:table-cell office:value-type="string">
            <text:p>8524.1875</text:p>
          </table:table-cell>
          <table:table-cell office:value-type="string">
            <text:p>7083.3560</text:p>
          </table:table-cell>
          <table:table-cell office:value-type="string">
            <text:p>1440.8315</text:p>
          </table:table-cell>
          <table:table-cell office:value-type="string">
            <text:p>10996.6865</text:p>
          </table:table-cell>
          <table:table-cell office:value-type="string">
            <text:p>5548.6167</text:p>
          </table:table-cell>
          <table:table-cell office:value-type="string">
            <text:p>2322.1853</text:p>
          </table:table-cell>
          <table:table-cell office:value-type="string">
            <text:p>3226.4314</text:p>
          </table:table-cell>
          <table:table-cell office:value-type="string">
            <text:p>3681.0979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529];9;2); &quot;/&quot;; MID([.A529];6;2);&quot;/&quot;;MID([.A529];1;4);&quot;/&quot;)" office:value-type="string" office:string-value="11/06/2020/">
            <text:p>11/06/2020/</text:p>
          </table:table-cell>
        </table:table-row>
        <table:table-row table:style-name="ro1">
          <table:table-cell office:value-type="string">
            <text:p>2020-06-12T00:00:00.0/2020-06-13T00:00:00.0</text:p>
          </table:table-cell>
          <table:table-cell office:value-type="string">
            <text:p>11535.3291</text:p>
          </table:table-cell>
          <table:table-cell office:value-type="string">
            <text:p>8104.5830</text:p>
          </table:table-cell>
          <table:table-cell office:value-type="string">
            <text:p>5855.6533</text:p>
          </table:table-cell>
          <table:table-cell office:value-type="string">
            <text:p>2248.9299</text:p>
          </table:table-cell>
          <table:table-cell office:value-type="string">
            <text:p>8920.8916</text:p>
          </table:table-cell>
          <table:table-cell office:value-type="string">
            <text:p>6862.9155</text:p>
          </table:table-cell>
          <table:table-cell office:value-type="string">
            <text:p>3798.4233</text:p>
          </table:table-cell>
          <table:table-cell office:value-type="string">
            <text:p>3064.4922</text:p>
          </table:table-cell>
          <table:table-cell office:value-type="string">
            <text:p>5340.6670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530];9;2); &quot;/&quot;; MID([.A530];6;2);&quot;/&quot;;MID([.A530];1;4);&quot;/&quot;)" office:value-type="string" office:string-value="12/06/2020/">
            <text:p>12/06/2020/</text:p>
          </table:table-cell>
        </table:table-row>
        <table:table-row table:style-name="ro1">
          <table:table-cell office:value-type="string">
            <text:p>2020-06-13T00:00:00.0/2020-06-14T00:00:00.0</text:p>
          </table:table-cell>
          <table:table-cell office:value-type="string">
            <text:p>11545.0967</text:p>
          </table:table-cell>
          <table:table-cell office:value-type="string">
            <text:p>8014.0859</text:p>
          </table:table-cell>
          <table:table-cell office:value-type="string">
            <text:p>5653.0586</text:p>
          </table:table-cell>
          <table:table-cell office:value-type="string">
            <text:p>2361.0273</text:p>
          </table:table-cell>
          <table:table-cell office:value-type="string">
            <text:p>8490.2822</text:p>
          </table:table-cell>
          <table:table-cell office:value-type="string">
            <text:p>6523.6104</text:p>
          </table:table-cell>
          <table:table-cell office:value-type="string">
            <text:p>3563.1277</text:p>
          </table:table-cell>
          <table:table-cell office:value-type="string">
            <text:p>2960.4827</text:p>
          </table:table-cell>
          <table:table-cell office:value-type="string">
            <text:p>5174.1777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531];9;2); &quot;/&quot;; MID([.A531];6;2);&quot;/&quot;;MID([.A531];1;4);&quot;/&quot;)" office:value-type="string" office:string-value="13/06/2020/">
            <text:p>13/06/2020/</text:p>
          </table:table-cell>
        </table:table-row>
        <table:table-row table:style-name="ro1">
          <table:table-cell office:value-type="string">
            <text:p>2020-06-14T00:00:00.0/2020-06-15T00:00:00.0</text:p>
          </table:table-cell>
          <table:table-cell office:value-type="string">
            <text:p>11553.4629</text:p>
          </table:table-cell>
          <table:table-cell office:value-type="string">
            <text:p>7916.4878</text:p>
          </table:table-cell>
          <table:table-cell office:value-type="string">
            <text:p>5294.7461</text:p>
          </table:table-cell>
          <table:table-cell office:value-type="string">
            <text:p>2621.7415</text:p>
          </table:table-cell>
          <table:table-cell office:value-type="string">
            <text:p>8005.2056</text:p>
          </table:table-cell>
          <table:table-cell office:value-type="string">
            <text:p>2202.2927</text:p>
          </table:table-cell>
          <table:table-cell office:value-type="string">
            <text:p>185.0792</text:p>
          </table:table-cell>
          <table:table-cell office:value-type="string">
            <text:p>2017.2135</text:p>
          </table:table-cell>
          <table:table-cell office:value-type="string">
            <text:p>490.8580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532];9;2); &quot;/&quot;; MID([.A532];6;2);&quot;/&quot;;MID([.A532];1;4);&quot;/&quot;)" office:value-type="string" office:string-value="14/06/2020/">
            <text:p>14/06/2020/</text:p>
          </table:table-cell>
        </table:table-row>
        <table:table-row table:style-name="ro1">
          <table:table-cell office:value-type="string">
            <text:p>2020-06-15T00:00:00.0/2020-06-16T00:00:00.0</text:p>
          </table:table-cell>
          <table:table-cell office:value-type="string">
            <text:p>11560.3740</text:p>
          </table:table-cell>
          <table:table-cell office:value-type="string">
            <text:p>8592.9863</text:p>
          </table:table-cell>
          <table:table-cell office:value-type="string">
            <text:p>6924.7485</text:p>
          </table:table-cell>
          <table:table-cell office:value-type="string">
            <text:p>1668.2382</text:p>
          </table:table-cell>
          <table:table-cell office:value-type="string">
            <text:p>10765.3633</text:p>
          </table:table-cell>
          <table:table-cell office:value-type="string">
            <text:p>7121.5918</text:p>
          </table:table-cell>
          <table:table-cell office:value-type="string">
            <text:p>3273.1411</text:p>
          </table:table-cell>
          <table:table-cell office:value-type="string">
            <text:p>3848.4504</text:p>
          </table:table-cell>
          <table:table-cell office:value-type="string">
            <text:p>5551.6689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533];9;2); &quot;/&quot;; MID([.A533];6;2);&quot;/&quot;;MID([.A533];1;4);&quot;/&quot;)" office:value-type="string" office:string-value="15/06/2020/">
            <text:p>15/06/2020/</text:p>
          </table:table-cell>
        </table:table-row>
        <table:table-row table:style-name="ro1">
          <table:table-cell office:value-type="string">
            <text:p>2020-06-16T00:00:00.0/2020-06-17T00:00:00.0</text:p>
          </table:table-cell>
          <table:table-cell office:value-type="string">
            <text:p>11565.8867</text:p>
          </table:table-cell>
          <table:table-cell office:value-type="string">
            <text:p>8369.0400</text:p>
          </table:table-cell>
          <table:table-cell office:value-type="string">
            <text:p>6431.8774</text:p>
          </table:table-cell>
          <table:table-cell office:value-type="string">
            <text:p>1937.1628</text:p>
          </table:table-cell>
          <table:table-cell office:value-type="string">
            <text:p>9940.4834</text:p>
          </table:table-cell>
          <table:table-cell office:value-type="string">
            <text:p>7822.6162</text:p>
          </table:table-cell>
          <table:table-cell office:value-type="string">
            <text:p>4989.5396</text:p>
          </table:table-cell>
          <table:table-cell office:value-type="string">
            <text:p>2833.0764</text:p>
          </table:table-cell>
          <table:table-cell office:value-type="string">
            <text:p>7675.6323</text:p>
          </table:table-cell>
          <table:table-cell office:value-type="string">
            <text:p>0.9660</text:p>
          </table:table-cell>
          <table:table-cell table:number-columns-repeated="3"/>
          <table:table-cell table:formula="of:==CONCATENATE( MID([.A534];9;2); &quot;/&quot;; MID([.A534];6;2);&quot;/&quot;;MID([.A534];1;4);&quot;/&quot;)" office:value-type="string" office:string-value="16/06/2020/">
            <text:p>16/06/2020/</text:p>
          </table:table-cell>
        </table:table-row>
        <table:table-row table:style-name="ro1">
          <table:table-cell office:value-type="string">
            <text:p>2020-06-17T00:00:00.0/2020-06-18T00:00:00.0</text:p>
          </table:table-cell>
          <table:table-cell office:value-type="string">
            <text:p>11569.9590</text:p>
          </table:table-cell>
          <table:table-cell office:value-type="string">
            <text:p>8158.0625</text:p>
          </table:table-cell>
          <table:table-cell office:value-type="string">
            <text:p>5955.0137</text:p>
          </table:table-cell>
          <table:table-cell office:value-type="string">
            <text:p>2203.0488</text:p>
          </table:table-cell>
          <table:table-cell office:value-type="string">
            <text:p>9128.0117</text:p>
          </table:table-cell>
          <table:table-cell office:value-type="string">
            <text:p>4589.2910</text:p>
          </table:table-cell>
          <table:table-cell office:value-type="string">
            <text:p>1143.1906</text:p>
          </table:table-cell>
          <table:table-cell office:value-type="string">
            <text:p>3446.1006</text:p>
          </table:table-cell>
          <table:table-cell office:value-type="string">
            <text:p>2225.3872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535];9;2); &quot;/&quot;; MID([.A535];6;2);&quot;/&quot;;MID([.A535];1;4);&quot;/&quot;)" office:value-type="string" office:string-value="17/06/2020/">
            <text:p>17/06/2020/</text:p>
          </table:table-cell>
        </table:table-row>
        <table:table-row table:style-name="ro1">
          <table:table-cell office:value-type="string">
            <text:p>2020-06-18T00:00:00.0/2020-06-19T00:00:00.0</text:p>
          </table:table-cell>
          <table:table-cell office:value-type="string">
            <text:p>11572.6025</text:p>
          </table:table-cell>
          <table:table-cell office:value-type="string">
            <text:p>7913.6318</text:p>
          </table:table-cell>
          <table:table-cell office:value-type="string">
            <text:p>5306.1147</text:p>
          </table:table-cell>
          <table:table-cell office:value-type="string">
            <text:p>2607.5173</text:p>
          </table:table-cell>
          <table:table-cell office:value-type="string">
            <text:p>7910.8394</text:p>
          </table:table-cell>
          <table:table-cell office:value-type="string">
            <text:p>2999.3816</text:p>
          </table:table-cell>
          <table:table-cell office:value-type="string">
            <text:p>284.6367</text:p>
          </table:table-cell>
          <table:table-cell office:value-type="string">
            <text:p>2714.7449</text:p>
          </table:table-cell>
          <table:table-cell office:value-type="string">
            <text:p>427.819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536];9;2); &quot;/&quot;; MID([.A536];6;2);&quot;/&quot;;MID([.A536];1;4);&quot;/&quot;)" office:value-type="string" office:string-value="18/06/2020/">
            <text:p>18/06/2020/</text:p>
          </table:table-cell>
        </table:table-row>
        <table:table-row table:style-name="ro1">
          <table:table-cell office:value-type="string">
            <text:p>2020-06-19T00:00:00.0/2020-06-20T00:00:00.0</text:p>
          </table:table-cell>
          <table:table-cell office:value-type="string">
            <text:p>11573.8496</text:p>
          </table:table-cell>
          <table:table-cell office:value-type="string">
            <text:p>8039.7056</text:p>
          </table:table-cell>
          <table:table-cell office:value-type="string">
            <text:p>5730.4458</text:p>
          </table:table-cell>
          <table:table-cell office:value-type="string">
            <text:p>2309.2600</text:p>
          </table:table-cell>
          <table:table-cell office:value-type="string">
            <text:p>8601.3154</text:p>
          </table:table-cell>
          <table:table-cell office:value-type="string">
            <text:p>2242.4521</text:p>
          </table:table-cell>
          <table:table-cell office:value-type="string">
            <text:p>90.4891</text:p>
          </table:table-cell>
          <table:table-cell office:value-type="string">
            <text:p>2151.9629</text:p>
          </table:table-cell>
          <table:table-cell office:value-type="string">
            <text:p>275.9273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537];9;2); &quot;/&quot;; MID([.A537];6;2);&quot;/&quot;;MID([.A537];1;4);&quot;/&quot;)" office:value-type="string" office:string-value="19/06/2020/">
            <text:p>19/06/2020/</text:p>
          </table:table-cell>
        </table:table-row>
        <table:table-row table:style-name="ro1">
          <table:table-cell office:value-type="string">
            <text:p>2020-06-20T00:00:00.0/2020-06-21T00:00:00.0</text:p>
          </table:table-cell>
          <table:table-cell office:value-type="string">
            <text:p>11573.6289</text:p>
          </table:table-cell>
          <table:table-cell office:value-type="string">
            <text:p>8302.2139</text:p>
          </table:table-cell>
          <table:table-cell office:value-type="string">
            <text:p>6503.9204</text:p>
          </table:table-cell>
          <table:table-cell office:value-type="string">
            <text:p>1798.2928</text:p>
          </table:table-cell>
          <table:table-cell office:value-type="string">
            <text:p>9991.4395</text:p>
          </table:table-cell>
          <table:table-cell office:value-type="string">
            <text:p>1485.1294</text:p>
          </table:table-cell>
          <table:table-cell office:value-type="string">
            <text:p>13.9208</text:p>
          </table:table-cell>
          <table:table-cell office:value-type="string">
            <text:p>1471.2086</text:p>
          </table:table-cell>
          <table:table-cell office:value-type="string">
            <text:p>114.9430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538];9;2); &quot;/&quot;; MID([.A538];6;2);&quot;/&quot;;MID([.A538];1;4);&quot;/&quot;)" office:value-type="string" office:string-value="20/06/2020/">
            <text:p>20/06/2020/</text:p>
          </table:table-cell>
        </table:table-row>
        <table:table-row table:style-name="ro1">
          <table:table-cell office:value-type="string">
            <text:p>2020-06-21T00:00:00.0/2020-06-22T00:00:00.0</text:p>
          </table:table-cell>
          <table:table-cell office:value-type="string">
            <text:p>11572.0127</text:p>
          </table:table-cell>
          <table:table-cell office:value-type="string">
            <text:p>8281.1045</text:p>
          </table:table-cell>
          <table:table-cell office:value-type="string">
            <text:p>6476.2964</text:p>
          </table:table-cell>
          <table:table-cell office:value-type="string">
            <text:p>1804.8076</text:p>
          </table:table-cell>
          <table:table-cell office:value-type="string">
            <text:p>9970.0459</text:p>
          </table:table-cell>
          <table:table-cell office:value-type="string">
            <text:p>1352.4033</text:p>
          </table:table-cell>
          <table:table-cell office:value-type="string">
            <text:p>4.8308</text:p>
          </table:table-cell>
          <table:table-cell office:value-type="string">
            <text:p>1347.5725</text:p>
          </table:table-cell>
          <table:table-cell office:value-type="string">
            <text:p>8.801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539];9;2); &quot;/&quot;; MID([.A539];6;2);&quot;/&quot;;MID([.A539];1;4);&quot;/&quot;)" office:value-type="string" office:string-value="21/06/2020/">
            <text:p>21/06/2020/</text:p>
          </table:table-cell>
        </table:table-row>
        <table:table-row table:style-name="ro1">
          <table:table-cell office:value-type="string">
            <text:p>2020-06-22T00:00:00.0/2020-06-23T00:00:00.0</text:p>
          </table:table-cell>
          <table:table-cell office:value-type="string">
            <text:p>11568.9746</text:p>
          </table:table-cell>
          <table:table-cell office:value-type="string">
            <text:p>8465.4189</text:p>
          </table:table-cell>
          <table:table-cell office:value-type="string">
            <text:p>6892.3433</text:p>
          </table:table-cell>
          <table:table-cell office:value-type="string">
            <text:p>1573.0757</text:p>
          </table:table-cell>
          <table:table-cell office:value-type="string">
            <text:p>10670.5879</text:p>
          </table:table-cell>
          <table:table-cell office:value-type="string">
            <text:p>6882.5547</text:p>
          </table:table-cell>
          <table:table-cell office:value-type="string">
            <text:p>4590.7109</text:p>
          </table:table-cell>
          <table:table-cell office:value-type="string">
            <text:p>2291.8440</text:p>
          </table:table-cell>
          <table:table-cell office:value-type="string">
            <text:p>6318.4941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540];9;2); &quot;/&quot;; MID([.A540];6;2);&quot;/&quot;;MID([.A540];1;4);&quot;/&quot;)" office:value-type="string" office:string-value="22/06/2020/">
            <text:p>22/06/2020/</text:p>
          </table:table-cell>
        </table:table-row>
        <table:table-row table:style-name="ro1">
          <table:table-cell office:value-type="string">
            <text:p>2020-06-23T00:00:00.0/2020-06-24T00:00:00.0</text:p>
          </table:table-cell>
          <table:table-cell office:value-type="string">
            <text:p>11564.5146</text:p>
          </table:table-cell>
          <table:table-cell office:value-type="string">
            <text:p>8727.5352</text:p>
          </table:table-cell>
          <table:table-cell office:value-type="string">
            <text:p>7227.7383</text:p>
          </table:table-cell>
          <table:table-cell office:value-type="string">
            <text:p>1499.7969</text:p>
          </table:table-cell>
          <table:table-cell office:value-type="string">
            <text:p>11293.9668</text:p>
          </table:table-cell>
          <table:table-cell office:value-type="string">
            <text:p>8249.8027</text:p>
          </table:table-cell>
          <table:table-cell office:value-type="string">
            <text:p>6393.9521</text:p>
          </table:table-cell>
          <table:table-cell office:value-type="string">
            <text:p>1855.8511</text:p>
          </table:table-cell>
          <table:table-cell office:value-type="string">
            <text:p>9628.5107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541];9;2); &quot;/&quot;; MID([.A541];6;2);&quot;/&quot;;MID([.A541];1;4);&quot;/&quot;)" office:value-type="string" office:string-value="23/06/2020/">
            <text:p>23/06/2020/</text:p>
          </table:table-cell>
        </table:table-row>
        <table:table-row table:style-name="ro1">
          <table:table-cell office:value-type="string">
            <text:p>2020-06-24T00:00:00.0/2020-06-25T00:00:00.0</text:p>
          </table:table-cell>
          <table:table-cell office:value-type="string">
            <text:p>11558.6162</text:p>
          </table:table-cell>
          <table:table-cell office:value-type="string">
            <text:p>8409.7324</text:p>
          </table:table-cell>
          <table:table-cell office:value-type="string">
            <text:p>6597.3989</text:p>
          </table:table-cell>
          <table:table-cell office:value-type="string">
            <text:p>1812.3340</text:p>
          </table:table-cell>
          <table:table-cell office:value-type="string">
            <text:p>10302.5625</text:p>
          </table:table-cell>
          <table:table-cell office:value-type="string">
            <text:p>5703.9707</text:p>
          </table:table-cell>
          <table:table-cell office:value-type="string">
            <text:p>2539.5076</text:p>
          </table:table-cell>
          <table:table-cell office:value-type="string">
            <text:p>3164.4629</text:p>
          </table:table-cell>
          <table:table-cell office:value-type="string">
            <text:p>4676.2822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542];9;2); &quot;/&quot;; MID([.A542];6;2);&quot;/&quot;;MID([.A542];1;4);&quot;/&quot;)" office:value-type="string" office:string-value="24/06/2020/">
            <text:p>24/06/2020/</text:p>
          </table:table-cell>
        </table:table-row>
        <table:table-row table:style-name="ro1">
          <table:table-cell office:value-type="string">
            <text:p>2020-06-25T00:00:00.0/2020-06-26T00:00:00.0</text:p>
          </table:table-cell>
          <table:table-cell office:value-type="string">
            <text:p>11551.3379</text:p>
          </table:table-cell>
          <table:table-cell office:value-type="string">
            <text:p>8251.0957</text:p>
          </table:table-cell>
          <table:table-cell office:value-type="string">
            <text:p>6178.1523</text:p>
          </table:table-cell>
          <table:table-cell office:value-type="string">
            <text:p>2072.9436</text:p>
          </table:table-cell>
          <table:table-cell office:value-type="string">
            <text:p>9317.0703</text:p>
          </table:table-cell>
          <table:table-cell office:value-type="string">
            <text:p>6633.5874</text:p>
          </table:table-cell>
          <table:table-cell office:value-type="string">
            <text:p>3648.9551</text:p>
          </table:table-cell>
          <table:table-cell office:value-type="string">
            <text:p>2984.6321</text:p>
          </table:table-cell>
          <table:table-cell office:value-type="string">
            <text:p>5459.8252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543];9;2); &quot;/&quot;; MID([.A543];6;2);&quot;/&quot;;MID([.A543];1;4);&quot;/&quot;)" office:value-type="string" office:string-value="25/06/2020/">
            <text:p>25/06/2020/</text:p>
          </table:table-cell>
        </table:table-row>
        <table:table-row table:style-name="ro1">
          <table:table-cell office:value-type="string">
            <text:p>2020-06-26T00:00:00.0/2020-06-27T00:00:00.0</text:p>
          </table:table-cell>
          <table:table-cell office:value-type="string">
            <text:p>11542.6465</text:p>
          </table:table-cell>
          <table:table-cell office:value-type="string">
            <text:p>8171.0830</text:p>
          </table:table-cell>
          <table:table-cell office:value-type="string">
            <text:p>6085.9951</text:p>
          </table:table-cell>
          <table:table-cell office:value-type="string">
            <text:p>2085.0879</text:p>
          </table:table-cell>
          <table:table-cell office:value-type="string">
            <text:p>9281.1904</text:p>
          </table:table-cell>
          <table:table-cell office:value-type="string">
            <text:p>4763.9561</text:p>
          </table:table-cell>
          <table:table-cell office:value-type="string">
            <text:p>1576.7982</text:p>
          </table:table-cell>
          <table:table-cell office:value-type="string">
            <text:p>3187.1577</text:p>
          </table:table-cell>
          <table:table-cell office:value-type="string">
            <text:p>2627.5281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544];9;2); &quot;/&quot;; MID([.A544];6;2);&quot;/&quot;;MID([.A544];1;4);&quot;/&quot;)" office:value-type="string" office:string-value="26/06/2020/">
            <text:p>26/06/2020/</text:p>
          </table:table-cell>
        </table:table-row>
        <table:table-row table:style-name="ro1">
          <table:table-cell office:value-type="string">
            <text:p>2020-06-27T00:00:00.0/2020-06-28T00:00:00.0</text:p>
          </table:table-cell>
          <table:table-cell office:value-type="string">
            <text:p>11532.5391</text:p>
          </table:table-cell>
          <table:table-cell office:value-type="string">
            <text:p>8114.7422</text:p>
          </table:table-cell>
          <table:table-cell office:value-type="string">
            <text:p>6043.9634</text:p>
          </table:table-cell>
          <table:table-cell office:value-type="string">
            <text:p>2070.7788</text:p>
          </table:table-cell>
          <table:table-cell office:value-type="string">
            <text:p>9353.4043</text:p>
          </table:table-cell>
          <table:table-cell office:value-type="string">
            <text:p>7742.2104</text:p>
          </table:table-cell>
          <table:table-cell office:value-type="string">
            <text:p>5019.2412</text:p>
          </table:table-cell>
          <table:table-cell office:value-type="string">
            <text:p>2722.9692</text:p>
          </table:table-cell>
          <table:table-cell office:value-type="string">
            <text:p>8131.8740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545];9;2); &quot;/&quot;; MID([.A545];6;2);&quot;/&quot;;MID([.A545];1;4);&quot;/&quot;)" office:value-type="string" office:string-value="27/06/2020/">
            <text:p>27/06/2020/</text:p>
          </table:table-cell>
        </table:table-row>
        <table:table-row table:style-name="ro1">
          <table:table-cell office:value-type="string">
            <text:p>2020-06-28T00:00:00.0/2020-06-29T00:00:00.0</text:p>
          </table:table-cell>
          <table:table-cell office:value-type="string">
            <text:p>11521.0518</text:p>
          </table:table-cell>
          <table:table-cell office:value-type="string">
            <text:p>8203.0156</text:p>
          </table:table-cell>
          <table:table-cell office:value-type="string">
            <text:p>6386.2559</text:p>
          </table:table-cell>
          <table:table-cell office:value-type="string">
            <text:p>1816.7596</text:p>
          </table:table-cell>
          <table:table-cell office:value-type="string">
            <text:p>9704.1631</text:p>
          </table:table-cell>
          <table:table-cell office:value-type="string">
            <text:p>6757.2812</text:p>
          </table:table-cell>
          <table:table-cell office:value-type="string">
            <text:p>4461.7993</text:p>
          </table:table-cell>
          <table:table-cell office:value-type="string">
            <text:p>2295.4817</text:p>
          </table:table-cell>
          <table:table-cell office:value-type="string">
            <text:p>6724.2925</text:p>
          </table:table-cell>
          <table:table-cell office:value-type="string">
            <text:p>0.9667</text:p>
          </table:table-cell>
          <table:table-cell table:number-columns-repeated="3"/>
          <table:table-cell table:formula="of:==CONCATENATE( MID([.A546];9;2); &quot;/&quot;; MID([.A546];6;2);&quot;/&quot;;MID([.A546];1;4);&quot;/&quot;)" office:value-type="string" office:string-value="28/06/2020/">
            <text:p>28/06/2020/</text:p>
          </table:table-cell>
        </table:table-row>
        <table:table-row table:style-name="ro1">
          <table:table-cell office:value-type="string">
            <text:p>2020-06-29T00:00:00.0/2020-06-30T00:00:00.0</text:p>
          </table:table-cell>
          <table:table-cell office:value-type="string">
            <text:p>11508.1572</text:p>
          </table:table-cell>
          <table:table-cell office:value-type="string">
            <text:p>8328.5488</text:p>
          </table:table-cell>
          <table:table-cell office:value-type="string">
            <text:p>6690.7070</text:p>
          </table:table-cell>
          <table:table-cell office:value-type="string">
            <text:p>1637.8422</text:p>
          </table:table-cell>
          <table:table-cell office:value-type="string">
            <text:p>10340.6523</text:p>
          </table:table-cell>
          <table:table-cell office:value-type="string">
            <text:p>3278.2908</text:p>
          </table:table-cell>
          <table:table-cell office:value-type="string">
            <text:p>1227.1730</text:p>
          </table:table-cell>
          <table:table-cell office:value-type="string">
            <text:p>2051.1179</text:p>
          </table:table-cell>
          <table:table-cell office:value-type="string">
            <text:p>2663.4043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547];9;2); &quot;/&quot;; MID([.A547];6;2);&quot;/&quot;;MID([.A547];1;4);&quot;/&quot;)" office:value-type="string" office:string-value="29/06/2020/">
            <text:p>29/06/2020/</text:p>
          </table:table-cell>
        </table:table-row>
        <table:table-row table:style-name="ro1">
          <table:table-cell office:value-type="string">
            <text:p>2020-06-30T00:00:00.0/2020-07-01T00:00:00.0</text:p>
          </table:table-cell>
          <table:table-cell office:value-type="string">
            <text:p>11493.8682</text:p>
          </table:table-cell>
          <table:table-cell office:value-type="string">
            <text:p>8589.3643</text:p>
          </table:table-cell>
          <table:table-cell office:value-type="string">
            <text:p>7116.6304</text:p>
          </table:table-cell>
          <table:table-cell office:value-type="string">
            <text:p>1472.7333</text:p>
          </table:table-cell>
          <table:table-cell office:value-type="string">
            <text:p>11174.8066</text:p>
          </table:table-cell>
          <table:table-cell office:value-type="string">
            <text:p>8388.8213</text:p>
          </table:table-cell>
          <table:table-cell office:value-type="string">
            <text:p>6683.6362</text:p>
          </table:table-cell>
          <table:table-cell office:value-type="string">
            <text:p>1705.1855</text:p>
          </table:table-cell>
          <table:table-cell office:value-type="string">
            <text:p>10405.0752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548];9;2); &quot;/&quot;; MID([.A548];6;2);&quot;/&quot;;MID([.A548];1;4);&quot;/&quot;)" office:value-type="string" office:string-value="30/06/2020/">
            <text:p>30/06/2020/</text:p>
          </table:table-cell>
        </table:table-row>
        <table:table-row table:style-name="ro1">
          <table:table-cell office:value-type="string">
            <text:p>2020-07-01T00:00:00.0/2020-07-02T00:00:00.0</text:p>
          </table:table-cell>
          <table:table-cell office:value-type="string">
            <text:p>11478.2324</text:p>
          </table:table-cell>
          <table:table-cell office:value-type="string">
            <text:p>8540.5137</text:p>
          </table:table-cell>
          <table:table-cell office:value-type="string">
            <text:p>7380.2114</text:p>
          </table:table-cell>
          <table:table-cell office:value-type="string">
            <text:p>1160.3027</text:p>
          </table:table-cell>
          <table:table-cell office:value-type="string">
            <text:p>11731.5781</text:p>
          </table:table-cell>
          <table:table-cell office:value-type="string">
            <text:p>8446.0381</text:p>
          </table:table-cell>
          <table:table-cell office:value-type="string">
            <text:p>7222.4512</text:p>
          </table:table-cell>
          <table:table-cell office:value-type="string">
            <text:p>1223.5865</text:p>
          </table:table-cell>
          <table:table-cell office:value-type="string">
            <text:p>11322.4199</text:p>
          </table:table-cell>
          <table:table-cell office:value-type="string">
            <text:p>0.9622</text:p>
          </table:table-cell>
          <table:table-cell table:number-columns-repeated="3"/>
          <table:table-cell table:formula="of:==CONCATENATE( MID([.A549];9;2); &quot;/&quot;; MID([.A549];6;2);&quot;/&quot;;MID([.A549];1;4);&quot;/&quot;)" office:value-type="string" office:string-value="01/07/2020/">
            <text:p>01/07/2020/</text:p>
          </table:table-cell>
        </table:table-row>
        <table:table-row table:style-name="ro1">
          <table:table-cell office:value-type="string">
            <text:p>2020-07-02T00:00:00.0/2020-07-03T00:00:00.0</text:p>
          </table:table-cell>
          <table:table-cell office:value-type="string">
            <text:p>11461.1836</text:p>
          </table:table-cell>
          <table:table-cell office:value-type="string">
            <text:p>8251.7422</text:p>
          </table:table-cell>
          <table:table-cell office:value-type="string">
            <text:p>6597.0571</text:p>
          </table:table-cell>
          <table:table-cell office:value-type="string">
            <text:p>1654.6852</text:p>
          </table:table-cell>
          <table:table-cell office:value-type="string">
            <text:p>10335.1182</text:p>
          </table:table-cell>
          <table:table-cell office:value-type="string">
            <text:p>5241.7197</text:p>
          </table:table-cell>
          <table:table-cell office:value-type="string">
            <text:p>2683.8538</text:p>
          </table:table-cell>
          <table:table-cell office:value-type="string">
            <text:p>2557.8662</text:p>
          </table:table-cell>
          <table:table-cell office:value-type="string">
            <text:p>4332.2007</text:p>
          </table:table-cell>
          <table:table-cell office:value-type="string">
            <text:p>0.9681</text:p>
          </table:table-cell>
          <table:table-cell table:number-columns-repeated="3"/>
          <table:table-cell table:formula="of:==CONCATENATE( MID([.A550];9;2); &quot;/&quot;; MID([.A550];6;2);&quot;/&quot;;MID([.A550];1;4);&quot;/&quot;)" office:value-type="string" office:string-value="02/07/2020/">
            <text:p>02/07/2020/</text:p>
          </table:table-cell>
        </table:table-row>
        <table:table-row table:style-name="ro1">
          <table:table-cell office:value-type="string">
            <text:p>2020-07-03T00:00:00.0/2020-07-04T00:00:00.0</text:p>
          </table:table-cell>
          <table:table-cell office:value-type="string">
            <text:p>11442.7900</text:p>
          </table:table-cell>
          <table:table-cell office:value-type="string">
            <text:p>8402.5615</text:p>
          </table:table-cell>
          <table:table-cell office:value-type="string">
            <text:p>6804.9072</text:p>
          </table:table-cell>
          <table:table-cell office:value-type="string">
            <text:p>1597.6541</text:p>
          </table:table-cell>
          <table:table-cell office:value-type="string">
            <text:p>10601.5156</text:p>
          </table:table-cell>
          <table:table-cell office:value-type="string">
            <text:p>4834.1748</text:p>
          </table:table-cell>
          <table:table-cell office:value-type="string">
            <text:p>1946.6681</text:p>
          </table:table-cell>
          <table:table-cell office:value-type="string">
            <text:p>2887.5066</text:p>
          </table:table-cell>
          <table:table-cell office:value-type="string">
            <text:p>3109.0659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551];9;2); &quot;/&quot;; MID([.A551];6;2);&quot;/&quot;;MID([.A551];1;4);&quot;/&quot;)" office:value-type="string" office:string-value="03/07/2020/">
            <text:p>03/07/2020/</text:p>
          </table:table-cell>
        </table:table-row>
        <table:table-row table:style-name="ro1">
          <table:table-cell office:value-type="string">
            <text:p>2020-07-04T00:00:00.0/2020-07-05T00:00:00.0</text:p>
          </table:table-cell>
          <table:table-cell office:value-type="string">
            <text:p>11423.0459</text:p>
          </table:table-cell>
          <table:table-cell office:value-type="string">
            <text:p>8338.0771</text:p>
          </table:table-cell>
          <table:table-cell office:value-type="string">
            <text:p>6695.9722</text:p>
          </table:table-cell>
          <table:table-cell office:value-type="string">
            <text:p>1642.1051</text:p>
          </table:table-cell>
          <table:table-cell office:value-type="string">
            <text:p>10465.5254</text:p>
          </table:table-cell>
          <table:table-cell office:value-type="string">
            <text:p>8087.4922</text:p>
          </table:table-cell>
          <table:table-cell office:value-type="string">
            <text:p>6155.8735</text:p>
          </table:table-cell>
          <table:table-cell office:value-type="string">
            <text:p>1931.6187</text:p>
          </table:table-cell>
          <table:table-cell office:value-type="string">
            <text:p>9829.3076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552];9;2); &quot;/&quot;; MID([.A552];6;2);&quot;/&quot;;MID([.A552];1;4);&quot;/&quot;)" office:value-type="string" office:string-value="04/07/2020/">
            <text:p>04/07/2020/</text:p>
          </table:table-cell>
        </table:table-row>
        <table:table-row table:style-name="ro1">
          <table:table-cell office:value-type="string">
            <text:p>2020-07-05T00:00:00.0/2020-07-06T00:00:00.0</text:p>
          </table:table-cell>
          <table:table-cell office:value-type="string">
            <text:p>11401.9648</text:p>
          </table:table-cell>
          <table:table-cell office:value-type="string">
            <text:p>8307.0742</text:p>
          </table:table-cell>
          <table:table-cell office:value-type="string">
            <text:p>6909.2124</text:p>
          </table:table-cell>
          <table:table-cell office:value-type="string">
            <text:p>1397.8619</text:p>
          </table:table-cell>
          <table:table-cell office:value-type="string">
            <text:p>10904.1836</text:p>
          </table:table-cell>
          <table:table-cell office:value-type="string">
            <text:p>7334.0195</text:p>
          </table:table-cell>
          <table:table-cell office:value-type="string">
            <text:p>5323.0161</text:p>
          </table:table-cell>
          <table:table-cell office:value-type="string">
            <text:p>2011.0038</text:p>
          </table:table-cell>
          <table:table-cell office:value-type="string">
            <text:p>7915.3384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553];9;2); &quot;/&quot;; MID([.A553];6;2);&quot;/&quot;;MID([.A553];1;4);&quot;/&quot;)" office:value-type="string" office:string-value="05/07/2020/">
            <text:p>05/07/2020/</text:p>
          </table:table-cell>
        </table:table-row>
        <table:table-row table:style-name="ro1">
          <table:table-cell office:value-type="string">
            <text:p>2020-07-06T00:00:00.0/2020-07-07T00:00:00.0</text:p>
          </table:table-cell>
          <table:table-cell office:value-type="string">
            <text:p>11379.5107</text:p>
          </table:table-cell>
          <table:table-cell office:value-type="string">
            <text:p>8463.9736</text:p>
          </table:table-cell>
          <table:table-cell office:value-type="string">
            <text:p>7113.3125</text:p>
          </table:table-cell>
          <table:table-cell office:value-type="string">
            <text:p>1350.6610</text:p>
          </table:table-cell>
          <table:table-cell office:value-type="string">
            <text:p>11282.4971</text:p>
          </table:table-cell>
          <table:table-cell office:value-type="string">
            <text:p>4061.6685</text:p>
          </table:table-cell>
          <table:table-cell office:value-type="string">
            <text:p>1421.5999</text:p>
          </table:table-cell>
          <table:table-cell office:value-type="string">
            <text:p>2640.0686</text:p>
          </table:table-cell>
          <table:table-cell office:value-type="string">
            <text:p>3069.4375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554];9;2); &quot;/&quot;; MID([.A554];6;2);&quot;/&quot;;MID([.A554];1;4);&quot;/&quot;)" office:value-type="string" office:string-value="06/07/2020/">
            <text:p>06/07/2020/</text:p>
          </table:table-cell>
        </table:table-row>
        <table:table-row table:style-name="ro1">
          <table:table-cell office:value-type="string">
            <text:p>2020-07-07T00:00:00.0/2020-07-08T00:00:00.0</text:p>
          </table:table-cell>
          <table:table-cell office:value-type="string">
            <text:p>11355.7637</text:p>
          </table:table-cell>
          <table:table-cell office:value-type="string">
            <text:p>8639.4287</text:p>
          </table:table-cell>
          <table:table-cell office:value-type="string">
            <text:p>7298.6968</text:p>
          </table:table-cell>
          <table:table-cell office:value-type="string">
            <text:p>1340.7323</text:p>
          </table:table-cell>
          <table:table-cell office:value-type="string">
            <text:p>11562.9756</text:p>
          </table:table-cell>
          <table:table-cell office:value-type="string">
            <text:p>5171.7090</text:p>
          </table:table-cell>
          <table:table-cell office:value-type="string">
            <text:p>1860.6548</text:p>
          </table:table-cell>
          <table:table-cell office:value-type="string">
            <text:p>3311.0540</text:p>
          </table:table-cell>
          <table:table-cell office:value-type="string">
            <text:p>4144.8911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555];9;2); &quot;/&quot;; MID([.A555];6;2);&quot;/&quot;;MID([.A555];1;4);&quot;/&quot;)" office:value-type="string" office:string-value="07/07/2020/">
            <text:p>07/07/2020/</text:p>
          </table:table-cell>
        </table:table-row>
        <table:table-row table:style-name="ro1">
          <table:table-cell office:value-type="string">
            <text:p>2020-07-08T00:00:00.0/2020-07-09T00:00:00.0</text:p>
          </table:table-cell>
          <table:table-cell office:value-type="string">
            <text:p>11330.6660</text:p>
          </table:table-cell>
          <table:table-cell office:value-type="string">
            <text:p>8284.4912</text:p>
          </table:table-cell>
          <table:table-cell office:value-type="string">
            <text:p>6773.7446</text:p>
          </table:table-cell>
          <table:table-cell office:value-type="string">
            <text:p>1510.7460</text:p>
          </table:table-cell>
          <table:table-cell office:value-type="string">
            <text:p>10620.7324</text:p>
          </table:table-cell>
          <table:table-cell office:value-type="string">
            <text:p>2612.8818</text:p>
          </table:table-cell>
          <table:table-cell office:value-type="string">
            <text:p>242.1331</text:p>
          </table:table-cell>
          <table:table-cell office:value-type="string">
            <text:p>2370.7488</text:p>
          </table:table-cell>
          <table:table-cell office:value-type="string">
            <text:p>687.8947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556];9;2); &quot;/&quot;; MID([.A556];6;2);&quot;/&quot;;MID([.A556];1;4);&quot;/&quot;)" office:value-type="string" office:string-value="08/07/2020/">
            <text:p>08/07/2020/</text:p>
          </table:table-cell>
        </table:table-row>
        <table:table-row table:style-name="ro1">
          <table:table-cell office:value-type="string">
            <text:p>2020-07-09T00:00:00.0/2020-07-10T00:00:00.0</text:p>
          </table:table-cell>
          <table:table-cell office:value-type="string">
            <text:p>11304.3135</text:p>
          </table:table-cell>
          <table:table-cell office:value-type="string">
            <text:p>8064.1807</text:p>
          </table:table-cell>
          <table:table-cell office:value-type="string">
            <text:p>6354.6982</text:p>
          </table:table-cell>
          <table:table-cell office:value-type="string">
            <text:p>1709.4824</text:p>
          </table:table-cell>
          <table:table-cell office:value-type="string">
            <text:p>9831.2920</text:p>
          </table:table-cell>
          <table:table-cell office:value-type="string">
            <text:p>3695.4963</text:p>
          </table:table-cell>
          <table:table-cell office:value-type="string">
            <text:p>524.3436</text:p>
          </table:table-cell>
          <table:table-cell office:value-type="string">
            <text:p>3171.1528</text:p>
          </table:table-cell>
          <table:table-cell office:value-type="string">
            <text:p>1046.7463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557];9;2); &quot;/&quot;; MID([.A557];6;2);&quot;/&quot;;MID([.A557];1;4);&quot;/&quot;)" office:value-type="string" office:string-value="09/07/2020/">
            <text:p>09/07/2020/</text:p>
          </table:table-cell>
        </table:table-row>
        <table:table-row table:style-name="ro1">
          <table:table-cell office:value-type="string">
            <text:p>2020-07-10T00:00:00.0/2020-07-11T00:00:00.0</text:p>
          </table:table-cell>
          <table:table-cell office:value-type="string">
            <text:p>11276.6191</text:p>
          </table:table-cell>
          <table:table-cell office:value-type="string">
            <text:p>8222.1123</text:p>
          </table:table-cell>
          <table:table-cell office:value-type="string">
            <text:p>6823.2080</text:p>
          </table:table-cell>
          <table:table-cell office:value-type="string">
            <text:p>1398.9041</text:p>
          </table:table-cell>
          <table:table-cell office:value-type="string">
            <text:p>10610.6934</text:p>
          </table:table-cell>
          <table:table-cell office:value-type="string">
            <text:p>7867.4497</text:p>
          </table:table-cell>
          <table:table-cell office:value-type="string">
            <text:p>6243.9219</text:p>
          </table:table-cell>
          <table:table-cell office:value-type="string">
            <text:p>1623.5278</text:p>
          </table:table-cell>
          <table:table-cell office:value-type="string">
            <text:p>9341.2480</text:p>
          </table:table-cell>
          <table:table-cell office:value-type="string">
            <text:p>0.9559</text:p>
          </table:table-cell>
          <table:table-cell table:number-columns-repeated="3"/>
          <table:table-cell table:formula="of:==CONCATENATE( MID([.A558];9;2); &quot;/&quot;; MID([.A558];6;2);&quot;/&quot;;MID([.A558];1;4);&quot;/&quot;)" office:value-type="string" office:string-value="10/07/2020/">
            <text:p>10/07/2020/</text:p>
          </table:table-cell>
        </table:table-row>
        <table:table-row table:style-name="ro1">
          <table:table-cell office:value-type="string">
            <text:p>2020-07-11T00:00:00.0/2020-07-12T00:00:00.0</text:p>
          </table:table-cell>
          <table:table-cell office:value-type="string">
            <text:p>11247.6328</text:p>
          </table:table-cell>
          <table:table-cell office:value-type="string">
            <text:p>8119.2993</text:p>
          </table:table-cell>
          <table:table-cell office:value-type="string">
            <text:p>6422.0015</text:p>
          </table:table-cell>
          <table:table-cell office:value-type="string">
            <text:p>1697.2977</text:p>
          </table:table-cell>
          <table:table-cell office:value-type="string">
            <text:p>9985.8760</text:p>
          </table:table-cell>
          <table:table-cell office:value-type="string">
            <text:p>2058.8447</text:p>
          </table:table-cell>
          <table:table-cell office:value-type="string">
            <text:p>143.4188</text:p>
          </table:table-cell>
          <table:table-cell office:value-type="string">
            <text:p>1915.4260</text:p>
          </table:table-cell>
          <table:table-cell office:value-type="string">
            <text:p>294.9019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559];9;2); &quot;/&quot;; MID([.A559];6;2);&quot;/&quot;;MID([.A559];1;4);&quot;/&quot;)" office:value-type="string" office:string-value="11/07/2020/">
            <text:p>11/07/2020/</text:p>
          </table:table-cell>
        </table:table-row>
        <table:table-row table:style-name="ro1">
          <table:table-cell office:value-type="string">
            <text:p>2020-07-12T00:00:00.0/2020-07-13T00:00:00.0</text:p>
          </table:table-cell>
          <table:table-cell office:value-type="string">
            <text:p>11217.3672</text:p>
          </table:table-cell>
          <table:table-cell office:value-type="string">
            <text:p>8297.5127</text:p>
          </table:table-cell>
          <table:table-cell office:value-type="string">
            <text:p>6618.3418</text:p>
          </table:table-cell>
          <table:table-cell office:value-type="string">
            <text:p>1679.1711</text:p>
          </table:table-cell>
          <table:table-cell office:value-type="string">
            <text:p>10408.3838</text:p>
          </table:table-cell>
          <table:table-cell office:value-type="string">
            <text:p>6955.1807</text:p>
          </table:table-cell>
          <table:table-cell office:value-type="string">
            <text:p>4279.2290</text:p>
          </table:table-cell>
          <table:table-cell office:value-type="string">
            <text:p>2675.9514</text:p>
          </table:table-cell>
          <table:table-cell office:value-type="string">
            <text:p>6980.9727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560];9;2); &quot;/&quot;; MID([.A560];6;2);&quot;/&quot;;MID([.A560];1;4);&quot;/&quot;)" office:value-type="string" office:string-value="12/07/2020/">
            <text:p>12/07/2020/</text:p>
          </table:table-cell>
        </table:table-row>
        <table:table-row table:style-name="ro1">
          <table:table-cell office:value-type="string">
            <text:p>2020-07-13T00:00:00.0/2020-07-14T00:00:00.0</text:p>
          </table:table-cell>
          <table:table-cell office:value-type="string">
            <text:p>11185.8691</text:p>
          </table:table-cell>
          <table:table-cell office:value-type="string">
            <text:p>8284.5605</text:p>
          </table:table-cell>
          <table:table-cell office:value-type="string">
            <text:p>6625.1133</text:p>
          </table:table-cell>
          <table:table-cell office:value-type="string">
            <text:p>1659.4475</text:p>
          </table:table-cell>
          <table:table-cell office:value-type="string">
            <text:p>10487.0508</text:p>
          </table:table-cell>
          <table:table-cell office:value-type="string">
            <text:p>7760.4370</text:p>
          </table:table-cell>
          <table:table-cell office:value-type="string">
            <text:p>5496.8887</text:p>
          </table:table-cell>
          <table:table-cell office:value-type="string">
            <text:p>2263.5481</text:p>
          </table:table-cell>
          <table:table-cell office:value-type="string">
            <text:p>9011.6123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561];9;2); &quot;/&quot;; MID([.A561];6;2);&quot;/&quot;;MID([.A561];1;4);&quot;/&quot;)" office:value-type="string" office:string-value="13/07/2020/">
            <text:p>13/07/2020/</text:p>
          </table:table-cell>
        </table:table-row>
        <table:table-row table:style-name="ro1">
          <table:table-cell office:value-type="string">
            <text:p>2020-07-14T00:00:00.0/2020-07-15T00:00:00.0</text:p>
          </table:table-cell>
          <table:table-cell office:value-type="string">
            <text:p>11153.1025</text:p>
          </table:table-cell>
          <table:table-cell office:value-type="string">
            <text:p>8319.9023</text:p>
          </table:table-cell>
          <table:table-cell office:value-type="string">
            <text:p>6849.6553</text:p>
          </table:table-cell>
          <table:table-cell office:value-type="string">
            <text:p>1470.2471</text:p>
          </table:table-cell>
          <table:table-cell office:value-type="string">
            <text:p>10886.7285</text:p>
          </table:table-cell>
          <table:table-cell office:value-type="string">
            <text:p>8319.9023</text:p>
          </table:table-cell>
          <table:table-cell office:value-type="string">
            <text:p>6849.6553</text:p>
          </table:table-cell>
          <table:table-cell office:value-type="string">
            <text:p>1470.2471</text:p>
          </table:table-cell>
          <table:table-cell office:value-type="string">
            <text:p>10886.7285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562];9;2); &quot;/&quot;; MID([.A562];6;2);&quot;/&quot;;MID([.A562];1;4);&quot;/&quot;)" office:value-type="string" office:string-value="14/07/2020/">
            <text:p>14/07/2020/</text:p>
          </table:table-cell>
        </table:table-row>
        <table:table-row table:style-name="ro1">
          <table:table-cell office:value-type="string">
            <text:p>2020-07-15T00:00:00.0/2020-07-16T00:00:00.0</text:p>
          </table:table-cell>
          <table:table-cell office:value-type="string">
            <text:p>11119.0586</text:p>
          </table:table-cell>
          <table:table-cell office:value-type="string">
            <text:p>7962.8774</text:p>
          </table:table-cell>
          <table:table-cell office:value-type="string">
            <text:p>6076.6685</text:p>
          </table:table-cell>
          <table:table-cell office:value-type="string">
            <text:p>1886.2089</text:p>
          </table:table-cell>
          <table:table-cell office:value-type="string">
            <text:p>9580.3086</text:p>
          </table:table-cell>
          <table:table-cell office:value-type="string">
            <text:p>4881.2949</text:p>
          </table:table-cell>
          <table:table-cell office:value-type="string">
            <text:p>1886.1797</text:p>
          </table:table-cell>
          <table:table-cell office:value-type="string">
            <text:p>2995.1152</text:p>
          </table:table-cell>
          <table:table-cell office:value-type="string">
            <text:p>3342.9563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563];9;2); &quot;/&quot;; MID([.A563];6;2);&quot;/&quot;;MID([.A563];1;4);&quot;/&quot;)" office:value-type="string" office:string-value="15/07/2020/">
            <text:p>15/07/2020/</text:p>
          </table:table-cell>
        </table:table-row>
        <table:table-row table:style-name="ro1">
          <table:table-cell office:value-type="string">
            <text:p>2020-07-16T00:00:00.0/2020-07-17T00:00:00.0</text:p>
          </table:table-cell>
          <table:table-cell office:value-type="string">
            <text:p>11083.8135</text:p>
          </table:table-cell>
          <table:table-cell office:value-type="string">
            <text:p>7994.5493</text:p>
          </table:table-cell>
          <table:table-cell office:value-type="string">
            <text:p>6288.4878</text:p>
          </table:table-cell>
          <table:table-cell office:value-type="string">
            <text:p>1706.0618</text:p>
          </table:table-cell>
          <table:table-cell office:value-type="string">
            <text:p>9876.8438</text:p>
          </table:table-cell>
          <table:table-cell office:value-type="string">
            <text:p>3393.3086</text:p>
          </table:table-cell>
          <table:table-cell office:value-type="string">
            <text:p>645.9941</text:p>
          </table:table-cell>
          <table:table-cell office:value-type="string">
            <text:p>2747.3147</text:p>
          </table:table-cell>
          <table:table-cell office:value-type="string">
            <text:p>865.3149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564];9;2); &quot;/&quot;; MID([.A564];6;2);&quot;/&quot;;MID([.A564];1;4);&quot;/&quot;)" office:value-type="string" office:string-value="16/07/2020/">
            <text:p>16/07/2020/</text:p>
          </table:table-cell>
        </table:table-row>
        <table:table-row table:style-name="ro1">
          <table:table-cell office:value-type="string">
            <text:p>2020-07-17T00:00:00.0/2020-07-18T00:00:00.0</text:p>
          </table:table-cell>
          <table:table-cell office:value-type="string">
            <text:p>11047.3525</text:p>
          </table:table-cell>
          <table:table-cell office:value-type="string">
            <text:p>8046.7026</text:p>
          </table:table-cell>
          <table:table-cell office:value-type="string">
            <text:p>6390.6455</text:p>
          </table:table-cell>
          <table:table-cell office:value-type="string">
            <text:p>1656.0570</text:p>
          </table:table-cell>
          <table:table-cell office:value-type="string">
            <text:p>10004.4834</text:p>
          </table:table-cell>
          <table:table-cell office:value-type="string">
            <text:p>3637.1814</text:p>
          </table:table-cell>
          <table:table-cell office:value-type="string">
            <text:p>944.1169</text:p>
          </table:table-cell>
          <table:table-cell office:value-type="string">
            <text:p>2693.0645</text:p>
          </table:table-cell>
          <table:table-cell office:value-type="string">
            <text:p>1770.098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565];9;2); &quot;/&quot;; MID([.A565];6;2);&quot;/&quot;;MID([.A565];1;4);&quot;/&quot;)" office:value-type="string" office:string-value="17/07/2020/">
            <text:p>17/07/2020/</text:p>
          </table:table-cell>
        </table:table-row>
        <table:table-row table:style-name="ro1">
          <table:table-cell office:value-type="string">
            <text:p>2020-07-18T00:00:00.0/2020-07-19T00:00:00.0</text:p>
          </table:table-cell>
          <table:table-cell office:value-type="string">
            <text:p>11009.6895</text:p>
          </table:table-cell>
          <table:table-cell office:value-type="string">
            <text:p>7671.4585</text:p>
          </table:table-cell>
          <table:table-cell office:value-type="string">
            <text:p>5511.3911</text:p>
          </table:table-cell>
          <table:table-cell office:value-type="string">
            <text:p>2160.0674</text:p>
          </table:table-cell>
          <table:table-cell office:value-type="string">
            <text:p>8660.9355</text:p>
          </table:table-cell>
          <table:table-cell office:value-type="string">
            <text:p>3352.4155</text:p>
          </table:table-cell>
          <table:table-cell office:value-type="string">
            <text:p>521.5681</text:p>
          </table:table-cell>
          <table:table-cell office:value-type="string">
            <text:p>2830.8474</text:p>
          </table:table-cell>
          <table:table-cell office:value-type="string">
            <text:p>780.0997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566];9;2); &quot;/&quot;; MID([.A566];6;2);&quot;/&quot;;MID([.A566];1;4);&quot;/&quot;)" office:value-type="string" office:string-value="18/07/2020/">
            <text:p>18/07/2020/</text:p>
          </table:table-cell>
        </table:table-row>
        <table:table-row table:style-name="ro1">
          <table:table-cell office:value-type="string">
            <text:p>2020-07-19T00:00:00.0/2020-07-20T00:00:00.0</text:p>
          </table:table-cell>
          <table:table-cell office:value-type="string">
            <text:p>10970.8379</text:p>
          </table:table-cell>
          <table:table-cell office:value-type="string">
            <text:p>7461.3965</text:p>
          </table:table-cell>
          <table:table-cell office:value-type="string">
            <text:p>4957.0327</text:p>
          </table:table-cell>
          <table:table-cell office:value-type="string">
            <text:p>2504.3638</text:p>
          </table:table-cell>
          <table:table-cell office:value-type="string">
            <text:p>7594.9409</text:p>
          </table:table-cell>
          <table:table-cell office:value-type="string">
            <text:p>5698.1719</text:p>
          </table:table-cell>
          <table:table-cell office:value-type="string">
            <text:p>2689.7224</text:p>
          </table:table-cell>
          <table:table-cell office:value-type="string">
            <text:p>3008.4495</text:p>
          </table:table-cell>
          <table:table-cell office:value-type="string">
            <text:p>3977.0867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567];9;2); &quot;/&quot;; MID([.A567];6;2);&quot;/&quot;;MID([.A567];1;4);&quot;/&quot;)" office:value-type="string" office:string-value="19/07/2020/">
            <text:p>19/07/2020/</text:p>
          </table:table-cell>
        </table:table-row>
        <table:table-row table:style-name="ro1">
          <table:table-cell office:value-type="string">
            <text:p>2020-07-20T00:00:00.0/2020-07-21T00:00:00.0</text:p>
          </table:table-cell>
          <table:table-cell office:value-type="string">
            <text:p>10930.8096</text:p>
          </table:table-cell>
          <table:table-cell office:value-type="string">
            <text:p>7629.3457</text:p>
          </table:table-cell>
          <table:table-cell office:value-type="string">
            <text:p>5528.0488</text:p>
          </table:table-cell>
          <table:table-cell office:value-type="string">
            <text:p>2101.2969</text:p>
          </table:table-cell>
          <table:table-cell office:value-type="string">
            <text:p>8688.8350</text:p>
          </table:table-cell>
          <table:table-cell office:value-type="string">
            <text:p>6160.5132</text:p>
          </table:table-cell>
          <table:table-cell office:value-type="string">
            <text:p>2623.8740</text:p>
          </table:table-cell>
          <table:table-cell office:value-type="string">
            <text:p>3536.6394</text:p>
          </table:table-cell>
          <table:table-cell office:value-type="string">
            <text:p>4426.8652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568];9;2); &quot;/&quot;; MID([.A568];6;2);&quot;/&quot;;MID([.A568];1;4);&quot;/&quot;)" office:value-type="string" office:string-value="20/07/2020/">
            <text:p>20/07/2020/</text:p>
          </table:table-cell>
        </table:table-row>
        <table:table-row table:style-name="ro1">
          <table:table-cell office:value-type="string">
            <text:p>2020-07-21T00:00:00.0/2020-07-22T00:00:00.0</text:p>
          </table:table-cell>
          <table:table-cell office:value-type="string">
            <text:p>10889.5967</text:p>
          </table:table-cell>
          <table:table-cell office:value-type="string">
            <text:p>7617.2578</text:p>
          </table:table-cell>
          <table:table-cell office:value-type="string">
            <text:p>5488.4414</text:p>
          </table:table-cell>
          <table:table-cell office:value-type="string">
            <text:p>2128.8169</text:p>
          </table:table-cell>
          <table:table-cell office:value-type="string">
            <text:p>8553.5527</text:p>
          </table:table-cell>
          <table:table-cell office:value-type="string">
            <text:p>6139.6187</text:p>
          </table:table-cell>
          <table:table-cell office:value-type="string">
            <text:p>3226.4641</text:p>
          </table:table-cell>
          <table:table-cell office:value-type="string">
            <text:p>2913.1545</text:p>
          </table:table-cell>
          <table:table-cell office:value-type="string">
            <text:p>4695.5947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569];9;2); &quot;/&quot;; MID([.A569];6;2);&quot;/&quot;;MID([.A569];1;4);&quot;/&quot;)" office:value-type="string" office:string-value="21/07/2020/">
            <text:p>21/07/2020/</text:p>
          </table:table-cell>
        </table:table-row>
        <table:table-row table:style-name="ro1">
          <table:table-cell office:value-type="string">
            <text:p>2020-07-22T00:00:00.0/2020-07-23T00:00:00.0</text:p>
          </table:table-cell>
          <table:table-cell office:value-type="string">
            <text:p>10847.2441</text:p>
          </table:table-cell>
          <table:table-cell office:value-type="string">
            <text:p>7943.1719</text:p>
          </table:table-cell>
          <table:table-cell office:value-type="string">
            <text:p>6301.5684</text:p>
          </table:table-cell>
          <table:table-cell office:value-type="string">
            <text:p>1641.6035</text:p>
          </table:table-cell>
          <table:table-cell office:value-type="string">
            <text:p>9984.9248</text:p>
          </table:table-cell>
          <table:table-cell office:value-type="string">
            <text:p>7803.0342</text:p>
          </table:table-cell>
          <table:table-cell office:value-type="string">
            <text:p>5994.2178</text:p>
          </table:table-cell>
          <table:table-cell office:value-type="string">
            <text:p>1808.8164</text:p>
          </table:table-cell>
          <table:table-cell office:value-type="string">
            <text:p>9461.1719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570];9;2); &quot;/&quot;; MID([.A570];6;2);&quot;/&quot;;MID([.A570];1;4);&quot;/&quot;)" office:value-type="string" office:string-value="22/07/2020/">
            <text:p>22/07/2020/</text:p>
          </table:table-cell>
        </table:table-row>
        <table:table-row table:style-name="ro1">
          <table:table-cell office:value-type="string">
            <text:p>2020-07-23T00:00:00.0/2020-07-24T00:00:00.0</text:p>
          </table:table-cell>
          <table:table-cell office:value-type="string">
            <text:p>10803.7949</text:p>
          </table:table-cell>
          <table:table-cell office:value-type="string">
            <text:p>7862.0747</text:p>
          </table:table-cell>
          <table:table-cell office:value-type="string">
            <text:p>6254.1987</text:p>
          </table:table-cell>
          <table:table-cell office:value-type="string">
            <text:p>1607.8759</text:p>
          </table:table-cell>
          <table:table-cell office:value-type="string">
            <text:p>9941.6699</text:p>
          </table:table-cell>
          <table:table-cell office:value-type="string">
            <text:p>7094.1738</text:p>
          </table:table-cell>
          <table:table-cell office:value-type="string">
            <text:p>4652.9868</text:p>
          </table:table-cell>
          <table:table-cell office:value-type="string">
            <text:p>2441.1868</text:p>
          </table:table-cell>
          <table:table-cell office:value-type="string">
            <text:p>7116.1670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571];9;2); &quot;/&quot;; MID([.A571];6;2);&quot;/&quot;;MID([.A571];1;4);&quot;/&quot;)" office:value-type="string" office:string-value="23/07/2020/">
            <text:p>23/07/2020/</text:p>
          </table:table-cell>
        </table:table-row>
        <table:table-row table:style-name="ro1">
          <table:table-cell office:value-type="string">
            <text:p>2020-07-24T00:00:00.0/2020-07-25T00:00:00.0</text:p>
          </table:table-cell>
          <table:table-cell office:value-type="string">
            <text:p>10759.2275</text:p>
          </table:table-cell>
          <table:table-cell office:value-type="string">
            <text:p>7717.0762</text:p>
          </table:table-cell>
          <table:table-cell office:value-type="string">
            <text:p>6005.6943</text:p>
          </table:table-cell>
          <table:table-cell office:value-type="string">
            <text:p>1711.3818</text:p>
          </table:table-cell>
          <table:table-cell office:value-type="string">
            <text:p>9514.7520</text:p>
          </table:table-cell>
          <table:table-cell office:value-type="string">
            <text:p>6773.3115</text:p>
          </table:table-cell>
          <table:table-cell office:value-type="string">
            <text:p>3453.1409</text:p>
          </table:table-cell>
          <table:table-cell office:value-type="string">
            <text:p>3320.1704</text:p>
          </table:table-cell>
          <table:table-cell office:value-type="string">
            <text:p>5593.6294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572];9;2); &quot;/&quot;; MID([.A572];6;2);&quot;/&quot;;MID([.A572];1;4);&quot;/&quot;)" office:value-type="string" office:string-value="24/07/2020/">
            <text:p>24/07/2020/</text:p>
          </table:table-cell>
        </table:table-row>
        <table:table-row table:style-name="ro1">
          <table:table-cell office:value-type="string">
            <text:p>2020-07-25T00:00:00.0/2020-07-26T00:00:00.0</text:p>
          </table:table-cell>
          <table:table-cell office:value-type="string">
            <text:p>10713.5322</text:p>
          </table:table-cell>
          <table:table-cell office:value-type="string">
            <text:p>7791.1855</text:p>
          </table:table-cell>
          <table:table-cell office:value-type="string">
            <text:p>6279.4321</text:p>
          </table:table-cell>
          <table:table-cell office:value-type="string">
            <text:p>1511.7533</text:p>
          </table:table-cell>
          <table:table-cell office:value-type="string">
            <text:p>10107.4160</text:p>
          </table:table-cell>
          <table:table-cell office:value-type="string">
            <text:p>6081.0488</text:p>
          </table:table-cell>
          <table:table-cell office:value-type="string">
            <text:p>3100.2334</text:p>
          </table:table-cell>
          <table:table-cell office:value-type="string">
            <text:p>2980.8154</text:p>
          </table:table-cell>
          <table:table-cell office:value-type="string">
            <text:p>5347.2910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573];9;2); &quot;/&quot;; MID([.A573];6;2);&quot;/&quot;;MID([.A573];1;4);&quot;/&quot;)" office:value-type="string" office:string-value="25/07/2020/">
            <text:p>25/07/2020/</text:p>
          </table:table-cell>
        </table:table-row>
        <table:table-row table:style-name="ro1">
          <table:table-cell office:value-type="string">
            <text:p>2020-07-26T00:00:00.0/2020-07-27T00:00:00.0</text:p>
          </table:table-cell>
          <table:table-cell office:value-type="string">
            <text:p>10666.7588</text:p>
          </table:table-cell>
          <table:table-cell office:value-type="string">
            <text:p>7592.0840</text:p>
          </table:table-cell>
          <table:table-cell office:value-type="string">
            <text:p>5869.5239</text:p>
          </table:table-cell>
          <table:table-cell office:value-type="string">
            <text:p>1722.5597</text:p>
          </table:table-cell>
          <table:table-cell office:value-type="string">
            <text:p>9449.9854</text:p>
          </table:table-cell>
          <table:table-cell office:value-type="string">
            <text:p>4432.7964</text:p>
          </table:table-cell>
          <table:table-cell office:value-type="string">
            <text:p>1040.5505</text:p>
          </table:table-cell>
          <table:table-cell office:value-type="string">
            <text:p>3392.2456</text:p>
          </table:table-cell>
          <table:table-cell office:value-type="string">
            <text:p>2262.5413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574];9;2); &quot;/&quot;; MID([.A574];6;2);&quot;/&quot;;MID([.A574];1;4);&quot;/&quot;)" office:value-type="string" office:string-value="26/07/2020/">
            <text:p>26/07/2020/</text:p>
          </table:table-cell>
        </table:table-row>
        <table:table-row table:style-name="ro1">
          <table:table-cell office:value-type="string">
            <text:p>2020-07-27T00:00:00.0/2020-07-28T00:00:00.0</text:p>
          </table:table-cell>
          <table:table-cell office:value-type="string">
            <text:p>10618.9482</text:p>
          </table:table-cell>
          <table:table-cell office:value-type="string">
            <text:p>7718.2773</text:p>
          </table:table-cell>
          <table:table-cell office:value-type="string">
            <text:p>6238.4722</text:p>
          </table:table-cell>
          <table:table-cell office:value-type="string">
            <text:p>1479.8051</text:p>
          </table:table-cell>
          <table:table-cell office:value-type="string">
            <text:p>9993.9092</text:p>
          </table:table-cell>
          <table:table-cell office:value-type="string">
            <text:p>6604.5420</text:p>
          </table:table-cell>
          <table:table-cell office:value-type="string">
            <text:p>3821.2390</text:p>
          </table:table-cell>
          <table:table-cell office:value-type="string">
            <text:p>2783.3032</text:p>
          </table:table-cell>
          <table:table-cell office:value-type="string">
            <text:p>6908.9580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575];9;2); &quot;/&quot;; MID([.A575];6;2);&quot;/&quot;;MID([.A575];1;4);&quot;/&quot;)" office:value-type="string" office:string-value="27/07/2020/">
            <text:p>27/07/2020/</text:p>
          </table:table-cell>
        </table:table-row>
        <table:table-row table:style-name="ro1">
          <table:table-cell office:value-type="string">
            <text:p>2020-07-28T00:00:00.0/2020-07-29T00:00:00.0</text:p>
          </table:table-cell>
          <table:table-cell office:value-type="string">
            <text:p>10570.0498</text:p>
          </table:table-cell>
          <table:table-cell office:value-type="string">
            <text:p>7768.7085</text:p>
          </table:table-cell>
          <table:table-cell office:value-type="string">
            <text:p>6711.0444</text:p>
          </table:table-cell>
          <table:table-cell office:value-type="string">
            <text:p>1057.6643</text:p>
          </table:table-cell>
          <table:table-cell office:value-type="string">
            <text:p>10996.5088</text:p>
          </table:table-cell>
          <table:table-cell office:value-type="string">
            <text:p>6841.4028</text:p>
          </table:table-cell>
          <table:table-cell office:value-type="string">
            <text:p>4992.0361</text:p>
          </table:table-cell>
          <table:table-cell office:value-type="string">
            <text:p>1849.3665</text:p>
          </table:table-cell>
          <table:table-cell office:value-type="string">
            <text:p>7571.1313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576];9;2); &quot;/&quot;; MID([.A576];6;2);&quot;/&quot;;MID([.A576];1;4);&quot;/&quot;)" office:value-type="string" office:string-value="28/07/2020/">
            <text:p>28/07/2020/</text:p>
          </table:table-cell>
        </table:table-row>
        <table:table-row table:style-name="ro1">
          <table:table-cell office:value-type="string">
            <text:p>2020-07-29T00:00:00.0/2020-07-30T00:00:00.0</text:p>
          </table:table-cell>
          <table:table-cell office:value-type="string">
            <text:p>10520.1279</text:p>
          </table:table-cell>
          <table:table-cell office:value-type="string">
            <text:p>7797.6123</text:p>
          </table:table-cell>
          <table:table-cell office:value-type="string">
            <text:p>6360.0752</text:p>
          </table:table-cell>
          <table:table-cell office:value-type="string">
            <text:p>1437.5375</text:p>
          </table:table-cell>
          <table:table-cell office:value-type="string">
            <text:p>10273.1611</text:p>
          </table:table-cell>
          <table:table-cell office:value-type="string">
            <text:p>7586.4985</text:p>
          </table:table-cell>
          <table:table-cell office:value-type="string">
            <text:p>5853.9600</text:p>
          </table:table-cell>
          <table:table-cell office:value-type="string">
            <text:p>1732.5386</text:p>
          </table:table-cell>
          <table:table-cell office:value-type="string">
            <text:p>9065.8320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577];9;2); &quot;/&quot;; MID([.A577];6;2);&quot;/&quot;;MID([.A577];1;4);&quot;/&quot;)" office:value-type="string" office:string-value="29/07/2020/">
            <text:p>29/07/2020/</text:p>
          </table:table-cell>
        </table:table-row>
        <table:table-row table:style-name="ro1">
          <table:table-cell office:value-type="string">
            <text:p>2020-07-30T00:00:00.0/2020-07-31T00:00:00.0</text:p>
          </table:table-cell>
          <table:table-cell office:value-type="string">
            <text:p>10469.2070</text:p>
          </table:table-cell>
          <table:table-cell office:value-type="string">
            <text:p>7783.6655</text:p>
          </table:table-cell>
          <table:table-cell office:value-type="string">
            <text:p>6644.1479</text:p>
          </table:table-cell>
          <table:table-cell office:value-type="string">
            <text:p>1139.5175</text:p>
          </table:table-cell>
          <table:table-cell office:value-type="string">
            <text:p>10965.5781</text:p>
          </table:table-cell>
          <table:table-cell office:value-type="string">
            <text:p>7703.3813</text:p>
          </table:table-cell>
          <table:table-cell office:value-type="string">
            <text:p>6443.0088</text:p>
          </table:table-cell>
          <table:table-cell office:value-type="string">
            <text:p>1260.3724</text:p>
          </table:table-cell>
          <table:table-cell office:value-type="string">
            <text:p>10681.7559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578];9;2); &quot;/&quot;; MID([.A578];6;2);&quot;/&quot;;MID([.A578];1;4);&quot;/&quot;)" office:value-type="string" office:string-value="30/07/2020/">
            <text:p>30/07/2020/</text:p>
          </table:table-cell>
        </table:table-row>
        <table:table-row table:style-name="ro1">
          <table:table-cell office:value-type="string">
            <text:p>2020-07-31T00:00:00.0/2020-08-01T00:00:00.0</text:p>
          </table:table-cell>
          <table:table-cell office:value-type="string">
            <text:p>10417.2207</text:p>
          </table:table-cell>
          <table:table-cell office:value-type="string">
            <text:p>7661.9453</text:p>
          </table:table-cell>
          <table:table-cell office:value-type="string">
            <text:p>6518.2729</text:p>
          </table:table-cell>
          <table:table-cell office:value-type="string">
            <text:p>1143.6721</text:p>
          </table:table-cell>
          <table:table-cell office:value-type="string">
            <text:p>10784.6084</text:p>
          </table:table-cell>
          <table:table-cell office:value-type="string">
            <text:p>7498.7871</text:p>
          </table:table-cell>
          <table:table-cell office:value-type="string">
            <text:p>6116.3530</text:p>
          </table:table-cell>
          <table:table-cell office:value-type="string">
            <text:p>1382.4344</text:p>
          </table:table-cell>
          <table:table-cell office:value-type="string">
            <text:p>10176.4404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579];9;2); &quot;/&quot;; MID([.A579];6;2);&quot;/&quot;;MID([.A579];1;4);&quot;/&quot;)" office:value-type="string" office:string-value="31/07/2020/">
            <text:p>31/07/2020/</text:p>
          </table:table-cell>
        </table:table-row>
        <table:table-row table:style-name="ro1">
          <table:table-cell office:value-type="string">
            <text:p>2020-08-01T00:00:00.0/2020-08-02T00:00:00.0</text:p>
          </table:table-cell>
          <table:table-cell office:value-type="string">
            <text:p>10364.3115</text:p>
          </table:table-cell>
          <table:table-cell office:value-type="string">
            <text:p>7804.7207</text:p>
          </table:table-cell>
          <table:table-cell office:value-type="string">
            <text:p>6815.7515</text:p>
          </table:table-cell>
          <table:table-cell office:value-type="string">
            <text:p>988.9691</text:p>
          </table:table-cell>
          <table:table-cell office:value-type="string">
            <text:p>11418.3428</text:p>
          </table:table-cell>
          <table:table-cell office:value-type="string">
            <text:p>7767.8047</text:p>
          </table:table-cell>
          <table:table-cell office:value-type="string">
            <text:p>6747.0332</text:p>
          </table:table-cell>
          <table:table-cell office:value-type="string">
            <text:p>1020.7713</text:p>
          </table:table-cell>
          <table:table-cell office:value-type="string">
            <text:p>11251.3340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580];9;2); &quot;/&quot;; MID([.A580];6;2);&quot;/&quot;;MID([.A580];1;4);&quot;/&quot;)" office:value-type="string" office:string-value="01/08/2020/">
            <text:p>01/08/2020/</text:p>
          </table:table-cell>
        </table:table-row>
        <table:table-row table:style-name="ro1">
          <table:table-cell office:value-type="string">
            <text:p>2020-08-02T00:00:00.0/2020-08-03T00:00:00.0</text:p>
          </table:table-cell>
          <table:table-cell office:value-type="string">
            <text:p>10310.3867</text:p>
          </table:table-cell>
          <table:table-cell office:value-type="string">
            <text:p>7352.7217</text:p>
          </table:table-cell>
          <table:table-cell office:value-type="string">
            <text:p>5865.2788</text:p>
          </table:table-cell>
          <table:table-cell office:value-type="string">
            <text:p>1487.4425</text:p>
          </table:table-cell>
          <table:table-cell office:value-type="string">
            <text:p>9503.3418</text:p>
          </table:table-cell>
          <table:table-cell office:value-type="string">
            <text:p>1827.0405</text:p>
          </table:table-cell>
          <table:table-cell office:value-type="string">
            <text:p>11.4755</text:p>
          </table:table-cell>
          <table:table-cell office:value-type="string">
            <text:p>1815.5651</text:p>
          </table:table-cell>
          <table:table-cell office:value-type="string">
            <text:p>20.9500</text:p>
          </table:table-cell>
          <table:table-cell office:value-type="string">
            <text:p>0.9646</text:p>
          </table:table-cell>
          <table:table-cell table:number-columns-repeated="3"/>
          <table:table-cell table:formula="of:==CONCATENATE( MID([.A581];9;2); &quot;/&quot;; MID([.A581];6;2);&quot;/&quot;;MID([.A581];1;4);&quot;/&quot;)" office:value-type="string" office:string-value="02/08/2020/">
            <text:p>02/08/2020/</text:p>
          </table:table-cell>
        </table:table-row>
        <table:table-row table:style-name="ro1">
          <table:table-cell office:value-type="string">
            <text:p>2020-08-03T00:00:00.0/2020-08-04T00:00:00.0</text:p>
          </table:table-cell>
          <table:table-cell office:value-type="string">
            <text:p>10255.5098</text:p>
          </table:table-cell>
          <table:table-cell office:value-type="string">
            <text:p>7277.2153</text:p>
          </table:table-cell>
          <table:table-cell office:value-type="string">
            <text:p>5807.5742</text:p>
          </table:table-cell>
          <table:table-cell office:value-type="string">
            <text:p>1469.6414</text:p>
          </table:table-cell>
          <table:table-cell office:value-type="string">
            <text:p>9439.5234</text:p>
          </table:table-cell>
          <table:table-cell office:value-type="string">
            <text:p>1659.3011</text:p>
          </table:table-cell>
          <table:table-cell office:value-type="string">
            <text:p>38.9496</text:p>
          </table:table-cell>
          <table:table-cell office:value-type="string">
            <text:p>1620.3514</text:p>
          </table:table-cell>
          <table:table-cell office:value-type="string">
            <text:p>88.5819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582];9;2); &quot;/&quot;; MID([.A582];6;2);&quot;/&quot;;MID([.A582];1;4);&quot;/&quot;)" office:value-type="string" office:string-value="03/08/2020/">
            <text:p>03/08/2020/</text:p>
          </table:table-cell>
        </table:table-row>
        <table:table-row table:style-name="ro1">
          <table:table-cell office:value-type="string">
            <text:p>2020-08-04T00:00:00.0/2020-08-05T00:00:00.0</text:p>
          </table:table-cell>
          <table:table-cell office:value-type="string">
            <text:p>10199.6875</text:p>
          </table:table-cell>
          <table:table-cell office:value-type="string">
            <text:p>7449.7046</text:p>
          </table:table-cell>
          <table:table-cell office:value-type="string">
            <text:p>6260.7881</text:p>
          </table:table-cell>
          <table:table-cell office:value-type="string">
            <text:p>1188.9165</text:p>
          </table:table-cell>
          <table:table-cell office:value-type="string">
            <text:p>10411.6143</text:p>
          </table:table-cell>
          <table:table-cell office:value-type="string">
            <text:p>1898.8071</text:p>
          </table:table-cell>
          <table:table-cell office:value-type="string">
            <text:p>25.4398</text:p>
          </table:table-cell>
          <table:table-cell office:value-type="string">
            <text:p>1873.3673</text:p>
          </table:table-cell>
          <table:table-cell office:value-type="string">
            <text:p>173.1522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583];9;2); &quot;/&quot;; MID([.A583];6;2);&quot;/&quot;;MID([.A583];1;4);&quot;/&quot;)" office:value-type="string" office:string-value="04/08/2020/">
            <text:p>04/08/2020/</text:p>
          </table:table-cell>
        </table:table-row>
        <table:table-row table:style-name="ro1">
          <table:table-cell office:value-type="string">
            <text:p>2020-08-05T00:00:00.0/2020-08-06T00:00:00.0</text:p>
          </table:table-cell>
          <table:table-cell office:value-type="string">
            <text:p>10142.9209</text:p>
          </table:table-cell>
          <table:table-cell office:value-type="string">
            <text:p>7483.4824</text:p>
          </table:table-cell>
          <table:table-cell office:value-type="string">
            <text:p>6292.9048</text:p>
          </table:table-cell>
          <table:table-cell office:value-type="string">
            <text:p>1190.5778</text:p>
          </table:table-cell>
          <table:table-cell office:value-type="string">
            <text:p>10479.7324</text:p>
          </table:table-cell>
          <table:table-cell office:value-type="string">
            <text:p>7305.9795</text:p>
          </table:table-cell>
          <table:table-cell office:value-type="string">
            <text:p>5906.9136</text:p>
          </table:table-cell>
          <table:table-cell office:value-type="string">
            <text:p>1399.0657</text:p>
          </table:table-cell>
          <table:table-cell office:value-type="string">
            <text:p>9823.1143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584];9;2); &quot;/&quot;; MID([.A584];6;2);&quot;/&quot;;MID([.A584];1;4);&quot;/&quot;)" office:value-type="string" office:string-value="05/08/2020/">
            <text:p>05/08/2020/</text:p>
          </table:table-cell>
        </table:table-row>
        <table:table-row table:style-name="ro1">
          <table:table-cell office:value-type="string">
            <text:p>2020-08-06T00:00:00.0/2020-08-07T00:00:00.0</text:p>
          </table:table-cell>
          <table:table-cell office:value-type="string">
            <text:p>10085.2607</text:p>
          </table:table-cell>
          <table:table-cell office:value-type="string">
            <text:p>7112.8804</text:p>
          </table:table-cell>
          <table:table-cell office:value-type="string">
            <text:p>5421.8994</text:p>
          </table:table-cell>
          <table:table-cell office:value-type="string">
            <text:p>1690.9808</text:p>
          </table:table-cell>
          <table:table-cell office:value-type="string">
            <text:p>8909.2314</text:p>
          </table:table-cell>
          <table:table-cell office:value-type="string">
            <text:p>6964.5723</text:p>
          </table:table-cell>
          <table:table-cell office:value-type="string">
            <text:p>5099.2266</text:p>
          </table:table-cell>
          <table:table-cell office:value-type="string">
            <text:p>1865.3458</text:p>
          </table:table-cell>
          <table:table-cell office:value-type="string">
            <text:p>8447.0137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585];9;2); &quot;/&quot;; MID([.A585];6;2);&quot;/&quot;;MID([.A585];1;4);&quot;/&quot;)" office:value-type="string" office:string-value="06/08/2020/">
            <text:p>06/08/2020/</text:p>
          </table:table-cell>
        </table:table-row>
        <table:table-row table:style-name="ro1">
          <table:table-cell office:value-type="string">
            <text:p>2020-08-07T00:00:00.0/2020-08-08T00:00:00.0</text:p>
          </table:table-cell>
          <table:table-cell office:value-type="string">
            <text:p>10026.6846</text:p>
          </table:table-cell>
          <table:table-cell office:value-type="string">
            <text:p>7169.4004</text:p>
          </table:table-cell>
          <table:table-cell office:value-type="string">
            <text:p>5579.9663</text:p>
          </table:table-cell>
          <table:table-cell office:value-type="string">
            <text:p>1589.4340</text:p>
          </table:table-cell>
          <table:table-cell office:value-type="string">
            <text:p>9075.8271</text:p>
          </table:table-cell>
          <table:table-cell office:value-type="string">
            <text:p>7093.4502</text:p>
          </table:table-cell>
          <table:table-cell office:value-type="string">
            <text:p>5424.8506</text:p>
          </table:table-cell>
          <table:table-cell office:value-type="string">
            <text:p>1668.5996</text:p>
          </table:table-cell>
          <table:table-cell office:value-type="string">
            <text:p>8821.7393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586];9;2); &quot;/&quot;; MID([.A586];6;2);&quot;/&quot;;MID([.A586];1;4);&quot;/&quot;)" office:value-type="string" office:string-value="07/08/2020/">
            <text:p>07/08/2020/</text:p>
          </table:table-cell>
        </table:table-row>
        <table:table-row table:style-name="ro1">
          <table:table-cell office:value-type="string">
            <text:p>2020-08-08T00:00:00.0/2020-08-09T00:00:00.0</text:p>
          </table:table-cell>
          <table:table-cell office:value-type="string">
            <text:p>9967.1953</text:p>
          </table:table-cell>
          <table:table-cell office:value-type="string">
            <text:p>6981.1831</text:p>
          </table:table-cell>
          <table:table-cell office:value-type="string">
            <text:p>5055.2959</text:p>
          </table:table-cell>
          <table:table-cell office:value-type="string">
            <text:p>1925.8871</text:p>
          </table:table-cell>
          <table:table-cell office:value-type="string">
            <text:p>8190.7192</text:p>
          </table:table-cell>
          <table:table-cell office:value-type="string">
            <text:p>6981.1831</text:p>
          </table:table-cell>
          <table:table-cell office:value-type="string">
            <text:p>5055.2959</text:p>
          </table:table-cell>
          <table:table-cell office:value-type="string">
            <text:p>1925.8871</text:p>
          </table:table-cell>
          <table:table-cell office:value-type="string">
            <text:p>8190.7192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587];9;2); &quot;/&quot;; MID([.A587];6;2);&quot;/&quot;;MID([.A587];1;4);&quot;/&quot;)" office:value-type="string" office:string-value="08/08/2020/">
            <text:p>08/08/2020/</text:p>
          </table:table-cell>
        </table:table-row>
        <table:table-row table:style-name="ro1">
          <table:table-cell office:value-type="string">
            <text:p>2020-08-09T00:00:00.0/2020-08-10T00:00:00.0</text:p>
          </table:table-cell>
          <table:table-cell office:value-type="string">
            <text:p>9906.8994</text:p>
          </table:table-cell>
          <table:table-cell office:value-type="string">
            <text:p>6912.5918</text:p>
          </table:table-cell>
          <table:table-cell office:value-type="string">
            <text:p>5043.3599</text:p>
          </table:table-cell>
          <table:table-cell office:value-type="string">
            <text:p>1869.2322</text:p>
          </table:table-cell>
          <table:table-cell office:value-type="string">
            <text:p>8189.1304</text:p>
          </table:table-cell>
          <table:table-cell office:value-type="string">
            <text:p>6912.5918</text:p>
          </table:table-cell>
          <table:table-cell office:value-type="string">
            <text:p>5043.3599</text:p>
          </table:table-cell>
          <table:table-cell office:value-type="string">
            <text:p>1869.2322</text:p>
          </table:table-cell>
          <table:table-cell office:value-type="string">
            <text:p>8189.1304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588];9;2); &quot;/&quot;; MID([.A588];6;2);&quot;/&quot;;MID([.A588];1;4);&quot;/&quot;)" office:value-type="string" office:string-value="09/08/2020/">
            <text:p>09/08/2020/</text:p>
          </table:table-cell>
        </table:table-row>
        <table:table-row table:style-name="ro1">
          <table:table-cell office:value-type="string">
            <text:p>2020-08-10T00:00:00.0/2020-08-11T00:00:00.0</text:p>
          </table:table-cell>
          <table:table-cell office:value-type="string">
            <text:p>9845.6875</text:p>
          </table:table-cell>
          <table:table-cell office:value-type="string">
            <text:p>6583.9346</text:p>
          </table:table-cell>
          <table:table-cell office:value-type="string">
            <text:p>4304.3345</text:p>
          </table:table-cell>
          <table:table-cell office:value-type="string">
            <text:p>2279.6003</text:p>
          </table:table-cell>
          <table:table-cell office:value-type="string">
            <text:p>6853.9609</text:p>
          </table:table-cell>
          <table:table-cell office:value-type="string">
            <text:p>4183.8950</text:p>
          </table:table-cell>
          <table:table-cell office:value-type="string">
            <text:p>2191.4863</text:p>
          </table:table-cell>
          <table:table-cell office:value-type="string">
            <text:p>1992.4088</text:p>
          </table:table-cell>
          <table:table-cell office:value-type="string">
            <text:p>3456.6367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589];9;2); &quot;/&quot;; MID([.A589];6;2);&quot;/&quot;;MID([.A589];1;4);&quot;/&quot;)" office:value-type="string" office:string-value="10/08/2020/">
            <text:p>10/08/2020/</text:p>
          </table:table-cell>
        </table:table-row>
        <table:table-row table:style-name="ro1">
          <table:table-cell office:value-type="string">
            <text:p>2020-08-11T00:00:00.0/2020-08-12T00:00:00.0</text:p>
          </table:table-cell>
          <table:table-cell office:value-type="string">
            <text:p>9783.6650</text:p>
          </table:table-cell>
          <table:table-cell office:value-type="string">
            <text:p>6874.5610</text:p>
          </table:table-cell>
          <table:table-cell office:value-type="string">
            <text:p>5197.2217</text:p>
          </table:table-cell>
          <table:table-cell office:value-type="string">
            <text:p>1677.3394</text:p>
          </table:table-cell>
          <table:table-cell office:value-type="string">
            <text:p>8554.6807</text:p>
          </table:table-cell>
          <table:table-cell office:value-type="string">
            <text:p>6122.7500</text:p>
          </table:table-cell>
          <table:table-cell office:value-type="string">
            <text:p>4006.2825</text:p>
          </table:table-cell>
          <table:table-cell office:value-type="string">
            <text:p>2116.4675</text:p>
          </table:table-cell>
          <table:table-cell office:value-type="string">
            <text:p>6332.8774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590];9;2); &quot;/&quot;; MID([.A590];6;2);&quot;/&quot;;MID([.A590];1;4);&quot;/&quot;)" office:value-type="string" office:string-value="11/08/2020/">
            <text:p>11/08/2020/</text:p>
          </table:table-cell>
        </table:table-row>
        <table:table-row table:style-name="ro1">
          <table:table-cell office:value-type="string">
            <text:p>2020-08-12T00:00:00.0/2020-08-13T00:00:00.0</text:p>
          </table:table-cell>
          <table:table-cell office:value-type="string">
            <text:p>9720.7822</text:p>
          </table:table-cell>
          <table:table-cell office:value-type="string">
            <text:p>7014.6704</text:p>
          </table:table-cell>
          <table:table-cell office:value-type="string">
            <text:p>5695.0923</text:p>
          </table:table-cell>
          <table:table-cell office:value-type="string">
            <text:p>1319.5785</text:p>
          </table:table-cell>
          <table:table-cell office:value-type="string">
            <text:p>9617.9199</text:p>
          </table:table-cell>
          <table:table-cell office:value-type="string">
            <text:p>6735.3179</text:p>
          </table:table-cell>
          <table:table-cell office:value-type="string">
            <text:p>5134.7783</text:p>
          </table:table-cell>
          <table:table-cell office:value-type="string">
            <text:p>1600.5397</text:p>
          </table:table-cell>
          <table:table-cell office:value-type="string">
            <text:p>8727.5967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591];9;2); &quot;/&quot;; MID([.A591];6;2);&quot;/&quot;;MID([.A591];1;4);&quot;/&quot;)" office:value-type="string" office:string-value="12/08/2020/">
            <text:p>12/08/2020/</text:p>
          </table:table-cell>
        </table:table-row>
        <table:table-row table:style-name="ro1">
          <table:table-cell office:value-type="string">
            <text:p>2020-08-13T00:00:00.0/2020-08-14T00:00:00.0</text:p>
          </table:table-cell>
          <table:table-cell office:value-type="string">
            <text:p>9657.1719</text:p>
          </table:table-cell>
          <table:table-cell office:value-type="string">
            <text:p>6861.4517</text:p>
          </table:table-cell>
          <table:table-cell office:value-type="string">
            <text:p>5398.9600</text:p>
          </table:table-cell>
          <table:table-cell office:value-type="string">
            <text:p>1462.4919</text:p>
          </table:table-cell>
          <table:table-cell office:value-type="string">
            <text:p>9035.2744</text:p>
          </table:table-cell>
          <table:table-cell office:value-type="string">
            <text:p>6794.1870</text:p>
          </table:table-cell>
          <table:table-cell office:value-type="string">
            <text:p>5268.0444</text:p>
          </table:table-cell>
          <table:table-cell office:value-type="string">
            <text:p>1526.1422</text:p>
          </table:table-cell>
          <table:table-cell office:value-type="string">
            <text:p>8736.5264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592];9;2); &quot;/&quot;; MID([.A592];6;2);&quot;/&quot;;MID([.A592];1;4);&quot;/&quot;)" office:value-type="string" office:string-value="13/08/2020/">
            <text:p>13/08/2020/</text:p>
          </table:table-cell>
        </table:table-row>
        <table:table-row table:style-name="ro1">
          <table:table-cell office:value-type="string">
            <text:p>2020-08-14T00:00:00.0/2020-08-15T00:00:00.0</text:p>
          </table:table-cell>
          <table:table-cell office:value-type="string">
            <text:p>9592.7246</text:p>
          </table:table-cell>
          <table:table-cell office:value-type="string">
            <text:p>6566.2002</text:p>
          </table:table-cell>
          <table:table-cell office:value-type="string">
            <text:p>4673.6724</text:p>
          </table:table-cell>
          <table:table-cell office:value-type="string">
            <text:p>1892.5277</text:p>
          </table:table-cell>
          <table:table-cell office:value-type="string">
            <text:p>7705.5601</text:p>
          </table:table-cell>
          <table:table-cell office:value-type="string">
            <text:p>4561.4653</text:p>
          </table:table-cell>
          <table:table-cell office:value-type="string">
            <text:p>1243.4355</text:p>
          </table:table-cell>
          <table:table-cell office:value-type="string">
            <text:p>3318.0300</text:p>
          </table:table-cell>
          <table:table-cell office:value-type="string">
            <text:p>1862.6313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593];9;2); &quot;/&quot;; MID([.A593];6;2);&quot;/&quot;;MID([.A593];1;4);&quot;/&quot;)" office:value-type="string" office:string-value="14/08/2020/">
            <text:p>14/08/2020/</text:p>
          </table:table-cell>
        </table:table-row>
        <table:table-row table:style-name="ro1">
          <table:table-cell office:value-type="string">
            <text:p>2020-08-15T00:00:00.0/2020-08-16T00:00:00.0</text:p>
          </table:table-cell>
          <table:table-cell office:value-type="string">
            <text:p>9527.4883</text:p>
          </table:table-cell>
          <table:table-cell office:value-type="string">
            <text:p>6378.2012</text:p>
          </table:table-cell>
          <table:table-cell office:value-type="string">
            <text:p>4260.5400</text:p>
          </table:table-cell>
          <table:table-cell office:value-type="string">
            <text:p>2117.6609</text:p>
          </table:table-cell>
          <table:table-cell office:value-type="string">
            <text:p>6928.8203</text:p>
          </table:table-cell>
          <table:table-cell office:value-type="string">
            <text:p>3863.3130</text:p>
          </table:table-cell>
          <table:table-cell office:value-type="string">
            <text:p>882.5383</text:p>
          </table:table-cell>
          <table:table-cell office:value-type="string">
            <text:p>2980.7747</text:p>
          </table:table-cell>
          <table:table-cell office:value-type="string">
            <text:p>1588.3383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594];9;2); &quot;/&quot;; MID([.A594];6;2);&quot;/&quot;;MID([.A594];1;4);&quot;/&quot;)" office:value-type="string" office:string-value="15/08/2020/">
            <text:p>15/08/2020/</text:p>
          </table:table-cell>
        </table:table-row>
        <table:table-row table:style-name="ro1">
          <table:table-cell office:value-type="string">
            <text:p>2020-08-16T00:00:00.0/2020-08-17T00:00:00.0</text:p>
          </table:table-cell>
          <table:table-cell office:value-type="string">
            <text:p>9461.5137</text:p>
          </table:table-cell>
          <table:table-cell office:value-type="string">
            <text:p>6855.2349</text:p>
          </table:table-cell>
          <table:table-cell office:value-type="string">
            <text:p>5482.4873</text:p>
          </table:table-cell>
          <table:table-cell office:value-type="string">
            <text:p>1372.7477</text:p>
          </table:table-cell>
          <table:table-cell office:value-type="string">
            <text:p>9257.1211</text:p>
          </table:table-cell>
          <table:table-cell office:value-type="string">
            <text:p>6855.2349</text:p>
          </table:table-cell>
          <table:table-cell office:value-type="string">
            <text:p>5482.4873</text:p>
          </table:table-cell>
          <table:table-cell office:value-type="string">
            <text:p>1372.7477</text:p>
          </table:table-cell>
          <table:table-cell office:value-type="string">
            <text:p>9257.1211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595];9;2); &quot;/&quot;; MID([.A595];6;2);&quot;/&quot;;MID([.A595];1;4);&quot;/&quot;)" office:value-type="string" office:string-value="16/08/2020/">
            <text:p>16/08/2020/</text:p>
          </table:table-cell>
        </table:table-row>
        <table:table-row table:style-name="ro1">
          <table:table-cell office:value-type="string">
            <text:p>2020-08-17T00:00:00.0/2020-08-18T00:00:00.0</text:p>
          </table:table-cell>
          <table:table-cell office:value-type="string">
            <text:p>9394.7803</text:p>
          </table:table-cell>
          <table:table-cell office:value-type="string">
            <text:p>6740.4272</text:p>
          </table:table-cell>
          <table:table-cell office:value-type="string">
            <text:p>5307.8076</text:p>
          </table:table-cell>
          <table:table-cell office:value-type="string">
            <text:p>1432.6200</text:p>
          </table:table-cell>
          <table:table-cell office:value-type="string">
            <text:p>8997.7754</text:p>
          </table:table-cell>
          <table:table-cell office:value-type="string">
            <text:p>6039.7578</text:p>
          </table:table-cell>
          <table:table-cell office:value-type="string">
            <text:p>3960.8940</text:p>
          </table:table-cell>
          <table:table-cell office:value-type="string">
            <text:p>2078.8635</text:p>
          </table:table-cell>
          <table:table-cell office:value-type="string">
            <text:p>6993.7480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596];9;2); &quot;/&quot;; MID([.A596];6;2);&quot;/&quot;;MID([.A596];1;4);&quot;/&quot;)" office:value-type="string" office:string-value="17/08/2020/">
            <text:p>17/08/2020/</text:p>
          </table:table-cell>
        </table:table-row>
        <table:table-row table:style-name="ro1">
          <table:table-cell office:value-type="string">
            <text:p>2020-08-18T00:00:00.0/2020-08-19T00:00:00.0</text:p>
          </table:table-cell>
          <table:table-cell office:value-type="string">
            <text:p>9327.3506</text:p>
          </table:table-cell>
          <table:table-cell office:value-type="string">
            <text:p>6391.0620</text:p>
          </table:table-cell>
          <table:table-cell office:value-type="string">
            <text:p>4571.6826</text:p>
          </table:table-cell>
          <table:table-cell office:value-type="string">
            <text:p>1819.3794</text:p>
          </table:table-cell>
          <table:table-cell office:value-type="string">
            <text:p>7630.0210</text:p>
          </table:table-cell>
          <table:table-cell office:value-type="string">
            <text:p>3607.0940</text:p>
          </table:table-cell>
          <table:table-cell office:value-type="string">
            <text:p>966.0352</text:p>
          </table:table-cell>
          <table:table-cell office:value-type="string">
            <text:p>2641.0588</text:p>
          </table:table-cell>
          <table:table-cell office:value-type="string">
            <text:p>1394.8834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597];9;2); &quot;/&quot;; MID([.A597];6;2);&quot;/&quot;;MID([.A597];1;4);&quot;/&quot;)" office:value-type="string" office:string-value="18/08/2020/">
            <text:p>18/08/2020/</text:p>
          </table:table-cell>
        </table:table-row>
        <table:table-row table:style-name="ro1">
          <table:table-cell office:value-type="string">
            <text:p>2020-08-19T00:00:00.0/2020-08-20T00:00:00.0</text:p>
          </table:table-cell>
          <table:table-cell office:value-type="string">
            <text:p>9259.1953</text:p>
          </table:table-cell>
          <table:table-cell office:value-type="string">
            <text:p>6417.4224</text:p>
          </table:table-cell>
          <table:table-cell office:value-type="string">
            <text:p>4621.5640</text:p>
          </table:table-cell>
          <table:table-cell office:value-type="string">
            <text:p>1795.8580</text:p>
          </table:table-cell>
          <table:table-cell office:value-type="string">
            <text:p>7829.0767</text:p>
          </table:table-cell>
          <table:table-cell office:value-type="string">
            <text:p>5802.3374</text:p>
          </table:table-cell>
          <table:table-cell office:value-type="string">
            <text:p>3501.2468</text:p>
          </table:table-cell>
          <table:table-cell office:value-type="string">
            <text:p>2301.0903</text:p>
          </table:table-cell>
          <table:table-cell office:value-type="string">
            <text:p>5985.6074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598];9;2); &quot;/&quot;; MID([.A598];6;2);&quot;/&quot;;MID([.A598];1;4);&quot;/&quot;)" office:value-type="string" office:string-value="19/08/2020/">
            <text:p>19/08/2020/</text:p>
          </table:table-cell>
        </table:table-row>
        <table:table-row table:style-name="ro1">
          <table:table-cell office:value-type="string">
            <text:p>2020-08-20T00:00:00.0/2020-08-21T00:00:00.0</text:p>
          </table:table-cell>
          <table:table-cell office:value-type="string">
            <text:p>9190.3848</text:p>
          </table:table-cell>
          <table:table-cell office:value-type="string">
            <text:p>6656.0425</text:p>
          </table:table-cell>
          <table:table-cell office:value-type="string">
            <text:p>5511.4194</text:p>
          </table:table-cell>
          <table:table-cell office:value-type="string">
            <text:p>1144.6229</text:p>
          </table:table-cell>
          <table:table-cell office:value-type="string">
            <text:p>9577.6865</text:p>
          </table:table-cell>
          <table:table-cell office:value-type="string">
            <text:p>6637.6377</text:p>
          </table:table-cell>
          <table:table-cell office:value-type="string">
            <text:p>5478.4473</text:p>
          </table:table-cell>
          <table:table-cell office:value-type="string">
            <text:p>1159.1907</text:p>
          </table:table-cell>
          <table:table-cell office:value-type="string">
            <text:p>9485.824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599];9;2); &quot;/&quot;; MID([.A599];6;2);&quot;/&quot;;MID([.A599];1;4);&quot;/&quot;)" office:value-type="string" office:string-value="20/08/2020/">
            <text:p>20/08/2020/</text:p>
          </table:table-cell>
        </table:table-row>
        <table:table-row table:style-name="ro1">
          <table:table-cell office:value-type="string">
            <text:p>2020-08-21T00:00:00.0/2020-08-22T00:00:00.0</text:p>
          </table:table-cell>
          <table:table-cell office:value-type="string">
            <text:p>9120.8818</text:p>
          </table:table-cell>
          <table:table-cell office:value-type="string">
            <text:p>6701.1118</text:p>
          </table:table-cell>
          <table:table-cell office:value-type="string">
            <text:p>5891.5625</text:p>
          </table:table-cell>
          <table:table-cell office:value-type="string">
            <text:p>809.5491</text:p>
          </table:table-cell>
          <table:table-cell office:value-type="string">
            <text:p>10543.1787</text:p>
          </table:table-cell>
          <table:table-cell office:value-type="string">
            <text:p>6701.1118</text:p>
          </table:table-cell>
          <table:table-cell office:value-type="string">
            <text:p>5891.5625</text:p>
          </table:table-cell>
          <table:table-cell office:value-type="string">
            <text:p>809.5491</text:p>
          </table:table-cell>
          <table:table-cell office:value-type="string">
            <text:p>10543.1787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600];9;2); &quot;/&quot;; MID([.A600];6;2);&quot;/&quot;;MID([.A600];1;4);&quot;/&quot;)" office:value-type="string" office:string-value="21/08/2020/">
            <text:p>21/08/2020/</text:p>
          </table:table-cell>
        </table:table-row>
        <table:table-row table:style-name="ro1">
          <table:table-cell office:value-type="string">
            <text:p>2020-08-22T00:00:00.0/2020-08-23T00:00:00.0</text:p>
          </table:table-cell>
          <table:table-cell office:value-type="string">
            <text:p>9050.7666</text:p>
          </table:table-cell>
          <table:table-cell office:value-type="string">
            <text:p>6301.8311</text:p>
          </table:table-cell>
          <table:table-cell office:value-type="string">
            <text:p>4881.7832</text:p>
          </table:table-cell>
          <table:table-cell office:value-type="string">
            <text:p>1420.0481</text:p>
          </table:table-cell>
          <table:table-cell office:value-type="string">
            <text:p>8505.4443</text:p>
          </table:table-cell>
          <table:table-cell office:value-type="string">
            <text:p>4068.1995</text:p>
          </table:table-cell>
          <table:table-cell office:value-type="string">
            <text:p>1640.6198</text:p>
          </table:table-cell>
          <table:table-cell office:value-type="string">
            <text:p>2427.5796</text:p>
          </table:table-cell>
          <table:table-cell office:value-type="string">
            <text:p>2828.3203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601];9;2); &quot;/&quot;; MID([.A601];6;2);&quot;/&quot;;MID([.A601];1;4);&quot;/&quot;)" office:value-type="string" office:string-value="22/08/2020/">
            <text:p>22/08/2020/</text:p>
          </table:table-cell>
        </table:table-row>
        <table:table-row table:style-name="ro1">
          <table:table-cell office:value-type="string">
            <text:p>2020-08-23T00:00:00.0/2020-08-24T00:00:00.0</text:p>
          </table:table-cell>
          <table:table-cell office:value-type="string">
            <text:p>8979.9932</text:p>
          </table:table-cell>
          <table:table-cell office:value-type="string">
            <text:p>6373.6812</text:p>
          </table:table-cell>
          <table:table-cell office:value-type="string">
            <text:p>4723.4868</text:p>
          </table:table-cell>
          <table:table-cell office:value-type="string">
            <text:p>1650.1947</text:p>
          </table:table-cell>
          <table:table-cell office:value-type="string">
            <text:p>8175.0801</text:p>
          </table:table-cell>
          <table:table-cell office:value-type="string">
            <text:p>4487.8511</text:p>
          </table:table-cell>
          <table:table-cell office:value-type="string">
            <text:p>1869.5162</text:p>
          </table:table-cell>
          <table:table-cell office:value-type="string">
            <text:p>2618.3347</text:p>
          </table:table-cell>
          <table:table-cell office:value-type="string">
            <text:p>3609.5071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602];9;2); &quot;/&quot;; MID([.A602];6;2);&quot;/&quot;;MID([.A602];1;4);&quot;/&quot;)" office:value-type="string" office:string-value="23/08/2020/">
            <text:p>23/08/2020/</text:p>
          </table:table-cell>
        </table:table-row>
        <table:table-row table:style-name="ro1">
          <table:table-cell office:value-type="string">
            <text:p>2020-08-24T00:00:00.0/2020-08-25T00:00:00.0</text:p>
          </table:table-cell>
          <table:table-cell office:value-type="string">
            <text:p>8908.6465</text:p>
          </table:table-cell>
          <table:table-cell office:value-type="string">
            <text:p>6577.2329</text:p>
          </table:table-cell>
          <table:table-cell office:value-type="string">
            <text:p>5447.7974</text:p>
          </table:table-cell>
          <table:table-cell office:value-type="string">
            <text:p>1129.4359</text:p>
          </table:table-cell>
          <table:table-cell office:value-type="string">
            <text:p>9690.2100</text:p>
          </table:table-cell>
          <table:table-cell office:value-type="string">
            <text:p>5593.8818</text:p>
          </table:table-cell>
          <table:table-cell office:value-type="string">
            <text:p>2873.6687</text:p>
          </table:table-cell>
          <table:table-cell office:value-type="string">
            <text:p>2720.2129</text:p>
          </table:table-cell>
          <table:table-cell office:value-type="string">
            <text:p>5640.4980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603];9;2); &quot;/&quot;; MID([.A603];6;2);&quot;/&quot;;MID([.A603];1;4);&quot;/&quot;)" office:value-type="string" office:string-value="24/08/2020/">
            <text:p>24/08/2020/</text:p>
          </table:table-cell>
        </table:table-row>
        <table:table-row table:style-name="ro1">
          <table:table-cell office:value-type="string">
            <text:p>2020-08-25T00:00:00.0/2020-08-26T00:00:00.0</text:p>
          </table:table-cell>
          <table:table-cell office:value-type="string">
            <text:p>8836.6777</text:p>
          </table:table-cell>
          <table:table-cell office:value-type="string">
            <text:p>6524.0605</text:p>
          </table:table-cell>
          <table:table-cell office:value-type="string">
            <text:p>5478.6885</text:p>
          </table:table-cell>
          <table:table-cell office:value-type="string">
            <text:p>1045.3719</text:p>
          </table:table-cell>
          <table:table-cell office:value-type="string">
            <text:p>9849.4160</text:p>
          </table:table-cell>
          <table:table-cell office:value-type="string">
            <text:p>6005.2241</text:p>
          </table:table-cell>
          <table:table-cell office:value-type="string">
            <text:p>4387.0024</text:p>
          </table:table-cell>
          <table:table-cell office:value-type="string">
            <text:p>1618.2220</text:p>
          </table:table-cell>
          <table:table-cell office:value-type="string">
            <text:p>8092.3730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604];9;2); &quot;/&quot;; MID([.A604];6;2);&quot;/&quot;;MID([.A604];1;4);&quot;/&quot;)" office:value-type="string" office:string-value="25/08/2020/">
            <text:p>25/08/2020/</text:p>
          </table:table-cell>
        </table:table-row>
        <table:table-row table:style-name="ro1">
          <table:table-cell office:value-type="string">
            <text:p>2020-08-26T00:00:00.0/2020-08-27T00:00:00.0</text:p>
          </table:table-cell>
          <table:table-cell office:value-type="string">
            <text:p>8764.1768</text:p>
          </table:table-cell>
          <table:table-cell office:value-type="string">
            <text:p>6548.4585</text:p>
          </table:table-cell>
          <table:table-cell office:value-type="string">
            <text:p>5671.5537</text:p>
          </table:table-cell>
          <table:table-cell office:value-type="string">
            <text:p>876.9044</text:p>
          </table:table-cell>
          <table:table-cell office:value-type="string">
            <text:p>10299.5938</text:p>
          </table:table-cell>
          <table:table-cell office:value-type="string">
            <text:p>5834.0122</text:p>
          </table:table-cell>
          <table:table-cell office:value-type="string">
            <text:p>4475.9556</text:p>
          </table:table-cell>
          <table:table-cell office:value-type="string">
            <text:p>1358.0566</text:p>
          </table:table-cell>
          <table:table-cell office:value-type="string">
            <text:p>7355.8228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605];9;2); &quot;/&quot;; MID([.A605];6;2);&quot;/&quot;;MID([.A605];1;4);&quot;/&quot;)" office:value-type="string" office:string-value="26/08/2020/">
            <text:p>26/08/2020/</text:p>
          </table:table-cell>
        </table:table-row>
        <table:table-row table:style-name="ro1">
          <table:table-cell office:value-type="string">
            <text:p>2020-08-27T00:00:00.0/2020-08-28T00:00:00.0</text:p>
          </table:table-cell>
          <table:table-cell office:value-type="string">
            <text:p>8691.0850</text:p>
          </table:table-cell>
          <table:table-cell office:value-type="string">
            <text:p>6428.6797</text:p>
          </table:table-cell>
          <table:table-cell office:value-type="string">
            <text:p>5347.9717</text:p>
          </table:table-cell>
          <table:table-cell office:value-type="string">
            <text:p>1080.7084</text:p>
          </table:table-cell>
          <table:table-cell office:value-type="string">
            <text:p>9645.8105</text:p>
          </table:table-cell>
          <table:table-cell office:value-type="string">
            <text:p>3157.3042</text:p>
          </table:table-cell>
          <table:table-cell office:value-type="string">
            <text:p>551.0815</text:p>
          </table:table-cell>
          <table:table-cell office:value-type="string">
            <text:p>2606.2227</text:p>
          </table:table-cell>
          <table:table-cell office:value-type="string">
            <text:p>1094.3392</text:p>
          </table:table-cell>
          <table:table-cell office:value-type="string">
            <text:p>0.9830</text:p>
          </table:table-cell>
          <table:table-cell table:number-columns-repeated="3"/>
          <table:table-cell table:formula="of:==CONCATENATE( MID([.A606];9;2); &quot;/&quot;; MID([.A606];6;2);&quot;/&quot;;MID([.A606];1;4);&quot;/&quot;)" office:value-type="string" office:string-value="27/08/2020/">
            <text:p>27/08/2020/</text:p>
          </table:table-cell>
        </table:table-row>
        <table:table-row table:style-name="ro1">
          <table:table-cell office:value-type="string">
            <text:p>2020-08-28T00:00:00.0/2020-08-29T00:00:00.0</text:p>
          </table:table-cell>
          <table:table-cell office:value-type="string">
            <text:p>8617.5020</text:p>
          </table:table-cell>
          <table:table-cell office:value-type="string">
            <text:p>6290.8145</text:p>
          </table:table-cell>
          <table:table-cell office:value-type="string">
            <text:p>5386.1294</text:p>
          </table:table-cell>
          <table:table-cell office:value-type="string">
            <text:p>904.6854</text:p>
          </table:table-cell>
          <table:table-cell office:value-type="string">
            <text:p>9846.0967</text:p>
          </table:table-cell>
          <table:table-cell office:value-type="string">
            <text:p>5399.2222</text:p>
          </table:table-cell>
          <table:table-cell office:value-type="string">
            <text:p>3589.0623</text:p>
          </table:table-cell>
          <table:table-cell office:value-type="string">
            <text:p>1810.1599</text:p>
          </table:table-cell>
          <table:table-cell office:value-type="string">
            <text:p>6319.0879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607];9;2); &quot;/&quot;; MID([.A607];6;2);&quot;/&quot;;MID([.A607];1;4);&quot;/&quot;)" office:value-type="string" office:string-value="28/08/2020/">
            <text:p>28/08/2020/</text:p>
          </table:table-cell>
        </table:table-row>
        <table:table-row table:style-name="ro1">
          <table:table-cell office:value-type="string">
            <text:p>2020-08-29T00:00:00.0/2020-08-30T00:00:00.0</text:p>
          </table:table-cell>
          <table:table-cell office:value-type="string">
            <text:p>8543.3623</text:p>
          </table:table-cell>
          <table:table-cell office:value-type="string">
            <text:p>6093.3940</text:p>
          </table:table-cell>
          <table:table-cell office:value-type="string">
            <text:p>5015.9028</text:p>
          </table:table-cell>
          <table:table-cell office:value-type="string">
            <text:p>1077.4915</text:p>
          </table:table-cell>
          <table:table-cell office:value-type="string">
            <text:p>8989.2461</text:p>
          </table:table-cell>
          <table:table-cell office:value-type="string">
            <text:p>2251.2729</text:p>
          </table:table-cell>
          <table:table-cell office:value-type="string">
            <text:p>94.5702</text:p>
          </table:table-cell>
          <table:table-cell office:value-type="string">
            <text:p>2156.7026</text:p>
          </table:table-cell>
          <table:table-cell office:value-type="string">
            <text:p>198.3852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608];9;2); &quot;/&quot;; MID([.A608];6;2);&quot;/&quot;;MID([.A608];1;4);&quot;/&quot;)" office:value-type="string" office:string-value="29/08/2020/">
            <text:p>29/08/2020/</text:p>
          </table:table-cell>
        </table:table-row>
        <table:table-row table:style-name="ro1">
          <table:table-cell office:value-type="string">
            <text:p>2020-08-30T00:00:00.0/2020-08-31T00:00:00.0</text:p>
          </table:table-cell>
          <table:table-cell office:value-type="string">
            <text:p>8468.7695</text:p>
          </table:table-cell>
          <table:table-cell office:value-type="string">
            <text:p>5732.5078</text:p>
          </table:table-cell>
          <table:table-cell office:value-type="string">
            <text:p>4052.4121</text:p>
          </table:table-cell>
          <table:table-cell office:value-type="string">
            <text:p>1680.0953</text:p>
          </table:table-cell>
          <table:table-cell office:value-type="string">
            <text:p>7284.1636</text:p>
          </table:table-cell>
          <table:table-cell office:value-type="string">
            <text:p>1374.6479</text:p>
          </table:table-cell>
          <table:table-cell office:value-type="string">
            <text:p>49.1308</text:p>
          </table:table-cell>
          <table:table-cell office:value-type="string">
            <text:p>1325.5171</text:p>
          </table:table-cell>
          <table:table-cell office:value-type="string">
            <text:p>236.2421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609];9;2); &quot;/&quot;; MID([.A609];6;2);&quot;/&quot;;MID([.A609];1;4);&quot;/&quot;)" office:value-type="string" office:string-value="30/08/2020/">
            <text:p>30/08/2020/</text:p>
          </table:table-cell>
        </table:table-row>
        <table:table-row table:style-name="ro1">
          <table:table-cell office:value-type="string">
            <text:p>2020-08-31T00:00:00.0/2020-09-01T00:00:00.0</text:p>
          </table:table-cell>
          <table:table-cell office:value-type="string">
            <text:p>8393.6846</text:p>
          </table:table-cell>
          <table:table-cell office:value-type="string">
            <text:p>6093.1807</text:p>
          </table:table-cell>
          <table:table-cell office:value-type="string">
            <text:p>5065.6401</text:p>
          </table:table-cell>
          <table:table-cell office:value-type="string">
            <text:p>1027.5409</text:p>
          </table:table-cell>
          <table:table-cell office:value-type="string">
            <text:p>9313.6846</text:p>
          </table:table-cell>
          <table:table-cell office:value-type="string">
            <text:p>2514.6511</text:p>
          </table:table-cell>
          <table:table-cell office:value-type="string">
            <text:p>258.3344</text:p>
          </table:table-cell>
          <table:table-cell office:value-type="string">
            <text:p>2256.3169</text:p>
          </table:table-cell>
          <table:table-cell office:value-type="string">
            <text:p>582.6089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610];9;2); &quot;/&quot;; MID([.A610];6;2);&quot;/&quot;;MID([.A610];1;4);&quot;/&quot;)" office:value-type="string" office:string-value="31/08/2020/">
            <text:p>31/08/2020/</text:p>
          </table:table-cell>
        </table:table-row>
        <table:table-row table:style-name="ro1">
          <table:table-cell office:value-type="string">
            <text:p>2020-09-01T00:00:00.0/2020-09-02T00:00:00.0</text:p>
          </table:table-cell>
          <table:table-cell office:value-type="string">
            <text:p>8318.1201</text:p>
          </table:table-cell>
          <table:table-cell office:value-type="string">
            <text:p>5988.7095</text:p>
          </table:table-cell>
          <table:table-cell office:value-type="string">
            <text:p>4795.3545</text:p>
          </table:table-cell>
          <table:table-cell office:value-type="string">
            <text:p>1193.3551</text:p>
          </table:table-cell>
          <table:table-cell office:value-type="string">
            <text:p>8764.8838</text:p>
          </table:table-cell>
          <table:table-cell office:value-type="string">
            <text:p>1637.5333</text:p>
          </table:table-cell>
          <table:table-cell office:value-type="string">
            <text:p>69.6468</text:p>
          </table:table-cell>
          <table:table-cell office:value-type="string">
            <text:p>1567.8865</text:p>
          </table:table-cell>
          <table:table-cell office:value-type="string">
            <text:p>298.271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611];9;2); &quot;/&quot;; MID([.A611];6;2);&quot;/&quot;;MID([.A611];1;4);&quot;/&quot;)" office:value-type="string" office:string-value="01/09/2020/">
            <text:p>01/09/2020/</text:p>
          </table:table-cell>
        </table:table-row>
        <table:table-row table:style-name="ro1">
          <table:table-cell office:value-type="string">
            <text:p>2020-09-02T00:00:00.0/2020-09-03T00:00:00.0</text:p>
          </table:table-cell>
          <table:table-cell office:value-type="string">
            <text:p>8242.1318</text:p>
          </table:table-cell>
          <table:table-cell office:value-type="string">
            <text:p>6085.8828</text:p>
          </table:table-cell>
          <table:table-cell office:value-type="string">
            <text:p>5109.8511</text:p>
          </table:table-cell>
          <table:table-cell office:value-type="string">
            <text:p>976.0316</text:p>
          </table:table-cell>
          <table:table-cell office:value-type="string">
            <text:p>9539.8525</text:p>
          </table:table-cell>
          <table:table-cell office:value-type="string">
            <text:p>4432.7378</text:p>
          </table:table-cell>
          <table:table-cell office:value-type="string">
            <text:p>1910.7042</text:p>
          </table:table-cell>
          <table:table-cell office:value-type="string">
            <text:p>2522.0337</text:p>
          </table:table-cell>
          <table:table-cell office:value-type="string">
            <text:p>4223.3516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612];9;2); &quot;/&quot;; MID([.A612];6;2);&quot;/&quot;;MID([.A612];1;4);&quot;/&quot;)" office:value-type="string" office:string-value="02/09/2020/">
            <text:p>02/09/2020/</text:p>
          </table:table-cell>
        </table:table-row>
        <table:table-row table:style-name="ro1">
          <table:table-cell office:value-type="string">
            <text:p>2020-09-03T00:00:00.0/2020-09-04T00:00:00.0</text:p>
          </table:table-cell>
          <table:table-cell office:value-type="string">
            <text:p>8165.6948</text:p>
          </table:table-cell>
          <table:table-cell office:value-type="string">
            <text:p>5958.5933</text:p>
          </table:table-cell>
          <table:table-cell office:value-type="string">
            <text:p>4924.9976</text:p>
          </table:table-cell>
          <table:table-cell office:value-type="string">
            <text:p>1033.5959</text:p>
          </table:table-cell>
          <table:table-cell office:value-type="string">
            <text:p>9180.0576</text:p>
          </table:table-cell>
          <table:table-cell office:value-type="string">
            <text:p>5429.3066</text:p>
          </table:table-cell>
          <table:table-cell office:value-type="string">
            <text:p>3814.0608</text:p>
          </table:table-cell>
          <table:table-cell office:value-type="string">
            <text:p>1615.2462</text:p>
          </table:table-cell>
          <table:table-cell office:value-type="string">
            <text:p>7271.2227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613];9;2); &quot;/&quot;; MID([.A613];6;2);&quot;/&quot;;MID([.A613];1;4);&quot;/&quot;)" office:value-type="string" office:string-value="03/09/2020/">
            <text:p>03/09/2020/</text:p>
          </table:table-cell>
        </table:table-row>
        <table:table-row table:style-name="ro1">
          <table:table-cell office:value-type="string">
            <text:p>2020-09-04T00:00:00.0/2020-09-05T00:00:00.0</text:p>
          </table:table-cell>
          <table:table-cell office:value-type="string">
            <text:p>8088.8740</text:p>
          </table:table-cell>
          <table:table-cell office:value-type="string">
            <text:p>5593.5244</text:p>
          </table:table-cell>
          <table:table-cell office:value-type="string">
            <text:p>4322.2061</text:p>
          </table:table-cell>
          <table:table-cell office:value-type="string">
            <text:p>1271.3184</text:p>
          </table:table-cell>
          <table:table-cell office:value-type="string">
            <text:p>7955.1602</text:p>
          </table:table-cell>
          <table:table-cell office:value-type="string">
            <text:p>3184.3687</text:p>
          </table:table-cell>
          <table:table-cell office:value-type="string">
            <text:p>798.6551</text:p>
          </table:table-cell>
          <table:table-cell office:value-type="string">
            <text:p>2385.7136</text:p>
          </table:table-cell>
          <table:table-cell office:value-type="string">
            <text:p>1340.0737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614];9;2); &quot;/&quot;; MID([.A614];6;2);&quot;/&quot;;MID([.A614];1;4);&quot;/&quot;)" office:value-type="string" office:string-value="04/09/2020/">
            <text:p>04/09/2020/</text:p>
          </table:table-cell>
        </table:table-row>
        <table:table-row table:style-name="ro1">
          <table:table-cell office:value-type="string">
            <text:p>2020-09-05T00:00:00.0/2020-09-06T00:00:00.0</text:p>
          </table:table-cell>
          <table:table-cell office:value-type="string">
            <text:p>8011.6143</text:p>
          </table:table-cell>
          <table:table-cell office:value-type="string">
            <text:p>5776.7061</text:p>
          </table:table-cell>
          <table:table-cell office:value-type="string">
            <text:p>4991.5825</text:p>
          </table:table-cell>
          <table:table-cell office:value-type="string">
            <text:p>785.1234</text:p>
          </table:table-cell>
          <table:table-cell office:value-type="string">
            <text:p>9507.2627</text:p>
          </table:table-cell>
          <table:table-cell office:value-type="string">
            <text:p>4175.6069</text:p>
          </table:table-cell>
          <table:table-cell office:value-type="string">
            <text:p>2126.4011</text:p>
          </table:table-cell>
          <table:table-cell office:value-type="string">
            <text:p>2049.2061</text:p>
          </table:table-cell>
          <table:table-cell office:value-type="string">
            <text:p>4618.5308</text:p>
          </table:table-cell>
          <table:table-cell office:value-type="string">
            <text:p>0.9837</text:p>
          </table:table-cell>
          <table:table-cell table:number-columns-repeated="3"/>
          <table:table-cell table:formula="of:==CONCATENATE( MID([.A615];9;2); &quot;/&quot;; MID([.A615];6;2);&quot;/&quot;;MID([.A615];1;4);&quot;/&quot;)" office:value-type="string" office:string-value="05/09/2020/">
            <text:p>05/09/2020/</text:p>
          </table:table-cell>
        </table:table-row>
        <table:table-row table:style-name="ro1">
          <table:table-cell office:value-type="string">
            <text:p>2020-09-06T00:00:00.0/2020-09-07T00:00:00.0</text:p>
          </table:table-cell>
          <table:table-cell office:value-type="string">
            <text:p>7934.0425</text:p>
          </table:table-cell>
          <table:table-cell office:value-type="string">
            <text:p>5641.1938</text:p>
          </table:table-cell>
          <table:table-cell office:value-type="string">
            <text:p>4370.8208</text:p>
          </table:table-cell>
          <table:table-cell office:value-type="string">
            <text:p>1270.3732</text:p>
          </table:table-cell>
          <table:table-cell office:value-type="string">
            <text:p>8108.4658</text:p>
          </table:table-cell>
          <table:table-cell office:value-type="string">
            <text:p>4614.0103</text:p>
          </table:table-cell>
          <table:table-cell office:value-type="string">
            <text:p>2343.4502</text:p>
          </table:table-cell>
          <table:table-cell office:value-type="string">
            <text:p>2270.5603</text:p>
          </table:table-cell>
          <table:table-cell office:value-type="string">
            <text:p>4240.9707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616];9;2); &quot;/&quot;; MID([.A616];6;2);&quot;/&quot;;MID([.A616];1;4);&quot;/&quot;)" office:value-type="string" office:string-value="06/09/2020/">
            <text:p>06/09/2020/</text:p>
          </table:table-cell>
        </table:table-row>
        <table:table-row table:style-name="ro1">
          <table:table-cell office:value-type="string">
            <text:p>2020-09-07T00:00:00.0/2020-09-08T00:00:00.0</text:p>
          </table:table-cell>
          <table:table-cell office:value-type="string">
            <text:p>7856.0889</text:p>
          </table:table-cell>
          <table:table-cell office:value-type="string">
            <text:p>5615.9521</text:p>
          </table:table-cell>
          <table:table-cell office:value-type="string">
            <text:p>4314.7573</text:p>
          </table:table-cell>
          <table:table-cell office:value-type="string">
            <text:p>1301.1948</text:p>
          </table:table-cell>
          <table:table-cell office:value-type="string">
            <text:p>8143.3057</text:p>
          </table:table-cell>
          <table:table-cell office:value-type="string">
            <text:p>5239.7378</text:p>
          </table:table-cell>
          <table:table-cell office:value-type="string">
            <text:p>3763.1621</text:p>
          </table:table-cell>
          <table:table-cell office:value-type="string">
            <text:p>1476.5758</text:p>
          </table:table-cell>
          <table:table-cell office:value-type="string">
            <text:p>7040.6011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617];9;2); &quot;/&quot;; MID([.A617];6;2);&quot;/&quot;;MID([.A617];1;4);&quot;/&quot;)" office:value-type="string" office:string-value="07/09/2020/">
            <text:p>07/09/2020/</text:p>
          </table:table-cell>
        </table:table-row>
        <table:table-row table:style-name="ro1">
          <table:table-cell office:value-type="string">
            <text:p>2020-09-08T00:00:00.0/2020-09-09T00:00:00.0</text:p>
          </table:table-cell>
          <table:table-cell office:value-type="string">
            <text:p>7777.8320</text:p>
          </table:table-cell>
          <table:table-cell office:value-type="string">
            <text:p>5637.1436</text:p>
          </table:table-cell>
          <table:table-cell office:value-type="string">
            <text:p>4547.8267</text:p>
          </table:table-cell>
          <table:table-cell office:value-type="string">
            <text:p>1089.3168</text:p>
          </table:table-cell>
          <table:table-cell office:value-type="string">
            <text:p>8687.7227</text:p>
          </table:table-cell>
          <table:table-cell office:value-type="string">
            <text:p>5553.9321</text:p>
          </table:table-cell>
          <table:table-cell office:value-type="string">
            <text:p>4313.3418</text:p>
          </table:table-cell>
          <table:table-cell office:value-type="string">
            <text:p>1240.5903</text:p>
          </table:table-cell>
          <table:table-cell office:value-type="string">
            <text:p>8307.0957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618];9;2); &quot;/&quot;; MID([.A618];6;2);&quot;/&quot;;MID([.A618];1;4);&quot;/&quot;)" office:value-type="string" office:string-value="08/09/2020/">
            <text:p>08/09/2020/</text:p>
          </table:table-cell>
        </table:table-row>
        <table:table-row table:style-name="ro1">
          <table:table-cell office:value-type="string">
            <text:p>2020-09-09T00:00:00.0/2020-09-10T00:00:00.0</text:p>
          </table:table-cell>
          <table:table-cell office:value-type="string">
            <text:p>7699.2290</text:p>
          </table:table-cell>
          <table:table-cell office:value-type="string">
            <text:p>5578.8608</text:p>
          </table:table-cell>
          <table:table-cell office:value-type="string">
            <text:p>4680.3921</text:p>
          </table:table-cell>
          <table:table-cell office:value-type="string">
            <text:p>898.4688</text:p>
          </table:table-cell>
          <table:table-cell office:value-type="string">
            <text:p>9131.0674</text:p>
          </table:table-cell>
          <table:table-cell office:value-type="string">
            <text:p>5578.8608</text:p>
          </table:table-cell>
          <table:table-cell office:value-type="string">
            <text:p>4680.3921</text:p>
          </table:table-cell>
          <table:table-cell office:value-type="string">
            <text:p>898.4688</text:p>
          </table:table-cell>
          <table:table-cell office:value-type="string">
            <text:p>9131.0674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619];9;2); &quot;/&quot;; MID([.A619];6;2);&quot;/&quot;;MID([.A619];1;4);&quot;/&quot;)" office:value-type="string" office:string-value="09/09/2020/">
            <text:p>09/09/2020/</text:p>
          </table:table-cell>
        </table:table-row>
        <table:table-row table:style-name="ro1">
          <table:table-cell office:value-type="string">
            <text:p>2020-09-10T00:00:00.0/2020-09-11T00:00:00.0</text:p>
          </table:table-cell>
          <table:table-cell office:value-type="string">
            <text:p>7620.3652</text:p>
          </table:table-cell>
          <table:table-cell office:value-type="string">
            <text:p>5361.8613</text:p>
          </table:table-cell>
          <table:table-cell office:value-type="string">
            <text:p>4181.1035</text:p>
          </table:table-cell>
          <table:table-cell office:value-type="string">
            <text:p>1180.7578</text:p>
          </table:table-cell>
          <table:table-cell office:value-type="string">
            <text:p>8000.5469</text:p>
          </table:table-cell>
          <table:table-cell office:value-type="string">
            <text:p>2835.1575</text:p>
          </table:table-cell>
          <table:table-cell office:value-type="string">
            <text:p>1211.8124</text:p>
          </table:table-cell>
          <table:table-cell office:value-type="string">
            <text:p>1623.3451</text:p>
          </table:table-cell>
          <table:table-cell office:value-type="string">
            <text:p>2649.1204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620];9;2); &quot;/&quot;; MID([.A620];6;2);&quot;/&quot;;MID([.A620];1;4);&quot;/&quot;)" office:value-type="string" office:string-value="10/09/2020/">
            <text:p>10/09/2020/</text:p>
          </table:table-cell>
        </table:table-row>
        <table:table-row table:style-name="ro1">
          <table:table-cell office:value-type="string">
            <text:p>2020-09-11T00:00:00.0/2020-09-12T00:00:00.0</text:p>
          </table:table-cell>
          <table:table-cell office:value-type="string">
            <text:p>7541.1689</text:p>
          </table:table-cell>
          <table:table-cell office:value-type="string">
            <text:p>5193.2959</text:p>
          </table:table-cell>
          <table:table-cell office:value-type="string">
            <text:p>3781.3542</text:p>
          </table:table-cell>
          <table:table-cell office:value-type="string">
            <text:p>1411.9418</text:p>
          </table:table-cell>
          <table:table-cell office:value-type="string">
            <text:p>7183.9829</text:p>
          </table:table-cell>
          <table:table-cell office:value-type="string">
            <text:p>3900.9980</text:p>
          </table:table-cell>
          <table:table-cell office:value-type="string">
            <text:p>1591.3459</text:p>
          </table:table-cell>
          <table:table-cell office:value-type="string">
            <text:p>2309.6521</text:p>
          </table:table-cell>
          <table:table-cell office:value-type="string">
            <text:p>3309.0327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621];9;2); &quot;/&quot;; MID([.A621];6;2);&quot;/&quot;;MID([.A621];1;4);&quot;/&quot;)" office:value-type="string" office:string-value="11/09/2020/">
            <text:p>11/09/2020/</text:p>
          </table:table-cell>
        </table:table-row>
        <table:table-row table:style-name="ro1">
          <table:table-cell office:value-type="string">
            <text:p>2020-09-12T00:00:00.0/2020-09-13T00:00:00.0</text:p>
          </table:table-cell>
          <table:table-cell office:value-type="string">
            <text:p>7461.7930</text:p>
          </table:table-cell>
          <table:table-cell office:value-type="string">
            <text:p>5300.7827</text:p>
          </table:table-cell>
          <table:table-cell office:value-type="string">
            <text:p>4236.9233</text:p>
          </table:table-cell>
          <table:table-cell office:value-type="string">
            <text:p>1063.8595</text:p>
          </table:table-cell>
          <table:table-cell office:value-type="string">
            <text:p>8265.7295</text:p>
          </table:table-cell>
          <table:table-cell office:value-type="string">
            <text:p>5023.3774</text:p>
          </table:table-cell>
          <table:table-cell office:value-type="string">
            <text:p>3655.7407</text:p>
          </table:table-cell>
          <table:table-cell office:value-type="string">
            <text:p>1367.6368</text:p>
          </table:table-cell>
          <table:table-cell office:value-type="string">
            <text:p>7292.3145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622];9;2); &quot;/&quot;; MID([.A622];6;2);&quot;/&quot;;MID([.A622];1;4);&quot;/&quot;)" office:value-type="string" office:string-value="12/09/2020/">
            <text:p>12/09/2020/</text:p>
          </table:table-cell>
        </table:table-row>
        <table:table-row table:style-name="ro1">
          <table:table-cell office:value-type="string">
            <text:p>2020-09-13T00:00:00.0/2020-09-14T00:00:00.0</text:p>
          </table:table-cell>
          <table:table-cell office:value-type="string">
            <text:p>7382.1470</text:p>
          </table:table-cell>
          <table:table-cell office:value-type="string">
            <text:p>4935.9912</text:p>
          </table:table-cell>
          <table:table-cell office:value-type="string">
            <text:p>3477.2610</text:p>
          </table:table-cell>
          <table:table-cell office:value-type="string">
            <text:p>1458.7301</text:p>
          </table:table-cell>
          <table:table-cell office:value-type="string">
            <text:p>6623.7012</text:p>
          </table:table-cell>
          <table:table-cell office:value-type="string">
            <text:p>4484.6172</text:p>
          </table:table-cell>
          <table:table-cell office:value-type="string">
            <text:p>2415.7678</text:p>
          </table:table-cell>
          <table:table-cell office:value-type="string">
            <text:p>2068.8496</text:p>
          </table:table-cell>
          <table:table-cell office:value-type="string">
            <text:p>4704.7261</text:p>
          </table:table-cell>
          <table:table-cell office:value-type="string">
            <text:p>0.9833</text:p>
          </table:table-cell>
          <table:table-cell table:number-columns-repeated="3"/>
          <table:table-cell table:formula="of:==CONCATENATE( MID([.A623];9;2); &quot;/&quot;; MID([.A623];6;2);&quot;/&quot;;MID([.A623];1;4);&quot;/&quot;)" office:value-type="string" office:string-value="13/09/2020/">
            <text:p>13/09/2020/</text:p>
          </table:table-cell>
        </table:table-row>
        <table:table-row table:style-name="ro1">
          <table:table-cell office:value-type="string">
            <text:p>2020-09-14T00:00:00.0/2020-09-15T00:00:00.0</text:p>
          </table:table-cell>
          <table:table-cell office:value-type="string">
            <text:p>7302.3320</text:p>
          </table:table-cell>
          <table:table-cell office:value-type="string">
            <text:p>4958.5620</text:p>
          </table:table-cell>
          <table:table-cell office:value-type="string">
            <text:p>3601.4802</text:p>
          </table:table-cell>
          <table:table-cell office:value-type="string">
            <text:p>1357.0820</text:p>
          </table:table-cell>
          <table:table-cell office:value-type="string">
            <text:p>6958.5332</text:p>
          </table:table-cell>
          <table:table-cell office:value-type="string">
            <text:p>4591.8589</text:p>
          </table:table-cell>
          <table:table-cell office:value-type="string">
            <text:p>2833.7253</text:p>
          </table:table-cell>
          <table:table-cell office:value-type="string">
            <text:p>1758.1335</text:p>
          </table:table-cell>
          <table:table-cell office:value-type="string">
            <text:p>5500.7974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624];9;2); &quot;/&quot;; MID([.A624];6;2);&quot;/&quot;;MID([.A624];1;4);&quot;/&quot;)" office:value-type="string" office:string-value="14/09/2020/">
            <text:p>14/09/2020/</text:p>
          </table:table-cell>
        </table:table-row>
        <table:table-row table:style-name="ro1">
          <table:table-cell office:value-type="string">
            <text:p>2020-09-15T00:00:00.0/2020-09-16T00:00:00.0</text:p>
          </table:table-cell>
          <table:table-cell office:value-type="string">
            <text:p>7222.2896</text:p>
          </table:table-cell>
          <table:table-cell office:value-type="string">
            <text:p>5071.5229</text:p>
          </table:table-cell>
          <table:table-cell office:value-type="string">
            <text:p>4007.2371</text:p>
          </table:table-cell>
          <table:table-cell office:value-type="string">
            <text:p>1064.2859</text:p>
          </table:table-cell>
          <table:table-cell office:value-type="string">
            <text:p>7960.5479</text:p>
          </table:table-cell>
          <table:table-cell office:value-type="string">
            <text:p>5010.8125</text:p>
          </table:table-cell>
          <table:table-cell office:value-type="string">
            <text:p>3886.9202</text:p>
          </table:table-cell>
          <table:table-cell office:value-type="string">
            <text:p>1123.8923</text:p>
          </table:table-cell>
          <table:table-cell office:value-type="string">
            <text:p>7740.7153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625];9;2); &quot;/&quot;; MID([.A625];6;2);&quot;/&quot;;MID([.A625];1;4);&quot;/&quot;)" office:value-type="string" office:string-value="15/09/2020/">
            <text:p>15/09/2020/</text:p>
          </table:table-cell>
        </table:table-row>
        <table:table-row table:style-name="ro1">
          <table:table-cell office:value-type="string">
            <text:p>2020-09-16T00:00:00.0/2020-09-17T00:00:00.0</text:p>
          </table:table-cell>
          <table:table-cell office:value-type="string">
            <text:p>7142.0986</text:p>
          </table:table-cell>
          <table:table-cell office:value-type="string">
            <text:p>4947.7178</text:p>
          </table:table-cell>
          <table:table-cell office:value-type="string">
            <text:p>3831.3411</text:p>
          </table:table-cell>
          <table:table-cell office:value-type="string">
            <text:p>1116.3767</text:p>
          </table:table-cell>
          <table:table-cell office:value-type="string">
            <text:p>7614.1846</text:p>
          </table:table-cell>
          <table:table-cell office:value-type="string">
            <text:p>4911.1846</text:p>
          </table:table-cell>
          <table:table-cell office:value-type="string">
            <text:p>3722.7625</text:p>
          </table:table-cell>
          <table:table-cell office:value-type="string">
            <text:p>1188.4222</text:p>
          </table:table-cell>
          <table:table-cell office:value-type="string">
            <text:p>7451.7666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626];9;2); &quot;/&quot;; MID([.A626];6;2);&quot;/&quot;;MID([.A626];1;4);&quot;/&quot;)" office:value-type="string" office:string-value="16/09/2020/">
            <text:p>16/09/2020/</text:p>
          </table:table-cell>
        </table:table-row>
        <table:table-row table:style-name="ro1">
          <table:table-cell office:value-type="string">
            <text:p>2020-09-17T00:00:00.0/2020-09-18T00:00:00.0</text:p>
          </table:table-cell>
          <table:table-cell office:value-type="string">
            <text:p>7061.7642</text:p>
          </table:table-cell>
          <table:table-cell office:value-type="string">
            <text:p>4926.1362</text:p>
          </table:table-cell>
          <table:table-cell office:value-type="string">
            <text:p>3673.9192</text:p>
          </table:table-cell>
          <table:table-cell office:value-type="string">
            <text:p>1252.2172</text:p>
          </table:table-cell>
          <table:table-cell office:value-type="string">
            <text:p>7329.1392</text:p>
          </table:table-cell>
          <table:table-cell office:value-type="string">
            <text:p>2722.7310</text:p>
          </table:table-cell>
          <table:table-cell office:value-type="string">
            <text:p>838.6431</text:p>
          </table:table-cell>
          <table:table-cell office:value-type="string">
            <text:p>1884.0879</text:p>
          </table:table-cell>
          <table:table-cell office:value-type="string">
            <text:p>1929.4207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627];9;2); &quot;/&quot;; MID([.A627];6;2);&quot;/&quot;;MID([.A627];1;4);&quot;/&quot;)" office:value-type="string" office:string-value="17/09/2020/">
            <text:p>17/09/2020/</text:p>
          </table:table-cell>
        </table:table-row>
        <table:table-row table:style-name="ro1">
          <table:table-cell office:value-type="string">
            <text:p>2020-09-18T00:00:00.0/2020-09-19T00:00:00.0</text:p>
          </table:table-cell>
          <table:table-cell office:value-type="string">
            <text:p>6981.3569</text:p>
          </table:table-cell>
          <table:table-cell office:value-type="string">
            <text:p>5134.0615</text:p>
          </table:table-cell>
          <table:table-cell office:value-type="string">
            <text:p>4226.4224</text:p>
          </table:table-cell>
          <table:table-cell office:value-type="string">
            <text:p>907.6393</text:p>
          </table:table-cell>
          <table:table-cell office:value-type="string">
            <text:p>8639.5566</text:p>
          </table:table-cell>
          <table:table-cell office:value-type="string">
            <text:p>5122.4487</text:p>
          </table:table-cell>
          <table:table-cell office:value-type="string">
            <text:p>4210.0435</text:p>
          </table:table-cell>
          <table:table-cell office:value-type="string">
            <text:p>912.4052</text:p>
          </table:table-cell>
          <table:table-cell office:value-type="string">
            <text:p>8505.2520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628];9;2); &quot;/&quot;; MID([.A628];6;2);&quot;/&quot;;MID([.A628];1;4);&quot;/&quot;)" office:value-type="string" office:string-value="18/09/2020/">
            <text:p>18/09/2020/</text:p>
          </table:table-cell>
        </table:table-row>
        <table:table-row table:style-name="ro1">
          <table:table-cell office:value-type="string">
            <text:p>2020-09-19T00:00:00.0/2020-09-20T00:00:00.0</text:p>
          </table:table-cell>
          <table:table-cell office:value-type="string">
            <text:p>6900.8130</text:p>
          </table:table-cell>
          <table:table-cell office:value-type="string">
            <text:p>5087.0303</text:p>
          </table:table-cell>
          <table:table-cell office:value-type="string">
            <text:p>4288.6489</text:p>
          </table:table-cell>
          <table:table-cell office:value-type="string">
            <text:p>798.3814</text:p>
          </table:table-cell>
          <table:table-cell office:value-type="string">
            <text:p>8957.1318</text:p>
          </table:table-cell>
          <table:table-cell office:value-type="string">
            <text:p>4187.2539</text:p>
          </table:table-cell>
          <table:table-cell office:value-type="string">
            <text:p>1866.3411</text:p>
          </table:table-cell>
          <table:table-cell office:value-type="string">
            <text:p>2320.9128</text:p>
          </table:table-cell>
          <table:table-cell office:value-type="string">
            <text:p>4355.4575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629];9;2); &quot;/&quot;; MID([.A629];6;2);&quot;/&quot;;MID([.A629];1;4);&quot;/&quot;)" office:value-type="string" office:string-value="19/09/2020/">
            <text:p>19/09/2020/</text:p>
          </table:table-cell>
        </table:table-row>
        <table:table-row table:style-name="ro1">
          <table:table-cell office:value-type="string">
            <text:p>2020-09-20T00:00:00.0/2020-09-21T00:00:00.0</text:p>
          </table:table-cell>
          <table:table-cell office:value-type="string">
            <text:p>6820.2441</text:p>
          </table:table-cell>
          <table:table-cell office:value-type="string">
            <text:p>4965.5273</text:p>
          </table:table-cell>
          <table:table-cell office:value-type="string">
            <text:p>4111.1646</text:p>
          </table:table-cell>
          <table:table-cell office:value-type="string">
            <text:p>854.3633</text:p>
          </table:table-cell>
          <table:table-cell office:value-type="string">
            <text:p>8599.3447</text:p>
          </table:table-cell>
          <table:table-cell office:value-type="string">
            <text:p>4965.5273</text:p>
          </table:table-cell>
          <table:table-cell office:value-type="string">
            <text:p>4111.1646</text:p>
          </table:table-cell>
          <table:table-cell office:value-type="string">
            <text:p>854.3633</text:p>
          </table:table-cell>
          <table:table-cell office:value-type="string">
            <text:p>8599.3447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630];9;2); &quot;/&quot;; MID([.A630];6;2);&quot;/&quot;;MID([.A630];1;4);&quot;/&quot;)" office:value-type="string" office:string-value="20/09/2020/">
            <text:p>20/09/2020/</text:p>
          </table:table-cell>
        </table:table-row>
        <table:table-row table:style-name="ro1">
          <table:table-cell office:value-type="string">
            <text:p>2020-09-21T00:00:00.0/2020-09-22T00:00:00.0</text:p>
          </table:table-cell>
          <table:table-cell office:value-type="string">
            <text:p>6739.5576</text:p>
          </table:table-cell>
          <table:table-cell office:value-type="string">
            <text:p>4560.1929</text:p>
          </table:table-cell>
          <table:table-cell office:value-type="string">
            <text:p>3186.9971</text:p>
          </table:table-cell>
          <table:table-cell office:value-type="string">
            <text:p>1373.1957</text:p>
          </table:table-cell>
          <table:table-cell office:value-type="string">
            <text:p>6437.4570</text:p>
          </table:table-cell>
          <table:table-cell office:value-type="string">
            <text:p>4552.8003</text:p>
          </table:table-cell>
          <table:table-cell office:value-type="string">
            <text:p>3179.7346</text:p>
          </table:table-cell>
          <table:table-cell office:value-type="string">
            <text:p>1373.0659</text:p>
          </table:table-cell>
          <table:table-cell office:value-type="string">
            <text:p>6375.1099</text:p>
          </table:table-cell>
          <table:table-cell office:value-type="string">
            <text:p>0.9833</text:p>
          </table:table-cell>
          <table:table-cell table:number-columns-repeated="3"/>
          <table:table-cell table:formula="of:==CONCATENATE( MID([.A631];9;2); &quot;/&quot;; MID([.A631];6;2);&quot;/&quot;;MID([.A631];1;4);&quot;/&quot;)" office:value-type="string" office:string-value="21/09/2020/">
            <text:p>21/09/2020/</text:p>
          </table:table-cell>
        </table:table-row>
        <table:table-row table:style-name="ro1">
          <table:table-cell office:value-type="string">
            <text:p>2020-09-22T00:00:00.0/2020-09-23T00:00:00.0</text:p>
          </table:table-cell>
          <table:table-cell office:value-type="string">
            <text:p>6658.9355</text:p>
          </table:table-cell>
          <table:table-cell office:value-type="string">
            <text:p>4463.6963</text:p>
          </table:table-cell>
          <table:table-cell office:value-type="string">
            <text:p>3208.4341</text:p>
          </table:table-cell>
          <table:table-cell office:value-type="string">
            <text:p>1255.2620</text:p>
          </table:table-cell>
          <table:table-cell office:value-type="string">
            <text:p>6543.0200</text:p>
          </table:table-cell>
          <table:table-cell office:value-type="string">
            <text:p>4361.0596</text:p>
          </table:table-cell>
          <table:table-cell office:value-type="string">
            <text:p>3039.7195</text:p>
          </table:table-cell>
          <table:table-cell office:value-type="string">
            <text:p>1321.3401</text:p>
          </table:table-cell>
          <table:table-cell office:value-type="string">
            <text:p>6180.4829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632];9;2); &quot;/&quot;; MID([.A632];6;2);&quot;/&quot;;MID([.A632];1;4);&quot;/&quot;)" office:value-type="string" office:string-value="22/09/2020/">
            <text:p>22/09/2020/</text:p>
          </table:table-cell>
        </table:table-row>
        <table:table-row table:style-name="ro1">
          <table:table-cell office:value-type="string">
            <text:p>2020-09-23T00:00:00.0/2020-09-24T00:00:00.0</text:p>
          </table:table-cell>
          <table:table-cell office:value-type="string">
            <text:p>6578.2705</text:p>
          </table:table-cell>
          <table:table-cell office:value-type="string">
            <text:p>4021.3328</text:p>
          </table:table-cell>
          <table:table-cell office:value-type="string">
            <text:p>2177.1697</text:p>
          </table:table-cell>
          <table:table-cell office:value-type="string">
            <text:p>1844.1630</text:p>
          </table:table-cell>
          <table:table-cell office:value-type="string">
            <text:p>4329.7065</text:p>
          </table:table-cell>
          <table:table-cell office:value-type="string">
            <text:p>2916.0229</text:p>
          </table:table-cell>
          <table:table-cell office:value-type="string">
            <text:p>681.5212</text:p>
          </table:table-cell>
          <table:table-cell office:value-type="string">
            <text:p>2234.5017</text:p>
          </table:table-cell>
          <table:table-cell office:value-type="string">
            <text:p>1473.8824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633];9;2); &quot;/&quot;; MID([.A633];6;2);&quot;/&quot;;MID([.A633];1;4);&quot;/&quot;)" office:value-type="string" office:string-value="23/09/2020/">
            <text:p>23/09/2020/</text:p>
          </table:table-cell>
        </table:table-row>
        <table:table-row table:style-name="ro1">
          <table:table-cell office:value-type="string">
            <text:p>2020-09-24T00:00:00.0/2020-09-25T00:00:00.0</text:p>
          </table:table-cell>
          <table:table-cell office:value-type="string">
            <text:p>6497.6768</text:p>
          </table:table-cell>
          <table:table-cell office:value-type="string">
            <text:p>4438.7153</text:p>
          </table:table-cell>
          <table:table-cell office:value-type="string">
            <text:p>3340.3369</text:p>
          </table:table-cell>
          <table:table-cell office:value-type="string">
            <text:p>1098.3787</text:p>
          </table:table-cell>
          <table:table-cell office:value-type="string">
            <text:p>6946.8071</text:p>
          </table:table-cell>
          <table:table-cell office:value-type="string">
            <text:p>3498.7068</text:p>
          </table:table-cell>
          <table:table-cell office:value-type="string">
            <text:p>1863.9604</text:p>
          </table:table-cell>
          <table:table-cell office:value-type="string">
            <text:p>1634.7463</text:p>
          </table:table-cell>
          <table:table-cell office:value-type="string">
            <text:p>4151.7422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634];9;2); &quot;/&quot;; MID([.A634];6;2);&quot;/&quot;;MID([.A634];1;4);&quot;/&quot;)" office:value-type="string" office:string-value="24/09/2020/">
            <text:p>24/09/2020/</text:p>
          </table:table-cell>
        </table:table-row>
        <table:table-row table:style-name="ro1">
          <table:table-cell office:value-type="string">
            <text:p>2020-09-25T00:00:00.0/2020-09-26T00:00:00.0</text:p>
          </table:table-cell>
          <table:table-cell office:value-type="string">
            <text:p>6417.0879</text:p>
          </table:table-cell>
          <table:table-cell office:value-type="string">
            <text:p>4316.6328</text:p>
          </table:table-cell>
          <table:table-cell office:value-type="string">
            <text:p>3096.8096</text:p>
          </table:table-cell>
          <table:table-cell office:value-type="string">
            <text:p>1219.8232</text:p>
          </table:table-cell>
          <table:table-cell office:value-type="string">
            <text:p>6371.0083</text:p>
          </table:table-cell>
          <table:table-cell office:value-type="string">
            <text:p>983.2634</text:p>
          </table:table-cell>
          <table:table-cell office:value-type="string">
            <text:p>37.0428</text:p>
          </table:table-cell>
          <table:table-cell office:value-type="string">
            <text:p>946.2206</text:p>
          </table:table-cell>
          <table:table-cell office:value-type="string">
            <text:p>203.1124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635];9;2); &quot;/&quot;; MID([.A635];6;2);&quot;/&quot;;MID([.A635];1;4);&quot;/&quot;)" office:value-type="string" office:string-value="25/09/2020/">
            <text:p>25/09/2020/</text:p>
          </table:table-cell>
        </table:table-row>
        <table:table-row table:style-name="ro1">
          <table:table-cell office:value-type="string">
            <text:p>2020-09-26T00:00:00.0/2020-09-27T00:00:00.0</text:p>
          </table:table-cell>
          <table:table-cell office:value-type="string">
            <text:p>6336.5874</text:p>
          </table:table-cell>
          <table:table-cell office:value-type="string">
            <text:p>4480.2383</text:p>
          </table:table-cell>
          <table:table-cell office:value-type="string">
            <text:p>3454.1167</text:p>
          </table:table-cell>
          <table:table-cell office:value-type="string">
            <text:p>1026.1215</text:p>
          </table:table-cell>
          <table:table-cell office:value-type="string">
            <text:p>7489.4043</text:p>
          </table:table-cell>
          <table:table-cell office:value-type="string">
            <text:p>1049.8882</text:p>
          </table:table-cell>
          <table:table-cell office:value-type="string">
            <text:p>74.3321</text:p>
          </table:table-cell>
          <table:table-cell office:value-type="string">
            <text:p>975.5562</text:p>
          </table:table-cell>
          <table:table-cell office:value-type="string">
            <text:p>445.2370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636];9;2); &quot;/&quot;; MID([.A636];6;2);&quot;/&quot;;MID([.A636];1;4);&quot;/&quot;)" office:value-type="string" office:string-value="26/09/2020/">
            <text:p>26/09/2020/</text:p>
          </table:table-cell>
        </table:table-row>
        <table:table-row table:style-name="ro1">
          <table:table-cell office:value-type="string">
            <text:p>2020-09-27T00:00:00.0/2020-09-28T00:00:00.0</text:p>
          </table:table-cell>
          <table:table-cell office:value-type="string">
            <text:p>6256.1807</text:p>
          </table:table-cell>
          <table:table-cell office:value-type="string">
            <text:p>4601.8159</text:p>
          </table:table-cell>
          <table:table-cell office:value-type="string">
            <text:p>3891.5957</text:p>
          </table:table-cell>
          <table:table-cell office:value-type="string">
            <text:p>710.2203</text:p>
          </table:table-cell>
          <table:table-cell office:value-type="string">
            <text:p>8694.1611</text:p>
          </table:table-cell>
          <table:table-cell office:value-type="string">
            <text:p>1688.0376</text:p>
          </table:table-cell>
          <table:table-cell office:value-type="string">
            <text:p>380.6337</text:p>
          </table:table-cell>
          <table:table-cell office:value-type="string">
            <text:p>1307.4039</text:p>
          </table:table-cell>
          <table:table-cell office:value-type="string">
            <text:p>1488.4841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637];9;2); &quot;/&quot;; MID([.A637];6;2);&quot;/&quot;;MID([.A637];1;4);&quot;/&quot;)" office:value-type="string" office:string-value="27/09/2020/">
            <text:p>27/09/2020/</text:p>
          </table:table-cell>
        </table:table-row>
        <table:table-row table:style-name="ro1">
          <table:table-cell office:value-type="string">
            <text:p>2020-09-28T00:00:00.0/2020-09-29T00:00:00.0</text:p>
          </table:table-cell>
          <table:table-cell office:value-type="string">
            <text:p>6175.9351</text:p>
          </table:table-cell>
          <table:table-cell office:value-type="string">
            <text:p>4320.7222</text:p>
          </table:table-cell>
          <table:table-cell office:value-type="string">
            <text:p>3256.8232</text:p>
          </table:table-cell>
          <table:table-cell office:value-type="string">
            <text:p>1063.8987</text:p>
          </table:table-cell>
          <table:table-cell office:value-type="string">
            <text:p>7098.0811</text:p>
          </table:table-cell>
          <table:table-cell office:value-type="string">
            <text:p>653.8290</text:p>
          </table:table-cell>
          <table:table-cell office:value-type="string">
            <text:p>17.3626</text:p>
          </table:table-cell>
          <table:table-cell office:value-type="string">
            <text:p>636.4664</text:p>
          </table:table-cell>
          <table:table-cell office:value-type="string">
            <text:p>111.8402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638];9;2); &quot;/&quot;; MID([.A638];6;2);&quot;/&quot;;MID([.A638];1;4);&quot;/&quot;)" office:value-type="string" office:string-value="28/09/2020/">
            <text:p>28/09/2020/</text:p>
          </table:table-cell>
        </table:table-row>
        <table:table-row table:style-name="ro1">
          <table:table-cell office:value-type="string">
            <text:p>2020-09-29T00:00:00.0/2020-09-30T00:00:00.0</text:p>
          </table:table-cell>
          <table:table-cell office:value-type="string">
            <text:p>6095.7905</text:p>
          </table:table-cell>
          <table:table-cell office:value-type="string">
            <text:p>4175.8091</text:p>
          </table:table-cell>
          <table:table-cell office:value-type="string">
            <text:p>3030.4219</text:p>
          </table:table-cell>
          <table:table-cell office:value-type="string">
            <text:p>1145.3870</text:p>
          </table:table-cell>
          <table:table-cell office:value-type="string">
            <text:p>6629.5732</text:p>
          </table:table-cell>
          <table:table-cell office:value-type="string">
            <text:p>715.3521</text:p>
          </table:table-cell>
          <table:table-cell office:value-type="string">
            <text:p>13.4694</text:p>
          </table:table-cell>
          <table:table-cell office:value-type="string">
            <text:p>701.8827</text:p>
          </table:table-cell>
          <table:table-cell office:value-type="string">
            <text:p>125.6482</text:p>
          </table:table-cell>
          <table:table-cell office:value-type="string">
            <text:p>0.9833</text:p>
          </table:table-cell>
          <table:table-cell table:number-columns-repeated="3"/>
          <table:table-cell table:formula="of:==CONCATENATE( MID([.A639];9;2); &quot;/&quot;; MID([.A639];6;2);&quot;/&quot;;MID([.A639];1;4);&quot;/&quot;)" office:value-type="string" office:string-value="29/09/2020/">
            <text:p>29/09/2020/</text:p>
          </table:table-cell>
        </table:table-row>
        <table:table-row table:style-name="ro1">
          <table:table-cell office:value-type="string">
            <text:p>2020-09-30T00:00:00.0/2020-10-01T00:00:00.0</text:p>
          </table:table-cell>
          <table:table-cell office:value-type="string">
            <text:p>6015.8511</text:p>
          </table:table-cell>
          <table:table-cell office:value-type="string">
            <text:p>4155.3657</text:p>
          </table:table-cell>
          <table:table-cell office:value-type="string">
            <text:p>3133.8237</text:p>
          </table:table-cell>
          <table:table-cell office:value-type="string">
            <text:p>1021.5419</text:p>
          </table:table-cell>
          <table:table-cell office:value-type="string">
            <text:p>6972.6108</text:p>
          </table:table-cell>
          <table:table-cell office:value-type="string">
            <text:p>2204.1416</text:p>
          </table:table-cell>
          <table:table-cell office:value-type="string">
            <text:p>559.0170</text:p>
          </table:table-cell>
          <table:table-cell office:value-type="string">
            <text:p>1645.1246</text:p>
          </table:table-cell>
          <table:table-cell office:value-type="string">
            <text:p>1417.3558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640];9;2); &quot;/&quot;; MID([.A640];6;2);&quot;/&quot;;MID([.A640];1;4);&quot;/&quot;)" office:value-type="string" office:string-value="30/09/2020/">
            <text:p>30/09/2020/</text:p>
          </table:table-cell>
        </table:table-row>
        <table:table-row table:style-name="ro1">
          <table:table-cell office:value-type="string">
            <text:p>2020-10-01T00:00:00.0/2020-10-02T00:00:00.0</text:p>
          </table:table-cell>
          <table:table-cell office:value-type="string">
            <text:p>5936.0605</text:p>
          </table:table-cell>
          <table:table-cell office:value-type="string">
            <text:p>4041.6316</text:p>
          </table:table-cell>
          <table:table-cell office:value-type="string">
            <text:p>2973.2637</text:p>
          </table:table-cell>
          <table:table-cell office:value-type="string">
            <text:p>1068.3679</text:p>
          </table:table-cell>
          <table:table-cell office:value-type="string">
            <text:p>6613.0845</text:p>
          </table:table-cell>
          <table:table-cell office:value-type="string">
            <text:p>2499.2070</text:p>
          </table:table-cell>
          <table:table-cell office:value-type="string">
            <text:p>540.1815</text:p>
          </table:table-cell>
          <table:table-cell office:value-type="string">
            <text:p>1959.0256</text:p>
          </table:table-cell>
          <table:table-cell office:value-type="string">
            <text:p>1409.3270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641];9;2); &quot;/&quot;; MID([.A641];6;2);&quot;/&quot;;MID([.A641];1;4);&quot;/&quot;)" office:value-type="string" office:string-value="01/10/2020/">
            <text:p>01/10/2020/</text:p>
          </table:table-cell>
        </table:table-row>
        <table:table-row table:style-name="ro1">
          <table:table-cell office:value-type="string">
            <text:p>2020-10-02T00:00:00.0/2020-10-03T00:00:00.0</text:p>
          </table:table-cell>
          <table:table-cell office:value-type="string">
            <text:p>5856.4927</text:p>
          </table:table-cell>
          <table:table-cell office:value-type="string">
            <text:p>3930.3694</text:p>
          </table:table-cell>
          <table:table-cell office:value-type="string">
            <text:p>2868.0742</text:p>
          </table:table-cell>
          <table:table-cell office:value-type="string">
            <text:p>1062.2950</text:p>
          </table:table-cell>
          <table:table-cell office:value-type="string">
            <text:p>6380.0967</text:p>
          </table:table-cell>
          <table:table-cell office:value-type="string">
            <text:p>3261.9697</text:p>
          </table:table-cell>
          <table:table-cell office:value-type="string">
            <text:p>1524.6771</text:p>
          </table:table-cell>
          <table:table-cell office:value-type="string">
            <text:p>1737.2925</text:p>
          </table:table-cell>
          <table:table-cell office:value-type="string">
            <text:p>3079.5645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642];9;2); &quot;/&quot;; MID([.A642];6;2);&quot;/&quot;;MID([.A642];1;4);&quot;/&quot;)" office:value-type="string" office:string-value="02/10/2020/">
            <text:p>02/10/2020/</text:p>
          </table:table-cell>
        </table:table-row>
        <table:table-row table:style-name="ro1">
          <table:table-cell office:value-type="string">
            <text:p>2020-10-03T00:00:00.0/2020-10-04T00:00:00.0</text:p>
          </table:table-cell>
          <table:table-cell office:value-type="string">
            <text:p>5777.1587</text:p>
          </table:table-cell>
          <table:table-cell office:value-type="string">
            <text:p>3962.3181</text:p>
          </table:table-cell>
          <table:table-cell office:value-type="string">
            <text:p>3122.5859</text:p>
          </table:table-cell>
          <table:table-cell office:value-type="string">
            <text:p>839.7322</text:p>
          </table:table-cell>
          <table:table-cell office:value-type="string">
            <text:p>7119.8750</text:p>
          </table:table-cell>
          <table:table-cell office:value-type="string">
            <text:p>2898.0996</text:p>
          </table:table-cell>
          <table:table-cell office:value-type="string">
            <text:p>1132.9788</text:p>
          </table:table-cell>
          <table:table-cell office:value-type="string">
            <text:p>1765.1207</text:p>
          </table:table-cell>
          <table:table-cell office:value-type="string">
            <text:p>2777.6360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643];9;2); &quot;/&quot;; MID([.A643];6;2);&quot;/&quot;;MID([.A643];1;4);&quot;/&quot;)" office:value-type="string" office:string-value="03/10/2020/">
            <text:p>03/10/2020/</text:p>
          </table:table-cell>
        </table:table-row>
        <table:table-row table:style-name="ro1">
          <table:table-cell office:value-type="string">
            <text:p>2020-10-04T00:00:00.0/2020-10-05T00:00:00.0</text:p>
          </table:table-cell>
          <table:table-cell office:value-type="string">
            <text:p>5698.1123</text:p>
          </table:table-cell>
          <table:table-cell office:value-type="string">
            <text:p>4030.9126</text:p>
          </table:table-cell>
          <table:table-cell office:value-type="string">
            <text:p>3251.7676</text:p>
          </table:table-cell>
          <table:table-cell office:value-type="string">
            <text:p>779.1450</text:p>
          </table:table-cell>
          <table:table-cell office:value-type="string">
            <text:p>7469.0854</text:p>
          </table:table-cell>
          <table:table-cell office:value-type="string">
            <text:p>3747.9841</text:p>
          </table:table-cell>
          <table:table-cell office:value-type="string">
            <text:p>2974.3506</text:p>
          </table:table-cell>
          <table:table-cell office:value-type="string">
            <text:p>773.6334</text:p>
          </table:table-cell>
          <table:table-cell office:value-type="string">
            <text:p>6577.1450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644];9;2); &quot;/&quot;; MID([.A644];6;2);&quot;/&quot;;MID([.A644];1;4);&quot;/&quot;)" office:value-type="string" office:string-value="04/10/2020/">
            <text:p>04/10/2020/</text:p>
          </table:table-cell>
        </table:table-row>
        <table:table-row table:style-name="ro1">
          <table:table-cell office:value-type="string">
            <text:p>2020-10-05T00:00:00.0/2020-10-06T00:00:00.0</text:p>
          </table:table-cell>
          <table:table-cell office:value-type="string">
            <text:p>5619.3159</text:p>
          </table:table-cell>
          <table:table-cell office:value-type="string">
            <text:p>3942.0059</text:p>
          </table:table-cell>
          <table:table-cell office:value-type="string">
            <text:p>3141.0940</text:p>
          </table:table-cell>
          <table:table-cell office:value-type="string">
            <text:p>800.9118</text:p>
          </table:table-cell>
          <table:table-cell office:value-type="string">
            <text:p>7424.4404</text:p>
          </table:table-cell>
          <table:table-cell office:value-type="string">
            <text:p>1207.5273</text:p>
          </table:table-cell>
          <table:table-cell office:value-type="string">
            <text:p>154.5993</text:p>
          </table:table-cell>
          <table:table-cell office:value-type="string">
            <text:p>1052.9281</text:p>
          </table:table-cell>
          <table:table-cell office:value-type="string">
            <text:p>932.7180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645];9;2); &quot;/&quot;; MID([.A645];6;2);&quot;/&quot;;MID([.A645];1;4);&quot;/&quot;)" office:value-type="string" office:string-value="05/10/2020/">
            <text:p>05/10/2020/</text:p>
          </table:table-cell>
        </table:table-row>
        <table:table-row table:style-name="ro1">
          <table:table-cell office:value-type="string">
            <text:p>2020-10-06T00:00:00.0/2020-10-07T00:00:00.0</text:p>
          </table:table-cell>
          <table:table-cell office:value-type="string">
            <text:p>5540.8477</text:p>
          </table:table-cell>
          <table:table-cell office:value-type="string">
            <text:p>3944.8989</text:p>
          </table:table-cell>
          <table:table-cell office:value-type="string">
            <text:p>3303.0840</text:p>
          </table:table-cell>
          <table:table-cell office:value-type="string">
            <text:p>641.8152</text:p>
          </table:table-cell>
          <table:table-cell office:value-type="string">
            <text:p>7918.2603</text:p>
          </table:table-cell>
          <table:table-cell office:value-type="string">
            <text:p>2445.1023</text:p>
          </table:table-cell>
          <table:table-cell office:value-type="string">
            <text:p>857.8381</text:p>
          </table:table-cell>
          <table:table-cell office:value-type="string">
            <text:p>1587.2643</text:p>
          </table:table-cell>
          <table:table-cell office:value-type="string">
            <text:p>2187.9661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646];9;2); &quot;/&quot;; MID([.A646];6;2);&quot;/&quot;;MID([.A646];1;4);&quot;/&quot;)" office:value-type="string" office:string-value="06/10/2020/">
            <text:p>06/10/2020/</text:p>
          </table:table-cell>
        </table:table-row>
        <table:table-row table:style-name="ro1">
          <table:table-cell office:value-type="string">
            <text:p>2020-10-07T00:00:00.0/2020-10-08T00:00:00.0</text:p>
          </table:table-cell>
          <table:table-cell office:value-type="string">
            <text:p>5462.6841</text:p>
          </table:table-cell>
          <table:table-cell office:value-type="string">
            <text:p>3849.9697</text:p>
          </table:table-cell>
          <table:table-cell office:value-type="string">
            <text:p>2908.5483</text:p>
          </table:table-cell>
          <table:table-cell office:value-type="string">
            <text:p>941.4213</text:p>
          </table:table-cell>
          <table:table-cell office:value-type="string">
            <text:p>6961.5391</text:p>
          </table:table-cell>
          <table:table-cell office:value-type="string">
            <text:p>1472.8522</text:p>
          </table:table-cell>
          <table:table-cell office:value-type="string">
            <text:p>149.5023</text:p>
          </table:table-cell>
          <table:table-cell office:value-type="string">
            <text:p>1323.3499</text:p>
          </table:table-cell>
          <table:table-cell office:value-type="string">
            <text:p>501.0827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647];9;2); &quot;/&quot;; MID([.A647];6;2);&quot;/&quot;;MID([.A647];1;4);&quot;/&quot;)" office:value-type="string" office:string-value="07/10/2020/">
            <text:p>07/10/2020/</text:p>
          </table:table-cell>
        </table:table-row>
        <table:table-row table:style-name="ro1">
          <table:table-cell office:value-type="string">
            <text:p>2020-10-08T00:00:00.0/2020-10-09T00:00:00.0</text:p>
          </table:table-cell>
          <table:table-cell office:value-type="string">
            <text:p>5384.8584</text:p>
          </table:table-cell>
          <table:table-cell office:value-type="string">
            <text:p>3805.6577</text:p>
          </table:table-cell>
          <table:table-cell office:value-type="string">
            <text:p>3067.0061</text:p>
          </table:table-cell>
          <table:table-cell office:value-type="string">
            <text:p>738.6516</text:p>
          </table:table-cell>
          <table:table-cell office:value-type="string">
            <text:p>7413.9575</text:p>
          </table:table-cell>
          <table:table-cell office:value-type="string">
            <text:p>2951.1782</text:p>
          </table:table-cell>
          <table:table-cell office:value-type="string">
            <text:p>1501.8540</text:p>
          </table:table-cell>
          <table:table-cell office:value-type="string">
            <text:p>1449.3241</text:p>
          </table:table-cell>
          <table:table-cell office:value-type="string">
            <text:p>3841.6533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648];9;2); &quot;/&quot;; MID([.A648];6;2);&quot;/&quot;;MID([.A648];1;4);&quot;/&quot;)" office:value-type="string" office:string-value="08/10/2020/">
            <text:p>08/10/2020/</text:p>
          </table:table-cell>
        </table:table-row>
        <table:table-row table:style-name="ro1">
          <table:table-cell office:value-type="string">
            <text:p>2020-10-09T00:00:00.0/2020-10-10T00:00:00.0</text:p>
          </table:table-cell>
          <table:table-cell office:value-type="string">
            <text:p>5307.4272</text:p>
          </table:table-cell>
          <table:table-cell office:value-type="string">
            <text:p>3561.3835</text:p>
          </table:table-cell>
          <table:table-cell office:value-type="string">
            <text:p>2653.5354</text:p>
          </table:table-cell>
          <table:table-cell office:value-type="string">
            <text:p>907.8480</text:p>
          </table:table-cell>
          <table:table-cell office:value-type="string">
            <text:p>6346.9766</text:p>
          </table:table-cell>
          <table:table-cell office:value-type="string">
            <text:p>2303.6746</text:p>
          </table:table-cell>
          <table:table-cell office:value-type="string">
            <text:p>697.0208</text:p>
          </table:table-cell>
          <table:table-cell office:value-type="string">
            <text:p>1606.6538</text:p>
          </table:table-cell>
          <table:table-cell office:value-type="string">
            <text:p>1845.2816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649];9;2); &quot;/&quot;; MID([.A649];6;2);&quot;/&quot;;MID([.A649];1;4);&quot;/&quot;)" office:value-type="string" office:string-value="09/10/2020/">
            <text:p>09/10/2020/</text:p>
          </table:table-cell>
        </table:table-row>
        <table:table-row table:style-name="ro1">
          <table:table-cell office:value-type="string">
            <text:p>2020-10-10T00:00:00.0/2020-10-11T00:00:00.0</text:p>
          </table:table-cell>
          <table:table-cell office:value-type="string">
            <text:p>5230.3867</text:p>
          </table:table-cell>
          <table:table-cell office:value-type="string">
            <text:p>3481.0076</text:p>
          </table:table-cell>
          <table:table-cell office:value-type="string">
            <text:p>2478.5325</text:p>
          </table:table-cell>
          <table:table-cell office:value-type="string">
            <text:p>1002.4752</text:p>
          </table:table-cell>
          <table:table-cell office:value-type="string">
            <text:p>6008.0264</text:p>
          </table:table-cell>
          <table:table-cell office:value-type="string">
            <text:p>1203.3586</text:p>
          </table:table-cell>
          <table:table-cell office:value-type="string">
            <text:p>142.6786</text:p>
          </table:table-cell>
          <table:table-cell office:value-type="string">
            <text:p>1060.6801</text:p>
          </table:table-cell>
          <table:table-cell office:value-type="string">
            <text:p>583.1174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650];9;2); &quot;/&quot;; MID([.A650];6;2);&quot;/&quot;;MID([.A650];1;4);&quot;/&quot;)" office:value-type="string" office:string-value="10/10/2020/">
            <text:p>10/10/2020/</text:p>
          </table:table-cell>
        </table:table-row>
        <table:table-row table:style-name="ro1">
          <table:table-cell office:value-type="string">
            <text:p>2020-10-11T00:00:00.0/2020-10-12T00:00:00.0</text:p>
          </table:table-cell>
          <table:table-cell office:value-type="string">
            <text:p>5153.8052</text:p>
          </table:table-cell>
          <table:table-cell office:value-type="string">
            <text:p>3667.3057</text:p>
          </table:table-cell>
          <table:table-cell office:value-type="string">
            <text:p>2920.3972</text:p>
          </table:table-cell>
          <table:table-cell office:value-type="string">
            <text:p>746.9084</text:p>
          </table:table-cell>
          <table:table-cell office:value-type="string">
            <text:p>7238.7676</text:p>
          </table:table-cell>
          <table:table-cell office:value-type="string">
            <text:p>2344.3281</text:p>
          </table:table-cell>
          <table:table-cell office:value-type="string">
            <text:p>877.1999</text:p>
          </table:table-cell>
          <table:table-cell office:value-type="string">
            <text:p>1467.1283</text:p>
          </table:table-cell>
          <table:table-cell office:value-type="string">
            <text:p>2576.6272</text:p>
          </table:table-cell>
          <table:table-cell office:value-type="string">
            <text:p>0.9618</text:p>
          </table:table-cell>
          <table:table-cell table:number-columns-repeated="3"/>
          <table:table-cell table:formula="of:==CONCATENATE( MID([.A651];9;2); &quot;/&quot;; MID([.A651];6;2);&quot;/&quot;;MID([.A651];1;4);&quot;/&quot;)" office:value-type="string" office:string-value="11/10/2020/">
            <text:p>11/10/2020/</text:p>
          </table:table-cell>
        </table:table-row>
        <table:table-row table:style-name="ro1">
          <table:table-cell office:value-type="string">
            <text:p>2020-10-12T00:00:00.0/2020-10-13T00:00:00.0</text:p>
          </table:table-cell>
          <table:table-cell office:value-type="string">
            <text:p>5077.6367</text:p>
          </table:table-cell>
          <table:table-cell office:value-type="string">
            <text:p>3604.8271</text:p>
          </table:table-cell>
          <table:table-cell office:value-type="string">
            <text:p>2900.9314</text:p>
          </table:table-cell>
          <table:table-cell office:value-type="string">
            <text:p>703.8958</text:p>
          </table:table-cell>
          <table:table-cell office:value-type="string">
            <text:p>7310.5278</text:p>
          </table:table-cell>
          <table:table-cell office:value-type="string">
            <text:p>2539.1829</text:p>
          </table:table-cell>
          <table:table-cell office:value-type="string">
            <text:p>1282.4888</text:p>
          </table:table-cell>
          <table:table-cell office:value-type="string">
            <text:p>1256.6942</text:p>
          </table:table-cell>
          <table:table-cell office:value-type="string">
            <text:p>2729.7607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652];9;2); &quot;/&quot;; MID([.A652];6;2);&quot;/&quot;;MID([.A652];1;4);&quot;/&quot;)" office:value-type="string" office:string-value="12/10/2020/">
            <text:p>12/10/2020/</text:p>
          </table:table-cell>
        </table:table-row>
        <table:table-row table:style-name="ro1">
          <table:table-cell office:value-type="string">
            <text:p>2020-10-13T00:00:00.0/2020-10-14T00:00:00.0</text:p>
          </table:table-cell>
          <table:table-cell office:value-type="string">
            <text:p>5001.9717</text:p>
          </table:table-cell>
          <table:table-cell office:value-type="string">
            <text:p>3445.4597</text:p>
          </table:table-cell>
          <table:table-cell office:value-type="string">
            <text:p>2557.9265</text:p>
          </table:table-cell>
          <table:table-cell office:value-type="string">
            <text:p>887.5333</text:p>
          </table:table-cell>
          <table:table-cell office:value-type="string">
            <text:p>6371.1338</text:p>
          </table:table-cell>
          <table:table-cell office:value-type="string">
            <text:p>784.0626</text:p>
          </table:table-cell>
          <table:table-cell office:value-type="string">
            <text:p>12.8211</text:p>
          </table:table-cell>
          <table:table-cell office:value-type="string">
            <text:p>771.2415</text:p>
          </table:table-cell>
          <table:table-cell office:value-type="string">
            <text:p>88.0895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653];9;2); &quot;/&quot;; MID([.A653];6;2);&quot;/&quot;;MID([.A653];1;4);&quot;/&quot;)" office:value-type="string" office:string-value="13/10/2020/">
            <text:p>13/10/2020/</text:p>
          </table:table-cell>
        </table:table-row>
        <table:table-row table:style-name="ro1">
          <table:table-cell office:value-type="string">
            <text:p>2020-10-14T00:00:00.0/2020-10-15T00:00:00.0</text:p>
          </table:table-cell>
          <table:table-cell office:value-type="string">
            <text:p>4926.7871</text:p>
          </table:table-cell>
          <table:table-cell office:value-type="string">
            <text:p>3465.8748</text:p>
          </table:table-cell>
          <table:table-cell office:value-type="string">
            <text:p>2857.3716</text:p>
          </table:table-cell>
          <table:table-cell office:value-type="string">
            <text:p>608.5032</text:p>
          </table:table-cell>
          <table:table-cell office:value-type="string">
            <text:p>7370.8716</text:p>
          </table:table-cell>
          <table:table-cell office:value-type="string">
            <text:p>668.1719</text:p>
          </table:table-cell>
          <table:table-cell office:value-type="string">
            <text:p>4.3533</text:p>
          </table:table-cell>
          <table:table-cell office:value-type="string">
            <text:p>663.8186</text:p>
          </table:table-cell>
          <table:table-cell office:value-type="string">
            <text:p>38.8612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654];9;2); &quot;/&quot;; MID([.A654];6;2);&quot;/&quot;;MID([.A654];1;4);&quot;/&quot;)" office:value-type="string" office:string-value="14/10/2020/">
            <text:p>14/10/2020/</text:p>
          </table:table-cell>
        </table:table-row>
        <table:table-row table:style-name="ro1">
          <table:table-cell office:value-type="string">
            <text:p>2020-10-15T00:00:00.0/2020-10-16T00:00:00.0</text:p>
          </table:table-cell>
          <table:table-cell office:value-type="string">
            <text:p>4852.1187</text:p>
          </table:table-cell>
          <table:table-cell office:value-type="string">
            <text:p>3353.6521</text:p>
          </table:table-cell>
          <table:table-cell office:value-type="string">
            <text:p>2582.7749</text:p>
          </table:table-cell>
          <table:table-cell office:value-type="string">
            <text:p>770.8772</text:p>
          </table:table-cell>
          <table:table-cell office:value-type="string">
            <text:p>6613.5020</text:p>
          </table:table-cell>
          <table:table-cell office:value-type="string">
            <text:p>1048.2710</text:p>
          </table:table-cell>
          <table:table-cell office:value-type="string">
            <text:p>40.2581</text:p>
          </table:table-cell>
          <table:table-cell office:value-type="string">
            <text:p>1008.0129</text:p>
          </table:table-cell>
          <table:table-cell office:value-type="string">
            <text:p>290.9382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655];9;2); &quot;/&quot;; MID([.A655];6;2);&quot;/&quot;;MID([.A655];1;4);&quot;/&quot;)" office:value-type="string" office:string-value="15/10/2020/">
            <text:p>15/10/2020/</text:p>
          </table:table-cell>
        </table:table-row>
        <table:table-row table:style-name="ro1">
          <table:table-cell office:value-type="string">
            <text:p>2020-10-16T00:00:00.0/2020-10-17T00:00:00.0</text:p>
          </table:table-cell>
          <table:table-cell office:value-type="string">
            <text:p>4778.0376</text:p>
          </table:table-cell>
          <table:table-cell office:value-type="string">
            <text:p>3291.5383</text:p>
          </table:table-cell>
          <table:table-cell office:value-type="string">
            <text:p>2514.8845</text:p>
          </table:table-cell>
          <table:table-cell office:value-type="string">
            <text:p>776.6536</text:p>
          </table:table-cell>
          <table:table-cell office:value-type="string">
            <text:p>6513.5732</text:p>
          </table:table-cell>
          <table:table-cell office:value-type="string">
            <text:p>661.8962</text:p>
          </table:table-cell>
          <table:table-cell office:value-type="string">
            <text:p>2.4573</text:p>
          </table:table-cell>
          <table:table-cell office:value-type="string">
            <text:p>659.4389</text:p>
          </table:table-cell>
          <table:table-cell office:value-type="string">
            <text:p>42.4260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656];9;2); &quot;/&quot;; MID([.A656];6;2);&quot;/&quot;;MID([.A656];1;4);&quot;/&quot;)" office:value-type="string" office:string-value="16/10/2020/">
            <text:p>16/10/2020/</text:p>
          </table:table-cell>
        </table:table-row>
        <table:table-row table:style-name="ro1">
          <table:table-cell office:value-type="string">
            <text:p>2020-10-17T00:00:00.0/2020-10-18T00:00:00.0</text:p>
          </table:table-cell>
          <table:table-cell office:value-type="string">
            <text:p>4704.5024</text:p>
          </table:table-cell>
          <table:table-cell office:value-type="string">
            <text:p>3304.1260</text:p>
          </table:table-cell>
          <table:table-cell office:value-type="string">
            <text:p>2679.9246</text:p>
          </table:table-cell>
          <table:table-cell office:value-type="string">
            <text:p>624.2015</text:p>
          </table:table-cell>
          <table:table-cell office:value-type="string">
            <text:p>7096.1191</text:p>
          </table:table-cell>
          <table:table-cell office:value-type="string">
            <text:p>1341.9153</text:p>
          </table:table-cell>
          <table:table-cell office:value-type="string">
            <text:p>138.7304</text:p>
          </table:table-cell>
          <table:table-cell office:value-type="string">
            <text:p>1203.1848</text:p>
          </table:table-cell>
          <table:table-cell office:value-type="string">
            <text:p>467.377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657];9;2); &quot;/&quot;; MID([.A657];6;2);&quot;/&quot;;MID([.A657];1;4);&quot;/&quot;)" office:value-type="string" office:string-value="17/10/2020/">
            <text:p>17/10/2020/</text:p>
          </table:table-cell>
        </table:table-row>
        <table:table-row table:style-name="ro1">
          <table:table-cell office:value-type="string">
            <text:p>2020-10-18T00:00:00.0/2020-10-19T00:00:00.0</text:p>
          </table:table-cell>
          <table:table-cell office:value-type="string">
            <text:p>4631.5610</text:p>
          </table:table-cell>
          <table:table-cell office:value-type="string">
            <text:p>3227.6064</text:p>
          </table:table-cell>
          <table:table-cell office:value-type="string">
            <text:p>2501.6018</text:p>
          </table:table-cell>
          <table:table-cell office:value-type="string">
            <text:p>726.0046</text:p>
          </table:table-cell>
          <table:table-cell office:value-type="string">
            <text:p>6604.7725</text:p>
          </table:table-cell>
          <table:table-cell office:value-type="string">
            <text:p>1610.3558</text:p>
          </table:table-cell>
          <table:table-cell office:value-type="string">
            <text:p>253.2905</text:p>
          </table:table-cell>
          <table:table-cell office:value-type="string">
            <text:p>1357.0654</text:p>
          </table:table-cell>
          <table:table-cell office:value-type="string">
            <text:p>599.7418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658];9;2); &quot;/&quot;; MID([.A658];6;2);&quot;/&quot;;MID([.A658];1;4);&quot;/&quot;)" office:value-type="string" office:string-value="18/10/2020/">
            <text:p>18/10/2020/</text:p>
          </table:table-cell>
        </table:table-row>
        <table:table-row table:style-name="ro1">
          <table:table-cell office:value-type="string">
            <text:p>2020-10-19T00:00:00.0/2020-10-20T00:00:00.0</text:p>
          </table:table-cell>
          <table:table-cell office:value-type="string">
            <text:p>4559.2915</text:p>
          </table:table-cell>
          <table:table-cell office:value-type="string">
            <text:p>3061.8430</text:p>
          </table:table-cell>
          <table:table-cell office:value-type="string">
            <text:p>2181.9893</text:p>
          </table:table-cell>
          <table:table-cell office:value-type="string">
            <text:p>879.8537</text:p>
          </table:table-cell>
          <table:table-cell office:value-type="string">
            <text:p>5747.1235</text:p>
          </table:table-cell>
          <table:table-cell office:value-type="string">
            <text:p>1618.3241</text:p>
          </table:table-cell>
          <table:table-cell office:value-type="string">
            <text:p>216.1783</text:p>
          </table:table-cell>
          <table:table-cell office:value-type="string">
            <text:p>1402.1459</text:p>
          </table:table-cell>
          <table:table-cell office:value-type="string">
            <text:p>543.9569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659];9;2); &quot;/&quot;; MID([.A659];6;2);&quot;/&quot;;MID([.A659];1;4);&quot;/&quot;)" office:value-type="string" office:string-value="19/10/2020/">
            <text:p>19/10/2020/</text:p>
          </table:table-cell>
        </table:table-row>
        <table:table-row table:style-name="ro1">
          <table:table-cell office:value-type="string">
            <text:p>2020-10-20T00:00:00.0/2020-10-21T00:00:00.0</text:p>
          </table:table-cell>
          <table:table-cell office:value-type="string">
            <text:p>4487.6362</text:p>
          </table:table-cell>
          <table:table-cell office:value-type="string">
            <text:p>3071.5547</text:p>
          </table:table-cell>
          <table:table-cell office:value-type="string">
            <text:p>2305.7563</text:p>
          </table:table-cell>
          <table:table-cell office:value-type="string">
            <text:p>765.7982</text:p>
          </table:table-cell>
          <table:table-cell office:value-type="string">
            <text:p>6164.4653</text:p>
          </table:table-cell>
          <table:table-cell office:value-type="string">
            <text:p>2482.0918</text:p>
          </table:table-cell>
          <table:table-cell office:value-type="string">
            <text:p>1053.7164</text:p>
          </table:table-cell>
          <table:table-cell office:value-type="string">
            <text:p>1428.3755</text:p>
          </table:table-cell>
          <table:table-cell office:value-type="string">
            <text:p>2976.278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660];9;2); &quot;/&quot;; MID([.A660];6;2);&quot;/&quot;;MID([.A660];1;4);&quot;/&quot;)" office:value-type="string" office:string-value="20/10/2020/">
            <text:p>20/10/2020/</text:p>
          </table:table-cell>
        </table:table-row>
        <table:table-row table:style-name="ro1">
          <table:table-cell office:value-type="string">
            <text:p>2020-10-21T00:00:00.0/2020-10-22T00:00:00.0</text:p>
          </table:table-cell>
          <table:table-cell office:value-type="string">
            <text:p>4416.6851</text:p>
          </table:table-cell>
          <table:table-cell office:value-type="string">
            <text:p>2852.3757</text:p>
          </table:table-cell>
          <table:table-cell office:value-type="string">
            <text:p>1993.3723</text:p>
          </table:table-cell>
          <table:table-cell office:value-type="string">
            <text:p>859.0034</text:p>
          </table:table-cell>
          <table:table-cell office:value-type="string">
            <text:p>5297.4590</text:p>
          </table:table-cell>
          <table:table-cell office:value-type="string">
            <text:p>1449.5319</text:p>
          </table:table-cell>
          <table:table-cell office:value-type="string">
            <text:p>284.8614</text:p>
          </table:table-cell>
          <table:table-cell office:value-type="string">
            <text:p>1164.6704</text:p>
          </table:table-cell>
          <table:table-cell office:value-type="string">
            <text:p>983.5338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661];9;2); &quot;/&quot;; MID([.A661];6;2);&quot;/&quot;;MID([.A661];1;4);&quot;/&quot;)" office:value-type="string" office:string-value="21/10/2020/">
            <text:p>21/10/2020/</text:p>
          </table:table-cell>
        </table:table-row>
        <table:table-row table:style-name="ro1">
          <table:table-cell office:value-type="string">
            <text:p>2020-10-22T00:00:00.0/2020-10-23T00:00:00.0</text:p>
          </table:table-cell>
          <table:table-cell office:value-type="string">
            <text:p>4346.4136</text:p>
          </table:table-cell>
          <table:table-cell office:value-type="string">
            <text:p>2689.7129</text:p>
          </table:table-cell>
          <table:table-cell office:value-type="string">
            <text:p>1661.0685</text:p>
          </table:table-cell>
          <table:table-cell office:value-type="string">
            <text:p>1028.6444</text:p>
          </table:table-cell>
          <table:table-cell office:value-type="string">
            <text:p>4398.5400</text:p>
          </table:table-cell>
          <table:table-cell office:value-type="string">
            <text:p>1952.8669</text:p>
          </table:table-cell>
          <table:table-cell office:value-type="string">
            <text:p>481.2734</text:p>
          </table:table-cell>
          <table:table-cell office:value-type="string">
            <text:p>1471.5935</text:p>
          </table:table-cell>
          <table:table-cell office:value-type="string">
            <text:p>1396.0797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662];9;2); &quot;/&quot;; MID([.A662];6;2);&quot;/&quot;;MID([.A662];1;4);&quot;/&quot;)" office:value-type="string" office:string-value="22/10/2020/">
            <text:p>22/10/2020/</text:p>
          </table:table-cell>
        </table:table-row>
        <table:table-row table:style-name="ro1">
          <table:table-cell office:value-type="string">
            <text:p>2020-10-23T00:00:00.0/2020-10-24T00:00:00.0</text:p>
          </table:table-cell>
          <table:table-cell office:value-type="string">
            <text:p>4276.8584</text:p>
          </table:table-cell>
          <table:table-cell office:value-type="string">
            <text:p>2625.9568</text:p>
          </table:table-cell>
          <table:table-cell office:value-type="string">
            <text:p>1600.9670</text:p>
          </table:table-cell>
          <table:table-cell office:value-type="string">
            <text:p>1024.9897</text:p>
          </table:table-cell>
          <table:table-cell office:value-type="string">
            <text:p>4300.2666</text:p>
          </table:table-cell>
          <table:table-cell office:value-type="string">
            <text:p>811.1263</text:p>
          </table:table-cell>
          <table:table-cell office:value-type="string">
            <text:p>14.0453</text:p>
          </table:table-cell>
          <table:table-cell office:value-type="string">
            <text:p>797.0811</text:p>
          </table:table-cell>
          <table:table-cell office:value-type="string">
            <text:p>75.7730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663];9;2); &quot;/&quot;; MID([.A663];6;2);&quot;/&quot;;MID([.A663];1;4);&quot;/&quot;)" office:value-type="string" office:string-value="23/10/2020/">
            <text:p>23/10/2020/</text:p>
          </table:table-cell>
        </table:table-row>
        <table:table-row table:style-name="ro1">
          <table:table-cell office:value-type="string">
            <text:p>2020-10-24T00:00:00.0/2020-10-25T00:00:00.0</text:p>
          </table:table-cell>
          <table:table-cell office:value-type="string">
            <text:p>4208.0815</text:p>
          </table:table-cell>
          <table:table-cell office:value-type="string">
            <text:p>2795.6091</text:p>
          </table:table-cell>
          <table:table-cell office:value-type="string">
            <text:p>2017.0640</text:p>
          </table:table-cell>
          <table:table-cell office:value-type="string">
            <text:p>778.5452</text:p>
          </table:table-cell>
          <table:table-cell office:value-type="string">
            <text:p>5621.5103</text:p>
          </table:table-cell>
          <table:table-cell office:value-type="string">
            <text:p>2424.8762</text:p>
          </table:table-cell>
          <table:table-cell office:value-type="string">
            <text:p>1413.7720</text:p>
          </table:table-cell>
          <table:table-cell office:value-type="string">
            <text:p>1011.1042</text:p>
          </table:table-cell>
          <table:table-cell office:value-type="string">
            <text:p>4027.4810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664];9;2); &quot;/&quot;; MID([.A664];6;2);&quot;/&quot;;MID([.A664];1;4);&quot;/&quot;)" office:value-type="string" office:string-value="24/10/2020/">
            <text:p>24/10/2020/</text:p>
          </table:table-cell>
        </table:table-row>
        <table:table-row table:style-name="ro1">
          <table:table-cell office:value-type="string">
            <text:p>2020-10-25T00:00:00.0/2020-10-26T00:00:00.0</text:p>
          </table:table-cell>
          <table:table-cell office:value-type="string">
            <text:p>4140.0498</text:p>
          </table:table-cell>
          <table:table-cell office:value-type="string">
            <text:p>2864.0747</text:p>
          </table:table-cell>
          <table:table-cell office:value-type="string">
            <text:p>2244.7520</text:p>
          </table:table-cell>
          <table:table-cell office:value-type="string">
            <text:p>619.3226</text:p>
          </table:table-cell>
          <table:table-cell office:value-type="string">
            <text:p>6409.9331</text:p>
          </table:table-cell>
          <table:table-cell office:value-type="string">
            <text:p>2864.0747</text:p>
          </table:table-cell>
          <table:table-cell office:value-type="string">
            <text:p>2244.7520</text:p>
          </table:table-cell>
          <table:table-cell office:value-type="string">
            <text:p>619.3226</text:p>
          </table:table-cell>
          <table:table-cell office:value-type="string">
            <text:p>6409.9331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665];9;2); &quot;/&quot;; MID([.A665];6;2);&quot;/&quot;;MID([.A665];1;4);&quot;/&quot;)" office:value-type="string" office:string-value="25/10/2020/">
            <text:p>25/10/2020/</text:p>
          </table:table-cell>
        </table:table-row>
        <table:table-row table:style-name="ro1">
          <table:table-cell office:value-type="string">
            <text:p>2020-10-26T00:00:00.0/2020-10-27T00:00:00.0</text:p>
          </table:table-cell>
          <table:table-cell office:value-type="string">
            <text:p>4072.8330</text:p>
          </table:table-cell>
          <table:table-cell office:value-type="string">
            <text:p>2558.4241</text:p>
          </table:table-cell>
          <table:table-cell office:value-type="string">
            <text:p>1704.4294</text:p>
          </table:table-cell>
          <table:table-cell office:value-type="string">
            <text:p>853.9945</text:p>
          </table:table-cell>
          <table:table-cell office:value-type="string">
            <text:p>4777.7266</text:p>
          </table:table-cell>
          <table:table-cell office:value-type="string">
            <text:p>634.2021</text:p>
          </table:table-cell>
          <table:table-cell office:value-type="string">
            <text:p>27.7757</text:p>
          </table:table-cell>
          <table:table-cell office:value-type="string">
            <text:p>606.4263</text:p>
          </table:table-cell>
          <table:table-cell office:value-type="string">
            <text:p>152.4421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666];9;2); &quot;/&quot;; MID([.A666];6;2);&quot;/&quot;;MID([.A666];1;4);&quot;/&quot;)" office:value-type="string" office:string-value="26/10/2020/">
            <text:p>26/10/2020/</text:p>
          </table:table-cell>
        </table:table-row>
        <table:table-row table:style-name="ro1">
          <table:table-cell office:value-type="string">
            <text:p>2020-10-27T00:00:00.0/2020-10-28T00:00:00.0</text:p>
          </table:table-cell>
          <table:table-cell office:value-type="string">
            <text:p>4006.4395</text:p>
          </table:table-cell>
          <table:table-cell office:value-type="string">
            <text:p>2724.3303</text:p>
          </table:table-cell>
          <table:table-cell office:value-type="string">
            <text:p>2141.6401</text:p>
          </table:table-cell>
          <table:table-cell office:value-type="string">
            <text:p>582.6901</text:p>
          </table:table-cell>
          <table:table-cell office:value-type="string">
            <text:p>6268.5557</text:p>
          </table:table-cell>
          <table:table-cell office:value-type="string">
            <text:p>926.6651</text:p>
          </table:table-cell>
          <table:table-cell office:value-type="string">
            <text:p>72.2570</text:p>
          </table:table-cell>
          <table:table-cell office:value-type="string">
            <text:p>854.4081</text:p>
          </table:table-cell>
          <table:table-cell office:value-type="string">
            <text:p>450.9911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667];9;2); &quot;/&quot;; MID([.A667];6;2);&quot;/&quot;;MID([.A667];1;4);&quot;/&quot;)" office:value-type="string" office:string-value="27/10/2020/">
            <text:p>27/10/2020/</text:p>
          </table:table-cell>
        </table:table-row>
        <table:table-row table:style-name="ro1">
          <table:table-cell office:value-type="string">
            <text:p>2020-10-28T00:00:00.0/2020-10-29T00:00:00.0</text:p>
          </table:table-cell>
          <table:table-cell office:value-type="string">
            <text:p>3940.8540</text:p>
          </table:table-cell>
          <table:table-cell office:value-type="string">
            <text:p>2685.7991</text:p>
          </table:table-cell>
          <table:table-cell office:value-type="string">
            <text:p>2076.2512</text:p>
          </table:table-cell>
          <table:table-cell office:value-type="string">
            <text:p>609.5480</text:p>
          </table:table-cell>
          <table:table-cell office:value-type="string">
            <text:p>6231.6250</text:p>
          </table:table-cell>
          <table:table-cell office:value-type="string">
            <text:p>1628.4044</text:p>
          </table:table-cell>
          <table:table-cell office:value-type="string">
            <text:p>531.2709</text:p>
          </table:table-cell>
          <table:table-cell office:value-type="string">
            <text:p>1097.1334</text:p>
          </table:table-cell>
          <table:table-cell office:value-type="string">
            <text:p>2151.0457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668];9;2); &quot;/&quot;; MID([.A668];6;2);&quot;/&quot;;MID([.A668];1;4);&quot;/&quot;)" office:value-type="string" office:string-value="28/10/2020/">
            <text:p>28/10/2020/</text:p>
          </table:table-cell>
        </table:table-row>
        <table:table-row table:style-name="ro1">
          <table:table-cell office:value-type="string">
            <text:p>2020-10-29T00:00:00.0/2020-10-30T00:00:00.0</text:p>
          </table:table-cell>
          <table:table-cell office:value-type="string">
            <text:p>3876.1160</text:p>
          </table:table-cell>
          <table:table-cell office:value-type="string">
            <text:p>2598.9504</text:p>
          </table:table-cell>
          <table:table-cell office:value-type="string">
            <text:p>1834.8801</text:p>
          </table:table-cell>
          <table:table-cell office:value-type="string">
            <text:p>764.0704</text:p>
          </table:table-cell>
          <table:table-cell office:value-type="string">
            <text:p>5383.3047</text:p>
          </table:table-cell>
          <table:table-cell office:value-type="string">
            <text:p>811.0038</text:p>
          </table:table-cell>
          <table:table-cell office:value-type="string">
            <text:p>105.7109</text:p>
          </table:table-cell>
          <table:table-cell office:value-type="string">
            <text:p>705.2929</text:p>
          </table:table-cell>
          <table:table-cell office:value-type="string">
            <text:p>423.4384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669];9;2); &quot;/&quot;; MID([.A669];6;2);&quot;/&quot;;MID([.A669];1;4);&quot;/&quot;)" office:value-type="string" office:string-value="29/10/2020/">
            <text:p>29/10/2020/</text:p>
          </table:table-cell>
        </table:table-row>
        <table:table-row table:style-name="ro1">
          <table:table-cell office:value-type="string">
            <text:p>2020-10-30T00:00:00.0/2020-10-31T00:00:00.0</text:p>
          </table:table-cell>
          <table:table-cell office:value-type="string">
            <text:p>3812.2830</text:p>
          </table:table-cell>
          <table:table-cell office:value-type="string">
            <text:p>2510.8362</text:p>
          </table:table-cell>
          <table:table-cell office:value-type="string">
            <text:p>1906.1863</text:p>
          </table:table-cell>
          <table:table-cell office:value-type="string">
            <text:p>604.6497</text:p>
          </table:table-cell>
          <table:table-cell office:value-type="string">
            <text:p>5693.9268</text:p>
          </table:table-cell>
          <table:table-cell office:value-type="string">
            <text:p>638.9580</text:p>
          </table:table-cell>
          <table:table-cell office:value-type="string">
            <text:p>21.1016</text:p>
          </table:table-cell>
          <table:table-cell office:value-type="string">
            <text:p>617.8564</text:p>
          </table:table-cell>
          <table:table-cell office:value-type="string">
            <text:p>167.2260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670];9;2); &quot;/&quot;; MID([.A670];6;2);&quot;/&quot;;MID([.A670];1;4);&quot;/&quot;)" office:value-type="string" office:string-value="30/10/2020/">
            <text:p>30/10/2020/</text:p>
          </table:table-cell>
        </table:table-row>
        <table:table-row table:style-name="ro1">
          <table:table-cell office:value-type="string">
            <text:p>2020-10-31T00:00:00.0/2020-11-01T00:00:00.0</text:p>
          </table:table-cell>
          <table:table-cell office:value-type="string">
            <text:p>3749.3491</text:p>
          </table:table-cell>
          <table:table-cell office:value-type="string">
            <text:p>2456.3403</text:p>
          </table:table-cell>
          <table:table-cell office:value-type="string">
            <text:p>1852.1952</text:p>
          </table:table-cell>
          <table:table-cell office:value-type="string">
            <text:p>604.1451</text:p>
          </table:table-cell>
          <table:table-cell office:value-type="string">
            <text:p>5645.4941</text:p>
          </table:table-cell>
          <table:table-cell office:value-type="string">
            <text:p>876.4492</text:p>
          </table:table-cell>
          <table:table-cell office:value-type="string">
            <text:p>130.0219</text:p>
          </table:table-cell>
          <table:table-cell office:value-type="string">
            <text:p>746.4274</text:p>
          </table:table-cell>
          <table:table-cell office:value-type="string">
            <text:p>558.8384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671];9;2); &quot;/&quot;; MID([.A671];6;2);&quot;/&quot;;MID([.A671];1;4);&quot;/&quot;)" office:value-type="string" office:string-value="31/10/2020/">
            <text:p>31/10/2020/</text:p>
          </table:table-cell>
        </table:table-row>
        <table:table-row table:style-name="ro1">
          <table:table-cell office:value-type="string">
            <text:p>2020-11-01T00:00:00.0/2020-11-02T00:00:00.0</text:p>
          </table:table-cell>
          <table:table-cell office:value-type="string">
            <text:p>3687.3040</text:p>
          </table:table-cell>
          <table:table-cell office:value-type="string">
            <text:p>2376.2205</text:p>
          </table:table-cell>
          <table:table-cell office:value-type="string">
            <text:p>1721.3776</text:p>
          </table:table-cell>
          <table:table-cell office:value-type="string">
            <text:p>654.8430</text:p>
          </table:table-cell>
          <table:table-cell office:value-type="string">
            <text:p>5265.1895</text:p>
          </table:table-cell>
          <table:table-cell office:value-type="string">
            <text:p>688.6535</text:p>
          </table:table-cell>
          <table:table-cell office:value-type="string">
            <text:p>19.2514</text:p>
          </table:table-cell>
          <table:table-cell office:value-type="string">
            <text:p>669.4021</text:p>
          </table:table-cell>
          <table:table-cell office:value-type="string">
            <text:p>103.2708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672];9;2); &quot;/&quot;; MID([.A672];6;2);&quot;/&quot;;MID([.A672];1;4);&quot;/&quot;)" office:value-type="string" office:string-value="01/11/2020/">
            <text:p>01/11/2020/</text:p>
          </table:table-cell>
        </table:table-row>
        <table:table-row table:style-name="ro1">
          <table:table-cell office:value-type="string">
            <text:p>2020-11-02T00:00:00.0/2020-11-03T00:00:00.0</text:p>
          </table:table-cell>
          <table:table-cell office:value-type="string">
            <text:p>3626.2180</text:p>
          </table:table-cell>
          <table:table-cell office:value-type="string">
            <text:p>2295.1392</text:p>
          </table:table-cell>
          <table:table-cell office:value-type="string">
            <text:p>1611.8525</text:p>
          </table:table-cell>
          <table:table-cell office:value-type="string">
            <text:p>683.2867</text:p>
          </table:table-cell>
          <table:table-cell office:value-type="string">
            <text:p>4943.7754</text:p>
          </table:table-cell>
          <table:table-cell office:value-type="string">
            <text:p>885.9224</text:p>
          </table:table-cell>
          <table:table-cell office:value-type="string">
            <text:p>230.4923</text:p>
          </table:table-cell>
          <table:table-cell office:value-type="string">
            <text:p>655.4301</text:p>
          </table:table-cell>
          <table:table-cell office:value-type="string">
            <text:p>879.244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673];9;2); &quot;/&quot;; MID([.A673];6;2);&quot;/&quot;;MID([.A673];1;4);&quot;/&quot;)" office:value-type="string" office:string-value="02/11/2020/">
            <text:p>02/11/2020/</text:p>
          </table:table-cell>
        </table:table-row>
        <table:table-row table:style-name="ro1">
          <table:table-cell office:value-type="string">
            <text:p>2020-11-03T00:00:00.0/2020-11-04T00:00:00.0</text:p>
          </table:table-cell>
          <table:table-cell office:value-type="string">
            <text:p>3566.0564</text:p>
          </table:table-cell>
          <table:table-cell office:value-type="string">
            <text:p>2265.4102</text:p>
          </table:table-cell>
          <table:table-cell office:value-type="string">
            <text:p>1610.4495</text:p>
          </table:table-cell>
          <table:table-cell office:value-type="string">
            <text:p>654.9606</text:p>
          </table:table-cell>
          <table:table-cell office:value-type="string">
            <text:p>5023.1021</text:p>
          </table:table-cell>
          <table:table-cell office:value-type="string">
            <text:p>617.5233</text:p>
          </table:table-cell>
          <table:table-cell office:value-type="string">
            <text:p>22.9627</text:p>
          </table:table-cell>
          <table:table-cell office:value-type="string">
            <text:p>594.5607</text:p>
          </table:table-cell>
          <table:table-cell office:value-type="string">
            <text:p>164.7132</text:p>
          </table:table-cell>
          <table:table-cell office:value-type="string">
            <text:p>0.9590</text:p>
          </table:table-cell>
          <table:table-cell table:number-columns-repeated="3"/>
          <table:table-cell table:formula="of:==CONCATENATE( MID([.A674];9;2); &quot;/&quot;; MID([.A674];6;2);&quot;/&quot;;MID([.A674];1;4);&quot;/&quot;)" office:value-type="string" office:string-value="03/11/2020/">
            <text:p>03/11/2020/</text:p>
          </table:table-cell>
        </table:table-row>
        <table:table-row table:style-name="ro1">
          <table:table-cell office:value-type="string">
            <text:p>2020-11-04T00:00:00.0/2020-11-05T00:00:00.0</text:p>
          </table:table-cell>
          <table:table-cell office:value-type="string">
            <text:p>3506.9004</text:p>
          </table:table-cell>
          <table:table-cell office:value-type="string">
            <text:p>2338.1851</text:p>
          </table:table-cell>
          <table:table-cell office:value-type="string">
            <text:p>1720.6139</text:p>
          </table:table-cell>
          <table:table-cell office:value-type="string">
            <text:p>617.5712</text:p>
          </table:table-cell>
          <table:table-cell office:value-type="string">
            <text:p>5472.6880</text:p>
          </table:table-cell>
          <table:table-cell office:value-type="string">
            <text:p>865.5735</text:p>
          </table:table-cell>
          <table:table-cell office:value-type="string">
            <text:p>73.7254</text:p>
          </table:table-cell>
          <table:table-cell office:value-type="string">
            <text:p>791.8481</text:p>
          </table:table-cell>
          <table:table-cell office:value-type="string">
            <text:p>319.1177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675];9;2); &quot;/&quot;; MID([.A675];6;2);&quot;/&quot;;MID([.A675];1;4);&quot;/&quot;)" office:value-type="string" office:string-value="04/11/2020/">
            <text:p>04/11/2020/</text:p>
          </table:table-cell>
        </table:table-row>
        <table:table-row table:style-name="ro1">
          <table:table-cell office:value-type="string">
            <text:p>2020-11-05T00:00:00.0/2020-11-06T00:00:00.0</text:p>
          </table:table-cell>
          <table:table-cell office:value-type="string">
            <text:p>3448.7273</text:p>
          </table:table-cell>
          <table:table-cell office:value-type="string">
            <text:p>2438.2825</text:p>
          </table:table-cell>
          <table:table-cell office:value-type="string">
            <text:p>1959.3932</text:p>
          </table:table-cell>
          <table:table-cell office:value-type="string">
            <text:p>478.8891</text:p>
          </table:table-cell>
          <table:table-cell office:value-type="string">
            <text:p>6421.0918</text:p>
          </table:table-cell>
          <table:table-cell office:value-type="string">
            <text:p>1740.9176</text:p>
          </table:table-cell>
          <table:table-cell office:value-type="string">
            <text:p>821.3975</text:p>
          </table:table-cell>
          <table:table-cell office:value-type="string">
            <text:p>919.5201</text:p>
          </table:table-cell>
          <table:table-cell office:value-type="string">
            <text:p>3475.7532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676];9;2); &quot;/&quot;; MID([.A676];6;2);&quot;/&quot;;MID([.A676];1;4);&quot;/&quot;)" office:value-type="string" office:string-value="05/11/2020/">
            <text:p>05/11/2020/</text:p>
          </table:table-cell>
        </table:table-row>
        <table:table-row table:style-name="ro1">
          <table:table-cell office:value-type="string">
            <text:p>2020-11-06T00:00:00.0/2020-11-07T00:00:00.0</text:p>
          </table:table-cell>
          <table:table-cell office:value-type="string">
            <text:p>3391.5671</text:p>
          </table:table-cell>
          <table:table-cell office:value-type="string">
            <text:p>2308.5178</text:p>
          </table:table-cell>
          <table:table-cell office:value-type="string">
            <text:p>1829.6177</text:p>
          </table:table-cell>
          <table:table-cell office:value-type="string">
            <text:p>478.9002</text:p>
          </table:table-cell>
          <table:table-cell office:value-type="string">
            <text:p>6032.3394</text:p>
          </table:table-cell>
          <table:table-cell office:value-type="string">
            <text:p>2252.3660</text:p>
          </table:table-cell>
          <table:table-cell office:value-type="string">
            <text:p>1742.4022</text:p>
          </table:table-cell>
          <table:table-cell office:value-type="string">
            <text:p>509.9637</text:p>
          </table:table-cell>
          <table:table-cell office:value-type="string">
            <text:p>5753.6709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677];9;2); &quot;/&quot;; MID([.A677];6;2);&quot;/&quot;;MID([.A677];1;4);&quot;/&quot;)" office:value-type="string" office:string-value="06/11/2020/">
            <text:p>06/11/2020/</text:p>
          </table:table-cell>
        </table:table-row>
        <table:table-row table:style-name="ro1">
          <table:table-cell office:value-type="string">
            <text:p>2020-11-07T00:00:00.0/2020-11-08T00:00:00.0</text:p>
          </table:table-cell>
          <table:table-cell office:value-type="string">
            <text:p>3335.4062</text:p>
          </table:table-cell>
          <table:table-cell office:value-type="string">
            <text:p>2305.0278</text:p>
          </table:table-cell>
          <table:table-cell office:value-type="string">
            <text:p>1879.5985</text:p>
          </table:table-cell>
          <table:table-cell office:value-type="string">
            <text:p>425.4293</text:p>
          </table:table-cell>
          <table:table-cell office:value-type="string">
            <text:p>6329.5747</text:p>
          </table:table-cell>
          <table:table-cell office:value-type="string">
            <text:p>1235.8329</text:p>
          </table:table-cell>
          <table:table-cell office:value-type="string">
            <text:p>217.0715</text:p>
          </table:table-cell>
          <table:table-cell office:value-type="string">
            <text:p>1018.7615</text:p>
          </table:table-cell>
          <table:table-cell office:value-type="string">
            <text:p>948.9493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678];9;2); &quot;/&quot;; MID([.A678];6;2);&quot;/&quot;;MID([.A678];1;4);&quot;/&quot;)" office:value-type="string" office:string-value="07/11/2020/">
            <text:p>07/11/2020/</text:p>
          </table:table-cell>
        </table:table-row>
        <table:table-row table:style-name="ro1">
          <table:table-cell office:value-type="string">
            <text:p>2020-11-08T00:00:00.0/2020-11-09T00:00:00.0</text:p>
          </table:table-cell>
          <table:table-cell office:value-type="string">
            <text:p>3280.3308</text:p>
          </table:table-cell>
          <table:table-cell office:value-type="string">
            <text:p>2242.2864</text:p>
          </table:table-cell>
          <table:table-cell office:value-type="string">
            <text:p>1736.3613</text:p>
          </table:table-cell>
          <table:table-cell office:value-type="string">
            <text:p>505.9250</text:p>
          </table:table-cell>
          <table:table-cell office:value-type="string">
            <text:p>5830.9639</text:p>
          </table:table-cell>
          <table:table-cell office:value-type="string">
            <text:p>612.3914</text:p>
          </table:table-cell>
          <table:table-cell office:value-type="string">
            <text:p>7.5373</text:p>
          </table:table-cell>
          <table:table-cell office:value-type="string">
            <text:p>604.8541</text:p>
          </table:table-cell>
          <table:table-cell office:value-type="string">
            <text:p>91.6991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679];9;2); &quot;/&quot;; MID([.A679];6;2);&quot;/&quot;;MID([.A679];1;4);&quot;/&quot;)" office:value-type="string" office:string-value="08/11/2020/">
            <text:p>08/11/2020/</text:p>
          </table:table-cell>
        </table:table-row>
        <table:table-row table:style-name="ro1">
          <table:table-cell office:value-type="string">
            <text:p>2020-11-09T00:00:00.0/2020-11-10T00:00:00.0</text:p>
          </table:table-cell>
          <table:table-cell office:value-type="string">
            <text:p>3226.2830</text:p>
          </table:table-cell>
          <table:table-cell office:value-type="string">
            <text:p>2112.7002</text:p>
          </table:table-cell>
          <table:table-cell office:value-type="string">
            <text:p>1503.1632</text:p>
          </table:table-cell>
          <table:table-cell office:value-type="string">
            <text:p>609.5371</text:p>
          </table:table-cell>
          <table:table-cell office:value-type="string">
            <text:p>5017.1035</text:p>
          </table:table-cell>
          <table:table-cell office:value-type="string">
            <text:p>458.6690</text:p>
          </table:table-cell>
          <table:table-cell office:value-type="string">
            <text:p>8.5460</text:p>
          </table:table-cell>
          <table:table-cell office:value-type="string">
            <text:p>450.1230</text:p>
          </table:table-cell>
          <table:table-cell office:value-type="string">
            <text:p>104.618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680];9;2); &quot;/&quot;; MID([.A680];6;2);&quot;/&quot;;MID([.A680];1;4);&quot;/&quot;)" office:value-type="string" office:string-value="09/11/2020/">
            <text:p>09/11/2020/</text:p>
          </table:table-cell>
        </table:table-row>
        <table:table-row table:style-name="ro1">
          <table:table-cell office:value-type="string">
            <text:p>2020-11-10T00:00:00.0/2020-11-11T00:00:00.0</text:p>
          </table:table-cell>
          <table:table-cell office:value-type="string">
            <text:p>3173.3230</text:p>
          </table:table-cell>
          <table:table-cell office:value-type="string">
            <text:p>2128.4414</text:p>
          </table:table-cell>
          <table:table-cell office:value-type="string">
            <text:p>1588.7688</text:p>
          </table:table-cell>
          <table:table-cell office:value-type="string">
            <text:p>539.6725</text:p>
          </table:table-cell>
          <table:table-cell office:value-type="string">
            <text:p>5413.4644</text:p>
          </table:table-cell>
          <table:table-cell office:value-type="string">
            <text:p>428.1990</text:p>
          </table:table-cell>
          <table:table-cell office:value-type="string">
            <text:p>28.6881</text:p>
          </table:table-cell>
          <table:table-cell office:value-type="string">
            <text:p>399.5108</text:p>
          </table:table-cell>
          <table:table-cell office:value-type="string">
            <text:p>269.3923</text:p>
          </table:table-cell>
          <table:table-cell office:value-type="string">
            <text:p>0.9667</text:p>
          </table:table-cell>
          <table:table-cell table:number-columns-repeated="3"/>
          <table:table-cell table:formula="of:==CONCATENATE( MID([.A681];9;2); &quot;/&quot;; MID([.A681];6;2);&quot;/&quot;;MID([.A681];1;4);&quot;/&quot;)" office:value-type="string" office:string-value="10/11/2020/">
            <text:p>10/11/2020/</text:p>
          </table:table-cell>
        </table:table-row>
        <table:table-row table:style-name="ro1">
          <table:table-cell office:value-type="string">
            <text:p>2020-11-11T00:00:00.0/2020-11-12T00:00:00.0</text:p>
          </table:table-cell>
          <table:table-cell office:value-type="string">
            <text:p>3121.4536</text:p>
          </table:table-cell>
          <table:table-cell office:value-type="string">
            <text:p>2079.3335</text:p>
          </table:table-cell>
          <table:table-cell office:value-type="string">
            <text:p>1558.5504</text:p>
          </table:table-cell>
          <table:table-cell office:value-type="string">
            <text:p>520.7831</text:p>
          </table:table-cell>
          <table:table-cell office:value-type="string">
            <text:p>5375.4106</text:p>
          </table:table-cell>
          <table:table-cell office:value-type="string">
            <text:p>373.0194</text:p>
          </table:table-cell>
          <table:table-cell office:value-type="string">
            <text:p>6.5158</text:p>
          </table:table-cell>
          <table:table-cell office:value-type="string">
            <text:p>366.5036</text:p>
          </table:table-cell>
          <table:table-cell office:value-type="string">
            <text:p>87.8406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682];9;2); &quot;/&quot;; MID([.A682];6;2);&quot;/&quot;;MID([.A682];1;4);&quot;/&quot;)" office:value-type="string" office:string-value="11/11/2020/">
            <text:p>11/11/2020/</text:p>
          </table:table-cell>
        </table:table-row>
        <table:table-row table:style-name="ro1">
          <table:table-cell office:value-type="string">
            <text:p>2020-11-12T00:00:00.0/2020-11-13T00:00:00.0</text:p>
          </table:table-cell>
          <table:table-cell office:value-type="string">
            <text:p>3070.7092</text:p>
          </table:table-cell>
          <table:table-cell office:value-type="string">
            <text:p>1931.6499</text:p>
          </table:table-cell>
          <table:table-cell office:value-type="string">
            <text:p>1272.4495</text:p>
          </table:table-cell>
          <table:table-cell office:value-type="string">
            <text:p>659.2005</text:p>
          </table:table-cell>
          <table:table-cell office:value-type="string">
            <text:p>4335.1865</text:p>
          </table:table-cell>
          <table:table-cell office:value-type="string">
            <text:p>491.9142</text:p>
          </table:table-cell>
          <table:table-cell office:value-type="string">
            <text:p>7.8993</text:p>
          </table:table-cell>
          <table:table-cell office:value-type="string">
            <text:p>484.0149</text:p>
          </table:table-cell>
          <table:table-cell office:value-type="string">
            <text:p>78.8061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683];9;2); &quot;/&quot;; MID([.A683];6;2);&quot;/&quot;;MID([.A683];1;4);&quot;/&quot;)" office:value-type="string" office:string-value="12/11/2020/">
            <text:p>12/11/2020/</text:p>
          </table:table-cell>
        </table:table-row>
        <table:table-row table:style-name="ro1">
          <table:table-cell office:value-type="string">
            <text:p>2020-11-13T00:00:00.0/2020-11-14T00:00:00.0</text:p>
          </table:table-cell>
          <table:table-cell office:value-type="string">
            <text:p>3021.0564</text:p>
          </table:table-cell>
          <table:table-cell office:value-type="string">
            <text:p>2008.2074</text:p>
          </table:table-cell>
          <table:table-cell office:value-type="string">
            <text:p>1530.2601</text:p>
          </table:table-cell>
          <table:table-cell office:value-type="string">
            <text:p>477.9473</text:p>
          </table:table-cell>
          <table:table-cell office:value-type="string">
            <text:p>5425.3262</text:p>
          </table:table-cell>
          <table:table-cell office:value-type="string">
            <text:p>1037.0830</text:p>
          </table:table-cell>
          <table:table-cell office:value-type="string">
            <text:p>355.9346</text:p>
          </table:table-cell>
          <table:table-cell office:value-type="string">
            <text:p>681.1485</text:p>
          </table:table-cell>
          <table:table-cell office:value-type="string">
            <text:p>1236.3268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684];9;2); &quot;/&quot;; MID([.A684];6;2);&quot;/&quot;;MID([.A684];1;4);&quot;/&quot;)" office:value-type="string" office:string-value="13/11/2020/">
            <text:p>13/11/2020/</text:p>
          </table:table-cell>
        </table:table-row>
        <table:table-row table:style-name="ro1">
          <table:table-cell office:value-type="string">
            <text:p>2020-11-14T00:00:00.0/2020-11-15T00:00:00.0</text:p>
          </table:table-cell>
          <table:table-cell office:value-type="string">
            <text:p>2972.6038</text:p>
          </table:table-cell>
          <table:table-cell office:value-type="string">
            <text:p>1923.4230</text:p>
          </table:table-cell>
          <table:table-cell office:value-type="string">
            <text:p>1460.5243</text:p>
          </table:table-cell>
          <table:table-cell office:value-type="string">
            <text:p>462.8987</text:p>
          </table:table-cell>
          <table:table-cell office:value-type="string">
            <text:p>5204.4922</text:p>
          </table:table-cell>
          <table:table-cell office:value-type="string">
            <text:p>1085.1171</text:p>
          </table:table-cell>
          <table:table-cell office:value-type="string">
            <text:p>474.7346</text:p>
          </table:table-cell>
          <table:table-cell office:value-type="string">
            <text:p>610.3823</text:p>
          </table:table-cell>
          <table:table-cell office:value-type="string">
            <text:p>1908.6351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685];9;2); &quot;/&quot;; MID([.A685];6;2);&quot;/&quot;;MID([.A685];1;4);&quot;/&quot;)" office:value-type="string" office:string-value="14/11/2020/">
            <text:p>14/11/2020/</text:p>
          </table:table-cell>
        </table:table-row>
        <table:table-row table:style-name="ro1">
          <table:table-cell office:value-type="string">
            <text:p>2020-11-15T00:00:00.0/2020-11-16T00:00:00.0</text:p>
          </table:table-cell>
          <table:table-cell office:value-type="string">
            <text:p>2925.2842</text:p>
          </table:table-cell>
          <table:table-cell office:value-type="string">
            <text:p>1919.3549</text:p>
          </table:table-cell>
          <table:table-cell office:value-type="string">
            <text:p>1442.8986</text:p>
          </table:table-cell>
          <table:table-cell office:value-type="string">
            <text:p>476.4563</text:p>
          </table:table-cell>
          <table:table-cell office:value-type="string">
            <text:p>5212.9199</text:p>
          </table:table-cell>
          <table:table-cell office:value-type="string">
            <text:p>1013.7908</text:p>
          </table:table-cell>
          <table:table-cell office:value-type="string">
            <text:p>80.6650</text:p>
          </table:table-cell>
          <table:table-cell office:value-type="string">
            <text:p>933.1259</text:p>
          </table:table-cell>
          <table:table-cell office:value-type="string">
            <text:p>395.9393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686];9;2); &quot;/&quot;; MID([.A686];6;2);&quot;/&quot;;MID([.A686];1;4);&quot;/&quot;)" office:value-type="string" office:string-value="15/11/2020/">
            <text:p>15/11/2020/</text:p>
          </table:table-cell>
        </table:table-row>
        <table:table-row table:style-name="ro1">
          <table:table-cell office:value-type="string">
            <text:p>2020-11-16T00:00:00.0/2020-11-17T00:00:00.0</text:p>
          </table:table-cell>
          <table:table-cell office:value-type="string">
            <text:p>2879.1250</text:p>
          </table:table-cell>
          <table:table-cell office:value-type="string">
            <text:p>1835.6138</text:p>
          </table:table-cell>
          <table:table-cell office:value-type="string">
            <text:p>1186.1581</text:p>
          </table:table-cell>
          <table:table-cell office:value-type="string">
            <text:p>649.4556</text:p>
          </table:table-cell>
          <table:table-cell office:value-type="string">
            <text:p>4249.6875</text:p>
          </table:table-cell>
          <table:table-cell office:value-type="string">
            <text:p>996.5070</text:p>
          </table:table-cell>
          <table:table-cell office:value-type="string">
            <text:p>226.8449</text:p>
          </table:table-cell>
          <table:table-cell office:value-type="string">
            <text:p>769.6621</text:p>
          </table:table-cell>
          <table:table-cell office:value-type="string">
            <text:p>875.0127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687];9;2); &quot;/&quot;; MID([.A687];6;2);&quot;/&quot;;MID([.A687];1;4);&quot;/&quot;)" office:value-type="string" office:string-value="16/11/2020/">
            <text:p>16/11/2020/</text:p>
          </table:table-cell>
        </table:table-row>
        <table:table-row table:style-name="ro1">
          <table:table-cell office:value-type="string">
            <text:p>2020-11-17T00:00:00.0/2020-11-18T00:00:00.0</text:p>
          </table:table-cell>
          <table:table-cell office:value-type="string">
            <text:p>2834.1611</text:p>
          </table:table-cell>
          <table:table-cell office:value-type="string">
            <text:p>1838.0209</text:p>
          </table:table-cell>
          <table:table-cell office:value-type="string">
            <text:p>1304.1543</text:p>
          </table:table-cell>
          <table:table-cell office:value-type="string">
            <text:p>533.8665</text:p>
          </table:table-cell>
          <table:table-cell office:value-type="string">
            <text:p>4751.1353</text:p>
          </table:table-cell>
          <table:table-cell office:value-type="string">
            <text:p>1079.9044</text:p>
          </table:table-cell>
          <table:table-cell office:value-type="string">
            <text:p>359.1979</text:p>
          </table:table-cell>
          <table:table-cell office:value-type="string">
            <text:p>720.7065</text:p>
          </table:table-cell>
          <table:table-cell office:value-type="string">
            <text:p>1255.2118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688];9;2); &quot;/&quot;; MID([.A688];6;2);&quot;/&quot;;MID([.A688];1;4);&quot;/&quot;)" office:value-type="string" office:string-value="17/11/2020/">
            <text:p>17/11/2020/</text:p>
          </table:table-cell>
        </table:table-row>
        <table:table-row table:style-name="ro1">
          <table:table-cell office:value-type="string">
            <text:p>2020-11-18T00:00:00.0/2020-11-19T00:00:00.0</text:p>
          </table:table-cell>
          <table:table-cell office:value-type="string">
            <text:p>2790.3970</text:p>
          </table:table-cell>
          <table:table-cell office:value-type="string">
            <text:p>1826.7986</text:p>
          </table:table-cell>
          <table:table-cell office:value-type="string">
            <text:p>1349.7985</text:p>
          </table:table-cell>
          <table:table-cell office:value-type="string">
            <text:p>477.0001</text:p>
          </table:table-cell>
          <table:table-cell office:value-type="string">
            <text:p>5009.8135</text:p>
          </table:table-cell>
          <table:table-cell office:value-type="string">
            <text:p>1548.1527</text:p>
          </table:table-cell>
          <table:table-cell office:value-type="string">
            <text:p>902.8195</text:p>
          </table:table-cell>
          <table:table-cell office:value-type="string">
            <text:p>645.3332</text:p>
          </table:table-cell>
          <table:table-cell office:value-type="string">
            <text:p>3264.7920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689];9;2); &quot;/&quot;; MID([.A689];6;2);&quot;/&quot;;MID([.A689];1;4);&quot;/&quot;)" office:value-type="string" office:string-value="18/11/2020/">
            <text:p>18/11/2020/</text:p>
          </table:table-cell>
        </table:table-row>
        <table:table-row table:style-name="ro1">
          <table:table-cell office:value-type="string">
            <text:p>2020-11-19T00:00:00.0/2020-11-20T00:00:00.0</text:p>
          </table:table-cell>
          <table:table-cell office:value-type="string">
            <text:p>2747.8328</text:p>
          </table:table-cell>
          <table:table-cell office:value-type="string">
            <text:p>1777.7511</text:p>
          </table:table-cell>
          <table:table-cell office:value-type="string">
            <text:p>1344.8505</text:p>
          </table:table-cell>
          <table:table-cell office:value-type="string">
            <text:p>432.9006</text:p>
          </table:table-cell>
          <table:table-cell office:value-type="string">
            <text:p>5126.4639</text:p>
          </table:table-cell>
          <table:table-cell office:value-type="string">
            <text:p>1047.9282</text:p>
          </table:table-cell>
          <table:table-cell office:value-type="string">
            <text:p>446.9021</text:p>
          </table:table-cell>
          <table:table-cell office:value-type="string">
            <text:p>601.0261</text:p>
          </table:table-cell>
          <table:table-cell office:value-type="string">
            <text:p>1649.1522</text:p>
          </table:table-cell>
          <table:table-cell office:value-type="string">
            <text:p>0.9656</text:p>
          </table:table-cell>
          <table:table-cell table:number-columns-repeated="3"/>
          <table:table-cell table:formula="of:==CONCATENATE( MID([.A690];9;2); &quot;/&quot;; MID([.A690];6;2);&quot;/&quot;;MID([.A690];1;4);&quot;/&quot;)" office:value-type="string" office:string-value="19/11/2020/">
            <text:p>19/11/2020/</text:p>
          </table:table-cell>
        </table:table-row>
        <table:table-row table:style-name="ro1">
          <table:table-cell office:value-type="string">
            <text:p>2020-11-20T00:00:00.0/2020-11-21T00:00:00.0</text:p>
          </table:table-cell>
          <table:table-cell office:value-type="string">
            <text:p>2706.5276</text:p>
          </table:table-cell>
          <table:table-cell office:value-type="string">
            <text:p>1789.8070</text:p>
          </table:table-cell>
          <table:table-cell office:value-type="string">
            <text:p>1177.3987</text:p>
          </table:table-cell>
          <table:table-cell office:value-type="string">
            <text:p>612.4083</text:p>
          </table:table-cell>
          <table:table-cell office:value-type="string">
            <text:p>4373.8848</text:p>
          </table:table-cell>
          <table:table-cell office:value-type="string">
            <text:p>1008.3697</text:p>
          </table:table-cell>
          <table:table-cell office:value-type="string">
            <text:p>309.5346</text:p>
          </table:table-cell>
          <table:table-cell office:value-type="string">
            <text:p>698.8351</text:p>
          </table:table-cell>
          <table:table-cell office:value-type="string">
            <text:p>1407.0431</text:p>
          </table:table-cell>
          <table:table-cell office:value-type="string">
            <text:p>0.9663</text:p>
          </table:table-cell>
          <table:table-cell table:number-columns-repeated="3"/>
          <table:table-cell table:formula="of:==CONCATENATE( MID([.A691];9;2); &quot;/&quot;; MID([.A691];6;2);&quot;/&quot;;MID([.A691];1;4);&quot;/&quot;)" office:value-type="string" office:string-value="20/11/2020/">
            <text:p>20/11/2020/</text:p>
          </table:table-cell>
        </table:table-row>
        <table:table-row table:style-name="ro1">
          <table:table-cell office:value-type="string">
            <text:p>2020-11-21T00:00:00.0/2020-11-22T00:00:00.0</text:p>
          </table:table-cell>
          <table:table-cell office:value-type="string">
            <text:p>2666.4204</text:p>
          </table:table-cell>
          <table:table-cell office:value-type="string">
            <text:p>1812.8730</text:p>
          </table:table-cell>
          <table:table-cell office:value-type="string">
            <text:p>1373.7803</text:p>
          </table:table-cell>
          <table:table-cell office:value-type="string">
            <text:p>439.0927</text:p>
          </table:table-cell>
          <table:table-cell office:value-type="string">
            <text:p>5311.8760</text:p>
          </table:table-cell>
          <table:table-cell office:value-type="string">
            <text:p>1715.6991</text:p>
          </table:table-cell>
          <table:table-cell office:value-type="string">
            <text:p>1191.6045</text:p>
          </table:table-cell>
          <table:table-cell office:value-type="string">
            <text:p>524.0946</text:p>
          </table:table-cell>
          <table:table-cell office:value-type="string">
            <text:p>4626.5771</text:p>
          </table:table-cell>
          <table:table-cell office:value-type="string">
            <text:p>0.9674</text:p>
          </table:table-cell>
          <table:table-cell table:number-columns-repeated="3"/>
          <table:table-cell table:formula="of:==CONCATENATE( MID([.A692];9;2); &quot;/&quot;; MID([.A692];6;2);&quot;/&quot;;MID([.A692];1;4);&quot;/&quot;)" office:value-type="string" office:string-value="21/11/2020/">
            <text:p>21/11/2020/</text:p>
          </table:table-cell>
        </table:table-row>
        <table:table-row table:style-name="ro1">
          <table:table-cell office:value-type="string">
            <text:p>2020-11-22T00:00:00.0/2020-11-23T00:00:00.0</text:p>
          </table:table-cell>
          <table:table-cell office:value-type="string">
            <text:p>2627.5862</text:p>
          </table:table-cell>
          <table:table-cell office:value-type="string">
            <text:p>1719.0718</text:p>
          </table:table-cell>
          <table:table-cell office:value-type="string">
            <text:p>1268.6385</text:p>
          </table:table-cell>
          <table:table-cell office:value-type="string">
            <text:p>450.4333</text:p>
          </table:table-cell>
          <table:table-cell office:value-type="string">
            <text:p>4912.6978</text:p>
          </table:table-cell>
          <table:table-cell office:value-type="string">
            <text:p>1162.2042</text:p>
          </table:table-cell>
          <table:table-cell office:value-type="string">
            <text:p>466.2845</text:p>
          </table:table-cell>
          <table:table-cell office:value-type="string">
            <text:p>695.9197</text:p>
          </table:table-cell>
          <table:table-cell office:value-type="string">
            <text:p>1802.7635</text:p>
          </table:table-cell>
          <table:table-cell office:value-type="string">
            <text:p>0.9681</text:p>
          </table:table-cell>
          <table:table-cell table:number-columns-repeated="3"/>
          <table:table-cell table:formula="of:==CONCATENATE( MID([.A693];9;2); &quot;/&quot;; MID([.A693];6;2);&quot;/&quot;;MID([.A693];1;4);&quot;/&quot;)" office:value-type="string" office:string-value="22/11/2020/">
            <text:p>22/11/2020/</text:p>
          </table:table-cell>
        </table:table-row>
        <table:table-row table:style-name="ro1">
          <table:table-cell office:value-type="string">
            <text:p>2020-11-23T00:00:00.0/2020-11-24T00:00:00.0</text:p>
          </table:table-cell>
          <table:table-cell office:value-type="string">
            <text:p>2589.9773</text:p>
          </table:table-cell>
          <table:table-cell office:value-type="string">
            <text:p>1676.8992</text:p>
          </table:table-cell>
          <table:table-cell office:value-type="string">
            <text:p>1233.6824</text:p>
          </table:table-cell>
          <table:table-cell office:value-type="string">
            <text:p>443.2168</text:p>
          </table:table-cell>
          <table:table-cell office:value-type="string">
            <text:p>4826.3638</text:p>
          </table:table-cell>
          <table:table-cell office:value-type="string">
            <text:p>503.8915</text:p>
          </table:table-cell>
          <table:table-cell office:value-type="string">
            <text:p>40.7093</text:p>
          </table:table-cell>
          <table:table-cell office:value-type="string">
            <text:p>463.1823</text:p>
          </table:table-cell>
          <table:table-cell office:value-type="string">
            <text:p>284.0385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694];9;2); &quot;/&quot;; MID([.A694];6;2);&quot;/&quot;;MID([.A694];1;4);&quot;/&quot;)" office:value-type="string" office:string-value="23/11/2020/">
            <text:p>23/11/2020/</text:p>
          </table:table-cell>
        </table:table-row>
        <table:table-row table:style-name="ro1">
          <table:table-cell office:value-type="string">
            <text:p>2020-11-24T00:00:00.0/2020-11-25T00:00:00.0</text:p>
          </table:table-cell>
          <table:table-cell office:value-type="string">
            <text:p>2553.6545</text:p>
          </table:table-cell>
          <table:table-cell office:value-type="string">
            <text:p>1716.3452</text:p>
          </table:table-cell>
          <table:table-cell office:value-type="string">
            <text:p>1292.8278</text:p>
          </table:table-cell>
          <table:table-cell office:value-type="string">
            <text:p>423.5175</text:p>
          </table:table-cell>
          <table:table-cell office:value-type="string">
            <text:p>5142.7100</text:p>
          </table:table-cell>
          <table:table-cell office:value-type="string">
            <text:p>1639.9380</text:p>
          </table:table-cell>
          <table:table-cell office:value-type="string">
            <text:p>1170.6477</text:p>
          </table:table-cell>
          <table:table-cell office:value-type="string">
            <text:p>469.2903</text:p>
          </table:table-cell>
          <table:table-cell office:value-type="string">
            <text:p>4414.2319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695];9;2); &quot;/&quot;; MID([.A695];6;2);&quot;/&quot;;MID([.A695];1;4);&quot;/&quot;)" office:value-type="string" office:string-value="24/11/2020/">
            <text:p>24/11/2020/</text:p>
          </table:table-cell>
        </table:table-row>
        <table:table-row table:style-name="ro1">
          <table:table-cell office:value-type="string">
            <text:p>2020-11-25T00:00:00.0/2020-11-26T00:00:00.0</text:p>
          </table:table-cell>
          <table:table-cell office:value-type="string">
            <text:p>2518.5762</text:p>
          </table:table-cell>
          <table:table-cell office:value-type="string">
            <text:p>1713.8147</text:p>
          </table:table-cell>
          <table:table-cell office:value-type="string">
            <text:p>1305.3507</text:p>
          </table:table-cell>
          <table:table-cell office:value-type="string">
            <text:p>408.4640</text:p>
          </table:table-cell>
          <table:table-cell office:value-type="string">
            <text:p>5250.8159</text:p>
          </table:table-cell>
          <table:table-cell office:value-type="string">
            <text:p>346.5859</text:p>
          </table:table-cell>
          <table:table-cell office:value-type="string">
            <text:p>2.2619</text:p>
          </table:table-cell>
          <table:table-cell office:value-type="string">
            <text:p>344.3239</text:p>
          </table:table-cell>
          <table:table-cell office:value-type="string">
            <text:p>48.1710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696];9;2); &quot;/&quot;; MID([.A696];6;2);&quot;/&quot;;MID([.A696];1;4);&quot;/&quot;)" office:value-type="string" office:string-value="25/11/2020/">
            <text:p>25/11/2020/</text:p>
          </table:table-cell>
        </table:table-row>
        <table:table-row table:style-name="ro1">
          <table:table-cell office:value-type="string">
            <text:p>2020-11-26T00:00:00.0/2020-11-27T00:00:00.0</text:p>
          </table:table-cell>
          <table:table-cell office:value-type="string">
            <text:p>2484.7979</text:p>
          </table:table-cell>
          <table:table-cell office:value-type="string">
            <text:p>1630.5183</text:p>
          </table:table-cell>
          <table:table-cell office:value-type="string">
            <text:p>1219.9703</text:p>
          </table:table-cell>
          <table:table-cell office:value-type="string">
            <text:p>410.5480</text:p>
          </table:table-cell>
          <table:table-cell office:value-type="string">
            <text:p>4924.4707</text:p>
          </table:table-cell>
          <table:table-cell office:value-type="string">
            <text:p>393.1564</text:p>
          </table:table-cell>
          <table:table-cell office:value-type="string">
            <text:p>7.1562</text:p>
          </table:table-cell>
          <table:table-cell office:value-type="string">
            <text:p>386.0002</text:p>
          </table:table-cell>
          <table:table-cell office:value-type="string">
            <text:p>105.2612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697];9;2); &quot;/&quot;; MID([.A697];6;2);&quot;/&quot;;MID([.A697];1;4);&quot;/&quot;)" office:value-type="string" office:string-value="26/11/2020/">
            <text:p>26/11/2020/</text:p>
          </table:table-cell>
        </table:table-row>
        <table:table-row table:style-name="ro1">
          <table:table-cell office:value-type="string">
            <text:p>2020-11-27T00:00:00.0/2020-11-28T00:00:00.0</text:p>
          </table:table-cell>
          <table:table-cell office:value-type="string">
            <text:p>2452.2742</text:p>
          </table:table-cell>
          <table:table-cell office:value-type="string">
            <text:p>1537.9434</text:p>
          </table:table-cell>
          <table:table-cell office:value-type="string">
            <text:p>1061.9634</text:p>
          </table:table-cell>
          <table:table-cell office:value-type="string">
            <text:p>475.9800</text:p>
          </table:table-cell>
          <table:table-cell office:value-type="string">
            <text:p>4253.6528</text:p>
          </table:table-cell>
          <table:table-cell office:value-type="string">
            <text:p>409.3604</text:p>
          </table:table-cell>
          <table:table-cell office:value-type="string">
            <text:p>8.6775</text:p>
          </table:table-cell>
          <table:table-cell office:value-type="string">
            <text:p>400.6829</text:p>
          </table:table-cell>
          <table:table-cell office:value-type="string">
            <text:p>110.6397</text:p>
          </table:table-cell>
          <table:table-cell office:value-type="string">
            <text:p>0.9569</text:p>
          </table:table-cell>
          <table:table-cell table:number-columns-repeated="3"/>
          <table:table-cell table:formula="of:==CONCATENATE( MID([.A698];9;2); &quot;/&quot;; MID([.A698];6;2);&quot;/&quot;;MID([.A698];1;4);&quot;/&quot;)" office:value-type="string" office:string-value="27/11/2020/">
            <text:p>27/11/2020/</text:p>
          </table:table-cell>
        </table:table-row>
        <table:table-row table:style-name="ro1">
          <table:table-cell office:value-type="string">
            <text:p>2020-11-28T00:00:00.0/2020-11-29T00:00:00.0</text:p>
          </table:table-cell>
          <table:table-cell office:value-type="string">
            <text:p>2421.1045</text:p>
          </table:table-cell>
          <table:table-cell office:value-type="string">
            <text:p>1612.0049</text:p>
          </table:table-cell>
          <table:table-cell office:value-type="string">
            <text:p>1223.4407</text:p>
          </table:table-cell>
          <table:table-cell office:value-type="string">
            <text:p>388.5642</text:p>
          </table:table-cell>
          <table:table-cell office:value-type="string">
            <text:p>5049.5820</text:p>
          </table:table-cell>
          <table:table-cell office:value-type="string">
            <text:p>496.1768</text:p>
          </table:table-cell>
          <table:table-cell office:value-type="string">
            <text:p>24.8249</text:p>
          </table:table-cell>
          <table:table-cell office:value-type="string">
            <text:p>471.3519</text:p>
          </table:table-cell>
          <table:table-cell office:value-type="string">
            <text:p>191.9598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699];9;2); &quot;/&quot;; MID([.A699];6;2);&quot;/&quot;;MID([.A699];1;4);&quot;/&quot;)" office:value-type="string" office:string-value="28/11/2020/">
            <text:p>28/11/2020/</text:p>
          </table:table-cell>
        </table:table-row>
        <table:table-row table:style-name="ro1">
          <table:table-cell office:value-type="string">
            <text:p>2020-11-29T00:00:00.0/2020-11-30T00:00:00.0</text:p>
          </table:table-cell>
          <table:table-cell office:value-type="string">
            <text:p>2391.1685</text:p>
          </table:table-cell>
          <table:table-cell office:value-type="string">
            <text:p>1616.1753</text:p>
          </table:table-cell>
          <table:table-cell office:value-type="string">
            <text:p>1294.1432</text:p>
          </table:table-cell>
          <table:table-cell office:value-type="string">
            <text:p>322.0321</text:p>
          </table:table-cell>
          <table:table-cell office:value-type="string">
            <text:p>5462.8145</text:p>
          </table:table-cell>
          <table:table-cell office:value-type="string">
            <text:p>1348.2012</text:p>
          </table:table-cell>
          <table:table-cell office:value-type="string">
            <text:p>794.4085</text:p>
          </table:table-cell>
          <table:table-cell office:value-type="string">
            <text:p>553.7926</text:p>
          </table:table-cell>
          <table:table-cell office:value-type="string">
            <text:p>3365.3013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700];9;2); &quot;/&quot;; MID([.A700];6;2);&quot;/&quot;;MID([.A700];1;4);&quot;/&quot;)" office:value-type="string" office:string-value="29/11/2020/">
            <text:p>29/11/2020/</text:p>
          </table:table-cell>
        </table:table-row>
        <table:table-row table:style-name="ro1">
          <table:table-cell office:value-type="string">
            <text:p>2020-11-30T00:00:00.0/2020-12-01T00:00:00.0</text:p>
          </table:table-cell>
          <table:table-cell office:value-type="string">
            <text:p>2362.5649</text:p>
          </table:table-cell>
          <table:table-cell office:value-type="string">
            <text:p>1608.2454</text:p>
          </table:table-cell>
          <table:table-cell office:value-type="string">
            <text:p>1284.1727</text:p>
          </table:table-cell>
          <table:table-cell office:value-type="string">
            <text:p>324.0727</text:p>
          </table:table-cell>
          <table:table-cell office:value-type="string">
            <text:p>5476.2612</text:p>
          </table:table-cell>
          <table:table-cell office:value-type="string">
            <text:p>946.9091</text:p>
          </table:table-cell>
          <table:table-cell office:value-type="string">
            <text:p>277.1337</text:p>
          </table:table-cell>
          <table:table-cell office:value-type="string">
            <text:p>669.7754</text:p>
          </table:table-cell>
          <table:table-cell office:value-type="string">
            <text:p>1415.8386</text:p>
          </table:table-cell>
          <table:table-cell office:value-type="string">
            <text:p>0.9642</text:p>
          </table:table-cell>
          <table:table-cell table:number-columns-repeated="3"/>
          <table:table-cell table:formula="of:==CONCATENATE( MID([.A701];9;2); &quot;/&quot;; MID([.A701];6;2);&quot;/&quot;;MID([.A701];1;4);&quot;/&quot;)" office:value-type="string" office:string-value="30/11/2020/">
            <text:p>30/11/2020/</text:p>
          </table:table-cell>
        </table:table-row>
        <table:table-row table:style-name="ro1">
          <table:table-cell office:value-type="string">
            <text:p>2020-12-01T00:00:00.0/2020-12-02T00:00:00.0</text:p>
          </table:table-cell>
          <table:table-cell office:value-type="string">
            <text:p>2335.2959</text:p>
          </table:table-cell>
          <table:table-cell office:value-type="string">
            <text:p>1523.2394</text:p>
          </table:table-cell>
          <table:table-cell office:value-type="string">
            <text:p>1158.5771</text:p>
          </table:table-cell>
          <table:table-cell office:value-type="string">
            <text:p>364.6623</text:p>
          </table:table-cell>
          <table:table-cell office:value-type="string">
            <text:p>4903.2412</text:p>
          </table:table-cell>
          <table:table-cell office:value-type="string">
            <text:p>1411.1318</text:p>
          </table:table-cell>
          <table:table-cell office:value-type="string">
            <text:p>1028.2435</text:p>
          </table:table-cell>
          <table:table-cell office:value-type="string">
            <text:p>382.8883</text:p>
          </table:table-cell>
          <table:table-cell office:value-type="string">
            <text:p>4049.5164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702];9;2); &quot;/&quot;; MID([.A702];6;2);&quot;/&quot;;MID([.A702];1;4);&quot;/&quot;)" office:value-type="string" office:string-value="01/12/2020/">
            <text:p>01/12/2020/</text:p>
          </table:table-cell>
        </table:table-row>
        <table:table-row table:style-name="ro1">
          <table:table-cell office:value-type="string">
            <text:p>2020-12-02T00:00:00.0/2020-12-03T00:00:00.0</text:p>
          </table:table-cell>
          <table:table-cell office:value-type="string">
            <text:p>2309.2800</text:p>
          </table:table-cell>
          <table:table-cell office:value-type="string">
            <text:p>1571.4056</text:p>
          </table:table-cell>
          <table:table-cell office:value-type="string">
            <text:p>1218.6255</text:p>
          </table:table-cell>
          <table:table-cell office:value-type="string">
            <text:p>352.7802</text:p>
          </table:table-cell>
          <table:table-cell office:value-type="string">
            <text:p>5217.1260</text:p>
          </table:table-cell>
          <table:table-cell office:value-type="string">
            <text:p>1115.9158</text:p>
          </table:table-cell>
          <table:table-cell office:value-type="string">
            <text:p>520.3207</text:p>
          </table:table-cell>
          <table:table-cell office:value-type="string">
            <text:p>595.5951</text:p>
          </table:table-cell>
          <table:table-cell office:value-type="string">
            <text:p>2168.7559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703];9;2); &quot;/&quot;; MID([.A703];6;2);&quot;/&quot;;MID([.A703];1;4);&quot;/&quot;)" office:value-type="string" office:string-value="02/12/2020/">
            <text:p>02/12/2020/</text:p>
          </table:table-cell>
        </table:table-row>
        <table:table-row table:style-name="ro1">
          <table:table-cell office:value-type="string">
            <text:p>2020-12-03T00:00:00.0/2020-12-04T00:00:00.0</text:p>
          </table:table-cell>
          <table:table-cell office:value-type="string">
            <text:p>2284.6431</text:p>
          </table:table-cell>
          <table:table-cell office:value-type="string">
            <text:p>1458.1664</text:p>
          </table:table-cell>
          <table:table-cell office:value-type="string">
            <text:p>1083.1436</text:p>
          </table:table-cell>
          <table:table-cell office:value-type="string">
            <text:p>375.0228</text:p>
          </table:table-cell>
          <table:table-cell office:value-type="string">
            <text:p>4609.4858</text:p>
          </table:table-cell>
          <table:table-cell office:value-type="string">
            <text:p>371.8232</text:p>
          </table:table-cell>
          <table:table-cell office:value-type="string">
            <text:p>15.8067</text:p>
          </table:table-cell>
          <table:table-cell office:value-type="string">
            <text:p>356.0165</text:p>
          </table:table-cell>
          <table:table-cell office:value-type="string">
            <text:p>122.7104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704];9;2); &quot;/&quot;; MID([.A704];6;2);&quot;/&quot;;MID([.A704];1;4);&quot;/&quot;)" office:value-type="string" office:string-value="03/12/2020/">
            <text:p>03/12/2020/</text:p>
          </table:table-cell>
        </table:table-row>
        <table:table-row table:style-name="ro1">
          <table:table-cell office:value-type="string">
            <text:p>2020-12-04T00:00:00.0/2020-12-05T00:00:00.0</text:p>
          </table:table-cell>
          <table:table-cell office:value-type="string">
            <text:p>2261.2927</text:p>
          </table:table-cell>
          <table:table-cell office:value-type="string">
            <text:p>1505.7106</text:p>
          </table:table-cell>
          <table:table-cell office:value-type="string">
            <text:p>1179.2644</text:p>
          </table:table-cell>
          <table:table-cell office:value-type="string">
            <text:p>326.4462</text:p>
          </table:table-cell>
          <table:table-cell office:value-type="string">
            <text:p>5146.7329</text:p>
          </table:table-cell>
          <table:table-cell office:value-type="string">
            <text:p>752.1552</text:p>
          </table:table-cell>
          <table:table-cell office:value-type="string">
            <text:p>226.7599</text:p>
          </table:table-cell>
          <table:table-cell office:value-type="string">
            <text:p>525.3953</text:p>
          </table:table-cell>
          <table:table-cell office:value-type="string">
            <text:p>1016.7501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705];9;2); &quot;/&quot;; MID([.A705];6;2);&quot;/&quot;;MID([.A705];1;4);&quot;/&quot;)" office:value-type="string" office:string-value="04/12/2020/">
            <text:p>04/12/2020/</text:p>
          </table:table-cell>
        </table:table-row>
        <table:table-row table:style-name="ro1">
          <table:table-cell office:value-type="string">
            <text:p>2020-12-05T00:00:00.0/2020-12-06T00:00:00.0</text:p>
          </table:table-cell>
          <table:table-cell office:value-type="string">
            <text:p>2239.2976</text:p>
          </table:table-cell>
          <table:table-cell office:value-type="string">
            <text:p>1417.9548</text:p>
          </table:table-cell>
          <table:table-cell office:value-type="string">
            <text:p>1055.3439</text:p>
          </table:table-cell>
          <table:table-cell office:value-type="string">
            <text:p>362.6110</text:p>
          </table:table-cell>
          <table:table-cell office:value-type="string">
            <text:p>4569.7603</text:p>
          </table:table-cell>
          <table:table-cell office:value-type="string">
            <text:p>1235.7587</text:p>
          </table:table-cell>
          <table:table-cell office:value-type="string">
            <text:p>609.6240</text:p>
          </table:table-cell>
          <table:table-cell office:value-type="string">
            <text:p>626.1346</text:p>
          </table:table-cell>
          <table:table-cell office:value-type="string">
            <text:p>2730.0134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706];9;2); &quot;/&quot;; MID([.A706];6;2);&quot;/&quot;;MID([.A706];1;4);&quot;/&quot;)" office:value-type="string" office:string-value="05/12/2020/">
            <text:p>05/12/2020/</text:p>
          </table:table-cell>
        </table:table-row>
        <table:table-row table:style-name="ro1">
          <table:table-cell office:value-type="string">
            <text:p>2020-12-06T00:00:00.0/2020-12-07T00:00:00.0</text:p>
          </table:table-cell>
          <table:table-cell office:value-type="string">
            <text:p>2218.5991</text:p>
          </table:table-cell>
          <table:table-cell office:value-type="string">
            <text:p>1388.9490</text:p>
          </table:table-cell>
          <table:table-cell office:value-type="string">
            <text:p>976.6597</text:p>
          </table:table-cell>
          <table:table-cell office:value-type="string">
            <text:p>412.2892</text:p>
          </table:table-cell>
          <table:table-cell office:value-type="string">
            <text:p>4223.2202</text:p>
          </table:table-cell>
          <table:table-cell office:value-type="string">
            <text:p>1103.6022</text:p>
          </table:table-cell>
          <table:table-cell office:value-type="string">
            <text:p>582.9904</text:p>
          </table:table-cell>
          <table:table-cell office:value-type="string">
            <text:p>520.6117</text:p>
          </table:table-cell>
          <table:table-cell office:value-type="string">
            <text:p>2275.4800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707];9;2); &quot;/&quot;; MID([.A707];6;2);&quot;/&quot;;MID([.A707];1;4);&quot;/&quot;)" office:value-type="string" office:string-value="06/12/2020/">
            <text:p>06/12/2020/</text:p>
          </table:table-cell>
        </table:table-row>
        <table:table-row table:style-name="ro1">
          <table:table-cell office:value-type="string">
            <text:p>2020-12-07T00:00:00.0/2020-12-08T00:00:00.0</text:p>
          </table:table-cell>
          <table:table-cell office:value-type="string">
            <text:p>2199.2412</text:p>
          </table:table-cell>
          <table:table-cell office:value-type="string">
            <text:p>1359.1874</text:p>
          </table:table-cell>
          <table:table-cell office:value-type="string">
            <text:p>908.9281</text:p>
          </table:table-cell>
          <table:table-cell office:value-type="string">
            <text:p>450.2592</text:p>
          </table:table-cell>
          <table:table-cell office:value-type="string">
            <text:p>3934.0840</text:p>
          </table:table-cell>
          <table:table-cell office:value-type="string">
            <text:p>525.3073</text:p>
          </table:table-cell>
          <table:table-cell office:value-type="string">
            <text:p>120.7540</text:p>
          </table:table-cell>
          <table:table-cell office:value-type="string">
            <text:p>404.5533</text:p>
          </table:table-cell>
          <table:table-cell office:value-type="string">
            <text:p>636.8606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708];9;2); &quot;/&quot;; MID([.A708];6;2);&quot;/&quot;;MID([.A708];1;4);&quot;/&quot;)" office:value-type="string" office:string-value="07/12/2020/">
            <text:p>07/12/2020/</text:p>
          </table:table-cell>
        </table:table-row>
        <table:table-row table:style-name="ro1">
          <table:table-cell office:value-type="string">
            <text:p>2020-12-08T00:00:00.0/2020-12-09T00:00:00.0</text:p>
          </table:table-cell>
          <table:table-cell office:value-type="string">
            <text:p>2181.2490</text:p>
          </table:table-cell>
          <table:table-cell office:value-type="string">
            <text:p>1445.2208</text:p>
          </table:table-cell>
          <table:table-cell office:value-type="string">
            <text:p>1104.9454</text:p>
          </table:table-cell>
          <table:table-cell office:value-type="string">
            <text:p>340.2753</text:p>
          </table:table-cell>
          <table:table-cell office:value-type="string">
            <text:p>4926.9580</text:p>
          </table:table-cell>
          <table:table-cell office:value-type="string">
            <text:p>1382.0048</text:p>
          </table:table-cell>
          <table:table-cell office:value-type="string">
            <text:p>969.4360</text:p>
          </table:table-cell>
          <table:table-cell office:value-type="string">
            <text:p>412.5687</text:p>
          </table:table-cell>
          <table:table-cell office:value-type="string">
            <text:p>4260.7241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709];9;2); &quot;/&quot;; MID([.A709];6;2);&quot;/&quot;;MID([.A709];1;4);&quot;/&quot;)" office:value-type="string" office:string-value="08/12/2020/">
            <text:p>08/12/2020/</text:p>
          </table:table-cell>
        </table:table-row>
        <table:table-row table:style-name="ro1">
          <table:table-cell office:value-type="string">
            <text:p>2020-12-09T00:00:00.0/2020-12-10T00:00:00.0</text:p>
          </table:table-cell>
          <table:table-cell office:value-type="string">
            <text:p>2164.5933</text:p>
          </table:table-cell>
          <table:table-cell office:value-type="string">
            <text:p>1334.2767</text:p>
          </table:table-cell>
          <table:table-cell office:value-type="string">
            <text:p>883.3250</text:p>
          </table:table-cell>
          <table:table-cell office:value-type="string">
            <text:p>450.9517</text:p>
          </table:table-cell>
          <table:table-cell office:value-type="string">
            <text:p>3860.0667</text:p>
          </table:table-cell>
          <table:table-cell office:value-type="string">
            <text:p>732.0145</text:p>
          </table:table-cell>
          <table:table-cell office:value-type="string">
            <text:p>130.9426</text:p>
          </table:table-cell>
          <table:table-cell office:value-type="string">
            <text:p>601.0719</text:p>
          </table:table-cell>
          <table:table-cell office:value-type="string">
            <text:p>793.6680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710];9;2); &quot;/&quot;; MID([.A710];6;2);&quot;/&quot;;MID([.A710];1;4);&quot;/&quot;)" office:value-type="string" office:string-value="09/12/2020/">
            <text:p>09/12/2020/</text:p>
          </table:table-cell>
        </table:table-row>
        <table:table-row table:style-name="ro1">
          <table:table-cell office:value-type="string">
            <text:p>2020-12-10T00:00:00.0/2020-12-11T00:00:00.0</text:p>
          </table:table-cell>
          <table:table-cell office:value-type="string">
            <text:p>2149.2793</text:p>
          </table:table-cell>
          <table:table-cell office:value-type="string">
            <text:p>1331.9935</text:p>
          </table:table-cell>
          <table:table-cell office:value-type="string">
            <text:p>916.6310</text:p>
          </table:table-cell>
          <table:table-cell office:value-type="string">
            <text:p>415.3625</text:p>
          </table:table-cell>
          <table:table-cell office:value-type="string">
            <text:p>4036.1968</text:p>
          </table:table-cell>
          <table:table-cell office:value-type="string">
            <text:p>572.6281</text:p>
          </table:table-cell>
          <table:table-cell office:value-type="string">
            <text:p>71.8813</text:p>
          </table:table-cell>
          <table:table-cell office:value-type="string">
            <text:p>500.7467</text:p>
          </table:table-cell>
          <table:table-cell office:value-type="string">
            <text:p>338.9035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711];9;2); &quot;/&quot;; MID([.A711];6;2);&quot;/&quot;;MID([.A711];1;4);&quot;/&quot;)" office:value-type="string" office:string-value="10/12/2020/">
            <text:p>10/12/2020/</text:p>
          </table:table-cell>
        </table:table-row>
        <table:table-row table:style-name="ro1">
          <table:table-cell office:value-type="string">
            <text:p>2020-12-11T00:00:00.0/2020-12-12T00:00:00.0</text:p>
          </table:table-cell>
          <table:table-cell office:value-type="string">
            <text:p>2135.3008</text:p>
          </table:table-cell>
          <table:table-cell office:value-type="string">
            <text:p>1390.8707</text:p>
          </table:table-cell>
          <table:table-cell office:value-type="string">
            <text:p>1066.8271</text:p>
          </table:table-cell>
          <table:table-cell office:value-type="string">
            <text:p>324.0436</text:p>
          </table:table-cell>
          <table:table-cell office:value-type="string">
            <text:p>4811.5752</text:p>
          </table:table-cell>
          <table:table-cell office:value-type="string">
            <text:p>591.6440</text:p>
          </table:table-cell>
          <table:table-cell office:value-type="string">
            <text:p>187.8027</text:p>
          </table:table-cell>
          <table:table-cell office:value-type="string">
            <text:p>403.8413</text:p>
          </table:table-cell>
          <table:table-cell office:value-type="string">
            <text:p>745.3648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712];9;2); &quot;/&quot;; MID([.A712];6;2);&quot;/&quot;;MID([.A712];1;4);&quot;/&quot;)" office:value-type="string" office:string-value="11/12/2020/">
            <text:p>11/12/2020/</text:p>
          </table:table-cell>
        </table:table-row>
        <table:table-row table:style-name="ro1">
          <table:table-cell office:value-type="string">
            <text:p>2020-12-12T00:00:00.0/2020-12-13T00:00:00.0</text:p>
          </table:table-cell>
          <table:table-cell office:value-type="string">
            <text:p>2122.6821</text:p>
          </table:table-cell>
          <table:table-cell office:value-type="string">
            <text:p>1369.4192</text:p>
          </table:table-cell>
          <table:table-cell office:value-type="string">
            <text:p>1011.3007</text:p>
          </table:table-cell>
          <table:table-cell office:value-type="string">
            <text:p>358.1185</text:p>
          </table:table-cell>
          <table:table-cell office:value-type="string">
            <text:p>4565.9019</text:p>
          </table:table-cell>
          <table:table-cell office:value-type="string">
            <text:p>397.8778</text:p>
          </table:table-cell>
          <table:table-cell office:value-type="string">
            <text:p>26.9300</text:p>
          </table:table-cell>
          <table:table-cell office:value-type="string">
            <text:p>370.9478</text:p>
          </table:table-cell>
          <table:table-cell office:value-type="string">
            <text:p>285.0453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713];9;2); &quot;/&quot;; MID([.A713];6;2);&quot;/&quot;;MID([.A713];1;4);&quot;/&quot;)" office:value-type="string" office:string-value="12/12/2020/">
            <text:p>12/12/2020/</text:p>
          </table:table-cell>
        </table:table-row>
        <table:table-row table:style-name="ro1">
          <table:table-cell office:value-type="string">
            <text:p>2020-12-13T00:00:00.0/2020-12-14T00:00:00.0</text:p>
          </table:table-cell>
          <table:table-cell office:value-type="string">
            <text:p>2111.4153</text:p>
          </table:table-cell>
          <table:table-cell office:value-type="string">
            <text:p>1309.6521</text:p>
          </table:table-cell>
          <table:table-cell office:value-type="string">
            <text:p>907.1296</text:p>
          </table:table-cell>
          <table:table-cell office:value-type="string">
            <text:p>402.5226</text:p>
          </table:table-cell>
          <table:table-cell office:value-type="string">
            <text:p>4032.7671</text:p>
          </table:table-cell>
          <table:table-cell office:value-type="string">
            <text:p>393.6330</text:p>
          </table:table-cell>
          <table:table-cell office:value-type="string">
            <text:p>7.9506</text:p>
          </table:table-cell>
          <table:table-cell office:value-type="string">
            <text:p>385.6824</text:p>
          </table:table-cell>
          <table:table-cell office:value-type="string">
            <text:p>105.2545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714];9;2); &quot;/&quot;; MID([.A714];6;2);&quot;/&quot;;MID([.A714];1;4);&quot;/&quot;)" office:value-type="string" office:string-value="13/12/2020/">
            <text:p>13/12/2020/</text:p>
          </table:table-cell>
        </table:table-row>
        <table:table-row table:style-name="ro1">
          <table:table-cell office:value-type="string">
            <text:p>2020-12-14T00:00:00.0/2020-12-15T00:00:00.0</text:p>
          </table:table-cell>
          <table:table-cell office:value-type="string">
            <text:p>2101.5012</text:p>
          </table:table-cell>
          <table:table-cell office:value-type="string">
            <text:p>1344.1206</text:p>
          </table:table-cell>
          <table:table-cell office:value-type="string">
            <text:p>976.7029</text:p>
          </table:table-cell>
          <table:table-cell office:value-type="string">
            <text:p>367.4177</text:p>
          </table:table-cell>
          <table:table-cell office:value-type="string">
            <text:p>4414.9624</text:p>
          </table:table-cell>
          <table:table-cell office:value-type="string">
            <text:p>1281.0854</text:p>
          </table:table-cell>
          <table:table-cell office:value-type="string">
            <text:p>835.6994</text:p>
          </table:table-cell>
          <table:table-cell office:value-type="string">
            <text:p>445.3861</text:p>
          </table:table-cell>
          <table:table-cell office:value-type="string">
            <text:p>3586.5525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715];9;2); &quot;/&quot;; MID([.A715];6;2);&quot;/&quot;;MID([.A715];1;4);&quot;/&quot;)" office:value-type="string" office:string-value="14/12/2020/">
            <text:p>14/12/2020/</text:p>
          </table:table-cell>
        </table:table-row>
        <table:table-row table:style-name="ro1">
          <table:table-cell office:value-type="string">
            <text:p>2020-12-15T00:00:00.0/2020-12-16T00:00:00.0</text:p>
          </table:table-cell>
          <table:table-cell office:value-type="string">
            <text:p>2092.9673</text:p>
          </table:table-cell>
          <table:table-cell office:value-type="string">
            <text:p>1287.5450</text:p>
          </table:table-cell>
          <table:table-cell office:value-type="string">
            <text:p>836.2999</text:p>
          </table:table-cell>
          <table:table-cell office:value-type="string">
            <text:p>451.2451</text:p>
          </table:table-cell>
          <table:table-cell office:value-type="string">
            <text:p>3714.4805</text:p>
          </table:table-cell>
          <table:table-cell office:value-type="string">
            <text:p>399.5408</text:p>
          </table:table-cell>
          <table:table-cell office:value-type="string">
            <text:p>53.2793</text:p>
          </table:table-cell>
          <table:table-cell office:value-type="string">
            <text:p>346.2614</text:p>
          </table:table-cell>
          <table:table-cell office:value-type="string">
            <text:p>236.6311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716];9;2); &quot;/&quot;; MID([.A716];6;2);&quot;/&quot;;MID([.A716];1;4);&quot;/&quot;)" office:value-type="string" office:string-value="15/12/2020/">
            <text:p>15/12/2020/</text:p>
          </table:table-cell>
        </table:table-row>
        <table:table-row table:style-name="ro1">
          <table:table-cell office:value-type="string">
            <text:p>2020-12-16T00:00:00.0/2020-12-17T00:00:00.0</text:p>
          </table:table-cell>
          <table:table-cell office:value-type="string">
            <text:p>2085.7705</text:p>
          </table:table-cell>
          <table:table-cell office:value-type="string">
            <text:p>1245.4242</text:p>
          </table:table-cell>
          <table:table-cell office:value-type="string">
            <text:p>784.5129</text:p>
          </table:table-cell>
          <table:table-cell office:value-type="string">
            <text:p>460.9113</text:p>
          </table:table-cell>
          <table:table-cell office:value-type="string">
            <text:p>3471.2771</text:p>
          </table:table-cell>
          <table:table-cell office:value-type="string">
            <text:p>537.3446</text:p>
          </table:table-cell>
          <table:table-cell office:value-type="string">
            <text:p>116.6354</text:p>
          </table:table-cell>
          <table:table-cell office:value-type="string">
            <text:p>420.7092</text:p>
          </table:table-cell>
          <table:table-cell office:value-type="string">
            <text:p>660.5142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717];9;2); &quot;/&quot;; MID([.A717];6;2);&quot;/&quot;;MID([.A717];1;4);&quot;/&quot;)" office:value-type="string" office:string-value="16/12/2020/">
            <text:p>16/12/2020/</text:p>
          </table:table-cell>
        </table:table-row>
        <table:table-row table:style-name="ro1">
          <table:table-cell office:value-type="string">
            <text:p>2020-12-17T00:00:00.0/2020-12-18T00:00:00.0</text:p>
          </table:table-cell>
          <table:table-cell office:value-type="string">
            <text:p>2079.9590</text:p>
          </table:table-cell>
          <table:table-cell office:value-type="string">
            <text:p>1265.2529</text:p>
          </table:table-cell>
          <table:table-cell office:value-type="string">
            <text:p>823.2018</text:p>
          </table:table-cell>
          <table:table-cell office:value-type="string">
            <text:p>442.0510</text:p>
          </table:table-cell>
          <table:table-cell office:value-type="string">
            <text:p>3669.0933</text:p>
          </table:table-cell>
          <table:table-cell office:value-type="string">
            <text:p>263.6033</text:p>
          </table:table-cell>
          <table:table-cell office:value-type="string">
            <text:p>18.6467</text:p>
          </table:table-cell>
          <table:table-cell office:value-type="string">
            <text:p>244.9566</text:p>
          </table:table-cell>
          <table:table-cell office:value-type="string">
            <text:p>112.938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718];9;2); &quot;/&quot;; MID([.A718];6;2);&quot;/&quot;;MID([.A718];1;4);&quot;/&quot;)" office:value-type="string" office:string-value="17/12/2020/">
            <text:p>17/12/2020/</text:p>
          </table:table-cell>
        </table:table-row>
        <table:table-row table:style-name="ro1">
          <table:table-cell office:value-type="string">
            <text:p>2020-12-18T00:00:00.0/2020-12-19T00:00:00.0</text:p>
          </table:table-cell>
          <table:table-cell office:value-type="string">
            <text:p>2075.4819</text:p>
          </table:table-cell>
          <table:table-cell office:value-type="string">
            <text:p>1342.4302</text:p>
          </table:table-cell>
          <table:table-cell office:value-type="string">
            <text:p>975.2632</text:p>
          </table:table-cell>
          <table:table-cell office:value-type="string">
            <text:p>367.1670</text:p>
          </table:table-cell>
          <table:table-cell office:value-type="string">
            <text:p>4444.4712</text:p>
          </table:table-cell>
          <table:table-cell office:value-type="string">
            <text:p>303.9472</text:p>
          </table:table-cell>
          <table:table-cell office:value-type="string">
            <text:p>0.0045</text:p>
          </table:table-cell>
          <table:table-cell office:value-type="string">
            <text:p>303.9428</text:p>
          </table:table-cell>
          <table:table-cell office:value-type="string">
            <text:p>0.0254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719];9;2); &quot;/&quot;; MID([.A719];6;2);&quot;/&quot;;MID([.A719];1;4);&quot;/&quot;)" office:value-type="string" office:string-value="18/12/2020/">
            <text:p>18/12/2020/</text:p>
          </table:table-cell>
        </table:table-row>
        <table:table-row table:style-name="ro1">
          <table:table-cell office:value-type="string">
            <text:p>2020-12-19T00:00:00.0/2020-12-20T00:00:00.0</text:p>
          </table:table-cell>
          <table:table-cell office:value-type="string">
            <text:p>2072.3906</text:p>
          </table:table-cell>
          <table:table-cell office:value-type="string">
            <text:p>1359.6782</text:p>
          </table:table-cell>
          <table:table-cell office:value-type="string">
            <text:p>1042.3713</text:p>
          </table:table-cell>
          <table:table-cell office:value-type="string">
            <text:p>317.3068</text:p>
          </table:table-cell>
          <table:table-cell office:value-type="string">
            <text:p>4815.9106</text:p>
          </table:table-cell>
          <table:table-cell office:value-type="string">
            <text:p>241.4913</text:p>
          </table:table-cell>
          <table:table-cell office:value-type="string">
            <text:p>0.0000</text:p>
          </table:table-cell>
          <table:table-cell office:value-type="string">
            <text:p>241.4913</text:p>
          </table:table-cell>
          <table:table-cell office:value-type="string">
            <text:p>0.0000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720];9;2); &quot;/&quot;; MID([.A720];6;2);&quot;/&quot;;MID([.A720];1;4);&quot;/&quot;)" office:value-type="string" office:string-value="19/12/2020/">
            <text:p>19/12/2020/</text:p>
          </table:table-cell>
        </table:table-row>
        <table:table-row table:style-name="ro1">
          <table:table-cell office:value-type="string">
            <text:p>2020-12-20T00:00:00.0/2020-12-21T00:00:00.0</text:p>
          </table:table-cell>
          <table:table-cell office:value-type="string">
            <text:p>2070.6677</text:p>
          </table:table-cell>
          <table:table-cell office:value-type="string">
            <text:p>1343.4915</text:p>
          </table:table-cell>
          <table:table-cell office:value-type="string">
            <text:p>989.6361</text:p>
          </table:table-cell>
          <table:table-cell office:value-type="string">
            <text:p>353.8554</text:p>
          </table:table-cell>
          <table:table-cell office:value-type="string">
            <text:p>4534.1133</text:p>
          </table:table-cell>
          <table:table-cell office:value-type="string">
            <text:p>247.6993</text:p>
          </table:table-cell>
          <table:table-cell office:value-type="string">
            <text:p>0.0010</text:p>
          </table:table-cell>
          <table:table-cell office:value-type="string">
            <text:p>247.6983</text:p>
          </table:table-cell>
          <table:table-cell office:value-type="string">
            <text:p>0.008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721];9;2); &quot;/&quot;; MID([.A721];6;2);&quot;/&quot;;MID([.A721];1;4);&quot;/&quot;)" office:value-type="string" office:string-value="20/12/2020/">
            <text:p>20/12/2020/</text:p>
          </table:table-cell>
        </table:table-row>
        <table:table-row table:style-name="ro1">
          <table:table-cell office:value-type="string">
            <text:p>2020-12-21T00:00:00.0/2020-12-22T00:00:00.0</text:p>
          </table:table-cell>
          <table:table-cell office:value-type="string">
            <text:p>2070.3022</text:p>
          </table:table-cell>
          <table:table-cell office:value-type="string">
            <text:p>1307.1061</text:p>
          </table:table-cell>
          <table:table-cell office:value-type="string">
            <text:p>921.4661</text:p>
          </table:table-cell>
          <table:table-cell office:value-type="string">
            <text:p>385.6400</text:p>
          </table:table-cell>
          <table:table-cell office:value-type="string">
            <text:p>4177.0425</text:p>
          </table:table-cell>
          <table:table-cell office:value-type="string">
            <text:p>565.6185</text:p>
          </table:table-cell>
          <table:table-cell office:value-type="string">
            <text:p>45.3018</text:p>
          </table:table-cell>
          <table:table-cell office:value-type="string">
            <text:p>520.3167</text:p>
          </table:table-cell>
          <table:table-cell office:value-type="string">
            <text:p>280.2691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722];9;2); &quot;/&quot;; MID([.A722];6;2);&quot;/&quot;;MID([.A722];1;4);&quot;/&quot;)" office:value-type="string" office:string-value="21/12/2020/">
            <text:p>21/12/2020/</text:p>
          </table:table-cell>
        </table:table-row>
        <table:table-row table:style-name="ro1">
          <table:table-cell office:value-type="string">
            <text:p>2020-12-22T00:00:00.0/2020-12-23T00:00:00.0</text:p>
          </table:table-cell>
          <table:table-cell office:value-type="string">
            <text:p>2071.3098</text:p>
          </table:table-cell>
          <table:table-cell office:value-type="string">
            <text:p>1236.0352</text:p>
          </table:table-cell>
          <table:table-cell office:value-type="string">
            <text:p>753.0016</text:p>
          </table:table-cell>
          <table:table-cell office:value-type="string">
            <text:p>483.0335</text:p>
          </table:table-cell>
          <table:table-cell office:value-type="string">
            <text:p>3337.1594</text:p>
          </table:table-cell>
          <table:table-cell office:value-type="string">
            <text:p>647.4764</text:p>
          </table:table-cell>
          <table:table-cell office:value-type="string">
            <text:p>89.2409</text:p>
          </table:table-cell>
          <table:table-cell office:value-type="string">
            <text:p>558.2355</text:p>
          </table:table-cell>
          <table:table-cell office:value-type="string">
            <text:p>517.5884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723];9;2); &quot;/&quot;; MID([.A723];6;2);&quot;/&quot;;MID([.A723];1;4);&quot;/&quot;)" office:value-type="string" office:string-value="22/12/2020/">
            <text:p>22/12/2020/</text:p>
          </table:table-cell>
        </table:table-row>
        <table:table-row table:style-name="ro1">
          <table:table-cell office:value-type="string">
            <text:p>2020-12-23T00:00:00.0/2020-12-24T00:00:00.0</text:p>
          </table:table-cell>
          <table:table-cell office:value-type="string">
            <text:p>2073.6746</text:p>
          </table:table-cell>
          <table:table-cell office:value-type="string">
            <text:p>1268.6656</text:p>
          </table:table-cell>
          <table:table-cell office:value-type="string">
            <text:p>909.6529</text:p>
          </table:table-cell>
          <table:table-cell office:value-type="string">
            <text:p>359.0128</text:p>
          </table:table-cell>
          <table:table-cell office:value-type="string">
            <text:p>4121.7041</text:p>
          </table:table-cell>
          <table:table-cell office:value-type="string">
            <text:p>834.1454</text:p>
          </table:table-cell>
          <table:table-cell office:value-type="string">
            <text:p>126.5155</text:p>
          </table:table-cell>
          <table:table-cell office:value-type="string">
            <text:p>707.6300</text:p>
          </table:table-cell>
          <table:table-cell office:value-type="string">
            <text:p>509.9065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724];9;2); &quot;/&quot;; MID([.A724];6;2);&quot;/&quot;;MID([.A724];1;4);&quot;/&quot;)" office:value-type="string" office:string-value="23/12/2020/">
            <text:p>23/12/2020/</text:p>
          </table:table-cell>
        </table:table-row>
        <table:table-row table:style-name="ro1">
          <table:table-cell office:value-type="string">
            <text:p>2020-12-24T00:00:00.0/2020-12-25T00:00:00.0</text:p>
          </table:table-cell>
          <table:table-cell office:value-type="string">
            <text:p>2077.4128</text:p>
          </table:table-cell>
          <table:table-cell office:value-type="string">
            <text:p>1318.4253</text:p>
          </table:table-cell>
          <table:table-cell office:value-type="string">
            <text:p>943.0890</text:p>
          </table:table-cell>
          <table:table-cell office:value-type="string">
            <text:p>375.3363</text:p>
          </table:table-cell>
          <table:table-cell office:value-type="string">
            <text:p>4276.6675</text:p>
          </table:table-cell>
          <table:table-cell office:value-type="string">
            <text:p>813.4614</text:p>
          </table:table-cell>
          <table:table-cell office:value-type="string">
            <text:p>382.2119</text:p>
          </table:table-cell>
          <table:table-cell office:value-type="string">
            <text:p>431.2495</text:p>
          </table:table-cell>
          <table:table-cell office:value-type="string">
            <text:p>1667.5594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725];9;2); &quot;/&quot;; MID([.A725];6;2);&quot;/&quot;;MID([.A725];1;4);&quot;/&quot;)" office:value-type="string" office:string-value="24/12/2020/">
            <text:p>24/12/2020/</text:p>
          </table:table-cell>
        </table:table-row>
        <table:table-row table:style-name="ro1">
          <table:table-cell office:value-type="string">
            <text:p>2020-12-25T00:00:00.0/2020-12-26T00:00:00.0</text:p>
          </table:table-cell>
          <table:table-cell office:value-type="string">
            <text:p>2082.5405</text:p>
          </table:table-cell>
          <table:table-cell office:value-type="string">
            <text:p>1342.5616</text:p>
          </table:table-cell>
          <table:table-cell office:value-type="string">
            <text:p>999.9944</text:p>
          </table:table-cell>
          <table:table-cell office:value-type="string">
            <text:p>342.5672</text:p>
          </table:table-cell>
          <table:table-cell office:value-type="string">
            <text:p>4570.9673</text:p>
          </table:table-cell>
          <table:table-cell office:value-type="string">
            <text:p>701.6373</text:p>
          </table:table-cell>
          <table:table-cell office:value-type="string">
            <text:p>135.7747</text:p>
          </table:table-cell>
          <table:table-cell office:value-type="string">
            <text:p>565.8626</text:p>
          </table:table-cell>
          <table:table-cell office:value-type="string">
            <text:p>842.2035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726];9;2); &quot;/&quot;; MID([.A726];6;2);&quot;/&quot;;MID([.A726];1;4);&quot;/&quot;)" office:value-type="string" office:string-value="25/12/2020/">
            <text:p>25/12/2020/</text:p>
          </table:table-cell>
        </table:table-row>
        <table:table-row table:style-name="ro1">
          <table:table-cell office:value-type="string">
            <text:p>2020-12-26T00:00:00.0/2020-12-27T00:00:00.0</text:p>
          </table:table-cell>
          <table:table-cell office:value-type="string">
            <text:p>2089.0056</text:p>
          </table:table-cell>
          <table:table-cell office:value-type="string">
            <text:p>1429.8444</text:p>
          </table:table-cell>
          <table:table-cell office:value-type="string">
            <text:p>1126.9596</text:p>
          </table:table-cell>
          <table:table-cell office:value-type="string">
            <text:p>302.8848</text:p>
          </table:table-cell>
          <table:table-cell office:value-type="string">
            <text:p>5222.3828</text:p>
          </table:table-cell>
          <table:table-cell office:value-type="string">
            <text:p>1004.5339</text:p>
          </table:table-cell>
          <table:table-cell office:value-type="string">
            <text:p>511.6159</text:p>
          </table:table-cell>
          <table:table-cell office:value-type="string">
            <text:p>492.9180</text:p>
          </table:table-cell>
          <table:table-cell office:value-type="string">
            <text:p>2010.2168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727];9;2); &quot;/&quot;; MID([.A727];6;2);&quot;/&quot;;MID([.A727];1;4);&quot;/&quot;)" office:value-type="string" office:string-value="26/12/2020/">
            <text:p>26/12/2020/</text:p>
          </table:table-cell>
        </table:table-row>
        <table:table-row table:style-name="ro1">
          <table:table-cell office:value-type="string">
            <text:p>2020-12-27T00:00:00.0/2020-12-28T00:00:00.0</text:p>
          </table:table-cell>
          <table:table-cell office:value-type="string">
            <text:p>2096.8669</text:p>
          </table:table-cell>
          <table:table-cell office:value-type="string">
            <text:p>1452.1111</text:p>
          </table:table-cell>
          <table:table-cell office:value-type="string">
            <text:p>1160.1222</text:p>
          </table:table-cell>
          <table:table-cell office:value-type="string">
            <text:p>291.9888</text:p>
          </table:table-cell>
          <table:table-cell office:value-type="string">
            <text:p>5379.8555</text:p>
          </table:table-cell>
          <table:table-cell office:value-type="string">
            <text:p>1348.7793</text:p>
          </table:table-cell>
          <table:table-cell office:value-type="string">
            <text:p>875.6251</text:p>
          </table:table-cell>
          <table:table-cell office:value-type="string">
            <text:p>473.1542</text:p>
          </table:table-cell>
          <table:table-cell office:value-type="string">
            <text:p>4313.0420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728];9;2); &quot;/&quot;; MID([.A728];6;2);&quot;/&quot;;MID([.A728];1;4);&quot;/&quot;)" office:value-type="string" office:string-value="27/12/2020/">
            <text:p>27/12/2020/</text:p>
          </table:table-cell>
        </table:table-row>
        <table:table-row table:style-name="ro1">
          <table:table-cell office:value-type="string">
            <text:p>2020-12-28T00:00:00.0/2020-12-29T00:00:00.0</text:p>
          </table:table-cell>
          <table:table-cell office:value-type="string">
            <text:p>2106.0747</text:p>
          </table:table-cell>
          <table:table-cell office:value-type="string">
            <text:p>1333.4058</text:p>
          </table:table-cell>
          <table:table-cell office:value-type="string">
            <text:p>942.2596</text:p>
          </table:table-cell>
          <table:table-cell office:value-type="string">
            <text:p>391.1461</text:p>
          </table:table-cell>
          <table:table-cell office:value-type="string">
            <text:p>4242.9326</text:p>
          </table:table-cell>
          <table:table-cell office:value-type="string">
            <text:p>815.2734</text:p>
          </table:table-cell>
          <table:table-cell office:value-type="string">
            <text:p>207.2193</text:p>
          </table:table-cell>
          <table:table-cell office:value-type="string">
            <text:p>608.0541</text:p>
          </table:table-cell>
          <table:table-cell office:value-type="string">
            <text:p>1011.4736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729];9;2); &quot;/&quot;; MID([.A729];6;2);&quot;/&quot;;MID([.A729];1;4);&quot;/&quot;)" office:value-type="string" office:string-value="28/12/2020/">
            <text:p>28/12/2020/</text:p>
          </table:table-cell>
        </table:table-row>
        <table:table-row table:style-name="ro1">
          <table:table-cell office:value-type="string">
            <text:p>2020-12-29T00:00:00.0/2020-12-30T00:00:00.0</text:p>
          </table:table-cell>
          <table:table-cell office:value-type="string">
            <text:p>2116.6738</text:p>
          </table:table-cell>
          <table:table-cell office:value-type="string">
            <text:p>1362.4160</text:p>
          </table:table-cell>
          <table:table-cell office:value-type="string">
            <text:p>924.9152</text:p>
          </table:table-cell>
          <table:table-cell office:value-type="string">
            <text:p>437.5009</text:p>
          </table:table-cell>
          <table:table-cell office:value-type="string">
            <text:p>4101.4868</text:p>
          </table:table-cell>
          <table:table-cell office:value-type="string">
            <text:p>1268.0916</text:p>
          </table:table-cell>
          <table:table-cell office:value-type="string">
            <text:p>743.6979</text:p>
          </table:table-cell>
          <table:table-cell office:value-type="string">
            <text:p>524.3937</text:p>
          </table:table-cell>
          <table:table-cell office:value-type="string">
            <text:p>3255.6597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730];9;2); &quot;/&quot;; MID([.A730];6;2);&quot;/&quot;;MID([.A730];1;4);&quot;/&quot;)" office:value-type="string" office:string-value="29/12/2020/">
            <text:p>29/12/2020/</text:p>
          </table:table-cell>
        </table:table-row>
        <table:table-row table:style-name="ro1">
          <table:table-cell office:value-type="string">
            <text:p>2020-12-30T00:00:00.0/2020-12-31T00:00:00.0</text:p>
          </table:table-cell>
          <table:table-cell office:value-type="string">
            <text:p>2128.6396</text:p>
          </table:table-cell>
          <table:table-cell office:value-type="string">
            <text:p>1363.4578</text:p>
          </table:table-cell>
          <table:table-cell office:value-type="string">
            <text:p>950.9455</text:p>
          </table:table-cell>
          <table:table-cell office:value-type="string">
            <text:p>412.5123</text:p>
          </table:table-cell>
          <table:table-cell office:value-type="string">
            <text:p>4219.0645</text:p>
          </table:table-cell>
          <table:table-cell office:value-type="string">
            <text:p>1308.6769</text:p>
          </table:table-cell>
          <table:table-cell office:value-type="string">
            <text:p>852.7648</text:p>
          </table:table-cell>
          <table:table-cell office:value-type="string">
            <text:p>455.9121</text:p>
          </table:table-cell>
          <table:table-cell office:value-type="string">
            <text:p>3823.6541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731];9;2); &quot;/&quot;; MID([.A731];6;2);&quot;/&quot;;MID([.A731];1;4);&quot;/&quot;)" office:value-type="string" office:string-value="30/12/2020/">
            <text:p>30/12/2020/</text:p>
          </table:table-cell>
        </table:table-row>
        <table:table-row table:style-name="ro1">
          <table:table-cell office:value-type="string">
            <text:p>2020-12-31T00:00:00.0/2021-01-01T00:00:00.0</text:p>
          </table:table-cell>
          <table:table-cell office:value-type="string">
            <text:p>2141.9734</text:p>
          </table:table-cell>
          <table:table-cell office:value-type="string">
            <text:p>1417.1843</text:p>
          </table:table-cell>
          <table:table-cell office:value-type="string">
            <text:p>1045.7694</text:p>
          </table:table-cell>
          <table:table-cell office:value-type="string">
            <text:p>371.4149</text:p>
          </table:table-cell>
          <table:table-cell office:value-type="string">
            <text:p>4681.1338</text:p>
          </table:table-cell>
          <table:table-cell office:value-type="string">
            <text:p>1390.7666</text:p>
          </table:table-cell>
          <table:table-cell office:value-type="string">
            <text:p>1001.5903</text:p>
          </table:table-cell>
          <table:table-cell office:value-type="string">
            <text:p>389.1762</text:p>
          </table:table-cell>
          <table:table-cell office:value-type="string">
            <text:p>4523.7031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732];9;2); &quot;/&quot;; MID([.A732];6;2);&quot;/&quot;;MID([.A732];1;4);&quot;/&quot;)" office:value-type="string" office:string-value="31/12/2020/">
            <text:p>31/12/2020/</text:p>
          </table:table-cell>
        </table:table-row>
        <table:table-row table:style-name="ro1">
          <table:table-cell office:value-type="string">
            <text:p>2021-01-01T00:00:00.0/2021-01-02T00:00:00.0</text:p>
          </table:table-cell>
          <table:table-cell office:value-type="string">
            <text:p>2156.6753</text:p>
          </table:table-cell>
          <table:table-cell office:value-type="string">
            <text:p>1401.9829</text:p>
          </table:table-cell>
          <table:table-cell office:value-type="string">
            <text:p>1045.0797</text:p>
          </table:table-cell>
          <table:table-cell office:value-type="string">
            <text:p>356.9032</text:p>
          </table:table-cell>
          <table:table-cell office:value-type="string">
            <text:p>4682.7124</text:p>
          </table:table-cell>
          <table:table-cell office:value-type="string">
            <text:p>1224.0259</text:p>
          </table:table-cell>
          <table:table-cell office:value-type="string">
            <text:p>635.5398</text:p>
          </table:table-cell>
          <table:table-cell office:value-type="string">
            <text:p>588.4860</text:p>
          </table:table-cell>
          <table:table-cell office:value-type="string">
            <text:p>3187.3689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733];9;2); &quot;/&quot;; MID([.A733];6;2);&quot;/&quot;;MID([.A733];1;4);&quot;/&quot;)" office:value-type="string" office:string-value="01/01/2021/">
            <text:p>01/01/2021/</text:p>
          </table:table-cell>
        </table:table-row>
        <table:table-row table:style-name="ro1">
          <table:table-cell office:value-type="string">
            <text:p>2021-01-02T00:00:00.0/2021-01-03T00:00:00.0</text:p>
          </table:table-cell>
          <table:table-cell office:value-type="string">
            <text:p>2172.7444</text:p>
          </table:table-cell>
          <table:table-cell office:value-type="string">
            <text:p>1369.2191</text:p>
          </table:table-cell>
          <table:table-cell office:value-type="string">
            <text:p>938.1752</text:p>
          </table:table-cell>
          <table:table-cell office:value-type="string">
            <text:p>431.0440</text:p>
          </table:table-cell>
          <table:table-cell office:value-type="string">
            <text:p>4122.0435</text:p>
          </table:table-cell>
          <table:table-cell office:value-type="string">
            <text:p>533.3663</text:p>
          </table:table-cell>
          <table:table-cell office:value-type="string">
            <text:p>19.1562</text:p>
          </table:table-cell>
          <table:table-cell office:value-type="string">
            <text:p>514.2101</text:p>
          </table:table-cell>
          <table:table-cell office:value-type="string">
            <text:p>121.3849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734];9;2); &quot;/&quot;; MID([.A734];6;2);&quot;/&quot;;MID([.A734];1;4);&quot;/&quot;)" office:value-type="string" office:string-value="02/01/2021/">
            <text:p>02/01/2021/</text:p>
          </table:table-cell>
        </table:table-row>
        <table:table-row table:style-name="ro1">
          <table:table-cell office:value-type="string">
            <text:p>2021-01-03T00:00:00.0/2021-01-04T00:00:00.0</text:p>
          </table:table-cell>
          <table:table-cell office:value-type="string">
            <text:p>2190.2063</text:p>
          </table:table-cell>
          <table:table-cell office:value-type="string">
            <text:p>1370.6104</text:p>
          </table:table-cell>
          <table:table-cell office:value-type="string">
            <text:p>906.8079</text:p>
          </table:table-cell>
          <table:table-cell office:value-type="string">
            <text:p>463.8024</text:p>
          </table:table-cell>
          <table:table-cell office:value-type="string">
            <text:p>3956.9663</text:p>
          </table:table-cell>
          <table:table-cell office:value-type="string">
            <text:p>367.5930</text:p>
          </table:table-cell>
          <table:table-cell office:value-type="string">
            <text:p>76.7274</text:p>
          </table:table-cell>
          <table:table-cell office:value-type="string">
            <text:p>290.8657</text:p>
          </table:table-cell>
          <table:table-cell office:value-type="string">
            <text:p>561.0954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735];9;2); &quot;/&quot;; MID([.A735];6;2);&quot;/&quot;;MID([.A735];1;4);&quot;/&quot;)" office:value-type="string" office:string-value="03/01/2021/">
            <text:p>03/01/2021/</text:p>
          </table:table-cell>
        </table:table-row>
        <table:table-row table:style-name="ro1">
          <table:table-cell office:value-type="string">
            <text:p>2021-01-04T00:00:00.0/2021-01-05T00:00:00.0</text:p>
          </table:table-cell>
          <table:table-cell office:value-type="string">
            <text:p>2209.0156</text:p>
          </table:table-cell>
          <table:table-cell office:value-type="string">
            <text:p>1398.4061</text:p>
          </table:table-cell>
          <table:table-cell office:value-type="string">
            <text:p>955.5172</text:p>
          </table:table-cell>
          <table:table-cell office:value-type="string">
            <text:p>442.8889</text:p>
          </table:table-cell>
          <table:table-cell office:value-type="string">
            <text:p>4167.2480</text:p>
          </table:table-cell>
          <table:table-cell office:value-type="string">
            <text:p>232.9766</text:p>
          </table:table-cell>
          <table:table-cell office:value-type="string">
            <text:p>0.9833</text:p>
          </table:table-cell>
          <table:table-cell office:value-type="string">
            <text:p>231.9933</text:p>
          </table:table-cell>
          <table:table-cell office:value-type="string">
            <text:p>14.0020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736];9;2); &quot;/&quot;; MID([.A736];6;2);&quot;/&quot;;MID([.A736];1;4);&quot;/&quot;)" office:value-type="string" office:string-value="04/01/2021/">
            <text:p>04/01/2021/</text:p>
          </table:table-cell>
        </table:table-row>
        <table:table-row table:style-name="ro1">
          <table:table-cell office:value-type="string">
            <text:p>2021-01-05T00:00:00.0/2021-01-06T00:00:00.0</text:p>
          </table:table-cell>
          <table:table-cell office:value-type="string">
            <text:p>2229.1875</text:p>
          </table:table-cell>
          <table:table-cell office:value-type="string">
            <text:p>1417.7114</text:p>
          </table:table-cell>
          <table:table-cell office:value-type="string">
            <text:p>976.0916</text:p>
          </table:table-cell>
          <table:table-cell office:value-type="string">
            <text:p>441.6199</text:p>
          </table:table-cell>
          <table:table-cell office:value-type="string">
            <text:p>4216.5620</text:p>
          </table:table-cell>
          <table:table-cell office:value-type="string">
            <text:p>197.1748</text:p>
          </table:table-cell>
          <table:table-cell office:value-type="string">
            <text:p>0.0728</text:p>
          </table:table-cell>
          <table:table-cell office:value-type="string">
            <text:p>197.1019</text:p>
          </table:table-cell>
          <table:table-cell office:value-type="string">
            <text:p>0.5385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737];9;2); &quot;/&quot;; MID([.A737];6;2);&quot;/&quot;;MID([.A737];1;4);&quot;/&quot;)" office:value-type="string" office:string-value="05/01/2021/">
            <text:p>05/01/2021/</text:p>
          </table:table-cell>
        </table:table-row>
        <table:table-row table:style-name="ro1">
          <table:table-cell office:value-type="string">
            <text:p>2021-01-06T00:00:00.0/2021-01-07T00:00:00.0</text:p>
          </table:table-cell>
          <table:table-cell office:value-type="string">
            <text:p>2250.7173</text:p>
          </table:table-cell>
          <table:table-cell office:value-type="string">
            <text:p>1476.9056</text:p>
          </table:table-cell>
          <table:table-cell office:value-type="string">
            <text:p>1119.9878</text:p>
          </table:table-cell>
          <table:table-cell office:value-type="string">
            <text:p>356.9179</text:p>
          </table:table-cell>
          <table:table-cell office:value-type="string">
            <text:p>4899.2559</text:p>
          </table:table-cell>
          <table:table-cell office:value-type="string">
            <text:p>438.5816</text:p>
          </table:table-cell>
          <table:table-cell office:value-type="string">
            <text:p>59.5008</text:p>
          </table:table-cell>
          <table:table-cell office:value-type="string">
            <text:p>379.0808</text:p>
          </table:table-cell>
          <table:table-cell office:value-type="string">
            <text:p>343.7510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738];9;2); &quot;/&quot;; MID([.A738];6;2);&quot;/&quot;;MID([.A738];1;4);&quot;/&quot;)" office:value-type="string" office:string-value="06/01/2021/">
            <text:p>06/01/2021/</text:p>
          </table:table-cell>
        </table:table-row>
        <table:table-row table:style-name="ro1">
          <table:table-cell office:value-type="string">
            <text:p>2021-01-07T00:00:00.0/2021-01-08T00:00:00.0</text:p>
          </table:table-cell>
          <table:table-cell office:value-type="string">
            <text:p>2273.6753</text:p>
          </table:table-cell>
          <table:table-cell office:value-type="string">
            <text:p>1509.5374</text:p>
          </table:table-cell>
          <table:table-cell office:value-type="string">
            <text:p>1137.8853</text:p>
          </table:table-cell>
          <table:table-cell office:value-type="string">
            <text:p>371.6520</text:p>
          </table:table-cell>
          <table:table-cell office:value-type="string">
            <text:p>4915.6460</text:p>
          </table:table-cell>
          <table:table-cell office:value-type="string">
            <text:p>305.5489</text:p>
          </table:table-cell>
          <table:table-cell office:value-type="string">
            <text:p>0.2338</text:p>
          </table:table-cell>
          <table:table-cell office:value-type="string">
            <text:p>305.3151</text:p>
          </table:table-cell>
          <table:table-cell office:value-type="string">
            <text:p>0.952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739];9;2); &quot;/&quot;; MID([.A739];6;2);&quot;/&quot;;MID([.A739];1;4);&quot;/&quot;)" office:value-type="string" office:string-value="07/01/2021/">
            <text:p>07/01/2021/</text:p>
          </table:table-cell>
        </table:table-row>
        <table:table-row table:style-name="ro1">
          <table:table-cell office:value-type="string">
            <text:p>2021-01-08T00:00:00.0/2021-01-09T00:00:00.0</text:p>
          </table:table-cell>
          <table:table-cell office:value-type="string">
            <text:p>2297.9414</text:p>
          </table:table-cell>
          <table:table-cell office:value-type="string">
            <text:p>1536.4586</text:p>
          </table:table-cell>
          <table:table-cell office:value-type="string">
            <text:p>1171.4299</text:p>
          </table:table-cell>
          <table:table-cell office:value-type="string">
            <text:p>365.0287</text:p>
          </table:table-cell>
          <table:table-cell office:value-type="string">
            <text:p>5080.8599</text:p>
          </table:table-cell>
          <table:table-cell office:value-type="string">
            <text:p>908.2957</text:p>
          </table:table-cell>
          <table:table-cell office:value-type="string">
            <text:p>600.1500</text:p>
          </table:table-cell>
          <table:table-cell office:value-type="string">
            <text:p>308.1457</text:p>
          </table:table-cell>
          <table:table-cell office:value-type="string">
            <text:p>2625.9954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740];9;2); &quot;/&quot;; MID([.A740];6;2);&quot;/&quot;;MID([.A740];1;4);&quot;/&quot;)" office:value-type="string" office:string-value="08/01/2021/">
            <text:p>08/01/2021/</text:p>
          </table:table-cell>
        </table:table-row>
        <table:table-row table:style-name="ro1">
          <table:table-cell office:value-type="string">
            <text:p>2021-01-09T00:00:00.0/2021-01-10T00:00:00.0</text:p>
          </table:table-cell>
          <table:table-cell office:value-type="string">
            <text:p>2323.5815</text:p>
          </table:table-cell>
          <table:table-cell office:value-type="string">
            <text:p>1543.0658</text:p>
          </table:table-cell>
          <table:table-cell office:value-type="string">
            <text:p>1145.8959</text:p>
          </table:table-cell>
          <table:table-cell office:value-type="string">
            <text:p>397.1699</text:p>
          </table:table-cell>
          <table:table-cell office:value-type="string">
            <text:p>4901.0444</text:p>
          </table:table-cell>
          <table:table-cell office:value-type="string">
            <text:p>574.5319</text:p>
          </table:table-cell>
          <table:table-cell office:value-type="string">
            <text:p>106.1057</text:p>
          </table:table-cell>
          <table:table-cell office:value-type="string">
            <text:p>468.4262</text:p>
          </table:table-cell>
          <table:table-cell office:value-type="string">
            <text:p>685.0178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741];9;2); &quot;/&quot;; MID([.A741];6;2);&quot;/&quot;;MID([.A741];1;4);&quot;/&quot;)" office:value-type="string" office:string-value="09/01/2021/">
            <text:p>09/01/2021/</text:p>
          </table:table-cell>
        </table:table-row>
        <table:table-row table:style-name="ro1">
          <table:table-cell office:value-type="string">
            <text:p>2021-01-10T00:00:00.0/2021-01-11T00:00:00.0</text:p>
          </table:table-cell>
          <table:table-cell office:value-type="string">
            <text:p>2350.5815</text:p>
          </table:table-cell>
          <table:table-cell office:value-type="string">
            <text:p>1564.2662</text:p>
          </table:table-cell>
          <table:table-cell office:value-type="string">
            <text:p>1161.2080</text:p>
          </table:table-cell>
          <table:table-cell office:value-type="string">
            <text:p>403.0583</text:p>
          </table:table-cell>
          <table:table-cell office:value-type="string">
            <text:p>4905.4727</text:p>
          </table:table-cell>
          <table:table-cell office:value-type="string">
            <text:p>242.7020</text:p>
          </table:table-cell>
          <table:table-cell office:value-type="string">
            <text:p>0.0000</text:p>
          </table:table-cell>
          <table:table-cell office:value-type="string">
            <text:p>242.7020</text:p>
          </table:table-cell>
          <table:table-cell office:value-type="string">
            <text:p>0.0000</text:p>
          </table:table-cell>
          <table:table-cell office:value-type="string">
            <text:p>0.9594</text:p>
          </table:table-cell>
          <table:table-cell table:number-columns-repeated="3"/>
          <table:table-cell table:formula="of:==CONCATENATE( MID([.A742];9;2); &quot;/&quot;; MID([.A742];6;2);&quot;/&quot;;MID([.A742];1;4);&quot;/&quot;)" office:value-type="string" office:string-value="10/01/2021/">
            <text:p>10/01/2021/</text:p>
          </table:table-cell>
        </table:table-row>
        <table:table-row table:style-name="ro1">
          <table:table-cell office:value-type="string">
            <text:p>2021-01-11T00:00:00.0/2021-01-12T00:00:00.0</text:p>
          </table:table-cell>
          <table:table-cell office:value-type="string">
            <text:p>2378.9382</text:p>
          </table:table-cell>
          <table:table-cell office:value-type="string">
            <text:p>1610.5774</text:p>
          </table:table-cell>
          <table:table-cell office:value-type="string">
            <text:p>1216.8610</text:p>
          </table:table-cell>
          <table:table-cell office:value-type="string">
            <text:p>393.7164</text:p>
          </table:table-cell>
          <table:table-cell office:value-type="string">
            <text:p>5063.4312</text:p>
          </table:table-cell>
          <table:table-cell office:value-type="string">
            <text:p>1165.4480</text:p>
          </table:table-cell>
          <table:table-cell office:value-type="string">
            <text:p>841.3765</text:p>
          </table:table-cell>
          <table:table-cell office:value-type="string">
            <text:p>324.0715</text:p>
          </table:table-cell>
          <table:table-cell office:value-type="string">
            <text:p>3186.4500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743];9;2); &quot;/&quot;; MID([.A743];6;2);&quot;/&quot;;MID([.A743];1;4);&quot;/&quot;)" office:value-type="string" office:string-value="11/01/2021/">
            <text:p>11/01/2021/</text:p>
          </table:table-cell>
        </table:table-row>
        <table:table-row table:style-name="ro1">
          <table:table-cell office:value-type="string">
            <text:p>2021-01-12T00:00:00.0/2021-01-13T00:00:00.0</text:p>
          </table:table-cell>
          <table:table-cell office:value-type="string">
            <text:p>2408.6104</text:p>
          </table:table-cell>
          <table:table-cell office:value-type="string">
            <text:p>1529.4994</text:p>
          </table:table-cell>
          <table:table-cell office:value-type="string">
            <text:p>1039.5215</text:p>
          </table:table-cell>
          <table:table-cell office:value-type="string">
            <text:p>489.9778</text:p>
          </table:table-cell>
          <table:table-cell office:value-type="string">
            <text:p>4223.0908</text:p>
          </table:table-cell>
          <table:table-cell office:value-type="string">
            <text:p>480.2884</text:p>
          </table:table-cell>
          <table:table-cell office:value-type="string">
            <text:p>94.4209</text:p>
          </table:table-cell>
          <table:table-cell office:value-type="string">
            <text:p>385.8675</text:p>
          </table:table-cell>
          <table:table-cell office:value-type="string">
            <text:p>742.3462</text:p>
          </table:table-cell>
          <table:table-cell office:value-type="string">
            <text:p>0.9688</text:p>
          </table:table-cell>
          <table:table-cell table:number-columns-repeated="3"/>
          <table:table-cell table:formula="of:==CONCATENATE( MID([.A744];9;2); &quot;/&quot;; MID([.A744];6;2);&quot;/&quot;;MID([.A744];1;4);&quot;/&quot;)" office:value-type="string" office:string-value="12/01/2021/">
            <text:p>12/01/2021/</text:p>
          </table:table-cell>
        </table:table-row>
        <table:table-row table:style-name="ro1">
          <table:table-cell office:value-type="string">
            <text:p>2021-01-13T00:00:00.0/2021-01-14T00:00:00.0</text:p>
          </table:table-cell>
          <table:table-cell office:value-type="string">
            <text:p>2439.6953</text:p>
          </table:table-cell>
          <table:table-cell office:value-type="string">
            <text:p>1614.3778</text:p>
          </table:table-cell>
          <table:table-cell office:value-type="string">
            <text:p>1093.3615</text:p>
          </table:table-cell>
          <table:table-cell office:value-type="string">
            <text:p>521.0163</text:p>
          </table:table-cell>
          <table:table-cell office:value-type="string">
            <text:p>4483.2461</text:p>
          </table:table-cell>
          <table:table-cell office:value-type="string">
            <text:p>534.5901</text:p>
          </table:table-cell>
          <table:table-cell office:value-type="string">
            <text:p>144.8727</text:p>
          </table:table-cell>
          <table:table-cell office:value-type="string">
            <text:p>389.7174</text:p>
          </table:table-cell>
          <table:table-cell office:value-type="string">
            <text:p>507.8919</text:p>
          </table:table-cell>
          <table:table-cell office:value-type="string">
            <text:p>0.9681</text:p>
          </table:table-cell>
          <table:table-cell table:number-columns-repeated="3"/>
          <table:table-cell table:formula="of:==CONCATENATE( MID([.A745];9;2); &quot;/&quot;; MID([.A745];6;2);&quot;/&quot;;MID([.A745];1;4);&quot;/&quot;)" office:value-type="string" office:string-value="13/01/2021/">
            <text:p>13/01/2021/</text:p>
          </table:table-cell>
        </table:table-row>
        <table:table-row table:style-name="ro1">
          <table:table-cell office:value-type="string">
            <text:p>2021-01-14T00:00:00.0/2021-01-15T00:00:00.0</text:p>
          </table:table-cell>
          <table:table-cell office:value-type="string">
            <text:p>2472.0759</text:p>
          </table:table-cell>
          <table:table-cell office:value-type="string">
            <text:p>1701.9019</text:p>
          </table:table-cell>
          <table:table-cell office:value-type="string">
            <text:p>1328.7821</text:p>
          </table:table-cell>
          <table:table-cell office:value-type="string">
            <text:p>373.1197</text:p>
          </table:table-cell>
          <table:table-cell office:value-type="string">
            <text:p>5515.0771</text:p>
          </table:table-cell>
          <table:table-cell office:value-type="string">
            <text:p>298.4389</text:p>
          </table:table-cell>
          <table:table-cell office:value-type="string">
            <text:p>38.3013</text:p>
          </table:table-cell>
          <table:table-cell office:value-type="string">
            <text:p>260.1376</text:p>
          </table:table-cell>
          <table:table-cell office:value-type="string">
            <text:p>286.3070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746];9;2); &quot;/&quot;; MID([.A746];6;2);&quot;/&quot;;MID([.A746];1;4);&quot;/&quot;)" office:value-type="string" office:string-value="14/01/2021/">
            <text:p>14/01/2021/</text:p>
          </table:table-cell>
        </table:table-row>
        <table:table-row table:style-name="ro1">
          <table:table-cell office:value-type="string">
            <text:p>2021-01-15T00:00:00.0/2021-01-16T00:00:00.0</text:p>
          </table:table-cell>
          <table:table-cell office:value-type="string">
            <text:p>2505.7969</text:p>
          </table:table-cell>
          <table:table-cell office:value-type="string">
            <text:p>1690.0104</text:p>
          </table:table-cell>
          <table:table-cell office:value-type="string">
            <text:p>1284.2130</text:p>
          </table:table-cell>
          <table:table-cell office:value-type="string">
            <text:p>405.7974</text:p>
          </table:table-cell>
          <table:table-cell office:value-type="string">
            <text:p>5214.3042</text:p>
          </table:table-cell>
          <table:table-cell office:value-type="string">
            <text:p>313.8856</text:p>
          </table:table-cell>
          <table:table-cell office:value-type="string">
            <text:p>10.1979</text:p>
          </table:table-cell>
          <table:table-cell office:value-type="string">
            <text:p>303.6877</text:p>
          </table:table-cell>
          <table:table-cell office:value-type="string">
            <text:p>58.7323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747];9;2); &quot;/&quot;; MID([.A747];6;2);&quot;/&quot;;MID([.A747];1;4);&quot;/&quot;)" office:value-type="string" office:string-value="15/01/2021/">
            <text:p>15/01/2021/</text:p>
          </table:table-cell>
        </table:table-row>
        <table:table-row table:style-name="ro1">
          <table:table-cell office:value-type="string">
            <text:p>2021-01-16T00:00:00.0/2021-01-17T00:00:00.0</text:p>
          </table:table-cell>
          <table:table-cell office:value-type="string">
            <text:p>2540.8423</text:p>
          </table:table-cell>
          <table:table-cell office:value-type="string">
            <text:p>1740.1027</text:p>
          </table:table-cell>
          <table:table-cell office:value-type="string">
            <text:p>1320.3181</text:p>
          </table:table-cell>
          <table:table-cell office:value-type="string">
            <text:p>419.7845</text:p>
          </table:table-cell>
          <table:table-cell office:value-type="string">
            <text:p>5361.1826</text:p>
          </table:table-cell>
          <table:table-cell office:value-type="string">
            <text:p>843.7941</text:p>
          </table:table-cell>
          <table:table-cell office:value-type="string">
            <text:p>515.1237</text:p>
          </table:table-cell>
          <table:table-cell office:value-type="string">
            <text:p>328.6704</text:p>
          </table:table-cell>
          <table:table-cell office:value-type="string">
            <text:p>2305.5024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748];9;2); &quot;/&quot;; MID([.A748];6;2);&quot;/&quot;;MID([.A748];1;4);&quot;/&quot;)" office:value-type="string" office:string-value="16/01/2021/">
            <text:p>16/01/2021/</text:p>
          </table:table-cell>
        </table:table-row>
        <table:table-row table:style-name="ro1">
          <table:table-cell office:value-type="string">
            <text:p>2021-01-17T00:00:00.0/2021-01-18T00:00:00.0</text:p>
          </table:table-cell>
          <table:table-cell office:value-type="string">
            <text:p>2577.2407</text:p>
          </table:table-cell>
          <table:table-cell office:value-type="string">
            <text:p>1744.4537</text:p>
          </table:table-cell>
          <table:table-cell office:value-type="string">
            <text:p>1283.1519</text:p>
          </table:table-cell>
          <table:table-cell office:value-type="string">
            <text:p>461.3019</text:p>
          </table:table-cell>
          <table:table-cell office:value-type="string">
            <text:p>5105.4150</text:p>
          </table:table-cell>
          <table:table-cell office:value-type="string">
            <text:p>433.9130</text:p>
          </table:table-cell>
          <table:table-cell office:value-type="string">
            <text:p>12.1199</text:p>
          </table:table-cell>
          <table:table-cell office:value-type="string">
            <text:p>421.7931</text:p>
          </table:table-cell>
          <table:table-cell office:value-type="string">
            <text:p>76.1826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749];9;2); &quot;/&quot;; MID([.A749];6;2);&quot;/&quot;;MID([.A749];1;4);&quot;/&quot;)" office:value-type="string" office:string-value="17/01/2021/">
            <text:p>17/01/2021/</text:p>
          </table:table-cell>
        </table:table-row>
        <table:table-row table:style-name="ro1">
          <table:table-cell office:value-type="string">
            <text:p>2021-01-18T00:00:00.0/2021-01-19T00:00:00.0</text:p>
          </table:table-cell>
          <table:table-cell office:value-type="string">
            <text:p>2614.9380</text:p>
          </table:table-cell>
          <table:table-cell office:value-type="string">
            <text:p>1726.4230</text:p>
          </table:table-cell>
          <table:table-cell office:value-type="string">
            <text:p>1237.6167</text:p>
          </table:table-cell>
          <table:table-cell office:value-type="string">
            <text:p>488.8062</text:p>
          </table:table-cell>
          <table:table-cell office:value-type="string">
            <text:p>4853.7383</text:p>
          </table:table-cell>
          <table:table-cell office:value-type="string">
            <text:p>373.9096</text:p>
          </table:table-cell>
          <table:table-cell office:value-type="string">
            <text:p>0.0210</text:p>
          </table:table-cell>
          <table:table-cell office:value-type="string">
            <text:p>373.8886</text:p>
          </table:table-cell>
          <table:table-cell office:value-type="string">
            <text:p>0.0993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750];9;2); &quot;/&quot;; MID([.A750];6;2);&quot;/&quot;;MID([.A750];1;4);&quot;/&quot;)" office:value-type="string" office:string-value="18/01/2021/">
            <text:p>18/01/2021/</text:p>
          </table:table-cell>
        </table:table-row>
        <table:table-row table:style-name="ro1">
          <table:table-cell office:value-type="string">
            <text:p>2021-01-19T00:00:00.0/2021-01-20T00:00:00.0</text:p>
          </table:table-cell>
          <table:table-cell office:value-type="string">
            <text:p>2653.9238</text:p>
          </table:table-cell>
          <table:table-cell office:value-type="string">
            <text:p>1759.8870</text:p>
          </table:table-cell>
          <table:table-cell office:value-type="string">
            <text:p>1261.4817</text:p>
          </table:table-cell>
          <table:table-cell office:value-type="string">
            <text:p>498.4053</text:p>
          </table:table-cell>
          <table:table-cell office:value-type="string">
            <text:p>4917.1226</text:p>
          </table:table-cell>
          <table:table-cell office:value-type="string">
            <text:p>602.9326</text:p>
          </table:table-cell>
          <table:table-cell office:value-type="string">
            <text:p>1.0213</text:p>
          </table:table-cell>
          <table:table-cell office:value-type="string">
            <text:p>601.9113</text:p>
          </table:table-cell>
          <table:table-cell office:value-type="string">
            <text:p>4.6505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751];9;2); &quot;/&quot;; MID([.A751];6;2);&quot;/&quot;;MID([.A751];1;4);&quot;/&quot;)" office:value-type="string" office:string-value="19/01/2021/">
            <text:p>19/01/2021/</text:p>
          </table:table-cell>
        </table:table-row>
        <table:table-row table:style-name="ro1">
          <table:table-cell office:value-type="string">
            <text:p>2021-01-20T00:00:00.0/2021-01-21T00:00:00.0</text:p>
          </table:table-cell>
          <table:table-cell office:value-type="string">
            <text:p>2694.2222</text:p>
          </table:table-cell>
          <table:table-cell office:value-type="string">
            <text:p>1805.2800</text:p>
          </table:table-cell>
          <table:table-cell office:value-type="string">
            <text:p>1321.9387</text:p>
          </table:table-cell>
          <table:table-cell office:value-type="string">
            <text:p>483.3413</text:p>
          </table:table-cell>
          <table:table-cell office:value-type="string">
            <text:p>5119.2695</text:p>
          </table:table-cell>
          <table:table-cell office:value-type="string">
            <text:p>1645.1715</text:p>
          </table:table-cell>
          <table:table-cell office:value-type="string">
            <text:p>991.2766</text:p>
          </table:table-cell>
          <table:table-cell office:value-type="string">
            <text:p>653.8949</text:p>
          </table:table-cell>
          <table:table-cell office:value-type="string">
            <text:p>3592.2837</text:p>
          </table:table-cell>
          <table:table-cell office:value-type="string">
            <text:p>0.9670</text:p>
          </table:table-cell>
          <table:table-cell table:number-columns-repeated="3"/>
          <table:table-cell table:formula="of:==CONCATENATE( MID([.A752];9;2); &quot;/&quot;; MID([.A752];6;2);&quot;/&quot;;MID([.A752];1;4);&quot;/&quot;)" office:value-type="string" office:string-value="20/01/2021/">
            <text:p>20/01/2021/</text:p>
          </table:table-cell>
        </table:table-row>
        <table:table-row table:style-name="ro1">
          <table:table-cell office:value-type="string">
            <text:p>2021-01-21T00:00:00.0/2021-01-22T00:00:00.0</text:p>
          </table:table-cell>
          <table:table-cell office:value-type="string">
            <text:p>2735.7810</text:p>
          </table:table-cell>
          <table:table-cell office:value-type="string">
            <text:p>1796.4061</text:p>
          </table:table-cell>
          <table:table-cell office:value-type="string">
            <text:p>1266.5468</text:p>
          </table:table-cell>
          <table:table-cell office:value-type="string">
            <text:p>529.8593</text:p>
          </table:table-cell>
          <table:table-cell office:value-type="string">
            <text:p>4840.7861</text:p>
          </table:table-cell>
          <table:table-cell office:value-type="string">
            <text:p>1608.5209</text:p>
          </table:table-cell>
          <table:table-cell office:value-type="string">
            <text:p>1025.2539</text:p>
          </table:table-cell>
          <table:table-cell office:value-type="string">
            <text:p>583.2670</text:p>
          </table:table-cell>
          <table:table-cell office:value-type="string">
            <text:p>3457.4712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753];9;2); &quot;/&quot;; MID([.A753];6;2);&quot;/&quot;;MID([.A753];1;4);&quot;/&quot;)" office:value-type="string" office:string-value="21/01/2021/">
            <text:p>21/01/2021/</text:p>
          </table:table-cell>
        </table:table-row>
        <table:table-row table:style-name="ro1">
          <table:table-cell office:value-type="string">
            <text:p>2021-01-22T00:00:00.0/2021-01-23T00:00:00.0</text:p>
          </table:table-cell>
          <table:table-cell office:value-type="string">
            <text:p>2778.6448</text:p>
          </table:table-cell>
          <table:table-cell office:value-type="string">
            <text:p>1865.8097</text:p>
          </table:table-cell>
          <table:table-cell office:value-type="string">
            <text:p>1421.3242</text:p>
          </table:table-cell>
          <table:table-cell office:value-type="string">
            <text:p>444.4855</text:p>
          </table:table-cell>
          <table:table-cell office:value-type="string">
            <text:p>5357.8003</text:p>
          </table:table-cell>
          <table:table-cell office:value-type="string">
            <text:p>1836.4050</text:p>
          </table:table-cell>
          <table:table-cell office:value-type="string">
            <text:p>1352.8359</text:p>
          </table:table-cell>
          <table:table-cell office:value-type="string">
            <text:p>483.5690</text:p>
          </table:table-cell>
          <table:table-cell office:value-type="string">
            <text:p>5084.7354</text:p>
          </table:table-cell>
          <table:table-cell office:value-type="string">
            <text:p>0.9236</text:p>
          </table:table-cell>
          <table:table-cell table:number-columns-repeated="3"/>
          <table:table-cell table:formula="of:==CONCATENATE( MID([.A754];9;2); &quot;/&quot;; MID([.A754];6;2);&quot;/&quot;;MID([.A754];1;4);&quot;/&quot;)" office:value-type="string" office:string-value="22/01/2021/">
            <text:p>22/01/2021/</text:p>
          </table:table-cell>
        </table:table-row>
        <table:table-row table:style-name="ro1">
          <table:table-cell office:value-type="string">
            <text:p>2021-01-23T00:00:00.0/2021-01-24T00:00:00.0</text:p>
          </table:table-cell>
          <table:table-cell office:value-type="string">
            <text:p>2822.7656</text:p>
          </table:table-cell>
          <table:table-cell office:value-type="string">
            <text:p>1831.6184</text:p>
          </table:table-cell>
          <table:table-cell office:value-type="string">
            <text:p>1283.6987</text:p>
          </table:table-cell>
          <table:table-cell office:value-type="string">
            <text:p>547.9197</text:p>
          </table:table-cell>
          <table:table-cell office:value-type="string">
            <text:p>4753.5308</text:p>
          </table:table-cell>
          <table:table-cell office:value-type="string">
            <text:p>483.8115</text:p>
          </table:table-cell>
          <table:table-cell office:value-type="string">
            <text:p>11.7049</text:p>
          </table:table-cell>
          <table:table-cell office:value-type="string">
            <text:p>472.1066</text:p>
          </table:table-cell>
          <table:table-cell office:value-type="string">
            <text:p>43.9030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755];9;2); &quot;/&quot;; MID([.A755];6;2);&quot;/&quot;;MID([.A755];1;4);&quot;/&quot;)" office:value-type="string" office:string-value="23/01/2021/">
            <text:p>23/01/2021/</text:p>
          </table:table-cell>
        </table:table-row>
        <table:table-row table:style-name="ro1">
          <table:table-cell office:value-type="string">
            <text:p>2021-01-24T00:00:00.0/2021-01-25T00:00:00.0</text:p>
          </table:table-cell>
          <table:table-cell office:value-type="string">
            <text:p>2868.1204</text:p>
          </table:table-cell>
          <table:table-cell office:value-type="string">
            <text:p>1997.4437</text:p>
          </table:table-cell>
          <table:table-cell office:value-type="string">
            <text:p>1595.5293</text:p>
          </table:table-cell>
          <table:table-cell office:value-type="string">
            <text:p>401.9145</text:p>
          </table:table-cell>
          <table:table-cell office:value-type="string">
            <text:p>6010.0684</text:p>
          </table:table-cell>
          <table:table-cell office:value-type="string">
            <text:p>917.6395</text:p>
          </table:table-cell>
          <table:table-cell office:value-type="string">
            <text:p>75.6192</text:p>
          </table:table-cell>
          <table:table-cell office:value-type="string">
            <text:p>842.0203</text:p>
          </table:table-cell>
          <table:table-cell office:value-type="string">
            <text:p>243.8242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756];9;2); &quot;/&quot;; MID([.A756];6;2);&quot;/&quot;;MID([.A756];1;4);&quot;/&quot;)" office:value-type="string" office:string-value="24/01/2021/">
            <text:p>24/01/2021/</text:p>
          </table:table-cell>
        </table:table-row>
        <table:table-row table:style-name="ro1">
          <table:table-cell office:value-type="string">
            <text:p>2021-01-25T00:00:00.0/2021-01-26T00:00:00.0</text:p>
          </table:table-cell>
          <table:table-cell office:value-type="string">
            <text:p>2914.7739</text:p>
          </table:table-cell>
          <table:table-cell office:value-type="string">
            <text:p>2043.6826</text:p>
          </table:table-cell>
          <table:table-cell office:value-type="string">
            <text:p>1613.6097</text:p>
          </table:table-cell>
          <table:table-cell office:value-type="string">
            <text:p>430.0729</text:p>
          </table:table-cell>
          <table:table-cell office:value-type="string">
            <text:p>5944.9399</text:p>
          </table:table-cell>
          <table:table-cell office:value-type="string">
            <text:p>1399.6360</text:p>
          </table:table-cell>
          <table:table-cell office:value-type="string">
            <text:p>441.3026</text:p>
          </table:table-cell>
          <table:table-cell office:value-type="string">
            <text:p>958.3334</text:p>
          </table:table-cell>
          <table:table-cell office:value-type="string">
            <text:p>1563.1503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757];9;2); &quot;/&quot;; MID([.A757];6;2);&quot;/&quot;;MID([.A757];1;4);&quot;/&quot;)" office:value-type="string" office:string-value="25/01/2021/">
            <text:p>25/01/2021/</text:p>
          </table:table-cell>
        </table:table-row>
        <table:table-row table:style-name="ro1">
          <table:table-cell office:value-type="string">
            <text:p>2021-01-26T00:00:00.0/2021-01-27T00:00:00.0</text:p>
          </table:table-cell>
          <table:table-cell office:value-type="string">
            <text:p>2962.6306</text:p>
          </table:table-cell>
          <table:table-cell office:value-type="string">
            <text:p>2050.5195</text:p>
          </table:table-cell>
          <table:table-cell office:value-type="string">
            <text:p>1592.7432</text:p>
          </table:table-cell>
          <table:table-cell office:value-type="string">
            <text:p>457.7763</text:p>
          </table:table-cell>
          <table:table-cell office:value-type="string">
            <text:p>5797.0093</text:p>
          </table:table-cell>
          <table:table-cell office:value-type="string">
            <text:p>904.2907</text:p>
          </table:table-cell>
          <table:table-cell office:value-type="string">
            <text:p>234.1161</text:p>
          </table:table-cell>
          <table:table-cell office:value-type="string">
            <text:p>670.1746</text:p>
          </table:table-cell>
          <table:table-cell office:value-type="string">
            <text:p>1386.0197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758];9;2); &quot;/&quot;; MID([.A758];6;2);&quot;/&quot;;MID([.A758];1;4);&quot;/&quot;)" office:value-type="string" office:string-value="26/01/2021/">
            <text:p>26/01/2021/</text:p>
          </table:table-cell>
        </table:table-row>
        <table:table-row table:style-name="ro1">
          <table:table-cell office:value-type="string">
            <text:p>2021-01-27T00:00:00.0/2021-01-28T00:00:00.0</text:p>
          </table:table-cell>
          <table:table-cell office:value-type="string">
            <text:p>3011.6836</text:p>
          </table:table-cell>
          <table:table-cell office:value-type="string">
            <text:p>2102.4470</text:p>
          </table:table-cell>
          <table:table-cell office:value-type="string">
            <text:p>1631.5480</text:p>
          </table:table-cell>
          <table:table-cell office:value-type="string">
            <text:p>470.8989</text:p>
          </table:table-cell>
          <table:table-cell office:value-type="string">
            <text:p>5900.8315</text:p>
          </table:table-cell>
          <table:table-cell office:value-type="string">
            <text:p>1289.5000</text:p>
          </table:table-cell>
          <table:table-cell office:value-type="string">
            <text:p>596.2473</text:p>
          </table:table-cell>
          <table:table-cell office:value-type="string">
            <text:p>693.2527</text:p>
          </table:table-cell>
          <table:table-cell office:value-type="string">
            <text:p>1885.0912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759];9;2); &quot;/&quot;; MID([.A759];6;2);&quot;/&quot;;MID([.A759];1;4);&quot;/&quot;)" office:value-type="string" office:string-value="27/01/2021/">
            <text:p>27/01/2021/</text:p>
          </table:table-cell>
        </table:table-row>
        <table:table-row table:style-name="ro1">
          <table:table-cell office:value-type="string">
            <text:p>2021-01-28T00:00:00.0/2021-01-29T00:00:00.0</text:p>
          </table:table-cell>
          <table:table-cell office:value-type="string">
            <text:p>3061.9666</text:p>
          </table:table-cell>
          <table:table-cell office:value-type="string">
            <text:p>2068.4265</text:p>
          </table:table-cell>
          <table:table-cell office:value-type="string">
            <text:p>1584.8887</text:p>
          </table:table-cell>
          <table:table-cell office:value-type="string">
            <text:p>483.5378</text:p>
          </table:table-cell>
          <table:table-cell office:value-type="string">
            <text:p>5628.2563</text:p>
          </table:table-cell>
          <table:table-cell office:value-type="string">
            <text:p>584.7214</text:p>
          </table:table-cell>
          <table:table-cell office:value-type="string">
            <text:p>12.4717</text:p>
          </table:table-cell>
          <table:table-cell office:value-type="string">
            <text:p>572.2497</text:p>
          </table:table-cell>
          <table:table-cell office:value-type="string">
            <text:p>61.1164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760];9;2); &quot;/&quot;; MID([.A760];6;2);&quot;/&quot;;MID([.A760];1;4);&quot;/&quot;)" office:value-type="string" office:string-value="28/01/2021/">
            <text:p>28/01/2021/</text:p>
          </table:table-cell>
        </table:table-row>
        <table:table-row table:style-name="ro1">
          <table:table-cell office:value-type="string">
            <text:p>2021-01-29T00:00:00.0/2021-01-30T00:00:00.0</text:p>
          </table:table-cell>
          <table:table-cell office:value-type="string">
            <text:p>3113.4749</text:p>
          </table:table-cell>
          <table:table-cell office:value-type="string">
            <text:p>2051.5891</text:p>
          </table:table-cell>
          <table:table-cell office:value-type="string">
            <text:p>1513.7473</text:p>
          </table:table-cell>
          <table:table-cell office:value-type="string">
            <text:p>537.8419</text:p>
          </table:table-cell>
          <table:table-cell office:value-type="string">
            <text:p>5283.7939</text:p>
          </table:table-cell>
          <table:table-cell office:value-type="string">
            <text:p>367.3003</text:p>
          </table:table-cell>
          <table:table-cell office:value-type="string">
            <text:p>0.0091</text:p>
          </table:table-cell>
          <table:table-cell office:value-type="string">
            <text:p>367.2912</text:p>
          </table:table-cell>
          <table:table-cell office:value-type="string">
            <text:p>0.0298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761];9;2); &quot;/&quot;; MID([.A761];6;2);&quot;/&quot;;MID([.A761];1;4);&quot;/&quot;)" office:value-type="string" office:string-value="29/01/2021/">
            <text:p>29/01/2021/</text:p>
          </table:table-cell>
        </table:table-row>
        <table:table-row table:style-name="ro1">
          <table:table-cell office:value-type="string">
            <text:p>2021-01-30T00:00:00.0/2021-01-31T00:00:00.0</text:p>
          </table:table-cell>
          <table:table-cell office:value-type="string">
            <text:p>3166.1072</text:p>
          </table:table-cell>
          <table:table-cell office:value-type="string">
            <text:p>2203.3076</text:p>
          </table:table-cell>
          <table:table-cell office:value-type="string">
            <text:p>1740.4999</text:p>
          </table:table-cell>
          <table:table-cell office:value-type="string">
            <text:p>462.8078</text:p>
          </table:table-cell>
          <table:table-cell office:value-type="string">
            <text:p>6082.6187</text:p>
          </table:table-cell>
          <table:table-cell office:value-type="string">
            <text:p>986.9340</text:p>
          </table:table-cell>
          <table:table-cell office:value-type="string">
            <text:p>134.5518</text:p>
          </table:table-cell>
          <table:table-cell office:value-type="string">
            <text:p>852.3823</text:p>
          </table:table-cell>
          <table:table-cell office:value-type="string">
            <text:p>644.6941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762];9;2); &quot;/&quot;; MID([.A762];6;2);&quot;/&quot;;MID([.A762];1;4);&quot;/&quot;)" office:value-type="string" office:string-value="30/01/2021/">
            <text:p>30/01/2021/</text:p>
          </table:table-cell>
        </table:table-row>
        <table:table-row table:style-name="ro1">
          <table:table-cell office:value-type="string">
            <text:p>2021-01-31T00:00:00.0/2021-02-01T00:00:00.0</text:p>
          </table:table-cell>
          <table:table-cell office:value-type="string">
            <text:p>3219.9626</text:p>
          </table:table-cell>
          <table:table-cell office:value-type="string">
            <text:p>2361.2676</text:p>
          </table:table-cell>
          <table:table-cell office:value-type="string">
            <text:p>1908.8368</text:p>
          </table:table-cell>
          <table:table-cell office:value-type="string">
            <text:p>452.4309</text:p>
          </table:table-cell>
          <table:table-cell office:value-type="string">
            <text:p>6672.5820</text:p>
          </table:table-cell>
          <table:table-cell office:value-type="string">
            <text:p>2331.6589</text:p>
          </table:table-cell>
          <table:table-cell office:value-type="string">
            <text:p>1883.6208</text:p>
          </table:table-cell>
          <table:table-cell office:value-type="string">
            <text:p>448.0381</text:p>
          </table:table-cell>
          <table:table-cell office:value-type="string">
            <text:p>6506.4458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763];9;2); &quot;/&quot;; MID([.A763];6;2);&quot;/&quot;;MID([.A763];1;4);&quot;/&quot;)" office:value-type="string" office:string-value="31/01/2021/">
            <text:p>31/01/2021/</text:p>
          </table:table-cell>
        </table:table-row>
        <table:table-row table:style-name="ro1">
          <table:table-cell office:value-type="string">
            <text:p>2021-02-01T00:00:00.0/2021-02-02T00:00:00.0</text:p>
          </table:table-cell>
          <table:table-cell office:value-type="string">
            <text:p>3274.9485</text:p>
          </table:table-cell>
          <table:table-cell office:value-type="string">
            <text:p>2239.9595</text:p>
          </table:table-cell>
          <table:table-cell office:value-type="string">
            <text:p>1688.7489</text:p>
          </table:table-cell>
          <table:table-cell office:value-type="string">
            <text:p>551.2106</text:p>
          </table:table-cell>
          <table:table-cell office:value-type="string">
            <text:p>5685.3354</text:p>
          </table:table-cell>
          <table:table-cell office:value-type="string">
            <text:p>2204.5989</text:p>
          </table:table-cell>
          <table:table-cell office:value-type="string">
            <text:p>1666.9492</text:p>
          </table:table-cell>
          <table:table-cell office:value-type="string">
            <text:p>537.6496</text:p>
          </table:table-cell>
          <table:table-cell office:value-type="string">
            <text:p>5441.8677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764];9;2); &quot;/&quot;; MID([.A764];6;2);&quot;/&quot;;MID([.A764];1;4);&quot;/&quot;)" office:value-type="string" office:string-value="01/02/2021/">
            <text:p>01/02/2021/</text:p>
          </table:table-cell>
        </table:table-row>
        <table:table-row table:style-name="ro1">
          <table:table-cell office:value-type="string">
            <text:p>2021-02-02T00:00:00.0/2021-02-03T00:00:00.0</text:p>
          </table:table-cell>
          <table:table-cell office:value-type="string">
            <text:p>3331.0542</text:p>
          </table:table-cell>
          <table:table-cell office:value-type="string">
            <text:p>2194.4507</text:p>
          </table:table-cell>
          <table:table-cell office:value-type="string">
            <text:p>1543.1110</text:p>
          </table:table-cell>
          <table:table-cell office:value-type="string">
            <text:p>651.3397</text:p>
          </table:table-cell>
          <table:table-cell office:value-type="string">
            <text:p>5148.2251</text:p>
          </table:table-cell>
          <table:table-cell office:value-type="string">
            <text:p>1034.8035</text:p>
          </table:table-cell>
          <table:table-cell office:value-type="string">
            <text:p>93.9351</text:p>
          </table:table-cell>
          <table:table-cell office:value-type="string">
            <text:p>940.8684</text:p>
          </table:table-cell>
          <table:table-cell office:value-type="string">
            <text:p>323.1311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765];9;2); &quot;/&quot;; MID([.A765];6;2);&quot;/&quot;;MID([.A765];1;4);&quot;/&quot;)" office:value-type="string" office:string-value="02/02/2021/">
            <text:p>02/02/2021/</text:p>
          </table:table-cell>
        </table:table-row>
        <table:table-row table:style-name="ro1">
          <table:table-cell office:value-type="string">
            <text:p>2021-02-03T00:00:00.0/2021-02-04T00:00:00.0</text:p>
          </table:table-cell>
          <table:table-cell office:value-type="string">
            <text:p>3388.3003</text:p>
          </table:table-cell>
          <table:table-cell office:value-type="string">
            <text:p>2251.0386</text:p>
          </table:table-cell>
          <table:table-cell office:value-type="string">
            <text:p>1687.7053</text:p>
          </table:table-cell>
          <table:table-cell office:value-type="string">
            <text:p>563.3333</text:p>
          </table:table-cell>
          <table:table-cell office:value-type="string">
            <text:p>5566.5986</text:p>
          </table:table-cell>
          <table:table-cell office:value-type="string">
            <text:p>737.9760</text:p>
          </table:table-cell>
          <table:table-cell office:value-type="string">
            <text:p>69.3257</text:p>
          </table:table-cell>
          <table:table-cell office:value-type="string">
            <text:p>668.6503</text:p>
          </table:table-cell>
          <table:table-cell office:value-type="string">
            <text:p>493.7711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766];9;2); &quot;/&quot;; MID([.A766];6;2);&quot;/&quot;;MID([.A766];1;4);&quot;/&quot;)" office:value-type="string" office:string-value="03/02/2021/">
            <text:p>03/02/2021/</text:p>
          </table:table-cell>
        </table:table-row>
        <table:table-row table:style-name="ro1">
          <table:table-cell office:value-type="string">
            <text:p>2021-02-04T00:00:00.0/2021-02-05T00:00:00.0</text:p>
          </table:table-cell>
          <table:table-cell office:value-type="string">
            <text:p>3446.6665</text:p>
          </table:table-cell>
          <table:table-cell office:value-type="string">
            <text:p>2374.1418</text:p>
          </table:table-cell>
          <table:table-cell office:value-type="string">
            <text:p>1874.4609</text:p>
          </table:table-cell>
          <table:table-cell office:value-type="string">
            <text:p>499.6809</text:p>
          </table:table-cell>
          <table:table-cell office:value-type="string">
            <text:p>6212.2129</text:p>
          </table:table-cell>
          <table:table-cell office:value-type="string">
            <text:p>943.3779</text:p>
          </table:table-cell>
          <table:table-cell office:value-type="string">
            <text:p>204.4536</text:p>
          </table:table-cell>
          <table:table-cell office:value-type="string">
            <text:p>738.9243</text:p>
          </table:table-cell>
          <table:table-cell office:value-type="string">
            <text:p>1027.7472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767];9;2); &quot;/&quot;; MID([.A767];6;2);&quot;/&quot;;MID([.A767];1;4);&quot;/&quot;)" office:value-type="string" office:string-value="04/02/2021/">
            <text:p>04/02/2021/</text:p>
          </table:table-cell>
        </table:table-row>
        <table:table-row table:style-name="ro1">
          <table:table-cell office:value-type="string">
            <text:p>2021-02-05T00:00:00.0/2021-02-06T00:00:00.0</text:p>
          </table:table-cell>
          <table:table-cell office:value-type="string">
            <text:p>3506.0981</text:p>
          </table:table-cell>
          <table:table-cell office:value-type="string">
            <text:p>2285.7239</text:p>
          </table:table-cell>
          <table:table-cell office:value-type="string">
            <text:p>1529.9148</text:p>
          </table:table-cell>
          <table:table-cell office:value-type="string">
            <text:p>755.8090</text:p>
          </table:table-cell>
          <table:table-cell office:value-type="string">
            <text:p>4817.9053</text:p>
          </table:table-cell>
          <table:table-cell office:value-type="string">
            <text:p>1189.6676</text:p>
          </table:table-cell>
          <table:table-cell office:value-type="string">
            <text:p>264.2380</text:p>
          </table:table-cell>
          <table:table-cell office:value-type="string">
            <text:p>925.4296</text:p>
          </table:table-cell>
          <table:table-cell office:value-type="string">
            <text:p>832.665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768];9;2); &quot;/&quot;; MID([.A768];6;2);&quot;/&quot;;MID([.A768];1;4);&quot;/&quot;)" office:value-type="string" office:string-value="05/02/2021/">
            <text:p>05/02/2021/</text:p>
          </table:table-cell>
        </table:table-row>
        <table:table-row table:style-name="ro1">
          <table:table-cell office:value-type="string">
            <text:p>2021-02-06T00:00:00.0/2021-02-07T00:00:00.0</text:p>
          </table:table-cell>
          <table:table-cell office:value-type="string">
            <text:p>3566.6143</text:p>
          </table:table-cell>
          <table:table-cell office:value-type="string">
            <text:p>2305.4138</text:p>
          </table:table-cell>
          <table:table-cell office:value-type="string">
            <text:p>1516.8104</text:p>
          </table:table-cell>
          <table:table-cell office:value-type="string">
            <text:p>788.6035</text:p>
          </table:table-cell>
          <table:table-cell office:value-type="string">
            <text:p>4689.5396</text:p>
          </table:table-cell>
          <table:table-cell office:value-type="string">
            <text:p>434.9482</text:p>
          </table:table-cell>
          <table:table-cell office:value-type="string">
            <text:p>9.2194</text:p>
          </table:table-cell>
          <table:table-cell office:value-type="string">
            <text:p>425.7288</text:p>
          </table:table-cell>
          <table:table-cell office:value-type="string">
            <text:p>62.1766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769];9;2); &quot;/&quot;; MID([.A769];6;2);&quot;/&quot;;MID([.A769];1;4);&quot;/&quot;)" office:value-type="string" office:string-value="06/02/2021/">
            <text:p>06/02/2021/</text:p>
          </table:table-cell>
        </table:table-row>
        <table:table-row table:style-name="ro1">
          <table:table-cell office:value-type="string">
            <text:p>2021-02-07T00:00:00.0/2021-02-08T00:00:00.0</text:p>
          </table:table-cell>
          <table:table-cell office:value-type="string">
            <text:p>3628.1289</text:p>
          </table:table-cell>
          <table:table-cell office:value-type="string">
            <text:p>1984.5295</text:p>
          </table:table-cell>
          <table:table-cell office:value-type="string">
            <text:p>777.3582</text:p>
          </table:table-cell>
          <table:table-cell office:value-type="string">
            <text:p>1207.1713</text:p>
          </table:table-cell>
          <table:table-cell office:value-type="string">
            <text:p>2266.9202</text:p>
          </table:table-cell>
          <table:table-cell office:value-type="string">
            <text:p>356.6453</text:p>
          </table:table-cell>
          <table:table-cell office:value-type="string">
            <text:p>0.0101</text:p>
          </table:table-cell>
          <table:table-cell office:value-type="string">
            <text:p>356.6352</text:p>
          </table:table-cell>
          <table:table-cell office:value-type="string">
            <text:p>0.042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770];9;2); &quot;/&quot;; MID([.A770];6;2);&quot;/&quot;;MID([.A770];1;4);&quot;/&quot;)" office:value-type="string" office:string-value="07/02/2021/">
            <text:p>07/02/2021/</text:p>
          </table:table-cell>
        </table:table-row>
        <table:table-row table:style-name="ro1">
          <table:table-cell office:value-type="string">
            <text:p>2021-02-08T00:00:00.0/2021-02-09T00:00:00.0</text:p>
          </table:table-cell>
          <table:table-cell office:value-type="string">
            <text:p>3690.7336</text:p>
          </table:table-cell>
          <table:table-cell office:value-type="string">
            <text:p>2528.7224</text:p>
          </table:table-cell>
          <table:table-cell office:value-type="string">
            <text:p>1847.6444</text:p>
          </table:table-cell>
          <table:table-cell office:value-type="string">
            <text:p>681.0779</text:p>
          </table:table-cell>
          <table:table-cell office:value-type="string">
            <text:p>5724.3770</text:p>
          </table:table-cell>
          <table:table-cell office:value-type="string">
            <text:p>623.3712</text:p>
          </table:table-cell>
          <table:table-cell office:value-type="string">
            <text:p>39.7317</text:p>
          </table:table-cell>
          <table:table-cell office:value-type="string">
            <text:p>583.6395</text:p>
          </table:table-cell>
          <table:table-cell office:value-type="string">
            <text:p>158.5989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771];9;2); &quot;/&quot;; MID([.A771];6;2);&quot;/&quot;;MID([.A771];1;4);&quot;/&quot;)" office:value-type="string" office:string-value="08/02/2021/">
            <text:p>08/02/2021/</text:p>
          </table:table-cell>
        </table:table-row>
        <table:table-row table:style-name="ro1">
          <table:table-cell office:value-type="string">
            <text:p>2021-02-09T00:00:00.0/2021-02-10T00:00:00.0</text:p>
          </table:table-cell>
          <table:table-cell office:value-type="string">
            <text:p>3754.3298</text:p>
          </table:table-cell>
          <table:table-cell office:value-type="string">
            <text:p>2572.8340</text:p>
          </table:table-cell>
          <table:table-cell office:value-type="string">
            <text:p>1821.6394</text:p>
          </table:table-cell>
          <table:table-cell office:value-type="string">
            <text:p>751.1947</text:p>
          </table:table-cell>
          <table:table-cell office:value-type="string">
            <text:p>5587.8604</text:p>
          </table:table-cell>
          <table:table-cell office:value-type="string">
            <text:p>582.2106</text:p>
          </table:table-cell>
          <table:table-cell office:value-type="string">
            <text:p>73.1301</text:p>
          </table:table-cell>
          <table:table-cell office:value-type="string">
            <text:p>509.0806</text:p>
          </table:table-cell>
          <table:table-cell office:value-type="string">
            <text:p>189.3334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772];9;2); &quot;/&quot;; MID([.A772];6;2);&quot;/&quot;;MID([.A772];1;4);&quot;/&quot;)" office:value-type="string" office:string-value="09/02/2021/">
            <text:p>09/02/2021/</text:p>
          </table:table-cell>
        </table:table-row>
        <table:table-row table:style-name="ro1">
          <table:table-cell office:value-type="string">
            <text:p>2021-02-10T00:00:00.0/2021-02-11T00:00:00.0</text:p>
          </table:table-cell>
          <table:table-cell office:value-type="string">
            <text:p>3818.8855</text:p>
          </table:table-cell>
          <table:table-cell office:value-type="string">
            <text:p>2584.4963</text:p>
          </table:table-cell>
          <table:table-cell office:value-type="string">
            <text:p>1814.5363</text:p>
          </table:table-cell>
          <table:table-cell office:value-type="string">
            <text:p>769.9601</text:p>
          </table:table-cell>
          <table:table-cell office:value-type="string">
            <text:p>5455.8867</text:p>
          </table:table-cell>
          <table:table-cell office:value-type="string">
            <text:p>640.7024</text:p>
          </table:table-cell>
          <table:table-cell office:value-type="string">
            <text:p>36.0585</text:p>
          </table:table-cell>
          <table:table-cell office:value-type="string">
            <text:p>604.6439</text:p>
          </table:table-cell>
          <table:table-cell office:value-type="string">
            <text:p>290.2014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773];9;2); &quot;/&quot;; MID([.A773];6;2);&quot;/&quot;;MID([.A773];1;4);&quot;/&quot;)" office:value-type="string" office:string-value="10/02/2021/">
            <text:p>10/02/2021/</text:p>
          </table:table-cell>
        </table:table-row>
        <table:table-row table:style-name="ro1">
          <table:table-cell office:value-type="string">
            <text:p>2021-02-11T00:00:00.0/2021-02-12T00:00:00.0</text:p>
          </table:table-cell>
          <table:table-cell office:value-type="string">
            <text:p>3884.4172</text:p>
          </table:table-cell>
          <table:table-cell office:value-type="string">
            <text:p>2779.8540</text:p>
          </table:table-cell>
          <table:table-cell office:value-type="string">
            <text:p>2107.0740</text:p>
          </table:table-cell>
          <table:table-cell office:value-type="string">
            <text:p>672.7802</text:p>
          </table:table-cell>
          <table:table-cell office:value-type="string">
            <text:p>6351.9014</text:p>
          </table:table-cell>
          <table:table-cell office:value-type="string">
            <text:p>844.2184</text:p>
          </table:table-cell>
          <table:table-cell office:value-type="string">
            <text:p>262.4565</text:p>
          </table:table-cell>
          <table:table-cell office:value-type="string">
            <text:p>581.7620</text:p>
          </table:table-cell>
          <table:table-cell office:value-type="string">
            <text:p>623.4836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774];9;2); &quot;/&quot;; MID([.A774];6;2);&quot;/&quot;;MID([.A774];1;4);&quot;/&quot;)" office:value-type="string" office:string-value="11/02/2021/">
            <text:p>11/02/2021/</text:p>
          </table:table-cell>
        </table:table-row>
        <table:table-row table:style-name="ro1">
          <table:table-cell office:value-type="string">
            <text:p>2021-02-12T00:00:00.0/2021-02-13T00:00:00.0</text:p>
          </table:table-cell>
          <table:table-cell office:value-type="string">
            <text:p>3950.9133</text:p>
          </table:table-cell>
          <table:table-cell office:value-type="string">
            <text:p>2853.9226</text:p>
          </table:table-cell>
          <table:table-cell office:value-type="string">
            <text:p>2151.4746</text:p>
          </table:table-cell>
          <table:table-cell office:value-type="string">
            <text:p>702.4481</text:p>
          </table:table-cell>
          <table:table-cell office:value-type="string">
            <text:p>6416.7202</text:p>
          </table:table-cell>
          <table:table-cell office:value-type="string">
            <text:p>2678.5269</text:p>
          </table:table-cell>
          <table:table-cell office:value-type="string">
            <text:p>1976.4385</text:p>
          </table:table-cell>
          <table:table-cell office:value-type="string">
            <text:p>702.0883</text:p>
          </table:table-cell>
          <table:table-cell office:value-type="string">
            <text:p>5569.0386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775];9;2); &quot;/&quot;; MID([.A775];6;2);&quot;/&quot;;MID([.A775];1;4);&quot;/&quot;)" office:value-type="string" office:string-value="12/02/2021/">
            <text:p>12/02/2021/</text:p>
          </table:table-cell>
        </table:table-row>
        <table:table-row table:style-name="ro1">
          <table:table-cell office:value-type="string">
            <text:p>2021-02-13T00:00:00.0/2021-02-14T00:00:00.0</text:p>
          </table:table-cell>
          <table:table-cell office:value-type="string">
            <text:p>4018.3191</text:p>
          </table:table-cell>
          <table:table-cell office:value-type="string">
            <text:p>2930.4360</text:p>
          </table:table-cell>
          <table:table-cell office:value-type="string">
            <text:p>2321.2832</text:p>
          </table:table-cell>
          <table:table-cell office:value-type="string">
            <text:p>609.1529</text:p>
          </table:table-cell>
          <table:table-cell office:value-type="string">
            <text:p>6920.1875</text:p>
          </table:table-cell>
          <table:table-cell office:value-type="string">
            <text:p>2738.9424</text:p>
          </table:table-cell>
          <table:table-cell office:value-type="string">
            <text:p>2032.5482</text:p>
          </table:table-cell>
          <table:table-cell office:value-type="string">
            <text:p>706.3943</text:p>
          </table:table-cell>
          <table:table-cell office:value-type="string">
            <text:p>5703.5171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776];9;2); &quot;/&quot;; MID([.A776];6;2);&quot;/&quot;;MID([.A776];1;4);&quot;/&quot;)" office:value-type="string" office:string-value="13/02/2021/">
            <text:p>13/02/2021/</text:p>
          </table:table-cell>
        </table:table-row>
        <table:table-row table:style-name="ro1">
          <table:table-cell office:value-type="string">
            <text:p>2021-02-14T00:00:00.0/2021-02-15T00:00:00.0</text:p>
          </table:table-cell>
          <table:table-cell office:value-type="string">
            <text:p>4086.5845</text:p>
          </table:table-cell>
          <table:table-cell office:value-type="string">
            <text:p>3012.4460</text:p>
          </table:table-cell>
          <table:table-cell office:value-type="string">
            <text:p>2355.1541</text:p>
          </table:table-cell>
          <table:table-cell office:value-type="string">
            <text:p>657.2920</text:p>
          </table:table-cell>
          <table:table-cell office:value-type="string">
            <text:p>6854.8525</text:p>
          </table:table-cell>
          <table:table-cell office:value-type="string">
            <text:p>2939.1018</text:p>
          </table:table-cell>
          <table:table-cell office:value-type="string">
            <text:p>2226.9519</text:p>
          </table:table-cell>
          <table:table-cell office:value-type="string">
            <text:p>712.1500</text:p>
          </table:table-cell>
          <table:table-cell office:value-type="string">
            <text:p>6309.6924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777];9;2); &quot;/&quot;; MID([.A777];6;2);&quot;/&quot;;MID([.A777];1;4);&quot;/&quot;)" office:value-type="string" office:string-value="14/02/2021/">
            <text:p>14/02/2021/</text:p>
          </table:table-cell>
        </table:table-row>
        <table:table-row table:style-name="ro1">
          <table:table-cell office:value-type="string">
            <text:p>2021-02-15T00:00:00.0/2021-02-16T00:00:00.0</text:p>
          </table:table-cell>
          <table:table-cell office:value-type="string">
            <text:p>4155.7339</text:p>
          </table:table-cell>
          <table:table-cell office:value-type="string">
            <text:p>3065.8479</text:p>
          </table:table-cell>
          <table:table-cell office:value-type="string">
            <text:p>2431.0935</text:p>
          </table:table-cell>
          <table:table-cell office:value-type="string">
            <text:p>634.7545</text:p>
          </table:table-cell>
          <table:table-cell office:value-type="string">
            <text:p>7079.7642</text:p>
          </table:table-cell>
          <table:table-cell office:value-type="string">
            <text:p>2741.5786</text:p>
          </table:table-cell>
          <table:table-cell office:value-type="string">
            <text:p>2028.8715</text:p>
          </table:table-cell>
          <table:table-cell office:value-type="string">
            <text:p>712.7072</text:p>
          </table:table-cell>
          <table:table-cell office:value-type="string">
            <text:p>5472.2998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778];9;2); &quot;/&quot;; MID([.A778];6;2);&quot;/&quot;;MID([.A778];1;4);&quot;/&quot;)" office:value-type="string" office:string-value="15/02/2021/">
            <text:p>15/02/2021/</text:p>
          </table:table-cell>
        </table:table-row>
        <table:table-row table:style-name="ro1">
          <table:table-cell office:value-type="string">
            <text:p>2021-02-16T00:00:00.0/2021-02-17T00:00:00.0</text:p>
          </table:table-cell>
          <table:table-cell office:value-type="string">
            <text:p>4225.7515</text:p>
          </table:table-cell>
          <table:table-cell office:value-type="string">
            <text:p>2900.4841</text:p>
          </table:table-cell>
          <table:table-cell office:value-type="string">
            <text:p>2084.1416</text:p>
          </table:table-cell>
          <table:table-cell office:value-type="string">
            <text:p>816.3424</text:p>
          </table:table-cell>
          <table:table-cell office:value-type="string">
            <text:p>5897.8262</text:p>
          </table:table-cell>
          <table:table-cell office:value-type="string">
            <text:p>951.7130</text:p>
          </table:table-cell>
          <table:table-cell office:value-type="string">
            <text:p>178.6681</text:p>
          </table:table-cell>
          <table:table-cell office:value-type="string">
            <text:p>773.0448</text:p>
          </table:table-cell>
          <table:table-cell office:value-type="string">
            <text:p>532.8346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779];9;2); &quot;/&quot;; MID([.A779];6;2);&quot;/&quot;;MID([.A779];1;4);&quot;/&quot;)" office:value-type="string" office:string-value="16/02/2021/">
            <text:p>16/02/2021/</text:p>
          </table:table-cell>
        </table:table-row>
        <table:table-row table:style-name="ro1">
          <table:table-cell office:value-type="string">
            <text:p>2021-02-17T00:00:00.0/2021-02-18T00:00:00.0</text:p>
          </table:table-cell>
          <table:table-cell office:value-type="string">
            <text:p>4296.5815</text:p>
          </table:table-cell>
          <table:table-cell office:value-type="string">
            <text:p>2976.3618</text:p>
          </table:table-cell>
          <table:table-cell office:value-type="string">
            <text:p>2223.5789</text:p>
          </table:table-cell>
          <table:table-cell office:value-type="string">
            <text:p>752.7830</text:p>
          </table:table-cell>
          <table:table-cell office:value-type="string">
            <text:p>6137.1729</text:p>
          </table:table-cell>
          <table:table-cell office:value-type="string">
            <text:p>1473.1161</text:p>
          </table:table-cell>
          <table:table-cell office:value-type="string">
            <text:p>554.3169</text:p>
          </table:table-cell>
          <table:table-cell office:value-type="string">
            <text:p>918.7991</text:p>
          </table:table-cell>
          <table:table-cell office:value-type="string">
            <text:p>1238.0155</text:p>
          </table:table-cell>
          <table:table-cell office:value-type="string">
            <text:p>0.9566</text:p>
          </table:table-cell>
          <table:table-cell table:number-columns-repeated="3"/>
          <table:table-cell table:formula="of:==CONCATENATE( MID([.A780];9;2); &quot;/&quot;; MID([.A780];6;2);&quot;/&quot;;MID([.A780];1;4);&quot;/&quot;)" office:value-type="string" office:string-value="17/02/2021/">
            <text:p>17/02/2021/</text:p>
          </table:table-cell>
        </table:table-row>
        <table:table-row table:style-name="ro1">
          <table:table-cell office:value-type="string">
            <text:p>2021-02-18T00:00:00.0/2021-02-19T00:00:00.0</text:p>
          </table:table-cell>
          <table:table-cell office:value-type="string">
            <text:p>4368.1714</text:p>
          </table:table-cell>
          <table:table-cell office:value-type="string">
            <text:p>3010.7205</text:p>
          </table:table-cell>
          <table:table-cell office:value-type="string">
            <text:p>2171.6460</text:p>
          </table:table-cell>
          <table:table-cell office:value-type="string">
            <text:p>839.0745</text:p>
          </table:table-cell>
          <table:table-cell office:value-type="string">
            <text:p>6051.9102</text:p>
          </table:table-cell>
          <table:table-cell office:value-type="string">
            <text:p>2432.2312</text:p>
          </table:table-cell>
          <table:table-cell office:value-type="string">
            <text:p>1080.4229</text:p>
          </table:table-cell>
          <table:table-cell office:value-type="string">
            <text:p>1351.8085</text:p>
          </table:table-cell>
          <table:table-cell office:value-type="string">
            <text:p>2813.6599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781];9;2); &quot;/&quot;; MID([.A781];6;2);&quot;/&quot;;MID([.A781];1;4);&quot;/&quot;)" office:value-type="string" office:string-value="18/02/2021/">
            <text:p>18/02/2021/</text:p>
          </table:table-cell>
        </table:table-row>
        <table:table-row table:style-name="ro1">
          <table:table-cell office:value-type="string">
            <text:p>2021-02-19T00:00:00.0/2021-02-20T00:00:00.0</text:p>
          </table:table-cell>
          <table:table-cell office:value-type="string">
            <text:p>4440.5684</text:p>
          </table:table-cell>
          <table:table-cell office:value-type="string">
            <text:p>3125.4915</text:p>
          </table:table-cell>
          <table:table-cell office:value-type="string">
            <text:p>2362.7871</text:p>
          </table:table-cell>
          <table:table-cell office:value-type="string">
            <text:p>762.7042</text:p>
          </table:table-cell>
          <table:table-cell office:value-type="string">
            <text:p>6529.2271</text:p>
          </table:table-cell>
          <table:table-cell office:value-type="string">
            <text:p>2411.3101</text:p>
          </table:table-cell>
          <table:table-cell office:value-type="string">
            <text:p>1259.6771</text:p>
          </table:table-cell>
          <table:table-cell office:value-type="string">
            <text:p>1151.6329</text:p>
          </table:table-cell>
          <table:table-cell office:value-type="string">
            <text:p>3411.5178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782];9;2); &quot;/&quot;; MID([.A782];6;2);&quot;/&quot;;MID([.A782];1;4);&quot;/&quot;)" office:value-type="string" office:string-value="19/02/2021/">
            <text:p>19/02/2021/</text:p>
          </table:table-cell>
        </table:table-row>
        <table:table-row table:style-name="ro1">
          <table:table-cell office:value-type="string">
            <text:p>2021-02-20T00:00:00.0/2021-02-21T00:00:00.0</text:p>
          </table:table-cell>
          <table:table-cell office:value-type="string">
            <text:p>4513.7021</text:p>
          </table:table-cell>
          <table:table-cell office:value-type="string">
            <text:p>3088.5754</text:p>
          </table:table-cell>
          <table:table-cell office:value-type="string">
            <text:p>2208.6433</text:p>
          </table:table-cell>
          <table:table-cell office:value-type="string">
            <text:p>879.9321</text:p>
          </table:table-cell>
          <table:table-cell office:value-type="string">
            <text:p>5968.0200</text:p>
          </table:table-cell>
          <table:table-cell office:value-type="string">
            <text:p>2932.3008</text:p>
          </table:table-cell>
          <table:table-cell office:value-type="string">
            <text:p>1835.5895</text:p>
          </table:table-cell>
          <table:table-cell office:value-type="string">
            <text:p>1096.7112</text:p>
          </table:table-cell>
          <table:table-cell office:value-type="string">
            <text:p>5148.4390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783];9;2); &quot;/&quot;; MID([.A783];6;2);&quot;/&quot;;MID([.A783];1;4);&quot;/&quot;)" office:value-type="string" office:string-value="20/02/2021/">
            <text:p>20/02/2021/</text:p>
          </table:table-cell>
        </table:table-row>
        <table:table-row table:style-name="ro1">
          <table:table-cell office:value-type="string">
            <text:p>2021-02-21T00:00:00.0/2021-02-22T00:00:00.0</text:p>
          </table:table-cell>
          <table:table-cell office:value-type="string">
            <text:p>4587.5479</text:p>
          </table:table-cell>
          <table:table-cell office:value-type="string">
            <text:p>3267.2473</text:p>
          </table:table-cell>
          <table:table-cell office:value-type="string">
            <text:p>2572.5750</text:p>
          </table:table-cell>
          <table:table-cell office:value-type="string">
            <text:p>694.6722</text:p>
          </table:table-cell>
          <table:table-cell office:value-type="string">
            <text:p>6969.4575</text:p>
          </table:table-cell>
          <table:table-cell office:value-type="string">
            <text:p>816.6016</text:p>
          </table:table-cell>
          <table:table-cell office:value-type="string">
            <text:p>0.1322</text:p>
          </table:table-cell>
          <table:table-cell office:value-type="string">
            <text:p>816.4694</text:p>
          </table:table-cell>
          <table:table-cell office:value-type="string">
            <text:p>0.2900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784];9;2); &quot;/&quot;; MID([.A784];6;2);&quot;/&quot;;MID([.A784];1;4);&quot;/&quot;)" office:value-type="string" office:string-value="21/02/2021/">
            <text:p>21/02/2021/</text:p>
          </table:table-cell>
        </table:table-row>
        <table:table-row table:style-name="ro1">
          <table:table-cell office:value-type="string">
            <text:p>2021-02-22T00:00:00.0/2021-02-23T00:00:00.0</text:p>
          </table:table-cell>
          <table:table-cell office:value-type="string">
            <text:p>4662.0610</text:p>
          </table:table-cell>
          <table:table-cell office:value-type="string">
            <text:p>3252.0525</text:p>
          </table:table-cell>
          <table:table-cell office:value-type="string">
            <text:p>2371.9087</text:p>
          </table:table-cell>
          <table:table-cell office:value-type="string">
            <text:p>880.1438</text:p>
          </table:table-cell>
          <table:table-cell office:value-type="string">
            <text:p>6294.6406</text:p>
          </table:table-cell>
          <table:table-cell office:value-type="string">
            <text:p>1262.5011</text:p>
          </table:table-cell>
          <table:table-cell office:value-type="string">
            <text:p>276.2144</text:p>
          </table:table-cell>
          <table:table-cell office:value-type="string">
            <text:p>986.2867</text:p>
          </table:table-cell>
          <table:table-cell office:value-type="string">
            <text:p>1117.2180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785];9;2); &quot;/&quot;; MID([.A785];6;2);&quot;/&quot;;MID([.A785];1;4);&quot;/&quot;)" office:value-type="string" office:string-value="22/02/2021/">
            <text:p>22/02/2021/</text:p>
          </table:table-cell>
        </table:table-row>
        <table:table-row table:style-name="ro1">
          <table:table-cell office:value-type="string">
            <text:p>2021-02-23T00:00:00.0/2021-02-24T00:00:00.0</text:p>
          </table:table-cell>
          <table:table-cell office:value-type="string">
            <text:p>4737.2725</text:p>
          </table:table-cell>
          <table:table-cell office:value-type="string">
            <text:p>2901.8884</text:p>
          </table:table-cell>
          <table:table-cell office:value-type="string">
            <text:p>1495.3932</text:p>
          </table:table-cell>
          <table:table-cell office:value-type="string">
            <text:p>1406.4952</text:p>
          </table:table-cell>
          <table:table-cell office:value-type="string">
            <text:p>3721.0293</text:p>
          </table:table-cell>
          <table:table-cell office:value-type="string">
            <text:p>2468.2007</text:p>
          </table:table-cell>
          <table:table-cell office:value-type="string">
            <text:p>916.6058</text:p>
          </table:table-cell>
          <table:table-cell office:value-type="string">
            <text:p>1551.5948</text:p>
          </table:table-cell>
          <table:table-cell office:value-type="string">
            <text:p>2236.5847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786];9;2); &quot;/&quot;; MID([.A786];6;2);&quot;/&quot;;MID([.A786];1;4);&quot;/&quot;)" office:value-type="string" office:string-value="23/02/2021/">
            <text:p>23/02/2021/</text:p>
          </table:table-cell>
        </table:table-row>
        <table:table-row table:style-name="ro1">
          <table:table-cell office:value-type="string">
            <text:p>2021-02-24T00:00:00.0/2021-02-25T00:00:00.0</text:p>
          </table:table-cell>
          <table:table-cell office:value-type="string">
            <text:p>4813.0879</text:p>
          </table:table-cell>
          <table:table-cell office:value-type="string">
            <text:p>3145.3652</text:p>
          </table:table-cell>
          <table:table-cell office:value-type="string">
            <text:p>1957.1243</text:p>
          </table:table-cell>
          <table:table-cell office:value-type="string">
            <text:p>1188.2410</text:p>
          </table:table-cell>
          <table:table-cell office:value-type="string">
            <text:p>4871.0459</text:p>
          </table:table-cell>
          <table:table-cell office:value-type="string">
            <text:p>2669.7654</text:p>
          </table:table-cell>
          <table:table-cell office:value-type="string">
            <text:p>1196.4633</text:p>
          </table:table-cell>
          <table:table-cell office:value-type="string">
            <text:p>1473.3022</text:p>
          </table:table-cell>
          <table:table-cell office:value-type="string">
            <text:p>3095.8923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787];9;2); &quot;/&quot;; MID([.A787];6;2);&quot;/&quot;;MID([.A787];1;4);&quot;/&quot;)" office:value-type="string" office:string-value="24/02/2021/">
            <text:p>24/02/2021/</text:p>
          </table:table-cell>
        </table:table-row>
        <table:table-row table:style-name="ro1">
          <table:table-cell office:value-type="string">
            <text:p>2021-02-25T00:00:00.0/2021-02-26T00:00:00.0</text:p>
          </table:table-cell>
          <table:table-cell office:value-type="string">
            <text:p>4889.5200</text:p>
          </table:table-cell>
          <table:table-cell office:value-type="string">
            <text:p>3162.5256</text:p>
          </table:table-cell>
          <table:table-cell office:value-type="string">
            <text:p>1868.3125</text:p>
          </table:table-cell>
          <table:table-cell office:value-type="string">
            <text:p>1294.2131</text:p>
          </table:table-cell>
          <table:table-cell office:value-type="string">
            <text:p>4633.3896</text:p>
          </table:table-cell>
          <table:table-cell office:value-type="string">
            <text:p>3126.2571</text:p>
          </table:table-cell>
          <table:table-cell office:value-type="string">
            <text:p>1822.8179</text:p>
          </table:table-cell>
          <table:table-cell office:value-type="string">
            <text:p>1303.4392</text:p>
          </table:table-cell>
          <table:table-cell office:value-type="string">
            <text:p>4481.3813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788];9;2); &quot;/&quot;; MID([.A788];6;2);&quot;/&quot;;MID([.A788];1;4);&quot;/&quot;)" office:value-type="string" office:string-value="25/02/2021/">
            <text:p>25/02/2021/</text:p>
          </table:table-cell>
        </table:table-row>
        <table:table-row table:style-name="ro1">
          <table:table-cell office:value-type="string">
            <text:p>2021-02-26T00:00:00.0/2021-02-27T00:00:00.0</text:p>
          </table:table-cell>
          <table:table-cell office:value-type="string">
            <text:p>4966.6118</text:p>
          </table:table-cell>
          <table:table-cell office:value-type="string">
            <text:p>3088.2048</text:p>
          </table:table-cell>
          <table:table-cell office:value-type="string">
            <text:p>1578.7230</text:p>
          </table:table-cell>
          <table:table-cell office:value-type="string">
            <text:p>1509.4818</text:p>
          </table:table-cell>
          <table:table-cell office:value-type="string">
            <text:p>3837.6282</text:p>
          </table:table-cell>
          <table:table-cell office:value-type="string">
            <text:p>2741.9902</text:p>
          </table:table-cell>
          <table:table-cell office:value-type="string">
            <text:p>1247.9215</text:p>
          </table:table-cell>
          <table:table-cell office:value-type="string">
            <text:p>1494.0688</text:p>
          </table:table-cell>
          <table:table-cell office:value-type="string">
            <text:p>2875.9446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789];9;2); &quot;/&quot;; MID([.A789];6;2);&quot;/&quot;;MID([.A789];1;4);&quot;/&quot;)" office:value-type="string" office:string-value="26/02/2021/">
            <text:p>26/02/2021/</text:p>
          </table:table-cell>
        </table:table-row>
        <table:table-row table:style-name="ro1">
          <table:table-cell office:value-type="string">
            <text:p>2021-02-27T00:00:00.0/2021-02-28T00:00:00.0</text:p>
          </table:table-cell>
          <table:table-cell office:value-type="string">
            <text:p>5044.2310</text:p>
          </table:table-cell>
          <table:table-cell office:value-type="string">
            <text:p>3642.2620</text:p>
          </table:table-cell>
          <table:table-cell office:value-type="string">
            <text:p>2809.0347</text:p>
          </table:table-cell>
          <table:table-cell office:value-type="string">
            <text:p>833.2274</text:p>
          </table:table-cell>
          <table:table-cell office:value-type="string">
            <text:p>7072.9902</text:p>
          </table:table-cell>
          <table:table-cell office:value-type="string">
            <text:p>980.2447</text:p>
          </table:table-cell>
          <table:table-cell office:value-type="string">
            <text:p>0.4935</text:p>
          </table:table-cell>
          <table:table-cell office:value-type="string">
            <text:p>979.7512</text:p>
          </table:table-cell>
          <table:table-cell office:value-type="string">
            <text:p>1.1328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790];9;2); &quot;/&quot;; MID([.A790];6;2);&quot;/&quot;;MID([.A790];1;4);&quot;/&quot;)" office:value-type="string" office:string-value="27/02/2021/">
            <text:p>27/02/2021/</text:p>
          </table:table-cell>
        </table:table-row>
        <table:table-row table:style-name="ro1">
          <table:table-cell office:value-type="string">
            <text:p>2021-02-28T00:00:00.0/2021-03-01T00:00:00.0</text:p>
          </table:table-cell>
          <table:table-cell office:value-type="string">
            <text:p>5122.3564</text:p>
          </table:table-cell>
          <table:table-cell office:value-type="string">
            <text:p>3694.8120</text:p>
          </table:table-cell>
          <table:table-cell office:value-type="string">
            <text:p>2909.8818</text:p>
          </table:table-cell>
          <table:table-cell office:value-type="string">
            <text:p>784.9302</text:p>
          </table:table-cell>
          <table:table-cell office:value-type="string">
            <text:p>7411.8760</text:p>
          </table:table-cell>
          <table:table-cell office:value-type="string">
            <text:p>3527.2485</text:p>
          </table:table-cell>
          <table:table-cell office:value-type="string">
            <text:p>2601.4639</text:p>
          </table:table-cell>
          <table:table-cell office:value-type="string">
            <text:p>925.7845</text:p>
          </table:table-cell>
          <table:table-cell office:value-type="string">
            <text:p>6226.9824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791];9;2); &quot;/&quot;; MID([.A791];6;2);&quot;/&quot;;MID([.A791];1;4);&quot;/&quot;)" office:value-type="string" office:string-value="28/02/2021/">
            <text:p>28/02/2021/</text:p>
          </table:table-cell>
        </table:table-row>
        <table:table-row table:style-name="ro1">
          <table:table-cell office:value-type="string">
            <text:p>2021-03-01T00:00:00.0/2021-03-02T00:00:00.0</text:p>
          </table:table-cell>
          <table:table-cell office:value-type="string">
            <text:p>5201.0361</text:p>
          </table:table-cell>
          <table:table-cell office:value-type="string">
            <text:p>3672.4072</text:p>
          </table:table-cell>
          <table:table-cell office:value-type="string">
            <text:p>2783.0210</text:p>
          </table:table-cell>
          <table:table-cell office:value-type="string">
            <text:p>889.3864</text:p>
          </table:table-cell>
          <table:table-cell office:value-type="string">
            <text:p>6805.3701</text:p>
          </table:table-cell>
          <table:table-cell office:value-type="string">
            <text:p>1078.8436</text:p>
          </table:table-cell>
          <table:table-cell office:value-type="string">
            <text:p>1.0472</text:p>
          </table:table-cell>
          <table:table-cell office:value-type="string">
            <text:p>1077.7965</text:p>
          </table:table-cell>
          <table:table-cell office:value-type="string">
            <text:p>2.5793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792];9;2); &quot;/&quot;; MID([.A792];6;2);&quot;/&quot;;MID([.A792];1;4);&quot;/&quot;)" office:value-type="string" office:string-value="01/03/2021/">
            <text:p>01/03/2021/</text:p>
          </table:table-cell>
        </table:table-row>
        <table:table-row table:style-name="ro1">
          <table:table-cell office:value-type="string">
            <text:p>2021-03-02T00:00:00.0/2021-03-03T00:00:00.0</text:p>
          </table:table-cell>
          <table:table-cell office:value-type="string">
            <text:p>5280.1973</text:p>
          </table:table-cell>
          <table:table-cell office:value-type="string">
            <text:p>3796.8040</text:p>
          </table:table-cell>
          <table:table-cell office:value-type="string">
            <text:p>2938.5193</text:p>
          </table:table-cell>
          <table:table-cell office:value-type="string">
            <text:p>858.2845</text:p>
          </table:table-cell>
          <table:table-cell office:value-type="string">
            <text:p>7164.2949</text:p>
          </table:table-cell>
          <table:table-cell office:value-type="string">
            <text:p>1536.1765</text:p>
          </table:table-cell>
          <table:table-cell office:value-type="string">
            <text:p>25.3280</text:p>
          </table:table-cell>
          <table:table-cell office:value-type="string">
            <text:p>1510.8485</text:p>
          </table:table-cell>
          <table:table-cell office:value-type="string">
            <text:p>57.6906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793];9;2); &quot;/&quot;; MID([.A793];6;2);&quot;/&quot;;MID([.A793];1;4);&quot;/&quot;)" office:value-type="string" office:string-value="02/03/2021/">
            <text:p>02/03/2021/</text:p>
          </table:table-cell>
        </table:table-row>
        <table:table-row table:style-name="ro1">
          <table:table-cell office:value-type="string">
            <text:p>2021-03-03T00:00:00.0/2021-03-04T00:00:00.0</text:p>
          </table:table-cell>
          <table:table-cell office:value-type="string">
            <text:p>5359.7861</text:p>
          </table:table-cell>
          <table:table-cell office:value-type="string">
            <text:p>3708.3005</text:p>
          </table:table-cell>
          <table:table-cell office:value-type="string">
            <text:p>2536.6472</text:p>
          </table:table-cell>
          <table:table-cell office:value-type="string">
            <text:p>1171.6533</text:p>
          </table:table-cell>
          <table:table-cell office:value-type="string">
            <text:p>6044.8481</text:p>
          </table:table-cell>
          <table:table-cell office:value-type="string">
            <text:p>1538.6409</text:p>
          </table:table-cell>
          <table:table-cell office:value-type="string">
            <text:p>35.9463</text:p>
          </table:table-cell>
          <table:table-cell office:value-type="string">
            <text:p>1502.6945</text:p>
          </table:table-cell>
          <table:table-cell office:value-type="string">
            <text:p>122.7016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794];9;2); &quot;/&quot;; MID([.A794];6;2);&quot;/&quot;;MID([.A794];1;4);&quot;/&quot;)" office:value-type="string" office:string-value="03/03/2021/">
            <text:p>03/03/2021/</text:p>
          </table:table-cell>
        </table:table-row>
        <table:table-row table:style-name="ro1">
          <table:table-cell office:value-type="string">
            <text:p>2021-03-04T00:00:00.0/2021-03-05T00:00:00.0</text:p>
          </table:table-cell>
          <table:table-cell office:value-type="string">
            <text:p>5439.8511</text:p>
          </table:table-cell>
          <table:table-cell office:value-type="string">
            <text:p>3160.6770</text:p>
          </table:table-cell>
          <table:table-cell office:value-type="string">
            <text:p>1295.3459</text:p>
          </table:table-cell>
          <table:table-cell office:value-type="string">
            <text:p>1865.3311</text:p>
          </table:table-cell>
          <table:table-cell office:value-type="string">
            <text:p>2923.0027</text:p>
          </table:table-cell>
          <table:table-cell office:value-type="string">
            <text:p>1593.7024</text:p>
          </table:table-cell>
          <table:table-cell office:value-type="string">
            <text:p>203.8903</text:p>
          </table:table-cell>
          <table:table-cell office:value-type="string">
            <text:p>1389.8121</text:p>
          </table:table-cell>
          <table:table-cell office:value-type="string">
            <text:p>437.6234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795];9;2); &quot;/&quot;; MID([.A795];6;2);&quot;/&quot;;MID([.A795];1;4);&quot;/&quot;)" office:value-type="string" office:string-value="04/03/2021/">
            <text:p>04/03/2021/</text:p>
          </table:table-cell>
        </table:table-row>
        <table:table-row table:style-name="ro1">
          <table:table-cell office:value-type="string">
            <text:p>2021-03-05T00:00:00.0/2021-03-06T00:00:00.0</text:p>
          </table:table-cell>
          <table:table-cell office:value-type="string">
            <text:p>5520.3174</text:p>
          </table:table-cell>
          <table:table-cell office:value-type="string">
            <text:p>4062.0747</text:p>
          </table:table-cell>
          <table:table-cell office:value-type="string">
            <text:p>3283.7256</text:p>
          </table:table-cell>
          <table:table-cell office:value-type="string">
            <text:p>778.3491</text:p>
          </table:table-cell>
          <table:table-cell office:value-type="string">
            <text:p>7823.5903</text:p>
          </table:table-cell>
          <table:table-cell office:value-type="string">
            <text:p>985.8203</text:p>
          </table:table-cell>
          <table:table-cell office:value-type="string">
            <text:p>125.5415</text:p>
          </table:table-cell>
          <table:table-cell office:value-type="string">
            <text:p>860.2787</text:p>
          </table:table-cell>
          <table:table-cell office:value-type="string">
            <text:p>533.4154</text:p>
          </table:table-cell>
          <table:table-cell office:value-type="string">
            <text:p>0.9674</text:p>
          </table:table-cell>
          <table:table-cell table:number-columns-repeated="3"/>
          <table:table-cell table:formula="of:==CONCATENATE( MID([.A796];9;2); &quot;/&quot;; MID([.A796];6;2);&quot;/&quot;;MID([.A796];1;4);&quot;/&quot;)" office:value-type="string" office:string-value="05/03/2021/">
            <text:p>05/03/2021/</text:p>
          </table:table-cell>
        </table:table-row>
        <table:table-row table:style-name="ro1">
          <table:table-cell office:value-type="string">
            <text:p>2021-03-06T00:00:00.0/2021-03-07T00:00:00.0</text:p>
          </table:table-cell>
          <table:table-cell office:value-type="string">
            <text:p>5601.1333</text:p>
          </table:table-cell>
          <table:table-cell office:value-type="string">
            <text:p>4184.9531</text:p>
          </table:table-cell>
          <table:table-cell office:value-type="string">
            <text:p>3388.1667</text:p>
          </table:table-cell>
          <table:table-cell office:value-type="string">
            <text:p>796.7863</text:p>
          </table:table-cell>
          <table:table-cell office:value-type="string">
            <text:p>8169.5083</text:p>
          </table:table-cell>
          <table:table-cell office:value-type="string">
            <text:p>4112.0723</text:p>
          </table:table-cell>
          <table:table-cell office:value-type="string">
            <text:p>3240.8381</text:p>
          </table:table-cell>
          <table:table-cell office:value-type="string">
            <text:p>871.2343</text:p>
          </table:table-cell>
          <table:table-cell office:value-type="string">
            <text:p>7865.9502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797];9;2); &quot;/&quot;; MID([.A797];6;2);&quot;/&quot;;MID([.A797];1;4);&quot;/&quot;)" office:value-type="string" office:string-value="06/03/2021/">
            <text:p>06/03/2021/</text:p>
          </table:table-cell>
        </table:table-row>
        <table:table-row table:style-name="ro1">
          <table:table-cell office:value-type="string">
            <text:p>2021-03-07T00:00:00.0/2021-03-08T00:00:00.0</text:p>
          </table:table-cell>
          <table:table-cell office:value-type="string">
            <text:p>5682.3423</text:p>
          </table:table-cell>
          <table:table-cell office:value-type="string">
            <text:p>4191.9067</text:p>
          </table:table-cell>
          <table:table-cell office:value-type="string">
            <text:p>3274.1309</text:p>
          </table:table-cell>
          <table:table-cell office:value-type="string">
            <text:p>917.7756</text:p>
          </table:table-cell>
          <table:table-cell office:value-type="string">
            <text:p>7767.1064</text:p>
          </table:table-cell>
          <table:table-cell office:value-type="string">
            <text:p>4148.6909</text:p>
          </table:table-cell>
          <table:table-cell office:value-type="string">
            <text:p>3183.7795</text:p>
          </table:table-cell>
          <table:table-cell office:value-type="string">
            <text:p>964.9113</text:p>
          </table:table-cell>
          <table:table-cell office:value-type="string">
            <text:p>7597.7969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798];9;2); &quot;/&quot;; MID([.A798];6;2);&quot;/&quot;;MID([.A798];1;4);&quot;/&quot;)" office:value-type="string" office:string-value="07/03/2021/">
            <text:p>07/03/2021/</text:p>
          </table:table-cell>
        </table:table-row>
        <table:table-row table:style-name="ro1">
          <table:table-cell office:value-type="string">
            <text:p>2021-03-08T00:00:00.0/2021-03-09T00:00:00.0</text:p>
          </table:table-cell>
          <table:table-cell office:value-type="string">
            <text:p>5763.8696</text:p>
          </table:table-cell>
          <table:table-cell office:value-type="string">
            <text:p>4215.9180</text:p>
          </table:table-cell>
          <table:table-cell office:value-type="string">
            <text:p>3335.5295</text:p>
          </table:table-cell>
          <table:table-cell office:value-type="string">
            <text:p>880.3885</text:p>
          </table:table-cell>
          <table:table-cell office:value-type="string">
            <text:p>7603.9150</text:p>
          </table:table-cell>
          <table:table-cell office:value-type="string">
            <text:p>2551.4988</text:p>
          </table:table-cell>
          <table:table-cell office:value-type="string">
            <text:p>838.8851</text:p>
          </table:table-cell>
          <table:table-cell office:value-type="string">
            <text:p>1712.6136</text:p>
          </table:table-cell>
          <table:table-cell office:value-type="string">
            <text:p>2321.3862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799];9;2); &quot;/&quot;; MID([.A799];6;2);&quot;/&quot;;MID([.A799];1;4);&quot;/&quot;)" office:value-type="string" office:string-value="08/03/2021/">
            <text:p>08/03/2021/</text:p>
          </table:table-cell>
        </table:table-row>
        <table:table-row table:style-name="ro1">
          <table:table-cell office:value-type="string">
            <text:p>2021-03-09T00:00:00.0/2021-03-10T00:00:00.0</text:p>
          </table:table-cell>
          <table:table-cell office:value-type="string">
            <text:p>5845.6689</text:p>
          </table:table-cell>
          <table:table-cell office:value-type="string">
            <text:p>4102.8755</text:p>
          </table:table-cell>
          <table:table-cell office:value-type="string">
            <text:p>2888.0376</text:p>
          </table:table-cell>
          <table:table-cell office:value-type="string">
            <text:p>1214.8376</text:p>
          </table:table-cell>
          <table:table-cell office:value-type="string">
            <text:p>6556.3525</text:p>
          </table:table-cell>
          <table:table-cell office:value-type="string">
            <text:p>2972.2300</text:p>
          </table:table-cell>
          <table:table-cell office:value-type="string">
            <text:p>610.4458</text:p>
          </table:table-cell>
          <table:table-cell office:value-type="string">
            <text:p>2361.7842</text:p>
          </table:table-cell>
          <table:table-cell office:value-type="string">
            <text:p>1774.2543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800];9;2); &quot;/&quot;; MID([.A800];6;2);&quot;/&quot;;MID([.A800];1;4);&quot;/&quot;)" office:value-type="string" office:string-value="09/03/2021/">
            <text:p>09/03/2021/</text:p>
          </table:table-cell>
        </table:table-row>
        <table:table-row table:style-name="ro1">
          <table:table-cell office:value-type="string">
            <text:p>2021-03-10T00:00:00.0/2021-03-11T00:00:00.0</text:p>
          </table:table-cell>
          <table:table-cell office:value-type="string">
            <text:p>5927.8052</text:p>
          </table:table-cell>
          <table:table-cell office:value-type="string">
            <text:p>4224.4229</text:p>
          </table:table-cell>
          <table:table-cell office:value-type="string">
            <text:p>3165.3271</text:p>
          </table:table-cell>
          <table:table-cell office:value-type="string">
            <text:p>1059.0958</text:p>
          </table:table-cell>
          <table:table-cell office:value-type="string">
            <text:p>7066.5977</text:p>
          </table:table-cell>
          <table:table-cell office:value-type="string">
            <text:p>3548.9749</text:p>
          </table:table-cell>
          <table:table-cell office:value-type="string">
            <text:p>2081.1157</text:p>
          </table:table-cell>
          <table:table-cell office:value-type="string">
            <text:p>1467.8590</text:p>
          </table:table-cell>
          <table:table-cell office:value-type="string">
            <text:p>4363.3774</text:p>
          </table:table-cell>
          <table:table-cell office:value-type="string">
            <text:p>0.9660</text:p>
          </table:table-cell>
          <table:table-cell table:number-columns-repeated="3"/>
          <table:table-cell table:formula="of:==CONCATENATE( MID([.A801];9;2); &quot;/&quot;; MID([.A801];6;2);&quot;/&quot;;MID([.A801];1;4);&quot;/&quot;)" office:value-type="string" office:string-value="10/03/2021/">
            <text:p>10/03/2021/</text:p>
          </table:table-cell>
        </table:table-row>
        <table:table-row table:style-name="ro1">
          <table:table-cell office:value-type="string">
            <text:p>2021-03-11T00:00:00.0/2021-03-12T00:00:00.0</text:p>
          </table:table-cell>
          <table:table-cell office:value-type="string">
            <text:p>6010.1504</text:p>
          </table:table-cell>
          <table:table-cell office:value-type="string">
            <text:p>3987.8743</text:p>
          </table:table-cell>
          <table:table-cell office:value-type="string">
            <text:p>2312.3008</text:p>
          </table:table-cell>
          <table:table-cell office:value-type="string">
            <text:p>1675.5735</text:p>
          </table:table-cell>
          <table:table-cell office:value-type="string">
            <text:p>5164.1592</text:p>
          </table:table-cell>
          <table:table-cell office:value-type="string">
            <text:p>701.7267</text:p>
          </table:table-cell>
          <table:table-cell office:value-type="string">
            <text:p>1.7043</text:p>
          </table:table-cell>
          <table:table-cell office:value-type="string">
            <text:p>700.0224</text:p>
          </table:table-cell>
          <table:table-cell office:value-type="string">
            <text:p>8.7147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802];9;2); &quot;/&quot;; MID([.A802];6;2);&quot;/&quot;;MID([.A802];1;4);&quot;/&quot;)" office:value-type="string" office:string-value="11/03/2021/">
            <text:p>11/03/2021/</text:p>
          </table:table-cell>
        </table:table-row>
        <table:table-row table:style-name="ro1">
          <table:table-cell office:value-type="string">
            <text:p>2021-03-12T00:00:00.0/2021-03-13T00:00:00.0</text:p>
          </table:table-cell>
          <table:table-cell office:value-type="string">
            <text:p>6092.6904</text:p>
          </table:table-cell>
          <table:table-cell office:value-type="string">
            <text:p>4512.3682</text:p>
          </table:table-cell>
          <table:table-cell office:value-type="string">
            <text:p>3648.5735</text:p>
          </table:table-cell>
          <table:table-cell office:value-type="string">
            <text:p>863.7947</text:p>
          </table:table-cell>
          <table:table-cell office:value-type="string">
            <text:p>8213.7812</text:p>
          </table:table-cell>
          <table:table-cell office:value-type="string">
            <text:p>3074.4666</text:p>
          </table:table-cell>
          <table:table-cell office:value-type="string">
            <text:p>1192.7006</text:p>
          </table:table-cell>
          <table:table-cell office:value-type="string">
            <text:p>1881.7659</text:p>
          </table:table-cell>
          <table:table-cell office:value-type="string">
            <text:p>3318.7957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803];9;2); &quot;/&quot;; MID([.A803];6;2);&quot;/&quot;;MID([.A803];1;4);&quot;/&quot;)" office:value-type="string" office:string-value="12/03/2021/">
            <text:p>12/03/2021/</text:p>
          </table:table-cell>
        </table:table-row>
        <table:table-row table:style-name="ro1">
          <table:table-cell office:value-type="string">
            <text:p>2021-03-13T00:00:00.0/2021-03-14T00:00:00.0</text:p>
          </table:table-cell>
          <table:table-cell office:value-type="string">
            <text:p>6175.4395</text:p>
          </table:table-cell>
          <table:table-cell office:value-type="string">
            <text:p>4377.4985</text:p>
          </table:table-cell>
          <table:table-cell office:value-type="string">
            <text:p>3168.7346</text:p>
          </table:table-cell>
          <table:table-cell office:value-type="string">
            <text:p>1208.7642</text:p>
          </table:table-cell>
          <table:table-cell office:value-type="string">
            <text:p>7059.8081</text:p>
          </table:table-cell>
          <table:table-cell office:value-type="string">
            <text:p>1985.2264</text:p>
          </table:table-cell>
          <table:table-cell office:value-type="string">
            <text:p>216.6982</text:p>
          </table:table-cell>
          <table:table-cell office:value-type="string">
            <text:p>1768.5282</text:p>
          </table:table-cell>
          <table:table-cell office:value-type="string">
            <text:p>888.8338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804];9;2); &quot;/&quot;; MID([.A804];6;2);&quot;/&quot;;MID([.A804];1;4);&quot;/&quot;)" office:value-type="string" office:string-value="13/03/2021/">
            <text:p>13/03/2021/</text:p>
          </table:table-cell>
        </table:table-row>
        <table:table-row table:style-name="ro1">
          <table:table-cell office:value-type="string">
            <text:p>2021-03-14T00:00:00.0/2021-03-15T00:00:00.0</text:p>
          </table:table-cell>
          <table:table-cell office:value-type="string">
            <text:p>6258.3115</text:p>
          </table:table-cell>
          <table:table-cell office:value-type="string">
            <text:p>4633.8013</text:p>
          </table:table-cell>
          <table:table-cell office:value-type="string">
            <text:p>3782.3416</text:p>
          </table:table-cell>
          <table:table-cell office:value-type="string">
            <text:p>851.4595</text:p>
          </table:table-cell>
          <table:table-cell office:value-type="string">
            <text:p>8460.1270</text:p>
          </table:table-cell>
          <table:table-cell office:value-type="string">
            <text:p>1951.0494</text:p>
          </table:table-cell>
          <table:table-cell office:value-type="string">
            <text:p>453.2378</text:p>
          </table:table-cell>
          <table:table-cell office:value-type="string">
            <text:p>1497.8116</text:p>
          </table:table-cell>
          <table:table-cell office:value-type="string">
            <text:p>1638.5930</text:p>
          </table:table-cell>
          <table:table-cell office:value-type="string">
            <text:p>0.9663</text:p>
          </table:table-cell>
          <table:table-cell table:number-columns-repeated="3"/>
          <table:table-cell table:formula="of:==CONCATENATE( MID([.A805];9;2); &quot;/&quot;; MID([.A805];6;2);&quot;/&quot;;MID([.A805];1;4);&quot;/&quot;)" office:value-type="string" office:string-value="14/03/2021/">
            <text:p>14/03/2021/</text:p>
          </table:table-cell>
        </table:table-row>
        <table:table-row table:style-name="ro1">
          <table:table-cell office:value-type="string">
            <text:p>2021-03-15T00:00:00.0/2021-03-16T00:00:00.0</text:p>
          </table:table-cell>
          <table:table-cell office:value-type="string">
            <text:p>6341.3506</text:p>
          </table:table-cell>
          <table:table-cell office:value-type="string">
            <text:p>4626.2031</text:p>
          </table:table-cell>
          <table:table-cell office:value-type="string">
            <text:p>3638.0227</text:p>
          </table:table-cell>
          <table:table-cell office:value-type="string">
            <text:p>988.1804</text:p>
          </table:table-cell>
          <table:table-cell office:value-type="string">
            <text:p>8042.3750</text:p>
          </table:table-cell>
          <table:table-cell office:value-type="string">
            <text:p>2864.7488</text:p>
          </table:table-cell>
          <table:table-cell office:value-type="string">
            <text:p>866.0577</text:p>
          </table:table-cell>
          <table:table-cell office:value-type="string">
            <text:p>1998.6910</text:p>
          </table:table-cell>
          <table:table-cell office:value-type="string">
            <text:p>1872.7281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806];9;2); &quot;/&quot;; MID([.A806];6;2);&quot;/&quot;;MID([.A806];1;4);&quot;/&quot;)" office:value-type="string" office:string-value="15/03/2021/">
            <text:p>15/03/2021/</text:p>
          </table:table-cell>
        </table:table-row>
        <table:table-row table:style-name="ro1">
          <table:table-cell office:value-type="string">
            <text:p>2021-03-16T00:00:00.0/2021-03-17T00:00:00.0</text:p>
          </table:table-cell>
          <table:table-cell office:value-type="string">
            <text:p>6424.4785</text:p>
          </table:table-cell>
          <table:table-cell office:value-type="string">
            <text:p>4764.4717</text:p>
          </table:table-cell>
          <table:table-cell office:value-type="string">
            <text:p>3969.8677</text:p>
          </table:table-cell>
          <table:table-cell office:value-type="string">
            <text:p>794.6041</text:p>
          </table:table-cell>
          <table:table-cell office:value-type="string">
            <text:p>8652.0420</text:p>
          </table:table-cell>
          <table:table-cell office:value-type="string">
            <text:p>1457.6527</text:p>
          </table:table-cell>
          <table:table-cell office:value-type="string">
            <text:p>61.8872</text:p>
          </table:table-cell>
          <table:table-cell office:value-type="string">
            <text:p>1395.7655</text:p>
          </table:table-cell>
          <table:table-cell office:value-type="string">
            <text:p>122.4471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807];9;2); &quot;/&quot;; MID([.A807];6;2);&quot;/&quot;;MID([.A807];1;4);&quot;/&quot;)" office:value-type="string" office:string-value="16/03/2021/">
            <text:p>16/03/2021/</text:p>
          </table:table-cell>
        </table:table-row>
        <table:table-row table:style-name="ro1">
          <table:table-cell office:value-type="string">
            <text:p>2021-03-17T00:00:00.0/2021-03-18T00:00:00.0</text:p>
          </table:table-cell>
          <table:table-cell office:value-type="string">
            <text:p>6507.6938</text:p>
          </table:table-cell>
          <table:table-cell office:value-type="string">
            <text:p>4737.6021</text:p>
          </table:table-cell>
          <table:table-cell office:value-type="string">
            <text:p>3797.7612</text:p>
          </table:table-cell>
          <table:table-cell office:value-type="string">
            <text:p>939.8406</text:p>
          </table:table-cell>
          <table:table-cell office:value-type="string">
            <text:p>8031.0879</text:p>
          </table:table-cell>
          <table:table-cell office:value-type="string">
            <text:p>1693.4227</text:p>
          </table:table-cell>
          <table:table-cell office:value-type="string">
            <text:p>136.1553</text:p>
          </table:table-cell>
          <table:table-cell office:value-type="string">
            <text:p>1557.2675</text:p>
          </table:table-cell>
          <table:table-cell office:value-type="string">
            <text:p>393.9384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808];9;2); &quot;/&quot;; MID([.A808];6;2);&quot;/&quot;;MID([.A808];1;4);&quot;/&quot;)" office:value-type="string" office:string-value="17/03/2021/">
            <text:p>17/03/2021/</text:p>
          </table:table-cell>
        </table:table-row>
        <table:table-row table:style-name="ro1">
          <table:table-cell office:value-type="string">
            <text:p>2021-03-18T00:00:00.0/2021-03-19T00:00:00.0</text:p>
          </table:table-cell>
          <table:table-cell office:value-type="string">
            <text:p>6590.9526</text:p>
          </table:table-cell>
          <table:table-cell office:value-type="string">
            <text:p>4844.7661</text:p>
          </table:table-cell>
          <table:table-cell office:value-type="string">
            <text:p>3863.3992</text:p>
          </table:table-cell>
          <table:table-cell office:value-type="string">
            <text:p>981.3669</text:p>
          </table:table-cell>
          <table:table-cell office:value-type="string">
            <text:p>8244.8545</text:p>
          </table:table-cell>
          <table:table-cell office:value-type="string">
            <text:p>2872.0605</text:p>
          </table:table-cell>
          <table:table-cell office:value-type="string">
            <text:p>646.7942</text:p>
          </table:table-cell>
          <table:table-cell office:value-type="string">
            <text:p>2225.2664</text:p>
          </table:table-cell>
          <table:table-cell office:value-type="string">
            <text:p>1775.7682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809];9;2); &quot;/&quot;; MID([.A809];6;2);&quot;/&quot;;MID([.A809];1;4);&quot;/&quot;)" office:value-type="string" office:string-value="18/03/2021/">
            <text:p>18/03/2021/</text:p>
          </table:table-cell>
        </table:table-row>
        <table:table-row table:style-name="ro1">
          <table:table-cell office:value-type="string">
            <text:p>2021-03-19T00:00:00.0/2021-03-20T00:00:00.0</text:p>
          </table:table-cell>
          <table:table-cell office:value-type="string">
            <text:p>6674.1924</text:p>
          </table:table-cell>
          <table:table-cell office:value-type="string">
            <text:p>4911.3604</text:p>
          </table:table-cell>
          <table:table-cell office:value-type="string">
            <text:p>3940.9753</text:p>
          </table:table-cell>
          <table:table-cell office:value-type="string">
            <text:p>970.3849</text:p>
          </table:table-cell>
          <table:table-cell office:value-type="string">
            <text:p>8296.6123</text:p>
          </table:table-cell>
          <table:table-cell office:value-type="string">
            <text:p>2920.5220</text:p>
          </table:table-cell>
          <table:table-cell office:value-type="string">
            <text:p>1440.5212</text:p>
          </table:table-cell>
          <table:table-cell office:value-type="string">
            <text:p>1480.0009</text:p>
          </table:table-cell>
          <table:table-cell office:value-type="string">
            <text:p>2988.6755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810];9;2); &quot;/&quot;; MID([.A810];6;2);&quot;/&quot;;MID([.A810];1;4);&quot;/&quot;)" office:value-type="string" office:string-value="19/03/2021/">
            <text:p>19/03/2021/</text:p>
          </table:table-cell>
        </table:table-row>
        <table:table-row table:style-name="ro1">
          <table:table-cell office:value-type="string">
            <text:p>2021-03-20T00:00:00.0/2021-03-21T00:00:00.0</text:p>
          </table:table-cell>
          <table:table-cell office:value-type="string">
            <text:p>6757.4604</text:p>
          </table:table-cell>
          <table:table-cell office:value-type="string">
            <text:p>5118.6411</text:p>
          </table:table-cell>
          <table:table-cell office:value-type="string">
            <text:p>4116.0449</text:p>
          </table:table-cell>
          <table:table-cell office:value-type="string">
            <text:p>1002.5958</text:p>
          </table:table-cell>
          <table:table-cell office:value-type="string">
            <text:p>8645.1641</text:p>
          </table:table-cell>
          <table:table-cell office:value-type="string">
            <text:p>2494.8882</text:p>
          </table:table-cell>
          <table:table-cell office:value-type="string">
            <text:p>686.6639</text:p>
          </table:table-cell>
          <table:table-cell office:value-type="string">
            <text:p>1808.2244</text:p>
          </table:table-cell>
          <table:table-cell office:value-type="string">
            <text:p>1505.7008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811];9;2); &quot;/&quot;; MID([.A811];6;2);&quot;/&quot;;MID([.A811];1;4);&quot;/&quot;)" office:value-type="string" office:string-value="20/03/2021/">
            <text:p>20/03/2021/</text:p>
          </table:table-cell>
        </table:table-row>
        <table:table-row table:style-name="ro1">
          <table:table-cell office:value-type="string">
            <text:p>2021-03-21T00:00:00.0/2021-03-22T00:00:00.0</text:p>
          </table:table-cell>
          <table:table-cell office:value-type="string">
            <text:p>6840.6797</text:p>
          </table:table-cell>
          <table:table-cell office:value-type="string">
            <text:p>4774.5850</text:p>
          </table:table-cell>
          <table:table-cell office:value-type="string">
            <text:p>3244.9177</text:p>
          </table:table-cell>
          <table:table-cell office:value-type="string">
            <text:p>1529.6671</text:p>
          </table:table-cell>
          <table:table-cell office:value-type="string">
            <text:p>6556.0664</text:p>
          </table:table-cell>
          <table:table-cell office:value-type="string">
            <text:p>1371.9855</text:p>
          </table:table-cell>
          <table:table-cell office:value-type="string">
            <text:p>42.9076</text:p>
          </table:table-cell>
          <table:table-cell office:value-type="string">
            <text:p>1329.0779</text:p>
          </table:table-cell>
          <table:table-cell office:value-type="string">
            <text:p>74.7784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812];9;2); &quot;/&quot;; MID([.A812];6;2);&quot;/&quot;;MID([.A812];1;4);&quot;/&quot;)" office:value-type="string" office:string-value="21/03/2021/">
            <text:p>21/03/2021/</text:p>
          </table:table-cell>
        </table:table-row>
        <table:table-row table:style-name="ro1">
          <table:table-cell office:value-type="string">
            <text:p>2021-03-22T00:00:00.0/2021-03-23T00:00:00.0</text:p>
          </table:table-cell>
          <table:table-cell office:value-type="string">
            <text:p>6923.8169</text:p>
          </table:table-cell>
          <table:table-cell office:value-type="string">
            <text:p>5153.9478</text:p>
          </table:table-cell>
          <table:table-cell office:value-type="string">
            <text:p>4133.8574</text:p>
          </table:table-cell>
          <table:table-cell office:value-type="string">
            <text:p>1020.0903</text:p>
          </table:table-cell>
          <table:table-cell office:value-type="string">
            <text:p>8513.8984</text:p>
          </table:table-cell>
          <table:table-cell office:value-type="string">
            <text:p>3614.8596</text:p>
          </table:table-cell>
          <table:table-cell office:value-type="string">
            <text:p>1553.4873</text:p>
          </table:table-cell>
          <table:table-cell office:value-type="string">
            <text:p>2061.3723</text:p>
          </table:table-cell>
          <table:table-cell office:value-type="string">
            <text:p>3783.7432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813];9;2); &quot;/&quot;; MID([.A813];6;2);&quot;/&quot;;MID([.A813];1;4);&quot;/&quot;)" office:value-type="string" office:string-value="22/03/2021/">
            <text:p>22/03/2021/</text:p>
          </table:table-cell>
        </table:table-row>
        <table:table-row table:style-name="ro1">
          <table:table-cell office:value-type="string">
            <text:p>2021-03-23T00:00:00.0/2021-03-24T00:00:00.0</text:p>
          </table:table-cell>
          <table:table-cell office:value-type="string">
            <text:p>7006.9277</text:p>
          </table:table-cell>
          <table:table-cell office:value-type="string">
            <text:p>5070.0454</text:p>
          </table:table-cell>
          <table:table-cell office:value-type="string">
            <text:p>3792.0896</text:p>
          </table:table-cell>
          <table:table-cell office:value-type="string">
            <text:p>1277.9557</text:p>
          </table:table-cell>
          <table:table-cell office:value-type="string">
            <text:p>7687.4648</text:p>
          </table:table-cell>
          <table:table-cell office:value-type="string">
            <text:p>1182.8938</text:p>
          </table:table-cell>
          <table:table-cell office:value-type="string">
            <text:p>4.2284</text:p>
          </table:table-cell>
          <table:table-cell office:value-type="string">
            <text:p>1178.6654</text:p>
          </table:table-cell>
          <table:table-cell office:value-type="string">
            <text:p>6.8699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814];9;2); &quot;/&quot;; MID([.A814];6;2);&quot;/&quot;;MID([.A814];1;4);&quot;/&quot;)" office:value-type="string" office:string-value="23/03/2021/">
            <text:p>23/03/2021/</text:p>
          </table:table-cell>
        </table:table-row>
        <table:table-row table:style-name="ro1">
          <table:table-cell office:value-type="string">
            <text:p>2021-03-24T00:00:00.0/2021-03-25T00:00:00.0</text:p>
          </table:table-cell>
          <table:table-cell office:value-type="string">
            <text:p>7089.8672</text:p>
          </table:table-cell>
          <table:table-cell office:value-type="string">
            <text:p>4967.6597</text:p>
          </table:table-cell>
          <table:table-cell office:value-type="string">
            <text:p>3361.8938</text:p>
          </table:table-cell>
          <table:table-cell office:value-type="string">
            <text:p>1605.7657</text:p>
          </table:table-cell>
          <table:table-cell office:value-type="string">
            <text:p>6723.1787</text:p>
          </table:table-cell>
          <table:table-cell office:value-type="string">
            <text:p>2496.7092</text:p>
          </table:table-cell>
          <table:table-cell office:value-type="string">
            <text:p>718.7095</text:p>
          </table:table-cell>
          <table:table-cell office:value-type="string">
            <text:p>1777.9998</text:p>
          </table:table-cell>
          <table:table-cell office:value-type="string">
            <text:p>1816.7458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815];9;2); &quot;/&quot;; MID([.A815];6;2);&quot;/&quot;;MID([.A815];1;4);&quot;/&quot;)" office:value-type="string" office:string-value="24/03/2021/">
            <text:p>24/03/2021/</text:p>
          </table:table-cell>
        </table:table-row>
        <table:table-row table:style-name="ro1">
          <table:table-cell office:value-type="string">
            <text:p>2021-03-25T00:00:00.0/2021-03-26T00:00:00.0</text:p>
          </table:table-cell>
          <table:table-cell office:value-type="string">
            <text:p>7172.7002</text:p>
          </table:table-cell>
          <table:table-cell office:value-type="string">
            <text:p>5157.9673</text:p>
          </table:table-cell>
          <table:table-cell office:value-type="string">
            <text:p>3751.2913</text:p>
          </table:table-cell>
          <table:table-cell office:value-type="string">
            <text:p>1406.6760</text:p>
          </table:table-cell>
          <table:table-cell office:value-type="string">
            <text:p>7501.9229</text:p>
          </table:table-cell>
          <table:table-cell office:value-type="string">
            <text:p>5101.7305</text:p>
          </table:table-cell>
          <table:table-cell office:value-type="string">
            <text:p>3651.7500</text:p>
          </table:table-cell>
          <table:table-cell office:value-type="string">
            <text:p>1449.9807</text:p>
          </table:table-cell>
          <table:table-cell office:value-type="string">
            <text:p>7274.3936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816];9;2); &quot;/&quot;; MID([.A816];6;2);&quot;/&quot;;MID([.A816];1;4);&quot;/&quot;)" office:value-type="string" office:string-value="25/03/2021/">
            <text:p>25/03/2021/</text:p>
          </table:table-cell>
        </table:table-row>
        <table:table-row table:style-name="ro1">
          <table:table-cell office:value-type="string">
            <text:p>2021-03-26T00:00:00.0/2021-03-27T00:00:00.0</text:p>
          </table:table-cell>
          <table:table-cell office:value-type="string">
            <text:p>7255.3335</text:p>
          </table:table-cell>
          <table:table-cell office:value-type="string">
            <text:p>5051.3223</text:p>
          </table:table-cell>
          <table:table-cell office:value-type="string">
            <text:p>3394.4143</text:p>
          </table:table-cell>
          <table:table-cell office:value-type="string">
            <text:p>1656.9083</text:p>
          </table:table-cell>
          <table:table-cell office:value-type="string">
            <text:p>6645.7217</text:p>
          </table:table-cell>
          <table:table-cell office:value-type="string">
            <text:p>3975.4011</text:p>
          </table:table-cell>
          <table:table-cell office:value-type="string">
            <text:p>1985.5277</text:p>
          </table:table-cell>
          <table:table-cell office:value-type="string">
            <text:p>1989.8734</text:p>
          </table:table-cell>
          <table:table-cell office:value-type="string">
            <text:p>3622.7261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817];9;2); &quot;/&quot;; MID([.A817];6;2);&quot;/&quot;;MID([.A817];1;4);&quot;/&quot;)" office:value-type="string" office:string-value="26/03/2021/">
            <text:p>26/03/2021/</text:p>
          </table:table-cell>
        </table:table-row>
        <table:table-row table:style-name="ro1">
          <table:table-cell office:value-type="string">
            <text:p>2021-03-27T00:00:00.0/2021-03-28T00:00:00.0</text:p>
          </table:table-cell>
          <table:table-cell office:value-type="string">
            <text:p>7337.8223</text:p>
          </table:table-cell>
          <table:table-cell office:value-type="string">
            <text:p>5092.7329</text:p>
          </table:table-cell>
          <table:table-cell office:value-type="string">
            <text:p>3411.9197</text:p>
          </table:table-cell>
          <table:table-cell office:value-type="string">
            <text:p>1680.8130</text:p>
          </table:table-cell>
          <table:table-cell office:value-type="string">
            <text:p>6614.5820</text:p>
          </table:table-cell>
          <table:table-cell office:value-type="string">
            <text:p>2893.1775</text:p>
          </table:table-cell>
          <table:table-cell office:value-type="string">
            <text:p>1301.6967</text:p>
          </table:table-cell>
          <table:table-cell office:value-type="string">
            <text:p>1591.4808</text:p>
          </table:table-cell>
          <table:table-cell office:value-type="string">
            <text:p>2568.0664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818];9;2); &quot;/&quot;; MID([.A818];6;2);&quot;/&quot;;MID([.A818];1;4);&quot;/&quot;)" office:value-type="string" office:string-value="27/03/2021/">
            <text:p>27/03/2021/</text:p>
          </table:table-cell>
        </table:table-row>
        <table:table-row table:style-name="ro1">
          <table:table-cell office:value-type="string">
            <text:p>2021-03-28T00:00:00.0/2021-03-29T00:00:00.0</text:p>
          </table:table-cell>
          <table:table-cell office:value-type="string">
            <text:p>7420.0898</text:p>
          </table:table-cell>
          <table:table-cell office:value-type="string">
            <text:p>5389.3486</text:p>
          </table:table-cell>
          <table:table-cell office:value-type="string">
            <text:p>3971.7947</text:p>
          </table:table-cell>
          <table:table-cell office:value-type="string">
            <text:p>1417.5538</text:p>
          </table:table-cell>
          <table:table-cell office:value-type="string">
            <text:p>8061.4097</text:p>
          </table:table-cell>
          <table:table-cell office:value-type="string">
            <text:p>3643.8928</text:p>
          </table:table-cell>
          <table:table-cell office:value-type="string">
            <text:p>1229.8329</text:p>
          </table:table-cell>
          <table:table-cell office:value-type="string">
            <text:p>2414.0598</text:p>
          </table:table-cell>
          <table:table-cell office:value-type="string">
            <text:p>3052.5208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819];9;2); &quot;/&quot;; MID([.A819];6;2);&quot;/&quot;;MID([.A819];1;4);&quot;/&quot;)" office:value-type="string" office:string-value="28/03/2021/">
            <text:p>28/03/2021/</text:p>
          </table:table-cell>
        </table:table-row>
        <table:table-row table:style-name="ro1">
          <table:table-cell office:value-type="string">
            <text:p>2021-03-29T00:00:00.0/2021-03-30T00:00:00.0</text:p>
          </table:table-cell>
          <table:table-cell office:value-type="string">
            <text:p>7502.1475</text:p>
          </table:table-cell>
          <table:table-cell office:value-type="string">
            <text:p>5257.6045</text:p>
          </table:table-cell>
          <table:table-cell office:value-type="string">
            <text:p>3764.7871</text:p>
          </table:table-cell>
          <table:table-cell office:value-type="string">
            <text:p>1492.8174</text:p>
          </table:table-cell>
          <table:table-cell office:value-type="string">
            <text:p>7264.0522</text:p>
          </table:table-cell>
          <table:table-cell office:value-type="string">
            <text:p>3763.3411</text:p>
          </table:table-cell>
          <table:table-cell office:value-type="string">
            <text:p>1183.8307</text:p>
          </table:table-cell>
          <table:table-cell office:value-type="string">
            <text:p>2579.5105</text:p>
          </table:table-cell>
          <table:table-cell office:value-type="string">
            <text:p>2026.4552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820];9;2); &quot;/&quot;; MID([.A820];6;2);&quot;/&quot;;MID([.A820];1;4);&quot;/&quot;)" office:value-type="string" office:string-value="29/03/2021/">
            <text:p>29/03/2021/</text:p>
          </table:table-cell>
        </table:table-row>
        <table:table-row table:style-name="ro1">
          <table:table-cell office:value-type="string">
            <text:p>2021-03-30T00:00:00.0/2021-03-31T00:00:00.0</text:p>
          </table:table-cell>
          <table:table-cell office:value-type="string">
            <text:p>7583.9419</text:p>
          </table:table-cell>
          <table:table-cell office:value-type="string">
            <text:p>5515.0967</text:p>
          </table:table-cell>
          <table:table-cell office:value-type="string">
            <text:p>4296.2324</text:p>
          </table:table-cell>
          <table:table-cell office:value-type="string">
            <text:p>1218.8646</text:p>
          </table:table-cell>
          <table:table-cell office:value-type="string">
            <text:p>8438.8457</text:p>
          </table:table-cell>
          <table:table-cell office:value-type="string">
            <text:p>5197.9785</text:p>
          </table:table-cell>
          <table:table-cell office:value-type="string">
            <text:p>3468.6321</text:p>
          </table:table-cell>
          <table:table-cell office:value-type="string">
            <text:p>1729.3464</text:p>
          </table:table-cell>
          <table:table-cell office:value-type="string">
            <text:p>7157.3232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821];9;2); &quot;/&quot;; MID([.A821];6;2);&quot;/&quot;;MID([.A821];1;4);&quot;/&quot;)" office:value-type="string" office:string-value="30/03/2021/">
            <text:p>30/03/2021/</text:p>
          </table:table-cell>
        </table:table-row>
        <table:table-row table:style-name="ro1">
          <table:table-cell office:value-type="string">
            <text:p>2021-03-31T00:00:00.0/2021-04-01T00:00:00.0</text:p>
          </table:table-cell>
          <table:table-cell office:value-type="string">
            <text:p>7665.4321</text:p>
          </table:table-cell>
          <table:table-cell office:value-type="string">
            <text:p>5556.9072</text:p>
          </table:table-cell>
          <table:table-cell office:value-type="string">
            <text:p>4274.3022</text:p>
          </table:table-cell>
          <table:table-cell office:value-type="string">
            <text:p>1282.6050</text:p>
          </table:table-cell>
          <table:table-cell office:value-type="string">
            <text:p>8330.0342</text:p>
          </table:table-cell>
          <table:table-cell office:value-type="string">
            <text:p>5556.9072</text:p>
          </table:table-cell>
          <table:table-cell office:value-type="string">
            <text:p>4274.3022</text:p>
          </table:table-cell>
          <table:table-cell office:value-type="string">
            <text:p>1282.6050</text:p>
          </table:table-cell>
          <table:table-cell office:value-type="string">
            <text:p>8330.0342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822];9;2); &quot;/&quot;; MID([.A822];6;2);&quot;/&quot;;MID([.A822];1;4);&quot;/&quot;)" office:value-type="string" office:string-value="31/03/2021/">
            <text:p>31/03/2021/</text:p>
          </table:table-cell>
        </table:table-row>
        <table:table-row table:style-name="ro1">
          <table:table-cell office:value-type="string">
            <text:p>2021-04-01T00:00:00.0/2021-04-02T00:00:00.0</text:p>
          </table:table-cell>
          <table:table-cell office:value-type="string">
            <text:p>7746.6523</text:p>
          </table:table-cell>
          <table:table-cell office:value-type="string">
            <text:p>5383.3037</text:p>
          </table:table-cell>
          <table:table-cell office:value-type="string">
            <text:p>3628.3850</text:p>
          </table:table-cell>
          <table:table-cell office:value-type="string">
            <text:p>1754.9188</text:p>
          </table:table-cell>
          <table:table-cell office:value-type="string">
            <text:p>6838.3066</text:p>
          </table:table-cell>
          <table:table-cell office:value-type="string">
            <text:p>4220.1392</text:p>
          </table:table-cell>
          <table:table-cell office:value-type="string">
            <text:p>2007.8308</text:p>
          </table:table-cell>
          <table:table-cell office:value-type="string">
            <text:p>2212.3081</text:p>
          </table:table-cell>
          <table:table-cell office:value-type="string">
            <text:p>4112.4165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823];9;2); &quot;/&quot;; MID([.A823];6;2);&quot;/&quot;;MID([.A823];1;4);&quot;/&quot;)" office:value-type="string" office:string-value="01/04/2021/">
            <text:p>01/04/2021/</text:p>
          </table:table-cell>
        </table:table-row>
        <table:table-row table:style-name="ro1">
          <table:table-cell office:value-type="string">
            <text:p>2021-04-02T00:00:00.0/2021-04-03T00:00:00.0</text:p>
          </table:table-cell>
          <table:table-cell office:value-type="string">
            <text:p>7827.5166</text:p>
          </table:table-cell>
          <table:table-cell office:value-type="string">
            <text:p>5716.7354</text:p>
          </table:table-cell>
          <table:table-cell office:value-type="string">
            <text:p>4387.4360</text:p>
          </table:table-cell>
          <table:table-cell office:value-type="string">
            <text:p>1329.2997</text:p>
          </table:table-cell>
          <table:table-cell office:value-type="string">
            <text:p>8446.2939</text:p>
          </table:table-cell>
          <table:table-cell office:value-type="string">
            <text:p>2567.5146</text:p>
          </table:table-cell>
          <table:table-cell office:value-type="string">
            <text:p>342.1443</text:p>
          </table:table-cell>
          <table:table-cell office:value-type="string">
            <text:p>2225.3704</text:p>
          </table:table-cell>
          <table:table-cell office:value-type="string">
            <text:p>631.0734</text:p>
          </table:table-cell>
          <table:table-cell office:value-type="string">
            <text:p>0.9573</text:p>
          </table:table-cell>
          <table:table-cell table:number-columns-repeated="3"/>
          <table:table-cell table:formula="of:==CONCATENATE( MID([.A824];9;2); &quot;/&quot;; MID([.A824];6;2);&quot;/&quot;;MID([.A824];1;4);&quot;/&quot;)" office:value-type="string" office:string-value="02/04/2021/">
            <text:p>02/04/2021/</text:p>
          </table:table-cell>
        </table:table-row>
        <table:table-row table:style-name="ro1">
          <table:table-cell office:value-type="string">
            <text:p>2021-04-03T00:00:00.0/2021-04-04T00:00:00.0</text:p>
          </table:table-cell>
          <table:table-cell office:value-type="string">
            <text:p>7908.0732</text:p>
          </table:table-cell>
          <table:table-cell office:value-type="string">
            <text:p>5878.2612</text:p>
          </table:table-cell>
          <table:table-cell office:value-type="string">
            <text:p>4741.7412</text:p>
          </table:table-cell>
          <table:table-cell office:value-type="string">
            <text:p>1136.5198</text:p>
          </table:table-cell>
          <table:table-cell office:value-type="string">
            <text:p>9018.3750</text:p>
          </table:table-cell>
          <table:table-cell office:value-type="string">
            <text:p>3030.8684</text:p>
          </table:table-cell>
          <table:table-cell office:value-type="string">
            <text:p>802.7724</text:p>
          </table:table-cell>
          <table:table-cell office:value-type="string">
            <text:p>2228.0959</text:p>
          </table:table-cell>
          <table:table-cell office:value-type="string">
            <text:p>1599.4482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825];9;2); &quot;/&quot;; MID([.A825];6;2);&quot;/&quot;;MID([.A825];1;4);&quot;/&quot;)" office:value-type="string" office:string-value="03/04/2021/">
            <text:p>03/04/2021/</text:p>
          </table:table-cell>
        </table:table-row>
        <table:table-row table:style-name="ro1">
          <table:table-cell office:value-type="string">
            <text:p>2021-04-04T00:00:00.0/2021-04-05T00:00:00.0</text:p>
          </table:table-cell>
          <table:table-cell office:value-type="string">
            <text:p>7988.2554</text:p>
          </table:table-cell>
          <table:table-cell office:value-type="string">
            <text:p>5970.1045</text:p>
          </table:table-cell>
          <table:table-cell office:value-type="string">
            <text:p>4784.1816</text:p>
          </table:table-cell>
          <table:table-cell office:value-type="string">
            <text:p>1185.9226</text:p>
          </table:table-cell>
          <table:table-cell office:value-type="string">
            <text:p>9113.2871</text:p>
          </table:table-cell>
          <table:table-cell office:value-type="string">
            <text:p>5767.8750</text:p>
          </table:table-cell>
          <table:table-cell office:value-type="string">
            <text:p>4334.8887</text:p>
          </table:table-cell>
          <table:table-cell office:value-type="string">
            <text:p>1432.9862</text:p>
          </table:table-cell>
          <table:table-cell office:value-type="string">
            <text:p>8474.8135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826];9;2); &quot;/&quot;; MID([.A826];6;2);&quot;/&quot;;MID([.A826];1;4);&quot;/&quot;)" office:value-type="string" office:string-value="04/04/2021/">
            <text:p>04/04/2021/</text:p>
          </table:table-cell>
        </table:table-row>
        <table:table-row table:style-name="ro1">
          <table:table-cell office:value-type="string">
            <text:p>2021-04-05T00:00:00.0/2021-04-06T00:00:00.0</text:p>
          </table:table-cell>
          <table:table-cell office:value-type="string">
            <text:p>8068.0664</text:p>
          </table:table-cell>
          <table:table-cell office:value-type="string">
            <text:p>5617.7012</text:p>
          </table:table-cell>
          <table:table-cell office:value-type="string">
            <text:p>3771.3696</text:p>
          </table:table-cell>
          <table:table-cell office:value-type="string">
            <text:p>1846.3315</text:p>
          </table:table-cell>
          <table:table-cell office:value-type="string">
            <text:p>6779.4077</text:p>
          </table:table-cell>
          <table:table-cell office:value-type="string">
            <text:p>3059.8071</text:p>
          </table:table-cell>
          <table:table-cell office:value-type="string">
            <text:p>625.5059</text:p>
          </table:table-cell>
          <table:table-cell office:value-type="string">
            <text:p>2434.3013</text:p>
          </table:table-cell>
          <table:table-cell office:value-type="string">
            <text:p>1147.4978</text:p>
          </table:table-cell>
          <table:table-cell office:value-type="string">
            <text:p>0.9639</text:p>
          </table:table-cell>
          <table:table-cell table:number-columns-repeated="3"/>
          <table:table-cell table:formula="of:==CONCATENATE( MID([.A827];9;2); &quot;/&quot;; MID([.A827];6;2);&quot;/&quot;;MID([.A827];1;4);&quot;/&quot;)" office:value-type="string" office:string-value="05/04/2021/">
            <text:p>05/04/2021/</text:p>
          </table:table-cell>
        </table:table-row>
        <table:table-row table:style-name="ro1">
          <table:table-cell office:value-type="string">
            <text:p>2021-04-06T00:00:00.0/2021-04-07T00:00:00.0</text:p>
          </table:table-cell>
          <table:table-cell office:value-type="string">
            <text:p>8147.4521</text:p>
          </table:table-cell>
          <table:table-cell office:value-type="string">
            <text:p>6162.0244</text:p>
          </table:table-cell>
          <table:table-cell office:value-type="string">
            <text:p>4948.5825</text:p>
          </table:table-cell>
          <table:table-cell office:value-type="string">
            <text:p>1213.4420</text:p>
          </table:table-cell>
          <table:table-cell office:value-type="string">
            <text:p>9338.6904</text:p>
          </table:table-cell>
          <table:table-cell office:value-type="string">
            <text:p>3970.0271</text:p>
          </table:table-cell>
          <table:table-cell office:value-type="string">
            <text:p>2000.9592</text:p>
          </table:table-cell>
          <table:table-cell office:value-type="string">
            <text:p>1969.0677</text:p>
          </table:table-cell>
          <table:table-cell office:value-type="string">
            <text:p>4726.8486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828];9;2); &quot;/&quot;; MID([.A828];6;2);&quot;/&quot;;MID([.A828];1;4);&quot;/&quot;)" office:value-type="string" office:string-value="06/04/2021/">
            <text:p>06/04/2021/</text:p>
          </table:table-cell>
        </table:table-row>
        <table:table-row table:style-name="ro1">
          <table:table-cell office:value-type="string">
            <text:p>2021-04-07T00:00:00.0/2021-04-08T00:00:00.0</text:p>
          </table:table-cell>
          <table:table-cell office:value-type="string">
            <text:p>8226.3838</text:p>
          </table:table-cell>
          <table:table-cell office:value-type="string">
            <text:p>6275.9058</text:p>
          </table:table-cell>
          <table:table-cell office:value-type="string">
            <text:p>5203.9053</text:p>
          </table:table-cell>
          <table:table-cell office:value-type="string">
            <text:p>1072.0001</text:p>
          </table:table-cell>
          <table:table-cell office:value-type="string">
            <text:p>9751.3320</text:p>
          </table:table-cell>
          <table:table-cell office:value-type="string">
            <text:p>3459.5576</text:p>
          </table:table-cell>
          <table:table-cell office:value-type="string">
            <text:p>1174.4906</text:p>
          </table:table-cell>
          <table:table-cell office:value-type="string">
            <text:p>2285.0671</text:p>
          </table:table-cell>
          <table:table-cell office:value-type="string">
            <text:p>2694.7009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829];9;2); &quot;/&quot;; MID([.A829];6;2);&quot;/&quot;;MID([.A829];1;4);&quot;/&quot;)" office:value-type="string" office:string-value="07/04/2021/">
            <text:p>07/04/2021/</text:p>
          </table:table-cell>
        </table:table-row>
        <table:table-row table:style-name="ro1">
          <table:table-cell office:value-type="string">
            <text:p>2021-04-08T00:00:00.0/2021-04-09T00:00:00.0</text:p>
          </table:table-cell>
          <table:table-cell office:value-type="string">
            <text:p>8304.8799</text:p>
          </table:table-cell>
          <table:table-cell office:value-type="string">
            <text:p>6339.4556</text:p>
          </table:table-cell>
          <table:table-cell office:value-type="string">
            <text:p>5236.5728</text:p>
          </table:table-cell>
          <table:table-cell office:value-type="string">
            <text:p>1102.8828</text:p>
          </table:table-cell>
          <table:table-cell office:value-type="string">
            <text:p>9769.2412</text:p>
          </table:table-cell>
          <table:table-cell office:value-type="string">
            <text:p>3355.9795</text:p>
          </table:table-cell>
          <table:table-cell office:value-type="string">
            <text:p>887.8560</text:p>
          </table:table-cell>
          <table:table-cell office:value-type="string">
            <text:p>2468.1233</text:p>
          </table:table-cell>
          <table:table-cell office:value-type="string">
            <text:p>1939.5043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830];9;2); &quot;/&quot;; MID([.A830];6;2);&quot;/&quot;;MID([.A830];1;4);&quot;/&quot;)" office:value-type="string" office:string-value="08/04/2021/">
            <text:p>08/04/2021/</text:p>
          </table:table-cell>
        </table:table-row>
        <table:table-row table:style-name="ro1">
          <table:table-cell office:value-type="string">
            <text:p>2021-04-09T00:00:00.0/2021-04-10T00:00:00.0</text:p>
          </table:table-cell>
          <table:table-cell office:value-type="string">
            <text:p>8382.8682</text:p>
          </table:table-cell>
          <table:table-cell office:value-type="string">
            <text:p>6099.8740</text:p>
          </table:table-cell>
          <table:table-cell office:value-type="string">
            <text:p>4514.4453</text:p>
          </table:table-cell>
          <table:table-cell office:value-type="string">
            <text:p>1585.4287</text:p>
          </table:table-cell>
          <table:table-cell office:value-type="string">
            <text:p>8160.9639</text:p>
          </table:table-cell>
          <table:table-cell office:value-type="string">
            <text:p>5080.6543</text:p>
          </table:table-cell>
          <table:table-cell office:value-type="string">
            <text:p>2605.7607</text:p>
          </table:table-cell>
          <table:table-cell office:value-type="string">
            <text:p>2474.8936</text:p>
          </table:table-cell>
          <table:table-cell office:value-type="string">
            <text:p>4729.7158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831];9;2); &quot;/&quot;; MID([.A831];6;2);&quot;/&quot;;MID([.A831];1;4);&quot;/&quot;)" office:value-type="string" office:string-value="09/04/2021/">
            <text:p>09/04/2021/</text:p>
          </table:table-cell>
        </table:table-row>
        <table:table-row table:style-name="ro1">
          <table:table-cell office:value-type="string">
            <text:p>2021-04-10T00:00:00.0/2021-04-11T00:00:00.0</text:p>
          </table:table-cell>
          <table:table-cell office:value-type="string">
            <text:p>8460.3916</text:p>
          </table:table-cell>
          <table:table-cell office:value-type="string">
            <text:p>6003.4253</text:p>
          </table:table-cell>
          <table:table-cell office:value-type="string">
            <text:p>4350.3115</text:p>
          </table:table-cell>
          <table:table-cell office:value-type="string">
            <text:p>1653.1138</text:p>
          </table:table-cell>
          <table:table-cell office:value-type="string">
            <text:p>7829.3096</text:p>
          </table:table-cell>
          <table:table-cell office:value-type="string">
            <text:p>3303.5627</text:p>
          </table:table-cell>
          <table:table-cell office:value-type="string">
            <text:p>695.3845</text:p>
          </table:table-cell>
          <table:table-cell office:value-type="string">
            <text:p>2608.1782</text:p>
          </table:table-cell>
          <table:table-cell office:value-type="string">
            <text:p>1534.0262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832];9;2); &quot;/&quot;; MID([.A832];6;2);&quot;/&quot;;MID([.A832];1;4);&quot;/&quot;)" office:value-type="string" office:string-value="10/04/2021/">
            <text:p>10/04/2021/</text:p>
          </table:table-cell>
        </table:table-row>
        <table:table-row table:style-name="ro1">
          <table:table-cell office:value-type="string">
            <text:p>2021-04-11T00:00:00.0/2021-04-12T00:00:00.0</text:p>
          </table:table-cell>
          <table:table-cell office:value-type="string">
            <text:p>8537.3477</text:p>
          </table:table-cell>
          <table:table-cell office:value-type="string">
            <text:p>6198.8999</text:p>
          </table:table-cell>
          <table:table-cell office:value-type="string">
            <text:p>4712.7036</text:p>
          </table:table-cell>
          <table:table-cell office:value-type="string">
            <text:p>1486.1960</text:p>
          </table:table-cell>
          <table:table-cell office:value-type="string">
            <text:p>8571.3096</text:p>
          </table:table-cell>
          <table:table-cell office:value-type="string">
            <text:p>5349.4829</text:p>
          </table:table-cell>
          <table:table-cell office:value-type="string">
            <text:p>2841.9502</text:p>
          </table:table-cell>
          <table:table-cell office:value-type="string">
            <text:p>2507.5325</text:p>
          </table:table-cell>
          <table:table-cell office:value-type="string">
            <text:p>5715.4883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833];9;2); &quot;/&quot;; MID([.A833];6;2);&quot;/&quot;;MID([.A833];1;4);&quot;/&quot;)" office:value-type="string" office:string-value="11/04/2021/">
            <text:p>11/04/2021/</text:p>
          </table:table-cell>
        </table:table-row>
        <table:table-row table:style-name="ro1">
          <table:table-cell office:value-type="string">
            <text:p>2021-04-12T00:00:00.0/2021-04-13T00:00:00.0</text:p>
          </table:table-cell>
          <table:table-cell office:value-type="string">
            <text:p>8613.7920</text:p>
          </table:table-cell>
          <table:table-cell office:value-type="string">
            <text:p>6173.8623</text:p>
          </table:table-cell>
          <table:table-cell office:value-type="string">
            <text:p>4576.1382</text:p>
          </table:table-cell>
          <table:table-cell office:value-type="string">
            <text:p>1597.7239</text:p>
          </table:table-cell>
          <table:table-cell office:value-type="string">
            <text:p>8290.7002</text:p>
          </table:table-cell>
          <table:table-cell office:value-type="string">
            <text:p>1098.5676</text:p>
          </table:table-cell>
          <table:table-cell office:value-type="string">
            <text:p>7.7590</text:p>
          </table:table-cell>
          <table:table-cell office:value-type="string">
            <text:p>1090.8086</text:p>
          </table:table-cell>
          <table:table-cell office:value-type="string">
            <text:p>89.4953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834];9;2); &quot;/&quot;; MID([.A834];6;2);&quot;/&quot;;MID([.A834];1;4);&quot;/&quot;)" office:value-type="string" office:string-value="12/04/2021/">
            <text:p>12/04/2021/</text:p>
          </table:table-cell>
        </table:table-row>
        <table:table-row table:style-name="ro1">
          <table:table-cell office:value-type="string">
            <text:p>2021-04-13T00:00:00.0/2021-04-14T00:00:00.0</text:p>
          </table:table-cell>
          <table:table-cell office:value-type="string">
            <text:p>8689.6270</text:p>
          </table:table-cell>
          <table:table-cell office:value-type="string">
            <text:p>6405.4751</text:p>
          </table:table-cell>
          <table:table-cell office:value-type="string">
            <text:p>4994.5459</text:p>
          </table:table-cell>
          <table:table-cell office:value-type="string">
            <text:p>1410.9293</text:p>
          </table:table-cell>
          <table:table-cell office:value-type="string">
            <text:p>8815.3789</text:p>
          </table:table-cell>
          <table:table-cell office:value-type="string">
            <text:p>3352.2678</text:p>
          </table:table-cell>
          <table:table-cell office:value-type="string">
            <text:p>959.3729</text:p>
          </table:table-cell>
          <table:table-cell office:value-type="string">
            <text:p>2392.8950</text:p>
          </table:table-cell>
          <table:table-cell office:value-type="string">
            <text:p>1555.8824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835];9;2); &quot;/&quot;; MID([.A835];6;2);&quot;/&quot;;MID([.A835];1;4);&quot;/&quot;)" office:value-type="string" office:string-value="13/04/2021/">
            <text:p>13/04/2021/</text:p>
          </table:table-cell>
        </table:table-row>
        <table:table-row table:style-name="ro1">
          <table:table-cell office:value-type="string">
            <text:p>2021-04-14T00:00:00.0/2021-04-15T00:00:00.0</text:p>
          </table:table-cell>
          <table:table-cell office:value-type="string">
            <text:p>8764.9111</text:p>
          </table:table-cell>
          <table:table-cell office:value-type="string">
            <text:p>6586.7524</text:p>
          </table:table-cell>
          <table:table-cell office:value-type="string">
            <text:p>5309.0776</text:p>
          </table:table-cell>
          <table:table-cell office:value-type="string">
            <text:p>1277.6750</text:p>
          </table:table-cell>
          <table:table-cell office:value-type="string">
            <text:p>9482.5566</text:p>
          </table:table-cell>
          <table:table-cell office:value-type="string">
            <text:p>4259.3198</text:p>
          </table:table-cell>
          <table:table-cell office:value-type="string">
            <text:p>1123.7363</text:p>
          </table:table-cell>
          <table:table-cell office:value-type="string">
            <text:p>3135.5837</text:p>
          </table:table-cell>
          <table:table-cell office:value-type="string">
            <text:p>2498.3577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836];9;2); &quot;/&quot;; MID([.A836];6;2);&quot;/&quot;;MID([.A836];1;4);&quot;/&quot;)" office:value-type="string" office:string-value="14/04/2021/">
            <text:p>14/04/2021/</text:p>
          </table:table-cell>
        </table:table-row>
        <table:table-row table:style-name="ro1">
          <table:table-cell office:value-type="string">
            <text:p>2021-04-15T00:00:00.0/2021-04-16T00:00:00.0</text:p>
          </table:table-cell>
          <table:table-cell office:value-type="string">
            <text:p>8839.5693</text:p>
          </table:table-cell>
          <table:table-cell office:value-type="string">
            <text:p>6600.6255</text:p>
          </table:table-cell>
          <table:table-cell office:value-type="string">
            <text:p>5306.5073</text:p>
          </table:table-cell>
          <table:table-cell office:value-type="string">
            <text:p>1294.1184</text:p>
          </table:table-cell>
          <table:table-cell office:value-type="string">
            <text:p>9578.4229</text:p>
          </table:table-cell>
          <table:table-cell office:value-type="string">
            <text:p>3205.9141</text:p>
          </table:table-cell>
          <table:table-cell office:value-type="string">
            <text:p>475.0894</text:p>
          </table:table-cell>
          <table:table-cell office:value-type="string">
            <text:p>2730.8247</text:p>
          </table:table-cell>
          <table:table-cell office:value-type="string">
            <text:p>1387.2463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837];9;2); &quot;/&quot;; MID([.A837];6;2);&quot;/&quot;;MID([.A837];1;4);&quot;/&quot;)" office:value-type="string" office:string-value="15/04/2021/">
            <text:p>15/04/2021/</text:p>
          </table:table-cell>
        </table:table-row>
        <table:table-row table:style-name="ro1">
          <table:table-cell office:value-type="string">
            <text:p>2021-04-16T00:00:00.0/2021-04-17T00:00:00.0</text:p>
          </table:table-cell>
          <table:table-cell office:value-type="string">
            <text:p>8913.5742</text:p>
          </table:table-cell>
          <table:table-cell office:value-type="string">
            <text:p>6638.7441</text:p>
          </table:table-cell>
          <table:table-cell office:value-type="string">
            <text:p>5458.9180</text:p>
          </table:table-cell>
          <table:table-cell office:value-type="string">
            <text:p>1179.8260</text:p>
          </table:table-cell>
          <table:table-cell office:value-type="string">
            <text:p>9843.6895</text:p>
          </table:table-cell>
          <table:table-cell office:value-type="string">
            <text:p>1386.8085</text:p>
          </table:table-cell>
          <table:table-cell office:value-type="string">
            <text:p>5.8285</text:p>
          </table:table-cell>
          <table:table-cell office:value-type="string">
            <text:p>1380.9800</text:p>
          </table:table-cell>
          <table:table-cell office:value-type="string">
            <text:p>70.3513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838];9;2); &quot;/&quot;; MID([.A838];6;2);&quot;/&quot;;MID([.A838];1;4);&quot;/&quot;)" office:value-type="string" office:string-value="16/04/2021/">
            <text:p>16/04/2021/</text:p>
          </table:table-cell>
        </table:table-row>
        <table:table-row table:style-name="ro1">
          <table:table-cell office:value-type="string">
            <text:p>2021-04-17T00:00:00.0/2021-04-18T00:00:00.0</text:p>
          </table:table-cell>
          <table:table-cell office:value-type="string">
            <text:p>8986.9443</text:p>
          </table:table-cell>
          <table:table-cell office:value-type="string">
            <text:p>6380.7939</text:p>
          </table:table-cell>
          <table:table-cell office:value-type="string">
            <text:p>4521.2925</text:p>
          </table:table-cell>
          <table:table-cell office:value-type="string">
            <text:p>1859.5012</text:p>
          </table:table-cell>
          <table:table-cell office:value-type="string">
            <text:p>7864.0063</text:p>
          </table:table-cell>
          <table:table-cell office:value-type="string">
            <text:p>1314.1368</text:p>
          </table:table-cell>
          <table:table-cell office:value-type="string">
            <text:p>21.6356</text:p>
          </table:table-cell>
          <table:table-cell office:value-type="string">
            <text:p>1292.5012</text:p>
          </table:table-cell>
          <table:table-cell office:value-type="string">
            <text:p>165.4344</text:p>
          </table:table-cell>
          <table:table-cell office:value-type="string">
            <text:p>0.9642</text:p>
          </table:table-cell>
          <table:table-cell table:number-columns-repeated="3"/>
          <table:table-cell table:formula="of:==CONCATENATE( MID([.A839];9;2); &quot;/&quot;; MID([.A839];6;2);&quot;/&quot;;MID([.A839];1;4);&quot;/&quot;)" office:value-type="string" office:string-value="17/04/2021/">
            <text:p>17/04/2021/</text:p>
          </table:table-cell>
        </table:table-row>
        <table:table-row table:style-name="ro1">
          <table:table-cell office:value-type="string">
            <text:p>2021-04-18T00:00:00.0/2021-04-19T00:00:00.0</text:p>
          </table:table-cell>
          <table:table-cell office:value-type="string">
            <text:p>9059.6143</text:p>
          </table:table-cell>
          <table:table-cell office:value-type="string">
            <text:p>6552.0610</text:p>
          </table:table-cell>
          <table:table-cell office:value-type="string">
            <text:p>4974.8081</text:p>
          </table:table-cell>
          <table:table-cell office:value-type="string">
            <text:p>1577.2527</text:p>
          </table:table-cell>
          <table:table-cell office:value-type="string">
            <text:p>8665.3613</text:p>
          </table:table-cell>
          <table:table-cell office:value-type="string">
            <text:p>2501.0918</text:p>
          </table:table-cell>
          <table:table-cell office:value-type="string">
            <text:p>149.0931</text:p>
          </table:table-cell>
          <table:table-cell office:value-type="string">
            <text:p>2351.9988</text:p>
          </table:table-cell>
          <table:table-cell office:value-type="string">
            <text:p>299.7262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840];9;2); &quot;/&quot;; MID([.A840];6;2);&quot;/&quot;;MID([.A840];1;4);&quot;/&quot;)" office:value-type="string" office:string-value="18/04/2021/">
            <text:p>18/04/2021/</text:p>
          </table:table-cell>
        </table:table-row>
        <table:table-row table:style-name="ro1">
          <table:table-cell office:value-type="string">
            <text:p>2021-04-19T00:00:00.0/2021-04-20T00:00:00.0</text:p>
          </table:table-cell>
          <table:table-cell office:value-type="string">
            <text:p>9131.6143</text:p>
          </table:table-cell>
          <table:table-cell office:value-type="string">
            <text:p>6518.3867</text:p>
          </table:table-cell>
          <table:table-cell office:value-type="string">
            <text:p>4776.6997</text:p>
          </table:table-cell>
          <table:table-cell office:value-type="string">
            <text:p>1741.6869</text:p>
          </table:table-cell>
          <table:table-cell office:value-type="string">
            <text:p>8283.9268</text:p>
          </table:table-cell>
          <table:table-cell office:value-type="string">
            <text:p>3160.9670</text:p>
          </table:table-cell>
          <table:table-cell office:value-type="string">
            <text:p>636.3035</text:p>
          </table:table-cell>
          <table:table-cell office:value-type="string">
            <text:p>2524.6636</text:p>
          </table:table-cell>
          <table:table-cell office:value-type="string">
            <text:p>1137.1864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841];9;2); &quot;/&quot;; MID([.A841];6;2);&quot;/&quot;;MID([.A841];1;4);&quot;/&quot;)" office:value-type="string" office:string-value="19/04/2021/">
            <text:p>19/04/2021/</text:p>
          </table:table-cell>
        </table:table-row>
        <table:table-row table:style-name="ro1">
          <table:table-cell office:value-type="string">
            <text:p>2021-04-20T00:00:00.0/2021-04-21T00:00:00.0</text:p>
          </table:table-cell>
          <table:table-cell office:value-type="string">
            <text:p>9202.8701</text:p>
          </table:table-cell>
          <table:table-cell office:value-type="string">
            <text:p>6530.7075</text:p>
          </table:table-cell>
          <table:table-cell office:value-type="string">
            <text:p>4724.3979</text:p>
          </table:table-cell>
          <table:table-cell office:value-type="string">
            <text:p>1806.3099</text:p>
          </table:table-cell>
          <table:table-cell office:value-type="string">
            <text:p>7871.2441</text:p>
          </table:table-cell>
          <table:table-cell office:value-type="string">
            <text:p>6160.9082</text:p>
          </table:table-cell>
          <table:table-cell office:value-type="string">
            <text:p>4093.7756</text:p>
          </table:table-cell>
          <table:table-cell office:value-type="string">
            <text:p>2067.1326</text:p>
          </table:table-cell>
          <table:table-cell office:value-type="string">
            <text:p>6576.3809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842];9;2); &quot;/&quot;; MID([.A842];6;2);&quot;/&quot;;MID([.A842];1;4);&quot;/&quot;)" office:value-type="string" office:string-value="20/04/2021/">
            <text:p>20/04/2021/</text:p>
          </table:table-cell>
        </table:table-row>
        <table:table-row table:style-name="ro1">
          <table:table-cell office:value-type="string">
            <text:p>2021-04-21T00:00:00.0/2021-04-22T00:00:00.0</text:p>
          </table:table-cell>
          <table:table-cell office:value-type="string">
            <text:p>9273.4229</text:p>
          </table:table-cell>
          <table:table-cell office:value-type="string">
            <text:p>6432.6035</text:p>
          </table:table-cell>
          <table:table-cell office:value-type="string">
            <text:p>4220.7129</text:p>
          </table:table-cell>
          <table:table-cell office:value-type="string">
            <text:p>2211.8909</text:p>
          </table:table-cell>
          <table:table-cell office:value-type="string">
            <text:p>7066.4780</text:p>
          </table:table-cell>
          <table:table-cell office:value-type="string">
            <text:p>4314.9526</text:p>
          </table:table-cell>
          <table:table-cell office:value-type="string">
            <text:p>1863.7057</text:p>
          </table:table-cell>
          <table:table-cell office:value-type="string">
            <text:p>2451.2468</text:p>
          </table:table-cell>
          <table:table-cell office:value-type="string">
            <text:p>3436.3738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843];9;2); &quot;/&quot;; MID([.A843];6;2);&quot;/&quot;;MID([.A843];1;4);&quot;/&quot;)" office:value-type="string" office:string-value="21/04/2021/">
            <text:p>21/04/2021/</text:p>
          </table:table-cell>
        </table:table-row>
        <table:table-row table:style-name="ro1">
          <table:table-cell office:value-type="string">
            <text:p>2021-04-22T00:00:00.0/2021-04-23T00:00:00.0</text:p>
          </table:table-cell>
          <table:table-cell office:value-type="string">
            <text:p>9343.1904</text:p>
          </table:table-cell>
          <table:table-cell office:value-type="string">
            <text:p>7069.1558</text:p>
          </table:table-cell>
          <table:table-cell office:value-type="string">
            <text:p>5677.1973</text:p>
          </table:table-cell>
          <table:table-cell office:value-type="string">
            <text:p>1391.9586</text:p>
          </table:table-cell>
          <table:table-cell office:value-type="string">
            <text:p>9605.1230</text:p>
          </table:table-cell>
          <table:table-cell office:value-type="string">
            <text:p>5819.3604</text:p>
          </table:table-cell>
          <table:table-cell office:value-type="string">
            <text:p>2856.7522</text:p>
          </table:table-cell>
          <table:table-cell office:value-type="string">
            <text:p>2962.6084</text:p>
          </table:table-cell>
          <table:table-cell office:value-type="string">
            <text:p>4598.5273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844];9;2); &quot;/&quot;; MID([.A844];6;2);&quot;/&quot;;MID([.A844];1;4);&quot;/&quot;)" office:value-type="string" office:string-value="22/04/2021/">
            <text:p>22/04/2021/</text:p>
          </table:table-cell>
        </table:table-row>
        <table:table-row table:style-name="ro1">
          <table:table-cell office:value-type="string">
            <text:p>2021-04-23T00:00:00.0/2021-04-24T00:00:00.0</text:p>
          </table:table-cell>
          <table:table-cell office:value-type="string">
            <text:p>9412.2217</text:p>
          </table:table-cell>
          <table:table-cell office:value-type="string">
            <text:p>7148.5913</text:p>
          </table:table-cell>
          <table:table-cell office:value-type="string">
            <text:p>5899.6621</text:p>
          </table:table-cell>
          <table:table-cell office:value-type="string">
            <text:p>1248.9291</text:p>
          </table:table-cell>
          <table:table-cell office:value-type="string">
            <text:p>10313.6113</text:p>
          </table:table-cell>
          <table:table-cell office:value-type="string">
            <text:p>5584.6235</text:p>
          </table:table-cell>
          <table:table-cell office:value-type="string">
            <text:p>3106.0227</text:p>
          </table:table-cell>
          <table:table-cell office:value-type="string">
            <text:p>2478.6006</text:p>
          </table:table-cell>
          <table:table-cell office:value-type="string">
            <text:p>6426.9653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845];9;2); &quot;/&quot;; MID([.A845];6;2);&quot;/&quot;;MID([.A845];1;4);&quot;/&quot;)" office:value-type="string" office:string-value="23/04/2021/">
            <text:p>23/04/2021/</text:p>
          </table:table-cell>
        </table:table-row>
        <table:table-row table:style-name="ro1">
          <table:table-cell office:value-type="string">
            <text:p>2021-04-24T00:00:00.0/2021-04-25T00:00:00.0</text:p>
          </table:table-cell>
          <table:table-cell office:value-type="string">
            <text:p>9480.4277</text:p>
          </table:table-cell>
          <table:table-cell office:value-type="string">
            <text:p>7034.6167</text:p>
          </table:table-cell>
          <table:table-cell office:value-type="string">
            <text:p>5375.5024</text:p>
          </table:table-cell>
          <table:table-cell office:value-type="string">
            <text:p>1659.1141</text:p>
          </table:table-cell>
          <table:table-cell office:value-type="string">
            <text:p>9182.6670</text:p>
          </table:table-cell>
          <table:table-cell office:value-type="string">
            <text:p>6020.5928</text:p>
          </table:table-cell>
          <table:table-cell office:value-type="string">
            <text:p>2985.1257</text:p>
          </table:table-cell>
          <table:table-cell office:value-type="string">
            <text:p>3035.4670</text:p>
          </table:table-cell>
          <table:table-cell office:value-type="string">
            <text:p>5893.4194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846];9;2); &quot;/&quot;; MID([.A846];6;2);&quot;/&quot;;MID([.A846];1;4);&quot;/&quot;)" office:value-type="string" office:string-value="24/04/2021/">
            <text:p>24/04/2021/</text:p>
          </table:table-cell>
        </table:table-row>
        <table:table-row table:style-name="ro1">
          <table:table-cell office:value-type="string">
            <text:p>2021-04-25T00:00:00.0/2021-04-26T00:00:00.0</text:p>
          </table:table-cell>
          <table:table-cell office:value-type="string">
            <text:p>9547.8672</text:p>
          </table:table-cell>
          <table:table-cell office:value-type="string">
            <text:p>7280.3657</text:p>
          </table:table-cell>
          <table:table-cell office:value-type="string">
            <text:p>5951.9790</text:p>
          </table:table-cell>
          <table:table-cell office:value-type="string">
            <text:p>1328.3870</text:p>
          </table:table-cell>
          <table:table-cell office:value-type="string">
            <text:p>10209.0469</text:p>
          </table:table-cell>
          <table:table-cell office:value-type="string">
            <text:p>5669.3965</text:p>
          </table:table-cell>
          <table:table-cell office:value-type="string">
            <text:p>2633.5439</text:p>
          </table:table-cell>
          <table:table-cell office:value-type="string">
            <text:p>3035.8528</text:p>
          </table:table-cell>
          <table:table-cell office:value-type="string">
            <text:p>4851.4111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847];9;2); &quot;/&quot;; MID([.A847];6;2);&quot;/&quot;;MID([.A847];1;4);&quot;/&quot;)" office:value-type="string" office:string-value="25/04/2021/">
            <text:p>25/04/2021/</text:p>
          </table:table-cell>
        </table:table-row>
        <table:table-row table:style-name="ro1">
          <table:table-cell office:value-type="string">
            <text:p>2021-04-26T00:00:00.0/2021-04-27T00:00:00.0</text:p>
          </table:table-cell>
          <table:table-cell office:value-type="string">
            <text:p>9614.4443</text:p>
          </table:table-cell>
          <table:table-cell office:value-type="string">
            <text:p>7426.6694</text:p>
          </table:table-cell>
          <table:table-cell office:value-type="string">
            <text:p>6150.1182</text:p>
          </table:table-cell>
          <table:table-cell office:value-type="string">
            <text:p>1276.5518</text:p>
          </table:table-cell>
          <table:table-cell office:value-type="string">
            <text:p>10669.4092</text:p>
          </table:table-cell>
          <table:table-cell office:value-type="string">
            <text:p>7385.2573</text:p>
          </table:table-cell>
          <table:table-cell office:value-type="string">
            <text:p>6073.3613</text:p>
          </table:table-cell>
          <table:table-cell office:value-type="string">
            <text:p>1311.8960</text:p>
          </table:table-cell>
          <table:table-cell office:value-type="string">
            <text:p>10499.8174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848];9;2); &quot;/&quot;; MID([.A848];6;2);&quot;/&quot;;MID([.A848];1;4);&quot;/&quot;)" office:value-type="string" office:string-value="26/04/2021/">
            <text:p>26/04/2021/</text:p>
          </table:table-cell>
        </table:table-row>
        <table:table-row table:style-name="ro1">
          <table:table-cell office:value-type="string">
            <text:p>2021-04-27T00:00:00.0/2021-04-28T00:00:00.0</text:p>
          </table:table-cell>
          <table:table-cell office:value-type="string">
            <text:p>9680.2227</text:p>
          </table:table-cell>
          <table:table-cell office:value-type="string">
            <text:p>7292.8003</text:p>
          </table:table-cell>
          <table:table-cell office:value-type="string">
            <text:p>5771.2266</text:p>
          </table:table-cell>
          <table:table-cell office:value-type="string">
            <text:p>1521.5735</text:p>
          </table:table-cell>
          <table:table-cell office:value-type="string">
            <text:p>9881.9658</text:p>
          </table:table-cell>
          <table:table-cell office:value-type="string">
            <text:p>7292.8003</text:p>
          </table:table-cell>
          <table:table-cell office:value-type="string">
            <text:p>5771.2266</text:p>
          </table:table-cell>
          <table:table-cell office:value-type="string">
            <text:p>1521.5735</text:p>
          </table:table-cell>
          <table:table-cell office:value-type="string">
            <text:p>9881.9658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849];9;2); &quot;/&quot;; MID([.A849];6;2);&quot;/&quot;;MID([.A849];1;4);&quot;/&quot;)" office:value-type="string" office:string-value="27/04/2021/">
            <text:p>27/04/2021/</text:p>
          </table:table-cell>
        </table:table-row>
        <table:table-row table:style-name="ro1">
          <table:table-cell office:value-type="string">
            <text:p>2021-04-28T00:00:00.0/2021-04-29T00:00:00.0</text:p>
          </table:table-cell>
          <table:table-cell office:value-type="string">
            <text:p>9745.1309</text:p>
          </table:table-cell>
          <table:table-cell office:value-type="string">
            <text:p>7187.0698</text:p>
          </table:table-cell>
          <table:table-cell office:value-type="string">
            <text:p>5598.7739</text:p>
          </table:table-cell>
          <table:table-cell office:value-type="string">
            <text:p>1588.2960</text:p>
          </table:table-cell>
          <table:table-cell office:value-type="string">
            <text:p>9378.9648</text:p>
          </table:table-cell>
          <table:table-cell office:value-type="string">
            <text:p>6767.9482</text:p>
          </table:table-cell>
          <table:table-cell office:value-type="string">
            <text:p>4732.3452</text:p>
          </table:table-cell>
          <table:table-cell office:value-type="string">
            <text:p>2035.6030</text:p>
          </table:table-cell>
          <table:table-cell office:value-type="string">
            <text:p>8017.9590</text:p>
          </table:table-cell>
          <table:table-cell office:value-type="string">
            <text:p>0.9663</text:p>
          </table:table-cell>
          <table:table-cell table:number-columns-repeated="3"/>
          <table:table-cell table:formula="of:==CONCATENATE( MID([.A850];9;2); &quot;/&quot;; MID([.A850];6;2);&quot;/&quot;;MID([.A850];1;4);&quot;/&quot;)" office:value-type="string" office:string-value="28/04/2021/">
            <text:p>28/04/2021/</text:p>
          </table:table-cell>
        </table:table-row>
        <table:table-row table:style-name="ro1">
          <table:table-cell office:value-type="string">
            <text:p>2021-04-29T00:00:00.0/2021-04-30T00:00:00.0</text:p>
          </table:table-cell>
          <table:table-cell office:value-type="string">
            <text:p>9809.1328</text:p>
          </table:table-cell>
          <table:table-cell office:value-type="string">
            <text:p>6965.7451</text:p>
          </table:table-cell>
          <table:table-cell office:value-type="string">
            <text:p>5199.2764</text:p>
          </table:table-cell>
          <table:table-cell office:value-type="string">
            <text:p>1766.4690</text:p>
          </table:table-cell>
          <table:table-cell office:value-type="string">
            <text:p>8388.2139</text:p>
          </table:table-cell>
          <table:table-cell office:value-type="string">
            <text:p>4805.8071</text:p>
          </table:table-cell>
          <table:table-cell office:value-type="string">
            <text:p>2130.3403</text:p>
          </table:table-cell>
          <table:table-cell office:value-type="string">
            <text:p>2675.4668</text:p>
          </table:table-cell>
          <table:table-cell office:value-type="string">
            <text:p>3284.2620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851];9;2); &quot;/&quot;; MID([.A851];6;2);&quot;/&quot;;MID([.A851];1;4);&quot;/&quot;)" office:value-type="string" office:string-value="29/04/2021/">
            <text:p>29/04/2021/</text:p>
          </table:table-cell>
        </table:table-row>
        <table:table-row table:style-name="ro1">
          <table:table-cell office:value-type="string">
            <text:p>2021-04-30T00:00:00.0/2021-05-01T00:00:00.0</text:p>
          </table:table-cell>
          <table:table-cell office:value-type="string">
            <text:p>9872.2910</text:p>
          </table:table-cell>
          <table:table-cell office:value-type="string">
            <text:p>7314.4434</text:p>
          </table:table-cell>
          <table:table-cell office:value-type="string">
            <text:p>5777.1875</text:p>
          </table:table-cell>
          <table:table-cell office:value-type="string">
            <text:p>1537.2557</text:p>
          </table:table-cell>
          <table:table-cell office:value-type="string">
            <text:p>9516.7148</text:p>
          </table:table-cell>
          <table:table-cell office:value-type="string">
            <text:p>6981.3813</text:p>
          </table:table-cell>
          <table:table-cell office:value-type="string">
            <text:p>4951.7119</text:p>
          </table:table-cell>
          <table:table-cell office:value-type="string">
            <text:p>2029.6697</text:p>
          </table:table-cell>
          <table:table-cell office:value-type="string">
            <text:p>7784.5913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852];9;2); &quot;/&quot;; MID([.A852];6;2);&quot;/&quot;;MID([.A852];1;4);&quot;/&quot;)" office:value-type="string" office:string-value="30/04/2021/">
            <text:p>30/04/2021/</text:p>
          </table:table-cell>
        </table:table-row>
        <table:table-row table:style-name="ro1">
          <table:table-cell office:value-type="string">
            <text:p>2021-05-01T00:00:00.0/2021-05-02T00:00:00.0</text:p>
          </table:table-cell>
          <table:table-cell office:value-type="string">
            <text:p>9934.5264</text:p>
          </table:table-cell>
          <table:table-cell office:value-type="string">
            <text:p>7081.0854</text:p>
          </table:table-cell>
          <table:table-cell office:value-type="string">
            <text:p>5241.6499</text:p>
          </table:table-cell>
          <table:table-cell office:value-type="string">
            <text:p>1839.4358</text:p>
          </table:table-cell>
          <table:table-cell office:value-type="string">
            <text:p>8440.3594</text:p>
          </table:table-cell>
          <table:table-cell office:value-type="string">
            <text:p>3155.6772</text:p>
          </table:table-cell>
          <table:table-cell office:value-type="string">
            <text:p>357.5435</text:p>
          </table:table-cell>
          <table:table-cell office:value-type="string">
            <text:p>2798.1338</text:p>
          </table:table-cell>
          <table:table-cell office:value-type="string">
            <text:p>883.5656</text:p>
          </table:table-cell>
          <table:table-cell office:value-type="string">
            <text:p>0.9684</text:p>
          </table:table-cell>
          <table:table-cell table:number-columns-repeated="3"/>
          <table:table-cell table:formula="of:==CONCATENATE( MID([.A853];9;2); &quot;/&quot;; MID([.A853];6;2);&quot;/&quot;;MID([.A853];1;4);&quot;/&quot;)" office:value-type="string" office:string-value="01/05/2021/">
            <text:p>01/05/2021/</text:p>
          </table:table-cell>
        </table:table-row>
        <table:table-row table:style-name="ro1">
          <table:table-cell office:value-type="string">
            <text:p>2021-05-02T00:00:00.0/2021-05-03T00:00:00.0</text:p>
          </table:table-cell>
          <table:table-cell office:value-type="string">
            <text:p>9995.8555</text:p>
          </table:table-cell>
          <table:table-cell office:value-type="string">
            <text:p>7169.5854</text:p>
          </table:table-cell>
          <table:table-cell office:value-type="string">
            <text:p>5493.4053</text:p>
          </table:table-cell>
          <table:table-cell office:value-type="string">
            <text:p>1676.1801</text:p>
          </table:table-cell>
          <table:table-cell office:value-type="string">
            <text:p>8628.8086</text:p>
          </table:table-cell>
          <table:table-cell office:value-type="string">
            <text:p>1976.8835</text:p>
          </table:table-cell>
          <table:table-cell office:value-type="string">
            <text:p>151.5522</text:p>
          </table:table-cell>
          <table:table-cell office:value-type="string">
            <text:p>1825.3313</text:p>
          </table:table-cell>
          <table:table-cell office:value-type="string">
            <text:p>337.7453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854];9;2); &quot;/&quot;; MID([.A854];6;2);&quot;/&quot;;MID([.A854];1;4);&quot;/&quot;)" office:value-type="string" office:string-value="02/05/2021/">
            <text:p>02/05/2021/</text:p>
          </table:table-cell>
        </table:table-row>
        <table:table-row table:style-name="ro1">
          <table:table-cell office:value-type="string">
            <text:p>2021-05-03T00:00:00.0/2021-05-04T00:00:00.0</text:p>
          </table:table-cell>
          <table:table-cell office:value-type="string">
            <text:p>10056.2109</text:p>
          </table:table-cell>
          <table:table-cell office:value-type="string">
            <text:p>7561.7920</text:p>
          </table:table-cell>
          <table:table-cell office:value-type="string">
            <text:p>6007.0449</text:p>
          </table:table-cell>
          <table:table-cell office:value-type="string">
            <text:p>1554.7469</text:p>
          </table:table-cell>
          <table:table-cell office:value-type="string">
            <text:p>9875.3994</text:p>
          </table:table-cell>
          <table:table-cell office:value-type="string">
            <text:p>4866.9390</text:p>
          </table:table-cell>
          <table:table-cell office:value-type="string">
            <text:p>2034.3586</text:p>
          </table:table-cell>
          <table:table-cell office:value-type="string">
            <text:p>2832.5803</text:p>
          </table:table-cell>
          <table:table-cell office:value-type="string">
            <text:p>4378.1904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855];9;2); &quot;/&quot;; MID([.A855];6;2);&quot;/&quot;;MID([.A855];1;4);&quot;/&quot;)" office:value-type="string" office:string-value="03/05/2021/">
            <text:p>03/05/2021/</text:p>
          </table:table-cell>
        </table:table-row>
        <table:table-row table:style-name="ro1">
          <table:table-cell office:value-type="string">
            <text:p>2021-05-04T00:00:00.0/2021-05-05T00:00:00.0</text:p>
          </table:table-cell>
          <table:table-cell office:value-type="string">
            <text:p>10115.6582</text:p>
          </table:table-cell>
          <table:table-cell office:value-type="string">
            <text:p>7428.5864</text:p>
          </table:table-cell>
          <table:table-cell office:value-type="string">
            <text:p>5697.6045</text:p>
          </table:table-cell>
          <table:table-cell office:value-type="string">
            <text:p>1730.9822</text:p>
          </table:table-cell>
          <table:table-cell office:value-type="string">
            <text:p>9180.3506</text:p>
          </table:table-cell>
          <table:table-cell office:value-type="string">
            <text:p>3648.0642</text:p>
          </table:table-cell>
          <table:table-cell office:value-type="string">
            <text:p>568.1476</text:p>
          </table:table-cell>
          <table:table-cell office:value-type="string">
            <text:p>3079.9165</text:p>
          </table:table-cell>
          <table:table-cell office:value-type="string">
            <text:p>1219.3264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856];9;2); &quot;/&quot;; MID([.A856];6;2);&quot;/&quot;;MID([.A856];1;4);&quot;/&quot;)" office:value-type="string" office:string-value="04/05/2021/">
            <text:p>04/05/2021/</text:p>
          </table:table-cell>
        </table:table-row>
        <table:table-row table:style-name="ro1">
          <table:table-cell office:value-type="string">
            <text:p>2021-05-05T00:00:00.0/2021-05-06T00:00:00.0</text:p>
          </table:table-cell>
          <table:table-cell office:value-type="string">
            <text:p>10174.1152</text:p>
          </table:table-cell>
          <table:table-cell office:value-type="string">
            <text:p>7653.7744</text:p>
          </table:table-cell>
          <table:table-cell office:value-type="string">
            <text:p>6318.1260</text:p>
          </table:table-cell>
          <table:table-cell office:value-type="string">
            <text:p>1335.6482</text:p>
          </table:table-cell>
          <table:table-cell office:value-type="string">
            <text:p>10605.7461</text:p>
          </table:table-cell>
          <table:table-cell office:value-type="string">
            <text:p>3134.7302</text:p>
          </table:table-cell>
          <table:table-cell office:value-type="string">
            <text:p>693.6503</text:p>
          </table:table-cell>
          <table:table-cell office:value-type="string">
            <text:p>2441.0801</text:p>
          </table:table-cell>
          <table:table-cell office:value-type="string">
            <text:p>1619.5811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857];9;2); &quot;/&quot;; MID([.A857];6;2);&quot;/&quot;;MID([.A857];1;4);&quot;/&quot;)" office:value-type="string" office:string-value="05/05/2021/">
            <text:p>05/05/2021/</text:p>
          </table:table-cell>
        </table:table-row>
        <table:table-row table:style-name="ro1">
          <table:table-cell office:value-type="string">
            <text:p>2021-05-06T00:00:00.0/2021-05-07T00:00:00.0</text:p>
          </table:table-cell>
          <table:table-cell office:value-type="string">
            <text:p>10231.5508</text:p>
          </table:table-cell>
          <table:table-cell office:value-type="string">
            <text:p>7532.0103</text:p>
          </table:table-cell>
          <table:table-cell office:value-type="string">
            <text:p>5692.2285</text:p>
          </table:table-cell>
          <table:table-cell office:value-type="string">
            <text:p>1839.7820</text:p>
          </table:table-cell>
          <table:table-cell office:value-type="string">
            <text:p>9232.3984</text:p>
          </table:table-cell>
          <table:table-cell office:value-type="string">
            <text:p>4106.3384</text:p>
          </table:table-cell>
          <table:table-cell office:value-type="string">
            <text:p>732.6486</text:p>
          </table:table-cell>
          <table:table-cell office:value-type="string">
            <text:p>3373.6899</text:p>
          </table:table-cell>
          <table:table-cell office:value-type="string">
            <text:p>1210.0028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858];9;2); &quot;/&quot;; MID([.A858];6;2);&quot;/&quot;;MID([.A858];1;4);&quot;/&quot;)" office:value-type="string" office:string-value="06/05/2021/">
            <text:p>06/05/2021/</text:p>
          </table:table-cell>
        </table:table-row>
        <table:table-row table:style-name="ro1">
          <table:table-cell office:value-type="string">
            <text:p>2021-05-07T00:00:00.0/2021-05-08T00:00:00.0</text:p>
          </table:table-cell>
          <table:table-cell office:value-type="string">
            <text:p>10288.0557</text:p>
          </table:table-cell>
          <table:table-cell office:value-type="string">
            <text:p>7744.7612</text:p>
          </table:table-cell>
          <table:table-cell office:value-type="string">
            <text:p>6416.6572</text:p>
          </table:table-cell>
          <table:table-cell office:value-type="string">
            <text:p>1328.1038</text:p>
          </table:table-cell>
          <table:table-cell office:value-type="string">
            <text:p>10516.0352</text:p>
          </table:table-cell>
          <table:table-cell office:value-type="string">
            <text:p>4430.2305</text:p>
          </table:table-cell>
          <table:table-cell office:value-type="string">
            <text:p>1688.9275</text:p>
          </table:table-cell>
          <table:table-cell office:value-type="string">
            <text:p>2741.3027</text:p>
          </table:table-cell>
          <table:table-cell office:value-type="string">
            <text:p>2946.3621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859];9;2); &quot;/&quot;; MID([.A859];6;2);&quot;/&quot;;MID([.A859];1;4);&quot;/&quot;)" office:value-type="string" office:string-value="07/05/2021/">
            <text:p>07/05/2021/</text:p>
          </table:table-cell>
        </table:table-row>
        <table:table-row table:style-name="ro1">
          <table:table-cell office:value-type="string">
            <text:p>2021-05-08T00:00:00.0/2021-05-09T00:00:00.0</text:p>
          </table:table-cell>
          <table:table-cell office:value-type="string">
            <text:p>10343.4668</text:p>
          </table:table-cell>
          <table:table-cell office:value-type="string">
            <text:p>7791.4688</text:p>
          </table:table-cell>
          <table:table-cell office:value-type="string">
            <text:p>6162.7871</text:p>
          </table:table-cell>
          <table:table-cell office:value-type="string">
            <text:p>1628.6814</text:p>
          </table:table-cell>
          <table:table-cell office:value-type="string">
            <text:p>10099.1523</text:p>
          </table:table-cell>
          <table:table-cell office:value-type="string">
            <text:p>7188.4976</text:p>
          </table:table-cell>
          <table:table-cell office:value-type="string">
            <text:p>4713.3599</text:p>
          </table:table-cell>
          <table:table-cell office:value-type="string">
            <text:p>2475.1372</text:p>
          </table:table-cell>
          <table:table-cell office:value-type="string">
            <text:p>8233.6924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860];9;2); &quot;/&quot;; MID([.A860];6;2);&quot;/&quot;;MID([.A860];1;4);&quot;/&quot;)" office:value-type="string" office:string-value="08/05/2021/">
            <text:p>08/05/2021/</text:p>
          </table:table-cell>
        </table:table-row>
        <table:table-row table:style-name="ro1">
          <table:table-cell office:value-type="string">
            <text:p>2021-05-09T00:00:00.0/2021-05-10T00:00:00.0</text:p>
          </table:table-cell>
          <table:table-cell office:value-type="string">
            <text:p>10397.9199</text:p>
          </table:table-cell>
          <table:table-cell office:value-type="string">
            <text:p>7879.4663</text:p>
          </table:table-cell>
          <table:table-cell office:value-type="string">
            <text:p>6467.7520</text:p>
          </table:table-cell>
          <table:table-cell office:value-type="string">
            <text:p>1411.7144</text:p>
          </table:table-cell>
          <table:table-cell office:value-type="string">
            <text:p>10722.8428</text:p>
          </table:table-cell>
          <table:table-cell office:value-type="string">
            <text:p>7588.1768</text:p>
          </table:table-cell>
          <table:table-cell office:value-type="string">
            <text:p>5907.4961</text:p>
          </table:table-cell>
          <table:table-cell office:value-type="string">
            <text:p>1680.6805</text:p>
          </table:table-cell>
          <table:table-cell office:value-type="string">
            <text:p>9392.177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861];9;2); &quot;/&quot;; MID([.A861];6;2);&quot;/&quot;;MID([.A861];1;4);&quot;/&quot;)" office:value-type="string" office:string-value="09/05/2021/">
            <text:p>09/05/2021/</text:p>
          </table:table-cell>
        </table:table-row>
        <table:table-row table:style-name="ro1">
          <table:table-cell office:value-type="string">
            <text:p>2021-05-10T00:00:00.0/2021-05-11T00:00:00.0</text:p>
          </table:table-cell>
          <table:table-cell office:value-type="string">
            <text:p>10451.2871</text:p>
          </table:table-cell>
          <table:table-cell office:value-type="string">
            <text:p>7764.6675</text:p>
          </table:table-cell>
          <table:table-cell office:value-type="string">
            <text:p>6215.4956</text:p>
          </table:table-cell>
          <table:table-cell office:value-type="string">
            <text:p>1549.1718</text:p>
          </table:table-cell>
          <table:table-cell office:value-type="string">
            <text:p>10306.9590</text:p>
          </table:table-cell>
          <table:table-cell office:value-type="string">
            <text:p>7635.5352</text:p>
          </table:table-cell>
          <table:table-cell office:value-type="string">
            <text:p>5940.2988</text:p>
          </table:table-cell>
          <table:table-cell office:value-type="string">
            <text:p>1695.2362</text:p>
          </table:table-cell>
          <table:table-cell office:value-type="string">
            <text:p>9685.0889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862];9;2); &quot;/&quot;; MID([.A862];6;2);&quot;/&quot;;MID([.A862];1;4);&quot;/&quot;)" office:value-type="string" office:string-value="10/05/2021/">
            <text:p>10/05/2021/</text:p>
          </table:table-cell>
        </table:table-row>
        <table:table-row table:style-name="ro1">
          <table:table-cell office:value-type="string">
            <text:p>2021-05-11T00:00:00.0/2021-05-12T00:00:00.0</text:p>
          </table:table-cell>
          <table:table-cell office:value-type="string">
            <text:p>10503.5908</text:p>
          </table:table-cell>
          <table:table-cell office:value-type="string">
            <text:p>7560.4907</text:p>
          </table:table-cell>
          <table:table-cell office:value-type="string">
            <text:p>5650.6392</text:p>
          </table:table-cell>
          <table:table-cell office:value-type="string">
            <text:p>1909.8513</text:p>
          </table:table-cell>
          <table:table-cell office:value-type="string">
            <text:p>9008.0146</text:p>
          </table:table-cell>
          <table:table-cell office:value-type="string">
            <text:p>6952.3330</text:p>
          </table:table-cell>
          <table:table-cell office:value-type="string">
            <text:p>4090.1223</text:p>
          </table:table-cell>
          <table:table-cell office:value-type="string">
            <text:p>2862.2109</text:p>
          </table:table-cell>
          <table:table-cell office:value-type="string">
            <text:p>6746.9990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863];9;2); &quot;/&quot;; MID([.A863];6;2);&quot;/&quot;;MID([.A863];1;4);&quot;/&quot;)" office:value-type="string" office:string-value="11/05/2021/">
            <text:p>11/05/2021/</text:p>
          </table:table-cell>
        </table:table-row>
        <table:table-row table:style-name="ro1">
          <table:table-cell office:value-type="string">
            <text:p>2021-05-12T00:00:00.0/2021-05-13T00:00:00.0</text:p>
          </table:table-cell>
          <table:table-cell office:value-type="string">
            <text:p>10554.7979</text:p>
          </table:table-cell>
          <table:table-cell office:value-type="string">
            <text:p>7277.1475</text:p>
          </table:table-cell>
          <table:table-cell office:value-type="string">
            <text:p>4938.5566</text:p>
          </table:table-cell>
          <table:table-cell office:value-type="string">
            <text:p>2338.5908</text:p>
          </table:table-cell>
          <table:table-cell office:value-type="string">
            <text:p>7527.4990</text:p>
          </table:table-cell>
          <table:table-cell office:value-type="string">
            <text:p>1983.5321</text:p>
          </table:table-cell>
          <table:table-cell office:value-type="string">
            <text:p>252.2803</text:p>
          </table:table-cell>
          <table:table-cell office:value-type="string">
            <text:p>1731.2518</text:p>
          </table:table-cell>
          <table:table-cell office:value-type="string">
            <text:p>434.5926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864];9;2); &quot;/&quot;; MID([.A864];6;2);&quot;/&quot;;MID([.A864];1;4);&quot;/&quot;)" office:value-type="string" office:string-value="12/05/2021/">
            <text:p>12/05/2021/</text:p>
          </table:table-cell>
        </table:table-row>
        <table:table-row table:style-name="ro1">
          <table:table-cell office:value-type="string">
            <text:p>2021-05-13T00:00:00.0/2021-05-14T00:00:00.0</text:p>
          </table:table-cell>
          <table:table-cell office:value-type="string">
            <text:p>10604.9150</text:p>
          </table:table-cell>
          <table:table-cell office:value-type="string">
            <text:p>7624.1094</text:p>
          </table:table-cell>
          <table:table-cell office:value-type="string">
            <text:p>5832.2925</text:p>
          </table:table-cell>
          <table:table-cell office:value-type="string">
            <text:p>1791.8165</text:p>
          </table:table-cell>
          <table:table-cell office:value-type="string">
            <text:p>9224.5479</text:p>
          </table:table-cell>
          <table:table-cell office:value-type="string">
            <text:p>1071.5525</text:p>
          </table:table-cell>
          <table:table-cell office:value-type="string">
            <text:p>0.2238</text:p>
          </table:table-cell>
          <table:table-cell office:value-type="string">
            <text:p>1071.3286</text:p>
          </table:table-cell>
          <table:table-cell office:value-type="string">
            <text:p>0.265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865];9;2); &quot;/&quot;; MID([.A865];6;2);&quot;/&quot;;MID([.A865];1;4);&quot;/&quot;)" office:value-type="string" office:string-value="13/05/2021/">
            <text:p>13/05/2021/</text:p>
          </table:table-cell>
        </table:table-row>
        <table:table-row table:style-name="ro1">
          <table:table-cell office:value-type="string">
            <text:p>2021-05-14T00:00:00.0/2021-05-15T00:00:00.0</text:p>
          </table:table-cell>
          <table:table-cell office:value-type="string">
            <text:p>10653.8877</text:p>
          </table:table-cell>
          <table:table-cell office:value-type="string">
            <text:p>7889.8193</text:p>
          </table:table-cell>
          <table:table-cell office:value-type="string">
            <text:p>6423.6499</text:p>
          </table:table-cell>
          <table:table-cell office:value-type="string">
            <text:p>1466.1698</text:p>
          </table:table-cell>
          <table:table-cell office:value-type="string">
            <text:p>10471.6826</text:p>
          </table:table-cell>
          <table:table-cell office:value-type="string">
            <text:p>3100.9175</text:p>
          </table:table-cell>
          <table:table-cell office:value-type="string">
            <text:p>985.5131</text:p>
          </table:table-cell>
          <table:table-cell office:value-type="string">
            <text:p>2115.4043</text:p>
          </table:table-cell>
          <table:table-cell office:value-type="string">
            <text:p>1567.9896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866];9;2); &quot;/&quot;; MID([.A866];6;2);&quot;/&quot;;MID([.A866];1;4);&quot;/&quot;)" office:value-type="string" office:string-value="14/05/2021/">
            <text:p>14/05/2021/</text:p>
          </table:table-cell>
        </table:table-row>
        <table:table-row table:style-name="ro1">
          <table:table-cell office:value-type="string">
            <text:p>2021-05-15T00:00:00.0/2021-05-16T00:00:00.0</text:p>
          </table:table-cell>
          <table:table-cell office:value-type="string">
            <text:p>10701.7549</text:p>
          </table:table-cell>
          <table:table-cell office:value-type="string">
            <text:p>7808.3892</text:p>
          </table:table-cell>
          <table:table-cell office:value-type="string">
            <text:p>6000.1738</text:p>
          </table:table-cell>
          <table:table-cell office:value-type="string">
            <text:p>1808.2153</text:p>
          </table:table-cell>
          <table:table-cell office:value-type="string">
            <text:p>9627.7734</text:p>
          </table:table-cell>
          <table:table-cell office:value-type="string">
            <text:p>4510.6519</text:p>
          </table:table-cell>
          <table:table-cell office:value-type="string">
            <text:p>1331.3087</text:p>
          </table:table-cell>
          <table:table-cell office:value-type="string">
            <text:p>3179.3433</text:p>
          </table:table-cell>
          <table:table-cell office:value-type="string">
            <text:p>1937.2065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867];9;2); &quot;/&quot;; MID([.A867];6;2);&quot;/&quot;;MID([.A867];1;4);&quot;/&quot;)" office:value-type="string" office:string-value="15/05/2021/">
            <text:p>15/05/2021/</text:p>
          </table:table-cell>
        </table:table-row>
        <table:table-row table:style-name="ro1">
          <table:table-cell office:value-type="string">
            <text:p>2021-05-16T00:00:00.0/2021-05-17T00:00:00.0</text:p>
          </table:table-cell>
          <table:table-cell office:value-type="string">
            <text:p>10748.4824</text:p>
          </table:table-cell>
          <table:table-cell office:value-type="string">
            <text:p>7984.5942</text:p>
          </table:table-cell>
          <table:table-cell office:value-type="string">
            <text:p>6428.2754</text:p>
          </table:table-cell>
          <table:table-cell office:value-type="string">
            <text:p>1556.3190</text:p>
          </table:table-cell>
          <table:table-cell office:value-type="string">
            <text:p>10195.7490</text:p>
          </table:table-cell>
          <table:table-cell office:value-type="string">
            <text:p>5421.5093</text:p>
          </table:table-cell>
          <table:table-cell office:value-type="string">
            <text:p>2338.7773</text:p>
          </table:table-cell>
          <table:table-cell office:value-type="string">
            <text:p>3082.7317</text:p>
          </table:table-cell>
          <table:table-cell office:value-type="string">
            <text:p>4470.6250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868];9;2); &quot;/&quot;; MID([.A868];6;2);&quot;/&quot;;MID([.A868];1;4);&quot;/&quot;)" office:value-type="string" office:string-value="16/05/2021/">
            <text:p>16/05/2021/</text:p>
          </table:table-cell>
        </table:table-row>
        <table:table-row table:style-name="ro1">
          <table:table-cell office:value-type="string">
            <text:p>2021-05-17T00:00:00.0/2021-05-18T00:00:00.0</text:p>
          </table:table-cell>
          <table:table-cell office:value-type="string">
            <text:p>10794.0195</text:p>
          </table:table-cell>
          <table:table-cell office:value-type="string">
            <text:p>7934.7749</text:p>
          </table:table-cell>
          <table:table-cell office:value-type="string">
            <text:p>6263.2529</text:p>
          </table:table-cell>
          <table:table-cell office:value-type="string">
            <text:p>1671.5220</text:p>
          </table:table-cell>
          <table:table-cell office:value-type="string">
            <text:p>9880.7969</text:p>
          </table:table-cell>
          <table:table-cell office:value-type="string">
            <text:p>4351.9502</text:p>
          </table:table-cell>
          <table:table-cell office:value-type="string">
            <text:p>961.2803</text:p>
          </table:table-cell>
          <table:table-cell office:value-type="string">
            <text:p>3390.6699</text:p>
          </table:table-cell>
          <table:table-cell office:value-type="string">
            <text:p>2041.0385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869];9;2); &quot;/&quot;; MID([.A869];6;2);&quot;/&quot;;MID([.A869];1;4);&quot;/&quot;)" office:value-type="string" office:string-value="17/05/2021/">
            <text:p>17/05/2021/</text:p>
          </table:table-cell>
        </table:table-row>
        <table:table-row table:style-name="ro1">
          <table:table-cell office:value-type="string">
            <text:p>2021-05-18T00:00:00.0/2021-05-19T00:00:00.0</text:p>
          </table:table-cell>
          <table:table-cell office:value-type="string">
            <text:p>10838.4072</text:p>
          </table:table-cell>
          <table:table-cell office:value-type="string">
            <text:p>8008.3560</text:p>
          </table:table-cell>
          <table:table-cell office:value-type="string">
            <text:p>6411.4160</text:p>
          </table:table-cell>
          <table:table-cell office:value-type="string">
            <text:p>1596.9397</text:p>
          </table:table-cell>
          <table:table-cell office:value-type="string">
            <text:p>10174.6553</text:p>
          </table:table-cell>
          <table:table-cell office:value-type="string">
            <text:p>4982.3599</text:p>
          </table:table-cell>
          <table:table-cell office:value-type="string">
            <text:p>1711.9065</text:p>
          </table:table-cell>
          <table:table-cell office:value-type="string">
            <text:p>3270.4534</text:p>
          </table:table-cell>
          <table:table-cell office:value-type="string">
            <text:p>2556.3008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870];9;2); &quot;/&quot;; MID([.A870];6;2);&quot;/&quot;;MID([.A870];1;4);&quot;/&quot;)" office:value-type="string" office:string-value="18/05/2021/">
            <text:p>18/05/2021/</text:p>
          </table:table-cell>
        </table:table-row>
        <table:table-row table:style-name="ro1">
          <table:table-cell office:value-type="string">
            <text:p>2021-05-19T00:00:00.0/2021-05-20T00:00:00.0</text:p>
          </table:table-cell>
          <table:table-cell office:value-type="string">
            <text:p>10881.6191</text:p>
          </table:table-cell>
          <table:table-cell office:value-type="string">
            <text:p>8006.5552</text:p>
          </table:table-cell>
          <table:table-cell office:value-type="string">
            <text:p>6275.4077</text:p>
          </table:table-cell>
          <table:table-cell office:value-type="string">
            <text:p>1731.1472</text:p>
          </table:table-cell>
          <table:table-cell office:value-type="string">
            <text:p>10030.0059</text:p>
          </table:table-cell>
          <table:table-cell office:value-type="string">
            <text:p>4062.9951</text:p>
          </table:table-cell>
          <table:table-cell office:value-type="string">
            <text:p>768.1791</text:p>
          </table:table-cell>
          <table:table-cell office:value-type="string">
            <text:p>3294.8159</text:p>
          </table:table-cell>
          <table:table-cell office:value-type="string">
            <text:p>1316.0095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871];9;2); &quot;/&quot;; MID([.A871];6;2);&quot;/&quot;;MID([.A871];1;4);&quot;/&quot;)" office:value-type="string" office:string-value="19/05/2021/">
            <text:p>19/05/2021/</text:p>
          </table:table-cell>
        </table:table-row>
        <table:table-row table:style-name="ro1">
          <table:table-cell office:value-type="string">
            <text:p>2021-05-20T00:00:00.0/2021-05-21T00:00:00.0</text:p>
          </table:table-cell>
          <table:table-cell office:value-type="string">
            <text:p>10923.6016</text:p>
          </table:table-cell>
          <table:table-cell office:value-type="string">
            <text:p>7991.7090</text:p>
          </table:table-cell>
          <table:table-cell office:value-type="string">
            <text:p>6031.5811</text:p>
          </table:table-cell>
          <table:table-cell office:value-type="string">
            <text:p>1960.1278</text:p>
          </table:table-cell>
          <table:table-cell office:value-type="string">
            <text:p>9462.3672</text:p>
          </table:table-cell>
          <table:table-cell office:value-type="string">
            <text:p>5947.2070</text:p>
          </table:table-cell>
          <table:table-cell office:value-type="string">
            <text:p>2632.2007</text:p>
          </table:table-cell>
          <table:table-cell office:value-type="string">
            <text:p>3315.0066</text:p>
          </table:table-cell>
          <table:table-cell office:value-type="string">
            <text:p>4356.4678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872];9;2); &quot;/&quot;; MID([.A872];6;2);&quot;/&quot;;MID([.A872];1;4);&quot;/&quot;)" office:value-type="string" office:string-value="20/05/2021/">
            <text:p>20/05/2021/</text:p>
          </table:table-cell>
        </table:table-row>
        <table:table-row table:style-name="ro1">
          <table:table-cell office:value-type="string">
            <text:p>2021-05-21T00:00:00.0/2021-05-22T00:00:00.0</text:p>
          </table:table-cell>
          <table:table-cell office:value-type="string">
            <text:p>10964.3652</text:p>
          </table:table-cell>
          <table:table-cell office:value-type="string">
            <text:p>8040.3765</text:p>
          </table:table-cell>
          <table:table-cell office:value-type="string">
            <text:p>6072.8462</text:p>
          </table:table-cell>
          <table:table-cell office:value-type="string">
            <text:p>1967.5304</text:p>
          </table:table-cell>
          <table:table-cell office:value-type="string">
            <text:p>9597.6699</text:p>
          </table:table-cell>
          <table:table-cell office:value-type="string">
            <text:p>4216.6094</text:p>
          </table:table-cell>
          <table:table-cell office:value-type="string">
            <text:p>736.3808</text:p>
          </table:table-cell>
          <table:table-cell office:value-type="string">
            <text:p>3480.2285</text:p>
          </table:table-cell>
          <table:table-cell office:value-type="string">
            <text:p>1089.4225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873];9;2); &quot;/&quot;; MID([.A873];6;2);&quot;/&quot;;MID([.A873];1;4);&quot;/&quot;)" office:value-type="string" office:string-value="21/05/2021/">
            <text:p>21/05/2021/</text:p>
          </table:table-cell>
        </table:table-row>
        <table:table-row table:style-name="ro1">
          <table:table-cell office:value-type="string">
            <text:p>2021-05-22T00:00:00.0/2021-05-23T00:00:00.0</text:p>
          </table:table-cell>
          <table:table-cell office:value-type="string">
            <text:p>11003.9307</text:p>
          </table:table-cell>
          <table:table-cell office:value-type="string">
            <text:p>8240.0732</text:p>
          </table:table-cell>
          <table:table-cell office:value-type="string">
            <text:p>6558.4736</text:p>
          </table:table-cell>
          <table:table-cell office:value-type="string">
            <text:p>1681.5999</text:p>
          </table:table-cell>
          <table:table-cell office:value-type="string">
            <text:p>10227.0957</text:p>
          </table:table-cell>
          <table:table-cell office:value-type="string">
            <text:p>4636.0181</text:p>
          </table:table-cell>
          <table:table-cell office:value-type="string">
            <text:p>1852.6937</text:p>
          </table:table-cell>
          <table:table-cell office:value-type="string">
            <text:p>2783.3242</text:p>
          </table:table-cell>
          <table:table-cell office:value-type="string">
            <text:p>3182.2673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874];9;2); &quot;/&quot;; MID([.A874];6;2);&quot;/&quot;;MID([.A874];1;4);&quot;/&quot;)" office:value-type="string" office:string-value="22/05/2021/">
            <text:p>22/05/2021/</text:p>
          </table:table-cell>
        </table:table-row>
        <table:table-row table:style-name="ro1">
          <table:table-cell office:value-type="string">
            <text:p>2021-05-23T00:00:00.0/2021-05-24T00:00:00.0</text:p>
          </table:table-cell>
          <table:table-cell office:value-type="string">
            <text:p>11042.2412</text:p>
          </table:table-cell>
          <table:table-cell office:value-type="string">
            <text:p>8252.3457</text:p>
          </table:table-cell>
          <table:table-cell office:value-type="string">
            <text:p>6574.1050</text:p>
          </table:table-cell>
          <table:table-cell office:value-type="string">
            <text:p>1678.2410</text:p>
          </table:table-cell>
          <table:table-cell office:value-type="string">
            <text:p>10438.7666</text:p>
          </table:table-cell>
          <table:table-cell office:value-type="string">
            <text:p>3532.9976</text:p>
          </table:table-cell>
          <table:table-cell office:value-type="string">
            <text:p>1002.7198</text:p>
          </table:table-cell>
          <table:table-cell office:value-type="string">
            <text:p>2530.2778</text:p>
          </table:table-cell>
          <table:table-cell office:value-type="string">
            <text:p>2256.5127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875];9;2); &quot;/&quot;; MID([.A875];6;2);&quot;/&quot;;MID([.A875];1;4);&quot;/&quot;)" office:value-type="string" office:string-value="23/05/2021/">
            <text:p>23/05/2021/</text:p>
          </table:table-cell>
        </table:table-row>
        <table:table-row table:style-name="ro1">
          <table:table-cell office:value-type="string">
            <text:p>2021-05-24T00:00:00.0/2021-05-25T00:00:00.0</text:p>
          </table:table-cell>
          <table:table-cell office:value-type="string">
            <text:p>11079.3271</text:p>
          </table:table-cell>
          <table:table-cell office:value-type="string">
            <text:p>8101.2290</text:p>
          </table:table-cell>
          <table:table-cell office:value-type="string">
            <text:p>6172.5957</text:p>
          </table:table-cell>
          <table:table-cell office:value-type="string">
            <text:p>1928.6334</text:p>
          </table:table-cell>
          <table:table-cell office:value-type="string">
            <text:p>9559.6191</text:p>
          </table:table-cell>
          <table:table-cell office:value-type="string">
            <text:p>5003.2817</text:p>
          </table:table-cell>
          <table:table-cell office:value-type="string">
            <text:p>1679.2610</text:p>
          </table:table-cell>
          <table:table-cell office:value-type="string">
            <text:p>3324.0208</text:p>
          </table:table-cell>
          <table:table-cell office:value-type="string">
            <text:p>2137.7502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876];9;2); &quot;/&quot;; MID([.A876];6;2);&quot;/&quot;;MID([.A876];1;4);&quot;/&quot;)" office:value-type="string" office:string-value="24/05/2021/">
            <text:p>24/05/2021/</text:p>
          </table:table-cell>
        </table:table-row>
        <table:table-row table:style-name="ro1">
          <table:table-cell office:value-type="string">
            <text:p>2021-05-25T00:00:00.0/2021-05-26T00:00:00.0</text:p>
          </table:table-cell>
          <table:table-cell office:value-type="string">
            <text:p>11115.1289</text:p>
          </table:table-cell>
          <table:table-cell office:value-type="string">
            <text:p>8305.1064</text:p>
          </table:table-cell>
          <table:table-cell office:value-type="string">
            <text:p>6670.6479</text:p>
          </table:table-cell>
          <table:table-cell office:value-type="string">
            <text:p>1634.4586</text:p>
          </table:table-cell>
          <table:table-cell office:value-type="string">
            <text:p>10351.1992</text:p>
          </table:table-cell>
          <table:table-cell office:value-type="string">
            <text:p>3189.2117</text:p>
          </table:table-cell>
          <table:table-cell office:value-type="string">
            <text:p>224.6640</text:p>
          </table:table-cell>
          <table:table-cell office:value-type="string">
            <text:p>2964.5476</text:p>
          </table:table-cell>
          <table:table-cell office:value-type="string">
            <text:p>591.3112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877];9;2); &quot;/&quot;; MID([.A877];6;2);&quot;/&quot;;MID([.A877];1;4);&quot;/&quot;)" office:value-type="string" office:string-value="25/05/2021/">
            <text:p>25/05/2021/</text:p>
          </table:table-cell>
        </table:table-row>
        <table:table-row table:style-name="ro1">
          <table:table-cell office:value-type="string">
            <text:p>2021-05-26T00:00:00.0/2021-05-27T00:00:00.0</text:p>
          </table:table-cell>
          <table:table-cell office:value-type="string">
            <text:p>11149.6328</text:p>
          </table:table-cell>
          <table:table-cell office:value-type="string">
            <text:p>8220.5332</text:p>
          </table:table-cell>
          <table:table-cell office:value-type="string">
            <text:p>6234.4604</text:p>
          </table:table-cell>
          <table:table-cell office:value-type="string">
            <text:p>1986.0731</text:p>
          </table:table-cell>
          <table:table-cell office:value-type="string">
            <text:p>9810.3662</text:p>
          </table:table-cell>
          <table:table-cell office:value-type="string">
            <text:p>4495.3081</text:p>
          </table:table-cell>
          <table:table-cell office:value-type="string">
            <text:p>1614.1597</text:p>
          </table:table-cell>
          <table:table-cell office:value-type="string">
            <text:p>2881.1482</text:p>
          </table:table-cell>
          <table:table-cell office:value-type="string">
            <text:p>2691.5398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878];9;2); &quot;/&quot;; MID([.A878];6;2);&quot;/&quot;;MID([.A878];1;4);&quot;/&quot;)" office:value-type="string" office:string-value="26/05/2021/">
            <text:p>26/05/2021/</text:p>
          </table:table-cell>
        </table:table-row>
        <table:table-row table:style-name="ro1">
          <table:table-cell office:value-type="string">
            <text:p>2021-05-27T00:00:00.0/2021-05-28T00:00:00.0</text:p>
          </table:table-cell>
          <table:table-cell office:value-type="string">
            <text:p>11182.9102</text:p>
          </table:table-cell>
          <table:table-cell office:value-type="string">
            <text:p>8368.9941</text:p>
          </table:table-cell>
          <table:table-cell office:value-type="string">
            <text:p>6737.3223</text:p>
          </table:table-cell>
          <table:table-cell office:value-type="string">
            <text:p>1631.6720</text:p>
          </table:table-cell>
          <table:table-cell office:value-type="string">
            <text:p>10608.5674</text:p>
          </table:table-cell>
          <table:table-cell office:value-type="string">
            <text:p>5579.2246</text:p>
          </table:table-cell>
          <table:table-cell office:value-type="string">
            <text:p>1994.4014</text:p>
          </table:table-cell>
          <table:table-cell office:value-type="string">
            <text:p>3584.8232</text:p>
          </table:table-cell>
          <table:table-cell office:value-type="string">
            <text:p>3945.3118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879];9;2); &quot;/&quot;; MID([.A879];6;2);&quot;/&quot;;MID([.A879];1;4);&quot;/&quot;)" office:value-type="string" office:string-value="27/05/2021/">
            <text:p>27/05/2021/</text:p>
          </table:table-cell>
        </table:table-row>
        <table:table-row table:style-name="ro1">
          <table:table-cell office:value-type="string">
            <text:p>2021-05-28T00:00:00.0/2021-05-29T00:00:00.0</text:p>
          </table:table-cell>
          <table:table-cell office:value-type="string">
            <text:p>11214.8770</text:p>
          </table:table-cell>
          <table:table-cell office:value-type="string">
            <text:p>8415.3135</text:p>
          </table:table-cell>
          <table:table-cell office:value-type="string">
            <text:p>6950.4521</text:p>
          </table:table-cell>
          <table:table-cell office:value-type="string">
            <text:p>1464.8615</text:p>
          </table:table-cell>
          <table:table-cell office:value-type="string">
            <text:p>11053.4844</text:p>
          </table:table-cell>
          <table:table-cell office:value-type="string">
            <text:p>3377.0693</text:p>
          </table:table-cell>
          <table:table-cell office:value-type="string">
            <text:p>507.4194</text:p>
          </table:table-cell>
          <table:table-cell office:value-type="string">
            <text:p>2869.6499</text:p>
          </table:table-cell>
          <table:table-cell office:value-type="string">
            <text:p>1494.2947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880];9;2); &quot;/&quot;; MID([.A880];6;2);&quot;/&quot;;MID([.A880];1;4);&quot;/&quot;)" office:value-type="string" office:string-value="28/05/2021/">
            <text:p>28/05/2021/</text:p>
          </table:table-cell>
        </table:table-row>
        <table:table-row table:style-name="ro1">
          <table:table-cell office:value-type="string">
            <text:p>2021-05-29T00:00:00.0/2021-05-30T00:00:00.0</text:p>
          </table:table-cell>
          <table:table-cell office:value-type="string">
            <text:p>11245.5420</text:p>
          </table:table-cell>
          <table:table-cell office:value-type="string">
            <text:p>8347.6572</text:p>
          </table:table-cell>
          <table:table-cell office:value-type="string">
            <text:p>6602.1235</text:p>
          </table:table-cell>
          <table:table-cell office:value-type="string">
            <text:p>1745.5339</text:p>
          </table:table-cell>
          <table:table-cell office:value-type="string">
            <text:p>10367.1426</text:p>
          </table:table-cell>
          <table:table-cell office:value-type="string">
            <text:p>5535.1440</text:p>
          </table:table-cell>
          <table:table-cell office:value-type="string">
            <text:p>2299.1987</text:p>
          </table:table-cell>
          <table:table-cell office:value-type="string">
            <text:p>3235.9453</text:p>
          </table:table-cell>
          <table:table-cell office:value-type="string">
            <text:p>3921.1152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881];9;2); &quot;/&quot;; MID([.A881];6;2);&quot;/&quot;;MID([.A881];1;4);&quot;/&quot;)" office:value-type="string" office:string-value="29/05/2021/">
            <text:p>29/05/2021/</text:p>
          </table:table-cell>
        </table:table-row>
        <table:table-row table:style-name="ro1">
          <table:table-cell office:value-type="string">
            <text:p>2021-05-30T00:00:00.0/2021-05-31T00:00:00.0</text:p>
          </table:table-cell>
          <table:table-cell office:value-type="string">
            <text:p>11274.8955</text:p>
          </table:table-cell>
          <table:table-cell office:value-type="string">
            <text:p>8478.5039</text:p>
          </table:table-cell>
          <table:table-cell office:value-type="string">
            <text:p>6947.5386</text:p>
          </table:table-cell>
          <table:table-cell office:value-type="string">
            <text:p>1530.9657</text:p>
          </table:table-cell>
          <table:table-cell office:value-type="string">
            <text:p>10938.8164</text:p>
          </table:table-cell>
          <table:table-cell office:value-type="string">
            <text:p>3323.7209</text:p>
          </table:table-cell>
          <table:table-cell office:value-type="string">
            <text:p>943.3542</text:p>
          </table:table-cell>
          <table:table-cell office:value-type="string">
            <text:p>2380.3669</text:p>
          </table:table-cell>
          <table:table-cell office:value-type="string">
            <text:p>2136.1438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882];9;2); &quot;/&quot;; MID([.A882];6;2);&quot;/&quot;;MID([.A882];1;4);&quot;/&quot;)" office:value-type="string" office:string-value="30/05/2021/">
            <text:p>30/05/2021/</text:p>
          </table:table-cell>
        </table:table-row>
        <table:table-row table:style-name="ro1">
          <table:table-cell office:value-type="string">
            <text:p>2021-05-31T00:00:00.0/2021-06-01T00:00:00.0</text:p>
          </table:table-cell>
          <table:table-cell office:value-type="string">
            <text:p>11302.9248</text:p>
          </table:table-cell>
          <table:table-cell office:value-type="string">
            <text:p>8590.3965</text:p>
          </table:table-cell>
          <table:table-cell office:value-type="string">
            <text:p>7053.9565</text:p>
          </table:table-cell>
          <table:table-cell office:value-type="string">
            <text:p>1536.4397</text:p>
          </table:table-cell>
          <table:table-cell office:value-type="string">
            <text:p>11382.6621</text:p>
          </table:table-cell>
          <table:table-cell office:value-type="string">
            <text:p>7171.8037</text:p>
          </table:table-cell>
          <table:table-cell office:value-type="string">
            <text:p>4425.5327</text:p>
          </table:table-cell>
          <table:table-cell office:value-type="string">
            <text:p>2746.2712</text:p>
          </table:table-cell>
          <table:table-cell office:value-type="string">
            <text:p>6449.1641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883];9;2); &quot;/&quot;; MID([.A883];6;2);&quot;/&quot;;MID([.A883];1;4);&quot;/&quot;)" office:value-type="string" office:string-value="31/05/2021/">
            <text:p>31/05/2021/</text:p>
          </table:table-cell>
        </table:table-row>
        <table:table-row table:style-name="ro1">
          <table:table-cell office:value-type="string">
            <text:p>2021-06-01T00:00:00.0/2021-06-02T00:00:00.0</text:p>
          </table:table-cell>
          <table:table-cell office:value-type="string">
            <text:p>11329.5977</text:p>
          </table:table-cell>
          <table:table-cell office:value-type="string">
            <text:p>8415.7002</text:p>
          </table:table-cell>
          <table:table-cell office:value-type="string">
            <text:p>6623.5791</text:p>
          </table:table-cell>
          <table:table-cell office:value-type="string">
            <text:p>1792.1213</text:p>
          </table:table-cell>
          <table:table-cell office:value-type="string">
            <text:p>10477.3916</text:p>
          </table:table-cell>
          <table:table-cell office:value-type="string">
            <text:p>7139.6274</text:p>
          </table:table-cell>
          <table:table-cell office:value-type="string">
            <text:p>3672.2324</text:p>
          </table:table-cell>
          <table:table-cell office:value-type="string">
            <text:p>3467.3950</text:p>
          </table:table-cell>
          <table:table-cell office:value-type="string">
            <text:p>6395.5229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884];9;2); &quot;/&quot;; MID([.A884];6;2);&quot;/&quot;;MID([.A884];1;4);&quot;/&quot;)" office:value-type="string" office:string-value="01/06/2021/">
            <text:p>01/06/2021/</text:p>
          </table:table-cell>
        </table:table-row>
        <table:table-row table:style-name="ro1">
          <table:table-cell office:value-type="string">
            <text:p>2021-06-02T00:00:00.0/2021-06-03T00:00:00.0</text:p>
          </table:table-cell>
          <table:table-cell office:value-type="string">
            <text:p>11354.9639</text:p>
          </table:table-cell>
          <table:table-cell office:value-type="string">
            <text:p>8286.9668</text:p>
          </table:table-cell>
          <table:table-cell office:value-type="string">
            <text:p>6364.4312</text:p>
          </table:table-cell>
          <table:table-cell office:value-type="string">
            <text:p>1922.5358</text:p>
          </table:table-cell>
          <table:table-cell office:value-type="string">
            <text:p>9851.1631</text:p>
          </table:table-cell>
          <table:table-cell office:value-type="string">
            <text:p>7164.0225</text:p>
          </table:table-cell>
          <table:table-cell office:value-type="string">
            <text:p>3910.6240</text:p>
          </table:table-cell>
          <table:table-cell office:value-type="string">
            <text:p>3253.3982</text:p>
          </table:table-cell>
          <table:table-cell office:value-type="string">
            <text:p>6416.8286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885];9;2); &quot;/&quot;; MID([.A885];6;2);&quot;/&quot;;MID([.A885];1;4);&quot;/&quot;)" office:value-type="string" office:string-value="02/06/2021/">
            <text:p>02/06/2021/</text:p>
          </table:table-cell>
        </table:table-row>
        <table:table-row table:style-name="ro1">
          <table:table-cell office:value-type="string">
            <text:p>2021-06-03T00:00:00.0/2021-06-04T00:00:00.0</text:p>
          </table:table-cell>
          <table:table-cell office:value-type="string">
            <text:p>11378.9775</text:p>
          </table:table-cell>
          <table:table-cell office:value-type="string">
            <text:p>8401.3096</text:p>
          </table:table-cell>
          <table:table-cell office:value-type="string">
            <text:p>6649.0552</text:p>
          </table:table-cell>
          <table:table-cell office:value-type="string">
            <text:p>1752.2542</text:p>
          </table:table-cell>
          <table:table-cell office:value-type="string">
            <text:p>10428.9082</text:p>
          </table:table-cell>
          <table:table-cell office:value-type="string">
            <text:p>7971.9688</text:p>
          </table:table-cell>
          <table:table-cell office:value-type="string">
            <text:p>5710.6685</text:p>
          </table:table-cell>
          <table:table-cell office:value-type="string">
            <text:p>2261.3000</text:p>
          </table:table-cell>
          <table:table-cell office:value-type="string">
            <text:p>8695.9141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886];9;2); &quot;/&quot;; MID([.A886];6;2);&quot;/&quot;;MID([.A886];1;4);&quot;/&quot;)" office:value-type="string" office:string-value="03/06/2021/">
            <text:p>03/06/2021/</text:p>
          </table:table-cell>
        </table:table-row>
        <table:table-row table:style-name="ro1">
          <table:table-cell office:value-type="string">
            <text:p>2021-06-04T00:00:00.0/2021-06-05T00:00:00.0</text:p>
          </table:table-cell>
          <table:table-cell office:value-type="string">
            <text:p>11401.6064</text:p>
          </table:table-cell>
          <table:table-cell office:value-type="string">
            <text:p>8295.5469</text:p>
          </table:table-cell>
          <table:table-cell office:value-type="string">
            <text:p>6359.5752</text:p>
          </table:table-cell>
          <table:table-cell office:value-type="string">
            <text:p>1935.9720</text:p>
          </table:table-cell>
          <table:table-cell office:value-type="string">
            <text:p>9907.6240</text:p>
          </table:table-cell>
          <table:table-cell office:value-type="string">
            <text:p>8260.8633</text:p>
          </table:table-cell>
          <table:table-cell office:value-type="string">
            <text:p>6271.8994</text:p>
          </table:table-cell>
          <table:table-cell office:value-type="string">
            <text:p>1988.9636</text:p>
          </table:table-cell>
          <table:table-cell office:value-type="string">
            <text:p>9727.6025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887];9;2); &quot;/&quot;; MID([.A887];6;2);&quot;/&quot;;MID([.A887];1;4);&quot;/&quot;)" office:value-type="string" office:string-value="04/06/2021/">
            <text:p>04/06/2021/</text:p>
          </table:table-cell>
        </table:table-row>
        <table:table-row table:style-name="ro1">
          <table:table-cell office:value-type="string">
            <text:p>2021-06-05T00:00:00.0/2021-06-06T00:00:00.0</text:p>
          </table:table-cell>
          <table:table-cell office:value-type="string">
            <text:p>11422.8750</text:p>
          </table:table-cell>
          <table:table-cell office:value-type="string">
            <text:p>8177.0640</text:p>
          </table:table-cell>
          <table:table-cell office:value-type="string">
            <text:p>6141.7900</text:p>
          </table:table-cell>
          <table:table-cell office:value-type="string">
            <text:p>2035.2739</text:p>
          </table:table-cell>
          <table:table-cell office:value-type="string">
            <text:p>9405.6660</text:p>
          </table:table-cell>
          <table:table-cell office:value-type="string">
            <text:p>5708.0630</text:p>
          </table:table-cell>
          <table:table-cell office:value-type="string">
            <text:p>2677.3486</text:p>
          </table:table-cell>
          <table:table-cell office:value-type="string">
            <text:p>3030.7144</text:p>
          </table:table-cell>
          <table:table-cell office:value-type="string">
            <text:p>3749.1770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888];9;2); &quot;/&quot;; MID([.A888];6;2);&quot;/&quot;;MID([.A888];1;4);&quot;/&quot;)" office:value-type="string" office:string-value="05/06/2021/">
            <text:p>05/06/2021/</text:p>
          </table:table-cell>
        </table:table-row>
        <table:table-row table:style-name="ro1">
          <table:table-cell office:value-type="string">
            <text:p>2021-06-06T00:00:00.0/2021-06-07T00:00:00.0</text:p>
          </table:table-cell>
          <table:table-cell office:value-type="string">
            <text:p>11442.7705</text:p>
          </table:table-cell>
          <table:table-cell office:value-type="string">
            <text:p>8183.0981</text:p>
          </table:table-cell>
          <table:table-cell office:value-type="string">
            <text:p>5878.2661</text:p>
          </table:table-cell>
          <table:table-cell office:value-type="string">
            <text:p>2304.8323</text:p>
          </table:table-cell>
          <table:table-cell office:value-type="string">
            <text:p>8948.1465</text:p>
          </table:table-cell>
          <table:table-cell office:value-type="string">
            <text:p>6409.2637</text:p>
          </table:table-cell>
          <table:table-cell office:value-type="string">
            <text:p>3673.6475</text:p>
          </table:table-cell>
          <table:table-cell office:value-type="string">
            <text:p>2735.6162</text:p>
          </table:table-cell>
          <table:table-cell office:value-type="string">
            <text:p>5478.7769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889];9;2); &quot;/&quot;; MID([.A889];6;2);&quot;/&quot;;MID([.A889];1;4);&quot;/&quot;)" office:value-type="string" office:string-value="06/06/2021/">
            <text:p>06/06/2021/</text:p>
          </table:table-cell>
        </table:table-row>
        <table:table-row table:style-name="ro1">
          <table:table-cell office:value-type="string">
            <text:p>2021-06-07T00:00:00.0/2021-06-08T00:00:00.0</text:p>
          </table:table-cell>
          <table:table-cell office:value-type="string">
            <text:p>11461.3164</text:p>
          </table:table-cell>
          <table:table-cell office:value-type="string">
            <text:p>8295.9717</text:p>
          </table:table-cell>
          <table:table-cell office:value-type="string">
            <text:p>6176.9048</text:p>
          </table:table-cell>
          <table:table-cell office:value-type="string">
            <text:p>2119.0662</text:p>
          </table:table-cell>
          <table:table-cell office:value-type="string">
            <text:p>9334.1992</text:p>
          </table:table-cell>
          <table:table-cell office:value-type="string">
            <text:p>8235.2803</text:p>
          </table:table-cell>
          <table:table-cell office:value-type="string">
            <text:p>6131.6182</text:p>
          </table:table-cell>
          <table:table-cell office:value-type="string">
            <text:p>2103.6626</text:p>
          </table:table-cell>
          <table:table-cell office:value-type="string">
            <text:p>9090.0361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890];9;2); &quot;/&quot;; MID([.A890];6;2);&quot;/&quot;;MID([.A890];1;4);&quot;/&quot;)" office:value-type="string" office:string-value="07/06/2021/">
            <text:p>07/06/2021/</text:p>
          </table:table-cell>
        </table:table-row>
        <table:table-row table:style-name="ro1">
          <table:table-cell office:value-type="string">
            <text:p>2021-06-08T00:00:00.0/2021-06-09T00:00:00.0</text:p>
          </table:table-cell>
          <table:table-cell office:value-type="string">
            <text:p>11478.4434</text:p>
          </table:table-cell>
          <table:table-cell office:value-type="string">
            <text:p>8121.3989</text:p>
          </table:table-cell>
          <table:table-cell office:value-type="string">
            <text:p>5736.9004</text:p>
          </table:table-cell>
          <table:table-cell office:value-type="string">
            <text:p>2384.4983</text:p>
          </table:table-cell>
          <table:table-cell office:value-type="string">
            <text:p>8655.1162</text:p>
          </table:table-cell>
          <table:table-cell office:value-type="string">
            <text:p>7714.3457</text:p>
          </table:table-cell>
          <table:table-cell office:value-type="string">
            <text:p>5022.8057</text:p>
          </table:table-cell>
          <table:table-cell office:value-type="string">
            <text:p>2691.5398</text:p>
          </table:table-cell>
          <table:table-cell office:value-type="string">
            <text:p>7369.1172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891];9;2); &quot;/&quot;; MID([.A891];6;2);&quot;/&quot;;MID([.A891];1;4);&quot;/&quot;)" office:value-type="string" office:string-value="08/06/2021/">
            <text:p>08/06/2021/</text:p>
          </table:table-cell>
        </table:table-row>
        <table:table-row table:style-name="ro1">
          <table:table-cell office:value-type="string">
            <text:p>2021-06-09T00:00:00.0/2021-06-10T00:00:00.0</text:p>
          </table:table-cell>
          <table:table-cell office:value-type="string">
            <text:p>11494.2109</text:p>
          </table:table-cell>
          <table:table-cell office:value-type="string">
            <text:p>8114.8193</text:p>
          </table:table-cell>
          <table:table-cell office:value-type="string">
            <text:p>5648.4824</text:p>
          </table:table-cell>
          <table:table-cell office:value-type="string">
            <text:p>2466.3369</text:p>
          </table:table-cell>
          <table:table-cell office:value-type="string">
            <text:p>8860.3906</text:p>
          </table:table-cell>
          <table:table-cell office:value-type="string">
            <text:p>4154.6567</text:p>
          </table:table-cell>
          <table:table-cell office:value-type="string">
            <text:p>1263.5017</text:p>
          </table:table-cell>
          <table:table-cell office:value-type="string">
            <text:p>2891.1553</text:p>
          </table:table-cell>
          <table:table-cell office:value-type="string">
            <text:p>2272.4373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892];9;2); &quot;/&quot;; MID([.A892];6;2);&quot;/&quot;;MID([.A892];1;4);&quot;/&quot;)" office:value-type="string" office:string-value="09/06/2021/">
            <text:p>09/06/2021/</text:p>
          </table:table-cell>
        </table:table-row>
        <table:table-row table:style-name="ro1">
          <table:table-cell office:value-type="string">
            <text:p>2021-06-10T00:00:00.0/2021-06-11T00:00:00.0</text:p>
          </table:table-cell>
          <table:table-cell office:value-type="string">
            <text:p>11508.5264</text:p>
          </table:table-cell>
          <table:table-cell office:value-type="string">
            <text:p>8254.8398</text:p>
          </table:table-cell>
          <table:table-cell office:value-type="string">
            <text:p>6122.8809</text:p>
          </table:table-cell>
          <table:table-cell office:value-type="string">
            <text:p>2131.9590</text:p>
          </table:table-cell>
          <table:table-cell office:value-type="string">
            <text:p>9383.6572</text:p>
          </table:table-cell>
          <table:table-cell office:value-type="string">
            <text:p>6241.1450</text:p>
          </table:table-cell>
          <table:table-cell office:value-type="string">
            <text:p>3328.3010</text:p>
          </table:table-cell>
          <table:table-cell office:value-type="string">
            <text:p>2912.8438</text:p>
          </table:table-cell>
          <table:table-cell office:value-type="string">
            <text:p>5547.4990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893];9;2); &quot;/&quot;; MID([.A893];6;2);&quot;/&quot;;MID([.A893];1;4);&quot;/&quot;)" office:value-type="string" office:string-value="10/06/2021/">
            <text:p>10/06/2021/</text:p>
          </table:table-cell>
        </table:table-row>
        <table:table-row table:style-name="ro1">
          <table:table-cell office:value-type="string">
            <text:p>2021-06-11T00:00:00.0/2021-06-12T00:00:00.0</text:p>
          </table:table-cell>
          <table:table-cell office:value-type="string">
            <text:p>11521.4590</text:p>
          </table:table-cell>
          <table:table-cell office:value-type="string">
            <text:p>7935.7983</text:p>
          </table:table-cell>
          <table:table-cell office:value-type="string">
            <text:p>5182.0645</text:p>
          </table:table-cell>
          <table:table-cell office:value-type="string">
            <text:p>2753.7341</text:p>
          </table:table-cell>
          <table:table-cell office:value-type="string">
            <text:p>7839.0991</text:p>
          </table:table-cell>
          <table:table-cell office:value-type="string">
            <text:p>6046.7427</text:p>
          </table:table-cell>
          <table:table-cell office:value-type="string">
            <text:p>2461.4827</text:p>
          </table:table-cell>
          <table:table-cell office:value-type="string">
            <text:p>3585.2603</text:p>
          </table:table-cell>
          <table:table-cell office:value-type="string">
            <text:p>3507.0610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894];9;2); &quot;/&quot;; MID([.A894];6;2);&quot;/&quot;;MID([.A894];1;4);&quot;/&quot;)" office:value-type="string" office:string-value="11/06/2021/">
            <text:p>11/06/2021/</text:p>
          </table:table-cell>
        </table:table-row>
        <table:table-row table:style-name="ro1">
          <table:table-cell office:value-type="string">
            <text:p>2021-06-12T00:00:00.0/2021-06-13T00:00:00.0</text:p>
          </table:table-cell>
          <table:table-cell office:value-type="string">
            <text:p>11532.9727</text:p>
          </table:table-cell>
          <table:table-cell office:value-type="string">
            <text:p>7687.7275</text:p>
          </table:table-cell>
          <table:table-cell office:value-type="string">
            <text:p>4616.9917</text:p>
          </table:table-cell>
          <table:table-cell office:value-type="string">
            <text:p>3070.7356</text:p>
          </table:table-cell>
          <table:table-cell office:value-type="string">
            <text:p>6685.9067</text:p>
          </table:table-cell>
          <table:table-cell office:value-type="string">
            <text:p>4338.0166</text:p>
          </table:table-cell>
          <table:table-cell office:value-type="string">
            <text:p>695.9638</text:p>
          </table:table-cell>
          <table:table-cell office:value-type="string">
            <text:p>3642.0527</text:p>
          </table:table-cell>
          <table:table-cell office:value-type="string">
            <text:p>992.0457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895];9;2); &quot;/&quot;; MID([.A895];6;2);&quot;/&quot;;MID([.A895];1;4);&quot;/&quot;)" office:value-type="string" office:string-value="12/06/2021/">
            <text:p>12/06/2021/</text:p>
          </table:table-cell>
        </table:table-row>
        <table:table-row table:style-name="ro1">
          <table:table-cell office:value-type="string">
            <text:p>2021-06-13T00:00:00.0/2021-06-14T00:00:00.0</text:p>
          </table:table-cell>
          <table:table-cell office:value-type="string">
            <text:p>11543.0859</text:p>
          </table:table-cell>
          <table:table-cell office:value-type="string">
            <text:p>8607.3389</text:p>
          </table:table-cell>
          <table:table-cell office:value-type="string">
            <text:p>6692.5376</text:p>
          </table:table-cell>
          <table:table-cell office:value-type="string">
            <text:p>1914.8013</text:p>
          </table:table-cell>
          <table:table-cell office:value-type="string">
            <text:p>10312.8242</text:p>
          </table:table-cell>
          <table:table-cell office:value-type="string">
            <text:p>3949.3071</text:p>
          </table:table-cell>
          <table:table-cell office:value-type="string">
            <text:p>607.3424</text:p>
          </table:table-cell>
          <table:table-cell office:value-type="string">
            <text:p>3341.9646</text:p>
          </table:table-cell>
          <table:table-cell office:value-type="string">
            <text:p>984.3834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896];9;2); &quot;/&quot;; MID([.A896];6;2);&quot;/&quot;;MID([.A896];1;4);&quot;/&quot;)" office:value-type="string" office:string-value="13/06/2021/">
            <text:p>13/06/2021/</text:p>
          </table:table-cell>
        </table:table-row>
        <table:table-row table:style-name="ro1">
          <table:table-cell office:value-type="string">
            <text:p>2021-06-14T00:00:00.0/2021-06-15T00:00:00.0</text:p>
          </table:table-cell>
          <table:table-cell office:value-type="string">
            <text:p>11551.7793</text:p>
          </table:table-cell>
          <table:table-cell office:value-type="string">
            <text:p>8533.0869</text:p>
          </table:table-cell>
          <table:table-cell office:value-type="string">
            <text:p>6665.1006</text:p>
          </table:table-cell>
          <table:table-cell office:value-type="string">
            <text:p>1867.9863</text:p>
          </table:table-cell>
          <table:table-cell office:value-type="string">
            <text:p>10348.2227</text:p>
          </table:table-cell>
          <table:table-cell office:value-type="string">
            <text:p>8429.5820</text:p>
          </table:table-cell>
          <table:table-cell office:value-type="string">
            <text:p>6401.4229</text:p>
          </table:table-cell>
          <table:table-cell office:value-type="string">
            <text:p>2028.1586</text:p>
          </table:table-cell>
          <table:table-cell office:value-type="string">
            <text:p>10045.2012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897];9;2); &quot;/&quot;; MID([.A897];6;2);&quot;/&quot;;MID([.A897];1;4);&quot;/&quot;)" office:value-type="string" office:string-value="14/06/2021/">
            <text:p>14/06/2021/</text:p>
          </table:table-cell>
        </table:table-row>
        <table:table-row table:style-name="ro1">
          <table:table-cell office:value-type="string">
            <text:p>2021-06-15T00:00:00.0/2021-06-16T00:00:00.0</text:p>
          </table:table-cell>
          <table:table-cell office:value-type="string">
            <text:p>11559.0322</text:p>
          </table:table-cell>
          <table:table-cell office:value-type="string">
            <text:p>8444.0020</text:p>
          </table:table-cell>
          <table:table-cell office:value-type="string">
            <text:p>6540.2627</text:p>
          </table:table-cell>
          <table:table-cell office:value-type="string">
            <text:p>1903.7393</text:p>
          </table:table-cell>
          <table:table-cell office:value-type="string">
            <text:p>10031.1523</text:p>
          </table:table-cell>
          <table:table-cell office:value-type="string">
            <text:p>7540.9282</text:p>
          </table:table-cell>
          <table:table-cell office:value-type="string">
            <text:p>4155.0903</text:p>
          </table:table-cell>
          <table:table-cell office:value-type="string">
            <text:p>3385.8376</text:p>
          </table:table-cell>
          <table:table-cell office:value-type="string">
            <text:p>6539.9033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898];9;2); &quot;/&quot;; MID([.A898];6;2);&quot;/&quot;;MID([.A898];1;4);&quot;/&quot;)" office:value-type="string" office:string-value="15/06/2021/">
            <text:p>15/06/2021/</text:p>
          </table:table-cell>
        </table:table-row>
        <table:table-row table:style-name="ro1">
          <table:table-cell office:value-type="string">
            <text:p>2021-06-16T00:00:00.0/2021-06-17T00:00:00.0</text:p>
          </table:table-cell>
          <table:table-cell office:value-type="string">
            <text:p>11564.8828</text:p>
          </table:table-cell>
          <table:table-cell office:value-type="string">
            <text:p>7967.7456</text:p>
          </table:table-cell>
          <table:table-cell office:value-type="string">
            <text:p>5322.0942</text:p>
          </table:table-cell>
          <table:table-cell office:value-type="string">
            <text:p>2645.6514</text:p>
          </table:table-cell>
          <table:table-cell office:value-type="string">
            <text:p>7970.5283</text:p>
          </table:table-cell>
          <table:table-cell office:value-type="string">
            <text:p>7292.5605</text:p>
          </table:table-cell>
          <table:table-cell office:value-type="string">
            <text:p>3825.8379</text:p>
          </table:table-cell>
          <table:table-cell office:value-type="string">
            <text:p>3466.7224</text:p>
          </table:table-cell>
          <table:table-cell office:value-type="string">
            <text:p>5592.3506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899];9;2); &quot;/&quot;; MID([.A899];6;2);&quot;/&quot;;MID([.A899];1;4);&quot;/&quot;)" office:value-type="string" office:string-value="16/06/2021/">
            <text:p>16/06/2021/</text:p>
          </table:table-cell>
        </table:table-row>
        <table:table-row table:style-name="ro1">
          <table:table-cell office:value-type="string">
            <text:p>2021-06-17T00:00:00.0/2021-06-18T00:00:00.0</text:p>
          </table:table-cell>
          <table:table-cell office:value-type="string">
            <text:p>11569.2949</text:p>
          </table:table-cell>
          <table:table-cell office:value-type="string">
            <text:p>8553.9531</text:p>
          </table:table-cell>
          <table:table-cell office:value-type="string">
            <text:p>6934.1963</text:p>
          </table:table-cell>
          <table:table-cell office:value-type="string">
            <text:p>1619.7565</text:p>
          </table:table-cell>
          <table:table-cell office:value-type="string">
            <text:p>10772.5098</text:p>
          </table:table-cell>
          <table:table-cell office:value-type="string">
            <text:p>8553.9531</text:p>
          </table:table-cell>
          <table:table-cell office:value-type="string">
            <text:p>6934.1963</text:p>
          </table:table-cell>
          <table:table-cell office:value-type="string">
            <text:p>1619.7565</text:p>
          </table:table-cell>
          <table:table-cell office:value-type="string">
            <text:p>10772.5098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900];9;2); &quot;/&quot;; MID([.A900];6;2);&quot;/&quot;;MID([.A900];1;4);&quot;/&quot;)" office:value-type="string" office:string-value="17/06/2021/">
            <text:p>17/06/2021/</text:p>
          </table:table-cell>
        </table:table-row>
        <table:table-row table:style-name="ro1">
          <table:table-cell office:value-type="string">
            <text:p>2021-06-18T00:00:00.0/2021-06-19T00:00:00.0</text:p>
          </table:table-cell>
          <table:table-cell office:value-type="string">
            <text:p>11572.2783</text:p>
          </table:table-cell>
          <table:table-cell office:value-type="string">
            <text:p>8441.7295</text:p>
          </table:table-cell>
          <table:table-cell office:value-type="string">
            <text:p>6611.2144</text:p>
          </table:table-cell>
          <table:table-cell office:value-type="string">
            <text:p>1830.5154</text:p>
          </table:table-cell>
          <table:table-cell office:value-type="string">
            <text:p>10216.0898</text:p>
          </table:table-cell>
          <table:table-cell office:value-type="string">
            <text:p>8353.2812</text:p>
          </table:table-cell>
          <table:table-cell office:value-type="string">
            <text:p>6348.3447</text:p>
          </table:table-cell>
          <table:table-cell office:value-type="string">
            <text:p>2004.9366</text:p>
          </table:table-cell>
          <table:table-cell office:value-type="string">
            <text:p>9908.5908</text:p>
          </table:table-cell>
          <table:table-cell office:value-type="string">
            <text:p>0.9556</text:p>
          </table:table-cell>
          <table:table-cell table:number-columns-repeated="3"/>
          <table:table-cell table:formula="of:==CONCATENATE( MID([.A901];9;2); &quot;/&quot;; MID([.A901];6;2);&quot;/&quot;;MID([.A901];1;4);&quot;/&quot;)" office:value-type="string" office:string-value="18/06/2021/">
            <text:p>18/06/2021/</text:p>
          </table:table-cell>
        </table:table-row>
        <table:table-row table:style-name="ro1">
          <table:table-cell office:value-type="string">
            <text:p>2021-06-19T00:00:00.0/2021-06-20T00:00:00.0</text:p>
          </table:table-cell>
          <table:table-cell office:value-type="string">
            <text:p>11573.8643</text:p>
          </table:table-cell>
          <table:table-cell office:value-type="string">
            <text:p>8261.5898</text:p>
          </table:table-cell>
          <table:table-cell office:value-type="string">
            <text:p>6135.0439</text:p>
          </table:table-cell>
          <table:table-cell office:value-type="string">
            <text:p>2126.5459</text:p>
          </table:table-cell>
          <table:table-cell office:value-type="string">
            <text:p>9337.0176</text:p>
          </table:table-cell>
          <table:table-cell office:value-type="string">
            <text:p>8100.3066</text:p>
          </table:table-cell>
          <table:table-cell office:value-type="string">
            <text:p>5790.9443</text:p>
          </table:table-cell>
          <table:table-cell office:value-type="string">
            <text:p>2309.3628</text:p>
          </table:table-cell>
          <table:table-cell office:value-type="string">
            <text:p>8531.2002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902];9;2); &quot;/&quot;; MID([.A902];6;2);&quot;/&quot;;MID([.A902];1;4);&quot;/&quot;)" office:value-type="string" office:string-value="19/06/2021/">
            <text:p>19/06/2021/</text:p>
          </table:table-cell>
        </table:table-row>
        <table:table-row table:style-name="ro1">
          <table:table-cell office:value-type="string">
            <text:p>2021-06-20T00:00:00.0/2021-06-21T00:00:00.0</text:p>
          </table:table-cell>
          <table:table-cell office:value-type="string">
            <text:p>11574.0078</text:p>
          </table:table-cell>
          <table:table-cell office:value-type="string">
            <text:p>8072.4912</text:p>
          </table:table-cell>
          <table:table-cell office:value-type="string">
            <text:p>5713.1846</text:p>
          </table:table-cell>
          <table:table-cell office:value-type="string">
            <text:p>2359.3064</text:p>
          </table:table-cell>
          <table:table-cell office:value-type="string">
            <text:p>8636.1504</text:p>
          </table:table-cell>
          <table:table-cell office:value-type="string">
            <text:p>7329.0308</text:p>
          </table:table-cell>
          <table:table-cell office:value-type="string">
            <text:p>3935.0012</text:p>
          </table:table-cell>
          <table:table-cell office:value-type="string">
            <text:p>3394.0295</text:p>
          </table:table-cell>
          <table:table-cell office:value-type="string">
            <text:p>5965.2007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903];9;2); &quot;/&quot;; MID([.A903];6;2);&quot;/&quot;;MID([.A903];1;4);&quot;/&quot;)" office:value-type="string" office:string-value="20/06/2021/">
            <text:p>20/06/2021/</text:p>
          </table:table-cell>
        </table:table-row>
        <table:table-row table:style-name="ro1">
          <table:table-cell office:value-type="string">
            <text:p>2021-06-21T00:00:00.0/2021-06-22T00:00:00.0</text:p>
          </table:table-cell>
          <table:table-cell office:value-type="string">
            <text:p>11572.7100</text:p>
          </table:table-cell>
          <table:table-cell office:value-type="string">
            <text:p>7624.5439</text:p>
          </table:table-cell>
          <table:table-cell office:value-type="string">
            <text:p>4484.4302</text:p>
          </table:table-cell>
          <table:table-cell office:value-type="string">
            <text:p>3140.1138</text:p>
          </table:table-cell>
          <table:table-cell office:value-type="string">
            <text:p>6768.5913</text:p>
          </table:table-cell>
          <table:table-cell office:value-type="string">
            <text:p>6637.9565</text:p>
          </table:table-cell>
          <table:table-cell office:value-type="string">
            <text:p>3119.4756</text:p>
          </table:table-cell>
          <table:table-cell office:value-type="string">
            <text:p>3518.4807</text:p>
          </table:table-cell>
          <table:table-cell office:value-type="string">
            <text:p>4319.301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904];9;2); &quot;/&quot;; MID([.A904];6;2);&quot;/&quot;;MID([.A904];1;4);&quot;/&quot;)" office:value-type="string" office:string-value="21/06/2021/">
            <text:p>21/06/2021/</text:p>
          </table:table-cell>
        </table:table-row>
        <table:table-row table:style-name="ro1">
          <table:table-cell office:value-type="string">
            <text:p>2021-06-22T00:00:00.0/2021-06-23T00:00:00.0</text:p>
          </table:table-cell>
          <table:table-cell office:value-type="string">
            <text:p>11570.0156</text:p>
          </table:table-cell>
          <table:table-cell office:value-type="string">
            <text:p>7904.7998</text:p>
          </table:table-cell>
          <table:table-cell office:value-type="string">
            <text:p>5270.1182</text:p>
          </table:table-cell>
          <table:table-cell office:value-type="string">
            <text:p>2634.6816</text:p>
          </table:table-cell>
          <table:table-cell office:value-type="string">
            <text:p>7920.5610</text:p>
          </table:table-cell>
          <table:table-cell office:value-type="string">
            <text:p>1969.1887</text:p>
          </table:table-cell>
          <table:table-cell office:value-type="string">
            <text:p>269.5023</text:p>
          </table:table-cell>
          <table:table-cell office:value-type="string">
            <text:p>1699.6864</text:p>
          </table:table-cell>
          <table:table-cell office:value-type="string">
            <text:p>810.5670</text:p>
          </table:table-cell>
          <table:table-cell office:value-type="string">
            <text:p>0.9660</text:p>
          </table:table-cell>
          <table:table-cell table:number-columns-repeated="3"/>
          <table:table-cell table:formula="of:==CONCATENATE( MID([.A905];9;2); &quot;/&quot;; MID([.A905];6;2);&quot;/&quot;;MID([.A905];1;4);&quot;/&quot;)" office:value-type="string" office:string-value="22/06/2021/">
            <text:p>22/06/2021/</text:p>
          </table:table-cell>
        </table:table-row>
        <table:table-row table:style-name="ro1">
          <table:table-cell office:value-type="string">
            <text:p>2021-06-23T00:00:00.0/2021-06-24T00:00:00.0</text:p>
          </table:table-cell>
          <table:table-cell office:value-type="string">
            <text:p>11565.9023</text:p>
          </table:table-cell>
          <table:table-cell office:value-type="string">
            <text:p>8082.1997</text:p>
          </table:table-cell>
          <table:table-cell office:value-type="string">
            <text:p>6131.2891</text:p>
          </table:table-cell>
          <table:table-cell office:value-type="string">
            <text:p>1950.9103</text:p>
          </table:table-cell>
          <table:table-cell office:value-type="string">
            <text:p>9108.0771</text:p>
          </table:table-cell>
          <table:table-cell office:value-type="string">
            <text:p>3394.4209</text:p>
          </table:table-cell>
          <table:table-cell office:value-type="string">
            <text:p>812.0990</text:p>
          </table:table-cell>
          <table:table-cell office:value-type="string">
            <text:p>2582.3220</text:p>
          </table:table-cell>
          <table:table-cell office:value-type="string">
            <text:p>1459.0269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906];9;2); &quot;/&quot;; MID([.A906];6;2);&quot;/&quot;;MID([.A906];1;4);&quot;/&quot;)" office:value-type="string" office:string-value="23/06/2021/">
            <text:p>23/06/2021/</text:p>
          </table:table-cell>
        </table:table-row>
        <table:table-row table:style-name="ro1">
          <table:table-cell office:value-type="string">
            <text:p>2021-06-24T00:00:00.0/2021-06-25T00:00:00.0</text:p>
          </table:table-cell>
          <table:table-cell office:value-type="string">
            <text:p>11560.3477</text:p>
          </table:table-cell>
          <table:table-cell office:value-type="string">
            <text:p>8110.6055</text:p>
          </table:table-cell>
          <table:table-cell office:value-type="string">
            <text:p>6088.1548</text:p>
          </table:table-cell>
          <table:table-cell office:value-type="string">
            <text:p>2022.4507</text:p>
          </table:table-cell>
          <table:table-cell office:value-type="string">
            <text:p>8989.8213</text:p>
          </table:table-cell>
          <table:table-cell office:value-type="string">
            <text:p>5298.1069</text:p>
          </table:table-cell>
          <table:table-cell office:value-type="string">
            <text:p>2388.7383</text:p>
          </table:table-cell>
          <table:table-cell office:value-type="string">
            <text:p>2909.3689</text:p>
          </table:table-cell>
          <table:table-cell office:value-type="string">
            <text:p>3620.8979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907];9;2); &quot;/&quot;; MID([.A907];6;2);&quot;/&quot;;MID([.A907];1;4);&quot;/&quot;)" office:value-type="string" office:string-value="24/06/2021/">
            <text:p>24/06/2021/</text:p>
          </table:table-cell>
        </table:table-row>
        <table:table-row table:style-name="ro1">
          <table:table-cell office:value-type="string">
            <text:p>2021-06-25T00:00:00.0/2021-06-26T00:00:00.0</text:p>
          </table:table-cell>
          <table:table-cell office:value-type="string">
            <text:p>11553.4180</text:p>
          </table:table-cell>
          <table:table-cell office:value-type="string">
            <text:p>8015.2568</text:p>
          </table:table-cell>
          <table:table-cell office:value-type="string">
            <text:p>5823.7100</text:p>
          </table:table-cell>
          <table:table-cell office:value-type="string">
            <text:p>2191.5466</text:p>
          </table:table-cell>
          <table:table-cell office:value-type="string">
            <text:p>8587.8525</text:p>
          </table:table-cell>
          <table:table-cell office:value-type="string">
            <text:p>3760.8674</text:p>
          </table:table-cell>
          <table:table-cell office:value-type="string">
            <text:p>635.0312</text:p>
          </table:table-cell>
          <table:table-cell office:value-type="string">
            <text:p>3125.8362</text:p>
          </table:table-cell>
          <table:table-cell office:value-type="string">
            <text:p>1255.619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908];9;2); &quot;/&quot;; MID([.A908];6;2);&quot;/&quot;;MID([.A908];1;4);&quot;/&quot;)" office:value-type="string" office:string-value="25/06/2021/">
            <text:p>25/06/2021/</text:p>
          </table:table-cell>
        </table:table-row>
        <table:table-row table:style-name="ro1">
          <table:table-cell office:value-type="string">
            <text:p>2021-06-26T00:00:00.0/2021-06-27T00:00:00.0</text:p>
          </table:table-cell>
          <table:table-cell office:value-type="string">
            <text:p>11545.0762</text:p>
          </table:table-cell>
          <table:table-cell office:value-type="string">
            <text:p>8064.8374</text:p>
          </table:table-cell>
          <table:table-cell office:value-type="string">
            <text:p>5889.1733</text:p>
          </table:table-cell>
          <table:table-cell office:value-type="string">
            <text:p>2175.6643</text:p>
          </table:table-cell>
          <table:table-cell office:value-type="string">
            <text:p>8728.4033</text:p>
          </table:table-cell>
          <table:table-cell office:value-type="string">
            <text:p>6301.0820</text:p>
          </table:table-cell>
          <table:table-cell office:value-type="string">
            <text:p>3257.4600</text:p>
          </table:table-cell>
          <table:table-cell office:value-type="string">
            <text:p>3043.6223</text:p>
          </table:table-cell>
          <table:table-cell office:value-type="string">
            <text:p>4758.1738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909];9;2); &quot;/&quot;; MID([.A909];6;2);&quot;/&quot;;MID([.A909];1;4);&quot;/&quot;)" office:value-type="string" office:string-value="26/06/2021/">
            <text:p>26/06/2021/</text:p>
          </table:table-cell>
        </table:table-row>
        <table:table-row table:style-name="ro1">
          <table:table-cell office:value-type="string">
            <text:p>2021-06-27T00:00:00.0/2021-06-28T00:00:00.0</text:p>
          </table:table-cell>
          <table:table-cell office:value-type="string">
            <text:p>11535.3115</text:p>
          </table:table-cell>
          <table:table-cell office:value-type="string">
            <text:p>8013.4419</text:p>
          </table:table-cell>
          <table:table-cell office:value-type="string">
            <text:p>5656.2036</text:p>
          </table:table-cell>
          <table:table-cell office:value-type="string">
            <text:p>2357.2380</text:p>
          </table:table-cell>
          <table:table-cell office:value-type="string">
            <text:p>8447.6328</text:p>
          </table:table-cell>
          <table:table-cell office:value-type="string">
            <text:p>7609.5327</text:p>
          </table:table-cell>
          <table:table-cell office:value-type="string">
            <text:p>4745.3950</text:p>
          </table:table-cell>
          <table:table-cell office:value-type="string">
            <text:p>2864.1379</text:p>
          </table:table-cell>
          <table:table-cell office:value-type="string">
            <text:p>7028.0225</text:p>
          </table:table-cell>
          <table:table-cell office:value-type="string">
            <text:p>0.9615</text:p>
          </table:table-cell>
          <table:table-cell table:number-columns-repeated="3"/>
          <table:table-cell table:formula="of:==CONCATENATE( MID([.A910];9;2); &quot;/&quot;; MID([.A910];6;2);&quot;/&quot;;MID([.A910];1;4);&quot;/&quot;)" office:value-type="string" office:string-value="27/06/2021/">
            <text:p>27/06/2021/</text:p>
          </table:table-cell>
        </table:table-row>
        <table:table-row table:style-name="ro1">
          <table:table-cell office:value-type="string">
            <text:p>2021-06-28T00:00:00.0/2021-06-29T00:00:00.0</text:p>
          </table:table-cell>
          <table:table-cell office:value-type="string">
            <text:p>11524.1738</text:p>
          </table:table-cell>
          <table:table-cell office:value-type="string">
            <text:p>7922.0195</text:p>
          </table:table-cell>
          <table:table-cell office:value-type="string">
            <text:p>5460.7925</text:p>
          </table:table-cell>
          <table:table-cell office:value-type="string">
            <text:p>2461.2273</text:p>
          </table:table-cell>
          <table:table-cell office:value-type="string">
            <text:p>8172.8569</text:p>
          </table:table-cell>
          <table:table-cell office:value-type="string">
            <text:p>6406.3833</text:p>
          </table:table-cell>
          <table:table-cell office:value-type="string">
            <text:p>3038.6187</text:p>
          </table:table-cell>
          <table:table-cell office:value-type="string">
            <text:p>3367.7646</text:p>
          </table:table-cell>
          <table:table-cell office:value-type="string">
            <text:p>4954.0581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911];9;2); &quot;/&quot;; MID([.A911];6;2);&quot;/&quot;;MID([.A911];1;4);&quot;/&quot;)" office:value-type="string" office:string-value="28/06/2021/">
            <text:p>28/06/2021/</text:p>
          </table:table-cell>
        </table:table-row>
        <table:table-row table:style-name="ro1">
          <table:table-cell office:value-type="string">
            <text:p>2021-06-29T00:00:00.0/2021-06-30T00:00:00.0</text:p>
          </table:table-cell>
          <table:table-cell office:value-type="string">
            <text:p>11511.6182</text:p>
          </table:table-cell>
          <table:table-cell office:value-type="string">
            <text:p>7771.4653</text:p>
          </table:table-cell>
          <table:table-cell office:value-type="string">
            <text:p>4911.9956</text:p>
          </table:table-cell>
          <table:table-cell office:value-type="string">
            <text:p>2859.4700</text:p>
          </table:table-cell>
          <table:table-cell office:value-type="string">
            <text:p>7246.9648</text:p>
          </table:table-cell>
          <table:table-cell office:value-type="string">
            <text:p>6422.1826</text:p>
          </table:table-cell>
          <table:table-cell office:value-type="string">
            <text:p>3290.8115</text:p>
          </table:table-cell>
          <table:table-cell office:value-type="string">
            <text:p>3131.3708</text:p>
          </table:table-cell>
          <table:table-cell office:value-type="string">
            <text:p>4653.2710</text:p>
          </table:table-cell>
          <table:table-cell office:value-type="string">
            <text:p>0.9514</text:p>
          </table:table-cell>
          <table:table-cell table:number-columns-repeated="3"/>
          <table:table-cell table:formula="of:==CONCATENATE( MID([.A912];9;2); &quot;/&quot;; MID([.A912];6;2);&quot;/&quot;;MID([.A912];1;4);&quot;/&quot;)" office:value-type="string" office:string-value="29/06/2021/">
            <text:p>29/06/2021/</text:p>
          </table:table-cell>
        </table:table-row>
        <table:table-row table:style-name="ro1">
          <table:table-cell office:value-type="string">
            <text:p>2021-06-30T00:00:00.0/2021-07-01T00:00:00.0</text:p>
          </table:table-cell>
          <table:table-cell office:value-type="string">
            <text:p>11497.6973</text:p>
          </table:table-cell>
          <table:table-cell office:value-type="string">
            <text:p>8275.1016</text:p>
          </table:table-cell>
          <table:table-cell office:value-type="string">
            <text:p>6571.2261</text:p>
          </table:table-cell>
          <table:table-cell office:value-type="string">
            <text:p>1703.8750</text:p>
          </table:table-cell>
          <table:table-cell office:value-type="string">
            <text:p>10030.7266</text:p>
          </table:table-cell>
          <table:table-cell office:value-type="string">
            <text:p>6393.7700</text:p>
          </table:table-cell>
          <table:table-cell office:value-type="string">
            <text:p>3372.6816</text:p>
          </table:table-cell>
          <table:table-cell office:value-type="string">
            <text:p>3021.0886</text:p>
          </table:table-cell>
          <table:table-cell office:value-type="string">
            <text:p>4848.3945</text:p>
          </table:table-cell>
          <table:table-cell office:value-type="string">
            <text:p>0.9670</text:p>
          </table:table-cell>
          <table:table-cell table:number-columns-repeated="3"/>
          <table:table-cell table:formula="of:==CONCATENATE( MID([.A913];9;2); &quot;/&quot;; MID([.A913];6;2);&quot;/&quot;;MID([.A913];1;4);&quot;/&quot;)" office:value-type="string" office:string-value="30/06/2021/">
            <text:p>30/06/2021/</text:p>
          </table:table-cell>
        </table:table-row>
        <table:table-row table:style-name="ro1">
          <table:table-cell office:value-type="string">
            <text:p>2021-07-01T00:00:00.0/2021-07-02T00:00:00.0</text:p>
          </table:table-cell>
          <table:table-cell office:value-type="string">
            <text:p>11482.3730</text:p>
          </table:table-cell>
          <table:table-cell office:value-type="string">
            <text:p>8374.3281</text:p>
          </table:table-cell>
          <table:table-cell office:value-type="string">
            <text:p>6859.5073</text:p>
          </table:table-cell>
          <table:table-cell office:value-type="string">
            <text:p>1514.8213</text:p>
          </table:table-cell>
          <table:table-cell office:value-type="string">
            <text:p>10711.2100</text:p>
          </table:table-cell>
          <table:table-cell office:value-type="string">
            <text:p>4686.2568</text:p>
          </table:table-cell>
          <table:table-cell office:value-type="string">
            <text:p>1334.3273</text:p>
          </table:table-cell>
          <table:table-cell office:value-type="string">
            <text:p>3351.9294</text:p>
          </table:table-cell>
          <table:table-cell office:value-type="string">
            <text:p>1976.2715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914];9;2); &quot;/&quot;; MID([.A914];6;2);&quot;/&quot;;MID([.A914];1;4);&quot;/&quot;)" office:value-type="string" office:string-value="01/07/2021/">
            <text:p>01/07/2021/</text:p>
          </table:table-cell>
        </table:table-row>
        <table:table-row table:style-name="ro1">
          <table:table-cell office:value-type="string">
            <text:p>2021-07-02T00:00:00.0/2021-07-03T00:00:00.0</text:p>
          </table:table-cell>
          <table:table-cell office:value-type="string">
            <text:p>11465.6504</text:p>
          </table:table-cell>
          <table:table-cell office:value-type="string">
            <text:p>8383.8652</text:p>
          </table:table-cell>
          <table:table-cell office:value-type="string">
            <text:p>6997.8789</text:p>
          </table:table-cell>
          <table:table-cell office:value-type="string">
            <text:p>1385.9861</text:p>
          </table:table-cell>
          <table:table-cell office:value-type="string">
            <text:p>10944.6533</text:p>
          </table:table-cell>
          <table:table-cell office:value-type="string">
            <text:p>1954.1217</text:p>
          </table:table-cell>
          <table:table-cell office:value-type="string">
            <text:p>8.2306</text:p>
          </table:table-cell>
          <table:table-cell office:value-type="string">
            <text:p>1945.8910</text:p>
          </table:table-cell>
          <table:table-cell office:value-type="string">
            <text:p>23.0920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915];9;2); &quot;/&quot;; MID([.A915];6;2);&quot;/&quot;;MID([.A915];1;4);&quot;/&quot;)" office:value-type="string" office:string-value="02/07/2021/">
            <text:p>02/07/2021/</text:p>
          </table:table-cell>
        </table:table-row>
        <table:table-row table:style-name="ro1">
          <table:table-cell office:value-type="string">
            <text:p>2021-07-03T00:00:00.0/2021-07-04T00:00:00.0</text:p>
          </table:table-cell>
          <table:table-cell office:value-type="string">
            <text:p>11447.6123</text:p>
          </table:table-cell>
          <table:table-cell office:value-type="string">
            <text:p>8275.3555</text:p>
          </table:table-cell>
          <table:table-cell office:value-type="string">
            <text:p>6395.3882</text:p>
          </table:table-cell>
          <table:table-cell office:value-type="string">
            <text:p>1879.9670</text:p>
          </table:table-cell>
          <table:table-cell office:value-type="string">
            <text:p>9839.5127</text:p>
          </table:table-cell>
          <table:table-cell office:value-type="string">
            <text:p>6081.7090</text:p>
          </table:table-cell>
          <table:table-cell office:value-type="string">
            <text:p>3239.1311</text:p>
          </table:table-cell>
          <table:table-cell office:value-type="string">
            <text:p>2842.5779</text:p>
          </table:table-cell>
          <table:table-cell office:value-type="string">
            <text:p>4947.559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916];9;2); &quot;/&quot;; MID([.A916];6;2);&quot;/&quot;;MID([.A916];1;4);&quot;/&quot;)" office:value-type="string" office:string-value="03/07/2021/">
            <text:p>03/07/2021/</text:p>
          </table:table-cell>
        </table:table-row>
        <table:table-row table:style-name="ro1">
          <table:table-cell office:value-type="string">
            <text:p>2021-07-04T00:00:00.0/2021-07-05T00:00:00.0</text:p>
          </table:table-cell>
          <table:table-cell office:value-type="string">
            <text:p>11428.1865</text:p>
          </table:table-cell>
          <table:table-cell office:value-type="string">
            <text:p>8167.3145</text:p>
          </table:table-cell>
          <table:table-cell office:value-type="string">
            <text:p>6078.4971</text:p>
          </table:table-cell>
          <table:table-cell office:value-type="string">
            <text:p>2088.8179</text:p>
          </table:table-cell>
          <table:table-cell office:value-type="string">
            <text:p>9200.2354</text:p>
          </table:table-cell>
          <table:table-cell office:value-type="string">
            <text:p>7567.6519</text:p>
          </table:table-cell>
          <table:table-cell office:value-type="string">
            <text:p>4888.9927</text:p>
          </table:table-cell>
          <table:table-cell office:value-type="string">
            <text:p>2678.6589</text:p>
          </table:table-cell>
          <table:table-cell office:value-type="string">
            <text:p>6856.3174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917];9;2); &quot;/&quot;; MID([.A917];6;2);&quot;/&quot;;MID([.A917];1;4);&quot;/&quot;)" office:value-type="string" office:string-value="04/07/2021/">
            <text:p>04/07/2021/</text:p>
          </table:table-cell>
        </table:table-row>
        <table:table-row table:style-name="ro1">
          <table:table-cell office:value-type="string">
            <text:p>2021-07-05T00:00:00.0/2021-07-06T00:00:00.0</text:p>
          </table:table-cell>
          <table:table-cell office:value-type="string">
            <text:p>11407.3926</text:p>
          </table:table-cell>
          <table:table-cell office:value-type="string">
            <text:p>8020.1694</text:p>
          </table:table-cell>
          <table:table-cell office:value-type="string">
            <text:p>6017.2695</text:p>
          </table:table-cell>
          <table:table-cell office:value-type="string">
            <text:p>2002.9000</text:p>
          </table:table-cell>
          <table:table-cell office:value-type="string">
            <text:p>8889.5186</text:p>
          </table:table-cell>
          <table:table-cell office:value-type="string">
            <text:p>5360.8369</text:p>
          </table:table-cell>
          <table:table-cell office:value-type="string">
            <text:p>2073.5247</text:p>
          </table:table-cell>
          <table:table-cell office:value-type="string">
            <text:p>3287.3123</text:p>
          </table:table-cell>
          <table:table-cell office:value-type="string">
            <text:p>3041.2324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918];9;2); &quot;/&quot;; MID([.A918];6;2);&quot;/&quot;;MID([.A918];1;4);&quot;/&quot;)" office:value-type="string" office:string-value="05/07/2021/">
            <text:p>05/07/2021/</text:p>
          </table:table-cell>
        </table:table-row>
        <table:table-row table:style-name="ro1">
          <table:table-cell office:value-type="string">
            <text:p>2021-07-06T00:00:00.0/2021-07-07T00:00:00.0</text:p>
          </table:table-cell>
          <table:table-cell office:value-type="string">
            <text:p>11385.2705</text:p>
          </table:table-cell>
          <table:table-cell office:value-type="string">
            <text:p>8327.8193</text:p>
          </table:table-cell>
          <table:table-cell office:value-type="string">
            <text:p>6794.2944</text:p>
          </table:table-cell>
          <table:table-cell office:value-type="string">
            <text:p>1533.5249</text:p>
          </table:table-cell>
          <table:table-cell office:value-type="string">
            <text:p>10598.5352</text:p>
          </table:table-cell>
          <table:table-cell office:value-type="string">
            <text:p>8292.9463</text:p>
          </table:table-cell>
          <table:table-cell office:value-type="string">
            <text:p>6723.8901</text:p>
          </table:table-cell>
          <table:table-cell office:value-type="string">
            <text:p>1569.0564</text:p>
          </table:table-cell>
          <table:table-cell office:value-type="string">
            <text:p>10443.2451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919];9;2); &quot;/&quot;; MID([.A919];6;2);&quot;/&quot;;MID([.A919];1;4);&quot;/&quot;)" office:value-type="string" office:string-value="06/07/2021/">
            <text:p>06/07/2021/</text:p>
          </table:table-cell>
        </table:table-row>
        <table:table-row table:style-name="ro1">
          <table:table-cell office:value-type="string">
            <text:p>2021-07-07T00:00:00.0/2021-07-08T00:00:00.0</text:p>
          </table:table-cell>
          <table:table-cell office:value-type="string">
            <text:p>11361.8242</text:p>
          </table:table-cell>
          <table:table-cell office:value-type="string">
            <text:p>7986.7432</text:p>
          </table:table-cell>
          <table:table-cell office:value-type="string">
            <text:p>5843.7856</text:p>
          </table:table-cell>
          <table:table-cell office:value-type="string">
            <text:p>2142.9573</text:p>
          </table:table-cell>
          <table:table-cell office:value-type="string">
            <text:p>9025.3203</text:p>
          </table:table-cell>
          <table:table-cell office:value-type="string">
            <text:p>3588.7502</text:p>
          </table:table-cell>
          <table:table-cell office:value-type="string">
            <text:p>1463.6967</text:p>
          </table:table-cell>
          <table:table-cell office:value-type="string">
            <text:p>2125.0535</text:p>
          </table:table-cell>
          <table:table-cell office:value-type="string">
            <text:p>2456.0518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920];9;2); &quot;/&quot;; MID([.A920];6;2);&quot;/&quot;;MID([.A920];1;4);&quot;/&quot;)" office:value-type="string" office:string-value="07/07/2021/">
            <text:p>07/07/2021/</text:p>
          </table:table-cell>
        </table:table-row>
        <table:table-row table:style-name="ro1">
          <table:table-cell office:value-type="string">
            <text:p>2021-07-08T00:00:00.0/2021-07-09T00:00:00.0</text:p>
          </table:table-cell>
          <table:table-cell office:value-type="string">
            <text:p>11337.0264</text:p>
          </table:table-cell>
          <table:table-cell office:value-type="string">
            <text:p>7625.8867</text:p>
          </table:table-cell>
          <table:table-cell office:value-type="string">
            <text:p>4839.2095</text:p>
          </table:table-cell>
          <table:table-cell office:value-type="string">
            <text:p>2786.6772</text:p>
          </table:table-cell>
          <table:table-cell office:value-type="string">
            <text:p>7212.2656</text:p>
          </table:table-cell>
          <table:table-cell office:value-type="string">
            <text:p>2820.4937</text:p>
          </table:table-cell>
          <table:table-cell office:value-type="string">
            <text:p>244.1800</text:p>
          </table:table-cell>
          <table:table-cell office:value-type="string">
            <text:p>2576.3135</text:p>
          </table:table-cell>
          <table:table-cell office:value-type="string">
            <text:p>366.3922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921];9;2); &quot;/&quot;; MID([.A921];6;2);&quot;/&quot;;MID([.A921];1;4);&quot;/&quot;)" office:value-type="string" office:string-value="08/07/2021/">
            <text:p>08/07/2021/</text:p>
          </table:table-cell>
        </table:table-row>
        <table:table-row table:style-name="ro1">
          <table:table-cell office:value-type="string">
            <text:p>2021-07-09T00:00:00.0/2021-07-10T00:00:00.0</text:p>
          </table:table-cell>
          <table:table-cell office:value-type="string">
            <text:p>11310.9619</text:p>
          </table:table-cell>
          <table:table-cell office:value-type="string">
            <text:p>7990.2671</text:p>
          </table:table-cell>
          <table:table-cell office:value-type="string">
            <text:p>6041.3896</text:p>
          </table:table-cell>
          <table:table-cell office:value-type="string">
            <text:p>1948.8773</text:p>
          </table:table-cell>
          <table:table-cell office:value-type="string">
            <text:p>9130.2979</text:p>
          </table:table-cell>
          <table:table-cell office:value-type="string">
            <text:p>4886.2500</text:p>
          </table:table-cell>
          <table:table-cell office:value-type="string">
            <text:p>1781.9597</text:p>
          </table:table-cell>
          <table:table-cell office:value-type="string">
            <text:p>3104.2903</text:p>
          </table:table-cell>
          <table:table-cell office:value-type="string">
            <text:p>2961.2175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922];9;2); &quot;/&quot;; MID([.A922];6;2);&quot;/&quot;;MID([.A922];1;4);&quot;/&quot;)" office:value-type="string" office:string-value="09/07/2021/">
            <text:p>09/07/2021/</text:p>
          </table:table-cell>
        </table:table-row>
        <table:table-row table:style-name="ro1">
          <table:table-cell office:value-type="string">
            <text:p>2021-07-10T00:00:00.0/2021-07-11T00:00:00.0</text:p>
          </table:table-cell>
          <table:table-cell office:value-type="string">
            <text:p>11283.5547</text:p>
          </table:table-cell>
          <table:table-cell office:value-type="string">
            <text:p>8103.7603</text:p>
          </table:table-cell>
          <table:table-cell office:value-type="string">
            <text:p>6174.9810</text:p>
          </table:table-cell>
          <table:table-cell office:value-type="string">
            <text:p>1928.7792</text:p>
          </table:table-cell>
          <table:table-cell office:value-type="string">
            <text:p>9504.9902</text:p>
          </table:table-cell>
          <table:table-cell office:value-type="string">
            <text:p>7885.4678</text:p>
          </table:table-cell>
          <table:table-cell office:value-type="string">
            <text:p>5699.6665</text:p>
          </table:table-cell>
          <table:table-cell office:value-type="string">
            <text:p>2185.8013</text:p>
          </table:table-cell>
          <table:table-cell office:value-type="string">
            <text:p>8791.4590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923];9;2); &quot;/&quot;; MID([.A923];6;2);&quot;/&quot;;MID([.A923];1;4);&quot;/&quot;)" office:value-type="string" office:string-value="10/07/2021/">
            <text:p>10/07/2021/</text:p>
          </table:table-cell>
        </table:table-row>
        <table:table-row table:style-name="ro1">
          <table:table-cell office:value-type="string">
            <text:p>2021-07-11T00:00:00.0/2021-07-12T00:00:00.0</text:p>
          </table:table-cell>
          <table:table-cell office:value-type="string">
            <text:p>11254.8545</text:p>
          </table:table-cell>
          <table:table-cell office:value-type="string">
            <text:p>7698.0835</text:p>
          </table:table-cell>
          <table:table-cell office:value-type="string">
            <text:p>5087.7954</text:p>
          </table:table-cell>
          <table:table-cell office:value-type="string">
            <text:p>2610.2886</text:p>
          </table:table-cell>
          <table:table-cell office:value-type="string">
            <text:p>7666.5601</text:p>
          </table:table-cell>
          <table:table-cell office:value-type="string">
            <text:p>4882.8354</text:p>
          </table:table-cell>
          <table:table-cell office:value-type="string">
            <text:p>1453.0771</text:p>
          </table:table-cell>
          <table:table-cell office:value-type="string">
            <text:p>3429.7581</text:p>
          </table:table-cell>
          <table:table-cell office:value-type="string">
            <text:p>2261.3479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924];9;2); &quot;/&quot;; MID([.A924];6;2);&quot;/&quot;;MID([.A924];1;4);&quot;/&quot;)" office:value-type="string" office:string-value="11/07/2021/">
            <text:p>11/07/2021/</text:p>
          </table:table-cell>
        </table:table-row>
        <table:table-row table:style-name="ro1">
          <table:table-cell office:value-type="string">
            <text:p>2021-07-12T00:00:00.0/2021-07-13T00:00:00.0</text:p>
          </table:table-cell>
          <table:table-cell office:value-type="string">
            <text:p>11224.9092</text:p>
          </table:table-cell>
          <table:table-cell office:value-type="string">
            <text:p>8047.1846</text:p>
          </table:table-cell>
          <table:table-cell office:value-type="string">
            <text:p>6191.0518</text:p>
          </table:table-cell>
          <table:table-cell office:value-type="string">
            <text:p>1856.1331</text:p>
          </table:table-cell>
          <table:table-cell office:value-type="string">
            <text:p>9627.0195</text:p>
          </table:table-cell>
          <table:table-cell office:value-type="string">
            <text:p>7385.1865</text:p>
          </table:table-cell>
          <table:table-cell office:value-type="string">
            <text:p>4937.2358</text:p>
          </table:table-cell>
          <table:table-cell office:value-type="string">
            <text:p>2447.9502</text:p>
          </table:table-cell>
          <table:table-cell office:value-type="string">
            <text:p>8038.2183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925];9;2); &quot;/&quot;; MID([.A925];6;2);&quot;/&quot;;MID([.A925];1;4);&quot;/&quot;)" office:value-type="string" office:string-value="12/07/2021/">
            <text:p>12/07/2021/</text:p>
          </table:table-cell>
        </table:table-row>
        <table:table-row table:style-name="ro1">
          <table:table-cell office:value-type="string">
            <text:p>2021-07-13T00:00:00.0/2021-07-14T00:00:00.0</text:p>
          </table:table-cell>
          <table:table-cell office:value-type="string">
            <text:p>11193.6729</text:p>
          </table:table-cell>
          <table:table-cell office:value-type="string">
            <text:p>7230.2402</text:p>
          </table:table-cell>
          <table:table-cell office:value-type="string">
            <text:p>4101.0669</text:p>
          </table:table-cell>
          <table:table-cell office:value-type="string">
            <text:p>3129.1733</text:p>
          </table:table-cell>
          <table:table-cell office:value-type="string">
            <text:p>5910.9307</text:p>
          </table:table-cell>
          <table:table-cell office:value-type="string">
            <text:p>6954.4668</text:p>
          </table:table-cell>
          <table:table-cell office:value-type="string">
            <text:p>3622.0752</text:p>
          </table:table-cell>
          <table:table-cell office:value-type="string">
            <text:p>3332.3914</text:p>
          </table:table-cell>
          <table:table-cell office:value-type="string">
            <text:p>5153.9883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926];9;2); &quot;/&quot;; MID([.A926];6;2);&quot;/&quot;;MID([.A926];1;4);&quot;/&quot;)" office:value-type="string" office:string-value="13/07/2021/">
            <text:p>13/07/2021/</text:p>
          </table:table-cell>
        </table:table-row>
        <table:table-row table:style-name="ro1">
          <table:table-cell office:value-type="string">
            <text:p>2021-07-14T00:00:00.0/2021-07-15T00:00:00.0</text:p>
          </table:table-cell>
          <table:table-cell office:value-type="string">
            <text:p>11161.1826</text:p>
          </table:table-cell>
          <table:table-cell office:value-type="string">
            <text:p>6618.6221</text:p>
          </table:table-cell>
          <table:table-cell office:value-type="string">
            <text:p>2757.7195</text:p>
          </table:table-cell>
          <table:table-cell office:value-type="string">
            <text:p>3860.9028</text:p>
          </table:table-cell>
          <table:table-cell office:value-type="string">
            <text:p>4177.3560</text:p>
          </table:table-cell>
          <table:table-cell office:value-type="string">
            <text:p>3300.5894</text:p>
          </table:table-cell>
          <table:table-cell office:value-type="string">
            <text:p>742.1413</text:p>
          </table:table-cell>
          <table:table-cell office:value-type="string">
            <text:p>2558.4480</text:p>
          </table:table-cell>
          <table:table-cell office:value-type="string">
            <text:p>969.8445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927];9;2); &quot;/&quot;; MID([.A927];6;2);&quot;/&quot;;MID([.A927];1;4);&quot;/&quot;)" office:value-type="string" office:string-value="14/07/2021/">
            <text:p>14/07/2021/</text:p>
          </table:table-cell>
        </table:table-row>
        <table:table-row table:style-name="ro1">
          <table:table-cell office:value-type="string">
            <text:p>2021-07-15T00:00:00.0/2021-07-16T00:00:00.0</text:p>
          </table:table-cell>
          <table:table-cell office:value-type="string">
            <text:p>11127.4531</text:p>
          </table:table-cell>
          <table:table-cell office:value-type="string">
            <text:p>7915.5088</text:p>
          </table:table-cell>
          <table:table-cell office:value-type="string">
            <text:p>6067.5854</text:p>
          </table:table-cell>
          <table:table-cell office:value-type="string">
            <text:p>1847.9237</text:p>
          </table:table-cell>
          <table:table-cell office:value-type="string">
            <text:p>9153.0615</text:p>
          </table:table-cell>
          <table:table-cell office:value-type="string">
            <text:p>6000.5259</text:p>
          </table:table-cell>
          <table:table-cell office:value-type="string">
            <text:p>2743.3064</text:p>
          </table:table-cell>
          <table:table-cell office:value-type="string">
            <text:p>3257.2197</text:p>
          </table:table-cell>
          <table:table-cell office:value-type="string">
            <text:p>3909.2437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928];9;2); &quot;/&quot;; MID([.A928];6;2);&quot;/&quot;;MID([.A928];1;4);&quot;/&quot;)" office:value-type="string" office:string-value="15/07/2021/">
            <text:p>15/07/2021/</text:p>
          </table:table-cell>
        </table:table-row>
        <table:table-row table:style-name="ro1">
          <table:table-cell office:value-type="string">
            <text:p>2021-07-16T00:00:00.0/2021-07-17T00:00:00.0</text:p>
          </table:table-cell>
          <table:table-cell office:value-type="string">
            <text:p>11092.4961</text:p>
          </table:table-cell>
          <table:table-cell office:value-type="string">
            <text:p>7602.4434</text:p>
          </table:table-cell>
          <table:table-cell office:value-type="string">
            <text:p>5227.2920</text:p>
          </table:table-cell>
          <table:table-cell office:value-type="string">
            <text:p>2375.1514</text:p>
          </table:table-cell>
          <table:table-cell office:value-type="string">
            <text:p>7844.8984</text:p>
          </table:table-cell>
          <table:table-cell office:value-type="string">
            <text:p>7407.0830</text:p>
          </table:table-cell>
          <table:table-cell office:value-type="string">
            <text:p>4793.3384</text:p>
          </table:table-cell>
          <table:table-cell office:value-type="string">
            <text:p>2613.7449</text:p>
          </table:table-cell>
          <table:table-cell office:value-type="string">
            <text:p>7169.0410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929];9;2); &quot;/&quot;; MID([.A929];6;2);&quot;/&quot;;MID([.A929];1;4);&quot;/&quot;)" office:value-type="string" office:string-value="16/07/2021/">
            <text:p>16/07/2021/</text:p>
          </table:table-cell>
        </table:table-row>
        <table:table-row table:style-name="ro1">
          <table:table-cell office:value-type="string">
            <text:p>2021-07-17T00:00:00.0/2021-07-18T00:00:00.0</text:p>
          </table:table-cell>
          <table:table-cell office:value-type="string">
            <text:p>11056.3027</text:p>
          </table:table-cell>
          <table:table-cell office:value-type="string">
            <text:p>7729.9854</text:p>
          </table:table-cell>
          <table:table-cell office:value-type="string">
            <text:p>5793.1914</text:p>
          </table:table-cell>
          <table:table-cell office:value-type="string">
            <text:p>1936.7938</text:p>
          </table:table-cell>
          <table:table-cell office:value-type="string">
            <text:p>8746.4180</text:p>
          </table:table-cell>
          <table:table-cell office:value-type="string">
            <text:p>3312.0415</text:p>
          </table:table-cell>
          <table:table-cell office:value-type="string">
            <text:p>697.0685</text:p>
          </table:table-cell>
          <table:table-cell office:value-type="string">
            <text:p>2614.9729</text:p>
          </table:table-cell>
          <table:table-cell office:value-type="string">
            <text:p>953.5750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930];9;2); &quot;/&quot;; MID([.A930];6;2);&quot;/&quot;;MID([.A930];1;4);&quot;/&quot;)" office:value-type="string" office:string-value="17/07/2021/">
            <text:p>17/07/2021/</text:p>
          </table:table-cell>
        </table:table-row>
        <table:table-row table:style-name="ro1">
          <table:table-cell office:value-type="string">
            <text:p>2021-07-18T00:00:00.0/2021-07-19T00:00:00.0</text:p>
          </table:table-cell>
          <table:table-cell office:value-type="string">
            <text:p>11018.9404</text:p>
          </table:table-cell>
          <table:table-cell office:value-type="string">
            <text:p>7796.6191</text:p>
          </table:table-cell>
          <table:table-cell office:value-type="string">
            <text:p>5768.7847</text:p>
          </table:table-cell>
          <table:table-cell office:value-type="string">
            <text:p>2027.8344</text:p>
          </table:table-cell>
          <table:table-cell office:value-type="string">
            <text:p>8980.5996</text:p>
          </table:table-cell>
          <table:table-cell office:value-type="string">
            <text:p>5931.8887</text:p>
          </table:table-cell>
          <table:table-cell office:value-type="string">
            <text:p>2345.4885</text:p>
          </table:table-cell>
          <table:table-cell office:value-type="string">
            <text:p>3586.4004</text:p>
          </table:table-cell>
          <table:table-cell office:value-type="string">
            <text:p>3826.0017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931];9;2); &quot;/&quot;; MID([.A931];6;2);&quot;/&quot;;MID([.A931];1;4);&quot;/&quot;)" office:value-type="string" office:string-value="18/07/2021/">
            <text:p>18/07/2021/</text:p>
          </table:table-cell>
        </table:table-row>
        <table:table-row table:style-name="ro1">
          <table:table-cell office:value-type="string">
            <text:p>2021-07-19T00:00:00.0/2021-07-20T00:00:00.0</text:p>
          </table:table-cell>
          <table:table-cell office:value-type="string">
            <text:p>10980.3926</text:p>
          </table:table-cell>
          <table:table-cell office:value-type="string">
            <text:p>7677.5947</text:p>
          </table:table-cell>
          <table:table-cell office:value-type="string">
            <text:p>5562.5591</text:p>
          </table:table-cell>
          <table:table-cell office:value-type="string">
            <text:p>2115.0356</text:p>
          </table:table-cell>
          <table:table-cell office:value-type="string">
            <text:p>8374.4463</text:p>
          </table:table-cell>
          <table:table-cell office:value-type="string">
            <text:p>6364.3628</text:p>
          </table:table-cell>
          <table:table-cell office:value-type="string">
            <text:p>3278.1917</text:p>
          </table:table-cell>
          <table:table-cell office:value-type="string">
            <text:p>3086.1714</text:p>
          </table:table-cell>
          <table:table-cell office:value-type="string">
            <text:p>5432.2271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932];9;2); &quot;/&quot;; MID([.A932];6;2);&quot;/&quot;;MID([.A932];1;4);&quot;/&quot;)" office:value-type="string" office:string-value="19/07/2021/">
            <text:p>19/07/2021/</text:p>
          </table:table-cell>
        </table:table-row>
        <table:table-row table:style-name="ro1">
          <table:table-cell office:value-type="string">
            <text:p>2021-07-20T00:00:00.0/2021-07-21T00:00:00.0</text:p>
          </table:table-cell>
          <table:table-cell office:value-type="string">
            <text:p>10940.6729</text:p>
          </table:table-cell>
          <table:table-cell office:value-type="string">
            <text:p>7884.0552</text:p>
          </table:table-cell>
          <table:table-cell office:value-type="string">
            <text:p>5972.5137</text:p>
          </table:table-cell>
          <table:table-cell office:value-type="string">
            <text:p>1911.5415</text:p>
          </table:table-cell>
          <table:table-cell office:value-type="string">
            <text:p>9198.0605</text:p>
          </table:table-cell>
          <table:table-cell office:value-type="string">
            <text:p>4909.6562</text:p>
          </table:table-cell>
          <table:table-cell office:value-type="string">
            <text:p>1894.9324</text:p>
          </table:table-cell>
          <table:table-cell office:value-type="string">
            <text:p>3014.7241</text:p>
          </table:table-cell>
          <table:table-cell office:value-type="string">
            <text:p>3561.4851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933];9;2); &quot;/&quot;; MID([.A933];6;2);&quot;/&quot;;MID([.A933];1;4);&quot;/&quot;)" office:value-type="string" office:string-value="20/07/2021/">
            <text:p>20/07/2021/</text:p>
          </table:table-cell>
        </table:table-row>
        <table:table-row table:style-name="ro1">
          <table:table-cell office:value-type="string">
            <text:p>2021-07-21T00:00:00.0/2021-07-22T00:00:00.0</text:p>
          </table:table-cell>
          <table:table-cell office:value-type="string">
            <text:p>10899.7920</text:p>
          </table:table-cell>
          <table:table-cell office:value-type="string">
            <text:p>7571.5962</text:p>
          </table:table-cell>
          <table:table-cell office:value-type="string">
            <text:p>5059.7090</text:p>
          </table:table-cell>
          <table:table-cell office:value-type="string">
            <text:p>2511.8875</text:p>
          </table:table-cell>
          <table:table-cell office:value-type="string">
            <text:p>7764.2031</text:p>
          </table:table-cell>
          <table:table-cell office:value-type="string">
            <text:p>4826.7158</text:p>
          </table:table-cell>
          <table:table-cell office:value-type="string">
            <text:p>1112.4213</text:p>
          </table:table-cell>
          <table:table-cell office:value-type="string">
            <text:p>3714.2944</text:p>
          </table:table-cell>
          <table:table-cell office:value-type="string">
            <text:p>1649.7566</text:p>
          </table:table-cell>
          <table:table-cell office:value-type="string">
            <text:p>0.9688</text:p>
          </table:table-cell>
          <table:table-cell table:number-columns-repeated="3"/>
          <table:table-cell table:formula="of:==CONCATENATE( MID([.A934];9;2); &quot;/&quot;; MID([.A934];6;2);&quot;/&quot;;MID([.A934];1;4);&quot;/&quot;)" office:value-type="string" office:string-value="21/07/2021/">
            <text:p>21/07/2021/</text:p>
          </table:table-cell>
        </table:table-row>
        <table:table-row table:style-name="ro1">
          <table:table-cell office:value-type="string">
            <text:p>2021-07-22T00:00:00.0/2021-07-23T00:00:00.0</text:p>
          </table:table-cell>
          <table:table-cell office:value-type="string">
            <text:p>10857.7637</text:p>
          </table:table-cell>
          <table:table-cell office:value-type="string">
            <text:p>7773.8574</text:p>
          </table:table-cell>
          <table:table-cell office:value-type="string">
            <text:p>5742.3203</text:p>
          </table:table-cell>
          <table:table-cell office:value-type="string">
            <text:p>2031.5367</text:p>
          </table:table-cell>
          <table:table-cell office:value-type="string">
            <text:p>8945.4893</text:p>
          </table:table-cell>
          <table:table-cell office:value-type="string">
            <text:p>5260.5908</text:p>
          </table:table-cell>
          <table:table-cell office:value-type="string">
            <text:p>2142.5308</text:p>
          </table:table-cell>
          <table:table-cell office:value-type="string">
            <text:p>3118.0598</text:p>
          </table:table-cell>
          <table:table-cell office:value-type="string">
            <text:p>3287.8301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935];9;2); &quot;/&quot;; MID([.A935];6;2);&quot;/&quot;;MID([.A935];1;4);&quot;/&quot;)" office:value-type="string" office:string-value="22/07/2021/">
            <text:p>22/07/2021/</text:p>
          </table:table-cell>
        </table:table-row>
        <table:table-row table:style-name="ro1">
          <table:table-cell office:value-type="string">
            <text:p>2021-07-23T00:00:00.0/2021-07-24T00:00:00.0</text:p>
          </table:table-cell>
          <table:table-cell office:value-type="string">
            <text:p>10814.5850</text:p>
          </table:table-cell>
          <table:table-cell office:value-type="string">
            <text:p>7541.1797</text:p>
          </table:table-cell>
          <table:table-cell office:value-type="string">
            <text:p>5257.2056</text:p>
          </table:table-cell>
          <table:table-cell office:value-type="string">
            <text:p>2283.9741</text:p>
          </table:table-cell>
          <table:table-cell office:value-type="string">
            <text:p>8095.0654</text:p>
          </table:table-cell>
          <table:table-cell office:value-type="string">
            <text:p>7128.1855</text:p>
          </table:table-cell>
          <table:table-cell office:value-type="string">
            <text:p>4671.6230</text:p>
          </table:table-cell>
          <table:table-cell office:value-type="string">
            <text:p>2456.5627</text:p>
          </table:table-cell>
          <table:table-cell office:value-type="string">
            <text:p>6835.7744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936];9;2); &quot;/&quot;; MID([.A936];6;2);&quot;/&quot;;MID([.A936];1;4);&quot;/&quot;)" office:value-type="string" office:string-value="23/07/2021/">
            <text:p>23/07/2021/</text:p>
          </table:table-cell>
        </table:table-row>
        <table:table-row table:style-name="ro1">
          <table:table-cell office:value-type="string">
            <text:p>2021-07-24T00:00:00.0/2021-07-25T00:00:00.0</text:p>
          </table:table-cell>
          <table:table-cell office:value-type="string">
            <text:p>10770.2930</text:p>
          </table:table-cell>
          <table:table-cell office:value-type="string">
            <text:p>7530.4756</text:p>
          </table:table-cell>
          <table:table-cell office:value-type="string">
            <text:p>5327.9272</text:p>
          </table:table-cell>
          <table:table-cell office:value-type="string">
            <text:p>2202.5481</text:p>
          </table:table-cell>
          <table:table-cell office:value-type="string">
            <text:p>8154.1626</text:p>
          </table:table-cell>
          <table:table-cell office:value-type="string">
            <text:p>7524.2754</text:p>
          </table:table-cell>
          <table:table-cell office:value-type="string">
            <text:p>5322.9233</text:p>
          </table:table-cell>
          <table:table-cell office:value-type="string">
            <text:p>2201.3518</text:p>
          </table:table-cell>
          <table:table-cell office:value-type="string">
            <text:p>8105.7603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937];9;2); &quot;/&quot;; MID([.A937];6;2);&quot;/&quot;;MID([.A937];1;4);&quot;/&quot;)" office:value-type="string" office:string-value="24/07/2021/">
            <text:p>24/07/2021/</text:p>
          </table:table-cell>
        </table:table-row>
        <table:table-row table:style-name="ro1">
          <table:table-cell office:value-type="string">
            <text:p>2021-07-25T00:00:00.0/2021-07-26T00:00:00.0</text:p>
          </table:table-cell>
          <table:table-cell office:value-type="string">
            <text:p>10724.9209</text:p>
          </table:table-cell>
          <table:table-cell office:value-type="string">
            <text:p>7251.7031</text:p>
          </table:table-cell>
          <table:table-cell office:value-type="string">
            <text:p>4880.1421</text:p>
          </table:table-cell>
          <table:table-cell office:value-type="string">
            <text:p>2371.5608</text:p>
          </table:table-cell>
          <table:table-cell office:value-type="string">
            <text:p>7282.2466</text:p>
          </table:table-cell>
          <table:table-cell office:value-type="string">
            <text:p>5765.9868</text:p>
          </table:table-cell>
          <table:table-cell office:value-type="string">
            <text:p>3153.2954</text:p>
          </table:table-cell>
          <table:table-cell office:value-type="string">
            <text:p>2612.6914</text:p>
          </table:table-cell>
          <table:table-cell office:value-type="string">
            <text:p>4386.3188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938];9;2); &quot;/&quot;; MID([.A938];6;2);&quot;/&quot;;MID([.A938];1;4);&quot;/&quot;)" office:value-type="string" office:string-value="25/07/2021/">
            <text:p>25/07/2021/</text:p>
          </table:table-cell>
        </table:table-row>
        <table:table-row table:style-name="ro1">
          <table:table-cell office:value-type="string">
            <text:p>2021-07-26T00:00:00.0/2021-07-27T00:00:00.0</text:p>
          </table:table-cell>
          <table:table-cell office:value-type="string">
            <text:p>10678.4287</text:p>
          </table:table-cell>
          <table:table-cell office:value-type="string">
            <text:p>7142.7266</text:p>
          </table:table-cell>
          <table:table-cell office:value-type="string">
            <text:p>4541.1021</text:p>
          </table:table-cell>
          <table:table-cell office:value-type="string">
            <text:p>2601.6248</text:p>
          </table:table-cell>
          <table:table-cell office:value-type="string">
            <text:p>6952.5879</text:p>
          </table:table-cell>
          <table:table-cell office:value-type="string">
            <text:p>5258.1187</text:p>
          </table:table-cell>
          <table:table-cell office:value-type="string">
            <text:p>2334.7083</text:p>
          </table:table-cell>
          <table:table-cell office:value-type="string">
            <text:p>2923.4104</text:p>
          </table:table-cell>
          <table:table-cell office:value-type="string">
            <text:p>3572.1062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939];9;2); &quot;/&quot;; MID([.A939];6;2);&quot;/&quot;;MID([.A939];1;4);&quot;/&quot;)" office:value-type="string" office:string-value="26/07/2021/">
            <text:p>26/07/2021/</text:p>
          </table:table-cell>
        </table:table-row>
        <table:table-row table:style-name="ro1">
          <table:table-cell office:value-type="string">
            <text:p>2021-07-27T00:00:00.0/2021-07-28T00:00:00.0</text:p>
          </table:table-cell>
          <table:table-cell office:value-type="string">
            <text:p>10630.8672</text:p>
          </table:table-cell>
          <table:table-cell office:value-type="string">
            <text:p>7452.7427</text:p>
          </table:table-cell>
          <table:table-cell office:value-type="string">
            <text:p>5577.0352</text:p>
          </table:table-cell>
          <table:table-cell office:value-type="string">
            <text:p>1875.7076</text:p>
          </table:table-cell>
          <table:table-cell office:value-type="string">
            <text:p>8724.2178</text:p>
          </table:table-cell>
          <table:table-cell office:value-type="string">
            <text:p>6493.8335</text:p>
          </table:table-cell>
          <table:table-cell office:value-type="string">
            <text:p>3559.7529</text:p>
          </table:table-cell>
          <table:table-cell office:value-type="string">
            <text:p>2934.0803</text:p>
          </table:table-cell>
          <table:table-cell office:value-type="string">
            <text:p>5583.3003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940];9;2); &quot;/&quot;; MID([.A940];6;2);&quot;/&quot;;MID([.A940];1;4);&quot;/&quot;)" office:value-type="string" office:string-value="27/07/2021/">
            <text:p>27/07/2021/</text:p>
          </table:table-cell>
        </table:table-row>
        <table:table-row table:style-name="ro1">
          <table:table-cell office:value-type="string">
            <text:p>2021-07-28T00:00:00.0/2021-07-29T00:00:00.0</text:p>
          </table:table-cell>
          <table:table-cell office:value-type="string">
            <text:p>10582.2744</text:p>
          </table:table-cell>
          <table:table-cell office:value-type="string">
            <text:p>7196.2949</text:p>
          </table:table-cell>
          <table:table-cell office:value-type="string">
            <text:p>4884.0698</text:p>
          </table:table-cell>
          <table:table-cell office:value-type="string">
            <text:p>2312.2251</text:p>
          </table:table-cell>
          <table:table-cell office:value-type="string">
            <text:p>7892.4585</text:p>
          </table:table-cell>
          <table:table-cell office:value-type="string">
            <text:p>3172.2559</text:p>
          </table:table-cell>
          <table:table-cell office:value-type="string">
            <text:p>402.4559</text:p>
          </table:table-cell>
          <table:table-cell office:value-type="string">
            <text:p>2769.8000</text:p>
          </table:table-cell>
          <table:table-cell office:value-type="string">
            <text:p>666.4128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941];9;2); &quot;/&quot;; MID([.A941];6;2);&quot;/&quot;;MID([.A941];1;4);&quot;/&quot;)" office:value-type="string" office:string-value="28/07/2021/">
            <text:p>28/07/2021/</text:p>
          </table:table-cell>
        </table:table-row>
        <table:table-row table:style-name="ro1">
          <table:table-cell office:value-type="string">
            <text:p>2021-07-29T00:00:00.0/2021-07-30T00:00:00.0</text:p>
          </table:table-cell>
          <table:table-cell office:value-type="string">
            <text:p>10532.5947</text:p>
          </table:table-cell>
          <table:table-cell office:value-type="string">
            <text:p>7640.5679</text:p>
          </table:table-cell>
          <table:table-cell office:value-type="string">
            <text:p>6087.6011</text:p>
          </table:table-cell>
          <table:table-cell office:value-type="string">
            <text:p>1552.9672</text:p>
          </table:table-cell>
          <table:table-cell office:value-type="string">
            <text:p>9827.4531</text:p>
          </table:table-cell>
          <table:table-cell office:value-type="string">
            <text:p>6888.9111</text:p>
          </table:table-cell>
          <table:table-cell office:value-type="string">
            <text:p>4680.8916</text:p>
          </table:table-cell>
          <table:table-cell office:value-type="string">
            <text:p>2208.0198</text:p>
          </table:table-cell>
          <table:table-cell office:value-type="string">
            <text:p>7897.9204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942];9;2); &quot;/&quot;; MID([.A942];6;2);&quot;/&quot;;MID([.A942];1;4);&quot;/&quot;)" office:value-type="string" office:string-value="29/07/2021/">
            <text:p>29/07/2021/</text:p>
          </table:table-cell>
        </table:table-row>
        <table:table-row table:style-name="ro1">
          <table:table-cell office:value-type="string">
            <text:p>2021-07-30T00:00:00.0/2021-07-31T00:00:00.0</text:p>
          </table:table-cell>
          <table:table-cell office:value-type="string">
            <text:p>10481.9004</text:p>
          </table:table-cell>
          <table:table-cell office:value-type="string">
            <text:p>7556.3452</text:p>
          </table:table-cell>
          <table:table-cell office:value-type="string">
            <text:p>5850.6826</text:p>
          </table:table-cell>
          <table:table-cell office:value-type="string">
            <text:p>1705.6627</text:p>
          </table:table-cell>
          <table:table-cell office:value-type="string">
            <text:p>9533.6260</text:p>
          </table:table-cell>
          <table:table-cell office:value-type="string">
            <text:p>7552.4155</text:p>
          </table:table-cell>
          <table:table-cell office:value-type="string">
            <text:p>5845.6860</text:p>
          </table:table-cell>
          <table:table-cell office:value-type="string">
            <text:p>1706.7299</text:p>
          </table:table-cell>
          <table:table-cell office:value-type="string">
            <text:p>9505.5508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943];9;2); &quot;/&quot;; MID([.A943];6;2);&quot;/&quot;;MID([.A943];1;4);&quot;/&quot;)" office:value-type="string" office:string-value="30/07/2021/">
            <text:p>30/07/2021/</text:p>
          </table:table-cell>
        </table:table-row>
        <table:table-row table:style-name="ro1">
          <table:table-cell office:value-type="string">
            <text:p>2021-07-31T00:00:00.0/2021-08-01T00:00:00.0</text:p>
          </table:table-cell>
          <table:table-cell office:value-type="string">
            <text:p>10430.2041</text:p>
          </table:table-cell>
          <table:table-cell office:value-type="string">
            <text:p>7468.3594</text:p>
          </table:table-cell>
          <table:table-cell office:value-type="string">
            <text:p>5795.4126</text:p>
          </table:table-cell>
          <table:table-cell office:value-type="string">
            <text:p>1672.9470</text:p>
          </table:table-cell>
          <table:table-cell office:value-type="string">
            <text:p>9221.7158</text:p>
          </table:table-cell>
          <table:table-cell office:value-type="string">
            <text:p>6439.9297</text:p>
          </table:table-cell>
          <table:table-cell office:value-type="string">
            <text:p>4099.4609</text:p>
          </table:table-cell>
          <table:table-cell office:value-type="string">
            <text:p>2340.4690</text:p>
          </table:table-cell>
          <table:table-cell office:value-type="string">
            <text:p>6520.4907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944];9;2); &quot;/&quot;; MID([.A944];6;2);&quot;/&quot;;MID([.A944];1;4);&quot;/&quot;)" office:value-type="string" office:string-value="31/07/2021/">
            <text:p>31/07/2021/</text:p>
          </table:table-cell>
        </table:table-row>
        <table:table-row table:style-name="ro1">
          <table:table-cell office:value-type="string">
            <text:p>2021-08-01T00:00:00.0/2021-08-02T00:00:00.0</text:p>
          </table:table-cell>
          <table:table-cell office:value-type="string">
            <text:p>10377.4531</text:p>
          </table:table-cell>
          <table:table-cell office:value-type="string">
            <text:p>7179.4360</text:p>
          </table:table-cell>
          <table:table-cell office:value-type="string">
            <text:p>5157.8442</text:p>
          </table:table-cell>
          <table:table-cell office:value-type="string">
            <text:p>2021.5914</text:p>
          </table:table-cell>
          <table:table-cell office:value-type="string">
            <text:p>7992.4097</text:p>
          </table:table-cell>
          <table:table-cell office:value-type="string">
            <text:p>2098.0852</text:p>
          </table:table-cell>
          <table:table-cell office:value-type="string">
            <text:p>169.9740</text:p>
          </table:table-cell>
          <table:table-cell office:value-type="string">
            <text:p>1928.1113</text:p>
          </table:table-cell>
          <table:table-cell office:value-type="string">
            <text:p>363.2682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945];9;2); &quot;/&quot;; MID([.A945];6;2);&quot;/&quot;;MID([.A945];1;4);&quot;/&quot;)" office:value-type="string" office:string-value="01/08/2021/">
            <text:p>01/08/2021/</text:p>
          </table:table-cell>
        </table:table-row>
        <table:table-row table:style-name="ro1">
          <table:table-cell office:value-type="string">
            <text:p>2021-08-02T00:00:00.0/2021-08-03T00:00:00.0</text:p>
          </table:table-cell>
          <table:table-cell office:value-type="string">
            <text:p>10323.7725</text:p>
          </table:table-cell>
          <table:table-cell office:value-type="string">
            <text:p>7358.1675</text:p>
          </table:table-cell>
          <table:table-cell office:value-type="string">
            <text:p>5586.9053</text:p>
          </table:table-cell>
          <table:table-cell office:value-type="string">
            <text:p>1771.2620</text:p>
          </table:table-cell>
          <table:table-cell office:value-type="string">
            <text:p>8828.9473</text:p>
          </table:table-cell>
          <table:table-cell office:value-type="string">
            <text:p>5472.9678</text:p>
          </table:table-cell>
          <table:table-cell office:value-type="string">
            <text:p>2443.0803</text:p>
          </table:table-cell>
          <table:table-cell office:value-type="string">
            <text:p>3029.8877</text:p>
          </table:table-cell>
          <table:table-cell office:value-type="string">
            <text:p>4083.3762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946];9;2); &quot;/&quot;; MID([.A946];6;2);&quot;/&quot;;MID([.A946];1;4);&quot;/&quot;)" office:value-type="string" office:string-value="02/08/2021/">
            <text:p>02/08/2021/</text:p>
          </table:table-cell>
        </table:table-row>
        <table:table-row table:style-name="ro1">
          <table:table-cell office:value-type="string">
            <text:p>2021-08-03T00:00:00.0/2021-08-04T00:00:00.0</text:p>
          </table:table-cell>
          <table:table-cell office:value-type="string">
            <text:p>10269.0889</text:p>
          </table:table-cell>
          <table:table-cell office:value-type="string">
            <text:p>7286.4077</text:p>
          </table:table-cell>
          <table:table-cell office:value-type="string">
            <text:p>5428.9102</text:p>
          </table:table-cell>
          <table:table-cell office:value-type="string">
            <text:p>1857.4974</text:p>
          </table:table-cell>
          <table:table-cell office:value-type="string">
            <text:p>8737.8994</text:p>
          </table:table-cell>
          <table:table-cell office:value-type="string">
            <text:p>5820.2026</text:p>
          </table:table-cell>
          <table:table-cell office:value-type="string">
            <text:p>2843.5835</text:p>
          </table:table-cell>
          <table:table-cell office:value-type="string">
            <text:p>2976.6191</text:p>
          </table:table-cell>
          <table:table-cell office:value-type="string">
            <text:p>4775.9731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947];9;2); &quot;/&quot;; MID([.A947];6;2);&quot;/&quot;;MID([.A947];1;4);&quot;/&quot;)" office:value-type="string" office:string-value="03/08/2021/">
            <text:p>03/08/2021/</text:p>
          </table:table-cell>
        </table:table-row>
        <table:table-row table:style-name="ro1">
          <table:table-cell office:value-type="string">
            <text:p>2021-08-04T00:00:00.0/2021-08-05T00:00:00.0</text:p>
          </table:table-cell>
          <table:table-cell office:value-type="string">
            <text:p>10213.4492</text:p>
          </table:table-cell>
          <table:table-cell office:value-type="string">
            <text:p>7374.9849</text:p>
          </table:table-cell>
          <table:table-cell office:value-type="string">
            <text:p>5947.7129</text:p>
          </table:table-cell>
          <table:table-cell office:value-type="string">
            <text:p>1427.2720</text:p>
          </table:table-cell>
          <table:table-cell office:value-type="string">
            <text:p>9680.6143</text:p>
          </table:table-cell>
          <table:table-cell office:value-type="string">
            <text:p>4299.4814</text:p>
          </table:table-cell>
          <table:table-cell office:value-type="string">
            <text:p>852.7516</text:p>
          </table:table-cell>
          <table:table-cell office:value-type="string">
            <text:p>3446.7297</text:p>
          </table:table-cell>
          <table:table-cell office:value-type="string">
            <text:p>1280.9216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948];9;2); &quot;/&quot;; MID([.A948];6;2);&quot;/&quot;;MID([.A948];1;4);&quot;/&quot;)" office:value-type="string" office:string-value="04/08/2021/">
            <text:p>04/08/2021/</text:p>
          </table:table-cell>
        </table:table-row>
        <table:table-row table:style-name="ro1">
          <table:table-cell office:value-type="string">
            <text:p>2021-08-05T00:00:00.0/2021-08-06T00:00:00.0</text:p>
          </table:table-cell>
          <table:table-cell office:value-type="string">
            <text:p>10156.8789</text:p>
          </table:table-cell>
          <table:table-cell office:value-type="string">
            <text:p>7173.6445</text:p>
          </table:table-cell>
          <table:table-cell office:value-type="string">
            <text:p>5425.7856</text:p>
          </table:table-cell>
          <table:table-cell office:value-type="string">
            <text:p>1747.8591</text:p>
          </table:table-cell>
          <table:table-cell office:value-type="string">
            <text:p>8818.8467</text:p>
          </table:table-cell>
          <table:table-cell office:value-type="string">
            <text:p>2598.9619</text:p>
          </table:table-cell>
          <table:table-cell office:value-type="string">
            <text:p>236.9555</text:p>
          </table:table-cell>
          <table:table-cell office:value-type="string">
            <text:p>2362.0063</text:p>
          </table:table-cell>
          <table:table-cell office:value-type="string">
            <text:p>458.8117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949];9;2); &quot;/&quot;; MID([.A949];6;2);&quot;/&quot;;MID([.A949];1;4);&quot;/&quot;)" office:value-type="string" office:string-value="05/08/2021/">
            <text:p>05/08/2021/</text:p>
          </table:table-cell>
        </table:table-row>
        <table:table-row table:style-name="ro1">
          <table:table-cell office:value-type="string">
            <text:p>2021-08-06T00:00:00.0/2021-08-07T00:00:00.0</text:p>
          </table:table-cell>
          <table:table-cell office:value-type="string">
            <text:p>10099.3477</text:p>
          </table:table-cell>
          <table:table-cell office:value-type="string">
            <text:p>7094.1924</text:p>
          </table:table-cell>
          <table:table-cell office:value-type="string">
            <text:p>5279.1255</text:p>
          </table:table-cell>
          <table:table-cell office:value-type="string">
            <text:p>1815.0669</text:p>
          </table:table-cell>
          <table:table-cell office:value-type="string">
            <text:p>8397.5215</text:p>
          </table:table-cell>
          <table:table-cell office:value-type="string">
            <text:p>4575.2749</text:p>
          </table:table-cell>
          <table:table-cell office:value-type="string">
            <text:p>1736.3385</text:p>
          </table:table-cell>
          <table:table-cell office:value-type="string">
            <text:p>2838.9365</text:p>
          </table:table-cell>
          <table:table-cell office:value-type="string">
            <text:p>3123.5813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950];9;2); &quot;/&quot;; MID([.A950];6;2);&quot;/&quot;;MID([.A950];1;4);&quot;/&quot;)" office:value-type="string" office:string-value="06/08/2021/">
            <text:p>06/08/2021/</text:p>
          </table:table-cell>
        </table:table-row>
        <table:table-row table:style-name="ro1">
          <table:table-cell office:value-type="string">
            <text:p>2021-08-07T00:00:00.0/2021-08-08T00:00:00.0</text:p>
          </table:table-cell>
          <table:table-cell office:value-type="string">
            <text:p>10040.9717</text:p>
          </table:table-cell>
          <table:table-cell office:value-type="string">
            <text:p>7112.8428</text:p>
          </table:table-cell>
          <table:table-cell office:value-type="string">
            <text:p>5391.9790</text:p>
          </table:table-cell>
          <table:table-cell office:value-type="string">
            <text:p>1720.8634</text:p>
          </table:table-cell>
          <table:table-cell office:value-type="string">
            <text:p>8765.0586</text:p>
          </table:table-cell>
          <table:table-cell office:value-type="string">
            <text:p>6578.2148</text:p>
          </table:table-cell>
          <table:table-cell office:value-type="string">
            <text:p>4220.4893</text:p>
          </table:table-cell>
          <table:table-cell office:value-type="string">
            <text:p>2357.7258</text:p>
          </table:table-cell>
          <table:table-cell office:value-type="string">
            <text:p>6760.6392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951];9;2); &quot;/&quot;; MID([.A951];6;2);&quot;/&quot;;MID([.A951];1;4);&quot;/&quot;)" office:value-type="string" office:string-value="07/08/2021/">
            <text:p>07/08/2021/</text:p>
          </table:table-cell>
        </table:table-row>
        <table:table-row table:style-name="ro1">
          <table:table-cell office:value-type="string">
            <text:p>2021-08-08T00:00:00.0/2021-08-09T00:00:00.0</text:p>
          </table:table-cell>
          <table:table-cell office:value-type="string">
            <text:p>9981.6816</text:p>
          </table:table-cell>
          <table:table-cell office:value-type="string">
            <text:p>7014.5581</text:p>
          </table:table-cell>
          <table:table-cell office:value-type="string">
            <text:p>5314.9712</text:p>
          </table:table-cell>
          <table:table-cell office:value-type="string">
            <text:p>1699.5867</text:p>
          </table:table-cell>
          <table:table-cell office:value-type="string">
            <text:p>8440.8779</text:p>
          </table:table-cell>
          <table:table-cell office:value-type="string">
            <text:p>5311.7505</text:p>
          </table:table-cell>
          <table:table-cell office:value-type="string">
            <text:p>3379.9172</text:p>
          </table:table-cell>
          <table:table-cell office:value-type="string">
            <text:p>1931.8333</text:p>
          </table:table-cell>
          <table:table-cell office:value-type="string">
            <text:p>4786.6196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952];9;2); &quot;/&quot;; MID([.A952];6;2);&quot;/&quot;;MID([.A952];1;4);&quot;/&quot;)" office:value-type="string" office:string-value="08/08/2021/">
            <text:p>08/08/2021/</text:p>
          </table:table-cell>
        </table:table-row>
        <table:table-row table:style-name="ro1">
          <table:table-cell office:value-type="string">
            <text:p>2021-08-09T00:00:00.0/2021-08-10T00:00:00.0</text:p>
          </table:table-cell>
          <table:table-cell office:value-type="string">
            <text:p>9921.4941</text:p>
          </table:table-cell>
          <table:table-cell office:value-type="string">
            <text:p>6985.9043</text:p>
          </table:table-cell>
          <table:table-cell office:value-type="string">
            <text:p>5106.7275</text:p>
          </table:table-cell>
          <table:table-cell office:value-type="string">
            <text:p>1879.1765</text:p>
          </table:table-cell>
          <table:table-cell office:value-type="string">
            <text:p>8328.2480</text:p>
          </table:table-cell>
          <table:table-cell office:value-type="string">
            <text:p>6509.1143</text:p>
          </table:table-cell>
          <table:table-cell office:value-type="string">
            <text:p>4006.9053</text:p>
          </table:table-cell>
          <table:table-cell office:value-type="string">
            <text:p>2502.2090</text:p>
          </table:table-cell>
          <table:table-cell office:value-type="string">
            <text:p>6632.3623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953];9;2); &quot;/&quot;; MID([.A953];6;2);&quot;/&quot;;MID([.A953];1;4);&quot;/&quot;)" office:value-type="string" office:string-value="09/08/2021/">
            <text:p>09/08/2021/</text:p>
          </table:table-cell>
        </table:table-row>
        <table:table-row table:style-name="ro1">
          <table:table-cell office:value-type="string">
            <text:p>2021-08-10T00:00:00.0/2021-08-11T00:00:00.0</text:p>
          </table:table-cell>
          <table:table-cell office:value-type="string">
            <text:p>9860.4678</text:p>
          </table:table-cell>
          <table:table-cell office:value-type="string">
            <text:p>6854.1362</text:p>
          </table:table-cell>
          <table:table-cell office:value-type="string">
            <text:p>4936.0005</text:p>
          </table:table-cell>
          <table:table-cell office:value-type="string">
            <text:p>1918.1359</text:p>
          </table:table-cell>
          <table:table-cell office:value-type="string">
            <text:p>8125.8779</text:p>
          </table:table-cell>
          <table:table-cell office:value-type="string">
            <text:p>5902.7671</text:p>
          </table:table-cell>
          <table:table-cell office:value-type="string">
            <text:p>2926.4521</text:p>
          </table:table-cell>
          <table:table-cell office:value-type="string">
            <text:p>2976.3149</text:p>
          </table:table-cell>
          <table:table-cell office:value-type="string">
            <text:p>4897.4009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954];9;2); &quot;/&quot;; MID([.A954];6;2);&quot;/&quot;;MID([.A954];1;4);&quot;/&quot;)" office:value-type="string" office:string-value="10/08/2021/">
            <text:p>10/08/2021/</text:p>
          </table:table-cell>
        </table:table-row>
        <table:table-row table:style-name="ro1">
          <table:table-cell office:value-type="string">
            <text:p>2021-08-11T00:00:00.0/2021-08-12T00:00:00.0</text:p>
          </table:table-cell>
          <table:table-cell office:value-type="string">
            <text:p>9798.6172</text:p>
          </table:table-cell>
          <table:table-cell office:value-type="string">
            <text:p>6862.3379</text:p>
          </table:table-cell>
          <table:table-cell office:value-type="string">
            <text:p>5053.3623</text:p>
          </table:table-cell>
          <table:table-cell office:value-type="string">
            <text:p>1808.9756</text:p>
          </table:table-cell>
          <table:table-cell office:value-type="string">
            <text:p>8086.9639</text:p>
          </table:table-cell>
          <table:table-cell office:value-type="string">
            <text:p>5697.1675</text:p>
          </table:table-cell>
          <table:table-cell office:value-type="string">
            <text:p>2981.5479</text:p>
          </table:table-cell>
          <table:table-cell office:value-type="string">
            <text:p>2715.6196</text:p>
          </table:table-cell>
          <table:table-cell office:value-type="string">
            <text:p>4828.9912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955];9;2); &quot;/&quot;; MID([.A955];6;2);&quot;/&quot;;MID([.A955];1;4);&quot;/&quot;)" office:value-type="string" office:string-value="11/08/2021/">
            <text:p>11/08/2021/</text:p>
          </table:table-cell>
        </table:table-row>
        <table:table-row table:style-name="ro1">
          <table:table-cell office:value-type="string">
            <text:p>2021-08-12T00:00:00.0/2021-08-13T00:00:00.0</text:p>
          </table:table-cell>
          <table:table-cell office:value-type="string">
            <text:p>9735.9463</text:p>
          </table:table-cell>
          <table:table-cell office:value-type="string">
            <text:p>6788.2739</text:p>
          </table:table-cell>
          <table:table-cell office:value-type="string">
            <text:p>4867.7061</text:p>
          </table:table-cell>
          <table:table-cell office:value-type="string">
            <text:p>1920.5679</text:p>
          </table:table-cell>
          <table:table-cell office:value-type="string">
            <text:p>8027.7593</text:p>
          </table:table-cell>
          <table:table-cell office:value-type="string">
            <text:p>6113.8042</text:p>
          </table:table-cell>
          <table:table-cell office:value-type="string">
            <text:p>3225.5742</text:p>
          </table:table-cell>
          <table:table-cell office:value-type="string">
            <text:p>2888.2302</text:p>
          </table:table-cell>
          <table:table-cell office:value-type="string">
            <text:p>5410.0151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956];9;2); &quot;/&quot;; MID([.A956];6;2);&quot;/&quot;;MID([.A956];1;4);&quot;/&quot;)" office:value-type="string" office:string-value="12/08/2021/">
            <text:p>12/08/2021/</text:p>
          </table:table-cell>
        </table:table-row>
        <table:table-row table:style-name="ro1">
          <table:table-cell office:value-type="string">
            <text:p>2021-08-13T00:00:00.0/2021-08-14T00:00:00.0</text:p>
          </table:table-cell>
          <table:table-cell office:value-type="string">
            <text:p>9672.4424</text:p>
          </table:table-cell>
          <table:table-cell office:value-type="string">
            <text:p>6596.7866</text:p>
          </table:table-cell>
          <table:table-cell office:value-type="string">
            <text:p>4552.1035</text:p>
          </table:table-cell>
          <table:table-cell office:value-type="string">
            <text:p>2044.6831</text:p>
          </table:table-cell>
          <table:table-cell office:value-type="string">
            <text:p>7260.1665</text:p>
          </table:table-cell>
          <table:table-cell office:value-type="string">
            <text:p>6179.9053</text:p>
          </table:table-cell>
          <table:table-cell office:value-type="string">
            <text:p>3805.1174</text:p>
          </table:table-cell>
          <table:table-cell office:value-type="string">
            <text:p>2374.7876</text:p>
          </table:table-cell>
          <table:table-cell office:value-type="string">
            <text:p>5893.7256</text:p>
          </table:table-cell>
          <table:table-cell office:value-type="string">
            <text:p>0.9556</text:p>
          </table:table-cell>
          <table:table-cell table:number-columns-repeated="3"/>
          <table:table-cell table:formula="of:==CONCATENATE( MID([.A957];9;2); &quot;/&quot;; MID([.A957];6;2);&quot;/&quot;;MID([.A957];1;4);&quot;/&quot;)" office:value-type="string" office:string-value="13/08/2021/">
            <text:p>13/08/2021/</text:p>
          </table:table-cell>
        </table:table-row>
        <table:table-row table:style-name="ro1">
          <table:table-cell office:value-type="string">
            <text:p>2021-08-14T00:00:00.0/2021-08-15T00:00:00.0</text:p>
          </table:table-cell>
          <table:table-cell office:value-type="string">
            <text:p>9608.1846</text:p>
          </table:table-cell>
          <table:table-cell office:value-type="string">
            <text:p>6590.1260</text:p>
          </table:table-cell>
          <table:table-cell office:value-type="string">
            <text:p>4470.0835</text:p>
          </table:table-cell>
          <table:table-cell office:value-type="string">
            <text:p>2120.0422</text:p>
          </table:table-cell>
          <table:table-cell office:value-type="string">
            <text:p>7435.8042</text:p>
          </table:table-cell>
          <table:table-cell office:value-type="string">
            <text:p>6581.8628</text:p>
          </table:table-cell>
          <table:table-cell office:value-type="string">
            <text:p>4450.2729</text:p>
          </table:table-cell>
          <table:table-cell office:value-type="string">
            <text:p>2131.5901</text:p>
          </table:table-cell>
          <table:table-cell office:value-type="string">
            <text:p>7387.2568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958];9;2); &quot;/&quot;; MID([.A958];6;2);&quot;/&quot;;MID([.A958];1;4);&quot;/&quot;)" office:value-type="string" office:string-value="14/08/2021/">
            <text:p>14/08/2021/</text:p>
          </table:table-cell>
        </table:table-row>
        <table:table-row table:style-name="ro1">
          <table:table-cell office:value-type="string">
            <text:p>2021-08-15T00:00:00.0/2021-08-16T00:00:00.0</text:p>
          </table:table-cell>
          <table:table-cell office:value-type="string">
            <text:p>9543.1250</text:p>
          </table:table-cell>
          <table:table-cell office:value-type="string">
            <text:p>6933.2729</text:p>
          </table:table-cell>
          <table:table-cell office:value-type="string">
            <text:p>5435.2349</text:p>
          </table:table-cell>
          <table:table-cell office:value-type="string">
            <text:p>1498.0385</text:p>
          </table:table-cell>
          <table:table-cell office:value-type="string">
            <text:p>9162.0400</text:p>
          </table:table-cell>
          <table:table-cell office:value-type="string">
            <text:p>6867.3828</text:p>
          </table:table-cell>
          <table:table-cell office:value-type="string">
            <text:p>5297.3633</text:p>
          </table:table-cell>
          <table:table-cell office:value-type="string">
            <text:p>1570.0197</text:p>
          </table:table-cell>
          <table:table-cell office:value-type="string">
            <text:p>8829.2236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959];9;2); &quot;/&quot;; MID([.A959];6;2);&quot;/&quot;;MID([.A959];1;4);&quot;/&quot;)" office:value-type="string" office:string-value="15/08/2021/">
            <text:p>15/08/2021/</text:p>
          </table:table-cell>
        </table:table-row>
        <table:table-row table:style-name="ro1">
          <table:table-cell office:value-type="string">
            <text:p>2021-08-16T00:00:00.0/2021-08-17T00:00:00.0</text:p>
          </table:table-cell>
          <table:table-cell office:value-type="string">
            <text:p>9477.3828</text:p>
          </table:table-cell>
          <table:table-cell office:value-type="string">
            <text:p>6432.9409</text:p>
          </table:table-cell>
          <table:table-cell office:value-type="string">
            <text:p>4302.5381</text:p>
          </table:table-cell>
          <table:table-cell office:value-type="string">
            <text:p>2130.4028</text:p>
          </table:table-cell>
          <table:table-cell office:value-type="string">
            <text:p>7190.8462</text:p>
          </table:table-cell>
          <table:table-cell office:value-type="string">
            <text:p>4734.8276</text:p>
          </table:table-cell>
          <table:table-cell office:value-type="string">
            <text:p>1826.0723</text:p>
          </table:table-cell>
          <table:table-cell office:value-type="string">
            <text:p>2908.7554</text:p>
          </table:table-cell>
          <table:table-cell office:value-type="string">
            <text:p>3457.5024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960];9;2); &quot;/&quot;; MID([.A960];6;2);&quot;/&quot;;MID([.A960];1;4);&quot;/&quot;)" office:value-type="string" office:string-value="16/08/2021/">
            <text:p>16/08/2021/</text:p>
          </table:table-cell>
        </table:table-row>
        <table:table-row table:style-name="ro1">
          <table:table-cell office:value-type="string">
            <text:p>2021-08-17T00:00:00.0/2021-08-18T00:00:00.0</text:p>
          </table:table-cell>
          <table:table-cell office:value-type="string">
            <text:p>9410.8457</text:p>
          </table:table-cell>
          <table:table-cell office:value-type="string">
            <text:p>6895.8081</text:p>
          </table:table-cell>
          <table:table-cell office:value-type="string">
            <text:p>5523.4370</text:p>
          </table:table-cell>
          <table:table-cell office:value-type="string">
            <text:p>1372.3711</text:p>
          </table:table-cell>
          <table:table-cell office:value-type="string">
            <text:p>9271.9170</text:p>
          </table:table-cell>
          <table:table-cell office:value-type="string">
            <text:p>3670.6511</text:p>
          </table:table-cell>
          <table:table-cell office:value-type="string">
            <text:p>796.4364</text:p>
          </table:table-cell>
          <table:table-cell office:value-type="string">
            <text:p>2874.2146</text:p>
          </table:table-cell>
          <table:table-cell office:value-type="string">
            <text:p>1833.2053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961];9;2); &quot;/&quot;; MID([.A961];6;2);&quot;/&quot;;MID([.A961];1;4);&quot;/&quot;)" office:value-type="string" office:string-value="17/08/2021/">
            <text:p>17/08/2021/</text:p>
          </table:table-cell>
        </table:table-row>
        <table:table-row table:style-name="ro1">
          <table:table-cell office:value-type="string">
            <text:p>2021-08-18T00:00:00.0/2021-08-19T00:00:00.0</text:p>
          </table:table-cell>
          <table:table-cell office:value-type="string">
            <text:p>9343.6338</text:p>
          </table:table-cell>
          <table:table-cell office:value-type="string">
            <text:p>6804.8809</text:p>
          </table:table-cell>
          <table:table-cell office:value-type="string">
            <text:p>5525.9194</text:p>
          </table:table-cell>
          <table:table-cell office:value-type="string">
            <text:p>1278.9617</text:p>
          </table:table-cell>
          <table:table-cell office:value-type="string">
            <text:p>9518.6973</text:p>
          </table:table-cell>
          <table:table-cell office:value-type="string">
            <text:p>3390.2703</text:p>
          </table:table-cell>
          <table:table-cell office:value-type="string">
            <text:p>703.3515</text:p>
          </table:table-cell>
          <table:table-cell office:value-type="string">
            <text:p>2686.9187</text:p>
          </table:table-cell>
          <table:table-cell office:value-type="string">
            <text:p>1750.9109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962];9;2); &quot;/&quot;; MID([.A962];6;2);&quot;/&quot;;MID([.A962];1;4);&quot;/&quot;)" office:value-type="string" office:string-value="18/08/2021/">
            <text:p>18/08/2021/</text:p>
          </table:table-cell>
        </table:table-row>
        <table:table-row table:style-name="ro1">
          <table:table-cell office:value-type="string">
            <text:p>2021-08-19T00:00:00.0/2021-08-20T00:00:00.0</text:p>
          </table:table-cell>
          <table:table-cell office:value-type="string">
            <text:p>9275.7100</text:p>
          </table:table-cell>
          <table:table-cell office:value-type="string">
            <text:p>6679.9590</text:p>
          </table:table-cell>
          <table:table-cell office:value-type="string">
            <text:p>5369.3110</text:p>
          </table:table-cell>
          <table:table-cell office:value-type="string">
            <text:p>1310.6481</text:p>
          </table:table-cell>
          <table:table-cell office:value-type="string">
            <text:p>9188.4648</text:p>
          </table:table-cell>
          <table:table-cell office:value-type="string">
            <text:p>2930.5120</text:p>
          </table:table-cell>
          <table:table-cell office:value-type="string">
            <text:p>265.8227</text:p>
          </table:table-cell>
          <table:table-cell office:value-type="string">
            <text:p>2664.6895</text:p>
          </table:table-cell>
          <table:table-cell office:value-type="string">
            <text:p>376.6966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963];9;2); &quot;/&quot;; MID([.A963];6;2);&quot;/&quot;;MID([.A963];1;4);&quot;/&quot;)" office:value-type="string" office:string-value="19/08/2021/">
            <text:p>19/08/2021/</text:p>
          </table:table-cell>
        </table:table-row>
        <table:table-row table:style-name="ro1">
          <table:table-cell office:value-type="string">
            <text:p>2021-08-20T00:00:00.0/2021-08-21T00:00:00.0</text:p>
          </table:table-cell>
          <table:table-cell office:value-type="string">
            <text:p>9207.0869</text:p>
          </table:table-cell>
          <table:table-cell office:value-type="string">
            <text:p>6411.2993</text:p>
          </table:table-cell>
          <table:table-cell office:value-type="string">
            <text:p>4730.5483</text:p>
          </table:table-cell>
          <table:table-cell office:value-type="string">
            <text:p>1680.7512</text:p>
          </table:table-cell>
          <table:table-cell office:value-type="string">
            <text:p>8004.1118</text:p>
          </table:table-cell>
          <table:table-cell office:value-type="string">
            <text:p>2253.2319</text:p>
          </table:table-cell>
          <table:table-cell office:value-type="string">
            <text:p>223.5384</text:p>
          </table:table-cell>
          <table:table-cell office:value-type="string">
            <text:p>2029.6934</text:p>
          </table:table-cell>
          <table:table-cell office:value-type="string">
            <text:p>301.0383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964];9;2); &quot;/&quot;; MID([.A964];6;2);&quot;/&quot;;MID([.A964];1;4);&quot;/&quot;)" office:value-type="string" office:string-value="20/08/2021/">
            <text:p>20/08/2021/</text:p>
          </table:table-cell>
        </table:table-row>
        <table:table-row table:style-name="ro1">
          <table:table-cell office:value-type="string">
            <text:p>2021-08-21T00:00:00.0/2021-08-22T00:00:00.0</text:p>
          </table:table-cell>
          <table:table-cell office:value-type="string">
            <text:p>9137.8184</text:p>
          </table:table-cell>
          <table:table-cell office:value-type="string">
            <text:p>6310.8452</text:p>
          </table:table-cell>
          <table:table-cell office:value-type="string">
            <text:p>4528.2256</text:p>
          </table:table-cell>
          <table:table-cell office:value-type="string">
            <text:p>1782.6198</text:p>
          </table:table-cell>
          <table:table-cell office:value-type="string">
            <text:p>7526.7134</text:p>
          </table:table-cell>
          <table:table-cell office:value-type="string">
            <text:p>6168.6006</text:p>
          </table:table-cell>
          <table:table-cell office:value-type="string">
            <text:p>4324.7222</text:p>
          </table:table-cell>
          <table:table-cell office:value-type="string">
            <text:p>1843.8783</text:p>
          </table:table-cell>
          <table:table-cell office:value-type="string">
            <text:p>6929.5693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965];9;2); &quot;/&quot;; MID([.A965];6;2);&quot;/&quot;;MID([.A965];1;4);&quot;/&quot;)" office:value-type="string" office:string-value="21/08/2021/">
            <text:p>21/08/2021/</text:p>
          </table:table-cell>
        </table:table-row>
        <table:table-row table:style-name="ro1">
          <table:table-cell office:value-type="string">
            <text:p>2021-08-22T00:00:00.0/2021-08-23T00:00:00.0</text:p>
          </table:table-cell>
          <table:table-cell office:value-type="string">
            <text:p>9067.8779</text:p>
          </table:table-cell>
          <table:table-cell office:value-type="string">
            <text:p>5759.1914</text:p>
          </table:table-cell>
          <table:table-cell office:value-type="string">
            <text:p>3216.0374</text:p>
          </table:table-cell>
          <table:table-cell office:value-type="string">
            <text:p>2543.1541</text:p>
          </table:table-cell>
          <table:table-cell office:value-type="string">
            <text:p>5276.0972</text:p>
          </table:table-cell>
          <table:table-cell office:value-type="string">
            <text:p>2211.5793</text:p>
          </table:table-cell>
          <table:table-cell office:value-type="string">
            <text:p>204.7753</text:p>
          </table:table-cell>
          <table:table-cell office:value-type="string">
            <text:p>2006.8040</text:p>
          </table:table-cell>
          <table:table-cell office:value-type="string">
            <text:p>462.3350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966];9;2); &quot;/&quot;; MID([.A966];6;2);&quot;/&quot;;MID([.A966];1;4);&quot;/&quot;)" office:value-type="string" office:string-value="22/08/2021/">
            <text:p>22/08/2021/</text:p>
          </table:table-cell>
        </table:table-row>
        <table:table-row table:style-name="ro1">
          <table:table-cell office:value-type="string">
            <text:p>2021-08-23T00:00:00.0/2021-08-24T00:00:00.0</text:p>
          </table:table-cell>
          <table:table-cell office:value-type="string">
            <text:p>8997.3291</text:p>
          </table:table-cell>
          <table:table-cell office:value-type="string">
            <text:p>6386.1885</text:p>
          </table:table-cell>
          <table:table-cell office:value-type="string">
            <text:p>5045.2856</text:p>
          </table:table-cell>
          <table:table-cell office:value-type="string">
            <text:p>1340.9031</text:p>
          </table:table-cell>
          <table:table-cell office:value-type="string">
            <text:p>8719.7998</text:p>
          </table:table-cell>
          <table:table-cell office:value-type="string">
            <text:p>3437.4910</text:p>
          </table:table-cell>
          <table:table-cell office:value-type="string">
            <text:p>1058.0929</text:p>
          </table:table-cell>
          <table:table-cell office:value-type="string">
            <text:p>2379.3982</text:p>
          </table:table-cell>
          <table:table-cell office:value-type="string">
            <text:p>2168.4194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967];9;2); &quot;/&quot;; MID([.A967];6;2);&quot;/&quot;;MID([.A967];1;4);&quot;/&quot;)" office:value-type="string" office:string-value="23/08/2021/">
            <text:p>23/08/2021/</text:p>
          </table:table-cell>
        </table:table-row>
        <table:table-row table:style-name="ro1">
          <table:table-cell office:value-type="string">
            <text:p>2021-08-24T00:00:00.0/2021-08-25T00:00:00.0</text:p>
          </table:table-cell>
          <table:table-cell office:value-type="string">
            <text:p>8926.1387</text:p>
          </table:table-cell>
          <table:table-cell office:value-type="string">
            <text:p>6220.1777</text:p>
          </table:table-cell>
          <table:table-cell office:value-type="string">
            <text:p>4589.9502</text:p>
          </table:table-cell>
          <table:table-cell office:value-type="string">
            <text:p>1630.2274</text:p>
          </table:table-cell>
          <table:table-cell office:value-type="string">
            <text:p>7823.6362</text:p>
          </table:table-cell>
          <table:table-cell office:value-type="string">
            <text:p>1668.7648</text:p>
          </table:table-cell>
          <table:table-cell office:value-type="string">
            <text:p>137.8704</text:p>
          </table:table-cell>
          <table:table-cell office:value-type="string">
            <text:p>1530.8944</text:p>
          </table:table-cell>
          <table:table-cell office:value-type="string">
            <text:p>356.2885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968];9;2); &quot;/&quot;; MID([.A968];6;2);&quot;/&quot;;MID([.A968];1;4);&quot;/&quot;)" office:value-type="string" office:string-value="24/08/2021/">
            <text:p>24/08/2021/</text:p>
          </table:table-cell>
        </table:table-row>
        <table:table-row table:style-name="ro1">
          <table:table-cell office:value-type="string">
            <text:p>2021-08-25T00:00:00.0/2021-08-26T00:00:00.0</text:p>
          </table:table-cell>
          <table:table-cell office:value-type="string">
            <text:p>8854.3760</text:p>
          </table:table-cell>
          <table:table-cell office:value-type="string">
            <text:p>6366.9019</text:p>
          </table:table-cell>
          <table:table-cell office:value-type="string">
            <text:p>4831.8813</text:p>
          </table:table-cell>
          <table:table-cell office:value-type="string">
            <text:p>1535.0206</text:p>
          </table:table-cell>
          <table:table-cell office:value-type="string">
            <text:p>8420.0625</text:p>
          </table:table-cell>
          <table:table-cell office:value-type="string">
            <text:p>6366.9019</text:p>
          </table:table-cell>
          <table:table-cell office:value-type="string">
            <text:p>4831.8813</text:p>
          </table:table-cell>
          <table:table-cell office:value-type="string">
            <text:p>1535.0206</text:p>
          </table:table-cell>
          <table:table-cell office:value-type="string">
            <text:p>8420.0625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969];9;2); &quot;/&quot;; MID([.A969];6;2);&quot;/&quot;;MID([.A969];1;4);&quot;/&quot;)" office:value-type="string" office:string-value="25/08/2021/">
            <text:p>25/08/2021/</text:p>
          </table:table-cell>
        </table:table-row>
        <table:table-row table:style-name="ro1">
          <table:table-cell office:value-type="string">
            <text:p>2021-08-26T00:00:00.0/2021-08-27T00:00:00.0</text:p>
          </table:table-cell>
          <table:table-cell office:value-type="string">
            <text:p>8782.0010</text:p>
          </table:table-cell>
          <table:table-cell office:value-type="string">
            <text:p>6126.2944</text:p>
          </table:table-cell>
          <table:table-cell office:value-type="string">
            <text:p>4583.9834</text:p>
          </table:table-cell>
          <table:table-cell office:value-type="string">
            <text:p>1542.3107</text:p>
          </table:table-cell>
          <table:table-cell office:value-type="string">
            <text:p>7697.4463</text:p>
          </table:table-cell>
          <table:table-cell office:value-type="string">
            <text:p>3049.7959</text:p>
          </table:table-cell>
          <table:table-cell office:value-type="string">
            <text:p>977.7333</text:p>
          </table:table-cell>
          <table:table-cell office:value-type="string">
            <text:p>2072.0627</text:p>
          </table:table-cell>
          <table:table-cell office:value-type="string">
            <text:p>1599.6050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970];9;2); &quot;/&quot;; MID([.A970];6;2);&quot;/&quot;;MID([.A970];1;4);&quot;/&quot;)" office:value-type="string" office:string-value="26/08/2021/">
            <text:p>26/08/2021/</text:p>
          </table:table-cell>
        </table:table-row>
        <table:table-row table:style-name="ro1">
          <table:table-cell office:value-type="string">
            <text:p>2021-08-27T00:00:00.0/2021-08-28T00:00:00.0</text:p>
          </table:table-cell>
          <table:table-cell office:value-type="string">
            <text:p>8709.0908</text:p>
          </table:table-cell>
          <table:table-cell office:value-type="string">
            <text:p>6104.2227</text:p>
          </table:table-cell>
          <table:table-cell office:value-type="string">
            <text:p>4657.7300</text:p>
          </table:table-cell>
          <table:table-cell office:value-type="string">
            <text:p>1446.4927</text:p>
          </table:table-cell>
          <table:table-cell office:value-type="string">
            <text:p>7963.9629</text:p>
          </table:table-cell>
          <table:table-cell office:value-type="string">
            <text:p>3074.9419</text:p>
          </table:table-cell>
          <table:table-cell office:value-type="string">
            <text:p>805.2962</text:p>
          </table:table-cell>
          <table:table-cell office:value-type="string">
            <text:p>2269.6455</text:p>
          </table:table-cell>
          <table:table-cell office:value-type="string">
            <text:p>1467.4736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971];9;2); &quot;/&quot;; MID([.A971];6;2);&quot;/&quot;;MID([.A971];1;4);&quot;/&quot;)" office:value-type="string" office:string-value="27/08/2021/">
            <text:p>27/08/2021/</text:p>
          </table:table-cell>
        </table:table-row>
        <table:table-row table:style-name="ro1">
          <table:table-cell office:value-type="string">
            <text:p>2021-08-28T00:00:00.0/2021-08-29T00:00:00.0</text:p>
          </table:table-cell>
          <table:table-cell office:value-type="string">
            <text:p>8635.5986</text:p>
          </table:table-cell>
          <table:table-cell office:value-type="string">
            <text:p>5999.3843</text:p>
          </table:table-cell>
          <table:table-cell office:value-type="string">
            <text:p>4448.2559</text:p>
          </table:table-cell>
          <table:table-cell office:value-type="string">
            <text:p>1551.1285</text:p>
          </table:table-cell>
          <table:table-cell office:value-type="string">
            <text:p>7641.3228</text:p>
          </table:table-cell>
          <table:table-cell office:value-type="string">
            <text:p>3821.3059</text:p>
          </table:table-cell>
          <table:table-cell office:value-type="string">
            <text:p>1165.8068</text:p>
          </table:table-cell>
          <table:table-cell office:value-type="string">
            <text:p>2655.4990</text:p>
          </table:table-cell>
          <table:table-cell office:value-type="string">
            <text:p>2090.3208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972];9;2); &quot;/&quot;; MID([.A972];6;2);&quot;/&quot;;MID([.A972];1;4);&quot;/&quot;)" office:value-type="string" office:string-value="28/08/2021/">
            <text:p>28/08/2021/</text:p>
          </table:table-cell>
        </table:table-row>
        <table:table-row table:style-name="ro1">
          <table:table-cell office:value-type="string">
            <text:p>2021-08-29T00:00:00.0/2021-08-30T00:00:00.0</text:p>
          </table:table-cell>
          <table:table-cell office:value-type="string">
            <text:p>8561.6104</text:p>
          </table:table-cell>
          <table:table-cell office:value-type="string">
            <text:p>5902.5239</text:p>
          </table:table-cell>
          <table:table-cell office:value-type="string">
            <text:p>4195.1245</text:p>
          </table:table-cell>
          <table:table-cell office:value-type="string">
            <text:p>1707.3999</text:p>
          </table:table-cell>
          <table:table-cell office:value-type="string">
            <text:p>7341.3779</text:p>
          </table:table-cell>
          <table:table-cell office:value-type="string">
            <text:p>3465.0378</text:p>
          </table:table-cell>
          <table:table-cell office:value-type="string">
            <text:p>869.4592</text:p>
          </table:table-cell>
          <table:table-cell office:value-type="string">
            <text:p>2595.5786</text:p>
          </table:table-cell>
          <table:table-cell office:value-type="string">
            <text:p>1619.4625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973];9;2); &quot;/&quot;; MID([.A973];6;2);&quot;/&quot;;MID([.A973];1;4);&quot;/&quot;)" office:value-type="string" office:string-value="29/08/2021/">
            <text:p>29/08/2021/</text:p>
          </table:table-cell>
        </table:table-row>
        <table:table-row table:style-name="ro1">
          <table:table-cell office:value-type="string">
            <text:p>2021-08-30T00:00:00.0/2021-08-31T00:00:00.0</text:p>
          </table:table-cell>
          <table:table-cell office:value-type="string">
            <text:p>8487.0713</text:p>
          </table:table-cell>
          <table:table-cell office:value-type="string">
            <text:p>5948.6270</text:p>
          </table:table-cell>
          <table:table-cell office:value-type="string">
            <text:p>4382.7798</text:p>
          </table:table-cell>
          <table:table-cell office:value-type="string">
            <text:p>1565.8473</text:p>
          </table:table-cell>
          <table:table-cell office:value-type="string">
            <text:p>7768.8828</text:p>
          </table:table-cell>
          <table:table-cell office:value-type="string">
            <text:p>3316.3606</text:p>
          </table:table-cell>
          <table:table-cell office:value-type="string">
            <text:p>540.5969</text:p>
          </table:table-cell>
          <table:table-cell office:value-type="string">
            <text:p>2775.7637</text:p>
          </table:table-cell>
          <table:table-cell office:value-type="string">
            <text:p>897.7116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974];9;2); &quot;/&quot;; MID([.A974];6;2);&quot;/&quot;;MID([.A974];1;4);&quot;/&quot;)" office:value-type="string" office:string-value="30/08/2021/">
            <text:p>30/08/2021/</text:p>
          </table:table-cell>
        </table:table-row>
        <table:table-row table:style-name="ro1">
          <table:table-cell office:value-type="string">
            <text:p>2021-08-31T00:00:00.0/2021-09-01T00:00:00.0</text:p>
          </table:table-cell>
          <table:table-cell office:value-type="string">
            <text:p>8412.0762</text:p>
          </table:table-cell>
          <table:table-cell office:value-type="string">
            <text:p>5996.5098</text:p>
          </table:table-cell>
          <table:table-cell office:value-type="string">
            <text:p>4839.6670</text:p>
          </table:table-cell>
          <table:table-cell office:value-type="string">
            <text:p>1156.8428</text:p>
          </table:table-cell>
          <table:table-cell office:value-type="string">
            <text:p>8710.9277</text:p>
          </table:table-cell>
          <table:table-cell office:value-type="string">
            <text:p>1513.4380</text:p>
          </table:table-cell>
          <table:table-cell office:value-type="string">
            <text:p>28.1611</text:p>
          </table:table-cell>
          <table:table-cell office:value-type="string">
            <text:p>1485.2769</text:p>
          </table:table-cell>
          <table:table-cell office:value-type="string">
            <text:p>118.4263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975];9;2); &quot;/&quot;; MID([.A975];6;2);&quot;/&quot;;MID([.A975];1;4);&quot;/&quot;)" office:value-type="string" office:string-value="31/08/2021/">
            <text:p>31/08/2021/</text:p>
          </table:table-cell>
        </table:table-row>
        <table:table-row table:style-name="ro1">
          <table:table-cell office:value-type="string">
            <text:p>2021-09-01T00:00:00.0/2021-09-02T00:00:00.0</text:p>
          </table:table-cell>
          <table:table-cell office:value-type="string">
            <text:p>8336.5400</text:p>
          </table:table-cell>
          <table:table-cell office:value-type="string">
            <text:p>5981.1992</text:p>
          </table:table-cell>
          <table:table-cell office:value-type="string">
            <text:p>4652.0830</text:p>
          </table:table-cell>
          <table:table-cell office:value-type="string">
            <text:p>1329.1161</text:p>
          </table:table-cell>
          <table:table-cell office:value-type="string">
            <text:p>8442.1934</text:p>
          </table:table-cell>
          <table:table-cell office:value-type="string">
            <text:p>4372.0859</text:p>
          </table:table-cell>
          <table:table-cell office:value-type="string">
            <text:p>2022.2039</text:p>
          </table:table-cell>
          <table:table-cell office:value-type="string">
            <text:p>2349.8821</text:p>
          </table:table-cell>
          <table:table-cell office:value-type="string">
            <text:p>4379.1777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976];9;2); &quot;/&quot;; MID([.A976];6;2);&quot;/&quot;;MID([.A976];1;4);&quot;/&quot;)" office:value-type="string" office:string-value="01/09/2021/">
            <text:p>01/09/2021/</text:p>
          </table:table-cell>
        </table:table-row>
        <table:table-row table:style-name="ro1">
          <table:table-cell office:value-type="string">
            <text:p>2021-09-02T00:00:00.0/2021-09-03T00:00:00.0</text:p>
          </table:table-cell>
          <table:table-cell office:value-type="string">
            <text:p>8260.6201</text:p>
          </table:table-cell>
          <table:table-cell office:value-type="string">
            <text:p>5819.9419</text:p>
          </table:table-cell>
          <table:table-cell office:value-type="string">
            <text:p>4326.5938</text:p>
          </table:table-cell>
          <table:table-cell office:value-type="string">
            <text:p>1493.3481</text:p>
          </table:table-cell>
          <table:table-cell office:value-type="string">
            <text:p>7852.5557</text:p>
          </table:table-cell>
          <table:table-cell office:value-type="string">
            <text:p>5581.3838</text:p>
          </table:table-cell>
          <table:table-cell office:value-type="string">
            <text:p>3870.1125</text:p>
          </table:table-cell>
          <table:table-cell office:value-type="string">
            <text:p>1711.2710</text:p>
          </table:table-cell>
          <table:table-cell office:value-type="string">
            <text:p>7096.7051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977];9;2); &quot;/&quot;; MID([.A977];6;2);&quot;/&quot;;MID([.A977];1;4);&quot;/&quot;)" office:value-type="string" office:string-value="02/09/2021/">
            <text:p>02/09/2021/</text:p>
          </table:table-cell>
        </table:table-row>
        <table:table-row table:style-name="ro1">
          <table:table-cell office:value-type="string">
            <text:p>2021-09-03T00:00:00.0/2021-09-04T00:00:00.0</text:p>
          </table:table-cell>
          <table:table-cell office:value-type="string">
            <text:p>8184.2202</text:p>
          </table:table-cell>
          <table:table-cell office:value-type="string">
            <text:p>5796.1445</text:p>
          </table:table-cell>
          <table:table-cell office:value-type="string">
            <text:p>4263.0532</text:p>
          </table:table-cell>
          <table:table-cell office:value-type="string">
            <text:p>1533.0914</text:p>
          </table:table-cell>
          <table:table-cell office:value-type="string">
            <text:p>7778.9678</text:p>
          </table:table-cell>
          <table:table-cell office:value-type="string">
            <text:p>5751.8379</text:p>
          </table:table-cell>
          <table:table-cell office:value-type="string">
            <text:p>4168.5835</text:p>
          </table:table-cell>
          <table:table-cell office:value-type="string">
            <text:p>1583.2545</text:p>
          </table:table-cell>
          <table:table-cell office:value-type="string">
            <text:p>7643.4614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978];9;2); &quot;/&quot;; MID([.A978];6;2);&quot;/&quot;;MID([.A978];1;4);&quot;/&quot;)" office:value-type="string" office:string-value="03/09/2021/">
            <text:p>03/09/2021/</text:p>
          </table:table-cell>
        </table:table-row>
        <table:table-row table:style-name="ro1">
          <table:table-cell office:value-type="string">
            <text:p>2021-09-04T00:00:00.0/2021-09-05T00:00:00.0</text:p>
          </table:table-cell>
          <table:table-cell office:value-type="string">
            <text:p>8107.4497</text:p>
          </table:table-cell>
          <table:table-cell office:value-type="string">
            <text:p>5752.0815</text:p>
          </table:table-cell>
          <table:table-cell office:value-type="string">
            <text:p>4168.4893</text:p>
          </table:table-cell>
          <table:table-cell office:value-type="string">
            <text:p>1583.5923</text:p>
          </table:table-cell>
          <table:table-cell office:value-type="string">
            <text:p>7592.5645</text:p>
          </table:table-cell>
          <table:table-cell office:value-type="string">
            <text:p>5752.0815</text:p>
          </table:table-cell>
          <table:table-cell office:value-type="string">
            <text:p>4168.4893</text:p>
          </table:table-cell>
          <table:table-cell office:value-type="string">
            <text:p>1583.5923</text:p>
          </table:table-cell>
          <table:table-cell office:value-type="string">
            <text:p>7592.5645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979];9;2); &quot;/&quot;; MID([.A979];6;2);&quot;/&quot;;MID([.A979];1;4);&quot;/&quot;)" office:value-type="string" office:string-value="04/09/2021/">
            <text:p>04/09/2021/</text:p>
          </table:table-cell>
        </table:table-row>
        <table:table-row table:style-name="ro1">
          <table:table-cell office:value-type="string">
            <text:p>2021-09-05T00:00:00.0/2021-09-06T00:00:00.0</text:p>
          </table:table-cell>
          <table:table-cell office:value-type="string">
            <text:p>8030.2695</text:p>
          </table:table-cell>
          <table:table-cell office:value-type="string">
            <text:p>5543.3862</text:p>
          </table:table-cell>
          <table:table-cell office:value-type="string">
            <text:p>3724.0261</text:p>
          </table:table-cell>
          <table:table-cell office:value-type="string">
            <text:p>1819.3599</text:p>
          </table:table-cell>
          <table:table-cell office:value-type="string">
            <text:p>6843.6182</text:p>
          </table:table-cell>
          <table:table-cell office:value-type="string">
            <text:p>5543.3862</text:p>
          </table:table-cell>
          <table:table-cell office:value-type="string">
            <text:p>3724.0261</text:p>
          </table:table-cell>
          <table:table-cell office:value-type="string">
            <text:p>1819.3599</text:p>
          </table:table-cell>
          <table:table-cell office:value-type="string">
            <text:p>6843.6182</text:p>
          </table:table-cell>
          <table:table-cell office:value-type="string">
            <text:p>0.9830</text:p>
          </table:table-cell>
          <table:table-cell table:number-columns-repeated="3"/>
          <table:table-cell table:formula="of:==CONCATENATE( MID([.A980];9;2); &quot;/&quot;; MID([.A980];6;2);&quot;/&quot;;MID([.A980];1;4);&quot;/&quot;)" office:value-type="string" office:string-value="05/09/2021/">
            <text:p>05/09/2021/</text:p>
          </table:table-cell>
        </table:table-row>
        <table:table-row table:style-name="ro1">
          <table:table-cell office:value-type="string">
            <text:p>2021-09-06T00:00:00.0/2021-09-07T00:00:00.0</text:p>
          </table:table-cell>
          <table:table-cell office:value-type="string">
            <text:p>7952.6963</text:p>
          </table:table-cell>
          <table:table-cell office:value-type="string">
            <text:p>5683.6680</text:p>
          </table:table-cell>
          <table:table-cell office:value-type="string">
            <text:p>4290.3389</text:p>
          </table:table-cell>
          <table:table-cell office:value-type="string">
            <text:p>1393.3295</text:p>
          </table:table-cell>
          <table:table-cell office:value-type="string">
            <text:p>8051.2314</text:p>
          </table:table-cell>
          <table:table-cell office:value-type="string">
            <text:p>5683.6680</text:p>
          </table:table-cell>
          <table:table-cell office:value-type="string">
            <text:p>4290.3389</text:p>
          </table:table-cell>
          <table:table-cell office:value-type="string">
            <text:p>1393.3295</text:p>
          </table:table-cell>
          <table:table-cell office:value-type="string">
            <text:p>8051.2314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981];9;2); &quot;/&quot;; MID([.A981];6;2);&quot;/&quot;;MID([.A981];1;4);&quot;/&quot;)" office:value-type="string" office:string-value="06/09/2021/">
            <text:p>06/09/2021/</text:p>
          </table:table-cell>
        </table:table-row>
        <table:table-row table:style-name="ro1">
          <table:table-cell office:value-type="string">
            <text:p>2021-09-07T00:00:00.0/2021-09-08T00:00:00.0</text:p>
          </table:table-cell>
          <table:table-cell office:value-type="string">
            <text:p>7874.7876</text:p>
          </table:table-cell>
          <table:table-cell office:value-type="string">
            <text:p>5322.8467</text:p>
          </table:table-cell>
          <table:table-cell office:value-type="string">
            <text:p>3504.4998</text:p>
          </table:table-cell>
          <table:table-cell office:value-type="string">
            <text:p>1818.3467</text:p>
          </table:table-cell>
          <table:table-cell office:value-type="string">
            <text:p>6377.5332</text:p>
          </table:table-cell>
          <table:table-cell office:value-type="string">
            <text:p>3783.0681</text:p>
          </table:table-cell>
          <table:table-cell office:value-type="string">
            <text:p>918.9282</text:p>
          </table:table-cell>
          <table:table-cell office:value-type="string">
            <text:p>2864.1399</text:p>
          </table:table-cell>
          <table:table-cell office:value-type="string">
            <text:p>1758.8279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982];9;2); &quot;/&quot;; MID([.A982];6;2);&quot;/&quot;;MID([.A982];1;4);&quot;/&quot;)" office:value-type="string" office:string-value="07/09/2021/">
            <text:p>07/09/2021/</text:p>
          </table:table-cell>
        </table:table-row>
        <table:table-row table:style-name="ro1">
          <table:table-cell office:value-type="string">
            <text:p>2021-09-08T00:00:00.0/2021-09-09T00:00:00.0</text:p>
          </table:table-cell>
          <table:table-cell office:value-type="string">
            <text:p>7796.4995</text:p>
          </table:table-cell>
          <table:table-cell office:value-type="string">
            <text:p>5592.5176</text:p>
          </table:table-cell>
          <table:table-cell office:value-type="string">
            <text:p>4352.9043</text:p>
          </table:table-cell>
          <table:table-cell office:value-type="string">
            <text:p>1239.6135</text:p>
          </table:table-cell>
          <table:table-cell office:value-type="string">
            <text:p>8189.9922</text:p>
          </table:table-cell>
          <table:table-cell office:value-type="string">
            <text:p>5562.2139</text:p>
          </table:table-cell>
          <table:table-cell office:value-type="string">
            <text:p>4290.4482</text:p>
          </table:table-cell>
          <table:table-cell office:value-type="string">
            <text:p>1271.7654</text:p>
          </table:table-cell>
          <table:table-cell office:value-type="string">
            <text:p>8077.9683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983];9;2); &quot;/&quot;; MID([.A983];6;2);&quot;/&quot;;MID([.A983];1;4);&quot;/&quot;)" office:value-type="string" office:string-value="08/09/2021/">
            <text:p>08/09/2021/</text:p>
          </table:table-cell>
        </table:table-row>
        <table:table-row table:style-name="ro1">
          <table:table-cell office:value-type="string">
            <text:p>2021-09-09T00:00:00.0/2021-09-10T00:00:00.0</text:p>
          </table:table-cell>
          <table:table-cell office:value-type="string">
            <text:p>7717.9614</text:p>
          </table:table-cell>
          <table:table-cell office:value-type="string">
            <text:p>5672.8477</text:p>
          </table:table-cell>
          <table:table-cell office:value-type="string">
            <text:p>4591.4185</text:p>
          </table:table-cell>
          <table:table-cell office:value-type="string">
            <text:p>1081.4288</text:p>
          </table:table-cell>
          <table:table-cell office:value-type="string">
            <text:p>8921.8857</text:p>
          </table:table-cell>
          <table:table-cell office:value-type="string">
            <text:p>5672.8477</text:p>
          </table:table-cell>
          <table:table-cell office:value-type="string">
            <text:p>4591.4185</text:p>
          </table:table-cell>
          <table:table-cell office:value-type="string">
            <text:p>1081.4288</text:p>
          </table:table-cell>
          <table:table-cell office:value-type="string">
            <text:p>8921.8857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984];9;2); &quot;/&quot;; MID([.A984];6;2);&quot;/&quot;;MID([.A984];1;4);&quot;/&quot;)" office:value-type="string" office:string-value="09/09/2021/">
            <text:p>09/09/2021/</text:p>
          </table:table-cell>
        </table:table-row>
        <table:table-row table:style-name="ro1">
          <table:table-cell office:value-type="string">
            <text:p>2021-09-10T00:00:00.0/2021-09-11T00:00:00.0</text:p>
          </table:table-cell>
          <table:table-cell office:value-type="string">
            <text:p>7639.1104</text:p>
          </table:table-cell>
          <table:table-cell office:value-type="string">
            <text:p>5281.5073</text:p>
          </table:table-cell>
          <table:table-cell office:value-type="string">
            <text:p>3771.9873</text:p>
          </table:table-cell>
          <table:table-cell office:value-type="string">
            <text:p>1509.5200</text:p>
          </table:table-cell>
          <table:table-cell office:value-type="string">
            <text:p>7166.6099</text:p>
          </table:table-cell>
          <table:table-cell office:value-type="string">
            <text:p>5117.0010</text:p>
          </table:table-cell>
          <table:table-cell office:value-type="string">
            <text:p>3440.6160</text:p>
          </table:table-cell>
          <table:table-cell office:value-type="string">
            <text:p>1676.3850</text:p>
          </table:table-cell>
          <table:table-cell office:value-type="string">
            <text:p>6488.6016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985];9;2); &quot;/&quot;; MID([.A985];6;2);&quot;/&quot;;MID([.A985];1;4);&quot;/&quot;)" office:value-type="string" office:string-value="10/09/2021/">
            <text:p>10/09/2021/</text:p>
          </table:table-cell>
        </table:table-row>
        <table:table-row table:style-name="ro1">
          <table:table-cell office:value-type="string">
            <text:p>2021-09-11T00:00:00.0/2021-09-12T00:00:00.0</text:p>
          </table:table-cell>
          <table:table-cell office:value-type="string">
            <text:p>7560.0181</text:p>
          </table:table-cell>
          <table:table-cell office:value-type="string">
            <text:p>4997.7661</text:p>
          </table:table-cell>
          <table:table-cell office:value-type="string">
            <text:p>3192.1069</text:p>
          </table:table-cell>
          <table:table-cell office:value-type="string">
            <text:p>1805.6592</text:p>
          </table:table-cell>
          <table:table-cell office:value-type="string">
            <text:p>5894.9009</text:p>
          </table:table-cell>
          <table:table-cell office:value-type="string">
            <text:p>3727.6006</text:p>
          </table:table-cell>
          <table:table-cell office:value-type="string">
            <text:p>1248.3434</text:p>
          </table:table-cell>
          <table:table-cell office:value-type="string">
            <text:p>2479.2573</text:p>
          </table:table-cell>
          <table:table-cell office:value-type="string">
            <text:p>2266.9761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986];9;2); &quot;/&quot;; MID([.A986];6;2);&quot;/&quot;;MID([.A986];1;4);&quot;/&quot;)" office:value-type="string" office:string-value="11/09/2021/">
            <text:p>11/09/2021/</text:p>
          </table:table-cell>
        </table:table-row>
        <table:table-row table:style-name="ro1">
          <table:table-cell office:value-type="string">
            <text:p>2021-09-12T00:00:00.0/2021-09-13T00:00:00.0</text:p>
          </table:table-cell>
          <table:table-cell office:value-type="string">
            <text:p>7480.6543</text:p>
          </table:table-cell>
          <table:table-cell office:value-type="string">
            <text:p>5105.9106</text:p>
          </table:table-cell>
          <table:table-cell office:value-type="string">
            <text:p>3711.3110</text:p>
          </table:table-cell>
          <table:table-cell office:value-type="string">
            <text:p>1394.5994</text:p>
          </table:table-cell>
          <table:table-cell office:value-type="string">
            <text:p>6996.2705</text:p>
          </table:table-cell>
          <table:table-cell office:value-type="string">
            <text:p>3552.5654</text:p>
          </table:table-cell>
          <table:table-cell office:value-type="string">
            <text:p>1093.3142</text:p>
          </table:table-cell>
          <table:table-cell office:value-type="string">
            <text:p>2459.2510</text:p>
          </table:table-cell>
          <table:table-cell office:value-type="string">
            <text:p>2211.0083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987];9;2); &quot;/&quot;; MID([.A987];6;2);&quot;/&quot;;MID([.A987];1;4);&quot;/&quot;)" office:value-type="string" office:string-value="12/09/2021/">
            <text:p>12/09/2021/</text:p>
          </table:table-cell>
        </table:table-row>
        <table:table-row table:style-name="ro1">
          <table:table-cell office:value-type="string">
            <text:p>2021-09-13T00:00:00.0/2021-09-14T00:00:00.0</text:p>
          </table:table-cell>
          <table:table-cell office:value-type="string">
            <text:p>7401.0952</text:p>
          </table:table-cell>
          <table:table-cell office:value-type="string">
            <text:p>4848.5337</text:p>
          </table:table-cell>
          <table:table-cell office:value-type="string">
            <text:p>3043.5176</text:p>
          </table:table-cell>
          <table:table-cell office:value-type="string">
            <text:p>1805.0162</text:p>
          </table:table-cell>
          <table:table-cell office:value-type="string">
            <text:p>5700.4395</text:p>
          </table:table-cell>
          <table:table-cell office:value-type="string">
            <text:p>3701.3977</text:p>
          </table:table-cell>
          <table:table-cell office:value-type="string">
            <text:p>1402.1801</text:p>
          </table:table-cell>
          <table:table-cell office:value-type="string">
            <text:p>2299.2175</text:p>
          </table:table-cell>
          <table:table-cell office:value-type="string">
            <text:p>2808.7693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988];9;2); &quot;/&quot;; MID([.A988];6;2);&quot;/&quot;;MID([.A988];1;4);&quot;/&quot;)" office:value-type="string" office:string-value="13/09/2021/">
            <text:p>13/09/2021/</text:p>
          </table:table-cell>
        </table:table-row>
        <table:table-row table:style-name="ro1">
          <table:table-cell office:value-type="string">
            <text:p>2021-09-14T00:00:00.0/2021-09-15T00:00:00.0</text:p>
          </table:table-cell>
          <table:table-cell office:value-type="string">
            <text:p>7321.2822</text:p>
          </table:table-cell>
          <table:table-cell office:value-type="string">
            <text:p>5025.3213</text:p>
          </table:table-cell>
          <table:table-cell office:value-type="string">
            <text:p>3512.2383</text:p>
          </table:table-cell>
          <table:table-cell office:value-type="string">
            <text:p>1513.0831</text:p>
          </table:table-cell>
          <table:table-cell office:value-type="string">
            <text:p>6821.0908</text:p>
          </table:table-cell>
          <table:table-cell office:value-type="string">
            <text:p>4732.4995</text:p>
          </table:table-cell>
          <table:table-cell office:value-type="string">
            <text:p>3032.8062</text:p>
          </table:table-cell>
          <table:table-cell office:value-type="string">
            <text:p>1699.6935</text:p>
          </table:table-cell>
          <table:table-cell office:value-type="string">
            <text:p>5802.7603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989];9;2); &quot;/&quot;; MID([.A989];6;2);&quot;/&quot;;MID([.A989];1;4);&quot;/&quot;)" office:value-type="string" office:string-value="14/09/2021/">
            <text:p>14/09/2021/</text:p>
          </table:table-cell>
        </table:table-row>
        <table:table-row table:style-name="ro1">
          <table:table-cell office:value-type="string">
            <text:p>2021-09-15T00:00:00.0/2021-09-16T00:00:00.0</text:p>
          </table:table-cell>
          <table:table-cell office:value-type="string">
            <text:p>7241.3540</text:p>
          </table:table-cell>
          <table:table-cell office:value-type="string">
            <text:p>4897.8926</text:p>
          </table:table-cell>
          <table:table-cell office:value-type="string">
            <text:p>3415.1594</text:p>
          </table:table-cell>
          <table:table-cell office:value-type="string">
            <text:p>1482.7333</text:p>
          </table:table-cell>
          <table:table-cell office:value-type="string">
            <text:p>6584.6489</text:p>
          </table:table-cell>
          <table:table-cell office:value-type="string">
            <text:p>3361.7349</text:p>
          </table:table-cell>
          <table:table-cell office:value-type="string">
            <text:p>860.0288</text:p>
          </table:table-cell>
          <table:table-cell office:value-type="string">
            <text:p>2501.7061</text:p>
          </table:table-cell>
          <table:table-cell office:value-type="string">
            <text:p>1826.9218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990];9;2); &quot;/&quot;; MID([.A990];6;2);&quot;/&quot;;MID([.A990];1;4);&quot;/&quot;)" office:value-type="string" office:string-value="15/09/2021/">
            <text:p>15/09/2021/</text:p>
          </table:table-cell>
        </table:table-row>
        <table:table-row table:style-name="ro1">
          <table:table-cell office:value-type="string">
            <text:p>2021-09-16T00:00:00.0/2021-09-17T00:00:00.0</text:p>
          </table:table-cell>
          <table:table-cell office:value-type="string">
            <text:p>7161.2358</text:p>
          </table:table-cell>
          <table:table-cell office:value-type="string">
            <text:p>4860.2485</text:p>
          </table:table-cell>
          <table:table-cell office:value-type="string">
            <text:p>3685.2605</text:p>
          </table:table-cell>
          <table:table-cell office:value-type="string">
            <text:p>1174.9882</text:p>
          </table:table-cell>
          <table:table-cell office:value-type="string">
            <text:p>7136.7388</text:p>
          </table:table-cell>
          <table:table-cell office:value-type="string">
            <text:p>2564.4319</text:p>
          </table:table-cell>
          <table:table-cell office:value-type="string">
            <text:p>343.8031</text:p>
          </table:table-cell>
          <table:table-cell office:value-type="string">
            <text:p>2220.6289</text:p>
          </table:table-cell>
          <table:table-cell office:value-type="string">
            <text:p>782.7375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991];9;2); &quot;/&quot;; MID([.A991];6;2);&quot;/&quot;;MID([.A991];1;4);&quot;/&quot;)" office:value-type="string" office:string-value="16/09/2021/">
            <text:p>16/09/2021/</text:p>
          </table:table-cell>
        </table:table-row>
        <table:table-row table:style-name="ro1">
          <table:table-cell office:value-type="string">
            <text:p>2021-09-17T00:00:00.0/2021-09-18T00:00:00.0</text:p>
          </table:table-cell>
          <table:table-cell office:value-type="string">
            <text:p>7081.0127</text:p>
          </table:table-cell>
          <table:table-cell office:value-type="string">
            <text:p>5075.8994</text:p>
          </table:table-cell>
          <table:table-cell office:value-type="string">
            <text:p>4050.5903</text:p>
          </table:table-cell>
          <table:table-cell office:value-type="string">
            <text:p>1025.3090</text:p>
          </table:table-cell>
          <table:table-cell office:value-type="string">
            <text:p>8165.2207</text:p>
          </table:table-cell>
          <table:table-cell office:value-type="string">
            <text:p>2049.3735</text:p>
          </table:table-cell>
          <table:table-cell office:value-type="string">
            <text:p>146.6292</text:p>
          </table:table-cell>
          <table:table-cell office:value-type="string">
            <text:p>1902.7444</text:p>
          </table:table-cell>
          <table:table-cell office:value-type="string">
            <text:p>474.6116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992];9;2); &quot;/&quot;; MID([.A992];6;2);&quot;/&quot;;MID([.A992];1;4);&quot;/&quot;)" office:value-type="string" office:string-value="17/09/2021/">
            <text:p>17/09/2021/</text:p>
          </table:table-cell>
        </table:table-row>
        <table:table-row table:style-name="ro1">
          <table:table-cell office:value-type="string">
            <text:p>2021-09-18T00:00:00.0/2021-09-19T00:00:00.0</text:p>
          </table:table-cell>
          <table:table-cell office:value-type="string">
            <text:p>7000.6392</text:p>
          </table:table-cell>
          <table:table-cell office:value-type="string">
            <text:p>4945.5078</text:p>
          </table:table-cell>
          <table:table-cell office:value-type="string">
            <text:p>3892.1836</text:p>
          </table:table-cell>
          <table:table-cell office:value-type="string">
            <text:p>1053.3242</text:p>
          </table:table-cell>
          <table:table-cell office:value-type="string">
            <text:p>7804.6636</text:p>
          </table:table-cell>
          <table:table-cell office:value-type="string">
            <text:p>1719.4968</text:p>
          </table:table-cell>
          <table:table-cell office:value-type="string">
            <text:p>89.3613</text:p>
          </table:table-cell>
          <table:table-cell office:value-type="string">
            <text:p>1630.1355</text:p>
          </table:table-cell>
          <table:table-cell office:value-type="string">
            <text:p>257.1190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993];9;2); &quot;/&quot;; MID([.A993];6;2);&quot;/&quot;;MID([.A993];1;4);&quot;/&quot;)" office:value-type="string" office:string-value="18/09/2021/">
            <text:p>18/09/2021/</text:p>
          </table:table-cell>
        </table:table-row>
        <table:table-row table:style-name="ro1">
          <table:table-cell office:value-type="string">
            <text:p>2021-09-19T00:00:00.0/2021-09-20T00:00:00.0</text:p>
          </table:table-cell>
          <table:table-cell office:value-type="string">
            <text:p>6920.1812</text:p>
          </table:table-cell>
          <table:table-cell office:value-type="string">
            <text:p>5063.8613</text:p>
          </table:table-cell>
          <table:table-cell office:value-type="string">
            <text:p>4117.3008</text:p>
          </table:table-cell>
          <table:table-cell office:value-type="string">
            <text:p>946.5609</text:p>
          </table:table-cell>
          <table:table-cell office:value-type="string">
            <text:p>8435.1162</text:p>
          </table:table-cell>
          <table:table-cell office:value-type="string">
            <text:p>1323.0667</text:p>
          </table:table-cell>
          <table:table-cell office:value-type="string">
            <text:p>22.3780</text:p>
          </table:table-cell>
          <table:table-cell office:value-type="string">
            <text:p>1300.6886</text:p>
          </table:table-cell>
          <table:table-cell office:value-type="string">
            <text:p>130.5177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994];9;2); &quot;/&quot;; MID([.A994];6;2);&quot;/&quot;;MID([.A994];1;4);&quot;/&quot;)" office:value-type="string" office:string-value="19/09/2021/">
            <text:p>19/09/2021/</text:p>
          </table:table-cell>
        </table:table-row>
        <table:table-row table:style-name="ro1">
          <table:table-cell office:value-type="string">
            <text:p>2021-09-20T00:00:00.0/2021-09-21T00:00:00.0</text:p>
          </table:table-cell>
          <table:table-cell office:value-type="string">
            <text:p>6839.6499</text:p>
          </table:table-cell>
          <table:table-cell office:value-type="string">
            <text:p>4896.8794</text:p>
          </table:table-cell>
          <table:table-cell office:value-type="string">
            <text:p>3721.6533</text:p>
          </table:table-cell>
          <table:table-cell office:value-type="string">
            <text:p>1175.2262</text:p>
          </table:table-cell>
          <table:table-cell office:value-type="string">
            <text:p>7514.8911</text:p>
          </table:table-cell>
          <table:table-cell office:value-type="string">
            <text:p>1868.4913</text:p>
          </table:table-cell>
          <table:table-cell office:value-type="string">
            <text:p>280.4041</text:p>
          </table:table-cell>
          <table:table-cell office:value-type="string">
            <text:p>1588.0872</text:p>
          </table:table-cell>
          <table:table-cell office:value-type="string">
            <text:p>484.271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995];9;2); &quot;/&quot;; MID([.A995];6;2);&quot;/&quot;;MID([.A995];1;4);&quot;/&quot;)" office:value-type="string" office:string-value="20/09/2021/">
            <text:p>20/09/2021/</text:p>
          </table:table-cell>
        </table:table-row>
        <table:table-row table:style-name="ro1">
          <table:table-cell office:value-type="string">
            <text:p>2021-09-21T00:00:00.0/2021-09-22T00:00:00.0</text:p>
          </table:table-cell>
          <table:table-cell office:value-type="string">
            <text:p>6759.1016</text:p>
          </table:table-cell>
          <table:table-cell office:value-type="string">
            <text:p>4444.1650</text:p>
          </table:table-cell>
          <table:table-cell office:value-type="string">
            <text:p>2740.3503</text:p>
          </table:table-cell>
          <table:table-cell office:value-type="string">
            <text:p>1703.8147</text:p>
          </table:table-cell>
          <table:table-cell office:value-type="string">
            <text:p>5479.0938</text:p>
          </table:table-cell>
          <table:table-cell office:value-type="string">
            <text:p>1639.2385</text:p>
          </table:table-cell>
          <table:table-cell office:value-type="string">
            <text:p>94.5608</text:p>
          </table:table-cell>
          <table:table-cell office:value-type="string">
            <text:p>1544.6777</text:p>
          </table:table-cell>
          <table:table-cell office:value-type="string">
            <text:p>243.6907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996];9;2); &quot;/&quot;; MID([.A996];6;2);&quot;/&quot;;MID([.A996];1;4);&quot;/&quot;)" office:value-type="string" office:string-value="21/09/2021/">
            <text:p>21/09/2021/</text:p>
          </table:table-cell>
        </table:table-row>
        <table:table-row table:style-name="ro1">
          <table:table-cell office:value-type="string">
            <text:p>2021-09-22T00:00:00.0/2021-09-23T00:00:00.0</text:p>
          </table:table-cell>
          <table:table-cell office:value-type="string">
            <text:p>6678.4849</text:p>
          </table:table-cell>
          <table:table-cell office:value-type="string">
            <text:p>4790.1416</text:p>
          </table:table-cell>
          <table:table-cell office:value-type="string">
            <text:p>3863.7920</text:p>
          </table:table-cell>
          <table:table-cell office:value-type="string">
            <text:p>926.3496</text:p>
          </table:table-cell>
          <table:table-cell office:value-type="string">
            <text:p>8013.9546</text:p>
          </table:table-cell>
          <table:table-cell office:value-type="string">
            <text:p>1551.3947</text:p>
          </table:table-cell>
          <table:table-cell office:value-type="string">
            <text:p>142.1304</text:p>
          </table:table-cell>
          <table:table-cell office:value-type="string">
            <text:p>1409.2642</text:p>
          </table:table-cell>
          <table:table-cell office:value-type="string">
            <text:p>503.0752</text:p>
          </table:table-cell>
          <table:table-cell office:value-type="string">
            <text:p>0.9840</text:p>
          </table:table-cell>
          <table:table-cell table:number-columns-repeated="3"/>
          <table:table-cell table:formula="of:==CONCATENATE( MID([.A997];9;2); &quot;/&quot;; MID([.A997];6;2);&quot;/&quot;;MID([.A997];1;4);&quot;/&quot;)" office:value-type="string" office:string-value="22/09/2021/">
            <text:p>22/09/2021/</text:p>
          </table:table-cell>
        </table:table-row>
        <table:table-row table:style-name="ro1">
          <table:table-cell office:value-type="string">
            <text:p>2021-09-23T00:00:00.0/2021-09-24T00:00:00.0</text:p>
          </table:table-cell>
          <table:table-cell office:value-type="string">
            <text:p>6597.8945</text:p>
          </table:table-cell>
          <table:table-cell office:value-type="string">
            <text:p>4720.8003</text:p>
          </table:table-cell>
          <table:table-cell office:value-type="string">
            <text:p>3721.6562</text:p>
          </table:table-cell>
          <table:table-cell office:value-type="string">
            <text:p>999.1441</text:p>
          </table:table-cell>
          <table:table-cell office:value-type="string">
            <text:p>7913.8779</text:p>
          </table:table-cell>
          <table:table-cell office:value-type="string">
            <text:p>4199.1245</text:p>
          </table:table-cell>
          <table:table-cell office:value-type="string">
            <text:p>2516.5994</text:p>
          </table:table-cell>
          <table:table-cell office:value-type="string">
            <text:p>1682.5250</text:p>
          </table:table-cell>
          <table:table-cell office:value-type="string">
            <text:p>5473.2051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998];9;2); &quot;/&quot;; MID([.A998];6;2);&quot;/&quot;;MID([.A998];1;4);&quot;/&quot;)" office:value-type="string" office:string-value="23/09/2021/">
            <text:p>23/09/2021/</text:p>
          </table:table-cell>
        </table:table-row>
        <table:table-row table:style-name="ro1">
          <table:table-cell office:value-type="string">
            <text:p>2021-09-24T00:00:00.0/2021-09-25T00:00:00.0</text:p>
          </table:table-cell>
          <table:table-cell office:value-type="string">
            <text:p>6517.2549</text:p>
          </table:table-cell>
          <table:table-cell office:value-type="string">
            <text:p>4555.6934</text:p>
          </table:table-cell>
          <table:table-cell office:value-type="string">
            <text:p>3622.9121</text:p>
          </table:table-cell>
          <table:table-cell office:value-type="string">
            <text:p>932.7811</text:p>
          </table:table-cell>
          <table:table-cell office:value-type="string">
            <text:p>7564.4287</text:p>
          </table:table-cell>
          <table:table-cell office:value-type="string">
            <text:p>2609.8364</text:p>
          </table:table-cell>
          <table:table-cell office:value-type="string">
            <text:p>640.8863</text:p>
          </table:table-cell>
          <table:table-cell office:value-type="string">
            <text:p>1968.9500</text:p>
          </table:table-cell>
          <table:table-cell office:value-type="string">
            <text:p>1173.7351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999];9;2); &quot;/&quot;; MID([.A999];6;2);&quot;/&quot;;MID([.A999];1;4);&quot;/&quot;)" office:value-type="string" office:string-value="24/09/2021/">
            <text:p>24/09/2021/</text:p>
          </table:table-cell>
        </table:table-row>
        <table:table-row table:style-name="ro1">
          <table:table-cell office:value-type="string">
            <text:p>2021-09-25T00:00:00.0/2021-09-26T00:00:00.0</text:p>
          </table:table-cell>
          <table:table-cell office:value-type="string">
            <text:p>6436.7207</text:p>
          </table:table-cell>
          <table:table-cell office:value-type="string">
            <text:p>4324.1421</text:p>
          </table:table-cell>
          <table:table-cell office:value-type="string">
            <text:p>2933.1191</text:p>
          </table:table-cell>
          <table:table-cell office:value-type="string">
            <text:p>1391.0229</text:p>
          </table:table-cell>
          <table:table-cell office:value-type="string">
            <text:p>6281.1338</text:p>
          </table:table-cell>
          <table:table-cell office:value-type="string">
            <text:p>3684.6238</text:p>
          </table:table-cell>
          <table:table-cell office:value-type="string">
            <text:p>1977.0601</text:p>
          </table:table-cell>
          <table:table-cell office:value-type="string">
            <text:p>1707.5636</text:p>
          </table:table-cell>
          <table:table-cell office:value-type="string">
            <text:p>4221.0464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000];9;2); &quot;/&quot;; MID([.A1000];6;2);&quot;/&quot;;MID([.A1000];1;4);&quot;/&quot;)" office:value-type="string" office:string-value="25/09/2021/">
            <text:p>25/09/2021/</text:p>
          </table:table-cell>
        </table:table-row>
        <table:table-row table:style-name="ro1">
          <table:table-cell office:value-type="string">
            <text:p>2021-09-26T00:00:00.0/2021-09-27T00:00:00.0</text:p>
          </table:table-cell>
          <table:table-cell office:value-type="string">
            <text:p>6356.2061</text:p>
          </table:table-cell>
          <table:table-cell office:value-type="string">
            <text:p>4069.9861</text:p>
          </table:table-cell>
          <table:table-cell office:value-type="string">
            <text:p>2207.1343</text:p>
          </table:table-cell>
          <table:table-cell office:value-type="string">
            <text:p>1862.8518</text:p>
          </table:table-cell>
          <table:table-cell office:value-type="string">
            <text:p>4666.6953</text:p>
          </table:table-cell>
          <table:table-cell office:value-type="string">
            <text:p>3724.0947</text:p>
          </table:table-cell>
          <table:table-cell office:value-type="string">
            <text:p>1715.6100</text:p>
          </table:table-cell>
          <table:table-cell office:value-type="string">
            <text:p>2008.4849</text:p>
          </table:table-cell>
          <table:table-cell office:value-type="string">
            <text:p>3555.9421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001];9;2); &quot;/&quot;; MID([.A1001];6;2);&quot;/&quot;;MID([.A1001];1;4);&quot;/&quot;)" office:value-type="string" office:string-value="26/09/2021/">
            <text:p>26/09/2021/</text:p>
          </table:table-cell>
        </table:table-row>
        <table:table-row table:style-name="ro1">
          <table:table-cell office:value-type="string">
            <text:p>2021-09-27T00:00:00.0/2021-09-28T00:00:00.0</text:p>
          </table:table-cell>
          <table:table-cell office:value-type="string">
            <text:p>6275.8047</text:p>
          </table:table-cell>
          <table:table-cell office:value-type="string">
            <text:p>3901.1182</text:p>
          </table:table-cell>
          <table:table-cell office:value-type="string">
            <text:p>1936.9978</text:p>
          </table:table-cell>
          <table:table-cell office:value-type="string">
            <text:p>1964.1205</text:p>
          </table:table-cell>
          <table:table-cell office:value-type="string">
            <text:p>3953.3298</text:p>
          </table:table-cell>
          <table:table-cell office:value-type="string">
            <text:p>2269.1833</text:p>
          </table:table-cell>
          <table:table-cell office:value-type="string">
            <text:p>332.0557</text:p>
          </table:table-cell>
          <table:table-cell office:value-type="string">
            <text:p>1937.1276</text:p>
          </table:table-cell>
          <table:table-cell office:value-type="string">
            <text:p>723.6180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002];9;2); &quot;/&quot;; MID([.A1002];6;2);&quot;/&quot;;MID([.A1002];1;4);&quot;/&quot;)" office:value-type="string" office:string-value="27/09/2021/">
            <text:p>27/09/2021/</text:p>
          </table:table-cell>
        </table:table-row>
        <table:table-row table:style-name="ro1">
          <table:table-cell office:value-type="string">
            <text:p>2021-09-28T00:00:00.0/2021-09-29T00:00:00.0</text:p>
          </table:table-cell>
          <table:table-cell office:value-type="string">
            <text:p>6195.4697</text:p>
          </table:table-cell>
          <table:table-cell office:value-type="string">
            <text:p>4153.6284</text:p>
          </table:table-cell>
          <table:table-cell office:value-type="string">
            <text:p>2916.9985</text:p>
          </table:table-cell>
          <table:table-cell office:value-type="string">
            <text:p>1236.6299</text:p>
          </table:table-cell>
          <table:table-cell office:value-type="string">
            <text:p>6196.6040</text:p>
          </table:table-cell>
          <table:table-cell office:value-type="string">
            <text:p>3639.4231</text:p>
          </table:table-cell>
          <table:table-cell office:value-type="string">
            <text:p>1991.4271</text:p>
          </table:table-cell>
          <table:table-cell office:value-type="string">
            <text:p>1647.9961</text:p>
          </table:table-cell>
          <table:table-cell office:value-type="string">
            <text:p>4538.0352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003];9;2); &quot;/&quot;; MID([.A1003];6;2);&quot;/&quot;;MID([.A1003];1;4);&quot;/&quot;)" office:value-type="string" office:string-value="28/09/2021/">
            <text:p>28/09/2021/</text:p>
          </table:table-cell>
        </table:table-row>
        <table:table-row table:style-name="ro1">
          <table:table-cell office:value-type="string">
            <text:p>2021-09-29T00:00:00.0/2021-09-30T00:00:00.0</text:p>
          </table:table-cell>
          <table:table-cell office:value-type="string">
            <text:p>6115.2661</text:p>
          </table:table-cell>
          <table:table-cell office:value-type="string">
            <text:p>3969.3704</text:p>
          </table:table-cell>
          <table:table-cell office:value-type="string">
            <text:p>2402.9497</text:p>
          </table:table-cell>
          <table:table-cell office:value-type="string">
            <text:p>1566.4208</text:p>
          </table:table-cell>
          <table:table-cell office:value-type="string">
            <text:p>5175.0928</text:p>
          </table:table-cell>
          <table:table-cell office:value-type="string">
            <text:p>1471.4216</text:p>
          </table:table-cell>
          <table:table-cell office:value-type="string">
            <text:p>66.1095</text:p>
          </table:table-cell>
          <table:table-cell office:value-type="string">
            <text:p>1405.3121</text:p>
          </table:table-cell>
          <table:table-cell office:value-type="string">
            <text:p>256.4575</text:p>
          </table:table-cell>
          <table:table-cell office:value-type="string">
            <text:p>0.9830</text:p>
          </table:table-cell>
          <table:table-cell table:number-columns-repeated="3"/>
          <table:table-cell table:formula="of:==CONCATENATE( MID([.A1004];9;2); &quot;/&quot;; MID([.A1004];6;2);&quot;/&quot;;MID([.A1004];1;4);&quot;/&quot;)" office:value-type="string" office:string-value="29/09/2021/">
            <text:p>29/09/2021/</text:p>
          </table:table-cell>
        </table:table-row>
        <table:table-row table:style-name="ro1">
          <table:table-cell office:value-type="string">
            <text:p>2021-09-30T00:00:00.0/2021-10-01T00:00:00.0</text:p>
          </table:table-cell>
          <table:table-cell office:value-type="string">
            <text:p>6035.2173</text:p>
          </table:table-cell>
          <table:table-cell office:value-type="string">
            <text:p>4416.4385</text:p>
          </table:table-cell>
          <table:table-cell office:value-type="string">
            <text:p>3585.6313</text:p>
          </table:table-cell>
          <table:table-cell office:value-type="string">
            <text:p>830.8073</text:p>
          </table:table-cell>
          <table:table-cell office:value-type="string">
            <text:p>8129.1431</text:p>
          </table:table-cell>
          <table:table-cell office:value-type="string">
            <text:p>3477.2979</text:p>
          </table:table-cell>
          <table:table-cell office:value-type="string">
            <text:p>2067.0803</text:p>
          </table:table-cell>
          <table:table-cell office:value-type="string">
            <text:p>1410.2175</text:p>
          </table:table-cell>
          <table:table-cell office:value-type="string">
            <text:p>5448.0010</text:p>
          </table:table-cell>
          <table:table-cell office:value-type="string">
            <text:p>0.9840</text:p>
          </table:table-cell>
          <table:table-cell table:number-columns-repeated="3"/>
          <table:table-cell table:formula="of:==CONCATENATE( MID([.A1005];9;2); &quot;/&quot;; MID([.A1005];6;2);&quot;/&quot;;MID([.A1005];1;4);&quot;/&quot;)" office:value-type="string" office:string-value="30/09/2021/">
            <text:p>30/09/2021/</text:p>
          </table:table-cell>
        </table:table-row>
        <table:table-row table:style-name="ro1">
          <table:table-cell office:value-type="string">
            <text:p>2021-10-01T00:00:00.0/2021-10-02T00:00:00.0</text:p>
          </table:table-cell>
          <table:table-cell office:value-type="string">
            <text:p>5955.3721</text:p>
          </table:table-cell>
          <table:table-cell office:value-type="string">
            <text:p>4191.3652</text:p>
          </table:table-cell>
          <table:table-cell office:value-type="string">
            <text:p>3213.0378</text:p>
          </table:table-cell>
          <table:table-cell office:value-type="string">
            <text:p>978.3275</text:p>
          </table:table-cell>
          <table:table-cell office:value-type="string">
            <text:p>7256.0425</text:p>
          </table:table-cell>
          <table:table-cell office:value-type="string">
            <text:p>4014.8362</text:p>
          </table:table-cell>
          <table:table-cell office:value-type="string">
            <text:p>2776.4973</text:p>
          </table:table-cell>
          <table:table-cell office:value-type="string">
            <text:p>1238.3389</text:p>
          </table:table-cell>
          <table:table-cell office:value-type="string">
            <text:p>6477.6533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006];9;2); &quot;/&quot;; MID([.A1006];6;2);&quot;/&quot;;MID([.A1006];1;4);&quot;/&quot;)" office:value-type="string" office:string-value="01/10/2021/">
            <text:p>01/10/2021/</text:p>
          </table:table-cell>
        </table:table-row>
        <table:table-row table:style-name="ro1">
          <table:table-cell office:value-type="string">
            <text:p>2021-10-02T00:00:00.0/2021-10-03T00:00:00.0</text:p>
          </table:table-cell>
          <table:table-cell office:value-type="string">
            <text:p>5875.6963</text:p>
          </table:table-cell>
          <table:table-cell office:value-type="string">
            <text:p>4019.1145</text:p>
          </table:table-cell>
          <table:table-cell office:value-type="string">
            <text:p>2894.1975</text:p>
          </table:table-cell>
          <table:table-cell office:value-type="string">
            <text:p>1124.9171</text:p>
          </table:table-cell>
          <table:table-cell office:value-type="string">
            <text:p>6538.5381</text:p>
          </table:table-cell>
          <table:table-cell office:value-type="string">
            <text:p>3800.9639</text:p>
          </table:table-cell>
          <table:table-cell office:value-type="string">
            <text:p>2446.9614</text:p>
          </table:table-cell>
          <table:table-cell office:value-type="string">
            <text:p>1354.0024</text:p>
          </table:table-cell>
          <table:table-cell office:value-type="string">
            <text:p>5363.7456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007];9;2); &quot;/&quot;; MID([.A1007];6;2);&quot;/&quot;;MID([.A1007];1;4);&quot;/&quot;)" office:value-type="string" office:string-value="02/10/2021/">
            <text:p>02/10/2021/</text:p>
          </table:table-cell>
        </table:table-row>
        <table:table-row table:style-name="ro1">
          <table:table-cell office:value-type="string">
            <text:p>2021-10-03T00:00:00.0/2021-10-04T00:00:00.0</text:p>
          </table:table-cell>
          <table:table-cell office:value-type="string">
            <text:p>5796.2695</text:p>
          </table:table-cell>
          <table:table-cell office:value-type="string">
            <text:p>4078.0232</text:p>
          </table:table-cell>
          <table:table-cell office:value-type="string">
            <text:p>3142.0347</text:p>
          </table:table-cell>
          <table:table-cell office:value-type="string">
            <text:p>935.9884</text:p>
          </table:table-cell>
          <table:table-cell office:value-type="string">
            <text:p>7168.6865</text:p>
          </table:table-cell>
          <table:table-cell office:value-type="string">
            <text:p>3894.7803</text:p>
          </table:table-cell>
          <table:table-cell office:value-type="string">
            <text:p>2802.5955</text:p>
          </table:table-cell>
          <table:table-cell office:value-type="string">
            <text:p>1092.1848</text:p>
          </table:table-cell>
          <table:table-cell office:value-type="string">
            <text:p>6049.4766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008];9;2); &quot;/&quot;; MID([.A1008];6;2);&quot;/&quot;;MID([.A1008];1;4);&quot;/&quot;)" office:value-type="string" office:string-value="03/10/2021/">
            <text:p>03/10/2021/</text:p>
          </table:table-cell>
        </table:table-row>
        <table:table-row table:style-name="ro1">
          <table:table-cell office:value-type="string">
            <text:p>2021-10-04T00:00:00.0/2021-10-05T00:00:00.0</text:p>
          </table:table-cell>
          <table:table-cell office:value-type="string">
            <text:p>5717.0684</text:p>
          </table:table-cell>
          <table:table-cell office:value-type="string">
            <text:p>3808.1013</text:p>
          </table:table-cell>
          <table:table-cell office:value-type="string">
            <text:p>2677.2661</text:p>
          </table:table-cell>
          <table:table-cell office:value-type="string">
            <text:p>1130.8353</text:p>
          </table:table-cell>
          <table:table-cell office:value-type="string">
            <text:p>6019.8354</text:p>
          </table:table-cell>
          <table:table-cell office:value-type="string">
            <text:p>2336.6895</text:p>
          </table:table-cell>
          <table:table-cell office:value-type="string">
            <text:p>558.9404</text:p>
          </table:table-cell>
          <table:table-cell office:value-type="string">
            <text:p>1777.7491</text:p>
          </table:table-cell>
          <table:table-cell office:value-type="string">
            <text:p>1573.4100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009];9;2); &quot;/&quot;; MID([.A1009];6;2);&quot;/&quot;;MID([.A1009];1;4);&quot;/&quot;)" office:value-type="string" office:string-value="04/10/2021/">
            <text:p>04/10/2021/</text:p>
          </table:table-cell>
        </table:table-row>
        <table:table-row table:style-name="ro1">
          <table:table-cell office:value-type="string">
            <text:p>2021-10-05T00:00:00.0/2021-10-06T00:00:00.0</text:p>
          </table:table-cell>
          <table:table-cell office:value-type="string">
            <text:p>5638.1343</text:p>
          </table:table-cell>
          <table:table-cell office:value-type="string">
            <text:p>3729.0696</text:p>
          </table:table-cell>
          <table:table-cell office:value-type="string">
            <text:p>2590.6978</text:p>
          </table:table-cell>
          <table:table-cell office:value-type="string">
            <text:p>1138.3717</text:p>
          </table:table-cell>
          <table:table-cell office:value-type="string">
            <text:p>5894.9268</text:p>
          </table:table-cell>
          <table:table-cell office:value-type="string">
            <text:p>2903.8127</text:p>
          </table:table-cell>
          <table:table-cell office:value-type="string">
            <text:p>1422.4976</text:p>
          </table:table-cell>
          <table:table-cell office:value-type="string">
            <text:p>1481.3152</text:p>
          </table:table-cell>
          <table:table-cell office:value-type="string">
            <text:p>3095.3054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010];9;2); &quot;/&quot;; MID([.A1010];6;2);&quot;/&quot;;MID([.A1010];1;4);&quot;/&quot;)" office:value-type="string" office:string-value="05/10/2021/">
            <text:p>05/10/2021/</text:p>
          </table:table-cell>
        </table:table-row>
        <table:table-row table:style-name="ro1">
          <table:table-cell office:value-type="string">
            <text:p>2021-10-06T00:00:00.0/2021-10-07T00:00:00.0</text:p>
          </table:table-cell>
          <table:table-cell office:value-type="string">
            <text:p>5559.5200</text:p>
          </table:table-cell>
          <table:table-cell office:value-type="string">
            <text:p>3802.4290</text:p>
          </table:table-cell>
          <table:table-cell office:value-type="string">
            <text:p>2897.9438</text:p>
          </table:table-cell>
          <table:table-cell office:value-type="string">
            <text:p>904.4851</text:p>
          </table:table-cell>
          <table:table-cell office:value-type="string">
            <text:p>6727.2446</text:p>
          </table:table-cell>
          <table:table-cell office:value-type="string">
            <text:p>1112.7654</text:p>
          </table:table-cell>
          <table:table-cell office:value-type="string">
            <text:p>23.9126</text:p>
          </table:table-cell>
          <table:table-cell office:value-type="string">
            <text:p>1088.8528</text:p>
          </table:table-cell>
          <table:table-cell office:value-type="string">
            <text:p>153.1475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011];9;2); &quot;/&quot;; MID([.A1011];6;2);&quot;/&quot;;MID([.A1011];1;4);&quot;/&quot;)" office:value-type="string" office:string-value="06/10/2021/">
            <text:p>06/10/2021/</text:p>
          </table:table-cell>
        </table:table-row>
        <table:table-row table:style-name="ro1">
          <table:table-cell office:value-type="string">
            <text:p>2021-10-07T00:00:00.0/2021-10-08T00:00:00.0</text:p>
          </table:table-cell>
          <table:table-cell office:value-type="string">
            <text:p>5481.2124</text:p>
          </table:table-cell>
          <table:table-cell office:value-type="string">
            <text:p>3671.4768</text:p>
          </table:table-cell>
          <table:table-cell office:value-type="string">
            <text:p>2632.5938</text:p>
          </table:table-cell>
          <table:table-cell office:value-type="string">
            <text:p>1038.8829</text:p>
          </table:table-cell>
          <table:table-cell office:value-type="string">
            <text:p>6259.5601</text:p>
          </table:table-cell>
          <table:table-cell office:value-type="string">
            <text:p>1139.5358</text:p>
          </table:table-cell>
          <table:table-cell office:value-type="string">
            <text:p>23.5530</text:p>
          </table:table-cell>
          <table:table-cell office:value-type="string">
            <text:p>1115.9828</text:p>
          </table:table-cell>
          <table:table-cell office:value-type="string">
            <text:p>159.9189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1012];9;2); &quot;/&quot;; MID([.A1012];6;2);&quot;/&quot;;MID([.A1012];1;4);&quot;/&quot;)" office:value-type="string" office:string-value="07/10/2021/">
            <text:p>07/10/2021/</text:p>
          </table:table-cell>
        </table:table-row>
        <table:table-row table:style-name="ro1">
          <table:table-cell office:value-type="string">
            <text:p>2021-10-08T00:00:00.0/2021-10-09T00:00:00.0</text:p>
          </table:table-cell>
          <table:table-cell office:value-type="string">
            <text:p>5403.3057</text:p>
          </table:table-cell>
          <table:table-cell office:value-type="string">
            <text:p>3825.2744</text:p>
          </table:table-cell>
          <table:table-cell office:value-type="string">
            <text:p>2909.3037</text:p>
          </table:table-cell>
          <table:table-cell office:value-type="string">
            <text:p>915.9707</text:p>
          </table:table-cell>
          <table:table-cell office:value-type="string">
            <text:p>6943.1050</text:p>
          </table:table-cell>
          <table:table-cell office:value-type="string">
            <text:p>3825.2744</text:p>
          </table:table-cell>
          <table:table-cell office:value-type="string">
            <text:p>2909.3037</text:p>
          </table:table-cell>
          <table:table-cell office:value-type="string">
            <text:p>915.9707</text:p>
          </table:table-cell>
          <table:table-cell office:value-type="string">
            <text:p>6943.1050</text:p>
          </table:table-cell>
          <table:table-cell office:value-type="string">
            <text:p>0.9573</text:p>
          </table:table-cell>
          <table:table-cell table:number-columns-repeated="3"/>
          <table:table-cell table:formula="of:==CONCATENATE( MID([.A1013];9;2); &quot;/&quot;; MID([.A1013];6;2);&quot;/&quot;;MID([.A1013];1;4);&quot;/&quot;)" office:value-type="string" office:string-value="08/10/2021/">
            <text:p>08/10/2021/</text:p>
          </table:table-cell>
        </table:table-row>
        <table:table-row table:style-name="ro1">
          <table:table-cell office:value-type="string">
            <text:p>2021-10-09T00:00:00.0/2021-10-10T00:00:00.0</text:p>
          </table:table-cell>
          <table:table-cell office:value-type="string">
            <text:p>5325.7402</text:p>
          </table:table-cell>
          <table:table-cell office:value-type="string">
            <text:p>3888.2925</text:p>
          </table:table-cell>
          <table:table-cell office:value-type="string">
            <text:p>3120.3040</text:p>
          </table:table-cell>
          <table:table-cell office:value-type="string">
            <text:p>767.9886</text:p>
          </table:table-cell>
          <table:table-cell office:value-type="string">
            <text:p>7663.6880</text:p>
          </table:table-cell>
          <table:table-cell office:value-type="string">
            <text:p>3888.2925</text:p>
          </table:table-cell>
          <table:table-cell office:value-type="string">
            <text:p>3120.3040</text:p>
          </table:table-cell>
          <table:table-cell office:value-type="string">
            <text:p>767.9886</text:p>
          </table:table-cell>
          <table:table-cell office:value-type="string">
            <text:p>7663.6880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014];9;2); &quot;/&quot;; MID([.A1014];6;2);&quot;/&quot;;MID([.A1014];1;4);&quot;/&quot;)" office:value-type="string" office:string-value="09/10/2021/">
            <text:p>09/10/2021/</text:p>
          </table:table-cell>
        </table:table-row>
        <table:table-row table:style-name="ro1">
          <table:table-cell office:value-type="string">
            <text:p>2021-10-10T00:00:00.0/2021-10-11T00:00:00.0</text:p>
          </table:table-cell>
          <table:table-cell office:value-type="string">
            <text:p>5248.6104</text:p>
          </table:table-cell>
          <table:table-cell office:value-type="string">
            <text:p>3758.8223</text:p>
          </table:table-cell>
          <table:table-cell office:value-type="string">
            <text:p>2939.7490</text:p>
          </table:table-cell>
          <table:table-cell office:value-type="string">
            <text:p>819.0731</text:p>
          </table:table-cell>
          <table:table-cell office:value-type="string">
            <text:p>7230.5400</text:p>
          </table:table-cell>
          <table:table-cell office:value-type="string">
            <text:p>3758.8223</text:p>
          </table:table-cell>
          <table:table-cell office:value-type="string">
            <text:p>2939.7490</text:p>
          </table:table-cell>
          <table:table-cell office:value-type="string">
            <text:p>819.0731</text:p>
          </table:table-cell>
          <table:table-cell office:value-type="string">
            <text:p>7230.5400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1015];9;2); &quot;/&quot;; MID([.A1015];6;2);&quot;/&quot;;MID([.A1015];1;4);&quot;/&quot;)" office:value-type="string" office:string-value="10/10/2021/">
            <text:p>10/10/2021/</text:p>
          </table:table-cell>
        </table:table-row>
        <table:table-row table:style-name="ro1">
          <table:table-cell office:value-type="string">
            <text:p>2021-10-11T00:00:00.0/2021-10-12T00:00:00.0</text:p>
          </table:table-cell>
          <table:table-cell office:value-type="string">
            <text:p>5171.8833</text:p>
          </table:table-cell>
          <table:table-cell office:value-type="string">
            <text:p>3595.9526</text:p>
          </table:table-cell>
          <table:table-cell office:value-type="string">
            <text:p>2605.8459</text:p>
          </table:table-cell>
          <table:table-cell office:value-type="string">
            <text:p>990.1067</text:p>
          </table:table-cell>
          <table:table-cell office:value-type="string">
            <text:p>6346.6963</text:p>
          </table:table-cell>
          <table:table-cell office:value-type="string">
            <text:p>2706.6567</text:p>
          </table:table-cell>
          <table:table-cell office:value-type="string">
            <text:p>1089.9749</text:p>
          </table:table-cell>
          <table:table-cell office:value-type="string">
            <text:p>1616.6818</text:p>
          </table:table-cell>
          <table:table-cell office:value-type="string">
            <text:p>3115.7720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016];9;2); &quot;/&quot;; MID([.A1016];6;2);&quot;/&quot;;MID([.A1016];1;4);&quot;/&quot;)" office:value-type="string" office:string-value="11/10/2021/">
            <text:p>11/10/2021/</text:p>
          </table:table-cell>
        </table:table-row>
        <table:table-row table:style-name="ro1">
          <table:table-cell office:value-type="string">
            <text:p>2021-10-12T00:00:00.0/2021-10-13T00:00:00.0</text:p>
          </table:table-cell>
          <table:table-cell office:value-type="string">
            <text:p>5095.6328</text:p>
          </table:table-cell>
          <table:table-cell office:value-type="string">
            <text:p>3625.4326</text:p>
          </table:table-cell>
          <table:table-cell office:value-type="string">
            <text:p>2917.7646</text:p>
          </table:table-cell>
          <table:table-cell office:value-type="string">
            <text:p>707.6679</text:p>
          </table:table-cell>
          <table:table-cell office:value-type="string">
            <text:p>7360.0029</text:p>
          </table:table-cell>
          <table:table-cell office:value-type="string">
            <text:p>2142.6565</text:p>
          </table:table-cell>
          <table:table-cell office:value-type="string">
            <text:p>735.4767</text:p>
          </table:table-cell>
          <table:table-cell office:value-type="string">
            <text:p>1407.1797</text:p>
          </table:table-cell>
          <table:table-cell office:value-type="string">
            <text:p>1768.8323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017];9;2); &quot;/&quot;; MID([.A1017];6;2);&quot;/&quot;;MID([.A1017];1;4);&quot;/&quot;)" office:value-type="string" office:string-value="12/10/2021/">
            <text:p>12/10/2021/</text:p>
          </table:table-cell>
        </table:table-row>
        <table:table-row table:style-name="ro1">
          <table:table-cell office:value-type="string">
            <text:p>2021-10-13T00:00:00.0/2021-10-14T00:00:00.0</text:p>
          </table:table-cell>
          <table:table-cell office:value-type="string">
            <text:p>5019.8457</text:p>
          </table:table-cell>
          <table:table-cell office:value-type="string">
            <text:p>3601.3376</text:p>
          </table:table-cell>
          <table:table-cell office:value-type="string">
            <text:p>2898.3840</text:p>
          </table:table-cell>
          <table:table-cell office:value-type="string">
            <text:p>702.9537</text:p>
          </table:table-cell>
          <table:table-cell office:value-type="string">
            <text:p>7383.8027</text:p>
          </table:table-cell>
          <table:table-cell office:value-type="string">
            <text:p>1516.6442</text:p>
          </table:table-cell>
          <table:table-cell office:value-type="string">
            <text:p>217.6430</text:p>
          </table:table-cell>
          <table:table-cell office:value-type="string">
            <text:p>1299.0012</text:p>
          </table:table-cell>
          <table:table-cell office:value-type="string">
            <text:p>954.6208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018];9;2); &quot;/&quot;; MID([.A1018];6;2);&quot;/&quot;;MID([.A1018];1;4);&quot;/&quot;)" office:value-type="string" office:string-value="13/10/2021/">
            <text:p>13/10/2021/</text:p>
          </table:table-cell>
        </table:table-row>
        <table:table-row table:style-name="ro1">
          <table:table-cell office:value-type="string">
            <text:p>2021-10-14T00:00:00.0/2021-10-15T00:00:00.0</text:p>
          </table:table-cell>
          <table:table-cell office:value-type="string">
            <text:p>4944.5532</text:p>
          </table:table-cell>
          <table:table-cell office:value-type="string">
            <text:p>3430.9099</text:p>
          </table:table-cell>
          <table:table-cell office:value-type="string">
            <text:p>2698.0876</text:p>
          </table:table-cell>
          <table:table-cell office:value-type="string">
            <text:p>732.8223</text:p>
          </table:table-cell>
          <table:table-cell office:value-type="string">
            <text:p>6836.5498</text:p>
          </table:table-cell>
          <table:table-cell office:value-type="string">
            <text:p>1017.2495</text:p>
          </table:table-cell>
          <table:table-cell office:value-type="string">
            <text:p>63.6209</text:p>
          </table:table-cell>
          <table:table-cell office:value-type="string">
            <text:p>953.6285</text:p>
          </table:table-cell>
          <table:table-cell office:value-type="string">
            <text:p>422.9897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019];9;2); &quot;/&quot;; MID([.A1019];6;2);&quot;/&quot;;MID([.A1019];1;4);&quot;/&quot;)" office:value-type="string" office:string-value="14/10/2021/">
            <text:p>14/10/2021/</text:p>
          </table:table-cell>
        </table:table-row>
        <table:table-row table:style-name="ro1">
          <table:table-cell office:value-type="string">
            <text:p>2021-10-15T00:00:00.0/2021-10-16T00:00:00.0</text:p>
          </table:table-cell>
          <table:table-cell office:value-type="string">
            <text:p>4869.7964</text:p>
          </table:table-cell>
          <table:table-cell office:value-type="string">
            <text:p>3362.1836</text:p>
          </table:table-cell>
          <table:table-cell office:value-type="string">
            <text:p>2585.6633</text:p>
          </table:table-cell>
          <table:table-cell office:value-type="string">
            <text:p>776.5203</text:p>
          </table:table-cell>
          <table:table-cell office:value-type="string">
            <text:p>6566.4165</text:p>
          </table:table-cell>
          <table:table-cell office:value-type="string">
            <text:p>2173.2100</text:p>
          </table:table-cell>
          <table:table-cell office:value-type="string">
            <text:p>937.5438</text:p>
          </table:table-cell>
          <table:table-cell office:value-type="string">
            <text:p>1235.6661</text:p>
          </table:table-cell>
          <table:table-cell office:value-type="string">
            <text:p>2202.1648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020];9;2); &quot;/&quot;; MID([.A1020];6;2);&quot;/&quot;;MID([.A1020];1;4);&quot;/&quot;)" office:value-type="string" office:string-value="15/10/2021/">
            <text:p>15/10/2021/</text:p>
          </table:table-cell>
        </table:table-row>
        <table:table-row table:style-name="ro1">
          <table:table-cell office:value-type="string">
            <text:p>2021-10-16T00:00:00.0/2021-10-17T00:00:00.0</text:p>
          </table:table-cell>
          <table:table-cell office:value-type="string">
            <text:p>4795.5942</text:p>
          </table:table-cell>
          <table:table-cell office:value-type="string">
            <text:p>3367.9700</text:p>
          </table:table-cell>
          <table:table-cell office:value-type="string">
            <text:p>2524.0698</text:p>
          </table:table-cell>
          <table:table-cell office:value-type="string">
            <text:p>843.9001</text:p>
          </table:table-cell>
          <table:table-cell office:value-type="string">
            <text:p>6500.3511</text:p>
          </table:table-cell>
          <table:table-cell office:value-type="string">
            <text:p>2115.1782</text:p>
          </table:table-cell>
          <table:table-cell office:value-type="string">
            <text:p>705.2386</text:p>
          </table:table-cell>
          <table:table-cell office:value-type="string">
            <text:p>1409.9395</text:p>
          </table:table-cell>
          <table:table-cell office:value-type="string">
            <text:p>1957.5283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021];9;2); &quot;/&quot;; MID([.A1021];6;2);&quot;/&quot;;MID([.A1021];1;4);&quot;/&quot;)" office:value-type="string" office:string-value="16/10/2021/">
            <text:p>16/10/2021/</text:p>
          </table:table-cell>
        </table:table-row>
        <table:table-row table:style-name="ro1">
          <table:table-cell office:value-type="string">
            <text:p>2021-10-17T00:00:00.0/2021-10-18T00:00:00.0</text:p>
          </table:table-cell>
          <table:table-cell office:value-type="string">
            <text:p>4721.9585</text:p>
          </table:table-cell>
          <table:table-cell office:value-type="string">
            <text:p>3304.8655</text:p>
          </table:table-cell>
          <table:table-cell office:value-type="string">
            <text:p>2495.9417</text:p>
          </table:table-cell>
          <table:table-cell office:value-type="string">
            <text:p>808.9237</text:p>
          </table:table-cell>
          <table:table-cell office:value-type="string">
            <text:p>6525.3022</text:p>
          </table:table-cell>
          <table:table-cell office:value-type="string">
            <text:p>1561.2885</text:p>
          </table:table-cell>
          <table:table-cell office:value-type="string">
            <text:p>118.4549</text:p>
          </table:table-cell>
          <table:table-cell office:value-type="string">
            <text:p>1442.8335</text:p>
          </table:table-cell>
          <table:table-cell office:value-type="string">
            <text:p>426.3929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022];9;2); &quot;/&quot;; MID([.A1022];6;2);&quot;/&quot;;MID([.A1022];1;4);&quot;/&quot;)" office:value-type="string" office:string-value="17/10/2021/">
            <text:p>17/10/2021/</text:p>
          </table:table-cell>
        </table:table-row>
        <table:table-row table:style-name="ro1">
          <table:table-cell office:value-type="string">
            <text:p>2021-10-18T00:00:00.0/2021-10-19T00:00:00.0</text:p>
          </table:table-cell>
          <table:table-cell office:value-type="string">
            <text:p>4648.9668</text:p>
          </table:table-cell>
          <table:table-cell office:value-type="string">
            <text:p>3216.3909</text:p>
          </table:table-cell>
          <table:table-cell office:value-type="string">
            <text:p>2528.0530</text:p>
          </table:table-cell>
          <table:table-cell office:value-type="string">
            <text:p>688.3379</text:p>
          </table:table-cell>
          <table:table-cell office:value-type="string">
            <text:p>6667.9966</text:p>
          </table:table-cell>
          <table:table-cell office:value-type="string">
            <text:p>2698.2114</text:p>
          </table:table-cell>
          <table:table-cell office:value-type="string">
            <text:p>1729.1921</text:p>
          </table:table-cell>
          <table:table-cell office:value-type="string">
            <text:p>969.0194</text:p>
          </table:table-cell>
          <table:table-cell office:value-type="string">
            <text:p>4223.1904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023];9;2); &quot;/&quot;; MID([.A1023];6;2);&quot;/&quot;;MID([.A1023];1;4);&quot;/&quot;)" office:value-type="string" office:string-value="18/10/2021/">
            <text:p>18/10/2021/</text:p>
          </table:table-cell>
        </table:table-row>
        <table:table-row table:style-name="ro1">
          <table:table-cell office:value-type="string">
            <text:p>2021-10-19T00:00:00.0/2021-10-20T00:00:00.0</text:p>
          </table:table-cell>
          <table:table-cell office:value-type="string">
            <text:p>4576.5576</text:p>
          </table:table-cell>
          <table:table-cell office:value-type="string">
            <text:p>3112.7664</text:p>
          </table:table-cell>
          <table:table-cell office:value-type="string">
            <text:p>2338.1853</text:p>
          </table:table-cell>
          <table:table-cell office:value-type="string">
            <text:p>774.5811</text:p>
          </table:table-cell>
          <table:table-cell office:value-type="string">
            <text:p>6232.2466</text:p>
          </table:table-cell>
          <table:table-cell office:value-type="string">
            <text:p>2351.3884</text:p>
          </table:table-cell>
          <table:table-cell office:value-type="string">
            <text:p>889.2560</text:p>
          </table:table-cell>
          <table:table-cell office:value-type="string">
            <text:p>1462.1323</text:p>
          </table:table-cell>
          <table:table-cell office:value-type="string">
            <text:p>2398.9348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024];9;2); &quot;/&quot;; MID([.A1024];6;2);&quot;/&quot;;MID([.A1024];1;4);&quot;/&quot;)" office:value-type="string" office:string-value="19/10/2021/">
            <text:p>19/10/2021/</text:p>
          </table:table-cell>
        </table:table-row>
        <table:table-row table:style-name="ro1">
          <table:table-cell office:value-type="string">
            <text:p>2021-10-20T00:00:00.0/2021-10-21T00:00:00.0</text:p>
          </table:table-cell>
          <table:table-cell office:value-type="string">
            <text:p>4504.8223</text:p>
          </table:table-cell>
          <table:table-cell office:value-type="string">
            <text:p>3027.5339</text:p>
          </table:table-cell>
          <table:table-cell office:value-type="string">
            <text:p>2185.8889</text:p>
          </table:table-cell>
          <table:table-cell office:value-type="string">
            <text:p>841.6451</text:p>
          </table:table-cell>
          <table:table-cell office:value-type="string">
            <text:p>5776.5752</text:p>
          </table:table-cell>
          <table:table-cell office:value-type="string">
            <text:p>2609.8223</text:p>
          </table:table-cell>
          <table:table-cell office:value-type="string">
            <text:p>1360.9115</text:p>
          </table:table-cell>
          <table:table-cell office:value-type="string">
            <text:p>1248.9109</text:p>
          </table:table-cell>
          <table:table-cell office:value-type="string">
            <text:p>3750.8667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025];9;2); &quot;/&quot;; MID([.A1025];6;2);&quot;/&quot;;MID([.A1025];1;4);&quot;/&quot;)" office:value-type="string" office:string-value="20/10/2021/">
            <text:p>20/10/2021/</text:p>
          </table:table-cell>
        </table:table-row>
        <table:table-row table:style-name="ro1">
          <table:table-cell office:value-type="string">
            <text:p>2021-10-21T00:00:00.0/2021-10-22T00:00:00.0</text:p>
          </table:table-cell>
          <table:table-cell office:value-type="string">
            <text:p>4433.7295</text:p>
          </table:table-cell>
          <table:table-cell office:value-type="string">
            <text:p>3087.2434</text:p>
          </table:table-cell>
          <table:table-cell office:value-type="string">
            <text:p>2452.4109</text:p>
          </table:table-cell>
          <table:table-cell office:value-type="string">
            <text:p>634.8325</text:p>
          </table:table-cell>
          <table:table-cell office:value-type="string">
            <text:p>6673.2056</text:p>
          </table:table-cell>
          <table:table-cell office:value-type="string">
            <text:p>2081.5046</text:p>
          </table:table-cell>
          <table:table-cell office:value-type="string">
            <text:p>821.3559</text:p>
          </table:table-cell>
          <table:table-cell office:value-type="string">
            <text:p>1260.1488</text:p>
          </table:table-cell>
          <table:table-cell office:value-type="string">
            <text:p>2448.4888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026];9;2); &quot;/&quot;; MID([.A1026];6;2);&quot;/&quot;;MID([.A1026];1;4);&quot;/&quot;)" office:value-type="string" office:string-value="21/10/2021/">
            <text:p>21/10/2021/</text:p>
          </table:table-cell>
        </table:table-row>
        <table:table-row table:style-name="ro1">
          <table:table-cell office:value-type="string">
            <text:p>2021-10-22T00:00:00.0/2021-10-23T00:00:00.0</text:p>
          </table:table-cell>
          <table:table-cell office:value-type="string">
            <text:p>4363.3501</text:p>
          </table:table-cell>
          <table:table-cell office:value-type="string">
            <text:p>3106.4014</text:p>
          </table:table-cell>
          <table:table-cell office:value-type="string">
            <text:p>2480.7429</text:p>
          </table:table-cell>
          <table:table-cell office:value-type="string">
            <text:p>625.6586</text:p>
          </table:table-cell>
          <table:table-cell office:value-type="string">
            <text:p>6948.8574</text:p>
          </table:table-cell>
          <table:table-cell office:value-type="string">
            <text:p>2960.4182</text:p>
          </table:table-cell>
          <table:table-cell office:value-type="string">
            <text:p>2203.4351</text:p>
          </table:table-cell>
          <table:table-cell office:value-type="string">
            <text:p>756.9832</text:p>
          </table:table-cell>
          <table:table-cell office:value-type="string">
            <text:p>6349.6167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027];9;2); &quot;/&quot;; MID([.A1027];6;2);&quot;/&quot;;MID([.A1027];1;4);&quot;/&quot;)" office:value-type="string" office:string-value="22/10/2021/">
            <text:p>22/10/2021/</text:p>
          </table:table-cell>
        </table:table-row>
        <table:table-row table:style-name="ro1">
          <table:table-cell office:value-type="string">
            <text:p>2021-10-23T00:00:00.0/2021-10-24T00:00:00.0</text:p>
          </table:table-cell>
          <table:table-cell office:value-type="string">
            <text:p>4293.6880</text:p>
          </table:table-cell>
          <table:table-cell office:value-type="string">
            <text:p>3031.4033</text:p>
          </table:table-cell>
          <table:table-cell office:value-type="string">
            <text:p>2303.0723</text:p>
          </table:table-cell>
          <table:table-cell office:value-type="string">
            <text:p>728.3311</text:p>
          </table:table-cell>
          <table:table-cell office:value-type="string">
            <text:p>6429.5391</text:p>
          </table:table-cell>
          <table:table-cell office:value-type="string">
            <text:p>1986.5198</text:p>
          </table:table-cell>
          <table:table-cell office:value-type="string">
            <text:p>930.5446</text:p>
          </table:table-cell>
          <table:table-cell office:value-type="string">
            <text:p>1055.9752</text:p>
          </table:table-cell>
          <table:table-cell office:value-type="string">
            <text:p>3006.2073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028];9;2); &quot;/&quot;; MID([.A1028];6;2);&quot;/&quot;;MID([.A1028];1;4);&quot;/&quot;)" office:value-type="string" office:string-value="23/10/2021/">
            <text:p>23/10/2021/</text:p>
          </table:table-cell>
        </table:table-row>
        <table:table-row table:style-name="ro1">
          <table:table-cell office:value-type="string">
            <text:p>2021-10-24T00:00:00.0/2021-10-25T00:00:00.0</text:p>
          </table:table-cell>
          <table:table-cell office:value-type="string">
            <text:p>4224.7305</text:p>
          </table:table-cell>
          <table:table-cell office:value-type="string">
            <text:p>3050.3516</text:p>
          </table:table-cell>
          <table:table-cell office:value-type="string">
            <text:p>2515.3145</text:p>
          </table:table-cell>
          <table:table-cell office:value-type="string">
            <text:p>535.0372</text:p>
          </table:table-cell>
          <table:table-cell office:value-type="string">
            <text:p>7262.0991</text:p>
          </table:table-cell>
          <table:table-cell office:value-type="string">
            <text:p>3000.1819</text:p>
          </table:table-cell>
          <table:table-cell office:value-type="string">
            <text:p>2425.3826</text:p>
          </table:table-cell>
          <table:table-cell office:value-type="string">
            <text:p>574.7993</text:p>
          </table:table-cell>
          <table:table-cell office:value-type="string">
            <text:p>7021.1797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029];9;2); &quot;/&quot;; MID([.A1029];6;2);&quot;/&quot;;MID([.A1029];1;4);&quot;/&quot;)" office:value-type="string" office:string-value="24/10/2021/">
            <text:p>24/10/2021/</text:p>
          </table:table-cell>
        </table:table-row>
        <table:table-row table:style-name="ro1">
          <table:table-cell office:value-type="string">
            <text:p>2021-10-25T00:00:00.0/2021-10-26T00:00:00.0</text:p>
          </table:table-cell>
          <table:table-cell office:value-type="string">
            <text:p>4156.5205</text:p>
          </table:table-cell>
          <table:table-cell office:value-type="string">
            <text:p>3018.6675</text:p>
          </table:table-cell>
          <table:table-cell office:value-type="string">
            <text:p>2500.9312</text:p>
          </table:table-cell>
          <table:table-cell office:value-type="string">
            <text:p>517.7364</text:p>
          </table:table-cell>
          <table:table-cell office:value-type="string">
            <text:p>7315.7549</text:p>
          </table:table-cell>
          <table:table-cell office:value-type="string">
            <text:p>2628.8428</text:p>
          </table:table-cell>
          <table:table-cell office:value-type="string">
            <text:p>1511.6929</text:p>
          </table:table-cell>
          <table:table-cell office:value-type="string">
            <text:p>1117.1500</text:p>
          </table:table-cell>
          <table:table-cell office:value-type="string">
            <text:p>4891.6201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030];9;2); &quot;/&quot;; MID([.A1030];6;2);&quot;/&quot;;MID([.A1030];1;4);&quot;/&quot;)" office:value-type="string" office:string-value="25/10/2021/">
            <text:p>25/10/2021/</text:p>
          </table:table-cell>
        </table:table-row>
        <table:table-row table:style-name="ro1">
          <table:table-cell office:value-type="string">
            <text:p>2021-10-26T00:00:00.0/2021-10-27T00:00:00.0</text:p>
          </table:table-cell>
          <table:table-cell office:value-type="string">
            <text:p>4089.1238</text:p>
          </table:table-cell>
          <table:table-cell office:value-type="string">
            <text:p>2707.2180</text:p>
          </table:table-cell>
          <table:table-cell office:value-type="string">
            <text:p>1868.8181</text:p>
          </table:table-cell>
          <table:table-cell office:value-type="string">
            <text:p>838.4000</text:p>
          </table:table-cell>
          <table:table-cell office:value-type="string">
            <text:p>5275.9673</text:p>
          </table:table-cell>
          <table:table-cell office:value-type="string">
            <text:p>2051.0095</text:p>
          </table:table-cell>
          <table:table-cell office:value-type="string">
            <text:p>811.4439</text:p>
          </table:table-cell>
          <table:table-cell office:value-type="string">
            <text:p>1239.5657</text:p>
          </table:table-cell>
          <table:table-cell office:value-type="string">
            <text:p>2460.6897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031];9;2); &quot;/&quot;; MID([.A1031];6;2);&quot;/&quot;;MID([.A1031];1;4);&quot;/&quot;)" office:value-type="string" office:string-value="26/10/2021/">
            <text:p>26/10/2021/</text:p>
          </table:table-cell>
        </table:table-row>
        <table:table-row table:style-name="ro1">
          <table:table-cell office:value-type="string">
            <text:p>2021-10-27T00:00:00.0/2021-10-28T00:00:00.0</text:p>
          </table:table-cell>
          <table:table-cell office:value-type="string">
            <text:p>4022.4939</text:p>
          </table:table-cell>
          <table:table-cell office:value-type="string">
            <text:p>2678.7517</text:p>
          </table:table-cell>
          <table:table-cell office:value-type="string">
            <text:p>1920.4653</text:p>
          </table:table-cell>
          <table:table-cell office:value-type="string">
            <text:p>758.2863</text:p>
          </table:table-cell>
          <table:table-cell office:value-type="string">
            <text:p>5573.6367</text:p>
          </table:table-cell>
          <table:table-cell office:value-type="string">
            <text:p>2248.8867</text:p>
          </table:table-cell>
          <table:table-cell office:value-type="string">
            <text:p>977.4575</text:p>
          </table:table-cell>
          <table:table-cell office:value-type="string">
            <text:p>1271.4292</text:p>
          </table:table-cell>
          <table:table-cell office:value-type="string">
            <text:p>3262.0029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032];9;2); &quot;/&quot;; MID([.A1032];6;2);&quot;/&quot;;MID([.A1032];1;4);&quot;/&quot;)" office:value-type="string" office:string-value="27/10/2021/">
            <text:p>27/10/2021/</text:p>
          </table:table-cell>
        </table:table-row>
        <table:table-row table:style-name="ro1">
          <table:table-cell office:value-type="string">
            <text:p>2021-10-28T00:00:00.0/2021-10-29T00:00:00.0</text:p>
          </table:table-cell>
          <table:table-cell office:value-type="string">
            <text:p>3956.6763</text:p>
          </table:table-cell>
          <table:table-cell office:value-type="string">
            <text:p>2763.3994</text:p>
          </table:table-cell>
          <table:table-cell office:value-type="string">
            <text:p>2149.7380</text:p>
          </table:table-cell>
          <table:table-cell office:value-type="string">
            <text:p>613.6613</text:p>
          </table:table-cell>
          <table:table-cell office:value-type="string">
            <text:p>6316.6250</text:p>
          </table:table-cell>
          <table:table-cell office:value-type="string">
            <text:p>2738.4543</text:p>
          </table:table-cell>
          <table:table-cell office:value-type="string">
            <text:p>2110.8889</text:p>
          </table:table-cell>
          <table:table-cell office:value-type="string">
            <text:p>627.5654</text:p>
          </table:table-cell>
          <table:table-cell office:value-type="string">
            <text:p>6044.5923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033];9;2); &quot;/&quot;; MID([.A1033];6;2);&quot;/&quot;;MID([.A1033];1;4);&quot;/&quot;)" office:value-type="string" office:string-value="28/10/2021/">
            <text:p>28/10/2021/</text:p>
          </table:table-cell>
        </table:table-row>
        <table:table-row table:style-name="ro1">
          <table:table-cell office:value-type="string">
            <text:p>2021-10-29T00:00:00.0/2021-10-30T00:00:00.0</text:p>
          </table:table-cell>
          <table:table-cell office:value-type="string">
            <text:p>3891.7358</text:p>
          </table:table-cell>
          <table:table-cell office:value-type="string">
            <text:p>2709.2322</text:p>
          </table:table-cell>
          <table:table-cell office:value-type="string">
            <text:p>2081.5342</text:p>
          </table:table-cell>
          <table:table-cell office:value-type="string">
            <text:p>627.6982</text:p>
          </table:table-cell>
          <table:table-cell office:value-type="string">
            <text:p>6161.9346</text:p>
          </table:table-cell>
          <table:table-cell office:value-type="string">
            <text:p>2561.8203</text:p>
          </table:table-cell>
          <table:table-cell office:value-type="string">
            <text:p>1829.1947</text:p>
          </table:table-cell>
          <table:table-cell office:value-type="string">
            <text:p>732.6257</text:p>
          </table:table-cell>
          <table:table-cell office:value-type="string">
            <text:p>5323.0332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034];9;2); &quot;/&quot;; MID([.A1034];6;2);&quot;/&quot;;MID([.A1034];1;4);&quot;/&quot;)" office:value-type="string" office:string-value="29/10/2021/">
            <text:p>29/10/2021/</text:p>
          </table:table-cell>
        </table:table-row>
        <table:table-row table:style-name="ro1">
          <table:table-cell office:value-type="string">
            <text:p>2021-10-30T00:00:00.0/2021-10-31T00:00:00.0</text:p>
          </table:table-cell>
          <table:table-cell office:value-type="string">
            <text:p>3827.6680</text:p>
          </table:table-cell>
          <table:table-cell office:value-type="string">
            <text:p>2658.5234</text:p>
          </table:table-cell>
          <table:table-cell office:value-type="string">
            <text:p>1994.8284</text:p>
          </table:table-cell>
          <table:table-cell office:value-type="string">
            <text:p>663.6951</text:p>
          </table:table-cell>
          <table:table-cell office:value-type="string">
            <text:p>5989.7393</text:p>
          </table:table-cell>
          <table:table-cell office:value-type="string">
            <text:p>2559.2502</text:p>
          </table:table-cell>
          <table:table-cell office:value-type="string">
            <text:p>1833.4005</text:p>
          </table:table-cell>
          <table:table-cell office:value-type="string">
            <text:p>725.8498</text:p>
          </table:table-cell>
          <table:table-cell office:value-type="string">
            <text:p>5402.9404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035];9;2); &quot;/&quot;; MID([.A1035];6;2);&quot;/&quot;;MID([.A1035];1;4);&quot;/&quot;)" office:value-type="string" office:string-value="30/10/2021/">
            <text:p>30/10/2021/</text:p>
          </table:table-cell>
        </table:table-row>
        <table:table-row table:style-name="ro1">
          <table:table-cell office:value-type="string">
            <text:p>2021-10-31T00:00:00.0/2021-11-01T00:00:00.0</text:p>
          </table:table-cell>
          <table:table-cell office:value-type="string">
            <text:p>3764.4473</text:p>
          </table:table-cell>
          <table:table-cell office:value-type="string">
            <text:p>2481.7087</text:p>
          </table:table-cell>
          <table:table-cell office:value-type="string">
            <text:p>1825.7128</text:p>
          </table:table-cell>
          <table:table-cell office:value-type="string">
            <text:p>655.9960</text:p>
          </table:table-cell>
          <table:table-cell office:value-type="string">
            <text:p>5522.7280</text:p>
          </table:table-cell>
          <table:table-cell office:value-type="string">
            <text:p>2377.6787</text:p>
          </table:table-cell>
          <table:table-cell office:value-type="string">
            <text:p>1611.5398</text:p>
          </table:table-cell>
          <table:table-cell office:value-type="string">
            <text:p>766.1389</text:p>
          </table:table-cell>
          <table:table-cell office:value-type="string">
            <text:p>4952.6616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036];9;2); &quot;/&quot;; MID([.A1036];6;2);&quot;/&quot;;MID([.A1036];1;4);&quot;/&quot;)" office:value-type="string" office:string-value="31/10/2021/">
            <text:p>31/10/2021/</text:p>
          </table:table-cell>
        </table:table-row>
        <table:table-row table:style-name="ro1">
          <table:table-cell office:value-type="string">
            <text:p>2021-11-01T00:00:00.0/2021-11-02T00:00:00.0</text:p>
          </table:table-cell>
          <table:table-cell office:value-type="string">
            <text:p>3702.1653</text:p>
          </table:table-cell>
          <table:table-cell office:value-type="string">
            <text:p>2318.3684</text:p>
          </table:table-cell>
          <table:table-cell office:value-type="string">
            <text:p>1458.4663</text:p>
          </table:table-cell>
          <table:table-cell office:value-type="string">
            <text:p>859.9022</text:p>
          </table:table-cell>
          <table:table-cell office:value-type="string">
            <text:p>4334.6836</text:p>
          </table:table-cell>
          <table:table-cell office:value-type="string">
            <text:p>1221.1683</text:p>
          </table:table-cell>
          <table:table-cell office:value-type="string">
            <text:p>272.6200</text:p>
          </table:table-cell>
          <table:table-cell office:value-type="string">
            <text:p>948.5483</text:p>
          </table:table-cell>
          <table:table-cell office:value-type="string">
            <text:p>1133.9250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037];9;2); &quot;/&quot;; MID([.A1037];6;2);&quot;/&quot;;MID([.A1037];1;4);&quot;/&quot;)" office:value-type="string" office:string-value="01/11/2021/">
            <text:p>01/11/2021/</text:p>
          </table:table-cell>
        </table:table-row>
        <table:table-row table:style-name="ro1">
          <table:table-cell office:value-type="string">
            <text:p>2021-11-02T00:00:00.0/2021-11-03T00:00:00.0</text:p>
          </table:table-cell>
          <table:table-cell office:value-type="string">
            <text:p>3640.8091</text:p>
          </table:table-cell>
          <table:table-cell office:value-type="string">
            <text:p>2480.3435</text:p>
          </table:table-cell>
          <table:table-cell office:value-type="string">
            <text:p>1944.5925</text:p>
          </table:table-cell>
          <table:table-cell office:value-type="string">
            <text:p>535.7509</text:p>
          </table:table-cell>
          <table:table-cell office:value-type="string">
            <text:p>6181.3745</text:p>
          </table:table-cell>
          <table:table-cell office:value-type="string">
            <text:p>1082.7948</text:p>
          </table:table-cell>
          <table:table-cell office:value-type="string">
            <text:p>317.8296</text:p>
          </table:table-cell>
          <table:table-cell office:value-type="string">
            <text:p>764.9652</text:p>
          </table:table-cell>
          <table:table-cell office:value-type="string">
            <text:p>1177.8232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038];9;2); &quot;/&quot;; MID([.A1038];6;2);&quot;/&quot;;MID([.A1038];1;4);&quot;/&quot;)" office:value-type="string" office:string-value="02/11/2021/">
            <text:p>02/11/2021/</text:p>
          </table:table-cell>
        </table:table-row>
        <table:table-row table:style-name="ro1">
          <table:table-cell office:value-type="string">
            <text:p>2021-11-03T00:00:00.0/2021-11-04T00:00:00.0</text:p>
          </table:table-cell>
          <table:table-cell office:value-type="string">
            <text:p>3580.3774</text:p>
          </table:table-cell>
          <table:table-cell office:value-type="string">
            <text:p>2448.3438</text:p>
          </table:table-cell>
          <table:table-cell office:value-type="string">
            <text:p>1914.0824</text:p>
          </table:table-cell>
          <table:table-cell office:value-type="string">
            <text:p>534.2614</text:p>
          </table:table-cell>
          <table:table-cell office:value-type="string">
            <text:p>6092.1045</text:p>
          </table:table-cell>
          <table:table-cell office:value-type="string">
            <text:p>1630.0248</text:p>
          </table:table-cell>
          <table:table-cell office:value-type="string">
            <text:p>616.5654</text:p>
          </table:table-cell>
          <table:table-cell office:value-type="string">
            <text:p>1013.4594</text:p>
          </table:table-cell>
          <table:table-cell office:value-type="string">
            <text:p>2391.814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039];9;2); &quot;/&quot;; MID([.A1039];6;2);&quot;/&quot;;MID([.A1039];1;4);&quot;/&quot;)" office:value-type="string" office:string-value="03/11/2021/">
            <text:p>03/11/2021/</text:p>
          </table:table-cell>
        </table:table-row>
        <table:table-row table:style-name="ro1">
          <table:table-cell office:value-type="string">
            <text:p>2021-11-04T00:00:00.0/2021-11-05T00:00:00.0</text:p>
          </table:table-cell>
          <table:table-cell office:value-type="string">
            <text:p>3520.9417</text:p>
          </table:table-cell>
          <table:table-cell office:value-type="string">
            <text:p>2375.0759</text:p>
          </table:table-cell>
          <table:table-cell office:value-type="string">
            <text:p>1884.1971</text:p>
          </table:table-cell>
          <table:table-cell office:value-type="string">
            <text:p>490.8788</text:p>
          </table:table-cell>
          <table:table-cell office:value-type="string">
            <text:p>6091.6431</text:p>
          </table:table-cell>
          <table:table-cell office:value-type="string">
            <text:p>901.1238</text:p>
          </table:table-cell>
          <table:table-cell office:value-type="string">
            <text:p>134.6841</text:p>
          </table:table-cell>
          <table:table-cell office:value-type="string">
            <text:p>766.4396</text:p>
          </table:table-cell>
          <table:table-cell office:value-type="string">
            <text:p>722.9700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040];9;2); &quot;/&quot;; MID([.A1040];6;2);&quot;/&quot;;MID([.A1040];1;4);&quot;/&quot;)" office:value-type="string" office:string-value="04/11/2021/">
            <text:p>04/11/2021/</text:p>
          </table:table-cell>
        </table:table-row>
        <table:table-row table:style-name="ro1">
          <table:table-cell office:value-type="string">
            <text:p>2021-11-05T00:00:00.0/2021-11-06T00:00:00.0</text:p>
          </table:table-cell>
          <table:table-cell office:value-type="string">
            <text:p>3462.4958</text:p>
          </table:table-cell>
          <table:table-cell office:value-type="string">
            <text:p>2377.1021</text:p>
          </table:table-cell>
          <table:table-cell office:value-type="string">
            <text:p>1913.5840</text:p>
          </table:table-cell>
          <table:table-cell office:value-type="string">
            <text:p>463.5180</text:p>
          </table:table-cell>
          <table:table-cell office:value-type="string">
            <text:p>6277.5171</text:p>
          </table:table-cell>
          <table:table-cell office:value-type="string">
            <text:p>800.9833</text:p>
          </table:table-cell>
          <table:table-cell office:value-type="string">
            <text:p>113.8663</text:p>
          </table:table-cell>
          <table:table-cell office:value-type="string">
            <text:p>687.1171</text:p>
          </table:table-cell>
          <table:table-cell office:value-type="string">
            <text:p>679.0218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041];9;2); &quot;/&quot;; MID([.A1041];6;2);&quot;/&quot;;MID([.A1041];1;4);&quot;/&quot;)" office:value-type="string" office:string-value="05/11/2021/">
            <text:p>05/11/2021/</text:p>
          </table:table-cell>
        </table:table-row>
        <table:table-row table:style-name="ro1">
          <table:table-cell office:value-type="string">
            <text:p>2021-11-06T00:00:00.0/2021-11-07T00:00:00.0</text:p>
          </table:table-cell>
          <table:table-cell office:value-type="string">
            <text:p>3405.0234</text:p>
          </table:table-cell>
          <table:table-cell office:value-type="string">
            <text:p>2336.4165</text:p>
          </table:table-cell>
          <table:table-cell office:value-type="string">
            <text:p>1794.5417</text:p>
          </table:table-cell>
          <table:table-cell office:value-type="string">
            <text:p>541.8748</text:p>
          </table:table-cell>
          <table:table-cell office:value-type="string">
            <text:p>5927.0195</text:p>
          </table:table-cell>
          <table:table-cell office:value-type="string">
            <text:p>2183.0796</text:p>
          </table:table-cell>
          <table:table-cell office:value-type="string">
            <text:p>1533.4810</text:p>
          </table:table-cell>
          <table:table-cell office:value-type="string">
            <text:p>649.5985</text:p>
          </table:table-cell>
          <table:table-cell office:value-type="string">
            <text:p>4897.2280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042];9;2); &quot;/&quot;; MID([.A1042];6;2);&quot;/&quot;;MID([.A1042];1;4);&quot;/&quot;)" office:value-type="string" office:string-value="06/11/2021/">
            <text:p>06/11/2021/</text:p>
          </table:table-cell>
        </table:table-row>
        <table:table-row table:style-name="ro1">
          <table:table-cell office:value-type="string">
            <text:p>2021-11-07T00:00:00.0/2021-11-08T00:00:00.0</text:p>
          </table:table-cell>
          <table:table-cell office:value-type="string">
            <text:p>3348.6086</text:p>
          </table:table-cell>
          <table:table-cell office:value-type="string">
            <text:p>2258.5769</text:p>
          </table:table-cell>
          <table:table-cell office:value-type="string">
            <text:p>1744.2043</text:p>
          </table:table-cell>
          <table:table-cell office:value-type="string">
            <text:p>514.3727</text:p>
          </table:table-cell>
          <table:table-cell office:value-type="string">
            <text:p>5803.0591</text:p>
          </table:table-cell>
          <table:table-cell office:value-type="string">
            <text:p>1333.7640</text:p>
          </table:table-cell>
          <table:table-cell office:value-type="string">
            <text:p>522.3136</text:p>
          </table:table-cell>
          <table:table-cell office:value-type="string">
            <text:p>811.4504</text:p>
          </table:table-cell>
          <table:table-cell office:value-type="string">
            <text:p>1666.7931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043];9;2); &quot;/&quot;; MID([.A1043];6;2);&quot;/&quot;;MID([.A1043];1;4);&quot;/&quot;)" office:value-type="string" office:string-value="07/11/2021/">
            <text:p>07/11/2021/</text:p>
          </table:table-cell>
        </table:table-row>
        <table:table-row table:style-name="ro1">
          <table:table-cell office:value-type="string">
            <text:p>2021-11-08T00:00:00.0/2021-11-09T00:00:00.0</text:p>
          </table:table-cell>
          <table:table-cell office:value-type="string">
            <text:p>3293.2576</text:p>
          </table:table-cell>
          <table:table-cell office:value-type="string">
            <text:p>2209.5603</text:p>
          </table:table-cell>
          <table:table-cell office:value-type="string">
            <text:p>1634.3992</text:p>
          </table:table-cell>
          <table:table-cell office:value-type="string">
            <text:p>575.1610</text:p>
          </table:table-cell>
          <table:table-cell office:value-type="string">
            <text:p>5453.5894</text:p>
          </table:table-cell>
          <table:table-cell office:value-type="string">
            <text:p>1031.7380</text:p>
          </table:table-cell>
          <table:table-cell office:value-type="string">
            <text:p>274.8402</text:p>
          </table:table-cell>
          <table:table-cell office:value-type="string">
            <text:p>756.8978</text:p>
          </table:table-cell>
          <table:table-cell office:value-type="string">
            <text:p>827.1169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044];9;2); &quot;/&quot;; MID([.A1044];6;2);&quot;/&quot;;MID([.A1044];1;4);&quot;/&quot;)" office:value-type="string" office:string-value="08/11/2021/">
            <text:p>08/11/2021/</text:p>
          </table:table-cell>
        </table:table-row>
        <table:table-row table:style-name="ro1">
          <table:table-cell office:value-type="string">
            <text:p>2021-11-09T00:00:00.0/2021-11-10T00:00:00.0</text:p>
          </table:table-cell>
          <table:table-cell office:value-type="string">
            <text:p>3238.9280</text:p>
          </table:table-cell>
          <table:table-cell office:value-type="string">
            <text:p>2189.9036</text:p>
          </table:table-cell>
          <table:table-cell office:value-type="string">
            <text:p>1656.8379</text:p>
          </table:table-cell>
          <table:table-cell office:value-type="string">
            <text:p>533.0657</text:p>
          </table:table-cell>
          <table:table-cell office:value-type="string">
            <text:p>5625.2588</text:p>
          </table:table-cell>
          <table:table-cell office:value-type="string">
            <text:p>2086.7058</text:p>
          </table:table-cell>
          <table:table-cell office:value-type="string">
            <text:p>1451.1499</text:p>
          </table:table-cell>
          <table:table-cell office:value-type="string">
            <text:p>635.5559</text:p>
          </table:table-cell>
          <table:table-cell office:value-type="string">
            <text:p>5070.3799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045];9;2); &quot;/&quot;; MID([.A1045];6;2);&quot;/&quot;;MID([.A1045];1;4);&quot;/&quot;)" office:value-type="string" office:string-value="09/11/2021/">
            <text:p>09/11/2021/</text:p>
          </table:table-cell>
        </table:table-row>
        <table:table-row table:style-name="ro1">
          <table:table-cell office:value-type="string">
            <text:p>2021-11-10T00:00:00.0/2021-11-11T00:00:00.0</text:p>
          </table:table-cell>
          <table:table-cell office:value-type="string">
            <text:p>3185.7434</text:p>
          </table:table-cell>
          <table:table-cell office:value-type="string">
            <text:p>2120.9553</text:p>
          </table:table-cell>
          <table:table-cell office:value-type="string">
            <text:p>1575.4635</text:p>
          </table:table-cell>
          <table:table-cell office:value-type="string">
            <text:p>545.4919</text:p>
          </table:table-cell>
          <table:table-cell office:value-type="string">
            <text:p>5385.3428</text:p>
          </table:table-cell>
          <table:table-cell office:value-type="string">
            <text:p>1504.4235</text:p>
          </table:table-cell>
          <table:table-cell office:value-type="string">
            <text:p>632.1890</text:p>
          </table:table-cell>
          <table:table-cell office:value-type="string">
            <text:p>872.2345</text:p>
          </table:table-cell>
          <table:table-cell office:value-type="string">
            <text:p>2058.0854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046];9;2); &quot;/&quot;; MID([.A1046];6;2);&quot;/&quot;;MID([.A1046];1;4);&quot;/&quot;)" office:value-type="string" office:string-value="10/11/2021/">
            <text:p>10/11/2021/</text:p>
          </table:table-cell>
        </table:table-row>
        <table:table-row table:style-name="ro1">
          <table:table-cell office:value-type="string">
            <text:p>2021-11-11T00:00:00.0/2021-11-12T00:00:00.0</text:p>
          </table:table-cell>
          <table:table-cell office:value-type="string">
            <text:p>3133.5986</text:p>
          </table:table-cell>
          <table:table-cell office:value-type="string">
            <text:p>1972.9674</text:p>
          </table:table-cell>
          <table:table-cell office:value-type="string">
            <text:p>1274.2566</text:p>
          </table:table-cell>
          <table:table-cell office:value-type="string">
            <text:p>698.7108</text:p>
          </table:table-cell>
          <table:table-cell office:value-type="string">
            <text:p>4293.1343</text:p>
          </table:table-cell>
          <table:table-cell office:value-type="string">
            <text:p>398.8945</text:p>
          </table:table-cell>
          <table:table-cell office:value-type="string">
            <text:p>5.5855</text:p>
          </table:table-cell>
          <table:table-cell office:value-type="string">
            <text:p>393.3090</text:p>
          </table:table-cell>
          <table:table-cell office:value-type="string">
            <text:p>74.1104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047];9;2); &quot;/&quot;; MID([.A1047];6;2);&quot;/&quot;;MID([.A1047];1;4);&quot;/&quot;)" office:value-type="string" office:string-value="11/11/2021/">
            <text:p>11/11/2021/</text:p>
          </table:table-cell>
        </table:table-row>
        <table:table-row table:style-name="ro1">
          <table:table-cell office:value-type="string">
            <text:p>2021-11-12T00:00:00.0/2021-11-13T00:00:00.0</text:p>
          </table:table-cell>
          <table:table-cell office:value-type="string">
            <text:p>3082.6025</text:p>
          </table:table-cell>
          <table:table-cell office:value-type="string">
            <text:p>1893.5569</text:p>
          </table:table-cell>
          <table:table-cell office:value-type="string">
            <text:p>1127.3865</text:p>
          </table:table-cell>
          <table:table-cell office:value-type="string">
            <text:p>766.1704</text:p>
          </table:table-cell>
          <table:table-cell office:value-type="string">
            <text:p>3846.2727</text:p>
          </table:table-cell>
          <table:table-cell office:value-type="string">
            <text:p>466.6331</text:p>
          </table:table-cell>
          <table:table-cell office:value-type="string">
            <text:p>6.7231</text:p>
          </table:table-cell>
          <table:table-cell office:value-type="string">
            <text:p>459.9100</text:p>
          </table:table-cell>
          <table:table-cell office:value-type="string">
            <text:p>80.4010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048];9;2); &quot;/&quot;; MID([.A1048];6;2);&quot;/&quot;;MID([.A1048];1;4);&quot;/&quot;)" office:value-type="string" office:string-value="12/11/2021/">
            <text:p>12/11/2021/</text:p>
          </table:table-cell>
        </table:table-row>
        <table:table-row table:style-name="ro1">
          <table:table-cell office:value-type="string">
            <text:p>2021-11-13T00:00:00.0/2021-11-14T00:00:00.0</text:p>
          </table:table-cell>
          <table:table-cell office:value-type="string">
            <text:p>3032.7527</text:p>
          </table:table-cell>
          <table:table-cell office:value-type="string">
            <text:p>1792.2585</text:p>
          </table:table-cell>
          <table:table-cell office:value-type="string">
            <text:p>928.8144</text:p>
          </table:table-cell>
          <table:table-cell office:value-type="string">
            <text:p>863.4441</text:p>
          </table:table-cell>
          <table:table-cell office:value-type="string">
            <text:p>3151.9299</text:p>
          </table:table-cell>
          <table:table-cell office:value-type="string">
            <text:p>435.2041</text:p>
          </table:table-cell>
          <table:table-cell office:value-type="string">
            <text:p>32.9902</text:p>
          </table:table-cell>
          <table:table-cell office:value-type="string">
            <text:p>402.2140</text:p>
          </table:table-cell>
          <table:table-cell office:value-type="string">
            <text:p>220.0363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049];9;2); &quot;/&quot;; MID([.A1049];6;2);&quot;/&quot;;MID([.A1049];1;4);&quot;/&quot;)" office:value-type="string" office:string-value="13/11/2021/">
            <text:p>13/11/2021/</text:p>
          </table:table-cell>
        </table:table-row>
        <table:table-row table:style-name="ro1">
          <table:table-cell office:value-type="string">
            <text:p>2021-11-14T00:00:00.0/2021-11-15T00:00:00.0</text:p>
          </table:table-cell>
          <table:table-cell office:value-type="string">
            <text:p>2983.9990</text:p>
          </table:table-cell>
          <table:table-cell office:value-type="string">
            <text:p>1802.8724</text:p>
          </table:table-cell>
          <table:table-cell office:value-type="string">
            <text:p>1032.4404</text:p>
          </table:table-cell>
          <table:table-cell office:value-type="string">
            <text:p>770.4321</text:p>
          </table:table-cell>
          <table:table-cell office:value-type="string">
            <text:p>3542.0298</text:p>
          </table:table-cell>
          <table:table-cell office:value-type="string">
            <text:p>520.7448</text:p>
          </table:table-cell>
          <table:table-cell office:value-type="string">
            <text:p>5.5687</text:p>
          </table:table-cell>
          <table:table-cell office:value-type="string">
            <text:p>515.1761</text:p>
          </table:table-cell>
          <table:table-cell office:value-type="string">
            <text:p>53.0308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050];9;2); &quot;/&quot;; MID([.A1050];6;2);&quot;/&quot;;MID([.A1050];1;4);&quot;/&quot;)" office:value-type="string" office:string-value="14/11/2021/">
            <text:p>14/11/2021/</text:p>
          </table:table-cell>
        </table:table-row>
        <table:table-row table:style-name="ro1">
          <table:table-cell office:value-type="string">
            <text:p>2021-11-15T00:00:00.0/2021-11-16T00:00:00.0</text:p>
          </table:table-cell>
          <table:table-cell office:value-type="string">
            <text:p>2936.4277</text:p>
          </table:table-cell>
          <table:table-cell office:value-type="string">
            <text:p>1805.3574</text:p>
          </table:table-cell>
          <table:table-cell office:value-type="string">
            <text:p>1122.5432</text:p>
          </table:table-cell>
          <table:table-cell office:value-type="string">
            <text:p>682.8141</text:p>
          </table:table-cell>
          <table:table-cell office:value-type="string">
            <text:p>3910.4473</text:p>
          </table:table-cell>
          <table:table-cell office:value-type="string">
            <text:p>500.1479</text:p>
          </table:table-cell>
          <table:table-cell office:value-type="string">
            <text:p>27.9695</text:p>
          </table:table-cell>
          <table:table-cell office:value-type="string">
            <text:p>472.1784</text:p>
          </table:table-cell>
          <table:table-cell office:value-type="string">
            <text:p>185.0006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051];9;2); &quot;/&quot;; MID([.A1051];6;2);&quot;/&quot;;MID([.A1051];1;4);&quot;/&quot;)" office:value-type="string" office:string-value="15/11/2021/">
            <text:p>15/11/2021/</text:p>
          </table:table-cell>
        </table:table-row>
        <table:table-row table:style-name="ro1">
          <table:table-cell office:value-type="string">
            <text:p>2021-11-16T00:00:00.0/2021-11-17T00:00:00.0</text:p>
          </table:table-cell>
          <table:table-cell office:value-type="string">
            <text:p>2890.0513</text:p>
          </table:table-cell>
          <table:table-cell office:value-type="string">
            <text:p>1825.8265</text:p>
          </table:table-cell>
          <table:table-cell office:value-type="string">
            <text:p>1195.6029</text:p>
          </table:table-cell>
          <table:table-cell office:value-type="string">
            <text:p>630.2237</text:p>
          </table:table-cell>
          <table:table-cell office:value-type="string">
            <text:p>4257.3267</text:p>
          </table:table-cell>
          <table:table-cell office:value-type="string">
            <text:p>1388.5435</text:p>
          </table:table-cell>
          <table:table-cell office:value-type="string">
            <text:p>681.8015</text:p>
          </table:table-cell>
          <table:table-cell office:value-type="string">
            <text:p>706.7421</text:p>
          </table:table-cell>
          <table:table-cell office:value-type="string">
            <text:p>2383.2417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052];9;2); &quot;/&quot;; MID([.A1052];6;2);&quot;/&quot;;MID([.A1052];1;4);&quot;/&quot;)" office:value-type="string" office:string-value="16/11/2021/">
            <text:p>16/11/2021/</text:p>
          </table:table-cell>
        </table:table-row>
        <table:table-row table:style-name="ro1">
          <table:table-cell office:value-type="string">
            <text:p>2021-11-17T00:00:00.0/2021-11-18T00:00:00.0</text:p>
          </table:table-cell>
          <table:table-cell office:value-type="string">
            <text:p>2844.8291</text:p>
          </table:table-cell>
          <table:table-cell office:value-type="string">
            <text:p>1690.1426</text:p>
          </table:table-cell>
          <table:table-cell office:value-type="string">
            <text:p>949.3917</text:p>
          </table:table-cell>
          <table:table-cell office:value-type="string">
            <text:p>740.7508</text:p>
          </table:table-cell>
          <table:table-cell office:value-type="string">
            <text:p>3421.1021</text:p>
          </table:table-cell>
          <table:table-cell office:value-type="string">
            <text:p>392.7330</text:p>
          </table:table-cell>
          <table:table-cell office:value-type="string">
            <text:p>26.5906</text:p>
          </table:table-cell>
          <table:table-cell office:value-type="string">
            <text:p>366.1423</text:p>
          </table:table-cell>
          <table:table-cell office:value-type="string">
            <text:p>192.5943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053];9;2); &quot;/&quot;; MID([.A1053];6;2);&quot;/&quot;;MID([.A1053];1;4);&quot;/&quot;)" office:value-type="string" office:string-value="17/11/2021/">
            <text:p>17/11/2021/</text:p>
          </table:table-cell>
        </table:table-row>
        <table:table-row table:style-name="ro1">
          <table:table-cell office:value-type="string">
            <text:p>2021-11-18T00:00:00.0/2021-11-19T00:00:00.0</text:p>
          </table:table-cell>
          <table:table-cell office:value-type="string">
            <text:p>2800.7686</text:p>
          </table:table-cell>
          <table:table-cell office:value-type="string">
            <text:p>1822.9298</text:p>
          </table:table-cell>
          <table:table-cell office:value-type="string">
            <text:p>1304.1724</text:p>
          </table:table-cell>
          <table:table-cell office:value-type="string">
            <text:p>518.7574</text:p>
          </table:table-cell>
          <table:table-cell office:value-type="string">
            <text:p>4818.4531</text:p>
          </table:table-cell>
          <table:table-cell office:value-type="string">
            <text:p>1586.5979</text:p>
          </table:table-cell>
          <table:table-cell office:value-type="string">
            <text:p>962.9553</text:p>
          </table:table-cell>
          <table:table-cell office:value-type="string">
            <text:p>623.6426</text:p>
          </table:table-cell>
          <table:table-cell office:value-type="string">
            <text:p>3096.1990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054];9;2); &quot;/&quot;; MID([.A1054];6;2);&quot;/&quot;;MID([.A1054];1;4);&quot;/&quot;)" office:value-type="string" office:string-value="18/11/2021/">
            <text:p>18/11/2021/</text:p>
          </table:table-cell>
        </table:table-row>
        <table:table-row table:style-name="ro1">
          <table:table-cell office:value-type="string">
            <text:p>2021-11-19T00:00:00.0/2021-11-20T00:00:00.0</text:p>
          </table:table-cell>
          <table:table-cell office:value-type="string">
            <text:p>2757.9800</text:p>
          </table:table-cell>
          <table:table-cell office:value-type="string">
            <text:p>1731.9131</text:p>
          </table:table-cell>
          <table:table-cell office:value-type="string">
            <text:p>1229.1704</text:p>
          </table:table-cell>
          <table:table-cell office:value-type="string">
            <text:p>502.7428</text:p>
          </table:table-cell>
          <table:table-cell office:value-type="string">
            <text:p>4582.6753</text:p>
          </table:table-cell>
          <table:table-cell office:value-type="string">
            <text:p>400.6763</text:p>
          </table:table-cell>
          <table:table-cell office:value-type="string">
            <text:p>6.1640</text:p>
          </table:table-cell>
          <table:table-cell office:value-type="string">
            <text:p>394.5123</text:p>
          </table:table-cell>
          <table:table-cell office:value-type="string">
            <text:p>67.6069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1055];9;2); &quot;/&quot;; MID([.A1055];6;2);&quot;/&quot;;MID([.A1055];1;4);&quot;/&quot;)" office:value-type="string" office:string-value="19/11/2021/">
            <text:p>19/11/2021/</text:p>
          </table:table-cell>
        </table:table-row>
        <table:table-row table:style-name="ro1">
          <table:table-cell office:value-type="string">
            <text:p>2021-11-20T00:00:00.0/2021-11-21T00:00:00.0</text:p>
          </table:table-cell>
          <table:table-cell office:value-type="string">
            <text:p>2716.3713</text:p>
          </table:table-cell>
          <table:table-cell office:value-type="string">
            <text:p>1760.5306</text:p>
          </table:table-cell>
          <table:table-cell office:value-type="string">
            <text:p>1282.4409</text:p>
          </table:table-cell>
          <table:table-cell office:value-type="string">
            <text:p>478.0898</text:p>
          </table:table-cell>
          <table:table-cell office:value-type="string">
            <text:p>4869.8311</text:p>
          </table:table-cell>
          <table:table-cell office:value-type="string">
            <text:p>319.8821</text:p>
          </table:table-cell>
          <table:table-cell office:value-type="string">
            <text:p>2.8332</text:p>
          </table:table-cell>
          <table:table-cell office:value-type="string">
            <text:p>317.0489</text:p>
          </table:table-cell>
          <table:table-cell office:value-type="string">
            <text:p>52.5635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056];9;2); &quot;/&quot;; MID([.A1056];6;2);&quot;/&quot;;MID([.A1056];1;4);&quot;/&quot;)" office:value-type="string" office:string-value="20/11/2021/">
            <text:p>20/11/2021/</text:p>
          </table:table-cell>
        </table:table-row>
        <table:table-row table:style-name="ro1">
          <table:table-cell office:value-type="string">
            <text:p>2021-11-21T00:00:00.0/2021-11-22T00:00:00.0</text:p>
          </table:table-cell>
          <table:table-cell office:value-type="string">
            <text:p>2676.0149</text:p>
          </table:table-cell>
          <table:table-cell office:value-type="string">
            <text:p>1705.1006</text:p>
          </table:table-cell>
          <table:table-cell office:value-type="string">
            <text:p>1155.2133</text:p>
          </table:table-cell>
          <table:table-cell office:value-type="string">
            <text:p>549.8874</text:p>
          </table:table-cell>
          <table:table-cell office:value-type="string">
            <text:p>4390.2168</text:p>
          </table:table-cell>
          <table:table-cell office:value-type="string">
            <text:p>333.5637</text:p>
          </table:table-cell>
          <table:table-cell office:value-type="string">
            <text:p>6.0114</text:p>
          </table:table-cell>
          <table:table-cell office:value-type="string">
            <text:p>327.5523</text:p>
          </table:table-cell>
          <table:table-cell office:value-type="string">
            <text:p>83.0524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057];9;2); &quot;/&quot;; MID([.A1057];6;2);&quot;/&quot;;MID([.A1057];1;4);&quot;/&quot;)" office:value-type="string" office:string-value="21/11/2021/">
            <text:p>21/11/2021/</text:p>
          </table:table-cell>
        </table:table-row>
        <table:table-row table:style-name="ro1">
          <table:table-cell office:value-type="string">
            <text:p>2021-11-22T00:00:00.0/2021-11-23T00:00:00.0</text:p>
          </table:table-cell>
          <table:table-cell office:value-type="string">
            <text:p>2636.8684</text:p>
          </table:table-cell>
          <table:table-cell office:value-type="string">
            <text:p>1675.6088</text:p>
          </table:table-cell>
          <table:table-cell office:value-type="string">
            <text:p>1149.4684</text:p>
          </table:table-cell>
          <table:table-cell office:value-type="string">
            <text:p>526.1404</text:p>
          </table:table-cell>
          <table:table-cell office:value-type="string">
            <text:p>4443.7773</text:p>
          </table:table-cell>
          <table:table-cell office:value-type="string">
            <text:p>699.3817</text:p>
          </table:table-cell>
          <table:table-cell office:value-type="string">
            <text:p>58.0299</text:p>
          </table:table-cell>
          <table:table-cell office:value-type="string">
            <text:p>641.3518</text:p>
          </table:table-cell>
          <table:table-cell office:value-type="string">
            <text:p>389.9364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058];9;2); &quot;/&quot;; MID([.A1058];6;2);&quot;/&quot;;MID([.A1058];1;4);&quot;/&quot;)" office:value-type="string" office:string-value="22/11/2021/">
            <text:p>22/11/2021/</text:p>
          </table:table-cell>
        </table:table-row>
        <table:table-row table:style-name="ro1">
          <table:table-cell office:value-type="string">
            <text:p>2021-11-23T00:00:00.0/2021-11-24T00:00:00.0</text:p>
          </table:table-cell>
          <table:table-cell office:value-type="string">
            <text:p>2598.9868</text:p>
          </table:table-cell>
          <table:table-cell office:value-type="string">
            <text:p>1758.1561</text:p>
          </table:table-cell>
          <table:table-cell office:value-type="string">
            <text:p>1403.0183</text:p>
          </table:table-cell>
          <table:table-cell office:value-type="string">
            <text:p>355.1378</text:p>
          </table:table-cell>
          <table:table-cell office:value-type="string">
            <text:p>5570.1494</text:p>
          </table:table-cell>
          <table:table-cell office:value-type="string">
            <text:p>1649.8428</text:p>
          </table:table-cell>
          <table:table-cell office:value-type="string">
            <text:p>1165.4082</text:p>
          </table:table-cell>
          <table:table-cell office:value-type="string">
            <text:p>484.4345</text:p>
          </table:table-cell>
          <table:table-cell office:value-type="string">
            <text:p>4573.7461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059];9;2); &quot;/&quot;; MID([.A1059];6;2);&quot;/&quot;;MID([.A1059];1;4);&quot;/&quot;)" office:value-type="string" office:string-value="23/11/2021/">
            <text:p>23/11/2021/</text:p>
          </table:table-cell>
        </table:table-row>
        <table:table-row table:style-name="ro1">
          <table:table-cell office:value-type="string">
            <text:p>2021-11-24T00:00:00.0/2021-11-25T00:00:00.0</text:p>
          </table:table-cell>
          <table:table-cell office:value-type="string">
            <text:p>2562.3386</text:p>
          </table:table-cell>
          <table:table-cell office:value-type="string">
            <text:p>1720.9786</text:p>
          </table:table-cell>
          <table:table-cell office:value-type="string">
            <text:p>1333.9192</text:p>
          </table:table-cell>
          <table:table-cell office:value-type="string">
            <text:p>387.0594</text:p>
          </table:table-cell>
          <table:table-cell office:value-type="string">
            <text:p>5313.0034</text:p>
          </table:table-cell>
          <table:table-cell office:value-type="string">
            <text:p>525.6107</text:p>
          </table:table-cell>
          <table:table-cell office:value-type="string">
            <text:p>10.7730</text:p>
          </table:table-cell>
          <table:table-cell office:value-type="string">
            <text:p>514.8377</text:p>
          </table:table-cell>
          <table:table-cell office:value-type="string">
            <text:p>142.4414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060];9;2); &quot;/&quot;; MID([.A1060];6;2);&quot;/&quot;;MID([.A1060];1;4);&quot;/&quot;)" office:value-type="string" office:string-value="24/11/2021/">
            <text:p>24/11/2021/</text:p>
          </table:table-cell>
        </table:table-row>
        <table:table-row table:style-name="ro1">
          <table:table-cell office:value-type="string">
            <text:p>2021-11-25T00:00:00.0/2021-11-26T00:00:00.0</text:p>
          </table:table-cell>
          <table:table-cell office:value-type="string">
            <text:p>2526.9697</text:p>
          </table:table-cell>
          <table:table-cell office:value-type="string">
            <text:p>1629.4685</text:p>
          </table:table-cell>
          <table:table-cell office:value-type="string">
            <text:p>1160.4520</text:p>
          </table:table-cell>
          <table:table-cell office:value-type="string">
            <text:p>469.0166</text:p>
          </table:table-cell>
          <table:table-cell office:value-type="string">
            <text:p>4613.5713</text:p>
          </table:table-cell>
          <table:table-cell office:value-type="string">
            <text:p>435.6575</text:p>
          </table:table-cell>
          <table:table-cell office:value-type="string">
            <text:p>12.5619</text:p>
          </table:table-cell>
          <table:table-cell office:value-type="string">
            <text:p>423.0956</text:p>
          </table:table-cell>
          <table:table-cell office:value-type="string">
            <text:p>148.6941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061];9;2); &quot;/&quot;; MID([.A1061];6;2);&quot;/&quot;;MID([.A1061];1;4);&quot;/&quot;)" office:value-type="string" office:string-value="25/11/2021/">
            <text:p>25/11/2021/</text:p>
          </table:table-cell>
        </table:table-row>
        <table:table-row table:style-name="ro1">
          <table:table-cell office:value-type="string">
            <text:p>2021-11-26T00:00:00.0/2021-11-27T00:00:00.0</text:p>
          </table:table-cell>
          <table:table-cell office:value-type="string">
            <text:p>2492.8506</text:p>
          </table:table-cell>
          <table:table-cell office:value-type="string">
            <text:p>1547.9098</text:p>
          </table:table-cell>
          <table:table-cell office:value-type="string">
            <text:p>1037.4368</text:p>
          </table:table-cell>
          <table:table-cell office:value-type="string">
            <text:p>510.4730</text:p>
          </table:table-cell>
          <table:table-cell office:value-type="string">
            <text:p>4136.1870</text:p>
          </table:table-cell>
          <table:table-cell office:value-type="string">
            <text:p>643.8120</text:p>
          </table:table-cell>
          <table:table-cell office:value-type="string">
            <text:p>48.7546</text:p>
          </table:table-cell>
          <table:table-cell office:value-type="string">
            <text:p>595.0574</text:p>
          </table:table-cell>
          <table:table-cell office:value-type="string">
            <text:p>287.9338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062];9;2); &quot;/&quot;; MID([.A1062];6;2);&quot;/&quot;;MID([.A1062];1;4);&quot;/&quot;)" office:value-type="string" office:string-value="26/11/2021/">
            <text:p>26/11/2021/</text:p>
          </table:table-cell>
        </table:table-row>
        <table:table-row table:style-name="ro1">
          <table:table-cell office:value-type="string">
            <text:p>2021-11-27T00:00:00.0/2021-11-28T00:00:00.0</text:p>
          </table:table-cell>
          <table:table-cell office:value-type="string">
            <text:p>2460.0598</text:p>
          </table:table-cell>
          <table:table-cell office:value-type="string">
            <text:p>1629.5811</text:p>
          </table:table-cell>
          <table:table-cell office:value-type="string">
            <text:p>1258.2614</text:p>
          </table:table-cell>
          <table:table-cell office:value-type="string">
            <text:p>371.3197</text:p>
          </table:table-cell>
          <table:table-cell office:value-type="string">
            <text:p>5173.8071</text:p>
          </table:table-cell>
          <table:table-cell office:value-type="string">
            <text:p>1466.1569</text:p>
          </table:table-cell>
          <table:table-cell office:value-type="string">
            <text:p>948.1459</text:p>
          </table:table-cell>
          <table:table-cell office:value-type="string">
            <text:p>518.0109</text:p>
          </table:table-cell>
          <table:table-cell office:value-type="string">
            <text:p>4011.5396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063];9;2); &quot;/&quot;; MID([.A1063];6;2);&quot;/&quot;;MID([.A1063];1;4);&quot;/&quot;)" office:value-type="string" office:string-value="27/11/2021/">
            <text:p>27/11/2021/</text:p>
          </table:table-cell>
        </table:table-row>
        <table:table-row table:style-name="ro1">
          <table:table-cell office:value-type="string">
            <text:p>2021-11-28T00:00:00.0/2021-11-29T00:00:00.0</text:p>
          </table:table-cell>
          <table:table-cell office:value-type="string">
            <text:p>2428.5076</text:p>
          </table:table-cell>
          <table:table-cell office:value-type="string">
            <text:p>1541.4292</text:p>
          </table:table-cell>
          <table:table-cell office:value-type="string">
            <text:p>1073.6703</text:p>
          </table:table-cell>
          <table:table-cell office:value-type="string">
            <text:p>467.7589</text:p>
          </table:table-cell>
          <table:table-cell office:value-type="string">
            <text:p>4350.4233</text:p>
          </table:table-cell>
          <table:table-cell office:value-type="string">
            <text:p>345.4988</text:p>
          </table:table-cell>
          <table:table-cell office:value-type="string">
            <text:p>4.6035</text:p>
          </table:table-cell>
          <table:table-cell office:value-type="string">
            <text:p>340.8953</text:p>
          </table:table-cell>
          <table:table-cell office:value-type="string">
            <text:p>55.4473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064];9;2); &quot;/&quot;; MID([.A1064];6;2);&quot;/&quot;;MID([.A1064];1;4);&quot;/&quot;)" office:value-type="string" office:string-value="28/11/2021/">
            <text:p>28/11/2021/</text:p>
          </table:table-cell>
        </table:table-row>
        <table:table-row table:style-name="ro1">
          <table:table-cell office:value-type="string">
            <text:p>2021-11-29T00:00:00.0/2021-11-30T00:00:00.0</text:p>
          </table:table-cell>
          <table:table-cell office:value-type="string">
            <text:p>2398.2683</text:p>
          </table:table-cell>
          <table:table-cell office:value-type="string">
            <text:p>1565.2190</text:p>
          </table:table-cell>
          <table:table-cell office:value-type="string">
            <text:p>1154.4053</text:p>
          </table:table-cell>
          <table:table-cell office:value-type="string">
            <text:p>410.8137</text:p>
          </table:table-cell>
          <table:table-cell office:value-type="string">
            <text:p>4813.0347</text:p>
          </table:table-cell>
          <table:table-cell office:value-type="string">
            <text:p>708.5933</text:p>
          </table:table-cell>
          <table:table-cell office:value-type="string">
            <text:p>70.8012</text:p>
          </table:table-cell>
          <table:table-cell office:value-type="string">
            <text:p>637.7921</text:p>
          </table:table-cell>
          <table:table-cell office:value-type="string">
            <text:p>352.2007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065];9;2); &quot;/&quot;; MID([.A1065];6;2);&quot;/&quot;;MID([.A1065];1;4);&quot;/&quot;)" office:value-type="string" office:string-value="29/11/2021/">
            <text:p>29/11/2021/</text:p>
          </table:table-cell>
        </table:table-row>
        <table:table-row table:style-name="ro1">
          <table:table-cell office:value-type="string">
            <text:p>2021-11-30T00:00:00.0/2021-12-01T00:00:00.0</text:p>
          </table:table-cell>
          <table:table-cell office:value-type="string">
            <text:p>2369.3208</text:p>
          </table:table-cell>
          <table:table-cell office:value-type="string">
            <text:p>1557.7328</text:p>
          </table:table-cell>
          <table:table-cell office:value-type="string">
            <text:p>1207.2246</text:p>
          </table:table-cell>
          <table:table-cell office:value-type="string">
            <text:p>350.5081</text:p>
          </table:table-cell>
          <table:table-cell office:value-type="string">
            <text:p>5113.0796</text:p>
          </table:table-cell>
          <table:table-cell office:value-type="string">
            <text:p>400.4942</text:p>
          </table:table-cell>
          <table:table-cell office:value-type="string">
            <text:p>9.5727</text:p>
          </table:table-cell>
          <table:table-cell office:value-type="string">
            <text:p>390.9215</text:p>
          </table:table-cell>
          <table:table-cell office:value-type="string">
            <text:p>71.1597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1066];9;2); &quot;/&quot;; MID([.A1066];6;2);&quot;/&quot;;MID([.A1066];1;4);&quot;/&quot;)" office:value-type="string" office:string-value="30/11/2021/">
            <text:p>30/11/2021/</text:p>
          </table:table-cell>
        </table:table-row>
        <table:table-row table:style-name="ro1">
          <table:table-cell office:value-type="string">
            <text:p>2021-12-01T00:00:00.0/2021-12-02T00:00:00.0</text:p>
          </table:table-cell>
          <table:table-cell office:value-type="string">
            <text:p>2341.6970</text:p>
          </table:table-cell>
          <table:table-cell office:value-type="string">
            <text:p>1506.4851</text:p>
          </table:table-cell>
          <table:table-cell office:value-type="string">
            <text:p>1146.7904</text:p>
          </table:table-cell>
          <table:table-cell office:value-type="string">
            <text:p>359.6947</text:p>
          </table:table-cell>
          <table:table-cell office:value-type="string">
            <text:p>4915.3491</text:p>
          </table:table-cell>
          <table:table-cell office:value-type="string">
            <text:p>329.2487</text:p>
          </table:table-cell>
          <table:table-cell office:value-type="string">
            <text:p>3.3204</text:p>
          </table:table-cell>
          <table:table-cell office:value-type="string">
            <text:p>325.9284</text:p>
          </table:table-cell>
          <table:table-cell office:value-type="string">
            <text:p>22.4340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1067];9;2); &quot;/&quot;; MID([.A1067];6;2);&quot;/&quot;;MID([.A1067];1;4);&quot;/&quot;)" office:value-type="string" office:string-value="01/12/2021/">
            <text:p>01/12/2021/</text:p>
          </table:table-cell>
        </table:table-row>
        <table:table-row table:style-name="ro1">
          <table:table-cell office:value-type="string">
            <text:p>2021-12-02T00:00:00.0/2021-12-03T00:00:00.0</text:p>
          </table:table-cell>
          <table:table-cell office:value-type="string">
            <text:p>2315.3687</text:p>
          </table:table-cell>
          <table:table-cell office:value-type="string">
            <text:p>1517.2560</text:p>
          </table:table-cell>
          <table:table-cell office:value-type="string">
            <text:p>1162.3828</text:p>
          </table:table-cell>
          <table:table-cell office:value-type="string">
            <text:p>354.8731</text:p>
          </table:table-cell>
          <table:table-cell office:value-type="string">
            <text:p>4974.2520</text:p>
          </table:table-cell>
          <table:table-cell office:value-type="string">
            <text:p>1032.9031</text:p>
          </table:table-cell>
          <table:table-cell office:value-type="string">
            <text:p>477.0509</text:p>
          </table:table-cell>
          <table:table-cell office:value-type="string">
            <text:p>555.8522</text:p>
          </table:table-cell>
          <table:table-cell office:value-type="string">
            <text:p>2177.9102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1068];9;2); &quot;/&quot;; MID([.A1068];6;2);&quot;/&quot;;MID([.A1068];1;4);&quot;/&quot;)" office:value-type="string" office:string-value="02/12/2021/">
            <text:p>02/12/2021/</text:p>
          </table:table-cell>
        </table:table-row>
        <table:table-row table:style-name="ro1">
          <table:table-cell office:value-type="string">
            <text:p>2021-12-03T00:00:00.0/2021-12-04T00:00:00.0</text:p>
          </table:table-cell>
          <table:table-cell office:value-type="string">
            <text:p>2290.3645</text:p>
          </table:table-cell>
          <table:table-cell office:value-type="string">
            <text:p>1592.3907</text:p>
          </table:table-cell>
          <table:table-cell office:value-type="string">
            <text:p>1273.7914</text:p>
          </table:table-cell>
          <table:table-cell office:value-type="string">
            <text:p>318.5994</text:p>
          </table:table-cell>
          <table:table-cell office:value-type="string">
            <text:p>5570.1772</text:p>
          </table:table-cell>
          <table:table-cell office:value-type="string">
            <text:p>1587.0040</text:p>
          </table:table-cell>
          <table:table-cell office:value-type="string">
            <text:p>1270.9941</text:p>
          </table:table-cell>
          <table:table-cell office:value-type="string">
            <text:p>316.0098</text:p>
          </table:table-cell>
          <table:table-cell office:value-type="string">
            <text:p>5559.7075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069];9;2); &quot;/&quot;; MID([.A1069];6;2);&quot;/&quot;;MID([.A1069];1;4);&quot;/&quot;)" office:value-type="string" office:string-value="03/12/2021/">
            <text:p>03/12/2021/</text:p>
          </table:table-cell>
        </table:table-row>
        <table:table-row table:style-name="ro1">
          <table:table-cell office:value-type="string">
            <text:p>2021-12-04T00:00:00.0/2021-12-05T00:00:00.0</text:p>
          </table:table-cell>
          <table:table-cell office:value-type="string">
            <text:p>2266.6809</text:p>
          </table:table-cell>
          <table:table-cell office:value-type="string">
            <text:p>1480.5406</text:p>
          </table:table-cell>
          <table:table-cell office:value-type="string">
            <text:p>1156.9937</text:p>
          </table:table-cell>
          <table:table-cell office:value-type="string">
            <text:p>323.5470</text:p>
          </table:table-cell>
          <table:table-cell office:value-type="string">
            <text:p>5058.2056</text:p>
          </table:table-cell>
          <table:table-cell office:value-type="string">
            <text:p>673.8013</text:p>
          </table:table-cell>
          <table:table-cell office:value-type="string">
            <text:p>142.7910</text:p>
          </table:table-cell>
          <table:table-cell office:value-type="string">
            <text:p>531.0104</text:p>
          </table:table-cell>
          <table:table-cell office:value-type="string">
            <text:p>854.5496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070];9;2); &quot;/&quot;; MID([.A1070];6;2);&quot;/&quot;;MID([.A1070];1;4);&quot;/&quot;)" office:value-type="string" office:string-value="04/12/2021/">
            <text:p>04/12/2021/</text:p>
          </table:table-cell>
        </table:table-row>
        <table:table-row table:style-name="ro1">
          <table:table-cell office:value-type="string">
            <text:p>2021-12-05T00:00:00.0/2021-12-06T00:00:00.0</text:p>
          </table:table-cell>
          <table:table-cell office:value-type="string">
            <text:p>2244.3582</text:p>
          </table:table-cell>
          <table:table-cell office:value-type="string">
            <text:p>1467.8713</text:p>
          </table:table-cell>
          <table:table-cell office:value-type="string">
            <text:p>1107.6433</text:p>
          </table:table-cell>
          <table:table-cell office:value-type="string">
            <text:p>360.2280</text:p>
          </table:table-cell>
          <table:table-cell office:value-type="string">
            <text:p>4831.5757</text:p>
          </table:table-cell>
          <table:table-cell office:value-type="string">
            <text:p>702.2489</text:p>
          </table:table-cell>
          <table:table-cell office:value-type="string">
            <text:p>109.2408</text:p>
          </table:table-cell>
          <table:table-cell office:value-type="string">
            <text:p>593.0081</text:p>
          </table:table-cell>
          <table:table-cell office:value-type="string">
            <text:p>502.7352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071];9;2); &quot;/&quot;; MID([.A1071];6;2);&quot;/&quot;;MID([.A1071];1;4);&quot;/&quot;)" office:value-type="string" office:string-value="05/12/2021/">
            <text:p>05/12/2021/</text:p>
          </table:table-cell>
        </table:table-row>
        <table:table-row table:style-name="ro1">
          <table:table-cell office:value-type="string">
            <text:p>2021-12-06T00:00:00.0/2021-12-07T00:00:00.0</text:p>
          </table:table-cell>
          <table:table-cell office:value-type="string">
            <text:p>2223.3472</text:p>
          </table:table-cell>
          <table:table-cell office:value-type="string">
            <text:p>1437.6003</text:p>
          </table:table-cell>
          <table:table-cell office:value-type="string">
            <text:p>1075.2258</text:p>
          </table:table-cell>
          <table:table-cell office:value-type="string">
            <text:p>362.3745</text:p>
          </table:table-cell>
          <table:table-cell office:value-type="string">
            <text:p>4707.6079</text:p>
          </table:table-cell>
          <table:table-cell office:value-type="string">
            <text:p>407.2332</text:p>
          </table:table-cell>
          <table:table-cell office:value-type="string">
            <text:p>5.1449</text:p>
          </table:table-cell>
          <table:table-cell office:value-type="string">
            <text:p>402.0883</text:p>
          </table:table-cell>
          <table:table-cell office:value-type="string">
            <text:p>88.7538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072];9;2); &quot;/&quot;; MID([.A1072];6;2);&quot;/&quot;;MID([.A1072];1;4);&quot;/&quot;)" office:value-type="string" office:string-value="06/12/2021/">
            <text:p>06/12/2021/</text:p>
          </table:table-cell>
        </table:table-row>
        <table:table-row table:style-name="ro1">
          <table:table-cell office:value-type="string">
            <text:p>2021-12-07T00:00:00.0/2021-12-08T00:00:00.0</text:p>
          </table:table-cell>
          <table:table-cell office:value-type="string">
            <text:p>2203.6528</text:p>
          </table:table-cell>
          <table:table-cell office:value-type="string">
            <text:p>1441.7791</text:p>
          </table:table-cell>
          <table:table-cell office:value-type="string">
            <text:p>1093.9144</text:p>
          </table:table-cell>
          <table:table-cell office:value-type="string">
            <text:p>347.8647</text:p>
          </table:table-cell>
          <table:table-cell office:value-type="string">
            <text:p>4849.4922</text:p>
          </table:table-cell>
          <table:table-cell office:value-type="string">
            <text:p>549.1617</text:p>
          </table:table-cell>
          <table:table-cell office:value-type="string">
            <text:p>21.4455</text:p>
          </table:table-cell>
          <table:table-cell office:value-type="string">
            <text:p>527.7162</text:p>
          </table:table-cell>
          <table:table-cell office:value-type="string">
            <text:p>160.2464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073];9;2); &quot;/&quot;; MID([.A1073];6;2);&quot;/&quot;;MID([.A1073];1;4);&quot;/&quot;)" office:value-type="string" office:string-value="07/12/2021/">
            <text:p>07/12/2021/</text:p>
          </table:table-cell>
        </table:table-row>
        <table:table-row table:style-name="ro1">
          <table:table-cell office:value-type="string">
            <text:p>2021-12-08T00:00:00.0/2021-12-09T00:00:00.0</text:p>
          </table:table-cell>
          <table:table-cell office:value-type="string">
            <text:p>2185.3076</text:p>
          </table:table-cell>
          <table:table-cell office:value-type="string">
            <text:p>1421.5977</text:p>
          </table:table-cell>
          <table:table-cell office:value-type="string">
            <text:p>1052.2799</text:p>
          </table:table-cell>
          <table:table-cell office:value-type="string">
            <text:p>369.3178</text:p>
          </table:table-cell>
          <table:table-cell office:value-type="string">
            <text:p>4680.0938</text:p>
          </table:table-cell>
          <table:table-cell office:value-type="string">
            <text:p>1035.4679</text:p>
          </table:table-cell>
          <table:table-cell office:value-type="string">
            <text:p>434.3051</text:p>
          </table:table-cell>
          <table:table-cell office:value-type="string">
            <text:p>601.1627</text:p>
          </table:table-cell>
          <table:table-cell office:value-type="string">
            <text:p>1925.5485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074];9;2); &quot;/&quot;; MID([.A1074];6;2);&quot;/&quot;;MID([.A1074];1;4);&quot;/&quot;)" office:value-type="string" office:string-value="08/12/2021/">
            <text:p>08/12/2021/</text:p>
          </table:table-cell>
        </table:table-row>
        <table:table-row table:style-name="ro1">
          <table:table-cell office:value-type="string">
            <text:p>2021-12-09T00:00:00.0/2021-12-10T00:00:00.0</text:p>
          </table:table-cell>
          <table:table-cell office:value-type="string">
            <text:p>2168.3301</text:p>
          </table:table-cell>
          <table:table-cell office:value-type="string">
            <text:p>1358.1967</text:p>
          </table:table-cell>
          <table:table-cell office:value-type="string">
            <text:p>985.8056</text:p>
          </table:table-cell>
          <table:table-cell office:value-type="string">
            <text:p>372.3911</text:p>
          </table:table-cell>
          <table:table-cell office:value-type="string">
            <text:p>4319.0757</text:p>
          </table:table-cell>
          <table:table-cell office:value-type="string">
            <text:p>321.2393</text:p>
          </table:table-cell>
          <table:table-cell office:value-type="string">
            <text:p>0.9974</text:p>
          </table:table-cell>
          <table:table-cell office:value-type="string">
            <text:p>320.2419</text:p>
          </table:table-cell>
          <table:table-cell office:value-type="string">
            <text:p>3.871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075];9;2); &quot;/&quot;; MID([.A1075];6;2);&quot;/&quot;;MID([.A1075];1;4);&quot;/&quot;)" office:value-type="string" office:string-value="09/12/2021/">
            <text:p>09/12/2021/</text:p>
          </table:table-cell>
        </table:table-row>
        <table:table-row table:style-name="ro1">
          <table:table-cell office:value-type="string">
            <text:p>2021-12-10T00:00:00.0/2021-12-11T00:00:00.0</text:p>
          </table:table-cell>
          <table:table-cell office:value-type="string">
            <text:p>2152.6953</text:p>
          </table:table-cell>
          <table:table-cell office:value-type="string">
            <text:p>1409.0331</text:p>
          </table:table-cell>
          <table:table-cell office:value-type="string">
            <text:p>1085.6873</text:p>
          </table:table-cell>
          <table:table-cell office:value-type="string">
            <text:p>323.3459</text:p>
          </table:table-cell>
          <table:table-cell office:value-type="string">
            <text:p>4893.2041</text:p>
          </table:table-cell>
          <table:table-cell office:value-type="string">
            <text:p>1267.6205</text:p>
          </table:table-cell>
          <table:table-cell office:value-type="string">
            <text:p>962.3163</text:p>
          </table:table-cell>
          <table:table-cell office:value-type="string">
            <text:p>305.3041</text:p>
          </table:table-cell>
          <table:table-cell office:value-type="string">
            <text:p>4015.913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076];9;2); &quot;/&quot;; MID([.A1076];6;2);&quot;/&quot;;MID([.A1076];1;4);&quot;/&quot;)" office:value-type="string" office:string-value="10/12/2021/">
            <text:p>10/12/2021/</text:p>
          </table:table-cell>
        </table:table-row>
        <table:table-row table:style-name="ro1">
          <table:table-cell office:value-type="string">
            <text:p>2021-12-11T00:00:00.0/2021-12-12T00:00:00.0</text:p>
          </table:table-cell>
          <table:table-cell office:value-type="string">
            <text:p>2138.4067</text:p>
          </table:table-cell>
          <table:table-cell office:value-type="string">
            <text:p>1274.7168</text:p>
          </table:table-cell>
          <table:table-cell office:value-type="string">
            <text:p>790.6750</text:p>
          </table:table-cell>
          <table:table-cell office:value-type="string">
            <text:p>484.0417</text:p>
          </table:table-cell>
          <table:table-cell office:value-type="string">
            <text:p>3493.4094</text:p>
          </table:table-cell>
          <table:table-cell office:value-type="string">
            <text:p>358.4616</text:p>
          </table:table-cell>
          <table:table-cell office:value-type="string">
            <text:p>6.3599</text:p>
          </table:table-cell>
          <table:table-cell office:value-type="string">
            <text:p>352.1017</text:p>
          </table:table-cell>
          <table:table-cell office:value-type="string">
            <text:p>57.2784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077];9;2); &quot;/&quot;; MID([.A1077];6;2);&quot;/&quot;;MID([.A1077];1;4);&quot;/&quot;)" office:value-type="string" office:string-value="11/12/2021/">
            <text:p>11/12/2021/</text:p>
          </table:table-cell>
        </table:table-row>
        <table:table-row table:style-name="ro1">
          <table:table-cell office:value-type="string">
            <text:p>2021-12-12T00:00:00.0/2021-12-13T00:00:00.0</text:p>
          </table:table-cell>
          <table:table-cell office:value-type="string">
            <text:p>2125.4675</text:p>
          </table:table-cell>
          <table:table-cell office:value-type="string">
            <text:p>1351.4803</text:p>
          </table:table-cell>
          <table:table-cell office:value-type="string">
            <text:p>967.0007</text:p>
          </table:table-cell>
          <table:table-cell office:value-type="string">
            <text:p>384.4796</text:p>
          </table:table-cell>
          <table:table-cell office:value-type="string">
            <text:p>4360.3262</text:p>
          </table:table-cell>
          <table:table-cell office:value-type="string">
            <text:p>1351.4803</text:p>
          </table:table-cell>
          <table:table-cell office:value-type="string">
            <text:p>967.0007</text:p>
          </table:table-cell>
          <table:table-cell office:value-type="string">
            <text:p>384.4796</text:p>
          </table:table-cell>
          <table:table-cell office:value-type="string">
            <text:p>4360.3262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078];9;2); &quot;/&quot;; MID([.A1078];6;2);&quot;/&quot;;MID([.A1078];1;4);&quot;/&quot;)" office:value-type="string" office:string-value="12/12/2021/">
            <text:p>12/12/2021/</text:p>
          </table:table-cell>
        </table:table-row>
        <table:table-row table:style-name="ro1">
          <table:table-cell office:value-type="string">
            <text:p>2021-12-13T00:00:00.0/2021-12-14T00:00:00.0</text:p>
          </table:table-cell>
          <table:table-cell office:value-type="string">
            <text:p>2113.8794</text:p>
          </table:table-cell>
          <table:table-cell office:value-type="string">
            <text:p>1298.2577</text:p>
          </table:table-cell>
          <table:table-cell office:value-type="string">
            <text:p>916.7445</text:p>
          </table:table-cell>
          <table:table-cell office:value-type="string">
            <text:p>381.5132</text:p>
          </table:table-cell>
          <table:table-cell office:value-type="string">
            <text:p>4105.5796</text:p>
          </table:table-cell>
          <table:table-cell office:value-type="string">
            <text:p>471.1685</text:p>
          </table:table-cell>
          <table:table-cell office:value-type="string">
            <text:p>143.4147</text:p>
          </table:table-cell>
          <table:table-cell office:value-type="string">
            <text:p>327.7539</text:p>
          </table:table-cell>
          <table:table-cell office:value-type="string">
            <text:p>1013.7582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079];9;2); &quot;/&quot;; MID([.A1079];6;2);&quot;/&quot;;MID([.A1079];1;4);&quot;/&quot;)" office:value-type="string" office:string-value="13/12/2021/">
            <text:p>13/12/2021/</text:p>
          </table:table-cell>
        </table:table-row>
        <table:table-row table:style-name="ro1">
          <table:table-cell office:value-type="string">
            <text:p>2021-12-14T00:00:00.0/2021-12-15T00:00:00.0</text:p>
          </table:table-cell>
          <table:table-cell office:value-type="string">
            <text:p>2103.6714</text:p>
          </table:table-cell>
          <table:table-cell office:value-type="string">
            <text:p>1288.8137</text:p>
          </table:table-cell>
          <table:table-cell office:value-type="string">
            <text:p>850.6111</text:p>
          </table:table-cell>
          <table:table-cell office:value-type="string">
            <text:p>438.2026</text:p>
          </table:table-cell>
          <table:table-cell office:value-type="string">
            <text:p>3805.2502</text:p>
          </table:table-cell>
          <table:table-cell office:value-type="string">
            <text:p>493.8706</text:p>
          </table:table-cell>
          <table:table-cell office:value-type="string">
            <text:p>5.9061</text:p>
          </table:table-cell>
          <table:table-cell office:value-type="string">
            <text:p>487.9645</text:p>
          </table:table-cell>
          <table:table-cell office:value-type="string">
            <text:p>65.7128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080];9;2); &quot;/&quot;; MID([.A1080];6;2);&quot;/&quot;;MID([.A1080];1;4);&quot;/&quot;)" office:value-type="string" office:string-value="14/12/2021/">
            <text:p>14/12/2021/</text:p>
          </table:table-cell>
        </table:table-row>
        <table:table-row table:style-name="ro1">
          <table:table-cell office:value-type="string">
            <text:p>2021-12-15T00:00:00.0/2021-12-16T00:00:00.0</text:p>
          </table:table-cell>
          <table:table-cell office:value-type="string">
            <text:p>2094.7954</text:p>
          </table:table-cell>
          <table:table-cell office:value-type="string">
            <text:p>1281.0450</text:p>
          </table:table-cell>
          <table:table-cell office:value-type="string">
            <text:p>886.3005</text:p>
          </table:table-cell>
          <table:table-cell office:value-type="string">
            <text:p>394.7445</text:p>
          </table:table-cell>
          <table:table-cell office:value-type="string">
            <text:p>3971.1736</text:p>
          </table:table-cell>
          <table:table-cell office:value-type="string">
            <text:p>877.8309</text:p>
          </table:table-cell>
          <table:table-cell office:value-type="string">
            <text:p>138.6509</text:p>
          </table:table-cell>
          <table:table-cell office:value-type="string">
            <text:p>739.1800</text:p>
          </table:table-cell>
          <table:table-cell office:value-type="string">
            <text:p>665.6898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081];9;2); &quot;/&quot;; MID([.A1081];6;2);&quot;/&quot;;MID([.A1081];1;4);&quot;/&quot;)" office:value-type="string" office:string-value="15/12/2021/">
            <text:p>15/12/2021/</text:p>
          </table:table-cell>
        </table:table-row>
        <table:table-row table:style-name="ro1">
          <table:table-cell office:value-type="string">
            <text:p>2021-12-16T00:00:00.0/2021-12-17T00:00:00.0</text:p>
          </table:table-cell>
          <table:table-cell office:value-type="string">
            <text:p>2087.2727</text:p>
          </table:table-cell>
          <table:table-cell office:value-type="string">
            <text:p>1259.5541</text:p>
          </table:table-cell>
          <table:table-cell office:value-type="string">
            <text:p>841.8962</text:p>
          </table:table-cell>
          <table:table-cell office:value-type="string">
            <text:p>417.6578</text:p>
          </table:table-cell>
          <table:table-cell office:value-type="string">
            <text:p>3788.2786</text:p>
          </table:table-cell>
          <table:table-cell office:value-type="string">
            <text:p>293.3040</text:p>
          </table:table-cell>
          <table:table-cell office:value-type="string">
            <text:p>7.9730</text:p>
          </table:table-cell>
          <table:table-cell office:value-type="string">
            <text:p>285.3311</text:p>
          </table:table-cell>
          <table:table-cell office:value-type="string">
            <text:p>75.4649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082];9;2); &quot;/&quot;; MID([.A1082];6;2);&quot;/&quot;;MID([.A1082];1;4);&quot;/&quot;)" office:value-type="string" office:string-value="16/12/2021/">
            <text:p>16/12/2021/</text:p>
          </table:table-cell>
        </table:table-row>
        <table:table-row table:style-name="ro1">
          <table:table-cell office:value-type="string">
            <text:p>2021-12-17T00:00:00.0/2021-12-18T00:00:00.0</text:p>
          </table:table-cell>
          <table:table-cell office:value-type="string">
            <text:p>2081.1292</text:p>
          </table:table-cell>
          <table:table-cell office:value-type="string">
            <text:p>1316.8533</text:p>
          </table:table-cell>
          <table:table-cell office:value-type="string">
            <text:p>916.5295</text:p>
          </table:table-cell>
          <table:table-cell office:value-type="string">
            <text:p>400.3238</text:p>
          </table:table-cell>
          <table:table-cell office:value-type="string">
            <text:p>4159.4131</text:p>
          </table:table-cell>
          <table:table-cell office:value-type="string">
            <text:p>342.6079</text:p>
          </table:table-cell>
          <table:table-cell office:value-type="string">
            <text:p>0.0099</text:p>
          </table:table-cell>
          <table:table-cell office:value-type="string">
            <text:p>342.5980</text:p>
          </table:table-cell>
          <table:table-cell office:value-type="string">
            <text:p>0.0376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083];9;2); &quot;/&quot;; MID([.A1083];6;2);&quot;/&quot;;MID([.A1083];1;4);&quot;/&quot;)" office:value-type="string" office:string-value="17/12/2021/">
            <text:p>17/12/2021/</text:p>
          </table:table-cell>
        </table:table-row>
        <table:table-row table:style-name="ro1">
          <table:table-cell office:value-type="string">
            <text:p>2021-12-18T00:00:00.0/2021-12-19T00:00:00.0</text:p>
          </table:table-cell>
          <table:table-cell office:value-type="string">
            <text:p>2076.3479</text:p>
          </table:table-cell>
          <table:table-cell office:value-type="string">
            <text:p>1293.0570</text:p>
          </table:table-cell>
          <table:table-cell office:value-type="string">
            <text:p>920.4078</text:p>
          </table:table-cell>
          <table:table-cell office:value-type="string">
            <text:p>372.6492</text:p>
          </table:table-cell>
          <table:table-cell office:value-type="string">
            <text:p>4197.8354</text:p>
          </table:table-cell>
          <table:table-cell office:value-type="string">
            <text:p>859.9650</text:p>
          </table:table-cell>
          <table:table-cell office:value-type="string">
            <text:p>273.4096</text:p>
          </table:table-cell>
          <table:table-cell office:value-type="string">
            <text:p>586.5554</text:p>
          </table:table-cell>
          <table:table-cell office:value-type="string">
            <text:p>1496.6974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084];9;2); &quot;/&quot;; MID([.A1084];6;2);&quot;/&quot;;MID([.A1084];1;4);&quot;/&quot;)" office:value-type="string" office:string-value="18/12/2021/">
            <text:p>18/12/2021/</text:p>
          </table:table-cell>
        </table:table-row>
        <table:table-row table:style-name="ro1">
          <table:table-cell office:value-type="string">
            <text:p>2021-12-19T00:00:00.0/2021-12-20T00:00:00.0</text:p>
          </table:table-cell>
          <table:table-cell office:value-type="string">
            <text:p>2072.9065</text:p>
          </table:table-cell>
          <table:table-cell office:value-type="string">
            <text:p>1315.8000</text:p>
          </table:table-cell>
          <table:table-cell office:value-type="string">
            <text:p>950.4966</text:p>
          </table:table-cell>
          <table:table-cell office:value-type="string">
            <text:p>365.3034</text:p>
          </table:table-cell>
          <table:table-cell office:value-type="string">
            <text:p>4367.4092</text:p>
          </table:table-cell>
          <table:table-cell office:value-type="string">
            <text:p>175.0338</text:p>
          </table:table-cell>
          <table:table-cell office:value-type="string">
            <text:p>0.0000</text:p>
          </table:table-cell>
          <table:table-cell office:value-type="string">
            <text:p>175.0338</text:p>
          </table:table-cell>
          <table:table-cell office:value-type="string">
            <text:p>0.0000</text:p>
          </table:table-cell>
          <table:table-cell office:value-type="string">
            <text:p>0.9663</text:p>
          </table:table-cell>
          <table:table-cell table:number-columns-repeated="3"/>
          <table:table-cell table:formula="of:==CONCATENATE( MID([.A1085];9;2); &quot;/&quot;; MID([.A1085];6;2);&quot;/&quot;;MID([.A1085];1;4);&quot;/&quot;)" office:value-type="string" office:string-value="19/12/2021/">
            <text:p>19/12/2021/</text:p>
          </table:table-cell>
        </table:table-row>
        <table:table-row table:style-name="ro1">
          <table:table-cell office:value-type="string">
            <text:p>2021-12-20T00:00:00.0/2021-12-21T00:00:00.0</text:p>
          </table:table-cell>
          <table:table-cell office:value-type="string">
            <text:p>2070.8428</text:p>
          </table:table-cell>
          <table:table-cell office:value-type="string">
            <text:p>1360.2000</text:p>
          </table:table-cell>
          <table:table-cell office:value-type="string">
            <text:p>1013.5157</text:p>
          </table:table-cell>
          <table:table-cell office:value-type="string">
            <text:p>346.6842</text:p>
          </table:table-cell>
          <table:table-cell office:value-type="string">
            <text:p>4691.9834</text:p>
          </table:table-cell>
          <table:table-cell office:value-type="string">
            <text:p>369.4430</text:p>
          </table:table-cell>
          <table:table-cell office:value-type="string">
            <text:p>35.8676</text:p>
          </table:table-cell>
          <table:table-cell office:value-type="string">
            <text:p>333.5754</text:p>
          </table:table-cell>
          <table:table-cell office:value-type="string">
            <text:p>369.8607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086];9;2); &quot;/&quot;; MID([.A1086];6;2);&quot;/&quot;;MID([.A1086];1;4);&quot;/&quot;)" office:value-type="string" office:string-value="20/12/2021/">
            <text:p>20/12/2021/</text:p>
          </table:table-cell>
        </table:table-row>
        <table:table-row table:style-name="ro1">
          <table:table-cell office:value-type="string">
            <text:p>2021-12-21T00:00:00.0/2021-12-22T00:00:00.0</text:p>
          </table:table-cell>
          <table:table-cell office:value-type="string">
            <text:p>2070.1492</text:p>
          </table:table-cell>
          <table:table-cell office:value-type="string">
            <text:p>1344.7144</text:p>
          </table:table-cell>
          <table:table-cell office:value-type="string">
            <text:p>1001.0727</text:p>
          </table:table-cell>
          <table:table-cell office:value-type="string">
            <text:p>343.6417</text:p>
          </table:table-cell>
          <table:table-cell office:value-type="string">
            <text:p>4610.8599</text:p>
          </table:table-cell>
          <table:table-cell office:value-type="string">
            <text:p>1141.7289</text:p>
          </table:table-cell>
          <table:table-cell office:value-type="string">
            <text:p>608.2304</text:p>
          </table:table-cell>
          <table:table-cell office:value-type="string">
            <text:p>533.4985</text:p>
          </table:table-cell>
          <table:table-cell office:value-type="string">
            <text:p>2778.9739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087];9;2); &quot;/&quot;; MID([.A1087];6;2);&quot;/&quot;;MID([.A1087];1;4);&quot;/&quot;)" office:value-type="string" office:string-value="21/12/2021/">
            <text:p>21/12/2021/</text:p>
          </table:table-cell>
        </table:table-row>
        <table:table-row table:style-name="ro1">
          <table:table-cell office:value-type="string">
            <text:p>2021-12-22T00:00:00.0/2021-12-23T00:00:00.0</text:p>
          </table:table-cell>
          <table:table-cell office:value-type="string">
            <text:p>2070.8118</text:p>
          </table:table-cell>
          <table:table-cell office:value-type="string">
            <text:p>1370.4813</text:p>
          </table:table-cell>
          <table:table-cell office:value-type="string">
            <text:p>1045.3372</text:p>
          </table:table-cell>
          <table:table-cell office:value-type="string">
            <text:p>325.1442</text:p>
          </table:table-cell>
          <table:table-cell office:value-type="string">
            <text:p>4856.2363</text:p>
          </table:table-cell>
          <table:table-cell office:value-type="string">
            <text:p>1213.3451</text:p>
          </table:table-cell>
          <table:table-cell office:value-type="string">
            <text:p>759.2034</text:p>
          </table:table-cell>
          <table:table-cell office:value-type="string">
            <text:p>454.1417</text:p>
          </table:table-cell>
          <table:table-cell office:value-type="string">
            <text:p>3439.6038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088];9;2); &quot;/&quot;; MID([.A1088];6;2);&quot;/&quot;;MID([.A1088];1;4);&quot;/&quot;)" office:value-type="string" office:string-value="22/12/2021/">
            <text:p>22/12/2021/</text:p>
          </table:table-cell>
        </table:table-row>
        <table:table-row table:style-name="ro1">
          <table:table-cell office:value-type="string">
            <text:p>2021-12-23T00:00:00.0/2021-12-24T00:00:00.0</text:p>
          </table:table-cell>
          <table:table-cell office:value-type="string">
            <text:p>2072.8464</text:p>
          </table:table-cell>
          <table:table-cell office:value-type="string">
            <text:p>1312.1564</text:p>
          </table:table-cell>
          <table:table-cell office:value-type="string">
            <text:p>919.5109</text:p>
          </table:table-cell>
          <table:table-cell office:value-type="string">
            <text:p>392.6454</text:p>
          </table:table-cell>
          <table:table-cell office:value-type="string">
            <text:p>4197.3647</text:p>
          </table:table-cell>
          <table:table-cell office:value-type="string">
            <text:p>740.0711</text:p>
          </table:table-cell>
          <table:table-cell office:value-type="string">
            <text:p>24.9647</text:p>
          </table:table-cell>
          <table:table-cell office:value-type="string">
            <text:p>715.1064</text:p>
          </table:table-cell>
          <table:table-cell office:value-type="string">
            <text:p>117.2319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089];9;2); &quot;/&quot;; MID([.A1089];6;2);&quot;/&quot;;MID([.A1089];1;4);&quot;/&quot;)" office:value-type="string" office:string-value="23/12/2021/">
            <text:p>23/12/2021/</text:p>
          </table:table-cell>
        </table:table-row>
        <table:table-row table:style-name="ro1">
          <table:table-cell office:value-type="string">
            <text:p>2021-12-24T00:00:00.0/2021-12-25T00:00:00.0</text:p>
          </table:table-cell>
          <table:table-cell office:value-type="string">
            <text:p>2076.2393</text:p>
          </table:table-cell>
          <table:table-cell office:value-type="string">
            <text:p>1329.3411</text:p>
          </table:table-cell>
          <table:table-cell office:value-type="string">
            <text:p>975.9477</text:p>
          </table:table-cell>
          <table:table-cell office:value-type="string">
            <text:p>353.3935</text:p>
          </table:table-cell>
          <table:table-cell office:value-type="string">
            <text:p>4469.7539</text:p>
          </table:table-cell>
          <table:table-cell office:value-type="string">
            <text:p>606.9376</text:p>
          </table:table-cell>
          <table:table-cell office:value-type="string">
            <text:p>154.3515</text:p>
          </table:table-cell>
          <table:table-cell office:value-type="string">
            <text:p>452.5861</text:p>
          </table:table-cell>
          <table:table-cell office:value-type="string">
            <text:p>573.9007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090];9;2); &quot;/&quot;; MID([.A1090];6;2);&quot;/&quot;;MID([.A1090];1;4);&quot;/&quot;)" office:value-type="string" office:string-value="24/12/2021/">
            <text:p>24/12/2021/</text:p>
          </table:table-cell>
        </table:table-row>
        <table:table-row table:style-name="ro1">
          <table:table-cell office:value-type="string">
            <text:p>2021-12-25T00:00:00.0/2021-12-26T00:00:00.0</text:p>
          </table:table-cell>
          <table:table-cell office:value-type="string">
            <text:p>2081.0024</text:p>
          </table:table-cell>
          <table:table-cell office:value-type="string">
            <text:p>1350.3110</text:p>
          </table:table-cell>
          <table:table-cell office:value-type="string">
            <text:p>1030.2605</text:p>
          </table:table-cell>
          <table:table-cell office:value-type="string">
            <text:p>320.0505</text:p>
          </table:table-cell>
          <table:table-cell office:value-type="string">
            <text:p>4757.2510</text:p>
          </table:table-cell>
          <table:table-cell office:value-type="string">
            <text:p>442.6700</text:p>
          </table:table-cell>
          <table:table-cell office:value-type="string">
            <text:p>62.5954</text:p>
          </table:table-cell>
          <table:table-cell office:value-type="string">
            <text:p>380.0746</text:p>
          </table:table-cell>
          <table:table-cell office:value-type="string">
            <text:p>261.8041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091];9;2); &quot;/&quot;; MID([.A1091];6;2);&quot;/&quot;;MID([.A1091];1;4);&quot;/&quot;)" office:value-type="string" office:string-value="25/12/2021/">
            <text:p>25/12/2021/</text:p>
          </table:table-cell>
        </table:table-row>
        <table:table-row table:style-name="ro1">
          <table:table-cell office:value-type="string">
            <text:p>2021-12-26T00:00:00.0/2021-12-27T00:00:00.0</text:p>
          </table:table-cell>
          <table:table-cell office:value-type="string">
            <text:p>2087.1638</text:p>
          </table:table-cell>
          <table:table-cell office:value-type="string">
            <text:p>1403.2910</text:p>
          </table:table-cell>
          <table:table-cell office:value-type="string">
            <text:p>1069.4813</text:p>
          </table:table-cell>
          <table:table-cell office:value-type="string">
            <text:p>333.8098</text:p>
          </table:table-cell>
          <table:table-cell office:value-type="string">
            <text:p>4937.4951</text:p>
          </table:table-cell>
          <table:table-cell office:value-type="string">
            <text:p>667.5442</text:p>
          </table:table-cell>
          <table:table-cell office:value-type="string">
            <text:p>124.4499</text:p>
          </table:table-cell>
          <table:table-cell office:value-type="string">
            <text:p>543.0943</text:p>
          </table:table-cell>
          <table:table-cell office:value-type="string">
            <text:p>1060.5365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092];9;2); &quot;/&quot;; MID([.A1092];6;2);&quot;/&quot;;MID([.A1092];1;4);&quot;/&quot;)" office:value-type="string" office:string-value="26/12/2021/">
            <text:p>26/12/2021/</text:p>
          </table:table-cell>
        </table:table-row>
        <table:table-row table:style-name="ro1">
          <table:table-cell office:value-type="string">
            <text:p>2021-12-27T00:00:00.0/2021-12-28T00:00:00.0</text:p>
          </table:table-cell>
          <table:table-cell office:value-type="string">
            <text:p>2094.6875</text:p>
          </table:table-cell>
          <table:table-cell office:value-type="string">
            <text:p>1320.2510</text:p>
          </table:table-cell>
          <table:table-cell office:value-type="string">
            <text:p>949.8545</text:p>
          </table:table-cell>
          <table:table-cell office:value-type="string">
            <text:p>370.3964</text:p>
          </table:table-cell>
          <table:table-cell office:value-type="string">
            <text:p>4317.9873</text:p>
          </table:table-cell>
          <table:table-cell office:value-type="string">
            <text:p>1104.8193</text:p>
          </table:table-cell>
          <table:table-cell office:value-type="string">
            <text:p>604.7721</text:p>
          </table:table-cell>
          <table:table-cell office:value-type="string">
            <text:p>500.0472</text:p>
          </table:table-cell>
          <table:table-cell office:value-type="string">
            <text:p>2618.4639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093];9;2); &quot;/&quot;; MID([.A1093];6;2);&quot;/&quot;;MID([.A1093];1;4);&quot;/&quot;)" office:value-type="string" office:string-value="27/12/2021/">
            <text:p>27/12/2021/</text:p>
          </table:table-cell>
        </table:table-row>
        <table:table-row table:style-name="ro1">
          <table:table-cell office:value-type="string">
            <text:p>2021-12-28T00:00:00.0/2021-12-29T00:00:00.0</text:p>
          </table:table-cell>
          <table:table-cell office:value-type="string">
            <text:p>2103.5566</text:p>
          </table:table-cell>
          <table:table-cell office:value-type="string">
            <text:p>1316.7969</text:p>
          </table:table-cell>
          <table:table-cell office:value-type="string">
            <text:p>933.1567</text:p>
          </table:table-cell>
          <table:table-cell office:value-type="string">
            <text:p>383.6402</text:p>
          </table:table-cell>
          <table:table-cell office:value-type="string">
            <text:p>4221.7573</text:p>
          </table:table-cell>
          <table:table-cell office:value-type="string">
            <text:p>562.9320</text:p>
          </table:table-cell>
          <table:table-cell office:value-type="string">
            <text:p>162.1436</text:p>
          </table:table-cell>
          <table:table-cell office:value-type="string">
            <text:p>400.7884</text:p>
          </table:table-cell>
          <table:table-cell office:value-type="string">
            <text:p>935.6597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094];9;2); &quot;/&quot;; MID([.A1094];6;2);&quot;/&quot;;MID([.A1094];1;4);&quot;/&quot;)" office:value-type="string" office:string-value="28/12/2021/">
            <text:p>28/12/2021/</text:p>
          </table:table-cell>
        </table:table-row>
        <table:table-row table:style-name="ro1">
          <table:table-cell office:value-type="string">
            <text:p>2021-12-29T00:00:00.0/2021-12-30T00:00:00.0</text:p>
          </table:table-cell>
          <table:table-cell office:value-type="string">
            <text:p>2113.8228</text:p>
          </table:table-cell>
          <table:table-cell office:value-type="string">
            <text:p>1342.3545</text:p>
          </table:table-cell>
          <table:table-cell office:value-type="string">
            <text:p>999.5809</text:p>
          </table:table-cell>
          <table:table-cell office:value-type="string">
            <text:p>342.7736</text:p>
          </table:table-cell>
          <table:table-cell office:value-type="string">
            <text:p>4544.8662</text:p>
          </table:table-cell>
          <table:table-cell office:value-type="string">
            <text:p>511.3531</text:p>
          </table:table-cell>
          <table:table-cell office:value-type="string">
            <text:p>0.7301</text:p>
          </table:table-cell>
          <table:table-cell office:value-type="string">
            <text:p>510.6230</text:p>
          </table:table-cell>
          <table:table-cell office:value-type="string">
            <text:p>2.8339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095];9;2); &quot;/&quot;; MID([.A1095];6;2);&quot;/&quot;;MID([.A1095];1;4);&quot;/&quot;)" office:value-type="string" office:string-value="29/12/2021/">
            <text:p>29/12/2021/</text:p>
          </table:table-cell>
        </table:table-row>
        <table:table-row table:style-name="ro1">
          <table:table-cell office:value-type="string">
            <text:p>2021-12-30T00:00:00.0/2021-12-31T00:00:00.0</text:p>
          </table:table-cell>
          <table:table-cell office:value-type="string">
            <text:p>2125.4583</text:p>
          </table:table-cell>
          <table:table-cell office:value-type="string">
            <text:p>1314.9281</text:p>
          </table:table-cell>
          <table:table-cell office:value-type="string">
            <text:p>926.5683</text:p>
          </table:table-cell>
          <table:table-cell office:value-type="string">
            <text:p>388.3599</text:p>
          </table:table-cell>
          <table:table-cell office:value-type="string">
            <text:p>4166.0625</text:p>
          </table:table-cell>
          <table:table-cell office:value-type="string">
            <text:p>673.6328</text:p>
          </table:table-cell>
          <table:table-cell office:value-type="string">
            <text:p>85.1060</text:p>
          </table:table-cell>
          <table:table-cell office:value-type="string">
            <text:p>588.5269</text:p>
          </table:table-cell>
          <table:table-cell office:value-type="string">
            <text:p>465.0610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096];9;2); &quot;/&quot;; MID([.A1096];6;2);&quot;/&quot;;MID([.A1096];1;4);&quot;/&quot;)" office:value-type="string" office:string-value="30/12/2021/">
            <text:p>30/12/2021/</text:p>
          </table:table-cell>
        </table:table-row>
        <table:table-row table:style-name="ro1">
          <table:table-cell office:value-type="string">
            <text:p>2021-12-31T00:00:00.0/2022-01-01T00:00:00.0</text:p>
          </table:table-cell>
          <table:table-cell office:value-type="string">
            <text:p>2138.4641</text:p>
          </table:table-cell>
          <table:table-cell office:value-type="string">
            <text:p>1355.6285</text:p>
          </table:table-cell>
          <table:table-cell office:value-type="string">
            <text:p>995.4303</text:p>
          </table:table-cell>
          <table:table-cell office:value-type="string">
            <text:p>360.1983</text:p>
          </table:table-cell>
          <table:table-cell office:value-type="string">
            <text:p>4504.7671</text:p>
          </table:table-cell>
          <table:table-cell office:value-type="string">
            <text:p>687.2980</text:p>
          </table:table-cell>
          <table:table-cell office:value-type="string">
            <text:p>272.9083</text:p>
          </table:table-cell>
          <table:table-cell office:value-type="string">
            <text:p>414.3897</text:p>
          </table:table-cell>
          <table:table-cell office:value-type="string">
            <text:p>1426.6449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097];9;2); &quot;/&quot;; MID([.A1097];6;2);&quot;/&quot;;MID([.A1097];1;4);&quot;/&quot;)" office:value-type="string" office:string-value="31/12/2021/">
            <text:p>31/12/2021/</text:p>
          </table:table-cell>
        </table:table-row>
        <table:table-row table:style-name="ro1">
          <table:table-cell office:value-type="string">
            <text:p>2022-01-01T00:00:00.0/2022-01-02T00:00:00.0</text:p>
          </table:table-cell>
          <table:table-cell office:value-type="string">
            <text:p>2152.8406</text:p>
          </table:table-cell>
          <table:table-cell office:value-type="string">
            <text:p>1315.0294</text:p>
          </table:table-cell>
          <table:table-cell office:value-type="string">
            <text:p>874.0085</text:p>
          </table:table-cell>
          <table:table-cell office:value-type="string">
            <text:p>441.0209</text:p>
          </table:table-cell>
          <table:table-cell office:value-type="string">
            <text:p>3863.0068</text:p>
          </table:table-cell>
          <table:table-cell office:value-type="string">
            <text:p>283.9000</text:p>
          </table:table-cell>
          <table:table-cell office:value-type="string">
            <text:p>27.2909</text:p>
          </table:table-cell>
          <table:table-cell office:value-type="string">
            <text:p>256.6091</text:p>
          </table:table-cell>
          <table:table-cell office:value-type="string">
            <text:p>279.9669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098];9;2); &quot;/&quot;; MID([.A1098];6;2);&quot;/&quot;;MID([.A1098];1;4);&quot;/&quot;)" office:value-type="string" office:string-value="01/01/2022/">
            <text:p>01/01/2022/</text:p>
          </table:table-cell>
        </table:table-row>
        <table:table-row table:style-name="ro1">
          <table:table-cell office:value-type="string">
            <text:p>2022-01-02T00:00:00.0/2022-01-03T00:00:00.0</text:p>
          </table:table-cell>
          <table:table-cell office:value-type="string">
            <text:p>2168.5869</text:p>
          </table:table-cell>
          <table:table-cell office:value-type="string">
            <text:p>1367.0422</text:p>
          </table:table-cell>
          <table:table-cell office:value-type="string">
            <text:p>977.4257</text:p>
          </table:table-cell>
          <table:table-cell office:value-type="string">
            <text:p>389.6165</text:p>
          </table:table-cell>
          <table:table-cell office:value-type="string">
            <text:p>4307.9829</text:p>
          </table:table-cell>
          <table:table-cell office:value-type="string">
            <text:p>1001.4070</text:p>
          </table:table-cell>
          <table:table-cell office:value-type="string">
            <text:p>266.2551</text:p>
          </table:table-cell>
          <table:table-cell office:value-type="string">
            <text:p>735.1519</text:p>
          </table:table-cell>
          <table:table-cell office:value-type="string">
            <text:p>1412.5621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099];9;2); &quot;/&quot;; MID([.A1099];6;2);&quot;/&quot;;MID([.A1099];1;4);&quot;/&quot;)" office:value-type="string" office:string-value="02/01/2022/">
            <text:p>02/01/2022/</text:p>
          </table:table-cell>
        </table:table-row>
        <table:table-row table:style-name="ro1">
          <table:table-cell office:value-type="string">
            <text:p>2022-01-03T00:00:00.0/2022-01-04T00:00:00.0</text:p>
          </table:table-cell>
          <table:table-cell office:value-type="string">
            <text:p>2185.7009</text:p>
          </table:table-cell>
          <table:table-cell office:value-type="string">
            <text:p>1414.5635</text:p>
          </table:table-cell>
          <table:table-cell office:value-type="string">
            <text:p>1019.7324</text:p>
          </table:table-cell>
          <table:table-cell office:value-type="string">
            <text:p>394.8310</text:p>
          </table:table-cell>
          <table:table-cell office:value-type="string">
            <text:p>4492.9160</text:p>
          </table:table-cell>
          <table:table-cell office:value-type="string">
            <text:p>1196.8030</text:p>
          </table:table-cell>
          <table:table-cell office:value-type="string">
            <text:p>654.7551</text:p>
          </table:table-cell>
          <table:table-cell office:value-type="string">
            <text:p>542.0480</text:p>
          </table:table-cell>
          <table:table-cell office:value-type="string">
            <text:p>2853.3132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100];9;2); &quot;/&quot;; MID([.A1100];6;2);&quot;/&quot;;MID([.A1100];1;4);&quot;/&quot;)" office:value-type="string" office:string-value="03/01/2022/">
            <text:p>03/01/2022/</text:p>
          </table:table-cell>
        </table:table-row>
        <table:table-row table:style-name="ro1">
          <table:table-cell office:value-type="string">
            <text:p>2022-01-04T00:00:00.0/2022-01-05T00:00:00.0</text:p>
          </table:table-cell>
          <table:table-cell office:value-type="string">
            <text:p>2204.2153</text:p>
          </table:table-cell>
          <table:table-cell office:value-type="string">
            <text:p>1378.8595</text:p>
          </table:table-cell>
          <table:table-cell office:value-type="string">
            <text:p>1032.2180</text:p>
          </table:table-cell>
          <table:table-cell office:value-type="string">
            <text:p>346.6415</text:p>
          </table:table-cell>
          <table:table-cell office:value-type="string">
            <text:p>4557.7524</text:p>
          </table:table-cell>
          <table:table-cell office:value-type="string">
            <text:p>571.0927</text:p>
          </table:table-cell>
          <table:table-cell office:value-type="string">
            <text:p>33.3010</text:p>
          </table:table-cell>
          <table:table-cell office:value-type="string">
            <text:p>537.7918</text:p>
          </table:table-cell>
          <table:table-cell office:value-type="string">
            <text:p>302.746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101];9;2); &quot;/&quot;; MID([.A1101];6;2);&quot;/&quot;;MID([.A1101];1;4);&quot;/&quot;)" office:value-type="string" office:string-value="04/01/2022/">
            <text:p>04/01/2022/</text:p>
          </table:table-cell>
        </table:table-row>
        <table:table-row table:style-name="ro1">
          <table:table-cell office:value-type="string">
            <text:p>2022-01-05T00:00:00.0/2022-01-06T00:00:00.0</text:p>
          </table:table-cell>
          <table:table-cell office:value-type="string">
            <text:p>2224.0605</text:p>
          </table:table-cell>
          <table:table-cell office:value-type="string">
            <text:p>1445.7666</text:p>
          </table:table-cell>
          <table:table-cell office:value-type="string">
            <text:p>1100.2747</text:p>
          </table:table-cell>
          <table:table-cell office:value-type="string">
            <text:p>345.4920</text:p>
          </table:table-cell>
          <table:table-cell office:value-type="string">
            <text:p>4864.1997</text:p>
          </table:table-cell>
          <table:table-cell office:value-type="string">
            <text:p>411.4901</text:p>
          </table:table-cell>
          <table:table-cell office:value-type="string">
            <text:p>6.1417</text:p>
          </table:table-cell>
          <table:table-cell office:value-type="string">
            <text:p>405.3484</text:p>
          </table:table-cell>
          <table:table-cell office:value-type="string">
            <text:p>37.8919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102];9;2); &quot;/&quot;; MID([.A1102];6;2);&quot;/&quot;;MID([.A1102];1;4);&quot;/&quot;)" office:value-type="string" office:string-value="05/01/2022/">
            <text:p>05/01/2022/</text:p>
          </table:table-cell>
        </table:table-row>
        <table:table-row table:style-name="ro1">
          <table:table-cell office:value-type="string">
            <text:p>2022-01-06T00:00:00.0/2022-01-07T00:00:00.0</text:p>
          </table:table-cell>
          <table:table-cell office:value-type="string">
            <text:p>2245.2717</text:p>
          </table:table-cell>
          <table:table-cell office:value-type="string">
            <text:p>1541.3553</text:p>
          </table:table-cell>
          <table:table-cell office:value-type="string">
            <text:p>1203.7448</text:p>
          </table:table-cell>
          <table:table-cell office:value-type="string">
            <text:p>337.6106</text:p>
          </table:table-cell>
          <table:table-cell office:value-type="string">
            <text:p>5334.3979</text:p>
          </table:table-cell>
          <table:table-cell office:value-type="string">
            <text:p>1295.8331</text:p>
          </table:table-cell>
          <table:table-cell office:value-type="string">
            <text:p>822.9041</text:p>
          </table:table-cell>
          <table:table-cell office:value-type="string">
            <text:p>472.9290</text:p>
          </table:table-cell>
          <table:table-cell office:value-type="string">
            <text:p>3461.9946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103];9;2); &quot;/&quot;; MID([.A1103];6;2);&quot;/&quot;;MID([.A1103];1;4);&quot;/&quot;)" office:value-type="string" office:string-value="06/01/2022/">
            <text:p>06/01/2022/</text:p>
          </table:table-cell>
        </table:table-row>
        <table:table-row table:style-name="ro1">
          <table:table-cell office:value-type="string">
            <text:p>2022-01-07T00:00:00.0/2022-01-08T00:00:00.0</text:p>
          </table:table-cell>
          <table:table-cell office:value-type="string">
            <text:p>2267.8662</text:p>
          </table:table-cell>
          <table:table-cell office:value-type="string">
            <text:p>1550.2283</text:p>
          </table:table-cell>
          <table:table-cell office:value-type="string">
            <text:p>1202.8250</text:p>
          </table:table-cell>
          <table:table-cell office:value-type="string">
            <text:p>347.4032</text:p>
          </table:table-cell>
          <table:table-cell office:value-type="string">
            <text:p>5272.3091</text:p>
          </table:table-cell>
          <table:table-cell office:value-type="string">
            <text:p>1224.0604</text:p>
          </table:table-cell>
          <table:table-cell office:value-type="string">
            <text:p>478.7824</text:p>
          </table:table-cell>
          <table:table-cell office:value-type="string">
            <text:p>745.2780</text:p>
          </table:table-cell>
          <table:table-cell office:value-type="string">
            <text:p>2009.7672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104];9;2); &quot;/&quot;; MID([.A1104];6;2);&quot;/&quot;;MID([.A1104];1;4);&quot;/&quot;)" office:value-type="string" office:string-value="07/01/2022/">
            <text:p>07/01/2022/</text:p>
          </table:table-cell>
        </table:table-row>
        <table:table-row table:style-name="ro1">
          <table:table-cell office:value-type="string">
            <text:p>2022-01-08T00:00:00.0/2022-01-09T00:00:00.0</text:p>
          </table:table-cell>
          <table:table-cell office:value-type="string">
            <text:p>2291.8340</text:p>
          </table:table-cell>
          <table:table-cell office:value-type="string">
            <text:p>1507.0206</text:p>
          </table:table-cell>
          <table:table-cell office:value-type="string">
            <text:p>1117.6488</text:p>
          </table:table-cell>
          <table:table-cell office:value-type="string">
            <text:p>389.3718</text:p>
          </table:table-cell>
          <table:table-cell office:value-type="string">
            <text:p>4824.2227</text:p>
          </table:table-cell>
          <table:table-cell office:value-type="string">
            <text:p>832.2148</text:p>
          </table:table-cell>
          <table:table-cell office:value-type="string">
            <text:p>347.4251</text:p>
          </table:table-cell>
          <table:table-cell office:value-type="string">
            <text:p>484.7898</text:p>
          </table:table-cell>
          <table:table-cell office:value-type="string">
            <text:p>1198.8939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105];9;2); &quot;/&quot;; MID([.A1105];6;2);&quot;/&quot;;MID([.A1105];1;4);&quot;/&quot;)" office:value-type="string" office:string-value="08/01/2022/">
            <text:p>08/01/2022/</text:p>
          </table:table-cell>
        </table:table-row>
        <table:table-row table:style-name="ro1">
          <table:table-cell office:value-type="string">
            <text:p>2022-01-09T00:00:00.0/2022-01-10T00:00:00.0</text:p>
          </table:table-cell>
          <table:table-cell office:value-type="string">
            <text:p>2317.1208</text:p>
          </table:table-cell>
          <table:table-cell office:value-type="string">
            <text:p>1519.1863</text:p>
          </table:table-cell>
          <table:table-cell office:value-type="string">
            <text:p>1162.6423</text:p>
          </table:table-cell>
          <table:table-cell office:value-type="string">
            <text:p>356.5440</text:p>
          </table:table-cell>
          <table:table-cell office:value-type="string">
            <text:p>5008.9624</text:p>
          </table:table-cell>
          <table:table-cell office:value-type="string">
            <text:p>639.1688</text:p>
          </table:table-cell>
          <table:table-cell office:value-type="string">
            <text:p>16.2104</text:p>
          </table:table-cell>
          <table:table-cell office:value-type="string">
            <text:p>622.9584</text:p>
          </table:table-cell>
          <table:table-cell office:value-type="string">
            <text:p>68.4953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106];9;2); &quot;/&quot;; MID([.A1106];6;2);&quot;/&quot;;MID([.A1106];1;4);&quot;/&quot;)" office:value-type="string" office:string-value="09/01/2022/">
            <text:p>09/01/2022/</text:p>
          </table:table-cell>
        </table:table-row>
        <table:table-row table:style-name="ro1">
          <table:table-cell office:value-type="string">
            <text:p>2022-01-10T00:00:00.0/2022-01-11T00:00:00.0</text:p>
          </table:table-cell>
          <table:table-cell office:value-type="string">
            <text:p>2343.7927</text:p>
          </table:table-cell>
          <table:table-cell office:value-type="string">
            <text:p>1542.1547</text:p>
          </table:table-cell>
          <table:table-cell office:value-type="string">
            <text:p>1176.1248</text:p>
          </table:table-cell>
          <table:table-cell office:value-type="string">
            <text:p>366.0298</text:p>
          </table:table-cell>
          <table:table-cell office:value-type="string">
            <text:p>4965.4229</text:p>
          </table:table-cell>
          <table:table-cell office:value-type="string">
            <text:p>296.1201</text:p>
          </table:table-cell>
          <table:table-cell office:value-type="string">
            <text:p>0.1377</text:p>
          </table:table-cell>
          <table:table-cell office:value-type="string">
            <text:p>295.9825</text:p>
          </table:table-cell>
          <table:table-cell office:value-type="string">
            <text:p>0.6976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107];9;2); &quot;/&quot;; MID([.A1107];6;2);&quot;/&quot;;MID([.A1107];1;4);&quot;/&quot;)" office:value-type="string" office:string-value="10/01/2022/">
            <text:p>10/01/2022/</text:p>
          </table:table-cell>
        </table:table-row>
        <table:table-row table:style-name="ro1">
          <table:table-cell office:value-type="string">
            <text:p>2022-01-11T00:00:00.0/2022-01-12T00:00:00.0</text:p>
          </table:table-cell>
          <table:table-cell office:value-type="string">
            <text:p>2371.8342</text:p>
          </table:table-cell>
          <table:table-cell office:value-type="string">
            <text:p>1639.8940</text:p>
          </table:table-cell>
          <table:table-cell office:value-type="string">
            <text:p>1261.3340</text:p>
          </table:table-cell>
          <table:table-cell office:value-type="string">
            <text:p>378.5601</text:p>
          </table:table-cell>
          <table:table-cell office:value-type="string">
            <text:p>5316.0503</text:p>
          </table:table-cell>
          <table:table-cell office:value-type="string">
            <text:p>1557.0330</text:p>
          </table:table-cell>
          <table:table-cell office:value-type="string">
            <text:p>1164.7457</text:p>
          </table:table-cell>
          <table:table-cell office:value-type="string">
            <text:p>392.2872</text:p>
          </table:table-cell>
          <table:table-cell office:value-type="string">
            <text:p>4564.2632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1108];9;2); &quot;/&quot;; MID([.A1108];6;2);&quot;/&quot;;MID([.A1108];1;4);&quot;/&quot;)" office:value-type="string" office:string-value="11/01/2022/">
            <text:p>11/01/2022/</text:p>
          </table:table-cell>
        </table:table-row>
        <table:table-row table:style-name="ro1">
          <table:table-cell office:value-type="string">
            <text:p>2022-01-12T00:00:00.0/2022-01-13T00:00:00.0</text:p>
          </table:table-cell>
          <table:table-cell office:value-type="string">
            <text:p>2401.1780</text:p>
          </table:table-cell>
          <table:table-cell office:value-type="string">
            <text:p>1592.3615</text:p>
          </table:table-cell>
          <table:table-cell office:value-type="string">
            <text:p>1187.9915</text:p>
          </table:table-cell>
          <table:table-cell office:value-type="string">
            <text:p>404.3700</text:p>
          </table:table-cell>
          <table:table-cell office:value-type="string">
            <text:p>4949.7427</text:p>
          </table:table-cell>
          <table:table-cell office:value-type="string">
            <text:p>938.1859</text:p>
          </table:table-cell>
          <table:table-cell office:value-type="string">
            <text:p>189.1237</text:p>
          </table:table-cell>
          <table:table-cell office:value-type="string">
            <text:p>749.0621</text:p>
          </table:table-cell>
          <table:table-cell office:value-type="string">
            <text:p>999.5141</text:p>
          </table:table-cell>
          <table:table-cell office:value-type="string">
            <text:p>0.9688</text:p>
          </table:table-cell>
          <table:table-cell table:number-columns-repeated="3"/>
          <table:table-cell table:formula="of:==CONCATENATE( MID([.A1109];9;2); &quot;/&quot;; MID([.A1109];6;2);&quot;/&quot;;MID([.A1109];1;4);&quot;/&quot;)" office:value-type="string" office:string-value="12/01/2022/">
            <text:p>12/01/2022/</text:p>
          </table:table-cell>
        </table:table-row>
        <table:table-row table:style-name="ro1">
          <table:table-cell office:value-type="string">
            <text:p>2022-01-13T00:00:00.0/2022-01-14T00:00:00.0</text:p>
          </table:table-cell>
          <table:table-cell office:value-type="string">
            <text:p>2431.9048</text:p>
          </table:table-cell>
          <table:table-cell office:value-type="string">
            <text:p>1557.6248</text:p>
          </table:table-cell>
          <table:table-cell office:value-type="string">
            <text:p>1106.2059</text:p>
          </table:table-cell>
          <table:table-cell office:value-type="string">
            <text:p>451.4189</text:p>
          </table:table-cell>
          <table:table-cell office:value-type="string">
            <text:p>4503.4009</text:p>
          </table:table-cell>
          <table:table-cell office:value-type="string">
            <text:p>702.4155</text:p>
          </table:table-cell>
          <table:table-cell office:value-type="string">
            <text:p>112.2880</text:p>
          </table:table-cell>
          <table:table-cell office:value-type="string">
            <text:p>590.1275</text:p>
          </table:table-cell>
          <table:table-cell office:value-type="string">
            <text:p>847.3632</text:p>
          </table:table-cell>
          <table:table-cell office:value-type="string">
            <text:p>0.9681</text:p>
          </table:table-cell>
          <table:table-cell table:number-columns-repeated="3"/>
          <table:table-cell table:formula="of:==CONCATENATE( MID([.A1110];9;2); &quot;/&quot;; MID([.A1110];6;2);&quot;/&quot;;MID([.A1110];1;4);&quot;/&quot;)" office:value-type="string" office:string-value="13/01/2022/">
            <text:p>13/01/2022/</text:p>
          </table:table-cell>
        </table:table-row>
        <table:table-row table:style-name="ro1">
          <table:table-cell office:value-type="string">
            <text:p>2022-01-14T00:00:00.0/2022-01-15T00:00:00.0</text:p>
          </table:table-cell>
          <table:table-cell office:value-type="string">
            <text:p>2463.9451</text:p>
          </table:table-cell>
          <table:table-cell office:value-type="string">
            <text:p>1647.1290</text:p>
          </table:table-cell>
          <table:table-cell office:value-type="string">
            <text:p>1247.2135</text:p>
          </table:table-cell>
          <table:table-cell office:value-type="string">
            <text:p>399.9156</text:p>
          </table:table-cell>
          <table:table-cell office:value-type="string">
            <text:p>5118.9761</text:p>
          </table:table-cell>
          <table:table-cell office:value-type="string">
            <text:p>1586.6525</text:p>
          </table:table-cell>
          <table:table-cell office:value-type="string">
            <text:p>1155.2891</text:p>
          </table:table-cell>
          <table:table-cell office:value-type="string">
            <text:p>431.3634</text:p>
          </table:table-cell>
          <table:table-cell office:value-type="string">
            <text:p>4610.9185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111];9;2); &quot;/&quot;; MID([.A1111];6;2);&quot;/&quot;;MID([.A1111];1;4);&quot;/&quot;)" office:value-type="string" office:string-value="14/01/2022/">
            <text:p>14/01/2022/</text:p>
          </table:table-cell>
        </table:table-row>
        <table:table-row table:style-name="ro1">
          <table:table-cell office:value-type="string">
            <text:p>2022-01-15T00:00:00.0/2022-01-16T00:00:00.0</text:p>
          </table:table-cell>
          <table:table-cell office:value-type="string">
            <text:p>2497.3147</text:p>
          </table:table-cell>
          <table:table-cell office:value-type="string">
            <text:p>1653.0686</text:p>
          </table:table-cell>
          <table:table-cell office:value-type="string">
            <text:p>1201.8766</text:p>
          </table:table-cell>
          <table:table-cell office:value-type="string">
            <text:p>451.1920</text:p>
          </table:table-cell>
          <table:table-cell office:value-type="string">
            <text:p>4853.3940</text:p>
          </table:table-cell>
          <table:table-cell office:value-type="string">
            <text:p>685.0022</text:p>
          </table:table-cell>
          <table:table-cell office:value-type="string">
            <text:p>31.6235</text:p>
          </table:table-cell>
          <table:table-cell office:value-type="string">
            <text:p>653.3787</text:p>
          </table:table-cell>
          <table:table-cell office:value-type="string">
            <text:p>115.4144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112];9;2); &quot;/&quot;; MID([.A1112];6;2);&quot;/&quot;;MID([.A1112];1;4);&quot;/&quot;)" office:value-type="string" office:string-value="15/01/2022/">
            <text:p>15/01/2022/</text:p>
          </table:table-cell>
        </table:table-row>
        <table:table-row table:style-name="ro1">
          <table:table-cell office:value-type="string">
            <text:p>2022-01-16T00:00:00.0/2022-01-17T00:00:00.0</text:p>
          </table:table-cell>
          <table:table-cell office:value-type="string">
            <text:p>2532.0203</text:p>
          </table:table-cell>
          <table:table-cell office:value-type="string">
            <text:p>1669.1949</text:p>
          </table:table-cell>
          <table:table-cell office:value-type="string">
            <text:p>1207.1364</text:p>
          </table:table-cell>
          <table:table-cell office:value-type="string">
            <text:p>462.0586</text:p>
          </table:table-cell>
          <table:table-cell office:value-type="string">
            <text:p>4864.3447</text:p>
          </table:table-cell>
          <table:table-cell office:value-type="string">
            <text:p>1276.3739</text:p>
          </table:table-cell>
          <table:table-cell office:value-type="string">
            <text:p>655.4012</text:p>
          </table:table-cell>
          <table:table-cell office:value-type="string">
            <text:p>620.9726</text:p>
          </table:table-cell>
          <table:table-cell office:value-type="string">
            <text:p>2492.6194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113];9;2); &quot;/&quot;; MID([.A1113];6;2);&quot;/&quot;;MID([.A1113];1;4);&quot;/&quot;)" office:value-type="string" office:string-value="16/01/2022/">
            <text:p>16/01/2022/</text:p>
          </table:table-cell>
        </table:table-row>
        <table:table-row table:style-name="ro1">
          <table:table-cell office:value-type="string">
            <text:p>2022-01-17T00:00:00.0/2022-01-18T00:00:00.0</text:p>
          </table:table-cell>
          <table:table-cell office:value-type="string">
            <text:p>2568.0588</text:p>
          </table:table-cell>
          <table:table-cell office:value-type="string">
            <text:p>1714.0538</text:p>
          </table:table-cell>
          <table:table-cell office:value-type="string">
            <text:p>1340.4678</text:p>
          </table:table-cell>
          <table:table-cell office:value-type="string">
            <text:p>373.5861</text:p>
          </table:table-cell>
          <table:table-cell office:value-type="string">
            <text:p>5380.9048</text:p>
          </table:table-cell>
          <table:table-cell office:value-type="string">
            <text:p>318.3385</text:p>
          </table:table-cell>
          <table:table-cell office:value-type="string">
            <text:p>0.0051</text:p>
          </table:table-cell>
          <table:table-cell office:value-type="string">
            <text:p>318.3334</text:p>
          </table:table-cell>
          <table:table-cell office:value-type="string">
            <text:p>0.0158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1114];9;2); &quot;/&quot;; MID([.A1114];6;2);&quot;/&quot;;MID([.A1114];1;4);&quot;/&quot;)" office:value-type="string" office:string-value="17/01/2022/">
            <text:p>17/01/2022/</text:p>
          </table:table-cell>
        </table:table-row>
        <table:table-row table:style-name="ro1">
          <table:table-cell office:value-type="string">
            <text:p>2022-01-18T00:00:00.0/2022-01-19T00:00:00.0</text:p>
          </table:table-cell>
          <table:table-cell office:value-type="string">
            <text:p>2605.3938</text:p>
          </table:table-cell>
          <table:table-cell office:value-type="string">
            <text:p>1769.7893</text:p>
          </table:table-cell>
          <table:table-cell office:value-type="string">
            <text:p>1332.6830</text:p>
          </table:table-cell>
          <table:table-cell office:value-type="string">
            <text:p>437.1063</text:p>
          </table:table-cell>
          <table:table-cell office:value-type="string">
            <text:p>5254.8413</text:p>
          </table:table-cell>
          <table:table-cell office:value-type="string">
            <text:p>672.7773</text:p>
          </table:table-cell>
          <table:table-cell office:value-type="string">
            <text:p>21.1168</text:p>
          </table:table-cell>
          <table:table-cell office:value-type="string">
            <text:p>651.6605</text:p>
          </table:table-cell>
          <table:table-cell office:value-type="string">
            <text:p>115.1724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115];9;2); &quot;/&quot;; MID([.A1115];6;2);&quot;/&quot;;MID([.A1115];1;4);&quot;/&quot;)" office:value-type="string" office:string-value="18/01/2022/">
            <text:p>18/01/2022/</text:p>
          </table:table-cell>
        </table:table-row>
        <table:table-row table:style-name="ro1">
          <table:table-cell office:value-type="string">
            <text:p>2022-01-19T00:00:00.0/2022-01-20T00:00:00.0</text:p>
          </table:table-cell>
          <table:table-cell office:value-type="string">
            <text:p>2644.0547</text:p>
          </table:table-cell>
          <table:table-cell office:value-type="string">
            <text:p>1794.1874</text:p>
          </table:table-cell>
          <table:table-cell office:value-type="string">
            <text:p>1366.3313</text:p>
          </table:table-cell>
          <table:table-cell office:value-type="string">
            <text:p>427.8560</text:p>
          </table:table-cell>
          <table:table-cell office:value-type="string">
            <text:p>5402.9429</text:p>
          </table:table-cell>
          <table:table-cell office:value-type="string">
            <text:p>1217.5848</text:p>
          </table:table-cell>
          <table:table-cell office:value-type="string">
            <text:p>467.0330</text:p>
          </table:table-cell>
          <table:table-cell office:value-type="string">
            <text:p>750.5518</text:p>
          </table:table-cell>
          <table:table-cell office:value-type="string">
            <text:p>2242.0730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116];9;2); &quot;/&quot;; MID([.A1116];6;2);&quot;/&quot;;MID([.A1116];1;4);&quot;/&quot;)" office:value-type="string" office:string-value="19/01/2022/">
            <text:p>19/01/2022/</text:p>
          </table:table-cell>
        </table:table-row>
        <table:table-row table:style-name="ro1">
          <table:table-cell office:value-type="string">
            <text:p>2022-01-20T00:00:00.0/2022-01-21T00:00:00.0</text:p>
          </table:table-cell>
          <table:table-cell office:value-type="string">
            <text:p>2683.9922</text:p>
          </table:table-cell>
          <table:table-cell office:value-type="string">
            <text:p>1851.5270</text:p>
          </table:table-cell>
          <table:table-cell office:value-type="string">
            <text:p>1404.5189</text:p>
          </table:table-cell>
          <table:table-cell office:value-type="string">
            <text:p>447.0081</text:p>
          </table:table-cell>
          <table:table-cell office:value-type="string">
            <text:p>5423.0815</text:p>
          </table:table-cell>
          <table:table-cell office:value-type="string">
            <text:p>866.8934</text:p>
          </table:table-cell>
          <table:table-cell office:value-type="string">
            <text:p>148.9156</text:p>
          </table:table-cell>
          <table:table-cell office:value-type="string">
            <text:p>717.9778</text:p>
          </table:table-cell>
          <table:table-cell office:value-type="string">
            <text:p>682.1104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117];9;2); &quot;/&quot;; MID([.A1117];6;2);&quot;/&quot;;MID([.A1117];1;4);&quot;/&quot;)" office:value-type="string" office:string-value="20/01/2022/">
            <text:p>20/01/2022/</text:p>
          </table:table-cell>
        </table:table-row>
        <table:table-row table:style-name="ro1">
          <table:table-cell office:value-type="string">
            <text:p>2022-01-21T00:00:00.0/2022-01-22T00:00:00.0</text:p>
          </table:table-cell>
          <table:table-cell office:value-type="string">
            <text:p>2725.2493</text:p>
          </table:table-cell>
          <table:table-cell office:value-type="string">
            <text:p>1894.0681</text:p>
          </table:table-cell>
          <table:table-cell office:value-type="string">
            <text:p>1414.4742</text:p>
          </table:table-cell>
          <table:table-cell office:value-type="string">
            <text:p>479.5938</text:p>
          </table:table-cell>
          <table:table-cell office:value-type="string">
            <text:p>5468.6367</text:p>
          </table:table-cell>
          <table:table-cell office:value-type="string">
            <text:p>1273.0924</text:p>
          </table:table-cell>
          <table:table-cell office:value-type="string">
            <text:p>752.1024</text:p>
          </table:table-cell>
          <table:table-cell office:value-type="string">
            <text:p>520.9899</text:p>
          </table:table-cell>
          <table:table-cell office:value-type="string">
            <text:p>3076.0452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118];9;2); &quot;/&quot;; MID([.A1118];6;2);&quot;/&quot;;MID([.A1118];1;4);&quot;/&quot;)" office:value-type="string" office:string-value="21/01/2022/">
            <text:p>21/01/2022/</text:p>
          </table:table-cell>
        </table:table-row>
        <table:table-row table:style-name="ro1">
          <table:table-cell office:value-type="string">
            <text:p>2022-01-22T00:00:00.0/2022-01-23T00:00:00.0</text:p>
          </table:table-cell>
          <table:table-cell office:value-type="string">
            <text:p>2767.7544</text:p>
          </table:table-cell>
          <table:table-cell office:value-type="string">
            <text:p>1946.8646</text:p>
          </table:table-cell>
          <table:table-cell office:value-type="string">
            <text:p>1553.4417</text:p>
          </table:table-cell>
          <table:table-cell office:value-type="string">
            <text:p>393.4230</text:p>
          </table:table-cell>
          <table:table-cell office:value-type="string">
            <text:p>5997.0527</text:p>
          </table:table-cell>
          <table:table-cell office:value-type="string">
            <text:p>1281.7998</text:p>
          </table:table-cell>
          <table:table-cell office:value-type="string">
            <text:p>721.1468</text:p>
          </table:table-cell>
          <table:table-cell office:value-type="string">
            <text:p>560.6530</text:p>
          </table:table-cell>
          <table:table-cell office:value-type="string">
            <text:p>3261.7532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119];9;2); &quot;/&quot;; MID([.A1119];6;2);&quot;/&quot;;MID([.A1119];1;4);&quot;/&quot;)" office:value-type="string" office:string-value="22/01/2022/">
            <text:p>22/01/2022/</text:p>
          </table:table-cell>
        </table:table-row>
        <table:table-row table:style-name="ro1">
          <table:table-cell office:value-type="string">
            <text:p>2022-01-23T00:00:00.0/2022-01-24T00:00:00.0</text:p>
          </table:table-cell>
          <table:table-cell office:value-type="string">
            <text:p>2811.5737</text:p>
          </table:table-cell>
          <table:table-cell office:value-type="string">
            <text:p>1873.9128</text:p>
          </table:table-cell>
          <table:table-cell office:value-type="string">
            <text:p>1432.4641</text:p>
          </table:table-cell>
          <table:table-cell office:value-type="string">
            <text:p>441.4488</text:p>
          </table:table-cell>
          <table:table-cell office:value-type="string">
            <text:p>5408.9438</text:p>
          </table:table-cell>
          <table:table-cell office:value-type="string">
            <text:p>415.1225</text:p>
          </table:table-cell>
          <table:table-cell office:value-type="string">
            <text:p>1.8784</text:p>
          </table:table-cell>
          <table:table-cell office:value-type="string">
            <text:p>413.2441</text:p>
          </table:table-cell>
          <table:table-cell office:value-type="string">
            <text:p>13.0042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1120];9;2); &quot;/&quot;; MID([.A1120];6;2);&quot;/&quot;;MID([.A1120];1;4);&quot;/&quot;)" office:value-type="string" office:string-value="23/01/2022/">
            <text:p>23/01/2022/</text:p>
          </table:table-cell>
        </table:table-row>
        <table:table-row table:style-name="ro1">
          <table:table-cell office:value-type="string">
            <text:p>2022-01-24T00:00:00.0/2022-01-25T00:00:00.0</text:p>
          </table:table-cell>
          <table:table-cell office:value-type="string">
            <text:p>2856.6492</text:p>
          </table:table-cell>
          <table:table-cell office:value-type="string">
            <text:p>1894.0453</text:p>
          </table:table-cell>
          <table:table-cell office:value-type="string">
            <text:p>1400.1617</text:p>
          </table:table-cell>
          <table:table-cell office:value-type="string">
            <text:p>493.8835</text:p>
          </table:table-cell>
          <table:table-cell office:value-type="string">
            <text:p>5167.6401</text:p>
          </table:table-cell>
          <table:table-cell office:value-type="string">
            <text:p>536.4039</text:p>
          </table:table-cell>
          <table:table-cell office:value-type="string">
            <text:p>7.8029</text:p>
          </table:table-cell>
          <table:table-cell office:value-type="string">
            <text:p>528.6010</text:p>
          </table:table-cell>
          <table:table-cell office:value-type="string">
            <text:p>30.0790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121];9;2); &quot;/&quot;; MID([.A1121];6;2);&quot;/&quot;;MID([.A1121];1;4);&quot;/&quot;)" office:value-type="string" office:string-value="24/01/2022/">
            <text:p>24/01/2022/</text:p>
          </table:table-cell>
        </table:table-row>
        <table:table-row table:style-name="ro1">
          <table:table-cell office:value-type="string">
            <text:p>2022-01-25T00:00:00.0/2022-01-26T00:00:00.0</text:p>
          </table:table-cell>
          <table:table-cell office:value-type="string">
            <text:p>2902.9446</text:p>
          </table:table-cell>
          <table:table-cell office:value-type="string">
            <text:p>1941.2866</text:p>
          </table:table-cell>
          <table:table-cell office:value-type="string">
            <text:p>1418.1366</text:p>
          </table:table-cell>
          <table:table-cell office:value-type="string">
            <text:p>523.1500</text:p>
          </table:table-cell>
          <table:table-cell office:value-type="string">
            <text:p>5193.8027</text:p>
          </table:table-cell>
          <table:table-cell office:value-type="string">
            <text:p>394.3297</text:p>
          </table:table-cell>
          <table:table-cell office:value-type="string">
            <text:p>0.0185</text:p>
          </table:table-cell>
          <table:table-cell office:value-type="string">
            <text:p>394.3112</text:p>
          </table:table-cell>
          <table:table-cell office:value-type="string">
            <text:p>0.0594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122];9;2); &quot;/&quot;; MID([.A1122];6;2);&quot;/&quot;;MID([.A1122];1;4);&quot;/&quot;)" office:value-type="string" office:string-value="25/01/2022/">
            <text:p>25/01/2022/</text:p>
          </table:table-cell>
        </table:table-row>
        <table:table-row table:style-name="ro1">
          <table:table-cell office:value-type="string">
            <text:p>2022-01-26T00:00:00.0/2022-01-27T00:00:00.0</text:p>
          </table:table-cell>
          <table:table-cell office:value-type="string">
            <text:p>2950.5461</text:p>
          </table:table-cell>
          <table:table-cell office:value-type="string">
            <text:p>1994.8632</text:p>
          </table:table-cell>
          <table:table-cell office:value-type="string">
            <text:p>1493.3850</text:p>
          </table:table-cell>
          <table:table-cell office:value-type="string">
            <text:p>501.4781</text:p>
          </table:table-cell>
          <table:table-cell office:value-type="string">
            <text:p>5419.5835</text:p>
          </table:table-cell>
          <table:table-cell office:value-type="string">
            <text:p>473.6975</text:p>
          </table:table-cell>
          <table:table-cell office:value-type="string">
            <text:p>1.6352</text:p>
          </table:table-cell>
          <table:table-cell office:value-type="string">
            <text:p>472.0623</text:p>
          </table:table-cell>
          <table:table-cell office:value-type="string">
            <text:p>21.8510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123];9;2); &quot;/&quot;; MID([.A1123];6;2);&quot;/&quot;;MID([.A1123];1;4);&quot;/&quot;)" office:value-type="string" office:string-value="26/01/2022/">
            <text:p>26/01/2022/</text:p>
          </table:table-cell>
        </table:table-row>
        <table:table-row table:style-name="ro1">
          <table:table-cell office:value-type="string">
            <text:p>2022-01-27T00:00:00.0/2022-01-28T00:00:00.0</text:p>
          </table:table-cell>
          <table:table-cell office:value-type="string">
            <text:p>2999.3528</text:p>
          </table:table-cell>
          <table:table-cell office:value-type="string">
            <text:p>2013.3867</text:p>
          </table:table-cell>
          <table:table-cell office:value-type="string">
            <text:p>1482.5785</text:p>
          </table:table-cell>
          <table:table-cell office:value-type="string">
            <text:p>530.8082</text:p>
          </table:table-cell>
          <table:table-cell office:value-type="string">
            <text:p>5329.3193</text:p>
          </table:table-cell>
          <table:table-cell office:value-type="string">
            <text:p>963.6459</text:p>
          </table:table-cell>
          <table:table-cell office:value-type="string">
            <text:p>314.9720</text:p>
          </table:table-cell>
          <table:table-cell office:value-type="string">
            <text:p>648.6739</text:p>
          </table:table-cell>
          <table:table-cell office:value-type="string">
            <text:p>881.3218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124];9;2); &quot;/&quot;; MID([.A1124];6;2);&quot;/&quot;;MID([.A1124];1;4);&quot;/&quot;)" office:value-type="string" office:string-value="27/01/2022/">
            <text:p>27/01/2022/</text:p>
          </table:table-cell>
        </table:table-row>
        <table:table-row table:style-name="ro1">
          <table:table-cell office:value-type="string">
            <text:p>2022-01-28T00:00:00.0/2022-01-29T00:00:00.0</text:p>
          </table:table-cell>
          <table:table-cell office:value-type="string">
            <text:p>3049.3669</text:p>
          </table:table-cell>
          <table:table-cell office:value-type="string">
            <text:p>2108.5056</text:p>
          </table:table-cell>
          <table:table-cell office:value-type="string">
            <text:p>1592.4873</text:p>
          </table:table-cell>
          <table:table-cell office:value-type="string">
            <text:p>516.0183</text:p>
          </table:table-cell>
          <table:table-cell office:value-type="string">
            <text:p>5638.5703</text:p>
          </table:table-cell>
          <table:table-cell office:value-type="string">
            <text:p>507.3213</text:p>
          </table:table-cell>
          <table:table-cell office:value-type="string">
            <text:p>25.0287</text:p>
          </table:table-cell>
          <table:table-cell office:value-type="string">
            <text:p>482.2926</text:p>
          </table:table-cell>
          <table:table-cell office:value-type="string">
            <text:p>149.5314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125];9;2); &quot;/&quot;; MID([.A1125];6;2);&quot;/&quot;;MID([.A1125];1;4);&quot;/&quot;)" office:value-type="string" office:string-value="28/01/2022/">
            <text:p>28/01/2022/</text:p>
          </table:table-cell>
        </table:table-row>
        <table:table-row table:style-name="ro1">
          <table:table-cell office:value-type="string">
            <text:p>2022-01-29T00:00:00.0/2022-01-30T00:00:00.0</text:p>
          </table:table-cell>
          <table:table-cell office:value-type="string">
            <text:p>3100.5596</text:p>
          </table:table-cell>
          <table:table-cell office:value-type="string">
            <text:p>2050.6658</text:p>
          </table:table-cell>
          <table:table-cell office:value-type="string">
            <text:p>1530.2336</text:p>
          </table:table-cell>
          <table:table-cell office:value-type="string">
            <text:p>520.4320</text:p>
          </table:table-cell>
          <table:table-cell office:value-type="string">
            <text:p>5369.9966</text:p>
          </table:table-cell>
          <table:table-cell office:value-type="string">
            <text:p>893.3340</text:p>
          </table:table-cell>
          <table:table-cell office:value-type="string">
            <text:p>346.4784</text:p>
          </table:table-cell>
          <table:table-cell office:value-type="string">
            <text:p>546.8557</text:p>
          </table:table-cell>
          <table:table-cell office:value-type="string">
            <text:p>988.7536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126];9;2); &quot;/&quot;; MID([.A1126];6;2);&quot;/&quot;;MID([.A1126];1;4);&quot;/&quot;)" office:value-type="string" office:string-value="29/01/2022/">
            <text:p>29/01/2022/</text:p>
          </table:table-cell>
        </table:table-row>
        <table:table-row table:style-name="ro1">
          <table:table-cell office:value-type="string">
            <text:p>2022-01-30T00:00:00.0/2022-01-31T00:00:00.0</text:p>
          </table:table-cell>
          <table:table-cell office:value-type="string">
            <text:p>3153.0032</text:p>
          </table:table-cell>
          <table:table-cell office:value-type="string">
            <text:p>2192.6431</text:p>
          </table:table-cell>
          <table:table-cell office:value-type="string">
            <text:p>1601.2974</text:p>
          </table:table-cell>
          <table:table-cell office:value-type="string">
            <text:p>591.3457</text:p>
          </table:table-cell>
          <table:table-cell office:value-type="string">
            <text:p>5467.2837</text:p>
          </table:table-cell>
          <table:table-cell office:value-type="string">
            <text:p>1591.5267</text:p>
          </table:table-cell>
          <table:table-cell office:value-type="string">
            <text:p>522.6286</text:p>
          </table:table-cell>
          <table:table-cell office:value-type="string">
            <text:p>1068.8981</text:p>
          </table:table-cell>
          <table:table-cell office:value-type="string">
            <text:p>1965.1411</text:p>
          </table:table-cell>
          <table:table-cell office:value-type="string">
            <text:p>1.0000</text:p>
          </table:table-cell>
          <table:table-cell table:number-columns-repeated="3"/>
          <table:table-cell table:formula="of:==CONCATENATE( MID([.A1127];9;2); &quot;/&quot;; MID([.A1127];6;2);&quot;/&quot;;MID([.A1127];1;4);&quot;/&quot;)" office:value-type="string" office:string-value="30/01/2022/">
            <text:p>30/01/2022/</text:p>
          </table:table-cell>
        </table:table-row>
        <table:table-row table:style-name="ro1">
          <table:table-cell office:value-type="string">
            <text:p>2022-01-31T00:00:00.0/2022-02-01T00:00:00.0</text:p>
          </table:table-cell>
          <table:table-cell office:value-type="string">
            <text:p>3206.5818</text:p>
          </table:table-cell>
          <table:table-cell office:value-type="string">
            <text:p>2153.8589</text:p>
          </table:table-cell>
          <table:table-cell office:value-type="string">
            <text:p>1579.3368</text:p>
          </table:table-cell>
          <table:table-cell office:value-type="string">
            <text:p>574.5222</text:p>
          </table:table-cell>
          <table:table-cell office:value-type="string">
            <text:p>5381.9746</text:p>
          </table:table-cell>
          <table:table-cell office:value-type="string">
            <text:p>1115.7699</text:p>
          </table:table-cell>
          <table:table-cell office:value-type="string">
            <text:p>236.4669</text:p>
          </table:table-cell>
          <table:table-cell office:value-type="string">
            <text:p>879.3029</text:p>
          </table:table-cell>
          <table:table-cell office:value-type="string">
            <text:p>952.3165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128];9;2); &quot;/&quot;; MID([.A1128];6;2);&quot;/&quot;;MID([.A1128];1;4);&quot;/&quot;)" office:value-type="string" office:string-value="31/01/2022/">
            <text:p>31/01/2022/</text:p>
          </table:table-cell>
        </table:table-row>
        <table:table-row table:style-name="ro1">
          <table:table-cell office:value-type="string">
            <text:p>2022-02-01T00:00:00.0/2022-02-02T00:00:00.0</text:p>
          </table:table-cell>
          <table:table-cell office:value-type="string">
            <text:p>3261.3152</text:p>
          </table:table-cell>
          <table:table-cell office:value-type="string">
            <text:p>2280.6572</text:p>
          </table:table-cell>
          <table:table-cell office:value-type="string">
            <text:p>1797.8754</text:p>
          </table:table-cell>
          <table:table-cell office:value-type="string">
            <text:p>482.7819</text:p>
          </table:table-cell>
          <table:table-cell office:value-type="string">
            <text:p>6129.9141</text:p>
          </table:table-cell>
          <table:table-cell office:value-type="string">
            <text:p>976.6005</text:p>
          </table:table-cell>
          <table:table-cell office:value-type="string">
            <text:p>320.4784</text:p>
          </table:table-cell>
          <table:table-cell office:value-type="string">
            <text:p>656.1220</text:p>
          </table:table-cell>
          <table:table-cell office:value-type="string">
            <text:p>995.2456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129];9;2); &quot;/&quot;; MID([.A1129];6;2);&quot;/&quot;;MID([.A1129];1;4);&quot;/&quot;)" office:value-type="string" office:string-value="01/02/2022/">
            <text:p>01/02/2022/</text:p>
          </table:table-cell>
        </table:table-row>
        <table:table-row table:style-name="ro1">
          <table:table-cell office:value-type="string">
            <text:p>2022-02-02T00:00:00.0/2022-02-03T00:00:00.0</text:p>
          </table:table-cell>
          <table:table-cell office:value-type="string">
            <text:p>3317.1992</text:p>
          </table:table-cell>
          <table:table-cell office:value-type="string">
            <text:p>2324.3875</text:p>
          </table:table-cell>
          <table:table-cell office:value-type="string">
            <text:p>1783.2272</text:p>
          </table:table-cell>
          <table:table-cell office:value-type="string">
            <text:p>541.1603</text:p>
          </table:table-cell>
          <table:table-cell office:value-type="string">
            <text:p>6004.4043</text:p>
          </table:table-cell>
          <table:table-cell office:value-type="string">
            <text:p>1137.7133</text:p>
          </table:table-cell>
          <table:table-cell office:value-type="string">
            <text:p>136.1718</text:p>
          </table:table-cell>
          <table:table-cell office:value-type="string">
            <text:p>1001.5414</text:p>
          </table:table-cell>
          <table:table-cell office:value-type="string">
            <text:p>585.7339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130];9;2); &quot;/&quot;; MID([.A1130];6;2);&quot;/&quot;;MID([.A1130];1;4);&quot;/&quot;)" office:value-type="string" office:string-value="02/02/2022/">
            <text:p>02/02/2022/</text:p>
          </table:table-cell>
        </table:table-row>
        <table:table-row table:style-name="ro1">
          <table:table-cell office:value-type="string">
            <text:p>2022-02-03T00:00:00.0/2022-02-04T00:00:00.0</text:p>
          </table:table-cell>
          <table:table-cell office:value-type="string">
            <text:p>3374.2222</text:p>
          </table:table-cell>
          <table:table-cell office:value-type="string">
            <text:p>2322.5303</text:p>
          </table:table-cell>
          <table:table-cell office:value-type="string">
            <text:p>1796.8013</text:p>
          </table:table-cell>
          <table:table-cell office:value-type="string">
            <text:p>525.7290</text:p>
          </table:table-cell>
          <table:table-cell office:value-type="string">
            <text:p>6014.4824</text:p>
          </table:table-cell>
          <table:table-cell office:value-type="string">
            <text:p>1113.2880</text:p>
          </table:table-cell>
          <table:table-cell office:value-type="string">
            <text:p>350.2121</text:p>
          </table:table-cell>
          <table:table-cell office:value-type="string">
            <text:p>763.0759</text:p>
          </table:table-cell>
          <table:table-cell office:value-type="string">
            <text:p>1639.6007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131];9;2); &quot;/&quot;; MID([.A1131];6;2);&quot;/&quot;;MID([.A1131];1;4);&quot;/&quot;)" office:value-type="string" office:string-value="03/02/2022/">
            <text:p>03/02/2022/</text:p>
          </table:table-cell>
        </table:table-row>
        <table:table-row table:style-name="ro1">
          <table:table-cell office:value-type="string">
            <text:p>2022-02-04T00:00:00.0/2022-02-05T00:00:00.0</text:p>
          </table:table-cell>
          <table:table-cell office:value-type="string">
            <text:p>3432.3201</text:p>
          </table:table-cell>
          <table:table-cell office:value-type="string">
            <text:p>2338.7205</text:p>
          </table:table-cell>
          <table:table-cell office:value-type="string">
            <text:p>1753.1305</text:p>
          </table:table-cell>
          <table:table-cell office:value-type="string">
            <text:p>585.5899</text:p>
          </table:table-cell>
          <table:table-cell office:value-type="string">
            <text:p>5690.8652</text:p>
          </table:table-cell>
          <table:table-cell office:value-type="string">
            <text:p>733.4539</text:p>
          </table:table-cell>
          <table:table-cell office:value-type="string">
            <text:p>3.6416</text:p>
          </table:table-cell>
          <table:table-cell office:value-type="string">
            <text:p>729.8123</text:p>
          </table:table-cell>
          <table:table-cell office:value-type="string">
            <text:p>12.5662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132];9;2); &quot;/&quot;; MID([.A1132];6;2);&quot;/&quot;;MID([.A1132];1;4);&quot;/&quot;)" office:value-type="string" office:string-value="04/02/2022/">
            <text:p>04/02/2022/</text:p>
          </table:table-cell>
        </table:table-row>
        <table:table-row table:style-name="ro1">
          <table:table-cell office:value-type="string">
            <text:p>2022-02-05T00:00:00.0/2022-02-06T00:00:00.0</text:p>
          </table:table-cell>
          <table:table-cell office:value-type="string">
            <text:p>3491.5020</text:p>
          </table:table-cell>
          <table:table-cell office:value-type="string">
            <text:p>2475.9292</text:p>
          </table:table-cell>
          <table:table-cell office:value-type="string">
            <text:p>1953.9235</text:p>
          </table:table-cell>
          <table:table-cell office:value-type="string">
            <text:p>522.0059</text:p>
          </table:table-cell>
          <table:table-cell office:value-type="string">
            <text:p>6400.0659</text:p>
          </table:table-cell>
          <table:table-cell office:value-type="string">
            <text:p>1650.8713</text:p>
          </table:table-cell>
          <table:table-cell office:value-type="string">
            <text:p>438.3724</text:p>
          </table:table-cell>
          <table:table-cell office:value-type="string">
            <text:p>1212.4989</text:p>
          </table:table-cell>
          <table:table-cell office:value-type="string">
            <text:p>1917.6044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133];9;2); &quot;/&quot;; MID([.A1133];6;2);&quot;/&quot;;MID([.A1133];1;4);&quot;/&quot;)" office:value-type="string" office:string-value="05/02/2022/">
            <text:p>05/02/2022/</text:p>
          </table:table-cell>
        </table:table-row>
        <table:table-row table:style-name="ro1">
          <table:table-cell office:value-type="string">
            <text:p>2022-02-06T00:00:00.0/2022-02-07T00:00:00.0</text:p>
          </table:table-cell>
          <table:table-cell office:value-type="string">
            <text:p>3551.7529</text:p>
          </table:table-cell>
          <table:table-cell office:value-type="string">
            <text:p>2406.7866</text:p>
          </table:table-cell>
          <table:table-cell office:value-type="string">
            <text:p>1797.7728</text:p>
          </table:table-cell>
          <table:table-cell office:value-type="string">
            <text:p>609.0139</text:p>
          </table:table-cell>
          <table:table-cell office:value-type="string">
            <text:p>5713.6001</text:p>
          </table:table-cell>
          <table:table-cell office:value-type="string">
            <text:p>692.6655</text:p>
          </table:table-cell>
          <table:table-cell office:value-type="string">
            <text:p>15.7016</text:p>
          </table:table-cell>
          <table:table-cell office:value-type="string">
            <text:p>676.9639</text:p>
          </table:table-cell>
          <table:table-cell office:value-type="string">
            <text:p>40.8773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1134];9;2); &quot;/&quot;; MID([.A1134];6;2);&quot;/&quot;;MID([.A1134];1;4);&quot;/&quot;)" office:value-type="string" office:string-value="06/02/2022/">
            <text:p>06/02/2022/</text:p>
          </table:table-cell>
        </table:table-row>
        <table:table-row table:style-name="ro1">
          <table:table-cell office:value-type="string">
            <text:p>2022-02-07T00:00:00.0/2022-02-08T00:00:00.0</text:p>
          </table:table-cell>
          <table:table-cell office:value-type="string">
            <text:p>3613.0769</text:p>
          </table:table-cell>
          <table:table-cell office:value-type="string">
            <text:p>2562.5569</text:p>
          </table:table-cell>
          <table:table-cell office:value-type="string">
            <text:p>1994.9857</text:p>
          </table:table-cell>
          <table:table-cell office:value-type="string">
            <text:p>567.5712</text:p>
          </table:table-cell>
          <table:table-cell office:value-type="string">
            <text:p>6269.4814</text:p>
          </table:table-cell>
          <table:table-cell office:value-type="string">
            <text:p>1028.9110</text:p>
          </table:table-cell>
          <table:table-cell office:value-type="string">
            <text:p>189.4636</text:p>
          </table:table-cell>
          <table:table-cell office:value-type="string">
            <text:p>839.4473</text:p>
          </table:table-cell>
          <table:table-cell office:value-type="string">
            <text:p>897.3150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135];9;2); &quot;/&quot;; MID([.A1135];6;2);&quot;/&quot;;MID([.A1135];1;4);&quot;/&quot;)" office:value-type="string" office:string-value="07/02/2022/">
            <text:p>07/02/2022/</text:p>
          </table:table-cell>
        </table:table-row>
        <table:table-row table:style-name="ro1">
          <table:table-cell office:value-type="string">
            <text:p>2022-02-08T00:00:00.0/2022-02-09T00:00:00.0</text:p>
          </table:table-cell>
          <table:table-cell office:value-type="string">
            <text:p>3675.4128</text:p>
          </table:table-cell>
          <table:table-cell office:value-type="string">
            <text:p>2552.5142</text:p>
          </table:table-cell>
          <table:table-cell office:value-type="string">
            <text:p>2014.8011</text:p>
          </table:table-cell>
          <table:table-cell office:value-type="string">
            <text:p>537.7131</text:p>
          </table:table-cell>
          <table:table-cell office:value-type="string">
            <text:p>6367.2070</text:p>
          </table:table-cell>
          <table:table-cell office:value-type="string">
            <text:p>914.3951</text:p>
          </table:table-cell>
          <table:table-cell office:value-type="string">
            <text:p>119.3528</text:p>
          </table:table-cell>
          <table:table-cell office:value-type="string">
            <text:p>795.0424</text:p>
          </table:table-cell>
          <table:table-cell office:value-type="string">
            <text:p>719.3186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136];9;2); &quot;/&quot;; MID([.A1136];6;2);&quot;/&quot;;MID([.A1136];1;4);&quot;/&quot;)" office:value-type="string" office:string-value="08/02/2022/">
            <text:p>08/02/2022/</text:p>
          </table:table-cell>
        </table:table-row>
        <table:table-row table:style-name="ro1">
          <table:table-cell office:value-type="string">
            <text:p>2022-02-09T00:00:00.0/2022-02-10T00:00:00.0</text:p>
          </table:table-cell>
          <table:table-cell office:value-type="string">
            <text:p>3738.7051</text:p>
          </table:table-cell>
          <table:table-cell office:value-type="string">
            <text:p>2597.9714</text:p>
          </table:table-cell>
          <table:table-cell office:value-type="string">
            <text:p>1997.7499</text:p>
          </table:table-cell>
          <table:table-cell office:value-type="string">
            <text:p>600.2217</text:p>
          </table:table-cell>
          <table:table-cell office:value-type="string">
            <text:p>6202.3008</text:p>
          </table:table-cell>
          <table:table-cell office:value-type="string">
            <text:p>457.5753</text:p>
          </table:table-cell>
          <table:table-cell office:value-type="string">
            <text:p>0.0011</text:p>
          </table:table-cell>
          <table:table-cell office:value-type="string">
            <text:p>457.5742</text:p>
          </table:table-cell>
          <table:table-cell office:value-type="string">
            <text:p>0.0029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137];9;2); &quot;/&quot;; MID([.A1137];6;2);&quot;/&quot;;MID([.A1137];1;4);&quot;/&quot;)" office:value-type="string" office:string-value="09/02/2022/">
            <text:p>09/02/2022/</text:p>
          </table:table-cell>
        </table:table-row>
        <table:table-row table:style-name="ro1">
          <table:table-cell office:value-type="string">
            <text:p>2022-02-10T00:00:00.0/2022-02-11T00:00:00.0</text:p>
          </table:table-cell>
          <table:table-cell office:value-type="string">
            <text:p>3803.0403</text:p>
          </table:table-cell>
          <table:table-cell office:value-type="string">
            <text:p>2648.1287</text:p>
          </table:table-cell>
          <table:table-cell office:value-type="string">
            <text:p>2013.1274</text:p>
          </table:table-cell>
          <table:table-cell office:value-type="string">
            <text:p>635.0012</text:p>
          </table:table-cell>
          <table:table-cell office:value-type="string">
            <text:p>6178.9189</text:p>
          </table:table-cell>
          <table:table-cell office:value-type="string">
            <text:p>2079.5095</text:p>
          </table:table-cell>
          <table:table-cell office:value-type="string">
            <text:p>1367.4088</text:p>
          </table:table-cell>
          <table:table-cell office:value-type="string">
            <text:p>712.1007</text:p>
          </table:table-cell>
          <table:table-cell office:value-type="string">
            <text:p>3785.2830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138];9;2); &quot;/&quot;; MID([.A1138];6;2);&quot;/&quot;;MID([.A1138];1;4);&quot;/&quot;)" office:value-type="string" office:string-value="10/02/2022/">
            <text:p>10/02/2022/</text:p>
          </table:table-cell>
        </table:table-row>
        <table:table-row table:style-name="ro1">
          <table:table-cell office:value-type="string">
            <text:p>2022-02-11T00:00:00.0/2022-02-12T00:00:00.0</text:p>
          </table:table-cell>
          <table:table-cell office:value-type="string">
            <text:p>3868.3274</text:p>
          </table:table-cell>
          <table:table-cell office:value-type="string">
            <text:p>2746.9268</text:p>
          </table:table-cell>
          <table:table-cell office:value-type="string">
            <text:p>2197.5671</text:p>
          </table:table-cell>
          <table:table-cell office:value-type="string">
            <text:p>549.3597</text:p>
          </table:table-cell>
          <table:table-cell office:value-type="string">
            <text:p>6698.5762</text:p>
          </table:table-cell>
          <table:table-cell office:value-type="string">
            <text:p>1036.5190</text:p>
          </table:table-cell>
          <table:table-cell office:value-type="string">
            <text:p>107.6530</text:p>
          </table:table-cell>
          <table:table-cell office:value-type="string">
            <text:p>928.8660</text:p>
          </table:table-cell>
          <table:table-cell office:value-type="string">
            <text:p>473.9600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139];9;2); &quot;/&quot;; MID([.A1139];6;2);&quot;/&quot;;MID([.A1139];1;4);&quot;/&quot;)" office:value-type="string" office:string-value="11/02/2022/">
            <text:p>11/02/2022/</text:p>
          </table:table-cell>
        </table:table-row>
        <table:table-row table:style-name="ro1">
          <table:table-cell office:value-type="string">
            <text:p>2022-02-12T00:00:00.0/2022-02-13T00:00:00.0</text:p>
          </table:table-cell>
          <table:table-cell office:value-type="string">
            <text:p>3934.5200</text:p>
          </table:table-cell>
          <table:table-cell office:value-type="string">
            <text:p>2898.9097</text:p>
          </table:table-cell>
          <table:table-cell office:value-type="string">
            <text:p>2368.2625</text:p>
          </table:table-cell>
          <table:table-cell office:value-type="string">
            <text:p>530.6472</text:p>
          </table:table-cell>
          <table:table-cell office:value-type="string">
            <text:p>7239.8110</text:p>
          </table:table-cell>
          <table:table-cell office:value-type="string">
            <text:p>2498.8857</text:p>
          </table:table-cell>
          <table:table-cell office:value-type="string">
            <text:p>1576.5563</text:p>
          </table:table-cell>
          <table:table-cell office:value-type="string">
            <text:p>922.3294</text:p>
          </table:table-cell>
          <table:table-cell office:value-type="string">
            <text:p>5122.0747</text:p>
          </table:table-cell>
          <table:table-cell office:value-type="string">
            <text:p>0.9882</text:p>
          </table:table-cell>
          <table:table-cell table:number-columns-repeated="3"/>
          <table:table-cell table:formula="of:==CONCATENATE( MID([.A1140];9;2); &quot;/&quot;; MID([.A1140];6;2);&quot;/&quot;;MID([.A1140];1;4);&quot;/&quot;)" office:value-type="string" office:string-value="12/02/2022/">
            <text:p>12/02/2022/</text:p>
          </table:table-cell>
        </table:table-row>
        <table:table-row table:style-name="ro1">
          <table:table-cell office:value-type="string">
            <text:p>2022-02-13T00:00:00.0/2022-02-14T00:00:00.0</text:p>
          </table:table-cell>
          <table:table-cell office:value-type="string">
            <text:p>4001.6428</text:p>
          </table:table-cell>
          <table:table-cell office:value-type="string">
            <text:p>2926.4631</text:p>
          </table:table-cell>
          <table:table-cell office:value-type="string">
            <text:p>2327.1023</text:p>
          </table:table-cell>
          <table:table-cell office:value-type="string">
            <text:p>599.3608</text:p>
          </table:table-cell>
          <table:table-cell office:value-type="string">
            <text:p>7029.4771</text:p>
          </table:table-cell>
          <table:table-cell office:value-type="string">
            <text:p>2760.9463</text:p>
          </table:table-cell>
          <table:table-cell office:value-type="string">
            <text:p>1997.5723</text:p>
          </table:table-cell>
          <table:table-cell office:value-type="string">
            <text:p>763.3739</text:p>
          </table:table-cell>
          <table:table-cell office:value-type="string">
            <text:p>6124.6538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141];9;2); &quot;/&quot;; MID([.A1141];6;2);&quot;/&quot;;MID([.A1141];1;4);&quot;/&quot;)" office:value-type="string" office:string-value="13/02/2022/">
            <text:p>13/02/2022/</text:p>
          </table:table-cell>
        </table:table-row>
        <table:table-row table:style-name="ro1">
          <table:table-cell office:value-type="string">
            <text:p>2022-02-14T00:00:00.0/2022-02-15T00:00:00.0</text:p>
          </table:table-cell>
          <table:table-cell office:value-type="string">
            <text:p>4069.6897</text:p>
          </table:table-cell>
          <table:table-cell office:value-type="string">
            <text:p>2938.2625</text:p>
          </table:table-cell>
          <table:table-cell office:value-type="string">
            <text:p>2317.6799</text:p>
          </table:table-cell>
          <table:table-cell office:value-type="string">
            <text:p>620.5824</text:p>
          </table:table-cell>
          <table:table-cell office:value-type="string">
            <text:p>6873.7173</text:p>
          </table:table-cell>
          <table:table-cell office:value-type="string">
            <text:p>2922.0898</text:p>
          </table:table-cell>
          <table:table-cell office:value-type="string">
            <text:p>2286.7603</text:p>
          </table:table-cell>
          <table:table-cell office:value-type="string">
            <text:p>635.3296</text:p>
          </table:table-cell>
          <table:table-cell office:value-type="string">
            <text:p>6801.9902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142];9;2); &quot;/&quot;; MID([.A1142];6;2);&quot;/&quot;;MID([.A1142];1;4);&quot;/&quot;)" office:value-type="string" office:string-value="14/02/2022/">
            <text:p>14/02/2022/</text:p>
          </table:table-cell>
        </table:table-row>
        <table:table-row table:style-name="ro1">
          <table:table-cell office:value-type="string">
            <text:p>2022-02-15T00:00:00.0/2022-02-16T00:00:00.0</text:p>
          </table:table-cell>
          <table:table-cell office:value-type="string">
            <text:p>4138.6035</text:p>
          </table:table-cell>
          <table:table-cell office:value-type="string">
            <text:p>2797.0896</text:p>
          </table:table-cell>
          <table:table-cell office:value-type="string">
            <text:p>1997.6733</text:p>
          </table:table-cell>
          <table:table-cell office:value-type="string">
            <text:p>799.4163</text:p>
          </table:table-cell>
          <table:table-cell office:value-type="string">
            <text:p>5721.5474</text:p>
          </table:table-cell>
          <table:table-cell office:value-type="string">
            <text:p>2049.8054</text:p>
          </table:table-cell>
          <table:table-cell office:value-type="string">
            <text:p>598.1810</text:p>
          </table:table-cell>
          <table:table-cell office:value-type="string">
            <text:p>1451.6244</text:p>
          </table:table-cell>
          <table:table-cell office:value-type="string">
            <text:p>1508.6543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143];9;2); &quot;/&quot;; MID([.A1143];6;2);&quot;/&quot;;MID([.A1143];1;4);&quot;/&quot;)" office:value-type="string" office:string-value="15/02/2022/">
            <text:p>15/02/2022/</text:p>
          </table:table-cell>
        </table:table-row>
        <table:table-row table:style-name="ro1">
          <table:table-cell office:value-type="string">
            <text:p>2022-02-16T00:00:00.0/2022-02-17T00:00:00.0</text:p>
          </table:table-cell>
          <table:table-cell office:value-type="string">
            <text:p>4208.3623</text:p>
          </table:table-cell>
          <table:table-cell office:value-type="string">
            <text:p>2955.5745</text:p>
          </table:table-cell>
          <table:table-cell office:value-type="string">
            <text:p>2382.2007</text:p>
          </table:table-cell>
          <table:table-cell office:value-type="string">
            <text:p>573.3738</text:p>
          </table:table-cell>
          <table:table-cell office:value-type="string">
            <text:p>6880.3770</text:p>
          </table:table-cell>
          <table:table-cell office:value-type="string">
            <text:p>1949.1820</text:p>
          </table:table-cell>
          <table:table-cell office:value-type="string">
            <text:p>904.3237</text:p>
          </table:table-cell>
          <table:table-cell office:value-type="string">
            <text:p>1044.8583</text:p>
          </table:table-cell>
          <table:table-cell office:value-type="string">
            <text:p>3016.6270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144];9;2); &quot;/&quot;; MID([.A1144];6;2);&quot;/&quot;;MID([.A1144];1;4);&quot;/&quot;)" office:value-type="string" office:string-value="16/02/2022/">
            <text:p>16/02/2022/</text:p>
          </table:table-cell>
        </table:table-row>
        <table:table-row table:style-name="ro1">
          <table:table-cell office:value-type="string">
            <text:p>2022-02-17T00:00:00.0/2022-02-18T00:00:00.0</text:p>
          </table:table-cell>
          <table:table-cell office:value-type="string">
            <text:p>4278.9272</text:p>
          </table:table-cell>
          <table:table-cell office:value-type="string">
            <text:p>3048.7554</text:p>
          </table:table-cell>
          <table:table-cell office:value-type="string">
            <text:p>2381.2949</text:p>
          </table:table-cell>
          <table:table-cell office:value-type="string">
            <text:p>667.4604</text:p>
          </table:table-cell>
          <table:table-cell office:value-type="string">
            <text:p>6830.6841</text:p>
          </table:table-cell>
          <table:table-cell office:value-type="string">
            <text:p>1289.9965</text:p>
          </table:table-cell>
          <table:table-cell office:value-type="string">
            <text:p>373.4103</text:p>
          </table:table-cell>
          <table:table-cell office:value-type="string">
            <text:p>916.5862</text:p>
          </table:table-cell>
          <table:table-cell office:value-type="string">
            <text:p>1523.2648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145];9;2); &quot;/&quot;; MID([.A1145];6;2);&quot;/&quot;;MID([.A1145];1;4);&quot;/&quot;)" office:value-type="string" office:string-value="17/02/2022/">
            <text:p>17/02/2022/</text:p>
          </table:table-cell>
        </table:table-row>
        <table:table-row table:style-name="ro1">
          <table:table-cell office:value-type="string">
            <text:p>2022-02-18T00:00:00.0/2022-02-19T00:00:00.0</text:p>
          </table:table-cell>
          <table:table-cell office:value-type="string">
            <text:p>4350.3018</text:p>
          </table:table-cell>
          <table:table-cell office:value-type="string">
            <text:p>3039.6487</text:p>
          </table:table-cell>
          <table:table-cell office:value-type="string">
            <text:p>2341.6191</text:p>
          </table:table-cell>
          <table:table-cell office:value-type="string">
            <text:p>698.0295</text:p>
          </table:table-cell>
          <table:table-cell office:value-type="string">
            <text:p>6518.4014</text:p>
          </table:table-cell>
          <table:table-cell office:value-type="string">
            <text:p>1505.0605</text:p>
          </table:table-cell>
          <table:table-cell office:value-type="string">
            <text:p>539.0485</text:p>
          </table:table-cell>
          <table:table-cell office:value-type="string">
            <text:p>966.0120</text:p>
          </table:table-cell>
          <table:table-cell office:value-type="string">
            <text:p>1903.8015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146];9;2); &quot;/&quot;; MID([.A1146];6;2);&quot;/&quot;;MID([.A1146];1;4);&quot;/&quot;)" office:value-type="string" office:string-value="18/02/2022/">
            <text:p>18/02/2022/</text:p>
          </table:table-cell>
        </table:table-row>
        <table:table-row table:style-name="ro1">
          <table:table-cell office:value-type="string">
            <text:p>2022-02-19T00:00:00.0/2022-02-20T00:00:00.0</text:p>
          </table:table-cell>
          <table:table-cell office:value-type="string">
            <text:p>4422.4829</text:p>
          </table:table-cell>
          <table:table-cell office:value-type="string">
            <text:p>3265.5483</text:p>
          </table:table-cell>
          <table:table-cell office:value-type="string">
            <text:p>2647.6379</text:p>
          </table:table-cell>
          <table:table-cell office:value-type="string">
            <text:p>617.9104</text:p>
          </table:table-cell>
          <table:table-cell office:value-type="string">
            <text:p>7434.1855</text:p>
          </table:table-cell>
          <table:table-cell office:value-type="string">
            <text:p>2645.4495</text:p>
          </table:table-cell>
          <table:table-cell office:value-type="string">
            <text:p>1495.2308</text:p>
          </table:table-cell>
          <table:table-cell office:value-type="string">
            <text:p>1150.2188</text:p>
          </table:table-cell>
          <table:table-cell office:value-type="string">
            <text:p>4410.9897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147];9;2); &quot;/&quot;; MID([.A1147];6;2);&quot;/&quot;;MID([.A1147];1;4);&quot;/&quot;)" office:value-type="string" office:string-value="19/02/2022/">
            <text:p>19/02/2022/</text:p>
          </table:table-cell>
        </table:table-row>
        <table:table-row table:style-name="ro1">
          <table:table-cell office:value-type="string">
            <text:p>2022-02-20T00:00:00.0/2022-02-21T00:00:00.0</text:p>
          </table:table-cell>
          <table:table-cell office:value-type="string">
            <text:p>4495.3901</text:p>
          </table:table-cell>
          <table:table-cell office:value-type="string">
            <text:p>3219.1960</text:p>
          </table:table-cell>
          <table:table-cell office:value-type="string">
            <text:p>2650.2456</text:p>
          </table:table-cell>
          <table:table-cell office:value-type="string">
            <text:p>568.9504</text:p>
          </table:table-cell>
          <table:table-cell office:value-type="string">
            <text:p>7310.2349</text:p>
          </table:table-cell>
          <table:table-cell office:value-type="string">
            <text:p>1817.0557</text:p>
          </table:table-cell>
          <table:table-cell office:value-type="string">
            <text:p>379.5858</text:p>
          </table:table-cell>
          <table:table-cell office:value-type="string">
            <text:p>1437.4698</text:p>
          </table:table-cell>
          <table:table-cell office:value-type="string">
            <text:p>1328.5869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148];9;2); &quot;/&quot;; MID([.A1148];6;2);&quot;/&quot;;MID([.A1148];1;4);&quot;/&quot;)" office:value-type="string" office:string-value="20/02/2022/">
            <text:p>20/02/2022/</text:p>
          </table:table-cell>
        </table:table-row>
        <table:table-row table:style-name="ro1">
          <table:table-cell office:value-type="string">
            <text:p>2022-02-21T00:00:00.0/2022-02-22T00:00:00.0</text:p>
          </table:table-cell>
          <table:table-cell office:value-type="string">
            <text:p>4569.0698</text:p>
          </table:table-cell>
          <table:table-cell office:value-type="string">
            <text:p>3335.1196</text:p>
          </table:table-cell>
          <table:table-cell office:value-type="string">
            <text:p>2691.1326</text:p>
          </table:table-cell>
          <table:table-cell office:value-type="string">
            <text:p>643.9870</text:p>
          </table:table-cell>
          <table:table-cell office:value-type="string">
            <text:p>7408.5225</text:p>
          </table:table-cell>
          <table:table-cell office:value-type="string">
            <text:p>2718.8811</text:p>
          </table:table-cell>
          <table:table-cell office:value-type="string">
            <text:p>1709.6130</text:p>
          </table:table-cell>
          <table:table-cell office:value-type="string">
            <text:p>1009.2681</text:p>
          </table:table-cell>
          <table:table-cell office:value-type="string">
            <text:p>4789.0732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149];9;2); &quot;/&quot;; MID([.A1149];6;2);&quot;/&quot;;MID([.A1149];1;4);&quot;/&quot;)" office:value-type="string" office:string-value="21/02/2022/">
            <text:p>21/02/2022/</text:p>
          </table:table-cell>
        </table:table-row>
        <table:table-row table:style-name="ro1">
          <table:table-cell office:value-type="string">
            <text:p>2022-02-22T00:00:00.0/2022-02-23T00:00:00.0</text:p>
          </table:table-cell>
          <table:table-cell office:value-type="string">
            <text:p>4643.4526</text:p>
          </table:table-cell>
          <table:table-cell office:value-type="string">
            <text:p>3399.8950</text:p>
          </table:table-cell>
          <table:table-cell office:value-type="string">
            <text:p>2714.7205</text:p>
          </table:table-cell>
          <table:table-cell office:value-type="string">
            <text:p>685.1747</text:p>
          </table:table-cell>
          <table:table-cell office:value-type="string">
            <text:p>7384.7339</text:p>
          </table:table-cell>
          <table:table-cell office:value-type="string">
            <text:p>1670.1395</text:p>
          </table:table-cell>
          <table:table-cell office:value-type="string">
            <text:p>406.0662</text:p>
          </table:table-cell>
          <table:table-cell office:value-type="string">
            <text:p>1264.0734</text:p>
          </table:table-cell>
          <table:table-cell office:value-type="string">
            <text:p>1422.5935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150];9;2); &quot;/&quot;; MID([.A1150];6;2);&quot;/&quot;;MID([.A1150];1;4);&quot;/&quot;)" office:value-type="string" office:string-value="22/02/2022/">
            <text:p>22/02/2022/</text:p>
          </table:table-cell>
        </table:table-row>
        <table:table-row table:style-name="ro1">
          <table:table-cell office:value-type="string">
            <text:p>2022-02-23T00:00:00.0/2022-02-24T00:00:00.0</text:p>
          </table:table-cell>
          <table:table-cell office:value-type="string">
            <text:p>4718.5137</text:p>
          </table:table-cell>
          <table:table-cell office:value-type="string">
            <text:p>3433.0354</text:p>
          </table:table-cell>
          <table:table-cell office:value-type="string">
            <text:p>2681.1414</text:p>
          </table:table-cell>
          <table:table-cell office:value-type="string">
            <text:p>751.8939</text:p>
          </table:table-cell>
          <table:table-cell office:value-type="string">
            <text:p>7114.3828</text:p>
          </table:table-cell>
          <table:table-cell office:value-type="string">
            <text:p>2726.1938</text:p>
          </table:table-cell>
          <table:table-cell office:value-type="string">
            <text:p>1359.1160</text:p>
          </table:table-cell>
          <table:table-cell office:value-type="string">
            <text:p>1367.0779</text:p>
          </table:table-cell>
          <table:table-cell office:value-type="string">
            <text:p>3661.251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151];9;2); &quot;/&quot;; MID([.A1151];6;2);&quot;/&quot;;MID([.A1151];1;4);&quot;/&quot;)" office:value-type="string" office:string-value="23/02/2022/">
            <text:p>23/02/2022/</text:p>
          </table:table-cell>
        </table:table-row>
        <table:table-row table:style-name="ro1">
          <table:table-cell office:value-type="string">
            <text:p>2022-02-24T00:00:00.0/2022-02-25T00:00:00.0</text:p>
          </table:table-cell>
          <table:table-cell office:value-type="string">
            <text:p>4794.2119</text:p>
          </table:table-cell>
          <table:table-cell office:value-type="string">
            <text:p>3466.0134</text:p>
          </table:table-cell>
          <table:table-cell office:value-type="string">
            <text:p>2759.0696</text:p>
          </table:table-cell>
          <table:table-cell office:value-type="string">
            <text:p>706.9438</text:p>
          </table:table-cell>
          <table:table-cell office:value-type="string">
            <text:p>7322.0693</text:p>
          </table:table-cell>
          <table:table-cell office:value-type="string">
            <text:p>3028.0237</text:p>
          </table:table-cell>
          <table:table-cell office:value-type="string">
            <text:p>1680.1686</text:p>
          </table:table-cell>
          <table:table-cell office:value-type="string">
            <text:p>1347.8551</text:p>
          </table:table-cell>
          <table:table-cell office:value-type="string">
            <text:p>4667.1587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152];9;2); &quot;/&quot;; MID([.A1152];6;2);&quot;/&quot;;MID([.A1152];1;4);&quot;/&quot;)" office:value-type="string" office:string-value="24/02/2022/">
            <text:p>24/02/2022/</text:p>
          </table:table-cell>
        </table:table-row>
        <table:table-row table:style-name="ro1">
          <table:table-cell office:value-type="string">
            <text:p>2022-02-25T00:00:00.0/2022-02-26T00:00:00.0</text:p>
          </table:table-cell>
          <table:table-cell office:value-type="string">
            <text:p>4870.5703</text:p>
          </table:table-cell>
          <table:table-cell office:value-type="string">
            <text:p>3601.3577</text:p>
          </table:table-cell>
          <table:table-cell office:value-type="string">
            <text:p>2923.0115</text:p>
          </table:table-cell>
          <table:table-cell office:value-type="string">
            <text:p>678.3464</text:p>
          </table:table-cell>
          <table:table-cell office:value-type="string">
            <text:p>7704.3159</text:p>
          </table:table-cell>
          <table:table-cell office:value-type="string">
            <text:p>2638.4778</text:p>
          </table:table-cell>
          <table:table-cell office:value-type="string">
            <text:p>1364.0665</text:p>
          </table:table-cell>
          <table:table-cell office:value-type="string">
            <text:p>1274.4113</text:p>
          </table:table-cell>
          <table:table-cell office:value-type="string">
            <text:p>3663.4766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153];9;2); &quot;/&quot;; MID([.A1153];6;2);&quot;/&quot;;MID([.A1153];1;4);&quot;/&quot;)" office:value-type="string" office:string-value="25/02/2022/">
            <text:p>25/02/2022/</text:p>
          </table:table-cell>
        </table:table-row>
        <table:table-row table:style-name="ro1">
          <table:table-cell office:value-type="string">
            <text:p>2022-02-26T00:00:00.0/2022-02-27T00:00:00.0</text:p>
          </table:table-cell>
          <table:table-cell office:value-type="string">
            <text:p>4947.5283</text:p>
          </table:table-cell>
          <table:table-cell office:value-type="string">
            <text:p>3642.8931</text:p>
          </table:table-cell>
          <table:table-cell office:value-type="string">
            <text:p>2934.6660</text:p>
          </table:table-cell>
          <table:table-cell office:value-type="string">
            <text:p>708.2271</text:p>
          </table:table-cell>
          <table:table-cell office:value-type="string">
            <text:p>7589.6221</text:p>
          </table:table-cell>
          <table:table-cell office:value-type="string">
            <text:p>1418.8878</text:p>
          </table:table-cell>
          <table:table-cell office:value-type="string">
            <text:p>52.8508</text:p>
          </table:table-cell>
          <table:table-cell office:value-type="string">
            <text:p>1366.0370</text:p>
          </table:table-cell>
          <table:table-cell office:value-type="string">
            <text:p>301.4838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154];9;2); &quot;/&quot;; MID([.A1154];6;2);&quot;/&quot;;MID([.A1154];1;4);&quot;/&quot;)" office:value-type="string" office:string-value="26/02/2022/">
            <text:p>26/02/2022/</text:p>
          </table:table-cell>
        </table:table-row>
        <table:table-row table:style-name="ro1">
          <table:table-cell office:value-type="string">
            <text:p>2022-02-27T00:00:00.0/2022-02-28T00:00:00.0</text:p>
          </table:table-cell>
          <table:table-cell office:value-type="string">
            <text:p>5025.0381</text:p>
          </table:table-cell>
          <table:table-cell office:value-type="string">
            <text:p>3696.9348</text:p>
          </table:table-cell>
          <table:table-cell office:value-type="string">
            <text:p>2977.3252</text:p>
          </table:table-cell>
          <table:table-cell office:value-type="string">
            <text:p>719.6098</text:p>
          </table:table-cell>
          <table:table-cell office:value-type="string">
            <text:p>7632.2734</text:p>
          </table:table-cell>
          <table:table-cell office:value-type="string">
            <text:p>2519.4221</text:p>
          </table:table-cell>
          <table:table-cell office:value-type="string">
            <text:p>1171.4750</text:p>
          </table:table-cell>
          <table:table-cell office:value-type="string">
            <text:p>1347.9471</text:p>
          </table:table-cell>
          <table:table-cell office:value-type="string">
            <text:p>3118.1687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155];9;2); &quot;/&quot;; MID([.A1155];6;2);&quot;/&quot;;MID([.A1155];1;4);&quot;/&quot;)" office:value-type="string" office:string-value="27/02/2022/">
            <text:p>27/02/2022/</text:p>
          </table:table-cell>
        </table:table-row>
        <table:table-row table:style-name="ro1">
          <table:table-cell office:value-type="string">
            <text:p>2022-02-28T00:00:00.0/2022-03-01T00:00:00.0</text:p>
          </table:table-cell>
          <table:table-cell office:value-type="string">
            <text:p>5103.1318</text:p>
          </table:table-cell>
          <table:table-cell office:value-type="string">
            <text:p>3814.7280</text:p>
          </table:table-cell>
          <table:table-cell office:value-type="string">
            <text:p>3111.1445</text:p>
          </table:table-cell>
          <table:table-cell office:value-type="string">
            <text:p>703.5835</text:p>
          </table:table-cell>
          <table:table-cell office:value-type="string">
            <text:p>7912.8232</text:p>
          </table:table-cell>
          <table:table-cell office:value-type="string">
            <text:p>2685.0872</text:p>
          </table:table-cell>
          <table:table-cell office:value-type="string">
            <text:p>953.3207</text:p>
          </table:table-cell>
          <table:table-cell office:value-type="string">
            <text:p>1731.7665</text:p>
          </table:table-cell>
          <table:table-cell office:value-type="string">
            <text:p>2818.9189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156];9;2); &quot;/&quot;; MID([.A1156];6;2);&quot;/&quot;;MID([.A1156];1;4);&quot;/&quot;)" office:value-type="string" office:string-value="28/02/2022/">
            <text:p>28/02/2022/</text:p>
          </table:table-cell>
        </table:table-row>
        <table:table-row table:style-name="ro1">
          <table:table-cell office:value-type="string">
            <text:p>2022-03-01T00:00:00.0/2022-03-02T00:00:00.0</text:p>
          </table:table-cell>
          <table:table-cell office:value-type="string">
            <text:p>5181.7412</text:p>
          </table:table-cell>
          <table:table-cell office:value-type="string">
            <text:p>3864.3335</text:p>
          </table:table-cell>
          <table:table-cell office:value-type="string">
            <text:p>3127.3350</text:p>
          </table:table-cell>
          <table:table-cell office:value-type="string">
            <text:p>736.9987</text:p>
          </table:table-cell>
          <table:table-cell office:value-type="string">
            <text:p>7907.5088</text:p>
          </table:table-cell>
          <table:table-cell office:value-type="string">
            <text:p>3811.7449</text:p>
          </table:table-cell>
          <table:table-cell office:value-type="string">
            <text:p>3019.0325</text:p>
          </table:table-cell>
          <table:table-cell office:value-type="string">
            <text:p>792.7122</text:p>
          </table:table-cell>
          <table:table-cell office:value-type="string">
            <text:p>7686.2959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157];9;2); &quot;/&quot;; MID([.A1157];6;2);&quot;/&quot;;MID([.A1157];1;4);&quot;/&quot;)" office:value-type="string" office:string-value="01/03/2022/">
            <text:p>01/03/2022/</text:p>
          </table:table-cell>
        </table:table-row>
        <table:table-row table:style-name="ro1">
          <table:table-cell office:value-type="string">
            <text:p>2022-03-02T00:00:00.0/2022-03-03T00:00:00.0</text:p>
          </table:table-cell>
          <table:table-cell office:value-type="string">
            <text:p>5260.8159</text:p>
          </table:table-cell>
          <table:table-cell office:value-type="string">
            <text:p>3838.5967</text:p>
          </table:table-cell>
          <table:table-cell office:value-type="string">
            <text:p>2931.5244</text:p>
          </table:table-cell>
          <table:table-cell office:value-type="string">
            <text:p>907.0723</text:p>
          </table:table-cell>
          <table:table-cell office:value-type="string">
            <text:p>7242.8315</text:p>
          </table:table-cell>
          <table:table-cell office:value-type="string">
            <text:p>3692.2488</text:p>
          </table:table-cell>
          <table:table-cell office:value-type="string">
            <text:p>2654.3918</text:p>
          </table:table-cell>
          <table:table-cell office:value-type="string">
            <text:p>1037.8571</text:p>
          </table:table-cell>
          <table:table-cell office:value-type="string">
            <text:p>6649.7471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158];9;2); &quot;/&quot;; MID([.A1158];6;2);&quot;/&quot;;MID([.A1158];1;4);&quot;/&quot;)" office:value-type="string" office:string-value="02/03/2022/">
            <text:p>02/03/2022/</text:p>
          </table:table-cell>
        </table:table-row>
        <table:table-row table:style-name="ro1">
          <table:table-cell office:value-type="string">
            <text:p>2022-03-03T00:00:00.0/2022-03-04T00:00:00.0</text:p>
          </table:table-cell>
          <table:table-cell office:value-type="string">
            <text:p>5340.3916</text:p>
          </table:table-cell>
          <table:table-cell office:value-type="string">
            <text:p>3793.1370</text:p>
          </table:table-cell>
          <table:table-cell office:value-type="string">
            <text:p>2814.6304</text:p>
          </table:table-cell>
          <table:table-cell office:value-type="string">
            <text:p>978.5064</text:p>
          </table:table-cell>
          <table:table-cell office:value-type="string">
            <text:p>6717.4146</text:p>
          </table:table-cell>
          <table:table-cell office:value-type="string">
            <text:p>3030.9934</text:p>
          </table:table-cell>
          <table:table-cell office:value-type="string">
            <text:p>1312.0308</text:p>
          </table:table-cell>
          <table:table-cell office:value-type="string">
            <text:p>1718.9626</text:p>
          </table:table-cell>
          <table:table-cell office:value-type="string">
            <text:p>3778.4668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159];9;2); &quot;/&quot;; MID([.A1159];6;2);&quot;/&quot;;MID([.A1159];1;4);&quot;/&quot;)" office:value-type="string" office:string-value="03/03/2022/">
            <text:p>03/03/2022/</text:p>
          </table:table-cell>
        </table:table-row>
        <table:table-row table:style-name="ro1">
          <table:table-cell office:value-type="string">
            <text:p>2022-03-04T00:00:00.0/2022-03-05T00:00:00.0</text:p>
          </table:table-cell>
          <table:table-cell office:value-type="string">
            <text:p>5420.3970</text:p>
          </table:table-cell>
          <table:table-cell office:value-type="string">
            <text:p>4012.5583</text:p>
          </table:table-cell>
          <table:table-cell office:value-type="string">
            <text:p>3249.9185</text:p>
          </table:table-cell>
          <table:table-cell office:value-type="string">
            <text:p>762.6400</text:p>
          </table:table-cell>
          <table:table-cell office:value-type="string">
            <text:p>7985.4043</text:p>
          </table:table-cell>
          <table:table-cell office:value-type="string">
            <text:p>1553.4558</text:p>
          </table:table-cell>
          <table:table-cell office:value-type="string">
            <text:p>74.5672</text:p>
          </table:table-cell>
          <table:table-cell office:value-type="string">
            <text:p>1478.8887</text:p>
          </table:table-cell>
          <table:table-cell office:value-type="string">
            <text:p>418.6219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1160];9;2); &quot;/&quot;; MID([.A1160];6;2);&quot;/&quot;;MID([.A1160];1;4);&quot;/&quot;)" office:value-type="string" office:string-value="04/03/2022/">
            <text:p>04/03/2022/</text:p>
          </table:table-cell>
        </table:table-row>
        <table:table-row table:style-name="ro1">
          <table:table-cell office:value-type="string">
            <text:p>2022-03-05T00:00:00.0/2022-03-06T00:00:00.0</text:p>
          </table:table-cell>
          <table:table-cell office:value-type="string">
            <text:p>5500.7812</text:p>
          </table:table-cell>
          <table:table-cell office:value-type="string">
            <text:p>4091.3857</text:p>
          </table:table-cell>
          <table:table-cell office:value-type="string">
            <text:p>3354.7148</text:p>
          </table:table-cell>
          <table:table-cell office:value-type="string">
            <text:p>736.6709</text:p>
          </table:table-cell>
          <table:table-cell office:value-type="string">
            <text:p>8134.9590</text:p>
          </table:table-cell>
          <table:table-cell office:value-type="string">
            <text:p>1618.3077</text:p>
          </table:table-cell>
          <table:table-cell office:value-type="string">
            <text:p>109.2097</text:p>
          </table:table-cell>
          <table:table-cell office:value-type="string">
            <text:p>1509.0980</text:p>
          </table:table-cell>
          <table:table-cell office:value-type="string">
            <text:p>209.3493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161];9;2); &quot;/&quot;; MID([.A1161];6;2);&quot;/&quot;;MID([.A1161];1;4);&quot;/&quot;)" office:value-type="string" office:string-value="05/03/2022/">
            <text:p>05/03/2022/</text:p>
          </table:table-cell>
        </table:table-row>
        <table:table-row table:style-name="ro1">
          <table:table-cell office:value-type="string">
            <text:p>2022-03-06T00:00:00.0/2022-03-07T00:00:00.0</text:p>
          </table:table-cell>
          <table:table-cell office:value-type="string">
            <text:p>5581.6167</text:p>
          </table:table-cell>
          <table:table-cell office:value-type="string">
            <text:p>4046.7976</text:p>
          </table:table-cell>
          <table:table-cell office:value-type="string">
            <text:p>3099.0662</text:p>
          </table:table-cell>
          <table:table-cell office:value-type="string">
            <text:p>947.7313</text:p>
          </table:table-cell>
          <table:table-cell office:value-type="string">
            <text:p>7321.4849</text:p>
          </table:table-cell>
          <table:table-cell office:value-type="string">
            <text:p>1980.0720</text:p>
          </table:table-cell>
          <table:table-cell office:value-type="string">
            <text:p>780.7822</text:p>
          </table:table-cell>
          <table:table-cell office:value-type="string">
            <text:p>1199.2898</text:p>
          </table:table-cell>
          <table:table-cell office:value-type="string">
            <text:p>2295.1489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162];9;2); &quot;/&quot;; MID([.A1162];6;2);&quot;/&quot;;MID([.A1162];1;4);&quot;/&quot;)" office:value-type="string" office:string-value="06/03/2022/">
            <text:p>06/03/2022/</text:p>
          </table:table-cell>
        </table:table-row>
        <table:table-row table:style-name="ro1">
          <table:table-cell office:value-type="string">
            <text:p>2022-03-07T00:00:00.0/2022-03-08T00:00:00.0</text:p>
          </table:table-cell>
          <table:table-cell office:value-type="string">
            <text:p>5662.7642</text:p>
          </table:table-cell>
          <table:table-cell office:value-type="string">
            <text:p>4171.0415</text:p>
          </table:table-cell>
          <table:table-cell office:value-type="string">
            <text:p>3301.8853</text:p>
          </table:table-cell>
          <table:table-cell office:value-type="string">
            <text:p>869.1564</text:p>
          </table:table-cell>
          <table:table-cell office:value-type="string">
            <text:p>7698.2046</text:p>
          </table:table-cell>
          <table:table-cell office:value-type="string">
            <text:p>2105.6001</text:p>
          </table:table-cell>
          <table:table-cell office:value-type="string">
            <text:p>306.2438</text:p>
          </table:table-cell>
          <table:table-cell office:value-type="string">
            <text:p>1799.3562</text:p>
          </table:table-cell>
          <table:table-cell office:value-type="string">
            <text:p>616.5277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163];9;2); &quot;/&quot;; MID([.A1163];6;2);&quot;/&quot;;MID([.A1163];1;4);&quot;/&quot;)" office:value-type="string" office:string-value="07/03/2022/">
            <text:p>07/03/2022/</text:p>
          </table:table-cell>
        </table:table-row>
        <table:table-row table:style-name="ro1">
          <table:table-cell office:value-type="string">
            <text:p>2022-03-08T00:00:00.0/2022-03-09T00:00:00.0</text:p>
          </table:table-cell>
          <table:table-cell office:value-type="string">
            <text:p>5744.2085</text:p>
          </table:table-cell>
          <table:table-cell office:value-type="string">
            <text:p>4295.9907</text:p>
          </table:table-cell>
          <table:table-cell office:value-type="string">
            <text:p>3541.1296</text:p>
          </table:table-cell>
          <table:table-cell office:value-type="string">
            <text:p>754.8608</text:p>
          </table:table-cell>
          <table:table-cell office:value-type="string">
            <text:p>8415.1357</text:p>
          </table:table-cell>
          <table:table-cell office:value-type="string">
            <text:p>4295.9907</text:p>
          </table:table-cell>
          <table:table-cell office:value-type="string">
            <text:p>3541.1296</text:p>
          </table:table-cell>
          <table:table-cell office:value-type="string">
            <text:p>754.8608</text:p>
          </table:table-cell>
          <table:table-cell office:value-type="string">
            <text:p>8415.1357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164];9;2); &quot;/&quot;; MID([.A1164];6;2);&quot;/&quot;;MID([.A1164];1;4);&quot;/&quot;)" office:value-type="string" office:string-value="08/03/2022/">
            <text:p>08/03/2022/</text:p>
          </table:table-cell>
        </table:table-row>
        <table:table-row table:style-name="ro1">
          <table:table-cell office:value-type="string">
            <text:p>2022-03-09T00:00:00.0/2022-03-10T00:00:00.0</text:p>
          </table:table-cell>
          <table:table-cell office:value-type="string">
            <text:p>5825.9771</text:p>
          </table:table-cell>
          <table:table-cell office:value-type="string">
            <text:p>4269.2129</text:p>
          </table:table-cell>
          <table:table-cell office:value-type="string">
            <text:p>3418.1621</text:p>
          </table:table-cell>
          <table:table-cell office:value-type="string">
            <text:p>851.0508</text:p>
          </table:table-cell>
          <table:table-cell office:value-type="string">
            <text:p>7990.8257</text:p>
          </table:table-cell>
          <table:table-cell office:value-type="string">
            <text:p>4269.2129</text:p>
          </table:table-cell>
          <table:table-cell office:value-type="string">
            <text:p>3418.1621</text:p>
          </table:table-cell>
          <table:table-cell office:value-type="string">
            <text:p>851.0508</text:p>
          </table:table-cell>
          <table:table-cell office:value-type="string">
            <text:p>7990.8257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165];9;2); &quot;/&quot;; MID([.A1165];6;2);&quot;/&quot;;MID([.A1165];1;4);&quot;/&quot;)" office:value-type="string" office:string-value="09/03/2022/">
            <text:p>09/03/2022/</text:p>
          </table:table-cell>
        </table:table-row>
        <table:table-row table:style-name="ro1">
          <table:table-cell office:value-type="string">
            <text:p>2022-03-10T00:00:00.0/2022-03-11T00:00:00.0</text:p>
          </table:table-cell>
          <table:table-cell office:value-type="string">
            <text:p>5908.0024</text:p>
          </table:table-cell>
          <table:table-cell office:value-type="string">
            <text:p>4447.8516</text:p>
          </table:table-cell>
          <table:table-cell office:value-type="string">
            <text:p>3653.7104</text:p>
          </table:table-cell>
          <table:table-cell office:value-type="string">
            <text:p>794.1410</text:p>
          </table:table-cell>
          <table:table-cell office:value-type="string">
            <text:p>8520.4600</text:p>
          </table:table-cell>
          <table:table-cell office:value-type="string">
            <text:p>4337.8745</text:p>
          </table:table-cell>
          <table:table-cell office:value-type="string">
            <text:p>3412.1321</text:p>
          </table:table-cell>
          <table:table-cell office:value-type="string">
            <text:p>925.7426</text:p>
          </table:table-cell>
          <table:table-cell office:value-type="string">
            <text:p>8102.8145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166];9;2); &quot;/&quot;; MID([.A1166];6;2);&quot;/&quot;;MID([.A1166];1;4);&quot;/&quot;)" office:value-type="string" office:string-value="10/03/2022/">
            <text:p>10/03/2022/</text:p>
          </table:table-cell>
        </table:table-row>
        <table:table-row table:style-name="ro1">
          <table:table-cell office:value-type="string">
            <text:p>2022-03-11T00:00:00.0/2022-03-12T00:00:00.0</text:p>
          </table:table-cell>
          <table:table-cell office:value-type="string">
            <text:p>5990.2476</text:p>
          </table:table-cell>
          <table:table-cell office:value-type="string">
            <text:p>4642.4170</text:p>
          </table:table-cell>
          <table:table-cell office:value-type="string">
            <text:p>3923.6628</text:p>
          </table:table-cell>
          <table:table-cell office:value-type="string">
            <text:p>718.7541</text:p>
          </table:table-cell>
          <table:table-cell office:value-type="string">
            <text:p>9133.2295</text:p>
          </table:table-cell>
          <table:table-cell office:value-type="string">
            <text:p>4642.4170</text:p>
          </table:table-cell>
          <table:table-cell office:value-type="string">
            <text:p>3923.6628</text:p>
          </table:table-cell>
          <table:table-cell office:value-type="string">
            <text:p>718.7541</text:p>
          </table:table-cell>
          <table:table-cell office:value-type="string">
            <text:p>9133.2295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167];9;2); &quot;/&quot;; MID([.A1167];6;2);&quot;/&quot;;MID([.A1167];1;4);&quot;/&quot;)" office:value-type="string" office:string-value="11/03/2022/">
            <text:p>11/03/2022/</text:p>
          </table:table-cell>
        </table:table-row>
        <table:table-row table:style-name="ro1">
          <table:table-cell office:value-type="string">
            <text:p>2022-03-12T00:00:00.0/2022-03-13T00:00:00.0</text:p>
          </table:table-cell>
          <table:table-cell office:value-type="string">
            <text:p>6072.7266</text:p>
          </table:table-cell>
          <table:table-cell office:value-type="string">
            <text:p>4587.7798</text:p>
          </table:table-cell>
          <table:table-cell office:value-type="string">
            <text:p>3708.7314</text:p>
          </table:table-cell>
          <table:table-cell office:value-type="string">
            <text:p>879.0486</text:p>
          </table:table-cell>
          <table:table-cell office:value-type="string">
            <text:p>8510.9512</text:p>
          </table:table-cell>
          <table:table-cell office:value-type="string">
            <text:p>4587.7798</text:p>
          </table:table-cell>
          <table:table-cell office:value-type="string">
            <text:p>3708.7314</text:p>
          </table:table-cell>
          <table:table-cell office:value-type="string">
            <text:p>879.0486</text:p>
          </table:table-cell>
          <table:table-cell office:value-type="string">
            <text:p>8510.951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168];9;2); &quot;/&quot;; MID([.A1168];6;2);&quot;/&quot;;MID([.A1168];1;4);&quot;/&quot;)" office:value-type="string" office:string-value="12/03/2022/">
            <text:p>12/03/2022/</text:p>
          </table:table-cell>
        </table:table-row>
        <table:table-row table:style-name="ro1">
          <table:table-cell office:value-type="string">
            <text:p>2022-03-13T00:00:00.0/2022-03-14T00:00:00.0</text:p>
          </table:table-cell>
          <table:table-cell office:value-type="string">
            <text:p>6155.3560</text:p>
          </table:table-cell>
          <table:table-cell office:value-type="string">
            <text:p>4706.6519</text:p>
          </table:table-cell>
          <table:table-cell office:value-type="string">
            <text:p>4018.2244</text:p>
          </table:table-cell>
          <table:table-cell office:value-type="string">
            <text:p>688.4276</text:p>
          </table:table-cell>
          <table:table-cell office:value-type="string">
            <text:p>9268.9824</text:p>
          </table:table-cell>
          <table:table-cell office:value-type="string">
            <text:p>4706.6519</text:p>
          </table:table-cell>
          <table:table-cell office:value-type="string">
            <text:p>4018.2244</text:p>
          </table:table-cell>
          <table:table-cell office:value-type="string">
            <text:p>688.4276</text:p>
          </table:table-cell>
          <table:table-cell office:value-type="string">
            <text:p>9268.9824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169];9;2); &quot;/&quot;; MID([.A1169];6;2);&quot;/&quot;;MID([.A1169];1;4);&quot;/&quot;)" office:value-type="string" office:string-value="13/03/2022/">
            <text:p>13/03/2022/</text:p>
          </table:table-cell>
        </table:table-row>
        <table:table-row table:style-name="ro1">
          <table:table-cell office:value-type="string">
            <text:p>2022-03-14T00:00:00.0/2022-03-15T00:00:00.0</text:p>
          </table:table-cell>
          <table:table-cell office:value-type="string">
            <text:p>6238.2192</text:p>
          </table:table-cell>
          <table:table-cell office:value-type="string">
            <text:p>4484.3608</text:p>
          </table:table-cell>
          <table:table-cell office:value-type="string">
            <text:p>3403.3062</text:p>
          </table:table-cell>
          <table:table-cell office:value-type="string">
            <text:p>1081.0544</text:p>
          </table:table-cell>
          <table:table-cell office:value-type="string">
            <text:p>7654.8325</text:p>
          </table:table-cell>
          <table:table-cell office:value-type="string">
            <text:p>4334.0527</text:p>
          </table:table-cell>
          <table:table-cell office:value-type="string">
            <text:p>3069.4971</text:p>
          </table:table-cell>
          <table:table-cell office:value-type="string">
            <text:p>1264.5554</text:p>
          </table:table-cell>
          <table:table-cell office:value-type="string">
            <text:p>6956.4531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170];9;2); &quot;/&quot;; MID([.A1170];6;2);&quot;/&quot;;MID([.A1170];1;4);&quot;/&quot;)" office:value-type="string" office:string-value="14/03/2022/">
            <text:p>14/03/2022/</text:p>
          </table:table-cell>
        </table:table-row>
        <table:table-row table:style-name="ro1">
          <table:table-cell office:value-type="string">
            <text:p>2022-03-15T00:00:00.0/2022-03-16T00:00:00.0</text:p>
          </table:table-cell>
          <table:table-cell office:value-type="string">
            <text:p>6321.1753</text:p>
          </table:table-cell>
          <table:table-cell office:value-type="string">
            <text:p>4551.5791</text:p>
          </table:table-cell>
          <table:table-cell office:value-type="string">
            <text:p>3525.5940</text:p>
          </table:table-cell>
          <table:table-cell office:value-type="string">
            <text:p>1025.9852</text:p>
          </table:table-cell>
          <table:table-cell office:value-type="string">
            <text:p>7633.4102</text:p>
          </table:table-cell>
          <table:table-cell office:value-type="string">
            <text:p>3052.9753</text:p>
          </table:table-cell>
          <table:table-cell office:value-type="string">
            <text:p>771.7510</text:p>
          </table:table-cell>
          <table:table-cell office:value-type="string">
            <text:p>2281.2244</text:p>
          </table:table-cell>
          <table:table-cell office:value-type="string">
            <text:p>1750.3356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171];9;2); &quot;/&quot;; MID([.A1171];6;2);&quot;/&quot;;MID([.A1171];1;4);&quot;/&quot;)" office:value-type="string" office:string-value="15/03/2022/">
            <text:p>15/03/2022/</text:p>
          </table:table-cell>
        </table:table-row>
        <table:table-row table:style-name="ro1">
          <table:table-cell office:value-type="string">
            <text:p>2022-03-16T00:00:00.0/2022-03-17T00:00:00.0</text:p>
          </table:table-cell>
          <table:table-cell office:value-type="string">
            <text:p>6404.2148</text:p>
          </table:table-cell>
          <table:table-cell office:value-type="string">
            <text:p>4411.8291</text:p>
          </table:table-cell>
          <table:table-cell office:value-type="string">
            <text:p>3073.9905</text:p>
          </table:table-cell>
          <table:table-cell office:value-type="string">
            <text:p>1337.8385</text:p>
          </table:table-cell>
          <table:table-cell office:value-type="string">
            <text:p>6548.8271</text:p>
          </table:table-cell>
          <table:table-cell office:value-type="string">
            <text:p>2414.7173</text:p>
          </table:table-cell>
          <table:table-cell office:value-type="string">
            <text:p>391.4496</text:p>
          </table:table-cell>
          <table:table-cell office:value-type="string">
            <text:p>2023.2678</text:p>
          </table:table-cell>
          <table:table-cell office:value-type="string">
            <text:p>874.6077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172];9;2); &quot;/&quot;; MID([.A1172];6;2);&quot;/&quot;;MID([.A1172];1;4);&quot;/&quot;)" office:value-type="string" office:string-value="16/03/2022/">
            <text:p>16/03/2022/</text:p>
          </table:table-cell>
        </table:table-row>
        <table:table-row table:style-name="ro1">
          <table:table-cell office:value-type="string">
            <text:p>2022-03-17T00:00:00.0/2022-03-18T00:00:00.0</text:p>
          </table:table-cell>
          <table:table-cell office:value-type="string">
            <text:p>6487.3608</text:p>
          </table:table-cell>
          <table:table-cell office:value-type="string">
            <text:p>4647.7588</text:p>
          </table:table-cell>
          <table:table-cell office:value-type="string">
            <text:p>3518.3711</text:p>
          </table:table-cell>
          <table:table-cell office:value-type="string">
            <text:p>1129.3877</text:p>
          </table:table-cell>
          <table:table-cell office:value-type="string">
            <text:p>7414.7910</text:p>
          </table:table-cell>
          <table:table-cell office:value-type="string">
            <text:p>3305.2815</text:p>
          </table:table-cell>
          <table:table-cell office:value-type="string">
            <text:p>1048.5841</text:p>
          </table:table-cell>
          <table:table-cell office:value-type="string">
            <text:p>2256.6975</text:p>
          </table:table-cell>
          <table:table-cell office:value-type="string">
            <text:p>1913.0389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173];9;2); &quot;/&quot;; MID([.A1173];6;2);&quot;/&quot;;MID([.A1173];1;4);&quot;/&quot;)" office:value-type="string" office:string-value="17/03/2022/">
            <text:p>17/03/2022/</text:p>
          </table:table-cell>
        </table:table-row>
        <table:table-row table:style-name="ro1">
          <table:table-cell office:value-type="string">
            <text:p>2022-03-18T00:00:00.0/2022-03-19T00:00:00.0</text:p>
          </table:table-cell>
          <table:table-cell office:value-type="string">
            <text:p>6570.5273</text:p>
          </table:table-cell>
          <table:table-cell office:value-type="string">
            <text:p>4395.5903</text:p>
          </table:table-cell>
          <table:table-cell office:value-type="string">
            <text:p>2842.7522</text:p>
          </table:table-cell>
          <table:table-cell office:value-type="string">
            <text:p>1552.8383</text:p>
          </table:table-cell>
          <table:table-cell office:value-type="string">
            <text:p>5848.9370</text:p>
          </table:table-cell>
          <table:table-cell office:value-type="string">
            <text:p>3916.8706</text:p>
          </table:table-cell>
          <table:table-cell office:value-type="string">
            <text:p>2037.6331</text:p>
          </table:table-cell>
          <table:table-cell office:value-type="string">
            <text:p>1879.2377</text:p>
          </table:table-cell>
          <table:table-cell office:value-type="string">
            <text:p>3720.8613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174];9;2); &quot;/&quot;; MID([.A1174];6;2);&quot;/&quot;;MID([.A1174];1;4);&quot;/&quot;)" office:value-type="string" office:string-value="18/03/2022/">
            <text:p>18/03/2022/</text:p>
          </table:table-cell>
        </table:table-row>
        <table:table-row table:style-name="ro1">
          <table:table-cell office:value-type="string">
            <text:p>2022-03-19T00:00:00.0/2022-03-20T00:00:00.0</text:p>
          </table:table-cell>
          <table:table-cell office:value-type="string">
            <text:p>6653.7622</text:p>
          </table:table-cell>
          <table:table-cell office:value-type="string">
            <text:p>4781.5654</text:p>
          </table:table-cell>
          <table:table-cell office:value-type="string">
            <text:p>3517.4766</text:p>
          </table:table-cell>
          <table:table-cell office:value-type="string">
            <text:p>1264.0886</text:p>
          </table:table-cell>
          <table:table-cell office:value-type="string">
            <text:p>7332.8169</text:p>
          </table:table-cell>
          <table:table-cell office:value-type="string">
            <text:p>4165.9575</text:p>
          </table:table-cell>
          <table:table-cell office:value-type="string">
            <text:p>2239.5085</text:p>
          </table:table-cell>
          <table:table-cell office:value-type="string">
            <text:p>1926.4489</text:p>
          </table:table-cell>
          <table:table-cell office:value-type="string">
            <text:p>4713.7593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175];9;2); &quot;/&quot;; MID([.A1175];6;2);&quot;/&quot;;MID([.A1175];1;4);&quot;/&quot;)" office:value-type="string" office:string-value="19/03/2022/">
            <text:p>19/03/2022/</text:p>
          </table:table-cell>
        </table:table-row>
        <table:table-row table:style-name="ro1">
          <table:table-cell office:value-type="string">
            <text:p>2022-03-20T00:00:00.0/2022-03-21T00:00:00.0</text:p>
          </table:table-cell>
          <table:table-cell office:value-type="string">
            <text:p>6737.0283</text:p>
          </table:table-cell>
          <table:table-cell office:value-type="string">
            <text:p>5150.4180</text:p>
          </table:table-cell>
          <table:table-cell office:value-type="string">
            <text:p>4255.7334</text:p>
          </table:table-cell>
          <table:table-cell office:value-type="string">
            <text:p>894.6842</text:p>
          </table:table-cell>
          <table:table-cell office:value-type="string">
            <text:p>8965.5898</text:p>
          </table:table-cell>
          <table:table-cell office:value-type="string">
            <text:p>5022.7095</text:p>
          </table:table-cell>
          <table:table-cell office:value-type="string">
            <text:p>3974.7690</text:p>
          </table:table-cell>
          <table:table-cell office:value-type="string">
            <text:p>1047.9402</text:p>
          </table:table-cell>
          <table:table-cell office:value-type="string">
            <text:p>8346.7227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176];9;2); &quot;/&quot;; MID([.A1176];6;2);&quot;/&quot;;MID([.A1176];1;4);&quot;/&quot;)" office:value-type="string" office:string-value="20/03/2022/">
            <text:p>20/03/2022/</text:p>
          </table:table-cell>
        </table:table-row>
        <table:table-row table:style-name="ro1">
          <table:table-cell office:value-type="string">
            <text:p>2022-03-21T00:00:00.0/2022-03-22T00:00:00.0</text:p>
          </table:table-cell>
          <table:table-cell office:value-type="string">
            <text:p>6820.2285</text:p>
          </table:table-cell>
          <table:table-cell office:value-type="string">
            <text:p>5269.0977</text:p>
          </table:table-cell>
          <table:table-cell office:value-type="string">
            <text:p>4379.9614</text:p>
          </table:table-cell>
          <table:table-cell office:value-type="string">
            <text:p>889.1360</text:p>
          </table:table-cell>
          <table:table-cell office:value-type="string">
            <text:p>9377.9512</text:p>
          </table:table-cell>
          <table:table-cell office:value-type="string">
            <text:p>5256.5776</text:p>
          </table:table-cell>
          <table:table-cell office:value-type="string">
            <text:p>4358.5376</text:p>
          </table:table-cell>
          <table:table-cell office:value-type="string">
            <text:p>898.0398</text:p>
          </table:table-cell>
          <table:table-cell office:value-type="string">
            <text:p>9217.8408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177];9;2); &quot;/&quot;; MID([.A1177];6;2);&quot;/&quot;;MID([.A1177];1;4);&quot;/&quot;)" office:value-type="string" office:string-value="21/03/2022/">
            <text:p>21/03/2022/</text:p>
          </table:table-cell>
        </table:table-row>
        <table:table-row table:style-name="ro1">
          <table:table-cell office:value-type="string">
            <text:p>2022-03-22T00:00:00.0/2022-03-23T00:00:00.0</text:p>
          </table:table-cell>
          <table:table-cell office:value-type="string">
            <text:p>6903.4072</text:p>
          </table:table-cell>
          <table:table-cell office:value-type="string">
            <text:p>5312.4600</text:p>
          </table:table-cell>
          <table:table-cell office:value-type="string">
            <text:p>4510.1953</text:p>
          </table:table-cell>
          <table:table-cell office:value-type="string">
            <text:p>802.2647</text:p>
          </table:table-cell>
          <table:table-cell office:value-type="string">
            <text:p>9631.6533</text:p>
          </table:table-cell>
          <table:table-cell office:value-type="string">
            <text:p>5312.4600</text:p>
          </table:table-cell>
          <table:table-cell office:value-type="string">
            <text:p>4510.1953</text:p>
          </table:table-cell>
          <table:table-cell office:value-type="string">
            <text:p>802.2647</text:p>
          </table:table-cell>
          <table:table-cell office:value-type="string">
            <text:p>9631.6533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178];9;2); &quot;/&quot;; MID([.A1178];6;2);&quot;/&quot;;MID([.A1178];1;4);&quot;/&quot;)" office:value-type="string" office:string-value="22/03/2022/">
            <text:p>22/03/2022/</text:p>
          </table:table-cell>
        </table:table-row>
        <table:table-row table:style-name="ro1">
          <table:table-cell office:value-type="string">
            <text:p>2022-03-23T00:00:00.0/2022-03-24T00:00:00.0</text:p>
          </table:table-cell>
          <table:table-cell office:value-type="string">
            <text:p>6986.4863</text:p>
          </table:table-cell>
          <table:table-cell office:value-type="string">
            <text:p>5442.4429</text:p>
          </table:table-cell>
          <table:table-cell office:value-type="string">
            <text:p>4655.8311</text:p>
          </table:table-cell>
          <table:table-cell office:value-type="string">
            <text:p>786.6116</text:p>
          </table:table-cell>
          <table:table-cell office:value-type="string">
            <text:p>9810.9619</text:p>
          </table:table-cell>
          <table:table-cell office:value-type="string">
            <text:p>5442.4429</text:p>
          </table:table-cell>
          <table:table-cell office:value-type="string">
            <text:p>4655.8311</text:p>
          </table:table-cell>
          <table:table-cell office:value-type="string">
            <text:p>786.6116</text:p>
          </table:table-cell>
          <table:table-cell office:value-type="string">
            <text:p>9810.9619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179];9;2); &quot;/&quot;; MID([.A1179];6;2);&quot;/&quot;;MID([.A1179];1;4);&quot;/&quot;)" office:value-type="string" office:string-value="23/03/2022/">
            <text:p>23/03/2022/</text:p>
          </table:table-cell>
        </table:table-row>
        <table:table-row table:style-name="ro1">
          <table:table-cell office:value-type="string">
            <text:p>2022-03-24T00:00:00.0/2022-03-25T00:00:00.0</text:p>
          </table:table-cell>
          <table:table-cell office:value-type="string">
            <text:p>7069.5044</text:p>
          </table:table-cell>
          <table:table-cell office:value-type="string">
            <text:p>5237.5200</text:p>
          </table:table-cell>
          <table:table-cell office:value-type="string">
            <text:p>4114.7139</text:p>
          </table:table-cell>
          <table:table-cell office:value-type="string">
            <text:p>1122.8063</text:p>
          </table:table-cell>
          <table:table-cell office:value-type="string">
            <text:p>8322.9932</text:p>
          </table:table-cell>
          <table:table-cell office:value-type="string">
            <text:p>5237.5200</text:p>
          </table:table-cell>
          <table:table-cell office:value-type="string">
            <text:p>4114.7139</text:p>
          </table:table-cell>
          <table:table-cell office:value-type="string">
            <text:p>1122.8063</text:p>
          </table:table-cell>
          <table:table-cell office:value-type="string">
            <text:p>8322.9932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180];9;2); &quot;/&quot;; MID([.A1180];6;2);&quot;/&quot;;MID([.A1180];1;4);&quot;/&quot;)" office:value-type="string" office:string-value="24/03/2022/">
            <text:p>24/03/2022/</text:p>
          </table:table-cell>
        </table:table-row>
        <table:table-row table:style-name="ro1">
          <table:table-cell office:value-type="string">
            <text:p>2022-03-25T00:00:00.0/2022-03-26T00:00:00.0</text:p>
          </table:table-cell>
          <table:table-cell office:value-type="string">
            <text:p>7152.3633</text:p>
          </table:table-cell>
          <table:table-cell office:value-type="string">
            <text:p>5158.8145</text:p>
          </table:table-cell>
          <table:table-cell office:value-type="string">
            <text:p>3828.8423</text:p>
          </table:table-cell>
          <table:table-cell office:value-type="string">
            <text:p>1329.9720</text:p>
          </table:table-cell>
          <table:table-cell office:value-type="string">
            <text:p>7595.2466</text:p>
          </table:table-cell>
          <table:table-cell office:value-type="string">
            <text:p>5146.1147</text:p>
          </table:table-cell>
          <table:table-cell office:value-type="string">
            <text:p>3810.5198</text:p>
          </table:table-cell>
          <table:table-cell office:value-type="string">
            <text:p>1335.5948</text:p>
          </table:table-cell>
          <table:table-cell office:value-type="string">
            <text:p>7496.4468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181];9;2); &quot;/&quot;; MID([.A1181];6;2);&quot;/&quot;;MID([.A1181];1;4);&quot;/&quot;)" office:value-type="string" office:string-value="25/03/2022/">
            <text:p>25/03/2022/</text:p>
          </table:table-cell>
        </table:table-row>
        <table:table-row table:style-name="ro1">
          <table:table-cell office:value-type="string">
            <text:p>2022-03-26T00:00:00.0/2022-03-27T00:00:00.0</text:p>
          </table:table-cell>
          <table:table-cell office:value-type="string">
            <text:p>7235.1602</text:p>
          </table:table-cell>
          <table:table-cell office:value-type="string">
            <text:p>5133.4312</text:p>
          </table:table-cell>
          <table:table-cell office:value-type="string">
            <text:p>3664.2979</text:p>
          </table:table-cell>
          <table:table-cell office:value-type="string">
            <text:p>1469.1333</text:p>
          </table:table-cell>
          <table:table-cell office:value-type="string">
            <text:p>7279.3398</text:p>
          </table:table-cell>
          <table:table-cell office:value-type="string">
            <text:p>5133.4312</text:p>
          </table:table-cell>
          <table:table-cell office:value-type="string">
            <text:p>3664.2979</text:p>
          </table:table-cell>
          <table:table-cell office:value-type="string">
            <text:p>1469.1333</text:p>
          </table:table-cell>
          <table:table-cell office:value-type="string">
            <text:p>7279.3398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182];9;2); &quot;/&quot;; MID([.A1182];6;2);&quot;/&quot;;MID([.A1182];1;4);&quot;/&quot;)" office:value-type="string" office:string-value="26/03/2022/">
            <text:p>26/03/2022/</text:p>
          </table:table-cell>
        </table:table-row>
        <table:table-row table:style-name="ro1">
          <table:table-cell office:value-type="string">
            <text:p>2022-03-27T00:00:00.0/2022-03-28T00:00:00.0</text:p>
          </table:table-cell>
          <table:table-cell office:value-type="string">
            <text:p>7317.7461</text:p>
          </table:table-cell>
          <table:table-cell office:value-type="string">
            <text:p>5296.5542</text:p>
          </table:table-cell>
          <table:table-cell office:value-type="string">
            <text:p>4081.5911</text:p>
          </table:table-cell>
          <table:table-cell office:value-type="string">
            <text:p>1214.9631</text:p>
          </table:table-cell>
          <table:table-cell office:value-type="string">
            <text:p>8025.2437</text:p>
          </table:table-cell>
          <table:table-cell office:value-type="string">
            <text:p>5277.4912</text:p>
          </table:table-cell>
          <table:table-cell office:value-type="string">
            <text:p>4068.3105</text:p>
          </table:table-cell>
          <table:table-cell office:value-type="string">
            <text:p>1209.1809</text:p>
          </table:table-cell>
          <table:table-cell office:value-type="string">
            <text:p>7906.0010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183];9;2); &quot;/&quot;; MID([.A1183];6;2);&quot;/&quot;;MID([.A1183];1;4);&quot;/&quot;)" office:value-type="string" office:string-value="27/03/2022/">
            <text:p>27/03/2022/</text:p>
          </table:table-cell>
        </table:table-row>
        <table:table-row table:style-name="ro1">
          <table:table-cell office:value-type="string">
            <text:p>2022-03-28T00:00:00.0/2022-03-29T00:00:00.0</text:p>
          </table:table-cell>
          <table:table-cell office:value-type="string">
            <text:p>7400.1152</text:p>
          </table:table-cell>
          <table:table-cell office:value-type="string">
            <text:p>5353.7266</text:p>
          </table:table-cell>
          <table:table-cell office:value-type="string">
            <text:p>4122.1738</text:p>
          </table:table-cell>
          <table:table-cell office:value-type="string">
            <text:p>1231.5530</text:p>
          </table:table-cell>
          <table:table-cell office:value-type="string">
            <text:p>8102.6646</text:p>
          </table:table-cell>
          <table:table-cell office:value-type="string">
            <text:p>5261.9370</text:p>
          </table:table-cell>
          <table:table-cell office:value-type="string">
            <text:p>3964.0684</text:p>
          </table:table-cell>
          <table:table-cell office:value-type="string">
            <text:p>1297.8685</text:p>
          </table:table-cell>
          <table:table-cell office:value-type="string">
            <text:p>7778.302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184];9;2); &quot;/&quot;; MID([.A1184];6;2);&quot;/&quot;;MID([.A1184];1;4);&quot;/&quot;)" office:value-type="string" office:string-value="28/03/2022/">
            <text:p>28/03/2022/</text:p>
          </table:table-cell>
        </table:table-row>
        <table:table-row table:style-name="ro1">
          <table:table-cell office:value-type="string">
            <text:p>2022-03-29T00:00:00.0/2022-03-30T00:00:00.0</text:p>
          </table:table-cell>
          <table:table-cell office:value-type="string">
            <text:p>7482.2881</text:p>
          </table:table-cell>
          <table:table-cell office:value-type="string">
            <text:p>4972.7520</text:p>
          </table:table-cell>
          <table:table-cell office:value-type="string">
            <text:p>2914.1616</text:p>
          </table:table-cell>
          <table:table-cell office:value-type="string">
            <text:p>2058.5903</text:p>
          </table:table-cell>
          <table:table-cell office:value-type="string">
            <text:p>5491.9297</text:p>
          </table:table-cell>
          <table:table-cell office:value-type="string">
            <text:p>3070.4802</text:p>
          </table:table-cell>
          <table:table-cell office:value-type="string">
            <text:p>291.3001</text:p>
          </table:table-cell>
          <table:table-cell office:value-type="string">
            <text:p>2779.1799</text:p>
          </table:table-cell>
          <table:table-cell office:value-type="string">
            <text:p>574.8008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185];9;2); &quot;/&quot;; MID([.A1185];6;2);&quot;/&quot;;MID([.A1185];1;4);&quot;/&quot;)" office:value-type="string" office:string-value="29/03/2022/">
            <text:p>29/03/2022/</text:p>
          </table:table-cell>
        </table:table-row>
        <table:table-row table:style-name="ro1">
          <table:table-cell office:value-type="string">
            <text:p>2022-03-30T00:00:00.0/2022-03-31T00:00:00.0</text:p>
          </table:table-cell>
          <table:table-cell office:value-type="string">
            <text:p>7564.1846</text:p>
          </table:table-cell>
          <table:table-cell office:value-type="string">
            <text:p>4782.0195</text:p>
          </table:table-cell>
          <table:table-cell office:value-type="string">
            <text:p>2419.5884</text:p>
          </table:table-cell>
          <table:table-cell office:value-type="string">
            <text:p>2362.4314</text:p>
          </table:table-cell>
          <table:table-cell office:value-type="string">
            <text:p>4595.9175</text:p>
          </table:table-cell>
          <table:table-cell office:value-type="string">
            <text:p>1137.1703</text:p>
          </table:table-cell>
          <table:table-cell office:value-type="string">
            <text:p>4.0494</text:p>
          </table:table-cell>
          <table:table-cell office:value-type="string">
            <text:p>1133.1207</text:p>
          </table:table-cell>
          <table:table-cell office:value-type="string">
            <text:p>26.0701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1186];9;2); &quot;/&quot;; MID([.A1186];6;2);&quot;/&quot;;MID([.A1186];1;4);&quot;/&quot;)" office:value-type="string" office:string-value="30/03/2022/">
            <text:p>30/03/2022/</text:p>
          </table:table-cell>
        </table:table-row>
        <table:table-row table:style-name="ro1">
          <table:table-cell office:value-type="string">
            <text:p>2022-03-31T00:00:00.0/2022-04-01T00:00:00.0</text:p>
          </table:table-cell>
          <table:table-cell office:value-type="string">
            <text:p>7645.8428</text:p>
          </table:table-cell>
          <table:table-cell office:value-type="string">
            <text:p>5561.2188</text:p>
          </table:table-cell>
          <table:table-cell office:value-type="string">
            <text:p>4421.9868</text:p>
          </table:table-cell>
          <table:table-cell office:value-type="string">
            <text:p>1139.2321</text:p>
          </table:table-cell>
          <table:table-cell office:value-type="string">
            <text:p>8621.8936</text:p>
          </table:table-cell>
          <table:table-cell office:value-type="string">
            <text:p>1146.2345</text:p>
          </table:table-cell>
          <table:table-cell office:value-type="string">
            <text:p>7.5786</text:p>
          </table:table-cell>
          <table:table-cell office:value-type="string">
            <text:p>1138.6558</text:p>
          </table:table-cell>
          <table:table-cell office:value-type="string">
            <text:p>98.7614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187];9;2); &quot;/&quot;; MID([.A1187];6;2);&quot;/&quot;;MID([.A1187];1;4);&quot;/&quot;)" office:value-type="string" office:string-value="31/03/2022/">
            <text:p>31/03/2022/</text:p>
          </table:table-cell>
        </table:table-row>
        <table:table-row table:style-name="ro1">
          <table:table-cell office:value-type="string">
            <text:p>2022-04-01T00:00:00.0/2022-04-02T00:00:00.0</text:p>
          </table:table-cell>
          <table:table-cell office:value-type="string">
            <text:p>7727.2036</text:p>
          </table:table-cell>
          <table:table-cell office:value-type="string">
            <text:p>5763.5317</text:p>
          </table:table-cell>
          <table:table-cell office:value-type="string">
            <text:p>4863.4521</text:p>
          </table:table-cell>
          <table:table-cell office:value-type="string">
            <text:p>900.0795</text:p>
          </table:table-cell>
          <table:table-cell office:value-type="string">
            <text:p>9557.4912</text:p>
          </table:table-cell>
          <table:table-cell office:value-type="string">
            <text:p>1409.1671</text:p>
          </table:table-cell>
          <table:table-cell office:value-type="string">
            <text:p>12.6997</text:p>
          </table:table-cell>
          <table:table-cell office:value-type="string">
            <text:p>1396.4674</text:p>
          </table:table-cell>
          <table:table-cell office:value-type="string">
            <text:p>119.0688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188];9;2); &quot;/&quot;; MID([.A1188];6;2);&quot;/&quot;;MID([.A1188];1;4);&quot;/&quot;)" office:value-type="string" office:string-value="01/04/2022/">
            <text:p>01/04/2022/</text:p>
          </table:table-cell>
        </table:table-row>
        <table:table-row table:style-name="ro1">
          <table:table-cell office:value-type="string">
            <text:p>2022-04-02T00:00:00.0/2022-04-03T00:00:00.0</text:p>
          </table:table-cell>
          <table:table-cell office:value-type="string">
            <text:p>7808.2559</text:p>
          </table:table-cell>
          <table:table-cell office:value-type="string">
            <text:p>5696.2456</text:p>
          </table:table-cell>
          <table:table-cell office:value-type="string">
            <text:p>4411.0933</text:p>
          </table:table-cell>
          <table:table-cell office:value-type="string">
            <text:p>1285.1525</text:p>
          </table:table-cell>
          <table:table-cell office:value-type="string">
            <text:p>8427.4014</text:p>
          </table:table-cell>
          <table:table-cell office:value-type="string">
            <text:p>1319.7318</text:p>
          </table:table-cell>
          <table:table-cell office:value-type="string">
            <text:p>19.1201</text:p>
          </table:table-cell>
          <table:table-cell office:value-type="string">
            <text:p>1300.6117</text:p>
          </table:table-cell>
          <table:table-cell office:value-type="string">
            <text:p>139.9716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189];9;2); &quot;/&quot;; MID([.A1189];6;2);&quot;/&quot;;MID([.A1189];1;4);&quot;/&quot;)" office:value-type="string" office:string-value="02/04/2022/">
            <text:p>02/04/2022/</text:p>
          </table:table-cell>
        </table:table-row>
        <table:table-row table:style-name="ro1">
          <table:table-cell office:value-type="string">
            <text:p>2022-04-03T00:00:00.0/2022-04-04T00:00:00.0</text:p>
          </table:table-cell>
          <table:table-cell office:value-type="string">
            <text:p>7888.9482</text:p>
          </table:table-cell>
          <table:table-cell office:value-type="string">
            <text:p>5953.0181</text:p>
          </table:table-cell>
          <table:table-cell office:value-type="string">
            <text:p>4813.8350</text:p>
          </table:table-cell>
          <table:table-cell office:value-type="string">
            <text:p>1139.1826</text:p>
          </table:table-cell>
          <table:table-cell office:value-type="string">
            <text:p>9182.9893</text:p>
          </table:table-cell>
          <table:table-cell office:value-type="string">
            <text:p>3594.2637</text:p>
          </table:table-cell>
          <table:table-cell office:value-type="string">
            <text:p>746.6376</text:p>
          </table:table-cell>
          <table:table-cell office:value-type="string">
            <text:p>2847.6260</text:p>
          </table:table-cell>
          <table:table-cell office:value-type="string">
            <text:p>1600.2440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190];9;2); &quot;/&quot;; MID([.A1190];6;2);&quot;/&quot;;MID([.A1190];1;4);&quot;/&quot;)" office:value-type="string" office:string-value="03/04/2022/">
            <text:p>03/04/2022/</text:p>
          </table:table-cell>
        </table:table-row>
        <table:table-row table:style-name="ro1">
          <table:table-cell office:value-type="string">
            <text:p>2022-04-04T00:00:00.0/2022-04-05T00:00:00.0</text:p>
          </table:table-cell>
          <table:table-cell office:value-type="string">
            <text:p>7969.2515</text:p>
          </table:table-cell>
          <table:table-cell office:value-type="string">
            <text:p>5946.0190</text:p>
          </table:table-cell>
          <table:table-cell office:value-type="string">
            <text:p>4794.1011</text:p>
          </table:table-cell>
          <table:table-cell office:value-type="string">
            <text:p>1151.9181</text:p>
          </table:table-cell>
          <table:table-cell office:value-type="string">
            <text:p>9060.7832</text:p>
          </table:table-cell>
          <table:table-cell office:value-type="string">
            <text:p>5702.7739</text:p>
          </table:table-cell>
          <table:table-cell office:value-type="string">
            <text:p>4257.9023</text:p>
          </table:table-cell>
          <table:table-cell office:value-type="string">
            <text:p>1444.8716</text:p>
          </table:table-cell>
          <table:table-cell office:value-type="string">
            <text:p>7613.3306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191];9;2); &quot;/&quot;; MID([.A1191];6;2);&quot;/&quot;;MID([.A1191];1;4);&quot;/&quot;)" office:value-type="string" office:string-value="04/04/2022/">
            <text:p>04/04/2022/</text:p>
          </table:table-cell>
        </table:table-row>
        <table:table-row table:style-name="ro1">
          <table:table-cell office:value-type="string">
            <text:p>2022-04-05T00:00:00.0/2022-04-06T00:00:00.0</text:p>
          </table:table-cell>
          <table:table-cell office:value-type="string">
            <text:p>8049.1899</text:p>
          </table:table-cell>
          <table:table-cell office:value-type="string">
            <text:p>6021.1519</text:p>
          </table:table-cell>
          <table:table-cell office:value-type="string">
            <text:p>5190.1499</text:p>
          </table:table-cell>
          <table:table-cell office:value-type="string">
            <text:p>831.0019</text:p>
          </table:table-cell>
          <table:table-cell office:value-type="string">
            <text:p>9987.6865</text:p>
          </table:table-cell>
          <table:table-cell office:value-type="string">
            <text:p>2377.2510</text:p>
          </table:table-cell>
          <table:table-cell office:value-type="string">
            <text:p>415.6516</text:p>
          </table:table-cell>
          <table:table-cell office:value-type="string">
            <text:p>1961.5992</text:p>
          </table:table-cell>
          <table:table-cell office:value-type="string">
            <text:p>604.8022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192];9;2); &quot;/&quot;; MID([.A1192];6;2);&quot;/&quot;;MID([.A1192];1;4);&quot;/&quot;)" office:value-type="string" office:string-value="05/04/2022/">
            <text:p>05/04/2022/</text:p>
          </table:table-cell>
        </table:table-row>
        <table:table-row table:style-name="ro1">
          <table:table-cell office:value-type="string">
            <text:p>2022-04-06T00:00:00.0/2022-04-07T00:00:00.0</text:p>
          </table:table-cell>
          <table:table-cell office:value-type="string">
            <text:p>8128.6743</text:p>
          </table:table-cell>
          <table:table-cell office:value-type="string">
            <text:p>5992.6060</text:p>
          </table:table-cell>
          <table:table-cell office:value-type="string">
            <text:p>4863.9292</text:p>
          </table:table-cell>
          <table:table-cell office:value-type="string">
            <text:p>1128.6768</text:p>
          </table:table-cell>
          <table:table-cell office:value-type="string">
            <text:p>9042.9717</text:p>
          </table:table-cell>
          <table:table-cell office:value-type="string">
            <text:p>2650.1589</text:p>
          </table:table-cell>
          <table:table-cell office:value-type="string">
            <text:p>318.3484</text:p>
          </table:table-cell>
          <table:table-cell office:value-type="string">
            <text:p>2331.8105</text:p>
          </table:table-cell>
          <table:table-cell office:value-type="string">
            <text:p>971.9736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193];9;2); &quot;/&quot;; MID([.A1193];6;2);&quot;/&quot;;MID([.A1193];1;4);&quot;/&quot;)" office:value-type="string" office:string-value="06/04/2022/">
            <text:p>06/04/2022/</text:p>
          </table:table-cell>
        </table:table-row>
        <table:table-row table:style-name="ro1">
          <table:table-cell office:value-type="string">
            <text:p>2022-04-07T00:00:00.0/2022-04-08T00:00:00.0</text:p>
          </table:table-cell>
          <table:table-cell office:value-type="string">
            <text:p>8207.7451</text:p>
          </table:table-cell>
          <table:table-cell office:value-type="string">
            <text:p>6025.6914</text:p>
          </table:table-cell>
          <table:table-cell office:value-type="string">
            <text:p>4915.7007</text:p>
          </table:table-cell>
          <table:table-cell office:value-type="string">
            <text:p>1109.9906</text:p>
          </table:table-cell>
          <table:table-cell office:value-type="string">
            <text:p>9118.1182</text:p>
          </table:table-cell>
          <table:table-cell office:value-type="string">
            <text:p>3746.0935</text:p>
          </table:table-cell>
          <table:table-cell office:value-type="string">
            <text:p>1082.9778</text:p>
          </table:table-cell>
          <table:table-cell office:value-type="string">
            <text:p>2663.1157</text:p>
          </table:table-cell>
          <table:table-cell office:value-type="string">
            <text:p>2316.3765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1194];9;2); &quot;/&quot;; MID([.A1194];6;2);&quot;/&quot;;MID([.A1194];1;4);&quot;/&quot;)" office:value-type="string" office:string-value="07/04/2022/">
            <text:p>07/04/2022/</text:p>
          </table:table-cell>
        </table:table-row>
        <table:table-row table:style-name="ro1">
          <table:table-cell office:value-type="string">
            <text:p>2022-04-08T00:00:00.0/2022-04-09T00:00:00.0</text:p>
          </table:table-cell>
          <table:table-cell office:value-type="string">
            <text:p>8286.3193</text:p>
          </table:table-cell>
          <table:table-cell office:value-type="string">
            <text:p>6255.5186</text:p>
          </table:table-cell>
          <table:table-cell office:value-type="string">
            <text:p>5245.0747</text:p>
          </table:table-cell>
          <table:table-cell office:value-type="string">
            <text:p>1010.4437</text:p>
          </table:table-cell>
          <table:table-cell office:value-type="string">
            <text:p>9962.0879</text:p>
          </table:table-cell>
          <table:table-cell office:value-type="string">
            <text:p>3153.9451</text:p>
          </table:table-cell>
          <table:table-cell office:value-type="string">
            <text:p>568.4089</text:p>
          </table:table-cell>
          <table:table-cell office:value-type="string">
            <text:p>2585.5361</text:p>
          </table:table-cell>
          <table:table-cell office:value-type="string">
            <text:p>1538.6310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195];9;2); &quot;/&quot;; MID([.A1195];6;2);&quot;/&quot;;MID([.A1195];1;4);&quot;/&quot;)" office:value-type="string" office:string-value="08/04/2022/">
            <text:p>08/04/2022/</text:p>
          </table:table-cell>
        </table:table-row>
        <table:table-row table:style-name="ro1">
          <table:table-cell office:value-type="string">
            <text:p>2022-04-09T00:00:00.0/2022-04-10T00:00:00.0</text:p>
          </table:table-cell>
          <table:table-cell office:value-type="string">
            <text:p>8364.4785</text:p>
          </table:table-cell>
          <table:table-cell office:value-type="string">
            <text:p>6311.4897</text:p>
          </table:table-cell>
          <table:table-cell office:value-type="string">
            <text:p>5160.2246</text:p>
          </table:table-cell>
          <table:table-cell office:value-type="string">
            <text:p>1151.2651</text:p>
          </table:table-cell>
          <table:table-cell office:value-type="string">
            <text:p>9620.2666</text:p>
          </table:table-cell>
          <table:table-cell office:value-type="string">
            <text:p>3697.3989</text:p>
          </table:table-cell>
          <table:table-cell office:value-type="string">
            <text:p>1300.9827</text:p>
          </table:table-cell>
          <table:table-cell office:value-type="string">
            <text:p>2396.4163</text:p>
          </table:table-cell>
          <table:table-cell office:value-type="string">
            <text:p>3030.7810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196];9;2); &quot;/&quot;; MID([.A1196];6;2);&quot;/&quot;;MID([.A1196];1;4);&quot;/&quot;)" office:value-type="string" office:string-value="09/04/2022/">
            <text:p>09/04/2022/</text:p>
          </table:table-cell>
        </table:table-row>
        <table:table-row table:style-name="ro1">
          <table:table-cell office:value-type="string">
            <text:p>2022-04-10T00:00:00.0/2022-04-11T00:00:00.0</text:p>
          </table:table-cell>
          <table:table-cell office:value-type="string">
            <text:p>8442.0605</text:p>
          </table:table-cell>
          <table:table-cell office:value-type="string">
            <text:p>6408.1948</text:p>
          </table:table-cell>
          <table:table-cell office:value-type="string">
            <text:p>5255.6055</text:p>
          </table:table-cell>
          <table:table-cell office:value-type="string">
            <text:p>1152.5892</text:p>
          </table:table-cell>
          <table:table-cell office:value-type="string">
            <text:p>9679.8906</text:p>
          </table:table-cell>
          <table:table-cell office:value-type="string">
            <text:p>3928.1001</text:p>
          </table:table-cell>
          <table:table-cell office:value-type="string">
            <text:p>1848.0258</text:p>
          </table:table-cell>
          <table:table-cell office:value-type="string">
            <text:p>2080.0745</text:p>
          </table:table-cell>
          <table:table-cell office:value-type="string">
            <text:p>3630.1460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197];9;2); &quot;/&quot;; MID([.A1197];6;2);&quot;/&quot;;MID([.A1197];1;4);&quot;/&quot;)" office:value-type="string" office:string-value="10/04/2022/">
            <text:p>10/04/2022/</text:p>
          </table:table-cell>
        </table:table-row>
        <table:table-row table:style-name="ro1">
          <table:table-cell office:value-type="string">
            <text:p>2022-04-11T00:00:00.0/2022-04-12T00:00:00.0</text:p>
          </table:table-cell>
          <table:table-cell office:value-type="string">
            <text:p>8519.1533</text:p>
          </table:table-cell>
          <table:table-cell office:value-type="string">
            <text:p>6501.9409</text:p>
          </table:table-cell>
          <table:table-cell office:value-type="string">
            <text:p>5494.3350</text:p>
          </table:table-cell>
          <table:table-cell office:value-type="string">
            <text:p>1007.6060</text:p>
          </table:table-cell>
          <table:table-cell office:value-type="string">
            <text:p>10166.6484</text:p>
          </table:table-cell>
          <table:table-cell office:value-type="string">
            <text:p>6174.7183</text:p>
          </table:table-cell>
          <table:table-cell office:value-type="string">
            <text:p>4593.1958</text:p>
          </table:table-cell>
          <table:table-cell office:value-type="string">
            <text:p>1581.5225</text:p>
          </table:table-cell>
          <table:table-cell office:value-type="string">
            <text:p>8908.1338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198];9;2); &quot;/&quot;; MID([.A1198];6;2);&quot;/&quot;;MID([.A1198];1;4);&quot;/&quot;)" office:value-type="string" office:string-value="11/04/2022/">
            <text:p>11/04/2022/</text:p>
          </table:table-cell>
        </table:table-row>
        <table:table-row table:style-name="ro1">
          <table:table-cell office:value-type="string">
            <text:p>2022-04-12T00:00:00.0/2022-04-13T00:00:00.0</text:p>
          </table:table-cell>
          <table:table-cell office:value-type="string">
            <text:p>8595.6846</text:p>
          </table:table-cell>
          <table:table-cell office:value-type="string">
            <text:p>6476.5483</text:p>
          </table:table-cell>
          <table:table-cell office:value-type="string">
            <text:p>5354.8618</text:p>
          </table:table-cell>
          <table:table-cell office:value-type="string">
            <text:p>1121.6864</text:p>
          </table:table-cell>
          <table:table-cell office:value-type="string">
            <text:p>9879.9668</text:p>
          </table:table-cell>
          <table:table-cell office:value-type="string">
            <text:p>6216.6519</text:p>
          </table:table-cell>
          <table:table-cell office:value-type="string">
            <text:p>4630.9917</text:p>
          </table:table-cell>
          <table:table-cell office:value-type="string">
            <text:p>1585.6600</text:p>
          </table:table-cell>
          <table:table-cell office:value-type="string">
            <text:p>8699.4570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199];9;2); &quot;/&quot;; MID([.A1199];6;2);&quot;/&quot;;MID([.A1199];1;4);&quot;/&quot;)" office:value-type="string" office:string-value="12/04/2022/">
            <text:p>12/04/2022/</text:p>
          </table:table-cell>
        </table:table-row>
        <table:table-row table:style-name="ro1">
          <table:table-cell office:value-type="string">
            <text:p>2022-04-13T00:00:00.0/2022-04-14T00:00:00.0</text:p>
          </table:table-cell>
          <table:table-cell office:value-type="string">
            <text:p>8671.6289</text:p>
          </table:table-cell>
          <table:table-cell office:value-type="string">
            <text:p>6475.8862</text:p>
          </table:table-cell>
          <table:table-cell office:value-type="string">
            <text:p>5308.6450</text:p>
          </table:table-cell>
          <table:table-cell office:value-type="string">
            <text:p>1167.2416</text:p>
          </table:table-cell>
          <table:table-cell office:value-type="string">
            <text:p>9696.5645</text:p>
          </table:table-cell>
          <table:table-cell office:value-type="string">
            <text:p>6450.6323</text:p>
          </table:table-cell>
          <table:table-cell office:value-type="string">
            <text:p>5256.7432</text:p>
          </table:table-cell>
          <table:table-cell office:value-type="string">
            <text:p>1193.8892</text:p>
          </table:table-cell>
          <table:table-cell office:value-type="string">
            <text:p>9586.6426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200];9;2); &quot;/&quot;; MID([.A1200];6;2);&quot;/&quot;;MID([.A1200];1;4);&quot;/&quot;)" office:value-type="string" office:string-value="13/04/2022/">
            <text:p>13/04/2022/</text:p>
          </table:table-cell>
        </table:table-row>
        <table:table-row table:style-name="ro1">
          <table:table-cell office:value-type="string">
            <text:p>2022-04-14T00:00:00.0/2022-04-15T00:00:00.0</text:p>
          </table:table-cell>
          <table:table-cell office:value-type="string">
            <text:p>8747.0039</text:p>
          </table:table-cell>
          <table:table-cell office:value-type="string">
            <text:p>6421.0205</text:p>
          </table:table-cell>
          <table:table-cell office:value-type="string">
            <text:p>5059.5352</text:p>
          </table:table-cell>
          <table:table-cell office:value-type="string">
            <text:p>1361.4852</text:p>
          </table:table-cell>
          <table:table-cell office:value-type="string">
            <text:p>8976.0811</text:p>
          </table:table-cell>
          <table:table-cell office:value-type="string">
            <text:p>6320.1113</text:p>
          </table:table-cell>
          <table:table-cell office:value-type="string">
            <text:p>4910.1294</text:p>
          </table:table-cell>
          <table:table-cell office:value-type="string">
            <text:p>1409.9819</text:p>
          </table:table-cell>
          <table:table-cell office:value-type="string">
            <text:p>8492.3604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201];9;2); &quot;/&quot;; MID([.A1201];6;2);&quot;/&quot;;MID([.A1201];1;4);&quot;/&quot;)" office:value-type="string" office:string-value="14/04/2022/">
            <text:p>14/04/2022/</text:p>
          </table:table-cell>
        </table:table-row>
        <table:table-row table:style-name="ro1">
          <table:table-cell office:value-type="string">
            <text:p>2022-04-15T00:00:00.0/2022-04-16T00:00:00.0</text:p>
          </table:table-cell>
          <table:table-cell office:value-type="string">
            <text:p>8821.7480</text:p>
          </table:table-cell>
          <table:table-cell office:value-type="string">
            <text:p>6415.2563</text:p>
          </table:table-cell>
          <table:table-cell office:value-type="string">
            <text:p>4854.1826</text:p>
          </table:table-cell>
          <table:table-cell office:value-type="string">
            <text:p>1561.0737</text:p>
          </table:table-cell>
          <table:table-cell office:value-type="string">
            <text:p>8779.1455</text:p>
          </table:table-cell>
          <table:table-cell office:value-type="string">
            <text:p>2341.6287</text:p>
          </table:table-cell>
          <table:table-cell office:value-type="string">
            <text:p>441.3679</text:p>
          </table:table-cell>
          <table:table-cell office:value-type="string">
            <text:p>1900.2607</text:p>
          </table:table-cell>
          <table:table-cell office:value-type="string">
            <text:p>849.2933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202];9;2); &quot;/&quot;; MID([.A1202];6;2);&quot;/&quot;;MID([.A1202];1;4);&quot;/&quot;)" office:value-type="string" office:string-value="15/04/2022/">
            <text:p>15/04/2022/</text:p>
          </table:table-cell>
        </table:table-row>
        <table:table-row table:style-name="ro1">
          <table:table-cell office:value-type="string">
            <text:p>2022-04-16T00:00:00.0/2022-04-17T00:00:00.0</text:p>
          </table:table-cell>
          <table:table-cell office:value-type="string">
            <text:p>8895.8906</text:p>
          </table:table-cell>
          <table:table-cell office:value-type="string">
            <text:p>6857.0664</text:p>
          </table:table-cell>
          <table:table-cell office:value-type="string">
            <text:p>5837.4673</text:p>
          </table:table-cell>
          <table:table-cell office:value-type="string">
            <text:p>1019.5992</text:p>
          </table:table-cell>
          <table:table-cell office:value-type="string">
            <text:p>10518.0186</text:p>
          </table:table-cell>
          <table:table-cell office:value-type="string">
            <text:p>3637.1064</text:p>
          </table:table-cell>
          <table:table-cell office:value-type="string">
            <text:p>1961.3455</text:p>
          </table:table-cell>
          <table:table-cell office:value-type="string">
            <text:p>1675.7611</text:p>
          </table:table-cell>
          <table:table-cell office:value-type="string">
            <text:p>3513.8718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203];9;2); &quot;/&quot;; MID([.A1203];6;2);&quot;/&quot;;MID([.A1203];1;4);&quot;/&quot;)" office:value-type="string" office:string-value="16/04/2022/">
            <text:p>16/04/2022/</text:p>
          </table:table-cell>
        </table:table-row>
        <table:table-row table:style-name="ro1">
          <table:table-cell office:value-type="string">
            <text:p>2022-04-17T00:00:00.0/2022-04-18T00:00:00.0</text:p>
          </table:table-cell>
          <table:table-cell office:value-type="string">
            <text:p>8969.3594</text:p>
          </table:table-cell>
          <table:table-cell office:value-type="string">
            <text:p>6713.9785</text:p>
          </table:table-cell>
          <table:table-cell office:value-type="string">
            <text:p>5468.4531</text:p>
          </table:table-cell>
          <table:table-cell office:value-type="string">
            <text:p>1245.5251</text:p>
          </table:table-cell>
          <table:table-cell office:value-type="string">
            <text:p>9706.2012</text:p>
          </table:table-cell>
          <table:table-cell office:value-type="string">
            <text:p>5899.8560</text:p>
          </table:table-cell>
          <table:table-cell office:value-type="string">
            <text:p>3743.8589</text:p>
          </table:table-cell>
          <table:table-cell office:value-type="string">
            <text:p>2155.9971</text:p>
          </table:table-cell>
          <table:table-cell office:value-type="string">
            <text:p>6730.6372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204];9;2); &quot;/&quot;; MID([.A1204];6;2);&quot;/&quot;;MID([.A1204];1;4);&quot;/&quot;)" office:value-type="string" office:string-value="17/04/2022/">
            <text:p>17/04/2022/</text:p>
          </table:table-cell>
        </table:table-row>
        <table:table-row table:style-name="ro1">
          <table:table-cell office:value-type="string">
            <text:p>2022-04-18T00:00:00.0/2022-04-19T00:00:00.0</text:p>
          </table:table-cell>
          <table:table-cell office:value-type="string">
            <text:p>9042.1943</text:p>
          </table:table-cell>
          <table:table-cell office:value-type="string">
            <text:p>6714.8745</text:p>
          </table:table-cell>
          <table:table-cell office:value-type="string">
            <text:p>5317.6045</text:p>
          </table:table-cell>
          <table:table-cell office:value-type="string">
            <text:p>1397.2701</text:p>
          </table:table-cell>
          <table:table-cell office:value-type="string">
            <text:p>9427.5801</text:p>
          </table:table-cell>
          <table:table-cell office:value-type="string">
            <text:p>3389.9104</text:p>
          </table:table-cell>
          <table:table-cell office:value-type="string">
            <text:p>746.1962</text:p>
          </table:table-cell>
          <table:table-cell office:value-type="string">
            <text:p>2643.7141</text:p>
          </table:table-cell>
          <table:table-cell office:value-type="string">
            <text:p>1497.3091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205];9;2); &quot;/&quot;; MID([.A1205];6;2);&quot;/&quot;;MID([.A1205];1;4);&quot;/&quot;)" office:value-type="string" office:string-value="18/04/2022/">
            <text:p>18/04/2022/</text:p>
          </table:table-cell>
        </table:table-row>
        <table:table-row table:style-name="ro1">
          <table:table-cell office:value-type="string">
            <text:p>2022-04-19T00:00:00.0/2022-04-20T00:00:00.0</text:p>
          </table:table-cell>
          <table:table-cell office:value-type="string">
            <text:p>9114.3145</text:p>
          </table:table-cell>
          <table:table-cell office:value-type="string">
            <text:p>6737.3096</text:p>
          </table:table-cell>
          <table:table-cell office:value-type="string">
            <text:p>5253.0586</text:p>
          </table:table-cell>
          <table:table-cell office:value-type="string">
            <text:p>1484.2511</text:p>
          </table:table-cell>
          <table:table-cell office:value-type="string">
            <text:p>9297.8809</text:p>
          </table:table-cell>
          <table:table-cell office:value-type="string">
            <text:p>4451.1953</text:p>
          </table:table-cell>
          <table:table-cell office:value-type="string">
            <text:p>2131.3140</text:p>
          </table:table-cell>
          <table:table-cell office:value-type="string">
            <text:p>2319.8811</text:p>
          </table:table-cell>
          <table:table-cell office:value-type="string">
            <text:p>3717.0337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206];9;2); &quot;/&quot;; MID([.A1206];6;2);&quot;/&quot;;MID([.A1206];1;4);&quot;/&quot;)" office:value-type="string" office:string-value="19/04/2022/">
            <text:p>19/04/2022/</text:p>
          </table:table-cell>
        </table:table-row>
        <table:table-row table:style-name="ro1">
          <table:table-cell office:value-type="string">
            <text:p>2022-04-20T00:00:00.0/2022-04-21T00:00:00.0</text:p>
          </table:table-cell>
          <table:table-cell office:value-type="string">
            <text:p>9185.7686</text:p>
          </table:table-cell>
          <table:table-cell office:value-type="string">
            <text:p>6760.7935</text:p>
          </table:table-cell>
          <table:table-cell office:value-type="string">
            <text:p>5248.8271</text:p>
          </table:table-cell>
          <table:table-cell office:value-type="string">
            <text:p>1511.9666</text:p>
          </table:table-cell>
          <table:table-cell office:value-type="string">
            <text:p>9306.3037</text:p>
          </table:table-cell>
          <table:table-cell office:value-type="string">
            <text:p>4363.8730</text:p>
          </table:table-cell>
          <table:table-cell office:value-type="string">
            <text:p>2013.7241</text:p>
          </table:table-cell>
          <table:table-cell office:value-type="string">
            <text:p>2350.1487</text:p>
          </table:table-cell>
          <table:table-cell office:value-type="string">
            <text:p>4788.2339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207];9;2); &quot;/&quot;; MID([.A1207];6;2);&quot;/&quot;;MID([.A1207];1;4);&quot;/&quot;)" office:value-type="string" office:string-value="20/04/2022/">
            <text:p>20/04/2022/</text:p>
          </table:table-cell>
        </table:table-row>
        <table:table-row table:style-name="ro1">
          <table:table-cell office:value-type="string">
            <text:p>2022-04-21T00:00:00.0/2022-04-22T00:00:00.0</text:p>
          </table:table-cell>
          <table:table-cell office:value-type="string">
            <text:p>9256.4668</text:p>
          </table:table-cell>
          <table:table-cell office:value-type="string">
            <text:p>6903.5513</text:p>
          </table:table-cell>
          <table:table-cell office:value-type="string">
            <text:p>5631.8115</text:p>
          </table:table-cell>
          <table:table-cell office:value-type="string">
            <text:p>1271.7399</text:p>
          </table:table-cell>
          <table:table-cell office:value-type="string">
            <text:p>9817.4268</text:p>
          </table:table-cell>
          <table:table-cell office:value-type="string">
            <text:p>3269.5732</text:p>
          </table:table-cell>
          <table:table-cell office:value-type="string">
            <text:p>443.5345</text:p>
          </table:table-cell>
          <table:table-cell office:value-type="string">
            <text:p>2826.0388</text:p>
          </table:table-cell>
          <table:table-cell office:value-type="string">
            <text:p>1140.9564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208];9;2); &quot;/&quot;; MID([.A1208];6;2);&quot;/&quot;;MID([.A1208];1;4);&quot;/&quot;)" office:value-type="string" office:string-value="21/04/2022/">
            <text:p>21/04/2022/</text:p>
          </table:table-cell>
        </table:table-row>
        <table:table-row table:style-name="ro1">
          <table:table-cell office:value-type="string">
            <text:p>2022-04-22T00:00:00.0/2022-04-23T00:00:00.0</text:p>
          </table:table-cell>
          <table:table-cell office:value-type="string">
            <text:p>9326.4678</text:p>
          </table:table-cell>
          <table:table-cell office:value-type="string">
            <text:p>6588.7910</text:p>
          </table:table-cell>
          <table:table-cell office:value-type="string">
            <text:p>4634.2090</text:p>
          </table:table-cell>
          <table:table-cell office:value-type="string">
            <text:p>1954.5822</text:p>
          </table:table-cell>
          <table:table-cell office:value-type="string">
            <text:p>7904.1543</text:p>
          </table:table-cell>
          <table:table-cell office:value-type="string">
            <text:p>2046.8580</text:p>
          </table:table-cell>
          <table:table-cell office:value-type="string">
            <text:p>135.0063</text:p>
          </table:table-cell>
          <table:table-cell office:value-type="string">
            <text:p>1911.8518</text:p>
          </table:table-cell>
          <table:table-cell office:value-type="string">
            <text:p>587.2267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209];9;2); &quot;/&quot;; MID([.A1209];6;2);&quot;/&quot;;MID([.A1209];1;4);&quot;/&quot;)" office:value-type="string" office:string-value="22/04/2022/">
            <text:p>22/04/2022/</text:p>
          </table:table-cell>
        </table:table-row>
        <table:table-row table:style-name="ro1">
          <table:table-cell office:value-type="string">
            <text:p>2022-04-23T00:00:00.0/2022-04-24T00:00:00.0</text:p>
          </table:table-cell>
          <table:table-cell office:value-type="string">
            <text:p>9395.6699</text:p>
          </table:table-cell>
          <table:table-cell office:value-type="string">
            <text:p>7136.1826</text:p>
          </table:table-cell>
          <table:table-cell office:value-type="string">
            <text:p>5970.4448</text:p>
          </table:table-cell>
          <table:table-cell office:value-type="string">
            <text:p>1165.7377</text:p>
          </table:table-cell>
          <table:table-cell office:value-type="string">
            <text:p>10360.8311</text:p>
          </table:table-cell>
          <table:table-cell office:value-type="string">
            <text:p>7105.7222</text:p>
          </table:table-cell>
          <table:table-cell office:value-type="string">
            <text:p>5912.1592</text:p>
          </table:table-cell>
          <table:table-cell office:value-type="string">
            <text:p>1193.5626</text:p>
          </table:table-cell>
          <table:table-cell office:value-type="string">
            <text:p>10172.8086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210];9;2); &quot;/&quot;; MID([.A1210];6;2);&quot;/&quot;;MID([.A1210];1;4);&quot;/&quot;)" office:value-type="string" office:string-value="23/04/2022/">
            <text:p>23/04/2022/</text:p>
          </table:table-cell>
        </table:table-row>
        <table:table-row table:style-name="ro1">
          <table:table-cell office:value-type="string">
            <text:p>2022-04-24T00:00:00.0/2022-04-25T00:00:00.0</text:p>
          </table:table-cell>
          <table:table-cell office:value-type="string">
            <text:p>9464.1416</text:p>
          </table:table-cell>
          <table:table-cell office:value-type="string">
            <text:p>6840.1807</text:p>
          </table:table-cell>
          <table:table-cell office:value-type="string">
            <text:p>5333.8486</text:p>
          </table:table-cell>
          <table:table-cell office:value-type="string">
            <text:p>1506.3320</text:p>
          </table:table-cell>
          <table:table-cell office:value-type="string">
            <text:p>9134.3311</text:p>
          </table:table-cell>
          <table:table-cell office:value-type="string">
            <text:p>2441.8303</text:p>
          </table:table-cell>
          <table:table-cell office:value-type="string">
            <text:p>650.5591</text:p>
          </table:table-cell>
          <table:table-cell office:value-type="string">
            <text:p>1791.2712</text:p>
          </table:table-cell>
          <table:table-cell office:value-type="string">
            <text:p>1669.5294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211];9;2); &quot;/&quot;; MID([.A1211];6;2);&quot;/&quot;;MID([.A1211];1;4);&quot;/&quot;)" office:value-type="string" office:string-value="24/04/2022/">
            <text:p>24/04/2022/</text:p>
          </table:table-cell>
        </table:table-row>
        <table:table-row table:style-name="ro1">
          <table:table-cell office:value-type="string">
            <text:p>2022-04-25T00:00:00.0/2022-04-26T00:00:00.0</text:p>
          </table:table-cell>
          <table:table-cell office:value-type="string">
            <text:p>9531.8076</text:p>
          </table:table-cell>
          <table:table-cell office:value-type="string">
            <text:p>7047.8237</text:p>
          </table:table-cell>
          <table:table-cell office:value-type="string">
            <text:p>5810.9043</text:p>
          </table:table-cell>
          <table:table-cell office:value-type="string">
            <text:p>1236.9193</text:p>
          </table:table-cell>
          <table:table-cell office:value-type="string">
            <text:p>9891.0869</text:p>
          </table:table-cell>
          <table:table-cell office:value-type="string">
            <text:p>1527.7902</text:p>
          </table:table-cell>
          <table:table-cell office:value-type="string">
            <text:p>13.3680</text:p>
          </table:table-cell>
          <table:table-cell office:value-type="string">
            <text:p>1514.4222</text:p>
          </table:table-cell>
          <table:table-cell office:value-type="string">
            <text:p>80.1057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212];9;2); &quot;/&quot;; MID([.A1212];6;2);&quot;/&quot;;MID([.A1212];1;4);&quot;/&quot;)" office:value-type="string" office:string-value="25/04/2022/">
            <text:p>25/04/2022/</text:p>
          </table:table-cell>
        </table:table-row>
        <table:table-row table:style-name="ro1">
          <table:table-cell office:value-type="string">
            <text:p>2022-04-26T00:00:00.0/2022-04-27T00:00:00.0</text:p>
          </table:table-cell>
          <table:table-cell office:value-type="string">
            <text:p>9598.6182</text:p>
          </table:table-cell>
          <table:table-cell office:value-type="string">
            <text:p>7034.3364</text:p>
          </table:table-cell>
          <table:table-cell office:value-type="string">
            <text:p>5446.5947</text:p>
          </table:table-cell>
          <table:table-cell office:value-type="string">
            <text:p>1587.7417</text:p>
          </table:table-cell>
          <table:table-cell office:value-type="string">
            <text:p>9212.9561</text:p>
          </table:table-cell>
          <table:table-cell office:value-type="string">
            <text:p>6357.5410</text:p>
          </table:table-cell>
          <table:table-cell office:value-type="string">
            <text:p>4001.4099</text:p>
          </table:table-cell>
          <table:table-cell office:value-type="string">
            <text:p>2356.1311</text:p>
          </table:table-cell>
          <table:table-cell office:value-type="string">
            <text:p>6516.6299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213];9;2); &quot;/&quot;; MID([.A1213];6;2);&quot;/&quot;;MID([.A1213];1;4);&quot;/&quot;)" office:value-type="string" office:string-value="26/04/2022/">
            <text:p>26/04/2022/</text:p>
          </table:table-cell>
        </table:table-row>
        <table:table-row table:style-name="ro1">
          <table:table-cell office:value-type="string">
            <text:p>2022-04-27T00:00:00.0/2022-04-28T00:00:00.0</text:p>
          </table:table-cell>
          <table:table-cell office:value-type="string">
            <text:p>9664.6504</text:p>
          </table:table-cell>
          <table:table-cell office:value-type="string">
            <text:p>7105.6748</text:p>
          </table:table-cell>
          <table:table-cell office:value-type="string">
            <text:p>5515.0981</text:p>
          </table:table-cell>
          <table:table-cell office:value-type="string">
            <text:p>1590.5767</text:p>
          </table:table-cell>
          <table:table-cell office:value-type="string">
            <text:p>9192.7998</text:p>
          </table:table-cell>
          <table:table-cell office:value-type="string">
            <text:p>4273.0264</text:p>
          </table:table-cell>
          <table:table-cell office:value-type="string">
            <text:p>1678.9595</text:p>
          </table:table-cell>
          <table:table-cell office:value-type="string">
            <text:p>2594.0671</text:p>
          </table:table-cell>
          <table:table-cell office:value-type="string">
            <text:p>2960.5825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214];9;2); &quot;/&quot;; MID([.A1214];6;2);&quot;/&quot;;MID([.A1214];1;4);&quot;/&quot;)" office:value-type="string" office:string-value="27/04/2022/">
            <text:p>27/04/2022/</text:p>
          </table:table-cell>
        </table:table-row>
        <table:table-row table:style-name="ro1">
          <table:table-cell office:value-type="string">
            <text:p>2022-04-28T00:00:00.0/2022-04-29T00:00:00.0</text:p>
          </table:table-cell>
          <table:table-cell office:value-type="string">
            <text:p>9729.8115</text:p>
          </table:table-cell>
          <table:table-cell office:value-type="string">
            <text:p>6994.4385</text:p>
          </table:table-cell>
          <table:table-cell office:value-type="string">
            <text:p>5027.0703</text:p>
          </table:table-cell>
          <table:table-cell office:value-type="string">
            <text:p>1967.3680</text:p>
          </table:table-cell>
          <table:table-cell office:value-type="string">
            <text:p>8327.7773</text:p>
          </table:table-cell>
          <table:table-cell office:value-type="string">
            <text:p>6135.2222</text:p>
          </table:table-cell>
          <table:table-cell office:value-type="string">
            <text:p>3500.3938</text:p>
          </table:table-cell>
          <table:table-cell office:value-type="string">
            <text:p>2634.8284</text:p>
          </table:table-cell>
          <table:table-cell office:value-type="string">
            <text:p>5711.9590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215];9;2); &quot;/&quot;; MID([.A1215];6;2);&quot;/&quot;;MID([.A1215];1;4);&quot;/&quot;)" office:value-type="string" office:string-value="28/04/2022/">
            <text:p>28/04/2022/</text:p>
          </table:table-cell>
        </table:table-row>
        <table:table-row table:style-name="ro1">
          <table:table-cell office:value-type="string">
            <text:p>2022-04-29T00:00:00.0/2022-04-30T00:00:00.0</text:p>
          </table:table-cell>
          <table:table-cell office:value-type="string">
            <text:p>9794.1270</text:p>
          </table:table-cell>
          <table:table-cell office:value-type="string">
            <text:p>7123.6191</text:p>
          </table:table-cell>
          <table:table-cell office:value-type="string">
            <text:p>5244.4551</text:p>
          </table:table-cell>
          <table:table-cell office:value-type="string">
            <text:p>1879.1641</text:p>
          </table:table-cell>
          <table:table-cell office:value-type="string">
            <text:p>8688.8525</text:p>
          </table:table-cell>
          <table:table-cell office:value-type="string">
            <text:p>6035.1367</text:p>
          </table:table-cell>
          <table:table-cell office:value-type="string">
            <text:p>2802.6428</text:p>
          </table:table-cell>
          <table:table-cell office:value-type="string">
            <text:p>3232.4939</text:p>
          </table:table-cell>
          <table:table-cell office:value-type="string">
            <text:p>4957.3599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216];9;2); &quot;/&quot;; MID([.A1216];6;2);&quot;/&quot;;MID([.A1216];1;4);&quot;/&quot;)" office:value-type="string" office:string-value="29/04/2022/">
            <text:p>29/04/2022/</text:p>
          </table:table-cell>
        </table:table-row>
        <table:table-row table:style-name="ro1">
          <table:table-cell office:value-type="string">
            <text:p>2022-04-30T00:00:00.0/2022-05-01T00:00:00.0</text:p>
          </table:table-cell>
          <table:table-cell office:value-type="string">
            <text:p>9857.5293</text:p>
          </table:table-cell>
          <table:table-cell office:value-type="string">
            <text:p>7382.2451</text:p>
          </table:table-cell>
          <table:table-cell office:value-type="string">
            <text:p>5913.9800</text:p>
          </table:table-cell>
          <table:table-cell office:value-type="string">
            <text:p>1468.2649</text:p>
          </table:table-cell>
          <table:table-cell office:value-type="string">
            <text:p>9808.3115</text:p>
          </table:table-cell>
          <table:table-cell office:value-type="string">
            <text:p>5573.9058</text:p>
          </table:table-cell>
          <table:table-cell office:value-type="string">
            <text:p>2183.3621</text:p>
          </table:table-cell>
          <table:table-cell office:value-type="string">
            <text:p>3390.5437</text:p>
          </table:table-cell>
          <table:table-cell office:value-type="string">
            <text:p>3807.0081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217];9;2); &quot;/&quot;; MID([.A1217];6;2);&quot;/&quot;;MID([.A1217];1;4);&quot;/&quot;)" office:value-type="string" office:string-value="30/04/2022/">
            <text:p>30/04/2022/</text:p>
          </table:table-cell>
        </table:table-row>
        <table:table-row table:style-name="ro1">
          <table:table-cell office:value-type="string">
            <text:p>2022-05-01T00:00:00.0/2022-05-02T00:00:00.0</text:p>
          </table:table-cell>
          <table:table-cell office:value-type="string">
            <text:p>9920.0254</text:p>
          </table:table-cell>
          <table:table-cell office:value-type="string">
            <text:p>6653.0063</text:p>
          </table:table-cell>
          <table:table-cell office:value-type="string">
            <text:p>4016.1584</text:p>
          </table:table-cell>
          <table:table-cell office:value-type="string">
            <text:p>2636.8479</text:p>
          </table:table-cell>
          <table:table-cell office:value-type="string">
            <text:p>6528.9678</text:p>
          </table:table-cell>
          <table:table-cell office:value-type="string">
            <text:p>4528.9854</text:p>
          </table:table-cell>
          <table:table-cell office:value-type="string">
            <text:p>850.7494</text:p>
          </table:table-cell>
          <table:table-cell office:value-type="string">
            <text:p>3678.2358</text:p>
          </table:table-cell>
          <table:table-cell office:value-type="string">
            <text:p>1290.9094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218];9;2); &quot;/&quot;; MID([.A1218];6;2);&quot;/&quot;;MID([.A1218];1;4);&quot;/&quot;)" office:value-type="string" office:string-value="01/05/2022/">
            <text:p>01/05/2022/</text:p>
          </table:table-cell>
        </table:table-row>
        <table:table-row table:style-name="ro1">
          <table:table-cell office:value-type="string">
            <text:p>2022-05-02T00:00:00.0/2022-05-03T00:00:00.0</text:p>
          </table:table-cell>
          <table:table-cell office:value-type="string">
            <text:p>9981.6094</text:p>
          </table:table-cell>
          <table:table-cell office:value-type="string">
            <text:p>6880.7109</text:p>
          </table:table-cell>
          <table:table-cell office:value-type="string">
            <text:p>4556.9399</text:p>
          </table:table-cell>
          <table:table-cell office:value-type="string">
            <text:p>2323.7712</text:p>
          </table:table-cell>
          <table:table-cell office:value-type="string">
            <text:p>7268.4409</text:p>
          </table:table-cell>
          <table:table-cell office:value-type="string">
            <text:p>5423.0713</text:p>
          </table:table-cell>
          <table:table-cell office:value-type="string">
            <text:p>2335.8464</text:p>
          </table:table-cell>
          <table:table-cell office:value-type="string">
            <text:p>3087.2249</text:p>
          </table:table-cell>
          <table:table-cell office:value-type="string">
            <text:p>3374.8589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219];9;2); &quot;/&quot;; MID([.A1219];6;2);&quot;/&quot;;MID([.A1219];1;4);&quot;/&quot;)" office:value-type="string" office:string-value="02/05/2022/">
            <text:p>02/05/2022/</text:p>
          </table:table-cell>
        </table:table-row>
        <table:table-row table:style-name="ro1">
          <table:table-cell office:value-type="string">
            <text:p>2022-05-03T00:00:00.0/2022-05-04T00:00:00.0</text:p>
          </table:table-cell>
          <table:table-cell office:value-type="string">
            <text:p>10042.2754</text:p>
          </table:table-cell>
          <table:table-cell office:value-type="string">
            <text:p>6681.1963</text:p>
          </table:table-cell>
          <table:table-cell office:value-type="string">
            <text:p>3963.3352</text:p>
          </table:table-cell>
          <table:table-cell office:value-type="string">
            <text:p>2717.8608</text:p>
          </table:table-cell>
          <table:table-cell office:value-type="string">
            <text:p>6294.0820</text:p>
          </table:table-cell>
          <table:table-cell office:value-type="string">
            <text:p>5018.0112</text:p>
          </table:table-cell>
          <table:table-cell office:value-type="string">
            <text:p>2027.2085</text:p>
          </table:table-cell>
          <table:table-cell office:value-type="string">
            <text:p>2990.8025</text:p>
          </table:table-cell>
          <table:table-cell office:value-type="string">
            <text:p>2768.7197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220];9;2); &quot;/&quot;; MID([.A1220];6;2);&quot;/&quot;;MID([.A1220];1;4);&quot;/&quot;)" office:value-type="string" office:string-value="03/05/2022/">
            <text:p>03/05/2022/</text:p>
          </table:table-cell>
        </table:table-row>
        <table:table-row table:style-name="ro1">
          <table:table-cell office:value-type="string">
            <text:p>2022-05-04T00:00:00.0/2022-05-05T00:00:00.0</text:p>
          </table:table-cell>
          <table:table-cell office:value-type="string">
            <text:p>10101.9521</text:p>
          </table:table-cell>
          <table:table-cell office:value-type="string">
            <text:p>7023.6880</text:p>
          </table:table-cell>
          <table:table-cell office:value-type="string">
            <text:p>4648.1201</text:p>
          </table:table-cell>
          <table:table-cell office:value-type="string">
            <text:p>2375.5681</text:p>
          </table:table-cell>
          <table:table-cell office:value-type="string">
            <text:p>7414.2275</text:p>
          </table:table-cell>
          <table:table-cell office:value-type="string">
            <text:p>5749.0518</text:p>
          </table:table-cell>
          <table:table-cell office:value-type="string">
            <text:p>2605.7698</text:p>
          </table:table-cell>
          <table:table-cell office:value-type="string">
            <text:p>3143.2820</text:p>
          </table:table-cell>
          <table:table-cell office:value-type="string">
            <text:p>4043.6628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221];9;2); &quot;/&quot;; MID([.A1221];6;2);&quot;/&quot;;MID([.A1221];1;4);&quot;/&quot;)" office:value-type="string" office:string-value="04/05/2022/">
            <text:p>04/05/2022/</text:p>
          </table:table-cell>
        </table:table-row>
        <table:table-row table:style-name="ro1">
          <table:table-cell office:value-type="string">
            <text:p>2022-05-05T00:00:00.0/2022-05-06T00:00:00.0</text:p>
          </table:table-cell>
          <table:table-cell office:value-type="string">
            <text:p>10160.6738</text:p>
          </table:table-cell>
          <table:table-cell office:value-type="string">
            <text:p>6945.6929</text:p>
          </table:table-cell>
          <table:table-cell office:value-type="string">
            <text:p>4462.0913</text:p>
          </table:table-cell>
          <table:table-cell office:value-type="string">
            <text:p>2483.6013</text:p>
          </table:table-cell>
          <table:table-cell office:value-type="string">
            <text:p>6999.3276</text:p>
          </table:table-cell>
          <table:table-cell office:value-type="string">
            <text:p>3300.4272</text:p>
          </table:table-cell>
          <table:table-cell office:value-type="string">
            <text:p>1190.8732</text:p>
          </table:table-cell>
          <table:table-cell office:value-type="string">
            <text:p>2109.5542</text:p>
          </table:table-cell>
          <table:table-cell office:value-type="string">
            <text:p>1982.0507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222];9;2); &quot;/&quot;; MID([.A1222];6;2);&quot;/&quot;;MID([.A1222];1;4);&quot;/&quot;)" office:value-type="string" office:string-value="05/05/2022/">
            <text:p>05/05/2022/</text:p>
          </table:table-cell>
        </table:table-row>
        <table:table-row table:style-name="ro1">
          <table:table-cell office:value-type="string">
            <text:p>2022-05-06T00:00:00.0/2022-05-07T00:00:00.0</text:p>
          </table:table-cell>
          <table:table-cell office:value-type="string">
            <text:p>10218.3916</text:p>
          </table:table-cell>
          <table:table-cell office:value-type="string">
            <text:p>7075.6958</text:p>
          </table:table-cell>
          <table:table-cell office:value-type="string">
            <text:p>4676.0352</text:p>
          </table:table-cell>
          <table:table-cell office:value-type="string">
            <text:p>2399.6606</text:p>
          </table:table-cell>
          <table:table-cell office:value-type="string">
            <text:p>7428.9927</text:p>
          </table:table-cell>
          <table:table-cell office:value-type="string">
            <text:p>2853.4399</text:p>
          </table:table-cell>
          <table:table-cell office:value-type="string">
            <text:p>116.7312</text:p>
          </table:table-cell>
          <table:table-cell office:value-type="string">
            <text:p>2736.7087</text:p>
          </table:table-cell>
          <table:table-cell office:value-type="string">
            <text:p>156.9967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223];9;2); &quot;/&quot;; MID([.A1223];6;2);&quot;/&quot;;MID([.A1223];1;4);&quot;/&quot;)" office:value-type="string" office:string-value="06/05/2022/">
            <text:p>06/05/2022/</text:p>
          </table:table-cell>
        </table:table-row>
        <table:table-row table:style-name="ro1">
          <table:table-cell office:value-type="string">
            <text:p>2022-05-07T00:00:00.0/2022-05-08T00:00:00.0</text:p>
          </table:table-cell>
          <table:table-cell office:value-type="string">
            <text:p>10275.0908</text:p>
          </table:table-cell>
          <table:table-cell office:value-type="string">
            <text:p>7471.4829</text:p>
          </table:table-cell>
          <table:table-cell office:value-type="string">
            <text:p>5768.8823</text:p>
          </table:table-cell>
          <table:table-cell office:value-type="string">
            <text:p>1702.6006</text:p>
          </table:table-cell>
          <table:table-cell office:value-type="string">
            <text:p>9399.2305</text:p>
          </table:table-cell>
          <table:table-cell office:value-type="string">
            <text:p>4400.8662</text:p>
          </table:table-cell>
          <table:table-cell office:value-type="string">
            <text:p>794.9650</text:p>
          </table:table-cell>
          <table:table-cell office:value-type="string">
            <text:p>3605.9011</text:p>
          </table:table-cell>
          <table:table-cell office:value-type="string">
            <text:p>1575.7300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224];9;2); &quot;/&quot;; MID([.A1224];6;2);&quot;/&quot;;MID([.A1224];1;4);&quot;/&quot;)" office:value-type="string" office:string-value="07/05/2022/">
            <text:p>07/05/2022/</text:p>
          </table:table-cell>
        </table:table-row>
        <table:table-row table:style-name="ro1">
          <table:table-cell office:value-type="string">
            <text:p>2022-05-08T00:00:00.0/2022-05-09T00:00:00.0</text:p>
          </table:table-cell>
          <table:table-cell office:value-type="string">
            <text:p>10330.7852</text:p>
          </table:table-cell>
          <table:table-cell office:value-type="string">
            <text:p>7518.7417</text:p>
          </table:table-cell>
          <table:table-cell office:value-type="string">
            <text:p>5713.1255</text:p>
          </table:table-cell>
          <table:table-cell office:value-type="string">
            <text:p>1805.6163</text:p>
          </table:table-cell>
          <table:table-cell office:value-type="string">
            <text:p>9203.9072</text:p>
          </table:table-cell>
          <table:table-cell office:value-type="string">
            <text:p>7335.3774</text:p>
          </table:table-cell>
          <table:table-cell office:value-type="string">
            <text:p>5441.9688</text:p>
          </table:table-cell>
          <table:table-cell office:value-type="string">
            <text:p>1893.4089</text:p>
          </table:table-cell>
          <table:table-cell office:value-type="string">
            <text:p>8619.8477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225];9;2); &quot;/&quot;; MID([.A1225];6;2);&quot;/&quot;;MID([.A1225];1;4);&quot;/&quot;)" office:value-type="string" office:string-value="08/05/2022/">
            <text:p>08/05/2022/</text:p>
          </table:table-cell>
        </table:table-row>
        <table:table-row table:style-name="ro1">
          <table:table-cell office:value-type="string">
            <text:p>2022-05-09T00:00:00.0/2022-05-10T00:00:00.0</text:p>
          </table:table-cell>
          <table:table-cell office:value-type="string">
            <text:p>10385.4502</text:p>
          </table:table-cell>
          <table:table-cell office:value-type="string">
            <text:p>7487.8721</text:p>
          </table:table-cell>
          <table:table-cell office:value-type="string">
            <text:p>5543.6738</text:p>
          </table:table-cell>
          <table:table-cell office:value-type="string">
            <text:p>1944.1984</text:p>
          </table:table-cell>
          <table:table-cell office:value-type="string">
            <text:p>8866.9297</text:p>
          </table:table-cell>
          <table:table-cell office:value-type="string">
            <text:p>7341.4204</text:p>
          </table:table-cell>
          <table:table-cell office:value-type="string">
            <text:p>5257.7266</text:p>
          </table:table-cell>
          <table:table-cell office:value-type="string">
            <text:p>2083.6936</text:p>
          </table:table-cell>
          <table:table-cell office:value-type="string">
            <text:p>8330.7402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226];9;2); &quot;/&quot;; MID([.A1226];6;2);&quot;/&quot;;MID([.A1226];1;4);&quot;/&quot;)" office:value-type="string" office:string-value="09/05/2022/">
            <text:p>09/05/2022/</text:p>
          </table:table-cell>
        </table:table-row>
        <table:table-row table:style-name="ro1">
          <table:table-cell office:value-type="string">
            <text:p>2022-05-10T00:00:00.0/2022-05-11T00:00:00.0</text:p>
          </table:table-cell>
          <table:table-cell office:value-type="string">
            <text:p>10439.0225</text:p>
          </table:table-cell>
          <table:table-cell office:value-type="string">
            <text:p>7488.4976</text:p>
          </table:table-cell>
          <table:table-cell office:value-type="string">
            <text:p>5345.5156</text:p>
          </table:table-cell>
          <table:table-cell office:value-type="string">
            <text:p>2142.9822</text:p>
          </table:table-cell>
          <table:table-cell office:value-type="string">
            <text:p>8606.8301</text:p>
          </table:table-cell>
          <table:table-cell office:value-type="string">
            <text:p>7024.7319</text:p>
          </table:table-cell>
          <table:table-cell office:value-type="string">
            <text:p>4457.8276</text:p>
          </table:table-cell>
          <table:table-cell office:value-type="string">
            <text:p>2566.9041</text:p>
          </table:table-cell>
          <table:table-cell office:value-type="string">
            <text:p>7469.863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227];9;2); &quot;/&quot;; MID([.A1227];6;2);&quot;/&quot;;MID([.A1227];1;4);&quot;/&quot;)" office:value-type="string" office:string-value="10/05/2022/">
            <text:p>10/05/2022/</text:p>
          </table:table-cell>
        </table:table-row>
        <table:table-row table:style-name="ro1">
          <table:table-cell office:value-type="string">
            <text:p>2022-05-11T00:00:00.0/2022-05-12T00:00:00.0</text:p>
          </table:table-cell>
          <table:table-cell office:value-type="string">
            <text:p>10491.5371</text:p>
          </table:table-cell>
          <table:table-cell office:value-type="string">
            <text:p>7523.5801</text:p>
          </table:table-cell>
          <table:table-cell office:value-type="string">
            <text:p>5632.3042</text:p>
          </table:table-cell>
          <table:table-cell office:value-type="string">
            <text:p>1891.2760</text:p>
          </table:table-cell>
          <table:table-cell office:value-type="string">
            <text:p>9058.9736</text:p>
          </table:table-cell>
          <table:table-cell office:value-type="string">
            <text:p>7044.9268</text:p>
          </table:table-cell>
          <table:table-cell office:value-type="string">
            <text:p>4438.0537</text:p>
          </table:table-cell>
          <table:table-cell office:value-type="string">
            <text:p>2606.8733</text:p>
          </table:table-cell>
          <table:table-cell office:value-type="string">
            <text:p>7406.3765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228];9;2); &quot;/&quot;; MID([.A1228];6;2);&quot;/&quot;;MID([.A1228];1;4);&quot;/&quot;)" office:value-type="string" office:string-value="11/05/2022/">
            <text:p>11/05/2022/</text:p>
          </table:table-cell>
        </table:table-row>
        <table:table-row table:style-name="ro1">
          <table:table-cell office:value-type="string">
            <text:p>2022-05-12T00:00:00.0/2022-05-13T00:00:00.0</text:p>
          </table:table-cell>
          <table:table-cell office:value-type="string">
            <text:p>10542.9844</text:p>
          </table:table-cell>
          <table:table-cell office:value-type="string">
            <text:p>7725.4937</text:p>
          </table:table-cell>
          <table:table-cell office:value-type="string">
            <text:p>6171.7627</text:p>
          </table:table-cell>
          <table:table-cell office:value-type="string">
            <text:p>1553.7308</text:p>
          </table:table-cell>
          <table:table-cell office:value-type="string">
            <text:p>9922.6016</text:p>
          </table:table-cell>
          <table:table-cell office:value-type="string">
            <text:p>5390.2852</text:p>
          </table:table-cell>
          <table:table-cell office:value-type="string">
            <text:p>2194.0583</text:p>
          </table:table-cell>
          <table:table-cell office:value-type="string">
            <text:p>3196.2268</text:p>
          </table:table-cell>
          <table:table-cell office:value-type="string">
            <text:p>3765.5950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229];9;2); &quot;/&quot;; MID([.A1229];6;2);&quot;/&quot;;MID([.A1229];1;4);&quot;/&quot;)" office:value-type="string" office:string-value="12/05/2022/">
            <text:p>12/05/2022/</text:p>
          </table:table-cell>
        </table:table-row>
        <table:table-row table:style-name="ro1">
          <table:table-cell office:value-type="string">
            <text:p>2022-05-13T00:00:00.0/2022-05-14T00:00:00.0</text:p>
          </table:table-cell>
          <table:table-cell office:value-type="string">
            <text:p>10593.3223</text:p>
          </table:table-cell>
          <table:table-cell office:value-type="string">
            <text:p>7683.6924</text:p>
          </table:table-cell>
          <table:table-cell office:value-type="string">
            <text:p>5877.3042</text:p>
          </table:table-cell>
          <table:table-cell office:value-type="string">
            <text:p>1806.3884</text:p>
          </table:table-cell>
          <table:table-cell office:value-type="string">
            <text:p>9266.4941</text:p>
          </table:table-cell>
          <table:table-cell office:value-type="string">
            <text:p>6396.8003</text:p>
          </table:table-cell>
          <table:table-cell office:value-type="string">
            <text:p>3464.1565</text:p>
          </table:table-cell>
          <table:table-cell office:value-type="string">
            <text:p>2932.6438</text:p>
          </table:table-cell>
          <table:table-cell office:value-type="string">
            <text:p>5440.8369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230];9;2); &quot;/&quot;; MID([.A1230];6;2);&quot;/&quot;;MID([.A1230];1;4);&quot;/&quot;)" office:value-type="string" office:string-value="13/05/2022/">
            <text:p>13/05/2022/</text:p>
          </table:table-cell>
        </table:table-row>
        <table:table-row table:style-name="ro1">
          <table:table-cell office:value-type="string">
            <text:p>2022-05-14T00:00:00.0/2022-05-15T00:00:00.0</text:p>
          </table:table-cell>
          <table:table-cell office:value-type="string">
            <text:p>10642.5576</text:p>
          </table:table-cell>
          <table:table-cell office:value-type="string">
            <text:p>7698.6206</text:p>
          </table:table-cell>
          <table:table-cell office:value-type="string">
            <text:p>5747.0195</text:p>
          </table:table-cell>
          <table:table-cell office:value-type="string">
            <text:p>1951.6007</text:p>
          </table:table-cell>
          <table:table-cell office:value-type="string">
            <text:p>9236.3848</text:p>
          </table:table-cell>
          <table:table-cell office:value-type="string">
            <text:p>7145.5220</text:p>
          </table:table-cell>
          <table:table-cell office:value-type="string">
            <text:p>4345.6460</text:p>
          </table:table-cell>
          <table:table-cell office:value-type="string">
            <text:p>2799.8762</text:p>
          </table:table-cell>
          <table:table-cell office:value-type="string">
            <text:p>6931.3843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1231];9;2); &quot;/&quot;; MID([.A1231];6;2);&quot;/&quot;;MID([.A1231];1;4);&quot;/&quot;)" office:value-type="string" office:string-value="14/05/2022/">
            <text:p>14/05/2022/</text:p>
          </table:table-cell>
        </table:table-row>
        <table:table-row table:style-name="ro1">
          <table:table-cell office:value-type="string">
            <text:p>2022-05-15T00:00:00.0/2022-05-16T00:00:00.0</text:p>
          </table:table-cell>
          <table:table-cell office:value-type="string">
            <text:p>10690.6377</text:p>
          </table:table-cell>
          <table:table-cell office:value-type="string">
            <text:p>7978.8271</text:p>
          </table:table-cell>
          <table:table-cell office:value-type="string">
            <text:p>6393.7852</text:p>
          </table:table-cell>
          <table:table-cell office:value-type="string">
            <text:p>1585.0419</text:p>
          </table:table-cell>
          <table:table-cell office:value-type="string">
            <text:p>10339.4590</text:p>
          </table:table-cell>
          <table:table-cell office:value-type="string">
            <text:p>7962.4185</text:p>
          </table:table-cell>
          <table:table-cell office:value-type="string">
            <text:p>6375.8901</text:p>
          </table:table-cell>
          <table:table-cell office:value-type="string">
            <text:p>1586.5287</text:p>
          </table:table-cell>
          <table:table-cell office:value-type="string">
            <text:p>10164.2129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232];9;2); &quot;/&quot;; MID([.A1232];6;2);&quot;/&quot;;MID([.A1232];1;4);&quot;/&quot;)" office:value-type="string" office:string-value="15/05/2022/">
            <text:p>15/05/2022/</text:p>
          </table:table-cell>
        </table:table-row>
        <table:table-row table:style-name="ro1">
          <table:table-cell office:value-type="string">
            <text:p>2022-05-16T00:00:00.0/2022-05-17T00:00:00.0</text:p>
          </table:table-cell>
          <table:table-cell office:value-type="string">
            <text:p>10737.6055</text:p>
          </table:table-cell>
          <table:table-cell office:value-type="string">
            <text:p>7838.8936</text:p>
          </table:table-cell>
          <table:table-cell office:value-type="string">
            <text:p>6043.3003</text:p>
          </table:table-cell>
          <table:table-cell office:value-type="string">
            <text:p>1795.5934</text:p>
          </table:table-cell>
          <table:table-cell office:value-type="string">
            <text:p>9492.1387</text:p>
          </table:table-cell>
          <table:table-cell office:value-type="string">
            <text:p>7554.3628</text:p>
          </table:table-cell>
          <table:table-cell office:value-type="string">
            <text:p>5349.4116</text:p>
          </table:table-cell>
          <table:table-cell office:value-type="string">
            <text:p>2204.9509</text:p>
          </table:table-cell>
          <table:table-cell office:value-type="string">
            <text:p>8417.0576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233];9;2); &quot;/&quot;; MID([.A1233];6;2);&quot;/&quot;;MID([.A1233];1;4);&quot;/&quot;)" office:value-type="string" office:string-value="16/05/2022/">
            <text:p>16/05/2022/</text:p>
          </table:table-cell>
        </table:table-row>
        <table:table-row table:style-name="ro1">
          <table:table-cell office:value-type="string">
            <text:p>2022-05-17T00:00:00.0/2022-05-18T00:00:00.0</text:p>
          </table:table-cell>
          <table:table-cell office:value-type="string">
            <text:p>10783.4316</text:p>
          </table:table-cell>
          <table:table-cell office:value-type="string">
            <text:p>7327.2544</text:p>
          </table:table-cell>
          <table:table-cell office:value-type="string">
            <text:p>4603.1211</text:p>
          </table:table-cell>
          <table:table-cell office:value-type="string">
            <text:p>2724.1333</text:p>
          </table:table-cell>
          <table:table-cell office:value-type="string">
            <text:p>7046.2515</text:p>
          </table:table-cell>
          <table:table-cell office:value-type="string">
            <text:p>2395.1267</text:p>
          </table:table-cell>
          <table:table-cell office:value-type="string">
            <text:p>281.4920</text:p>
          </table:table-cell>
          <table:table-cell office:value-type="string">
            <text:p>2113.6348</text:p>
          </table:table-cell>
          <table:table-cell office:value-type="string">
            <text:p>795.4873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234];9;2); &quot;/&quot;; MID([.A1234];6;2);&quot;/&quot;;MID([.A1234];1;4);&quot;/&quot;)" office:value-type="string" office:string-value="17/05/2022/">
            <text:p>17/05/2022/</text:p>
          </table:table-cell>
        </table:table-row>
        <table:table-row table:style-name="ro1">
          <table:table-cell office:value-type="string">
            <text:p>2022-05-18T00:00:00.0/2022-05-19T00:00:00.0</text:p>
          </table:table-cell>
          <table:table-cell office:value-type="string">
            <text:p>10828.0596</text:p>
          </table:table-cell>
          <table:table-cell office:value-type="string">
            <text:p>8041.9370</text:p>
          </table:table-cell>
          <table:table-cell office:value-type="string">
            <text:p>6328.7417</text:p>
          </table:table-cell>
          <table:table-cell office:value-type="string">
            <text:p>1713.1953</text:p>
          </table:table-cell>
          <table:table-cell office:value-type="string">
            <text:p>10106.7217</text:p>
          </table:table-cell>
          <table:table-cell office:value-type="string">
            <text:p>7931.1372</text:p>
          </table:table-cell>
          <table:table-cell office:value-type="string">
            <text:p>6125.6782</text:p>
          </table:table-cell>
          <table:table-cell office:value-type="string">
            <text:p>1805.4589</text:p>
          </table:table-cell>
          <table:table-cell office:value-type="string">
            <text:p>9652.5996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235];9;2); &quot;/&quot;; MID([.A1235];6;2);&quot;/&quot;;MID([.A1235];1;4);&quot;/&quot;)" office:value-type="string" office:string-value="18/05/2022/">
            <text:p>18/05/2022/</text:p>
          </table:table-cell>
        </table:table-row>
        <table:table-row table:style-name="ro1">
          <table:table-cell office:value-type="string">
            <text:p>2022-05-19T00:00:00.0/2022-05-20T00:00:00.0</text:p>
          </table:table-cell>
          <table:table-cell office:value-type="string">
            <text:p>10871.5332</text:p>
          </table:table-cell>
          <table:table-cell office:value-type="string">
            <text:p>8375.2539</text:p>
          </table:table-cell>
          <table:table-cell office:value-type="string">
            <text:p>7166.8936</text:p>
          </table:table-cell>
          <table:table-cell office:value-type="string">
            <text:p>1208.3606</text:p>
          </table:table-cell>
          <table:table-cell office:value-type="string">
            <text:p>11642.5977</text:p>
          </table:table-cell>
          <table:table-cell office:value-type="string">
            <text:p>8143.3667</text:p>
          </table:table-cell>
          <table:table-cell office:value-type="string">
            <text:p>6601.4785</text:p>
          </table:table-cell>
          <table:table-cell office:value-type="string">
            <text:p>1541.8884</text:p>
          </table:table-cell>
          <table:table-cell office:value-type="string">
            <text:p>10416.596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236];9;2); &quot;/&quot;; MID([.A1236];6;2);&quot;/&quot;;MID([.A1236];1;4);&quot;/&quot;)" office:value-type="string" office:string-value="19/05/2022/">
            <text:p>19/05/2022/</text:p>
          </table:table-cell>
        </table:table-row>
        <table:table-row table:style-name="ro1">
          <table:table-cell office:value-type="string">
            <text:p>2022-05-20T00:00:00.0/2022-05-21T00:00:00.0</text:p>
          </table:table-cell>
          <table:table-cell office:value-type="string">
            <text:p>10913.8301</text:p>
          </table:table-cell>
          <table:table-cell office:value-type="string">
            <text:p>7619.5347</text:p>
          </table:table-cell>
          <table:table-cell office:value-type="string">
            <text:p>5393.9556</text:p>
          </table:table-cell>
          <table:table-cell office:value-type="string">
            <text:p>2225.5789</text:p>
          </table:table-cell>
          <table:table-cell office:value-type="string">
            <text:p>8221.0371</text:p>
          </table:table-cell>
          <table:table-cell office:value-type="string">
            <text:p>6791.0820</text:p>
          </table:table-cell>
          <table:table-cell office:value-type="string">
            <text:p>3340.4160</text:p>
          </table:table-cell>
          <table:table-cell office:value-type="string">
            <text:p>3450.6663</text:p>
          </table:table-cell>
          <table:table-cell office:value-type="string">
            <text:p>5403.450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237];9;2); &quot;/&quot;; MID([.A1237];6;2);&quot;/&quot;;MID([.A1237];1;4);&quot;/&quot;)" office:value-type="string" office:string-value="20/05/2022/">
            <text:p>20/05/2022/</text:p>
          </table:table-cell>
        </table:table-row>
        <table:table-row table:style-name="ro1">
          <table:table-cell office:value-type="string">
            <text:p>2022-05-21T00:00:00.0/2022-05-22T00:00:00.0</text:p>
          </table:table-cell>
          <table:table-cell office:value-type="string">
            <text:p>10954.8965</text:p>
          </table:table-cell>
          <table:table-cell office:value-type="string">
            <text:p>8264.3379</text:p>
          </table:table-cell>
          <table:table-cell office:value-type="string">
            <text:p>6831.5640</text:p>
          </table:table-cell>
          <table:table-cell office:value-type="string">
            <text:p>1432.7743</text:p>
          </table:table-cell>
          <table:table-cell office:value-type="string">
            <text:p>10996.6768</text:p>
          </table:table-cell>
          <table:table-cell office:value-type="string">
            <text:p>6238.5693</text:p>
          </table:table-cell>
          <table:table-cell office:value-type="string">
            <text:p>2675.4746</text:p>
          </table:table-cell>
          <table:table-cell office:value-type="string">
            <text:p>3563.0945</text:p>
          </table:table-cell>
          <table:table-cell office:value-type="string">
            <text:p>4111.7427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238];9;2); &quot;/&quot;; MID([.A1238];6;2);&quot;/&quot;;MID([.A1238];1;4);&quot;/&quot;)" office:value-type="string" office:string-value="21/05/2022/">
            <text:p>21/05/2022/</text:p>
          </table:table-cell>
        </table:table-row>
        <table:table-row table:style-name="ro1">
          <table:table-cell office:value-type="string">
            <text:p>2022-05-22T00:00:00.0/2022-05-23T00:00:00.0</text:p>
          </table:table-cell>
          <table:table-cell office:value-type="string">
            <text:p>10994.7412</text:p>
          </table:table-cell>
          <table:table-cell office:value-type="string">
            <text:p>8085.9136</text:p>
          </table:table-cell>
          <table:table-cell office:value-type="string">
            <text:p>6198.1719</text:p>
          </table:table-cell>
          <table:table-cell office:value-type="string">
            <text:p>1887.7421</text:p>
          </table:table-cell>
          <table:table-cell office:value-type="string">
            <text:p>9840.0713</text:p>
          </table:table-cell>
          <table:table-cell office:value-type="string">
            <text:p>7006.9883</text:p>
          </table:table-cell>
          <table:table-cell office:value-type="string">
            <text:p>4207.7466</text:p>
          </table:table-cell>
          <table:table-cell office:value-type="string">
            <text:p>2799.2417</text:p>
          </table:table-cell>
          <table:table-cell office:value-type="string">
            <text:p>7251.6567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239];9;2); &quot;/&quot;; MID([.A1239];6;2);&quot;/&quot;;MID([.A1239];1;4);&quot;/&quot;)" office:value-type="string" office:string-value="22/05/2022/">
            <text:p>22/05/2022/</text:p>
          </table:table-cell>
        </table:table-row>
        <table:table-row table:style-name="ro1">
          <table:table-cell office:value-type="string">
            <text:p>2022-05-23T00:00:00.0/2022-05-24T00:00:00.0</text:p>
          </table:table-cell>
          <table:table-cell office:value-type="string">
            <text:p>11033.3828</text:p>
          </table:table-cell>
          <table:table-cell office:value-type="string">
            <text:p>7958.9453</text:p>
          </table:table-cell>
          <table:table-cell office:value-type="string">
            <text:p>6006.2329</text:p>
          </table:table-cell>
          <table:table-cell office:value-type="string">
            <text:p>1952.7122</text:p>
          </table:table-cell>
          <table:table-cell office:value-type="string">
            <text:p>9162.5869</text:p>
          </table:table-cell>
          <table:table-cell office:value-type="string">
            <text:p>6321.2041</text:p>
          </table:table-cell>
          <table:table-cell office:value-type="string">
            <text:p>2525.9822</text:p>
          </table:table-cell>
          <table:table-cell office:value-type="string">
            <text:p>3795.2222</text:p>
          </table:table-cell>
          <table:table-cell office:value-type="string">
            <text:p>4322.7109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240];9;2); &quot;/&quot;; MID([.A1240];6;2);&quot;/&quot;;MID([.A1240];1;4);&quot;/&quot;)" office:value-type="string" office:string-value="23/05/2022/">
            <text:p>23/05/2022/</text:p>
          </table:table-cell>
        </table:table-row>
        <table:table-row table:style-name="ro1">
          <table:table-cell office:value-type="string">
            <text:p>2022-05-24T00:00:00.0/2022-05-25T00:00:00.0</text:p>
          </table:table-cell>
          <table:table-cell office:value-type="string">
            <text:p>11070.7666</text:p>
          </table:table-cell>
          <table:table-cell office:value-type="string">
            <text:p>7949.0396</text:p>
          </table:table-cell>
          <table:table-cell office:value-type="string">
            <text:p>6214.1919</text:p>
          </table:table-cell>
          <table:table-cell office:value-type="string">
            <text:p>1734.8479</text:p>
          </table:table-cell>
          <table:table-cell office:value-type="string">
            <text:p>9696.1494</text:p>
          </table:table-cell>
          <table:table-cell office:value-type="string">
            <text:p>3148.1140</text:p>
          </table:table-cell>
          <table:table-cell office:value-type="string">
            <text:p>451.4752</text:p>
          </table:table-cell>
          <table:table-cell office:value-type="string">
            <text:p>2696.6389</text:p>
          </table:table-cell>
          <table:table-cell office:value-type="string">
            <text:p>1333.4680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241];9;2); &quot;/&quot;; MID([.A1241];6;2);&quot;/&quot;;MID([.A1241];1;4);&quot;/&quot;)" office:value-type="string" office:string-value="24/05/2022/">
            <text:p>24/05/2022/</text:p>
          </table:table-cell>
        </table:table-row>
        <table:table-row table:style-name="ro1">
          <table:table-cell office:value-type="string">
            <text:p>2022-05-25T00:00:00.0/2022-05-26T00:00:00.0</text:p>
          </table:table-cell>
          <table:table-cell office:value-type="string">
            <text:p>11106.8955</text:p>
          </table:table-cell>
          <table:table-cell office:value-type="string">
            <text:p>8131.3608</text:p>
          </table:table-cell>
          <table:table-cell office:value-type="string">
            <text:p>6459.1694</text:p>
          </table:table-cell>
          <table:table-cell office:value-type="string">
            <text:p>1672.1915</text:p>
          </table:table-cell>
          <table:table-cell office:value-type="string">
            <text:p>10268.0869</text:p>
          </table:table-cell>
          <table:table-cell office:value-type="string">
            <text:p>3464.6577</text:p>
          </table:table-cell>
          <table:table-cell office:value-type="string">
            <text:p>1309.7437</text:p>
          </table:table-cell>
          <table:table-cell office:value-type="string">
            <text:p>2154.9141</text:p>
          </table:table-cell>
          <table:table-cell office:value-type="string">
            <text:p>2719.8369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242];9;2); &quot;/&quot;; MID([.A1242];6;2);&quot;/&quot;;MID([.A1242];1;4);&quot;/&quot;)" office:value-type="string" office:string-value="25/05/2022/">
            <text:p>25/05/2022/</text:p>
          </table:table-cell>
        </table:table-row>
        <table:table-row table:style-name="ro1">
          <table:table-cell office:value-type="string">
            <text:p>2022-05-26T00:00:00.0/2022-05-27T00:00:00.0</text:p>
          </table:table-cell>
          <table:table-cell office:value-type="string">
            <text:p>11141.7578</text:p>
          </table:table-cell>
          <table:table-cell office:value-type="string">
            <text:p>8298.2646</text:p>
          </table:table-cell>
          <table:table-cell office:value-type="string">
            <text:p>6843.9482</text:p>
          </table:table-cell>
          <table:table-cell office:value-type="string">
            <text:p>1454.3162</text:p>
          </table:table-cell>
          <table:table-cell office:value-type="string">
            <text:p>10874.5459</text:p>
          </table:table-cell>
          <table:table-cell office:value-type="string">
            <text:p>5417.6758</text:p>
          </table:table-cell>
          <table:table-cell office:value-type="string">
            <text:p>1901.6831</text:p>
          </table:table-cell>
          <table:table-cell office:value-type="string">
            <text:p>3515.9929</text:p>
          </table:table-cell>
          <table:table-cell office:value-type="string">
            <text:p>3628.8394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243];9;2); &quot;/&quot;; MID([.A1243];6;2);&quot;/&quot;;MID([.A1243];1;4);&quot;/&quot;)" office:value-type="string" office:string-value="26/05/2022/">
            <text:p>26/05/2022/</text:p>
          </table:table-cell>
        </table:table-row>
        <table:table-row table:style-name="ro1">
          <table:table-cell office:value-type="string">
            <text:p>2022-05-27T00:00:00.0/2022-05-28T00:00:00.0</text:p>
          </table:table-cell>
          <table:table-cell office:value-type="string">
            <text:p>11175.3428</text:p>
          </table:table-cell>
          <table:table-cell office:value-type="string">
            <text:p>8154.5254</text:p>
          </table:table-cell>
          <table:table-cell office:value-type="string">
            <text:p>6403.2114</text:p>
          </table:table-cell>
          <table:table-cell office:value-type="string">
            <text:p>1751.3140</text:p>
          </table:table-cell>
          <table:table-cell office:value-type="string">
            <text:p>10214.2275</text:p>
          </table:table-cell>
          <table:table-cell office:value-type="string">
            <text:p>3418.0457</text:p>
          </table:table-cell>
          <table:table-cell office:value-type="string">
            <text:p>824.1423</text:p>
          </table:table-cell>
          <table:table-cell office:value-type="string">
            <text:p>2593.9036</text:p>
          </table:table-cell>
          <table:table-cell office:value-type="string">
            <text:p>1938.5660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244];9;2); &quot;/&quot;; MID([.A1244];6;2);&quot;/&quot;;MID([.A1244];1;4);&quot;/&quot;)" office:value-type="string" office:string-value="27/05/2022/">
            <text:p>27/05/2022/</text:p>
          </table:table-cell>
        </table:table-row>
        <table:table-row table:style-name="ro1">
          <table:table-cell office:value-type="string">
            <text:p>2022-05-28T00:00:00.0/2022-05-29T00:00:00.0</text:p>
          </table:table-cell>
          <table:table-cell office:value-type="string">
            <text:p>11207.6377</text:p>
          </table:table-cell>
          <table:table-cell office:value-type="string">
            <text:p>8659.6748</text:p>
          </table:table-cell>
          <table:table-cell office:value-type="string">
            <text:p>7410.8735</text:p>
          </table:table-cell>
          <table:table-cell office:value-type="string">
            <text:p>1248.8011</text:p>
          </table:table-cell>
          <table:table-cell office:value-type="string">
            <text:p>11831.1025</text:p>
          </table:table-cell>
          <table:table-cell office:value-type="string">
            <text:p>6478.0933</text:p>
          </table:table-cell>
          <table:table-cell office:value-type="string">
            <text:p>3978.4070</text:p>
          </table:table-cell>
          <table:table-cell office:value-type="string">
            <text:p>2499.6863</text:p>
          </table:table-cell>
          <table:table-cell office:value-type="string">
            <text:p>7232.4731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1245];9;2); &quot;/&quot;; MID([.A1245];6;2);&quot;/&quot;;MID([.A1245];1;4);&quot;/&quot;)" office:value-type="string" office:string-value="28/05/2022/">
            <text:p>28/05/2022/</text:p>
          </table:table-cell>
        </table:table-row>
        <table:table-row table:style-name="ro1">
          <table:table-cell office:value-type="string">
            <text:p>2022-05-29T00:00:00.0/2022-05-30T00:00:00.0</text:p>
          </table:table-cell>
          <table:table-cell office:value-type="string">
            <text:p>11238.6318</text:p>
          </table:table-cell>
          <table:table-cell office:value-type="string">
            <text:p>8478.7627</text:p>
          </table:table-cell>
          <table:table-cell office:value-type="string">
            <text:p>6884.8047</text:p>
          </table:table-cell>
          <table:table-cell office:value-type="string">
            <text:p>1593.9580</text:p>
          </table:table-cell>
          <table:table-cell office:value-type="string">
            <text:p>10909.6865</text:p>
          </table:table-cell>
          <table:table-cell office:value-type="string">
            <text:p>4309.0562</text:p>
          </table:table-cell>
          <table:table-cell office:value-type="string">
            <text:p>1162.4271</text:p>
          </table:table-cell>
          <table:table-cell office:value-type="string">
            <text:p>3146.6289</text:p>
          </table:table-cell>
          <table:table-cell office:value-type="string">
            <text:p>2028.8684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246];9;2); &quot;/&quot;; MID([.A1246];6;2);&quot;/&quot;;MID([.A1246];1;4);&quot;/&quot;)" office:value-type="string" office:string-value="29/05/2022/">
            <text:p>29/05/2022/</text:p>
          </table:table-cell>
        </table:table-row>
        <table:table-row table:style-name="ro1">
          <table:table-cell office:value-type="string">
            <text:p>2022-05-30T00:00:00.0/2022-05-31T00:00:00.0</text:p>
          </table:table-cell>
          <table:table-cell office:value-type="string">
            <text:p>11268.3418</text:p>
          </table:table-cell>
          <table:table-cell office:value-type="string">
            <text:p>8383.0947</text:p>
          </table:table-cell>
          <table:table-cell office:value-type="string">
            <text:p>6549.7334</text:p>
          </table:table-cell>
          <table:table-cell office:value-type="string">
            <text:p>1833.3611</text:p>
          </table:table-cell>
          <table:table-cell office:value-type="string">
            <text:p>10201.6006</text:p>
          </table:table-cell>
          <table:table-cell office:value-type="string">
            <text:p>6347.9902</text:p>
          </table:table-cell>
          <table:table-cell office:value-type="string">
            <text:p>3608.6567</text:p>
          </table:table-cell>
          <table:table-cell office:value-type="string">
            <text:p>2739.3333</text:p>
          </table:table-cell>
          <table:table-cell office:value-type="string">
            <text:p>5933.1289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247];9;2); &quot;/&quot;; MID([.A1247];6;2);&quot;/&quot;;MID([.A1247];1;4);&quot;/&quot;)" office:value-type="string" office:string-value="30/05/2022/">
            <text:p>30/05/2022/</text:p>
          </table:table-cell>
        </table:table-row>
        <table:table-row table:style-name="ro1">
          <table:table-cell office:value-type="string">
            <text:p>2022-05-31T00:00:00.0/2022-06-01T00:00:00.0</text:p>
          </table:table-cell>
          <table:table-cell office:value-type="string">
            <text:p>11296.7021</text:p>
          </table:table-cell>
          <table:table-cell office:value-type="string">
            <text:p>8469.2510</text:p>
          </table:table-cell>
          <table:table-cell office:value-type="string">
            <text:p>6860.5786</text:p>
          </table:table-cell>
          <table:table-cell office:value-type="string">
            <text:p>1608.6721</text:p>
          </table:table-cell>
          <table:table-cell office:value-type="string">
            <text:p>10743.8242</text:p>
          </table:table-cell>
          <table:table-cell office:value-type="string">
            <text:p>6906.2544</text:p>
          </table:table-cell>
          <table:table-cell office:value-type="string">
            <text:p>3733.0957</text:p>
          </table:table-cell>
          <table:table-cell office:value-type="string">
            <text:p>3173.1587</text:p>
          </table:table-cell>
          <table:table-cell office:value-type="string">
            <text:p>6126.4775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248];9;2); &quot;/&quot;; MID([.A1248];6;2);&quot;/&quot;;MID([.A1248];1;4);&quot;/&quot;)" office:value-type="string" office:string-value="31/05/2022/">
            <text:p>31/05/2022/</text:p>
          </table:table-cell>
        </table:table-row>
        <table:table-row table:style-name="ro1">
          <table:table-cell office:value-type="string">
            <text:p>2022-06-01T00:00:00.0/2022-06-02T00:00:00.0</text:p>
          </table:table-cell>
          <table:table-cell office:value-type="string">
            <text:p>11323.7109</text:p>
          </table:table-cell>
          <table:table-cell office:value-type="string">
            <text:p>8386.7031</text:p>
          </table:table-cell>
          <table:table-cell office:value-type="string">
            <text:p>6654.4966</text:p>
          </table:table-cell>
          <table:table-cell office:value-type="string">
            <text:p>1732.2063</text:p>
          </table:table-cell>
          <table:table-cell office:value-type="string">
            <text:p>10275.0771</text:p>
          </table:table-cell>
          <table:table-cell office:value-type="string">
            <text:p>5531.7183</text:p>
          </table:table-cell>
          <table:table-cell office:value-type="string">
            <text:p>2362.1780</text:p>
          </table:table-cell>
          <table:table-cell office:value-type="string">
            <text:p>3169.5403</text:p>
          </table:table-cell>
          <table:table-cell office:value-type="string">
            <text:p>3877.5728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249];9;2); &quot;/&quot;; MID([.A1249];6;2);&quot;/&quot;;MID([.A1249];1;4);&quot;/&quot;)" office:value-type="string" office:string-value="01/06/2022/">
            <text:p>01/06/2022/</text:p>
          </table:table-cell>
        </table:table-row>
        <table:table-row table:style-name="ro1">
          <table:table-cell office:value-type="string">
            <text:p>2022-06-02T00:00:00.0/2022-06-03T00:00:00.0</text:p>
          </table:table-cell>
          <table:table-cell office:value-type="string">
            <text:p>11349.4014</text:p>
          </table:table-cell>
          <table:table-cell office:value-type="string">
            <text:p>8572.2783</text:p>
          </table:table-cell>
          <table:table-cell office:value-type="string">
            <text:p>6973.2114</text:p>
          </table:table-cell>
          <table:table-cell office:value-type="string">
            <text:p>1599.0667</text:p>
          </table:table-cell>
          <table:table-cell office:value-type="string">
            <text:p>10830.6338</text:p>
          </table:table-cell>
          <table:table-cell office:value-type="string">
            <text:p>7961.9150</text:p>
          </table:table-cell>
          <table:table-cell office:value-type="string">
            <text:p>5348.7437</text:p>
          </table:table-cell>
          <table:table-cell office:value-type="string">
            <text:p>2613.1719</text:p>
          </table:table-cell>
          <table:table-cell office:value-type="string">
            <text:p>8007.8325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250];9;2); &quot;/&quot;; MID([.A1250];6;2);&quot;/&quot;;MID([.A1250];1;4);&quot;/&quot;)" office:value-type="string" office:string-value="02/06/2022/">
            <text:p>02/06/2022/</text:p>
          </table:table-cell>
        </table:table-row>
        <table:table-row table:style-name="ro1">
          <table:table-cell office:value-type="string">
            <text:p>2022-06-03T00:00:00.0/2022-06-04T00:00:00.0</text:p>
          </table:table-cell>
          <table:table-cell office:value-type="string">
            <text:p>11373.7344</text:p>
          </table:table-cell>
          <table:table-cell office:value-type="string">
            <text:p>8313.6533</text:p>
          </table:table-cell>
          <table:table-cell office:value-type="string">
            <text:p>6504.4438</text:p>
          </table:table-cell>
          <table:table-cell office:value-type="string">
            <text:p>1809.2089</text:p>
          </table:table-cell>
          <table:table-cell office:value-type="string">
            <text:p>10153.1768</text:p>
          </table:table-cell>
          <table:table-cell office:value-type="string">
            <text:p>7595.5337</text:p>
          </table:table-cell>
          <table:table-cell office:value-type="string">
            <text:p>4908.9199</text:p>
          </table:table-cell>
          <table:table-cell office:value-type="string">
            <text:p>2686.6140</text:p>
          </table:table-cell>
          <table:table-cell office:value-type="string">
            <text:p>6957.3052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251];9;2); &quot;/&quot;; MID([.A1251];6;2);&quot;/&quot;;MID([.A1251];1;4);&quot;/&quot;)" office:value-type="string" office:string-value="03/06/2022/">
            <text:p>03/06/2022/</text:p>
          </table:table-cell>
        </table:table-row>
        <table:table-row table:style-name="ro1">
          <table:table-cell office:value-type="string">
            <text:p>2022-06-04T00:00:00.0/2022-06-05T00:00:00.0</text:p>
          </table:table-cell>
          <table:table-cell office:value-type="string">
            <text:p>11396.6768</text:p>
          </table:table-cell>
          <table:table-cell office:value-type="string">
            <text:p>8081.3438</text:p>
          </table:table-cell>
          <table:table-cell office:value-type="string">
            <text:p>5910.7588</text:p>
          </table:table-cell>
          <table:table-cell office:value-type="string">
            <text:p>2170.5852</text:p>
          </table:table-cell>
          <table:table-cell office:value-type="string">
            <text:p>8993.2197</text:p>
          </table:table-cell>
          <table:table-cell office:value-type="string">
            <text:p>4643.1895</text:p>
          </table:table-cell>
          <table:table-cell office:value-type="string">
            <text:p>1769.6365</text:p>
          </table:table-cell>
          <table:table-cell office:value-type="string">
            <text:p>2873.5532</text:p>
          </table:table-cell>
          <table:table-cell office:value-type="string">
            <text:p>2887.5564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252];9;2); &quot;/&quot;; MID([.A1252];6;2);&quot;/&quot;;MID([.A1252];1;4);&quot;/&quot;)" office:value-type="string" office:string-value="04/06/2022/">
            <text:p>04/06/2022/</text:p>
          </table:table-cell>
        </table:table-row>
        <table:table-row table:style-name="ro1">
          <table:table-cell office:value-type="string">
            <text:p>2022-06-05T00:00:00.0/2022-06-06T00:00:00.0</text:p>
          </table:table-cell>
          <table:table-cell office:value-type="string">
            <text:p>11418.2900</text:p>
          </table:table-cell>
          <table:table-cell office:value-type="string">
            <text:p>8367.1318</text:p>
          </table:table-cell>
          <table:table-cell office:value-type="string">
            <text:p>6544.2578</text:p>
          </table:table-cell>
          <table:table-cell office:value-type="string">
            <text:p>1822.8741</text:p>
          </table:table-cell>
          <table:table-cell office:value-type="string">
            <text:p>9954.5684</text:p>
          </table:table-cell>
          <table:table-cell office:value-type="string">
            <text:p>7998.7847</text:p>
          </table:table-cell>
          <table:table-cell office:value-type="string">
            <text:p>5721.3843</text:p>
          </table:table-cell>
          <table:table-cell office:value-type="string">
            <text:p>2277.4004</text:p>
          </table:table-cell>
          <table:table-cell office:value-type="string">
            <text:p>8486.1328</text:p>
          </table:table-cell>
          <table:table-cell office:value-type="string">
            <text:p>0.9646</text:p>
          </table:table-cell>
          <table:table-cell table:number-columns-repeated="3"/>
          <table:table-cell table:formula="of:==CONCATENATE( MID([.A1253];9;2); &quot;/&quot;; MID([.A1253];6;2);&quot;/&quot;;MID([.A1253];1;4);&quot;/&quot;)" office:value-type="string" office:string-value="05/06/2022/">
            <text:p>05/06/2022/</text:p>
          </table:table-cell>
        </table:table-row>
        <table:table-row table:style-name="ro1">
          <table:table-cell office:value-type="string">
            <text:p>2022-06-06T00:00:00.0/2022-06-07T00:00:00.0</text:p>
          </table:table-cell>
          <table:table-cell office:value-type="string">
            <text:p>11438.5029</text:p>
          </table:table-cell>
          <table:table-cell office:value-type="string">
            <text:p>8368.4570</text:p>
          </table:table-cell>
          <table:table-cell office:value-type="string">
            <text:p>6750.7427</text:p>
          </table:table-cell>
          <table:table-cell office:value-type="string">
            <text:p>1617.7139</text:p>
          </table:table-cell>
          <table:table-cell office:value-type="string">
            <text:p>10408.0537</text:p>
          </table:table-cell>
          <table:table-cell office:value-type="string">
            <text:p>4909.5396</text:p>
          </table:table-cell>
          <table:table-cell office:value-type="string">
            <text:p>2101.1440</text:p>
          </table:table-cell>
          <table:table-cell office:value-type="string">
            <text:p>2808.3955</text:p>
          </table:table-cell>
          <table:table-cell office:value-type="string">
            <text:p>3626.4587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254];9;2); &quot;/&quot;; MID([.A1254];6;2);&quot;/&quot;;MID([.A1254];1;4);&quot;/&quot;)" office:value-type="string" office:string-value="06/06/2022/">
            <text:p>06/06/2022/</text:p>
          </table:table-cell>
        </table:table-row>
        <table:table-row table:style-name="ro1">
          <table:table-cell office:value-type="string">
            <text:p>2022-06-07T00:00:00.0/2022-06-08T00:00:00.0</text:p>
          </table:table-cell>
          <table:table-cell office:value-type="string">
            <text:p>11457.3574</text:p>
          </table:table-cell>
          <table:table-cell office:value-type="string">
            <text:p>8226.3564</text:p>
          </table:table-cell>
          <table:table-cell office:value-type="string">
            <text:p>6339.7100</text:p>
          </table:table-cell>
          <table:table-cell office:value-type="string">
            <text:p>1886.6467</text:p>
          </table:table-cell>
          <table:table-cell office:value-type="string">
            <text:p>9817.1797</text:p>
          </table:table-cell>
          <table:table-cell office:value-type="string">
            <text:p>2479.2749</text:p>
          </table:table-cell>
          <table:table-cell office:value-type="string">
            <text:p>112.9546</text:p>
          </table:table-cell>
          <table:table-cell office:value-type="string">
            <text:p>2366.3203</text:p>
          </table:table-cell>
          <table:table-cell office:value-type="string">
            <text:p>240.1185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255];9;2); &quot;/&quot;; MID([.A1255];6;2);&quot;/&quot;;MID([.A1255];1;4);&quot;/&quot;)" office:value-type="string" office:string-value="07/06/2022/">
            <text:p>07/06/2022/</text:p>
          </table:table-cell>
        </table:table-row>
        <table:table-row table:style-name="ro1">
          <table:table-cell office:value-type="string">
            <text:p>2022-06-08T00:00:00.0/2022-06-09T00:00:00.0</text:p>
          </table:table-cell>
          <table:table-cell office:value-type="string">
            <text:p>11474.7998</text:p>
          </table:table-cell>
          <table:table-cell office:value-type="string">
            <text:p>8456.5986</text:p>
          </table:table-cell>
          <table:table-cell office:value-type="string">
            <text:p>6782.2944</text:p>
          </table:table-cell>
          <table:table-cell office:value-type="string">
            <text:p>1674.3042</text:p>
          </table:table-cell>
          <table:table-cell office:value-type="string">
            <text:p>10548.6475</text:p>
          </table:table-cell>
          <table:table-cell office:value-type="string">
            <text:p>8164.3154</text:p>
          </table:table-cell>
          <table:table-cell office:value-type="string">
            <text:p>6178.3950</text:p>
          </table:table-cell>
          <table:table-cell office:value-type="string">
            <text:p>1985.9202</text:p>
          </table:table-cell>
          <table:table-cell office:value-type="string">
            <text:p>9112.8916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256];9;2); &quot;/&quot;; MID([.A1256];6;2);&quot;/&quot;;MID([.A1256];1;4);&quot;/&quot;)" office:value-type="string" office:string-value="08/06/2022/">
            <text:p>08/06/2022/</text:p>
          </table:table-cell>
        </table:table-row>
        <table:table-row table:style-name="ro1">
          <table:table-cell office:value-type="string">
            <text:p>2022-06-09T00:00:00.0/2022-06-10T00:00:00.0</text:p>
          </table:table-cell>
          <table:table-cell office:value-type="string">
            <text:p>11490.8389</text:p>
          </table:table-cell>
          <table:table-cell office:value-type="string">
            <text:p>7984.8462</text:p>
          </table:table-cell>
          <table:table-cell office:value-type="string">
            <text:p>5266.5957</text:p>
          </table:table-cell>
          <table:table-cell office:value-type="string">
            <text:p>2718.2505</text:p>
          </table:table-cell>
          <table:table-cell office:value-type="string">
            <text:p>8144.5361</text:p>
          </table:table-cell>
          <table:table-cell office:value-type="string">
            <text:p>3001.8726</text:p>
          </table:table-cell>
          <table:table-cell office:value-type="string">
            <text:p>203.3992</text:p>
          </table:table-cell>
          <table:table-cell office:value-type="string">
            <text:p>2798.4734</text:p>
          </table:table-cell>
          <table:table-cell office:value-type="string">
            <text:p>672.8156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257];9;2); &quot;/&quot;; MID([.A1257];6;2);&quot;/&quot;;MID([.A1257];1;4);&quot;/&quot;)" office:value-type="string" office:string-value="09/06/2022/">
            <text:p>09/06/2022/</text:p>
          </table:table-cell>
        </table:table-row>
        <table:table-row table:style-name="ro1">
          <table:table-cell office:value-type="string">
            <text:p>2022-06-10T00:00:00.0/2022-06-11T00:00:00.0</text:p>
          </table:table-cell>
          <table:table-cell office:value-type="string">
            <text:p>11505.5000</text:p>
          </table:table-cell>
          <table:table-cell office:value-type="string">
            <text:p>8372.3213</text:p>
          </table:table-cell>
          <table:table-cell office:value-type="string">
            <text:p>6573.9141</text:p>
          </table:table-cell>
          <table:table-cell office:value-type="string">
            <text:p>1798.4067</text:p>
          </table:table-cell>
          <table:table-cell office:value-type="string">
            <text:p>10094.6963</text:p>
          </table:table-cell>
          <table:table-cell office:value-type="string">
            <text:p>6631.7383</text:p>
          </table:table-cell>
          <table:table-cell office:value-type="string">
            <text:p>2956.3726</text:p>
          </table:table-cell>
          <table:table-cell office:value-type="string">
            <text:p>3675.3660</text:p>
          </table:table-cell>
          <table:table-cell office:value-type="string">
            <text:p>4828.6562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258];9;2); &quot;/&quot;; MID([.A1258];6;2);&quot;/&quot;;MID([.A1258];1;4);&quot;/&quot;)" office:value-type="string" office:string-value="10/06/2022/">
            <text:p>10/06/2022/</text:p>
          </table:table-cell>
        </table:table-row>
        <table:table-row table:style-name="ro1">
          <table:table-cell office:value-type="string">
            <text:p>2022-06-11T00:00:00.0/2022-06-12T00:00:00.0</text:p>
          </table:table-cell>
          <table:table-cell office:value-type="string">
            <text:p>11518.7480</text:p>
          </table:table-cell>
          <table:table-cell office:value-type="string">
            <text:p>8398.6641</text:p>
          </table:table-cell>
          <table:table-cell office:value-type="string">
            <text:p>6409.9399</text:p>
          </table:table-cell>
          <table:table-cell office:value-type="string">
            <text:p>1988.7239</text:p>
          </table:table-cell>
          <table:table-cell office:value-type="string">
            <text:p>9853.0361</text:p>
          </table:table-cell>
          <table:table-cell office:value-type="string">
            <text:p>8343.8340</text:p>
          </table:table-cell>
          <table:table-cell office:value-type="string">
            <text:p>6291.5513</text:p>
          </table:table-cell>
          <table:table-cell office:value-type="string">
            <text:p>2052.2825</text:p>
          </table:table-cell>
          <table:table-cell office:value-type="string">
            <text:p>9718.5088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259];9;2); &quot;/&quot;; MID([.A1259];6;2);&quot;/&quot;;MID([.A1259];1;4);&quot;/&quot;)" office:value-type="string" office:string-value="11/06/2022/">
            <text:p>11/06/2022/</text:p>
          </table:table-cell>
        </table:table-row>
        <table:table-row table:style-name="ro1">
          <table:table-cell office:value-type="string">
            <text:p>2022-06-12T00:00:00.0/2022-06-13T00:00:00.0</text:p>
          </table:table-cell>
          <table:table-cell office:value-type="string">
            <text:p>11530.5586</text:p>
          </table:table-cell>
          <table:table-cell office:value-type="string">
            <text:p>8338.3818</text:p>
          </table:table-cell>
          <table:table-cell office:value-type="string">
            <text:p>6265.8394</text:p>
          </table:table-cell>
          <table:table-cell office:value-type="string">
            <text:p>2072.5427</text:p>
          </table:table-cell>
          <table:table-cell office:value-type="string">
            <text:p>9597.5635</text:p>
          </table:table-cell>
          <table:table-cell office:value-type="string">
            <text:p>7834.9023</text:p>
          </table:table-cell>
          <table:table-cell office:value-type="string">
            <text:p>5388.4473</text:p>
          </table:table-cell>
          <table:table-cell office:value-type="string">
            <text:p>2446.4548</text:p>
          </table:table-cell>
          <table:table-cell office:value-type="string">
            <text:p>7898.7324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260];9;2); &quot;/&quot;; MID([.A1260];6;2);&quot;/&quot;;MID([.A1260];1;4);&quot;/&quot;)" office:value-type="string" office:string-value="12/06/2022/">
            <text:p>12/06/2022/</text:p>
          </table:table-cell>
        </table:table-row>
        <table:table-row table:style-name="ro1">
          <table:table-cell office:value-type="string">
            <text:p>2022-06-13T00:00:00.0/2022-06-14T00:00:00.0</text:p>
          </table:table-cell>
          <table:table-cell office:value-type="string">
            <text:p>11541.0166</text:p>
          </table:table-cell>
          <table:table-cell office:value-type="string">
            <text:p>8182.0581</text:p>
          </table:table-cell>
          <table:table-cell office:value-type="string">
            <text:p>5558.5762</text:p>
          </table:table-cell>
          <table:table-cell office:value-type="string">
            <text:p>2623.4819</text:p>
          </table:table-cell>
          <table:table-cell office:value-type="string">
            <text:p>8668.2832</text:p>
          </table:table-cell>
          <table:table-cell office:value-type="string">
            <text:p>4023.7046</text:p>
          </table:table-cell>
          <table:table-cell office:value-type="string">
            <text:p>1526.3160</text:p>
          </table:table-cell>
          <table:table-cell office:value-type="string">
            <text:p>2497.3887</text:p>
          </table:table-cell>
          <table:table-cell office:value-type="string">
            <text:p>2766.2100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261];9;2); &quot;/&quot;; MID([.A1261];6;2);&quot;/&quot;;MID([.A1261];1;4);&quot;/&quot;)" office:value-type="string" office:string-value="13/06/2022/">
            <text:p>13/06/2022/</text:p>
          </table:table-cell>
        </table:table-row>
        <table:table-row table:style-name="ro1">
          <table:table-cell office:value-type="string">
            <text:p>2022-06-14T00:00:00.0/2022-06-15T00:00:00.0</text:p>
          </table:table-cell>
          <table:table-cell office:value-type="string">
            <text:p>11550.0332</text:p>
          </table:table-cell>
          <table:table-cell office:value-type="string">
            <text:p>8647.8936</text:p>
          </table:table-cell>
          <table:table-cell office:value-type="string">
            <text:p>6975.9180</text:p>
          </table:table-cell>
          <table:table-cell office:value-type="string">
            <text:p>1671.9757</text:p>
          </table:table-cell>
          <table:table-cell office:value-type="string">
            <text:p>10860.7559</text:p>
          </table:table-cell>
          <table:table-cell office:value-type="string">
            <text:p>7919.6826</text:p>
          </table:table-cell>
          <table:table-cell office:value-type="string">
            <text:p>4793.5278</text:p>
          </table:table-cell>
          <table:table-cell office:value-type="string">
            <text:p>3126.1550</text:p>
          </table:table-cell>
          <table:table-cell office:value-type="string">
            <text:p>7817.3130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262];9;2); &quot;/&quot;; MID([.A1262];6;2);&quot;/&quot;;MID([.A1262];1;4);&quot;/&quot;)" office:value-type="string" office:string-value="14/06/2022/">
            <text:p>14/06/2022/</text:p>
          </table:table-cell>
        </table:table-row>
        <table:table-row table:style-name="ro1">
          <table:table-cell office:value-type="string">
            <text:p>2022-06-15T00:00:00.0/2022-06-16T00:00:00.0</text:p>
          </table:table-cell>
          <table:table-cell office:value-type="string">
            <text:p>11557.6172</text:p>
          </table:table-cell>
          <table:table-cell office:value-type="string">
            <text:p>8654.0664</text:p>
          </table:table-cell>
          <table:table-cell office:value-type="string">
            <text:p>7066.7734</text:p>
          </table:table-cell>
          <table:table-cell office:value-type="string">
            <text:p>1587.2932</text:p>
          </table:table-cell>
          <table:table-cell office:value-type="string">
            <text:p>11098.5059</text:p>
          </table:table-cell>
          <table:table-cell office:value-type="string">
            <text:p>8620.9990</text:p>
          </table:table-cell>
          <table:table-cell office:value-type="string">
            <text:p>6989.0083</text:p>
          </table:table-cell>
          <table:table-cell office:value-type="string">
            <text:p>1631.9906</text:p>
          </table:table-cell>
          <table:table-cell office:value-type="string">
            <text:p>10982.1992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263];9;2); &quot;/&quot;; MID([.A1263];6;2);&quot;/&quot;;MID([.A1263];1;4);&quot;/&quot;)" office:value-type="string" office:string-value="15/06/2022/">
            <text:p>15/06/2022/</text:p>
          </table:table-cell>
        </table:table-row>
        <table:table-row table:style-name="ro1">
          <table:table-cell office:value-type="string">
            <text:p>2022-06-16T00:00:00.0/2022-06-17T00:00:00.0</text:p>
          </table:table-cell>
          <table:table-cell office:value-type="string">
            <text:p>11563.7725</text:p>
          </table:table-cell>
          <table:table-cell office:value-type="string">
            <text:p>8308.7607</text:p>
          </table:table-cell>
          <table:table-cell office:value-type="string">
            <text:p>6260.6709</text:p>
          </table:table-cell>
          <table:table-cell office:value-type="string">
            <text:p>2048.0896</text:p>
          </table:table-cell>
          <table:table-cell office:value-type="string">
            <text:p>9697.1113</text:p>
          </table:table-cell>
          <table:table-cell office:value-type="string">
            <text:p>6561.5337</text:p>
          </table:table-cell>
          <table:table-cell office:value-type="string">
            <text:p>3243.8215</text:p>
          </table:table-cell>
          <table:table-cell office:value-type="string">
            <text:p>3317.7124</text:p>
          </table:table-cell>
          <table:table-cell office:value-type="string">
            <text:p>5023.266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264];9;2); &quot;/&quot;; MID([.A1264];6;2);&quot;/&quot;;MID([.A1264];1;4);&quot;/&quot;)" office:value-type="string" office:string-value="16/06/2022/">
            <text:p>16/06/2022/</text:p>
          </table:table-cell>
        </table:table-row>
        <table:table-row table:style-name="ro1">
          <table:table-cell office:value-type="string">
            <text:p>2022-06-17T00:00:00.0/2022-06-18T00:00:00.0</text:p>
          </table:table-cell>
          <table:table-cell office:value-type="string">
            <text:p>11568.5439</text:p>
          </table:table-cell>
          <table:table-cell office:value-type="string">
            <text:p>8649.4160</text:p>
          </table:table-cell>
          <table:table-cell office:value-type="string">
            <text:p>7091.2002</text:p>
          </table:table-cell>
          <table:table-cell office:value-type="string">
            <text:p>1558.2161</text:p>
          </table:table-cell>
          <table:table-cell office:value-type="string">
            <text:p>10917.4883</text:p>
          </table:table-cell>
          <table:table-cell office:value-type="string">
            <text:p>8352.0557</text:p>
          </table:table-cell>
          <table:table-cell office:value-type="string">
            <text:p>6234.1484</text:p>
          </table:table-cell>
          <table:table-cell office:value-type="string">
            <text:p>2117.9072</text:p>
          </table:table-cell>
          <table:table-cell office:value-type="string">
            <text:p>9728.196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265];9;2); &quot;/&quot;; MID([.A1265];6;2);&quot;/&quot;;MID([.A1265];1;4);&quot;/&quot;)" office:value-type="string" office:string-value="17/06/2022/">
            <text:p>17/06/2022/</text:p>
          </table:table-cell>
        </table:table-row>
        <table:table-row table:style-name="ro1">
          <table:table-cell office:value-type="string">
            <text:p>2022-06-18T00:00:00.0/2022-06-19T00:00:00.0</text:p>
          </table:table-cell>
          <table:table-cell office:value-type="string">
            <text:p>11571.8643</text:p>
          </table:table-cell>
          <table:table-cell office:value-type="string">
            <text:p>8293.3887</text:p>
          </table:table-cell>
          <table:table-cell office:value-type="string">
            <text:p>6166.7686</text:p>
          </table:table-cell>
          <table:table-cell office:value-type="string">
            <text:p>2126.6204</text:p>
          </table:table-cell>
          <table:table-cell office:value-type="string">
            <text:p>9239.8506</text:p>
          </table:table-cell>
          <table:table-cell office:value-type="string">
            <text:p>8053.8813</text:p>
          </table:table-cell>
          <table:table-cell office:value-type="string">
            <text:p>5856.4702</text:p>
          </table:table-cell>
          <table:table-cell office:value-type="string">
            <text:p>2197.4114</text:p>
          </table:table-cell>
          <table:table-cell office:value-type="string">
            <text:p>8445.861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266];9;2); &quot;/&quot;; MID([.A1266];6;2);&quot;/&quot;;MID([.A1266];1;4);&quot;/&quot;)" office:value-type="string" office:string-value="18/06/2022/">
            <text:p>18/06/2022/</text:p>
          </table:table-cell>
        </table:table-row>
        <table:table-row table:style-name="ro1">
          <table:table-cell office:value-type="string">
            <text:p>2022-06-19T00:00:00.0/2022-06-20T00:00:00.0</text:p>
          </table:table-cell>
          <table:table-cell office:value-type="string">
            <text:p>11573.7842</text:p>
          </table:table-cell>
          <table:table-cell office:value-type="string">
            <text:p>8325.5557</text:p>
          </table:table-cell>
          <table:table-cell office:value-type="string">
            <text:p>6296.1846</text:p>
          </table:table-cell>
          <table:table-cell office:value-type="string">
            <text:p>2029.3717</text:p>
          </table:table-cell>
          <table:table-cell office:value-type="string">
            <text:p>9258.6777</text:p>
          </table:table-cell>
          <table:table-cell office:value-type="string">
            <text:p>8242.0420</text:p>
          </table:table-cell>
          <table:table-cell office:value-type="string">
            <text:p>6160.3726</text:p>
          </table:table-cell>
          <table:table-cell office:value-type="string">
            <text:p>2081.6697</text:p>
          </table:table-cell>
          <table:table-cell office:value-type="string">
            <text:p>9049.3330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267];9;2); &quot;/&quot;; MID([.A1267];6;2);&quot;/&quot;;MID([.A1267];1;4);&quot;/&quot;)" office:value-type="string" office:string-value="19/06/2022/">
            <text:p>19/06/2022/</text:p>
          </table:table-cell>
        </table:table-row>
        <table:table-row table:style-name="ro1">
          <table:table-cell office:value-type="string">
            <text:p>2022-06-20T00:00:00.0/2022-06-21T00:00:00.0</text:p>
          </table:table-cell>
          <table:table-cell office:value-type="string">
            <text:p>11574.2646</text:p>
          </table:table-cell>
          <table:table-cell office:value-type="string">
            <text:p>7865.0664</text:p>
          </table:table-cell>
          <table:table-cell office:value-type="string">
            <text:p>5043.6216</text:p>
          </table:table-cell>
          <table:table-cell office:value-type="string">
            <text:p>2821.4451</text:p>
          </table:table-cell>
          <table:table-cell office:value-type="string">
            <text:p>7636.2886</text:p>
          </table:table-cell>
          <table:table-cell office:value-type="string">
            <text:p>4250.5083</text:p>
          </table:table-cell>
          <table:table-cell office:value-type="string">
            <text:p>946.6838</text:p>
          </table:table-cell>
          <table:table-cell office:value-type="string">
            <text:p>3303.8245</text:p>
          </table:table-cell>
          <table:table-cell office:value-type="string">
            <text:p>1578.6240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268];9;2); &quot;/&quot;; MID([.A1268];6;2);&quot;/&quot;;MID([.A1268];1;4);&quot;/&quot;)" office:value-type="string" office:string-value="20/06/2022/">
            <text:p>20/06/2022/</text:p>
          </table:table-cell>
        </table:table-row>
        <table:table-row table:style-name="ro1">
          <table:table-cell office:value-type="string">
            <text:p>2022-06-21T00:00:00.0/2022-06-22T00:00:00.0</text:p>
          </table:table-cell>
          <table:table-cell office:value-type="string">
            <text:p>11573.3018</text:p>
          </table:table-cell>
          <table:table-cell office:value-type="string">
            <text:p>8882.4307</text:p>
          </table:table-cell>
          <table:table-cell office:value-type="string">
            <text:p>7586.1953</text:p>
          </table:table-cell>
          <table:table-cell office:value-type="string">
            <text:p>1296.2350</text:p>
          </table:table-cell>
          <table:table-cell office:value-type="string">
            <text:p>11958.4492</text:p>
          </table:table-cell>
          <table:table-cell office:value-type="string">
            <text:p>8114.2935</text:p>
          </table:table-cell>
          <table:table-cell office:value-type="string">
            <text:p>5846.5991</text:p>
          </table:table-cell>
          <table:table-cell office:value-type="string">
            <text:p>2267.6943</text:p>
          </table:table-cell>
          <table:table-cell office:value-type="string">
            <text:p>9371.9951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269];9;2); &quot;/&quot;; MID([.A1269];6;2);&quot;/&quot;;MID([.A1269];1;4);&quot;/&quot;)" office:value-type="string" office:string-value="21/06/2022/">
            <text:p>21/06/2022/</text:p>
          </table:table-cell>
        </table:table-row>
        <table:table-row table:style-name="ro1">
          <table:table-cell office:value-type="string">
            <text:p>2022-06-22T00:00:00.0/2022-06-23T00:00:00.0</text:p>
          </table:table-cell>
          <table:table-cell office:value-type="string">
            <text:p>11570.9424</text:p>
          </table:table-cell>
          <table:table-cell office:value-type="string">
            <text:p>8451.8447</text:p>
          </table:table-cell>
          <table:table-cell office:value-type="string">
            <text:p>6665.1558</text:p>
          </table:table-cell>
          <table:table-cell office:value-type="string">
            <text:p>1786.6896</text:p>
          </table:table-cell>
          <table:table-cell office:value-type="string">
            <text:p>10351.8984</text:p>
          </table:table-cell>
          <table:table-cell office:value-type="string">
            <text:p>7894.1079</text:p>
          </table:table-cell>
          <table:table-cell office:value-type="string">
            <text:p>5458.4717</text:p>
          </table:table-cell>
          <table:table-cell office:value-type="string">
            <text:p>2435.6362</text:p>
          </table:table-cell>
          <table:table-cell office:value-type="string">
            <text:p>7978.342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270];9;2); &quot;/&quot;; MID([.A1270];6;2);&quot;/&quot;;MID([.A1270];1;4);&quot;/&quot;)" office:value-type="string" office:string-value="22/06/2022/">
            <text:p>22/06/2022/</text:p>
          </table:table-cell>
        </table:table-row>
        <table:table-row table:style-name="ro1">
          <table:table-cell office:value-type="string">
            <text:p>2022-06-23T00:00:00.0/2022-06-24T00:00:00.0</text:p>
          </table:table-cell>
          <table:table-cell office:value-type="string">
            <text:p>11567.1621</text:p>
          </table:table-cell>
          <table:table-cell office:value-type="string">
            <text:p>8488.7275</text:p>
          </table:table-cell>
          <table:table-cell office:value-type="string">
            <text:p>6693.4893</text:p>
          </table:table-cell>
          <table:table-cell office:value-type="string">
            <text:p>1795.2383</text:p>
          </table:table-cell>
          <table:table-cell office:value-type="string">
            <text:p>10426.6982</text:p>
          </table:table-cell>
          <table:table-cell office:value-type="string">
            <text:p>8488.7275</text:p>
          </table:table-cell>
          <table:table-cell office:value-type="string">
            <text:p>6693.4893</text:p>
          </table:table-cell>
          <table:table-cell office:value-type="string">
            <text:p>1795.2383</text:p>
          </table:table-cell>
          <table:table-cell office:value-type="string">
            <text:p>10426.6982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271];9;2); &quot;/&quot;; MID([.A1271];6;2);&quot;/&quot;;MID([.A1271];1;4);&quot;/&quot;)" office:value-type="string" office:string-value="23/06/2022/">
            <text:p>23/06/2022/</text:p>
          </table:table-cell>
        </table:table-row>
        <table:table-row table:style-name="ro1">
          <table:table-cell office:value-type="string">
            <text:p>2022-06-24T00:00:00.0/2022-06-25T00:00:00.0</text:p>
          </table:table-cell>
          <table:table-cell office:value-type="string">
            <text:p>11561.9609</text:p>
          </table:table-cell>
          <table:table-cell office:value-type="string">
            <text:p>8369.3682</text:p>
          </table:table-cell>
          <table:table-cell office:value-type="string">
            <text:p>6486.8271</text:p>
          </table:table-cell>
          <table:table-cell office:value-type="string">
            <text:p>1882.5404</text:p>
          </table:table-cell>
          <table:table-cell office:value-type="string">
            <text:p>10273.6201</text:p>
          </table:table-cell>
          <table:table-cell office:value-type="string">
            <text:p>5041.2671</text:p>
          </table:table-cell>
          <table:table-cell office:value-type="string">
            <text:p>2088.6782</text:p>
          </table:table-cell>
          <table:table-cell office:value-type="string">
            <text:p>2952.5891</text:p>
          </table:table-cell>
          <table:table-cell office:value-type="string">
            <text:p>4085.0886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272];9;2); &quot;/&quot;; MID([.A1272];6;2);&quot;/&quot;;MID([.A1272];1;4);&quot;/&quot;)" office:value-type="string" office:string-value="24/06/2022/">
            <text:p>24/06/2022/</text:p>
          </table:table-cell>
        </table:table-row>
        <table:table-row table:style-name="ro1">
          <table:table-cell office:value-type="string">
            <text:p>2022-06-25T00:00:00.0/2022-06-26T00:00:00.0</text:p>
          </table:table-cell>
          <table:table-cell office:value-type="string">
            <text:p>11555.3320</text:p>
          </table:table-cell>
          <table:table-cell office:value-type="string">
            <text:p>8165.8501</text:p>
          </table:table-cell>
          <table:table-cell office:value-type="string">
            <text:p>6114.5884</text:p>
          </table:table-cell>
          <table:table-cell office:value-type="string">
            <text:p>2051.2620</text:p>
          </table:table-cell>
          <table:table-cell office:value-type="string">
            <text:p>9277.9033</text:p>
          </table:table-cell>
          <table:table-cell office:value-type="string">
            <text:p>2176.1213</text:p>
          </table:table-cell>
          <table:table-cell office:value-type="string">
            <text:p>122.1199</text:p>
          </table:table-cell>
          <table:table-cell office:value-type="string">
            <text:p>2054.0015</text:p>
          </table:table-cell>
          <table:table-cell office:value-type="string">
            <text:p>252.5888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273];9;2); &quot;/&quot;; MID([.A1273];6;2);&quot;/&quot;;MID([.A1273];1;4);&quot;/&quot;)" office:value-type="string" office:string-value="25/06/2022/">
            <text:p>25/06/2022/</text:p>
          </table:table-cell>
        </table:table-row>
        <table:table-row table:style-name="ro1">
          <table:table-cell office:value-type="string">
            <text:p>2022-06-26T00:00:00.0/2022-06-27T00:00:00.0</text:p>
          </table:table-cell>
          <table:table-cell office:value-type="string">
            <text:p>11547.3145</text:p>
          </table:table-cell>
          <table:table-cell office:value-type="string">
            <text:p>8188.4238</text:p>
          </table:table-cell>
          <table:table-cell office:value-type="string">
            <text:p>6183.1089</text:p>
          </table:table-cell>
          <table:table-cell office:value-type="string">
            <text:p>2005.3148</text:p>
          </table:table-cell>
          <table:table-cell office:value-type="string">
            <text:p>9411.4668</text:p>
          </table:table-cell>
          <table:table-cell office:value-type="string">
            <text:p>7907.1792</text:p>
          </table:table-cell>
          <table:table-cell office:value-type="string">
            <text:p>5441.0303</text:p>
          </table:table-cell>
          <table:table-cell office:value-type="string">
            <text:p>2466.1489</text:p>
          </table:table-cell>
          <table:table-cell office:value-type="string">
            <text:p>8469.641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274];9;2); &quot;/&quot;; MID([.A1274];6;2);&quot;/&quot;;MID([.A1274];1;4);&quot;/&quot;)" office:value-type="string" office:string-value="26/06/2022/">
            <text:p>26/06/2022/</text:p>
          </table:table-cell>
        </table:table-row>
        <table:table-row table:style-name="ro1">
          <table:table-cell office:value-type="string">
            <text:p>2022-06-27T00:00:00.0/2022-06-28T00:00:00.0</text:p>
          </table:table-cell>
          <table:table-cell office:value-type="string">
            <text:p>11537.8662</text:p>
          </table:table-cell>
          <table:table-cell office:value-type="string">
            <text:p>8310.5996</text:p>
          </table:table-cell>
          <table:table-cell office:value-type="string">
            <text:p>6649.9058</text:p>
          </table:table-cell>
          <table:table-cell office:value-type="string">
            <text:p>1660.6942</text:p>
          </table:table-cell>
          <table:table-cell office:value-type="string">
            <text:p>10238.6768</text:p>
          </table:table-cell>
          <table:table-cell office:value-type="string">
            <text:p>7846.5635</text:p>
          </table:table-cell>
          <table:table-cell office:value-type="string">
            <text:p>5308.3438</text:p>
          </table:table-cell>
          <table:table-cell office:value-type="string">
            <text:p>2538.2200</text:p>
          </table:table-cell>
          <table:table-cell office:value-type="string">
            <text:p>8371.0439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275];9;2); &quot;/&quot;; MID([.A1275];6;2);&quot;/&quot;;MID([.A1275];1;4);&quot;/&quot;)" office:value-type="string" office:string-value="27/06/2022/">
            <text:p>27/06/2022/</text:p>
          </table:table-cell>
        </table:table-row>
        <table:table-row table:style-name="ro1">
          <table:table-cell office:value-type="string">
            <text:p>2022-06-28T00:00:00.0/2022-06-29T00:00:00.0</text:p>
          </table:table-cell>
          <table:table-cell office:value-type="string">
            <text:p>11527.0459</text:p>
          </table:table-cell>
          <table:table-cell office:value-type="string">
            <text:p>8081.7358</text:p>
          </table:table-cell>
          <table:table-cell office:value-type="string">
            <text:p>5889.4922</text:p>
          </table:table-cell>
          <table:table-cell office:value-type="string">
            <text:p>2192.2437</text:p>
          </table:table-cell>
          <table:table-cell office:value-type="string">
            <text:p>8767.8887</text:p>
          </table:table-cell>
          <table:table-cell office:value-type="string">
            <text:p>5142.5786</text:p>
          </table:table-cell>
          <table:table-cell office:value-type="string">
            <text:p>2253.4119</text:p>
          </table:table-cell>
          <table:table-cell office:value-type="string">
            <text:p>2889.1667</text:p>
          </table:table-cell>
          <table:table-cell office:value-type="string">
            <text:p>3335.5864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276];9;2); &quot;/&quot;; MID([.A1276];6;2);&quot;/&quot;;MID([.A1276];1;4);&quot;/&quot;)" office:value-type="string" office:string-value="28/06/2022/">
            <text:p>28/06/2022/</text:p>
          </table:table-cell>
        </table:table-row>
        <table:table-row table:style-name="ro1">
          <table:table-cell office:value-type="string">
            <text:p>2022-06-29T00:00:00.0/2022-06-30T00:00:00.0</text:p>
          </table:table-cell>
          <table:table-cell office:value-type="string">
            <text:p>11514.8027</text:p>
          </table:table-cell>
          <table:table-cell office:value-type="string">
            <text:p>7505.7441</text:p>
          </table:table-cell>
          <table:table-cell office:value-type="string">
            <text:p>4166.6636</text:p>
          </table:table-cell>
          <table:table-cell office:value-type="string">
            <text:p>3339.0808</text:p>
          </table:table-cell>
          <table:table-cell office:value-type="string">
            <text:p>6084.3398</text:p>
          </table:table-cell>
          <table:table-cell office:value-type="string">
            <text:p>3020.5447</text:p>
          </table:table-cell>
          <table:table-cell office:value-type="string">
            <text:p>199.3855</text:p>
          </table:table-cell>
          <table:table-cell office:value-type="string">
            <text:p>2821.1592</text:p>
          </table:table-cell>
          <table:table-cell office:value-type="string">
            <text:p>320.8352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277];9;2); &quot;/&quot;; MID([.A1277];6;2);&quot;/&quot;;MID([.A1277];1;4);&quot;/&quot;)" office:value-type="string" office:string-value="29/06/2022/">
            <text:p>29/06/2022/</text:p>
          </table:table-cell>
        </table:table-row>
        <table:table-row table:style-name="ro1">
          <table:table-cell office:value-type="string">
            <text:p>2022-06-30T00:00:00.0/2022-07-01T00:00:00.0</text:p>
          </table:table-cell>
          <table:table-cell office:value-type="string">
            <text:p>11501.1963</text:p>
          </table:table-cell>
          <table:table-cell office:value-type="string">
            <text:p>7950.2617</text:p>
          </table:table-cell>
          <table:table-cell office:value-type="string">
            <text:p>5477.3521</text:p>
          </table:table-cell>
          <table:table-cell office:value-type="string">
            <text:p>2472.9099</text:p>
          </table:table-cell>
          <table:table-cell office:value-type="string">
            <text:p>8200.7734</text:p>
          </table:table-cell>
          <table:table-cell office:value-type="string">
            <text:p>6737.7749</text:p>
          </table:table-cell>
          <table:table-cell office:value-type="string">
            <text:p>3928.9773</text:p>
          </table:table-cell>
          <table:table-cell office:value-type="string">
            <text:p>2808.7979</text:p>
          </table:table-cell>
          <table:table-cell office:value-type="string">
            <text:p>5616.0972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278];9;2); &quot;/&quot;; MID([.A1278];6;2);&quot;/&quot;;MID([.A1278];1;4);&quot;/&quot;)" office:value-type="string" office:string-value="30/06/2022/">
            <text:p>30/06/2022/</text:p>
          </table:table-cell>
        </table:table-row>
        <table:table-row table:style-name="ro1">
          <table:table-cell office:value-type="string">
            <text:p>2022-07-01T00:00:00.0/2022-07-02T00:00:00.0</text:p>
          </table:table-cell>
          <table:table-cell office:value-type="string">
            <text:p>11486.1807</text:p>
          </table:table-cell>
          <table:table-cell office:value-type="string">
            <text:p>7758.1406</text:p>
          </table:table-cell>
          <table:table-cell office:value-type="string">
            <text:p>4689.4370</text:p>
          </table:table-cell>
          <table:table-cell office:value-type="string">
            <text:p>3068.7036</text:p>
          </table:table-cell>
          <table:table-cell office:value-type="string">
            <text:p>7062.8906</text:p>
          </table:table-cell>
          <table:table-cell office:value-type="string">
            <text:p>3252.1313</text:p>
          </table:table-cell>
          <table:table-cell office:value-type="string">
            <text:p>782.3479</text:p>
          </table:table-cell>
          <table:table-cell office:value-type="string">
            <text:p>2469.7834</text:p>
          </table:table-cell>
          <table:table-cell office:value-type="string">
            <text:p>1596.0419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279];9;2); &quot;/&quot;; MID([.A1279];6;2);&quot;/&quot;;MID([.A1279];1;4);&quot;/&quot;)" office:value-type="string" office:string-value="01/07/2022/">
            <text:p>01/07/2022/</text:p>
          </table:table-cell>
        </table:table-row>
        <table:table-row table:style-name="ro1">
          <table:table-cell office:value-type="string">
            <text:p>2022-07-02T00:00:00.0/2022-07-03T00:00:00.0</text:p>
          </table:table-cell>
          <table:table-cell office:value-type="string">
            <text:p>11469.7588</text:p>
          </table:table-cell>
          <table:table-cell office:value-type="string">
            <text:p>8643.8594</text:p>
          </table:table-cell>
          <table:table-cell office:value-type="string">
            <text:p>7096.7886</text:p>
          </table:table-cell>
          <table:table-cell office:value-type="string">
            <text:p>1547.0709</text:p>
          </table:table-cell>
          <table:table-cell office:value-type="string">
            <text:p>11246.3799</text:p>
          </table:table-cell>
          <table:table-cell office:value-type="string">
            <text:p>8550.4727</text:p>
          </table:table-cell>
          <table:table-cell office:value-type="string">
            <text:p>6853.6030</text:p>
          </table:table-cell>
          <table:table-cell office:value-type="string">
            <text:p>1696.8698</text:p>
          </table:table-cell>
          <table:table-cell office:value-type="string">
            <text:p>10946.164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280];9;2); &quot;/&quot;; MID([.A1280];6;2);&quot;/&quot;;MID([.A1280];1;4);&quot;/&quot;)" office:value-type="string" office:string-value="02/07/2022/">
            <text:p>02/07/2022/</text:p>
          </table:table-cell>
        </table:table-row>
        <table:table-row table:style-name="ro1">
          <table:table-cell office:value-type="string">
            <text:p>2022-07-03T00:00:00.0/2022-07-04T00:00:00.0</text:p>
          </table:table-cell>
          <table:table-cell office:value-type="string">
            <text:p>11452.0352</text:p>
          </table:table-cell>
          <table:table-cell office:value-type="string">
            <text:p>8505.2881</text:p>
          </table:table-cell>
          <table:table-cell office:value-type="string">
            <text:p>6951.8740</text:p>
          </table:table-cell>
          <table:table-cell office:value-type="string">
            <text:p>1553.4141</text:p>
          </table:table-cell>
          <table:table-cell office:value-type="string">
            <text:p>11029.9512</text:p>
          </table:table-cell>
          <table:table-cell office:value-type="string">
            <text:p>8451.2549</text:p>
          </table:table-cell>
          <table:table-cell office:value-type="string">
            <text:p>6858.1909</text:p>
          </table:table-cell>
          <table:table-cell office:value-type="string">
            <text:p>1593.0634</text:p>
          </table:table-cell>
          <table:table-cell office:value-type="string">
            <text:p>10809.997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281];9;2); &quot;/&quot;; MID([.A1281];6;2);&quot;/&quot;;MID([.A1281];1;4);&quot;/&quot;)" office:value-type="string" office:string-value="03/07/2022/">
            <text:p>03/07/2022/</text:p>
          </table:table-cell>
        </table:table-row>
        <table:table-row table:style-name="ro1">
          <table:table-cell office:value-type="string">
            <text:p>2022-07-04T00:00:00.0/2022-07-05T00:00:00.0</text:p>
          </table:table-cell>
          <table:table-cell office:value-type="string">
            <text:p>11432.9258</text:p>
          </table:table-cell>
          <table:table-cell office:value-type="string">
            <text:p>8159.8955</text:p>
          </table:table-cell>
          <table:table-cell office:value-type="string">
            <text:p>6059.2764</text:p>
          </table:table-cell>
          <table:table-cell office:value-type="string">
            <text:p>2100.6191</text:p>
          </table:table-cell>
          <table:table-cell office:value-type="string">
            <text:p>9335.2734</text:p>
          </table:table-cell>
          <table:table-cell office:value-type="string">
            <text:p>5397.7026</text:p>
          </table:table-cell>
          <table:table-cell office:value-type="string">
            <text:p>1433.2372</text:p>
          </table:table-cell>
          <table:table-cell office:value-type="string">
            <text:p>3964.4653</text:p>
          </table:table-cell>
          <table:table-cell office:value-type="string">
            <text:p>1980.4385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282];9;2); &quot;/&quot;; MID([.A1282];6;2);&quot;/&quot;;MID([.A1282];1;4);&quot;/&quot;)" office:value-type="string" office:string-value="04/07/2022/">
            <text:p>04/07/2022/</text:p>
          </table:table-cell>
        </table:table-row>
        <table:table-row table:style-name="ro1">
          <table:table-cell office:value-type="string">
            <text:p>2022-07-05T00:00:00.0/2022-07-06T00:00:00.0</text:p>
          </table:table-cell>
          <table:table-cell office:value-type="string">
            <text:p>11412.4355</text:p>
          </table:table-cell>
          <table:table-cell office:value-type="string">
            <text:p>8205.7656</text:p>
          </table:table-cell>
          <table:table-cell office:value-type="string">
            <text:p>6000.7778</text:p>
          </table:table-cell>
          <table:table-cell office:value-type="string">
            <text:p>2204.9880</text:p>
          </table:table-cell>
          <table:table-cell office:value-type="string">
            <text:p>9166.0449</text:p>
          </table:table-cell>
          <table:table-cell office:value-type="string">
            <text:p>4694.1299</text:p>
          </table:table-cell>
          <table:table-cell office:value-type="string">
            <text:p>1903.9253</text:p>
          </table:table-cell>
          <table:table-cell office:value-type="string">
            <text:p>2790.2048</text:p>
          </table:table-cell>
          <table:table-cell office:value-type="string">
            <text:p>3420.2490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283];9;2); &quot;/&quot;; MID([.A1283];6;2);&quot;/&quot;;MID([.A1283];1;4);&quot;/&quot;)" office:value-type="string" office:string-value="05/07/2022/">
            <text:p>05/07/2022/</text:p>
          </table:table-cell>
        </table:table-row>
        <table:table-row table:style-name="ro1">
          <table:table-cell office:value-type="string">
            <text:p>2022-07-06T00:00:00.0/2022-07-07T00:00:00.0</text:p>
          </table:table-cell>
          <table:table-cell office:value-type="string">
            <text:p>11390.6514</text:p>
          </table:table-cell>
          <table:table-cell office:value-type="string">
            <text:p>8186.9141</text:p>
          </table:table-cell>
          <table:table-cell office:value-type="string">
            <text:p>5947.1260</text:p>
          </table:table-cell>
          <table:table-cell office:value-type="string">
            <text:p>2239.7883</text:p>
          </table:table-cell>
          <table:table-cell office:value-type="string">
            <text:p>8976.5098</text:p>
          </table:table-cell>
          <table:table-cell office:value-type="string">
            <text:p>6959.3794</text:p>
          </table:table-cell>
          <table:table-cell office:value-type="string">
            <text:p>3951.1714</text:p>
          </table:table-cell>
          <table:table-cell office:value-type="string">
            <text:p>3008.2080</text:p>
          </table:table-cell>
          <table:table-cell office:value-type="string">
            <text:p>5906.0356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284];9;2); &quot;/&quot;; MID([.A1284];6;2);&quot;/&quot;;MID([.A1284];1;4);&quot;/&quot;)" office:value-type="string" office:string-value="06/07/2022/">
            <text:p>06/07/2022/</text:p>
          </table:table-cell>
        </table:table-row>
        <table:table-row table:style-name="ro1">
          <table:table-cell office:value-type="string">
            <text:p>2022-07-07T00:00:00.0/2022-07-08T00:00:00.0</text:p>
          </table:table-cell>
          <table:table-cell office:value-type="string">
            <text:p>11367.4941</text:p>
          </table:table-cell>
          <table:table-cell office:value-type="string">
            <text:p>8220.4668</text:p>
          </table:table-cell>
          <table:table-cell office:value-type="string">
            <text:p>6286.8032</text:p>
          </table:table-cell>
          <table:table-cell office:value-type="string">
            <text:p>1933.6636</text:p>
          </table:table-cell>
          <table:table-cell office:value-type="string">
            <text:p>9715.2217</text:p>
          </table:table-cell>
          <table:table-cell office:value-type="string">
            <text:p>3251.8145</text:p>
          </table:table-cell>
          <table:table-cell office:value-type="string">
            <text:p>190.2138</text:p>
          </table:table-cell>
          <table:table-cell office:value-type="string">
            <text:p>3061.6008</text:p>
          </table:table-cell>
          <table:table-cell office:value-type="string">
            <text:p>339.2639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285];9;2); &quot;/&quot;; MID([.A1285];6;2);&quot;/&quot;;MID([.A1285];1;4);&quot;/&quot;)" office:value-type="string" office:string-value="07/07/2022/">
            <text:p>07/07/2022/</text:p>
          </table:table-cell>
        </table:table-row>
        <table:table-row table:style-name="ro1">
          <table:table-cell office:value-type="string">
            <text:p>2022-07-08T00:00:00.0/2022-07-09T00:00:00.0</text:p>
          </table:table-cell>
          <table:table-cell office:value-type="string">
            <text:p>11343.0381</text:p>
          </table:table-cell>
          <table:table-cell office:value-type="string">
            <text:p>8493.1289</text:p>
          </table:table-cell>
          <table:table-cell office:value-type="string">
            <text:p>7079.4297</text:p>
          </table:table-cell>
          <table:table-cell office:value-type="string">
            <text:p>1413.6995</text:p>
          </table:table-cell>
          <table:table-cell office:value-type="string">
            <text:p>11267.9238</text:p>
          </table:table-cell>
          <table:table-cell office:value-type="string">
            <text:p>3863.5803</text:p>
          </table:table-cell>
          <table:table-cell office:value-type="string">
            <text:p>1771.9438</text:p>
          </table:table-cell>
          <table:table-cell office:value-type="string">
            <text:p>2091.6365</text:p>
          </table:table-cell>
          <table:table-cell office:value-type="string">
            <text:p>3314.7498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286];9;2); &quot;/&quot;; MID([.A1286];6;2);&quot;/&quot;;MID([.A1286];1;4);&quot;/&quot;)" office:value-type="string" office:string-value="08/07/2022/">
            <text:p>08/07/2022/</text:p>
          </table:table-cell>
        </table:table-row>
        <table:table-row table:style-name="ro1">
          <table:table-cell office:value-type="string">
            <text:p>2022-07-09T00:00:00.0/2022-07-10T00:00:00.0</text:p>
          </table:table-cell>
          <table:table-cell office:value-type="string">
            <text:p>11317.2510</text:p>
          </table:table-cell>
          <table:table-cell office:value-type="string">
            <text:p>8399.6240</text:p>
          </table:table-cell>
          <table:table-cell office:value-type="string">
            <text:p>6937.0469</text:p>
          </table:table-cell>
          <table:table-cell office:value-type="string">
            <text:p>1462.5769</text:p>
          </table:table-cell>
          <table:table-cell office:value-type="string">
            <text:p>11079.6797</text:p>
          </table:table-cell>
          <table:table-cell office:value-type="string">
            <text:p>3694.9041</text:p>
          </table:table-cell>
          <table:table-cell office:value-type="string">
            <text:p>745.4410</text:p>
          </table:table-cell>
          <table:table-cell office:value-type="string">
            <text:p>2949.4629</text:p>
          </table:table-cell>
          <table:table-cell office:value-type="string">
            <text:p>1757.5002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287];9;2); &quot;/&quot;; MID([.A1287];6;2);&quot;/&quot;;MID([.A1287];1;4);&quot;/&quot;)" office:value-type="string" office:string-value="09/07/2022/">
            <text:p>09/07/2022/</text:p>
          </table:table-cell>
        </table:table-row>
        <table:table-row table:style-name="ro1">
          <table:table-cell office:value-type="string">
            <text:p>2022-07-10T00:00:00.0/2022-07-11T00:00:00.0</text:p>
          </table:table-cell>
          <table:table-cell office:value-type="string">
            <text:p>11290.1582</text:p>
          </table:table-cell>
          <table:table-cell office:value-type="string">
            <text:p>8603.9932</text:p>
          </table:table-cell>
          <table:table-cell office:value-type="string">
            <text:p>7179.0493</text:p>
          </table:table-cell>
          <table:table-cell office:value-type="string">
            <text:p>1424.9437</text:p>
          </table:table-cell>
          <table:table-cell office:value-type="string">
            <text:p>11383.0234</text:p>
          </table:table-cell>
          <table:table-cell office:value-type="string">
            <text:p>4598.5645</text:p>
          </table:table-cell>
          <table:table-cell office:value-type="string">
            <text:p>1357.3705</text:p>
          </table:table-cell>
          <table:table-cell office:value-type="string">
            <text:p>3241.1938</text:p>
          </table:table-cell>
          <table:table-cell office:value-type="string">
            <text:p>2584.3674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288];9;2); &quot;/&quot;; MID([.A1288];6;2);&quot;/&quot;;MID([.A1288];1;4);&quot;/&quot;)" office:value-type="string" office:string-value="10/07/2022/">
            <text:p>10/07/2022/</text:p>
          </table:table-cell>
        </table:table-row>
        <table:table-row table:style-name="ro1">
          <table:table-cell office:value-type="string">
            <text:p>2022-07-11T00:00:00.0/2022-07-12T00:00:00.0</text:p>
          </table:table-cell>
          <table:table-cell office:value-type="string">
            <text:p>11261.8047</text:p>
          </table:table-cell>
          <table:table-cell office:value-type="string">
            <text:p>8501.9131</text:p>
          </table:table-cell>
          <table:table-cell office:value-type="string">
            <text:p>7002.4258</text:p>
          </table:table-cell>
          <table:table-cell office:value-type="string">
            <text:p>1499.4871</text:p>
          </table:table-cell>
          <table:table-cell office:value-type="string">
            <text:p>11107.0039</text:p>
          </table:table-cell>
          <table:table-cell office:value-type="string">
            <text:p>5926.2515</text:p>
          </table:table-cell>
          <table:table-cell office:value-type="string">
            <text:p>2389.1035</text:p>
          </table:table-cell>
          <table:table-cell office:value-type="string">
            <text:p>3537.1479</text:p>
          </table:table-cell>
          <table:table-cell office:value-type="string">
            <text:p>3845.9004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289];9;2); &quot;/&quot;; MID([.A1289];6;2);&quot;/&quot;;MID([.A1289];1;4);&quot;/&quot;)" office:value-type="string" office:string-value="11/07/2022/">
            <text:p>11/07/2022/</text:p>
          </table:table-cell>
        </table:table-row>
        <table:table-row table:style-name="ro1">
          <table:table-cell office:value-type="string">
            <text:p>2022-07-12T00:00:00.0/2022-07-13T00:00:00.0</text:p>
          </table:table-cell>
          <table:table-cell office:value-type="string">
            <text:p>11232.1514</text:p>
          </table:table-cell>
          <table:table-cell office:value-type="string">
            <text:p>8336.0908</text:p>
          </table:table-cell>
          <table:table-cell office:value-type="string">
            <text:p>6759.2944</text:p>
          </table:table-cell>
          <table:table-cell office:value-type="string">
            <text:p>1576.7964</text:p>
          </table:table-cell>
          <table:table-cell office:value-type="string">
            <text:p>10708.6250</text:p>
          </table:table-cell>
          <table:table-cell office:value-type="string">
            <text:p>6630.8071</text:p>
          </table:table-cell>
          <table:table-cell office:value-type="string">
            <text:p>3663.3994</text:p>
          </table:table-cell>
          <table:table-cell office:value-type="string">
            <text:p>2967.4077</text:p>
          </table:table-cell>
          <table:table-cell office:value-type="string">
            <text:p>6349.1309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290];9;2); &quot;/&quot;; MID([.A1290];6;2);&quot;/&quot;;MID([.A1290];1;4);&quot;/&quot;)" office:value-type="string" office:string-value="12/07/2022/">
            <text:p>12/07/2022/</text:p>
          </table:table-cell>
        </table:table-row>
        <table:table-row table:style-name="ro1">
          <table:table-cell office:value-type="string">
            <text:p>2022-07-13T00:00:00.0/2022-07-14T00:00:00.0</text:p>
          </table:table-cell>
          <table:table-cell office:value-type="string">
            <text:p>11201.2295</text:p>
          </table:table-cell>
          <table:table-cell office:value-type="string">
            <text:p>8302.0439</text:p>
          </table:table-cell>
          <table:table-cell office:value-type="string">
            <text:p>6882.2969</text:p>
          </table:table-cell>
          <table:table-cell office:value-type="string">
            <text:p>1419.7468</text:p>
          </table:table-cell>
          <table:table-cell office:value-type="string">
            <text:p>10996.5996</text:p>
          </table:table-cell>
          <table:table-cell office:value-type="string">
            <text:p>5800.5571</text:p>
          </table:table-cell>
          <table:table-cell office:value-type="string">
            <text:p>1976.1024</text:p>
          </table:table-cell>
          <table:table-cell office:value-type="string">
            <text:p>3824.4548</text:p>
          </table:table-cell>
          <table:table-cell office:value-type="string">
            <text:p>3180.0798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291];9;2); &quot;/&quot;; MID([.A1291];6;2);&quot;/&quot;;MID([.A1291];1;4);&quot;/&quot;)" office:value-type="string" office:string-value="13/07/2022/">
            <text:p>13/07/2022/</text:p>
          </table:table-cell>
        </table:table-row>
        <table:table-row table:style-name="ro1">
          <table:table-cell office:value-type="string">
            <text:p>2022-07-14T00:00:00.0/2022-07-15T00:00:00.0</text:p>
          </table:table-cell>
          <table:table-cell office:value-type="string">
            <text:p>11169.0518</text:p>
          </table:table-cell>
          <table:table-cell office:value-type="string">
            <text:p>7866.6875</text:p>
          </table:table-cell>
          <table:table-cell office:value-type="string">
            <text:p>5545.4482</text:p>
          </table:table-cell>
          <table:table-cell office:value-type="string">
            <text:p>2321.2393</text:p>
          </table:table-cell>
          <table:table-cell office:value-type="string">
            <text:p>8469.2715</text:p>
          </table:table-cell>
          <table:table-cell office:value-type="string">
            <text:p>5037.7388</text:p>
          </table:table-cell>
          <table:table-cell office:value-type="string">
            <text:p>1434.3702</text:p>
          </table:table-cell>
          <table:table-cell office:value-type="string">
            <text:p>3603.3684</text:p>
          </table:table-cell>
          <table:table-cell office:value-type="string">
            <text:p>2417.8108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292];9;2); &quot;/&quot;; MID([.A1292];6;2);&quot;/&quot;;MID([.A1292];1;4);&quot;/&quot;)" office:value-type="string" office:string-value="14/07/2022/">
            <text:p>14/07/2022/</text:p>
          </table:table-cell>
        </table:table-row>
        <table:table-row table:style-name="ro1">
          <table:table-cell office:value-type="string">
            <text:p>2022-07-15T00:00:00.0/2022-07-16T00:00:00.0</text:p>
          </table:table-cell>
          <table:table-cell office:value-type="string">
            <text:p>11135.6309</text:p>
          </table:table-cell>
          <table:table-cell office:value-type="string">
            <text:p>8416.9375</text:p>
          </table:table-cell>
          <table:table-cell office:value-type="string">
            <text:p>7068.4917</text:p>
          </table:table-cell>
          <table:table-cell office:value-type="string">
            <text:p>1348.4454</text:p>
          </table:table-cell>
          <table:table-cell office:value-type="string">
            <text:p>11356.1641</text:p>
          </table:table-cell>
          <table:table-cell office:value-type="string">
            <text:p>6281.1221</text:p>
          </table:table-cell>
          <table:table-cell office:value-type="string">
            <text:p>3166.7649</text:p>
          </table:table-cell>
          <table:table-cell office:value-type="string">
            <text:p>3114.3572</text:p>
          </table:table-cell>
          <table:table-cell office:value-type="string">
            <text:p>6351.7871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293];9;2); &quot;/&quot;; MID([.A1293];6;2);&quot;/&quot;;MID([.A1293];1;4);&quot;/&quot;)" office:value-type="string" office:string-value="15/07/2022/">
            <text:p>15/07/2022/</text:p>
          </table:table-cell>
        </table:table-row>
        <table:table-row table:style-name="ro1">
          <table:table-cell office:value-type="string">
            <text:p>2022-07-16T00:00:00.0/2022-07-17T00:00:00.0</text:p>
          </table:table-cell>
          <table:table-cell office:value-type="string">
            <text:p>11100.9785</text:p>
          </table:table-cell>
          <table:table-cell office:value-type="string">
            <text:p>8159.2925</text:p>
          </table:table-cell>
          <table:table-cell office:value-type="string">
            <text:p>6420.1479</text:p>
          </table:table-cell>
          <table:table-cell office:value-type="string">
            <text:p>1739.1443</text:p>
          </table:table-cell>
          <table:table-cell office:value-type="string">
            <text:p>10090.5820</text:p>
          </table:table-cell>
          <table:table-cell office:value-type="string">
            <text:p>5910.3770</text:p>
          </table:table-cell>
          <table:table-cell office:value-type="string">
            <text:p>2624.0212</text:p>
          </table:table-cell>
          <table:table-cell office:value-type="string">
            <text:p>3286.3557</text:p>
          </table:table-cell>
          <table:table-cell office:value-type="string">
            <text:p>4478.3765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294];9;2); &quot;/&quot;; MID([.A1294];6;2);&quot;/&quot;;MID([.A1294];1;4);&quot;/&quot;)" office:value-type="string" office:string-value="16/07/2022/">
            <text:p>16/07/2022/</text:p>
          </table:table-cell>
        </table:table-row>
        <table:table-row table:style-name="ro1">
          <table:table-cell office:value-type="string">
            <text:p>2022-07-17T00:00:00.0/2022-07-18T00:00:00.0</text:p>
          </table:table-cell>
          <table:table-cell office:value-type="string">
            <text:p>11065.1074</text:p>
          </table:table-cell>
          <table:table-cell office:value-type="string">
            <text:p>8407.4062</text:p>
          </table:table-cell>
          <table:table-cell office:value-type="string">
            <text:p>7086.8247</text:p>
          </table:table-cell>
          <table:table-cell office:value-type="string">
            <text:p>1320.5814</text:p>
          </table:table-cell>
          <table:table-cell office:value-type="string">
            <text:p>11435.2832</text:p>
          </table:table-cell>
          <table:table-cell office:value-type="string">
            <text:p>7998.6846</text:p>
          </table:table-cell>
          <table:table-cell office:value-type="string">
            <text:p>5894.1538</text:p>
          </table:table-cell>
          <table:table-cell office:value-type="string">
            <text:p>2104.5312</text:p>
          </table:table-cell>
          <table:table-cell office:value-type="string">
            <text:p>9981.6367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295];9;2); &quot;/&quot;; MID([.A1295];6;2);&quot;/&quot;;MID([.A1295];1;4);&quot;/&quot;)" office:value-type="string" office:string-value="17/07/2022/">
            <text:p>17/07/2022/</text:p>
          </table:table-cell>
        </table:table-row>
        <table:table-row table:style-name="ro1">
          <table:table-cell office:value-type="string">
            <text:p>2022-07-18T00:00:00.0/2022-07-19T00:00:00.0</text:p>
          </table:table-cell>
          <table:table-cell office:value-type="string">
            <text:p>11028.0293</text:p>
          </table:table-cell>
          <table:table-cell office:value-type="string">
            <text:p>8115.1377</text:p>
          </table:table-cell>
          <table:table-cell office:value-type="string">
            <text:p>6646.3218</text:p>
          </table:table-cell>
          <table:table-cell office:value-type="string">
            <text:p>1468.8160</text:p>
          </table:table-cell>
          <table:table-cell office:value-type="string">
            <text:p>10535.8438</text:p>
          </table:table-cell>
          <table:table-cell office:value-type="string">
            <text:p>7702.8950</text:p>
          </table:table-cell>
          <table:table-cell office:value-type="string">
            <text:p>5610.7686</text:p>
          </table:table-cell>
          <table:table-cell office:value-type="string">
            <text:p>2092.1265</text:p>
          </table:table-cell>
          <table:table-cell office:value-type="string">
            <text:p>8872.8584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296];9;2); &quot;/&quot;; MID([.A1296];6;2);&quot;/&quot;;MID([.A1296];1;4);&quot;/&quot;)" office:value-type="string" office:string-value="18/07/2022/">
            <text:p>18/07/2022/</text:p>
          </table:table-cell>
        </table:table-row>
        <table:table-row table:style-name="ro1">
          <table:table-cell office:value-type="string">
            <text:p>2022-07-19T00:00:00.0/2022-07-20T00:00:00.0</text:p>
          </table:table-cell>
          <table:table-cell office:value-type="string">
            <text:p>10989.7354</text:p>
          </table:table-cell>
          <table:table-cell office:value-type="string">
            <text:p>7972.9233</text:p>
          </table:table-cell>
          <table:table-cell office:value-type="string">
            <text:p>6251.8062</text:p>
          </table:table-cell>
          <table:table-cell office:value-type="string">
            <text:p>1721.1176</text:p>
          </table:table-cell>
          <table:table-cell office:value-type="string">
            <text:p>9850.6055</text:p>
          </table:table-cell>
          <table:table-cell office:value-type="string">
            <text:p>7972.9233</text:p>
          </table:table-cell>
          <table:table-cell office:value-type="string">
            <text:p>6251.8062</text:p>
          </table:table-cell>
          <table:table-cell office:value-type="string">
            <text:p>1721.1176</text:p>
          </table:table-cell>
          <table:table-cell office:value-type="string">
            <text:p>9850.6055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297];9;2); &quot;/&quot;; MID([.A1297];6;2);&quot;/&quot;;MID([.A1297];1;4);&quot;/&quot;)" office:value-type="string" office:string-value="19/07/2022/">
            <text:p>19/07/2022/</text:p>
          </table:table-cell>
        </table:table-row>
        <table:table-row table:style-name="ro1">
          <table:table-cell office:value-type="string">
            <text:p>2022-07-20T00:00:00.0/2022-07-21T00:00:00.0</text:p>
          </table:table-cell>
          <table:table-cell office:value-type="string">
            <text:p>10950.2900</text:p>
          </table:table-cell>
          <table:table-cell office:value-type="string">
            <text:p>7961.9478</text:p>
          </table:table-cell>
          <table:table-cell office:value-type="string">
            <text:p>6303.8716</text:p>
          </table:table-cell>
          <table:table-cell office:value-type="string">
            <text:p>1658.0763</text:p>
          </table:table-cell>
          <table:table-cell office:value-type="string">
            <text:p>9907.1729</text:p>
          </table:table-cell>
          <table:table-cell office:value-type="string">
            <text:p>7621.6240</text:p>
          </table:table-cell>
          <table:table-cell office:value-type="string">
            <text:p>5531.9297</text:p>
          </table:table-cell>
          <table:table-cell office:value-type="string">
            <text:p>2089.6943</text:p>
          </table:table-cell>
          <table:table-cell office:value-type="string">
            <text:p>8663.1807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298];9;2); &quot;/&quot;; MID([.A1298];6;2);&quot;/&quot;;MID([.A1298];1;4);&quot;/&quot;)" office:value-type="string" office:string-value="20/07/2022/">
            <text:p>20/07/2022/</text:p>
          </table:table-cell>
        </table:table-row>
        <table:table-row table:style-name="ro1">
          <table:table-cell office:value-type="string">
            <text:p>2022-07-21T00:00:00.0/2022-07-22T00:00:00.0</text:p>
          </table:table-cell>
          <table:table-cell office:value-type="string">
            <text:p>10909.6758</text:p>
          </table:table-cell>
          <table:table-cell office:value-type="string">
            <text:p>7697.2734</text:p>
          </table:table-cell>
          <table:table-cell office:value-type="string">
            <text:p>5566.7583</text:p>
          </table:table-cell>
          <table:table-cell office:value-type="string">
            <text:p>2130.5151</text:p>
          </table:table-cell>
          <table:table-cell office:value-type="string">
            <text:p>8702.8984</text:p>
          </table:table-cell>
          <table:table-cell office:value-type="string">
            <text:p>7337.2134</text:p>
          </table:table-cell>
          <table:table-cell office:value-type="string">
            <text:p>4867.0630</text:p>
          </table:table-cell>
          <table:table-cell office:value-type="string">
            <text:p>2470.1504</text:p>
          </table:table-cell>
          <table:table-cell office:value-type="string">
            <text:p>7481.2119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299];9;2); &quot;/&quot;; MID([.A1299];6;2);&quot;/&quot;;MID([.A1299];1;4);&quot;/&quot;)" office:value-type="string" office:string-value="21/07/2022/">
            <text:p>21/07/2022/</text:p>
          </table:table-cell>
        </table:table-row>
        <table:table-row table:style-name="ro1">
          <table:table-cell office:value-type="string">
            <text:p>2022-07-22T00:00:00.0/2022-07-23T00:00:00.0</text:p>
          </table:table-cell>
          <table:table-cell office:value-type="string">
            <text:p>10867.9053</text:p>
          </table:table-cell>
          <table:table-cell office:value-type="string">
            <text:p>7903.2520</text:p>
          </table:table-cell>
          <table:table-cell office:value-type="string">
            <text:p>6382.0605</text:p>
          </table:table-cell>
          <table:table-cell office:value-type="string">
            <text:p>1521.1915</text:p>
          </table:table-cell>
          <table:table-cell office:value-type="string">
            <text:p>10235.5664</text:p>
          </table:table-cell>
          <table:table-cell office:value-type="string">
            <text:p>7563.0581</text:p>
          </table:table-cell>
          <table:table-cell office:value-type="string">
            <text:p>5538.0068</text:p>
          </table:table-cell>
          <table:table-cell office:value-type="string">
            <text:p>2025.0510</text:p>
          </table:table-cell>
          <table:table-cell office:value-type="string">
            <text:p>9160.7207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300];9;2); &quot;/&quot;; MID([.A1300];6;2);&quot;/&quot;;MID([.A1300];1;4);&quot;/&quot;)" office:value-type="string" office:string-value="22/07/2022/">
            <text:p>22/07/2022/</text:p>
          </table:table-cell>
        </table:table-row>
        <table:table-row table:style-name="ro1">
          <table:table-cell office:value-type="string">
            <text:p>2022-07-23T00:00:00.0/2022-07-24T00:00:00.0</text:p>
          </table:table-cell>
          <table:table-cell office:value-type="string">
            <text:p>10824.9902</text:p>
          </table:table-cell>
          <table:table-cell office:value-type="string">
            <text:p>7233.5840</text:p>
          </table:table-cell>
          <table:table-cell office:value-type="string">
            <text:p>4581.1357</text:p>
          </table:table-cell>
          <table:table-cell office:value-type="string">
            <text:p>2652.4487</text:p>
          </table:table-cell>
          <table:table-cell office:value-type="string">
            <text:p>6836.0439</text:p>
          </table:table-cell>
          <table:table-cell office:value-type="string">
            <text:p>3536.0757</text:p>
          </table:table-cell>
          <table:table-cell office:value-type="string">
            <text:p>719.1352</text:p>
          </table:table-cell>
          <table:table-cell office:value-type="string">
            <text:p>2816.9404</text:p>
          </table:table-cell>
          <table:table-cell office:value-type="string">
            <text:p>1133.8573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301];9;2); &quot;/&quot;; MID([.A1301];6;2);&quot;/&quot;;MID([.A1301];1;4);&quot;/&quot;)" office:value-type="string" office:string-value="23/07/2022/">
            <text:p>23/07/2022/</text:p>
          </table:table-cell>
        </table:table-row>
        <table:table-row table:style-name="ro1">
          <table:table-cell office:value-type="string">
            <text:p>2022-07-24T00:00:00.0/2022-07-25T00:00:00.0</text:p>
          </table:table-cell>
          <table:table-cell office:value-type="string">
            <text:p>10780.9277</text:p>
          </table:table-cell>
          <table:table-cell office:value-type="string">
            <text:p>7817.5747</text:p>
          </table:table-cell>
          <table:table-cell office:value-type="string">
            <text:p>6002.2949</text:p>
          </table:table-cell>
          <table:table-cell office:value-type="string">
            <text:p>1815.2797</text:p>
          </table:table-cell>
          <table:table-cell office:value-type="string">
            <text:p>9716.0498</text:p>
          </table:table-cell>
          <table:table-cell office:value-type="string">
            <text:p>7759.6743</text:p>
          </table:table-cell>
          <table:table-cell office:value-type="string">
            <text:p>5857.2236</text:p>
          </table:table-cell>
          <table:table-cell office:value-type="string">
            <text:p>1902.4510</text:p>
          </table:table-cell>
          <table:table-cell office:value-type="string">
            <text:p>9515.0254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302];9;2); &quot;/&quot;; MID([.A1302];6;2);&quot;/&quot;;MID([.A1302];1;4);&quot;/&quot;)" office:value-type="string" office:string-value="24/07/2022/">
            <text:p>24/07/2022/</text:p>
          </table:table-cell>
        </table:table-row>
        <table:table-row table:style-name="ro1">
          <table:table-cell office:value-type="string">
            <text:p>2022-07-25T00:00:00.0/2022-07-26T00:00:00.0</text:p>
          </table:table-cell>
          <table:table-cell office:value-type="string">
            <text:p>10735.7549</text:p>
          </table:table-cell>
          <table:table-cell office:value-type="string">
            <text:p>7951.4658</text:p>
          </table:table-cell>
          <table:table-cell office:value-type="string">
            <text:p>6619.2085</text:p>
          </table:table-cell>
          <table:table-cell office:value-type="string">
            <text:p>1332.2577</text:p>
          </table:table-cell>
          <table:table-cell office:value-type="string">
            <text:p>10674.3730</text:p>
          </table:table-cell>
          <table:table-cell office:value-type="string">
            <text:p>7951.4658</text:p>
          </table:table-cell>
          <table:table-cell office:value-type="string">
            <text:p>6619.2085</text:p>
          </table:table-cell>
          <table:table-cell office:value-type="string">
            <text:p>1332.2577</text:p>
          </table:table-cell>
          <table:table-cell office:value-type="string">
            <text:p>10674.3730</text:p>
          </table:table-cell>
          <table:table-cell office:value-type="string">
            <text:p>0.9566</text:p>
          </table:table-cell>
          <table:table-cell table:number-columns-repeated="3"/>
          <table:table-cell table:formula="of:==CONCATENATE( MID([.A1303];9;2); &quot;/&quot;; MID([.A1303];6;2);&quot;/&quot;;MID([.A1303];1;4);&quot;/&quot;)" office:value-type="string" office:string-value="25/07/2022/">
            <text:p>25/07/2022/</text:p>
          </table:table-cell>
        </table:table-row>
        <table:table-row table:style-name="ro1">
          <table:table-cell office:value-type="string">
            <text:p>2022-07-26T00:00:00.0/2022-07-27T00:00:00.0</text:p>
          </table:table-cell>
          <table:table-cell office:value-type="string">
            <text:p>10689.5146</text:p>
          </table:table-cell>
          <table:table-cell office:value-type="string">
            <text:p>7521.7583</text:p>
          </table:table-cell>
          <table:table-cell office:value-type="string">
            <text:p>5446.3330</text:p>
          </table:table-cell>
          <table:table-cell office:value-type="string">
            <text:p>2075.4253</text:p>
          </table:table-cell>
          <table:table-cell office:value-type="string">
            <text:p>8360.1221</text:p>
          </table:table-cell>
          <table:table-cell office:value-type="string">
            <text:p>4298.5493</text:p>
          </table:table-cell>
          <table:table-cell office:value-type="string">
            <text:p>1436.9878</text:p>
          </table:table-cell>
          <table:table-cell office:value-type="string">
            <text:p>2861.5613</text:p>
          </table:table-cell>
          <table:table-cell office:value-type="string">
            <text:p>2342.5989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304];9;2); &quot;/&quot;; MID([.A1304];6;2);&quot;/&quot;;MID([.A1304];1;4);&quot;/&quot;)" office:value-type="string" office:string-value="26/07/2022/">
            <text:p>26/07/2022/</text:p>
          </table:table-cell>
        </table:table-row>
        <table:table-row table:style-name="ro1">
          <table:table-cell office:value-type="string">
            <text:p>2022-07-27T00:00:00.0/2022-07-28T00:00:00.0</text:p>
          </table:table-cell>
          <table:table-cell office:value-type="string">
            <text:p>10642.1611</text:p>
          </table:table-cell>
          <table:table-cell office:value-type="string">
            <text:p>7512.5962</text:p>
          </table:table-cell>
          <table:table-cell office:value-type="string">
            <text:p>5334.7974</text:p>
          </table:table-cell>
          <table:table-cell office:value-type="string">
            <text:p>2177.7988</text:p>
          </table:table-cell>
          <table:table-cell office:value-type="string">
            <text:p>8573.0332</text:p>
          </table:table-cell>
          <table:table-cell office:value-type="string">
            <text:p>5275.2148</text:p>
          </table:table-cell>
          <table:table-cell office:value-type="string">
            <text:p>2268.2229</text:p>
          </table:table-cell>
          <table:table-cell office:value-type="string">
            <text:p>3006.9922</text:p>
          </table:table-cell>
          <table:table-cell office:value-type="string">
            <text:p>3793.9136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305];9;2); &quot;/&quot;; MID([.A1305];6;2);&quot;/&quot;;MID([.A1305];1;4);&quot;/&quot;)" office:value-type="string" office:string-value="27/07/2022/">
            <text:p>27/07/2022/</text:p>
          </table:table-cell>
        </table:table-row>
        <table:table-row table:style-name="ro1">
          <table:table-cell office:value-type="string">
            <text:p>2022-07-28T00:00:00.0/2022-07-29T00:00:00.0</text:p>
          </table:table-cell>
          <table:table-cell office:value-type="string">
            <text:p>10593.7490</text:p>
          </table:table-cell>
          <table:table-cell office:value-type="string">
            <text:p>7827.6177</text:p>
          </table:table-cell>
          <table:table-cell office:value-type="string">
            <text:p>6292.0649</text:p>
          </table:table-cell>
          <table:table-cell office:value-type="string">
            <text:p>1535.5529</text:p>
          </table:table-cell>
          <table:table-cell office:value-type="string">
            <text:p>10128.7324</text:p>
          </table:table-cell>
          <table:table-cell office:value-type="string">
            <text:p>7566.6587</text:p>
          </table:table-cell>
          <table:table-cell office:value-type="string">
            <text:p>5649.0894</text:p>
          </table:table-cell>
          <table:table-cell office:value-type="string">
            <text:p>1917.5696</text:p>
          </table:table-cell>
          <table:table-cell office:value-type="string">
            <text:p>9162.0654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306];9;2); &quot;/&quot;; MID([.A1306];6;2);&quot;/&quot;;MID([.A1306];1;4);&quot;/&quot;)" office:value-type="string" office:string-value="28/07/2022/">
            <text:p>28/07/2022/</text:p>
          </table:table-cell>
        </table:table-row>
        <table:table-row table:style-name="ro1">
          <table:table-cell office:value-type="string">
            <text:p>2022-07-29T00:00:00.0/2022-07-30T00:00:00.0</text:p>
          </table:table-cell>
          <table:table-cell office:value-type="string">
            <text:p>10544.3164</text:p>
          </table:table-cell>
          <table:table-cell office:value-type="string">
            <text:p>7264.2100</text:p>
          </table:table-cell>
          <table:table-cell office:value-type="string">
            <text:p>4915.8506</text:p>
          </table:table-cell>
          <table:table-cell office:value-type="string">
            <text:p>2348.3594</text:p>
          </table:table-cell>
          <table:table-cell office:value-type="string">
            <text:p>7663.0518</text:p>
          </table:table-cell>
          <table:table-cell office:value-type="string">
            <text:p>3380.3652</text:p>
          </table:table-cell>
          <table:table-cell office:value-type="string">
            <text:p>452.4338</text:p>
          </table:table-cell>
          <table:table-cell office:value-type="string">
            <text:p>2927.9314</text:p>
          </table:table-cell>
          <table:table-cell office:value-type="string">
            <text:p>1181.2822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307];9;2); &quot;/&quot;; MID([.A1307];6;2);&quot;/&quot;;MID([.A1307];1;4);&quot;/&quot;)" office:value-type="string" office:string-value="29/07/2022/">
            <text:p>29/07/2022/</text:p>
          </table:table-cell>
        </table:table-row>
        <table:table-row table:style-name="ro1">
          <table:table-cell office:value-type="string">
            <text:p>2022-07-30T00:00:00.0/2022-07-31T00:00:00.0</text:p>
          </table:table-cell>
          <table:table-cell office:value-type="string">
            <text:p>10493.8145</text:p>
          </table:table-cell>
          <table:table-cell office:value-type="string">
            <text:p>7309.0986</text:p>
          </table:table-cell>
          <table:table-cell office:value-type="string">
            <text:p>5180.6753</text:p>
          </table:table-cell>
          <table:table-cell office:value-type="string">
            <text:p>2128.4231</text:p>
          </table:table-cell>
          <table:table-cell office:value-type="string">
            <text:p>8042.9365</text:p>
          </table:table-cell>
          <table:table-cell office:value-type="string">
            <text:p>2085.6521</text:p>
          </table:table-cell>
          <table:table-cell office:value-type="string">
            <text:p>74.6684</text:p>
          </table:table-cell>
          <table:table-cell office:value-type="string">
            <text:p>2010.9838</text:p>
          </table:table-cell>
          <table:table-cell office:value-type="string">
            <text:p>139.0565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308];9;2); &quot;/&quot;; MID([.A1308];6;2);&quot;/&quot;;MID([.A1308];1;4);&quot;/&quot;)" office:value-type="string" office:string-value="30/07/2022/">
            <text:p>30/07/2022/</text:p>
          </table:table-cell>
        </table:table-row>
        <table:table-row table:style-name="ro1">
          <table:table-cell office:value-type="string">
            <text:p>2022-07-31T00:00:00.0/2022-08-01T00:00:00.0</text:p>
          </table:table-cell>
          <table:table-cell office:value-type="string">
            <text:p>10442.3125</text:p>
          </table:table-cell>
          <table:table-cell office:value-type="string">
            <text:p>7480.4102</text:p>
          </table:table-cell>
          <table:table-cell office:value-type="string">
            <text:p>5567.1558</text:p>
          </table:table-cell>
          <table:table-cell office:value-type="string">
            <text:p>1913.2540</text:p>
          </table:table-cell>
          <table:table-cell office:value-type="string">
            <text:p>8934.7295</text:p>
          </table:table-cell>
          <table:table-cell office:value-type="string">
            <text:p>7102.2324</text:p>
          </table:table-cell>
          <table:table-cell office:value-type="string">
            <text:p>4940.4111</text:p>
          </table:table-cell>
          <table:table-cell office:value-type="string">
            <text:p>2161.8218</text:p>
          </table:table-cell>
          <table:table-cell office:value-type="string">
            <text:p>7705.3940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309];9;2); &quot;/&quot;; MID([.A1309];6;2);&quot;/&quot;;MID([.A1309];1;4);&quot;/&quot;)" office:value-type="string" office:string-value="31/07/2022/">
            <text:p>31/07/2022/</text:p>
          </table:table-cell>
        </table:table-row>
        <table:table-row table:style-name="ro1">
          <table:table-cell office:value-type="string">
            <text:p>2022-08-01T00:00:00.0/2022-08-02T00:00:00.0</text:p>
          </table:table-cell>
          <table:table-cell office:value-type="string">
            <text:p>10389.8232</text:p>
          </table:table-cell>
          <table:table-cell office:value-type="string">
            <text:p>7461.2236</text:p>
          </table:table-cell>
          <table:table-cell office:value-type="string">
            <text:p>5777.2539</text:p>
          </table:table-cell>
          <table:table-cell office:value-type="string">
            <text:p>1683.9698</text:p>
          </table:table-cell>
          <table:table-cell office:value-type="string">
            <text:p>9363.8545</text:p>
          </table:table-cell>
          <table:table-cell office:value-type="string">
            <text:p>5599.8384</text:p>
          </table:table-cell>
          <table:table-cell office:value-type="string">
            <text:p>2399.0376</text:p>
          </table:table-cell>
          <table:table-cell office:value-type="string">
            <text:p>3200.8008</text:p>
          </table:table-cell>
          <table:table-cell office:value-type="string">
            <text:p>4398.4316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310];9;2); &quot;/&quot;; MID([.A1310];6;2);&quot;/&quot;;MID([.A1310];1;4);&quot;/&quot;)" office:value-type="string" office:string-value="01/08/2022/">
            <text:p>01/08/2022/</text:p>
          </table:table-cell>
        </table:table-row>
        <table:table-row table:style-name="ro1">
          <table:table-cell office:value-type="string">
            <text:p>2022-08-02T00:00:00.0/2022-08-03T00:00:00.0</text:p>
          </table:table-cell>
          <table:table-cell office:value-type="string">
            <text:p>10336.3076</text:p>
          </table:table-cell>
          <table:table-cell office:value-type="string">
            <text:p>7515.5327</text:p>
          </table:table-cell>
          <table:table-cell office:value-type="string">
            <text:p>5962.7559</text:p>
          </table:table-cell>
          <table:table-cell office:value-type="string">
            <text:p>1552.7766</text:p>
          </table:table-cell>
          <table:table-cell office:value-type="string">
            <text:p>9738.3721</text:p>
          </table:table-cell>
          <table:table-cell office:value-type="string">
            <text:p>7348.9150</text:p>
          </table:table-cell>
          <table:table-cell office:value-type="string">
            <text:p>5593.2271</text:p>
          </table:table-cell>
          <table:table-cell office:value-type="string">
            <text:p>1755.6875</text:p>
          </table:table-cell>
          <table:table-cell office:value-type="string">
            <text:p>9219.7539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311];9;2); &quot;/&quot;; MID([.A1311];6;2);&quot;/&quot;;MID([.A1311];1;4);&quot;/&quot;)" office:value-type="string" office:string-value="02/08/2022/">
            <text:p>02/08/2022/</text:p>
          </table:table-cell>
        </table:table-row>
        <table:table-row table:style-name="ro1">
          <table:table-cell office:value-type="string">
            <text:p>2022-08-03T00:00:00.0/2022-08-04T00:00:00.0</text:p>
          </table:table-cell>
          <table:table-cell office:value-type="string">
            <text:p>10281.8730</text:p>
          </table:table-cell>
          <table:table-cell office:value-type="string">
            <text:p>7364.7007</text:p>
          </table:table-cell>
          <table:table-cell office:value-type="string">
            <text:p>5724.8574</text:p>
          </table:table-cell>
          <table:table-cell office:value-type="string">
            <text:p>1639.8433</text:p>
          </table:table-cell>
          <table:table-cell office:value-type="string">
            <text:p>9413.2129</text:p>
          </table:table-cell>
          <table:table-cell office:value-type="string">
            <text:p>6918.2480</text:p>
          </table:table-cell>
          <table:table-cell office:value-type="string">
            <text:p>4679.7998</text:p>
          </table:table-cell>
          <table:table-cell office:value-type="string">
            <text:p>2238.4480</text:p>
          </table:table-cell>
          <table:table-cell office:value-type="string">
            <text:p>8024.6953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312];9;2); &quot;/&quot;; MID([.A1312];6;2);&quot;/&quot;;MID([.A1312];1;4);&quot;/&quot;)" office:value-type="string" office:string-value="03/08/2022/">
            <text:p>03/08/2022/</text:p>
          </table:table-cell>
        </table:table-row>
        <table:table-row table:style-name="ro1">
          <table:table-cell office:value-type="string">
            <text:p>2022-08-04T00:00:00.0/2022-08-05T00:00:00.0</text:p>
          </table:table-cell>
          <table:table-cell office:value-type="string">
            <text:p>10226.4355</text:p>
          </table:table-cell>
          <table:table-cell office:value-type="string">
            <text:p>7502.7393</text:p>
          </table:table-cell>
          <table:table-cell office:value-type="string">
            <text:p>6251.8081</text:p>
          </table:table-cell>
          <table:table-cell office:value-type="string">
            <text:p>1250.9307</text:p>
          </table:table-cell>
          <table:table-cell office:value-type="string">
            <text:p>10450.4102</text:p>
          </table:table-cell>
          <table:table-cell office:value-type="string">
            <text:p>7411.3691</text:p>
          </table:table-cell>
          <table:table-cell office:value-type="string">
            <text:p>6026.6592</text:p>
          </table:table-cell>
          <table:table-cell office:value-type="string">
            <text:p>1384.7103</text:p>
          </table:table-cell>
          <table:table-cell office:value-type="string">
            <text:p>10138.8496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313];9;2); &quot;/&quot;; MID([.A1313];6;2);&quot;/&quot;;MID([.A1313];1;4);&quot;/&quot;)" office:value-type="string" office:string-value="04/08/2022/">
            <text:p>04/08/2022/</text:p>
          </table:table-cell>
        </table:table-row>
        <table:table-row table:style-name="ro1">
          <table:table-cell office:value-type="string">
            <text:p>2022-08-05T00:00:00.0/2022-08-06T00:00:00.0</text:p>
          </table:table-cell>
          <table:table-cell office:value-type="string">
            <text:p>10170.0957</text:p>
          </table:table-cell>
          <table:table-cell office:value-type="string">
            <text:p>7308.8965</text:p>
          </table:table-cell>
          <table:table-cell office:value-type="string">
            <text:p>5739.8892</text:p>
          </table:table-cell>
          <table:table-cell office:value-type="string">
            <text:p>1569.0073</text:p>
          </table:table-cell>
          <table:table-cell office:value-type="string">
            <text:p>9303.7764</text:p>
          </table:table-cell>
          <table:table-cell office:value-type="string">
            <text:p>6993.1025</text:p>
          </table:table-cell>
          <table:table-cell office:value-type="string">
            <text:p>5433.6479</text:p>
          </table:table-cell>
          <table:table-cell office:value-type="string">
            <text:p>1559.4545</text:p>
          </table:table-cell>
          <table:table-cell office:value-type="string">
            <text:p>8494.8828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314];9;2); &quot;/&quot;; MID([.A1314];6;2);&quot;/&quot;;MID([.A1314];1;4);&quot;/&quot;)" office:value-type="string" office:string-value="05/08/2022/">
            <text:p>05/08/2022/</text:p>
          </table:table-cell>
        </table:table-row>
        <table:table-row table:style-name="ro1">
          <table:table-cell office:value-type="string">
            <text:p>2022-08-06T00:00:00.0/2022-08-07T00:00:00.0</text:p>
          </table:table-cell>
          <table:table-cell office:value-type="string">
            <text:p>10112.8604</text:p>
          </table:table-cell>
          <table:table-cell office:value-type="string">
            <text:p>7478.1699</text:p>
          </table:table-cell>
          <table:table-cell office:value-type="string">
            <text:p>6126.1323</text:p>
          </table:table-cell>
          <table:table-cell office:value-type="string">
            <text:p>1352.0380</text:p>
          </table:table-cell>
          <table:table-cell office:value-type="string">
            <text:p>10027.2646</text:p>
          </table:table-cell>
          <table:table-cell office:value-type="string">
            <text:p>5236.1963</text:p>
          </table:table-cell>
          <table:table-cell office:value-type="string">
            <text:p>3353.4285</text:p>
          </table:table-cell>
          <table:table-cell office:value-type="string">
            <text:p>1882.7679</text:p>
          </table:table-cell>
          <table:table-cell office:value-type="string">
            <text:p>5177.8940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315];9;2); &quot;/&quot;; MID([.A1315];6;2);&quot;/&quot;;MID([.A1315];1;4);&quot;/&quot;)" office:value-type="string" office:string-value="06/08/2022/">
            <text:p>06/08/2022/</text:p>
          </table:table-cell>
        </table:table-row>
        <table:table-row table:style-name="ro1">
          <table:table-cell office:value-type="string">
            <text:p>2022-08-07T00:00:00.0/2022-08-08T00:00:00.0</text:p>
          </table:table-cell>
          <table:table-cell office:value-type="string">
            <text:p>10054.6738</text:p>
          </table:table-cell>
          <table:table-cell office:value-type="string">
            <text:p>7663.5107</text:p>
          </table:table-cell>
          <table:table-cell office:value-type="string">
            <text:p>6556.1270</text:p>
          </table:table-cell>
          <table:table-cell office:value-type="string">
            <text:p>1107.3835</text:p>
          </table:table-cell>
          <table:table-cell office:value-type="string">
            <text:p>11133.0771</text:p>
          </table:table-cell>
          <table:table-cell office:value-type="string">
            <text:p>7408.0513</text:p>
          </table:table-cell>
          <table:table-cell office:value-type="string">
            <text:p>5893.0127</text:p>
          </table:table-cell>
          <table:table-cell office:value-type="string">
            <text:p>1515.0389</text:p>
          </table:table-cell>
          <table:table-cell office:value-type="string">
            <text:p>9975.9756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316];9;2); &quot;/&quot;; MID([.A1316];6;2);&quot;/&quot;;MID([.A1316];1;4);&quot;/&quot;)" office:value-type="string" office:string-value="07/08/2022/">
            <text:p>07/08/2022/</text:p>
          </table:table-cell>
        </table:table-row>
        <table:table-row table:style-name="ro1">
          <table:table-cell office:value-type="string">
            <text:p>2022-08-08T00:00:00.0/2022-08-09T00:00:00.0</text:p>
          </table:table-cell>
          <table:table-cell office:value-type="string">
            <text:p>9995.6230</text:p>
          </table:table-cell>
          <table:table-cell office:value-type="string">
            <text:p>7458.7939</text:p>
          </table:table-cell>
          <table:table-cell office:value-type="string">
            <text:p>6175.2993</text:p>
          </table:table-cell>
          <table:table-cell office:value-type="string">
            <text:p>1283.4948</text:p>
          </table:table-cell>
          <table:table-cell office:value-type="string">
            <text:p>10378.1553</text:p>
          </table:table-cell>
          <table:table-cell office:value-type="string">
            <text:p>7458.7939</text:p>
          </table:table-cell>
          <table:table-cell office:value-type="string">
            <text:p>6175.2993</text:p>
          </table:table-cell>
          <table:table-cell office:value-type="string">
            <text:p>1283.4948</text:p>
          </table:table-cell>
          <table:table-cell office:value-type="string">
            <text:p>10378.1553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317];9;2); &quot;/&quot;; MID([.A1317];6;2);&quot;/&quot;;MID([.A1317];1;4);&quot;/&quot;)" office:value-type="string" office:string-value="08/08/2022/">
            <text:p>08/08/2022/</text:p>
          </table:table-cell>
        </table:table-row>
        <table:table-row table:style-name="ro1">
          <table:table-cell office:value-type="string">
            <text:p>2022-08-09T00:00:00.0/2022-08-10T00:00:00.0</text:p>
          </table:table-cell>
          <table:table-cell office:value-type="string">
            <text:p>9935.7002</text:p>
          </table:table-cell>
          <table:table-cell office:value-type="string">
            <text:p>7286.5718</text:p>
          </table:table-cell>
          <table:table-cell office:value-type="string">
            <text:p>5821.9341</text:p>
          </table:table-cell>
          <table:table-cell office:value-type="string">
            <text:p>1464.6376</text:p>
          </table:table-cell>
          <table:table-cell office:value-type="string">
            <text:p>9717.7949</text:p>
          </table:table-cell>
          <table:table-cell office:value-type="string">
            <text:p>6320.8633</text:p>
          </table:table-cell>
          <table:table-cell office:value-type="string">
            <text:p>4122.8716</text:p>
          </table:table-cell>
          <table:table-cell office:value-type="string">
            <text:p>2197.9919</text:p>
          </table:table-cell>
          <table:table-cell office:value-type="string">
            <text:p>7366.3560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318];9;2); &quot;/&quot;; MID([.A1318];6;2);&quot;/&quot;;MID([.A1318];1;4);&quot;/&quot;)" office:value-type="string" office:string-value="09/08/2022/">
            <text:p>09/08/2022/</text:p>
          </table:table-cell>
        </table:table-row>
        <table:table-row table:style-name="ro1">
          <table:table-cell office:value-type="string">
            <text:p>2022-08-10T00:00:00.0/2022-08-11T00:00:00.0</text:p>
          </table:table-cell>
          <table:table-cell office:value-type="string">
            <text:p>9874.9365</text:p>
          </table:table-cell>
          <table:table-cell office:value-type="string">
            <text:p>7196.7266</text:p>
          </table:table-cell>
          <table:table-cell office:value-type="string">
            <text:p>5577.4043</text:p>
          </table:table-cell>
          <table:table-cell office:value-type="string">
            <text:p>1619.3223</text:p>
          </table:table-cell>
          <table:table-cell office:value-type="string">
            <text:p>9362.0762</text:p>
          </table:table-cell>
          <table:table-cell office:value-type="string">
            <text:p>6510.3696</text:p>
          </table:table-cell>
          <table:table-cell office:value-type="string">
            <text:p>4275.1865</text:p>
          </table:table-cell>
          <table:table-cell office:value-type="string">
            <text:p>2235.1831</text:p>
          </table:table-cell>
          <table:table-cell office:value-type="string">
            <text:p>7544.3433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319];9;2); &quot;/&quot;; MID([.A1319];6;2);&quot;/&quot;;MID([.A1319];1;4);&quot;/&quot;)" office:value-type="string" office:string-value="10/08/2022/">
            <text:p>10/08/2022/</text:p>
          </table:table-cell>
        </table:table-row>
        <table:table-row table:style-name="ro1">
          <table:table-cell office:value-type="string">
            <text:p>2022-08-11T00:00:00.0/2022-08-12T00:00:00.0</text:p>
          </table:table-cell>
          <table:table-cell office:value-type="string">
            <text:p>9813.3184</text:p>
          </table:table-cell>
          <table:table-cell office:value-type="string">
            <text:p>7291.9160</text:p>
          </table:table-cell>
          <table:table-cell office:value-type="string">
            <text:p>5989.3296</text:p>
          </table:table-cell>
          <table:table-cell office:value-type="string">
            <text:p>1302.5864</text:p>
          </table:table-cell>
          <table:table-cell office:value-type="string">
            <text:p>10113.5967</text:p>
          </table:table-cell>
          <table:table-cell office:value-type="string">
            <text:p>6340.2358</text:p>
          </table:table-cell>
          <table:table-cell office:value-type="string">
            <text:p>3988.9456</text:p>
          </table:table-cell>
          <table:table-cell office:value-type="string">
            <text:p>2351.2905</text:p>
          </table:table-cell>
          <table:table-cell office:value-type="string">
            <text:p>7252.0020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320];9;2); &quot;/&quot;; MID([.A1320];6;2);&quot;/&quot;;MID([.A1320];1;4);&quot;/&quot;)" office:value-type="string" office:string-value="11/08/2022/">
            <text:p>11/08/2022/</text:p>
          </table:table-cell>
        </table:table-row>
        <table:table-row table:style-name="ro1">
          <table:table-cell office:value-type="string">
            <text:p>2022-08-12T00:00:00.0/2022-08-13T00:00:00.0</text:p>
          </table:table-cell>
          <table:table-cell office:value-type="string">
            <text:p>9750.8584</text:p>
          </table:table-cell>
          <table:table-cell office:value-type="string">
            <text:p>7090.0107</text:p>
          </table:table-cell>
          <table:table-cell office:value-type="string">
            <text:p>5695.5396</text:p>
          </table:table-cell>
          <table:table-cell office:value-type="string">
            <text:p>1394.4713</text:p>
          </table:table-cell>
          <table:table-cell office:value-type="string">
            <text:p>9638.2236</text:p>
          </table:table-cell>
          <table:table-cell office:value-type="string">
            <text:p>6388.7070</text:p>
          </table:table-cell>
          <table:table-cell office:value-type="string">
            <text:p>4271.5981</text:p>
          </table:table-cell>
          <table:table-cell office:value-type="string">
            <text:p>2117.1089</text:p>
          </table:table-cell>
          <table:table-cell office:value-type="string">
            <text:p>7651.4224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321];9;2); &quot;/&quot;; MID([.A1321];6;2);&quot;/&quot;;MID([.A1321];1;4);&quot;/&quot;)" office:value-type="string" office:string-value="12/08/2022/">
            <text:p>12/08/2022/</text:p>
          </table:table-cell>
        </table:table-row>
        <table:table-row table:style-name="ro1">
          <table:table-cell office:value-type="string">
            <text:p>2022-08-13T00:00:00.0/2022-08-14T00:00:00.0</text:p>
          </table:table-cell>
          <table:table-cell office:value-type="string">
            <text:p>9687.6377</text:p>
          </table:table-cell>
          <table:table-cell office:value-type="string">
            <text:p>6870.9492</text:p>
          </table:table-cell>
          <table:table-cell office:value-type="string">
            <text:p>5169.2544</text:p>
          </table:table-cell>
          <table:table-cell office:value-type="string">
            <text:p>1701.6947</text:p>
          </table:table-cell>
          <table:table-cell office:value-type="string">
            <text:p>8868.1807</text:p>
          </table:table-cell>
          <table:table-cell office:value-type="string">
            <text:p>5613.6372</text:p>
          </table:table-cell>
          <table:table-cell office:value-type="string">
            <text:p>2995.6108</text:p>
          </table:table-cell>
          <table:table-cell office:value-type="string">
            <text:p>2618.0264</text:p>
          </table:table-cell>
          <table:table-cell office:value-type="string">
            <text:p>5544.2559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322];9;2); &quot;/&quot;; MID([.A1322];6;2);&quot;/&quot;;MID([.A1322];1;4);&quot;/&quot;)" office:value-type="string" office:string-value="13/08/2022/">
            <text:p>13/08/2022/</text:p>
          </table:table-cell>
        </table:table-row>
        <table:table-row table:style-name="ro1">
          <table:table-cell office:value-type="string">
            <text:p>2022-08-14T00:00:00.0/2022-08-15T00:00:00.0</text:p>
          </table:table-cell>
          <table:table-cell office:value-type="string">
            <text:p>9623.5801</text:p>
          </table:table-cell>
          <table:table-cell office:value-type="string">
            <text:p>6404.9609</text:p>
          </table:table-cell>
          <table:table-cell office:value-type="string">
            <text:p>3973.2515</text:p>
          </table:table-cell>
          <table:table-cell office:value-type="string">
            <text:p>2431.7095</text:p>
          </table:table-cell>
          <table:table-cell office:value-type="string">
            <text:p>6460.0801</text:p>
          </table:table-cell>
          <table:table-cell office:value-type="string">
            <text:p>3482.9143</text:p>
          </table:table-cell>
          <table:table-cell office:value-type="string">
            <text:p>685.9802</text:p>
          </table:table-cell>
          <table:table-cell office:value-type="string">
            <text:p>2796.9341</text:p>
          </table:table-cell>
          <table:table-cell office:value-type="string">
            <text:p>1370.3901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323];9;2); &quot;/&quot;; MID([.A1323];6;2);&quot;/&quot;;MID([.A1323];1;4);&quot;/&quot;)" office:value-type="string" office:string-value="14/08/2022/">
            <text:p>14/08/2022/</text:p>
          </table:table-cell>
        </table:table-row>
        <table:table-row table:style-name="ro1">
          <table:table-cell office:value-type="string">
            <text:p>2022-08-15T00:00:00.0/2022-08-16T00:00:00.0</text:p>
          </table:table-cell>
          <table:table-cell office:value-type="string">
            <text:p>9558.7676</text:p>
          </table:table-cell>
          <table:table-cell office:value-type="string">
            <text:p>6421.1147</text:p>
          </table:table-cell>
          <table:table-cell office:value-type="string">
            <text:p>4015.5142</text:p>
          </table:table-cell>
          <table:table-cell office:value-type="string">
            <text:p>2405.6008</text:p>
          </table:table-cell>
          <table:table-cell office:value-type="string">
            <text:p>6706.8003</text:p>
          </table:table-cell>
          <table:table-cell office:value-type="string">
            <text:p>4782.6968</text:p>
          </table:table-cell>
          <table:table-cell office:value-type="string">
            <text:p>2403.5515</text:p>
          </table:table-cell>
          <table:table-cell office:value-type="string">
            <text:p>2379.1453</text:p>
          </table:table-cell>
          <table:table-cell office:value-type="string">
            <text:p>3556.6843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324];9;2); &quot;/&quot;; MID([.A1324];6;2);&quot;/&quot;;MID([.A1324];1;4);&quot;/&quot;)" office:value-type="string" office:string-value="15/08/2022/">
            <text:p>15/08/2022/</text:p>
          </table:table-cell>
        </table:table-row>
        <table:table-row table:style-name="ro1">
          <table:table-cell office:value-type="string">
            <text:p>2022-08-16T00:00:00.0/2022-08-17T00:00:00.0</text:p>
          </table:table-cell>
          <table:table-cell office:value-type="string">
            <text:p>9493.1650</text:p>
          </table:table-cell>
          <table:table-cell office:value-type="string">
            <text:p>6708.8921</text:p>
          </table:table-cell>
          <table:table-cell office:value-type="string">
            <text:p>5023.7178</text:p>
          </table:table-cell>
          <table:table-cell office:value-type="string">
            <text:p>1685.1742</text:p>
          </table:table-cell>
          <table:table-cell office:value-type="string">
            <text:p>8580.7607</text:p>
          </table:table-cell>
          <table:table-cell office:value-type="string">
            <text:p>6708.8921</text:p>
          </table:table-cell>
          <table:table-cell office:value-type="string">
            <text:p>5023.7178</text:p>
          </table:table-cell>
          <table:table-cell office:value-type="string">
            <text:p>1685.1742</text:p>
          </table:table-cell>
          <table:table-cell office:value-type="string">
            <text:p>8580.7607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325];9;2); &quot;/&quot;; MID([.A1325];6;2);&quot;/&quot;;MID([.A1325];1;4);&quot;/&quot;)" office:value-type="string" office:string-value="16/08/2022/">
            <text:p>16/08/2022/</text:p>
          </table:table-cell>
        </table:table-row>
        <table:table-row table:style-name="ro1">
          <table:table-cell office:value-type="string">
            <text:p>2022-08-17T00:00:00.0/2022-08-18T00:00:00.0</text:p>
          </table:table-cell>
          <table:table-cell office:value-type="string">
            <text:p>9426.8457</text:p>
          </table:table-cell>
          <table:table-cell office:value-type="string">
            <text:p>6733.9258</text:p>
          </table:table-cell>
          <table:table-cell office:value-type="string">
            <text:p>5136.4658</text:p>
          </table:table-cell>
          <table:table-cell office:value-type="string">
            <text:p>1597.4600</text:p>
          </table:table-cell>
          <table:table-cell office:value-type="string">
            <text:p>8708.7891</text:p>
          </table:table-cell>
          <table:table-cell office:value-type="string">
            <text:p>6321.7173</text:p>
          </table:table-cell>
          <table:table-cell office:value-type="string">
            <text:p>4184.7563</text:p>
          </table:table-cell>
          <table:table-cell office:value-type="string">
            <text:p>2136.9607</text:p>
          </table:table-cell>
          <table:table-cell office:value-type="string">
            <text:p>7219.6050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326];9;2); &quot;/&quot;; MID([.A1326];6;2);&quot;/&quot;;MID([.A1326];1;4);&quot;/&quot;)" office:value-type="string" office:string-value="17/08/2022/">
            <text:p>17/08/2022/</text:p>
          </table:table-cell>
        </table:table-row>
        <table:table-row table:style-name="ro1">
          <table:table-cell office:value-type="string">
            <text:p>2022-08-18T00:00:00.0/2022-08-19T00:00:00.0</text:p>
          </table:table-cell>
          <table:table-cell office:value-type="string">
            <text:p>9359.7637</text:p>
          </table:table-cell>
          <table:table-cell office:value-type="string">
            <text:p>6473.6670</text:p>
          </table:table-cell>
          <table:table-cell office:value-type="string">
            <text:p>4648.1187</text:p>
          </table:table-cell>
          <table:table-cell office:value-type="string">
            <text:p>1825.5483</text:p>
          </table:table-cell>
          <table:table-cell office:value-type="string">
            <text:p>7745.7891</text:p>
          </table:table-cell>
          <table:table-cell office:value-type="string">
            <text:p>5257.5010</text:p>
          </table:table-cell>
          <table:table-cell office:value-type="string">
            <text:p>2775.0601</text:p>
          </table:table-cell>
          <table:table-cell office:value-type="string">
            <text:p>2482.4409</text:p>
          </table:table-cell>
          <table:table-cell office:value-type="string">
            <text:p>4277.3657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1327];9;2); &quot;/&quot;; MID([.A1327];6;2);&quot;/&quot;;MID([.A1327];1;4);&quot;/&quot;)" office:value-type="string" office:string-value="18/08/2022/">
            <text:p>18/08/2022/</text:p>
          </table:table-cell>
        </table:table-row>
        <table:table-row table:style-name="ro1">
          <table:table-cell office:value-type="string">
            <text:p>2022-08-19T00:00:00.0/2022-08-20T00:00:00.0</text:p>
          </table:table-cell>
          <table:table-cell office:value-type="string">
            <text:p>9292.0029</text:p>
          </table:table-cell>
          <table:table-cell office:value-type="string">
            <text:p>5733.3799</text:p>
          </table:table-cell>
          <table:table-cell office:value-type="string">
            <text:p>2927.7075</text:p>
          </table:table-cell>
          <table:table-cell office:value-type="string">
            <text:p>2805.6726</text:p>
          </table:table-cell>
          <table:table-cell office:value-type="string">
            <text:p>4690.9937</text:p>
          </table:table-cell>
          <table:table-cell office:value-type="string">
            <text:p>3842.4109</text:p>
          </table:table-cell>
          <table:table-cell office:value-type="string">
            <text:p>673.4089</text:p>
          </table:table-cell>
          <table:table-cell office:value-type="string">
            <text:p>3169.0022</text:p>
          </table:table-cell>
          <table:table-cell office:value-type="string">
            <text:p>1191.7540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328];9;2); &quot;/&quot;; MID([.A1328];6;2);&quot;/&quot;;MID([.A1328];1;4);&quot;/&quot;)" office:value-type="string" office:string-value="19/08/2022/">
            <text:p>19/08/2022/</text:p>
          </table:table-cell>
        </table:table-row>
        <table:table-row table:style-name="ro1">
          <table:table-cell office:value-type="string">
            <text:p>2022-08-20T00:00:00.0/2022-08-21T00:00:00.0</text:p>
          </table:table-cell>
          <table:table-cell office:value-type="string">
            <text:p>9223.5078</text:p>
          </table:table-cell>
          <table:table-cell office:value-type="string">
            <text:p>6293.7173</text:p>
          </table:table-cell>
          <table:table-cell office:value-type="string">
            <text:p>4453.8394</text:p>
          </table:table-cell>
          <table:table-cell office:value-type="string">
            <text:p>1839.8782</text:p>
          </table:table-cell>
          <table:table-cell office:value-type="string">
            <text:p>7433.3950</text:p>
          </table:table-cell>
          <table:table-cell office:value-type="string">
            <text:p>1329.2253</text:p>
          </table:table-cell>
          <table:table-cell office:value-type="string">
            <text:p>3.3659</text:p>
          </table:table-cell>
          <table:table-cell office:value-type="string">
            <text:p>1325.8594</text:p>
          </table:table-cell>
          <table:table-cell office:value-type="string">
            <text:p>12.1674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329];9;2); &quot;/&quot;; MID([.A1329];6;2);&quot;/&quot;;MID([.A1329];1;4);&quot;/&quot;)" office:value-type="string" office:string-value="20/08/2022/">
            <text:p>20/08/2022/</text:p>
          </table:table-cell>
        </table:table-row>
        <table:table-row table:style-name="ro1">
          <table:table-cell office:value-type="string">
            <text:p>2022-08-21T00:00:00.0/2022-08-22T00:00:00.0</text:p>
          </table:table-cell>
          <table:table-cell office:value-type="string">
            <text:p>9154.3750</text:p>
          </table:table-cell>
          <table:table-cell office:value-type="string">
            <text:p>6530.6367</text:p>
          </table:table-cell>
          <table:table-cell office:value-type="string">
            <text:p>5162.9053</text:p>
          </table:table-cell>
          <table:table-cell office:value-type="string">
            <text:p>1367.7311</text:p>
          </table:table-cell>
          <table:table-cell office:value-type="string">
            <text:p>8953.2803</text:p>
          </table:table-cell>
          <table:table-cell office:value-type="string">
            <text:p>4090.4944</text:p>
          </table:table-cell>
          <table:table-cell office:value-type="string">
            <text:p>1191.9536</text:p>
          </table:table-cell>
          <table:table-cell office:value-type="string">
            <text:p>2898.5410</text:p>
          </table:table-cell>
          <table:table-cell office:value-type="string">
            <text:p>2414.5591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330];9;2); &quot;/&quot;; MID([.A1330];6;2);&quot;/&quot;;MID([.A1330];1;4);&quot;/&quot;)" office:value-type="string" office:string-value="21/08/2022/">
            <text:p>21/08/2022/</text:p>
          </table:table-cell>
        </table:table-row>
        <table:table-row table:style-name="ro1">
          <table:table-cell office:value-type="string">
            <text:p>2022-08-22T00:00:00.0/2022-08-23T00:00:00.0</text:p>
          </table:table-cell>
          <table:table-cell office:value-type="string">
            <text:p>9084.5381</text:p>
          </table:table-cell>
          <table:table-cell office:value-type="string">
            <text:p>6499.5508</text:p>
          </table:table-cell>
          <table:table-cell office:value-type="string">
            <text:p>5385.8535</text:p>
          </table:table-cell>
          <table:table-cell office:value-type="string">
            <text:p>1113.6971</text:p>
          </table:table-cell>
          <table:table-cell office:value-type="string">
            <text:p>9502.1221</text:p>
          </table:table-cell>
          <table:table-cell office:value-type="string">
            <text:p>1316.7111</text:p>
          </table:table-cell>
          <table:table-cell office:value-type="string">
            <text:p>3.7058</text:p>
          </table:table-cell>
          <table:table-cell office:value-type="string">
            <text:p>1313.0051</text:p>
          </table:table-cell>
          <table:table-cell office:value-type="string">
            <text:p>11.0965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331];9;2); &quot;/&quot;; MID([.A1331];6;2);&quot;/&quot;;MID([.A1331];1;4);&quot;/&quot;)" office:value-type="string" office:string-value="22/08/2022/">
            <text:p>22/08/2022/</text:p>
          </table:table-cell>
        </table:table-row>
        <table:table-row table:style-name="ro1">
          <table:table-cell office:value-type="string">
            <text:p>2022-08-23T00:00:00.0/2022-08-24T00:00:00.0</text:p>
          </table:table-cell>
          <table:table-cell office:value-type="string">
            <text:p>9014.1025</text:p>
          </table:table-cell>
          <table:table-cell office:value-type="string">
            <text:p>6389.2236</text:p>
          </table:table-cell>
          <table:table-cell office:value-type="string">
            <text:p>5098.1729</text:p>
          </table:table-cell>
          <table:table-cell office:value-type="string">
            <text:p>1291.0509</text:p>
          </table:table-cell>
          <table:table-cell office:value-type="string">
            <text:p>8981.1660</text:p>
          </table:table-cell>
          <table:table-cell office:value-type="string">
            <text:p>1191.2253</text:p>
          </table:table-cell>
          <table:table-cell office:value-type="string">
            <text:p>1.7061</text:p>
          </table:table-cell>
          <table:table-cell office:value-type="string">
            <text:p>1189.5192</text:p>
          </table:table-cell>
          <table:table-cell office:value-type="string">
            <text:p>8.0618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332];9;2); &quot;/&quot;; MID([.A1332];6;2);&quot;/&quot;;MID([.A1332];1;4);&quot;/&quot;)" office:value-type="string" office:string-value="23/08/2022/">
            <text:p>23/08/2022/</text:p>
          </table:table-cell>
        </table:table-row>
        <table:table-row table:style-name="ro1">
          <table:table-cell office:value-type="string">
            <text:p>2022-08-24T00:00:00.0/2022-08-25T00:00:00.0</text:p>
          </table:table-cell>
          <table:table-cell office:value-type="string">
            <text:p>8943.0283</text:p>
          </table:table-cell>
          <table:table-cell office:value-type="string">
            <text:p>6404.5859</text:p>
          </table:table-cell>
          <table:table-cell office:value-type="string">
            <text:p>5242.5469</text:p>
          </table:table-cell>
          <table:table-cell office:value-type="string">
            <text:p>1162.0391</text:p>
          </table:table-cell>
          <table:table-cell office:value-type="string">
            <text:p>9284.2764</text:p>
          </table:table-cell>
          <table:table-cell office:value-type="string">
            <text:p>3871.0476</text:p>
          </table:table-cell>
          <table:table-cell office:value-type="string">
            <text:p>1246.1460</text:p>
          </table:table-cell>
          <table:table-cell office:value-type="string">
            <text:p>2624.9019</text:p>
          </table:table-cell>
          <table:table-cell office:value-type="string">
            <text:p>2431.2666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333];9;2); &quot;/&quot;; MID([.A1333];6;2);&quot;/&quot;;MID([.A1333];1;4);&quot;/&quot;)" office:value-type="string" office:string-value="24/08/2022/">
            <text:p>24/08/2022/</text:p>
          </table:table-cell>
        </table:table-row>
        <table:table-row table:style-name="ro1">
          <table:table-cell office:value-type="string">
            <text:p>2022-08-25T00:00:00.0/2022-08-26T00:00:00.0</text:p>
          </table:table-cell>
          <table:table-cell office:value-type="string">
            <text:p>8871.3320</text:p>
          </table:table-cell>
          <table:table-cell office:value-type="string">
            <text:p>6031.1211</text:p>
          </table:table-cell>
          <table:table-cell office:value-type="string">
            <text:p>4133.3833</text:p>
          </table:table-cell>
          <table:table-cell office:value-type="string">
            <text:p>1897.7377</text:p>
          </table:table-cell>
          <table:table-cell office:value-type="string">
            <text:p>7073.8467</text:p>
          </table:table-cell>
          <table:table-cell office:value-type="string">
            <text:p>4822.8960</text:p>
          </table:table-cell>
          <table:table-cell office:value-type="string">
            <text:p>2843.1565</text:p>
          </table:table-cell>
          <table:table-cell office:value-type="string">
            <text:p>1979.7394</text:p>
          </table:table-cell>
          <table:table-cell office:value-type="string">
            <text:p>4086.1904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334];9;2); &quot;/&quot;; MID([.A1334];6;2);&quot;/&quot;;MID([.A1334];1;4);&quot;/&quot;)" office:value-type="string" office:string-value="25/08/2022/">
            <text:p>25/08/2022/</text:p>
          </table:table-cell>
        </table:table-row>
        <table:table-row table:style-name="ro1">
          <table:table-cell office:value-type="string">
            <text:p>2022-08-26T00:00:00.0/2022-08-27T00:00:00.0</text:p>
          </table:table-cell>
          <table:table-cell office:value-type="string">
            <text:p>8799.0684</text:p>
          </table:table-cell>
          <table:table-cell office:value-type="string">
            <text:p>5965.5581</text:p>
          </table:table-cell>
          <table:table-cell office:value-type="string">
            <text:p>3945.2590</text:p>
          </table:table-cell>
          <table:table-cell office:value-type="string">
            <text:p>2020.2990</text:p>
          </table:table-cell>
          <table:table-cell office:value-type="string">
            <text:p>6851.3530</text:p>
          </table:table-cell>
          <table:table-cell office:value-type="string">
            <text:p>5674.4878</text:p>
          </table:table-cell>
          <table:table-cell office:value-type="string">
            <text:p>3564.7805</text:p>
          </table:table-cell>
          <table:table-cell office:value-type="string">
            <text:p>2109.7073</text:p>
          </table:table-cell>
          <table:table-cell office:value-type="string">
            <text:p>5868.2974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335];9;2); &quot;/&quot;; MID([.A1335];6;2);&quot;/&quot;;MID([.A1335];1;4);&quot;/&quot;)" office:value-type="string" office:string-value="26/08/2022/">
            <text:p>26/08/2022/</text:p>
          </table:table-cell>
        </table:table-row>
        <table:table-row table:style-name="ro1">
          <table:table-cell office:value-type="string">
            <text:p>2022-08-27T00:00:00.0/2022-08-28T00:00:00.0</text:p>
          </table:table-cell>
          <table:table-cell office:value-type="string">
            <text:p>8726.2158</text:p>
          </table:table-cell>
          <table:table-cell office:value-type="string">
            <text:p>5930.3345</text:p>
          </table:table-cell>
          <table:table-cell office:value-type="string">
            <text:p>4018.2087</text:p>
          </table:table-cell>
          <table:table-cell office:value-type="string">
            <text:p>1912.1255</text:p>
          </table:table-cell>
          <table:table-cell office:value-type="string">
            <text:p>6902.4707</text:p>
          </table:table-cell>
          <table:table-cell office:value-type="string">
            <text:p>4178.2852</text:p>
          </table:table-cell>
          <table:table-cell office:value-type="string">
            <text:p>1600.9255</text:p>
          </table:table-cell>
          <table:table-cell office:value-type="string">
            <text:p>2577.3596</text:p>
          </table:table-cell>
          <table:table-cell office:value-type="string">
            <text:p>3018.6377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1336];9;2); &quot;/&quot;; MID([.A1336];6;2);&quot;/&quot;;MID([.A1336];1;4);&quot;/&quot;)" office:value-type="string" office:string-value="27/08/2022/">
            <text:p>27/08/2022/</text:p>
          </table:table-cell>
        </table:table-row>
        <table:table-row table:style-name="ro1">
          <table:table-cell office:value-type="string">
            <text:p>2022-08-28T00:00:00.0/2022-08-29T00:00:00.0</text:p>
          </table:table-cell>
          <table:table-cell office:value-type="string">
            <text:p>8652.8379</text:p>
          </table:table-cell>
          <table:table-cell office:value-type="string">
            <text:p>6029.4839</text:p>
          </table:table-cell>
          <table:table-cell office:value-type="string">
            <text:p>4584.7070</text:p>
          </table:table-cell>
          <table:table-cell office:value-type="string">
            <text:p>1444.7766</text:p>
          </table:table-cell>
          <table:table-cell office:value-type="string">
            <text:p>8042.6260</text:p>
          </table:table-cell>
          <table:table-cell office:value-type="string">
            <text:p>1852.8424</text:p>
          </table:table-cell>
          <table:table-cell office:value-type="string">
            <text:p>54.9209</text:p>
          </table:table-cell>
          <table:table-cell office:value-type="string">
            <text:p>1797.9215</text:p>
          </table:table-cell>
          <table:table-cell office:value-type="string">
            <text:p>131.2805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337];9;2); &quot;/&quot;; MID([.A1337];6;2);&quot;/&quot;;MID([.A1337];1;4);&quot;/&quot;)" office:value-type="string" office:string-value="28/08/2022/">
            <text:p>28/08/2022/</text:p>
          </table:table-cell>
        </table:table-row>
        <table:table-row table:style-name="ro1">
          <table:table-cell office:value-type="string">
            <text:p>2022-08-29T00:00:00.0/2022-08-30T00:00:00.0</text:p>
          </table:table-cell>
          <table:table-cell office:value-type="string">
            <text:p>8578.9082</text:p>
          </table:table-cell>
          <table:table-cell office:value-type="string">
            <text:p>6248.1167</text:p>
          </table:table-cell>
          <table:table-cell office:value-type="string">
            <text:p>5020.2754</text:p>
          </table:table-cell>
          <table:table-cell office:value-type="string">
            <text:p>1227.8416</text:p>
          </table:table-cell>
          <table:table-cell office:value-type="string">
            <text:p>9038.5889</text:p>
          </table:table-cell>
          <table:table-cell office:value-type="string">
            <text:p>6248.1167</text:p>
          </table:table-cell>
          <table:table-cell office:value-type="string">
            <text:p>5020.2754</text:p>
          </table:table-cell>
          <table:table-cell office:value-type="string">
            <text:p>1227.8416</text:p>
          </table:table-cell>
          <table:table-cell office:value-type="string">
            <text:p>9038.5889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338];9;2); &quot;/&quot;; MID([.A1338];6;2);&quot;/&quot;;MID([.A1338];1;4);&quot;/&quot;)" office:value-type="string" office:string-value="29/08/2022/">
            <text:p>29/08/2022/</text:p>
          </table:table-cell>
        </table:table-row>
        <table:table-row table:style-name="ro1">
          <table:table-cell office:value-type="string">
            <text:p>2022-08-30T00:00:00.0/2022-08-31T00:00:00.0</text:p>
          </table:table-cell>
          <table:table-cell office:value-type="string">
            <text:p>8504.4971</text:p>
          </table:table-cell>
          <table:table-cell office:value-type="string">
            <text:p>6083.8867</text:p>
          </table:table-cell>
          <table:table-cell office:value-type="string">
            <text:p>4729.6460</text:p>
          </table:table-cell>
          <table:table-cell office:value-type="string">
            <text:p>1354.2405</text:p>
          </table:table-cell>
          <table:table-cell office:value-type="string">
            <text:p>8485.9834</text:p>
          </table:table-cell>
          <table:table-cell office:value-type="string">
            <text:p>4555.9888</text:p>
          </table:table-cell>
          <table:table-cell office:value-type="string">
            <text:p>1930.3774</text:p>
          </table:table-cell>
          <table:table-cell office:value-type="string">
            <text:p>2625.6113</text:p>
          </table:table-cell>
          <table:table-cell office:value-type="string">
            <text:p>3962.2610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339];9;2); &quot;/&quot;; MID([.A1339];6;2);&quot;/&quot;;MID([.A1339];1;4);&quot;/&quot;)" office:value-type="string" office:string-value="30/08/2022/">
            <text:p>30/08/2022/</text:p>
          </table:table-cell>
        </table:table-row>
        <table:table-row table:style-name="ro1">
          <table:table-cell office:value-type="string">
            <text:p>2022-08-31T00:00:00.0/2022-09-01T00:00:00.0</text:p>
          </table:table-cell>
          <table:table-cell office:value-type="string">
            <text:p>8429.5684</text:p>
          </table:table-cell>
          <table:table-cell office:value-type="string">
            <text:p>5956.1138</text:p>
          </table:table-cell>
          <table:table-cell office:value-type="string">
            <text:p>4497.9912</text:p>
          </table:table-cell>
          <table:table-cell office:value-type="string">
            <text:p>1458.1229</text:p>
          </table:table-cell>
          <table:table-cell office:value-type="string">
            <text:p>8076.3989</text:p>
          </table:table-cell>
          <table:table-cell office:value-type="string">
            <text:p>3010.7991</text:p>
          </table:table-cell>
          <table:table-cell office:value-type="string">
            <text:p>260.2149</text:p>
          </table:table-cell>
          <table:table-cell office:value-type="string">
            <text:p>2750.5840</text:p>
          </table:table-cell>
          <table:table-cell office:value-type="string">
            <text:p>496.5207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340];9;2); &quot;/&quot;; MID([.A1340];6;2);&quot;/&quot;;MID([.A1340];1;4);&quot;/&quot;)" office:value-type="string" office:string-value="31/08/2022/">
            <text:p>31/08/2022/</text:p>
          </table:table-cell>
        </table:table-row>
        <table:table-row table:style-name="ro1">
          <table:table-cell office:value-type="string">
            <text:p>2022-09-01T00:00:00.0/2022-09-02T00:00:00.0</text:p>
          </table:table-cell>
          <table:table-cell office:value-type="string">
            <text:p>8354.2012</text:p>
          </table:table-cell>
          <table:table-cell office:value-type="string">
            <text:p>6139.5244</text:p>
          </table:table-cell>
          <table:table-cell office:value-type="string">
            <text:p>4982.5449</text:p>
          </table:table-cell>
          <table:table-cell office:value-type="string">
            <text:p>1156.9795</text:p>
          </table:table-cell>
          <table:table-cell office:value-type="string">
            <text:p>9180.2891</text:p>
          </table:table-cell>
          <table:table-cell office:value-type="string">
            <text:p>4226.6938</text:p>
          </table:table-cell>
          <table:table-cell office:value-type="string">
            <text:p>1704.9849</text:p>
          </table:table-cell>
          <table:table-cell office:value-type="string">
            <text:p>2521.7087</text:p>
          </table:table-cell>
          <table:table-cell office:value-type="string">
            <text:p>2897.5413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341];9;2); &quot;/&quot;; MID([.A1341];6;2);&quot;/&quot;;MID([.A1341];1;4);&quot;/&quot;)" office:value-type="string" office:string-value="01/09/2022/">
            <text:p>01/09/2022/</text:p>
          </table:table-cell>
        </table:table-row>
        <table:table-row table:style-name="ro1">
          <table:table-cell office:value-type="string">
            <text:p>2022-09-02T00:00:00.0/2022-09-03T00:00:00.0</text:p>
          </table:table-cell>
          <table:table-cell office:value-type="string">
            <text:p>8278.3496</text:p>
          </table:table-cell>
          <table:table-cell office:value-type="string">
            <text:p>6154.8423</text:p>
          </table:table-cell>
          <table:table-cell office:value-type="string">
            <text:p>5096.2329</text:p>
          </table:table-cell>
          <table:table-cell office:value-type="string">
            <text:p>1058.6094</text:p>
          </table:table-cell>
          <table:table-cell office:value-type="string">
            <text:p>9529.3096</text:p>
          </table:table-cell>
          <table:table-cell office:value-type="string">
            <text:p>5718.0088</text:p>
          </table:table-cell>
          <table:table-cell office:value-type="string">
            <text:p>4205.3003</text:p>
          </table:table-cell>
          <table:table-cell office:value-type="string">
            <text:p>1512.7085</text:p>
          </table:table-cell>
          <table:table-cell office:value-type="string">
            <text:p>7530.1895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342];9;2); &quot;/&quot;; MID([.A1342];6;2);&quot;/&quot;;MID([.A1342];1;4);&quot;/&quot;)" office:value-type="string" office:string-value="02/09/2022/">
            <text:p>02/09/2022/</text:p>
          </table:table-cell>
        </table:table-row>
        <table:table-row table:style-name="ro1">
          <table:table-cell office:value-type="string">
            <text:p>2022-09-03T00:00:00.0/2022-09-04T00:00:00.0</text:p>
          </table:table-cell>
          <table:table-cell office:value-type="string">
            <text:p>8202.1064</text:p>
          </table:table-cell>
          <table:table-cell office:value-type="string">
            <text:p>6004.1143</text:p>
          </table:table-cell>
          <table:table-cell office:value-type="string">
            <text:p>4795.3218</text:p>
          </table:table-cell>
          <table:table-cell office:value-type="string">
            <text:p>1208.7927</text:p>
          </table:table-cell>
          <table:table-cell office:value-type="string">
            <text:p>8980.4111</text:p>
          </table:table-cell>
          <table:table-cell office:value-type="string">
            <text:p>5051.6855</text:p>
          </table:table-cell>
          <table:table-cell office:value-type="string">
            <text:p>2580.1060</text:p>
          </table:table-cell>
          <table:table-cell office:value-type="string">
            <text:p>2471.5796</text:p>
          </table:table-cell>
          <table:table-cell office:value-type="string">
            <text:p>5070.3901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343];9;2); &quot;/&quot;; MID([.A1343];6;2);&quot;/&quot;;MID([.A1343];1;4);&quot;/&quot;)" office:value-type="string" office:string-value="03/09/2022/">
            <text:p>03/09/2022/</text:p>
          </table:table-cell>
        </table:table-row>
        <table:table-row table:style-name="ro1">
          <table:table-cell office:value-type="string">
            <text:p>2022-09-04T00:00:00.0/2022-09-05T00:00:00.0</text:p>
          </table:table-cell>
          <table:table-cell office:value-type="string">
            <text:p>8125.4180</text:p>
          </table:table-cell>
          <table:table-cell office:value-type="string">
            <text:p>5741.7119</text:p>
          </table:table-cell>
          <table:table-cell office:value-type="string">
            <text:p>4399.3862</text:p>
          </table:table-cell>
          <table:table-cell office:value-type="string">
            <text:p>1342.3257</text:p>
          </table:table-cell>
          <table:table-cell office:value-type="string">
            <text:p>8048.5278</text:p>
          </table:table-cell>
          <table:table-cell office:value-type="string">
            <text:p>4560.6094</text:p>
          </table:table-cell>
          <table:table-cell office:value-type="string">
            <text:p>2789.4236</text:p>
          </table:table-cell>
          <table:table-cell office:value-type="string">
            <text:p>1771.1857</text:p>
          </table:table-cell>
          <table:table-cell office:value-type="string">
            <text:p>4455.1685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344];9;2); &quot;/&quot;; MID([.A1344];6;2);&quot;/&quot;;MID([.A1344];1;4);&quot;/&quot;)" office:value-type="string" office:string-value="04/09/2022/">
            <text:p>04/09/2022/</text:p>
          </table:table-cell>
        </table:table-row>
        <table:table-row table:style-name="ro1">
          <table:table-cell office:value-type="string">
            <text:p>2022-09-05T00:00:00.0/2022-09-06T00:00:00.0</text:p>
          </table:table-cell>
          <table:table-cell office:value-type="string">
            <text:p>8048.3496</text:p>
          </table:table-cell>
          <table:table-cell office:value-type="string">
            <text:p>5606.9683</text:p>
          </table:table-cell>
          <table:table-cell office:value-type="string">
            <text:p>4097.8003</text:p>
          </table:table-cell>
          <table:table-cell office:value-type="string">
            <text:p>1509.1680</text:p>
          </table:table-cell>
          <table:table-cell office:value-type="string">
            <text:p>7451.1558</text:p>
          </table:table-cell>
          <table:table-cell office:value-type="string">
            <text:p>3741.8882</text:p>
          </table:table-cell>
          <table:table-cell office:value-type="string">
            <text:p>1669.6953</text:p>
          </table:table-cell>
          <table:table-cell office:value-type="string">
            <text:p>2072.1929</text:p>
          </table:table-cell>
          <table:table-cell office:value-type="string">
            <text:p>3084.4707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345];9;2); &quot;/&quot;; MID([.A1345];6;2);&quot;/&quot;;MID([.A1345];1;4);&quot;/&quot;)" office:value-type="string" office:string-value="05/09/2022/">
            <text:p>05/09/2022/</text:p>
          </table:table-cell>
        </table:table-row>
        <table:table-row table:style-name="ro1">
          <table:table-cell office:value-type="string">
            <text:p>2022-09-06T00:00:00.0/2022-09-07T00:00:00.0</text:p>
          </table:table-cell>
          <table:table-cell office:value-type="string">
            <text:p>7970.9072</text:p>
          </table:table-cell>
          <table:table-cell office:value-type="string">
            <text:p>5520.8936</text:p>
          </table:table-cell>
          <table:table-cell office:value-type="string">
            <text:p>4005.6599</text:p>
          </table:table-cell>
          <table:table-cell office:value-type="string">
            <text:p>1515.2339</text:p>
          </table:table-cell>
          <table:table-cell office:value-type="string">
            <text:p>7371.7744</text:p>
          </table:table-cell>
          <table:table-cell office:value-type="string">
            <text:p>4235.0518</text:p>
          </table:table-cell>
          <table:table-cell office:value-type="string">
            <text:p>1448.1957</text:p>
          </table:table-cell>
          <table:table-cell office:value-type="string">
            <text:p>2786.8560</text:p>
          </table:table-cell>
          <table:table-cell office:value-type="string">
            <text:p>2561.2258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346];9;2); &quot;/&quot;; MID([.A1346];6;2);&quot;/&quot;;MID([.A1346];1;4);&quot;/&quot;)" office:value-type="string" office:string-value="06/09/2022/">
            <text:p>06/09/2022/</text:p>
          </table:table-cell>
        </table:table-row>
        <table:table-row table:style-name="ro1">
          <table:table-cell office:value-type="string">
            <text:p>2022-09-07T00:00:00.0/2022-09-08T00:00:00.0</text:p>
          </table:table-cell>
          <table:table-cell office:value-type="string">
            <text:p>7893.1533</text:p>
          </table:table-cell>
          <table:table-cell office:value-type="string">
            <text:p>5467.1162</text:p>
          </table:table-cell>
          <table:table-cell office:value-type="string">
            <text:p>3934.7073</text:p>
          </table:table-cell>
          <table:table-cell office:value-type="string">
            <text:p>1532.4091</text:p>
          </table:table-cell>
          <table:table-cell office:value-type="string">
            <text:p>7333.8486</text:p>
          </table:table-cell>
          <table:table-cell office:value-type="string">
            <text:p>4538.2188</text:p>
          </table:table-cell>
          <table:table-cell office:value-type="string">
            <text:p>2410.6726</text:p>
          </table:table-cell>
          <table:table-cell office:value-type="string">
            <text:p>2127.5461</text:p>
          </table:table-cell>
          <table:table-cell office:value-type="string">
            <text:p>4501.0601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347];9;2); &quot;/&quot;; MID([.A1347];6;2);&quot;/&quot;;MID([.A1347];1;4);&quot;/&quot;)" office:value-type="string" office:string-value="07/09/2022/">
            <text:p>07/09/2022/</text:p>
          </table:table-cell>
        </table:table-row>
        <table:table-row table:style-name="ro1">
          <table:table-cell office:value-type="string">
            <text:p>2022-09-08T00:00:00.0/2022-09-09T00:00:00.0</text:p>
          </table:table-cell>
          <table:table-cell office:value-type="string">
            <text:p>7815.0249</text:p>
          </table:table-cell>
          <table:table-cell office:value-type="string">
            <text:p>5413.6641</text:p>
          </table:table-cell>
          <table:table-cell office:value-type="string">
            <text:p>3840.7383</text:p>
          </table:table-cell>
          <table:table-cell office:value-type="string">
            <text:p>1572.9258</text:p>
          </table:table-cell>
          <table:table-cell office:value-type="string">
            <text:p>7545.6538</text:p>
          </table:table-cell>
          <table:table-cell office:value-type="string">
            <text:p>1535.5576</text:p>
          </table:table-cell>
          <table:table-cell office:value-type="string">
            <text:p>100.9598</text:p>
          </table:table-cell>
          <table:table-cell office:value-type="string">
            <text:p>1434.5978</text:p>
          </table:table-cell>
          <table:table-cell office:value-type="string">
            <text:p>576.4584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348];9;2); &quot;/&quot;; MID([.A1348];6;2);&quot;/&quot;;MID([.A1348];1;4);&quot;/&quot;)" office:value-type="string" office:string-value="08/09/2022/">
            <text:p>08/09/2022/</text:p>
          </table:table-cell>
        </table:table-row>
        <table:table-row table:style-name="ro1">
          <table:table-cell office:value-type="string">
            <text:p>2022-09-09T00:00:00.0/2022-09-10T00:00:00.0</text:p>
          </table:table-cell>
          <table:table-cell office:value-type="string">
            <text:p>7736.6260</text:p>
          </table:table-cell>
          <table:table-cell office:value-type="string">
            <text:p>5542.6743</text:p>
          </table:table-cell>
          <table:table-cell office:value-type="string">
            <text:p>4391.2559</text:p>
          </table:table-cell>
          <table:table-cell office:value-type="string">
            <text:p>1151.4185</text:p>
          </table:table-cell>
          <table:table-cell office:value-type="string">
            <text:p>8463.2715</text:p>
          </table:table-cell>
          <table:table-cell office:value-type="string">
            <text:p>3667.2004</text:p>
          </table:table-cell>
          <table:table-cell office:value-type="string">
            <text:p>1465.1238</text:p>
          </table:table-cell>
          <table:table-cell office:value-type="string">
            <text:p>2202.0767</text:p>
          </table:table-cell>
          <table:table-cell office:value-type="string">
            <text:p>2609.0588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349];9;2); &quot;/&quot;; MID([.A1349];6;2);&quot;/&quot;;MID([.A1349];1;4);&quot;/&quot;)" office:value-type="string" office:string-value="09/09/2022/">
            <text:p>09/09/2022/</text:p>
          </table:table-cell>
        </table:table-row>
        <table:table-row table:style-name="ro1">
          <table:table-cell office:value-type="string">
            <text:p>2022-09-10T00:00:00.0/2022-09-11T00:00:00.0</text:p>
          </table:table-cell>
          <table:table-cell office:value-type="string">
            <text:p>7657.9189</text:p>
          </table:table-cell>
          <table:table-cell office:value-type="string">
            <text:p>5521.7466</text:p>
          </table:table-cell>
          <table:table-cell office:value-type="string">
            <text:p>4499.4409</text:p>
          </table:table-cell>
          <table:table-cell office:value-type="string">
            <text:p>1022.3055</text:p>
          </table:table-cell>
          <table:table-cell office:value-type="string">
            <text:p>8720.0283</text:p>
          </table:table-cell>
          <table:table-cell office:value-type="string">
            <text:p>3979.4036</text:p>
          </table:table-cell>
          <table:table-cell office:value-type="string">
            <text:p>1783.3918</text:p>
          </table:table-cell>
          <table:table-cell office:value-type="string">
            <text:p>2196.0117</text:p>
          </table:table-cell>
          <table:table-cell office:value-type="string">
            <text:p>3937.4880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350];9;2); &quot;/&quot;; MID([.A1350];6;2);&quot;/&quot;;MID([.A1350];1;4);&quot;/&quot;)" office:value-type="string" office:string-value="10/09/2022/">
            <text:p>10/09/2022/</text:p>
          </table:table-cell>
        </table:table-row>
        <table:table-row table:style-name="ro1">
          <table:table-cell office:value-type="string">
            <text:p>2022-09-11T00:00:00.0/2022-09-12T00:00:00.0</text:p>
          </table:table-cell>
          <table:table-cell office:value-type="string">
            <text:p>7578.8926</text:p>
          </table:table-cell>
          <table:table-cell office:value-type="string">
            <text:p>5350.2368</text:p>
          </table:table-cell>
          <table:table-cell office:value-type="string">
            <text:p>4037.4929</text:p>
          </table:table-cell>
          <table:table-cell office:value-type="string">
            <text:p>1312.7440</text:p>
          </table:table-cell>
          <table:table-cell office:value-type="string">
            <text:p>7838.5381</text:p>
          </table:table-cell>
          <table:table-cell office:value-type="string">
            <text:p>2662.9949</text:p>
          </table:table-cell>
          <table:table-cell office:value-type="string">
            <text:p>391.9919</text:p>
          </table:table-cell>
          <table:table-cell office:value-type="string">
            <text:p>2271.0032</text:p>
          </table:table-cell>
          <table:table-cell office:value-type="string">
            <text:p>775.6882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351];9;2); &quot;/&quot;; MID([.A1351];6;2);&quot;/&quot;;MID([.A1351];1;4);&quot;/&quot;)" office:value-type="string" office:string-value="11/09/2022/">
            <text:p>11/09/2022/</text:p>
          </table:table-cell>
        </table:table-row>
        <table:table-row table:style-name="ro1">
          <table:table-cell office:value-type="string">
            <text:p>2022-09-12T00:00:00.0/2022-09-13T00:00:00.0</text:p>
          </table:table-cell>
          <table:table-cell office:value-type="string">
            <text:p>7499.6660</text:p>
          </table:table-cell>
          <table:table-cell office:value-type="string">
            <text:p>5378.9497</text:p>
          </table:table-cell>
          <table:table-cell office:value-type="string">
            <text:p>4170.2246</text:p>
          </table:table-cell>
          <table:table-cell office:value-type="string">
            <text:p>1208.7253</text:p>
          </table:table-cell>
          <table:table-cell office:value-type="string">
            <text:p>8011.0386</text:p>
          </table:table-cell>
          <table:table-cell office:value-type="string">
            <text:p>3617.0054</text:p>
          </table:table-cell>
          <table:table-cell office:value-type="string">
            <text:p>1274.3850</text:p>
          </table:table-cell>
          <table:table-cell office:value-type="string">
            <text:p>2342.6204</text:p>
          </table:table-cell>
          <table:table-cell office:value-type="string">
            <text:p>2515.9775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352];9;2); &quot;/&quot;; MID([.A1352];6;2);&quot;/&quot;;MID([.A1352];1;4);&quot;/&quot;)" office:value-type="string" office:string-value="12/09/2022/">
            <text:p>12/09/2022/</text:p>
          </table:table-cell>
        </table:table-row>
        <table:table-row table:style-name="ro1">
          <table:table-cell office:value-type="string">
            <text:p>2022-09-13T00:00:00.0/2022-09-14T00:00:00.0</text:p>
          </table:table-cell>
          <table:table-cell office:value-type="string">
            <text:p>7420.1841</text:p>
          </table:table-cell>
          <table:table-cell office:value-type="string">
            <text:p>5230.0869</text:p>
          </table:table-cell>
          <table:table-cell office:value-type="string">
            <text:p>4099.5010</text:p>
          </table:table-cell>
          <table:table-cell office:value-type="string">
            <text:p>1130.5862</text:p>
          </table:table-cell>
          <table:table-cell office:value-type="string">
            <text:p>8041.2837</text:p>
          </table:table-cell>
          <table:table-cell office:value-type="string">
            <text:p>3502.3799</text:p>
          </table:table-cell>
          <table:table-cell office:value-type="string">
            <text:p>1264.0546</text:p>
          </table:table-cell>
          <table:table-cell office:value-type="string">
            <text:p>2238.3254</text:p>
          </table:table-cell>
          <table:table-cell office:value-type="string">
            <text:p>2770.9629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1353];9;2); &quot;/&quot;; MID([.A1353];6;2);&quot;/&quot;;MID([.A1353];1;4);&quot;/&quot;)" office:value-type="string" office:string-value="13/09/2022/">
            <text:p>13/09/2022/</text:p>
          </table:table-cell>
        </table:table-row>
        <table:table-row table:style-name="ro1">
          <table:table-cell office:value-type="string">
            <text:p>2022-09-14T00:00:00.0/2022-09-15T00:00:00.0</text:p>
          </table:table-cell>
          <table:table-cell office:value-type="string">
            <text:p>7340.5054</text:p>
          </table:table-cell>
          <table:table-cell office:value-type="string">
            <text:p>5035.9077</text:p>
          </table:table-cell>
          <table:table-cell office:value-type="string">
            <text:p>3863.6851</text:p>
          </table:table-cell>
          <table:table-cell office:value-type="string">
            <text:p>1172.2225</text:p>
          </table:table-cell>
          <table:table-cell office:value-type="string">
            <text:p>7542.5571</text:p>
          </table:table-cell>
          <table:table-cell office:value-type="string">
            <text:p>1217.5068</text:p>
          </table:table-cell>
          <table:table-cell office:value-type="string">
            <text:p>31.8674</text:p>
          </table:table-cell>
          <table:table-cell office:value-type="string">
            <text:p>1185.6394</text:p>
          </table:table-cell>
          <table:table-cell office:value-type="string">
            <text:p>176.5556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354];9;2); &quot;/&quot;; MID([.A1354];6;2);&quot;/&quot;;MID([.A1354];1;4);&quot;/&quot;)" office:value-type="string" office:string-value="14/09/2022/">
            <text:p>14/09/2022/</text:p>
          </table:table-cell>
        </table:table-row>
        <table:table-row table:style-name="ro1">
          <table:table-cell office:value-type="string">
            <text:p>2022-09-15T00:00:00.0/2022-09-16T00:00:00.0</text:p>
          </table:table-cell>
          <table:table-cell office:value-type="string">
            <text:p>7260.6084</text:p>
          </table:table-cell>
          <table:table-cell office:value-type="string">
            <text:p>5030.0137</text:p>
          </table:table-cell>
          <table:table-cell office:value-type="string">
            <text:p>3893.3433</text:p>
          </table:table-cell>
          <table:table-cell office:value-type="string">
            <text:p>1136.6707</text:p>
          </table:table-cell>
          <table:table-cell office:value-type="string">
            <text:p>7680.6411</text:p>
          </table:table-cell>
          <table:table-cell office:value-type="string">
            <text:p>1201.3361</text:p>
          </table:table-cell>
          <table:table-cell office:value-type="string">
            <text:p>65.8741</text:p>
          </table:table-cell>
          <table:table-cell office:value-type="string">
            <text:p>1135.4620</text:p>
          </table:table-cell>
          <table:table-cell office:value-type="string">
            <text:p>335.6011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355];9;2); &quot;/&quot;; MID([.A1355];6;2);&quot;/&quot;;MID([.A1355];1;4);&quot;/&quot;)" office:value-type="string" office:string-value="15/09/2022/">
            <text:p>15/09/2022/</text:p>
          </table:table-cell>
        </table:table-row>
        <table:table-row table:style-name="ro1">
          <table:table-cell office:value-type="string">
            <text:p>2022-09-16T00:00:00.0/2022-09-17T00:00:00.0</text:p>
          </table:table-cell>
          <table:table-cell office:value-type="string">
            <text:p>7180.5576</text:p>
          </table:table-cell>
          <table:table-cell office:value-type="string">
            <text:p>5096.1934</text:p>
          </table:table-cell>
          <table:table-cell office:value-type="string">
            <text:p>3784.6650</text:p>
          </table:table-cell>
          <table:table-cell office:value-type="string">
            <text:p>1311.5280</text:p>
          </table:table-cell>
          <table:table-cell office:value-type="string">
            <text:p>7552.8594</text:p>
          </table:table-cell>
          <table:table-cell office:value-type="string">
            <text:p>2579.4468</text:p>
          </table:table-cell>
          <table:table-cell office:value-type="string">
            <text:p>711.4009</text:p>
          </table:table-cell>
          <table:table-cell office:value-type="string">
            <text:p>1868.0458</text:p>
          </table:table-cell>
          <table:table-cell office:value-type="string">
            <text:p>1366.3749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356];9;2); &quot;/&quot;; MID([.A1356];6;2);&quot;/&quot;;MID([.A1356];1;4);&quot;/&quot;)" office:value-type="string" office:string-value="16/09/2022/">
            <text:p>16/09/2022/</text:p>
          </table:table-cell>
        </table:table-row>
        <table:table-row table:style-name="ro1">
          <table:table-cell office:value-type="string">
            <text:p>2022-09-17T00:00:00.0/2022-09-18T00:00:00.0</text:p>
          </table:table-cell>
          <table:table-cell office:value-type="string">
            <text:p>7100.3081</text:p>
          </table:table-cell>
          <table:table-cell office:value-type="string">
            <text:p>5150.3535</text:p>
          </table:table-cell>
          <table:table-cell office:value-type="string">
            <text:p>4187.3770</text:p>
          </table:table-cell>
          <table:table-cell office:value-type="string">
            <text:p>962.9766</text:p>
          </table:table-cell>
          <table:table-cell office:value-type="string">
            <text:p>8410.1172</text:p>
          </table:table-cell>
          <table:table-cell office:value-type="string">
            <text:p>1761.0389</text:p>
          </table:table-cell>
          <table:table-cell office:value-type="string">
            <text:p>93.4383</text:p>
          </table:table-cell>
          <table:table-cell office:value-type="string">
            <text:p>1667.6006</text:p>
          </table:table-cell>
          <table:table-cell office:value-type="string">
            <text:p>204.0238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357];9;2); &quot;/&quot;; MID([.A1357];6;2);&quot;/&quot;;MID([.A1357];1;4);&quot;/&quot;)" office:value-type="string" office:string-value="17/09/2022/">
            <text:p>17/09/2022/</text:p>
          </table:table-cell>
        </table:table-row>
        <table:table-row table:style-name="ro1">
          <table:table-cell office:value-type="string">
            <text:p>2022-09-18T00:00:00.0/2022-09-19T00:00:00.0</text:p>
          </table:table-cell>
          <table:table-cell office:value-type="string">
            <text:p>7019.9814</text:p>
          </table:table-cell>
          <table:table-cell office:value-type="string">
            <text:p>5147.9785</text:p>
          </table:table-cell>
          <table:table-cell office:value-type="string">
            <text:p>4173.5537</text:p>
          </table:table-cell>
          <table:table-cell office:value-type="string">
            <text:p>974.4247</text:p>
          </table:table-cell>
          <table:table-cell office:value-type="string">
            <text:p>8612.6367</text:p>
          </table:table-cell>
          <table:table-cell office:value-type="string">
            <text:p>3243.0073</text:p>
          </table:table-cell>
          <table:table-cell office:value-type="string">
            <text:p>1061.9753</text:p>
          </table:table-cell>
          <table:table-cell office:value-type="string">
            <text:p>2181.0320</text:p>
          </table:table-cell>
          <table:table-cell office:value-type="string">
            <text:p>1962.0076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358];9;2); &quot;/&quot;; MID([.A1358];6;2);&quot;/&quot;;MID([.A1358];1;4);&quot;/&quot;)" office:value-type="string" office:string-value="18/09/2022/">
            <text:p>18/09/2022/</text:p>
          </table:table-cell>
        </table:table-row>
        <table:table-row table:style-name="ro1">
          <table:table-cell office:value-type="string">
            <text:p>2022-09-19T00:00:00.0/2022-09-20T00:00:00.0</text:p>
          </table:table-cell>
          <table:table-cell office:value-type="string">
            <text:p>6939.5171</text:p>
          </table:table-cell>
          <table:table-cell office:value-type="string">
            <text:p>5076.5786</text:p>
          </table:table-cell>
          <table:table-cell office:value-type="string">
            <text:p>4260.2505</text:p>
          </table:table-cell>
          <table:table-cell office:value-type="string">
            <text:p>816.3279</text:p>
          </table:table-cell>
          <table:table-cell office:value-type="string">
            <text:p>8786.0811</text:p>
          </table:table-cell>
          <table:table-cell office:value-type="string">
            <text:p>2299.6519</text:p>
          </table:table-cell>
          <table:table-cell office:value-type="string">
            <text:p>368.4712</text:p>
          </table:table-cell>
          <table:table-cell office:value-type="string">
            <text:p>1931.1807</text:p>
          </table:table-cell>
          <table:table-cell office:value-type="string">
            <text:p>1078.7111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359];9;2); &quot;/&quot;; MID([.A1359];6;2);&quot;/&quot;;MID([.A1359];1;4);&quot;/&quot;)" office:value-type="string" office:string-value="19/09/2022/">
            <text:p>19/09/2022/</text:p>
          </table:table-cell>
        </table:table-row>
        <table:table-row table:style-name="ro1">
          <table:table-cell office:value-type="string">
            <text:p>2022-09-20T00:00:00.0/2022-09-21T00:00:00.0</text:p>
          </table:table-cell>
          <table:table-cell office:value-type="string">
            <text:p>6858.9897</text:p>
          </table:table-cell>
          <table:table-cell office:value-type="string">
            <text:p>4956.0215</text:p>
          </table:table-cell>
          <table:table-cell office:value-type="string">
            <text:p>3956.1299</text:p>
          </table:table-cell>
          <table:table-cell office:value-type="string">
            <text:p>999.8914</text:p>
          </table:table-cell>
          <table:table-cell office:value-type="string">
            <text:p>8217.3184</text:p>
          </table:table-cell>
          <table:table-cell office:value-type="string">
            <text:p>2613.2712</text:p>
          </table:table-cell>
          <table:table-cell office:value-type="string">
            <text:p>969.0866</text:p>
          </table:table-cell>
          <table:table-cell office:value-type="string">
            <text:p>1644.1846</text:p>
          </table:table-cell>
          <table:table-cell office:value-type="string">
            <text:p>2194.0056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360];9;2); &quot;/&quot;; MID([.A1360];6;2);&quot;/&quot;;MID([.A1360];1;4);&quot;/&quot;)" office:value-type="string" office:string-value="20/09/2022/">
            <text:p>20/09/2022/</text:p>
          </table:table-cell>
        </table:table-row>
        <table:table-row table:style-name="ro1">
          <table:table-cell office:value-type="string">
            <text:p>2022-09-21T00:00:00.0/2022-09-22T00:00:00.0</text:p>
          </table:table-cell>
          <table:table-cell office:value-type="string">
            <text:p>6778.3687</text:p>
          </table:table-cell>
          <table:table-cell office:value-type="string">
            <text:p>4940.9312</text:p>
          </table:table-cell>
          <table:table-cell office:value-type="string">
            <text:p>4059.6018</text:p>
          </table:table-cell>
          <table:table-cell office:value-type="string">
            <text:p>881.3290</text:p>
          </table:table-cell>
          <table:table-cell office:value-type="string">
            <text:p>8513.8643</text:p>
          </table:table-cell>
          <table:table-cell office:value-type="string">
            <text:p>2895.8657</text:p>
          </table:table-cell>
          <table:table-cell office:value-type="string">
            <text:p>1007.8464</text:p>
          </table:table-cell>
          <table:table-cell office:value-type="string">
            <text:p>1888.0192</text:p>
          </table:table-cell>
          <table:table-cell office:value-type="string">
            <text:p>2485.3606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1361];9;2); &quot;/&quot;; MID([.A1361];6;2);&quot;/&quot;;MID([.A1361];1;4);&quot;/&quot;)" office:value-type="string" office:string-value="21/09/2022/">
            <text:p>21/09/2022/</text:p>
          </table:table-cell>
        </table:table-row>
        <table:table-row table:style-name="ro1">
          <table:table-cell office:value-type="string">
            <text:p>2022-09-22T00:00:00.0/2022-09-23T00:00:00.0</text:p>
          </table:table-cell>
          <table:table-cell office:value-type="string">
            <text:p>6697.7129</text:p>
          </table:table-cell>
          <table:table-cell office:value-type="string">
            <text:p>4884.2993</text:p>
          </table:table-cell>
          <table:table-cell office:value-type="string">
            <text:p>3910.5234</text:p>
          </table:table-cell>
          <table:table-cell office:value-type="string">
            <text:p>973.7758</text:p>
          </table:table-cell>
          <table:table-cell office:value-type="string">
            <text:p>8230.7725</text:p>
          </table:table-cell>
          <table:table-cell office:value-type="string">
            <text:p>3572.2590</text:p>
          </table:table-cell>
          <table:table-cell office:value-type="string">
            <text:p>1906.5963</text:p>
          </table:table-cell>
          <table:table-cell office:value-type="string">
            <text:p>1665.6627</text:p>
          </table:table-cell>
          <table:table-cell office:value-type="string">
            <text:p>4063.5715</text:p>
          </table:table-cell>
          <table:table-cell office:value-type="string">
            <text:p>0.9837</text:p>
          </table:table-cell>
          <table:table-cell table:number-columns-repeated="3"/>
          <table:table-cell table:formula="of:==CONCATENATE( MID([.A1362];9;2); &quot;/&quot;; MID([.A1362];6;2);&quot;/&quot;;MID([.A1362];1;4);&quot;/&quot;)" office:value-type="string" office:string-value="22/09/2022/">
            <text:p>22/09/2022/</text:p>
          </table:table-cell>
        </table:table-row>
        <table:table-row table:style-name="ro1">
          <table:table-cell office:value-type="string">
            <text:p>2022-09-23T00:00:00.0/2022-09-24T00:00:00.0</text:p>
          </table:table-cell>
          <table:table-cell office:value-type="string">
            <text:p>6617.0425</text:p>
          </table:table-cell>
          <table:table-cell office:value-type="string">
            <text:p>4829.1240</text:p>
          </table:table-cell>
          <table:table-cell office:value-type="string">
            <text:p>3869.1165</text:p>
          </table:table-cell>
          <table:table-cell office:value-type="string">
            <text:p>960.0075</text:p>
          </table:table-cell>
          <table:table-cell office:value-type="string">
            <text:p>8183.8013</text:p>
          </table:table-cell>
          <table:table-cell office:value-type="string">
            <text:p>4388.0239</text:p>
          </table:table-cell>
          <table:table-cell office:value-type="string">
            <text:p>2946.4736</text:p>
          </table:table-cell>
          <table:table-cell office:value-type="string">
            <text:p>1441.5503</text:p>
          </table:table-cell>
          <table:table-cell office:value-type="string">
            <text:p>6317.2676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363];9;2); &quot;/&quot;; MID([.A1363];6;2);&quot;/&quot;;MID([.A1363];1;4);&quot;/&quot;)" office:value-type="string" office:string-value="23/09/2022/">
            <text:p>23/09/2022/</text:p>
          </table:table-cell>
        </table:table-row>
        <table:table-row table:style-name="ro1">
          <table:table-cell office:value-type="string">
            <text:p>2022-09-24T00:00:00.0/2022-09-25T00:00:00.0</text:p>
          </table:table-cell>
          <table:table-cell office:value-type="string">
            <text:p>6536.4048</text:p>
          </table:table-cell>
          <table:table-cell office:value-type="string">
            <text:p>4641.2637</text:p>
          </table:table-cell>
          <table:table-cell office:value-type="string">
            <text:p>3537.6055</text:p>
          </table:table-cell>
          <table:table-cell office:value-type="string">
            <text:p>1103.6583</text:p>
          </table:table-cell>
          <table:table-cell office:value-type="string">
            <text:p>7500.0117</text:p>
          </table:table-cell>
          <table:table-cell office:value-type="string">
            <text:p>4037.2559</text:p>
          </table:table-cell>
          <table:table-cell office:value-type="string">
            <text:p>2188.0122</text:p>
          </table:table-cell>
          <table:table-cell office:value-type="string">
            <text:p>1849.2438</text:p>
          </table:table-cell>
          <table:table-cell office:value-type="string">
            <text:p>4891.5073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364];9;2); &quot;/&quot;; MID([.A1364];6;2);&quot;/&quot;;MID([.A1364];1;4);&quot;/&quot;)" office:value-type="string" office:string-value="24/09/2022/">
            <text:p>24/09/2022/</text:p>
          </table:table-cell>
        </table:table-row>
        <table:table-row table:style-name="ro1">
          <table:table-cell office:value-type="string">
            <text:p>2022-09-25T00:00:00.0/2022-09-26T00:00:00.0</text:p>
          </table:table-cell>
          <table:table-cell office:value-type="string">
            <text:p>6455.7700</text:p>
          </table:table-cell>
          <table:table-cell office:value-type="string">
            <text:p>4325.6294</text:p>
          </table:table-cell>
          <table:table-cell office:value-type="string">
            <text:p>2846.6831</text:p>
          </table:table-cell>
          <table:table-cell office:value-type="string">
            <text:p>1478.9463</text:p>
          </table:table-cell>
          <table:table-cell office:value-type="string">
            <text:p>5872.5981</text:p>
          </table:table-cell>
          <table:table-cell office:value-type="string">
            <text:p>2363.0618</text:p>
          </table:table-cell>
          <table:table-cell office:value-type="string">
            <text:p>377.5871</text:p>
          </table:table-cell>
          <table:table-cell office:value-type="string">
            <text:p>1985.4746</text:p>
          </table:table-cell>
          <table:table-cell office:value-type="string">
            <text:p>831.4482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365];9;2); &quot;/&quot;; MID([.A1365];6;2);&quot;/&quot;;MID([.A1365];1;4);&quot;/&quot;)" office:value-type="string" office:string-value="25/09/2022/">
            <text:p>25/09/2022/</text:p>
          </table:table-cell>
        </table:table-row>
        <table:table-row table:style-name="ro1">
          <table:table-cell office:value-type="string">
            <text:p>2022-09-26T00:00:00.0/2022-09-27T00:00:00.0</text:p>
          </table:table-cell>
          <table:table-cell office:value-type="string">
            <text:p>6375.2158</text:p>
          </table:table-cell>
          <table:table-cell office:value-type="string">
            <text:p>4422.0737</text:p>
          </table:table-cell>
          <table:table-cell office:value-type="string">
            <text:p>3190.0579</text:p>
          </table:table-cell>
          <table:table-cell office:value-type="string">
            <text:p>1232.0160</text:p>
          </table:table-cell>
          <table:table-cell office:value-type="string">
            <text:p>6829.2671</text:p>
          </table:table-cell>
          <table:table-cell office:value-type="string">
            <text:p>2321.8027</text:p>
          </table:table-cell>
          <table:table-cell office:value-type="string">
            <text:p>816.4978</text:p>
          </table:table-cell>
          <table:table-cell office:value-type="string">
            <text:p>1505.3051</text:p>
          </table:table-cell>
          <table:table-cell office:value-type="string">
            <text:p>2253.3594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366];9;2); &quot;/&quot;; MID([.A1366];6;2);&quot;/&quot;;MID([.A1366];1;4);&quot;/&quot;)" office:value-type="string" office:string-value="26/09/2022/">
            <text:p>26/09/2022/</text:p>
          </table:table-cell>
        </table:table-row>
        <table:table-row table:style-name="ro1">
          <table:table-cell office:value-type="string">
            <text:p>2022-09-27T00:00:00.0/2022-09-28T00:00:00.0</text:p>
          </table:table-cell>
          <table:table-cell office:value-type="string">
            <text:p>6294.6953</text:p>
          </table:table-cell>
          <table:table-cell office:value-type="string">
            <text:p>4541.4727</text:p>
          </table:table-cell>
          <table:table-cell office:value-type="string">
            <text:p>3787.5840</text:p>
          </table:table-cell>
          <table:table-cell office:value-type="string">
            <text:p>753.8890</text:p>
          </table:table-cell>
          <table:table-cell office:value-type="string">
            <text:p>8392.8037</text:p>
          </table:table-cell>
          <table:table-cell office:value-type="string">
            <text:p>1974.6322</text:p>
          </table:table-cell>
          <table:table-cell office:value-type="string">
            <text:p>519.9274</text:p>
          </table:table-cell>
          <table:table-cell office:value-type="string">
            <text:p>1454.7048</text:p>
          </table:table-cell>
          <table:table-cell office:value-type="string">
            <text:p>1445.4025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367];9;2); &quot;/&quot;; MID([.A1367];6;2);&quot;/&quot;;MID([.A1367];1;4);&quot;/&quot;)" office:value-type="string" office:string-value="27/09/2022/">
            <text:p>27/09/2022/</text:p>
          </table:table-cell>
        </table:table-row>
        <table:table-row table:style-name="ro1">
          <table:table-cell office:value-type="string">
            <text:p>2022-09-28T00:00:00.0/2022-09-29T00:00:00.0</text:p>
          </table:table-cell>
          <table:table-cell office:value-type="string">
            <text:p>6214.3364</text:p>
          </table:table-cell>
          <table:table-cell office:value-type="string">
            <text:p>4515.8857</text:p>
          </table:table-cell>
          <table:table-cell office:value-type="string">
            <text:p>3817.8687</text:p>
          </table:table-cell>
          <table:table-cell office:value-type="string">
            <text:p>698.0169</text:p>
          </table:table-cell>
          <table:table-cell office:value-type="string">
            <text:p>8489.4355</text:p>
          </table:table-cell>
          <table:table-cell office:value-type="string">
            <text:p>1659.1818</text:p>
          </table:table-cell>
          <table:table-cell office:value-type="string">
            <text:p>433.0911</text:p>
          </table:table-cell>
          <table:table-cell office:value-type="string">
            <text:p>1226.0907</text:p>
          </table:table-cell>
          <table:table-cell office:value-type="string">
            <text:p>1366.3036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368];9;2); &quot;/&quot;; MID([.A1368];6;2);&quot;/&quot;;MID([.A1368];1;4);&quot;/&quot;)" office:value-type="string" office:string-value="28/09/2022/">
            <text:p>28/09/2022/</text:p>
          </table:table-cell>
        </table:table-row>
        <table:table-row table:style-name="ro1">
          <table:table-cell office:value-type="string">
            <text:p>2022-09-29T00:00:00.0/2022-09-30T00:00:00.0</text:p>
          </table:table-cell>
          <table:table-cell office:value-type="string">
            <text:p>6134.0845</text:p>
          </table:table-cell>
          <table:table-cell office:value-type="string">
            <text:p>4410.2783</text:p>
          </table:table-cell>
          <table:table-cell office:value-type="string">
            <text:p>3508.7009</text:p>
          </table:table-cell>
          <table:table-cell office:value-type="string">
            <text:p>901.5775</text:p>
          </table:table-cell>
          <table:table-cell office:value-type="string">
            <text:p>7796.7554</text:p>
          </table:table-cell>
          <table:table-cell office:value-type="string">
            <text:p>3575.7244</text:p>
          </table:table-cell>
          <table:table-cell office:value-type="string">
            <text:p>1825.1785</text:p>
          </table:table-cell>
          <table:table-cell office:value-type="string">
            <text:p>1750.5459</text:p>
          </table:table-cell>
          <table:table-cell office:value-type="string">
            <text:p>3850.5869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1369];9;2); &quot;/&quot;; MID([.A1369];6;2);&quot;/&quot;;MID([.A1369];1;4);&quot;/&quot;)" office:value-type="string" office:string-value="29/09/2022/">
            <text:p>29/09/2022/</text:p>
          </table:table-cell>
        </table:table-row>
        <table:table-row table:style-name="ro1">
          <table:table-cell office:value-type="string">
            <text:p>2022-09-30T00:00:00.0/2022-10-01T00:00:00.0</text:p>
          </table:table-cell>
          <table:table-cell office:value-type="string">
            <text:p>6054.0088</text:p>
          </table:table-cell>
          <table:table-cell office:value-type="string">
            <text:p>4296.4492</text:p>
          </table:table-cell>
          <table:table-cell office:value-type="string">
            <text:p>3444.8765</text:p>
          </table:table-cell>
          <table:table-cell office:value-type="string">
            <text:p>851.5729</text:p>
          </table:table-cell>
          <table:table-cell office:value-type="string">
            <text:p>7744.0957</text:p>
          </table:table-cell>
          <table:table-cell office:value-type="string">
            <text:p>3466.1704</text:p>
          </table:table-cell>
          <table:table-cell office:value-type="string">
            <text:p>1774.9562</text:p>
          </table:table-cell>
          <table:table-cell office:value-type="string">
            <text:p>1691.2142</text:p>
          </table:table-cell>
          <table:table-cell office:value-type="string">
            <text:p>3975.3997</text:p>
          </table:table-cell>
          <table:table-cell office:value-type="string">
            <text:p>0.9833</text:p>
          </table:table-cell>
          <table:table-cell table:number-columns-repeated="3"/>
          <table:table-cell table:formula="of:==CONCATENATE( MID([.A1370];9;2); &quot;/&quot;; MID([.A1370];6;2);&quot;/&quot;;MID([.A1370];1;4);&quot;/&quot;)" office:value-type="string" office:string-value="30/09/2022/">
            <text:p>30/09/2022/</text:p>
          </table:table-cell>
        </table:table-row>
        <table:table-row table:style-name="ro1">
          <table:table-cell office:value-type="string">
            <text:p>2022-10-01T00:00:00.0/2022-10-02T00:00:00.0</text:p>
          </table:table-cell>
          <table:table-cell office:value-type="string">
            <text:p>5974.0928</text:p>
          </table:table-cell>
          <table:table-cell office:value-type="string">
            <text:p>4251.8091</text:p>
          </table:table-cell>
          <table:table-cell office:value-type="string">
            <text:p>3446.6003</text:p>
          </table:table-cell>
          <table:table-cell office:value-type="string">
            <text:p>805.2089</text:p>
          </table:table-cell>
          <table:table-cell office:value-type="string">
            <text:p>7767.6680</text:p>
          </table:table-cell>
          <table:table-cell office:value-type="string">
            <text:p>1811.6539</text:p>
          </table:table-cell>
          <table:table-cell office:value-type="string">
            <text:p>256.7166</text:p>
          </table:table-cell>
          <table:table-cell office:value-type="string">
            <text:p>1554.9373</text:p>
          </table:table-cell>
          <table:table-cell office:value-type="string">
            <text:p>595.6970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371];9;2); &quot;/&quot;; MID([.A1371];6;2);&quot;/&quot;;MID([.A1371];1;4);&quot;/&quot;)" office:value-type="string" office:string-value="01/10/2022/">
            <text:p>01/10/2022/</text:p>
          </table:table-cell>
        </table:table-row>
        <table:table-row table:style-name="ro1">
          <table:table-cell office:value-type="string">
            <text:p>2022-10-02T00:00:00.0/2022-10-03T00:00:00.0</text:p>
          </table:table-cell>
          <table:table-cell office:value-type="string">
            <text:p>5894.3628</text:p>
          </table:table-cell>
          <table:table-cell office:value-type="string">
            <text:p>4185.2661</text:p>
          </table:table-cell>
          <table:table-cell office:value-type="string">
            <text:p>3328.6235</text:p>
          </table:table-cell>
          <table:table-cell office:value-type="string">
            <text:p>856.6425</text:p>
          </table:table-cell>
          <table:table-cell office:value-type="string">
            <text:p>7595.2910</text:p>
          </table:table-cell>
          <table:table-cell office:value-type="string">
            <text:p>2587.0464</text:p>
          </table:table-cell>
          <table:table-cell office:value-type="string">
            <text:p>887.2386</text:p>
          </table:table-cell>
          <table:table-cell office:value-type="string">
            <text:p>1699.8080</text:p>
          </table:table-cell>
          <table:table-cell office:value-type="string">
            <text:p>2308.1123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372];9;2); &quot;/&quot;; MID([.A1372];6;2);&quot;/&quot;;MID([.A1372];1;4);&quot;/&quot;)" office:value-type="string" office:string-value="02/10/2022/">
            <text:p>02/10/2022/</text:p>
          </table:table-cell>
        </table:table-row>
        <table:table-row table:style-name="ro1">
          <table:table-cell office:value-type="string">
            <text:p>2022-10-03T00:00:00.0/2022-10-04T00:00:00.0</text:p>
          </table:table-cell>
          <table:table-cell office:value-type="string">
            <text:p>5814.8926</text:p>
          </table:table-cell>
          <table:table-cell office:value-type="string">
            <text:p>4190.9966</text:p>
          </table:table-cell>
          <table:table-cell office:value-type="string">
            <text:p>3359.5115</text:p>
          </table:table-cell>
          <table:table-cell office:value-type="string">
            <text:p>831.4852</text:p>
          </table:table-cell>
          <table:table-cell office:value-type="string">
            <text:p>7668.0327</text:p>
          </table:table-cell>
          <table:table-cell office:value-type="string">
            <text:p>1842.3134</text:p>
          </table:table-cell>
          <table:table-cell office:value-type="string">
            <text:p>336.4038</text:p>
          </table:table-cell>
          <table:table-cell office:value-type="string">
            <text:p>1505.9094</text:p>
          </table:table-cell>
          <table:table-cell office:value-type="string">
            <text:p>937.7354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373];9;2); &quot;/&quot;; MID([.A1373];6;2);&quot;/&quot;;MID([.A1373];1;4);&quot;/&quot;)" office:value-type="string" office:string-value="03/10/2022/">
            <text:p>03/10/2022/</text:p>
          </table:table-cell>
        </table:table-row>
        <table:table-row table:style-name="ro1">
          <table:table-cell office:value-type="string">
            <text:p>2022-10-04T00:00:00.0/2022-10-05T00:00:00.0</text:p>
          </table:table-cell>
          <table:table-cell office:value-type="string">
            <text:p>5735.6626</text:p>
          </table:table-cell>
          <table:table-cell office:value-type="string">
            <text:p>4050.2107</text:p>
          </table:table-cell>
          <table:table-cell office:value-type="string">
            <text:p>3103.3542</text:p>
          </table:table-cell>
          <table:table-cell office:value-type="string">
            <text:p>946.8565</text:p>
          </table:table-cell>
          <table:table-cell office:value-type="string">
            <text:p>7142.9155</text:p>
          </table:table-cell>
          <table:table-cell office:value-type="string">
            <text:p>2447.9724</text:p>
          </table:table-cell>
          <table:table-cell office:value-type="string">
            <text:p>857.6769</text:p>
          </table:table-cell>
          <table:table-cell office:value-type="string">
            <text:p>1590.2954</text:p>
          </table:table-cell>
          <table:table-cell office:value-type="string">
            <text:p>2315.8789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374];9;2); &quot;/&quot;; MID([.A1374];6;2);&quot;/&quot;;MID([.A1374];1;4);&quot;/&quot;)" office:value-type="string" office:string-value="04/10/2022/">
            <text:p>04/10/2022/</text:p>
          </table:table-cell>
        </table:table-row>
        <table:table-row table:style-name="ro1">
          <table:table-cell office:value-type="string">
            <text:p>2022-10-05T00:00:00.0/2022-10-06T00:00:00.0</text:p>
          </table:table-cell>
          <table:table-cell office:value-type="string">
            <text:p>5656.7520</text:p>
          </table:table-cell>
          <table:table-cell office:value-type="string">
            <text:p>4089.2627</text:p>
          </table:table-cell>
          <table:table-cell office:value-type="string">
            <text:p>3439.9993</text:p>
          </table:table-cell>
          <table:table-cell office:value-type="string">
            <text:p>649.2634</text:p>
          </table:table-cell>
          <table:table-cell office:value-type="string">
            <text:p>8198.6582</text:p>
          </table:table-cell>
          <table:table-cell office:value-type="string">
            <text:p>3192.2393</text:p>
          </table:table-cell>
          <table:table-cell office:value-type="string">
            <text:p>1194.0427</text:p>
          </table:table-cell>
          <table:table-cell office:value-type="string">
            <text:p>1998.1964</text:p>
          </table:table-cell>
          <table:table-cell office:value-type="string">
            <text:p>3206.7339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375];9;2); &quot;/&quot;; MID([.A1375];6;2);&quot;/&quot;;MID([.A1375];1;4);&quot;/&quot;)" office:value-type="string" office:string-value="05/10/2022/">
            <text:p>05/10/2022/</text:p>
          </table:table-cell>
        </table:table-row>
        <table:table-row table:style-name="ro1">
          <table:table-cell office:value-type="string">
            <text:p>2022-10-06T00:00:00.0/2022-10-07T00:00:00.0</text:p>
          </table:table-cell>
          <table:table-cell office:value-type="string">
            <text:p>5578.1035</text:p>
          </table:table-cell>
          <table:table-cell office:value-type="string">
            <text:p>3812.2141</text:p>
          </table:table-cell>
          <table:table-cell office:value-type="string">
            <text:p>2795.8767</text:p>
          </table:table-cell>
          <table:table-cell office:value-type="string">
            <text:p>1016.3376</text:p>
          </table:table-cell>
          <table:table-cell office:value-type="string">
            <text:p>6620.6494</text:p>
          </table:table-cell>
          <table:table-cell office:value-type="string">
            <text:p>2561.5149</text:p>
          </table:table-cell>
          <table:table-cell office:value-type="string">
            <text:p>1272.5653</text:p>
          </table:table-cell>
          <table:table-cell office:value-type="string">
            <text:p>1288.9495</text:p>
          </table:table-cell>
          <table:table-cell office:value-type="string">
            <text:p>3370.2361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376];9;2); &quot;/&quot;; MID([.A1376];6;2);&quot;/&quot;;MID([.A1376];1;4);&quot;/&quot;)" office:value-type="string" office:string-value="06/10/2022/">
            <text:p>06/10/2022/</text:p>
          </table:table-cell>
        </table:table-row>
        <table:table-row table:style-name="ro1">
          <table:table-cell office:value-type="string">
            <text:p>2022-10-07T00:00:00.0/2022-10-08T00:00:00.0</text:p>
          </table:table-cell>
          <table:table-cell office:value-type="string">
            <text:p>5499.8154</text:p>
          </table:table-cell>
          <table:table-cell office:value-type="string">
            <text:p>3626.0657</text:p>
          </table:table-cell>
          <table:table-cell office:value-type="string">
            <text:p>2335.7778</text:p>
          </table:table-cell>
          <table:table-cell office:value-type="string">
            <text:p>1290.2880</text:p>
          </table:table-cell>
          <table:table-cell office:value-type="string">
            <text:p>5367.5757</text:p>
          </table:table-cell>
          <table:table-cell office:value-type="string">
            <text:p>2995.0774</text:p>
          </table:table-cell>
          <table:table-cell office:value-type="string">
            <text:p>1563.1559</text:p>
          </table:table-cell>
          <table:table-cell office:value-type="string">
            <text:p>1431.9215</text:p>
          </table:table-cell>
          <table:table-cell office:value-type="string">
            <text:p>3263.5833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377];9;2); &quot;/&quot;; MID([.A1377];6;2);&quot;/&quot;;MID([.A1377];1;4);&quot;/&quot;)" office:value-type="string" office:string-value="07/10/2022/">
            <text:p>07/10/2022/</text:p>
          </table:table-cell>
        </table:table-row>
        <table:table-row table:style-name="ro1">
          <table:table-cell office:value-type="string">
            <text:p>2022-10-08T00:00:00.0/2022-10-09T00:00:00.0</text:p>
          </table:table-cell>
          <table:table-cell office:value-type="string">
            <text:p>5421.8438</text:p>
          </table:table-cell>
          <table:table-cell office:value-type="string">
            <text:p>3528.3479</text:p>
          </table:table-cell>
          <table:table-cell office:value-type="string">
            <text:p>2232.1526</text:p>
          </table:table-cell>
          <table:table-cell office:value-type="string">
            <text:p>1296.1952</text:p>
          </table:table-cell>
          <table:table-cell office:value-type="string">
            <text:p>5211.5005</text:p>
          </table:table-cell>
          <table:table-cell office:value-type="string">
            <text:p>1980.1758</text:p>
          </table:table-cell>
          <table:table-cell office:value-type="string">
            <text:p>335.5095</text:p>
          </table:table-cell>
          <table:table-cell office:value-type="string">
            <text:p>1644.6663</text:p>
          </table:table-cell>
          <table:table-cell office:value-type="string">
            <text:p>1111.0809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378];9;2); &quot;/&quot;; MID([.A1378];6;2);&quot;/&quot;;MID([.A1378];1;4);&quot;/&quot;)" office:value-type="string" office:string-value="08/10/2022/">
            <text:p>08/10/2022/</text:p>
          </table:table-cell>
        </table:table-row>
        <table:table-row table:style-name="ro1">
          <table:table-cell office:value-type="string">
            <text:p>2022-10-09T00:00:00.0/2022-10-10T00:00:00.0</text:p>
          </table:table-cell>
          <table:table-cell office:value-type="string">
            <text:p>5344.2446</text:p>
          </table:table-cell>
          <table:table-cell office:value-type="string">
            <text:p>3917.4387</text:p>
          </table:table-cell>
          <table:table-cell office:value-type="string">
            <text:p>3227.1250</text:p>
          </table:table-cell>
          <table:table-cell office:value-type="string">
            <text:p>690.3138</text:p>
          </table:table-cell>
          <table:table-cell office:value-type="string">
            <text:p>7927.7598</text:p>
          </table:table-cell>
          <table:table-cell office:value-type="string">
            <text:p>3917.4387</text:p>
          </table:table-cell>
          <table:table-cell office:value-type="string">
            <text:p>3227.1250</text:p>
          </table:table-cell>
          <table:table-cell office:value-type="string">
            <text:p>690.3138</text:p>
          </table:table-cell>
          <table:table-cell office:value-type="string">
            <text:p>7927.7598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379];9;2); &quot;/&quot;; MID([.A1379];6;2);&quot;/&quot;;MID([.A1379];1;4);&quot;/&quot;)" office:value-type="string" office:string-value="09/10/2022/">
            <text:p>09/10/2022/</text:p>
          </table:table-cell>
        </table:table-row>
        <table:table-row table:style-name="ro1">
          <table:table-cell office:value-type="string">
            <text:p>2022-10-10T00:00:00.0/2022-10-11T00:00:00.0</text:p>
          </table:table-cell>
          <table:table-cell office:value-type="string">
            <text:p>5267.0508</text:p>
          </table:table-cell>
          <table:table-cell office:value-type="string">
            <text:p>3581.2024</text:p>
          </table:table-cell>
          <table:table-cell office:value-type="string">
            <text:p>2636.9839</text:p>
          </table:table-cell>
          <table:table-cell office:value-type="string">
            <text:p>944.2185</text:p>
          </table:table-cell>
          <table:table-cell office:value-type="string">
            <text:p>6428.7324</text:p>
          </table:table-cell>
          <table:table-cell office:value-type="string">
            <text:p>3352.8708</text:p>
          </table:table-cell>
          <table:table-cell office:value-type="string">
            <text:p>2168.2378</text:p>
          </table:table-cell>
          <table:table-cell office:value-type="string">
            <text:p>1184.6329</text:p>
          </table:table-cell>
          <table:table-cell office:value-type="string">
            <text:p>5344.7939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380];9;2); &quot;/&quot;; MID([.A1380];6;2);&quot;/&quot;;MID([.A1380];1;4);&quot;/&quot;)" office:value-type="string" office:string-value="10/10/2022/">
            <text:p>10/10/2022/</text:p>
          </table:table-cell>
        </table:table-row>
        <table:table-row table:style-name="ro1">
          <table:table-cell office:value-type="string">
            <text:p>2022-10-11T00:00:00.0/2022-10-12T00:00:00.0</text:p>
          </table:table-cell>
          <table:table-cell office:value-type="string">
            <text:p>5190.2632</text:p>
          </table:table-cell>
          <table:table-cell office:value-type="string">
            <text:p>3573.4946</text:p>
          </table:table-cell>
          <table:table-cell office:value-type="string">
            <text:p>2631.3879</text:p>
          </table:table-cell>
          <table:table-cell office:value-type="string">
            <text:p>942.1067</text:p>
          </table:table-cell>
          <table:table-cell office:value-type="string">
            <text:p>6396.1187</text:p>
          </table:table-cell>
          <table:table-cell office:value-type="string">
            <text:p>1921.7291</text:p>
          </table:table-cell>
          <table:table-cell office:value-type="string">
            <text:p>490.0548</text:p>
          </table:table-cell>
          <table:table-cell office:value-type="string">
            <text:p>1431.6744</text:p>
          </table:table-cell>
          <table:table-cell office:value-type="string">
            <text:p>1102.8774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381];9;2); &quot;/&quot;; MID([.A1381];6;2);&quot;/&quot;;MID([.A1381];1;4);&quot;/&quot;)" office:value-type="string" office:string-value="11/10/2022/">
            <text:p>11/10/2022/</text:p>
          </table:table-cell>
        </table:table-row>
        <table:table-row table:style-name="ro1">
          <table:table-cell office:value-type="string">
            <text:p>2022-10-12T00:00:00.0/2022-10-13T00:00:00.0</text:p>
          </table:table-cell>
          <table:table-cell office:value-type="string">
            <text:p>5113.9624</text:p>
          </table:table-cell>
          <table:table-cell office:value-type="string">
            <text:p>3541.0632</text:p>
          </table:table-cell>
          <table:table-cell office:value-type="string">
            <text:p>2621.4744</text:p>
          </table:table-cell>
          <table:table-cell office:value-type="string">
            <text:p>919.5887</text:p>
          </table:table-cell>
          <table:table-cell office:value-type="string">
            <text:p>6482.2505</text:p>
          </table:table-cell>
          <table:table-cell office:value-type="string">
            <text:p>2609.5598</text:p>
          </table:table-cell>
          <table:table-cell office:value-type="string">
            <text:p>1249.0170</text:p>
          </table:table-cell>
          <table:table-cell office:value-type="string">
            <text:p>1360.5428</text:p>
          </table:table-cell>
          <table:table-cell office:value-type="string">
            <text:p>3062.8940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382];9;2); &quot;/&quot;; MID([.A1382];6;2);&quot;/&quot;;MID([.A1382];1;4);&quot;/&quot;)" office:value-type="string" office:string-value="12/10/2022/">
            <text:p>12/10/2022/</text:p>
          </table:table-cell>
        </table:table-row>
        <table:table-row table:style-name="ro1">
          <table:table-cell office:value-type="string">
            <text:p>2022-10-13T00:00:00.0/2022-10-14T00:00:00.0</text:p>
          </table:table-cell>
          <table:table-cell office:value-type="string">
            <text:p>5038.0854</text:p>
          </table:table-cell>
          <table:table-cell office:value-type="string">
            <text:p>3379.5549</text:p>
          </table:table-cell>
          <table:table-cell office:value-type="string">
            <text:p>2261.2080</text:p>
          </table:table-cell>
          <table:table-cell office:value-type="string">
            <text:p>1118.3469</text:p>
          </table:table-cell>
          <table:table-cell office:value-type="string">
            <text:p>5596.3638</text:p>
          </table:table-cell>
          <table:table-cell office:value-type="string">
            <text:p>2714.4658</text:p>
          </table:table-cell>
          <table:table-cell office:value-type="string">
            <text:p>1267.8824</text:p>
          </table:table-cell>
          <table:table-cell office:value-type="string">
            <text:p>1446.5834</text:p>
          </table:table-cell>
          <table:table-cell office:value-type="string">
            <text:p>3081.2695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383];9;2); &quot;/&quot;; MID([.A1383];6;2);&quot;/&quot;;MID([.A1383];1;4);&quot;/&quot;)" office:value-type="string" office:string-value="13/10/2022/">
            <text:p>13/10/2022/</text:p>
          </table:table-cell>
        </table:table-row>
        <table:table-row table:style-name="ro1">
          <table:table-cell office:value-type="string">
            <text:p>2022-10-14T00:00:00.0/2022-10-15T00:00:00.0</text:p>
          </table:table-cell>
          <table:table-cell office:value-type="string">
            <text:p>4962.7310</text:p>
          </table:table-cell>
          <table:table-cell office:value-type="string">
            <text:p>3341.2622</text:p>
          </table:table-cell>
          <table:table-cell office:value-type="string">
            <text:p>2399.5906</text:p>
          </table:table-cell>
          <table:table-cell office:value-type="string">
            <text:p>941.6716</text:p>
          </table:table-cell>
          <table:table-cell office:value-type="string">
            <text:p>6087.1113</text:p>
          </table:table-cell>
          <table:table-cell office:value-type="string">
            <text:p>1660.3250</text:p>
          </table:table-cell>
          <table:table-cell office:value-type="string">
            <text:p>246.1357</text:p>
          </table:table-cell>
          <table:table-cell office:value-type="string">
            <text:p>1414.1893</text:p>
          </table:table-cell>
          <table:table-cell office:value-type="string">
            <text:p>760.4752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384];9;2); &quot;/&quot;; MID([.A1384];6;2);&quot;/&quot;;MID([.A1384];1;4);&quot;/&quot;)" office:value-type="string" office:string-value="14/10/2022/">
            <text:p>14/10/2022/</text:p>
          </table:table-cell>
        </table:table-row>
        <table:table-row table:style-name="ro1">
          <table:table-cell office:value-type="string">
            <text:p>2022-10-15T00:00:00.0/2022-10-16T00:00:00.0</text:p>
          </table:table-cell>
          <table:table-cell office:value-type="string">
            <text:p>4887.8584</text:p>
          </table:table-cell>
          <table:table-cell office:value-type="string">
            <text:p>3324.0889</text:p>
          </table:table-cell>
          <table:table-cell office:value-type="string">
            <text:p>2634.1531</text:p>
          </table:table-cell>
          <table:table-cell office:value-type="string">
            <text:p>689.9358</text:p>
          </table:table-cell>
          <table:table-cell office:value-type="string">
            <text:p>6849.6948</text:p>
          </table:table-cell>
          <table:table-cell office:value-type="string">
            <text:p>946.3243</text:p>
          </table:table-cell>
          <table:table-cell office:value-type="string">
            <text:p>27.2559</text:p>
          </table:table-cell>
          <table:table-cell office:value-type="string">
            <text:p>919.0684</text:p>
          </table:table-cell>
          <table:table-cell office:value-type="string">
            <text:p>138.1414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385];9;2); &quot;/&quot;; MID([.A1385];6;2);&quot;/&quot;;MID([.A1385];1;4);&quot;/&quot;)" office:value-type="string" office:string-value="15/10/2022/">
            <text:p>15/10/2022/</text:p>
          </table:table-cell>
        </table:table-row>
        <table:table-row table:style-name="ro1">
          <table:table-cell office:value-type="string">
            <text:p>2022-10-16T00:00:00.0/2022-10-17T00:00:00.0</text:p>
          </table:table-cell>
          <table:table-cell office:value-type="string">
            <text:p>4813.5430</text:p>
          </table:table-cell>
          <table:table-cell office:value-type="string">
            <text:p>3256.9548</text:p>
          </table:table-cell>
          <table:table-cell office:value-type="string">
            <text:p>2588.0864</text:p>
          </table:table-cell>
          <table:table-cell office:value-type="string">
            <text:p>668.8683</text:p>
          </table:table-cell>
          <table:table-cell office:value-type="string">
            <text:p>6766.2856</text:p>
          </table:table-cell>
          <table:table-cell office:value-type="string">
            <text:p>1988.5032</text:p>
          </table:table-cell>
          <table:table-cell office:value-type="string">
            <text:p>768.5660</text:p>
          </table:table-cell>
          <table:table-cell office:value-type="string">
            <text:p>1219.9371</text:p>
          </table:table-cell>
          <table:table-cell office:value-type="string">
            <text:p>1710.7262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386];9;2); &quot;/&quot;; MID([.A1386];6;2);&quot;/&quot;;MID([.A1386];1;4);&quot;/&quot;)" office:value-type="string" office:string-value="16/10/2022/">
            <text:p>16/10/2022/</text:p>
          </table:table-cell>
        </table:table-row>
        <table:table-row table:style-name="ro1">
          <table:table-cell office:value-type="string">
            <text:p>2022-10-17T00:00:00.0/2022-10-18T00:00:00.0</text:p>
          </table:table-cell>
          <table:table-cell office:value-type="string">
            <text:p>4739.7705</text:p>
          </table:table-cell>
          <table:table-cell office:value-type="string">
            <text:p>3245.1174</text:p>
          </table:table-cell>
          <table:table-cell office:value-type="string">
            <text:p>2461.4128</text:p>
          </table:table-cell>
          <table:table-cell office:value-type="string">
            <text:p>783.7046</text:p>
          </table:table-cell>
          <table:table-cell office:value-type="string">
            <text:p>6422.9258</text:p>
          </table:table-cell>
          <table:table-cell office:value-type="string">
            <text:p>3227.3984</text:p>
          </table:table-cell>
          <table:table-cell office:value-type="string">
            <text:p>2429.0857</text:p>
          </table:table-cell>
          <table:table-cell office:value-type="string">
            <text:p>798.3126</text:p>
          </table:table-cell>
          <table:table-cell office:value-type="string">
            <text:p>6318.9429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387];9;2); &quot;/&quot;; MID([.A1387];6;2);&quot;/&quot;;MID([.A1387];1;4);&quot;/&quot;)" office:value-type="string" office:string-value="17/10/2022/">
            <text:p>17/10/2022/</text:p>
          </table:table-cell>
        </table:table-row>
        <table:table-row table:style-name="ro1">
          <table:table-cell office:value-type="string">
            <text:p>2022-10-18T00:00:00.0/2022-10-19T00:00:00.0</text:p>
          </table:table-cell>
          <table:table-cell office:value-type="string">
            <text:p>4666.5723</text:p>
          </table:table-cell>
          <table:table-cell office:value-type="string">
            <text:p>2797.3101</text:p>
          </table:table-cell>
          <table:table-cell office:value-type="string">
            <text:p>1484.2910</text:p>
          </table:table-cell>
          <table:table-cell office:value-type="string">
            <text:p>1313.0190</text:p>
          </table:table-cell>
          <table:table-cell office:value-type="string">
            <text:p>3764.6758</text:p>
          </table:table-cell>
          <table:table-cell office:value-type="string">
            <text:p>1925.0995</text:p>
          </table:table-cell>
          <table:table-cell office:value-type="string">
            <text:p>728.1168</text:p>
          </table:table-cell>
          <table:table-cell office:value-type="string">
            <text:p>1196.9827</text:p>
          </table:table-cell>
          <table:table-cell office:value-type="string">
            <text:p>2032.9103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388];9;2); &quot;/&quot;; MID([.A1388];6;2);&quot;/&quot;;MID([.A1388];1;4);&quot;/&quot;)" office:value-type="string" office:string-value="18/10/2022/">
            <text:p>18/10/2022/</text:p>
          </table:table-cell>
        </table:table-row>
        <table:table-row table:style-name="ro1">
          <table:table-cell office:value-type="string">
            <text:p>2022-10-19T00:00:00.0/2022-10-20T00:00:00.0</text:p>
          </table:table-cell>
          <table:table-cell office:value-type="string">
            <text:p>4594.0122</text:p>
          </table:table-cell>
          <table:table-cell office:value-type="string">
            <text:p>3194.1560</text:p>
          </table:table-cell>
          <table:table-cell office:value-type="string">
            <text:p>2345.2832</text:p>
          </table:table-cell>
          <table:table-cell office:value-type="string">
            <text:p>848.8727</text:p>
          </table:table-cell>
          <table:table-cell office:value-type="string">
            <text:p>6206.0698</text:p>
          </table:table-cell>
          <table:table-cell office:value-type="string">
            <text:p>1622.8198</text:p>
          </table:table-cell>
          <table:table-cell office:value-type="string">
            <text:p>274.6192</text:p>
          </table:table-cell>
          <table:table-cell office:value-type="string">
            <text:p>1348.2006</text:p>
          </table:table-cell>
          <table:table-cell office:value-type="string">
            <text:p>743.0353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389];9;2); &quot;/&quot;; MID([.A1389];6;2);&quot;/&quot;;MID([.A1389];1;4);&quot;/&quot;)" office:value-type="string" office:string-value="19/10/2022/">
            <text:p>19/10/2022/</text:p>
          </table:table-cell>
        </table:table-row>
        <table:table-row table:style-name="ro1">
          <table:table-cell office:value-type="string">
            <text:p>2022-10-20T00:00:00.0/2022-10-21T00:00:00.0</text:p>
          </table:table-cell>
          <table:table-cell office:value-type="string">
            <text:p>4522.0591</text:p>
          </table:table-cell>
          <table:table-cell office:value-type="string">
            <text:p>3309.5906</text:p>
          </table:table-cell>
          <table:table-cell office:value-type="string">
            <text:p>2750.5476</text:p>
          </table:table-cell>
          <table:table-cell office:value-type="string">
            <text:p>559.0430</text:p>
          </table:table-cell>
          <table:table-cell office:value-type="string">
            <text:p>7577.8730</text:p>
          </table:table-cell>
          <table:table-cell office:value-type="string">
            <text:p>3112.7744</text:p>
          </table:table-cell>
          <table:table-cell office:value-type="string">
            <text:p>2317.3137</text:p>
          </table:table-cell>
          <table:table-cell office:value-type="string">
            <text:p>795.4606</text:p>
          </table:table-cell>
          <table:table-cell office:value-type="string">
            <text:p>6595.0771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390];9;2); &quot;/&quot;; MID([.A1390];6;2);&quot;/&quot;;MID([.A1390];1;4);&quot;/&quot;)" office:value-type="string" office:string-value="20/10/2022/">
            <text:p>20/10/2022/</text:p>
          </table:table-cell>
        </table:table-row>
        <table:table-row table:style-name="ro1">
          <table:table-cell office:value-type="string">
            <text:p>2022-10-21T00:00:00.0/2022-10-22T00:00:00.0</text:p>
          </table:table-cell>
          <table:table-cell office:value-type="string">
            <text:p>4450.7539</text:p>
          </table:table-cell>
          <table:table-cell office:value-type="string">
            <text:p>2845.6807</text:p>
          </table:table-cell>
          <table:table-cell office:value-type="string">
            <text:p>1879.6078</text:p>
          </table:table-cell>
          <table:table-cell office:value-type="string">
            <text:p>966.0728</text:p>
          </table:table-cell>
          <table:table-cell office:value-type="string">
            <text:p>4938.9663</text:p>
          </table:table-cell>
          <table:table-cell office:value-type="string">
            <text:p>1475.6188</text:p>
          </table:table-cell>
          <table:table-cell office:value-type="string">
            <text:p>281.1001</text:p>
          </table:table-cell>
          <table:table-cell office:value-type="string">
            <text:p>1194.5188</text:p>
          </table:table-cell>
          <table:table-cell office:value-type="string">
            <text:p>976.6326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391];9;2); &quot;/&quot;; MID([.A1391];6;2);&quot;/&quot;;MID([.A1391];1;4);&quot;/&quot;)" office:value-type="string" office:string-value="21/10/2022/">
            <text:p>21/10/2022/</text:p>
          </table:table-cell>
        </table:table-row>
        <table:table-row table:style-name="ro1">
          <table:table-cell office:value-type="string">
            <text:p>2022-10-22T00:00:00.0/2022-10-23T00:00:00.0</text:p>
          </table:table-cell>
          <table:table-cell office:value-type="string">
            <text:p>4380.1665</text:p>
          </table:table-cell>
          <table:table-cell office:value-type="string">
            <text:p>2919.5752</text:p>
          </table:table-cell>
          <table:table-cell office:value-type="string">
            <text:p>2204.2976</text:p>
          </table:table-cell>
          <table:table-cell office:value-type="string">
            <text:p>715.2776</text:p>
          </table:table-cell>
          <table:table-cell office:value-type="string">
            <text:p>6013.6890</text:p>
          </table:table-cell>
          <table:table-cell office:value-type="string">
            <text:p>1236.4653</text:p>
          </table:table-cell>
          <table:table-cell office:value-type="string">
            <text:p>213.2826</text:p>
          </table:table-cell>
          <table:table-cell office:value-type="string">
            <text:p>1023.1827</text:p>
          </table:table-cell>
          <table:table-cell office:value-type="string">
            <text:p>738.0584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392];9;2); &quot;/&quot;; MID([.A1392];6;2);&quot;/&quot;;MID([.A1392];1;4);&quot;/&quot;)" office:value-type="string" office:string-value="22/10/2022/">
            <text:p>22/10/2022/</text:p>
          </table:table-cell>
        </table:table-row>
        <table:table-row table:style-name="ro1">
          <table:table-cell office:value-type="string">
            <text:p>2022-10-23T00:00:00.0/2022-10-24T00:00:00.0</text:p>
          </table:table-cell>
          <table:table-cell office:value-type="string">
            <text:p>4310.2524</text:p>
          </table:table-cell>
          <table:table-cell office:value-type="string">
            <text:p>2989.9395</text:p>
          </table:table-cell>
          <table:table-cell office:value-type="string">
            <text:p>2409.8127</text:p>
          </table:table-cell>
          <table:table-cell office:value-type="string">
            <text:p>580.1268</text:p>
          </table:table-cell>
          <table:table-cell office:value-type="string">
            <text:p>6776.3252</text:p>
          </table:table-cell>
          <table:table-cell office:value-type="string">
            <text:p>2590.2341</text:p>
          </table:table-cell>
          <table:table-cell office:value-type="string">
            <text:p>1429.3104</text:p>
          </table:table-cell>
          <table:table-cell office:value-type="string">
            <text:p>1160.9238</text:p>
          </table:table-cell>
          <table:table-cell office:value-type="string">
            <text:p>4322.7251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393];9;2); &quot;/&quot;; MID([.A1393];6;2);&quot;/&quot;;MID([.A1393];1;4);&quot;/&quot;)" office:value-type="string" office:string-value="23/10/2022/">
            <text:p>23/10/2022/</text:p>
          </table:table-cell>
        </table:table-row>
        <table:table-row table:style-name="ro1">
          <table:table-cell office:value-type="string">
            <text:p>2022-10-24T00:00:00.0/2022-10-25T00:00:00.0</text:p>
          </table:table-cell>
          <table:table-cell office:value-type="string">
            <text:p>4241.0605</text:p>
          </table:table-cell>
          <table:table-cell office:value-type="string">
            <text:p>2779.8689</text:p>
          </table:table-cell>
          <table:table-cell office:value-type="string">
            <text:p>2021.8859</text:p>
          </table:table-cell>
          <table:table-cell office:value-type="string">
            <text:p>757.9829</text:p>
          </table:table-cell>
          <table:table-cell office:value-type="string">
            <text:p>5632.4482</text:p>
          </table:table-cell>
          <table:table-cell office:value-type="string">
            <text:p>1398.7870</text:p>
          </table:table-cell>
          <table:table-cell office:value-type="string">
            <text:p>264.3356</text:p>
          </table:table-cell>
          <table:table-cell office:value-type="string">
            <text:p>1134.4514</text:p>
          </table:table-cell>
          <table:table-cell office:value-type="string">
            <text:p>725.2883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394];9;2); &quot;/&quot;; MID([.A1394];6;2);&quot;/&quot;;MID([.A1394];1;4);&quot;/&quot;)" office:value-type="string" office:string-value="24/10/2022/">
            <text:p>24/10/2022/</text:p>
          </table:table-cell>
        </table:table-row>
        <table:table-row table:style-name="ro1">
          <table:table-cell office:value-type="string">
            <text:p>2022-10-25T00:00:00.0/2022-10-26T00:00:00.0</text:p>
          </table:table-cell>
          <table:table-cell office:value-type="string">
            <text:p>4172.6606</text:p>
          </table:table-cell>
          <table:table-cell office:value-type="string">
            <text:p>2826.1482</text:p>
          </table:table-cell>
          <table:table-cell office:value-type="string">
            <text:p>2167.8743</text:p>
          </table:table-cell>
          <table:table-cell office:value-type="string">
            <text:p>658.2737</text:p>
          </table:table-cell>
          <table:table-cell office:value-type="string">
            <text:p>6180.4722</text:p>
          </table:table-cell>
          <table:table-cell office:value-type="string">
            <text:p>2569.0764</text:p>
          </table:table-cell>
          <table:table-cell office:value-type="string">
            <text:p>1686.6377</text:p>
          </table:table-cell>
          <table:table-cell office:value-type="string">
            <text:p>882.4387</text:p>
          </table:table-cell>
          <table:table-cell office:value-type="string">
            <text:p>4727.0288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395];9;2); &quot;/&quot;; MID([.A1395];6;2);&quot;/&quot;;MID([.A1395];1;4);&quot;/&quot;)" office:value-type="string" office:string-value="25/10/2022/">
            <text:p>25/10/2022/</text:p>
          </table:table-cell>
        </table:table-row>
        <table:table-row table:style-name="ro1">
          <table:table-cell office:value-type="string">
            <text:p>2022-10-26T00:00:00.0/2022-10-27T00:00:00.0</text:p>
          </table:table-cell>
          <table:table-cell office:value-type="string">
            <text:p>4105.0039</text:p>
          </table:table-cell>
          <table:table-cell office:value-type="string">
            <text:p>2747.5562</text:p>
          </table:table-cell>
          <table:table-cell office:value-type="string">
            <text:p>2077.7476</text:p>
          </table:table-cell>
          <table:table-cell office:value-type="string">
            <text:p>669.8087</text:p>
          </table:table-cell>
          <table:table-cell office:value-type="string">
            <text:p>5937.7305</text:p>
          </table:table-cell>
          <table:table-cell office:value-type="string">
            <text:p>1605.8988</text:p>
          </table:table-cell>
          <table:table-cell office:value-type="string">
            <text:p>409.0911</text:p>
          </table:table-cell>
          <table:table-cell office:value-type="string">
            <text:p>1196.8077</text:p>
          </table:table-cell>
          <table:table-cell office:value-type="string">
            <text:p>1241.7963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396];9;2); &quot;/&quot;; MID([.A1396];6;2);&quot;/&quot;;MID([.A1396];1;4);&quot;/&quot;)" office:value-type="string" office:string-value="26/10/2022/">
            <text:p>26/10/2022/</text:p>
          </table:table-cell>
        </table:table-row>
        <table:table-row table:style-name="ro1">
          <table:table-cell office:value-type="string">
            <text:p>2022-10-27T00:00:00.0/2022-10-28T00:00:00.0</text:p>
          </table:table-cell>
          <table:table-cell office:value-type="string">
            <text:p>4038.1729</text:p>
          </table:table-cell>
          <table:table-cell office:value-type="string">
            <text:p>2686.3008</text:p>
          </table:table-cell>
          <table:table-cell office:value-type="string">
            <text:p>1934.5587</text:p>
          </table:table-cell>
          <table:table-cell office:value-type="string">
            <text:p>751.7420</text:p>
          </table:table-cell>
          <table:table-cell office:value-type="string">
            <text:p>5592.6445</text:p>
          </table:table-cell>
          <table:table-cell office:value-type="string">
            <text:p>2563.3242</text:p>
          </table:table-cell>
          <table:table-cell office:value-type="string">
            <text:p>1743.9265</text:p>
          </table:table-cell>
          <table:table-cell office:value-type="string">
            <text:p>819.3977</text:p>
          </table:table-cell>
          <table:table-cell office:value-type="string">
            <text:p>4929.845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397];9;2); &quot;/&quot;; MID([.A1397];6;2);&quot;/&quot;;MID([.A1397];1;4);&quot;/&quot;)" office:value-type="string" office:string-value="27/10/2022/">
            <text:p>27/10/2022/</text:p>
          </table:table-cell>
        </table:table-row>
        <table:table-row table:style-name="ro1">
          <table:table-cell office:value-type="string">
            <text:p>2022-10-28T00:00:00.0/2022-10-29T00:00:00.0</text:p>
          </table:table-cell>
          <table:table-cell office:value-type="string">
            <text:p>3972.1807</text:p>
          </table:table-cell>
          <table:table-cell office:value-type="string">
            <text:p>2437.4971</text:p>
          </table:table-cell>
          <table:table-cell office:value-type="string">
            <text:p>1458.7333</text:p>
          </table:table-cell>
          <table:table-cell office:value-type="string">
            <text:p>978.7638</text:p>
          </table:table-cell>
          <table:table-cell office:value-type="string">
            <text:p>4183.6504</text:p>
          </table:table-cell>
          <table:table-cell office:value-type="string">
            <text:p>2344.7463</text:p>
          </table:table-cell>
          <table:table-cell office:value-type="string">
            <text:p>1323.7471</text:p>
          </table:table-cell>
          <table:table-cell office:value-type="string">
            <text:p>1020.9993</text:p>
          </table:table-cell>
          <table:table-cell office:value-type="string">
            <text:p>3647.1179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398];9;2); &quot;/&quot;; MID([.A1398];6;2);&quot;/&quot;;MID([.A1398];1;4);&quot;/&quot;)" office:value-type="string" office:string-value="28/10/2022/">
            <text:p>28/10/2022/</text:p>
          </table:table-cell>
        </table:table-row>
        <table:table-row table:style-name="ro1">
          <table:table-cell office:value-type="string">
            <text:p>2022-10-29T00:00:00.0/2022-10-30T00:00:00.0</text:p>
          </table:table-cell>
          <table:table-cell office:value-type="string">
            <text:p>3906.9998</text:p>
          </table:table-cell>
          <table:table-cell office:value-type="string">
            <text:p>2422.4749</text:p>
          </table:table-cell>
          <table:table-cell office:value-type="string">
            <text:p>1526.6627</text:p>
          </table:table-cell>
          <table:table-cell office:value-type="string">
            <text:p>895.8121</text:p>
          </table:table-cell>
          <table:table-cell office:value-type="string">
            <text:p>4385.4004</text:p>
          </table:table-cell>
          <table:table-cell office:value-type="string">
            <text:p>1972.9194</text:p>
          </table:table-cell>
          <table:table-cell office:value-type="string">
            <text:p>706.1628</text:p>
          </table:table-cell>
          <table:table-cell office:value-type="string">
            <text:p>1266.7566</text:p>
          </table:table-cell>
          <table:table-cell office:value-type="string">
            <text:p>2122.7566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399];9;2); &quot;/&quot;; MID([.A1399];6;2);&quot;/&quot;;MID([.A1399];1;4);&quot;/&quot;)" office:value-type="string" office:string-value="29/10/2022/">
            <text:p>29/10/2022/</text:p>
          </table:table-cell>
        </table:table-row>
        <table:table-row table:style-name="ro1">
          <table:table-cell office:value-type="string">
            <text:p>2022-10-30T00:00:00.0/2022-10-31T00:00:00.0</text:p>
          </table:table-cell>
          <table:table-cell office:value-type="string">
            <text:p>3842.6785</text:p>
          </table:table-cell>
          <table:table-cell office:value-type="string">
            <text:p>2289.7563</text:p>
          </table:table-cell>
          <table:table-cell office:value-type="string">
            <text:p>1273.1246</text:p>
          </table:table-cell>
          <table:table-cell office:value-type="string">
            <text:p>1016.6318</text:p>
          </table:table-cell>
          <table:table-cell office:value-type="string">
            <text:p>3630.7751</text:p>
          </table:table-cell>
          <table:table-cell office:value-type="string">
            <text:p>1916.3784</text:p>
          </table:table-cell>
          <table:table-cell office:value-type="string">
            <text:p>718.7014</text:p>
          </table:table-cell>
          <table:table-cell office:value-type="string">
            <text:p>1197.6771</text:p>
          </table:table-cell>
          <table:table-cell office:value-type="string">
            <text:p>1979.9188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400];9;2); &quot;/&quot;; MID([.A1400];6;2);&quot;/&quot;;MID([.A1400];1;4);&quot;/&quot;)" office:value-type="string" office:string-value="30/10/2022/">
            <text:p>30/10/2022/</text:p>
          </table:table-cell>
        </table:table-row>
        <table:table-row table:style-name="ro1">
          <table:table-cell office:value-type="string">
            <text:p>2022-10-31T00:00:00.0/2022-11-01T00:00:00.0</text:p>
          </table:table-cell>
          <table:table-cell office:value-type="string">
            <text:p>3779.2834</text:p>
          </table:table-cell>
          <table:table-cell office:value-type="string">
            <text:p>2381.3862</text:p>
          </table:table-cell>
          <table:table-cell office:value-type="string">
            <text:p>1563.5266</text:p>
          </table:table-cell>
          <table:table-cell office:value-type="string">
            <text:p>817.8597</text:p>
          </table:table-cell>
          <table:table-cell office:value-type="string">
            <text:p>4590.8149</text:p>
          </table:table-cell>
          <table:table-cell office:value-type="string">
            <text:p>1845.7982</text:p>
          </table:table-cell>
          <table:table-cell office:value-type="string">
            <text:p>746.6925</text:p>
          </table:table-cell>
          <table:table-cell office:value-type="string">
            <text:p>1099.1057</text:p>
          </table:table-cell>
          <table:table-cell office:value-type="string">
            <text:p>2201.6121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401];9;2); &quot;/&quot;; MID([.A1401];6;2);&quot;/&quot;;MID([.A1401];1;4);&quot;/&quot;)" office:value-type="string" office:string-value="31/10/2022/">
            <text:p>31/10/2022/</text:p>
          </table:table-cell>
        </table:table-row>
        <table:table-row table:style-name="ro1">
          <table:table-cell office:value-type="string">
            <text:p>2022-11-01T00:00:00.0/2022-11-02T00:00:00.0</text:p>
          </table:table-cell>
          <table:table-cell office:value-type="string">
            <text:p>3716.7905</text:p>
          </table:table-cell>
          <table:table-cell office:value-type="string">
            <text:p>2251.3801</text:p>
          </table:table-cell>
          <table:table-cell office:value-type="string">
            <text:p>1274.5333</text:p>
          </table:table-cell>
          <table:table-cell office:value-type="string">
            <text:p>976.8468</text:p>
          </table:table-cell>
          <table:table-cell office:value-type="string">
            <text:p>3754.0432</text:p>
          </table:table-cell>
          <table:table-cell office:value-type="string">
            <text:p>1002.1225</text:p>
          </table:table-cell>
          <table:table-cell office:value-type="string">
            <text:p>165.4669</text:p>
          </table:table-cell>
          <table:table-cell office:value-type="string">
            <text:p>836.6556</text:p>
          </table:table-cell>
          <table:table-cell office:value-type="string">
            <text:p>570.3007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402];9;2); &quot;/&quot;; MID([.A1402];6;2);&quot;/&quot;;MID([.A1402];1;4);&quot;/&quot;)" office:value-type="string" office:string-value="01/11/2022/">
            <text:p>01/11/2022/</text:p>
          </table:table-cell>
        </table:table-row>
        <table:table-row table:style-name="ro1">
          <table:table-cell office:value-type="string">
            <text:p>2022-11-02T00:00:00.0/2022-11-03T00:00:00.0</text:p>
          </table:table-cell>
          <table:table-cell office:value-type="string">
            <text:p>3655.2068</text:p>
          </table:table-cell>
          <table:table-cell office:value-type="string">
            <text:p>2456.6843</text:p>
          </table:table-cell>
          <table:table-cell office:value-type="string">
            <text:p>1810.2238</text:p>
          </table:table-cell>
          <table:table-cell office:value-type="string">
            <text:p>646.4604</text:p>
          </table:table-cell>
          <table:table-cell office:value-type="string">
            <text:p>5595.1611</text:p>
          </table:table-cell>
          <table:table-cell office:value-type="string">
            <text:p>2151.3904</text:p>
          </table:table-cell>
          <table:table-cell office:value-type="string">
            <text:p>1302.0371</text:p>
          </table:table-cell>
          <table:table-cell office:value-type="string">
            <text:p>849.3533</text:p>
          </table:table-cell>
          <table:table-cell office:value-type="string">
            <text:p>4156.9580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403];9;2); &quot;/&quot;; MID([.A1403];6;2);&quot;/&quot;;MID([.A1403];1;4);&quot;/&quot;)" office:value-type="string" office:string-value="02/11/2022/">
            <text:p>02/11/2022/</text:p>
          </table:table-cell>
        </table:table-row>
        <table:table-row table:style-name="ro1">
          <table:table-cell office:value-type="string">
            <text:p>2022-11-03T00:00:00.0/2022-11-04T00:00:00.0</text:p>
          </table:table-cell>
          <table:table-cell office:value-type="string">
            <text:p>3594.6055</text:p>
          </table:table-cell>
          <table:table-cell office:value-type="string">
            <text:p>2388.9680</text:p>
          </table:table-cell>
          <table:table-cell office:value-type="string">
            <text:p>1714.3871</text:p>
          </table:table-cell>
          <table:table-cell office:value-type="string">
            <text:p>674.5809</text:p>
          </table:table-cell>
          <table:table-cell office:value-type="string">
            <text:p>5403.0410</text:p>
          </table:table-cell>
          <table:table-cell office:value-type="string">
            <text:p>2057.1189</text:p>
          </table:table-cell>
          <table:table-cell office:value-type="string">
            <text:p>987.4504</text:p>
          </table:table-cell>
          <table:table-cell office:value-type="string">
            <text:p>1069.6683</text:p>
          </table:table-cell>
          <table:table-cell office:value-type="string">
            <text:p>3206.1147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404];9;2); &quot;/&quot;; MID([.A1404];6;2);&quot;/&quot;;MID([.A1404];1;4);&quot;/&quot;)" office:value-type="string" office:string-value="03/11/2022/">
            <text:p>03/11/2022/</text:p>
          </table:table-cell>
        </table:table-row>
        <table:table-row table:style-name="ro1">
          <table:table-cell office:value-type="string">
            <text:p>2022-11-04T00:00:00.0/2022-11-05T00:00:00.0</text:p>
          </table:table-cell>
          <table:table-cell office:value-type="string">
            <text:p>3534.9727</text:p>
          </table:table-cell>
          <table:table-cell office:value-type="string">
            <text:p>2256.2346</text:p>
          </table:table-cell>
          <table:table-cell office:value-type="string">
            <text:p>1559.4501</text:p>
          </table:table-cell>
          <table:table-cell office:value-type="string">
            <text:p>696.7846</text:p>
          </table:table-cell>
          <table:table-cell office:value-type="string">
            <text:p>4837.6089</text:p>
          </table:table-cell>
          <table:table-cell office:value-type="string">
            <text:p>394.0981</text:p>
          </table:table-cell>
          <table:table-cell office:value-type="string">
            <text:p>6.6648</text:p>
          </table:table-cell>
          <table:table-cell office:value-type="string">
            <text:p>387.4333</text:p>
          </table:table-cell>
          <table:table-cell office:value-type="string">
            <text:p>88.0895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405];9;2); &quot;/&quot;; MID([.A1405];6;2);&quot;/&quot;;MID([.A1405];1;4);&quot;/&quot;)" office:value-type="string" office:string-value="04/11/2022/">
            <text:p>04/11/2022/</text:p>
          </table:table-cell>
        </table:table-row>
        <table:table-row table:style-name="ro1">
          <table:table-cell office:value-type="string">
            <text:p>2022-11-05T00:00:00.0/2022-11-06T00:00:00.0</text:p>
          </table:table-cell>
          <table:table-cell office:value-type="string">
            <text:p>3476.3008</text:p>
          </table:table-cell>
          <table:table-cell office:value-type="string">
            <text:p>2359.4243</text:p>
          </table:table-cell>
          <table:table-cell office:value-type="string">
            <text:p>1850.4137</text:p>
          </table:table-cell>
          <table:table-cell office:value-type="string">
            <text:p>509.0107</text:p>
          </table:table-cell>
          <table:table-cell office:value-type="string">
            <text:p>5974.8271</text:p>
          </table:table-cell>
          <table:table-cell office:value-type="string">
            <text:p>1308.9670</text:p>
          </table:table-cell>
          <table:table-cell office:value-type="string">
            <text:p>466.4669</text:p>
          </table:table-cell>
          <table:table-cell office:value-type="string">
            <text:p>842.5001</text:p>
          </table:table-cell>
          <table:table-cell office:value-type="string">
            <text:p>1725.2710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406];9;2); &quot;/&quot;; MID([.A1406];6;2);&quot;/&quot;;MID([.A1406];1;4);&quot;/&quot;)" office:value-type="string" office:string-value="05/11/2022/">
            <text:p>05/11/2022/</text:p>
          </table:table-cell>
        </table:table-row>
        <table:table-row table:style-name="ro1">
          <table:table-cell office:value-type="string">
            <text:p>2022-11-06T00:00:00.0/2022-11-07T00:00:00.0</text:p>
          </table:table-cell>
          <table:table-cell office:value-type="string">
            <text:p>3418.6602</text:p>
          </table:table-cell>
          <table:table-cell office:value-type="string">
            <text:p>2307.9937</text:p>
          </table:table-cell>
          <table:table-cell office:value-type="string">
            <text:p>1720.4932</text:p>
          </table:table-cell>
          <table:table-cell office:value-type="string">
            <text:p>587.5005</text:p>
          </table:table-cell>
          <table:table-cell office:value-type="string">
            <text:p>5655.1611</text:p>
          </table:table-cell>
          <table:table-cell office:value-type="string">
            <text:p>1936.8542</text:p>
          </table:table-cell>
          <table:table-cell office:value-type="string">
            <text:p>1139.0836</text:p>
          </table:table-cell>
          <table:table-cell office:value-type="string">
            <text:p>797.7706</text:p>
          </table:table-cell>
          <table:table-cell office:value-type="string">
            <text:p>3940.6033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407];9;2); &quot;/&quot;; MID([.A1407];6;2);&quot;/&quot;;MID([.A1407];1;4);&quot;/&quot;)" office:value-type="string" office:string-value="06/11/2022/">
            <text:p>06/11/2022/</text:p>
          </table:table-cell>
        </table:table-row>
        <table:table-row table:style-name="ro1">
          <table:table-cell office:value-type="string">
            <text:p>2022-11-07T00:00:00.0/2022-11-08T00:00:00.0</text:p>
          </table:table-cell>
          <table:table-cell office:value-type="string">
            <text:p>3362.0518</text:p>
          </table:table-cell>
          <table:table-cell office:value-type="string">
            <text:p>2217.5537</text:p>
          </table:table-cell>
          <table:table-cell office:value-type="string">
            <text:p>1595.3625</text:p>
          </table:table-cell>
          <table:table-cell office:value-type="string">
            <text:p>622.1913</text:p>
          </table:table-cell>
          <table:table-cell office:value-type="string">
            <text:p>5231.4165</text:p>
          </table:table-cell>
          <table:table-cell office:value-type="string">
            <text:p>1655.7753</text:p>
          </table:table-cell>
          <table:table-cell office:value-type="string">
            <text:p>847.3396</text:p>
          </table:table-cell>
          <table:table-cell office:value-type="string">
            <text:p>808.4357</text:p>
          </table:table-cell>
          <table:table-cell office:value-type="string">
            <text:p>2462.8257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408];9;2); &quot;/&quot;; MID([.A1408];6;2);&quot;/&quot;;MID([.A1408];1;4);&quot;/&quot;)" office:value-type="string" office:string-value="07/11/2022/">
            <text:p>07/11/2022/</text:p>
          </table:table-cell>
        </table:table-row>
        <table:table-row table:style-name="ro1">
          <table:table-cell office:value-type="string">
            <text:p>2022-11-08T00:00:00.0/2022-11-09T00:00:00.0</text:p>
          </table:table-cell>
          <table:table-cell office:value-type="string">
            <text:p>3306.4456</text:p>
          </table:table-cell>
          <table:table-cell office:value-type="string">
            <text:p>2248.8167</text:p>
          </table:table-cell>
          <table:table-cell office:value-type="string">
            <text:p>1760.1177</text:p>
          </table:table-cell>
          <table:table-cell office:value-type="string">
            <text:p>488.6989</text:p>
          </table:table-cell>
          <table:table-cell office:value-type="string">
            <text:p>5911.3242</text:p>
          </table:table-cell>
          <table:table-cell office:value-type="string">
            <text:p>2195.5288</text:p>
          </table:table-cell>
          <table:table-cell office:value-type="string">
            <text:p>1654.0696</text:p>
          </table:table-cell>
          <table:table-cell office:value-type="string">
            <text:p>541.4592</text:p>
          </table:table-cell>
          <table:table-cell office:value-type="string">
            <text:p>5508.9390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409];9;2); &quot;/&quot;; MID([.A1409];6;2);&quot;/&quot;;MID([.A1409];1;4);&quot;/&quot;)" office:value-type="string" office:string-value="08/11/2022/">
            <text:p>08/11/2022/</text:p>
          </table:table-cell>
        </table:table-row>
        <table:table-row table:style-name="ro1">
          <table:table-cell office:value-type="string">
            <text:p>2022-11-09T00:00:00.0/2022-11-10T00:00:00.0</text:p>
          </table:table-cell>
          <table:table-cell office:value-type="string">
            <text:p>3251.9563</text:p>
          </table:table-cell>
          <table:table-cell office:value-type="string">
            <text:p>2108.4460</text:p>
          </table:table-cell>
          <table:table-cell office:value-type="string">
            <text:p>1495.0570</text:p>
          </table:table-cell>
          <table:table-cell office:value-type="string">
            <text:p>613.3891</text:p>
          </table:table-cell>
          <table:table-cell office:value-type="string">
            <text:p>4996.9126</text:p>
          </table:table-cell>
          <table:table-cell office:value-type="string">
            <text:p>1733.0293</text:p>
          </table:table-cell>
          <table:table-cell office:value-type="string">
            <text:p>806.6866</text:p>
          </table:table-cell>
          <table:table-cell office:value-type="string">
            <text:p>926.3426</text:p>
          </table:table-cell>
          <table:table-cell office:value-type="string">
            <text:p>2553.461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410];9;2); &quot;/&quot;; MID([.A1410];6;2);&quot;/&quot;;MID([.A1410];1;4);&quot;/&quot;)" office:value-type="string" office:string-value="09/11/2022/">
            <text:p>09/11/2022/</text:p>
          </table:table-cell>
        </table:table-row>
        <table:table-row table:style-name="ro1">
          <table:table-cell office:value-type="string">
            <text:p>2022-11-10T00:00:00.0/2022-11-11T00:00:00.0</text:p>
          </table:table-cell>
          <table:table-cell office:value-type="string">
            <text:p>3198.4866</text:p>
          </table:table-cell>
          <table:table-cell office:value-type="string">
            <text:p>2115.8789</text:p>
          </table:table-cell>
          <table:table-cell office:value-type="string">
            <text:p>1550.0358</text:p>
          </table:table-cell>
          <table:table-cell office:value-type="string">
            <text:p>565.8431</text:p>
          </table:table-cell>
          <table:table-cell office:value-type="string">
            <text:p>5266.0083</text:p>
          </table:table-cell>
          <table:table-cell office:value-type="string">
            <text:p>1861.6254</text:p>
          </table:table-cell>
          <table:table-cell office:value-type="string">
            <text:p>1054.4625</text:p>
          </table:table-cell>
          <table:table-cell office:value-type="string">
            <text:p>807.1628</text:p>
          </table:table-cell>
          <table:table-cell office:value-type="string">
            <text:p>3759.6165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411];9;2); &quot;/&quot;; MID([.A1411];6;2);&quot;/&quot;;MID([.A1411];1;4);&quot;/&quot;)" office:value-type="string" office:string-value="10/11/2022/">
            <text:p>10/11/2022/</text:p>
          </table:table-cell>
        </table:table-row>
        <table:table-row table:style-name="ro1">
          <table:table-cell office:value-type="string">
            <text:p>2022-11-11T00:00:00.0/2022-11-12T00:00:00.0</text:p>
          </table:table-cell>
          <table:table-cell office:value-type="string">
            <text:p>3146.1274</text:p>
          </table:table-cell>
          <table:table-cell office:value-type="string">
            <text:p>2097.1340</text:p>
          </table:table-cell>
          <table:table-cell office:value-type="string">
            <text:p>1573.2522</text:p>
          </table:table-cell>
          <table:table-cell office:value-type="string">
            <text:p>523.8818</text:p>
          </table:table-cell>
          <table:table-cell office:value-type="string">
            <text:p>5414.6548</text:p>
          </table:table-cell>
          <table:table-cell office:value-type="string">
            <text:p>1094.1533</text:p>
          </table:table-cell>
          <table:table-cell office:value-type="string">
            <text:p>109.1816</text:p>
          </table:table-cell>
          <table:table-cell office:value-type="string">
            <text:p>984.9717</text:p>
          </table:table-cell>
          <table:table-cell office:value-type="string">
            <text:p>469.6306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412];9;2); &quot;/&quot;; MID([.A1412];6;2);&quot;/&quot;;MID([.A1412];1;4);&quot;/&quot;)" office:value-type="string" office:string-value="11/11/2022/">
            <text:p>11/11/2022/</text:p>
          </table:table-cell>
        </table:table-row>
        <table:table-row table:style-name="ro1">
          <table:table-cell office:value-type="string">
            <text:p>2022-11-12T00:00:00.0/2022-11-13T00:00:00.0</text:p>
          </table:table-cell>
          <table:table-cell office:value-type="string">
            <text:p>3094.8694</text:p>
          </table:table-cell>
          <table:table-cell office:value-type="string">
            <text:p>2102.8716</text:p>
          </table:table-cell>
          <table:table-cell office:value-type="string">
            <text:p>1616.7568</text:p>
          </table:table-cell>
          <table:table-cell office:value-type="string">
            <text:p>486.1147</text:p>
          </table:table-cell>
          <table:table-cell office:value-type="string">
            <text:p>5679.3916</text:p>
          </table:table-cell>
          <table:table-cell office:value-type="string">
            <text:p>1808.5402</text:p>
          </table:table-cell>
          <table:table-cell office:value-type="string">
            <text:p>1045.4047</text:p>
          </table:table-cell>
          <table:table-cell office:value-type="string">
            <text:p>763.1355</text:p>
          </table:table-cell>
          <table:table-cell office:value-type="string">
            <text:p>3885.6680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413];9;2); &quot;/&quot;; MID([.A1413];6;2);&quot;/&quot;;MID([.A1413];1;4);&quot;/&quot;)" office:value-type="string" office:string-value="12/11/2022/">
            <text:p>12/11/2022/</text:p>
          </table:table-cell>
        </table:table-row>
        <table:table-row table:style-name="ro1">
          <table:table-cell office:value-type="string">
            <text:p>2022-11-13T00:00:00.0/2022-11-14T00:00:00.0</text:p>
          </table:table-cell>
          <table:table-cell office:value-type="string">
            <text:p>3044.7407</text:p>
          </table:table-cell>
          <table:table-cell office:value-type="string">
            <text:p>2001.6221</text:p>
          </table:table-cell>
          <table:table-cell office:value-type="string">
            <text:p>1447.7468</text:p>
          </table:table-cell>
          <table:table-cell office:value-type="string">
            <text:p>553.8753</text:p>
          </table:table-cell>
          <table:table-cell office:value-type="string">
            <text:p>5131.7734</text:p>
          </table:table-cell>
          <table:table-cell office:value-type="string">
            <text:p>1397.6826</text:p>
          </table:table-cell>
          <table:table-cell office:value-type="string">
            <text:p>755.4424</text:p>
          </table:table-cell>
          <table:table-cell office:value-type="string">
            <text:p>642.2403</text:p>
          </table:table-cell>
          <table:table-cell office:value-type="string">
            <text:p>2675.8782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414];9;2); &quot;/&quot;; MID([.A1414];6;2);&quot;/&quot;;MID([.A1414];1;4);&quot;/&quot;)" office:value-type="string" office:string-value="13/11/2022/">
            <text:p>13/11/2022/</text:p>
          </table:table-cell>
        </table:table-row>
        <table:table-row table:style-name="ro1">
          <table:table-cell office:value-type="string">
            <text:p>2022-11-14T00:00:00.0/2022-11-15T00:00:00.0</text:p>
          </table:table-cell>
          <table:table-cell office:value-type="string">
            <text:p>2995.7295</text:p>
          </table:table-cell>
          <table:table-cell office:value-type="string">
            <text:p>1974.8987</text:p>
          </table:table-cell>
          <table:table-cell office:value-type="string">
            <text:p>1440.4918</text:p>
          </table:table-cell>
          <table:table-cell office:value-type="string">
            <text:p>534.4068</text:p>
          </table:table-cell>
          <table:table-cell office:value-type="string">
            <text:p>5138.4087</text:p>
          </table:table-cell>
          <table:table-cell office:value-type="string">
            <text:p>1683.9730</text:p>
          </table:table-cell>
          <table:table-cell office:value-type="string">
            <text:p>1065.2394</text:p>
          </table:table-cell>
          <table:table-cell office:value-type="string">
            <text:p>618.7336</text:p>
          </table:table-cell>
          <table:table-cell office:value-type="string">
            <text:p>3625.2788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415];9;2); &quot;/&quot;; MID([.A1415];6;2);&quot;/&quot;;MID([.A1415];1;4);&quot;/&quot;)" office:value-type="string" office:string-value="14/11/2022/">
            <text:p>14/11/2022/</text:p>
          </table:table-cell>
        </table:table-row>
        <table:table-row table:style-name="ro1">
          <table:table-cell office:value-type="string">
            <text:p>2022-11-15T00:00:00.0/2022-11-16T00:00:00.0</text:p>
          </table:table-cell>
          <table:table-cell office:value-type="string">
            <text:p>2947.8711</text:p>
          </table:table-cell>
          <table:table-cell office:value-type="string">
            <text:p>1867.4355</text:p>
          </table:table-cell>
          <table:table-cell office:value-type="string">
            <text:p>1276.2844</text:p>
          </table:table-cell>
          <table:table-cell office:value-type="string">
            <text:p>591.1511</text:p>
          </table:table-cell>
          <table:table-cell office:value-type="string">
            <text:p>4534.9248</text:p>
          </table:table-cell>
          <table:table-cell office:value-type="string">
            <text:p>594.5609</text:p>
          </table:table-cell>
          <table:table-cell office:value-type="string">
            <text:p>39.8392</text:p>
          </table:table-cell>
          <table:table-cell office:value-type="string">
            <text:p>554.7217</text:p>
          </table:table-cell>
          <table:table-cell office:value-type="string">
            <text:p>368.7824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416];9;2); &quot;/&quot;; MID([.A1416];6;2);&quot;/&quot;;MID([.A1416];1;4);&quot;/&quot;)" office:value-type="string" office:string-value="15/11/2022/">
            <text:p>15/11/2022/</text:p>
          </table:table-cell>
        </table:table-row>
        <table:table-row table:style-name="ro1">
          <table:table-cell office:value-type="string">
            <text:p>2022-11-16T00:00:00.0/2022-11-17T00:00:00.0</text:p>
          </table:table-cell>
          <table:table-cell office:value-type="string">
            <text:p>2901.1780</text:p>
          </table:table-cell>
          <table:table-cell office:value-type="string">
            <text:p>1836.6055</text:p>
          </table:table-cell>
          <table:table-cell office:value-type="string">
            <text:p>1269.5271</text:p>
          </table:table-cell>
          <table:table-cell office:value-type="string">
            <text:p>567.0784</text:p>
          </table:table-cell>
          <table:table-cell office:value-type="string">
            <text:p>4563.5503</text:p>
          </table:table-cell>
          <table:table-cell office:value-type="string">
            <text:p>421.8805</text:p>
          </table:table-cell>
          <table:table-cell office:value-type="string">
            <text:p>14.9128</text:p>
          </table:table-cell>
          <table:table-cell office:value-type="string">
            <text:p>406.9677</text:p>
          </table:table-cell>
          <table:table-cell office:value-type="string">
            <text:p>137.1161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417];9;2); &quot;/&quot;; MID([.A1417];6;2);&quot;/&quot;;MID([.A1417];1;4);&quot;/&quot;)" office:value-type="string" office:string-value="16/11/2022/">
            <text:p>16/11/2022/</text:p>
          </table:table-cell>
        </table:table-row>
        <table:table-row table:style-name="ro1">
          <table:table-cell office:value-type="string">
            <text:p>2022-11-17T00:00:00.0/2022-11-18T00:00:00.0</text:p>
          </table:table-cell>
          <table:table-cell office:value-type="string">
            <text:p>2855.6462</text:p>
          </table:table-cell>
          <table:table-cell office:value-type="string">
            <text:p>1858.9866</text:p>
          </table:table-cell>
          <table:table-cell office:value-type="string">
            <text:p>1370.9468</text:p>
          </table:table-cell>
          <table:table-cell office:value-type="string">
            <text:p>488.0398</text:p>
          </table:table-cell>
          <table:table-cell office:value-type="string">
            <text:p>5043.2578</text:p>
          </table:table-cell>
          <table:table-cell office:value-type="string">
            <text:p>576.8882</text:p>
          </table:table-cell>
          <table:table-cell office:value-type="string">
            <text:p>67.8758</text:p>
          </table:table-cell>
          <table:table-cell office:value-type="string">
            <text:p>509.0124</text:p>
          </table:table-cell>
          <table:table-cell office:value-type="string">
            <text:p>309.4578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418];9;2); &quot;/&quot;; MID([.A1418];6;2);&quot;/&quot;;MID([.A1418];1;4);&quot;/&quot;)" office:value-type="string" office:string-value="17/11/2022/">
            <text:p>17/11/2022/</text:p>
          </table:table-cell>
        </table:table-row>
        <table:table-row table:style-name="ro1">
          <table:table-cell office:value-type="string">
            <text:p>2022-11-18T00:00:00.0/2022-11-19T00:00:00.0</text:p>
          </table:table-cell>
          <table:table-cell office:value-type="string">
            <text:p>2811.3367</text:p>
          </table:table-cell>
          <table:table-cell office:value-type="string">
            <text:p>1814.7135</text:p>
          </table:table-cell>
          <table:table-cell office:value-type="string">
            <text:p>1312.2975</text:p>
          </table:table-cell>
          <table:table-cell office:value-type="string">
            <text:p>502.4160</text:p>
          </table:table-cell>
          <table:table-cell office:value-type="string">
            <text:p>4825.5518</text:p>
          </table:table-cell>
          <table:table-cell office:value-type="string">
            <text:p>410.2260</text:p>
          </table:table-cell>
          <table:table-cell office:value-type="string">
            <text:p>13.6749</text:p>
          </table:table-cell>
          <table:table-cell office:value-type="string">
            <text:p>396.5512</text:p>
          </table:table-cell>
          <table:table-cell office:value-type="string">
            <text:p>154.7662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419];9;2); &quot;/&quot;; MID([.A1419];6;2);&quot;/&quot;;MID([.A1419];1;4);&quot;/&quot;)" office:value-type="string" office:string-value="18/11/2022/">
            <text:p>18/11/2022/</text:p>
          </table:table-cell>
        </table:table-row>
        <table:table-row table:style-name="ro1">
          <table:table-cell office:value-type="string">
            <text:p>2022-11-19T00:00:00.0/2022-11-20T00:00:00.0</text:p>
          </table:table-cell>
          <table:table-cell office:value-type="string">
            <text:p>2768.1909</text:p>
          </table:table-cell>
          <table:table-cell office:value-type="string">
            <text:p>1930.1166</text:p>
          </table:table-cell>
          <table:table-cell office:value-type="string">
            <text:p>1565.2562</text:p>
          </table:table-cell>
          <table:table-cell office:value-type="string">
            <text:p>364.8604</text:p>
          </table:table-cell>
          <table:table-cell office:value-type="string">
            <text:p>5990.8794</text:p>
          </table:table-cell>
          <table:table-cell office:value-type="string">
            <text:p>1432.2449</text:p>
          </table:table-cell>
          <table:table-cell office:value-type="string">
            <text:p>715.3017</text:p>
          </table:table-cell>
          <table:table-cell office:value-type="string">
            <text:p>716.9432</text:p>
          </table:table-cell>
          <table:table-cell office:value-type="string">
            <text:p>2662.7002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420];9;2); &quot;/&quot;; MID([.A1420];6;2);&quot;/&quot;;MID([.A1420];1;4);&quot;/&quot;)" office:value-type="string" office:string-value="19/11/2022/">
            <text:p>19/11/2022/</text:p>
          </table:table-cell>
        </table:table-row>
        <table:table-row table:style-name="ro1">
          <table:table-cell office:value-type="string">
            <text:p>2022-11-20T00:00:00.0/2022-11-21T00:00:00.0</text:p>
          </table:table-cell>
          <table:table-cell office:value-type="string">
            <text:p>2726.2605</text:p>
          </table:table-cell>
          <table:table-cell office:value-type="string">
            <text:p>1822.0658</text:p>
          </table:table-cell>
          <table:table-cell office:value-type="string">
            <text:p>1402.8845</text:p>
          </table:table-cell>
          <table:table-cell office:value-type="string">
            <text:p>419.1812</text:p>
          </table:table-cell>
          <table:table-cell office:value-type="string">
            <text:p>5362.0688</text:p>
          </table:table-cell>
          <table:table-cell office:value-type="string">
            <text:p>477.4003</text:p>
          </table:table-cell>
          <table:table-cell office:value-type="string">
            <text:p>22.1419</text:p>
          </table:table-cell>
          <table:table-cell office:value-type="string">
            <text:p>455.2584</text:p>
          </table:table-cell>
          <table:table-cell office:value-type="string">
            <text:p>139.1327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421];9;2); &quot;/&quot;; MID([.A1421];6;2);&quot;/&quot;;MID([.A1421];1;4);&quot;/&quot;)" office:value-type="string" office:string-value="20/11/2022/">
            <text:p>20/11/2022/</text:p>
          </table:table-cell>
        </table:table-row>
        <table:table-row table:style-name="ro1">
          <table:table-cell office:value-type="string">
            <text:p>2022-11-21T00:00:00.0/2022-11-22T00:00:00.0</text:p>
          </table:table-cell>
          <table:table-cell office:value-type="string">
            <text:p>2685.5574</text:p>
          </table:table-cell>
          <table:table-cell office:value-type="string">
            <text:p>1790.2830</text:p>
          </table:table-cell>
          <table:table-cell office:value-type="string">
            <text:p>1404.1160</text:p>
          </table:table-cell>
          <table:table-cell office:value-type="string">
            <text:p>386.1670</text:p>
          </table:table-cell>
          <table:table-cell office:value-type="string">
            <text:p>5443.2046</text:p>
          </table:table-cell>
          <table:table-cell office:value-type="string">
            <text:p>615.3486</text:p>
          </table:table-cell>
          <table:table-cell office:value-type="string">
            <text:p>131.4026</text:p>
          </table:table-cell>
          <table:table-cell office:value-type="string">
            <text:p>483.9460</text:p>
          </table:table-cell>
          <table:table-cell office:value-type="string">
            <text:p>510.6970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422];9;2); &quot;/&quot;; MID([.A1422];6;2);&quot;/&quot;;MID([.A1422];1;4);&quot;/&quot;)" office:value-type="string" office:string-value="21/11/2022/">
            <text:p>21/11/2022/</text:p>
          </table:table-cell>
        </table:table-row>
        <table:table-row table:style-name="ro1">
          <table:table-cell office:value-type="string">
            <text:p>2022-11-22T00:00:00.0/2022-11-23T00:00:00.0</text:p>
          </table:table-cell>
          <table:table-cell office:value-type="string">
            <text:p>2646.1042</text:p>
          </table:table-cell>
          <table:table-cell office:value-type="string">
            <text:p>1740.1475</text:p>
          </table:table-cell>
          <table:table-cell office:value-type="string">
            <text:p>1296.1310</text:p>
          </table:table-cell>
          <table:table-cell office:value-type="string">
            <text:p>444.0165</text:p>
          </table:table-cell>
          <table:table-cell office:value-type="string">
            <text:p>4988.5806</text:p>
          </table:table-cell>
          <table:table-cell office:value-type="string">
            <text:p>573.8608</text:p>
          </table:table-cell>
          <table:table-cell office:value-type="string">
            <text:p>42.3188</text:p>
          </table:table-cell>
          <table:table-cell office:value-type="string">
            <text:p>531.5420</text:p>
          </table:table-cell>
          <table:table-cell office:value-type="string">
            <text:p>305.2350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423];9;2); &quot;/&quot;; MID([.A1423];6;2);&quot;/&quot;;MID([.A1423];1;4);&quot;/&quot;)" office:value-type="string" office:string-value="22/11/2022/">
            <text:p>22/11/2022/</text:p>
          </table:table-cell>
        </table:table-row>
        <table:table-row table:style-name="ro1">
          <table:table-cell office:value-type="string">
            <text:p>2022-11-23T00:00:00.0/2022-11-24T00:00:00.0</text:p>
          </table:table-cell>
          <table:table-cell office:value-type="string">
            <text:p>2607.8804</text:p>
          </table:table-cell>
          <table:table-cell office:value-type="string">
            <text:p>1645.4402</text:p>
          </table:table-cell>
          <table:table-cell office:value-type="string">
            <text:p>1150.7893</text:p>
          </table:table-cell>
          <table:table-cell office:value-type="string">
            <text:p>494.6508</text:p>
          </table:table-cell>
          <table:table-cell office:value-type="string">
            <text:p>4452.8237</text:p>
          </table:table-cell>
          <table:table-cell office:value-type="string">
            <text:p>690.0151</text:p>
          </table:table-cell>
          <table:table-cell office:value-type="string">
            <text:p>127.5026</text:p>
          </table:table-cell>
          <table:table-cell office:value-type="string">
            <text:p>562.5125</text:p>
          </table:table-cell>
          <table:table-cell office:value-type="string">
            <text:p>664.6213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424];9;2); &quot;/&quot;; MID([.A1424];6;2);&quot;/&quot;;MID([.A1424];1;4);&quot;/&quot;)" office:value-type="string" office:string-value="23/11/2022/">
            <text:p>23/11/2022/</text:p>
          </table:table-cell>
        </table:table-row>
        <table:table-row table:style-name="ro1">
          <table:table-cell office:value-type="string">
            <text:p>2022-11-24T00:00:00.0/2022-11-25T00:00:00.0</text:p>
          </table:table-cell>
          <table:table-cell office:value-type="string">
            <text:p>2570.8982</text:p>
          </table:table-cell>
          <table:table-cell office:value-type="string">
            <text:p>1650.5601</text:p>
          </table:table-cell>
          <table:table-cell office:value-type="string">
            <text:p>1215.7081</text:p>
          </table:table-cell>
          <table:table-cell office:value-type="string">
            <text:p>434.8518</text:p>
          </table:table-cell>
          <table:table-cell office:value-type="string">
            <text:p>4751.5947</text:p>
          </table:table-cell>
          <table:table-cell office:value-type="string">
            <text:p>578.0065</text:p>
          </table:table-cell>
          <table:table-cell office:value-type="string">
            <text:p>142.4943</text:p>
          </table:table-cell>
          <table:table-cell office:value-type="string">
            <text:p>435.5122</text:p>
          </table:table-cell>
          <table:table-cell office:value-type="string">
            <text:p>654.9212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425];9;2); &quot;/&quot;; MID([.A1425];6;2);&quot;/&quot;;MID([.A1425];1;4);&quot;/&quot;)" office:value-type="string" office:string-value="24/11/2022/">
            <text:p>24/11/2022/</text:p>
          </table:table-cell>
        </table:table-row>
        <table:table-row table:style-name="ro1">
          <table:table-cell office:value-type="string">
            <text:p>2022-11-25T00:00:00.0/2022-11-26T00:00:00.0</text:p>
          </table:table-cell>
          <table:table-cell office:value-type="string">
            <text:p>2535.2161</text:p>
          </table:table-cell>
          <table:table-cell office:value-type="string">
            <text:p>1619.9926</text:p>
          </table:table-cell>
          <table:table-cell office:value-type="string">
            <text:p>1103.1212</text:p>
          </table:table-cell>
          <table:table-cell office:value-type="string">
            <text:p>516.8713</text:p>
          </table:table-cell>
          <table:table-cell office:value-type="string">
            <text:p>4403.4282</text:p>
          </table:table-cell>
          <table:table-cell office:value-type="string">
            <text:p>1599.5431</text:p>
          </table:table-cell>
          <table:table-cell office:value-type="string">
            <text:p>1073.7311</text:p>
          </table:table-cell>
          <table:table-cell office:value-type="string">
            <text:p>525.8120</text:p>
          </table:table-cell>
          <table:table-cell office:value-type="string">
            <text:p>4308.4580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426];9;2); &quot;/&quot;; MID([.A1426];6;2);&quot;/&quot;;MID([.A1426];1;4);&quot;/&quot;)" office:value-type="string" office:string-value="25/11/2022/">
            <text:p>25/11/2022/</text:p>
          </table:table-cell>
        </table:table-row>
        <table:table-row table:style-name="ro1">
          <table:table-cell office:value-type="string">
            <text:p>2022-11-26T00:00:00.0/2022-11-27T00:00:00.0</text:p>
          </table:table-cell>
          <table:table-cell office:value-type="string">
            <text:p>2500.8013</text:p>
          </table:table-cell>
          <table:table-cell office:value-type="string">
            <text:p>1581.8568</text:p>
          </table:table-cell>
          <table:table-cell office:value-type="string">
            <text:p>1088.4213</text:p>
          </table:table-cell>
          <table:table-cell office:value-type="string">
            <text:p>493.4356</text:p>
          </table:table-cell>
          <table:table-cell office:value-type="string">
            <text:p>4326.9019</text:p>
          </table:table-cell>
          <table:table-cell office:value-type="string">
            <text:p>521.4901</text:p>
          </table:table-cell>
          <table:table-cell office:value-type="string">
            <text:p>40.9435</text:p>
          </table:table-cell>
          <table:table-cell office:value-type="string">
            <text:p>480.5467</text:p>
          </table:table-cell>
          <table:table-cell office:value-type="string">
            <text:p>228.1353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427];9;2); &quot;/&quot;; MID([.A1427];6;2);&quot;/&quot;;MID([.A1427];1;4);&quot;/&quot;)" office:value-type="string" office:string-value="26/11/2022/">
            <text:p>26/11/2022/</text:p>
          </table:table-cell>
        </table:table-row>
        <table:table-row table:style-name="ro1">
          <table:table-cell office:value-type="string">
            <text:p>2022-11-27T00:00:00.0/2022-11-28T00:00:00.0</text:p>
          </table:table-cell>
          <table:table-cell office:value-type="string">
            <text:p>2467.6777</text:p>
          </table:table-cell>
          <table:table-cell office:value-type="string">
            <text:p>1591.3964</text:p>
          </table:table-cell>
          <table:table-cell office:value-type="string">
            <text:p>1131.3490</text:p>
          </table:table-cell>
          <table:table-cell office:value-type="string">
            <text:p>460.0474</text:p>
          </table:table-cell>
          <table:table-cell office:value-type="string">
            <text:p>4585.0415</text:p>
          </table:table-cell>
          <table:table-cell office:value-type="string">
            <text:p>1251.7836</text:p>
          </table:table-cell>
          <table:table-cell office:value-type="string">
            <text:p>567.5864</text:p>
          </table:table-cell>
          <table:table-cell office:value-type="string">
            <text:p>684.1972</text:p>
          </table:table-cell>
          <table:table-cell office:value-type="string">
            <text:p>2537.9438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428];9;2); &quot;/&quot;; MID([.A1428];6;2);&quot;/&quot;;MID([.A1428];1;4);&quot;/&quot;)" office:value-type="string" office:string-value="27/11/2022/">
            <text:p>27/11/2022/</text:p>
          </table:table-cell>
        </table:table-row>
        <table:table-row table:style-name="ro1">
          <table:table-cell office:value-type="string">
            <text:p>2022-11-28T00:00:00.0/2022-11-29T00:00:00.0</text:p>
          </table:table-cell>
          <table:table-cell office:value-type="string">
            <text:p>2435.8296</text:p>
          </table:table-cell>
          <table:table-cell office:value-type="string">
            <text:p>1582.8458</text:p>
          </table:table-cell>
          <table:table-cell office:value-type="string">
            <text:p>1187.8472</text:p>
          </table:table-cell>
          <table:table-cell office:value-type="string">
            <text:p>394.9987</text:p>
          </table:table-cell>
          <table:table-cell office:value-type="string">
            <text:p>4863.3491</text:p>
          </table:table-cell>
          <table:table-cell office:value-type="string">
            <text:p>410.6829</text:p>
          </table:table-cell>
          <table:table-cell office:value-type="string">
            <text:p>20.0879</text:p>
          </table:table-cell>
          <table:table-cell office:value-type="string">
            <text:p>390.5949</text:p>
          </table:table-cell>
          <table:table-cell office:value-type="string">
            <text:p>213.4833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429];9;2); &quot;/&quot;; MID([.A1429];6;2);&quot;/&quot;;MID([.A1429];1;4);&quot;/&quot;)" office:value-type="string" office:string-value="28/11/2022/">
            <text:p>28/11/2022/</text:p>
          </table:table-cell>
        </table:table-row>
        <table:table-row table:style-name="ro1">
          <table:table-cell office:value-type="string">
            <text:p>2022-11-29T00:00:00.0/2022-11-30T00:00:00.0</text:p>
          </table:table-cell>
          <table:table-cell office:value-type="string">
            <text:p>2405.2568</text:p>
          </table:table-cell>
          <table:table-cell office:value-type="string">
            <text:p>1516.0037</text:p>
          </table:table-cell>
          <table:table-cell office:value-type="string">
            <text:p>1068.1951</text:p>
          </table:table-cell>
          <table:table-cell office:value-type="string">
            <text:p>447.8085</text:p>
          </table:table-cell>
          <table:table-cell office:value-type="string">
            <text:p>4401.5469</text:p>
          </table:table-cell>
          <table:table-cell office:value-type="string">
            <text:p>783.0436</text:p>
          </table:table-cell>
          <table:table-cell office:value-type="string">
            <text:p>52.5544</text:p>
          </table:table-cell>
          <table:table-cell office:value-type="string">
            <text:p>730.4893</text:p>
          </table:table-cell>
          <table:table-cell office:value-type="string">
            <text:p>386.2900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430];9;2); &quot;/&quot;; MID([.A1430];6;2);&quot;/&quot;;MID([.A1430];1;4);&quot;/&quot;)" office:value-type="string" office:string-value="29/11/2022/">
            <text:p>29/11/2022/</text:p>
          </table:table-cell>
        </table:table-row>
        <table:table-row table:style-name="ro1">
          <table:table-cell office:value-type="string">
            <text:p>2022-11-30T00:00:00.0/2022-12-01T00:00:00.0</text:p>
          </table:table-cell>
          <table:table-cell office:value-type="string">
            <text:p>2376.0374</text:p>
          </table:table-cell>
          <table:table-cell office:value-type="string">
            <text:p>1517.0079</text:p>
          </table:table-cell>
          <table:table-cell office:value-type="string">
            <text:p>1094.0253</text:p>
          </table:table-cell>
          <table:table-cell office:value-type="string">
            <text:p>422.9827</text:p>
          </table:table-cell>
          <table:table-cell office:value-type="string">
            <text:p>4527.1279</text:p>
          </table:table-cell>
          <table:table-cell office:value-type="string">
            <text:p>1239.5330</text:p>
          </table:table-cell>
          <table:table-cell office:value-type="string">
            <text:p>496.3184</text:p>
          </table:table-cell>
          <table:table-cell office:value-type="string">
            <text:p>743.2145</text:p>
          </table:table-cell>
          <table:table-cell office:value-type="string">
            <text:p>2150.1956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1431];9;2); &quot;/&quot;; MID([.A1431];6;2);&quot;/&quot;;MID([.A1431];1;4);&quot;/&quot;)" office:value-type="string" office:string-value="30/11/2022/">
            <text:p>30/11/2022/</text:p>
          </table:table-cell>
        </table:table-row>
        <table:table-row table:style-name="ro1">
          <table:table-cell office:value-type="string">
            <text:p>2022-12-01T00:00:00.0/2022-12-02T00:00:00.0</text:p>
          </table:table-cell>
          <table:table-cell office:value-type="string">
            <text:p>2348.0640</text:p>
          </table:table-cell>
          <table:table-cell office:value-type="string">
            <text:p>1459.0507</text:p>
          </table:table-cell>
          <table:table-cell office:value-type="string">
            <text:p>1017.1420</text:p>
          </table:table-cell>
          <table:table-cell office:value-type="string">
            <text:p>441.9088</text:p>
          </table:table-cell>
          <table:table-cell office:value-type="string">
            <text:p>4195.6514</text:p>
          </table:table-cell>
          <table:table-cell office:value-type="string">
            <text:p>1162.5017</text:p>
          </table:table-cell>
          <table:table-cell office:value-type="string">
            <text:p>452.6608</text:p>
          </table:table-cell>
          <table:table-cell office:value-type="string">
            <text:p>709.8410</text:p>
          </table:table-cell>
          <table:table-cell office:value-type="string">
            <text:p>2167.1831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1432];9;2); &quot;/&quot;; MID([.A1432];6;2);&quot;/&quot;;MID([.A1432];1;4);&quot;/&quot;)" office:value-type="string" office:string-value="01/12/2022/">
            <text:p>01/12/2022/</text:p>
          </table:table-cell>
        </table:table-row>
        <table:table-row table:style-name="ro1">
          <table:table-cell office:value-type="string">
            <text:p>2022-12-02T00:00:00.0/2022-12-03T00:00:00.0</text:p>
          </table:table-cell>
          <table:table-cell office:value-type="string">
            <text:p>2321.4631</text:p>
          </table:table-cell>
          <table:table-cell office:value-type="string">
            <text:p>1422.9578</text:p>
          </table:table-cell>
          <table:table-cell office:value-type="string">
            <text:p>943.6714</text:p>
          </table:table-cell>
          <table:table-cell office:value-type="string">
            <text:p>479.2863</text:p>
          </table:table-cell>
          <table:table-cell office:value-type="string">
            <text:p>3934.6736</text:p>
          </table:table-cell>
          <table:table-cell office:value-type="string">
            <text:p>565.7279</text:p>
          </table:table-cell>
          <table:table-cell office:value-type="string">
            <text:p>32.9382</text:p>
          </table:table-cell>
          <table:table-cell office:value-type="string">
            <text:p>532.7897</text:p>
          </table:table-cell>
          <table:table-cell office:value-type="string">
            <text:p>255.4214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433];9;2); &quot;/&quot;; MID([.A1433];6;2);&quot;/&quot;;MID([.A1433];1;4);&quot;/&quot;)" office:value-type="string" office:string-value="02/12/2022/">
            <text:p>02/12/2022/</text:p>
          </table:table-cell>
        </table:table-row>
        <table:table-row table:style-name="ro1">
          <table:table-cell office:value-type="string">
            <text:p>2022-12-03T00:00:00.0/2022-12-04T00:00:00.0</text:p>
          </table:table-cell>
          <table:table-cell office:value-type="string">
            <text:p>2296.1594</text:p>
          </table:table-cell>
          <table:table-cell office:value-type="string">
            <text:p>1485.0432</text:p>
          </table:table-cell>
          <table:table-cell office:value-type="string">
            <text:p>1101.8793</text:p>
          </table:table-cell>
          <table:table-cell office:value-type="string">
            <text:p>383.1639</text:p>
          </table:table-cell>
          <table:table-cell office:value-type="string">
            <text:p>4696.0732</text:p>
          </table:table-cell>
          <table:table-cell office:value-type="string">
            <text:p>308.1472</text:p>
          </table:table-cell>
          <table:table-cell office:value-type="string">
            <text:p>12.4851</text:p>
          </table:table-cell>
          <table:table-cell office:value-type="string">
            <text:p>295.6621</text:p>
          </table:table-cell>
          <table:table-cell office:value-type="string">
            <text:p>162.6725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434];9;2); &quot;/&quot;; MID([.A1434];6;2);&quot;/&quot;;MID([.A1434];1;4);&quot;/&quot;)" office:value-type="string" office:string-value="03/12/2022/">
            <text:p>03/12/2022/</text:p>
          </table:table-cell>
        </table:table-row>
        <table:table-row table:style-name="ro1">
          <table:table-cell office:value-type="string">
            <text:p>2022-12-04T00:00:00.0/2022-12-05T00:00:00.0</text:p>
          </table:table-cell>
          <table:table-cell office:value-type="string">
            <text:p>2272.1646</text:p>
          </table:table-cell>
          <table:table-cell office:value-type="string">
            <text:p>1372.9878</text:p>
          </table:table-cell>
          <table:table-cell office:value-type="string">
            <text:p>868.9146</text:p>
          </table:table-cell>
          <table:table-cell office:value-type="string">
            <text:p>504.0731</text:p>
          </table:table-cell>
          <table:table-cell office:value-type="string">
            <text:p>3685.2222</text:p>
          </table:table-cell>
          <table:table-cell office:value-type="string">
            <text:p>362.7468</text:p>
          </table:table-cell>
          <table:table-cell office:value-type="string">
            <text:p>31.1140</text:p>
          </table:table-cell>
          <table:table-cell office:value-type="string">
            <text:p>331.6328</text:p>
          </table:table-cell>
          <table:table-cell office:value-type="string">
            <text:p>245.6004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435];9;2); &quot;/&quot;; MID([.A1435];6;2);&quot;/&quot;;MID([.A1435];1;4);&quot;/&quot;)" office:value-type="string" office:string-value="04/12/2022/">
            <text:p>04/12/2022/</text:p>
          </table:table-cell>
        </table:table-row>
        <table:table-row table:style-name="ro1">
          <table:table-cell office:value-type="string">
            <text:p>2022-12-05T00:00:00.0/2022-12-06T00:00:00.0</text:p>
          </table:table-cell>
          <table:table-cell office:value-type="string">
            <text:p>2249.5137</text:p>
          </table:table-cell>
          <table:table-cell office:value-type="string">
            <text:p>1346.4777</text:p>
          </table:table-cell>
          <table:table-cell office:value-type="string">
            <text:p>821.7533</text:p>
          </table:table-cell>
          <table:table-cell office:value-type="string">
            <text:p>524.7243</text:p>
          </table:table-cell>
          <table:table-cell office:value-type="string">
            <text:p>3497.7163</text:p>
          </table:table-cell>
          <table:table-cell office:value-type="string">
            <text:p>349.7144</text:p>
          </table:table-cell>
          <table:table-cell office:value-type="string">
            <text:p>45.8498</text:p>
          </table:table-cell>
          <table:table-cell office:value-type="string">
            <text:p>303.8646</text:p>
          </table:table-cell>
          <table:table-cell office:value-type="string">
            <text:p>171.3451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436];9;2); &quot;/&quot;; MID([.A1436];6;2);&quot;/&quot;;MID([.A1436];1;4);&quot;/&quot;)" office:value-type="string" office:string-value="05/12/2022/">
            <text:p>05/12/2022/</text:p>
          </table:table-cell>
        </table:table-row>
        <table:table-row table:style-name="ro1">
          <table:table-cell office:value-type="string">
            <text:p>2022-12-06T00:00:00.0/2022-12-07T00:00:00.0</text:p>
          </table:table-cell>
          <table:table-cell office:value-type="string">
            <text:p>2228.2104</text:p>
          </table:table-cell>
          <table:table-cell office:value-type="string">
            <text:p>1436.3173</text:p>
          </table:table-cell>
          <table:table-cell office:value-type="string">
            <text:p>1099.4656</text:p>
          </table:table-cell>
          <table:table-cell office:value-type="string">
            <text:p>336.8517</text:p>
          </table:table-cell>
          <table:table-cell office:value-type="string">
            <text:p>4853.6294</text:p>
          </table:table-cell>
          <table:table-cell office:value-type="string">
            <text:p>272.8160</text:p>
          </table:table-cell>
          <table:table-cell office:value-type="string">
            <text:p>27.6220</text:p>
          </table:table-cell>
          <table:table-cell office:value-type="string">
            <text:p>245.1939</text:p>
          </table:table-cell>
          <table:table-cell office:value-type="string">
            <text:p>310.8729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437];9;2); &quot;/&quot;; MID([.A1437];6;2);&quot;/&quot;;MID([.A1437];1;4);&quot;/&quot;)" office:value-type="string" office:string-value="06/12/2022/">
            <text:p>06/12/2022/</text:p>
          </table:table-cell>
        </table:table-row>
        <table:table-row table:style-name="ro1">
          <table:table-cell office:value-type="string">
            <text:p>2022-12-07T00:00:00.0/2022-12-08T00:00:00.0</text:p>
          </table:table-cell>
          <table:table-cell office:value-type="string">
            <text:p>2208.2070</text:p>
          </table:table-cell>
          <table:table-cell office:value-type="string">
            <text:p>1448.9362</text:p>
          </table:table-cell>
          <table:table-cell office:value-type="string">
            <text:p>1096.8931</text:p>
          </table:table-cell>
          <table:table-cell office:value-type="string">
            <text:p>352.0432</text:p>
          </table:table-cell>
          <table:table-cell office:value-type="string">
            <text:p>4863.0103</text:p>
          </table:table-cell>
          <table:table-cell office:value-type="string">
            <text:p>500.4046</text:p>
          </table:table-cell>
          <table:table-cell office:value-type="string">
            <text:p>91.0131</text:p>
          </table:table-cell>
          <table:table-cell office:value-type="string">
            <text:p>409.3915</text:p>
          </table:table-cell>
          <table:table-cell office:value-type="string">
            <text:p>594.3606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438];9;2); &quot;/&quot;; MID([.A1438];6;2);&quot;/&quot;;MID([.A1438];1;4);&quot;/&quot;)" office:value-type="string" office:string-value="07/12/2022/">
            <text:p>07/12/2022/</text:p>
          </table:table-cell>
        </table:table-row>
        <table:table-row table:style-name="ro1">
          <table:table-cell office:value-type="string">
            <text:p>2022-12-08T00:00:00.0/2022-12-09T00:00:00.0</text:p>
          </table:table-cell>
          <table:table-cell office:value-type="string">
            <text:p>2189.5750</text:p>
          </table:table-cell>
          <table:table-cell office:value-type="string">
            <text:p>1416.6705</text:p>
          </table:table-cell>
          <table:table-cell office:value-type="string">
            <text:p>1039.9724</text:p>
          </table:table-cell>
          <table:table-cell office:value-type="string">
            <text:p>376.6981</text:p>
          </table:table-cell>
          <table:table-cell office:value-type="string">
            <text:p>4596.5405</text:p>
          </table:table-cell>
          <table:table-cell office:value-type="string">
            <text:p>909.8439</text:p>
          </table:table-cell>
          <table:table-cell office:value-type="string">
            <text:p>322.3253</text:p>
          </table:table-cell>
          <table:table-cell office:value-type="string">
            <text:p>587.5186</text:p>
          </table:table-cell>
          <table:table-cell office:value-type="string">
            <text:p>1942.3877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439];9;2); &quot;/&quot;; MID([.A1439];6;2);&quot;/&quot;;MID([.A1439];1;4);&quot;/&quot;)" office:value-type="string" office:string-value="08/12/2022/">
            <text:p>08/12/2022/</text:p>
          </table:table-cell>
        </table:table-row>
        <table:table-row table:style-name="ro1">
          <table:table-cell office:value-type="string">
            <text:p>2022-12-09T00:00:00.0/2022-12-10T00:00:00.0</text:p>
          </table:table-cell>
          <table:table-cell office:value-type="string">
            <text:p>2172.2781</text:p>
          </table:table-cell>
          <table:table-cell office:value-type="string">
            <text:p>1331.1553</text:p>
          </table:table-cell>
          <table:table-cell office:value-type="string">
            <text:p>852.2236</text:p>
          </table:table-cell>
          <table:table-cell office:value-type="string">
            <text:p>478.9316</text:p>
          </table:table-cell>
          <table:table-cell office:value-type="string">
            <text:p>3755.4258</text:p>
          </table:table-cell>
          <table:table-cell office:value-type="string">
            <text:p>539.3615</text:p>
          </table:table-cell>
          <table:table-cell office:value-type="string">
            <text:p>41.9669</text:p>
          </table:table-cell>
          <table:table-cell office:value-type="string">
            <text:p>497.3946</text:p>
          </table:table-cell>
          <table:table-cell office:value-type="string">
            <text:p>248.6859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440];9;2); &quot;/&quot;; MID([.A1440];6;2);&quot;/&quot;;MID([.A1440];1;4);&quot;/&quot;)" office:value-type="string" office:string-value="09/12/2022/">
            <text:p>09/12/2022/</text:p>
          </table:table-cell>
        </table:table-row>
        <table:table-row table:style-name="ro1">
          <table:table-cell office:value-type="string">
            <text:p>2022-12-10T00:00:00.0/2022-12-11T00:00:00.0</text:p>
          </table:table-cell>
          <table:table-cell office:value-type="string">
            <text:p>2156.3210</text:p>
          </table:table-cell>
          <table:table-cell office:value-type="string">
            <text:p>1366.5594</text:p>
          </table:table-cell>
          <table:table-cell office:value-type="string">
            <text:p>969.2415</text:p>
          </table:table-cell>
          <table:table-cell office:value-type="string">
            <text:p>397.3180</text:p>
          </table:table-cell>
          <table:table-cell office:value-type="string">
            <text:p>4311.6787</text:p>
          </table:table-cell>
          <table:table-cell office:value-type="string">
            <text:p>514.2881</text:p>
          </table:table-cell>
          <table:table-cell office:value-type="string">
            <text:p>13.2220</text:p>
          </table:table-cell>
          <table:table-cell office:value-type="string">
            <text:p>501.0661</text:p>
          </table:table-cell>
          <table:table-cell office:value-type="string">
            <text:p>50.6418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441];9;2); &quot;/&quot;; MID([.A1441];6;2);&quot;/&quot;;MID([.A1441];1;4);&quot;/&quot;)" office:value-type="string" office:string-value="10/12/2022/">
            <text:p>10/12/2022/</text:p>
          </table:table-cell>
        </table:table-row>
        <table:table-row table:style-name="ro1">
          <table:table-cell office:value-type="string">
            <text:p>2022-12-11T00:00:00.0/2022-12-12T00:00:00.0</text:p>
          </table:table-cell>
          <table:table-cell office:value-type="string">
            <text:p>2141.7083</text:p>
          </table:table-cell>
          <table:table-cell office:value-type="string">
            <text:p>1408.8356</text:p>
          </table:table-cell>
          <table:table-cell office:value-type="string">
            <text:p>1068.3829</text:p>
          </table:table-cell>
          <table:table-cell office:value-type="string">
            <text:p>340.4526</text:p>
          </table:table-cell>
          <table:table-cell office:value-type="string">
            <text:p>4821.0576</text:p>
          </table:table-cell>
          <table:table-cell office:value-type="string">
            <text:p>542.1926</text:p>
          </table:table-cell>
          <table:table-cell office:value-type="string">
            <text:p>64.9297</text:p>
          </table:table-cell>
          <table:table-cell office:value-type="string">
            <text:p>477.2628</text:p>
          </table:table-cell>
          <table:table-cell office:value-type="string">
            <text:p>492.7874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442];9;2); &quot;/&quot;; MID([.A1442];6;2);&quot;/&quot;;MID([.A1442];1;4);&quot;/&quot;)" office:value-type="string" office:string-value="11/12/2022/">
            <text:p>11/12/2022/</text:p>
          </table:table-cell>
        </table:table-row>
        <table:table-row table:style-name="ro1">
          <table:table-cell office:value-type="string">
            <text:p>2022-12-12T00:00:00.0/2022-12-13T00:00:00.0</text:p>
          </table:table-cell>
          <table:table-cell office:value-type="string">
            <text:p>2128.4431</text:p>
          </table:table-cell>
          <table:table-cell office:value-type="string">
            <text:p>1398.2710</text:p>
          </table:table-cell>
          <table:table-cell office:value-type="string">
            <text:p>1068.0221</text:p>
          </table:table-cell>
          <table:table-cell office:value-type="string">
            <text:p>330.2490</text:p>
          </table:table-cell>
          <table:table-cell office:value-type="string">
            <text:p>4855.5703</text:p>
          </table:table-cell>
          <table:table-cell office:value-type="string">
            <text:p>476.0339</text:p>
          </table:table-cell>
          <table:table-cell office:value-type="string">
            <text:p>43.9259</text:p>
          </table:table-cell>
          <table:table-cell office:value-type="string">
            <text:p>432.1080</text:p>
          </table:table-cell>
          <table:table-cell office:value-type="string">
            <text:p>313.7350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443];9;2); &quot;/&quot;; MID([.A1443];6;2);&quot;/&quot;;MID([.A1443];1;4);&quot;/&quot;)" office:value-type="string" office:string-value="12/12/2022/">
            <text:p>12/12/2022/</text:p>
          </table:table-cell>
        </table:table-row>
        <table:table-row table:style-name="ro1">
          <table:table-cell office:value-type="string">
            <text:p>2022-12-13T00:00:00.0/2022-12-14T00:00:00.0</text:p>
          </table:table-cell>
          <table:table-cell office:value-type="string">
            <text:p>2116.5278</text:p>
          </table:table-cell>
          <table:table-cell office:value-type="string">
            <text:p>1421.4980</text:p>
          </table:table-cell>
          <table:table-cell office:value-type="string">
            <text:p>1086.0421</text:p>
          </table:table-cell>
          <table:table-cell office:value-type="string">
            <text:p>335.4559</text:p>
          </table:table-cell>
          <table:table-cell office:value-type="string">
            <text:p>4979.5693</text:p>
          </table:table-cell>
          <table:table-cell office:value-type="string">
            <text:p>1421.4980</text:p>
          </table:table-cell>
          <table:table-cell office:value-type="string">
            <text:p>1086.0421</text:p>
          </table:table-cell>
          <table:table-cell office:value-type="string">
            <text:p>335.4559</text:p>
          </table:table-cell>
          <table:table-cell office:value-type="string">
            <text:p>4979.5693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444];9;2); &quot;/&quot;; MID([.A1444];6;2);&quot;/&quot;;MID([.A1444];1;4);&quot;/&quot;)" office:value-type="string" office:string-value="13/12/2022/">
            <text:p>13/12/2022/</text:p>
          </table:table-cell>
        </table:table-row>
        <table:table-row table:style-name="ro1">
          <table:table-cell office:value-type="string">
            <text:p>2022-12-14T00:00:00.0/2022-12-15T00:00:00.0</text:p>
          </table:table-cell>
          <table:table-cell office:value-type="string">
            <text:p>2105.9639</text:p>
          </table:table-cell>
          <table:table-cell office:value-type="string">
            <text:p>1353.4823</text:p>
          </table:table-cell>
          <table:table-cell office:value-type="string">
            <text:p>995.7076</text:p>
          </table:table-cell>
          <table:table-cell office:value-type="string">
            <text:p>357.7747</text:p>
          </table:table-cell>
          <table:table-cell office:value-type="string">
            <text:p>4510.7847</text:p>
          </table:table-cell>
          <table:table-cell office:value-type="string">
            <text:p>310.2711</text:p>
          </table:table-cell>
          <table:table-cell office:value-type="string">
            <text:p>60.3539</text:p>
          </table:table-cell>
          <table:table-cell office:value-type="string">
            <text:p>249.9171</text:p>
          </table:table-cell>
          <table:table-cell office:value-type="string">
            <text:p>374.1636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445];9;2); &quot;/&quot;; MID([.A1445];6;2);&quot;/&quot;;MID([.A1445];1;4);&quot;/&quot;)" office:value-type="string" office:string-value="14/12/2022/">
            <text:p>14/12/2022/</text:p>
          </table:table-cell>
        </table:table-row>
        <table:table-row table:style-name="ro1">
          <table:table-cell office:value-type="string">
            <text:p>2022-12-15T00:00:00.0/2022-12-16T00:00:00.0</text:p>
          </table:table-cell>
          <table:table-cell office:value-type="string">
            <text:p>2096.7522</text:p>
          </table:table-cell>
          <table:table-cell office:value-type="string">
            <text:p>1362.4113</text:p>
          </table:table-cell>
          <table:table-cell office:value-type="string">
            <text:p>1004.1682</text:p>
          </table:table-cell>
          <table:table-cell office:value-type="string">
            <text:p>358.2430</text:p>
          </table:table-cell>
          <table:table-cell office:value-type="string">
            <text:p>4556.3340</text:p>
          </table:table-cell>
          <table:table-cell office:value-type="string">
            <text:p>1259.9358</text:p>
          </table:table-cell>
          <table:table-cell office:value-type="string">
            <text:p>895.0957</text:p>
          </table:table-cell>
          <table:table-cell office:value-type="string">
            <text:p>364.8401</text:p>
          </table:table-cell>
          <table:table-cell office:value-type="string">
            <text:p>3691.3057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446];9;2); &quot;/&quot;; MID([.A1446];6;2);&quot;/&quot;;MID([.A1446];1;4);&quot;/&quot;)" office:value-type="string" office:string-value="15/12/2022/">
            <text:p>15/12/2022/</text:p>
          </table:table-cell>
        </table:table-row>
        <table:table-row table:style-name="ro1">
          <table:table-cell office:value-type="string">
            <text:p>2022-12-16T00:00:00.0/2022-12-17T00:00:00.0</text:p>
          </table:table-cell>
          <table:table-cell office:value-type="string">
            <text:p>2088.8928</text:p>
          </table:table-cell>
          <table:table-cell office:value-type="string">
            <text:p>1272.5361</text:p>
          </table:table-cell>
          <table:table-cell office:value-type="string">
            <text:p>846.0978</text:p>
          </table:table-cell>
          <table:table-cell office:value-type="string">
            <text:p>426.4384</text:p>
          </table:table-cell>
          <table:table-cell office:value-type="string">
            <text:p>3803.3596</text:p>
          </table:table-cell>
          <table:table-cell office:value-type="string">
            <text:p>275.5143</text:p>
          </table:table-cell>
          <table:table-cell office:value-type="string">
            <text:p>6.3350</text:p>
          </table:table-cell>
          <table:table-cell office:value-type="string">
            <text:p>269.1793</text:p>
          </table:table-cell>
          <table:table-cell office:value-type="string">
            <text:p>67.4094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447];9;2); &quot;/&quot;; MID([.A1447];6;2);&quot;/&quot;;MID([.A1447];1;4);&quot;/&quot;)" office:value-type="string" office:string-value="16/12/2022/">
            <text:p>16/12/2022/</text:p>
          </table:table-cell>
        </table:table-row>
        <table:table-row table:style-name="ro1">
          <table:table-cell office:value-type="string">
            <text:p>2022-12-17T00:00:00.0/2022-12-18T00:00:00.0</text:p>
          </table:table-cell>
          <table:table-cell office:value-type="string">
            <text:p>2082.3843</text:p>
          </table:table-cell>
          <table:table-cell office:value-type="string">
            <text:p>1340.3129</text:p>
          </table:table-cell>
          <table:table-cell office:value-type="string">
            <text:p>949.8112</text:p>
          </table:table-cell>
          <table:table-cell office:value-type="string">
            <text:p>390.5017</text:p>
          </table:table-cell>
          <table:table-cell office:value-type="string">
            <text:p>4335.8257</text:p>
          </table:table-cell>
          <table:table-cell office:value-type="string">
            <text:p>235.5891</text:p>
          </table:table-cell>
          <table:table-cell office:value-type="string">
            <text:p>16.7912</text:p>
          </table:table-cell>
          <table:table-cell office:value-type="string">
            <text:p>218.7978</text:p>
          </table:table-cell>
          <table:table-cell office:value-type="string">
            <text:p>185.8685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448];9;2); &quot;/&quot;; MID([.A1448];6;2);&quot;/&quot;;MID([.A1448];1;4);&quot;/&quot;)" office:value-type="string" office:string-value="17/12/2022/">
            <text:p>17/12/2022/</text:p>
          </table:table-cell>
        </table:table-row>
        <table:table-row table:style-name="ro1">
          <table:table-cell office:value-type="string">
            <text:p>2022-12-18T00:00:00.0/2022-12-19T00:00:00.0</text:p>
          </table:table-cell>
          <table:table-cell office:value-type="string">
            <text:p>2077.2991</text:p>
          </table:table-cell>
          <table:table-cell office:value-type="string">
            <text:p>1432.5389</text:p>
          </table:table-cell>
          <table:table-cell office:value-type="string">
            <text:p>1107.3635</text:p>
          </table:table-cell>
          <table:table-cell office:value-type="string">
            <text:p>325.1754</text:p>
          </table:table-cell>
          <table:table-cell office:value-type="string">
            <text:p>5137.5781</text:p>
          </table:table-cell>
          <table:table-cell office:value-type="string">
            <text:p>682.6259</text:p>
          </table:table-cell>
          <table:table-cell office:value-type="string">
            <text:p>443.0858</text:p>
          </table:table-cell>
          <table:table-cell office:value-type="string">
            <text:p>239.5401</text:p>
          </table:table-cell>
          <table:table-cell office:value-type="string">
            <text:p>2093.2495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449];9;2); &quot;/&quot;; MID([.A1449];6;2);&quot;/&quot;;MID([.A1449];1;4);&quot;/&quot;)" office:value-type="string" office:string-value="18/12/2022/">
            <text:p>18/12/2022/</text:p>
          </table:table-cell>
        </table:table-row>
        <table:table-row table:style-name="ro1">
          <table:table-cell office:value-type="string">
            <text:p>2022-12-19T00:00:00.0/2022-12-20T00:00:00.0</text:p>
          </table:table-cell>
          <table:table-cell office:value-type="string">
            <text:p>2073.5217</text:p>
          </table:table-cell>
          <table:table-cell office:value-type="string">
            <text:p>1306.7539</text:p>
          </table:table-cell>
          <table:table-cell office:value-type="string">
            <text:p>952.1036</text:p>
          </table:table-cell>
          <table:table-cell office:value-type="string">
            <text:p>354.6503</text:p>
          </table:table-cell>
          <table:table-cell office:value-type="string">
            <text:p>4362.7153</text:p>
          </table:table-cell>
          <table:table-cell office:value-type="string">
            <text:p>311.8146</text:p>
          </table:table-cell>
          <table:table-cell office:value-type="string">
            <text:p>3.2320</text:p>
          </table:table-cell>
          <table:table-cell office:value-type="string">
            <text:p>308.5826</text:p>
          </table:table-cell>
          <table:table-cell office:value-type="string">
            <text:p>22.5082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450];9;2); &quot;/&quot;; MID([.A1450];6;2);&quot;/&quot;;MID([.A1450];1;4);&quot;/&quot;)" office:value-type="string" office:string-value="19/12/2022/">
            <text:p>19/12/2022/</text:p>
          </table:table-cell>
        </table:table-row>
        <table:table-row table:style-name="ro1">
          <table:table-cell office:value-type="string">
            <text:p>2022-12-20T00:00:00.0/2022-12-21T00:00:00.0</text:p>
          </table:table-cell>
          <table:table-cell office:value-type="string">
            <text:p>2071.1182</text:p>
          </table:table-cell>
          <table:table-cell office:value-type="string">
            <text:p>1266.6616</text:p>
          </table:table-cell>
          <table:table-cell office:value-type="string">
            <text:p>852.5722</text:p>
          </table:table-cell>
          <table:table-cell office:value-type="string">
            <text:p>414.0894</text:p>
          </table:table-cell>
          <table:table-cell office:value-type="string">
            <text:p>3852.0769</text:p>
          </table:table-cell>
          <table:table-cell office:value-type="string">
            <text:p>462.3072</text:p>
          </table:table-cell>
          <table:table-cell office:value-type="string">
            <text:p>161.7264</text:p>
          </table:table-cell>
          <table:table-cell office:value-type="string">
            <text:p>300.5809</text:p>
          </table:table-cell>
          <table:table-cell office:value-type="string">
            <text:p>829.9371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451];9;2); &quot;/&quot;; MID([.A1451];6;2);&quot;/&quot;;MID([.A1451];1;4);&quot;/&quot;)" office:value-type="string" office:string-value="20/12/2022/">
            <text:p>20/12/2022/</text:p>
          </table:table-cell>
        </table:table-row>
        <table:table-row table:style-name="ro1">
          <table:table-cell office:value-type="string">
            <text:p>2022-12-21T00:00:00.0/2022-12-22T00:00:00.0</text:p>
          </table:table-cell>
          <table:table-cell office:value-type="string">
            <text:p>2070.0991</text:p>
          </table:table-cell>
          <table:table-cell office:value-type="string">
            <text:p>1229.1588</text:p>
          </table:table-cell>
          <table:table-cell office:value-type="string">
            <text:p>801.0517</text:p>
          </table:table-cell>
          <table:table-cell office:value-type="string">
            <text:p>428.1071</text:p>
          </table:table-cell>
          <table:table-cell office:value-type="string">
            <text:p>3601.7986</text:p>
          </table:table-cell>
          <table:table-cell office:value-type="string">
            <text:p>262.3333</text:p>
          </table:table-cell>
          <table:table-cell office:value-type="string">
            <text:p>2.7019</text:p>
          </table:table-cell>
          <table:table-cell office:value-type="string">
            <text:p>259.6314</text:p>
          </table:table-cell>
          <table:table-cell office:value-type="string">
            <text:p>14.5063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452];9;2); &quot;/&quot;; MID([.A1452];6;2);&quot;/&quot;;MID([.A1452];1;4);&quot;/&quot;)" office:value-type="string" office:string-value="21/12/2022/">
            <text:p>21/12/2022/</text:p>
          </table:table-cell>
        </table:table-row>
        <table:table-row table:style-name="ro1">
          <table:table-cell office:value-type="string">
            <text:p>2022-12-22T00:00:00.0/2022-12-23T00:00:00.0</text:p>
          </table:table-cell>
          <table:table-cell office:value-type="string">
            <text:p>2070.4004</text:p>
          </table:table-cell>
          <table:table-cell office:value-type="string">
            <text:p>1295.5585</text:p>
          </table:table-cell>
          <table:table-cell office:value-type="string">
            <text:p>935.2265</text:p>
          </table:table-cell>
          <table:table-cell office:value-type="string">
            <text:p>360.3320</text:p>
          </table:table-cell>
          <table:table-cell office:value-type="string">
            <text:p>4281.7520</text:p>
          </table:table-cell>
          <table:table-cell office:value-type="string">
            <text:p>646.4614</text:p>
          </table:table-cell>
          <table:table-cell office:value-type="string">
            <text:p>169.4788</text:p>
          </table:table-cell>
          <table:table-cell office:value-type="string">
            <text:p>476.9825</text:p>
          </table:table-cell>
          <table:table-cell office:value-type="string">
            <text:p>1013.9900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453];9;2); &quot;/&quot;; MID([.A1453];6;2);&quot;/&quot;;MID([.A1453];1;4);&quot;/&quot;)" office:value-type="string" office:string-value="22/12/2022/">
            <text:p>22/12/2022/</text:p>
          </table:table-cell>
        </table:table-row>
        <table:table-row table:style-name="ro1">
          <table:table-cell office:value-type="string">
            <text:p>2022-12-23T00:00:00.0/2022-12-24T00:00:00.0</text:p>
          </table:table-cell>
          <table:table-cell office:value-type="string">
            <text:p>2072.1370</text:p>
          </table:table-cell>
          <table:table-cell office:value-type="string">
            <text:p>1319.3419</text:p>
          </table:table-cell>
          <table:table-cell office:value-type="string">
            <text:p>981.3372</text:p>
          </table:table-cell>
          <table:table-cell office:value-type="string">
            <text:p>338.0047</text:p>
          </table:table-cell>
          <table:table-cell office:value-type="string">
            <text:p>4558.2920</text:p>
          </table:table-cell>
          <table:table-cell office:value-type="string">
            <text:p>654.0294</text:p>
          </table:table-cell>
          <table:table-cell office:value-type="string">
            <text:p>148.5571</text:p>
          </table:table-cell>
          <table:table-cell office:value-type="string">
            <text:p>505.4723</text:p>
          </table:table-cell>
          <table:table-cell office:value-type="string">
            <text:p>610.7314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454];9;2); &quot;/&quot;; MID([.A1454];6;2);&quot;/&quot;;MID([.A1454];1;4);&quot;/&quot;)" office:value-type="string" office:string-value="23/12/2022/">
            <text:p>23/12/2022/</text:p>
          </table:table-cell>
        </table:table-row>
        <table:table-row table:style-name="ro1">
          <table:table-cell office:value-type="string">
            <text:p>2022-12-24T00:00:00.0/2022-12-25T00:00:00.0</text:p>
          </table:table-cell>
          <table:table-cell office:value-type="string">
            <text:p>2075.2227</text:p>
          </table:table-cell>
          <table:table-cell office:value-type="string">
            <text:p>1316.1050</text:p>
          </table:table-cell>
          <table:table-cell office:value-type="string">
            <text:p>939.7584</text:p>
          </table:table-cell>
          <table:table-cell office:value-type="string">
            <text:p>376.3466</text:p>
          </table:table-cell>
          <table:table-cell office:value-type="string">
            <text:p>4283.2432</text:p>
          </table:table-cell>
          <table:table-cell office:value-type="string">
            <text:p>949.4549</text:p>
          </table:table-cell>
          <table:table-cell office:value-type="string">
            <text:p>417.9356</text:p>
          </table:table-cell>
          <table:table-cell office:value-type="string">
            <text:p>531.5193</text:p>
          </table:table-cell>
          <table:table-cell office:value-type="string">
            <text:p>1981.135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455];9;2); &quot;/&quot;; MID([.A1455];6;2);&quot;/&quot;;MID([.A1455];1;4);&quot;/&quot;)" office:value-type="string" office:string-value="24/12/2022/">
            <text:p>24/12/2022/</text:p>
          </table:table-cell>
        </table:table-row>
        <table:table-row table:style-name="ro1">
          <table:table-cell office:value-type="string">
            <text:p>2022-12-25T00:00:00.0/2022-12-26T00:00:00.0</text:p>
          </table:table-cell>
          <table:table-cell office:value-type="string">
            <text:p>2079.6396</text:p>
          </table:table-cell>
          <table:table-cell office:value-type="string">
            <text:p>1292.9651</text:p>
          </table:table-cell>
          <table:table-cell office:value-type="string">
            <text:p>919.9529</text:p>
          </table:table-cell>
          <table:table-cell office:value-type="string">
            <text:p>373.0122</text:p>
          </table:table-cell>
          <table:table-cell office:value-type="string">
            <text:p>4182.0000</text:p>
          </table:table-cell>
          <table:table-cell office:value-type="string">
            <text:p>1112.3567</text:p>
          </table:table-cell>
          <table:table-cell office:value-type="string">
            <text:p>678.7698</text:p>
          </table:table-cell>
          <table:table-cell office:value-type="string">
            <text:p>433.5868</text:p>
          </table:table-cell>
          <table:table-cell office:value-type="string">
            <text:p>2776.5063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456];9;2); &quot;/&quot;; MID([.A1456];6;2);&quot;/&quot;;MID([.A1456];1;4);&quot;/&quot;)" office:value-type="string" office:string-value="25/12/2022/">
            <text:p>25/12/2022/</text:p>
          </table:table-cell>
        </table:table-row>
        <table:table-row table:style-name="ro1">
          <table:table-cell office:value-type="string">
            <text:p>2022-12-26T00:00:00.0/2022-12-27T00:00:00.0</text:p>
          </table:table-cell>
          <table:table-cell office:value-type="string">
            <text:p>2085.4731</text:p>
          </table:table-cell>
          <table:table-cell office:value-type="string">
            <text:p>1293.2386</text:p>
          </table:table-cell>
          <table:table-cell office:value-type="string">
            <text:p>935.4643</text:p>
          </table:table-cell>
          <table:table-cell office:value-type="string">
            <text:p>357.7744</text:p>
          </table:table-cell>
          <table:table-cell office:value-type="string">
            <text:p>4274.7412</text:p>
          </table:table-cell>
          <table:table-cell office:value-type="string">
            <text:p>436.7597</text:p>
          </table:table-cell>
          <table:table-cell office:value-type="string">
            <text:p>9.4248</text:p>
          </table:table-cell>
          <table:table-cell office:value-type="string">
            <text:p>427.3349</text:p>
          </table:table-cell>
          <table:table-cell office:value-type="string">
            <text:p>46.8546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457];9;2); &quot;/&quot;; MID([.A1457];6;2);&quot;/&quot;;MID([.A1457];1;4);&quot;/&quot;)" office:value-type="string" office:string-value="26/12/2022/">
            <text:p>26/12/2022/</text:p>
          </table:table-cell>
        </table:table-row>
        <table:table-row table:style-name="ro1">
          <table:table-cell office:value-type="string">
            <text:p>2022-12-27T00:00:00.0/2022-12-28T00:00:00.0</text:p>
          </table:table-cell>
          <table:table-cell office:value-type="string">
            <text:p>2092.6682</text:p>
          </table:table-cell>
          <table:table-cell office:value-type="string">
            <text:p>1365.1062</text:p>
          </table:table-cell>
          <table:table-cell office:value-type="string">
            <text:p>1016.4387</text:p>
          </table:table-cell>
          <table:table-cell office:value-type="string">
            <text:p>348.6675</text:p>
          </table:table-cell>
          <table:table-cell office:value-type="string">
            <text:p>4654.6821</text:p>
          </table:table-cell>
          <table:table-cell office:value-type="string">
            <text:p>1093.5942</text:p>
          </table:table-cell>
          <table:table-cell office:value-type="string">
            <text:p>601.4169</text:p>
          </table:table-cell>
          <table:table-cell office:value-type="string">
            <text:p>492.1773</text:p>
          </table:table-cell>
          <table:table-cell office:value-type="string">
            <text:p>2846.0200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458];9;2); &quot;/&quot;; MID([.A1458];6;2);&quot;/&quot;;MID([.A1458];1;4);&quot;/&quot;)" office:value-type="string" office:string-value="27/12/2022/">
            <text:p>27/12/2022/</text:p>
          </table:table-cell>
        </table:table-row>
        <table:table-row table:style-name="ro1">
          <table:table-cell office:value-type="string">
            <text:p>2022-12-28T00:00:00.0/2022-12-29T00:00:00.0</text:p>
          </table:table-cell>
          <table:table-cell office:value-type="string">
            <text:p>2101.2063</text:p>
          </table:table-cell>
          <table:table-cell office:value-type="string">
            <text:p>1373.2120</text:p>
          </table:table-cell>
          <table:table-cell office:value-type="string">
            <text:p>1064.5385</text:p>
          </table:table-cell>
          <table:table-cell office:value-type="string">
            <text:p>308.6737</text:p>
          </table:table-cell>
          <table:table-cell office:value-type="string">
            <text:p>4921.6108</text:p>
          </table:table-cell>
          <table:table-cell office:value-type="string">
            <text:p>996.5725</text:p>
          </table:table-cell>
          <table:table-cell office:value-type="string">
            <text:p>297.9993</text:p>
          </table:table-cell>
          <table:table-cell office:value-type="string">
            <text:p>698.5732</text:p>
          </table:table-cell>
          <table:table-cell office:value-type="string">
            <text:p>1706.1587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459];9;2); &quot;/&quot;; MID([.A1459];6;2);&quot;/&quot;;MID([.A1459];1;4);&quot;/&quot;)" office:value-type="string" office:string-value="28/12/2022/">
            <text:p>28/12/2022/</text:p>
          </table:table-cell>
        </table:table-row>
        <table:table-row table:style-name="ro1">
          <table:table-cell office:value-type="string">
            <text:p>2022-12-29T00:00:00.0/2022-12-30T00:00:00.0</text:p>
          </table:table-cell>
          <table:table-cell office:value-type="string">
            <text:p>2111.1187</text:p>
          </table:table-cell>
          <table:table-cell office:value-type="string">
            <text:p>1347.0886</text:p>
          </table:table-cell>
          <table:table-cell office:value-type="string">
            <text:p>1012.8784</text:p>
          </table:table-cell>
          <table:table-cell office:value-type="string">
            <text:p>334.2103</text:p>
          </table:table-cell>
          <table:table-cell office:value-type="string">
            <text:p>4620.8760</text:p>
          </table:table-cell>
          <table:table-cell office:value-type="string">
            <text:p>1029.0153</text:p>
          </table:table-cell>
          <table:table-cell office:value-type="string">
            <text:p>290.6191</text:p>
          </table:table-cell>
          <table:table-cell office:value-type="string">
            <text:p>738.3962</text:p>
          </table:table-cell>
          <table:table-cell office:value-type="string">
            <text:p>1254.3724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460];9;2); &quot;/&quot;; MID([.A1460];6;2);&quot;/&quot;;MID([.A1460];1;4);&quot;/&quot;)" office:value-type="string" office:string-value="29/12/2022/">
            <text:p>29/12/2022/</text:p>
          </table:table-cell>
        </table:table-row>
        <table:table-row table:style-name="ro1">
          <table:table-cell office:value-type="string">
            <text:p>2022-12-30T00:00:00.0/2022-12-31T00:00:00.0</text:p>
          </table:table-cell>
          <table:table-cell office:value-type="string">
            <text:p>2122.4270</text:p>
          </table:table-cell>
          <table:table-cell office:value-type="string">
            <text:p>1399.9873</text:p>
          </table:table-cell>
          <table:table-cell office:value-type="string">
            <text:p>1065.9653</text:p>
          </table:table-cell>
          <table:table-cell office:value-type="string">
            <text:p>334.0219</text:p>
          </table:table-cell>
          <table:table-cell office:value-type="string">
            <text:p>4875.0615</text:p>
          </table:table-cell>
          <table:table-cell office:value-type="string">
            <text:p>1390.7845</text:p>
          </table:table-cell>
          <table:table-cell office:value-type="string">
            <text:p>1047.7651</text:p>
          </table:table-cell>
          <table:table-cell office:value-type="string">
            <text:p>343.0194</text:p>
          </table:table-cell>
          <table:table-cell office:value-type="string">
            <text:p>4785.7925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461];9;2); &quot;/&quot;; MID([.A1461];6;2);&quot;/&quot;;MID([.A1461];1;4);&quot;/&quot;)" office:value-type="string" office:string-value="30/12/2022/">
            <text:p>30/12/2022/</text:p>
          </table:table-cell>
        </table:table-row>
        <table:table-row table:style-name="ro1">
          <table:table-cell office:value-type="string">
            <text:p>2022-12-31T00:00:00.0/2023-01-01T00:00:00.0</text:p>
          </table:table-cell>
          <table:table-cell office:value-type="string">
            <text:p>2135.0969</text:p>
          </table:table-cell>
          <table:table-cell office:value-type="string">
            <text:p>1299.1106</text:p>
          </table:table-cell>
          <table:table-cell office:value-type="string">
            <text:p>902.7349</text:p>
          </table:table-cell>
          <table:table-cell office:value-type="string">
            <text:p>396.3758</text:p>
          </table:table-cell>
          <table:table-cell office:value-type="string">
            <text:p>3984.2620</text:p>
          </table:table-cell>
          <table:table-cell office:value-type="string">
            <text:p>1021.9815</text:p>
          </table:table-cell>
          <table:table-cell office:value-type="string">
            <text:p>269.2157</text:p>
          </table:table-cell>
          <table:table-cell office:value-type="string">
            <text:p>752.7658</text:p>
          </table:table-cell>
          <table:table-cell office:value-type="string">
            <text:p>1441.9561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462];9;2); &quot;/&quot;; MID([.A1462];6;2);&quot;/&quot;;MID([.A1462];1;4);&quot;/&quot;)" office:value-type="string" office:string-value="31/12/2022/">
            <text:p>31/12/2022/</text:p>
          </table:table-cell>
        </table:table-row>
        <table:table-row table:style-name="ro1">
          <table:table-cell office:value-type="string">
            <text:p>2023-01-01T00:00:00.0/2023-01-02T00:00:00.0</text:p>
          </table:table-cell>
          <table:table-cell office:value-type="string">
            <text:p>2149.1379</text:p>
          </table:table-cell>
          <table:table-cell office:value-type="string">
            <text:p>1313.4685</text:p>
          </table:table-cell>
          <table:table-cell office:value-type="string">
            <text:p>881.7479</text:p>
          </table:table-cell>
          <table:table-cell office:value-type="string">
            <text:p>431.7206</text:p>
          </table:table-cell>
          <table:table-cell office:value-type="string">
            <text:p>3863.4902</text:p>
          </table:table-cell>
          <table:table-cell office:value-type="string">
            <text:p>1094.1959</text:p>
          </table:table-cell>
          <table:table-cell office:value-type="string">
            <text:p>400.7363</text:p>
          </table:table-cell>
          <table:table-cell office:value-type="string">
            <text:p>693.4596</text:p>
          </table:table-cell>
          <table:table-cell office:value-type="string">
            <text:p>1931.6781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463];9;2); &quot;/&quot;; MID([.A1463];6;2);&quot;/&quot;;MID([.A1463];1;4);&quot;/&quot;)" office:value-type="string" office:string-value="01/01/2023/">
            <text:p>01/01/2023/</text:p>
          </table:table-cell>
        </table:table-row>
        <table:table-row table:style-name="ro1">
          <table:table-cell office:value-type="string">
            <text:p>2023-01-02T00:00:00.0/2023-01-03T00:00:00.0</text:p>
          </table:table-cell>
          <table:table-cell office:value-type="string">
            <text:p>2164.5447</text:p>
          </table:table-cell>
          <table:table-cell office:value-type="string">
            <text:p>1300.2969</text:p>
          </table:table-cell>
          <table:table-cell office:value-type="string">
            <text:p>825.2019</text:p>
          </table:table-cell>
          <table:table-cell office:value-type="string">
            <text:p>475.0949</text:p>
          </table:table-cell>
          <table:table-cell office:value-type="string">
            <text:p>3609.4490</text:p>
          </table:table-cell>
          <table:table-cell office:value-type="string">
            <text:p>1116.5662</text:p>
          </table:table-cell>
          <table:table-cell office:value-type="string">
            <text:p>542.1620</text:p>
          </table:table-cell>
          <table:table-cell office:value-type="string">
            <text:p>574.4041</text:p>
          </table:table-cell>
          <table:table-cell office:value-type="string">
            <text:p>2276.2195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464];9;2); &quot;/&quot;; MID([.A1464];6;2);&quot;/&quot;;MID([.A1464];1;4);&quot;/&quot;)" office:value-type="string" office:string-value="02/01/2023/">
            <text:p>02/01/2023/</text:p>
          </table:table-cell>
        </table:table-row>
        <table:table-row table:style-name="ro1">
          <table:table-cell office:value-type="string">
            <text:p>2023-01-03T00:00:00.0/2023-01-04T00:00:00.0</text:p>
          </table:table-cell>
          <table:table-cell office:value-type="string">
            <text:p>2181.3149</text:p>
          </table:table-cell>
          <table:table-cell office:value-type="string">
            <text:p>1375.4700</text:p>
          </table:table-cell>
          <table:table-cell office:value-type="string">
            <text:p>945.9280</text:p>
          </table:table-cell>
          <table:table-cell office:value-type="string">
            <text:p>429.5420</text:p>
          </table:table-cell>
          <table:table-cell office:value-type="string">
            <text:p>4161.5630</text:p>
          </table:table-cell>
          <table:table-cell office:value-type="string">
            <text:p>1069.0349</text:p>
          </table:table-cell>
          <table:table-cell office:value-type="string">
            <text:p>292.0624</text:p>
          </table:table-cell>
          <table:table-cell office:value-type="string">
            <text:p>776.9725</text:p>
          </table:table-cell>
          <table:table-cell office:value-type="string">
            <text:p>1363.9348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465];9;2); &quot;/&quot;; MID([.A1465];6;2);&quot;/&quot;;MID([.A1465];1;4);&quot;/&quot;)" office:value-type="string" office:string-value="03/01/2023/">
            <text:p>03/01/2023/</text:p>
          </table:table-cell>
        </table:table-row>
        <table:table-row table:style-name="ro1">
          <table:table-cell office:value-type="string">
            <text:p>2023-01-04T00:00:00.0/2023-01-05T00:00:00.0</text:p>
          </table:table-cell>
          <table:table-cell office:value-type="string">
            <text:p>2199.5068</text:p>
          </table:table-cell>
          <table:table-cell office:value-type="string">
            <text:p>1415.3643</text:p>
          </table:table-cell>
          <table:table-cell office:value-type="string">
            <text:p>1048.7045</text:p>
          </table:table-cell>
          <table:table-cell office:value-type="string">
            <text:p>366.6599</text:p>
          </table:table-cell>
          <table:table-cell office:value-type="string">
            <text:p>4630.2949</text:p>
          </table:table-cell>
          <table:table-cell office:value-type="string">
            <text:p>611.0206</text:p>
          </table:table-cell>
          <table:table-cell office:value-type="string">
            <text:p>179.6055</text:p>
          </table:table-cell>
          <table:table-cell office:value-type="string">
            <text:p>431.4152</text:p>
          </table:table-cell>
          <table:table-cell office:value-type="string">
            <text:p>1028.4658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466];9;2); &quot;/&quot;; MID([.A1466];6;2);&quot;/&quot;;MID([.A1466];1;4);&quot;/&quot;)" office:value-type="string" office:string-value="04/01/2023/">
            <text:p>04/01/2023/</text:p>
          </table:table-cell>
        </table:table-row>
        <table:table-row table:style-name="ro1">
          <table:table-cell office:value-type="string">
            <text:p>2023-01-05T00:00:00.0/2023-01-06T00:00:00.0</text:p>
          </table:table-cell>
          <table:table-cell office:value-type="string">
            <text:p>2219.0173</text:p>
          </table:table-cell>
          <table:table-cell office:value-type="string">
            <text:p>1450.3485</text:p>
          </table:table-cell>
          <table:table-cell office:value-type="string">
            <text:p>1095.2279</text:p>
          </table:table-cell>
          <table:table-cell office:value-type="string">
            <text:p>355.1205</text:p>
          </table:table-cell>
          <table:table-cell office:value-type="string">
            <text:p>4849.0884</text:p>
          </table:table-cell>
          <table:table-cell office:value-type="string">
            <text:p>968.6563</text:p>
          </table:table-cell>
          <table:table-cell office:value-type="string">
            <text:p>460.8092</text:p>
          </table:table-cell>
          <table:table-cell office:value-type="string">
            <text:p>507.8470</text:p>
          </table:table-cell>
          <table:table-cell office:value-type="string">
            <text:p>1995.3613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467];9;2); &quot;/&quot;; MID([.A1467];6;2);&quot;/&quot;;MID([.A1467];1;4);&quot;/&quot;)" office:value-type="string" office:string-value="05/01/2023/">
            <text:p>05/01/2023/</text:p>
          </table:table-cell>
        </table:table-row>
        <table:table-row table:style-name="ro1">
          <table:table-cell office:value-type="string">
            <text:p>2023-01-06T00:00:00.0/2023-01-07T00:00:00.0</text:p>
          </table:table-cell>
          <table:table-cell office:value-type="string">
            <text:p>2239.8860</text:p>
          </table:table-cell>
          <table:table-cell office:value-type="string">
            <text:p>1426.9913</text:p>
          </table:table-cell>
          <table:table-cell office:value-type="string">
            <text:p>1028.5662</text:p>
          </table:table-cell>
          <table:table-cell office:value-type="string">
            <text:p>398.4252</text:p>
          </table:table-cell>
          <table:table-cell office:value-type="string">
            <text:p>4491.4468</text:p>
          </table:table-cell>
          <table:table-cell office:value-type="string">
            <text:p>865.0187</text:p>
          </table:table-cell>
          <table:table-cell office:value-type="string">
            <text:p>86.6169</text:p>
          </table:table-cell>
          <table:table-cell office:value-type="string">
            <text:p>778.4017</text:p>
          </table:table-cell>
          <table:table-cell office:value-type="string">
            <text:p>508.5240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468];9;2); &quot;/&quot;; MID([.A1468];6;2);&quot;/&quot;;MID([.A1468];1;4);&quot;/&quot;)" office:value-type="string" office:string-value="06/01/2023/">
            <text:p>06/01/2023/</text:p>
          </table:table-cell>
        </table:table-row>
        <table:table-row table:style-name="ro1">
          <table:table-cell office:value-type="string">
            <text:p>2023-01-07T00:00:00.0/2023-01-08T00:00:00.0</text:p>
          </table:table-cell>
          <table:table-cell office:value-type="string">
            <text:p>2262.1350</text:p>
          </table:table-cell>
          <table:table-cell office:value-type="string">
            <text:p>1470.3098</text:p>
          </table:table-cell>
          <table:table-cell office:value-type="string">
            <text:p>1079.7485</text:p>
          </table:table-cell>
          <table:table-cell office:value-type="string">
            <text:p>390.5612</text:p>
          </table:table-cell>
          <table:table-cell office:value-type="string">
            <text:p>4722.0337</text:p>
          </table:table-cell>
          <table:table-cell office:value-type="string">
            <text:p>864.5524</text:p>
          </table:table-cell>
          <table:table-cell office:value-type="string">
            <text:p>160.6557</text:p>
          </table:table-cell>
          <table:table-cell office:value-type="string">
            <text:p>703.8968</text:p>
          </table:table-cell>
          <table:table-cell office:value-type="string">
            <text:p>893.5092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469];9;2); &quot;/&quot;; MID([.A1469];6;2);&quot;/&quot;;MID([.A1469];1;4);&quot;/&quot;)" office:value-type="string" office:string-value="07/01/2023/">
            <text:p>07/01/2023/</text:p>
          </table:table-cell>
        </table:table-row>
        <table:table-row table:style-name="ro1">
          <table:table-cell office:value-type="string">
            <text:p>2023-01-08T00:00:00.0/2023-01-09T00:00:00.0</text:p>
          </table:table-cell>
          <table:table-cell office:value-type="string">
            <text:p>2285.7256</text:p>
          </table:table-cell>
          <table:table-cell office:value-type="string">
            <text:p>1439.4558</text:p>
          </table:table-cell>
          <table:table-cell office:value-type="string">
            <text:p>956.1495</text:p>
          </table:table-cell>
          <table:table-cell office:value-type="string">
            <text:p>483.3063</text:p>
          </table:table-cell>
          <table:table-cell office:value-type="string">
            <text:p>4034.8247</text:p>
          </table:table-cell>
          <table:table-cell office:value-type="string">
            <text:p>478.5624</text:p>
          </table:table-cell>
          <table:table-cell office:value-type="string">
            <text:p>16.7827</text:p>
          </table:table-cell>
          <table:table-cell office:value-type="string">
            <text:p>461.7798</text:p>
          </table:table-cell>
          <table:table-cell office:value-type="string">
            <text:p>162.0700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470];9;2); &quot;/&quot;; MID([.A1470];6;2);&quot;/&quot;;MID([.A1470];1;4);&quot;/&quot;)" office:value-type="string" office:string-value="08/01/2023/">
            <text:p>08/01/2023/</text:p>
          </table:table-cell>
        </table:table-row>
        <table:table-row table:style-name="ro1">
          <table:table-cell office:value-type="string">
            <text:p>2023-01-09T00:00:00.0/2023-01-10T00:00:00.0</text:p>
          </table:table-cell>
          <table:table-cell office:value-type="string">
            <text:p>2310.6956</text:p>
          </table:table-cell>
          <table:table-cell office:value-type="string">
            <text:p>1473.9669</text:p>
          </table:table-cell>
          <table:table-cell office:value-type="string">
            <text:p>1068.4773</text:p>
          </table:table-cell>
          <table:table-cell office:value-type="string">
            <text:p>405.4897</text:p>
          </table:table-cell>
          <table:table-cell office:value-type="string">
            <text:p>4552.2236</text:p>
          </table:table-cell>
          <table:table-cell office:value-type="string">
            <text:p>688.9401</text:p>
          </table:table-cell>
          <table:table-cell office:value-type="string">
            <text:p>77.2936</text:p>
          </table:table-cell>
          <table:table-cell office:value-type="string">
            <text:p>611.6465</text:p>
          </table:table-cell>
          <table:table-cell office:value-type="string">
            <text:p>482.5607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471];9;2); &quot;/&quot;; MID([.A1471];6;2);&quot;/&quot;;MID([.A1471];1;4);&quot;/&quot;)" office:value-type="string" office:string-value="09/01/2023/">
            <text:p>09/01/2023/</text:p>
          </table:table-cell>
        </table:table-row>
        <table:table-row table:style-name="ro1">
          <table:table-cell office:value-type="string">
            <text:p>2023-01-10T00:00:00.0/2023-01-11T00:00:00.0</text:p>
          </table:table-cell>
          <table:table-cell office:value-type="string">
            <text:p>2337.0291</text:p>
          </table:table-cell>
          <table:table-cell office:value-type="string">
            <text:p>1528.6919</text:p>
          </table:table-cell>
          <table:table-cell office:value-type="string">
            <text:p>1130.4991</text:p>
          </table:table-cell>
          <table:table-cell office:value-type="string">
            <text:p>398.1928</text:p>
          </table:table-cell>
          <table:table-cell office:value-type="string">
            <text:p>4799.0659</text:p>
          </table:table-cell>
          <table:table-cell office:value-type="string">
            <text:p>764.5074</text:p>
          </table:table-cell>
          <table:table-cell office:value-type="string">
            <text:p>61.9184</text:p>
          </table:table-cell>
          <table:table-cell office:value-type="string">
            <text:p>702.5890</text:p>
          </table:table-cell>
          <table:table-cell office:value-type="string">
            <text:p>225.8045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472];9;2); &quot;/&quot;; MID([.A1472];6;2);&quot;/&quot;;MID([.A1472];1;4);&quot;/&quot;)" office:value-type="string" office:string-value="10/01/2023/">
            <text:p>10/01/2023/</text:p>
          </table:table-cell>
        </table:table-row>
        <table:table-row table:style-name="ro1">
          <table:table-cell office:value-type="string">
            <text:p>2023-01-11T00:00:00.0/2023-01-12T00:00:00.0</text:p>
          </table:table-cell>
          <table:table-cell office:value-type="string">
            <text:p>2364.6750</text:p>
          </table:table-cell>
          <table:table-cell office:value-type="string">
            <text:p>1503.9177</text:p>
          </table:table-cell>
          <table:table-cell office:value-type="string">
            <text:p>1069.7882</text:p>
          </table:table-cell>
          <table:table-cell office:value-type="string">
            <text:p>434.1296</text:p>
          </table:table-cell>
          <table:table-cell office:value-type="string">
            <text:p>4492.8252</text:p>
          </table:table-cell>
          <table:table-cell office:value-type="string">
            <text:p>860.4869</text:p>
          </table:table-cell>
          <table:table-cell office:value-type="string">
            <text:p>50.8585</text:p>
          </table:table-cell>
          <table:table-cell office:value-type="string">
            <text:p>809.6283</text:p>
          </table:table-cell>
          <table:table-cell office:value-type="string">
            <text:p>180.7607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1473];9;2); &quot;/&quot;; MID([.A1473];6;2);&quot;/&quot;;MID([.A1473];1;4);&quot;/&quot;)" office:value-type="string" office:string-value="11/01/2023/">
            <text:p>11/01/2023/</text:p>
          </table:table-cell>
        </table:table-row>
        <table:table-row table:style-name="ro1">
          <table:table-cell office:value-type="string">
            <text:p>2023-01-12T00:00:00.0/2023-01-13T00:00:00.0</text:p>
          </table:table-cell>
          <table:table-cell office:value-type="string">
            <text:p>2393.7388</text:p>
          </table:table-cell>
          <table:table-cell office:value-type="string">
            <text:p>1544.9443</text:p>
          </table:table-cell>
          <table:table-cell office:value-type="string">
            <text:p>1103.6869</text:p>
          </table:table-cell>
          <table:table-cell office:value-type="string">
            <text:p>441.2574</text:p>
          </table:table-cell>
          <table:table-cell office:value-type="string">
            <text:p>4597.3320</text:p>
          </table:table-cell>
          <table:table-cell office:value-type="string">
            <text:p>1261.0272</text:p>
          </table:table-cell>
          <table:table-cell office:value-type="string">
            <text:p>492.5878</text:p>
          </table:table-cell>
          <table:table-cell office:value-type="string">
            <text:p>768.4395</text:p>
          </table:table-cell>
          <table:table-cell office:value-type="string">
            <text:p>2346.7986</text:p>
          </table:table-cell>
          <table:table-cell office:value-type="string">
            <text:p>0.9688</text:p>
          </table:table-cell>
          <table:table-cell table:number-columns-repeated="3"/>
          <table:table-cell table:formula="of:==CONCATENATE( MID([.A1474];9;2); &quot;/&quot;; MID([.A1474];6;2);&quot;/&quot;;MID([.A1474];1;4);&quot;/&quot;)" office:value-type="string" office:string-value="12/01/2023/">
            <text:p>12/01/2023/</text:p>
          </table:table-cell>
        </table:table-row>
        <table:table-row table:style-name="ro1">
          <table:table-cell office:value-type="string">
            <text:p>2023-01-13T00:00:00.0/2023-01-14T00:00:00.0</text:p>
          </table:table-cell>
          <table:table-cell office:value-type="string">
            <text:p>2424.1128</text:p>
          </table:table-cell>
          <table:table-cell office:value-type="string">
            <text:p>1580.8369</text:p>
          </table:table-cell>
          <table:table-cell office:value-type="string">
            <text:p>1199.6873</text:p>
          </table:table-cell>
          <table:table-cell office:value-type="string">
            <text:p>381.1497</text:p>
          </table:table-cell>
          <table:table-cell office:value-type="string">
            <text:p>5027.1787</text:p>
          </table:table-cell>
          <table:table-cell office:value-type="string">
            <text:p>1152.1846</text:p>
          </table:table-cell>
          <table:table-cell office:value-type="string">
            <text:p>355.1255</text:p>
          </table:table-cell>
          <table:table-cell office:value-type="string">
            <text:p>797.0591</text:p>
          </table:table-cell>
          <table:table-cell office:value-type="string">
            <text:p>1270.5078</text:p>
          </table:table-cell>
          <table:table-cell office:value-type="string">
            <text:p>0.9681</text:p>
          </table:table-cell>
          <table:table-cell table:number-columns-repeated="3"/>
          <table:table-cell table:formula="of:==CONCATENATE( MID([.A1475];9;2); &quot;/&quot;; MID([.A1475];6;2);&quot;/&quot;;MID([.A1475];1;4);&quot;/&quot;)" office:value-type="string" office:string-value="13/01/2023/">
            <text:p>13/01/2023/</text:p>
          </table:table-cell>
        </table:table-row>
        <table:table-row table:style-name="ro1">
          <table:table-cell office:value-type="string">
            <text:p>2023-01-14T00:00:00.0/2023-01-15T00:00:00.0</text:p>
          </table:table-cell>
          <table:table-cell office:value-type="string">
            <text:p>2455.8284</text:p>
          </table:table-cell>
          <table:table-cell office:value-type="string">
            <text:p>1661.8054</text:p>
          </table:table-cell>
          <table:table-cell office:value-type="string">
            <text:p>1286.8679</text:p>
          </table:table-cell>
          <table:table-cell office:value-type="string">
            <text:p>374.9374</text:p>
          </table:table-cell>
          <table:table-cell office:value-type="string">
            <text:p>5341.3149</text:p>
          </table:table-cell>
          <table:table-cell office:value-type="string">
            <text:p>1538.7683</text:p>
          </table:table-cell>
          <table:table-cell office:value-type="string">
            <text:p>1004.3026</text:p>
          </table:table-cell>
          <table:table-cell office:value-type="string">
            <text:p>534.4657</text:p>
          </table:table-cell>
          <table:table-cell office:value-type="string">
            <text:p>3801.3335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476];9;2); &quot;/&quot;; MID([.A1476];6;2);&quot;/&quot;;MID([.A1476];1;4);&quot;/&quot;)" office:value-type="string" office:string-value="14/01/2023/">
            <text:p>14/01/2023/</text:p>
          </table:table-cell>
        </table:table-row>
        <table:table-row table:style-name="ro1">
          <table:table-cell office:value-type="string">
            <text:p>2023-01-15T00:00:00.0/2023-01-16T00:00:00.0</text:p>
          </table:table-cell>
          <table:table-cell office:value-type="string">
            <text:p>2488.8904</text:p>
          </table:table-cell>
          <table:table-cell office:value-type="string">
            <text:p>1541.6356</text:p>
          </table:table-cell>
          <table:table-cell office:value-type="string">
            <text:p>981.0830</text:p>
          </table:table-cell>
          <table:table-cell office:value-type="string">
            <text:p>560.5526</text:p>
          </table:table-cell>
          <table:table-cell office:value-type="string">
            <text:p>3907.3489</text:p>
          </table:table-cell>
          <table:table-cell office:value-type="string">
            <text:p>567.9536</text:p>
          </table:table-cell>
          <table:table-cell office:value-type="string">
            <text:p>1.5152</text:p>
          </table:table-cell>
          <table:table-cell office:value-type="string">
            <text:p>566.4385</text:p>
          </table:table-cell>
          <table:table-cell office:value-type="string">
            <text:p>7.5695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477];9;2); &quot;/&quot;; MID([.A1477];6;2);&quot;/&quot;;MID([.A1477];1;4);&quot;/&quot;)" office:value-type="string" office:string-value="15/01/2023/">
            <text:p>15/01/2023/</text:p>
          </table:table-cell>
        </table:table-row>
        <table:table-row table:style-name="ro1">
          <table:table-cell office:value-type="string">
            <text:p>2023-01-16T00:00:00.0/2023-01-17T00:00:00.0</text:p>
          </table:table-cell>
          <table:table-cell office:value-type="string">
            <text:p>2523.3018</text:p>
          </table:table-cell>
          <table:table-cell office:value-type="string">
            <text:p>1737.2219</text:p>
          </table:table-cell>
          <table:table-cell office:value-type="string">
            <text:p>1364.1071</text:p>
          </table:table-cell>
          <table:table-cell office:value-type="string">
            <text:p>373.1149</text:p>
          </table:table-cell>
          <table:table-cell office:value-type="string">
            <text:p>5574.1499</text:p>
          </table:table-cell>
          <table:table-cell office:value-type="string">
            <text:p>1737.2219</text:p>
          </table:table-cell>
          <table:table-cell office:value-type="string">
            <text:p>1364.1071</text:p>
          </table:table-cell>
          <table:table-cell office:value-type="string">
            <text:p>373.1149</text:p>
          </table:table-cell>
          <table:table-cell office:value-type="string">
            <text:p>5574.1499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478];9;2); &quot;/&quot;; MID([.A1478];6;2);&quot;/&quot;;MID([.A1478];1;4);&quot;/&quot;)" office:value-type="string" office:string-value="16/01/2023/">
            <text:p>16/01/2023/</text:p>
          </table:table-cell>
        </table:table-row>
        <table:table-row table:style-name="ro1">
          <table:table-cell office:value-type="string">
            <text:p>2023-01-17T00:00:00.0/2023-01-18T00:00:00.0</text:p>
          </table:table-cell>
          <table:table-cell office:value-type="string">
            <text:p>2559.0171</text:p>
          </table:table-cell>
          <table:table-cell office:value-type="string">
            <text:p>1778.1862</text:p>
          </table:table-cell>
          <table:table-cell office:value-type="string">
            <text:p>1418.2480</text:p>
          </table:table-cell>
          <table:table-cell office:value-type="string">
            <text:p>359.9380</text:p>
          </table:table-cell>
          <table:table-cell office:value-type="string">
            <text:p>5784.0459</text:p>
          </table:table-cell>
          <table:table-cell office:value-type="string">
            <text:p>1733.9701</text:p>
          </table:table-cell>
          <table:table-cell office:value-type="string">
            <text:p>1326.4657</text:p>
          </table:table-cell>
          <table:table-cell office:value-type="string">
            <text:p>407.5044</text:p>
          </table:table-cell>
          <table:table-cell office:value-type="string">
            <text:p>5459.761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479];9;2); &quot;/&quot;; MID([.A1479];6;2);&quot;/&quot;;MID([.A1479];1;4);&quot;/&quot;)" office:value-type="string" office:string-value="17/01/2023/">
            <text:p>17/01/2023/</text:p>
          </table:table-cell>
        </table:table-row>
        <table:table-row table:style-name="ro1">
          <table:table-cell office:value-type="string">
            <text:p>2023-01-18T00:00:00.0/2023-01-19T00:00:00.0</text:p>
          </table:table-cell>
          <table:table-cell office:value-type="string">
            <text:p>2596.0732</text:p>
          </table:table-cell>
          <table:table-cell office:value-type="string">
            <text:p>1743.6281</text:p>
          </table:table-cell>
          <table:table-cell office:value-type="string">
            <text:p>1339.9550</text:p>
          </table:table-cell>
          <table:table-cell office:value-type="string">
            <text:p>403.6731</text:p>
          </table:table-cell>
          <table:table-cell office:value-type="string">
            <text:p>5380.0557</text:p>
          </table:table-cell>
          <table:table-cell office:value-type="string">
            <text:p>763.8594</text:p>
          </table:table-cell>
          <table:table-cell office:value-type="string">
            <text:p>73.0743</text:p>
          </table:table-cell>
          <table:table-cell office:value-type="string">
            <text:p>690.7851</text:p>
          </table:table-cell>
          <table:table-cell office:value-type="string">
            <text:p>479.421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480];9;2); &quot;/&quot;; MID([.A1480];6;2);&quot;/&quot;;MID([.A1480];1;4);&quot;/&quot;)" office:value-type="string" office:string-value="18/01/2023/">
            <text:p>18/01/2023/</text:p>
          </table:table-cell>
        </table:table-row>
        <table:table-row table:style-name="ro1">
          <table:table-cell office:value-type="string">
            <text:p>2023-01-19T00:00:00.0/2023-01-20T00:00:00.0</text:p>
          </table:table-cell>
          <table:table-cell office:value-type="string">
            <text:p>2634.4167</text:p>
          </table:table-cell>
          <table:table-cell office:value-type="string">
            <text:p>1807.6622</text:p>
          </table:table-cell>
          <table:table-cell office:value-type="string">
            <text:p>1385.2198</text:p>
          </table:table-cell>
          <table:table-cell office:value-type="string">
            <text:p>422.4423</text:p>
          </table:table-cell>
          <table:table-cell office:value-type="string">
            <text:p>5454.5703</text:p>
          </table:table-cell>
          <table:table-cell office:value-type="string">
            <text:p>1446.6410</text:p>
          </table:table-cell>
          <table:table-cell office:value-type="string">
            <text:p>562.4138</text:p>
          </table:table-cell>
          <table:table-cell office:value-type="string">
            <text:p>884.2272</text:p>
          </table:table-cell>
          <table:table-cell office:value-type="string">
            <text:p>2199.1628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481];9;2); &quot;/&quot;; MID([.A1481];6;2);&quot;/&quot;;MID([.A1481];1;4);&quot;/&quot;)" office:value-type="string" office:string-value="19/01/2023/">
            <text:p>19/01/2023/</text:p>
          </table:table-cell>
        </table:table-row>
        <table:table-row table:style-name="ro1">
          <table:table-cell office:value-type="string">
            <text:p>2023-01-20T00:00:00.0/2023-01-21T00:00:00.0</text:p>
          </table:table-cell>
          <table:table-cell office:value-type="string">
            <text:p>2674.0930</text:p>
          </table:table-cell>
          <table:table-cell office:value-type="string">
            <text:p>1754.8527</text:p>
          </table:table-cell>
          <table:table-cell office:value-type="string">
            <text:p>1256.1962</text:p>
          </table:table-cell>
          <table:table-cell office:value-type="string">
            <text:p>498.6565</text:p>
          </table:table-cell>
          <table:table-cell office:value-type="string">
            <text:p>4841.5488</text:p>
          </table:table-cell>
          <table:table-cell office:value-type="string">
            <text:p>1242.1635</text:p>
          </table:table-cell>
          <table:table-cell office:value-type="string">
            <text:p>373.8192</text:p>
          </table:table-cell>
          <table:table-cell office:value-type="string">
            <text:p>868.3442</text:p>
          </table:table-cell>
          <table:table-cell office:value-type="string">
            <text:p>1707.3510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482];9;2); &quot;/&quot;; MID([.A1482];6;2);&quot;/&quot;;MID([.A1482];1;4);&quot;/&quot;)" office:value-type="string" office:string-value="20/01/2023/">
            <text:p>20/01/2023/</text:p>
          </table:table-cell>
        </table:table-row>
        <table:table-row table:style-name="ro1">
          <table:table-cell office:value-type="string">
            <text:p>2023-01-21T00:00:00.0/2023-01-22T00:00:00.0</text:p>
          </table:table-cell>
          <table:table-cell office:value-type="string">
            <text:p>2715.0305</text:p>
          </table:table-cell>
          <table:table-cell office:value-type="string">
            <text:p>1838.6401</text:p>
          </table:table-cell>
          <table:table-cell office:value-type="string">
            <text:p>1450.4325</text:p>
          </table:table-cell>
          <table:table-cell office:value-type="string">
            <text:p>388.2076</text:p>
          </table:table-cell>
          <table:table-cell office:value-type="string">
            <text:p>5652.6641</text:p>
          </table:table-cell>
          <table:table-cell office:value-type="string">
            <text:p>925.3951</text:p>
          </table:table-cell>
          <table:table-cell office:value-type="string">
            <text:p>488.7432</text:p>
          </table:table-cell>
          <table:table-cell office:value-type="string">
            <text:p>436.6519</text:p>
          </table:table-cell>
          <table:table-cell office:value-type="string">
            <text:p>1468.0226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483];9;2); &quot;/&quot;; MID([.A1483];6;2);&quot;/&quot;;MID([.A1483];1;4);&quot;/&quot;)" office:value-type="string" office:string-value="21/01/2023/">
            <text:p>21/01/2023/</text:p>
          </table:table-cell>
        </table:table-row>
        <table:table-row table:style-name="ro1">
          <table:table-cell office:value-type="string">
            <text:p>2023-01-22T00:00:00.0/2023-01-23T00:00:00.0</text:p>
          </table:table-cell>
          <table:table-cell office:value-type="string">
            <text:p>2757.2930</text:p>
          </table:table-cell>
          <table:table-cell office:value-type="string">
            <text:p>1819.2488</text:p>
          </table:table-cell>
          <table:table-cell office:value-type="string">
            <text:p>1343.2433</text:p>
          </table:table-cell>
          <table:table-cell office:value-type="string">
            <text:p>476.0055</text:p>
          </table:table-cell>
          <table:table-cell office:value-type="string">
            <text:p>5087.4658</text:p>
          </table:table-cell>
          <table:table-cell office:value-type="string">
            <text:p>367.9906</text:p>
          </table:table-cell>
          <table:table-cell office:value-type="string">
            <text:p>20.3424</text:p>
          </table:table-cell>
          <table:table-cell office:value-type="string">
            <text:p>347.6482</text:p>
          </table:table-cell>
          <table:table-cell office:value-type="string">
            <text:p>136.9538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484];9;2); &quot;/&quot;; MID([.A1484];6;2);&quot;/&quot;;MID([.A1484];1;4);&quot;/&quot;)" office:value-type="string" office:string-value="22/01/2023/">
            <text:p>22/01/2023/</text:p>
          </table:table-cell>
        </table:table-row>
        <table:table-row table:style-name="ro1">
          <table:table-cell office:value-type="string">
            <text:p>2023-01-23T00:00:00.0/2023-01-24T00:00:00.0</text:p>
          </table:table-cell>
          <table:table-cell office:value-type="string">
            <text:p>2800.8228</text:p>
          </table:table-cell>
          <table:table-cell office:value-type="string">
            <text:p>1856.5769</text:p>
          </table:table-cell>
          <table:table-cell office:value-type="string">
            <text:p>1343.8829</text:p>
          </table:table-cell>
          <table:table-cell office:value-type="string">
            <text:p>512.6940</text:p>
          </table:table-cell>
          <table:table-cell office:value-type="string">
            <text:p>5034.4771</text:p>
          </table:table-cell>
          <table:table-cell office:value-type="string">
            <text:p>659.2897</text:p>
          </table:table-cell>
          <table:table-cell office:value-type="string">
            <text:p>36.4989</text:p>
          </table:table-cell>
          <table:table-cell office:value-type="string">
            <text:p>622.7908</text:p>
          </table:table-cell>
          <table:table-cell office:value-type="string">
            <text:p>297.4048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1485];9;2); &quot;/&quot;; MID([.A1485];6;2);&quot;/&quot;;MID([.A1485];1;4);&quot;/&quot;)" office:value-type="string" office:string-value="23/01/2023/">
            <text:p>23/01/2023/</text:p>
          </table:table-cell>
        </table:table-row>
        <table:table-row table:style-name="ro1">
          <table:table-cell office:value-type="string">
            <text:p>2023-01-24T00:00:00.0/2023-01-25T00:00:00.0</text:p>
          </table:table-cell>
          <table:table-cell office:value-type="string">
            <text:p>2845.5876</text:p>
          </table:table-cell>
          <table:table-cell office:value-type="string">
            <text:p>1887.6960</text:p>
          </table:table-cell>
          <table:table-cell office:value-type="string">
            <text:p>1374.8865</text:p>
          </table:table-cell>
          <table:table-cell office:value-type="string">
            <text:p>512.8094</text:p>
          </table:table-cell>
          <table:table-cell office:value-type="string">
            <text:p>5093.1880</text:p>
          </table:table-cell>
          <table:table-cell office:value-type="string">
            <text:p>373.8062</text:p>
          </table:table-cell>
          <table:table-cell office:value-type="string">
            <text:p>0.0060</text:p>
          </table:table-cell>
          <table:table-cell office:value-type="string">
            <text:p>373.8002</text:p>
          </table:table-cell>
          <table:table-cell office:value-type="string">
            <text:p>0.018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486];9;2); &quot;/&quot;; MID([.A1486];6;2);&quot;/&quot;;MID([.A1486];1;4);&quot;/&quot;)" office:value-type="string" office:string-value="24/01/2023/">
            <text:p>24/01/2023/</text:p>
          </table:table-cell>
        </table:table-row>
        <table:table-row table:style-name="ro1">
          <table:table-cell office:value-type="string">
            <text:p>2023-01-25T00:00:00.0/2023-01-26T00:00:00.0</text:p>
          </table:table-cell>
          <table:table-cell office:value-type="string">
            <text:p>2891.6372</text:p>
          </table:table-cell>
          <table:table-cell office:value-type="string">
            <text:p>1998.9995</text:p>
          </table:table-cell>
          <table:table-cell office:value-type="string">
            <text:p>1550.8689</text:p>
          </table:table-cell>
          <table:table-cell office:value-type="string">
            <text:p>448.1306</text:p>
          </table:table-cell>
          <table:table-cell office:value-type="string">
            <text:p>5769.0630</text:p>
          </table:table-cell>
          <table:table-cell office:value-type="string">
            <text:p>312.0027</text:p>
          </table:table-cell>
          <table:table-cell office:value-type="string">
            <text:p>0.0012</text:p>
          </table:table-cell>
          <table:table-cell office:value-type="string">
            <text:p>312.0014</text:p>
          </table:table-cell>
          <table:table-cell office:value-type="string">
            <text:p>0.0037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487];9;2); &quot;/&quot;; MID([.A1487];6;2);&quot;/&quot;;MID([.A1487];1;4);&quot;/&quot;)" office:value-type="string" office:string-value="25/01/2023/">
            <text:p>25/01/2023/</text:p>
          </table:table-cell>
        </table:table-row>
        <table:table-row table:style-name="ro1">
          <table:table-cell office:value-type="string">
            <text:p>2023-01-26T00:00:00.0/2023-01-27T00:00:00.0</text:p>
          </table:table-cell>
          <table:table-cell office:value-type="string">
            <text:p>2938.9175</text:p>
          </table:table-cell>
          <table:table-cell office:value-type="string">
            <text:p>1994.5120</text:p>
          </table:table-cell>
          <table:table-cell office:value-type="string">
            <text:p>1479.5815</text:p>
          </table:table-cell>
          <table:table-cell office:value-type="string">
            <text:p>514.9304</text:p>
          </table:table-cell>
          <table:table-cell office:value-type="string">
            <text:p>5401.6377</text:p>
          </table:table-cell>
          <table:table-cell office:value-type="string">
            <text:p>293.2218</text:p>
          </table:table-cell>
          <table:table-cell office:value-type="string">
            <text:p>0.0074</text:p>
          </table:table-cell>
          <table:table-cell office:value-type="string">
            <text:p>293.2144</text:p>
          </table:table-cell>
          <table:table-cell office:value-type="string">
            <text:p>0.0248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488];9;2); &quot;/&quot;; MID([.A1488];6;2);&quot;/&quot;;MID([.A1488];1;4);&quot;/&quot;)" office:value-type="string" office:string-value="26/01/2023/">
            <text:p>26/01/2023/</text:p>
          </table:table-cell>
        </table:table-row>
        <table:table-row table:style-name="ro1">
          <table:table-cell office:value-type="string">
            <text:p>2023-01-27T00:00:00.0/2023-01-28T00:00:00.0</text:p>
          </table:table-cell>
          <table:table-cell office:value-type="string">
            <text:p>2987.3911</text:p>
          </table:table-cell>
          <table:table-cell office:value-type="string">
            <text:p>2036.9329</text:p>
          </table:table-cell>
          <table:table-cell office:value-type="string">
            <text:p>1550.6797</text:p>
          </table:table-cell>
          <table:table-cell office:value-type="string">
            <text:p>486.2532</text:p>
          </table:table-cell>
          <table:table-cell office:value-type="string">
            <text:p>5600.2358</text:p>
          </table:table-cell>
          <table:table-cell office:value-type="string">
            <text:p>421.9062</text:p>
          </table:table-cell>
          <table:table-cell office:value-type="string">
            <text:p>14.9233</text:p>
          </table:table-cell>
          <table:table-cell office:value-type="string">
            <text:p>406.9829</text:p>
          </table:table-cell>
          <table:table-cell office:value-type="string">
            <text:p>194.6919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489];9;2); &quot;/&quot;; MID([.A1489];6;2);&quot;/&quot;;MID([.A1489];1;4);&quot;/&quot;)" office:value-type="string" office:string-value="27/01/2023/">
            <text:p>27/01/2023/</text:p>
          </table:table-cell>
        </table:table-row>
        <table:table-row table:style-name="ro1">
          <table:table-cell office:value-type="string">
            <text:p>2023-01-28T00:00:00.0/2023-01-29T00:00:00.0</text:p>
          </table:table-cell>
          <table:table-cell office:value-type="string">
            <text:p>3037.1516</text:p>
          </table:table-cell>
          <table:table-cell office:value-type="string">
            <text:p>2099.1582</text:p>
          </table:table-cell>
          <table:table-cell office:value-type="string">
            <text:p>1618.7129</text:p>
          </table:table-cell>
          <table:table-cell office:value-type="string">
            <text:p>480.4453</text:p>
          </table:table-cell>
          <table:table-cell office:value-type="string">
            <text:p>5828.7012</text:p>
          </table:table-cell>
          <table:table-cell office:value-type="string">
            <text:p>475.3722</text:p>
          </table:table-cell>
          <table:table-cell office:value-type="string">
            <text:p>33.6586</text:p>
          </table:table-cell>
          <table:table-cell office:value-type="string">
            <text:p>441.7136</text:p>
          </table:table-cell>
          <table:table-cell office:value-type="string">
            <text:p>185.1516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490];9;2); &quot;/&quot;; MID([.A1490];6;2);&quot;/&quot;;MID([.A1490];1;4);&quot;/&quot;)" office:value-type="string" office:string-value="28/01/2023/">
            <text:p>28/01/2023/</text:p>
          </table:table-cell>
        </table:table-row>
        <table:table-row table:style-name="ro1">
          <table:table-cell office:value-type="string">
            <text:p>2023-01-29T00:00:00.0/2023-01-30T00:00:00.0</text:p>
          </table:table-cell>
          <table:table-cell office:value-type="string">
            <text:p>3088.0735</text:p>
          </table:table-cell>
          <table:table-cell office:value-type="string">
            <text:p>2152.7634</text:p>
          </table:table-cell>
          <table:table-cell office:value-type="string">
            <text:p>1685.8647</text:p>
          </table:table-cell>
          <table:table-cell office:value-type="string">
            <text:p>466.8986</text:p>
          </table:table-cell>
          <table:table-cell office:value-type="string">
            <text:p>5995.9692</text:p>
          </table:table-cell>
          <table:table-cell office:value-type="string">
            <text:p>777.2154</text:p>
          </table:table-cell>
          <table:table-cell office:value-type="string">
            <text:p>16.1264</text:p>
          </table:table-cell>
          <table:table-cell office:value-type="string">
            <text:p>761.0889</text:p>
          </table:table-cell>
          <table:table-cell office:value-type="string">
            <text:p>72.9397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491];9;2); &quot;/&quot;; MID([.A1491];6;2);&quot;/&quot;;MID([.A1491];1;4);&quot;/&quot;)" office:value-type="string" office:string-value="29/01/2023/">
            <text:p>29/01/2023/</text:p>
          </table:table-cell>
        </table:table-row>
        <table:table-row table:style-name="ro1">
          <table:table-cell office:value-type="string">
            <text:p>2023-01-30T00:00:00.0/2023-01-31T00:00:00.0</text:p>
          </table:table-cell>
          <table:table-cell office:value-type="string">
            <text:p>3140.1682</text:p>
          </table:table-cell>
          <table:table-cell office:value-type="string">
            <text:p>2164.8406</text:p>
          </table:table-cell>
          <table:table-cell office:value-type="string">
            <text:p>1667.4541</text:p>
          </table:table-cell>
          <table:table-cell office:value-type="string">
            <text:p>497.3865</text:p>
          </table:table-cell>
          <table:table-cell office:value-type="string">
            <text:p>5810.7798</text:p>
          </table:table-cell>
          <table:table-cell office:value-type="string">
            <text:p>507.3410</text:p>
          </table:table-cell>
          <table:table-cell office:value-type="string">
            <text:p>81.4112</text:p>
          </table:table-cell>
          <table:table-cell office:value-type="string">
            <text:p>425.9298</text:p>
          </table:table-cell>
          <table:table-cell office:value-type="string">
            <text:p>332.6728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492];9;2); &quot;/&quot;; MID([.A1492];6;2);&quot;/&quot;;MID([.A1492];1;4);&quot;/&quot;)" office:value-type="string" office:string-value="30/01/2023/">
            <text:p>30/01/2023/</text:p>
          </table:table-cell>
        </table:table-row>
        <table:table-row table:style-name="ro1">
          <table:table-cell office:value-type="string">
            <text:p>2023-01-31T00:00:00.0/2023-02-01T00:00:00.0</text:p>
          </table:table-cell>
          <table:table-cell office:value-type="string">
            <text:p>3193.4529</text:p>
          </table:table-cell>
          <table:table-cell office:value-type="string">
            <text:p>2209.5037</text:p>
          </table:table-cell>
          <table:table-cell office:value-type="string">
            <text:p>1684.3942</text:p>
          </table:table-cell>
          <table:table-cell office:value-type="string">
            <text:p>525.1094</text:p>
          </table:table-cell>
          <table:table-cell office:value-type="string">
            <text:p>5846.0317</text:p>
          </table:table-cell>
          <table:table-cell office:value-type="string">
            <text:p>546.0259</text:p>
          </table:table-cell>
          <table:table-cell office:value-type="string">
            <text:p>1.5123</text:p>
          </table:table-cell>
          <table:table-cell office:value-type="string">
            <text:p>544.5135</text:p>
          </table:table-cell>
          <table:table-cell office:value-type="string">
            <text:p>7.9122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493];9;2); &quot;/&quot;; MID([.A1493];6;2);&quot;/&quot;;MID([.A1493];1;4);&quot;/&quot;)" office:value-type="string" office:string-value="31/01/2023/">
            <text:p>31/01/2023/</text:p>
          </table:table-cell>
        </table:table-row>
        <table:table-row table:style-name="ro1">
          <table:table-cell office:value-type="string">
            <text:p>2023-02-01T00:00:00.0/2023-02-02T00:00:00.0</text:p>
          </table:table-cell>
          <table:table-cell office:value-type="string">
            <text:p>3247.8813</text:p>
          </table:table-cell>
          <table:table-cell office:value-type="string">
            <text:p>2246.6062</text:p>
          </table:table-cell>
          <table:table-cell office:value-type="string">
            <text:p>1728.1571</text:p>
          </table:table-cell>
          <table:table-cell office:value-type="string">
            <text:p>518.4490</text:p>
          </table:table-cell>
          <table:table-cell office:value-type="string">
            <text:p>5831.1123</text:p>
          </table:table-cell>
          <table:table-cell office:value-type="string">
            <text:p>689.9186</text:p>
          </table:table-cell>
          <table:table-cell office:value-type="string">
            <text:p>91.0709</text:p>
          </table:table-cell>
          <table:table-cell office:value-type="string">
            <text:p>598.8477</text:p>
          </table:table-cell>
          <table:table-cell office:value-type="string">
            <text:p>340.8369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494];9;2); &quot;/&quot;; MID([.A1494];6;2);&quot;/&quot;;MID([.A1494];1;4);&quot;/&quot;)" office:value-type="string" office:string-value="01/02/2023/">
            <text:p>01/02/2023/</text:p>
          </table:table-cell>
        </table:table-row>
        <table:table-row table:style-name="ro1">
          <table:table-cell office:value-type="string">
            <text:p>2023-02-02T00:00:00.0/2023-02-03T00:00:00.0</text:p>
          </table:table-cell>
          <table:table-cell office:value-type="string">
            <text:p>3303.4753</text:p>
          </table:table-cell>
          <table:table-cell office:value-type="string">
            <text:p>2298.3420</text:p>
          </table:table-cell>
          <table:table-cell office:value-type="string">
            <text:p>1761.9497</text:p>
          </table:table-cell>
          <table:table-cell office:value-type="string">
            <text:p>536.3924</text:p>
          </table:table-cell>
          <table:table-cell office:value-type="string">
            <text:p>5932.3071</text:p>
          </table:table-cell>
          <table:table-cell office:value-type="string">
            <text:p>955.5010</text:p>
          </table:table-cell>
          <table:table-cell office:value-type="string">
            <text:p>96.3364</text:p>
          </table:table-cell>
          <table:table-cell office:value-type="string">
            <text:p>859.1646</text:p>
          </table:table-cell>
          <table:table-cell office:value-type="string">
            <text:p>360.1825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495];9;2); &quot;/&quot;; MID([.A1495];6;2);&quot;/&quot;;MID([.A1495];1;4);&quot;/&quot;)" office:value-type="string" office:string-value="02/02/2023/">
            <text:p>02/02/2023/</text:p>
          </table:table-cell>
        </table:table-row>
        <table:table-row table:style-name="ro1">
          <table:table-cell office:value-type="string">
            <text:p>2023-02-03T00:00:00.0/2023-02-04T00:00:00.0</text:p>
          </table:table-cell>
          <table:table-cell office:value-type="string">
            <text:p>3360.1306</text:p>
          </table:table-cell>
          <table:table-cell office:value-type="string">
            <text:p>2288.6833</text:p>
          </table:table-cell>
          <table:table-cell office:value-type="string">
            <text:p>1805.1918</text:p>
          </table:table-cell>
          <table:table-cell office:value-type="string">
            <text:p>483.4916</text:p>
          </table:table-cell>
          <table:table-cell office:value-type="string">
            <text:p>6011.5176</text:p>
          </table:table-cell>
          <table:table-cell office:value-type="string">
            <text:p>520.5135</text:p>
          </table:table-cell>
          <table:table-cell office:value-type="string">
            <text:p>57.9978</text:p>
          </table:table-cell>
          <table:table-cell office:value-type="string">
            <text:p>462.5156</text:p>
          </table:table-cell>
          <table:table-cell office:value-type="string">
            <text:p>444.6102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496];9;2); &quot;/&quot;; MID([.A1496];6;2);&quot;/&quot;;MID([.A1496];1;4);&quot;/&quot;)" office:value-type="string" office:string-value="03/02/2023/">
            <text:p>03/02/2023/</text:p>
          </table:table-cell>
        </table:table-row>
        <table:table-row table:style-name="ro1">
          <table:table-cell office:value-type="string">
            <text:p>2023-02-04T00:00:00.0/2023-02-05T00:00:00.0</text:p>
          </table:table-cell>
          <table:table-cell office:value-type="string">
            <text:p>3417.9590</text:p>
          </table:table-cell>
          <table:table-cell office:value-type="string">
            <text:p>2434.5698</text:p>
          </table:table-cell>
          <table:table-cell office:value-type="string">
            <text:p>1922.4395</text:p>
          </table:table-cell>
          <table:table-cell office:value-type="string">
            <text:p>512.1303</text:p>
          </table:table-cell>
          <table:table-cell office:value-type="string">
            <text:p>6322.7344</text:p>
          </table:table-cell>
          <table:table-cell office:value-type="string">
            <text:p>788.8327</text:p>
          </table:table-cell>
          <table:table-cell office:value-type="string">
            <text:p>30.6947</text:p>
          </table:table-cell>
          <table:table-cell office:value-type="string">
            <text:p>758.1380</text:p>
          </table:table-cell>
          <table:table-cell office:value-type="string">
            <text:p>255.1125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497];9;2); &quot;/&quot;; MID([.A1497];6;2);&quot;/&quot;;MID([.A1497];1;4);&quot;/&quot;)" office:value-type="string" office:string-value="04/02/2023/">
            <text:p>04/02/2023/</text:p>
          </table:table-cell>
        </table:table-row>
        <table:table-row table:style-name="ro1">
          <table:table-cell office:value-type="string">
            <text:p>2023-02-05T00:00:00.0/2023-02-06T00:00:00.0</text:p>
          </table:table-cell>
          <table:table-cell office:value-type="string">
            <text:p>3476.8394</text:p>
          </table:table-cell>
          <table:table-cell office:value-type="string">
            <text:p>2463.8806</text:p>
          </table:table-cell>
          <table:table-cell office:value-type="string">
            <text:p>1894.3457</text:p>
          </table:table-cell>
          <table:table-cell office:value-type="string">
            <text:p>569.5349</text:p>
          </table:table-cell>
          <table:table-cell office:value-type="string">
            <text:p>6196.4761</text:p>
          </table:table-cell>
          <table:table-cell office:value-type="string">
            <text:p>2267.4148</text:p>
          </table:table-cell>
          <table:table-cell office:value-type="string">
            <text:p>1491.4928</text:p>
          </table:table-cell>
          <table:table-cell office:value-type="string">
            <text:p>775.9219</text:p>
          </table:table-cell>
          <table:table-cell office:value-type="string">
            <text:p>4879.8267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498];9;2); &quot;/&quot;; MID([.A1498];6;2);&quot;/&quot;;MID([.A1498];1;4);&quot;/&quot;)" office:value-type="string" office:string-value="05/02/2023/">
            <text:p>05/02/2023/</text:p>
          </table:table-cell>
        </table:table-row>
        <table:table-row table:style-name="ro1">
          <table:table-cell office:value-type="string">
            <text:p>2023-02-06T00:00:00.0/2023-02-07T00:00:00.0</text:p>
          </table:table-cell>
          <table:table-cell office:value-type="string">
            <text:p>3536.8215</text:p>
          </table:table-cell>
          <table:table-cell office:value-type="string">
            <text:p>2485.5725</text:p>
          </table:table-cell>
          <table:table-cell office:value-type="string">
            <text:p>1833.7832</text:p>
          </table:table-cell>
          <table:table-cell office:value-type="string">
            <text:p>651.7893</text:p>
          </table:table-cell>
          <table:table-cell office:value-type="string">
            <text:p>5840.7710</text:p>
          </table:table-cell>
          <table:table-cell office:value-type="string">
            <text:p>1616.2783</text:p>
          </table:table-cell>
          <table:table-cell office:value-type="string">
            <text:p>421.7178</text:p>
          </table:table-cell>
          <table:table-cell office:value-type="string">
            <text:p>1194.5605</text:p>
          </table:table-cell>
          <table:table-cell office:value-type="string">
            <text:p>1537.0112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499];9;2); &quot;/&quot;; MID([.A1499];6;2);&quot;/&quot;;MID([.A1499];1;4);&quot;/&quot;)" office:value-type="string" office:string-value="06/02/2023/">
            <text:p>06/02/2023/</text:p>
          </table:table-cell>
        </table:table-row>
        <table:table-row table:style-name="ro1">
          <table:table-cell office:value-type="string">
            <text:p>2023-02-07T00:00:00.0/2023-02-08T00:00:00.0</text:p>
          </table:table-cell>
          <table:table-cell office:value-type="string">
            <text:p>3597.8191</text:p>
          </table:table-cell>
          <table:table-cell office:value-type="string">
            <text:p>2511.5090</text:p>
          </table:table-cell>
          <table:table-cell office:value-type="string">
            <text:p>1862.0959</text:p>
          </table:table-cell>
          <table:table-cell office:value-type="string">
            <text:p>649.4131</text:p>
          </table:table-cell>
          <table:table-cell office:value-type="string">
            <text:p>5927.4556</text:p>
          </table:table-cell>
          <table:table-cell office:value-type="string">
            <text:p>2362.6592</text:p>
          </table:table-cell>
          <table:table-cell office:value-type="string">
            <text:p>1601.6859</text:p>
          </table:table-cell>
          <table:table-cell office:value-type="string">
            <text:p>760.9733</text:p>
          </table:table-cell>
          <table:table-cell office:value-type="string">
            <text:p>5210.5229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500];9;2); &quot;/&quot;; MID([.A1500];6;2);&quot;/&quot;;MID([.A1500];1;4);&quot;/&quot;)" office:value-type="string" office:string-value="07/02/2023/">
            <text:p>07/02/2023/</text:p>
          </table:table-cell>
        </table:table-row>
        <table:table-row table:style-name="ro1">
          <table:table-cell office:value-type="string">
            <text:p>2023-02-08T00:00:00.0/2023-02-09T00:00:00.0</text:p>
          </table:table-cell>
          <table:table-cell office:value-type="string">
            <text:p>3659.8679</text:p>
          </table:table-cell>
          <table:table-cell office:value-type="string">
            <text:p>2655.5085</text:p>
          </table:table-cell>
          <table:table-cell office:value-type="string">
            <text:p>2104.4216</text:p>
          </table:table-cell>
          <table:table-cell office:value-type="string">
            <text:p>551.0869</text:p>
          </table:table-cell>
          <table:table-cell office:value-type="string">
            <text:p>6657.4580</text:p>
          </table:table-cell>
          <table:table-cell office:value-type="string">
            <text:p>2529.9402</text:p>
          </table:table-cell>
          <table:table-cell office:value-type="string">
            <text:p>1871.5303</text:p>
          </table:table-cell>
          <table:table-cell office:value-type="string">
            <text:p>658.4100</text:p>
          </table:table-cell>
          <table:table-cell office:value-type="string">
            <text:p>5992.1030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501];9;2); &quot;/&quot;; MID([.A1501];6;2);&quot;/&quot;;MID([.A1501];1;4);&quot;/&quot;)" office:value-type="string" office:string-value="08/02/2023/">
            <text:p>08/02/2023/</text:p>
          </table:table-cell>
        </table:table-row>
        <table:table-row table:style-name="ro1">
          <table:table-cell office:value-type="string">
            <text:p>2023-02-09T00:00:00.0/2023-02-10T00:00:00.0</text:p>
          </table:table-cell>
          <table:table-cell office:value-type="string">
            <text:p>3722.9536</text:p>
          </table:table-cell>
          <table:table-cell office:value-type="string">
            <text:p>2692.1240</text:p>
          </table:table-cell>
          <table:table-cell office:value-type="string">
            <text:p>2125.5989</text:p>
          </table:table-cell>
          <table:table-cell office:value-type="string">
            <text:p>566.5251</text:p>
          </table:table-cell>
          <table:table-cell office:value-type="string">
            <text:p>6649.1069</text:p>
          </table:table-cell>
          <table:table-cell office:value-type="string">
            <text:p>2456.5586</text:p>
          </table:table-cell>
          <table:table-cell office:value-type="string">
            <text:p>1676.3157</text:p>
          </table:table-cell>
          <table:table-cell office:value-type="string">
            <text:p>780.2429</text:p>
          </table:table-cell>
          <table:table-cell office:value-type="string">
            <text:p>5423.6392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502];9;2); &quot;/&quot;; MID([.A1502];6;2);&quot;/&quot;;MID([.A1502];1;4);&quot;/&quot;)" office:value-type="string" office:string-value="09/02/2023/">
            <text:p>09/02/2023/</text:p>
          </table:table-cell>
        </table:table-row>
        <table:table-row table:style-name="ro1">
          <table:table-cell office:value-type="string">
            <text:p>2023-02-10T00:00:00.0/2023-02-11T00:00:00.0</text:p>
          </table:table-cell>
          <table:table-cell office:value-type="string">
            <text:p>3787.0249</text:p>
          </table:table-cell>
          <table:table-cell office:value-type="string">
            <text:p>2536.6038</text:p>
          </table:table-cell>
          <table:table-cell office:value-type="string">
            <text:p>1744.8630</text:p>
          </table:table-cell>
          <table:table-cell office:value-type="string">
            <text:p>791.7407</text:p>
          </table:table-cell>
          <table:table-cell office:value-type="string">
            <text:p>5201.0562</text:p>
          </table:table-cell>
          <table:table-cell office:value-type="string">
            <text:p>1652.0608</text:p>
          </table:table-cell>
          <table:table-cell office:value-type="string">
            <text:p>362.0623</text:p>
          </table:table-cell>
          <table:table-cell office:value-type="string">
            <text:p>1289.9985</text:p>
          </table:table-cell>
          <table:table-cell office:value-type="string">
            <text:p>1386.0693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503];9;2); &quot;/&quot;; MID([.A1503];6;2);&quot;/&quot;;MID([.A1503];1;4);&quot;/&quot;)" office:value-type="string" office:string-value="10/02/2023/">
            <text:p>10/02/2023/</text:p>
          </table:table-cell>
        </table:table-row>
        <table:table-row table:style-name="ro1">
          <table:table-cell office:value-type="string">
            <text:p>2023-02-11T00:00:00.0/2023-02-12T00:00:00.0</text:p>
          </table:table-cell>
          <table:table-cell office:value-type="string">
            <text:p>3852.0232</text:p>
          </table:table-cell>
          <table:table-cell office:value-type="string">
            <text:p>2595.4666</text:p>
          </table:table-cell>
          <table:table-cell office:value-type="string">
            <text:p>1831.5114</text:p>
          </table:table-cell>
          <table:table-cell office:value-type="string">
            <text:p>763.9551</text:p>
          </table:table-cell>
          <table:table-cell office:value-type="string">
            <text:p>5386.0171</text:p>
          </table:table-cell>
          <table:table-cell office:value-type="string">
            <text:p>919.3645</text:p>
          </table:table-cell>
          <table:table-cell office:value-type="string">
            <text:p>32.3082</text:p>
          </table:table-cell>
          <table:table-cell office:value-type="string">
            <text:p>887.0563</text:p>
          </table:table-cell>
          <table:table-cell office:value-type="string">
            <text:p>253.2920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504];9;2); &quot;/&quot;; MID([.A1504];6;2);&quot;/&quot;;MID([.A1504];1;4);&quot;/&quot;)" office:value-type="string" office:string-value="11/02/2023/">
            <text:p>11/02/2023/</text:p>
          </table:table-cell>
        </table:table-row>
        <table:table-row table:style-name="ro1">
          <table:table-cell office:value-type="string">
            <text:p>2023-02-12T00:00:00.0/2023-02-13T00:00:00.0</text:p>
          </table:table-cell>
          <table:table-cell office:value-type="string">
            <text:p>3918.0396</text:p>
          </table:table-cell>
          <table:table-cell office:value-type="string">
            <text:p>2711.2095</text:p>
          </table:table-cell>
          <table:table-cell office:value-type="string">
            <text:p>2051.0183</text:p>
          </table:table-cell>
          <table:table-cell office:value-type="string">
            <text:p>660.1911</text:p>
          </table:table-cell>
          <table:table-cell office:value-type="string">
            <text:p>6054.8638</text:p>
          </table:table-cell>
          <table:table-cell office:value-type="string">
            <text:p>1089.5635</text:p>
          </table:table-cell>
          <table:table-cell office:value-type="string">
            <text:p>34.1730</text:p>
          </table:table-cell>
          <table:table-cell office:value-type="string">
            <text:p>1055.3905</text:p>
          </table:table-cell>
          <table:table-cell office:value-type="string">
            <text:p>177.4519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505];9;2); &quot;/&quot;; MID([.A1505];6;2);&quot;/&quot;;MID([.A1505];1;4);&quot;/&quot;)" office:value-type="string" office:string-value="12/02/2023/">
            <text:p>12/02/2023/</text:p>
          </table:table-cell>
        </table:table-row>
        <table:table-row table:style-name="ro1">
          <table:table-cell office:value-type="string">
            <text:p>2023-02-13T00:00:00.0/2023-02-14T00:00:00.0</text:p>
          </table:table-cell>
          <table:table-cell office:value-type="string">
            <text:p>3984.9812</text:p>
          </table:table-cell>
          <table:table-cell office:value-type="string">
            <text:p>2711.1404</text:p>
          </table:table-cell>
          <table:table-cell office:value-type="string">
            <text:p>1872.6976</text:p>
          </table:table-cell>
          <table:table-cell office:value-type="string">
            <text:p>838.4428</text:p>
          </table:table-cell>
          <table:table-cell office:value-type="string">
            <text:p>5509.2671</text:p>
          </table:table-cell>
          <table:table-cell office:value-type="string">
            <text:p>918.6599</text:p>
          </table:table-cell>
          <table:table-cell office:value-type="string">
            <text:p>6.8142</text:p>
          </table:table-cell>
          <table:table-cell office:value-type="string">
            <text:p>911.8458</text:p>
          </table:table-cell>
          <table:table-cell office:value-type="string">
            <text:p>17.3384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506];9;2); &quot;/&quot;; MID([.A1506];6;2);&quot;/&quot;;MID([.A1506];1;4);&quot;/&quot;)" office:value-type="string" office:string-value="13/02/2023/">
            <text:p>13/02/2023/</text:p>
          </table:table-cell>
        </table:table-row>
        <table:table-row table:style-name="ro1">
          <table:table-cell office:value-type="string">
            <text:p>2023-02-14T00:00:00.0/2023-02-15T00:00:00.0</text:p>
          </table:table-cell>
          <table:table-cell office:value-type="string">
            <text:p>4052.8262</text:p>
          </table:table-cell>
          <table:table-cell office:value-type="string">
            <text:p>2762.5667</text:p>
          </table:table-cell>
          <table:table-cell office:value-type="string">
            <text:p>1920.7676</text:p>
          </table:table-cell>
          <table:table-cell office:value-type="string">
            <text:p>841.7993</text:p>
          </table:table-cell>
          <table:table-cell office:value-type="string">
            <text:p>5465.1816</text:p>
          </table:table-cell>
          <table:table-cell office:value-type="string">
            <text:p>604.7318</text:p>
          </table:table-cell>
          <table:table-cell office:value-type="string">
            <text:p>0.0267</text:p>
          </table:table-cell>
          <table:table-cell office:value-type="string">
            <text:p>604.7051</text:p>
          </table:table-cell>
          <table:table-cell office:value-type="string">
            <text:p>0.0643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507];9;2); &quot;/&quot;; MID([.A1507];6;2);&quot;/&quot;;MID([.A1507];1;4);&quot;/&quot;)" office:value-type="string" office:string-value="14/02/2023/">
            <text:p>14/02/2023/</text:p>
          </table:table-cell>
        </table:table-row>
        <table:table-row table:style-name="ro1">
          <table:table-cell office:value-type="string">
            <text:p>2023-02-15T00:00:00.0/2023-02-16T00:00:00.0</text:p>
          </table:table-cell>
          <table:table-cell office:value-type="string">
            <text:p>4121.5073</text:p>
          </table:table-cell>
          <table:table-cell office:value-type="string">
            <text:p>2874.1218</text:p>
          </table:table-cell>
          <table:table-cell office:value-type="string">
            <text:p>2064.8340</text:p>
          </table:table-cell>
          <table:table-cell office:value-type="string">
            <text:p>809.2878</text:p>
          </table:table-cell>
          <table:table-cell office:value-type="string">
            <text:p>5885.8511</text:p>
          </table:table-cell>
          <table:table-cell office:value-type="string">
            <text:p>1235.0419</text:p>
          </table:table-cell>
          <table:table-cell office:value-type="string">
            <text:p>262.0774</text:p>
          </table:table-cell>
          <table:table-cell office:value-type="string">
            <text:p>972.9645</text:p>
          </table:table-cell>
          <table:table-cell office:value-type="string">
            <text:p>1075.5425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508];9;2); &quot;/&quot;; MID([.A1508];6;2);&quot;/&quot;;MID([.A1508];1;4);&quot;/&quot;)" office:value-type="string" office:string-value="15/02/2023/">
            <text:p>15/02/2023/</text:p>
          </table:table-cell>
        </table:table-row>
        <table:table-row table:style-name="ro1">
          <table:table-cell office:value-type="string">
            <text:p>2023-02-16T00:00:00.0/2023-02-17T00:00:00.0</text:p>
          </table:table-cell>
          <table:table-cell office:value-type="string">
            <text:p>4191.1182</text:p>
          </table:table-cell>
          <table:table-cell office:value-type="string">
            <text:p>2912.2437</text:p>
          </table:table-cell>
          <table:table-cell office:value-type="string">
            <text:p>2122.6370</text:p>
          </table:table-cell>
          <table:table-cell office:value-type="string">
            <text:p>789.6066</text:p>
          </table:table-cell>
          <table:table-cell office:value-type="string">
            <text:p>6053.7461</text:p>
          </table:table-cell>
          <table:table-cell office:value-type="string">
            <text:p>2220.1301</text:p>
          </table:table-cell>
          <table:table-cell office:value-type="string">
            <text:p>611.3838</text:p>
          </table:table-cell>
          <table:table-cell office:value-type="string">
            <text:p>1608.7463</text:p>
          </table:table-cell>
          <table:table-cell office:value-type="string">
            <text:p>1912.670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509];9;2); &quot;/&quot;; MID([.A1509];6;2);&quot;/&quot;;MID([.A1509];1;4);&quot;/&quot;)" office:value-type="string" office:string-value="16/02/2023/">
            <text:p>16/02/2023/</text:p>
          </table:table-cell>
        </table:table-row>
        <table:table-row table:style-name="ro1">
          <table:table-cell office:value-type="string">
            <text:p>2023-02-17T00:00:00.0/2023-02-18T00:00:00.0</text:p>
          </table:table-cell>
          <table:table-cell office:value-type="string">
            <text:p>4261.5620</text:p>
          </table:table-cell>
          <table:table-cell office:value-type="string">
            <text:p>2801.2812</text:p>
          </table:table-cell>
          <table:table-cell office:value-type="string">
            <text:p>1895.1066</text:p>
          </table:table-cell>
          <table:table-cell office:value-type="string">
            <text:p>906.1749</text:p>
          </table:table-cell>
          <table:table-cell office:value-type="string">
            <text:p>5327.2329</text:p>
          </table:table-cell>
          <table:table-cell office:value-type="string">
            <text:p>784.4812</text:p>
          </table:table-cell>
          <table:table-cell office:value-type="string">
            <text:p>2.2494</text:p>
          </table:table-cell>
          <table:table-cell office:value-type="string">
            <text:p>782.2318</text:p>
          </table:table-cell>
          <table:table-cell office:value-type="string">
            <text:p>7.3678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510];9;2); &quot;/&quot;; MID([.A1510];6;2);&quot;/&quot;;MID([.A1510];1;4);&quot;/&quot;)" office:value-type="string" office:string-value="17/02/2023/">
            <text:p>17/02/2023/</text:p>
          </table:table-cell>
        </table:table-row>
        <table:table-row table:style-name="ro1">
          <table:table-cell office:value-type="string">
            <text:p>2023-02-18T00:00:00.0/2023-02-19T00:00:00.0</text:p>
          </table:table-cell>
          <table:table-cell office:value-type="string">
            <text:p>4332.8149</text:p>
          </table:table-cell>
          <table:table-cell office:value-type="string">
            <text:p>2969.8730</text:p>
          </table:table-cell>
          <table:table-cell office:value-type="string">
            <text:p>2191.1936</text:p>
          </table:table-cell>
          <table:table-cell office:value-type="string">
            <text:p>778.6793</text:p>
          </table:table-cell>
          <table:table-cell office:value-type="string">
            <text:p>6076.5591</text:p>
          </table:table-cell>
          <table:table-cell office:value-type="string">
            <text:p>892.7111</text:p>
          </table:table-cell>
          <table:table-cell office:value-type="string">
            <text:p>14.5732</text:p>
          </table:table-cell>
          <table:table-cell office:value-type="string">
            <text:p>878.1379</text:p>
          </table:table-cell>
          <table:table-cell office:value-type="string">
            <text:p>53.1519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511];9;2); &quot;/&quot;; MID([.A1511];6;2);&quot;/&quot;;MID([.A1511];1;4);&quot;/&quot;)" office:value-type="string" office:string-value="18/02/2023/">
            <text:p>18/02/2023/</text:p>
          </table:table-cell>
        </table:table-row>
        <table:table-row table:style-name="ro1">
          <table:table-cell office:value-type="string">
            <text:p>2023-02-19T00:00:00.0/2023-02-20T00:00:00.0</text:p>
          </table:table-cell>
          <table:table-cell office:value-type="string">
            <text:p>4404.8330</text:p>
          </table:table-cell>
          <table:table-cell office:value-type="string">
            <text:p>3081.1074</text:p>
          </table:table-cell>
          <table:table-cell office:value-type="string">
            <text:p>2445.0627</text:p>
          </table:table-cell>
          <table:table-cell office:value-type="string">
            <text:p>636.0449</text:p>
          </table:table-cell>
          <table:table-cell office:value-type="string">
            <text:p>6759.1592</text:p>
          </table:table-cell>
          <table:table-cell office:value-type="string">
            <text:p>1134.8840</text:p>
          </table:table-cell>
          <table:table-cell office:value-type="string">
            <text:p>189.8723</text:p>
          </table:table-cell>
          <table:table-cell office:value-type="string">
            <text:p>945.0117</text:p>
          </table:table-cell>
          <table:table-cell office:value-type="string">
            <text:p>933.7585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512];9;2); &quot;/&quot;; MID([.A1512];6;2);&quot;/&quot;;MID([.A1512];1;4);&quot;/&quot;)" office:value-type="string" office:string-value="19/02/2023/">
            <text:p>19/02/2023/</text:p>
          </table:table-cell>
        </table:table-row>
        <table:table-row table:style-name="ro1">
          <table:table-cell office:value-type="string">
            <text:p>2023-02-20T00:00:00.0/2023-02-21T00:00:00.0</text:p>
          </table:table-cell>
          <table:table-cell office:value-type="string">
            <text:p>4477.6431</text:p>
          </table:table-cell>
          <table:table-cell office:value-type="string">
            <text:p>3143.9458</text:p>
          </table:table-cell>
          <table:table-cell office:value-type="string">
            <text:p>2438.1736</text:p>
          </table:table-cell>
          <table:table-cell office:value-type="string">
            <text:p>705.7721</text:p>
          </table:table-cell>
          <table:table-cell office:value-type="string">
            <text:p>6688.7607</text:p>
          </table:table-cell>
          <table:table-cell office:value-type="string">
            <text:p>1837.9719</text:p>
          </table:table-cell>
          <table:table-cell office:value-type="string">
            <text:p>212.5052</text:p>
          </table:table-cell>
          <table:table-cell office:value-type="string">
            <text:p>1625.4668</text:p>
          </table:table-cell>
          <table:table-cell office:value-type="string">
            <text:p>767.8755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513];9;2); &quot;/&quot;; MID([.A1513];6;2);&quot;/&quot;;MID([.A1513];1;4);&quot;/&quot;)" office:value-type="string" office:string-value="20/02/2023/">
            <text:p>20/02/2023/</text:p>
          </table:table-cell>
        </table:table-row>
        <table:table-row table:style-name="ro1">
          <table:table-cell office:value-type="string">
            <text:p>2023-02-21T00:00:00.0/2023-02-22T00:00:00.0</text:p>
          </table:table-cell>
          <table:table-cell office:value-type="string">
            <text:p>4551.1841</text:p>
          </table:table-cell>
          <table:table-cell office:value-type="string">
            <text:p>3133.5950</text:p>
          </table:table-cell>
          <table:table-cell office:value-type="string">
            <text:p>2341.0505</text:p>
          </table:table-cell>
          <table:table-cell office:value-type="string">
            <text:p>792.5445</text:p>
          </table:table-cell>
          <table:table-cell office:value-type="string">
            <text:p>6245.8984</text:p>
          </table:table-cell>
          <table:table-cell office:value-type="string">
            <text:p>1102.5530</text:p>
          </table:table-cell>
          <table:table-cell office:value-type="string">
            <text:p>15.8649</text:p>
          </table:table-cell>
          <table:table-cell office:value-type="string">
            <text:p>1086.6881</text:p>
          </table:table-cell>
          <table:table-cell office:value-type="string">
            <text:p>37.6371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514];9;2); &quot;/&quot;; MID([.A1514];6;2);&quot;/&quot;;MID([.A1514];1;4);&quot;/&quot;)" office:value-type="string" office:string-value="21/02/2023/">
            <text:p>21/02/2023/</text:p>
          </table:table-cell>
        </table:table-row>
        <table:table-row table:style-name="ro1">
          <table:table-cell office:value-type="string">
            <text:p>2023-02-22T00:00:00.0/2023-02-23T00:00:00.0</text:p>
          </table:table-cell>
          <table:table-cell office:value-type="string">
            <text:p>4625.4028</text:p>
          </table:table-cell>
          <table:table-cell office:value-type="string">
            <text:p>3146.2722</text:p>
          </table:table-cell>
          <table:table-cell office:value-type="string">
            <text:p>2206.9922</text:p>
          </table:table-cell>
          <table:table-cell office:value-type="string">
            <text:p>939.2802</text:p>
          </table:table-cell>
          <table:table-cell office:value-type="string">
            <text:p>5788.0674</text:p>
          </table:table-cell>
          <table:table-cell office:value-type="string">
            <text:p>1574.4048</text:p>
          </table:table-cell>
          <table:table-cell office:value-type="string">
            <text:p>48.2282</text:p>
          </table:table-cell>
          <table:table-cell office:value-type="string">
            <text:p>1526.1766</text:p>
          </table:table-cell>
          <table:table-cell office:value-type="string">
            <text:p>159.2008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515];9;2); &quot;/&quot;; MID([.A1515];6;2);&quot;/&quot;;MID([.A1515];1;4);&quot;/&quot;)" office:value-type="string" office:string-value="22/02/2023/">
            <text:p>22/02/2023/</text:p>
          </table:table-cell>
        </table:table-row>
        <table:table-row table:style-name="ro1">
          <table:table-cell office:value-type="string">
            <text:p>2023-02-23T00:00:00.0/2023-02-24T00:00:00.0</text:p>
          </table:table-cell>
          <table:table-cell office:value-type="string">
            <text:p>4700.3438</text:p>
          </table:table-cell>
          <table:table-cell office:value-type="string">
            <text:p>3053.7939</text:p>
          </table:table-cell>
          <table:table-cell office:value-type="string">
            <text:p>1896.8564</text:p>
          </table:table-cell>
          <table:table-cell office:value-type="string">
            <text:p>1156.9376</text:p>
          </table:table-cell>
          <table:table-cell office:value-type="string">
            <text:p>4849.3721</text:p>
          </table:table-cell>
          <table:table-cell office:value-type="string">
            <text:p>2455.6306</text:p>
          </table:table-cell>
          <table:table-cell office:value-type="string">
            <text:p>759.4774</text:p>
          </table:table-cell>
          <table:table-cell office:value-type="string">
            <text:p>1696.1533</text:p>
          </table:table-cell>
          <table:table-cell office:value-type="string">
            <text:p>2039.5815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516];9;2); &quot;/&quot;; MID([.A1516];6;2);&quot;/&quot;;MID([.A1516];1;4);&quot;/&quot;)" office:value-type="string" office:string-value="23/02/2023/">
            <text:p>23/02/2023/</text:p>
          </table:table-cell>
        </table:table-row>
        <table:table-row table:style-name="ro1">
          <table:table-cell office:value-type="string">
            <text:p>2023-02-24T00:00:00.0/2023-02-25T00:00:00.0</text:p>
          </table:table-cell>
          <table:table-cell office:value-type="string">
            <text:p>4775.9346</text:p>
          </table:table-cell>
          <table:table-cell office:value-type="string">
            <text:p>3280.6077</text:p>
          </table:table-cell>
          <table:table-cell office:value-type="string">
            <text:p>2425.8198</text:p>
          </table:table-cell>
          <table:table-cell office:value-type="string">
            <text:p>854.7878</text:p>
          </table:table-cell>
          <table:table-cell office:value-type="string">
            <text:p>6150.7515</text:p>
          </table:table-cell>
          <table:table-cell office:value-type="string">
            <text:p>1300.7408</text:p>
          </table:table-cell>
          <table:table-cell office:value-type="string">
            <text:p>83.2228</text:p>
          </table:table-cell>
          <table:table-cell office:value-type="string">
            <text:p>1217.5181</text:p>
          </table:table-cell>
          <table:table-cell office:value-type="string">
            <text:p>176.0518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517];9;2); &quot;/&quot;; MID([.A1517];6;2);&quot;/&quot;;MID([.A1517];1;4);&quot;/&quot;)" office:value-type="string" office:string-value="24/02/2023/">
            <text:p>24/02/2023/</text:p>
          </table:table-cell>
        </table:table-row>
        <table:table-row table:style-name="ro1">
          <table:table-cell office:value-type="string">
            <text:p>2023-02-25T00:00:00.0/2023-02-26T00:00:00.0</text:p>
          </table:table-cell>
          <table:table-cell office:value-type="string">
            <text:p>4852.1479</text:p>
          </table:table-cell>
          <table:table-cell office:value-type="string">
            <text:p>3473.7488</text:p>
          </table:table-cell>
          <table:table-cell office:value-type="string">
            <text:p>2808.8792</text:p>
          </table:table-cell>
          <table:table-cell office:value-type="string">
            <text:p>664.8698</text:p>
          </table:table-cell>
          <table:table-cell office:value-type="string">
            <text:p>7267.8813</text:p>
          </table:table-cell>
          <table:table-cell office:value-type="string">
            <text:p>1578.9795</text:p>
          </table:table-cell>
          <table:table-cell office:value-type="string">
            <text:p>302.3053</text:p>
          </table:table-cell>
          <table:table-cell office:value-type="string">
            <text:p>1276.6742</text:p>
          </table:table-cell>
          <table:table-cell office:value-type="string">
            <text:p>997.8817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518];9;2); &quot;/&quot;; MID([.A1518];6;2);&quot;/&quot;;MID([.A1518];1;4);&quot;/&quot;)" office:value-type="string" office:string-value="25/02/2023/">
            <text:p>25/02/2023/</text:p>
          </table:table-cell>
        </table:table-row>
        <table:table-row table:style-name="ro1">
          <table:table-cell office:value-type="string">
            <text:p>2023-02-26T00:00:00.0/2023-02-27T00:00:00.0</text:p>
          </table:table-cell>
          <table:table-cell office:value-type="string">
            <text:p>4928.9414</text:p>
          </table:table-cell>
          <table:table-cell office:value-type="string">
            <text:p>3597.6479</text:p>
          </table:table-cell>
          <table:table-cell office:value-type="string">
            <text:p>2905.9651</text:p>
          </table:table-cell>
          <table:table-cell office:value-type="string">
            <text:p>691.6829</text:p>
          </table:table-cell>
          <table:table-cell office:value-type="string">
            <text:p>7515.4595</text:p>
          </table:table-cell>
          <table:table-cell office:value-type="string">
            <text:p>1815.3274</text:p>
          </table:table-cell>
          <table:table-cell office:value-type="string">
            <text:p>334.9373</text:p>
          </table:table-cell>
          <table:table-cell office:value-type="string">
            <text:p>1480.3900</text:p>
          </table:table-cell>
          <table:table-cell office:value-type="string">
            <text:p>1266.3915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1519];9;2); &quot;/&quot;; MID([.A1519];6;2);&quot;/&quot;;MID([.A1519];1;4);&quot;/&quot;)" office:value-type="string" office:string-value="26/02/2023/">
            <text:p>26/02/2023/</text:p>
          </table:table-cell>
        </table:table-row>
        <table:table-row table:style-name="ro1">
          <table:table-cell office:value-type="string">
            <text:p>2023-02-27T00:00:00.0/2023-02-28T00:00:00.0</text:p>
          </table:table-cell>
          <table:table-cell office:value-type="string">
            <text:p>5006.3359</text:p>
          </table:table-cell>
          <table:table-cell office:value-type="string">
            <text:p>3685.6221</text:p>
          </table:table-cell>
          <table:table-cell office:value-type="string">
            <text:p>2940.8604</text:p>
          </table:table-cell>
          <table:table-cell office:value-type="string">
            <text:p>744.7617</text:p>
          </table:table-cell>
          <table:table-cell office:value-type="string">
            <text:p>7453.5835</text:p>
          </table:table-cell>
          <table:table-cell office:value-type="string">
            <text:p>1743.1381</text:p>
          </table:table-cell>
          <table:table-cell office:value-type="string">
            <text:p>269.5362</text:p>
          </table:table-cell>
          <table:table-cell office:value-type="string">
            <text:p>1473.6018</text:p>
          </table:table-cell>
          <table:table-cell office:value-type="string">
            <text:p>1037.2627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520];9;2); &quot;/&quot;; MID([.A1520];6;2);&quot;/&quot;;MID([.A1520];1;4);&quot;/&quot;)" office:value-type="string" office:string-value="27/02/2023/">
            <text:p>27/02/2023/</text:p>
          </table:table-cell>
        </table:table-row>
        <table:table-row table:style-name="ro1">
          <table:table-cell office:value-type="string">
            <text:p>2023-02-28T00:00:00.0/2023-03-01T00:00:00.0</text:p>
          </table:table-cell>
          <table:table-cell office:value-type="string">
            <text:p>5084.2710</text:p>
          </table:table-cell>
          <table:table-cell office:value-type="string">
            <text:p>3525.0015</text:p>
          </table:table-cell>
          <table:table-cell office:value-type="string">
            <text:p>2566.2578</text:p>
          </table:table-cell>
          <table:table-cell office:value-type="string">
            <text:p>958.7437</text:p>
          </table:table-cell>
          <table:table-cell office:value-type="string">
            <text:p>6414.1860</text:p>
          </table:table-cell>
          <table:table-cell office:value-type="string">
            <text:p>3262.3506</text:p>
          </table:table-cell>
          <table:table-cell office:value-type="string">
            <text:p>2000.8064</text:p>
          </table:table-cell>
          <table:table-cell office:value-type="string">
            <text:p>1261.5442</text:p>
          </table:table-cell>
          <table:table-cell office:value-type="string">
            <text:p>4881.3442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521];9;2); &quot;/&quot;; MID([.A1521];6;2);&quot;/&quot;;MID([.A1521];1;4);&quot;/&quot;)" office:value-type="string" office:string-value="28/02/2023/">
            <text:p>28/02/2023/</text:p>
          </table:table-cell>
        </table:table-row>
        <table:table-row table:style-name="ro1">
          <table:table-cell office:value-type="string">
            <text:p>2023-03-01T00:00:00.0/2023-03-02T00:00:00.0</text:p>
          </table:table-cell>
          <table:table-cell office:value-type="string">
            <text:p>5162.7075</text:p>
          </table:table-cell>
          <table:table-cell office:value-type="string">
            <text:p>3663.9993</text:p>
          </table:table-cell>
          <table:table-cell office:value-type="string">
            <text:p>2777.4539</text:p>
          </table:table-cell>
          <table:table-cell office:value-type="string">
            <text:p>886.5455</text:p>
          </table:table-cell>
          <table:table-cell office:value-type="string">
            <text:p>6928.0952</text:p>
          </table:table-cell>
          <table:table-cell office:value-type="string">
            <text:p>3649.3789</text:p>
          </table:table-cell>
          <table:table-cell office:value-type="string">
            <text:p>2749.3276</text:p>
          </table:table-cell>
          <table:table-cell office:value-type="string">
            <text:p>900.0511</text:p>
          </table:table-cell>
          <table:table-cell office:value-type="string">
            <text:p>6868.9014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522];9;2); &quot;/&quot;; MID([.A1522];6;2);&quot;/&quot;;MID([.A1522];1;4);&quot;/&quot;)" office:value-type="string" office:string-value="01/03/2023/">
            <text:p>01/03/2023/</text:p>
          </table:table-cell>
        </table:table-row>
        <table:table-row table:style-name="ro1">
          <table:table-cell office:value-type="string">
            <text:p>2023-03-02T00:00:00.0/2023-03-03T00:00:00.0</text:p>
          </table:table-cell>
          <table:table-cell office:value-type="string">
            <text:p>5241.6606</text:p>
          </table:table-cell>
          <table:table-cell office:value-type="string">
            <text:p>3758.3823</text:p>
          </table:table-cell>
          <table:table-cell office:value-type="string">
            <text:p>2917.7983</text:p>
          </table:table-cell>
          <table:table-cell office:value-type="string">
            <text:p>840.5840</text:p>
          </table:table-cell>
          <table:table-cell office:value-type="string">
            <text:p>7216.2891</text:p>
          </table:table-cell>
          <table:table-cell office:value-type="string">
            <text:p>3741.3279</text:p>
          </table:table-cell>
          <table:table-cell office:value-type="string">
            <text:p>2888.0559</text:p>
          </table:table-cell>
          <table:table-cell office:value-type="string">
            <text:p>853.2719</text:p>
          </table:table-cell>
          <table:table-cell office:value-type="string">
            <text:p>7151.6938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523];9;2); &quot;/&quot;; MID([.A1523];6;2);&quot;/&quot;;MID([.A1523];1;4);&quot;/&quot;)" office:value-type="string" office:string-value="02/03/2023/">
            <text:p>02/03/2023/</text:p>
          </table:table-cell>
        </table:table-row>
        <table:table-row table:style-name="ro1">
          <table:table-cell office:value-type="string">
            <text:p>2023-03-03T00:00:00.0/2023-03-04T00:00:00.0</text:p>
          </table:table-cell>
          <table:table-cell office:value-type="string">
            <text:p>5321.0723</text:p>
          </table:table-cell>
          <table:table-cell office:value-type="string">
            <text:p>3793.4963</text:p>
          </table:table-cell>
          <table:table-cell office:value-type="string">
            <text:p>2833.3599</text:p>
          </table:table-cell>
          <table:table-cell office:value-type="string">
            <text:p>960.1364</text:p>
          </table:table-cell>
          <table:table-cell office:value-type="string">
            <text:p>6895.3423</text:p>
          </table:table-cell>
          <table:table-cell office:value-type="string">
            <text:p>2919.0037</text:p>
          </table:table-cell>
          <table:table-cell office:value-type="string">
            <text:p>1389.3920</text:p>
          </table:table-cell>
          <table:table-cell office:value-type="string">
            <text:p>1529.6118</text:p>
          </table:table-cell>
          <table:table-cell office:value-type="string">
            <text:p>4017.4131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1524];9;2); &quot;/&quot;; MID([.A1524];6;2);&quot;/&quot;;MID([.A1524];1;4);&quot;/&quot;)" office:value-type="string" office:string-value="03/03/2023/">
            <text:p>03/03/2023/</text:p>
          </table:table-cell>
        </table:table-row>
        <table:table-row table:style-name="ro1">
          <table:table-cell office:value-type="string">
            <text:p>2023-03-04T00:00:00.0/2023-03-05T00:00:00.0</text:p>
          </table:table-cell>
          <table:table-cell office:value-type="string">
            <text:p>5400.8994</text:p>
          </table:table-cell>
          <table:table-cell office:value-type="string">
            <text:p>3850.4006</text:p>
          </table:table-cell>
          <table:table-cell office:value-type="string">
            <text:p>2921.3064</text:p>
          </table:table-cell>
          <table:table-cell office:value-type="string">
            <text:p>929.0941</text:p>
          </table:table-cell>
          <table:table-cell office:value-type="string">
            <text:p>6879.2339</text:p>
          </table:table-cell>
          <table:table-cell office:value-type="string">
            <text:p>1088.0153</text:p>
          </table:table-cell>
          <table:table-cell office:value-type="string">
            <text:p>5.2512</text:p>
          </table:table-cell>
          <table:table-cell office:value-type="string">
            <text:p>1082.7640</text:p>
          </table:table-cell>
          <table:table-cell office:value-type="string">
            <text:p>10.3478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1525];9;2); &quot;/&quot;; MID([.A1525];6;2);&quot;/&quot;;MID([.A1525];1;4);&quot;/&quot;)" office:value-type="string" office:string-value="04/03/2023/">
            <text:p>04/03/2023/</text:p>
          </table:table-cell>
        </table:table-row>
        <table:table-row table:style-name="ro1">
          <table:table-cell office:value-type="string">
            <text:p>2023-03-05T00:00:00.0/2023-03-06T00:00:00.0</text:p>
          </table:table-cell>
          <table:table-cell office:value-type="string">
            <text:p>5481.1689</text:p>
          </table:table-cell>
          <table:table-cell office:value-type="string">
            <text:p>3885.3457</text:p>
          </table:table-cell>
          <table:table-cell office:value-type="string">
            <text:p>2884.2720</text:p>
          </table:table-cell>
          <table:table-cell office:value-type="string">
            <text:p>1001.0739</text:p>
          </table:table-cell>
          <table:table-cell office:value-type="string">
            <text:p>6886.4824</text:p>
          </table:table-cell>
          <table:table-cell office:value-type="string">
            <text:p>1435.2264</text:p>
          </table:table-cell>
          <table:table-cell office:value-type="string">
            <text:p>72.0252</text:p>
          </table:table-cell>
          <table:table-cell office:value-type="string">
            <text:p>1363.2013</text:p>
          </table:table-cell>
          <table:table-cell office:value-type="string">
            <text:p>149.2196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526];9;2); &quot;/&quot;; MID([.A1526];6;2);&quot;/&quot;;MID([.A1526];1;4);&quot;/&quot;)" office:value-type="string" office:string-value="05/03/2023/">
            <text:p>05/03/2023/</text:p>
          </table:table-cell>
        </table:table-row>
        <table:table-row table:style-name="ro1">
          <table:table-cell office:value-type="string">
            <text:p>2023-03-06T00:00:00.0/2023-03-07T00:00:00.0</text:p>
          </table:table-cell>
          <table:table-cell office:value-type="string">
            <text:p>5561.8169</text:p>
          </table:table-cell>
          <table:table-cell office:value-type="string">
            <text:p>3880.4871</text:p>
          </table:table-cell>
          <table:table-cell office:value-type="string">
            <text:p>2725.8726</text:p>
          </table:table-cell>
          <table:table-cell office:value-type="string">
            <text:p>1154.6145</text:p>
          </table:table-cell>
          <table:table-cell office:value-type="string">
            <text:p>6362.1982</text:p>
          </table:table-cell>
          <table:table-cell office:value-type="string">
            <text:p>2486.2480</text:p>
          </table:table-cell>
          <table:table-cell office:value-type="string">
            <text:p>537.7657</text:p>
          </table:table-cell>
          <table:table-cell office:value-type="string">
            <text:p>1948.4822</text:p>
          </table:table-cell>
          <table:table-cell office:value-type="string">
            <text:p>1453.1249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527];9;2); &quot;/&quot;; MID([.A1527];6;2);&quot;/&quot;;MID([.A1527];1;4);&quot;/&quot;)" office:value-type="string" office:string-value="06/03/2023/">
            <text:p>06/03/2023/</text:p>
          </table:table-cell>
        </table:table-row>
        <table:table-row table:style-name="ro1">
          <table:table-cell office:value-type="string">
            <text:p>2023-03-07T00:00:00.0/2023-03-08T00:00:00.0</text:p>
          </table:table-cell>
          <table:table-cell office:value-type="string">
            <text:p>5642.8042</text:p>
          </table:table-cell>
          <table:table-cell office:value-type="string">
            <text:p>4032.0605</text:p>
          </table:table-cell>
          <table:table-cell office:value-type="string">
            <text:p>3121.1536</text:p>
          </table:table-cell>
          <table:table-cell office:value-type="string">
            <text:p>910.9069</text:p>
          </table:table-cell>
          <table:table-cell office:value-type="string">
            <text:p>7226.5615</text:p>
          </table:table-cell>
          <table:table-cell office:value-type="string">
            <text:p>2699.3845</text:p>
          </table:table-cell>
          <table:table-cell office:value-type="string">
            <text:p>535.7761</text:p>
          </table:table-cell>
          <table:table-cell office:value-type="string">
            <text:p>2163.6084</text:p>
          </table:table-cell>
          <table:table-cell office:value-type="string">
            <text:p>1498.2570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528];9;2); &quot;/&quot;; MID([.A1528];6;2);&quot;/&quot;;MID([.A1528];1;4);&quot;/&quot;)" office:value-type="string" office:string-value="07/03/2023/">
            <text:p>07/03/2023/</text:p>
          </table:table-cell>
        </table:table-row>
        <table:table-row table:style-name="ro1">
          <table:table-cell office:value-type="string">
            <text:p>2023-03-08T00:00:00.0/2023-03-09T00:00:00.0</text:p>
          </table:table-cell>
          <table:table-cell office:value-type="string">
            <text:p>5724.1523</text:p>
          </table:table-cell>
          <table:table-cell office:value-type="string">
            <text:p>4104.3564</text:p>
          </table:table-cell>
          <table:table-cell office:value-type="string">
            <text:p>3221.0603</text:p>
          </table:table-cell>
          <table:table-cell office:value-type="string">
            <text:p>883.2961</text:p>
          </table:table-cell>
          <table:table-cell office:value-type="string">
            <text:p>7502.8413</text:p>
          </table:table-cell>
          <table:table-cell office:value-type="string">
            <text:p>1674.3639</text:p>
          </table:table-cell>
          <table:table-cell office:value-type="string">
            <text:p>203.3736</text:p>
          </table:table-cell>
          <table:table-cell office:value-type="string">
            <text:p>1470.9904</text:p>
          </table:table-cell>
          <table:table-cell office:value-type="string">
            <text:p>675.8268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529];9;2); &quot;/&quot;; MID([.A1529];6;2);&quot;/&quot;;MID([.A1529];1;4);&quot;/&quot;)" office:value-type="string" office:string-value="08/03/2023/">
            <text:p>08/03/2023/</text:p>
          </table:table-cell>
        </table:table-row>
        <table:table-row table:style-name="ro1">
          <table:table-cell office:value-type="string">
            <text:p>2023-03-09T00:00:00.0/2023-03-10T00:00:00.0</text:p>
          </table:table-cell>
          <table:table-cell office:value-type="string">
            <text:p>5805.7700</text:p>
          </table:table-cell>
          <table:table-cell office:value-type="string">
            <text:p>4146.3521</text:p>
          </table:table-cell>
          <table:table-cell office:value-type="string">
            <text:p>3388.6423</text:p>
          </table:table-cell>
          <table:table-cell office:value-type="string">
            <text:p>757.7097</text:p>
          </table:table-cell>
          <table:table-cell office:value-type="string">
            <text:p>7871.8169</text:p>
          </table:table-cell>
          <table:table-cell office:value-type="string">
            <text:p>2099.7319</text:p>
          </table:table-cell>
          <table:table-cell office:value-type="string">
            <text:p>480.7971</text:p>
          </table:table-cell>
          <table:table-cell office:value-type="string">
            <text:p>1618.9347</text:p>
          </table:table-cell>
          <table:table-cell office:value-type="string">
            <text:p>1065.4502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530];9;2); &quot;/&quot;; MID([.A1530];6;2);&quot;/&quot;;MID([.A1530];1;4);&quot;/&quot;)" office:value-type="string" office:string-value="09/03/2023/">
            <text:p>09/03/2023/</text:p>
          </table:table-cell>
        </table:table-row>
        <table:table-row table:style-name="ro1">
          <table:table-cell office:value-type="string">
            <text:p>2023-03-10T00:00:00.0/2023-03-11T00:00:00.0</text:p>
          </table:table-cell>
          <table:table-cell office:value-type="string">
            <text:p>5887.7144</text:p>
          </table:table-cell>
          <table:table-cell office:value-type="string">
            <text:p>4204.5879</text:p>
          </table:table-cell>
          <table:table-cell office:value-type="string">
            <text:p>3343.6709</text:p>
          </table:table-cell>
          <table:table-cell office:value-type="string">
            <text:p>860.9169</text:p>
          </table:table-cell>
          <table:table-cell office:value-type="string">
            <text:p>7587.4346</text:p>
          </table:table-cell>
          <table:table-cell office:value-type="string">
            <text:p>2414.2815</text:p>
          </table:table-cell>
          <table:table-cell office:value-type="string">
            <text:p>413.4781</text:p>
          </table:table-cell>
          <table:table-cell office:value-type="string">
            <text:p>2000.8032</text:p>
          </table:table-cell>
          <table:table-cell office:value-type="string">
            <text:p>793.6698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531];9;2); &quot;/&quot;; MID([.A1531];6;2);&quot;/&quot;;MID([.A1531];1;4);&quot;/&quot;)" office:value-type="string" office:string-value="10/03/2023/">
            <text:p>10/03/2023/</text:p>
          </table:table-cell>
        </table:table-row>
        <table:table-row table:style-name="ro1">
          <table:table-cell office:value-type="string">
            <text:p>2023-03-11T00:00:00.0/2023-03-12T00:00:00.0</text:p>
          </table:table-cell>
          <table:table-cell office:value-type="string">
            <text:p>5969.9458</text:p>
          </table:table-cell>
          <table:table-cell office:value-type="string">
            <text:p>4399.3374</text:p>
          </table:table-cell>
          <table:table-cell office:value-type="string">
            <text:p>3592.3599</text:p>
          </table:table-cell>
          <table:table-cell office:value-type="string">
            <text:p>806.9777</text:p>
          </table:table-cell>
          <table:table-cell office:value-type="string">
            <text:p>8193.0234</text:p>
          </table:table-cell>
          <table:table-cell office:value-type="string">
            <text:p>1484.5715</text:p>
          </table:table-cell>
          <table:table-cell office:value-type="string">
            <text:p>170.5458</text:p>
          </table:table-cell>
          <table:table-cell office:value-type="string">
            <text:p>1314.0258</text:p>
          </table:table-cell>
          <table:table-cell office:value-type="string">
            <text:p>761.8472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532];9;2); &quot;/&quot;; MID([.A1532];6;2);&quot;/&quot;;MID([.A1532];1;4);&quot;/&quot;)" office:value-type="string" office:string-value="11/03/2023/">
            <text:p>11/03/2023/</text:p>
          </table:table-cell>
        </table:table-row>
        <table:table-row table:style-name="ro1">
          <table:table-cell office:value-type="string">
            <text:p>2023-03-12T00:00:00.0/2023-03-13T00:00:00.0</text:p>
          </table:table-cell>
          <table:table-cell office:value-type="string">
            <text:p>6052.3438</text:p>
          </table:table-cell>
          <table:table-cell office:value-type="string">
            <text:p>4384.7266</text:p>
          </table:table-cell>
          <table:table-cell office:value-type="string">
            <text:p>3478.2417</text:p>
          </table:table-cell>
          <table:table-cell office:value-type="string">
            <text:p>906.4850</text:p>
          </table:table-cell>
          <table:table-cell office:value-type="string">
            <text:p>7816.7588</text:p>
          </table:table-cell>
          <table:table-cell office:value-type="string">
            <text:p>3597.6711</text:p>
          </table:table-cell>
          <table:table-cell office:value-type="string">
            <text:p>1987.2013</text:p>
          </table:table-cell>
          <table:table-cell office:value-type="string">
            <text:p>1610.4700</text:p>
          </table:table-cell>
          <table:table-cell office:value-type="string">
            <text:p>4402.488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533];9;2); &quot;/&quot;; MID([.A1533];6;2);&quot;/&quot;;MID([.A1533];1;4);&quot;/&quot;)" office:value-type="string" office:string-value="12/03/2023/">
            <text:p>12/03/2023/</text:p>
          </table:table-cell>
        </table:table-row>
        <table:table-row table:style-name="ro1">
          <table:table-cell office:value-type="string">
            <text:p>2023-03-13T00:00:00.0/2023-03-14T00:00:00.0</text:p>
          </table:table-cell>
          <table:table-cell office:value-type="string">
            <text:p>6134.9814</text:p>
          </table:table-cell>
          <table:table-cell office:value-type="string">
            <text:p>4266.7158</text:p>
          </table:table-cell>
          <table:table-cell office:value-type="string">
            <text:p>3126.4055</text:p>
          </table:table-cell>
          <table:table-cell office:value-type="string">
            <text:p>1140.3103</text:p>
          </table:table-cell>
          <table:table-cell office:value-type="string">
            <text:p>6881.5063</text:p>
          </table:table-cell>
          <table:table-cell office:value-type="string">
            <text:p>1373.8174</text:p>
          </table:table-cell>
          <table:table-cell office:value-type="string">
            <text:p>54.9977</text:p>
          </table:table-cell>
          <table:table-cell office:value-type="string">
            <text:p>1318.8197</text:p>
          </table:table-cell>
          <table:table-cell office:value-type="string">
            <text:p>299.624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534];9;2); &quot;/&quot;; MID([.A1534];6;2);&quot;/&quot;;MID([.A1534];1;4);&quot;/&quot;)" office:value-type="string" office:string-value="13/03/2023/">
            <text:p>13/03/2023/</text:p>
          </table:table-cell>
        </table:table-row>
        <table:table-row table:style-name="ro1">
          <table:table-cell office:value-type="string">
            <text:p>2023-03-14T00:00:00.0/2023-03-15T00:00:00.0</text:p>
          </table:table-cell>
          <table:table-cell office:value-type="string">
            <text:p>6217.7856</text:p>
          </table:table-cell>
          <table:table-cell office:value-type="string">
            <text:p>4430.8184</text:p>
          </table:table-cell>
          <table:table-cell office:value-type="string">
            <text:p>3507.2595</text:p>
          </table:table-cell>
          <table:table-cell office:value-type="string">
            <text:p>923.5587</text:p>
          </table:table-cell>
          <table:table-cell office:value-type="string">
            <text:p>7615.2402</text:p>
          </table:table-cell>
          <table:table-cell office:value-type="string">
            <text:p>1887.3776</text:p>
          </table:table-cell>
          <table:table-cell office:value-type="string">
            <text:p>409.1774</text:p>
          </table:table-cell>
          <table:table-cell office:value-type="string">
            <text:p>1478.2002</text:p>
          </table:table-cell>
          <table:table-cell office:value-type="string">
            <text:p>1159.2115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1535];9;2); &quot;/&quot;; MID([.A1535];6;2);&quot;/&quot;;MID([.A1535];1;4);&quot;/&quot;)" office:value-type="string" office:string-value="14/03/2023/">
            <text:p>14/03/2023/</text:p>
          </table:table-cell>
        </table:table-row>
        <table:table-row table:style-name="ro1">
          <table:table-cell office:value-type="string">
            <text:p>2023-03-15T00:00:00.0/2023-03-16T00:00:00.0</text:p>
          </table:table-cell>
          <table:table-cell office:value-type="string">
            <text:p>6300.7183</text:p>
          </table:table-cell>
          <table:table-cell office:value-type="string">
            <text:p>4685.2134</text:p>
          </table:table-cell>
          <table:table-cell office:value-type="string">
            <text:p>3734.9968</text:p>
          </table:table-cell>
          <table:table-cell office:value-type="string">
            <text:p>950.2164</text:p>
          </table:table-cell>
          <table:table-cell office:value-type="string">
            <text:p>8196.6592</text:p>
          </table:table-cell>
          <table:table-cell office:value-type="string">
            <text:p>3236.3123</text:p>
          </table:table-cell>
          <table:table-cell office:value-type="string">
            <text:p>1942.1449</text:p>
          </table:table-cell>
          <table:table-cell office:value-type="string">
            <text:p>1294.1672</text:p>
          </table:table-cell>
          <table:table-cell office:value-type="string">
            <text:p>4101.9185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536];9;2); &quot;/&quot;; MID([.A1536];6;2);&quot;/&quot;;MID([.A1536];1;4);&quot;/&quot;)" office:value-type="string" office:string-value="15/03/2023/">
            <text:p>15/03/2023/</text:p>
          </table:table-cell>
        </table:table-row>
        <table:table-row table:style-name="ro1">
          <table:table-cell office:value-type="string">
            <text:p>2023-03-16T00:00:00.0/2023-03-17T00:00:00.0</text:p>
          </table:table-cell>
          <table:table-cell office:value-type="string">
            <text:p>6383.7993</text:p>
          </table:table-cell>
          <table:table-cell office:value-type="string">
            <text:p>4794.4121</text:p>
          </table:table-cell>
          <table:table-cell office:value-type="string">
            <text:p>3943.4382</text:p>
          </table:table-cell>
          <table:table-cell office:value-type="string">
            <text:p>850.9739</text:p>
          </table:table-cell>
          <table:table-cell office:value-type="string">
            <text:p>8728.2568</text:p>
          </table:table-cell>
          <table:table-cell office:value-type="string">
            <text:p>4307.6304</text:p>
          </table:table-cell>
          <table:table-cell office:value-type="string">
            <text:p>2918.5039</text:p>
          </table:table-cell>
          <table:table-cell office:value-type="string">
            <text:p>1389.1263</text:p>
          </table:table-cell>
          <table:table-cell office:value-type="string">
            <text:p>6758.3955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537];9;2); &quot;/&quot;; MID([.A1537];6;2);&quot;/&quot;;MID([.A1537];1;4);&quot;/&quot;)" office:value-type="string" office:string-value="16/03/2023/">
            <text:p>16/03/2023/</text:p>
          </table:table-cell>
        </table:table-row>
        <table:table-row table:style-name="ro1">
          <table:table-cell office:value-type="string">
            <text:p>2023-03-17T00:00:00.0/2023-03-18T00:00:00.0</text:p>
          </table:table-cell>
          <table:table-cell office:value-type="string">
            <text:p>6466.9771</text:p>
          </table:table-cell>
          <table:table-cell office:value-type="string">
            <text:p>4622.5161</text:p>
          </table:table-cell>
          <table:table-cell office:value-type="string">
            <text:p>3351.9980</text:p>
          </table:table-cell>
          <table:table-cell office:value-type="string">
            <text:p>1270.5181</text:p>
          </table:table-cell>
          <table:table-cell office:value-type="string">
            <text:p>7295.6201</text:p>
          </table:table-cell>
          <table:table-cell office:value-type="string">
            <text:p>4343.1245</text:p>
          </table:table-cell>
          <table:table-cell office:value-type="string">
            <text:p>2704.1311</text:p>
          </table:table-cell>
          <table:table-cell office:value-type="string">
            <text:p>1638.9934</text:p>
          </table:table-cell>
          <table:table-cell office:value-type="string">
            <text:p>5960.6958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538];9;2); &quot;/&quot;; MID([.A1538];6;2);&quot;/&quot;;MID([.A1538];1;4);&quot;/&quot;)" office:value-type="string" office:string-value="17/03/2023/">
            <text:p>17/03/2023/</text:p>
          </table:table-cell>
        </table:table-row>
        <table:table-row table:style-name="ro1">
          <table:table-cell office:value-type="string">
            <text:p>2023-03-18T00:00:00.0/2023-03-19T00:00:00.0</text:p>
          </table:table-cell>
          <table:table-cell office:value-type="string">
            <text:p>6550.2358</text:p>
          </table:table-cell>
          <table:table-cell office:value-type="string">
            <text:p>4675.7993</text:p>
          </table:table-cell>
          <table:table-cell office:value-type="string">
            <text:p>3426.3960</text:p>
          </table:table-cell>
          <table:table-cell office:value-type="string">
            <text:p>1249.4032</text:p>
          </table:table-cell>
          <table:table-cell office:value-type="string">
            <text:p>7362.8970</text:p>
          </table:table-cell>
          <table:table-cell office:value-type="string">
            <text:p>3911.0432</text:p>
          </table:table-cell>
          <table:table-cell office:value-type="string">
            <text:p>1624.5319</text:p>
          </table:table-cell>
          <table:table-cell office:value-type="string">
            <text:p>2286.5115</text:p>
          </table:table-cell>
          <table:table-cell office:value-type="string">
            <text:p>3639.3445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539];9;2); &quot;/&quot;; MID([.A1539];6;2);&quot;/&quot;;MID([.A1539];1;4);&quot;/&quot;)" office:value-type="string" office:string-value="18/03/2023/">
            <text:p>18/03/2023/</text:p>
          </table:table-cell>
        </table:table-row>
        <table:table-row table:style-name="ro1">
          <table:table-cell office:value-type="string">
            <text:p>2023-03-19T00:00:00.0/2023-03-20T00:00:00.0</text:p>
          </table:table-cell>
          <table:table-cell office:value-type="string">
            <text:p>6633.5244</text:p>
          </table:table-cell>
          <table:table-cell office:value-type="string">
            <text:p>4565.7207</text:p>
          </table:table-cell>
          <table:table-cell office:value-type="string">
            <text:p>3033.2800</text:p>
          </table:table-cell>
          <table:table-cell office:value-type="string">
            <text:p>1532.4406</text:p>
          </table:table-cell>
          <table:table-cell office:value-type="string">
            <text:p>6283.4858</text:p>
          </table:table-cell>
          <table:table-cell office:value-type="string">
            <text:p>3835.2385</text:p>
          </table:table-cell>
          <table:table-cell office:value-type="string">
            <text:p>1580.9926</text:p>
          </table:table-cell>
          <table:table-cell office:value-type="string">
            <text:p>2254.2461</text:p>
          </table:table-cell>
          <table:table-cell office:value-type="string">
            <text:p>2959.8010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540];9;2); &quot;/&quot;; MID([.A1540];6;2);&quot;/&quot;;MID([.A1540];1;4);&quot;/&quot;)" office:value-type="string" office:string-value="19/03/2023/">
            <text:p>19/03/2023/</text:p>
          </table:table-cell>
        </table:table-row>
        <table:table-row table:style-name="ro1">
          <table:table-cell office:value-type="string">
            <text:p>2023-03-20T00:00:00.0/2023-03-21T00:00:00.0</text:p>
          </table:table-cell>
          <table:table-cell office:value-type="string">
            <text:p>6716.8042</text:p>
          </table:table-cell>
          <table:table-cell office:value-type="string">
            <text:p>4666.4976</text:p>
          </table:table-cell>
          <table:table-cell office:value-type="string">
            <text:p>3295.2766</text:p>
          </table:table-cell>
          <table:table-cell office:value-type="string">
            <text:p>1371.2211</text:p>
          </table:table-cell>
          <table:table-cell office:value-type="string">
            <text:p>6800.2241</text:p>
          </table:table-cell>
          <table:table-cell office:value-type="string">
            <text:p>2467.0625</text:p>
          </table:table-cell>
          <table:table-cell office:value-type="string">
            <text:p>779.2604</text:p>
          </table:table-cell>
          <table:table-cell office:value-type="string">
            <text:p>1687.8022</text:p>
          </table:table-cell>
          <table:table-cell office:value-type="string">
            <text:p>1499.094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541];9;2); &quot;/&quot;; MID([.A1541];6;2);&quot;/&quot;;MID([.A1541];1;4);&quot;/&quot;)" office:value-type="string" office:string-value="20/03/2023/">
            <text:p>20/03/2023/</text:p>
          </table:table-cell>
        </table:table-row>
        <table:table-row table:style-name="ro1">
          <table:table-cell office:value-type="string">
            <text:p>2023-03-21T00:00:00.0/2023-03-22T00:00:00.0</text:p>
          </table:table-cell>
          <table:table-cell office:value-type="string">
            <text:p>6800.0942</text:p>
          </table:table-cell>
          <table:table-cell office:value-type="string">
            <text:p>4843.7520</text:p>
          </table:table-cell>
          <table:table-cell office:value-type="string">
            <text:p>3653.7732</text:p>
          </table:table-cell>
          <table:table-cell office:value-type="string">
            <text:p>1189.9789</text:p>
          </table:table-cell>
          <table:table-cell office:value-type="string">
            <text:p>7557.7524</text:p>
          </table:table-cell>
          <table:table-cell office:value-type="string">
            <text:p>4051.5227</text:p>
          </table:table-cell>
          <table:table-cell office:value-type="string">
            <text:p>2218.8494</text:p>
          </table:table-cell>
          <table:table-cell office:value-type="string">
            <text:p>1832.6735</text:p>
          </table:table-cell>
          <table:table-cell office:value-type="string">
            <text:p>4673.1602</text:p>
          </table:table-cell>
          <table:table-cell office:value-type="string">
            <text:p>0.9524</text:p>
          </table:table-cell>
          <table:table-cell table:number-columns-repeated="3"/>
          <table:table-cell table:formula="of:==CONCATENATE( MID([.A1542];9;2); &quot;/&quot;; MID([.A1542];6;2);&quot;/&quot;;MID([.A1542];1;4);&quot;/&quot;)" office:value-type="string" office:string-value="21/03/2023/">
            <text:p>21/03/2023/</text:p>
          </table:table-cell>
        </table:table-row>
        <table:table-row table:style-name="ro1">
          <table:table-cell office:value-type="string">
            <text:p>2023-03-22T00:00:00.0/2023-03-23T00:00:00.0</text:p>
          </table:table-cell>
          <table:table-cell office:value-type="string">
            <text:p>6883.3091</text:p>
          </table:table-cell>
          <table:table-cell office:value-type="string">
            <text:p>4956.8535</text:p>
          </table:table-cell>
          <table:table-cell office:value-type="string">
            <text:p>3852.3843</text:p>
          </table:table-cell>
          <table:table-cell office:value-type="string">
            <text:p>1104.4691</text:p>
          </table:table-cell>
          <table:table-cell office:value-type="string">
            <text:p>8056.6113</text:p>
          </table:table-cell>
          <table:table-cell office:value-type="string">
            <text:p>4178.2788</text:p>
          </table:table-cell>
          <table:table-cell office:value-type="string">
            <text:p>1968.6433</text:p>
          </table:table-cell>
          <table:table-cell office:value-type="string">
            <text:p>2209.6355</text:p>
          </table:table-cell>
          <table:table-cell office:value-type="string">
            <text:p>4237.3242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1543];9;2); &quot;/&quot;; MID([.A1543];6;2);&quot;/&quot;;MID([.A1543];1;4);&quot;/&quot;)" office:value-type="string" office:string-value="22/03/2023/">
            <text:p>22/03/2023/</text:p>
          </table:table-cell>
        </table:table-row>
        <table:table-row table:style-name="ro1">
          <table:table-cell office:value-type="string">
            <text:p>2023-03-23T00:00:00.0/2023-03-24T00:00:00.0</text:p>
          </table:table-cell>
          <table:table-cell office:value-type="string">
            <text:p>6966.5273</text:p>
          </table:table-cell>
          <table:table-cell office:value-type="string">
            <text:p>4730.7842</text:p>
          </table:table-cell>
          <table:table-cell office:value-type="string">
            <text:p>3275.8789</text:p>
          </table:table-cell>
          <table:table-cell office:value-type="string">
            <text:p>1454.9054</text:p>
          </table:table-cell>
          <table:table-cell office:value-type="string">
            <text:p>6557.8867</text:p>
          </table:table-cell>
          <table:table-cell office:value-type="string">
            <text:p>1984.5283</text:p>
          </table:table-cell>
          <table:table-cell office:value-type="string">
            <text:p>337.5511</text:p>
          </table:table-cell>
          <table:table-cell office:value-type="string">
            <text:p>1646.9772</text:p>
          </table:table-cell>
          <table:table-cell office:value-type="string">
            <text:p>630.8044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544];9;2); &quot;/&quot;; MID([.A1544];6;2);&quot;/&quot;;MID([.A1544];1;4);&quot;/&quot;)" office:value-type="string" office:string-value="23/03/2023/">
            <text:p>23/03/2023/</text:p>
          </table:table-cell>
        </table:table-row>
        <table:table-row table:style-name="ro1">
          <table:table-cell office:value-type="string">
            <text:p>2023-03-24T00:00:00.0/2023-03-25T00:00:00.0</text:p>
          </table:table-cell>
          <table:table-cell office:value-type="string">
            <text:p>7049.5791</text:p>
          </table:table-cell>
          <table:table-cell office:value-type="string">
            <text:p>4808.8315</text:p>
          </table:table-cell>
          <table:table-cell office:value-type="string">
            <text:p>3332.2676</text:p>
          </table:table-cell>
          <table:table-cell office:value-type="string">
            <text:p>1476.5642</text:p>
          </table:table-cell>
          <table:table-cell office:value-type="string">
            <text:p>6665.4761</text:p>
          </table:table-cell>
          <table:table-cell office:value-type="string">
            <text:p>1551.4871</text:p>
          </table:table-cell>
          <table:table-cell office:value-type="string">
            <text:p>81.1114</text:p>
          </table:table-cell>
          <table:table-cell office:value-type="string">
            <text:p>1470.3756</text:p>
          </table:table-cell>
          <table:table-cell office:value-type="string">
            <text:p>261.4799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545];9;2); &quot;/&quot;; MID([.A1545];6;2);&quot;/&quot;;MID([.A1545];1;4);&quot;/&quot;)" office:value-type="string" office:string-value="24/03/2023/">
            <text:p>24/03/2023/</text:p>
          </table:table-cell>
        </table:table-row>
        <table:table-row table:style-name="ro1">
          <table:table-cell office:value-type="string">
            <text:p>2023-03-25T00:00:00.0/2023-03-26T00:00:00.0</text:p>
          </table:table-cell>
          <table:table-cell office:value-type="string">
            <text:p>7132.5532</text:p>
          </table:table-cell>
          <table:table-cell office:value-type="string">
            <text:p>5282.1367</text:p>
          </table:table-cell>
          <table:table-cell office:value-type="string">
            <text:p>4276.0693</text:p>
          </table:table-cell>
          <table:table-cell office:value-type="string">
            <text:p>1006.0671</text:p>
          </table:table-cell>
          <table:table-cell office:value-type="string">
            <text:p>8625.5762</text:p>
          </table:table-cell>
          <table:table-cell office:value-type="string">
            <text:p>3864.0972</text:p>
          </table:table-cell>
          <table:table-cell office:value-type="string">
            <text:p>2010.6710</text:p>
          </table:table-cell>
          <table:table-cell office:value-type="string">
            <text:p>1853.4261</text:p>
          </table:table-cell>
          <table:table-cell office:value-type="string">
            <text:p>4061.7087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546];9;2); &quot;/&quot;; MID([.A1546];6;2);&quot;/&quot;;MID([.A1546];1;4);&quot;/&quot;)" office:value-type="string" office:string-value="25/03/2023/">
            <text:p>25/03/2023/</text:p>
          </table:table-cell>
        </table:table-row>
        <table:table-row table:style-name="ro1">
          <table:table-cell office:value-type="string">
            <text:p>2023-03-26T00:00:00.0/2023-03-27T00:00:00.0</text:p>
          </table:table-cell>
          <table:table-cell office:value-type="string">
            <text:p>7215.3647</text:p>
          </table:table-cell>
          <table:table-cell office:value-type="string">
            <text:p>5230.8135</text:p>
          </table:table-cell>
          <table:table-cell office:value-type="string">
            <text:p>4016.6555</text:p>
          </table:table-cell>
          <table:table-cell office:value-type="string">
            <text:p>1214.1577</text:p>
          </table:table-cell>
          <table:table-cell office:value-type="string">
            <text:p>7912.0337</text:p>
          </table:table-cell>
          <table:table-cell office:value-type="string">
            <text:p>2806.1660</text:p>
          </table:table-cell>
          <table:table-cell office:value-type="string">
            <text:p>605.2847</text:p>
          </table:table-cell>
          <table:table-cell office:value-type="string">
            <text:p>2200.8813</text:p>
          </table:table-cell>
          <table:table-cell office:value-type="string">
            <text:p>1143.1490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547];9;2); &quot;/&quot;; MID([.A1547];6;2);&quot;/&quot;;MID([.A1547];1;4);&quot;/&quot;)" office:value-type="string" office:string-value="26/03/2023/">
            <text:p>26/03/2023/</text:p>
          </table:table-cell>
        </table:table-row>
        <table:table-row table:style-name="ro1">
          <table:table-cell office:value-type="string">
            <text:p>2023-03-27T00:00:00.0/2023-03-28T00:00:00.0</text:p>
          </table:table-cell>
          <table:table-cell office:value-type="string">
            <text:p>7297.9746</text:p>
          </table:table-cell>
          <table:table-cell office:value-type="string">
            <text:p>5421.1724</text:p>
          </table:table-cell>
          <table:table-cell office:value-type="string">
            <text:p>4319.1133</text:p>
          </table:table-cell>
          <table:table-cell office:value-type="string">
            <text:p>1102.0593</text:p>
          </table:table-cell>
          <table:table-cell office:value-type="string">
            <text:p>8569.2578</text:p>
          </table:table-cell>
          <table:table-cell office:value-type="string">
            <text:p>3403.5371</text:p>
          </table:table-cell>
          <table:table-cell office:value-type="string">
            <text:p>1686.4915</text:p>
          </table:table-cell>
          <table:table-cell office:value-type="string">
            <text:p>1717.0458</text:p>
          </table:table-cell>
          <table:table-cell office:value-type="string">
            <text:p>3061.4146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548];9;2); &quot;/&quot;; MID([.A1548];6;2);&quot;/&quot;;MID([.A1548];1;4);&quot;/&quot;)" office:value-type="string" office:string-value="27/03/2023/">
            <text:p>27/03/2023/</text:p>
          </table:table-cell>
        </table:table-row>
        <table:table-row table:style-name="ro1">
          <table:table-cell office:value-type="string">
            <text:p>2023-03-28T00:00:00.0/2023-03-29T00:00:00.0</text:p>
          </table:table-cell>
          <table:table-cell office:value-type="string">
            <text:p>7380.4106</text:p>
          </table:table-cell>
          <table:table-cell office:value-type="string">
            <text:p>5672.0962</text:p>
          </table:table-cell>
          <table:table-cell office:value-type="string">
            <text:p>4732.2661</text:p>
          </table:table-cell>
          <table:table-cell office:value-type="string">
            <text:p>939.8300</text:p>
          </table:table-cell>
          <table:table-cell office:value-type="string">
            <text:p>9456.7197</text:p>
          </table:table-cell>
          <table:table-cell office:value-type="string">
            <text:p>4677.9756</text:p>
          </table:table-cell>
          <table:table-cell office:value-type="string">
            <text:p>2930.4604</text:p>
          </table:table-cell>
          <table:table-cell office:value-type="string">
            <text:p>1747.5154</text:p>
          </table:table-cell>
          <table:table-cell office:value-type="string">
            <text:p>5659.5601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549];9;2); &quot;/&quot;; MID([.A1549];6;2);&quot;/&quot;;MID([.A1549];1;4);&quot;/&quot;)" office:value-type="string" office:string-value="28/03/2023/">
            <text:p>28/03/2023/</text:p>
          </table:table-cell>
        </table:table-row>
        <table:table-row table:style-name="ro1">
          <table:table-cell office:value-type="string">
            <text:p>2023-03-29T00:00:00.0/2023-03-30T00:00:00.0</text:p>
          </table:table-cell>
          <table:table-cell office:value-type="string">
            <text:p>7462.6240</text:p>
          </table:table-cell>
          <table:table-cell office:value-type="string">
            <text:p>5261.9595</text:p>
          </table:table-cell>
          <table:table-cell office:value-type="string">
            <text:p>3766.3457</text:p>
          </table:table-cell>
          <table:table-cell office:value-type="string">
            <text:p>1495.6138</text:p>
          </table:table-cell>
          <table:table-cell office:value-type="string">
            <text:p>7237.3594</text:p>
          </table:table-cell>
          <table:table-cell office:value-type="string">
            <text:p>2124.3301</text:p>
          </table:table-cell>
          <table:table-cell office:value-type="string">
            <text:p>96.7121</text:p>
          </table:table-cell>
          <table:table-cell office:value-type="string">
            <text:p>2027.6180</text:p>
          </table:table-cell>
          <table:table-cell office:value-type="string">
            <text:p>342.197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550];9;2); &quot;/&quot;; MID([.A1550];6;2);&quot;/&quot;;MID([.A1550];1;4);&quot;/&quot;)" office:value-type="string" office:string-value="29/03/2023/">
            <text:p>29/03/2023/</text:p>
          </table:table-cell>
        </table:table-row>
        <table:table-row table:style-name="ro1">
          <table:table-cell office:value-type="string">
            <text:p>2023-03-30T00:00:00.0/2023-03-31T00:00:00.0</text:p>
          </table:table-cell>
          <table:table-cell office:value-type="string">
            <text:p>7544.5947</text:p>
          </table:table-cell>
          <table:table-cell office:value-type="string">
            <text:p>5044.7202</text:p>
          </table:table-cell>
          <table:table-cell office:value-type="string">
            <text:p>3274.7107</text:p>
          </table:table-cell>
          <table:table-cell office:value-type="string">
            <text:p>1770.0093</text:p>
          </table:table-cell>
          <table:table-cell office:value-type="string">
            <text:p>6088.7378</text:p>
          </table:table-cell>
          <table:table-cell office:value-type="string">
            <text:p>1547.3412</text:p>
          </table:table-cell>
          <table:table-cell office:value-type="string">
            <text:p>207.5406</text:p>
          </table:table-cell>
          <table:table-cell office:value-type="string">
            <text:p>1339.8005</text:p>
          </table:table-cell>
          <table:table-cell office:value-type="string">
            <text:p>479.6366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1551];9;2); &quot;/&quot;; MID([.A1551];6;2);&quot;/&quot;;MID([.A1551];1;4);&quot;/&quot;)" office:value-type="string" office:string-value="30/03/2023/">
            <text:p>30/03/2023/</text:p>
          </table:table-cell>
        </table:table-row>
        <table:table-row table:style-name="ro1">
          <table:table-cell office:value-type="string">
            <text:p>2023-03-31T00:00:00.0/2023-04-01T00:00:00.0</text:p>
          </table:table-cell>
          <table:table-cell office:value-type="string">
            <text:p>7626.2588</text:p>
          </table:table-cell>
          <table:table-cell office:value-type="string">
            <text:p>5369.9536</text:p>
          </table:table-cell>
          <table:table-cell office:value-type="string">
            <text:p>3859.4248</text:p>
          </table:table-cell>
          <table:table-cell office:value-type="string">
            <text:p>1510.5291</text:p>
          </table:table-cell>
          <table:table-cell office:value-type="string">
            <text:p>7451.8774</text:p>
          </table:table-cell>
          <table:table-cell office:value-type="string">
            <text:p>2703.7654</text:p>
          </table:table-cell>
          <table:table-cell office:value-type="string">
            <text:p>859.7938</text:p>
          </table:table-cell>
          <table:table-cell office:value-type="string">
            <text:p>1843.9717</text:p>
          </table:table-cell>
          <table:table-cell office:value-type="string">
            <text:p>1897.4651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552];9;2); &quot;/&quot;; MID([.A1552];6;2);&quot;/&quot;;MID([.A1552];1;4);&quot;/&quot;)" office:value-type="string" office:string-value="31/03/2023/">
            <text:p>31/03/2023/</text:p>
          </table:table-cell>
        </table:table-row>
        <table:table-row table:style-name="ro1">
          <table:table-cell office:value-type="string">
            <text:p>2023-04-01T00:00:00.0/2023-04-02T00:00:00.0</text:p>
          </table:table-cell>
          <table:table-cell office:value-type="string">
            <text:p>7707.6582</text:p>
          </table:table-cell>
          <table:table-cell office:value-type="string">
            <text:p>5569.2402</text:p>
          </table:table-cell>
          <table:table-cell office:value-type="string">
            <text:p>4486.7476</text:p>
          </table:table-cell>
          <table:table-cell office:value-type="string">
            <text:p>1082.4932</text:p>
          </table:table-cell>
          <table:table-cell office:value-type="string">
            <text:p>8454.4473</text:p>
          </table:table-cell>
          <table:table-cell office:value-type="string">
            <text:p>2742.7444</text:p>
          </table:table-cell>
          <table:table-cell office:value-type="string">
            <text:p>637.4417</text:p>
          </table:table-cell>
          <table:table-cell office:value-type="string">
            <text:p>2105.3027</text:p>
          </table:table-cell>
          <table:table-cell office:value-type="string">
            <text:p>1403.1456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553];9;2); &quot;/&quot;; MID([.A1553];6;2);&quot;/&quot;;MID([.A1553];1;4);&quot;/&quot;)" office:value-type="string" office:string-value="01/04/2023/">
            <text:p>01/04/2023/</text:p>
          </table:table-cell>
        </table:table-row>
        <table:table-row table:style-name="ro1">
          <table:table-cell office:value-type="string">
            <text:p>2023-04-02T00:00:00.0/2023-04-03T00:00:00.0</text:p>
          </table:table-cell>
          <table:table-cell office:value-type="string">
            <text:p>7788.7236</text:p>
          </table:table-cell>
          <table:table-cell office:value-type="string">
            <text:p>5704.7109</text:p>
          </table:table-cell>
          <table:table-cell office:value-type="string">
            <text:p>4549.5503</text:p>
          </table:table-cell>
          <table:table-cell office:value-type="string">
            <text:p>1155.1603</text:p>
          </table:table-cell>
          <table:table-cell office:value-type="string">
            <text:p>8408.3955</text:p>
          </table:table-cell>
          <table:table-cell office:value-type="string">
            <text:p>1153.6708</text:p>
          </table:table-cell>
          <table:table-cell office:value-type="string">
            <text:p>79.9209</text:p>
          </table:table-cell>
          <table:table-cell office:value-type="string">
            <text:p>1073.7499</text:p>
          </table:table-cell>
          <table:table-cell office:value-type="string">
            <text:p>180.9466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554];9;2); &quot;/&quot;; MID([.A1554];6;2);&quot;/&quot;;MID([.A1554];1;4);&quot;/&quot;)" office:value-type="string" office:string-value="02/04/2023/">
            <text:p>02/04/2023/</text:p>
          </table:table-cell>
        </table:table-row>
        <table:table-row table:style-name="ro1">
          <table:table-cell office:value-type="string">
            <text:p>2023-04-03T00:00:00.0/2023-04-04T00:00:00.0</text:p>
          </table:table-cell>
          <table:table-cell office:value-type="string">
            <text:p>7869.4238</text:p>
          </table:table-cell>
          <table:table-cell office:value-type="string">
            <text:p>6008.9556</text:p>
          </table:table-cell>
          <table:table-cell office:value-type="string">
            <text:p>4952.2769</text:p>
          </table:table-cell>
          <table:table-cell office:value-type="string">
            <text:p>1056.6785</text:p>
          </table:table-cell>
          <table:table-cell office:value-type="string">
            <text:p>9500.0488</text:p>
          </table:table-cell>
          <table:table-cell office:value-type="string">
            <text:p>3653.5403</text:p>
          </table:table-cell>
          <table:table-cell office:value-type="string">
            <text:p>1078.1882</text:p>
          </table:table-cell>
          <table:table-cell office:value-type="string">
            <text:p>2575.3521</text:p>
          </table:table-cell>
          <table:table-cell office:value-type="string">
            <text:p>2276.8899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555];9;2); &quot;/&quot;; MID([.A1555];6;2);&quot;/&quot;;MID([.A1555];1;4);&quot;/&quot;)" office:value-type="string" office:string-value="03/04/2023/">
            <text:p>03/04/2023/</text:p>
          </table:table-cell>
        </table:table-row>
        <table:table-row table:style-name="ro1">
          <table:table-cell office:value-type="string">
            <text:p>2023-04-04T00:00:00.0/2023-04-05T00:00:00.0</text:p>
          </table:table-cell>
          <table:table-cell office:value-type="string">
            <text:p>7949.8145</text:p>
          </table:table-cell>
          <table:table-cell office:value-type="string">
            <text:p>6075.3721</text:p>
          </table:table-cell>
          <table:table-cell office:value-type="string">
            <text:p>4974.3940</text:p>
          </table:table-cell>
          <table:table-cell office:value-type="string">
            <text:p>1100.9779</text:p>
          </table:table-cell>
          <table:table-cell office:value-type="string">
            <text:p>9501.0879</text:p>
          </table:table-cell>
          <table:table-cell office:value-type="string">
            <text:p>4173.4644</text:p>
          </table:table-cell>
          <table:table-cell office:value-type="string">
            <text:p>1408.7086</text:p>
          </table:table-cell>
          <table:table-cell office:value-type="string">
            <text:p>2764.7559</text:p>
          </table:table-cell>
          <table:table-cell office:value-type="string">
            <text:p>2625.3223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556];9;2); &quot;/&quot;; MID([.A1556];6;2);&quot;/&quot;;MID([.A1556];1;4);&quot;/&quot;)" office:value-type="string" office:string-value="04/04/2023/">
            <text:p>04/04/2023/</text:p>
          </table:table-cell>
        </table:table-row>
        <table:table-row table:style-name="ro1">
          <table:table-cell office:value-type="string">
            <text:p>2023-04-05T00:00:00.0/2023-04-06T00:00:00.0</text:p>
          </table:table-cell>
          <table:table-cell office:value-type="string">
            <text:p>8029.7661</text:p>
          </table:table-cell>
          <table:table-cell office:value-type="string">
            <text:p>5823.0405</text:p>
          </table:table-cell>
          <table:table-cell office:value-type="string">
            <text:p>4308.5259</text:p>
          </table:table-cell>
          <table:table-cell office:value-type="string">
            <text:p>1514.5145</text:p>
          </table:table-cell>
          <table:table-cell office:value-type="string">
            <text:p>8011.5703</text:p>
          </table:table-cell>
          <table:table-cell office:value-type="string">
            <text:p>3864.2144</text:p>
          </table:table-cell>
          <table:table-cell office:value-type="string">
            <text:p>1662.8311</text:p>
          </table:table-cell>
          <table:table-cell office:value-type="string">
            <text:p>2201.3833</text:p>
          </table:table-cell>
          <table:table-cell office:value-type="string">
            <text:p>2944.3110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557];9;2); &quot;/&quot;; MID([.A1557];6;2);&quot;/&quot;;MID([.A1557];1;4);&quot;/&quot;)" office:value-type="string" office:string-value="05/04/2023/">
            <text:p>05/04/2023/</text:p>
          </table:table-cell>
        </table:table-row>
        <table:table-row table:style-name="ro1">
          <table:table-cell office:value-type="string">
            <text:p>2023-04-06T00:00:00.0/2023-04-07T00:00:00.0</text:p>
          </table:table-cell>
          <table:table-cell office:value-type="string">
            <text:p>8109.3408</text:p>
          </table:table-cell>
          <table:table-cell office:value-type="string">
            <text:p>5978.9443</text:p>
          </table:table-cell>
          <table:table-cell office:value-type="string">
            <text:p>4573.6357</text:p>
          </table:table-cell>
          <table:table-cell office:value-type="string">
            <text:p>1405.3088</text:p>
          </table:table-cell>
          <table:table-cell office:value-type="string">
            <text:p>8480.4453</text:p>
          </table:table-cell>
          <table:table-cell office:value-type="string">
            <text:p>5312.0737</text:p>
          </table:table-cell>
          <table:table-cell office:value-type="string">
            <text:p>3274.6399</text:p>
          </table:table-cell>
          <table:table-cell office:value-type="string">
            <text:p>2037.4340</text:p>
          </table:table-cell>
          <table:table-cell office:value-type="string">
            <text:p>6566.787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558];9;2); &quot;/&quot;; MID([.A1558];6;2);&quot;/&quot;;MID([.A1558];1;4);&quot;/&quot;)" office:value-type="string" office:string-value="06/04/2023/">
            <text:p>06/04/2023/</text:p>
          </table:table-cell>
        </table:table-row>
        <table:table-row table:style-name="ro1">
          <table:table-cell office:value-type="string">
            <text:p>2023-04-07T00:00:00.0/2023-04-08T00:00:00.0</text:p>
          </table:table-cell>
          <table:table-cell office:value-type="string">
            <text:p>8188.4507</text:p>
          </table:table-cell>
          <table:table-cell office:value-type="string">
            <text:p>5935.6787</text:p>
          </table:table-cell>
          <table:table-cell office:value-type="string">
            <text:p>4615.6572</text:p>
          </table:table-cell>
          <table:table-cell office:value-type="string">
            <text:p>1320.0211</text:p>
          </table:table-cell>
          <table:table-cell office:value-type="string">
            <text:p>8588.6289</text:p>
          </table:table-cell>
          <table:table-cell office:value-type="string">
            <text:p>2401.9966</text:p>
          </table:table-cell>
          <table:table-cell office:value-type="string">
            <text:p>322.0219</text:p>
          </table:table-cell>
          <table:table-cell office:value-type="string">
            <text:p>2079.9746</text:p>
          </table:table-cell>
          <table:table-cell office:value-type="string">
            <text:p>915.2700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1559];9;2); &quot;/&quot;; MID([.A1559];6;2);&quot;/&quot;;MID([.A1559];1;4);&quot;/&quot;)" office:value-type="string" office:string-value="07/04/2023/">
            <text:p>07/04/2023/</text:p>
          </table:table-cell>
        </table:table-row>
        <table:table-row table:style-name="ro1">
          <table:table-cell office:value-type="string">
            <text:p>2023-04-08T00:00:00.0/2023-04-09T00:00:00.0</text:p>
          </table:table-cell>
          <table:table-cell office:value-type="string">
            <text:p>8267.1484</text:p>
          </table:table-cell>
          <table:table-cell office:value-type="string">
            <text:p>6000.0527</text:p>
          </table:table-cell>
          <table:table-cell office:value-type="string">
            <text:p>4744.0083</text:p>
          </table:table-cell>
          <table:table-cell office:value-type="string">
            <text:p>1256.0441</text:p>
          </table:table-cell>
          <table:table-cell office:value-type="string">
            <text:p>8640.4980</text:p>
          </table:table-cell>
          <table:table-cell office:value-type="string">
            <text:p>1728.6217</text:p>
          </table:table-cell>
          <table:table-cell office:value-type="string">
            <text:p>116.5936</text:p>
          </table:table-cell>
          <table:table-cell office:value-type="string">
            <text:p>1612.0282</text:p>
          </table:table-cell>
          <table:table-cell office:value-type="string">
            <text:p>210.7844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560];9;2); &quot;/&quot;; MID([.A1560];6;2);&quot;/&quot;;MID([.A1560];1;4);&quot;/&quot;)" office:value-type="string" office:string-value="08/04/2023/">
            <text:p>08/04/2023/</text:p>
          </table:table-cell>
        </table:table-row>
        <table:table-row table:style-name="ro1">
          <table:table-cell office:value-type="string">
            <text:p>2023-04-09T00:00:00.0/2023-04-10T00:00:00.0</text:p>
          </table:table-cell>
          <table:table-cell office:value-type="string">
            <text:p>8345.3340</text:p>
          </table:table-cell>
          <table:table-cell office:value-type="string">
            <text:p>5747.0698</text:p>
          </table:table-cell>
          <table:table-cell office:value-type="string">
            <text:p>3911.7214</text:p>
          </table:table-cell>
          <table:table-cell office:value-type="string">
            <text:p>1835.3481</text:p>
          </table:table-cell>
          <table:table-cell office:value-type="string">
            <text:p>7013.8389</text:p>
          </table:table-cell>
          <table:table-cell office:value-type="string">
            <text:p>2109.1731</text:p>
          </table:table-cell>
          <table:table-cell office:value-type="string">
            <text:p>125.1275</text:p>
          </table:table-cell>
          <table:table-cell office:value-type="string">
            <text:p>1984.0455</text:p>
          </table:table-cell>
          <table:table-cell office:value-type="string">
            <text:p>222.2171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561];9;2); &quot;/&quot;; MID([.A1561];6;2);&quot;/&quot;;MID([.A1561];1;4);&quot;/&quot;)" office:value-type="string" office:string-value="09/04/2023/">
            <text:p>09/04/2023/</text:p>
          </table:table-cell>
        </table:table-row>
        <table:table-row table:style-name="ro1">
          <table:table-cell office:value-type="string">
            <text:p>2023-04-10T00:00:00.0/2023-04-11T00:00:00.0</text:p>
          </table:table-cell>
          <table:table-cell office:value-type="string">
            <text:p>8423.0732</text:p>
          </table:table-cell>
          <table:table-cell office:value-type="string">
            <text:p>5936.8965</text:p>
          </table:table-cell>
          <table:table-cell office:value-type="string">
            <text:p>4202.2227</text:p>
          </table:table-cell>
          <table:table-cell office:value-type="string">
            <text:p>1734.6741</text:p>
          </table:table-cell>
          <table:table-cell office:value-type="string">
            <text:p>7608.2910</text:p>
          </table:table-cell>
          <table:table-cell office:value-type="string">
            <text:p>5015.7217</text:p>
          </table:table-cell>
          <table:table-cell office:value-type="string">
            <text:p>2662.4062</text:p>
          </table:table-cell>
          <table:table-cell office:value-type="string">
            <text:p>2353.3157</text:p>
          </table:table-cell>
          <table:table-cell office:value-type="string">
            <text:p>4856.9375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562];9;2); &quot;/&quot;; MID([.A1562];6;2);&quot;/&quot;;MID([.A1562];1;4);&quot;/&quot;)" office:value-type="string" office:string-value="10/04/2023/">
            <text:p>10/04/2023/</text:p>
          </table:table-cell>
        </table:table-row>
        <table:table-row table:style-name="ro1">
          <table:table-cell office:value-type="string">
            <text:p>2023-04-11T00:00:00.0/2023-04-12T00:00:00.0</text:p>
          </table:table-cell>
          <table:table-cell office:value-type="string">
            <text:p>8500.2881</text:p>
          </table:table-cell>
          <table:table-cell office:value-type="string">
            <text:p>6116.9346</text:p>
          </table:table-cell>
          <table:table-cell office:value-type="string">
            <text:p>4683.3398</text:p>
          </table:table-cell>
          <table:table-cell office:value-type="string">
            <text:p>1433.5950</text:p>
          </table:table-cell>
          <table:table-cell office:value-type="string">
            <text:p>8399.4854</text:p>
          </table:table-cell>
          <table:table-cell office:value-type="string">
            <text:p>2539.3010</text:p>
          </table:table-cell>
          <table:table-cell office:value-type="string">
            <text:p>779.4637</text:p>
          </table:table-cell>
          <table:table-cell office:value-type="string">
            <text:p>1759.8372</text:p>
          </table:table-cell>
          <table:table-cell office:value-type="string">
            <text:p>1798.1930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563];9;2); &quot;/&quot;; MID([.A1563];6;2);&quot;/&quot;;MID([.A1563];1;4);&quot;/&quot;)" office:value-type="string" office:string-value="11/04/2023/">
            <text:p>11/04/2023/</text:p>
          </table:table-cell>
        </table:table-row>
        <table:table-row table:style-name="ro1">
          <table:table-cell office:value-type="string">
            <text:p>2023-04-12T00:00:00.0/2023-04-13T00:00:00.0</text:p>
          </table:table-cell>
          <table:table-cell office:value-type="string">
            <text:p>8576.9502</text:p>
          </table:table-cell>
          <table:table-cell office:value-type="string">
            <text:p>6383.7725</text:p>
          </table:table-cell>
          <table:table-cell office:value-type="string">
            <text:p>5114.7144</text:p>
          </table:table-cell>
          <table:table-cell office:value-type="string">
            <text:p>1269.0583</text:p>
          </table:table-cell>
          <table:table-cell office:value-type="string">
            <text:p>9256.7588</text:p>
          </table:table-cell>
          <table:table-cell office:value-type="string">
            <text:p>5472.6196</text:p>
          </table:table-cell>
          <table:table-cell office:value-type="string">
            <text:p>3240.0481</text:p>
          </table:table-cell>
          <table:table-cell office:value-type="string">
            <text:p>2232.5713</text:p>
          </table:table-cell>
          <table:table-cell office:value-type="string">
            <text:p>5781.6035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564];9;2); &quot;/&quot;; MID([.A1564];6;2);&quot;/&quot;;MID([.A1564];1;4);&quot;/&quot;)" office:value-type="string" office:string-value="12/04/2023/">
            <text:p>12/04/2023/</text:p>
          </table:table-cell>
        </table:table-row>
        <table:table-row table:style-name="ro1">
          <table:table-cell office:value-type="string">
            <text:p>2023-04-13T00:00:00.0/2023-04-14T00:00:00.0</text:p>
          </table:table-cell>
          <table:table-cell office:value-type="string">
            <text:p>8653.0820</text:p>
          </table:table-cell>
          <table:table-cell office:value-type="string">
            <text:p>6334.9995</text:p>
          </table:table-cell>
          <table:table-cell office:value-type="string">
            <text:p>5077.5503</text:p>
          </table:table-cell>
          <table:table-cell office:value-type="string">
            <text:p>1257.4491</text:p>
          </table:table-cell>
          <table:table-cell office:value-type="string">
            <text:p>9063.8975</text:p>
          </table:table-cell>
          <table:table-cell office:value-type="string">
            <text:p>2456.6389</text:p>
          </table:table-cell>
          <table:table-cell office:value-type="string">
            <text:p>384.1853</text:p>
          </table:table-cell>
          <table:table-cell office:value-type="string">
            <text:p>2072.4536</text:p>
          </table:table-cell>
          <table:table-cell office:value-type="string">
            <text:p>890.4681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565];9;2); &quot;/&quot;; MID([.A1565];6;2);&quot;/&quot;;MID([.A1565];1;4);&quot;/&quot;)" office:value-type="string" office:string-value="13/04/2023/">
            <text:p>13/04/2023/</text:p>
          </table:table-cell>
        </table:table-row>
        <table:table-row table:style-name="ro1">
          <table:table-cell office:value-type="string">
            <text:p>2023-04-14T00:00:00.0/2023-04-15T00:00:00.0</text:p>
          </table:table-cell>
          <table:table-cell office:value-type="string">
            <text:p>8728.6143</text:p>
          </table:table-cell>
          <table:table-cell office:value-type="string">
            <text:p>6450.3174</text:p>
          </table:table-cell>
          <table:table-cell office:value-type="string">
            <text:p>5440.6489</text:p>
          </table:table-cell>
          <table:table-cell office:value-type="string">
            <text:p>1009.6685</text:p>
          </table:table-cell>
          <table:table-cell office:value-type="string">
            <text:p>9922.9844</text:p>
          </table:table-cell>
          <table:table-cell office:value-type="string">
            <text:p>1211.0945</text:p>
          </table:table-cell>
          <table:table-cell office:value-type="string">
            <text:p>0.9233</text:p>
          </table:table-cell>
          <table:table-cell office:value-type="string">
            <text:p>1210.1713</text:p>
          </table:table-cell>
          <table:table-cell office:value-type="string">
            <text:p>3.4314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566];9;2); &quot;/&quot;; MID([.A1566];6;2);&quot;/&quot;;MID([.A1566];1;4);&quot;/&quot;)" office:value-type="string" office:string-value="14/04/2023/">
            <text:p>14/04/2023/</text:p>
          </table:table-cell>
        </table:table-row>
        <table:table-row table:style-name="ro1">
          <table:table-cell office:value-type="string">
            <text:p>2023-04-15T00:00:00.0/2023-04-16T00:00:00.0</text:p>
          </table:table-cell>
          <table:table-cell office:value-type="string">
            <text:p>8803.5811</text:p>
          </table:table-cell>
          <table:table-cell office:value-type="string">
            <text:p>6488.6826</text:p>
          </table:table-cell>
          <table:table-cell office:value-type="string">
            <text:p>5328.1055</text:p>
          </table:table-cell>
          <table:table-cell office:value-type="string">
            <text:p>1160.5773</text:p>
          </table:table-cell>
          <table:table-cell office:value-type="string">
            <text:p>9405.5664</text:p>
          </table:table-cell>
          <table:table-cell office:value-type="string">
            <text:p>2042.3672</text:p>
          </table:table-cell>
          <table:table-cell office:value-type="string">
            <text:p>160.9081</text:p>
          </table:table-cell>
          <table:table-cell office:value-type="string">
            <text:p>1881.4591</text:p>
          </table:table-cell>
          <table:table-cell office:value-type="string">
            <text:p>606.5569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567];9;2); &quot;/&quot;; MID([.A1567];6;2);&quot;/&quot;;MID([.A1567];1;4);&quot;/&quot;)" office:value-type="string" office:string-value="15/04/2023/">
            <text:p>15/04/2023/</text:p>
          </table:table-cell>
        </table:table-row>
        <table:table-row table:style-name="ro1">
          <table:table-cell office:value-type="string">
            <text:p>2023-04-16T00:00:00.0/2023-04-17T00:00:00.0</text:p>
          </table:table-cell>
          <table:table-cell office:value-type="string">
            <text:p>8877.9307</text:p>
          </table:table-cell>
          <table:table-cell office:value-type="string">
            <text:p>6111.1553</text:p>
          </table:table-cell>
          <table:table-cell office:value-type="string">
            <text:p>4141.1074</text:p>
          </table:table-cell>
          <table:table-cell office:value-type="string">
            <text:p>1970.0477</text:p>
          </table:table-cell>
          <table:table-cell office:value-type="string">
            <text:p>7138.7935</text:p>
          </table:table-cell>
          <table:table-cell office:value-type="string">
            <text:p>4280.6484</text:p>
          </table:table-cell>
          <table:table-cell office:value-type="string">
            <text:p>1359.8047</text:p>
          </table:table-cell>
          <table:table-cell office:value-type="string">
            <text:p>2920.8438</text:p>
          </table:table-cell>
          <table:table-cell office:value-type="string">
            <text:p>2501.8279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1568];9;2); &quot;/&quot;; MID([.A1568];6;2);&quot;/&quot;;MID([.A1568];1;4);&quot;/&quot;)" office:value-type="string" office:string-value="16/04/2023/">
            <text:p>16/04/2023/</text:p>
          </table:table-cell>
        </table:table-row>
        <table:table-row table:style-name="ro1">
          <table:table-cell office:value-type="string">
            <text:p>2023-04-17T00:00:00.0/2023-04-18T00:00:00.0</text:p>
          </table:table-cell>
          <table:table-cell office:value-type="string">
            <text:p>8951.6494</text:p>
          </table:table-cell>
          <table:table-cell office:value-type="string">
            <text:p>6252.1304</text:p>
          </table:table-cell>
          <table:table-cell office:value-type="string">
            <text:p>4509.7842</text:p>
          </table:table-cell>
          <table:table-cell office:value-type="string">
            <text:p>1742.3466</text:p>
          </table:table-cell>
          <table:table-cell office:value-type="string">
            <text:p>7700.2109</text:p>
          </table:table-cell>
          <table:table-cell office:value-type="string">
            <text:p>3785.2419</text:p>
          </table:table-cell>
          <table:table-cell office:value-type="string">
            <text:p>1016.5746</text:p>
          </table:table-cell>
          <table:table-cell office:value-type="string">
            <text:p>2768.6672</text:p>
          </table:table-cell>
          <table:table-cell office:value-type="string">
            <text:p>1779.9053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569];9;2); &quot;/&quot;; MID([.A1569];6;2);&quot;/&quot;;MID([.A1569];1;4);&quot;/&quot;)" office:value-type="string" office:string-value="17/04/2023/">
            <text:p>17/04/2023/</text:p>
          </table:table-cell>
        </table:table-row>
        <table:table-row table:style-name="ro1">
          <table:table-cell office:value-type="string">
            <text:p>2023-04-18T00:00:00.0/2023-04-19T00:00:00.0</text:p>
          </table:table-cell>
          <table:table-cell office:value-type="string">
            <text:p>9024.6709</text:p>
          </table:table-cell>
          <table:table-cell office:value-type="string">
            <text:p>6406.0659</text:p>
          </table:table-cell>
          <table:table-cell office:value-type="string">
            <text:p>4724.3262</text:p>
          </table:table-cell>
          <table:table-cell office:value-type="string">
            <text:p>1681.7396</text:p>
          </table:table-cell>
          <table:table-cell office:value-type="string">
            <text:p>8232.9033</text:p>
          </table:table-cell>
          <table:table-cell office:value-type="string">
            <text:p>2155.7332</text:p>
          </table:table-cell>
          <table:table-cell office:value-type="string">
            <text:p>156.5673</text:p>
          </table:table-cell>
          <table:table-cell office:value-type="string">
            <text:p>1999.1659</text:p>
          </table:table-cell>
          <table:table-cell office:value-type="string">
            <text:p>344.1696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570];9;2); &quot;/&quot;; MID([.A1570];6;2);&quot;/&quot;;MID([.A1570];1;4);&quot;/&quot;)" office:value-type="string" office:string-value="18/04/2023/">
            <text:p>18/04/2023/</text:p>
          </table:table-cell>
        </table:table-row>
        <table:table-row table:style-name="ro1">
          <table:table-cell office:value-type="string">
            <text:p>2023-04-19T00:00:00.0/2023-04-20T00:00:00.0</text:p>
          </table:table-cell>
          <table:table-cell office:value-type="string">
            <text:p>9097.0537</text:p>
          </table:table-cell>
          <table:table-cell office:value-type="string">
            <text:p>6724.2021</text:p>
          </table:table-cell>
          <table:table-cell office:value-type="string">
            <text:p>5311.7437</text:p>
          </table:table-cell>
          <table:table-cell office:value-type="string">
            <text:p>1412.4587</text:p>
          </table:table-cell>
          <table:table-cell office:value-type="string">
            <text:p>9283.8711</text:p>
          </table:table-cell>
          <table:table-cell office:value-type="string">
            <text:p>5030.4023</text:p>
          </table:table-cell>
          <table:table-cell office:value-type="string">
            <text:p>2893.7385</text:p>
          </table:table-cell>
          <table:table-cell office:value-type="string">
            <text:p>2136.6638</text:p>
          </table:table-cell>
          <table:table-cell office:value-type="string">
            <text:p>4732.1465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571];9;2); &quot;/&quot;; MID([.A1571];6;2);&quot;/&quot;;MID([.A1571];1;4);&quot;/&quot;)" office:value-type="string" office:string-value="19/04/2023/">
            <text:p>19/04/2023/</text:p>
          </table:table-cell>
        </table:table-row>
        <table:table-row table:style-name="ro1">
          <table:table-cell office:value-type="string">
            <text:p>2023-04-20T00:00:00.0/2023-04-21T00:00:00.0</text:p>
          </table:table-cell>
          <table:table-cell office:value-type="string">
            <text:p>9168.6963</text:p>
          </table:table-cell>
          <table:table-cell office:value-type="string">
            <text:p>6506.3193</text:p>
          </table:table-cell>
          <table:table-cell office:value-type="string">
            <text:p>4708.3643</text:p>
          </table:table-cell>
          <table:table-cell office:value-type="string">
            <text:p>1797.9552</text:p>
          </table:table-cell>
          <table:table-cell office:value-type="string">
            <text:p>8193.9297</text:p>
          </table:table-cell>
          <table:table-cell office:value-type="string">
            <text:p>3821.1309</text:p>
          </table:table-cell>
          <table:table-cell office:value-type="string">
            <text:p>1009.9438</text:p>
          </table:table-cell>
          <table:table-cell office:value-type="string">
            <text:p>2811.1870</text:p>
          </table:table-cell>
          <table:table-cell office:value-type="string">
            <text:p>1868.6559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572];9;2); &quot;/&quot;; MID([.A1572];6;2);&quot;/&quot;;MID([.A1572];1;4);&quot;/&quot;)" office:value-type="string" office:string-value="20/04/2023/">
            <text:p>20/04/2023/</text:p>
          </table:table-cell>
        </table:table-row>
        <table:table-row table:style-name="ro1">
          <table:table-cell office:value-type="string">
            <text:p>2023-04-21T00:00:00.0/2023-04-22T00:00:00.0</text:p>
          </table:table-cell>
          <table:table-cell office:value-type="string">
            <text:p>9239.6338</text:p>
          </table:table-cell>
          <table:table-cell office:value-type="string">
            <text:p>6613.2793</text:p>
          </table:table-cell>
          <table:table-cell office:value-type="string">
            <text:p>4848.9360</text:p>
          </table:table-cell>
          <table:table-cell office:value-type="string">
            <text:p>1764.3431</text:p>
          </table:table-cell>
          <table:table-cell office:value-type="string">
            <text:p>8272.3877</text:p>
          </table:table-cell>
          <table:table-cell office:value-type="string">
            <text:p>5559.5889</text:p>
          </table:table-cell>
          <table:table-cell office:value-type="string">
            <text:p>3059.3206</text:p>
          </table:table-cell>
          <table:table-cell office:value-type="string">
            <text:p>2500.2681</text:p>
          </table:table-cell>
          <table:table-cell office:value-type="string">
            <text:p>5534.9780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573];9;2); &quot;/&quot;; MID([.A1573];6;2);&quot;/&quot;;MID([.A1573];1;4);&quot;/&quot;)" office:value-type="string" office:string-value="21/04/2023/">
            <text:p>21/04/2023/</text:p>
          </table:table-cell>
        </table:table-row>
        <table:table-row table:style-name="ro1">
          <table:table-cell office:value-type="string">
            <text:p>2023-04-22T00:00:00.0/2023-04-23T00:00:00.0</text:p>
          </table:table-cell>
          <table:table-cell office:value-type="string">
            <text:p>9309.8486</text:p>
          </table:table-cell>
          <table:table-cell office:value-type="string">
            <text:p>6858.0962</text:p>
          </table:table-cell>
          <table:table-cell office:value-type="string">
            <text:p>5286.7812</text:p>
          </table:table-cell>
          <table:table-cell office:value-type="string">
            <text:p>1571.3152</text:p>
          </table:table-cell>
          <table:table-cell office:value-type="string">
            <text:p>9228.0469</text:p>
          </table:table-cell>
          <table:table-cell office:value-type="string">
            <text:p>6844.1040</text:p>
          </table:table-cell>
          <table:table-cell office:value-type="string">
            <text:p>5259.7827</text:p>
          </table:table-cell>
          <table:table-cell office:value-type="string">
            <text:p>1584.3214</text:p>
          </table:table-cell>
          <table:table-cell office:value-type="string">
            <text:p>9175.6963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574];9;2); &quot;/&quot;; MID([.A1574];6;2);&quot;/&quot;;MID([.A1574];1;4);&quot;/&quot;)" office:value-type="string" office:string-value="22/04/2023/">
            <text:p>22/04/2023/</text:p>
          </table:table-cell>
        </table:table-row>
        <table:table-row table:style-name="ro1">
          <table:table-cell office:value-type="string">
            <text:p>2023-04-23T00:00:00.0/2023-04-24T00:00:00.0</text:p>
          </table:table-cell>
          <table:table-cell office:value-type="string">
            <text:p>9379.2832</text:p>
          </table:table-cell>
          <table:table-cell office:value-type="string">
            <text:p>6317.3936</text:p>
          </table:table-cell>
          <table:table-cell office:value-type="string">
            <text:p>3939.5603</text:p>
          </table:table-cell>
          <table:table-cell office:value-type="string">
            <text:p>2377.8335</text:p>
          </table:table-cell>
          <table:table-cell office:value-type="string">
            <text:p>6494.7085</text:p>
          </table:table-cell>
          <table:table-cell office:value-type="string">
            <text:p>2805.3213</text:p>
          </table:table-cell>
          <table:table-cell office:value-type="string">
            <text:p>366.9978</text:p>
          </table:table-cell>
          <table:table-cell office:value-type="string">
            <text:p>2438.3235</text:p>
          </table:table-cell>
          <table:table-cell office:value-type="string">
            <text:p>629.9158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575];9;2); &quot;/&quot;; MID([.A1575];6;2);&quot;/&quot;;MID([.A1575];1;4);&quot;/&quot;)" office:value-type="string" office:string-value="23/04/2023/">
            <text:p>23/04/2023/</text:p>
          </table:table-cell>
        </table:table-row>
        <table:table-row table:style-name="ro1">
          <table:table-cell office:value-type="string">
            <text:p>2023-04-24T00:00:00.0/2023-04-25T00:00:00.0</text:p>
          </table:table-cell>
          <table:table-cell office:value-type="string">
            <text:p>9447.9600</text:p>
          </table:table-cell>
          <table:table-cell office:value-type="string">
            <text:p>6678.7070</text:p>
          </table:table-cell>
          <table:table-cell office:value-type="string">
            <text:p>4915.3110</text:p>
          </table:table-cell>
          <table:table-cell office:value-type="string">
            <text:p>1763.3959</text:p>
          </table:table-cell>
          <table:table-cell office:value-type="string">
            <text:p>8034.1953</text:p>
          </table:table-cell>
          <table:table-cell office:value-type="string">
            <text:p>2613.5359</text:p>
          </table:table-cell>
          <table:table-cell office:value-type="string">
            <text:p>394.0639</text:p>
          </table:table-cell>
          <table:table-cell office:value-type="string">
            <text:p>2219.4719</text:p>
          </table:table-cell>
          <table:table-cell office:value-type="string">
            <text:p>733.1404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576];9;2); &quot;/&quot;; MID([.A1576];6;2);&quot;/&quot;;MID([.A1576];1;4);&quot;/&quot;)" office:value-type="string" office:string-value="24/04/2023/">
            <text:p>24/04/2023/</text:p>
          </table:table-cell>
        </table:table-row>
        <table:table-row table:style-name="ro1">
          <table:table-cell office:value-type="string">
            <text:p>2023-04-25T00:00:00.0/2023-04-26T00:00:00.0</text:p>
          </table:table-cell>
          <table:table-cell office:value-type="string">
            <text:p>9515.8125</text:p>
          </table:table-cell>
          <table:table-cell office:value-type="string">
            <text:p>6827.7603</text:p>
          </table:table-cell>
          <table:table-cell office:value-type="string">
            <text:p>4990.2773</text:p>
          </table:table-cell>
          <table:table-cell office:value-type="string">
            <text:p>1837.4827</text:p>
          </table:table-cell>
          <table:table-cell office:value-type="string">
            <text:p>8373.3975</text:p>
          </table:table-cell>
          <table:table-cell office:value-type="string">
            <text:p>3415.9429</text:p>
          </table:table-cell>
          <table:table-cell office:value-type="string">
            <text:p>931.6832</text:p>
          </table:table-cell>
          <table:table-cell office:value-type="string">
            <text:p>2484.2595</text:p>
          </table:table-cell>
          <table:table-cell office:value-type="string">
            <text:p>1895.7894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577];9;2); &quot;/&quot;; MID([.A1577];6;2);&quot;/&quot;;MID([.A1577];1;4);&quot;/&quot;)" office:value-type="string" office:string-value="25/04/2023/">
            <text:p>25/04/2023/</text:p>
          </table:table-cell>
        </table:table-row>
        <table:table-row table:style-name="ro1">
          <table:table-cell office:value-type="string">
            <text:p>2023-04-26T00:00:00.0/2023-04-27T00:00:00.0</text:p>
          </table:table-cell>
          <table:table-cell office:value-type="string">
            <text:p>9582.8730</text:p>
          </table:table-cell>
          <table:table-cell office:value-type="string">
            <text:p>7149.9473</text:p>
          </table:table-cell>
          <table:table-cell office:value-type="string">
            <text:p>5479.6763</text:p>
          </table:table-cell>
          <table:table-cell office:value-type="string">
            <text:p>1670.2712</text:p>
          </table:table-cell>
          <table:table-cell office:value-type="string">
            <text:p>9148.8613</text:p>
          </table:table-cell>
          <table:table-cell office:value-type="string">
            <text:p>4269.5596</text:p>
          </table:table-cell>
          <table:table-cell office:value-type="string">
            <text:p>1122.3733</text:p>
          </table:table-cell>
          <table:table-cell office:value-type="string">
            <text:p>3147.1865</text:p>
          </table:table-cell>
          <table:table-cell office:value-type="string">
            <text:p>2271.6172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578];9;2); &quot;/&quot;; MID([.A1578];6;2);&quot;/&quot;;MID([.A1578];1;4);&quot;/&quot;)" office:value-type="string" office:string-value="26/04/2023/">
            <text:p>26/04/2023/</text:p>
          </table:table-cell>
        </table:table-row>
        <table:table-row table:style-name="ro1">
          <table:table-cell office:value-type="string">
            <text:p>2023-04-27T00:00:00.0/2023-04-28T00:00:00.0</text:p>
          </table:table-cell>
          <table:table-cell office:value-type="string">
            <text:p>9649.0684</text:p>
          </table:table-cell>
          <table:table-cell office:value-type="string">
            <text:p>6864.7354</text:p>
          </table:table-cell>
          <table:table-cell office:value-type="string">
            <text:p>4543.6904</text:p>
          </table:table-cell>
          <table:table-cell office:value-type="string">
            <text:p>2321.0449</text:p>
          </table:table-cell>
          <table:table-cell office:value-type="string">
            <text:p>7599.5864</text:p>
          </table:table-cell>
          <table:table-cell office:value-type="string">
            <text:p>5173.6118</text:p>
          </table:table-cell>
          <table:table-cell office:value-type="string">
            <text:p>1994.1411</text:p>
          </table:table-cell>
          <table:table-cell office:value-type="string">
            <text:p>3179.4705</text:p>
          </table:table-cell>
          <table:table-cell office:value-type="string">
            <text:p>3625.5964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579];9;2); &quot;/&quot;; MID([.A1579];6;2);&quot;/&quot;;MID([.A1579];1;4);&quot;/&quot;)" office:value-type="string" office:string-value="27/04/2023/">
            <text:p>27/04/2023/</text:p>
          </table:table-cell>
        </table:table-row>
        <table:table-row table:style-name="ro1">
          <table:table-cell office:value-type="string">
            <text:p>2023-04-28T00:00:00.0/2023-04-29T00:00:00.0</text:p>
          </table:table-cell>
          <table:table-cell office:value-type="string">
            <text:p>9714.4385</text:p>
          </table:table-cell>
          <table:table-cell office:value-type="string">
            <text:p>7001.5713</text:p>
          </table:table-cell>
          <table:table-cell office:value-type="string">
            <text:p>5052.2466</text:p>
          </table:table-cell>
          <table:table-cell office:value-type="string">
            <text:p>1949.3251</text:p>
          </table:table-cell>
          <table:table-cell office:value-type="string">
            <text:p>8531.0332</text:p>
          </table:table-cell>
          <table:table-cell office:value-type="string">
            <text:p>3777.6472</text:p>
          </table:table-cell>
          <table:table-cell office:value-type="string">
            <text:p>1338.0428</text:p>
          </table:table-cell>
          <table:table-cell office:value-type="string">
            <text:p>2439.6045</text:p>
          </table:table-cell>
          <table:table-cell office:value-type="string">
            <text:p>2338.9092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580];9;2); &quot;/&quot;; MID([.A1580];6;2);&quot;/&quot;;MID([.A1580];1;4);&quot;/&quot;)" office:value-type="string" office:string-value="28/04/2023/">
            <text:p>28/04/2023/</text:p>
          </table:table-cell>
        </table:table-row>
        <table:table-row table:style-name="ro1">
          <table:table-cell office:value-type="string">
            <text:p>2023-04-29T00:00:00.0/2023-04-30T00:00:00.0</text:p>
          </table:table-cell>
          <table:table-cell office:value-type="string">
            <text:p>9778.8770</text:p>
          </table:table-cell>
          <table:table-cell office:value-type="string">
            <text:p>7043.4102</text:p>
          </table:table-cell>
          <table:table-cell office:value-type="string">
            <text:p>5273.3667</text:p>
          </table:table-cell>
          <table:table-cell office:value-type="string">
            <text:p>1770.0435</text:p>
          </table:table-cell>
          <table:table-cell office:value-type="string">
            <text:p>8730.9873</text:p>
          </table:table-cell>
          <table:table-cell office:value-type="string">
            <text:p>4028.8940</text:p>
          </table:table-cell>
          <table:table-cell office:value-type="string">
            <text:p>1536.1110</text:p>
          </table:table-cell>
          <table:table-cell office:value-type="string">
            <text:p>2492.7832</text:p>
          </table:table-cell>
          <table:table-cell office:value-type="string">
            <text:p>2307.4236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581];9;2); &quot;/&quot;; MID([.A1581];6;2);&quot;/&quot;;MID([.A1581];1;4);&quot;/&quot;)" office:value-type="string" office:string-value="29/04/2023/">
            <text:p>29/04/2023/</text:p>
          </table:table-cell>
        </table:table-row>
        <table:table-row table:style-name="ro1">
          <table:table-cell office:value-type="string">
            <text:p>2023-04-30T00:00:00.0/2023-05-01T00:00:00.0</text:p>
          </table:table-cell>
          <table:table-cell office:value-type="string">
            <text:p>9842.5078</text:p>
          </table:table-cell>
          <table:table-cell office:value-type="string">
            <text:p>7441.5913</text:p>
          </table:table-cell>
          <table:table-cell office:value-type="string">
            <text:p>6027.8022</text:p>
          </table:table-cell>
          <table:table-cell office:value-type="string">
            <text:p>1413.7891</text:p>
          </table:table-cell>
          <table:table-cell office:value-type="string">
            <text:p>10243.2783</text:p>
          </table:table-cell>
          <table:table-cell office:value-type="string">
            <text:p>6854.6572</text:p>
          </table:table-cell>
          <table:table-cell office:value-type="string">
            <text:p>4945.7153</text:p>
          </table:table-cell>
          <table:table-cell office:value-type="string">
            <text:p>1908.9415</text:p>
          </table:table-cell>
          <table:table-cell office:value-type="string">
            <text:p>8245.8301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582];9;2); &quot;/&quot;; MID([.A1582];6;2);&quot;/&quot;;MID([.A1582];1;4);&quot;/&quot;)" office:value-type="string" office:string-value="30/04/2023/">
            <text:p>30/04/2023/</text:p>
          </table:table-cell>
        </table:table-row>
        <table:table-row table:style-name="ro1">
          <table:table-cell office:value-type="string">
            <text:p>2023-05-01T00:00:00.0/2023-05-02T00:00:00.0</text:p>
          </table:table-cell>
          <table:table-cell office:value-type="string">
            <text:p>9905.1865</text:p>
          </table:table-cell>
          <table:table-cell office:value-type="string">
            <text:p>7511.9282</text:p>
          </table:table-cell>
          <table:table-cell office:value-type="string">
            <text:p>6151.1196</text:p>
          </table:table-cell>
          <table:table-cell office:value-type="string">
            <text:p>1360.8086</text:p>
          </table:table-cell>
          <table:table-cell office:value-type="string">
            <text:p>10446.9736</text:p>
          </table:table-cell>
          <table:table-cell office:value-type="string">
            <text:p>6727.9883</text:p>
          </table:table-cell>
          <table:table-cell office:value-type="string">
            <text:p>4072.8210</text:p>
          </table:table-cell>
          <table:table-cell office:value-type="string">
            <text:p>2655.1670</text:p>
          </table:table-cell>
          <table:table-cell office:value-type="string">
            <text:p>7189.4697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583];9;2); &quot;/&quot;; MID([.A1583];6;2);&quot;/&quot;;MID([.A1583];1;4);&quot;/&quot;)" office:value-type="string" office:string-value="01/05/2023/">
            <text:p>01/05/2023/</text:p>
          </table:table-cell>
        </table:table-row>
        <table:table-row table:style-name="ro1">
          <table:table-cell office:value-type="string">
            <text:p>2023-05-02T00:00:00.0/2023-05-03T00:00:00.0</text:p>
          </table:table-cell>
          <table:table-cell office:value-type="string">
            <text:p>9966.9756</text:p>
          </table:table-cell>
          <table:table-cell office:value-type="string">
            <text:p>6819.2642</text:p>
          </table:table-cell>
          <table:table-cell office:value-type="string">
            <text:p>4369.7627</text:p>
          </table:table-cell>
          <table:table-cell office:value-type="string">
            <text:p>2449.5015</text:p>
          </table:table-cell>
          <table:table-cell office:value-type="string">
            <text:p>6907.7461</text:p>
          </table:table-cell>
          <table:table-cell office:value-type="string">
            <text:p>2754.0837</text:p>
          </table:table-cell>
          <table:table-cell office:value-type="string">
            <text:p>188.9788</text:p>
          </table:table-cell>
          <table:table-cell office:value-type="string">
            <text:p>2565.1050</text:p>
          </table:table-cell>
          <table:table-cell office:value-type="string">
            <text:p>246.1790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584];9;2); &quot;/&quot;; MID([.A1584];6;2);&quot;/&quot;;MID([.A1584];1;4);&quot;/&quot;)" office:value-type="string" office:string-value="02/05/2023/">
            <text:p>02/05/2023/</text:p>
          </table:table-cell>
        </table:table-row>
        <table:table-row table:style-name="ro1">
          <table:table-cell office:value-type="string">
            <text:p>2023-05-03T00:00:00.0/2023-05-04T00:00:00.0</text:p>
          </table:table-cell>
          <table:table-cell office:value-type="string">
            <text:p>10027.7627</text:p>
          </table:table-cell>
          <table:table-cell office:value-type="string">
            <text:p>7452.5259</text:p>
          </table:table-cell>
          <table:table-cell office:value-type="string">
            <text:p>5728.9346</text:p>
          </table:table-cell>
          <table:table-cell office:value-type="string">
            <text:p>1723.5913</text:p>
          </table:table-cell>
          <table:table-cell office:value-type="string">
            <text:p>9509.5479</text:p>
          </table:table-cell>
          <table:table-cell office:value-type="string">
            <text:p>6825.9507</text:p>
          </table:table-cell>
          <table:table-cell office:value-type="string">
            <text:p>4889.6621</text:p>
          </table:table-cell>
          <table:table-cell office:value-type="string">
            <text:p>1936.2883</text:p>
          </table:table-cell>
          <table:table-cell office:value-type="string">
            <text:p>7577.3218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585];9;2); &quot;/&quot;; MID([.A1585];6;2);&quot;/&quot;;MID([.A1585];1;4);&quot;/&quot;)" office:value-type="string" office:string-value="03/05/2023/">
            <text:p>03/05/2023/</text:p>
          </table:table-cell>
        </table:table-row>
        <table:table-row table:style-name="ro1">
          <table:table-cell office:value-type="string">
            <text:p>2023-05-04T00:00:00.0/2023-05-05T00:00:00.0</text:p>
          </table:table-cell>
          <table:table-cell office:value-type="string">
            <text:p>10087.6719</text:p>
          </table:table-cell>
          <table:table-cell office:value-type="string">
            <text:p>7651.1553</text:p>
          </table:table-cell>
          <table:table-cell office:value-type="string">
            <text:p>6287.0498</text:p>
          </table:table-cell>
          <table:table-cell office:value-type="string">
            <text:p>1364.1056</text:p>
          </table:table-cell>
          <table:table-cell office:value-type="string">
            <text:p>10585.4121</text:p>
          </table:table-cell>
          <table:table-cell office:value-type="string">
            <text:p>6781.8750</text:p>
          </table:table-cell>
          <table:table-cell office:value-type="string">
            <text:p>3773.2722</text:p>
          </table:table-cell>
          <table:table-cell office:value-type="string">
            <text:p>3008.6025</text:p>
          </table:table-cell>
          <table:table-cell office:value-type="string">
            <text:p>6504.6792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586];9;2); &quot;/&quot;; MID([.A1586];6;2);&quot;/&quot;;MID([.A1586];1;4);&quot;/&quot;)" office:value-type="string" office:string-value="04/05/2023/">
            <text:p>04/05/2023/</text:p>
          </table:table-cell>
        </table:table-row>
        <table:table-row table:style-name="ro1">
          <table:table-cell office:value-type="string">
            <text:p>2023-05-05T00:00:00.0/2023-05-06T00:00:00.0</text:p>
          </table:table-cell>
          <table:table-cell office:value-type="string">
            <text:p>10146.5752</text:p>
          </table:table-cell>
          <table:table-cell office:value-type="string">
            <text:p>7582.8130</text:p>
          </table:table-cell>
          <table:table-cell office:value-type="string">
            <text:p>6089.8726</text:p>
          </table:table-cell>
          <table:table-cell office:value-type="string">
            <text:p>1492.9402</text:p>
          </table:table-cell>
          <table:table-cell office:value-type="string">
            <text:p>10091.3066</text:p>
          </table:table-cell>
          <table:table-cell office:value-type="string">
            <text:p>7084.7974</text:p>
          </table:table-cell>
          <table:table-cell office:value-type="string">
            <text:p>4713.3989</text:p>
          </table:table-cell>
          <table:table-cell office:value-type="string">
            <text:p>2371.3982</text:p>
          </table:table-cell>
          <table:table-cell office:value-type="string">
            <text:p>7497.6025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587];9;2); &quot;/&quot;; MID([.A1587];6;2);&quot;/&quot;;MID([.A1587];1;4);&quot;/&quot;)" office:value-type="string" office:string-value="05/05/2023/">
            <text:p>05/05/2023/</text:p>
          </table:table-cell>
        </table:table-row>
        <table:table-row table:style-name="ro1">
          <table:table-cell office:value-type="string">
            <text:p>2023-05-06T00:00:00.0/2023-05-07T00:00:00.0</text:p>
          </table:table-cell>
          <table:table-cell office:value-type="string">
            <text:p>10204.4951</text:p>
          </table:table-cell>
          <table:table-cell office:value-type="string">
            <text:p>7212.0337</text:p>
          </table:table-cell>
          <table:table-cell office:value-type="string">
            <text:p>5005.4614</text:p>
          </table:table-cell>
          <table:table-cell office:value-type="string">
            <text:p>2206.5723</text:p>
          </table:table-cell>
          <table:table-cell office:value-type="string">
            <text:p>8110.6821</text:p>
          </table:table-cell>
          <table:table-cell office:value-type="string">
            <text:p>4232.1670</text:p>
          </table:table-cell>
          <table:table-cell office:value-type="string">
            <text:p>903.2532</text:p>
          </table:table-cell>
          <table:table-cell office:value-type="string">
            <text:p>3328.9136</text:p>
          </table:table-cell>
          <table:table-cell office:value-type="string">
            <text:p>1698.0355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588];9;2); &quot;/&quot;; MID([.A1588];6;2);&quot;/&quot;;MID([.A1588];1;4);&quot;/&quot;)" office:value-type="string" office:string-value="06/05/2023/">
            <text:p>06/05/2023/</text:p>
          </table:table-cell>
        </table:table-row>
        <table:table-row table:style-name="ro1">
          <table:table-cell office:value-type="string">
            <text:p>2023-05-07T00:00:00.0/2023-05-08T00:00:00.0</text:p>
          </table:table-cell>
          <table:table-cell office:value-type="string">
            <text:p>10261.4277</text:p>
          </table:table-cell>
          <table:table-cell office:value-type="string">
            <text:p>7526.0947</text:p>
          </table:table-cell>
          <table:table-cell office:value-type="string">
            <text:p>5799.8159</text:p>
          </table:table-cell>
          <table:table-cell office:value-type="string">
            <text:p>1726.2792</text:p>
          </table:table-cell>
          <table:table-cell office:value-type="string">
            <text:p>9343.3721</text:p>
          </table:table-cell>
          <table:table-cell office:value-type="string">
            <text:p>3498.9819</text:p>
          </table:table-cell>
          <table:table-cell office:value-type="string">
            <text:p>931.7831</text:p>
          </table:table-cell>
          <table:table-cell office:value-type="string">
            <text:p>2567.1987</text:p>
          </table:table-cell>
          <table:table-cell office:value-type="string">
            <text:p>1893.6818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589];9;2); &quot;/&quot;; MID([.A1589];6;2);&quot;/&quot;;MID([.A1589];1;4);&quot;/&quot;)" office:value-type="string" office:string-value="07/05/2023/">
            <text:p>07/05/2023/</text:p>
          </table:table-cell>
        </table:table-row>
        <table:table-row table:style-name="ro1">
          <table:table-cell office:value-type="string">
            <text:p>2023-05-08T00:00:00.0/2023-05-09T00:00:00.0</text:p>
          </table:table-cell>
          <table:table-cell office:value-type="string">
            <text:p>10317.3691</text:p>
          </table:table-cell>
          <table:table-cell office:value-type="string">
            <text:p>8019.8867</text:p>
          </table:table-cell>
          <table:table-cell office:value-type="string">
            <text:p>6850.7153</text:p>
          </table:table-cell>
          <table:table-cell office:value-type="string">
            <text:p>1169.1714</text:p>
          </table:table-cell>
          <table:table-cell office:value-type="string">
            <text:p>11577.6152</text:p>
          </table:table-cell>
          <table:table-cell office:value-type="string">
            <text:p>7597.8623</text:p>
          </table:table-cell>
          <table:table-cell office:value-type="string">
            <text:p>5644.2949</text:p>
          </table:table-cell>
          <table:table-cell office:value-type="string">
            <text:p>1953.5671</text:p>
          </table:table-cell>
          <table:table-cell office:value-type="string">
            <text:p>9525.7920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590];9;2); &quot;/&quot;; MID([.A1590];6;2);&quot;/&quot;;MID([.A1590];1;4);&quot;/&quot;)" office:value-type="string" office:string-value="08/05/2023/">
            <text:p>08/05/2023/</text:p>
          </table:table-cell>
        </table:table-row>
        <table:table-row table:style-name="ro1">
          <table:table-cell office:value-type="string">
            <text:p>2023-05-09T00:00:00.0/2023-05-10T00:00:00.0</text:p>
          </table:table-cell>
          <table:table-cell office:value-type="string">
            <text:p>10372.2324</text:p>
          </table:table-cell>
          <table:table-cell office:value-type="string">
            <text:p>7969.3901</text:p>
          </table:table-cell>
          <table:table-cell office:value-type="string">
            <text:p>6727.5454</text:p>
          </table:table-cell>
          <table:table-cell office:value-type="string">
            <text:p>1241.8451</text:p>
          </table:table-cell>
          <table:table-cell office:value-type="string">
            <text:p>11303.3672</text:p>
          </table:table-cell>
          <table:table-cell office:value-type="string">
            <text:p>7969.3901</text:p>
          </table:table-cell>
          <table:table-cell office:value-type="string">
            <text:p>6727.5454</text:p>
          </table:table-cell>
          <table:table-cell office:value-type="string">
            <text:p>1241.8451</text:p>
          </table:table-cell>
          <table:table-cell office:value-type="string">
            <text:p>11303.3672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591];9;2); &quot;/&quot;; MID([.A1591];6;2);&quot;/&quot;;MID([.A1591];1;4);&quot;/&quot;)" office:value-type="string" office:string-value="09/05/2023/">
            <text:p>09/05/2023/</text:p>
          </table:table-cell>
        </table:table-row>
        <table:table-row table:style-name="ro1">
          <table:table-cell office:value-type="string">
            <text:p>2023-05-10T00:00:00.0/2023-05-11T00:00:00.0</text:p>
          </table:table-cell>
          <table:table-cell office:value-type="string">
            <text:p>10426.1064</text:p>
          </table:table-cell>
          <table:table-cell office:value-type="string">
            <text:p>7602.9263</text:p>
          </table:table-cell>
          <table:table-cell office:value-type="string">
            <text:p>5777.3872</text:p>
          </table:table-cell>
          <table:table-cell office:value-type="string">
            <text:p>1825.5387</text:p>
          </table:table-cell>
          <table:table-cell office:value-type="string">
            <text:p>9377.6104</text:p>
          </table:table-cell>
          <table:table-cell office:value-type="string">
            <text:p>6883.9644</text:p>
          </table:table-cell>
          <table:table-cell office:value-type="string">
            <text:p>4020.2039</text:p>
          </table:table-cell>
          <table:table-cell office:value-type="string">
            <text:p>2863.7607</text:p>
          </table:table-cell>
          <table:table-cell office:value-type="string">
            <text:p>6795.238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592];9;2); &quot;/&quot;; MID([.A1592];6;2);&quot;/&quot;;MID([.A1592];1;4);&quot;/&quot;)" office:value-type="string" office:string-value="10/05/2023/">
            <text:p>10/05/2023/</text:p>
          </table:table-cell>
        </table:table-row>
        <table:table-row table:style-name="ro1">
          <table:table-cell office:value-type="string">
            <text:p>2023-05-11T00:00:00.0/2023-05-12T00:00:00.0</text:p>
          </table:table-cell>
          <table:table-cell office:value-type="string">
            <text:p>10478.8721</text:p>
          </table:table-cell>
          <table:table-cell office:value-type="string">
            <text:p>7637.1929</text:p>
          </table:table-cell>
          <table:table-cell office:value-type="string">
            <text:p>5867.7925</text:p>
          </table:table-cell>
          <table:table-cell office:value-type="string">
            <text:p>1769.4004</text:p>
          </table:table-cell>
          <table:table-cell office:value-type="string">
            <text:p>9351.1465</text:p>
          </table:table-cell>
          <table:table-cell office:value-type="string">
            <text:p>5034.5835</text:p>
          </table:table-cell>
          <table:table-cell office:value-type="string">
            <text:p>1357.9620</text:p>
          </table:table-cell>
          <table:table-cell office:value-type="string">
            <text:p>3676.6213</text:p>
          </table:table-cell>
          <table:table-cell office:value-type="string">
            <text:p>1909.6985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593];9;2); &quot;/&quot;; MID([.A1593];6;2);&quot;/&quot;;MID([.A1593];1;4);&quot;/&quot;)" office:value-type="string" office:string-value="11/05/2023/">
            <text:p>11/05/2023/</text:p>
          </table:table-cell>
        </table:table-row>
        <table:table-row table:style-name="ro1">
          <table:table-cell office:value-type="string">
            <text:p>2023-05-12T00:00:00.0/2023-05-13T00:00:00.0</text:p>
          </table:table-cell>
          <table:table-cell office:value-type="string">
            <text:p>10530.6152</text:p>
          </table:table-cell>
          <table:table-cell office:value-type="string">
            <text:p>7540.0205</text:p>
          </table:table-cell>
          <table:table-cell office:value-type="string">
            <text:p>5554.8599</text:p>
          </table:table-cell>
          <table:table-cell office:value-type="string">
            <text:p>1985.1604</text:p>
          </table:table-cell>
          <table:table-cell office:value-type="string">
            <text:p>8750.1436</text:p>
          </table:table-cell>
          <table:table-cell office:value-type="string">
            <text:p>5319.0635</text:p>
          </table:table-cell>
          <table:table-cell office:value-type="string">
            <text:p>1312.0634</text:p>
          </table:table-cell>
          <table:table-cell office:value-type="string">
            <text:p>4007.0000</text:p>
          </table:table-cell>
          <table:table-cell office:value-type="string">
            <text:p>2029.0553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594];9;2); &quot;/&quot;; MID([.A1594];6;2);&quot;/&quot;;MID([.A1594];1;4);&quot;/&quot;)" office:value-type="string" office:string-value="12/05/2023/">
            <text:p>12/05/2023/</text:p>
          </table:table-cell>
        </table:table-row>
        <table:table-row table:style-name="ro1">
          <table:table-cell office:value-type="string">
            <text:p>2023-05-13T00:00:00.0/2023-05-14T00:00:00.0</text:p>
          </table:table-cell>
          <table:table-cell office:value-type="string">
            <text:p>10581.2275</text:p>
          </table:table-cell>
          <table:table-cell office:value-type="string">
            <text:p>7554.0044</text:p>
          </table:table-cell>
          <table:table-cell office:value-type="string">
            <text:p>5566.1221</text:p>
          </table:table-cell>
          <table:table-cell office:value-type="string">
            <text:p>1987.8822</text:p>
          </table:table-cell>
          <table:table-cell office:value-type="string">
            <text:p>8758.0215</text:p>
          </table:table-cell>
          <table:table-cell office:value-type="string">
            <text:p>2973.1934</text:p>
          </table:table-cell>
          <table:table-cell office:value-type="string">
            <text:p>236.9303</text:p>
          </table:table-cell>
          <table:table-cell office:value-type="string">
            <text:p>2736.2632</text:p>
          </table:table-cell>
          <table:table-cell office:value-type="string">
            <text:p>346.6273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595];9;2); &quot;/&quot;; MID([.A1595];6;2);&quot;/&quot;;MID([.A1595];1;4);&quot;/&quot;)" office:value-type="string" office:string-value="13/05/2023/">
            <text:p>13/05/2023/</text:p>
          </table:table-cell>
        </table:table-row>
        <table:table-row table:style-name="ro1">
          <table:table-cell office:value-type="string">
            <text:p>2023-05-14T00:00:00.0/2023-05-15T00:00:00.0</text:p>
          </table:table-cell>
          <table:table-cell office:value-type="string">
            <text:p>10630.7568</text:p>
          </table:table-cell>
          <table:table-cell office:value-type="string">
            <text:p>7703.4980</text:p>
          </table:table-cell>
          <table:table-cell office:value-type="string">
            <text:p>5873.3579</text:p>
          </table:table-cell>
          <table:table-cell office:value-type="string">
            <text:p>1830.1404</text:p>
          </table:table-cell>
          <table:table-cell office:value-type="string">
            <text:p>9435.5586</text:p>
          </table:table-cell>
          <table:table-cell office:value-type="string">
            <text:p>2971.9958</text:p>
          </table:table-cell>
          <table:table-cell office:value-type="string">
            <text:p>281.4176</text:p>
          </table:table-cell>
          <table:table-cell office:value-type="string">
            <text:p>2690.5781</text:p>
          </table:table-cell>
          <table:table-cell office:value-type="string">
            <text:p>534.9233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596];9;2); &quot;/&quot;; MID([.A1596];6;2);&quot;/&quot;;MID([.A1596];1;4);&quot;/&quot;)" office:value-type="string" office:string-value="14/05/2023/">
            <text:p>14/05/2023/</text:p>
          </table:table-cell>
        </table:table-row>
        <table:table-row table:style-name="ro1">
          <table:table-cell office:value-type="string">
            <text:p>2023-05-15T00:00:00.0/2023-05-16T00:00:00.0</text:p>
          </table:table-cell>
          <table:table-cell office:value-type="string">
            <text:p>10679.1758</text:p>
          </table:table-cell>
          <table:table-cell office:value-type="string">
            <text:p>7660.9287</text:p>
          </table:table-cell>
          <table:table-cell office:value-type="string">
            <text:p>5759.2549</text:p>
          </table:table-cell>
          <table:table-cell office:value-type="string">
            <text:p>1901.6738</text:p>
          </table:table-cell>
          <table:table-cell office:value-type="string">
            <text:p>9116.1084</text:p>
          </table:table-cell>
          <table:table-cell office:value-type="string">
            <text:p>3971.4998</text:p>
          </table:table-cell>
          <table:table-cell office:value-type="string">
            <text:p>1493.8582</text:p>
          </table:table-cell>
          <table:table-cell office:value-type="string">
            <text:p>2477.6416</text:p>
          </table:table-cell>
          <table:table-cell office:value-type="string">
            <text:p>2380.2947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597];9;2); &quot;/&quot;; MID([.A1597];6;2);&quot;/&quot;;MID([.A1597];1;4);&quot;/&quot;)" office:value-type="string" office:string-value="15/05/2023/">
            <text:p>15/05/2023/</text:p>
          </table:table-cell>
        </table:table-row>
        <table:table-row table:style-name="ro1">
          <table:table-cell office:value-type="string">
            <text:p>2023-05-16T00:00:00.0/2023-05-17T00:00:00.0</text:p>
          </table:table-cell>
          <table:table-cell office:value-type="string">
            <text:p>10726.4316</text:p>
          </table:table-cell>
          <table:table-cell office:value-type="string">
            <text:p>7311.6968</text:p>
          </table:table-cell>
          <table:table-cell office:value-type="string">
            <text:p>4501.2495</text:p>
          </table:table-cell>
          <table:table-cell office:value-type="string">
            <text:p>2810.4470</text:p>
          </table:table-cell>
          <table:table-cell office:value-type="string">
            <text:p>6992.9741</text:p>
          </table:table-cell>
          <table:table-cell office:value-type="string">
            <text:p>3486.7649</text:p>
          </table:table-cell>
          <table:table-cell office:value-type="string">
            <text:p>820.1024</text:p>
          </table:table-cell>
          <table:table-cell office:value-type="string">
            <text:p>2666.6626</text:p>
          </table:table-cell>
          <table:table-cell office:value-type="string">
            <text:p>1413.4022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598];9;2); &quot;/&quot;; MID([.A1598];6;2);&quot;/&quot;;MID([.A1598];1;4);&quot;/&quot;)" office:value-type="string" office:string-value="16/05/2023/">
            <text:p>16/05/2023/</text:p>
          </table:table-cell>
        </table:table-row>
        <table:table-row table:style-name="ro1">
          <table:table-cell office:value-type="string">
            <text:p>2023-05-17T00:00:00.0/2023-05-18T00:00:00.0</text:p>
          </table:table-cell>
          <table:table-cell office:value-type="string">
            <text:p>10772.5664</text:p>
          </table:table-cell>
          <table:table-cell office:value-type="string">
            <text:p>7754.7646</text:p>
          </table:table-cell>
          <table:table-cell office:value-type="string">
            <text:p>5679.8320</text:p>
          </table:table-cell>
          <table:table-cell office:value-type="string">
            <text:p>2074.9331</text:p>
          </table:table-cell>
          <table:table-cell office:value-type="string">
            <text:p>8771.2139</text:p>
          </table:table-cell>
          <table:table-cell office:value-type="string">
            <text:p>4178.8174</text:p>
          </table:table-cell>
          <table:table-cell office:value-type="string">
            <text:p>629.4011</text:p>
          </table:table-cell>
          <table:table-cell office:value-type="string">
            <text:p>3549.4163</text:p>
          </table:table-cell>
          <table:table-cell office:value-type="string">
            <text:p>899.8644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599];9;2); &quot;/&quot;; MID([.A1599];6;2);&quot;/&quot;;MID([.A1599];1;4);&quot;/&quot;)" office:value-type="string" office:string-value="17/05/2023/">
            <text:p>17/05/2023/</text:p>
          </table:table-cell>
        </table:table-row>
        <table:table-row table:style-name="ro1">
          <table:table-cell office:value-type="string">
            <text:p>2023-05-18T00:00:00.0/2023-05-19T00:00:00.0</text:p>
          </table:table-cell>
          <table:table-cell office:value-type="string">
            <text:p>10817.5488</text:p>
          </table:table-cell>
          <table:table-cell office:value-type="string">
            <text:p>7919.5396</text:p>
          </table:table-cell>
          <table:table-cell office:value-type="string">
            <text:p>6178.6040</text:p>
          </table:table-cell>
          <table:table-cell office:value-type="string">
            <text:p>1740.9355</text:p>
          </table:table-cell>
          <table:table-cell office:value-type="string">
            <text:p>9689.7197</text:p>
          </table:table-cell>
          <table:table-cell office:value-type="string">
            <text:p>3982.5559</text:p>
          </table:table-cell>
          <table:table-cell office:value-type="string">
            <text:p>665.6946</text:p>
          </table:table-cell>
          <table:table-cell office:value-type="string">
            <text:p>3316.8613</text:p>
          </table:table-cell>
          <table:table-cell office:value-type="string">
            <text:p>912.4336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600];9;2); &quot;/&quot;; MID([.A1600];6;2);&quot;/&quot;;MID([.A1600];1;4);&quot;/&quot;)" office:value-type="string" office:string-value="18/05/2023/">
            <text:p>18/05/2023/</text:p>
          </table:table-cell>
        </table:table-row>
        <table:table-row table:style-name="ro1">
          <table:table-cell office:value-type="string">
            <text:p>2023-05-19T00:00:00.0/2023-05-20T00:00:00.0</text:p>
          </table:table-cell>
          <table:table-cell office:value-type="string">
            <text:p>10861.3223</text:p>
          </table:table-cell>
          <table:table-cell office:value-type="string">
            <text:p>7735.0898</text:p>
          </table:table-cell>
          <table:table-cell office:value-type="string">
            <text:p>5810.4448</text:p>
          </table:table-cell>
          <table:table-cell office:value-type="string">
            <text:p>1924.6454</text:p>
          </table:table-cell>
          <table:table-cell office:value-type="string">
            <text:p>8952.9629</text:p>
          </table:table-cell>
          <table:table-cell office:value-type="string">
            <text:p>5130.2764</text:p>
          </table:table-cell>
          <table:table-cell office:value-type="string">
            <text:p>2022.2528</text:p>
          </table:table-cell>
          <table:table-cell office:value-type="string">
            <text:p>3108.0237</text:p>
          </table:table-cell>
          <table:table-cell office:value-type="string">
            <text:p>3672.8853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601];9;2); &quot;/&quot;; MID([.A1601];6;2);&quot;/&quot;;MID([.A1601];1;4);&quot;/&quot;)" office:value-type="string" office:string-value="19/05/2023/">
            <text:p>19/05/2023/</text:p>
          </table:table-cell>
        </table:table-row>
        <table:table-row table:style-name="ro1">
          <table:table-cell office:value-type="string">
            <text:p>2023-05-20T00:00:00.0/2023-05-21T00:00:00.0</text:p>
          </table:table-cell>
          <table:table-cell office:value-type="string">
            <text:p>10903.8975</text:p>
          </table:table-cell>
          <table:table-cell office:value-type="string">
            <text:p>7397.0513</text:p>
          </table:table-cell>
          <table:table-cell office:value-type="string">
            <text:p>4722.6895</text:p>
          </table:table-cell>
          <table:table-cell office:value-type="string">
            <text:p>2674.3621</text:p>
          </table:table-cell>
          <table:table-cell office:value-type="string">
            <text:p>7177.7617</text:p>
          </table:table-cell>
          <table:table-cell office:value-type="string">
            <text:p>6063.9077</text:p>
          </table:table-cell>
          <table:table-cell office:value-type="string">
            <text:p>2214.3652</text:p>
          </table:table-cell>
          <table:table-cell office:value-type="string">
            <text:p>3849.5425</text:p>
          </table:table-cell>
          <table:table-cell office:value-type="string">
            <text:p>3407.4858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602];9;2); &quot;/&quot;; MID([.A1602];6;2);&quot;/&quot;;MID([.A1602];1;4);&quot;/&quot;)" office:value-type="string" office:string-value="20/05/2023/">
            <text:p>20/05/2023/</text:p>
          </table:table-cell>
        </table:table-row>
        <table:table-row table:style-name="ro1">
          <table:table-cell office:value-type="string">
            <text:p>2023-05-21T00:00:00.0/2023-05-22T00:00:00.0</text:p>
          </table:table-cell>
          <table:table-cell office:value-type="string">
            <text:p>10945.3359</text:p>
          </table:table-cell>
          <table:table-cell office:value-type="string">
            <text:p>7613.7720</text:p>
          </table:table-cell>
          <table:table-cell office:value-type="string">
            <text:p>5215.4351</text:p>
          </table:table-cell>
          <table:table-cell office:value-type="string">
            <text:p>2398.3369</text:p>
          </table:table-cell>
          <table:table-cell office:value-type="string">
            <text:p>8170.3765</text:p>
          </table:table-cell>
          <table:table-cell office:value-type="string">
            <text:p>7071.8501</text:p>
          </table:table-cell>
          <table:table-cell office:value-type="string">
            <text:p>4020.0474</text:p>
          </table:table-cell>
          <table:table-cell office:value-type="string">
            <text:p>3051.8030</text:p>
          </table:table-cell>
          <table:table-cell office:value-type="string">
            <text:p>6282.3501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603];9;2); &quot;/&quot;; MID([.A1603];6;2);&quot;/&quot;;MID([.A1603];1;4);&quot;/&quot;)" office:value-type="string" office:string-value="21/05/2023/">
            <text:p>21/05/2023/</text:p>
          </table:table-cell>
        </table:table-row>
        <table:table-row table:style-name="ro1">
          <table:table-cell office:value-type="string">
            <text:p>2023-05-22T00:00:00.0/2023-05-23T00:00:00.0</text:p>
          </table:table-cell>
          <table:table-cell office:value-type="string">
            <text:p>10985.5010</text:p>
          </table:table-cell>
          <table:table-cell office:value-type="string">
            <text:p>7733.6094</text:p>
          </table:table-cell>
          <table:table-cell office:value-type="string">
            <text:p>5585.6743</text:p>
          </table:table-cell>
          <table:table-cell office:value-type="string">
            <text:p>2147.9351</text:p>
          </table:table-cell>
          <table:table-cell office:value-type="string">
            <text:p>8654.9326</text:p>
          </table:table-cell>
          <table:table-cell office:value-type="string">
            <text:p>7080.1846</text:p>
          </table:table-cell>
          <table:table-cell office:value-type="string">
            <text:p>4192.6699</text:p>
          </table:table-cell>
          <table:table-cell office:value-type="string">
            <text:p>2887.5146</text:p>
          </table:table-cell>
          <table:table-cell office:value-type="string">
            <text:p>6100.8931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604];9;2); &quot;/&quot;; MID([.A1604];6;2);&quot;/&quot;;MID([.A1604];1;4);&quot;/&quot;)" office:value-type="string" office:string-value="22/05/2023/">
            <text:p>22/05/2023/</text:p>
          </table:table-cell>
        </table:table-row>
        <table:table-row table:style-name="ro1">
          <table:table-cell office:value-type="string">
            <text:p>2023-05-23T00:00:00.0/2023-05-24T00:00:00.0</text:p>
          </table:table-cell>
          <table:table-cell office:value-type="string">
            <text:p>11024.4307</text:p>
          </table:table-cell>
          <table:table-cell office:value-type="string">
            <text:p>7303.1030</text:p>
          </table:table-cell>
          <table:table-cell office:value-type="string">
            <text:p>4265.7051</text:p>
          </table:table-cell>
          <table:table-cell office:value-type="string">
            <text:p>3037.3977</text:p>
          </table:table-cell>
          <table:table-cell office:value-type="string">
            <text:p>6614.3315</text:p>
          </table:table-cell>
          <table:table-cell office:value-type="string">
            <text:p>4114.6694</text:p>
          </table:table-cell>
          <table:table-cell office:value-type="string">
            <text:p>920.0566</text:p>
          </table:table-cell>
          <table:table-cell office:value-type="string">
            <text:p>3194.6128</text:p>
          </table:table-cell>
          <table:table-cell office:value-type="string">
            <text:p>1970.6575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605];9;2); &quot;/&quot;; MID([.A1605];6;2);&quot;/&quot;;MID([.A1605];1;4);&quot;/&quot;)" office:value-type="string" office:string-value="23/05/2023/">
            <text:p>23/05/2023/</text:p>
          </table:table-cell>
        </table:table-row>
        <table:table-row table:style-name="ro1">
          <table:table-cell office:value-type="string">
            <text:p>2023-05-24T00:00:00.0/2023-05-25T00:00:00.0</text:p>
          </table:table-cell>
          <table:table-cell office:value-type="string">
            <text:p>11062.1133</text:p>
          </table:table-cell>
          <table:table-cell office:value-type="string">
            <text:p>7686.2241</text:p>
          </table:table-cell>
          <table:table-cell office:value-type="string">
            <text:p>5318.5439</text:p>
          </table:table-cell>
          <table:table-cell office:value-type="string">
            <text:p>2367.6799</text:p>
          </table:table-cell>
          <table:table-cell office:value-type="string">
            <text:p>8086.9053</text:p>
          </table:table-cell>
          <table:table-cell office:value-type="string">
            <text:p>6299.0234</text:p>
          </table:table-cell>
          <table:table-cell office:value-type="string">
            <text:p>3558.8542</text:p>
          </table:table-cell>
          <table:table-cell office:value-type="string">
            <text:p>2740.1694</text:p>
          </table:table-cell>
          <table:table-cell office:value-type="string">
            <text:p>5197.9707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606];9;2); &quot;/&quot;; MID([.A1606];6;2);&quot;/&quot;;MID([.A1606];1;4);&quot;/&quot;)" office:value-type="string" office:string-value="24/05/2023/">
            <text:p>24/05/2023/</text:p>
          </table:table-cell>
        </table:table-row>
        <table:table-row table:style-name="ro1">
          <table:table-cell office:value-type="string">
            <text:p>2023-05-25T00:00:00.0/2023-05-26T00:00:00.0</text:p>
          </table:table-cell>
          <table:table-cell office:value-type="string">
            <text:p>11098.5723</text:p>
          </table:table-cell>
          <table:table-cell office:value-type="string">
            <text:p>7965.5503</text:p>
          </table:table-cell>
          <table:table-cell office:value-type="string">
            <text:p>5922.0562</text:p>
          </table:table-cell>
          <table:table-cell office:value-type="string">
            <text:p>2043.4941</text:p>
          </table:table-cell>
          <table:table-cell office:value-type="string">
            <text:p>9312.2061</text:p>
          </table:table-cell>
          <table:table-cell office:value-type="string">
            <text:p>7913.8447</text:p>
          </table:table-cell>
          <table:table-cell office:value-type="string">
            <text:p>5853.0693</text:p>
          </table:table-cell>
          <table:table-cell office:value-type="string">
            <text:p>2060.7754</text:p>
          </table:table-cell>
          <table:table-cell office:value-type="string">
            <text:p>9137.7188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607];9;2); &quot;/&quot;; MID([.A1607];6;2);&quot;/&quot;;MID([.A1607];1;4);&quot;/&quot;)" office:value-type="string" office:string-value="25/05/2023/">
            <text:p>25/05/2023/</text:p>
          </table:table-cell>
        </table:table-row>
        <table:table-row table:style-name="ro1">
          <table:table-cell office:value-type="string">
            <text:p>2023-05-26T00:00:00.0/2023-05-27T00:00:00.0</text:p>
          </table:table-cell>
          <table:table-cell office:value-type="string">
            <text:p>11133.7363</text:p>
          </table:table-cell>
          <table:table-cell office:value-type="string">
            <text:p>7650.4585</text:p>
          </table:table-cell>
          <table:table-cell office:value-type="string">
            <text:p>5109.3872</text:p>
          </table:table-cell>
          <table:table-cell office:value-type="string">
            <text:p>2541.0715</text:p>
          </table:table-cell>
          <table:table-cell office:value-type="string">
            <text:p>7881.8560</text:p>
          </table:table-cell>
          <table:table-cell office:value-type="string">
            <text:p>6320.5156</text:p>
          </table:table-cell>
          <table:table-cell office:value-type="string">
            <text:p>2867.2576</text:p>
          </table:table-cell>
          <table:table-cell office:value-type="string">
            <text:p>3453.2581</text:p>
          </table:table-cell>
          <table:table-cell office:value-type="string">
            <text:p>4690.4243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608];9;2); &quot;/&quot;; MID([.A1608];6;2);&quot;/&quot;;MID([.A1608];1;4);&quot;/&quot;)" office:value-type="string" office:string-value="26/05/2023/">
            <text:p>26/05/2023/</text:p>
          </table:table-cell>
        </table:table-row>
        <table:table-row table:style-name="ro1">
          <table:table-cell office:value-type="string">
            <text:p>2023-05-27T00:00:00.0/2023-05-28T00:00:00.0</text:p>
          </table:table-cell>
          <table:table-cell office:value-type="string">
            <text:p>11167.6191</text:p>
          </table:table-cell>
          <table:table-cell office:value-type="string">
            <text:p>7869.9214</text:p>
          </table:table-cell>
          <table:table-cell office:value-type="string">
            <text:p>5456.9775</text:p>
          </table:table-cell>
          <table:table-cell office:value-type="string">
            <text:p>2412.9438</text:p>
          </table:table-cell>
          <table:table-cell office:value-type="string">
            <text:p>8368.4971</text:p>
          </table:table-cell>
          <table:table-cell office:value-type="string">
            <text:p>7848.4575</text:p>
          </table:table-cell>
          <table:table-cell office:value-type="string">
            <text:p>5436.9453</text:p>
          </table:table-cell>
          <table:table-cell office:value-type="string">
            <text:p>2411.5122</text:p>
          </table:table-cell>
          <table:table-cell office:value-type="string">
            <text:p>8235.3779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609];9;2); &quot;/&quot;; MID([.A1609];6;2);&quot;/&quot;;MID([.A1609];1;4);&quot;/&quot;)" office:value-type="string" office:string-value="27/05/2023/">
            <text:p>27/05/2023/</text:p>
          </table:table-cell>
        </table:table-row>
        <table:table-row table:style-name="ro1">
          <table:table-cell office:value-type="string">
            <text:p>2023-05-28T00:00:00.0/2023-05-29T00:00:00.0</text:p>
          </table:table-cell>
          <table:table-cell office:value-type="string">
            <text:p>11200.2100</text:p>
          </table:table-cell>
          <table:table-cell office:value-type="string">
            <text:p>8069.7822</text:p>
          </table:table-cell>
          <table:table-cell office:value-type="string">
            <text:p>5906.6431</text:p>
          </table:table-cell>
          <table:table-cell office:value-type="string">
            <text:p>2163.1389</text:p>
          </table:table-cell>
          <table:table-cell office:value-type="string">
            <text:p>9127.4766</text:p>
          </table:table-cell>
          <table:table-cell office:value-type="string">
            <text:p>8053.3154</text:p>
          </table:table-cell>
          <table:table-cell office:value-type="string">
            <text:p>5890.4854</text:p>
          </table:table-cell>
          <table:table-cell office:value-type="string">
            <text:p>2162.8303</text:p>
          </table:table-cell>
          <table:table-cell office:value-type="string">
            <text:p>9012.6035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1610];9;2); &quot;/&quot;; MID([.A1610];6;2);&quot;/&quot;;MID([.A1610];1;4);&quot;/&quot;)" office:value-type="string" office:string-value="28/05/2023/">
            <text:p>28/05/2023/</text:p>
          </table:table-cell>
        </table:table-row>
        <table:table-row table:style-name="ro1">
          <table:table-cell office:value-type="string">
            <text:p>2023-05-29T00:00:00.0/2023-05-30T00:00:00.0</text:p>
          </table:table-cell>
          <table:table-cell office:value-type="string">
            <text:p>11231.4990</text:p>
          </table:table-cell>
          <table:table-cell office:value-type="string">
            <text:p>8128.4473</text:p>
          </table:table-cell>
          <table:table-cell office:value-type="string">
            <text:p>6020.2676</text:p>
          </table:table-cell>
          <table:table-cell office:value-type="string">
            <text:p>2108.1794</text:p>
          </table:table-cell>
          <table:table-cell office:value-type="string">
            <text:p>9292.7764</text:p>
          </table:table-cell>
          <table:table-cell office:value-type="string">
            <text:p>8074.4023</text:p>
          </table:table-cell>
          <table:table-cell office:value-type="string">
            <text:p>5971.6997</text:p>
          </table:table-cell>
          <table:table-cell office:value-type="string">
            <text:p>2102.7021</text:p>
          </table:table-cell>
          <table:table-cell office:value-type="string">
            <text:p>9051.9854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611];9;2); &quot;/&quot;; MID([.A1611];6;2);&quot;/&quot;;MID([.A1611];1;4);&quot;/&quot;)" office:value-type="string" office:string-value="29/05/2023/">
            <text:p>29/05/2023/</text:p>
          </table:table-cell>
        </table:table-row>
        <table:table-row table:style-name="ro1">
          <table:table-cell office:value-type="string">
            <text:p>2023-05-30T00:00:00.0/2023-05-31T00:00:00.0</text:p>
          </table:table-cell>
          <table:table-cell office:value-type="string">
            <text:p>11261.4844</text:p>
          </table:table-cell>
          <table:table-cell office:value-type="string">
            <text:p>8216.0664</text:p>
          </table:table-cell>
          <table:table-cell office:value-type="string">
            <text:p>6329.5708</text:p>
          </table:table-cell>
          <table:table-cell office:value-type="string">
            <text:p>1886.4956</text:p>
          </table:table-cell>
          <table:table-cell office:value-type="string">
            <text:p>9955.3555</text:p>
          </table:table-cell>
          <table:table-cell office:value-type="string">
            <text:p>7257.9351</text:p>
          </table:table-cell>
          <table:table-cell office:value-type="string">
            <text:p>4602.2539</text:p>
          </table:table-cell>
          <table:table-cell office:value-type="string">
            <text:p>2655.6812</text:p>
          </table:table-cell>
          <table:table-cell office:value-type="string">
            <text:p>7175.4341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612];9;2); &quot;/&quot;; MID([.A1612];6;2);&quot;/&quot;;MID([.A1612];1;4);&quot;/&quot;)" office:value-type="string" office:string-value="30/05/2023/">
            <text:p>30/05/2023/</text:p>
          </table:table-cell>
        </table:table-row>
        <table:table-row table:style-name="ro1">
          <table:table-cell office:value-type="string">
            <text:p>2023-05-31T00:00:00.0/2023-06-01T00:00:00.0</text:p>
          </table:table-cell>
          <table:table-cell office:value-type="string">
            <text:p>11290.1191</text:p>
          </table:table-cell>
          <table:table-cell office:value-type="string">
            <text:p>8564.3301</text:p>
          </table:table-cell>
          <table:table-cell office:value-type="string">
            <text:p>7117.5347</text:p>
          </table:table-cell>
          <table:table-cell office:value-type="string">
            <text:p>1446.7954</text:p>
          </table:table-cell>
          <table:table-cell office:value-type="string">
            <text:p>11368.5674</text:p>
          </table:table-cell>
          <table:table-cell office:value-type="string">
            <text:p>8524.1113</text:p>
          </table:table-cell>
          <table:table-cell office:value-type="string">
            <text:p>7016.2026</text:p>
          </table:table-cell>
          <table:table-cell office:value-type="string">
            <text:p>1507.9088</text:p>
          </table:table-cell>
          <table:table-cell office:value-type="string">
            <text:p>11106.7354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613];9;2); &quot;/&quot;; MID([.A1613];6;2);&quot;/&quot;;MID([.A1613];1;4);&quot;/&quot;)" office:value-type="string" office:string-value="31/05/2023/">
            <text:p>31/05/2023/</text:p>
          </table:table-cell>
        </table:table-row>
        <table:table-row table:style-name="ro1">
          <table:table-cell office:value-type="string">
            <text:p>2023-06-01T00:00:00.0/2023-06-02T00:00:00.0</text:p>
          </table:table-cell>
          <table:table-cell office:value-type="string">
            <text:p>11317.4521</text:p>
          </table:table-cell>
          <table:table-cell office:value-type="string">
            <text:p>8367.5381</text:p>
          </table:table-cell>
          <table:table-cell office:value-type="string">
            <text:p>6559.7773</text:p>
          </table:table-cell>
          <table:table-cell office:value-type="string">
            <text:p>1807.7610</text:p>
          </table:table-cell>
          <table:table-cell office:value-type="string">
            <text:p>10252.8076</text:p>
          </table:table-cell>
          <table:table-cell office:value-type="string">
            <text:p>7291.1362</text:p>
          </table:table-cell>
          <table:table-cell office:value-type="string">
            <text:p>3649.6611</text:p>
          </table:table-cell>
          <table:table-cell office:value-type="string">
            <text:p>3641.4751</text:p>
          </table:table-cell>
          <table:table-cell office:value-type="string">
            <text:p>6254.9531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614];9;2); &quot;/&quot;; MID([.A1614];6;2);&quot;/&quot;;MID([.A1614];1;4);&quot;/&quot;)" office:value-type="string" office:string-value="01/06/2023/">
            <text:p>01/06/2023/</text:p>
          </table:table-cell>
        </table:table-row>
        <table:table-row table:style-name="ro1">
          <table:table-cell office:value-type="string">
            <text:p>2023-06-02T00:00:00.0/2023-06-03T00:00:00.0</text:p>
          </table:table-cell>
          <table:table-cell office:value-type="string">
            <text:p>11343.4443</text:p>
          </table:table-cell>
          <table:table-cell office:value-type="string">
            <text:p>7954.3447</text:p>
          </table:table-cell>
          <table:table-cell office:value-type="string">
            <text:p>5628.5425</text:p>
          </table:table-cell>
          <table:table-cell office:value-type="string">
            <text:p>2325.8020</text:p>
          </table:table-cell>
          <table:table-cell office:value-type="string">
            <text:p>8405.9434</text:p>
          </table:table-cell>
          <table:table-cell office:value-type="string">
            <text:p>6810.1587</text:p>
          </table:table-cell>
          <table:table-cell office:value-type="string">
            <text:p>3126.8926</text:p>
          </table:table-cell>
          <table:table-cell office:value-type="string">
            <text:p>3683.2659</text:p>
          </table:table-cell>
          <table:table-cell office:value-type="string">
            <text:p>4972.7104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615];9;2); &quot;/&quot;; MID([.A1615];6;2);&quot;/&quot;;MID([.A1615];1;4);&quot;/&quot;)" office:value-type="string" office:string-value="02/06/2023/">
            <text:p>02/06/2023/</text:p>
          </table:table-cell>
        </table:table-row>
        <table:table-row table:style-name="ro1">
          <table:table-cell office:value-type="string">
            <text:p>2023-06-03T00:00:00.0/2023-06-04T00:00:00.0</text:p>
          </table:table-cell>
          <table:table-cell office:value-type="string">
            <text:p>11368.0615</text:p>
          </table:table-cell>
          <table:table-cell office:value-type="string">
            <text:p>8745.2178</text:p>
          </table:table-cell>
          <table:table-cell office:value-type="string">
            <text:p>7354.6289</text:p>
          </table:table-cell>
          <table:table-cell office:value-type="string">
            <text:p>1390.5891</text:p>
          </table:table-cell>
          <table:table-cell office:value-type="string">
            <text:p>11684.4189</text:p>
          </table:table-cell>
          <table:table-cell office:value-type="string">
            <text:p>8727.0312</text:p>
          </table:table-cell>
          <table:table-cell office:value-type="string">
            <text:p>7303.9326</text:p>
          </table:table-cell>
          <table:table-cell office:value-type="string">
            <text:p>1423.0985</text:p>
          </table:table-cell>
          <table:table-cell office:value-type="string">
            <text:p>11593.471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616];9;2); &quot;/&quot;; MID([.A1616];6;2);&quot;/&quot;;MID([.A1616];1;4);&quot;/&quot;)" office:value-type="string" office:string-value="03/06/2023/">
            <text:p>03/06/2023/</text:p>
          </table:table-cell>
        </table:table-row>
        <table:table-row table:style-name="ro1">
          <table:table-cell office:value-type="string">
            <text:p>2023-06-04T00:00:00.0/2023-06-05T00:00:00.0</text:p>
          </table:table-cell>
          <table:table-cell office:value-type="string">
            <text:p>11391.3594</text:p>
          </table:table-cell>
          <table:table-cell office:value-type="string">
            <text:p>8523.3184</text:p>
          </table:table-cell>
          <table:table-cell office:value-type="string">
            <text:p>6774.6694</text:p>
          </table:table-cell>
          <table:table-cell office:value-type="string">
            <text:p>1748.6488</text:p>
          </table:table-cell>
          <table:table-cell office:value-type="string">
            <text:p>10544.5234</text:p>
          </table:table-cell>
          <table:table-cell office:value-type="string">
            <text:p>8502.5449</text:p>
          </table:table-cell>
          <table:table-cell office:value-type="string">
            <text:p>6748.1348</text:p>
          </table:table-cell>
          <table:table-cell office:value-type="string">
            <text:p>1754.4098</text:p>
          </table:table-cell>
          <table:table-cell office:value-type="string">
            <text:p>10329.4043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617];9;2); &quot;/&quot;; MID([.A1617];6;2);&quot;/&quot;;MID([.A1617];1;4);&quot;/&quot;)" office:value-type="string" office:string-value="04/06/2023/">
            <text:p>04/06/2023/</text:p>
          </table:table-cell>
        </table:table-row>
        <table:table-row table:style-name="ro1">
          <table:table-cell office:value-type="string">
            <text:p>2023-06-05T00:00:00.0/2023-06-06T00:00:00.0</text:p>
          </table:table-cell>
          <table:table-cell office:value-type="string">
            <text:p>11413.2871</text:p>
          </table:table-cell>
          <table:table-cell office:value-type="string">
            <text:p>7822.9927</text:p>
          </table:table-cell>
          <table:table-cell office:value-type="string">
            <text:p>5136.0020</text:p>
          </table:table-cell>
          <table:table-cell office:value-type="string">
            <text:p>2686.9905</text:p>
          </table:table-cell>
          <table:table-cell office:value-type="string">
            <text:p>7763.9487</text:p>
          </table:table-cell>
          <table:table-cell office:value-type="string">
            <text:p>3138.3206</text:p>
          </table:table-cell>
          <table:table-cell office:value-type="string">
            <text:p>466.8099</text:p>
          </table:table-cell>
          <table:table-cell office:value-type="string">
            <text:p>2671.5105</text:p>
          </table:table-cell>
          <table:table-cell office:value-type="string">
            <text:p>880.9617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618];9;2); &quot;/&quot;; MID([.A1618];6;2);&quot;/&quot;;MID([.A1618];1;4);&quot;/&quot;)" office:value-type="string" office:string-value="05/06/2023/">
            <text:p>05/06/2023/</text:p>
          </table:table-cell>
        </table:table-row>
        <table:table-row table:style-name="ro1">
          <table:table-cell office:value-type="string">
            <text:p>2023-06-06T00:00:00.0/2023-06-07T00:00:00.0</text:p>
          </table:table-cell>
          <table:table-cell office:value-type="string">
            <text:p>11433.8262</text:p>
          </table:table-cell>
          <table:table-cell office:value-type="string">
            <text:p>7808.2822</text:p>
          </table:table-cell>
          <table:table-cell office:value-type="string">
            <text:p>5142.4961</text:p>
          </table:table-cell>
          <table:table-cell office:value-type="string">
            <text:p>2665.7861</text:p>
          </table:table-cell>
          <table:table-cell office:value-type="string">
            <text:p>7717.3213</text:p>
          </table:table-cell>
          <table:table-cell office:value-type="string">
            <text:p>2402.0930</text:p>
          </table:table-cell>
          <table:table-cell office:value-type="string">
            <text:p>154.9713</text:p>
          </table:table-cell>
          <table:table-cell office:value-type="string">
            <text:p>2247.1218</text:p>
          </table:table-cell>
          <table:table-cell office:value-type="string">
            <text:p>213.0899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619];9;2); &quot;/&quot;; MID([.A1619];6;2);&quot;/&quot;;MID([.A1619];1;4);&quot;/&quot;)" office:value-type="string" office:string-value="06/06/2023/">
            <text:p>06/06/2023/</text:p>
          </table:table-cell>
        </table:table-row>
        <table:table-row table:style-name="ro1">
          <table:table-cell office:value-type="string">
            <text:p>2023-06-07T00:00:00.0/2023-06-08T00:00:00.0</text:p>
          </table:table-cell>
          <table:table-cell office:value-type="string">
            <text:p>11453.0068</text:p>
          </table:table-cell>
          <table:table-cell office:value-type="string">
            <text:p>7866.3682</text:p>
          </table:table-cell>
          <table:table-cell office:value-type="string">
            <text:p>5359.5718</text:p>
          </table:table-cell>
          <table:table-cell office:value-type="string">
            <text:p>2506.7969</text:p>
          </table:table-cell>
          <table:table-cell office:value-type="string">
            <text:p>7997.3135</text:p>
          </table:table-cell>
          <table:table-cell office:value-type="string">
            <text:p>5172.8164</text:p>
          </table:table-cell>
          <table:table-cell office:value-type="string">
            <text:p>1261.5226</text:p>
          </table:table-cell>
          <table:table-cell office:value-type="string">
            <text:p>3911.2937</text:p>
          </table:table-cell>
          <table:table-cell office:value-type="string">
            <text:p>2209.9026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620];9;2); &quot;/&quot;; MID([.A1620];6;2);&quot;/&quot;;MID([.A1620];1;4);&quot;/&quot;)" office:value-type="string" office:string-value="07/06/2023/">
            <text:p>07/06/2023/</text:p>
          </table:table-cell>
        </table:table-row>
        <table:table-row table:style-name="ro1">
          <table:table-cell office:value-type="string">
            <text:p>2023-06-08T00:00:00.0/2023-06-09T00:00:00.0</text:p>
          </table:table-cell>
          <table:table-cell office:value-type="string">
            <text:p>11470.7852</text:p>
          </table:table-cell>
          <table:table-cell office:value-type="string">
            <text:p>7786.2104</text:p>
          </table:table-cell>
          <table:table-cell office:value-type="string">
            <text:p>5043.0259</text:p>
          </table:table-cell>
          <table:table-cell office:value-type="string">
            <text:p>2743.1846</text:p>
          </table:table-cell>
          <table:table-cell office:value-type="string">
            <text:p>7466.5825</text:p>
          </table:table-cell>
          <table:table-cell office:value-type="string">
            <text:p>5057.4878</text:p>
          </table:table-cell>
          <table:table-cell office:value-type="string">
            <text:p>1250.6215</text:p>
          </table:table-cell>
          <table:table-cell office:value-type="string">
            <text:p>3806.8665</text:p>
          </table:table-cell>
          <table:table-cell office:value-type="string">
            <text:p>1617.7893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621];9;2); &quot;/&quot;; MID([.A1621];6;2);&quot;/&quot;;MID([.A1621];1;4);&quot;/&quot;)" office:value-type="string" office:string-value="08/06/2023/">
            <text:p>08/06/2023/</text:p>
          </table:table-cell>
        </table:table-row>
        <table:table-row table:style-name="ro1">
          <table:table-cell office:value-type="string">
            <text:p>2023-06-09T00:00:00.0/2023-06-10T00:00:00.0</text:p>
          </table:table-cell>
          <table:table-cell office:value-type="string">
            <text:p>11487.1475</text:p>
          </table:table-cell>
          <table:table-cell office:value-type="string">
            <text:p>7709.5640</text:p>
          </table:table-cell>
          <table:table-cell office:value-type="string">
            <text:p>4886.3027</text:p>
          </table:table-cell>
          <table:table-cell office:value-type="string">
            <text:p>2823.2610</text:p>
          </table:table-cell>
          <table:table-cell office:value-type="string">
            <text:p>7227.4902</text:p>
          </table:table-cell>
          <table:table-cell office:value-type="string">
            <text:p>3894.2629</text:p>
          </table:table-cell>
          <table:table-cell office:value-type="string">
            <text:p>672.0605</text:p>
          </table:table-cell>
          <table:table-cell office:value-type="string">
            <text:p>3222.2024</text:p>
          </table:table-cell>
          <table:table-cell office:value-type="string">
            <text:p>1049.8917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622];9;2); &quot;/&quot;; MID([.A1622];6;2);&quot;/&quot;;MID([.A1622];1;4);&quot;/&quot;)" office:value-type="string" office:string-value="09/06/2023/">
            <text:p>09/06/2023/</text:p>
          </table:table-cell>
        </table:table-row>
        <table:table-row table:style-name="ro1">
          <table:table-cell office:value-type="string">
            <text:p>2023-06-10T00:00:00.0/2023-06-11T00:00:00.0</text:p>
          </table:table-cell>
          <table:table-cell office:value-type="string">
            <text:p>11502.1729</text:p>
          </table:table-cell>
          <table:table-cell office:value-type="string">
            <text:p>7902.7607</text:p>
          </table:table-cell>
          <table:table-cell office:value-type="string">
            <text:p>5358.4976</text:p>
          </table:table-cell>
          <table:table-cell office:value-type="string">
            <text:p>2544.2632</text:p>
          </table:table-cell>
          <table:table-cell office:value-type="string">
            <text:p>8041.5371</text:p>
          </table:table-cell>
          <table:table-cell office:value-type="string">
            <text:p>4405.6606</text:p>
          </table:table-cell>
          <table:table-cell office:value-type="string">
            <text:p>1537.2488</text:p>
          </table:table-cell>
          <table:table-cell office:value-type="string">
            <text:p>2868.4116</text:p>
          </table:table-cell>
          <table:table-cell office:value-type="string">
            <text:p>2202.8643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623];9;2); &quot;/&quot;; MID([.A1623];6;2);&quot;/&quot;;MID([.A1623];1;4);&quot;/&quot;)" office:value-type="string" office:string-value="10/06/2023/">
            <text:p>10/06/2023/</text:p>
          </table:table-cell>
        </table:table-row>
        <table:table-row table:style-name="ro1">
          <table:table-cell office:value-type="string">
            <text:p>2023-06-11T00:00:00.0/2023-06-12T00:00:00.0</text:p>
          </table:table-cell>
          <table:table-cell office:value-type="string">
            <text:p>11515.7656</text:p>
          </table:table-cell>
          <table:table-cell office:value-type="string">
            <text:p>8266.9473</text:p>
          </table:table-cell>
          <table:table-cell office:value-type="string">
            <text:p>6198.3774</text:p>
          </table:table-cell>
          <table:table-cell office:value-type="string">
            <text:p>2068.5698</text:p>
          </table:table-cell>
          <table:table-cell office:value-type="string">
            <text:p>9306.5977</text:p>
          </table:table-cell>
          <table:table-cell office:value-type="string">
            <text:p>8042.7026</text:p>
          </table:table-cell>
          <table:table-cell office:value-type="string">
            <text:p>5736.8013</text:p>
          </table:table-cell>
          <table:table-cell office:value-type="string">
            <text:p>2305.9014</text:p>
          </table:table-cell>
          <table:table-cell office:value-type="string">
            <text:p>8657.7646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624];9;2); &quot;/&quot;; MID([.A1624];6;2);&quot;/&quot;;MID([.A1624];1;4);&quot;/&quot;)" office:value-type="string" office:string-value="11/06/2023/">
            <text:p>11/06/2023/</text:p>
          </table:table-cell>
        </table:table-row>
        <table:table-row table:style-name="ro1">
          <table:table-cell office:value-type="string">
            <text:p>2023-06-12T00:00:00.0/2023-06-13T00:00:00.0</text:p>
          </table:table-cell>
          <table:table-cell office:value-type="string">
            <text:p>11527.9297</text:p>
          </table:table-cell>
          <table:table-cell office:value-type="string">
            <text:p>8435.1924</text:p>
          </table:table-cell>
          <table:table-cell office:value-type="string">
            <text:p>6439.0317</text:p>
          </table:table-cell>
          <table:table-cell office:value-type="string">
            <text:p>1996.1609</text:p>
          </table:table-cell>
          <table:table-cell office:value-type="string">
            <text:p>9859.7500</text:p>
          </table:table-cell>
          <table:table-cell office:value-type="string">
            <text:p>7197.6646</text:p>
          </table:table-cell>
          <table:table-cell office:value-type="string">
            <text:p>3346.7170</text:p>
          </table:table-cell>
          <table:table-cell office:value-type="string">
            <text:p>3850.9478</text:p>
          </table:table-cell>
          <table:table-cell office:value-type="string">
            <text:p>5933.8047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625];9;2); &quot;/&quot;; MID([.A1625];6;2);&quot;/&quot;;MID([.A1625];1;4);&quot;/&quot;)" office:value-type="string" office:string-value="12/06/2023/">
            <text:p>12/06/2023/</text:p>
          </table:table-cell>
        </table:table-row>
        <table:table-row table:style-name="ro1">
          <table:table-cell office:value-type="string">
            <text:p>2023-06-13T00:00:00.0/2023-06-14T00:00:00.0</text:p>
          </table:table-cell>
          <table:table-cell office:value-type="string">
            <text:p>11538.7344</text:p>
          </table:table-cell>
          <table:table-cell office:value-type="string">
            <text:p>8198.3408</text:p>
          </table:table-cell>
          <table:table-cell office:value-type="string">
            <text:p>5874.0723</text:p>
          </table:table-cell>
          <table:table-cell office:value-type="string">
            <text:p>2324.2681</text:p>
          </table:table-cell>
          <table:table-cell office:value-type="string">
            <text:p>8803.2031</text:p>
          </table:table-cell>
          <table:table-cell office:value-type="string">
            <text:p>6515.0903</text:p>
          </table:table-cell>
          <table:table-cell office:value-type="string">
            <text:p>3666.1160</text:p>
          </table:table-cell>
          <table:table-cell office:value-type="string">
            <text:p>2848.9744</text:p>
          </table:table-cell>
          <table:table-cell office:value-type="string">
            <text:p>5409.9756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626];9;2); &quot;/&quot;; MID([.A1626];6;2);&quot;/&quot;;MID([.A1626];1;4);&quot;/&quot;)" office:value-type="string" office:string-value="13/06/2023/">
            <text:p>13/06/2023/</text:p>
          </table:table-cell>
        </table:table-row>
        <table:table-row table:style-name="ro1">
          <table:table-cell office:value-type="string">
            <text:p>2023-06-14T00:00:00.0/2023-06-15T00:00:00.0</text:p>
          </table:table-cell>
          <table:table-cell office:value-type="string">
            <text:p>11548.0771</text:p>
          </table:table-cell>
          <table:table-cell office:value-type="string">
            <text:p>7913.5312</text:p>
          </table:table-cell>
          <table:table-cell office:value-type="string">
            <text:p>5218.6904</text:p>
          </table:table-cell>
          <table:table-cell office:value-type="string">
            <text:p>2694.8408</text:p>
          </table:table-cell>
          <table:table-cell office:value-type="string">
            <text:p>7688.3745</text:p>
          </table:table-cell>
          <table:table-cell office:value-type="string">
            <text:p>6686.1406</text:p>
          </table:table-cell>
          <table:table-cell office:value-type="string">
            <text:p>3654.5615</text:p>
          </table:table-cell>
          <table:table-cell office:value-type="string">
            <text:p>3031.5791</text:p>
          </table:table-cell>
          <table:table-cell office:value-type="string">
            <text:p>5134.7881</text:p>
          </table:table-cell>
          <table:table-cell office:value-type="string">
            <text:p>0.9670</text:p>
          </table:table-cell>
          <table:table-cell table:number-columns-repeated="3"/>
          <table:table-cell table:formula="of:==CONCATENATE( MID([.A1627];9;2); &quot;/&quot;; MID([.A1627];6;2);&quot;/&quot;;MID([.A1627];1;4);&quot;/&quot;)" office:value-type="string" office:string-value="14/06/2023/">
            <text:p>14/06/2023/</text:p>
          </table:table-cell>
        </table:table-row>
        <table:table-row table:style-name="ro1">
          <table:table-cell office:value-type="string">
            <text:p>2023-06-15T00:00:00.0/2023-06-16T00:00:00.0</text:p>
          </table:table-cell>
          <table:table-cell office:value-type="string">
            <text:p>11556.0352</text:p>
          </table:table-cell>
          <table:table-cell office:value-type="string">
            <text:p>7880.6567</text:p>
          </table:table-cell>
          <table:table-cell office:value-type="string">
            <text:p>5147.2773</text:p>
          </table:table-cell>
          <table:table-cell office:value-type="string">
            <text:p>2733.3792</text:p>
          </table:table-cell>
          <table:table-cell office:value-type="string">
            <text:p>7667.3652</text:p>
          </table:table-cell>
          <table:table-cell office:value-type="string">
            <text:p>6317.4263</text:p>
          </table:table-cell>
          <table:table-cell office:value-type="string">
            <text:p>2921.0183</text:p>
          </table:table-cell>
          <table:table-cell office:value-type="string">
            <text:p>3396.4080</text:p>
          </table:table-cell>
          <table:table-cell office:value-type="string">
            <text:p>4498.039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628];9;2); &quot;/&quot;; MID([.A1628];6;2);&quot;/&quot;;MID([.A1628];1;4);&quot;/&quot;)" office:value-type="string" office:string-value="15/06/2023/">
            <text:p>15/06/2023/</text:p>
          </table:table-cell>
        </table:table-row>
        <table:table-row table:style-name="ro1">
          <table:table-cell office:value-type="string">
            <text:p>2023-06-16T00:00:00.0/2023-06-17T00:00:00.0</text:p>
          </table:table-cell>
          <table:table-cell office:value-type="string">
            <text:p>11562.5400</text:p>
          </table:table-cell>
          <table:table-cell office:value-type="string">
            <text:p>7893.5898</text:p>
          </table:table-cell>
          <table:table-cell office:value-type="string">
            <text:p>5035.4297</text:p>
          </table:table-cell>
          <table:table-cell office:value-type="string">
            <text:p>2858.1604</text:p>
          </table:table-cell>
          <table:table-cell office:value-type="string">
            <text:p>7575.8408</text:p>
          </table:table-cell>
          <table:table-cell office:value-type="string">
            <text:p>5702.2158</text:p>
          </table:table-cell>
          <table:table-cell office:value-type="string">
            <text:p>2421.5020</text:p>
          </table:table-cell>
          <table:table-cell office:value-type="string">
            <text:p>3280.7139</text:p>
          </table:table-cell>
          <table:table-cell office:value-type="string">
            <text:p>3980.7117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629];9;2); &quot;/&quot;; MID([.A1629];6;2);&quot;/&quot;;MID([.A1629];1;4);&quot;/&quot;)" office:value-type="string" office:string-value="16/06/2023/">
            <text:p>16/06/2023/</text:p>
          </table:table-cell>
        </table:table-row>
        <table:table-row table:style-name="ro1">
          <table:table-cell office:value-type="string">
            <text:p>2023-06-17T00:00:00.0/2023-06-18T00:00:00.0</text:p>
          </table:table-cell>
          <table:table-cell office:value-type="string">
            <text:p>11567.6553</text:p>
          </table:table-cell>
          <table:table-cell office:value-type="string">
            <text:p>7940.2935</text:p>
          </table:table-cell>
          <table:table-cell office:value-type="string">
            <text:p>5165.1274</text:p>
          </table:table-cell>
          <table:table-cell office:value-type="string">
            <text:p>2775.1658</text:p>
          </table:table-cell>
          <table:table-cell office:value-type="string">
            <text:p>7808.0703</text:p>
          </table:table-cell>
          <table:table-cell office:value-type="string">
            <text:p>4503.2222</text:p>
          </table:table-cell>
          <table:table-cell office:value-type="string">
            <text:p>1374.5160</text:p>
          </table:table-cell>
          <table:table-cell office:value-type="string">
            <text:p>3128.7063</text:p>
          </table:table-cell>
          <table:table-cell office:value-type="string">
            <text:p>2146.7507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630];9;2); &quot;/&quot;; MID([.A1630];6;2);&quot;/&quot;;MID([.A1630];1;4);&quot;/&quot;)" office:value-type="string" office:string-value="17/06/2023/">
            <text:p>17/06/2023/</text:p>
          </table:table-cell>
        </table:table-row>
        <table:table-row table:style-name="ro1">
          <table:table-cell office:value-type="string">
            <text:p>2023-06-18T00:00:00.0/2023-06-19T00:00:00.0</text:p>
          </table:table-cell>
          <table:table-cell office:value-type="string">
            <text:p>11571.3193</text:p>
          </table:table-cell>
          <table:table-cell office:value-type="string">
            <text:p>8138.5991</text:p>
          </table:table-cell>
          <table:table-cell office:value-type="string">
            <text:p>5804.3613</text:p>
          </table:table-cell>
          <table:table-cell office:value-type="string">
            <text:p>2334.2375</text:p>
          </table:table-cell>
          <table:table-cell office:value-type="string">
            <text:p>8629.5762</text:p>
          </table:table-cell>
          <table:table-cell office:value-type="string">
            <text:p>8117.4756</text:p>
          </table:table-cell>
          <table:table-cell office:value-type="string">
            <text:p>5786.3994</text:p>
          </table:table-cell>
          <table:table-cell office:value-type="string">
            <text:p>2331.0764</text:p>
          </table:table-cell>
          <table:table-cell office:value-type="string">
            <text:p>8499.8711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631];9;2); &quot;/&quot;; MID([.A1631];6;2);&quot;/&quot;;MID([.A1631];1;4);&quot;/&quot;)" office:value-type="string" office:string-value="18/06/2023/">
            <text:p>18/06/2023/</text:p>
          </table:table-cell>
        </table:table-row>
        <table:table-row table:style-name="ro1">
          <table:table-cell office:value-type="string">
            <text:p>2023-06-19T00:00:00.0/2023-06-20T00:00:00.0</text:p>
          </table:table-cell>
          <table:table-cell office:value-type="string">
            <text:p>11573.5557</text:p>
          </table:table-cell>
          <table:table-cell office:value-type="string">
            <text:p>7788.4697</text:p>
          </table:table-cell>
          <table:table-cell office:value-type="string">
            <text:p>4972.6606</text:p>
          </table:table-cell>
          <table:table-cell office:value-type="string">
            <text:p>2815.8093</text:p>
          </table:table-cell>
          <table:table-cell office:value-type="string">
            <text:p>7365.4990</text:p>
          </table:table-cell>
          <table:table-cell office:value-type="string">
            <text:p>4604.1689</text:p>
          </table:table-cell>
          <table:table-cell office:value-type="string">
            <text:p>1129.0001</text:p>
          </table:table-cell>
          <table:table-cell office:value-type="string">
            <text:p>3475.1689</text:p>
          </table:table-cell>
          <table:table-cell office:value-type="string">
            <text:p>1777.4689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632];9;2); &quot;/&quot;; MID([.A1632];6;2);&quot;/&quot;;MID([.A1632];1;4);&quot;/&quot;)" office:value-type="string" office:string-value="19/06/2023/">
            <text:p>19/06/2023/</text:p>
          </table:table-cell>
        </table:table-row>
        <table:table-row table:style-name="ro1">
          <table:table-cell office:value-type="string">
            <text:p>2023-06-20T00:00:00.0/2023-06-21T00:00:00.0</text:p>
          </table:table-cell>
          <table:table-cell office:value-type="string">
            <text:p>11574.4004</text:p>
          </table:table-cell>
          <table:table-cell office:value-type="string">
            <text:p>7842.5195</text:p>
          </table:table-cell>
          <table:table-cell office:value-type="string">
            <text:p>5071.0352</text:p>
          </table:table-cell>
          <table:table-cell office:value-type="string">
            <text:p>2771.4844</text:p>
          </table:table-cell>
          <table:table-cell office:value-type="string">
            <text:p>7596.7456</text:p>
          </table:table-cell>
          <table:table-cell office:value-type="string">
            <text:p>6641.2896</text:p>
          </table:table-cell>
          <table:table-cell office:value-type="string">
            <text:p>2933.0896</text:p>
          </table:table-cell>
          <table:table-cell office:value-type="string">
            <text:p>3708.1997</text:p>
          </table:table-cell>
          <table:table-cell office:value-type="string">
            <text:p>4419.3032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633];9;2); &quot;/&quot;; MID([.A1633];6;2);&quot;/&quot;;MID([.A1633];1;4);&quot;/&quot;)" office:value-type="string" office:string-value="20/06/2023/">
            <text:p>20/06/2023/</text:p>
          </table:table-cell>
        </table:table-row>
        <table:table-row table:style-name="ro1">
          <table:table-cell office:value-type="string">
            <text:p>2023-06-21T00:00:00.0/2023-06-22T00:00:00.0</text:p>
          </table:table-cell>
          <table:table-cell office:value-type="string">
            <text:p>11573.7744</text:p>
          </table:table-cell>
          <table:table-cell office:value-type="string">
            <text:p>7737.7061</text:p>
          </table:table-cell>
          <table:table-cell office:value-type="string">
            <text:p>4851.1831</text:p>
          </table:table-cell>
          <table:table-cell office:value-type="string">
            <text:p>2886.5232</text:p>
          </table:table-cell>
          <table:table-cell office:value-type="string">
            <text:p>7142.9243</text:p>
          </table:table-cell>
          <table:table-cell office:value-type="string">
            <text:p>5683.4927</text:p>
          </table:table-cell>
          <table:table-cell office:value-type="string">
            <text:p>2359.8877</text:p>
          </table:table-cell>
          <table:table-cell office:value-type="string">
            <text:p>3323.6050</text:p>
          </table:table-cell>
          <table:table-cell office:value-type="string">
            <text:p>3096.9912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634];9;2); &quot;/&quot;; MID([.A1634];6;2);&quot;/&quot;;MID([.A1634];1;4);&quot;/&quot;)" office:value-type="string" office:string-value="21/06/2023/">
            <text:p>21/06/2023/</text:p>
          </table:table-cell>
        </table:table-row>
        <table:table-row table:style-name="ro1">
          <table:table-cell office:value-type="string">
            <text:p>2023-06-22T00:00:00.0/2023-06-23T00:00:00.0</text:p>
          </table:table-cell>
          <table:table-cell office:value-type="string">
            <text:p>11571.7510</text:p>
          </table:table-cell>
          <table:table-cell office:value-type="string">
            <text:p>7749.9897</text:p>
          </table:table-cell>
          <table:table-cell office:value-type="string">
            <text:p>4951.9478</text:p>
          </table:table-cell>
          <table:table-cell office:value-type="string">
            <text:p>2798.0417</text:p>
          </table:table-cell>
          <table:table-cell office:value-type="string">
            <text:p>7269.8911</text:p>
          </table:table-cell>
          <table:table-cell office:value-type="string">
            <text:p>6879.4399</text:p>
          </table:table-cell>
          <table:table-cell office:value-type="string">
            <text:p>2889.7068</text:p>
          </table:table-cell>
          <table:table-cell office:value-type="string">
            <text:p>3989.7334</text:p>
          </table:table-cell>
          <table:table-cell office:value-type="string">
            <text:p>4420.507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635];9;2); &quot;/&quot;; MID([.A1635];6;2);&quot;/&quot;;MID([.A1635];1;4);&quot;/&quot;)" office:value-type="string" office:string-value="22/06/2023/">
            <text:p>22/06/2023/</text:p>
          </table:table-cell>
        </table:table-row>
        <table:table-row table:style-name="ro1">
          <table:table-cell office:value-type="string">
            <text:p>2023-06-23T00:00:00.0/2023-06-24T00:00:00.0</text:p>
          </table:table-cell>
          <table:table-cell office:value-type="string">
            <text:p>11568.3066</text:p>
          </table:table-cell>
          <table:table-cell office:value-type="string">
            <text:p>8053.6460</text:p>
          </table:table-cell>
          <table:table-cell office:value-type="string">
            <text:p>5892.3447</text:p>
          </table:table-cell>
          <table:table-cell office:value-type="string">
            <text:p>2161.3015</text:p>
          </table:table-cell>
          <table:table-cell office:value-type="string">
            <text:p>8672.1455</text:p>
          </table:table-cell>
          <table:table-cell office:value-type="string">
            <text:p>3957.7329</text:p>
          </table:table-cell>
          <table:table-cell office:value-type="string">
            <text:p>806.5923</text:p>
          </table:table-cell>
          <table:table-cell office:value-type="string">
            <text:p>3151.1406</text:p>
          </table:table-cell>
          <table:table-cell office:value-type="string">
            <text:p>1385.8241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636];9;2); &quot;/&quot;; MID([.A1636];6;2);&quot;/&quot;;MID([.A1636];1;4);&quot;/&quot;)" office:value-type="string" office:string-value="23/06/2023/">
            <text:p>23/06/2023/</text:p>
          </table:table-cell>
        </table:table-row>
        <table:table-row table:style-name="ro1">
          <table:table-cell office:value-type="string">
            <text:p>2023-06-24T00:00:00.0/2023-06-25T00:00:00.0</text:p>
          </table:table-cell>
          <table:table-cell office:value-type="string">
            <text:p>11563.4404</text:p>
          </table:table-cell>
          <table:table-cell office:value-type="string">
            <text:p>8184.0698</text:p>
          </table:table-cell>
          <table:table-cell office:value-type="string">
            <text:p>5985.0049</text:p>
          </table:table-cell>
          <table:table-cell office:value-type="string">
            <text:p>2199.0649</text:p>
          </table:table-cell>
          <table:table-cell office:value-type="string">
            <text:p>9129.9365</text:p>
          </table:table-cell>
          <table:table-cell office:value-type="string">
            <text:p>6165.4473</text:p>
          </table:table-cell>
          <table:table-cell office:value-type="string">
            <text:p>3431.1362</text:p>
          </table:table-cell>
          <table:table-cell office:value-type="string">
            <text:p>2734.3113</text:p>
          </table:table-cell>
          <table:table-cell office:value-type="string">
            <text:p>5077.6201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637];9;2); &quot;/&quot;; MID([.A1637];6;2);&quot;/&quot;;MID([.A1637];1;4);&quot;/&quot;)" office:value-type="string" office:string-value="24/06/2023/">
            <text:p>24/06/2023/</text:p>
          </table:table-cell>
        </table:table-row>
        <table:table-row table:style-name="ro1">
          <table:table-cell office:value-type="string">
            <text:p>2023-06-25T00:00:00.0/2023-06-26T00:00:00.0</text:p>
          </table:table-cell>
          <table:table-cell office:value-type="string">
            <text:p>11557.1445</text:p>
          </table:table-cell>
          <table:table-cell office:value-type="string">
            <text:p>8290.1689</text:p>
          </table:table-cell>
          <table:table-cell office:value-type="string">
            <text:p>6288.7422</text:p>
          </table:table-cell>
          <table:table-cell office:value-type="string">
            <text:p>2001.4265</text:p>
          </table:table-cell>
          <table:table-cell office:value-type="string">
            <text:p>9673.8604</text:p>
          </table:table-cell>
          <table:table-cell office:value-type="string">
            <text:p>7748.3848</text:p>
          </table:table-cell>
          <table:table-cell office:value-type="string">
            <text:p>5520.2173</text:p>
          </table:table-cell>
          <table:table-cell office:value-type="string">
            <text:p>2228.1672</text:p>
          </table:table-cell>
          <table:table-cell office:value-type="string">
            <text:p>8011.309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638];9;2); &quot;/&quot;; MID([.A1638];6;2);&quot;/&quot;;MID([.A1638];1;4);&quot;/&quot;)" office:value-type="string" office:string-value="25/06/2023/">
            <text:p>25/06/2023/</text:p>
          </table:table-cell>
        </table:table-row>
        <table:table-row table:style-name="ro1">
          <table:table-cell office:value-type="string">
            <text:p>2023-06-26T00:00:00.0/2023-06-27T00:00:00.0</text:p>
          </table:table-cell>
          <table:table-cell office:value-type="string">
            <text:p>11549.4629</text:p>
          </table:table-cell>
          <table:table-cell office:value-type="string">
            <text:p>8053.9497</text:p>
          </table:table-cell>
          <table:table-cell office:value-type="string">
            <text:p>5776.1914</text:p>
          </table:table-cell>
          <table:table-cell office:value-type="string">
            <text:p>2277.7583</text:p>
          </table:table-cell>
          <table:table-cell office:value-type="string">
            <text:p>8698.1182</text:p>
          </table:table-cell>
          <table:table-cell office:value-type="string">
            <text:p>7825.0112</text:p>
          </table:table-cell>
          <table:table-cell office:value-type="string">
            <text:p>5270.5464</text:p>
          </table:table-cell>
          <table:table-cell office:value-type="string">
            <text:p>2554.4646</text:p>
          </table:table-cell>
          <table:table-cell office:value-type="string">
            <text:p>8070.6255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639];9;2); &quot;/&quot;; MID([.A1639];6;2);&quot;/&quot;;MID([.A1639];1;4);&quot;/&quot;)" office:value-type="string" office:string-value="26/06/2023/">
            <text:p>26/06/2023/</text:p>
          </table:table-cell>
        </table:table-row>
        <table:table-row table:style-name="ro1">
          <table:table-cell office:value-type="string">
            <text:p>2023-06-27T00:00:00.0/2023-06-28T00:00:00.0</text:p>
          </table:table-cell>
          <table:table-cell office:value-type="string">
            <text:p>11540.3496</text:p>
          </table:table-cell>
          <table:table-cell office:value-type="string">
            <text:p>8182.6509</text:p>
          </table:table-cell>
          <table:table-cell office:value-type="string">
            <text:p>5880.2930</text:p>
          </table:table-cell>
          <table:table-cell office:value-type="string">
            <text:p>2302.3582</text:p>
          </table:table-cell>
          <table:table-cell office:value-type="string">
            <text:p>8768.5322</text:p>
          </table:table-cell>
          <table:table-cell office:value-type="string">
            <text:p>4960.6909</text:p>
          </table:table-cell>
          <table:table-cell office:value-type="string">
            <text:p>1447.4565</text:p>
          </table:table-cell>
          <table:table-cell office:value-type="string">
            <text:p>3513.2344</text:p>
          </table:table-cell>
          <table:table-cell office:value-type="string">
            <text:p>1840.0271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640];9;2); &quot;/&quot;; MID([.A1640];6;2);&quot;/&quot;;MID([.A1640];1;4);&quot;/&quot;)" office:value-type="string" office:string-value="27/06/2023/">
            <text:p>27/06/2023/</text:p>
          </table:table-cell>
        </table:table-row>
        <table:table-row table:style-name="ro1">
          <table:table-cell office:value-type="string">
            <text:p>2023-06-28T00:00:00.0/2023-06-29T00:00:00.0</text:p>
          </table:table-cell>
          <table:table-cell office:value-type="string">
            <text:p>11529.8691</text:p>
          </table:table-cell>
          <table:table-cell office:value-type="string">
            <text:p>8346.2666</text:p>
          </table:table-cell>
          <table:table-cell office:value-type="string">
            <text:p>6028.4609</text:p>
          </table:table-cell>
          <table:table-cell office:value-type="string">
            <text:p>2317.8059</text:p>
          </table:table-cell>
          <table:table-cell office:value-type="string">
            <text:p>9077.2910</text:p>
          </table:table-cell>
          <table:table-cell office:value-type="string">
            <text:p>6785.9321</text:p>
          </table:table-cell>
          <table:table-cell office:value-type="string">
            <text:p>3041.3040</text:p>
          </table:table-cell>
          <table:table-cell office:value-type="string">
            <text:p>3744.6282</text:p>
          </table:table-cell>
          <table:table-cell office:value-type="string">
            <text:p>4637.5547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641];9;2); &quot;/&quot;; MID([.A1641];6;2);&quot;/&quot;;MID([.A1641];1;4);&quot;/&quot;)" office:value-type="string" office:string-value="28/06/2023/">
            <text:p>28/06/2023/</text:p>
          </table:table-cell>
        </table:table-row>
        <table:table-row table:style-name="ro1">
          <table:table-cell office:value-type="string">
            <text:p>2023-06-29T00:00:00.0/2023-06-30T00:00:00.0</text:p>
          </table:table-cell>
          <table:table-cell office:value-type="string">
            <text:p>11517.9668</text:p>
          </table:table-cell>
          <table:table-cell office:value-type="string">
            <text:p>8609.9453</text:p>
          </table:table-cell>
          <table:table-cell office:value-type="string">
            <text:p>6978.3379</text:p>
          </table:table-cell>
          <table:table-cell office:value-type="string">
            <text:p>1631.6077</text:p>
          </table:table-cell>
          <table:table-cell office:value-type="string">
            <text:p>10929.4600</text:p>
          </table:table-cell>
          <table:table-cell office:value-type="string">
            <text:p>8609.9453</text:p>
          </table:table-cell>
          <table:table-cell office:value-type="string">
            <text:p>6978.3379</text:p>
          </table:table-cell>
          <table:table-cell office:value-type="string">
            <text:p>1631.6077</text:p>
          </table:table-cell>
          <table:table-cell office:value-type="string">
            <text:p>10929.4600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642];9;2); &quot;/&quot;; MID([.A1642];6;2);&quot;/&quot;;MID([.A1642];1;4);&quot;/&quot;)" office:value-type="string" office:string-value="29/06/2023/">
            <text:p>29/06/2023/</text:p>
          </table:table-cell>
        </table:table-row>
        <table:table-row table:style-name="ro1">
          <table:table-cell office:value-type="string">
            <text:p>2023-06-30T00:00:00.0/2023-07-01T00:00:00.0</text:p>
          </table:table-cell>
          <table:table-cell office:value-type="string">
            <text:p>11504.7041</text:p>
          </table:table-cell>
          <table:table-cell office:value-type="string">
            <text:p>7703.6421</text:p>
          </table:table-cell>
          <table:table-cell office:value-type="string">
            <text:p>4564.1997</text:p>
          </table:table-cell>
          <table:table-cell office:value-type="string">
            <text:p>3139.4426</text:p>
          </table:table-cell>
          <table:table-cell office:value-type="string">
            <text:p>6812.9556</text:p>
          </table:table-cell>
          <table:table-cell office:value-type="string">
            <text:p>2447.9614</text:p>
          </table:table-cell>
          <table:table-cell office:value-type="string">
            <text:p>61.5691</text:p>
          </table:table-cell>
          <table:table-cell office:value-type="string">
            <text:p>2386.3923</text:p>
          </table:table-cell>
          <table:table-cell office:value-type="string">
            <text:p>99.7371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643];9;2); &quot;/&quot;; MID([.A1643];6;2);&quot;/&quot;;MID([.A1643];1;4);&quot;/&quot;)" office:value-type="string" office:string-value="30/06/2023/">
            <text:p>30/06/2023/</text:p>
          </table:table-cell>
        </table:table-row>
        <table:table-row table:style-name="ro1">
          <table:table-cell office:value-type="string">
            <text:p>2023-07-01T00:00:00.0/2023-07-02T00:00:00.0</text:p>
          </table:table-cell>
          <table:table-cell office:value-type="string">
            <text:p>11490.0273</text:p>
          </table:table-cell>
          <table:table-cell office:value-type="string">
            <text:p>7972.9702</text:p>
          </table:table-cell>
          <table:table-cell office:value-type="string">
            <text:p>5370.3794</text:p>
          </table:table-cell>
          <table:table-cell office:value-type="string">
            <text:p>2602.5906</text:p>
          </table:table-cell>
          <table:table-cell office:value-type="string">
            <text:p>7841.5298</text:p>
          </table:table-cell>
          <table:table-cell office:value-type="string">
            <text:p>6611.6782</text:p>
          </table:table-cell>
          <table:table-cell office:value-type="string">
            <text:p>3452.0122</text:p>
          </table:table-cell>
          <table:table-cell office:value-type="string">
            <text:p>3159.6658</text:p>
          </table:table-cell>
          <table:table-cell office:value-type="string">
            <text:p>4899.8994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644];9;2); &quot;/&quot;; MID([.A1644];6;2);&quot;/&quot;;MID([.A1644];1;4);&quot;/&quot;)" office:value-type="string" office:string-value="01/07/2023/">
            <text:p>01/07/2023/</text:p>
          </table:table-cell>
        </table:table-row>
        <table:table-row table:style-name="ro1">
          <table:table-cell office:value-type="string">
            <text:p>2023-07-02T00:00:00.0/2023-07-03T00:00:00.0</text:p>
          </table:table-cell>
          <table:table-cell office:value-type="string">
            <text:p>11473.9736</text:p>
          </table:table-cell>
          <table:table-cell office:value-type="string">
            <text:p>8317.8691</text:p>
          </table:table-cell>
          <table:table-cell office:value-type="string">
            <text:p>6294.6445</text:p>
          </table:table-cell>
          <table:table-cell office:value-type="string">
            <text:p>2023.2244</text:p>
          </table:table-cell>
          <table:table-cell office:value-type="string">
            <text:p>9651.3564</text:p>
          </table:table-cell>
          <table:table-cell office:value-type="string">
            <text:p>5038.9917</text:p>
          </table:table-cell>
          <table:table-cell office:value-type="string">
            <text:p>1641.9644</text:p>
          </table:table-cell>
          <table:table-cell office:value-type="string">
            <text:p>3397.0273</text:p>
          </table:table-cell>
          <table:table-cell office:value-type="string">
            <text:p>2708.7437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645];9;2); &quot;/&quot;; MID([.A1645];6;2);&quot;/&quot;;MID([.A1645];1;4);&quot;/&quot;)" office:value-type="string" office:string-value="02/07/2023/">
            <text:p>02/07/2023/</text:p>
          </table:table-cell>
        </table:table-row>
        <table:table-row table:style-name="ro1">
          <table:table-cell office:value-type="string">
            <text:p>2023-07-03T00:00:00.0/2023-07-04T00:00:00.0</text:p>
          </table:table-cell>
          <table:table-cell office:value-type="string">
            <text:p>11456.5654</text:p>
          </table:table-cell>
          <table:table-cell office:value-type="string">
            <text:p>8121.5010</text:p>
          </table:table-cell>
          <table:table-cell office:value-type="string">
            <text:p>5686.3613</text:p>
          </table:table-cell>
          <table:table-cell office:value-type="string">
            <text:p>2435.1399</text:p>
          </table:table-cell>
          <table:table-cell office:value-type="string">
            <text:p>8605.8604</text:p>
          </table:table-cell>
          <table:table-cell office:value-type="string">
            <text:p>5165.8364</text:p>
          </table:table-cell>
          <table:table-cell office:value-type="string">
            <text:p>1795.5848</text:p>
          </table:table-cell>
          <table:table-cell office:value-type="string">
            <text:p>3370.2517</text:p>
          </table:table-cell>
          <table:table-cell office:value-type="string">
            <text:p>2841.8245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646];9;2); &quot;/&quot;; MID([.A1646];6;2);&quot;/&quot;;MID([.A1646];1;4);&quot;/&quot;)" office:value-type="string" office:string-value="03/07/2023/">
            <text:p>03/07/2023/</text:p>
          </table:table-cell>
        </table:table-row>
        <table:table-row table:style-name="ro1">
          <table:table-cell office:value-type="string">
            <text:p>2023-07-04T00:00:00.0/2023-07-05T00:00:00.0</text:p>
          </table:table-cell>
          <table:table-cell office:value-type="string">
            <text:p>11437.7871</text:p>
          </table:table-cell>
          <table:table-cell office:value-type="string">
            <text:p>7951.8398</text:p>
          </table:table-cell>
          <table:table-cell office:value-type="string">
            <text:p>5396.9517</text:p>
          </table:table-cell>
          <table:table-cell office:value-type="string">
            <text:p>2554.8882</text:p>
          </table:table-cell>
          <table:table-cell office:value-type="string">
            <text:p>8182.5220</text:p>
          </table:table-cell>
          <table:table-cell office:value-type="string">
            <text:p>5013.9321</text:p>
          </table:table-cell>
          <table:table-cell office:value-type="string">
            <text:p>1612.6732</text:p>
          </table:table-cell>
          <table:table-cell office:value-type="string">
            <text:p>3401.2590</text:p>
          </table:table-cell>
          <table:table-cell office:value-type="string">
            <text:p>3224.8269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647];9;2); &quot;/&quot;; MID([.A1647];6;2);&quot;/&quot;;MID([.A1647];1;4);&quot;/&quot;)" office:value-type="string" office:string-value="04/07/2023/">
            <text:p>04/07/2023/</text:p>
          </table:table-cell>
        </table:table-row>
        <table:table-row table:style-name="ro1">
          <table:table-cell office:value-type="string">
            <text:p>2023-07-05T00:00:00.0/2023-07-06T00:00:00.0</text:p>
          </table:table-cell>
          <table:table-cell office:value-type="string">
            <text:p>11417.6533</text:p>
          </table:table-cell>
          <table:table-cell office:value-type="string">
            <text:p>8190.1074</text:p>
          </table:table-cell>
          <table:table-cell office:value-type="string">
            <text:p>6052.9282</text:p>
          </table:table-cell>
          <table:table-cell office:value-type="string">
            <text:p>2137.1794</text:p>
          </table:table-cell>
          <table:table-cell office:value-type="string">
            <text:p>9365.2910</text:p>
          </table:table-cell>
          <table:table-cell office:value-type="string">
            <text:p>5155.4194</text:p>
          </table:table-cell>
          <table:table-cell office:value-type="string">
            <text:p>2192.0994</text:p>
          </table:table-cell>
          <table:table-cell office:value-type="string">
            <text:p>2963.3201</text:p>
          </table:table-cell>
          <table:table-cell office:value-type="string">
            <text:p>3732.3267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648];9;2); &quot;/&quot;; MID([.A1648];6;2);&quot;/&quot;;MID([.A1648];1;4);&quot;/&quot;)" office:value-type="string" office:string-value="05/07/2023/">
            <text:p>05/07/2023/</text:p>
          </table:table-cell>
        </table:table-row>
        <table:table-row table:style-name="ro1">
          <table:table-cell office:value-type="string">
            <text:p>2023-07-06T00:00:00.0/2023-07-07T00:00:00.0</text:p>
          </table:table-cell>
          <table:table-cell office:value-type="string">
            <text:p>11396.1885</text:p>
          </table:table-cell>
          <table:table-cell office:value-type="string">
            <text:p>8261.7236</text:p>
          </table:table-cell>
          <table:table-cell office:value-type="string">
            <text:p>6027.6636</text:p>
          </table:table-cell>
          <table:table-cell office:value-type="string">
            <text:p>2234.0603</text:p>
          </table:table-cell>
          <table:table-cell office:value-type="string">
            <text:p>9324.7197</text:p>
          </table:table-cell>
          <table:table-cell office:value-type="string">
            <text:p>7570.5771</text:p>
          </table:table-cell>
          <table:table-cell office:value-type="string">
            <text:p>4601.4482</text:p>
          </table:table-cell>
          <table:table-cell office:value-type="string">
            <text:p>2969.1289</text:p>
          </table:table-cell>
          <table:table-cell office:value-type="string">
            <text:p>7409.1875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649];9;2); &quot;/&quot;; MID([.A1649];6;2);&quot;/&quot;;MID([.A1649];1;4);&quot;/&quot;)" office:value-type="string" office:string-value="06/07/2023/">
            <text:p>06/07/2023/</text:p>
          </table:table-cell>
        </table:table-row>
        <table:table-row table:style-name="ro1">
          <table:table-cell office:value-type="string">
            <text:p>2023-07-07T00:00:00.0/2023-07-08T00:00:00.0</text:p>
          </table:table-cell>
          <table:table-cell office:value-type="string">
            <text:p>11373.3564</text:p>
          </table:table-cell>
          <table:table-cell office:value-type="string">
            <text:p>8302.8281</text:p>
          </table:table-cell>
          <table:table-cell office:value-type="string">
            <text:p>6310.6206</text:p>
          </table:table-cell>
          <table:table-cell office:value-type="string">
            <text:p>1992.2074</text:p>
          </table:table-cell>
          <table:table-cell office:value-type="string">
            <text:p>9683.9219</text:p>
          </table:table-cell>
          <table:table-cell office:value-type="string">
            <text:p>8302.8281</text:p>
          </table:table-cell>
          <table:table-cell office:value-type="string">
            <text:p>6310.6206</text:p>
          </table:table-cell>
          <table:table-cell office:value-type="string">
            <text:p>1992.2074</text:p>
          </table:table-cell>
          <table:table-cell office:value-type="string">
            <text:p>9683.9219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650];9;2); &quot;/&quot;; MID([.A1650];6;2);&quot;/&quot;;MID([.A1650];1;4);&quot;/&quot;)" office:value-type="string" office:string-value="07/07/2023/">
            <text:p>07/07/2023/</text:p>
          </table:table-cell>
        </table:table-row>
        <table:table-row table:style-name="ro1">
          <table:table-cell office:value-type="string">
            <text:p>2023-07-08T00:00:00.0/2023-07-09T00:00:00.0</text:p>
          </table:table-cell>
          <table:table-cell office:value-type="string">
            <text:p>11349.2266</text:p>
          </table:table-cell>
          <table:table-cell office:value-type="string">
            <text:p>8559.2490</text:p>
          </table:table-cell>
          <table:table-cell office:value-type="string">
            <text:p>7116.3560</text:p>
          </table:table-cell>
          <table:table-cell office:value-type="string">
            <text:p>1442.8937</text:p>
          </table:table-cell>
          <table:table-cell office:value-type="string">
            <text:p>11230.9561</text:p>
          </table:table-cell>
          <table:table-cell office:value-type="string">
            <text:p>8123.9604</text:p>
          </table:table-cell>
          <table:table-cell office:value-type="string">
            <text:p>5867.2925</text:p>
          </table:table-cell>
          <table:table-cell office:value-type="string">
            <text:p>2256.6685</text:p>
          </table:table-cell>
          <table:table-cell office:value-type="string">
            <text:p>9575.7256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651];9;2); &quot;/&quot;; MID([.A1651];6;2);&quot;/&quot;;MID([.A1651];1;4);&quot;/&quot;)" office:value-type="string" office:string-value="08/07/2023/">
            <text:p>08/07/2023/</text:p>
          </table:table-cell>
        </table:table-row>
        <table:table-row table:style-name="ro1">
          <table:table-cell office:value-type="string">
            <text:p>2023-07-09T00:00:00.0/2023-07-10T00:00:00.0</text:p>
          </table:table-cell>
          <table:table-cell office:value-type="string">
            <text:p>11323.7529</text:p>
          </table:table-cell>
          <table:table-cell office:value-type="string">
            <text:p>8234.9453</text:p>
          </table:table-cell>
          <table:table-cell office:value-type="string">
            <text:p>6259.8521</text:p>
          </table:table-cell>
          <table:table-cell office:value-type="string">
            <text:p>1975.0931</text:p>
          </table:table-cell>
          <table:table-cell office:value-type="string">
            <text:p>9642.0059</text:p>
          </table:table-cell>
          <table:table-cell office:value-type="string">
            <text:p>8234.9453</text:p>
          </table:table-cell>
          <table:table-cell office:value-type="string">
            <text:p>6259.8521</text:p>
          </table:table-cell>
          <table:table-cell office:value-type="string">
            <text:p>1975.0931</text:p>
          </table:table-cell>
          <table:table-cell office:value-type="string">
            <text:p>9642.0059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652];9;2); &quot;/&quot;; MID([.A1652];6;2);&quot;/&quot;;MID([.A1652];1;4);&quot;/&quot;)" office:value-type="string" office:string-value="09/07/2023/">
            <text:p>09/07/2023/</text:p>
          </table:table-cell>
        </table:table-row>
        <table:table-row table:style-name="ro1">
          <table:table-cell office:value-type="string">
            <text:p>2023-07-10T00:00:00.0/2023-07-11T00:00:00.0</text:p>
          </table:table-cell>
          <table:table-cell office:value-type="string">
            <text:p>11296.9922</text:p>
          </table:table-cell>
          <table:table-cell office:value-type="string">
            <text:p>7524.8789</text:p>
          </table:table-cell>
          <table:table-cell office:value-type="string">
            <text:p>4535.0283</text:p>
          </table:table-cell>
          <table:table-cell office:value-type="string">
            <text:p>2989.8508</text:p>
          </table:table-cell>
          <table:table-cell office:value-type="string">
            <text:p>6778.5869</text:p>
          </table:table-cell>
          <table:table-cell office:value-type="string">
            <text:p>3707.4519</text:p>
          </table:table-cell>
          <table:table-cell office:value-type="string">
            <text:p>756.7684</text:p>
          </table:table-cell>
          <table:table-cell office:value-type="string">
            <text:p>2950.6833</text:p>
          </table:table-cell>
          <table:table-cell office:value-type="string">
            <text:p>1421.9285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653];9;2); &quot;/&quot;; MID([.A1653];6;2);&quot;/&quot;;MID([.A1653];1;4);&quot;/&quot;)" office:value-type="string" office:string-value="10/07/2023/">
            <text:p>10/07/2023/</text:p>
          </table:table-cell>
        </table:table-row>
        <table:table-row table:style-name="ro1">
          <table:table-cell office:value-type="string">
            <text:p>2023-07-11T00:00:00.0/2023-07-12T00:00:00.0</text:p>
          </table:table-cell>
          <table:table-cell office:value-type="string">
            <text:p>11268.9209</text:p>
          </table:table-cell>
          <table:table-cell office:value-type="string">
            <text:p>7803.5083</text:p>
          </table:table-cell>
          <table:table-cell office:value-type="string">
            <text:p>5360.0713</text:p>
          </table:table-cell>
          <table:table-cell office:value-type="string">
            <text:p>2443.4373</text:p>
          </table:table-cell>
          <table:table-cell office:value-type="string">
            <text:p>8041.8042</text:p>
          </table:table-cell>
          <table:table-cell office:value-type="string">
            <text:p>7549.9722</text:p>
          </table:table-cell>
          <table:table-cell office:value-type="string">
            <text:p>5022.1484</text:p>
          </table:table-cell>
          <table:table-cell office:value-type="string">
            <text:p>2527.8237</text:p>
          </table:table-cell>
          <table:table-cell office:value-type="string">
            <text:p>7281.4980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654];9;2); &quot;/&quot;; MID([.A1654];6;2);&quot;/&quot;;MID([.A1654];1;4);&quot;/&quot;)" office:value-type="string" office:string-value="11/07/2023/">
            <text:p>11/07/2023/</text:p>
          </table:table-cell>
        </table:table-row>
        <table:table-row table:style-name="ro1">
          <table:table-cell office:value-type="string">
            <text:p>2023-07-12T00:00:00.0/2023-07-13T00:00:00.0</text:p>
          </table:table-cell>
          <table:table-cell office:value-type="string">
            <text:p>11239.5605</text:p>
          </table:table-cell>
          <table:table-cell office:value-type="string">
            <text:p>7828.7812</text:p>
          </table:table-cell>
          <table:table-cell office:value-type="string">
            <text:p>5423.8188</text:p>
          </table:table-cell>
          <table:table-cell office:value-type="string">
            <text:p>2404.9626</text:p>
          </table:table-cell>
          <table:table-cell office:value-type="string">
            <text:p>8179.1655</text:p>
          </table:table-cell>
          <table:table-cell office:value-type="string">
            <text:p>4835.2520</text:p>
          </table:table-cell>
          <table:table-cell office:value-type="string">
            <text:p>1289.4607</text:p>
          </table:table-cell>
          <table:table-cell office:value-type="string">
            <text:p>3545.7913</text:p>
          </table:table-cell>
          <table:table-cell office:value-type="string">
            <text:p>1819.4160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655];9;2); &quot;/&quot;; MID([.A1655];6;2);&quot;/&quot;;MID([.A1655];1;4);&quot;/&quot;)" office:value-type="string" office:string-value="12/07/2023/">
            <text:p>12/07/2023/</text:p>
          </table:table-cell>
        </table:table-row>
        <table:table-row table:style-name="ro1">
          <table:table-cell office:value-type="string">
            <text:p>2023-07-13T00:00:00.0/2023-07-14T00:00:00.0</text:p>
          </table:table-cell>
          <table:table-cell office:value-type="string">
            <text:p>11208.9248</text:p>
          </table:table-cell>
          <table:table-cell office:value-type="string">
            <text:p>7798.1875</text:p>
          </table:table-cell>
          <table:table-cell office:value-type="string">
            <text:p>5104.1113</text:p>
          </table:table-cell>
          <table:table-cell office:value-type="string">
            <text:p>2694.0762</text:p>
          </table:table-cell>
          <table:table-cell office:value-type="string">
            <text:p>7631.9058</text:p>
          </table:table-cell>
          <table:table-cell office:value-type="string">
            <text:p>6136.2490</text:p>
          </table:table-cell>
          <table:table-cell office:value-type="string">
            <text:p>2663.1292</text:p>
          </table:table-cell>
          <table:table-cell office:value-type="string">
            <text:p>3473.1201</text:p>
          </table:table-cell>
          <table:table-cell office:value-type="string">
            <text:p>3574.0847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656];9;2); &quot;/&quot;; MID([.A1656];6;2);&quot;/&quot;;MID([.A1656];1;4);&quot;/&quot;)" office:value-type="string" office:string-value="13/07/2023/">
            <text:p>13/07/2023/</text:p>
          </table:table-cell>
        </table:table-row>
        <table:table-row table:style-name="ro1">
          <table:table-cell office:value-type="string">
            <text:p>2023-07-14T00:00:00.0/2023-07-15T00:00:00.0</text:p>
          </table:table-cell>
          <table:table-cell office:value-type="string">
            <text:p>11177.0264</text:p>
          </table:table-cell>
          <table:table-cell office:value-type="string">
            <text:p>7858.4243</text:p>
          </table:table-cell>
          <table:table-cell office:value-type="string">
            <text:p>5344.5156</text:p>
          </table:table-cell>
          <table:table-cell office:value-type="string">
            <text:p>2513.9089</text:p>
          </table:table-cell>
          <table:table-cell office:value-type="string">
            <text:p>8137.5547</text:p>
          </table:table-cell>
          <table:table-cell office:value-type="string">
            <text:p>6583.0532</text:p>
          </table:table-cell>
          <table:table-cell office:value-type="string">
            <text:p>2605.3728</text:p>
          </table:table-cell>
          <table:table-cell office:value-type="string">
            <text:p>3977.6807</text:p>
          </table:table-cell>
          <table:table-cell office:value-type="string">
            <text:p>4199.4229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657];9;2); &quot;/&quot;; MID([.A1657];6;2);&quot;/&quot;;MID([.A1657];1;4);&quot;/&quot;)" office:value-type="string" office:string-value="14/07/2023/">
            <text:p>14/07/2023/</text:p>
          </table:table-cell>
        </table:table-row>
        <table:table-row table:style-name="ro1">
          <table:table-cell office:value-type="string">
            <text:p>2023-07-15T00:00:00.0/2023-07-16T00:00:00.0</text:p>
          </table:table-cell>
          <table:table-cell office:value-type="string">
            <text:p>11143.9102</text:p>
          </table:table-cell>
          <table:table-cell office:value-type="string">
            <text:p>8294.7920</text:p>
          </table:table-cell>
          <table:table-cell office:value-type="string">
            <text:p>7016.6162</text:p>
          </table:table-cell>
          <table:table-cell office:value-type="string">
            <text:p>1278.1757</text:p>
          </table:table-cell>
          <table:table-cell office:value-type="string">
            <text:p>11212.0967</text:p>
          </table:table-cell>
          <table:table-cell office:value-type="string">
            <text:p>8280.0205</text:p>
          </table:table-cell>
          <table:table-cell office:value-type="string">
            <text:p>7005.7598</text:p>
          </table:table-cell>
          <table:table-cell office:value-type="string">
            <text:p>1274.2605</text:p>
          </table:table-cell>
          <table:table-cell office:value-type="string">
            <text:p>11085.1729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658];9;2); &quot;/&quot;; MID([.A1658];6;2);&quot;/&quot;;MID([.A1658];1;4);&quot;/&quot;)" office:value-type="string" office:string-value="15/07/2023/">
            <text:p>15/07/2023/</text:p>
          </table:table-cell>
        </table:table-row>
        <table:table-row table:style-name="ro1">
          <table:table-cell office:value-type="string">
            <text:p>2023-07-16T00:00:00.0/2023-07-17T00:00:00.0</text:p>
          </table:table-cell>
          <table:table-cell office:value-type="string">
            <text:p>11109.5312</text:p>
          </table:table-cell>
          <table:table-cell office:value-type="string">
            <text:p>7882.7368</text:p>
          </table:table-cell>
          <table:table-cell office:value-type="string">
            <text:p>5781.4438</text:p>
          </table:table-cell>
          <table:table-cell office:value-type="string">
            <text:p>2101.2930</text:p>
          </table:table-cell>
          <table:table-cell office:value-type="string">
            <text:p>9072.3311</text:p>
          </table:table-cell>
          <table:table-cell office:value-type="string">
            <text:p>3924.4248</text:p>
          </table:table-cell>
          <table:table-cell office:value-type="string">
            <text:p>1609.3381</text:p>
          </table:table-cell>
          <table:table-cell office:value-type="string">
            <text:p>2315.0867</text:p>
          </table:table-cell>
          <table:table-cell office:value-type="string">
            <text:p>2934.1133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659];9;2); &quot;/&quot;; MID([.A1659];6;2);&quot;/&quot;;MID([.A1659];1;4);&quot;/&quot;)" office:value-type="string" office:string-value="16/07/2023/">
            <text:p>16/07/2023/</text:p>
          </table:table-cell>
        </table:table-row>
        <table:table-row table:style-name="ro1">
          <table:table-cell office:value-type="string">
            <text:p>2023-07-17T00:00:00.0/2023-07-18T00:00:00.0</text:p>
          </table:table-cell>
          <table:table-cell office:value-type="string">
            <text:p>11073.9277</text:p>
          </table:table-cell>
          <table:table-cell office:value-type="string">
            <text:p>7850.5312</text:p>
          </table:table-cell>
          <table:table-cell office:value-type="string">
            <text:p>5641.0811</text:p>
          </table:table-cell>
          <table:table-cell office:value-type="string">
            <text:p>2209.4504</text:p>
          </table:table-cell>
          <table:table-cell office:value-type="string">
            <text:p>8733.9336</text:p>
          </table:table-cell>
          <table:table-cell office:value-type="string">
            <text:p>5223.9053</text:p>
          </table:table-cell>
          <table:table-cell office:value-type="string">
            <text:p>2363.9424</text:p>
          </table:table-cell>
          <table:table-cell office:value-type="string">
            <text:p>2859.9629</text:p>
          </table:table-cell>
          <table:table-cell office:value-type="string">
            <text:p>3810.9050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1660];9;2); &quot;/&quot;; MID([.A1660];6;2);&quot;/&quot;;MID([.A1660];1;4);&quot;/&quot;)" office:value-type="string" office:string-value="17/07/2023/">
            <text:p>17/07/2023/</text:p>
          </table:table-cell>
        </table:table-row>
        <table:table-row table:style-name="ro1">
          <table:table-cell office:value-type="string">
            <text:p>2023-07-18T00:00:00.0/2023-07-19T00:00:00.0</text:p>
          </table:table-cell>
          <table:table-cell office:value-type="string">
            <text:p>11037.1143</text:p>
          </table:table-cell>
          <table:table-cell office:value-type="string">
            <text:p>8099.9185</text:p>
          </table:table-cell>
          <table:table-cell office:value-type="string">
            <text:p>6444.3574</text:p>
          </table:table-cell>
          <table:table-cell office:value-type="string">
            <text:p>1655.5610</text:p>
          </table:table-cell>
          <table:table-cell office:value-type="string">
            <text:p>10161.0469</text:p>
          </table:table-cell>
          <table:table-cell office:value-type="string">
            <text:p>7736.7632</text:p>
          </table:table-cell>
          <table:table-cell office:value-type="string">
            <text:p>5688.5278</text:p>
          </table:table-cell>
          <table:table-cell office:value-type="string">
            <text:p>2048.2354</text:p>
          </table:table-cell>
          <table:table-cell office:value-type="string">
            <text:p>8667.8438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661];9;2); &quot;/&quot;; MID([.A1661];6;2);&quot;/&quot;;MID([.A1661];1;4);&quot;/&quot;)" office:value-type="string" office:string-value="18/07/2023/">
            <text:p>18/07/2023/</text:p>
          </table:table-cell>
        </table:table-row>
        <table:table-row table:style-name="ro1">
          <table:table-cell office:value-type="string">
            <text:p>2023-07-19T00:00:00.0/2023-07-20T00:00:00.0</text:p>
          </table:table-cell>
          <table:table-cell office:value-type="string">
            <text:p>10999.1025</text:p>
          </table:table-cell>
          <table:table-cell office:value-type="string">
            <text:p>7815.6553</text:p>
          </table:table-cell>
          <table:table-cell office:value-type="string">
            <text:p>5714.3022</text:p>
          </table:table-cell>
          <table:table-cell office:value-type="string">
            <text:p>2101.3528</text:p>
          </table:table-cell>
          <table:table-cell office:value-type="string">
            <text:p>8808.3145</text:p>
          </table:table-cell>
          <table:table-cell office:value-type="string">
            <text:p>6374.5054</text:p>
          </table:table-cell>
          <table:table-cell office:value-type="string">
            <text:p>3682.9070</text:p>
          </table:table-cell>
          <table:table-cell office:value-type="string">
            <text:p>2691.5981</text:p>
          </table:table-cell>
          <table:table-cell office:value-type="string">
            <text:p>5029.7959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662];9;2); &quot;/&quot;; MID([.A1662];6;2);&quot;/&quot;;MID([.A1662];1;4);&quot;/&quot;)" office:value-type="string" office:string-value="19/07/2023/">
            <text:p>19/07/2023/</text:p>
          </table:table-cell>
        </table:table-row>
        <table:table-row table:style-name="ro1">
          <table:table-cell office:value-type="string">
            <text:p>2023-07-20T00:00:00.0/2023-07-21T00:00:00.0</text:p>
          </table:table-cell>
          <table:table-cell office:value-type="string">
            <text:p>10959.9082</text:p>
          </table:table-cell>
          <table:table-cell office:value-type="string">
            <text:p>7612.2993</text:p>
          </table:table-cell>
          <table:table-cell office:value-type="string">
            <text:p>4955.0879</text:p>
          </table:table-cell>
          <table:table-cell office:value-type="string">
            <text:p>2657.2112</text:p>
          </table:table-cell>
          <table:table-cell office:value-type="string">
            <text:p>7496.4272</text:p>
          </table:table-cell>
          <table:table-cell office:value-type="string">
            <text:p>5222.4390</text:p>
          </table:table-cell>
          <table:table-cell office:value-type="string">
            <text:p>2007.3203</text:p>
          </table:table-cell>
          <table:table-cell office:value-type="string">
            <text:p>3215.1187</text:p>
          </table:table-cell>
          <table:table-cell office:value-type="string">
            <text:p>3326.8008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663];9;2); &quot;/&quot;; MID([.A1663];6;2);&quot;/&quot;;MID([.A1663];1;4);&quot;/&quot;)" office:value-type="string" office:string-value="20/07/2023/">
            <text:p>20/07/2023/</text:p>
          </table:table-cell>
        </table:table-row>
        <table:table-row table:style-name="ro1">
          <table:table-cell office:value-type="string">
            <text:p>2023-07-21T00:00:00.0/2023-07-22T00:00:00.0</text:p>
          </table:table-cell>
          <table:table-cell office:value-type="string">
            <text:p>10919.5264</text:p>
          </table:table-cell>
          <table:table-cell office:value-type="string">
            <text:p>7404.9395</text:p>
          </table:table-cell>
          <table:table-cell office:value-type="string">
            <text:p>4479.7246</text:p>
          </table:table-cell>
          <table:table-cell office:value-type="string">
            <text:p>2925.2144</text:p>
          </table:table-cell>
          <table:table-cell office:value-type="string">
            <text:p>6732.8472</text:p>
          </table:table-cell>
          <table:table-cell office:value-type="string">
            <text:p>4984.0791</text:p>
          </table:table-cell>
          <table:table-cell office:value-type="string">
            <text:p>1623.4769</text:p>
          </table:table-cell>
          <table:table-cell office:value-type="string">
            <text:p>3360.6023</text:p>
          </table:table-cell>
          <table:table-cell office:value-type="string">
            <text:p>2387.9939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664];9;2); &quot;/&quot;; MID([.A1664];6;2);&quot;/&quot;;MID([.A1664];1;4);&quot;/&quot;)" office:value-type="string" office:string-value="21/07/2023/">
            <text:p>21/07/2023/</text:p>
          </table:table-cell>
        </table:table-row>
        <table:table-row table:style-name="ro1">
          <table:table-cell office:value-type="string">
            <text:p>2023-07-22T00:00:00.0/2023-07-23T00:00:00.0</text:p>
          </table:table-cell>
          <table:table-cell office:value-type="string">
            <text:p>10877.9961</text:p>
          </table:table-cell>
          <table:table-cell office:value-type="string">
            <text:p>7588.4678</text:p>
          </table:table-cell>
          <table:table-cell office:value-type="string">
            <text:p>5016.8716</text:p>
          </table:table-cell>
          <table:table-cell office:value-type="string">
            <text:p>2571.5962</text:p>
          </table:table-cell>
          <table:table-cell office:value-type="string">
            <text:p>7901.9062</text:p>
          </table:table-cell>
          <table:table-cell office:value-type="string">
            <text:p>6014.0981</text:p>
          </table:table-cell>
          <table:table-cell office:value-type="string">
            <text:p>2625.6985</text:p>
          </table:table-cell>
          <table:table-cell office:value-type="string">
            <text:p>3388.3994</text:p>
          </table:table-cell>
          <table:table-cell office:value-type="string">
            <text:p>4739.0186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665];9;2); &quot;/&quot;; MID([.A1665];6;2);&quot;/&quot;;MID([.A1665];1;4);&quot;/&quot;)" office:value-type="string" office:string-value="22/07/2023/">
            <text:p>22/07/2023/</text:p>
          </table:table-cell>
        </table:table-row>
        <table:table-row table:style-name="ro1">
          <table:table-cell office:value-type="string">
            <text:p>2023-07-23T00:00:00.0/2023-07-24T00:00:00.0</text:p>
          </table:table-cell>
          <table:table-cell office:value-type="string">
            <text:p>10835.3535</text:p>
          </table:table-cell>
          <table:table-cell office:value-type="string">
            <text:p>7805.7500</text:p>
          </table:table-cell>
          <table:table-cell office:value-type="string">
            <text:p>6017.7085</text:p>
          </table:table-cell>
          <table:table-cell office:value-type="string">
            <text:p>1788.0413</text:p>
          </table:table-cell>
          <table:table-cell office:value-type="string">
            <text:p>9433.5830</text:p>
          </table:table-cell>
          <table:table-cell office:value-type="string">
            <text:p>6359.4023</text:p>
          </table:table-cell>
          <table:table-cell office:value-type="string">
            <text:p>3312.6133</text:p>
          </table:table-cell>
          <table:table-cell office:value-type="string">
            <text:p>3046.7888</text:p>
          </table:table-cell>
          <table:table-cell office:value-type="string">
            <text:p>4768.2754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666];9;2); &quot;/&quot;; MID([.A1666];6;2);&quot;/&quot;;MID([.A1666];1;4);&quot;/&quot;)" office:value-type="string" office:string-value="23/07/2023/">
            <text:p>23/07/2023/</text:p>
          </table:table-cell>
        </table:table-row>
        <table:table-row table:style-name="ro1">
          <table:table-cell office:value-type="string">
            <text:p>2023-07-24T00:00:00.0/2023-07-25T00:00:00.0</text:p>
          </table:table-cell>
          <table:table-cell office:value-type="string">
            <text:p>10791.5840</text:p>
          </table:table-cell>
          <table:table-cell office:value-type="string">
            <text:p>7295.7285</text:p>
          </table:table-cell>
          <table:table-cell office:value-type="string">
            <text:p>4584.6982</text:p>
          </table:table-cell>
          <table:table-cell office:value-type="string">
            <text:p>2711.0308</text:p>
          </table:table-cell>
          <table:table-cell office:value-type="string">
            <text:p>7019.1279</text:p>
          </table:table-cell>
          <table:table-cell office:value-type="string">
            <text:p>4236.6992</text:p>
          </table:table-cell>
          <table:table-cell office:value-type="string">
            <text:p>1107.3483</text:p>
          </table:table-cell>
          <table:table-cell office:value-type="string">
            <text:p>3129.3508</text:p>
          </table:table-cell>
          <table:table-cell office:value-type="string">
            <text:p>1713.6866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667];9;2); &quot;/&quot;; MID([.A1667];6;2);&quot;/&quot;;MID([.A1667];1;4);&quot;/&quot;)" office:value-type="string" office:string-value="24/07/2023/">
            <text:p>24/07/2023/</text:p>
          </table:table-cell>
        </table:table-row>
        <table:table-row table:style-name="ro1">
          <table:table-cell office:value-type="string">
            <text:p>2023-07-25T00:00:00.0/2023-07-26T00:00:00.0</text:p>
          </table:table-cell>
          <table:table-cell office:value-type="string">
            <text:p>10746.6836</text:p>
          </table:table-cell>
          <table:table-cell office:value-type="string">
            <text:p>7607.8867</text:p>
          </table:table-cell>
          <table:table-cell office:value-type="string">
            <text:p>5455.8149</text:p>
          </table:table-cell>
          <table:table-cell office:value-type="string">
            <text:p>2152.0718</text:p>
          </table:table-cell>
          <table:table-cell office:value-type="string">
            <text:p>8545.2822</text:p>
          </table:table-cell>
          <table:table-cell office:value-type="string">
            <text:p>3453.7725</text:p>
          </table:table-cell>
          <table:table-cell office:value-type="string">
            <text:p>373.2495</text:p>
          </table:table-cell>
          <table:table-cell office:value-type="string">
            <text:p>3080.5229</text:p>
          </table:table-cell>
          <table:table-cell office:value-type="string">
            <text:p>807.2148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668];9;2); &quot;/&quot;; MID([.A1668];6;2);&quot;/&quot;;MID([.A1668];1;4);&quot;/&quot;)" office:value-type="string" office:string-value="25/07/2023/">
            <text:p>25/07/2023/</text:p>
          </table:table-cell>
        </table:table-row>
        <table:table-row table:style-name="ro1">
          <table:table-cell office:value-type="string">
            <text:p>2023-07-26T00:00:00.0/2023-07-27T00:00:00.0</text:p>
          </table:table-cell>
          <table:table-cell office:value-type="string">
            <text:p>10700.6924</text:p>
          </table:table-cell>
          <table:table-cell office:value-type="string">
            <text:p>7689.0234</text:p>
          </table:table-cell>
          <table:table-cell office:value-type="string">
            <text:p>5446.5923</text:p>
          </table:table-cell>
          <table:table-cell office:value-type="string">
            <text:p>2242.4307</text:p>
          </table:table-cell>
          <table:table-cell office:value-type="string">
            <text:p>8567.8057</text:p>
          </table:table-cell>
          <table:table-cell office:value-type="string">
            <text:p>4490.3745</text:p>
          </table:table-cell>
          <table:table-cell office:value-type="string">
            <text:p>1570.3048</text:p>
          </table:table-cell>
          <table:table-cell office:value-type="string">
            <text:p>2920.0696</text:p>
          </table:table-cell>
          <table:table-cell office:value-type="string">
            <text:p>2246.2798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669];9;2); &quot;/&quot;; MID([.A1669];6;2);&quot;/&quot;;MID([.A1669];1;4);&quot;/&quot;)" office:value-type="string" office:string-value="26/07/2023/">
            <text:p>26/07/2023/</text:p>
          </table:table-cell>
        </table:table-row>
        <table:table-row table:style-name="ro1">
          <table:table-cell office:value-type="string">
            <text:p>2023-07-27T00:00:00.0/2023-07-28T00:00:00.0</text:p>
          </table:table-cell>
          <table:table-cell office:value-type="string">
            <text:p>10653.6523</text:p>
          </table:table-cell>
          <table:table-cell office:value-type="string">
            <text:p>7583.6416</text:p>
          </table:table-cell>
          <table:table-cell office:value-type="string">
            <text:p>5329.6260</text:p>
          </table:table-cell>
          <table:table-cell office:value-type="string">
            <text:p>2254.0151</text:p>
          </table:table-cell>
          <table:table-cell office:value-type="string">
            <text:p>8512.4238</text:p>
          </table:table-cell>
          <table:table-cell office:value-type="string">
            <text:p>4867.6797</text:p>
          </table:table-cell>
          <table:table-cell office:value-type="string">
            <text:p>1818.5055</text:p>
          </table:table-cell>
          <table:table-cell office:value-type="string">
            <text:p>3049.1743</text:p>
          </table:table-cell>
          <table:table-cell office:value-type="string">
            <text:p>3081.2009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670];9;2); &quot;/&quot;; MID([.A1670];6;2);&quot;/&quot;;MID([.A1670];1;4);&quot;/&quot;)" office:value-type="string" office:string-value="27/07/2023/">
            <text:p>27/07/2023/</text:p>
          </table:table-cell>
        </table:table-row>
        <table:table-row table:style-name="ro1">
          <table:table-cell office:value-type="string">
            <text:p>2023-07-28T00:00:00.0/2023-07-29T00:00:00.0</text:p>
          </table:table-cell>
          <table:table-cell office:value-type="string">
            <text:p>10605.5176</text:p>
          </table:table-cell>
          <table:table-cell office:value-type="string">
            <text:p>7572.6187</text:p>
          </table:table-cell>
          <table:table-cell office:value-type="string">
            <text:p>5764.1792</text:p>
          </table:table-cell>
          <table:table-cell office:value-type="string">
            <text:p>1808.4397</text:p>
          </table:table-cell>
          <table:table-cell office:value-type="string">
            <text:p>9199.0859</text:p>
          </table:table-cell>
          <table:table-cell office:value-type="string">
            <text:p>3356.8274</text:p>
          </table:table-cell>
          <table:table-cell office:value-type="string">
            <text:p>466.1652</text:p>
          </table:table-cell>
          <table:table-cell office:value-type="string">
            <text:p>2890.6621</text:p>
          </table:table-cell>
          <table:table-cell office:value-type="string">
            <text:p>893.1774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671];9;2); &quot;/&quot;; MID([.A1671];6;2);&quot;/&quot;;MID([.A1671];1;4);&quot;/&quot;)" office:value-type="string" office:string-value="28/07/2023/">
            <text:p>28/07/2023/</text:p>
          </table:table-cell>
        </table:table-row>
        <table:table-row table:style-name="ro1">
          <table:table-cell office:value-type="string">
            <text:p>2023-07-29T00:00:00.0/2023-07-30T00:00:00.0</text:p>
          </table:table-cell>
          <table:table-cell office:value-type="string">
            <text:p>10556.3408</text:p>
          </table:table-cell>
          <table:table-cell office:value-type="string">
            <text:p>7529.0356</text:p>
          </table:table-cell>
          <table:table-cell office:value-type="string">
            <text:p>5761.9409</text:p>
          </table:table-cell>
          <table:table-cell office:value-type="string">
            <text:p>1767.0950</text:p>
          </table:table-cell>
          <table:table-cell office:value-type="string">
            <text:p>9141.9287</text:p>
          </table:table-cell>
          <table:table-cell office:value-type="string">
            <text:p>4946.7817</text:p>
          </table:table-cell>
          <table:table-cell office:value-type="string">
            <text:p>2184.8787</text:p>
          </table:table-cell>
          <table:table-cell office:value-type="string">
            <text:p>2761.9031</text:p>
          </table:table-cell>
          <table:table-cell office:value-type="string">
            <text:p>3918.4294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672];9;2); &quot;/&quot;; MID([.A1672];6;2);&quot;/&quot;;MID([.A1672];1;4);&quot;/&quot;)" office:value-type="string" office:string-value="29/07/2023/">
            <text:p>29/07/2023/</text:p>
          </table:table-cell>
        </table:table-row>
        <table:table-row table:style-name="ro1">
          <table:table-cell office:value-type="string">
            <text:p>2023-07-30T00:00:00.0/2023-07-31T00:00:00.0</text:p>
          </table:table-cell>
          <table:table-cell office:value-type="string">
            <text:p>10506.1592</text:p>
          </table:table-cell>
          <table:table-cell office:value-type="string">
            <text:p>7330.0039</text:p>
          </table:table-cell>
          <table:table-cell office:value-type="string">
            <text:p>4822.0444</text:p>
          </table:table-cell>
          <table:table-cell office:value-type="string">
            <text:p>2507.9595</text:p>
          </table:table-cell>
          <table:table-cell office:value-type="string">
            <text:p>7641.5806</text:p>
          </table:table-cell>
          <table:table-cell office:value-type="string">
            <text:p>3275.5200</text:p>
          </table:table-cell>
          <table:table-cell office:value-type="string">
            <text:p>644.5683</text:p>
          </table:table-cell>
          <table:table-cell office:value-type="string">
            <text:p>2630.9517</text:p>
          </table:table-cell>
          <table:table-cell office:value-type="string">
            <text:p>968.9571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673];9;2); &quot;/&quot;; MID([.A1673];6;2);&quot;/&quot;;MID([.A1673];1;4);&quot;/&quot;)" office:value-type="string" office:string-value="30/07/2023/">
            <text:p>30/07/2023/</text:p>
          </table:table-cell>
        </table:table-row>
        <table:table-row table:style-name="ro1">
          <table:table-cell office:value-type="string">
            <text:p>2023-07-31T00:00:00.0/2023-08-01T00:00:00.0</text:p>
          </table:table-cell>
          <table:table-cell office:value-type="string">
            <text:p>10454.8975</text:p>
          </table:table-cell>
          <table:table-cell office:value-type="string">
            <text:p>7476.0879</text:p>
          </table:table-cell>
          <table:table-cell office:value-type="string">
            <text:p>5617.6167</text:p>
          </table:table-cell>
          <table:table-cell office:value-type="string">
            <text:p>1858.4711</text:p>
          </table:table-cell>
          <table:table-cell office:value-type="string">
            <text:p>9018.6025</text:p>
          </table:table-cell>
          <table:table-cell office:value-type="string">
            <text:p>4445.9937</text:p>
          </table:table-cell>
          <table:table-cell office:value-type="string">
            <text:p>833.8785</text:p>
          </table:table-cell>
          <table:table-cell office:value-type="string">
            <text:p>3612.1155</text:p>
          </table:table-cell>
          <table:table-cell office:value-type="string">
            <text:p>1727.0276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674];9;2); &quot;/&quot;; MID([.A1674];6;2);&quot;/&quot;;MID([.A1674];1;4);&quot;/&quot;)" office:value-type="string" office:string-value="31/07/2023/">
            <text:p>31/07/2023/</text:p>
          </table:table-cell>
        </table:table-row>
        <table:table-row table:style-name="ro1">
          <table:table-cell office:value-type="string">
            <text:p>2023-08-01T00:00:00.0/2023-08-02T00:00:00.0</text:p>
          </table:table-cell>
          <table:table-cell office:value-type="string">
            <text:p>10402.7031</text:p>
          </table:table-cell>
          <table:table-cell office:value-type="string">
            <text:p>7498.0522</text:p>
          </table:table-cell>
          <table:table-cell office:value-type="string">
            <text:p>5901.5659</text:p>
          </table:table-cell>
          <table:table-cell office:value-type="string">
            <text:p>1596.4863</text:p>
          </table:table-cell>
          <table:table-cell office:value-type="string">
            <text:p>9651.5820</text:p>
          </table:table-cell>
          <table:table-cell office:value-type="string">
            <text:p>2344.8855</text:p>
          </table:table-cell>
          <table:table-cell office:value-type="string">
            <text:p>146.5911</text:p>
          </table:table-cell>
          <table:table-cell office:value-type="string">
            <text:p>2198.2944</text:p>
          </table:table-cell>
          <table:table-cell office:value-type="string">
            <text:p>373.1444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675];9;2); &quot;/&quot;; MID([.A1675];6;2);&quot;/&quot;;MID([.A1675];1;4);&quot;/&quot;)" office:value-type="string" office:string-value="01/08/2023/">
            <text:p>01/08/2023/</text:p>
          </table:table-cell>
        </table:table-row>
        <table:table-row table:style-name="ro1">
          <table:table-cell office:value-type="string">
            <text:p>2023-08-02T00:00:00.0/2023-08-03T00:00:00.0</text:p>
          </table:table-cell>
          <table:table-cell office:value-type="string">
            <text:p>10349.4756</text:p>
          </table:table-cell>
          <table:table-cell office:value-type="string">
            <text:p>7568.0288</text:p>
          </table:table-cell>
          <table:table-cell office:value-type="string">
            <text:p>6185.5308</text:p>
          </table:table-cell>
          <table:table-cell office:value-type="string">
            <text:p>1382.4980</text:p>
          </table:table-cell>
          <table:table-cell office:value-type="string">
            <text:p>10160.8740</text:p>
          </table:table-cell>
          <table:table-cell office:value-type="string">
            <text:p>4124.9478</text:p>
          </table:table-cell>
          <table:table-cell office:value-type="string">
            <text:p>711.1068</text:p>
          </table:table-cell>
          <table:table-cell office:value-type="string">
            <text:p>3413.8408</text:p>
          </table:table-cell>
          <table:table-cell office:value-type="string">
            <text:p>1516.2545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676];9;2); &quot;/&quot;; MID([.A1676];6;2);&quot;/&quot;;MID([.A1676];1;4);&quot;/&quot;)" office:value-type="string" office:string-value="02/08/2023/">
            <text:p>02/08/2023/</text:p>
          </table:table-cell>
        </table:table-row>
        <table:table-row table:style-name="ro1">
          <table:table-cell office:value-type="string">
            <text:p>2023-08-03T00:00:00.0/2023-08-04T00:00:00.0</text:p>
          </table:table-cell>
          <table:table-cell office:value-type="string">
            <text:p>10295.2891</text:p>
          </table:table-cell>
          <table:table-cell office:value-type="string">
            <text:p>7622.8335</text:p>
          </table:table-cell>
          <table:table-cell office:value-type="string">
            <text:p>6182.5952</text:p>
          </table:table-cell>
          <table:table-cell office:value-type="string">
            <text:p>1440.2380</text:p>
          </table:table-cell>
          <table:table-cell office:value-type="string">
            <text:p>10289.5918</text:p>
          </table:table-cell>
          <table:table-cell office:value-type="string">
            <text:p>5241.2080</text:p>
          </table:table-cell>
          <table:table-cell office:value-type="string">
            <text:p>2617.1858</text:p>
          </table:table-cell>
          <table:table-cell office:value-type="string">
            <text:p>2624.0225</text:p>
          </table:table-cell>
          <table:table-cell office:value-type="string">
            <text:p>4394.1694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677];9;2); &quot;/&quot;; MID([.A1677];6;2);&quot;/&quot;;MID([.A1677];1;4);&quot;/&quot;)" office:value-type="string" office:string-value="03/08/2023/">
            <text:p>03/08/2023/</text:p>
          </table:table-cell>
        </table:table-row>
        <table:table-row table:style-name="ro1">
          <table:table-cell office:value-type="string">
            <text:p>2023-08-04T00:00:00.0/2023-08-05T00:00:00.0</text:p>
          </table:table-cell>
          <table:table-cell office:value-type="string">
            <text:p>10240.1357</text:p>
          </table:table-cell>
          <table:table-cell office:value-type="string">
            <text:p>7279.3213</text:p>
          </table:table-cell>
          <table:table-cell office:value-type="string">
            <text:p>5262.6880</text:p>
          </table:table-cell>
          <table:table-cell office:value-type="string">
            <text:p>2016.6329</text:p>
          </table:table-cell>
          <table:table-cell office:value-type="string">
            <text:p>8540.8271</text:p>
          </table:table-cell>
          <table:table-cell office:value-type="string">
            <text:p>4504.4941</text:p>
          </table:table-cell>
          <table:table-cell office:value-type="string">
            <text:p>1109.5312</text:p>
          </table:table-cell>
          <table:table-cell office:value-type="string">
            <text:p>3394.9626</text:p>
          </table:table-cell>
          <table:table-cell office:value-type="string">
            <text:p>2142.524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678];9;2); &quot;/&quot;; MID([.A1678];6;2);&quot;/&quot;;MID([.A1678];1;4);&quot;/&quot;)" office:value-type="string" office:string-value="04/08/2023/">
            <text:p>04/08/2023/</text:p>
          </table:table-cell>
        </table:table-row>
        <table:table-row table:style-name="ro1">
          <table:table-cell office:value-type="string">
            <text:p>2023-08-05T00:00:00.0/2023-08-06T00:00:00.0</text:p>
          </table:table-cell>
          <table:table-cell office:value-type="string">
            <text:p>10184.0352</text:p>
          </table:table-cell>
          <table:table-cell office:value-type="string">
            <text:p>7068.0664</text:p>
          </table:table-cell>
          <table:table-cell office:value-type="string">
            <text:p>4650.2822</text:p>
          </table:table-cell>
          <table:table-cell office:value-type="string">
            <text:p>2417.7844</text:p>
          </table:table-cell>
          <table:table-cell office:value-type="string">
            <text:p>7390.2969</text:p>
          </table:table-cell>
          <table:table-cell office:value-type="string">
            <text:p>1067.5963</text:p>
          </table:table-cell>
          <table:table-cell office:value-type="string">
            <text:p>2.7648</text:p>
          </table:table-cell>
          <table:table-cell office:value-type="string">
            <text:p>1064.8314</text:p>
          </table:table-cell>
          <table:table-cell office:value-type="string">
            <text:p>33.4739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679];9;2); &quot;/&quot;; MID([.A1679];6;2);&quot;/&quot;;MID([.A1679];1;4);&quot;/&quot;)" office:value-type="string" office:string-value="05/08/2023/">
            <text:p>05/08/2023/</text:p>
          </table:table-cell>
        </table:table-row>
        <table:table-row table:style-name="ro1">
          <table:table-cell office:value-type="string">
            <text:p>2023-08-06T00:00:00.0/2023-08-07T00:00:00.0</text:p>
          </table:table-cell>
          <table:table-cell office:value-type="string">
            <text:p>10127.0166</text:p>
          </table:table-cell>
          <table:table-cell office:value-type="string">
            <text:p>7207.6821</text:p>
          </table:table-cell>
          <table:table-cell office:value-type="string">
            <text:p>5199.8628</text:p>
          </table:table-cell>
          <table:table-cell office:value-type="string">
            <text:p>2007.8193</text:p>
          </table:table-cell>
          <table:table-cell office:value-type="string">
            <text:p>8464.6172</text:p>
          </table:table-cell>
          <table:table-cell office:value-type="string">
            <text:p>1917.9159</text:p>
          </table:table-cell>
          <table:table-cell office:value-type="string">
            <text:p>15.7813</text:p>
          </table:table-cell>
          <table:table-cell office:value-type="string">
            <text:p>1902.1346</text:p>
          </table:table-cell>
          <table:table-cell office:value-type="string">
            <text:p>75.8712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680];9;2); &quot;/&quot;; MID([.A1680];6;2);&quot;/&quot;;MID([.A1680];1;4);&quot;/&quot;)" office:value-type="string" office:string-value="06/08/2023/">
            <text:p>06/08/2023/</text:p>
          </table:table-cell>
        </table:table-row>
        <table:table-row table:style-name="ro1">
          <table:table-cell office:value-type="string">
            <text:p>2023-08-07T00:00:00.0/2023-08-08T00:00:00.0</text:p>
          </table:table-cell>
          <table:table-cell office:value-type="string">
            <text:p>10069.0684</text:p>
          </table:table-cell>
          <table:table-cell office:value-type="string">
            <text:p>7233.6152</text:p>
          </table:table-cell>
          <table:table-cell office:value-type="string">
            <text:p>5152.3291</text:p>
          </table:table-cell>
          <table:table-cell office:value-type="string">
            <text:p>2081.2861</text:p>
          </table:table-cell>
          <table:table-cell office:value-type="string">
            <text:p>8744.9258</text:p>
          </table:table-cell>
          <table:table-cell office:value-type="string">
            <text:p>3107.4541</text:p>
          </table:table-cell>
          <table:table-cell office:value-type="string">
            <text:p>378.8488</text:p>
          </table:table-cell>
          <table:table-cell office:value-type="string">
            <text:p>2728.6052</text:p>
          </table:table-cell>
          <table:table-cell office:value-type="string">
            <text:p>816.4954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681];9;2); &quot;/&quot;; MID([.A1681];6;2);&quot;/&quot;;MID([.A1681];1;4);&quot;/&quot;)" office:value-type="string" office:string-value="07/08/2023/">
            <text:p>07/08/2023/</text:p>
          </table:table-cell>
        </table:table-row>
        <table:table-row table:style-name="ro1">
          <table:table-cell office:value-type="string">
            <text:p>2023-08-08T00:00:00.0/2023-08-09T00:00:00.0</text:p>
          </table:table-cell>
          <table:table-cell office:value-type="string">
            <text:p>10010.2344</text:p>
          </table:table-cell>
          <table:table-cell office:value-type="string">
            <text:p>7121.9048</text:p>
          </table:table-cell>
          <table:table-cell office:value-type="string">
            <text:p>4978.6265</text:p>
          </table:table-cell>
          <table:table-cell office:value-type="string">
            <text:p>2143.2778</text:p>
          </table:table-cell>
          <table:table-cell office:value-type="string">
            <text:p>7973.4072</text:p>
          </table:table-cell>
          <table:table-cell office:value-type="string">
            <text:p>5632.6343</text:p>
          </table:table-cell>
          <table:table-cell office:value-type="string">
            <text:p>2507.8479</text:p>
          </table:table-cell>
          <table:table-cell office:value-type="string">
            <text:p>3124.7866</text:p>
          </table:table-cell>
          <table:table-cell office:value-type="string">
            <text:p>3933.0518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682];9;2); &quot;/&quot;; MID([.A1682];6;2);&quot;/&quot;;MID([.A1682];1;4);&quot;/&quot;)" office:value-type="string" office:string-value="08/08/2023/">
            <text:p>08/08/2023/</text:p>
          </table:table-cell>
        </table:table-row>
        <table:table-row table:style-name="ro1">
          <table:table-cell office:value-type="string">
            <text:p>2023-08-09T00:00:00.0/2023-08-10T00:00:00.0</text:p>
          </table:table-cell>
          <table:table-cell office:value-type="string">
            <text:p>9950.5137</text:p>
          </table:table-cell>
          <table:table-cell office:value-type="string">
            <text:p>7193.6724</text:p>
          </table:table-cell>
          <table:table-cell office:value-type="string">
            <text:p>5445.0405</text:p>
          </table:table-cell>
          <table:table-cell office:value-type="string">
            <text:p>1748.6320</text:p>
          </table:table-cell>
          <table:table-cell office:value-type="string">
            <text:p>8919.9072</text:p>
          </table:table-cell>
          <table:table-cell office:value-type="string">
            <text:p>3645.4287</text:p>
          </table:table-cell>
          <table:table-cell office:value-type="string">
            <text:p>1461.9292</text:p>
          </table:table-cell>
          <table:table-cell office:value-type="string">
            <text:p>2183.4995</text:p>
          </table:table-cell>
          <table:table-cell office:value-type="string">
            <text:p>2882.6711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683];9;2); &quot;/&quot;; MID([.A1683];6;2);&quot;/&quot;;MID([.A1683];1;4);&quot;/&quot;)" office:value-type="string" office:string-value="09/08/2023/">
            <text:p>09/08/2023/</text:p>
          </table:table-cell>
        </table:table-row>
        <table:table-row table:style-name="ro1">
          <table:table-cell office:value-type="string">
            <text:p>2023-08-10T00:00:00.0/2023-08-11T00:00:00.0</text:p>
          </table:table-cell>
          <table:table-cell office:value-type="string">
            <text:p>9889.8916</text:p>
          </table:table-cell>
          <table:table-cell office:value-type="string">
            <text:p>7336.7407</text:p>
          </table:table-cell>
          <table:table-cell office:value-type="string">
            <text:p>5752.6323</text:p>
          </table:table-cell>
          <table:table-cell office:value-type="string">
            <text:p>1584.1084</text:p>
          </table:table-cell>
          <table:table-cell office:value-type="string">
            <text:p>9561.1338</text:p>
          </table:table-cell>
          <table:table-cell office:value-type="string">
            <text:p>6775.1997</text:p>
          </table:table-cell>
          <table:table-cell office:value-type="string">
            <text:p>4623.6128</text:p>
          </table:table-cell>
          <table:table-cell office:value-type="string">
            <text:p>2151.5872</text:p>
          </table:table-cell>
          <table:table-cell office:value-type="string">
            <text:p>8167.3711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684];9;2); &quot;/&quot;; MID([.A1684];6;2);&quot;/&quot;;MID([.A1684];1;4);&quot;/&quot;)" office:value-type="string" office:string-value="10/08/2023/">
            <text:p>10/08/2023/</text:p>
          </table:table-cell>
        </table:table-row>
        <table:table-row table:style-name="ro1">
          <table:table-cell office:value-type="string">
            <text:p>2023-08-11T00:00:00.0/2023-08-12T00:00:00.0</text:p>
          </table:table-cell>
          <table:table-cell office:value-type="string">
            <text:p>9828.4775</text:p>
          </table:table-cell>
          <table:table-cell office:value-type="string">
            <text:p>7212.8208</text:p>
          </table:table-cell>
          <table:table-cell office:value-type="string">
            <text:p>5872.7661</text:p>
          </table:table-cell>
          <table:table-cell office:value-type="string">
            <text:p>1340.0548</text:p>
          </table:table-cell>
          <table:table-cell office:value-type="string">
            <text:p>9923.8906</text:p>
          </table:table-cell>
          <table:table-cell office:value-type="string">
            <text:p>6410.1943</text:p>
          </table:table-cell>
          <table:table-cell office:value-type="string">
            <text:p>4549.1904</text:p>
          </table:table-cell>
          <table:table-cell office:value-type="string">
            <text:p>1861.0039</text:p>
          </table:table-cell>
          <table:table-cell office:value-type="string">
            <text:p>7182.1294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685];9;2); &quot;/&quot;; MID([.A1685];6;2);&quot;/&quot;;MID([.A1685];1;4);&quot;/&quot;)" office:value-type="string" office:string-value="11/08/2023/">
            <text:p>11/08/2023/</text:p>
          </table:table-cell>
        </table:table-row>
        <table:table-row table:style-name="ro1">
          <table:table-cell office:value-type="string">
            <text:p>2023-08-12T00:00:00.0/2023-08-13T00:00:00.0</text:p>
          </table:table-cell>
          <table:table-cell office:value-type="string">
            <text:p>9766.1729</text:p>
          </table:table-cell>
          <table:table-cell office:value-type="string">
            <text:p>7231.9272</text:p>
          </table:table-cell>
          <table:table-cell office:value-type="string">
            <text:p>6172.8364</text:p>
          </table:table-cell>
          <table:table-cell office:value-type="string">
            <text:p>1059.0909</text:p>
          </table:table-cell>
          <table:table-cell office:value-type="string">
            <text:p>10539.0908</text:p>
          </table:table-cell>
          <table:table-cell office:value-type="string">
            <text:p>6991.7100</text:p>
          </table:table-cell>
          <table:table-cell office:value-type="string">
            <text:p>5681.1182</text:p>
          </table:table-cell>
          <table:table-cell office:value-type="string">
            <text:p>1310.5922</text:p>
          </table:table-cell>
          <table:table-cell office:value-type="string">
            <text:p>9089.425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686];9;2); &quot;/&quot;; MID([.A1686];6;2);&quot;/&quot;;MID([.A1686];1;4);&quot;/&quot;)" office:value-type="string" office:string-value="12/08/2023/">
            <text:p>12/08/2023/</text:p>
          </table:table-cell>
        </table:table-row>
        <table:table-row table:style-name="ro1">
          <table:table-cell office:value-type="string">
            <text:p>2023-08-13T00:00:00.0/2023-08-14T00:00:00.0</text:p>
          </table:table-cell>
          <table:table-cell office:value-type="string">
            <text:p>9703.0879</text:p>
          </table:table-cell>
          <table:table-cell office:value-type="string">
            <text:p>6835.4136</text:p>
          </table:table-cell>
          <table:table-cell office:value-type="string">
            <text:p>5055.9053</text:p>
          </table:table-cell>
          <table:table-cell office:value-type="string">
            <text:p>1779.5082</text:p>
          </table:table-cell>
          <table:table-cell office:value-type="string">
            <text:p>8315.0615</text:p>
          </table:table-cell>
          <table:table-cell office:value-type="string">
            <text:p>4693.1602</text:p>
          </table:table-cell>
          <table:table-cell office:value-type="string">
            <text:p>1874.2190</text:p>
          </table:table-cell>
          <table:table-cell office:value-type="string">
            <text:p>2818.9409</text:p>
          </table:table-cell>
          <table:table-cell office:value-type="string">
            <text:p>3399.5178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687];9;2); &quot;/&quot;; MID([.A1687];6;2);&quot;/&quot;;MID([.A1687];1;4);&quot;/&quot;)" office:value-type="string" office:string-value="13/08/2023/">
            <text:p>13/08/2023/</text:p>
          </table:table-cell>
        </table:table-row>
        <table:table-row table:style-name="ro1">
          <table:table-cell office:value-type="string">
            <text:p>2023-08-14T00:00:00.0/2023-08-15T00:00:00.0</text:p>
          </table:table-cell>
          <table:table-cell office:value-type="string">
            <text:p>9639.1885</text:p>
          </table:table-cell>
          <table:table-cell office:value-type="string">
            <text:p>6746.7993</text:p>
          </table:table-cell>
          <table:table-cell office:value-type="string">
            <text:p>4977.5615</text:p>
          </table:table-cell>
          <table:table-cell office:value-type="string">
            <text:p>1769.2378</text:p>
          </table:table-cell>
          <table:table-cell office:value-type="string">
            <text:p>8299.5273</text:p>
          </table:table-cell>
          <table:table-cell office:value-type="string">
            <text:p>5708.9839</text:p>
          </table:table-cell>
          <table:table-cell office:value-type="string">
            <text:p>3646.8254</text:p>
          </table:table-cell>
          <table:table-cell office:value-type="string">
            <text:p>2062.1584</text:p>
          </table:table-cell>
          <table:table-cell office:value-type="string">
            <text:p>5143.6689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688];9;2); &quot;/&quot;; MID([.A1688];6;2);&quot;/&quot;;MID([.A1688];1;4);&quot;/&quot;)" office:value-type="string" office:string-value="14/08/2023/">
            <text:p>14/08/2023/</text:p>
          </table:table-cell>
        </table:table-row>
        <table:table-row table:style-name="ro1">
          <table:table-cell office:value-type="string">
            <text:p>2023-08-15T00:00:00.0/2023-08-16T00:00:00.0</text:p>
          </table:table-cell>
          <table:table-cell office:value-type="string">
            <text:p>9574.4873</text:p>
          </table:table-cell>
          <table:table-cell office:value-type="string">
            <text:p>7006.6113</text:p>
          </table:table-cell>
          <table:table-cell office:value-type="string">
            <text:p>5845.8076</text:p>
          </table:table-cell>
          <table:table-cell office:value-type="string">
            <text:p>1160.8035</text:p>
          </table:table-cell>
          <table:table-cell office:value-type="string">
            <text:p>10015.3896</text:p>
          </table:table-cell>
          <table:table-cell office:value-type="string">
            <text:p>7006.6113</text:p>
          </table:table-cell>
          <table:table-cell office:value-type="string">
            <text:p>5845.8076</text:p>
          </table:table-cell>
          <table:table-cell office:value-type="string">
            <text:p>1160.8035</text:p>
          </table:table-cell>
          <table:table-cell office:value-type="string">
            <text:p>10015.3896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689];9;2); &quot;/&quot;; MID([.A1689];6;2);&quot;/&quot;;MID([.A1689];1;4);&quot;/&quot;)" office:value-type="string" office:string-value="15/08/2023/">
            <text:p>15/08/2023/</text:p>
          </table:table-cell>
        </table:table-row>
        <table:table-row table:style-name="ro1">
          <table:table-cell office:value-type="string">
            <text:p>2023-08-16T00:00:00.0/2023-08-17T00:00:00.0</text:p>
          </table:table-cell>
          <table:table-cell office:value-type="string">
            <text:p>9509.0410</text:p>
          </table:table-cell>
          <table:table-cell office:value-type="string">
            <text:p>6734.2124</text:p>
          </table:table-cell>
          <table:table-cell office:value-type="string">
            <text:p>5043.8813</text:p>
          </table:table-cell>
          <table:table-cell office:value-type="string">
            <text:p>1690.3308</text:p>
          </table:table-cell>
          <table:table-cell office:value-type="string">
            <text:p>8506.2744</text:p>
          </table:table-cell>
          <table:table-cell office:value-type="string">
            <text:p>6250.4478</text:p>
          </table:table-cell>
          <table:table-cell office:value-type="string">
            <text:p>4073.7590</text:p>
          </table:table-cell>
          <table:table-cell office:value-type="string">
            <text:p>2176.6887</text:p>
          </table:table-cell>
          <table:table-cell office:value-type="string">
            <text:p>7082.4160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690];9;2); &quot;/&quot;; MID([.A1690];6;2);&quot;/&quot;;MID([.A1690];1;4);&quot;/&quot;)" office:value-type="string" office:string-value="16/08/2023/">
            <text:p>16/08/2023/</text:p>
          </table:table-cell>
        </table:table-row>
        <table:table-row table:style-name="ro1">
          <table:table-cell office:value-type="string">
            <text:p>2023-08-17T00:00:00.0/2023-08-18T00:00:00.0</text:p>
          </table:table-cell>
          <table:table-cell office:value-type="string">
            <text:p>9442.8584</text:p>
          </table:table-cell>
          <table:table-cell office:value-type="string">
            <text:p>6549.2378</text:p>
          </table:table-cell>
          <table:table-cell office:value-type="string">
            <text:p>4608.3711</text:p>
          </table:table-cell>
          <table:table-cell office:value-type="string">
            <text:p>1940.8671</text:p>
          </table:table-cell>
          <table:table-cell office:value-type="string">
            <text:p>7685.3354</text:p>
          </table:table-cell>
          <table:table-cell office:value-type="string">
            <text:p>5574.2124</text:p>
          </table:table-cell>
          <table:table-cell office:value-type="string">
            <text:p>2848.0615</text:p>
          </table:table-cell>
          <table:table-cell office:value-type="string">
            <text:p>2726.1509</text:p>
          </table:table-cell>
          <table:table-cell office:value-type="string">
            <text:p>4866.7710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691];9;2); &quot;/&quot;; MID([.A1691];6;2);&quot;/&quot;;MID([.A1691];1;4);&quot;/&quot;)" office:value-type="string" office:string-value="17/08/2023/">
            <text:p>17/08/2023/</text:p>
          </table:table-cell>
        </table:table-row>
        <table:table-row table:style-name="ro1">
          <table:table-cell office:value-type="string">
            <text:p>2023-08-18T00:00:00.0/2023-08-19T00:00:00.0</text:p>
          </table:table-cell>
          <table:table-cell office:value-type="string">
            <text:p>9375.9443</text:p>
          </table:table-cell>
          <table:table-cell office:value-type="string">
            <text:p>6550.9097</text:p>
          </table:table-cell>
          <table:table-cell office:value-type="string">
            <text:p>4749.4995</text:p>
          </table:table-cell>
          <table:table-cell office:value-type="string">
            <text:p>1801.4103</text:p>
          </table:table-cell>
          <table:table-cell office:value-type="string">
            <text:p>8036.8457</text:p>
          </table:table-cell>
          <table:table-cell office:value-type="string">
            <text:p>5452.2070</text:p>
          </table:table-cell>
          <table:table-cell office:value-type="string">
            <text:p>3203.0886</text:p>
          </table:table-cell>
          <table:table-cell office:value-type="string">
            <text:p>2249.1182</text:p>
          </table:table-cell>
          <table:table-cell office:value-type="string">
            <text:p>5616.8389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692];9;2); &quot;/&quot;; MID([.A1692];6;2);&quot;/&quot;;MID([.A1692];1;4);&quot;/&quot;)" office:value-type="string" office:string-value="18/08/2023/">
            <text:p>18/08/2023/</text:p>
          </table:table-cell>
        </table:table-row>
        <table:table-row table:style-name="ro1">
          <table:table-cell office:value-type="string">
            <text:p>2023-08-19T00:00:00.0/2023-08-20T00:00:00.0</text:p>
          </table:table-cell>
          <table:table-cell office:value-type="string">
            <text:p>9308.2939</text:p>
          </table:table-cell>
          <table:table-cell office:value-type="string">
            <text:p>6687.5923</text:p>
          </table:table-cell>
          <table:table-cell office:value-type="string">
            <text:p>5280.6772</text:p>
          </table:table-cell>
          <table:table-cell office:value-type="string">
            <text:p>1406.9155</text:p>
          </table:table-cell>
          <table:table-cell office:value-type="string">
            <text:p>9035.2422</text:p>
          </table:table-cell>
          <table:table-cell office:value-type="string">
            <text:p>6636.6538</text:p>
          </table:table-cell>
          <table:table-cell office:value-type="string">
            <text:p>5163.3179</text:p>
          </table:table-cell>
          <table:table-cell office:value-type="string">
            <text:p>1473.3357</text:p>
          </table:table-cell>
          <table:table-cell office:value-type="string">
            <text:p>8870.0723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693];9;2); &quot;/&quot;; MID([.A1693];6;2);&quot;/&quot;;MID([.A1693];1;4);&quot;/&quot;)" office:value-type="string" office:string-value="19/08/2023/">
            <text:p>19/08/2023/</text:p>
          </table:table-cell>
        </table:table-row>
        <table:table-row table:style-name="ro1">
          <table:table-cell office:value-type="string">
            <text:p>2023-08-20T00:00:00.0/2023-08-21T00:00:00.0</text:p>
          </table:table-cell>
          <table:table-cell office:value-type="string">
            <text:p>9239.9795</text:p>
          </table:table-cell>
          <table:table-cell office:value-type="string">
            <text:p>6516.5732</text:p>
          </table:table-cell>
          <table:table-cell office:value-type="string">
            <text:p>4902.0601</text:p>
          </table:table-cell>
          <table:table-cell office:value-type="string">
            <text:p>1614.5132</text:p>
          </table:table-cell>
          <table:table-cell office:value-type="string">
            <text:p>8385.4648</text:p>
          </table:table-cell>
          <table:table-cell office:value-type="string">
            <text:p>4150.9585</text:p>
          </table:table-cell>
          <table:table-cell office:value-type="string">
            <text:p>1820.9951</text:p>
          </table:table-cell>
          <table:table-cell office:value-type="string">
            <text:p>2329.9634</text:p>
          </table:table-cell>
          <table:table-cell office:value-type="string">
            <text:p>3419.8022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694];9;2); &quot;/&quot;; MID([.A1694];6;2);&quot;/&quot;;MID([.A1694];1;4);&quot;/&quot;)" office:value-type="string" office:string-value="20/08/2023/">
            <text:p>20/08/2023/</text:p>
          </table:table-cell>
        </table:table-row>
        <table:table-row table:style-name="ro1">
          <table:table-cell office:value-type="string">
            <text:p>2023-08-21T00:00:00.0/2023-08-22T00:00:00.0</text:p>
          </table:table-cell>
          <table:table-cell office:value-type="string">
            <text:p>9170.9609</text:p>
          </table:table-cell>
          <table:table-cell office:value-type="string">
            <text:p>6304.3633</text:p>
          </table:table-cell>
          <table:table-cell office:value-type="string">
            <text:p>4298.7510</text:p>
          </table:table-cell>
          <table:table-cell office:value-type="string">
            <text:p>2005.6127</text:p>
          </table:table-cell>
          <table:table-cell office:value-type="string">
            <text:p>7165.3027</text:p>
          </table:table-cell>
          <table:table-cell office:value-type="string">
            <text:p>5389.5132</text:p>
          </table:table-cell>
          <table:table-cell office:value-type="string">
            <text:p>2768.5796</text:p>
          </table:table-cell>
          <table:table-cell office:value-type="string">
            <text:p>2620.9338</text:p>
          </table:table-cell>
          <table:table-cell office:value-type="string">
            <text:p>5000.1304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695];9;2); &quot;/&quot;; MID([.A1695];6;2);&quot;/&quot;;MID([.A1695];1;4);&quot;/&quot;)" office:value-type="string" office:string-value="21/08/2023/">
            <text:p>21/08/2023/</text:p>
          </table:table-cell>
        </table:table-row>
        <table:table-row table:style-name="ro1">
          <table:table-cell office:value-type="string">
            <text:p>2023-08-22T00:00:00.0/2023-08-23T00:00:00.0</text:p>
          </table:table-cell>
          <table:table-cell office:value-type="string">
            <text:p>9101.3203</text:p>
          </table:table-cell>
          <table:table-cell office:value-type="string">
            <text:p>6184.2705</text:p>
          </table:table-cell>
          <table:table-cell office:value-type="string">
            <text:p>4009.3740</text:p>
          </table:table-cell>
          <table:table-cell office:value-type="string">
            <text:p>2174.8967</text:p>
          </table:table-cell>
          <table:table-cell office:value-type="string">
            <text:p>6695.1191</text:p>
          </table:table-cell>
          <table:table-cell office:value-type="string">
            <text:p>5231.2803</text:p>
          </table:table-cell>
          <table:table-cell office:value-type="string">
            <text:p>2632.0476</text:p>
          </table:table-cell>
          <table:table-cell office:value-type="string">
            <text:p>2599.2327</text:p>
          </table:table-cell>
          <table:table-cell office:value-type="string">
            <text:p>4761.0640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696];9;2); &quot;/&quot;; MID([.A1696];6;2);&quot;/&quot;;MID([.A1696];1;4);&quot;/&quot;)" office:value-type="string" office:string-value="22/08/2023/">
            <text:p>22/08/2023/</text:p>
          </table:table-cell>
        </table:table-row>
        <table:table-row table:style-name="ro1">
          <table:table-cell office:value-type="string">
            <text:p>2023-08-23T00:00:00.0/2023-08-24T00:00:00.0</text:p>
          </table:table-cell>
          <table:table-cell office:value-type="string">
            <text:p>9031.0088</text:p>
          </table:table-cell>
          <table:table-cell office:value-type="string">
            <text:p>6369.3867</text:p>
          </table:table-cell>
          <table:table-cell office:value-type="string">
            <text:p>4606.7617</text:p>
          </table:table-cell>
          <table:table-cell office:value-type="string">
            <text:p>1762.6252</text:p>
          </table:table-cell>
          <table:table-cell office:value-type="string">
            <text:p>7804.9736</text:p>
          </table:table-cell>
          <table:table-cell office:value-type="string">
            <text:p>6296.0591</text:p>
          </table:table-cell>
          <table:table-cell office:value-type="string">
            <text:p>4556.3101</text:p>
          </table:table-cell>
          <table:table-cell office:value-type="string">
            <text:p>1739.7491</text:p>
          </table:table-cell>
          <table:table-cell office:value-type="string">
            <text:p>7544.4087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697];9;2); &quot;/&quot;; MID([.A1697];6;2);&quot;/&quot;;MID([.A1697];1;4);&quot;/&quot;)" office:value-type="string" office:string-value="23/08/2023/">
            <text:p>23/08/2023/</text:p>
          </table:table-cell>
        </table:table-row>
        <table:table-row table:style-name="ro1">
          <table:table-cell office:value-type="string">
            <text:p>2023-08-24T00:00:00.0/2023-08-25T00:00:00.0</text:p>
          </table:table-cell>
          <table:table-cell office:value-type="string">
            <text:p>8960.1152</text:p>
          </table:table-cell>
          <table:table-cell office:value-type="string">
            <text:p>6346.6069</text:p>
          </table:table-cell>
          <table:table-cell office:value-type="string">
            <text:p>4817.4033</text:p>
          </table:table-cell>
          <table:table-cell office:value-type="string">
            <text:p>1529.2037</text:p>
          </table:table-cell>
          <table:table-cell office:value-type="string">
            <text:p>8366.5049</text:p>
          </table:table-cell>
          <table:table-cell office:value-type="string">
            <text:p>6264.6133</text:p>
          </table:table-cell>
          <table:table-cell office:value-type="string">
            <text:p>4647.3281</text:p>
          </table:table-cell>
          <table:table-cell office:value-type="string">
            <text:p>1617.2849</text:p>
          </table:table-cell>
          <table:table-cell office:value-type="string">
            <text:p>8054.9922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698];9;2); &quot;/&quot;; MID([.A1698];6;2);&quot;/&quot;;MID([.A1698];1;4);&quot;/&quot;)" office:value-type="string" office:string-value="24/08/2023/">
            <text:p>24/08/2023/</text:p>
          </table:table-cell>
        </table:table-row>
        <table:table-row table:style-name="ro1">
          <table:table-cell office:value-type="string">
            <text:p>2023-08-25T00:00:00.0/2023-08-26T00:00:00.0</text:p>
          </table:table-cell>
          <table:table-cell office:value-type="string">
            <text:p>8888.5830</text:p>
          </table:table-cell>
          <table:table-cell office:value-type="string">
            <text:p>6112.4990</text:p>
          </table:table-cell>
          <table:table-cell office:value-type="string">
            <text:p>4259.3813</text:p>
          </table:table-cell>
          <table:table-cell office:value-type="string">
            <text:p>1853.1178</text:p>
          </table:table-cell>
          <table:table-cell office:value-type="string">
            <text:p>7257.1929</text:p>
          </table:table-cell>
          <table:table-cell office:value-type="string">
            <text:p>4627.8984</text:p>
          </table:table-cell>
          <table:table-cell office:value-type="string">
            <text:p>2044.3372</text:p>
          </table:table-cell>
          <table:table-cell office:value-type="string">
            <text:p>2583.5613</text:p>
          </table:table-cell>
          <table:table-cell office:value-type="string">
            <text:p>3372.2595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699];9;2); &quot;/&quot;; MID([.A1699];6;2);&quot;/&quot;;MID([.A1699];1;4);&quot;/&quot;)" office:value-type="string" office:string-value="25/08/2023/">
            <text:p>25/08/2023/</text:p>
          </table:table-cell>
        </table:table-row>
        <table:table-row table:style-name="ro1">
          <table:table-cell office:value-type="string">
            <text:p>2023-08-26T00:00:00.0/2023-08-27T00:00:00.0</text:p>
          </table:table-cell>
          <table:table-cell office:value-type="string">
            <text:p>8816.5088</text:p>
          </table:table-cell>
          <table:table-cell office:value-type="string">
            <text:p>6083.5781</text:p>
          </table:table-cell>
          <table:table-cell office:value-type="string">
            <text:p>4257.3218</text:p>
          </table:table-cell>
          <table:table-cell office:value-type="string">
            <text:p>1826.2560</text:p>
          </table:table-cell>
          <table:table-cell office:value-type="string">
            <text:p>7249.1118</text:p>
          </table:table-cell>
          <table:table-cell office:value-type="string">
            <text:p>4118.7314</text:p>
          </table:table-cell>
          <table:table-cell office:value-type="string">
            <text:p>1972.2540</text:p>
          </table:table-cell>
          <table:table-cell office:value-type="string">
            <text:p>2146.4775</text:p>
          </table:table-cell>
          <table:table-cell office:value-type="string">
            <text:p>3170.0405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700];9;2); &quot;/&quot;; MID([.A1700];6;2);&quot;/&quot;;MID([.A1700];1;4);&quot;/&quot;)" office:value-type="string" office:string-value="26/08/2023/">
            <text:p>26/08/2023/</text:p>
          </table:table-cell>
        </table:table-row>
        <table:table-row table:style-name="ro1">
          <table:table-cell office:value-type="string">
            <text:p>2023-08-27T00:00:00.0/2023-08-28T00:00:00.0</text:p>
          </table:table-cell>
          <table:table-cell office:value-type="string">
            <text:p>8743.8271</text:p>
          </table:table-cell>
          <table:table-cell office:value-type="string">
            <text:p>6015.2749</text:p>
          </table:table-cell>
          <table:table-cell office:value-type="string">
            <text:p>4206.0991</text:p>
          </table:table-cell>
          <table:table-cell office:value-type="string">
            <text:p>1809.1761</text:p>
          </table:table-cell>
          <table:table-cell office:value-type="string">
            <text:p>7380.6245</text:p>
          </table:table-cell>
          <table:table-cell office:value-type="string">
            <text:p>1007.0706</text:p>
          </table:table-cell>
          <table:table-cell office:value-type="string">
            <text:p>25.6100</text:p>
          </table:table-cell>
          <table:table-cell office:value-type="string">
            <text:p>981.4606</text:p>
          </table:table-cell>
          <table:table-cell office:value-type="string">
            <text:p>124.4876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701];9;2); &quot;/&quot;; MID([.A1701];6;2);&quot;/&quot;;MID([.A1701];1;4);&quot;/&quot;)" office:value-type="string" office:string-value="27/08/2023/">
            <text:p>27/08/2023/</text:p>
          </table:table-cell>
        </table:table-row>
        <table:table-row table:style-name="ro1">
          <table:table-cell office:value-type="string">
            <text:p>2023-08-28T00:00:00.0/2023-08-29T00:00:00.0</text:p>
          </table:table-cell>
          <table:table-cell office:value-type="string">
            <text:p>8670.6348</text:p>
          </table:table-cell>
          <table:table-cell office:value-type="string">
            <text:p>5853.6387</text:p>
          </table:table-cell>
          <table:table-cell office:value-type="string">
            <text:p>3614.2322</text:p>
          </table:table-cell>
          <table:table-cell office:value-type="string">
            <text:p>2239.4062</text:p>
          </table:table-cell>
          <table:table-cell office:value-type="string">
            <text:p>6500.6206</text:p>
          </table:table-cell>
          <table:table-cell office:value-type="string">
            <text:p>1128.8265</text:p>
          </table:table-cell>
          <table:table-cell office:value-type="string">
            <text:p>5.3229</text:p>
          </table:table-cell>
          <table:table-cell office:value-type="string">
            <text:p>1123.5037</text:p>
          </table:table-cell>
          <table:table-cell office:value-type="string">
            <text:p>7.0601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702];9;2); &quot;/&quot;; MID([.A1702];6;2);&quot;/&quot;;MID([.A1702];1;4);&quot;/&quot;)" office:value-type="string" office:string-value="28/08/2023/">
            <text:p>28/08/2023/</text:p>
          </table:table-cell>
        </table:table-row>
        <table:table-row table:style-name="ro1">
          <table:table-cell office:value-type="string">
            <text:p>2023-08-29T00:00:00.0/2023-08-30T00:00:00.0</text:p>
          </table:table-cell>
          <table:table-cell office:value-type="string">
            <text:p>8596.9062</text:p>
          </table:table-cell>
          <table:table-cell office:value-type="string">
            <text:p>6018.3931</text:p>
          </table:table-cell>
          <table:table-cell office:value-type="string">
            <text:p>4334.9697</text:p>
          </table:table-cell>
          <table:table-cell office:value-type="string">
            <text:p>1683.4233</text:p>
          </table:table-cell>
          <table:table-cell office:value-type="string">
            <text:p>7593.8403</text:p>
          </table:table-cell>
          <table:table-cell office:value-type="string">
            <text:p>1069.6085</text:p>
          </table:table-cell>
          <table:table-cell office:value-type="string">
            <text:p>10.4190</text:p>
          </table:table-cell>
          <table:table-cell office:value-type="string">
            <text:p>1059.1895</text:p>
          </table:table-cell>
          <table:table-cell office:value-type="string">
            <text:p>70.2682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703];9;2); &quot;/&quot;; MID([.A1703];6;2);&quot;/&quot;;MID([.A1703];1;4);&quot;/&quot;)" office:value-type="string" office:string-value="29/08/2023/">
            <text:p>29/08/2023/</text:p>
          </table:table-cell>
        </table:table-row>
        <table:table-row table:style-name="ro1">
          <table:table-cell office:value-type="string">
            <text:p>2023-08-30T00:00:00.0/2023-08-31T00:00:00.0</text:p>
          </table:table-cell>
          <table:table-cell office:value-type="string">
            <text:p>8522.6465</text:p>
          </table:table-cell>
          <table:table-cell office:value-type="string">
            <text:p>6087.8823</text:p>
          </table:table-cell>
          <table:table-cell office:value-type="string">
            <text:p>4672.4780</text:p>
          </table:table-cell>
          <table:table-cell office:value-type="string">
            <text:p>1415.4043</text:p>
          </table:table-cell>
          <table:table-cell office:value-type="string">
            <text:p>8333.9297</text:p>
          </table:table-cell>
          <table:table-cell office:value-type="string">
            <text:p>1942.9128</text:p>
          </table:table-cell>
          <table:table-cell office:value-type="string">
            <text:p>193.7768</text:p>
          </table:table-cell>
          <table:table-cell office:value-type="string">
            <text:p>1749.1360</text:p>
          </table:table-cell>
          <table:table-cell office:value-type="string">
            <text:p>504.4673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704];9;2); &quot;/&quot;; MID([.A1704];6;2);&quot;/&quot;;MID([.A1704];1;4);&quot;/&quot;)" office:value-type="string" office:string-value="30/08/2023/">
            <text:p>30/08/2023/</text:p>
          </table:table-cell>
        </table:table-row>
        <table:table-row table:style-name="ro1">
          <table:table-cell office:value-type="string">
            <text:p>2023-08-31T00:00:00.0/2023-09-01T00:00:00.0</text:p>
          </table:table-cell>
          <table:table-cell office:value-type="string">
            <text:p>8447.9111</text:p>
          </table:table-cell>
          <table:table-cell office:value-type="string">
            <text:p>5937.9463</text:p>
          </table:table-cell>
          <table:table-cell office:value-type="string">
            <text:p>4121.6807</text:p>
          </table:table-cell>
          <table:table-cell office:value-type="string">
            <text:p>1816.2654</text:p>
          </table:table-cell>
          <table:table-cell office:value-type="string">
            <text:p>7122.4985</text:p>
          </table:table-cell>
          <table:table-cell office:value-type="string">
            <text:p>4004.3560</text:p>
          </table:table-cell>
          <table:table-cell office:value-type="string">
            <text:p>1551.6743</text:p>
          </table:table-cell>
          <table:table-cell office:value-type="string">
            <text:p>2452.6816</text:p>
          </table:table-cell>
          <table:table-cell office:value-type="string">
            <text:p>2910.2729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705];9;2); &quot;/&quot;; MID([.A1705];6;2);&quot;/&quot;;MID([.A1705];1;4);&quot;/&quot;)" office:value-type="string" office:string-value="31/08/2023/">
            <text:p>31/08/2023/</text:p>
          </table:table-cell>
        </table:table-row>
        <table:table-row table:style-name="ro1">
          <table:table-cell office:value-type="string">
            <text:p>2023-09-01T00:00:00.0/2023-09-02T00:00:00.0</text:p>
          </table:table-cell>
          <table:table-cell office:value-type="string">
            <text:p>8372.6494</text:p>
          </table:table-cell>
          <table:table-cell office:value-type="string">
            <text:p>5830.2012</text:p>
          </table:table-cell>
          <table:table-cell office:value-type="string">
            <text:p>4142.0776</text:p>
          </table:table-cell>
          <table:table-cell office:value-type="string">
            <text:p>1688.1234</text:p>
          </table:table-cell>
          <table:table-cell office:value-type="string">
            <text:p>7263.6851</text:p>
          </table:table-cell>
          <table:table-cell office:value-type="string">
            <text:p>2604.3735</text:p>
          </table:table-cell>
          <table:table-cell office:value-type="string">
            <text:p>201.2342</text:p>
          </table:table-cell>
          <table:table-cell office:value-type="string">
            <text:p>2403.1394</text:p>
          </table:table-cell>
          <table:table-cell office:value-type="string">
            <text:p>418.2305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706];9;2); &quot;/&quot;; MID([.A1706];6;2);&quot;/&quot;;MID([.A1706];1;4);&quot;/&quot;)" office:value-type="string" office:string-value="01/09/2023/">
            <text:p>01/09/2023/</text:p>
          </table:table-cell>
        </table:table-row>
        <table:table-row table:style-name="ro1">
          <table:table-cell office:value-type="string">
            <text:p>2023-09-02T00:00:00.0/2023-09-03T00:00:00.0</text:p>
          </table:table-cell>
          <table:table-cell office:value-type="string">
            <text:p>8296.9834</text:p>
          </table:table-cell>
          <table:table-cell office:value-type="string">
            <text:p>5806.9360</text:p>
          </table:table-cell>
          <table:table-cell office:value-type="string">
            <text:p>4210.7715</text:p>
          </table:table-cell>
          <table:table-cell office:value-type="string">
            <text:p>1596.1644</text:p>
          </table:table-cell>
          <table:table-cell office:value-type="string">
            <text:p>7563.2139</text:p>
          </table:table-cell>
          <table:table-cell office:value-type="string">
            <text:p>3197.1060</text:p>
          </table:table-cell>
          <table:table-cell office:value-type="string">
            <text:p>770.2104</text:p>
          </table:table-cell>
          <table:table-cell office:value-type="string">
            <text:p>2426.8955</text:p>
          </table:table-cell>
          <table:table-cell office:value-type="string">
            <text:p>1703.9918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707];9;2); &quot;/&quot;; MID([.A1707];6;2);&quot;/&quot;;MID([.A1707];1;4);&quot;/&quot;)" office:value-type="string" office:string-value="02/09/2023/">
            <text:p>02/09/2023/</text:p>
          </table:table-cell>
        </table:table-row>
        <table:table-row table:style-name="ro1">
          <table:table-cell office:value-type="string">
            <text:p>2023-09-03T00:00:00.0/2023-09-04T00:00:00.0</text:p>
          </table:table-cell>
          <table:table-cell office:value-type="string">
            <text:p>8220.8486</text:p>
          </table:table-cell>
          <table:table-cell office:value-type="string">
            <text:p>5675.1279</text:p>
          </table:table-cell>
          <table:table-cell office:value-type="string">
            <text:p>3786.7310</text:p>
          </table:table-cell>
          <table:table-cell office:value-type="string">
            <text:p>1888.3969</text:p>
          </table:table-cell>
          <table:table-cell office:value-type="string">
            <text:p>6846.9072</text:p>
          </table:table-cell>
          <table:table-cell office:value-type="string">
            <text:p>3624.2554</text:p>
          </table:table-cell>
          <table:table-cell office:value-type="string">
            <text:p>681.3828</text:p>
          </table:table-cell>
          <table:table-cell office:value-type="string">
            <text:p>2942.8726</text:p>
          </table:table-cell>
          <table:table-cell office:value-type="string">
            <text:p>1202.8789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708];9;2); &quot;/&quot;; MID([.A1708];6;2);&quot;/&quot;;MID([.A1708];1;4);&quot;/&quot;)" office:value-type="string" office:string-value="03/09/2023/">
            <text:p>03/09/2023/</text:p>
          </table:table-cell>
        </table:table-row>
        <table:table-row table:style-name="ro1">
          <table:table-cell office:value-type="string">
            <text:p>2023-09-04T00:00:00.0/2023-09-05T00:00:00.0</text:p>
          </table:table-cell>
          <table:table-cell office:value-type="string">
            <text:p>8144.3169</text:p>
          </table:table-cell>
          <table:table-cell office:value-type="string">
            <text:p>5910.8984</text:p>
          </table:table-cell>
          <table:table-cell office:value-type="string">
            <text:p>4863.4155</text:p>
          </table:table-cell>
          <table:table-cell office:value-type="string">
            <text:p>1047.4828</text:p>
          </table:table-cell>
          <table:table-cell office:value-type="string">
            <text:p>9111.5732</text:p>
          </table:table-cell>
          <table:table-cell office:value-type="string">
            <text:p>5910.8984</text:p>
          </table:table-cell>
          <table:table-cell office:value-type="string">
            <text:p>4863.4155</text:p>
          </table:table-cell>
          <table:table-cell office:value-type="string">
            <text:p>1047.4828</text:p>
          </table:table-cell>
          <table:table-cell office:value-type="string">
            <text:p>9111.5732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1709];9;2); &quot;/&quot;; MID([.A1709];6;2);&quot;/&quot;;MID([.A1709];1;4);&quot;/&quot;)" office:value-type="string" office:string-value="04/09/2023/">
            <text:p>04/09/2023/</text:p>
          </table:table-cell>
        </table:table-row>
        <table:table-row table:style-name="ro1">
          <table:table-cell office:value-type="string">
            <text:p>2023-09-05T00:00:00.0/2023-09-06T00:00:00.0</text:p>
          </table:table-cell>
          <table:table-cell office:value-type="string">
            <text:p>8067.3491</text:p>
          </table:table-cell>
          <table:table-cell office:value-type="string">
            <text:p>5949.0825</text:p>
          </table:table-cell>
          <table:table-cell office:value-type="string">
            <text:p>4787.5063</text:p>
          </table:table-cell>
          <table:table-cell office:value-type="string">
            <text:p>1161.5760</text:p>
          </table:table-cell>
          <table:table-cell office:value-type="string">
            <text:p>9022.7334</text:p>
          </table:table-cell>
          <table:table-cell office:value-type="string">
            <text:p>5929.3960</text:p>
          </table:table-cell>
          <table:table-cell office:value-type="string">
            <text:p>4744.1914</text:p>
          </table:table-cell>
          <table:table-cell office:value-type="string">
            <text:p>1185.2046</text:p>
          </table:table-cell>
          <table:table-cell office:value-type="string">
            <text:p>8953.3945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1710];9;2); &quot;/&quot;; MID([.A1710];6;2);&quot;/&quot;;MID([.A1710];1;4);&quot;/&quot;)" office:value-type="string" office:string-value="05/09/2023/">
            <text:p>05/09/2023/</text:p>
          </table:table-cell>
        </table:table-row>
        <table:table-row table:style-name="ro1">
          <table:table-cell office:value-type="string">
            <text:p>2023-09-06T00:00:00.0/2023-09-07T00:00:00.0</text:p>
          </table:table-cell>
          <table:table-cell office:value-type="string">
            <text:p>7990.0239</text:p>
          </table:table-cell>
          <table:table-cell office:value-type="string">
            <text:p>5920.6738</text:p>
          </table:table-cell>
          <table:table-cell office:value-type="string">
            <text:p>4965.8721</text:p>
          </table:table-cell>
          <table:table-cell office:value-type="string">
            <text:p>954.8014</text:p>
          </table:table-cell>
          <table:table-cell office:value-type="string">
            <text:p>9512.5469</text:p>
          </table:table-cell>
          <table:table-cell office:value-type="string">
            <text:p>5920.6738</text:p>
          </table:table-cell>
          <table:table-cell office:value-type="string">
            <text:p>4965.8721</text:p>
          </table:table-cell>
          <table:table-cell office:value-type="string">
            <text:p>954.8014</text:p>
          </table:table-cell>
          <table:table-cell office:value-type="string">
            <text:p>9512.5469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711];9;2); &quot;/&quot;; MID([.A1711];6;2);&quot;/&quot;;MID([.A1711];1;4);&quot;/&quot;)" office:value-type="string" office:string-value="06/09/2023/">
            <text:p>06/09/2023/</text:p>
          </table:table-cell>
        </table:table-row>
        <table:table-row table:style-name="ro1">
          <table:table-cell office:value-type="string">
            <text:p>2023-09-07T00:00:00.0/2023-09-08T00:00:00.0</text:p>
          </table:table-cell>
          <table:table-cell office:value-type="string">
            <text:p>7912.2974</text:p>
          </table:table-cell>
          <table:table-cell office:value-type="string">
            <text:p>5934.8198</text:p>
          </table:table-cell>
          <table:table-cell office:value-type="string">
            <text:p>5093.6274</text:p>
          </table:table-cell>
          <table:table-cell office:value-type="string">
            <text:p>841.1922</text:p>
          </table:table-cell>
          <table:table-cell office:value-type="string">
            <text:p>9869.5938</text:p>
          </table:table-cell>
          <table:table-cell office:value-type="string">
            <text:p>5934.8198</text:p>
          </table:table-cell>
          <table:table-cell office:value-type="string">
            <text:p>5093.6274</text:p>
          </table:table-cell>
          <table:table-cell office:value-type="string">
            <text:p>841.1922</text:p>
          </table:table-cell>
          <table:table-cell office:value-type="string">
            <text:p>9869.593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712];9;2); &quot;/&quot;; MID([.A1712];6;2);&quot;/&quot;;MID([.A1712];1;4);&quot;/&quot;)" office:value-type="string" office:string-value="07/09/2023/">
            <text:p>07/09/2023/</text:p>
          </table:table-cell>
        </table:table-row>
        <table:table-row table:style-name="ro1">
          <table:table-cell office:value-type="string">
            <text:p>2023-09-08T00:00:00.0/2023-09-09T00:00:00.0</text:p>
          </table:table-cell>
          <table:table-cell office:value-type="string">
            <text:p>7834.2261</text:p>
          </table:table-cell>
          <table:table-cell office:value-type="string">
            <text:p>5882.8711</text:p>
          </table:table-cell>
          <table:table-cell office:value-type="string">
            <text:p>5003.1475</text:p>
          </table:table-cell>
          <table:table-cell office:value-type="string">
            <text:p>879.7235</text:p>
          </table:table-cell>
          <table:table-cell office:value-type="string">
            <text:p>9729.5879</text:p>
          </table:table-cell>
          <table:table-cell office:value-type="string">
            <text:p>5882.8711</text:p>
          </table:table-cell>
          <table:table-cell office:value-type="string">
            <text:p>5003.1475</text:p>
          </table:table-cell>
          <table:table-cell office:value-type="string">
            <text:p>879.7235</text:p>
          </table:table-cell>
          <table:table-cell office:value-type="string">
            <text:p>9729.5879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713];9;2); &quot;/&quot;; MID([.A1713];6;2);&quot;/&quot;;MID([.A1713];1;4);&quot;/&quot;)" office:value-type="string" office:string-value="08/09/2023/">
            <text:p>08/09/2023/</text:p>
          </table:table-cell>
        </table:table-row>
        <table:table-row table:style-name="ro1">
          <table:table-cell office:value-type="string">
            <text:p>2023-09-09T00:00:00.0/2023-09-10T00:00:00.0</text:p>
          </table:table-cell>
          <table:table-cell office:value-type="string">
            <text:p>7755.8291</text:p>
          </table:table-cell>
          <table:table-cell office:value-type="string">
            <text:p>5808.3569</text:p>
          </table:table-cell>
          <table:table-cell office:value-type="string">
            <text:p>4969.2329</text:p>
          </table:table-cell>
          <table:table-cell office:value-type="string">
            <text:p>839.1241</text:p>
          </table:table-cell>
          <table:table-cell office:value-type="string">
            <text:p>9726.2334</text:p>
          </table:table-cell>
          <table:table-cell office:value-type="string">
            <text:p>5753.6079</text:p>
          </table:table-cell>
          <table:table-cell office:value-type="string">
            <text:p>4865.7544</text:p>
          </table:table-cell>
          <table:table-cell office:value-type="string">
            <text:p>887.8535</text:p>
          </table:table-cell>
          <table:table-cell office:value-type="string">
            <text:p>9473.7480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714];9;2); &quot;/&quot;; MID([.A1714];6;2);&quot;/&quot;;MID([.A1714];1;4);&quot;/&quot;)" office:value-type="string" office:string-value="09/09/2023/">
            <text:p>09/09/2023/</text:p>
          </table:table-cell>
        </table:table-row>
        <table:table-row table:style-name="ro1">
          <table:table-cell office:value-type="string">
            <text:p>2023-09-10T00:00:00.0/2023-09-11T00:00:00.0</text:p>
          </table:table-cell>
          <table:table-cell office:value-type="string">
            <text:p>7677.1616</text:p>
          </table:table-cell>
          <table:table-cell office:value-type="string">
            <text:p>5690.0625</text:p>
          </table:table-cell>
          <table:table-cell office:value-type="string">
            <text:p>4802.9482</text:p>
          </table:table-cell>
          <table:table-cell office:value-type="string">
            <text:p>887.1143</text:p>
          </table:table-cell>
          <table:table-cell office:value-type="string">
            <text:p>9400.5088</text:p>
          </table:table-cell>
          <table:table-cell office:value-type="string">
            <text:p>5690.0625</text:p>
          </table:table-cell>
          <table:table-cell office:value-type="string">
            <text:p>4802.9482</text:p>
          </table:table-cell>
          <table:table-cell office:value-type="string">
            <text:p>887.1143</text:p>
          </table:table-cell>
          <table:table-cell office:value-type="string">
            <text:p>9400.5088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715];9;2); &quot;/&quot;; MID([.A1715];6;2);&quot;/&quot;;MID([.A1715];1;4);&quot;/&quot;)" office:value-type="string" office:string-value="10/09/2023/">
            <text:p>10/09/2023/</text:p>
          </table:table-cell>
        </table:table-row>
        <table:table-row table:style-name="ro1">
          <table:table-cell office:value-type="string">
            <text:p>2023-09-11T00:00:00.0/2023-09-12T00:00:00.0</text:p>
          </table:table-cell>
          <table:table-cell office:value-type="string">
            <text:p>7598.1680</text:p>
          </table:table-cell>
          <table:table-cell office:value-type="string">
            <text:p>5379.1592</text:p>
          </table:table-cell>
          <table:table-cell office:value-type="string">
            <text:p>4069.7939</text:p>
          </table:table-cell>
          <table:table-cell office:value-type="string">
            <text:p>1309.3654</text:p>
          </table:table-cell>
          <table:table-cell office:value-type="string">
            <text:p>7777.4253</text:p>
          </table:table-cell>
          <table:table-cell office:value-type="string">
            <text:p>4991.8384</text:p>
          </table:table-cell>
          <table:table-cell office:value-type="string">
            <text:p>3339.7656</text:p>
          </table:table-cell>
          <table:table-cell office:value-type="string">
            <text:p>1652.0729</text:p>
          </table:table-cell>
          <table:table-cell office:value-type="string">
            <text:p>6645.5742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716];9;2); &quot;/&quot;; MID([.A1716];6;2);&quot;/&quot;;MID([.A1716];1;4);&quot;/&quot;)" office:value-type="string" office:string-value="11/09/2023/">
            <text:p>11/09/2023/</text:p>
          </table:table-cell>
        </table:table-row>
        <table:table-row table:style-name="ro1">
          <table:table-cell office:value-type="string">
            <text:p>2023-09-12T00:00:00.0/2023-09-13T00:00:00.0</text:p>
          </table:table-cell>
          <table:table-cell office:value-type="string">
            <text:p>7518.9487</text:p>
          </table:table-cell>
          <table:table-cell office:value-type="string">
            <text:p>5260.0996</text:p>
          </table:table-cell>
          <table:table-cell office:value-type="string">
            <text:p>3775.5972</text:p>
          </table:table-cell>
          <table:table-cell office:value-type="string">
            <text:p>1484.5026</text:p>
          </table:table-cell>
          <table:table-cell office:value-type="string">
            <text:p>7236.1621</text:p>
          </table:table-cell>
          <table:table-cell office:value-type="string">
            <text:p>4943.5229</text:p>
          </table:table-cell>
          <table:table-cell office:value-type="string">
            <text:p>3234.8364</text:p>
          </table:table-cell>
          <table:table-cell office:value-type="string">
            <text:p>1708.6863</text:p>
          </table:table-cell>
          <table:table-cell office:value-type="string">
            <text:p>5988.0400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717];9;2); &quot;/&quot;; MID([.A1717];6;2);&quot;/&quot;;MID([.A1717];1;4);&quot;/&quot;)" office:value-type="string" office:string-value="12/09/2023/">
            <text:p>12/09/2023/</text:p>
          </table:table-cell>
        </table:table-row>
        <table:table-row table:style-name="ro1">
          <table:table-cell office:value-type="string">
            <text:p>2023-09-13T00:00:00.0/2023-09-14T00:00:00.0</text:p>
          </table:table-cell>
          <table:table-cell office:value-type="string">
            <text:p>7439.4443</text:p>
          </table:table-cell>
          <table:table-cell office:value-type="string">
            <text:p>5044.5762</text:p>
          </table:table-cell>
          <table:table-cell office:value-type="string">
            <text:p>3490.6155</text:p>
          </table:table-cell>
          <table:table-cell office:value-type="string">
            <text:p>1553.9608</text:p>
          </table:table-cell>
          <table:table-cell office:value-type="string">
            <text:p>6663.4297</text:p>
          </table:table-cell>
          <table:table-cell office:value-type="string">
            <text:p>4312.6719</text:p>
          </table:table-cell>
          <table:table-cell office:value-type="string">
            <text:p>2003.3640</text:p>
          </table:table-cell>
          <table:table-cell office:value-type="string">
            <text:p>2309.3079</text:p>
          </table:table-cell>
          <table:table-cell office:value-type="string">
            <text:p>3613.4595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1718];9;2); &quot;/&quot;; MID([.A1718];6;2);&quot;/&quot;;MID([.A1718];1;4);&quot;/&quot;)" office:value-type="string" office:string-value="13/09/2023/">
            <text:p>13/09/2023/</text:p>
          </table:table-cell>
        </table:table-row>
        <table:table-row table:style-name="ro1">
          <table:table-cell office:value-type="string">
            <text:p>2023-09-14T00:00:00.0/2023-09-15T00:00:00.0</text:p>
          </table:table-cell>
          <table:table-cell office:value-type="string">
            <text:p>7359.7354</text:p>
          </table:table-cell>
          <table:table-cell office:value-type="string">
            <text:p>5194.3208</text:p>
          </table:table-cell>
          <table:table-cell office:value-type="string">
            <text:p>3757.0098</text:p>
          </table:table-cell>
          <table:table-cell office:value-type="string">
            <text:p>1437.3108</text:p>
          </table:table-cell>
          <table:table-cell office:value-type="string">
            <text:p>7305.7642</text:p>
          </table:table-cell>
          <table:table-cell office:value-type="string">
            <text:p>2995.5823</text:p>
          </table:table-cell>
          <table:table-cell office:value-type="string">
            <text:p>639.9718</text:p>
          </table:table-cell>
          <table:table-cell office:value-type="string">
            <text:p>2355.6106</text:p>
          </table:table-cell>
          <table:table-cell office:value-type="string">
            <text:p>1532.3528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719];9;2); &quot;/&quot;; MID([.A1719];6;2);&quot;/&quot;;MID([.A1719];1;4);&quot;/&quot;)" office:value-type="string" office:string-value="14/09/2023/">
            <text:p>14/09/2023/</text:p>
          </table:table-cell>
        </table:table-row>
        <table:table-row table:style-name="ro1">
          <table:table-cell office:value-type="string">
            <text:p>2023-09-15T00:00:00.0/2023-09-16T00:00:00.0</text:p>
          </table:table-cell>
          <table:table-cell office:value-type="string">
            <text:p>7279.8223</text:p>
          </table:table-cell>
          <table:table-cell office:value-type="string">
            <text:p>5157.0576</text:p>
          </table:table-cell>
          <table:table-cell office:value-type="string">
            <text:p>3765.2866</text:p>
          </table:table-cell>
          <table:table-cell office:value-type="string">
            <text:p>1391.7711</text:p>
          </table:table-cell>
          <table:table-cell office:value-type="string">
            <text:p>7321.8013</text:p>
          </table:table-cell>
          <table:table-cell office:value-type="string">
            <text:p>4259.8271</text:p>
          </table:table-cell>
          <table:table-cell office:value-type="string">
            <text:p>2337.2649</text:p>
          </table:table-cell>
          <table:table-cell office:value-type="string">
            <text:p>1922.5624</text:p>
          </table:table-cell>
          <table:table-cell office:value-type="string">
            <text:p>4440.3271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720];9;2); &quot;/&quot;; MID([.A1720];6;2);&quot;/&quot;;MID([.A1720];1;4);&quot;/&quot;)" office:value-type="string" office:string-value="15/09/2023/">
            <text:p>15/09/2023/</text:p>
          </table:table-cell>
        </table:table-row>
        <table:table-row table:style-name="ro1">
          <table:table-cell office:value-type="string">
            <text:p>2023-09-16T00:00:00.0/2023-09-17T00:00:00.0</text:p>
          </table:table-cell>
          <table:table-cell office:value-type="string">
            <text:p>7199.7783</text:p>
          </table:table-cell>
          <table:table-cell office:value-type="string">
            <text:p>5175.3950</text:p>
          </table:table-cell>
          <table:table-cell office:value-type="string">
            <text:p>4163.1592</text:p>
          </table:table-cell>
          <table:table-cell office:value-type="string">
            <text:p>1012.2359</text:p>
          </table:table-cell>
          <table:table-cell office:value-type="string">
            <text:p>8328.3584</text:p>
          </table:table-cell>
          <table:table-cell office:value-type="string">
            <text:p>5092.5034</text:p>
          </table:table-cell>
          <table:table-cell office:value-type="string">
            <text:p>4005.3369</text:p>
          </table:table-cell>
          <table:table-cell office:value-type="string">
            <text:p>1087.1664</text:p>
          </table:table-cell>
          <table:table-cell office:value-type="string">
            <text:p>7977.5669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721];9;2); &quot;/&quot;; MID([.A1721];6;2);&quot;/&quot;;MID([.A1721];1;4);&quot;/&quot;)" office:value-type="string" office:string-value="16/09/2023/">
            <text:p>16/09/2023/</text:p>
          </table:table-cell>
        </table:table-row>
        <table:table-row table:style-name="ro1">
          <table:table-cell office:value-type="string">
            <text:p>2023-09-17T00:00:00.0/2023-09-18T00:00:00.0</text:p>
          </table:table-cell>
          <table:table-cell office:value-type="string">
            <text:p>7119.5361</text:p>
          </table:table-cell>
          <table:table-cell office:value-type="string">
            <text:p>5114.0068</text:p>
          </table:table-cell>
          <table:table-cell office:value-type="string">
            <text:p>4202.6235</text:p>
          </table:table-cell>
          <table:table-cell office:value-type="string">
            <text:p>911.3831</text:p>
          </table:table-cell>
          <table:table-cell office:value-type="string">
            <text:p>8557.3438</text:p>
          </table:table-cell>
          <table:table-cell office:value-type="string">
            <text:p>5114.0068</text:p>
          </table:table-cell>
          <table:table-cell office:value-type="string">
            <text:p>4202.6235</text:p>
          </table:table-cell>
          <table:table-cell office:value-type="string">
            <text:p>911.3831</text:p>
          </table:table-cell>
          <table:table-cell office:value-type="string">
            <text:p>8557.3438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722];9;2); &quot;/&quot;; MID([.A1722];6;2);&quot;/&quot;;MID([.A1722];1;4);&quot;/&quot;)" office:value-type="string" office:string-value="17/09/2023/">
            <text:p>17/09/2023/</text:p>
          </table:table-cell>
        </table:table-row>
        <table:table-row table:style-name="ro1">
          <table:table-cell office:value-type="string">
            <text:p>2023-09-18T00:00:00.0/2023-09-19T00:00:00.0</text:p>
          </table:table-cell>
          <table:table-cell office:value-type="string">
            <text:p>7039.2119</text:p>
          </table:table-cell>
          <table:table-cell office:value-type="string">
            <text:p>4857.4619</text:p>
          </table:table-cell>
          <table:table-cell office:value-type="string">
            <text:p>3637.8955</text:p>
          </table:table-cell>
          <table:table-cell office:value-type="string">
            <text:p>1219.5662</text:p>
          </table:table-cell>
          <table:table-cell office:value-type="string">
            <text:p>7262.9990</text:p>
          </table:table-cell>
          <table:table-cell office:value-type="string">
            <text:p>4329.3076</text:p>
          </table:table-cell>
          <table:table-cell office:value-type="string">
            <text:p>2457.3430</text:p>
          </table:table-cell>
          <table:table-cell office:value-type="string">
            <text:p>1871.9644</text:p>
          </table:table-cell>
          <table:table-cell office:value-type="string">
            <text:p>4863.0435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723];9;2); &quot;/&quot;; MID([.A1723];6;2);&quot;/&quot;;MID([.A1723];1;4);&quot;/&quot;)" office:value-type="string" office:string-value="18/09/2023/">
            <text:p>18/09/2023/</text:p>
          </table:table-cell>
        </table:table-row>
        <table:table-row table:style-name="ro1">
          <table:table-cell office:value-type="string">
            <text:p>2023-09-19T00:00:00.0/2023-09-20T00:00:00.0</text:p>
          </table:table-cell>
          <table:table-cell office:value-type="string">
            <text:p>6958.7393</text:p>
          </table:table-cell>
          <table:table-cell office:value-type="string">
            <text:p>4907.6489</text:p>
          </table:table-cell>
          <table:table-cell office:value-type="string">
            <text:p>3737.9263</text:p>
          </table:table-cell>
          <table:table-cell office:value-type="string">
            <text:p>1169.7228</text:p>
          </table:table-cell>
          <table:table-cell office:value-type="string">
            <text:p>7640.1548</text:p>
          </table:table-cell>
          <table:table-cell office:value-type="string">
            <text:p>3382.0979</text:p>
          </table:table-cell>
          <table:table-cell office:value-type="string">
            <text:p>1403.5170</text:p>
          </table:table-cell>
          <table:table-cell office:value-type="string">
            <text:p>1978.5811</text:p>
          </table:table-cell>
          <table:table-cell office:value-type="string">
            <text:p>3157.1567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724];9;2); &quot;/&quot;; MID([.A1724];6;2);&quot;/&quot;;MID([.A1724];1;4);&quot;/&quot;)" office:value-type="string" office:string-value="19/09/2023/">
            <text:p>19/09/2023/</text:p>
          </table:table-cell>
        </table:table-row>
        <table:table-row table:style-name="ro1">
          <table:table-cell office:value-type="string">
            <text:p>2023-09-20T00:00:00.0/2023-09-21T00:00:00.0</text:p>
          </table:table-cell>
          <table:table-cell office:value-type="string">
            <text:p>6878.2075</text:p>
          </table:table-cell>
          <table:table-cell office:value-type="string">
            <text:p>4953.1689</text:p>
          </table:table-cell>
          <table:table-cell office:value-type="string">
            <text:p>4193.2798</text:p>
          </table:table-cell>
          <table:table-cell office:value-type="string">
            <text:p>759.8890</text:p>
          </table:table-cell>
          <table:table-cell office:value-type="string">
            <text:p>8791.3799</text:p>
          </table:table-cell>
          <table:table-cell office:value-type="string">
            <text:p>4953.1689</text:p>
          </table:table-cell>
          <table:table-cell office:value-type="string">
            <text:p>4193.2798</text:p>
          </table:table-cell>
          <table:table-cell office:value-type="string">
            <text:p>759.8890</text:p>
          </table:table-cell>
          <table:table-cell office:value-type="string">
            <text:p>8791.3799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725];9;2); &quot;/&quot;; MID([.A1725];6;2);&quot;/&quot;;MID([.A1725];1;4);&quot;/&quot;)" office:value-type="string" office:string-value="20/09/2023/">
            <text:p>20/09/2023/</text:p>
          </table:table-cell>
        </table:table-row>
        <table:table-row table:style-name="ro1">
          <table:table-cell office:value-type="string">
            <text:p>2023-09-21T00:00:00.0/2023-09-22T00:00:00.0</text:p>
          </table:table-cell>
          <table:table-cell office:value-type="string">
            <text:p>6797.6338</text:p>
          </table:table-cell>
          <table:table-cell office:value-type="string">
            <text:p>4751.2002</text:p>
          </table:table-cell>
          <table:table-cell office:value-type="string">
            <text:p>3593.9700</text:p>
          </table:table-cell>
          <table:table-cell office:value-type="string">
            <text:p>1157.2301</text:p>
          </table:table-cell>
          <table:table-cell office:value-type="string">
            <text:p>7472.6841</text:p>
          </table:table-cell>
          <table:table-cell office:value-type="string">
            <text:p>3105.2544</text:p>
          </table:table-cell>
          <table:table-cell office:value-type="string">
            <text:p>1326.3784</text:p>
          </table:table-cell>
          <table:table-cell office:value-type="string">
            <text:p>1778.8761</text:p>
          </table:table-cell>
          <table:table-cell office:value-type="string">
            <text:p>3000.4326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726];9;2); &quot;/&quot;; MID([.A1726];6;2);&quot;/&quot;;MID([.A1726];1;4);&quot;/&quot;)" office:value-type="string" office:string-value="21/09/2023/">
            <text:p>21/09/2023/</text:p>
          </table:table-cell>
        </table:table-row>
        <table:table-row table:style-name="ro1">
          <table:table-cell office:value-type="string">
            <text:p>2023-09-22T00:00:00.0/2023-09-23T00:00:00.0</text:p>
          </table:table-cell>
          <table:table-cell office:value-type="string">
            <text:p>6717.0059</text:p>
          </table:table-cell>
          <table:table-cell office:value-type="string">
            <text:p>4707.2920</text:p>
          </table:table-cell>
          <table:table-cell office:value-type="string">
            <text:p>3813.1384</text:p>
          </table:table-cell>
          <table:table-cell office:value-type="string">
            <text:p>894.1534</text:p>
          </table:table-cell>
          <table:table-cell office:value-type="string">
            <text:p>7989.6294</text:p>
          </table:table-cell>
          <table:table-cell office:value-type="string">
            <text:p>1502.5461</text:p>
          </table:table-cell>
          <table:table-cell office:value-type="string">
            <text:p>98.9464</text:p>
          </table:table-cell>
          <table:table-cell office:value-type="string">
            <text:p>1403.5997</text:p>
          </table:table-cell>
          <table:table-cell office:value-type="string">
            <text:p>283.6544</text:p>
          </table:table-cell>
          <table:table-cell office:value-type="string">
            <text:p>0.9833</text:p>
          </table:table-cell>
          <table:table-cell table:number-columns-repeated="3"/>
          <table:table-cell table:formula="of:==CONCATENATE( MID([.A1727];9;2); &quot;/&quot;; MID([.A1727];6;2);&quot;/&quot;;MID([.A1727];1;4);&quot;/&quot;)" office:value-type="string" office:string-value="22/09/2023/">
            <text:p>22/09/2023/</text:p>
          </table:table-cell>
        </table:table-row>
        <table:table-row table:style-name="ro1">
          <table:table-cell office:value-type="string">
            <text:p>2023-09-23T00:00:00.0/2023-09-24T00:00:00.0</text:p>
          </table:table-cell>
          <table:table-cell office:value-type="string">
            <text:p>6636.3823</text:p>
          </table:table-cell>
          <table:table-cell office:value-type="string">
            <text:p>4665.2021</text:p>
          </table:table-cell>
          <table:table-cell office:value-type="string">
            <text:p>3399.1516</text:p>
          </table:table-cell>
          <table:table-cell office:value-type="string">
            <text:p>1266.0504</text:p>
          </table:table-cell>
          <table:table-cell office:value-type="string">
            <text:p>7087.0542</text:p>
          </table:table-cell>
          <table:table-cell office:value-type="string">
            <text:p>2683.5603</text:p>
          </table:table-cell>
          <table:table-cell office:value-type="string">
            <text:p>511.4601</text:p>
          </table:table-cell>
          <table:table-cell office:value-type="string">
            <text:p>2172.1003</text:p>
          </table:table-cell>
          <table:table-cell office:value-type="string">
            <text:p>1165.4105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728];9;2); &quot;/&quot;; MID([.A1728];6;2);&quot;/&quot;;MID([.A1728];1;4);&quot;/&quot;)" office:value-type="string" office:string-value="23/09/2023/">
            <text:p>23/09/2023/</text:p>
          </table:table-cell>
        </table:table-row>
        <table:table-row table:style-name="ro1">
          <table:table-cell office:value-type="string">
            <text:p>2023-09-24T00:00:00.0/2023-09-25T00:00:00.0</text:p>
          </table:table-cell>
          <table:table-cell office:value-type="string">
            <text:p>6555.7227</text:p>
          </table:table-cell>
          <table:table-cell office:value-type="string">
            <text:p>4588.7837</text:p>
          </table:table-cell>
          <table:table-cell office:value-type="string">
            <text:p>3167.5608</text:p>
          </table:table-cell>
          <table:table-cell office:value-type="string">
            <text:p>1421.2231</text:p>
          </table:table-cell>
          <table:table-cell office:value-type="string">
            <text:p>6603.7280</text:p>
          </table:table-cell>
          <table:table-cell office:value-type="string">
            <text:p>3863.7688</text:p>
          </table:table-cell>
          <table:table-cell office:value-type="string">
            <text:p>2093.0508</text:p>
          </table:table-cell>
          <table:table-cell office:value-type="string">
            <text:p>1770.7181</text:p>
          </table:table-cell>
          <table:table-cell office:value-type="string">
            <text:p>4638.7661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729];9;2); &quot;/&quot;; MID([.A1729];6;2);&quot;/&quot;;MID([.A1729];1;4);&quot;/&quot;)" office:value-type="string" office:string-value="24/09/2023/">
            <text:p>24/09/2023/</text:p>
          </table:table-cell>
        </table:table-row>
        <table:table-row table:style-name="ro1">
          <table:table-cell office:value-type="string">
            <text:p>2023-09-25T00:00:00.0/2023-09-26T00:00:00.0</text:p>
          </table:table-cell>
          <table:table-cell office:value-type="string">
            <text:p>6475.1538</text:p>
          </table:table-cell>
          <table:table-cell office:value-type="string">
            <text:p>4438.6309</text:p>
          </table:table-cell>
          <table:table-cell office:value-type="string">
            <text:p>3134.6672</text:p>
          </table:table-cell>
          <table:table-cell office:value-type="string">
            <text:p>1303.9634</text:p>
          </table:table-cell>
          <table:table-cell office:value-type="string">
            <text:p>6581.5195</text:p>
          </table:table-cell>
          <table:table-cell office:value-type="string">
            <text:p>3812.0349</text:p>
          </table:table-cell>
          <table:table-cell office:value-type="string">
            <text:p>2362.2185</text:p>
          </table:table-cell>
          <table:table-cell office:value-type="string">
            <text:p>1449.8167</text:p>
          </table:table-cell>
          <table:table-cell office:value-type="string">
            <text:p>4743.5859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730];9;2); &quot;/&quot;; MID([.A1730];6;2);&quot;/&quot;;MID([.A1730];1;4);&quot;/&quot;)" office:value-type="string" office:string-value="25/09/2023/">
            <text:p>25/09/2023/</text:p>
          </table:table-cell>
        </table:table-row>
        <table:table-row table:style-name="ro1">
          <table:table-cell office:value-type="string">
            <text:p>2023-09-26T00:00:00.0/2023-09-27T00:00:00.0</text:p>
          </table:table-cell>
          <table:table-cell office:value-type="string">
            <text:p>6394.6211</text:p>
          </table:table-cell>
          <table:table-cell office:value-type="string">
            <text:p>4490.4595</text:p>
          </table:table-cell>
          <table:table-cell office:value-type="string">
            <text:p>3545.6426</text:p>
          </table:table-cell>
          <table:table-cell office:value-type="string">
            <text:p>944.8168</text:p>
          </table:table-cell>
          <table:table-cell office:value-type="string">
            <text:p>7619.2764</text:p>
          </table:table-cell>
          <table:table-cell office:value-type="string">
            <text:p>4490.4595</text:p>
          </table:table-cell>
          <table:table-cell office:value-type="string">
            <text:p>3545.6426</text:p>
          </table:table-cell>
          <table:table-cell office:value-type="string">
            <text:p>944.8168</text:p>
          </table:table-cell>
          <table:table-cell office:value-type="string">
            <text:p>7619.2764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731];9;2); &quot;/&quot;; MID([.A1731];6;2);&quot;/&quot;;MID([.A1731];1;4);&quot;/&quot;)" office:value-type="string" office:string-value="26/09/2023/">
            <text:p>26/09/2023/</text:p>
          </table:table-cell>
        </table:table-row>
        <table:table-row table:style-name="ro1">
          <table:table-cell office:value-type="string">
            <text:p>2023-09-27T00:00:00.0/2023-09-28T00:00:00.0</text:p>
          </table:table-cell>
          <table:table-cell office:value-type="string">
            <text:p>6314.1729</text:p>
          </table:table-cell>
          <table:table-cell office:value-type="string">
            <text:p>4573.5913</text:p>
          </table:table-cell>
          <table:table-cell office:value-type="string">
            <text:p>3753.0647</text:p>
          </table:table-cell>
          <table:table-cell office:value-type="string">
            <text:p>820.5269</text:p>
          </table:table-cell>
          <table:table-cell office:value-type="string">
            <text:p>8247.7256</text:p>
          </table:table-cell>
          <table:table-cell office:value-type="string">
            <text:p>4507.3960</text:p>
          </table:table-cell>
          <table:table-cell office:value-type="string">
            <text:p>3672.8257</text:p>
          </table:table-cell>
          <table:table-cell office:value-type="string">
            <text:p>834.5703</text:p>
          </table:table-cell>
          <table:table-cell office:value-type="string">
            <text:p>7771.9766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732];9;2); &quot;/&quot;; MID([.A1732];6;2);&quot;/&quot;;MID([.A1732];1;4);&quot;/&quot;)" office:value-type="string" office:string-value="27/09/2023/">
            <text:p>27/09/2023/</text:p>
          </table:table-cell>
        </table:table-row>
        <table:table-row table:style-name="ro1">
          <table:table-cell office:value-type="string">
            <text:p>2023-09-28T00:00:00.0/2023-09-29T00:00:00.0</text:p>
          </table:table-cell>
          <table:table-cell office:value-type="string">
            <text:p>6233.8174</text:p>
          </table:table-cell>
          <table:table-cell office:value-type="string">
            <text:p>4525.6187</text:p>
          </table:table-cell>
          <table:table-cell office:value-type="string">
            <text:p>3739.5476</text:p>
          </table:table-cell>
          <table:table-cell office:value-type="string">
            <text:p>786.0710</text:p>
          </table:table-cell>
          <table:table-cell office:value-type="string">
            <text:p>8281.2402</text:p>
          </table:table-cell>
          <table:table-cell office:value-type="string">
            <text:p>4525.6187</text:p>
          </table:table-cell>
          <table:table-cell office:value-type="string">
            <text:p>3739.5476</text:p>
          </table:table-cell>
          <table:table-cell office:value-type="string">
            <text:p>786.0710</text:p>
          </table:table-cell>
          <table:table-cell office:value-type="string">
            <text:p>8281.2402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733];9;2); &quot;/&quot;; MID([.A1733];6;2);&quot;/&quot;;MID([.A1733];1;4);&quot;/&quot;)" office:value-type="string" office:string-value="28/09/2023/">
            <text:p>28/09/2023/</text:p>
          </table:table-cell>
        </table:table-row>
        <table:table-row table:style-name="ro1">
          <table:table-cell office:value-type="string">
            <text:p>2023-09-29T00:00:00.0/2023-09-30T00:00:00.0</text:p>
          </table:table-cell>
          <table:table-cell office:value-type="string">
            <text:p>6153.5391</text:p>
          </table:table-cell>
          <table:table-cell office:value-type="string">
            <text:p>4356.1372</text:p>
          </table:table-cell>
          <table:table-cell office:value-type="string">
            <text:p>3395.3442</text:p>
          </table:table-cell>
          <table:table-cell office:value-type="string">
            <text:p>960.7928</text:p>
          </table:table-cell>
          <table:table-cell office:value-type="string">
            <text:p>7515.6802</text:p>
          </table:table-cell>
          <table:table-cell office:value-type="string">
            <text:p>4164.7114</text:p>
          </table:table-cell>
          <table:table-cell office:value-type="string">
            <text:p>2974.5286</text:p>
          </table:table-cell>
          <table:table-cell office:value-type="string">
            <text:p>1190.1826</text:p>
          </table:table-cell>
          <table:table-cell office:value-type="string">
            <text:p>6634.6558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1734];9;2); &quot;/&quot;; MID([.A1734];6;2);&quot;/&quot;;MID([.A1734];1;4);&quot;/&quot;)" office:value-type="string" office:string-value="29/09/2023/">
            <text:p>29/09/2023/</text:p>
          </table:table-cell>
        </table:table-row>
        <table:table-row table:style-name="ro1">
          <table:table-cell office:value-type="string">
            <text:p>2023-09-30T00:00:00.0/2023-10-01T00:00:00.0</text:p>
          </table:table-cell>
          <table:table-cell office:value-type="string">
            <text:p>6073.4927</text:p>
          </table:table-cell>
          <table:table-cell office:value-type="string">
            <text:p>4202.4111</text:p>
          </table:table-cell>
          <table:table-cell office:value-type="string">
            <text:p>2969.1257</text:p>
          </table:table-cell>
          <table:table-cell office:value-type="string">
            <text:p>1233.2854</text:p>
          </table:table-cell>
          <table:table-cell office:value-type="string">
            <text:p>6472.3594</text:p>
          </table:table-cell>
          <table:table-cell office:value-type="string">
            <text:p>2947.5776</text:p>
          </table:table-cell>
          <table:table-cell office:value-type="string">
            <text:p>1618.9004</text:p>
          </table:table-cell>
          <table:table-cell office:value-type="string">
            <text:p>1328.6772</text:p>
          </table:table-cell>
          <table:table-cell office:value-type="string">
            <text:p>3643.0403</text:p>
          </table:table-cell>
          <table:table-cell office:value-type="string">
            <text:p>0.9833</text:p>
          </table:table-cell>
          <table:table-cell table:number-columns-repeated="3"/>
          <table:table-cell table:formula="of:==CONCATENATE( MID([.A1735];9;2); &quot;/&quot;; MID([.A1735];6;2);&quot;/&quot;;MID([.A1735];1;4);&quot;/&quot;)" office:value-type="string" office:string-value="30/09/2023/">
            <text:p>30/09/2023/</text:p>
          </table:table-cell>
        </table:table-row>
        <table:table-row table:style-name="ro1">
          <table:table-cell office:value-type="string">
            <text:p>2023-10-01T00:00:00.0/2023-10-02T00:00:00.0</text:p>
          </table:table-cell>
          <table:table-cell office:value-type="string">
            <text:p>5993.5684</text:p>
          </table:table-cell>
          <table:table-cell office:value-type="string">
            <text:p>4149.6929</text:p>
          </table:table-cell>
          <table:table-cell office:value-type="string">
            <text:p>3136.4990</text:p>
          </table:table-cell>
          <table:table-cell office:value-type="string">
            <text:p>1013.1939</text:p>
          </table:table-cell>
          <table:table-cell office:value-type="string">
            <text:p>7040.6030</text:p>
          </table:table-cell>
          <table:table-cell office:value-type="string">
            <text:p>3188.0979</text:p>
          </table:table-cell>
          <table:table-cell office:value-type="string">
            <text:p>1761.6378</text:p>
          </table:table-cell>
          <table:table-cell office:value-type="string">
            <text:p>1426.4601</text:p>
          </table:table-cell>
          <table:table-cell office:value-type="string">
            <text:p>3785.5869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736];9;2); &quot;/&quot;; MID([.A1736];6;2);&quot;/&quot;;MID([.A1736];1;4);&quot;/&quot;)" office:value-type="string" office:string-value="01/10/2023/">
            <text:p>01/10/2023/</text:p>
          </table:table-cell>
        </table:table-row>
        <table:table-row table:style-name="ro1">
          <table:table-cell office:value-type="string">
            <text:p>2023-10-02T00:00:00.0/2023-10-03T00:00:00.0</text:p>
          </table:table-cell>
          <table:table-cell office:value-type="string">
            <text:p>5913.8765</text:p>
          </table:table-cell>
          <table:table-cell office:value-type="string">
            <text:p>4172.3301</text:p>
          </table:table-cell>
          <table:table-cell office:value-type="string">
            <text:p>3369.9646</text:p>
          </table:table-cell>
          <table:table-cell office:value-type="string">
            <text:p>802.3655</text:p>
          </table:table-cell>
          <table:table-cell office:value-type="string">
            <text:p>7724.7949</text:p>
          </table:table-cell>
          <table:table-cell office:value-type="string">
            <text:p>3858.8477</text:p>
          </table:table-cell>
          <table:table-cell office:value-type="string">
            <text:p>2688.0713</text:p>
          </table:table-cell>
          <table:table-cell office:value-type="string">
            <text:p>1170.7764</text:p>
          </table:table-cell>
          <table:table-cell office:value-type="string">
            <text:p>6331.846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737];9;2); &quot;/&quot;; MID([.A1737];6;2);&quot;/&quot;;MID([.A1737];1;4);&quot;/&quot;)" office:value-type="string" office:string-value="02/10/2023/">
            <text:p>02/10/2023/</text:p>
          </table:table-cell>
        </table:table-row>
        <table:table-row table:style-name="ro1">
          <table:table-cell office:value-type="string">
            <text:p>2023-10-03T00:00:00.0/2023-10-04T00:00:00.0</text:p>
          </table:table-cell>
          <table:table-cell office:value-type="string">
            <text:p>5834.3560</text:p>
          </table:table-cell>
          <table:table-cell office:value-type="string">
            <text:p>4120.3428</text:p>
          </table:table-cell>
          <table:table-cell office:value-type="string">
            <text:p>3310.0918</text:p>
          </table:table-cell>
          <table:table-cell office:value-type="string">
            <text:p>810.2509</text:p>
          </table:table-cell>
          <table:table-cell office:value-type="string">
            <text:p>7622.5635</text:p>
          </table:table-cell>
          <table:table-cell office:value-type="string">
            <text:p>3908.5269</text:p>
          </table:table-cell>
          <table:table-cell office:value-type="string">
            <text:p>2854.8965</text:p>
          </table:table-cell>
          <table:table-cell office:value-type="string">
            <text:p>1053.6305</text:p>
          </table:table-cell>
          <table:table-cell office:value-type="string">
            <text:p>6793.9531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738];9;2); &quot;/&quot;; MID([.A1738];6;2);&quot;/&quot;;MID([.A1738];1;4);&quot;/&quot;)" office:value-type="string" office:string-value="03/10/2023/">
            <text:p>03/10/2023/</text:p>
          </table:table-cell>
        </table:table-row>
        <table:table-row table:style-name="ro1">
          <table:table-cell office:value-type="string">
            <text:p>2023-10-04T00:00:00.0/2023-10-05T00:00:00.0</text:p>
          </table:table-cell>
          <table:table-cell office:value-type="string">
            <text:p>5755.1099</text:p>
          </table:table-cell>
          <table:table-cell office:value-type="string">
            <text:p>4070.8889</text:p>
          </table:table-cell>
          <table:table-cell office:value-type="string">
            <text:p>3062.7175</text:p>
          </table:table-cell>
          <table:table-cell office:value-type="string">
            <text:p>1008.1714</text:p>
          </table:table-cell>
          <table:table-cell office:value-type="string">
            <text:p>7013.5483</text:p>
          </table:table-cell>
          <table:table-cell office:value-type="string">
            <text:p>3159.2603</text:p>
          </table:table-cell>
          <table:table-cell office:value-type="string">
            <text:p>1367.9591</text:p>
          </table:table-cell>
          <table:table-cell office:value-type="string">
            <text:p>1791.3011</text:p>
          </table:table-cell>
          <table:table-cell office:value-type="string">
            <text:p>3385.0774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739];9;2); &quot;/&quot;; MID([.A1739];6;2);&quot;/&quot;;MID([.A1739];1;4);&quot;/&quot;)" office:value-type="string" office:string-value="04/10/2023/">
            <text:p>04/10/2023/</text:p>
          </table:table-cell>
        </table:table-row>
        <table:table-row table:style-name="ro1">
          <table:table-cell office:value-type="string">
            <text:p>2023-10-05T00:00:00.0/2023-10-06T00:00:00.0</text:p>
          </table:table-cell>
          <table:table-cell office:value-type="string">
            <text:p>5676.0571</text:p>
          </table:table-cell>
          <table:table-cell office:value-type="string">
            <text:p>3976.8364</text:p>
          </table:table-cell>
          <table:table-cell office:value-type="string">
            <text:p>2949.6008</text:p>
          </table:table-cell>
          <table:table-cell office:value-type="string">
            <text:p>1027.2355</text:p>
          </table:table-cell>
          <table:table-cell office:value-type="string">
            <text:p>6754.9258</text:p>
          </table:table-cell>
          <table:table-cell office:value-type="string">
            <text:p>3289.0156</text:p>
          </table:table-cell>
          <table:table-cell office:value-type="string">
            <text:p>1475.3025</text:p>
          </table:table-cell>
          <table:table-cell office:value-type="string">
            <text:p>1813.7130</text:p>
          </table:table-cell>
          <table:table-cell office:value-type="string">
            <text:p>3528.8220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740];9;2); &quot;/&quot;; MID([.A1740];6;2);&quot;/&quot;;MID([.A1740];1;4);&quot;/&quot;)" office:value-type="string" office:string-value="05/10/2023/">
            <text:p>05/10/2023/</text:p>
          </table:table-cell>
        </table:table-row>
        <table:table-row table:style-name="ro1">
          <table:table-cell office:value-type="string">
            <text:p>2023-10-06T00:00:00.0/2023-10-07T00:00:00.0</text:p>
          </table:table-cell>
          <table:table-cell office:value-type="string">
            <text:p>5597.3599</text:p>
          </table:table-cell>
          <table:table-cell office:value-type="string">
            <text:p>3931.6372</text:p>
          </table:table-cell>
          <table:table-cell office:value-type="string">
            <text:p>3040.7136</text:p>
          </table:table-cell>
          <table:table-cell office:value-type="string">
            <text:p>890.9235</text:p>
          </table:table-cell>
          <table:table-cell office:value-type="string">
            <text:p>7144.0151</text:p>
          </table:table-cell>
          <table:table-cell office:value-type="string">
            <text:p>3509.9485</text:p>
          </table:table-cell>
          <table:table-cell office:value-type="string">
            <text:p>2139.7402</text:p>
          </table:table-cell>
          <table:table-cell office:value-type="string">
            <text:p>1370.2083</text:p>
          </table:table-cell>
          <table:table-cell office:value-type="string">
            <text:p>4773.0298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741];9;2); &quot;/&quot;; MID([.A1741];6;2);&quot;/&quot;;MID([.A1741];1;4);&quot;/&quot;)" office:value-type="string" office:string-value="06/10/2023/">
            <text:p>06/10/2023/</text:p>
          </table:table-cell>
        </table:table-row>
        <table:table-row table:style-name="ro1">
          <table:table-cell office:value-type="string">
            <text:p>2023-10-07T00:00:00.0/2023-10-08T00:00:00.0</text:p>
          </table:table-cell>
          <table:table-cell office:value-type="string">
            <text:p>5518.9395</text:p>
          </table:table-cell>
          <table:table-cell office:value-type="string">
            <text:p>3753.1421</text:p>
          </table:table-cell>
          <table:table-cell office:value-type="string">
            <text:p>2812.6682</text:p>
          </table:table-cell>
          <table:table-cell office:value-type="string">
            <text:p>940.4738</text:p>
          </table:table-cell>
          <table:table-cell office:value-type="string">
            <text:p>6471.4448</text:p>
          </table:table-cell>
          <table:table-cell office:value-type="string">
            <text:p>2435.5256</text:p>
          </table:table-cell>
          <table:table-cell office:value-type="string">
            <text:p>922.4885</text:p>
          </table:table-cell>
          <table:table-cell office:value-type="string">
            <text:p>1513.0372</text:p>
          </table:table-cell>
          <table:table-cell office:value-type="string">
            <text:p>2061.2322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742];9;2); &quot;/&quot;; MID([.A1742];6;2);&quot;/&quot;;MID([.A1742];1;4);&quot;/&quot;)" office:value-type="string" office:string-value="07/10/2023/">
            <text:p>07/10/2023/</text:p>
          </table:table-cell>
        </table:table-row>
        <table:table-row table:style-name="ro1">
          <table:table-cell office:value-type="string">
            <text:p>2023-10-08T00:00:00.0/2023-10-09T00:00:00.0</text:p>
          </table:table-cell>
          <table:table-cell office:value-type="string">
            <text:p>5440.8765</text:p>
          </table:table-cell>
          <table:table-cell office:value-type="string">
            <text:p>3885.8384</text:p>
          </table:table-cell>
          <table:table-cell office:value-type="string">
            <text:p>3302.7361</text:p>
          </table:table-cell>
          <table:table-cell office:value-type="string">
            <text:p>583.1025</text:p>
          </table:table-cell>
          <table:table-cell office:value-type="string">
            <text:p>7950.2007</text:p>
          </table:table-cell>
          <table:table-cell office:value-type="string">
            <text:p>1768.6844</text:p>
          </table:table-cell>
          <table:table-cell office:value-type="string">
            <text:p>795.0252</text:p>
          </table:table-cell>
          <table:table-cell office:value-type="string">
            <text:p>973.6592</text:p>
          </table:table-cell>
          <table:table-cell office:value-type="string">
            <text:p>2424.8635</text:p>
          </table:table-cell>
          <table:table-cell office:value-type="string">
            <text:p>0.9830</text:p>
          </table:table-cell>
          <table:table-cell table:number-columns-repeated="3"/>
          <table:table-cell table:formula="of:==CONCATENATE( MID([.A1743];9;2); &quot;/&quot;; MID([.A1743];6;2);&quot;/&quot;;MID([.A1743];1;4);&quot;/&quot;)" office:value-type="string" office:string-value="08/10/2023/">
            <text:p>08/10/2023/</text:p>
          </table:table-cell>
        </table:table-row>
        <table:table-row table:style-name="ro1">
          <table:table-cell office:value-type="string">
            <text:p>2023-10-09T00:00:00.0/2023-10-10T00:00:00.0</text:p>
          </table:table-cell>
          <table:table-cell office:value-type="string">
            <text:p>5363.1484</text:p>
          </table:table-cell>
          <table:table-cell office:value-type="string">
            <text:p>3446.3718</text:p>
          </table:table-cell>
          <table:table-cell office:value-type="string">
            <text:p>2165.3687</text:p>
          </table:table-cell>
          <table:table-cell office:value-type="string">
            <text:p>1281.0029</text:p>
          </table:table-cell>
          <table:table-cell office:value-type="string">
            <text:p>5119.7305</text:p>
          </table:table-cell>
          <table:table-cell office:value-type="string">
            <text:p>761.0215</text:p>
          </table:table-cell>
          <table:table-cell office:value-type="string">
            <text:p>4.8358</text:p>
          </table:table-cell>
          <table:table-cell office:value-type="string">
            <text:p>756.1857</text:p>
          </table:table-cell>
          <table:table-cell office:value-type="string">
            <text:p>41.8745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744];9;2); &quot;/&quot;; MID([.A1744];6;2);&quot;/&quot;;MID([.A1744];1;4);&quot;/&quot;)" office:value-type="string" office:string-value="09/10/2023/">
            <text:p>09/10/2023/</text:p>
          </table:table-cell>
        </table:table-row>
        <table:table-row table:style-name="ro1">
          <table:table-cell office:value-type="string">
            <text:p>2023-10-10T00:00:00.0/2023-10-11T00:00:00.0</text:p>
          </table:table-cell>
          <table:table-cell office:value-type="string">
            <text:p>5285.7905</text:p>
          </table:table-cell>
          <table:table-cell office:value-type="string">
            <text:p>3574.0811</text:p>
          </table:table-cell>
          <table:table-cell office:value-type="string">
            <text:p>2659.8906</text:p>
          </table:table-cell>
          <table:table-cell office:value-type="string">
            <text:p>914.1904</text:p>
          </table:table-cell>
          <table:table-cell office:value-type="string">
            <text:p>6257.6860</text:p>
          </table:table-cell>
          <table:table-cell office:value-type="string">
            <text:p>1930.0652</text:p>
          </table:table-cell>
          <table:table-cell office:value-type="string">
            <text:p>234.8105</text:p>
          </table:table-cell>
          <table:table-cell office:value-type="string">
            <text:p>1695.2546</text:p>
          </table:table-cell>
          <table:table-cell office:value-type="string">
            <text:p>664.5725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745];9;2); &quot;/&quot;; MID([.A1745];6;2);&quot;/&quot;;MID([.A1745];1;4);&quot;/&quot;)" office:value-type="string" office:string-value="10/10/2023/">
            <text:p>10/10/2023/</text:p>
          </table:table-cell>
        </table:table-row>
        <table:table-row table:style-name="ro1">
          <table:table-cell office:value-type="string">
            <text:p>2023-10-11T00:00:00.0/2023-10-12T00:00:00.0</text:p>
          </table:table-cell>
          <table:table-cell office:value-type="string">
            <text:p>5208.8848</text:p>
          </table:table-cell>
          <table:table-cell office:value-type="string">
            <text:p>3567.8440</text:p>
          </table:table-cell>
          <table:table-cell office:value-type="string">
            <text:p>2692.0203</text:p>
          </table:table-cell>
          <table:table-cell office:value-type="string">
            <text:p>875.8237</text:p>
          </table:table-cell>
          <table:table-cell office:value-type="string">
            <text:p>6594.6729</text:p>
          </table:table-cell>
          <table:table-cell office:value-type="string">
            <text:p>3210.1992</text:p>
          </table:table-cell>
          <table:table-cell office:value-type="string">
            <text:p>1905.0085</text:p>
          </table:table-cell>
          <table:table-cell office:value-type="string">
            <text:p>1305.1907</text:p>
          </table:table-cell>
          <table:table-cell office:value-type="string">
            <text:p>4467.9448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746];9;2); &quot;/&quot;; MID([.A1746];6;2);&quot;/&quot;;MID([.A1746];1;4);&quot;/&quot;)" office:value-type="string" office:string-value="11/10/2023/">
            <text:p>11/10/2023/</text:p>
          </table:table-cell>
        </table:table-row>
        <table:table-row table:style-name="ro1">
          <table:table-cell office:value-type="string">
            <text:p>2023-10-12T00:00:00.0/2023-10-13T00:00:00.0</text:p>
          </table:table-cell>
          <table:table-cell office:value-type="string">
            <text:p>5132.3730</text:p>
          </table:table-cell>
          <table:table-cell office:value-type="string">
            <text:p>3119.9128</text:p>
          </table:table-cell>
          <table:table-cell office:value-type="string">
            <text:p>1723.8652</text:p>
          </table:table-cell>
          <table:table-cell office:value-type="string">
            <text:p>1396.0476</text:p>
          </table:table-cell>
          <table:table-cell office:value-type="string">
            <text:p>4117.9380</text:p>
          </table:table-cell>
          <table:table-cell office:value-type="string">
            <text:p>1118.7466</text:p>
          </table:table-cell>
          <table:table-cell office:value-type="string">
            <text:p>44.5334</text:p>
          </table:table-cell>
          <table:table-cell office:value-type="string">
            <text:p>1074.2133</text:p>
          </table:table-cell>
          <table:table-cell office:value-type="string">
            <text:p>145.8516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747];9;2); &quot;/&quot;; MID([.A1747];6;2);&quot;/&quot;;MID([.A1747];1;4);&quot;/&quot;)" office:value-type="string" office:string-value="12/10/2023/">
            <text:p>12/10/2023/</text:p>
          </table:table-cell>
        </table:table-row>
        <table:table-row table:style-name="ro1">
          <table:table-cell office:value-type="string">
            <text:p>2023-10-13T00:00:00.0/2023-10-14T00:00:00.0</text:p>
          </table:table-cell>
          <table:table-cell office:value-type="string">
            <text:p>5056.3540</text:p>
          </table:table-cell>
          <table:table-cell office:value-type="string">
            <text:p>3385.4172</text:p>
          </table:table-cell>
          <table:table-cell office:value-type="string">
            <text:p>2555.3052</text:p>
          </table:table-cell>
          <table:table-cell office:value-type="string">
            <text:p>830.1122</text:p>
          </table:table-cell>
          <table:table-cell office:value-type="string">
            <text:p>6341.8413</text:p>
          </table:table-cell>
          <table:table-cell office:value-type="string">
            <text:p>1710.6543</text:p>
          </table:table-cell>
          <table:table-cell office:value-type="string">
            <text:p>468.8102</text:p>
          </table:table-cell>
          <table:table-cell office:value-type="string">
            <text:p>1241.8441</text:p>
          </table:table-cell>
          <table:table-cell office:value-type="string">
            <text:p>1494.5895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748];9;2); &quot;/&quot;; MID([.A1748];6;2);&quot;/&quot;;MID([.A1748];1;4);&quot;/&quot;)" office:value-type="string" office:string-value="13/10/2023/">
            <text:p>13/10/2023/</text:p>
          </table:table-cell>
        </table:table-row>
        <table:table-row table:style-name="ro1">
          <table:table-cell office:value-type="string">
            <text:p>2023-10-14T00:00:00.0/2023-10-15T00:00:00.0</text:p>
          </table:table-cell>
          <table:table-cell office:value-type="string">
            <text:p>4980.7612</text:p>
          </table:table-cell>
          <table:table-cell office:value-type="string">
            <text:p>3284.4287</text:p>
          </table:table-cell>
          <table:table-cell office:value-type="string">
            <text:p>2278.6641</text:p>
          </table:table-cell>
          <table:table-cell office:value-type="string">
            <text:p>1005.7647</text:p>
          </table:table-cell>
          <table:table-cell office:value-type="string">
            <text:p>5579.8608</text:p>
          </table:table-cell>
          <table:table-cell office:value-type="string">
            <text:p>1406.3542</text:p>
          </table:table-cell>
          <table:table-cell office:value-type="string">
            <text:p>199.7226</text:p>
          </table:table-cell>
          <table:table-cell office:value-type="string">
            <text:p>1206.6316</text:p>
          </table:table-cell>
          <table:table-cell office:value-type="string">
            <text:p>480.8231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749];9;2); &quot;/&quot;; MID([.A1749];6;2);&quot;/&quot;;MID([.A1749];1;4);&quot;/&quot;)" office:value-type="string" office:string-value="14/10/2023/">
            <text:p>14/10/2023/</text:p>
          </table:table-cell>
        </table:table-row>
        <table:table-row table:style-name="ro1">
          <table:table-cell office:value-type="string">
            <text:p>2023-10-15T00:00:00.0/2023-10-16T00:00:00.0</text:p>
          </table:table-cell>
          <table:table-cell office:value-type="string">
            <text:p>4905.7041</text:p>
          </table:table-cell>
          <table:table-cell office:value-type="string">
            <text:p>3523.4185</text:p>
          </table:table-cell>
          <table:table-cell office:value-type="string">
            <text:p>2773.3435</text:p>
          </table:table-cell>
          <table:table-cell office:value-type="string">
            <text:p>750.0751</text:p>
          </table:table-cell>
          <table:table-cell office:value-type="string">
            <text:p>7070.1680</text:p>
          </table:table-cell>
          <table:table-cell office:value-type="string">
            <text:p>3341.0002</text:p>
          </table:table-cell>
          <table:table-cell office:value-type="string">
            <text:p>2433.8997</text:p>
          </table:table-cell>
          <table:table-cell office:value-type="string">
            <text:p>907.1006</text:p>
          </table:table-cell>
          <table:table-cell office:value-type="string">
            <text:p>5815.9912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750];9;2); &quot;/&quot;; MID([.A1750];6;2);&quot;/&quot;;MID([.A1750];1;4);&quot;/&quot;)" office:value-type="string" office:string-value="15/10/2023/">
            <text:p>15/10/2023/</text:p>
          </table:table-cell>
        </table:table-row>
        <table:table-row table:style-name="ro1">
          <table:table-cell office:value-type="string">
            <text:p>2023-10-16T00:00:00.0/2023-10-17T00:00:00.0</text:p>
          </table:table-cell>
          <table:table-cell office:value-type="string">
            <text:p>4831.2290</text:p>
          </table:table-cell>
          <table:table-cell office:value-type="string">
            <text:p>3480.0703</text:p>
          </table:table-cell>
          <table:table-cell office:value-type="string">
            <text:p>2758.0796</text:p>
          </table:table-cell>
          <table:table-cell office:value-type="string">
            <text:p>721.9906</text:p>
          </table:table-cell>
          <table:table-cell office:value-type="string">
            <text:p>7185.5098</text:p>
          </table:table-cell>
          <table:table-cell office:value-type="string">
            <text:p>2878.3435</text:p>
          </table:table-cell>
          <table:table-cell office:value-type="string">
            <text:p>1680.9364</text:p>
          </table:table-cell>
          <table:table-cell office:value-type="string">
            <text:p>1197.4072</text:p>
          </table:table-cell>
          <table:table-cell office:value-type="string">
            <text:p>4849.5605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751];9;2); &quot;/&quot;; MID([.A1751];6;2);&quot;/&quot;;MID([.A1751];1;4);&quot;/&quot;)" office:value-type="string" office:string-value="16/10/2023/">
            <text:p>16/10/2023/</text:p>
          </table:table-cell>
        </table:table-row>
        <table:table-row table:style-name="ro1">
          <table:table-cell office:value-type="string">
            <text:p>2023-10-17T00:00:00.0/2023-10-18T00:00:00.0</text:p>
          </table:table-cell>
          <table:table-cell office:value-type="string">
            <text:p>4757.2759</text:p>
          </table:table-cell>
          <table:table-cell office:value-type="string">
            <text:p>3362.0842</text:p>
          </table:table-cell>
          <table:table-cell office:value-type="string">
            <text:p>2630.3416</text:p>
          </table:table-cell>
          <table:table-cell office:value-type="string">
            <text:p>731.7427</text:p>
          </table:table-cell>
          <table:table-cell office:value-type="string">
            <text:p>6899.6914</text:p>
          </table:table-cell>
          <table:table-cell office:value-type="string">
            <text:p>2638.2947</text:p>
          </table:table-cell>
          <table:table-cell office:value-type="string">
            <text:p>1121.8442</text:p>
          </table:table-cell>
          <table:table-cell office:value-type="string">
            <text:p>1516.4503</text:p>
          </table:table-cell>
          <table:table-cell office:value-type="string">
            <text:p>3188.1396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752];9;2); &quot;/&quot;; MID([.A1752];6;2);&quot;/&quot;;MID([.A1752];1;4);&quot;/&quot;)" office:value-type="string" office:string-value="17/10/2023/">
            <text:p>17/10/2023/</text:p>
          </table:table-cell>
        </table:table-row>
        <table:table-row table:style-name="ro1">
          <table:table-cell office:value-type="string">
            <text:p>2023-10-18T00:00:00.0/2023-10-19T00:00:00.0</text:p>
          </table:table-cell>
          <table:table-cell office:value-type="string">
            <text:p>4683.9414</text:p>
          </table:table-cell>
          <table:table-cell office:value-type="string">
            <text:p>3370.9802</text:p>
          </table:table-cell>
          <table:table-cell office:value-type="string">
            <text:p>2684.9219</text:p>
          </table:table-cell>
          <table:table-cell office:value-type="string">
            <text:p>686.0583</text:p>
          </table:table-cell>
          <table:table-cell office:value-type="string">
            <text:p>7122.9507</text:p>
          </table:table-cell>
          <table:table-cell office:value-type="string">
            <text:p>2901.1785</text:p>
          </table:table-cell>
          <table:table-cell office:value-type="string">
            <text:p>1536.0903</text:p>
          </table:table-cell>
          <table:table-cell office:value-type="string">
            <text:p>1365.0881</text:p>
          </table:table-cell>
          <table:table-cell office:value-type="string">
            <text:p>4181.9863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753];9;2); &quot;/&quot;; MID([.A1753];6;2);&quot;/&quot;;MID([.A1753];1;4);&quot;/&quot;)" office:value-type="string" office:string-value="18/10/2023/">
            <text:p>18/10/2023/</text:p>
          </table:table-cell>
        </table:table-row>
        <table:table-row table:style-name="ro1">
          <table:table-cell office:value-type="string">
            <text:p>2023-10-19T00:00:00.0/2023-10-20T00:00:00.0</text:p>
          </table:table-cell>
          <table:table-cell office:value-type="string">
            <text:p>4611.1934</text:p>
          </table:table-cell>
          <table:table-cell office:value-type="string">
            <text:p>3007.9849</text:p>
          </table:table-cell>
          <table:table-cell office:value-type="string">
            <text:p>2063.8384</text:p>
          </table:table-cell>
          <table:table-cell office:value-type="string">
            <text:p>944.1465</text:p>
          </table:table-cell>
          <table:table-cell office:value-type="string">
            <text:p>5437.0811</text:p>
          </table:table-cell>
          <table:table-cell office:value-type="string">
            <text:p>1247.3241</text:p>
          </table:table-cell>
          <table:table-cell office:value-type="string">
            <text:p>110.9995</text:p>
          </table:table-cell>
          <table:table-cell office:value-type="string">
            <text:p>1136.3245</text:p>
          </table:table-cell>
          <table:table-cell office:value-type="string">
            <text:p>316.2350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754];9;2); &quot;/&quot;; MID([.A1754];6;2);&quot;/&quot;;MID([.A1754];1;4);&quot;/&quot;)" office:value-type="string" office:string-value="19/10/2023/">
            <text:p>19/10/2023/</text:p>
          </table:table-cell>
        </table:table-row>
        <table:table-row table:style-name="ro1">
          <table:table-cell office:value-type="string">
            <text:p>2023-10-20T00:00:00.0/2023-10-21T00:00:00.0</text:p>
          </table:table-cell>
          <table:table-cell office:value-type="string">
            <text:p>4539.0737</text:p>
          </table:table-cell>
          <table:table-cell office:value-type="string">
            <text:p>3046.4470</text:p>
          </table:table-cell>
          <table:table-cell office:value-type="string">
            <text:p>2429.9229</text:p>
          </table:table-cell>
          <table:table-cell office:value-type="string">
            <text:p>616.5242</text:p>
          </table:table-cell>
          <table:table-cell office:value-type="string">
            <text:p>6450.4595</text:p>
          </table:table-cell>
          <table:table-cell office:value-type="string">
            <text:p>1074.8566</text:p>
          </table:table-cell>
          <table:table-cell office:value-type="string">
            <text:p>48.2807</text:p>
          </table:table-cell>
          <table:table-cell office:value-type="string">
            <text:p>1026.5759</text:p>
          </table:table-cell>
          <table:table-cell office:value-type="string">
            <text:p>188.2127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755];9;2); &quot;/&quot;; MID([.A1755];6;2);&quot;/&quot;;MID([.A1755];1;4);&quot;/&quot;)" office:value-type="string" office:string-value="20/10/2023/">
            <text:p>20/10/2023/</text:p>
          </table:table-cell>
        </table:table-row>
        <table:table-row table:style-name="ro1">
          <table:table-cell office:value-type="string">
            <text:p>2023-10-21T00:00:00.0/2023-10-22T00:00:00.0</text:p>
          </table:table-cell>
          <table:table-cell office:value-type="string">
            <text:p>4467.6533</text:p>
          </table:table-cell>
          <table:table-cell office:value-type="string">
            <text:p>3088.1323</text:p>
          </table:table-cell>
          <table:table-cell office:value-type="string">
            <text:p>2546.6323</text:p>
          </table:table-cell>
          <table:table-cell office:value-type="string">
            <text:p>541.5001</text:p>
          </table:table-cell>
          <table:table-cell office:value-type="string">
            <text:p>6968.5498</text:p>
          </table:table-cell>
          <table:table-cell office:value-type="string">
            <text:p>3002.8772</text:p>
          </table:table-cell>
          <table:table-cell office:value-type="string">
            <text:p>2343.8274</text:p>
          </table:table-cell>
          <table:table-cell office:value-type="string">
            <text:p>659.0498</text:p>
          </table:table-cell>
          <table:table-cell office:value-type="string">
            <text:p>6308.4868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756];9;2); &quot;/&quot;; MID([.A1756];6;2);&quot;/&quot;;MID([.A1756];1;4);&quot;/&quot;)" office:value-type="string" office:string-value="21/10/2023/">
            <text:p>21/10/2023/</text:p>
          </table:table-cell>
        </table:table-row>
        <table:table-row table:style-name="ro1">
          <table:table-cell office:value-type="string">
            <text:p>2023-10-22T00:00:00.0/2023-10-23T00:00:00.0</text:p>
          </table:table-cell>
          <table:table-cell office:value-type="string">
            <text:p>4396.8848</text:p>
          </table:table-cell>
          <table:table-cell office:value-type="string">
            <text:p>3060.9211</text:p>
          </table:table-cell>
          <table:table-cell office:value-type="string">
            <text:p>2470.0247</text:p>
          </table:table-cell>
          <table:table-cell office:value-type="string">
            <text:p>590.8965</text:p>
          </table:table-cell>
          <table:table-cell office:value-type="string">
            <text:p>6838.5020</text:p>
          </table:table-cell>
          <table:table-cell office:value-type="string">
            <text:p>2324.5518</text:p>
          </table:table-cell>
          <table:table-cell office:value-type="string">
            <text:p>1292.3713</text:p>
          </table:table-cell>
          <table:table-cell office:value-type="string">
            <text:p>1032.1805</text:p>
          </table:table-cell>
          <table:table-cell office:value-type="string">
            <text:p>3615.7761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757];9;2); &quot;/&quot;; MID([.A1757];6;2);&quot;/&quot;;MID([.A1757];1;4);&quot;/&quot;)" office:value-type="string" office:string-value="22/10/2023/">
            <text:p>22/10/2023/</text:p>
          </table:table-cell>
        </table:table-row>
        <table:table-row table:style-name="ro1">
          <table:table-cell office:value-type="string">
            <text:p>2023-10-23T00:00:00.0/2023-10-24T00:00:00.0</text:p>
          </table:table-cell>
          <table:table-cell office:value-type="string">
            <text:p>4326.8486</text:p>
          </table:table-cell>
          <table:table-cell office:value-type="string">
            <text:p>3007.6809</text:p>
          </table:table-cell>
          <table:table-cell office:value-type="string">
            <text:p>2372.2864</text:p>
          </table:table-cell>
          <table:table-cell office:value-type="string">
            <text:p>635.3945</text:p>
          </table:table-cell>
          <table:table-cell office:value-type="string">
            <text:p>6616.0054</text:p>
          </table:table-cell>
          <table:table-cell office:value-type="string">
            <text:p>2750.4199</text:p>
          </table:table-cell>
          <table:table-cell office:value-type="string">
            <text:p>1725.6033</text:p>
          </table:table-cell>
          <table:table-cell office:value-type="string">
            <text:p>1024.8167</text:p>
          </table:table-cell>
          <table:table-cell office:value-type="string">
            <text:p>4848.5664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758];9;2); &quot;/&quot;; MID([.A1758];6;2);&quot;/&quot;;MID([.A1758];1;4);&quot;/&quot;)" office:value-type="string" office:string-value="23/10/2023/">
            <text:p>23/10/2023/</text:p>
          </table:table-cell>
        </table:table-row>
        <table:table-row table:style-name="ro1">
          <table:table-cell office:value-type="string">
            <text:p>2023-10-24T00:00:00.0/2023-10-25T00:00:00.0</text:p>
          </table:table-cell>
          <table:table-cell office:value-type="string">
            <text:p>4257.5576</text:p>
          </table:table-cell>
          <table:table-cell office:value-type="string">
            <text:p>2695.5916</text:p>
          </table:table-cell>
          <table:table-cell office:value-type="string">
            <text:p>1724.7737</text:p>
          </table:table-cell>
          <table:table-cell office:value-type="string">
            <text:p>970.8177</text:p>
          </table:table-cell>
          <table:table-cell office:value-type="string">
            <text:p>4693.0708</text:p>
          </table:table-cell>
          <table:table-cell office:value-type="string">
            <text:p>832.5447</text:p>
          </table:table-cell>
          <table:table-cell office:value-type="string">
            <text:p>11.5486</text:p>
          </table:table-cell>
          <table:table-cell office:value-type="string">
            <text:p>820.9962</text:p>
          </table:table-cell>
          <table:table-cell office:value-type="string">
            <text:p>70.9170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759];9;2); &quot;/&quot;; MID([.A1759];6;2);&quot;/&quot;;MID([.A1759];1;4);&quot;/&quot;)" office:value-type="string" office:string-value="24/10/2023/">
            <text:p>24/10/2023/</text:p>
          </table:table-cell>
        </table:table-row>
        <table:table-row table:style-name="ro1">
          <table:table-cell office:value-type="string">
            <text:p>2023-10-25T00:00:00.0/2023-10-26T00:00:00.0</text:p>
          </table:table-cell>
          <table:table-cell office:value-type="string">
            <text:p>4188.9829</text:p>
          </table:table-cell>
          <table:table-cell office:value-type="string">
            <text:p>2875.9993</text:p>
          </table:table-cell>
          <table:table-cell office:value-type="string">
            <text:p>2218.1064</text:p>
          </table:table-cell>
          <table:table-cell office:value-type="string">
            <text:p>657.8928</text:p>
          </table:table-cell>
          <table:table-cell office:value-type="string">
            <text:p>6342.9932</text:p>
          </table:table-cell>
          <table:table-cell office:value-type="string">
            <text:p>1589.8571</text:p>
          </table:table-cell>
          <table:table-cell office:value-type="string">
            <text:p>723.2276</text:p>
          </table:table-cell>
          <table:table-cell office:value-type="string">
            <text:p>866.6295</text:p>
          </table:table-cell>
          <table:table-cell office:value-type="string">
            <text:p>2317.0725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760];9;2); &quot;/&quot;; MID([.A1760];6;2);&quot;/&quot;;MID([.A1760];1;4);&quot;/&quot;)" office:value-type="string" office:string-value="25/10/2023/">
            <text:p>25/10/2023/</text:p>
          </table:table-cell>
        </table:table-row>
        <table:table-row table:style-name="ro1">
          <table:table-cell office:value-type="string">
            <text:p>2023-10-26T00:00:00.0/2023-10-27T00:00:00.0</text:p>
          </table:table-cell>
          <table:table-cell office:value-type="string">
            <text:p>4121.2065</text:p>
          </table:table-cell>
          <table:table-cell office:value-type="string">
            <text:p>2834.9500</text:p>
          </table:table-cell>
          <table:table-cell office:value-type="string">
            <text:p>2171.8970</text:p>
          </table:table-cell>
          <table:table-cell office:value-type="string">
            <text:p>663.0530</text:p>
          </table:table-cell>
          <table:table-cell office:value-type="string">
            <text:p>6268.2939</text:p>
          </table:table-cell>
          <table:table-cell office:value-type="string">
            <text:p>1445.9976</text:p>
          </table:table-cell>
          <table:table-cell office:value-type="string">
            <text:p>301.1652</text:p>
          </table:table-cell>
          <table:table-cell office:value-type="string">
            <text:p>1144.8324</text:p>
          </table:table-cell>
          <table:table-cell office:value-type="string">
            <text:p>1348.457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761];9;2); &quot;/&quot;; MID([.A1761];6;2);&quot;/&quot;;MID([.A1761];1;4);&quot;/&quot;)" office:value-type="string" office:string-value="26/10/2023/">
            <text:p>26/10/2023/</text:p>
          </table:table-cell>
        </table:table-row>
        <table:table-row table:style-name="ro1">
          <table:table-cell office:value-type="string">
            <text:p>2023-10-27T00:00:00.0/2023-10-28T00:00:00.0</text:p>
          </table:table-cell>
          <table:table-cell office:value-type="string">
            <text:p>4054.1975</text:p>
          </table:table-cell>
          <table:table-cell office:value-type="string">
            <text:p>2750.6746</text:p>
          </table:table-cell>
          <table:table-cell office:value-type="string">
            <text:p>2184.7827</text:p>
          </table:table-cell>
          <table:table-cell office:value-type="string">
            <text:p>565.8918</text:p>
          </table:table-cell>
          <table:table-cell office:value-type="string">
            <text:p>6358.3921</text:p>
          </table:table-cell>
          <table:table-cell office:value-type="string">
            <text:p>692.3378</text:p>
          </table:table-cell>
          <table:table-cell office:value-type="string">
            <text:p>29.4743</text:p>
          </table:table-cell>
          <table:table-cell office:value-type="string">
            <text:p>662.8636</text:p>
          </table:table-cell>
          <table:table-cell office:value-type="string">
            <text:p>182.1483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762];9;2); &quot;/&quot;; MID([.A1762];6;2);&quot;/&quot;;MID([.A1762];1;4);&quot;/&quot;)" office:value-type="string" office:string-value="27/10/2023/">
            <text:p>27/10/2023/</text:p>
          </table:table-cell>
        </table:table-row>
        <table:table-row table:style-name="ro1">
          <table:table-cell office:value-type="string">
            <text:p>2023-10-28T00:00:00.0/2023-10-29T00:00:00.0</text:p>
          </table:table-cell>
          <table:table-cell office:value-type="string">
            <text:p>3988.0076</text:p>
          </table:table-cell>
          <table:table-cell office:value-type="string">
            <text:p>2741.6108</text:p>
          </table:table-cell>
          <table:table-cell office:value-type="string">
            <text:p>2133.9570</text:p>
          </table:table-cell>
          <table:table-cell office:value-type="string">
            <text:p>607.6537</text:p>
          </table:table-cell>
          <table:table-cell office:value-type="string">
            <text:p>6328.6230</text:p>
          </table:table-cell>
          <table:table-cell office:value-type="string">
            <text:p>1506.5258</text:p>
          </table:table-cell>
          <table:table-cell office:value-type="string">
            <text:p>627.3742</text:p>
          </table:table-cell>
          <table:table-cell office:value-type="string">
            <text:p>879.1515</text:p>
          </table:table-cell>
          <table:table-cell office:value-type="string">
            <text:p>1804.5071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763];9;2); &quot;/&quot;; MID([.A1763];6;2);&quot;/&quot;;MID([.A1763];1;4);&quot;/&quot;)" office:value-type="string" office:string-value="28/10/2023/">
            <text:p>28/10/2023/</text:p>
          </table:table-cell>
        </table:table-row>
        <table:table-row table:style-name="ro1">
          <table:table-cell office:value-type="string">
            <text:p>2023-10-29T00:00:00.0/2023-10-30T00:00:00.0</text:p>
          </table:table-cell>
          <table:table-cell office:value-type="string">
            <text:p>3922.6780</text:p>
          </table:table-cell>
          <table:table-cell office:value-type="string">
            <text:p>2724.8142</text:p>
          </table:table-cell>
          <table:table-cell office:value-type="string">
            <text:p>2238.5610</text:p>
          </table:table-cell>
          <table:table-cell office:value-type="string">
            <text:p>486.2531</text:p>
          </table:table-cell>
          <table:table-cell office:value-type="string">
            <text:p>6745.9741</text:p>
          </table:table-cell>
          <table:table-cell office:value-type="string">
            <text:p>2072.6560</text:p>
          </table:table-cell>
          <table:table-cell office:value-type="string">
            <text:p>781.4796</text:p>
          </table:table-cell>
          <table:table-cell office:value-type="string">
            <text:p>1291.1765</text:p>
          </table:table-cell>
          <table:table-cell office:value-type="string">
            <text:p>2438.9971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764];9;2); &quot;/&quot;; MID([.A1764];6;2);&quot;/&quot;;MID([.A1764];1;4);&quot;/&quot;)" office:value-type="string" office:string-value="29/10/2023/">
            <text:p>29/10/2023/</text:p>
          </table:table-cell>
        </table:table-row>
        <table:table-row table:style-name="ro1">
          <table:table-cell office:value-type="string">
            <text:p>2023-10-30T00:00:00.0/2023-10-31T00:00:00.0</text:p>
          </table:table-cell>
          <table:table-cell office:value-type="string">
            <text:p>3858.2192</text:p>
          </table:table-cell>
          <table:table-cell office:value-type="string">
            <text:p>2563.4539</text:p>
          </table:table-cell>
          <table:table-cell office:value-type="string">
            <text:p>1947.9360</text:p>
          </table:table-cell>
          <table:table-cell office:value-type="string">
            <text:p>615.5179</text:p>
          </table:table-cell>
          <table:table-cell office:value-type="string">
            <text:p>5808.2012</text:p>
          </table:table-cell>
          <table:table-cell office:value-type="string">
            <text:p>2073.2693</text:p>
          </table:table-cell>
          <table:table-cell office:value-type="string">
            <text:p>983.7006</text:p>
          </table:table-cell>
          <table:table-cell office:value-type="string">
            <text:p>1089.5686</text:p>
          </table:table-cell>
          <table:table-cell office:value-type="string">
            <text:p>2585.0281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765];9;2); &quot;/&quot;; MID([.A1765];6;2);&quot;/&quot;;MID([.A1765];1;4);&quot;/&quot;)" office:value-type="string" office:string-value="30/10/2023/">
            <text:p>30/10/2023/</text:p>
          </table:table-cell>
        </table:table-row>
        <table:table-row table:style-name="ro1">
          <table:table-cell office:value-type="string">
            <text:p>2023-10-31T00:00:00.0/2023-11-01T00:00:00.0</text:p>
          </table:table-cell>
          <table:table-cell office:value-type="string">
            <text:p>3794.6086</text:p>
          </table:table-cell>
          <table:table-cell office:value-type="string">
            <text:p>2571.0994</text:p>
          </table:table-cell>
          <table:table-cell office:value-type="string">
            <text:p>2005.7905</text:p>
          </table:table-cell>
          <table:table-cell office:value-type="string">
            <text:p>565.3089</text:p>
          </table:table-cell>
          <table:table-cell office:value-type="string">
            <text:p>6163.2866</text:p>
          </table:table-cell>
          <table:table-cell office:value-type="string">
            <text:p>918.6290</text:p>
          </table:table-cell>
          <table:table-cell office:value-type="string">
            <text:p>26.1690</text:p>
          </table:table-cell>
          <table:table-cell office:value-type="string">
            <text:p>892.4600</text:p>
          </table:table-cell>
          <table:table-cell office:value-type="string">
            <text:p>139.0748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766];9;2); &quot;/&quot;; MID([.A1766];6;2);&quot;/&quot;;MID([.A1766];1;4);&quot;/&quot;)" office:value-type="string" office:string-value="31/10/2023/">
            <text:p>31/10/2023/</text:p>
          </table:table-cell>
        </table:table-row>
        <table:table-row table:style-name="ro1">
          <table:table-cell office:value-type="string">
            <text:p>2023-11-01T00:00:00.0/2023-11-02T00:00:00.0</text:p>
          </table:table-cell>
          <table:table-cell office:value-type="string">
            <text:p>3731.9165</text:p>
          </table:table-cell>
          <table:table-cell office:value-type="string">
            <text:p>2535.6692</text:p>
          </table:table-cell>
          <table:table-cell office:value-type="string">
            <text:p>2016.5818</text:p>
          </table:table-cell>
          <table:table-cell office:value-type="string">
            <text:p>519.0874</text:p>
          </table:table-cell>
          <table:table-cell office:value-type="string">
            <text:p>6257.9707</text:p>
          </table:table-cell>
          <table:table-cell office:value-type="string">
            <text:p>2077.7375</text:p>
          </table:table-cell>
          <table:table-cell office:value-type="string">
            <text:p>1148.7622</text:p>
          </table:table-cell>
          <table:table-cell office:value-type="string">
            <text:p>928.9752</text:p>
          </table:table-cell>
          <table:table-cell office:value-type="string">
            <text:p>3465.3433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767];9;2); &quot;/&quot;; MID([.A1767];6;2);&quot;/&quot;;MID([.A1767];1;4);&quot;/&quot;)" office:value-type="string" office:string-value="01/11/2023/">
            <text:p>01/11/2023/</text:p>
          </table:table-cell>
        </table:table-row>
        <table:table-row table:style-name="ro1">
          <table:table-cell office:value-type="string">
            <text:p>2023-11-02T00:00:00.0/2023-11-03T00:00:00.0</text:p>
          </table:table-cell>
          <table:table-cell office:value-type="string">
            <text:p>3670.1204</text:p>
          </table:table-cell>
          <table:table-cell office:value-type="string">
            <text:p>2528.5979</text:p>
          </table:table-cell>
          <table:table-cell office:value-type="string">
            <text:p>2037.8605</text:p>
          </table:table-cell>
          <table:table-cell office:value-type="string">
            <text:p>490.7374</text:p>
          </table:table-cell>
          <table:table-cell office:value-type="string">
            <text:p>6396.5005</text:p>
          </table:table-cell>
          <table:table-cell office:value-type="string">
            <text:p>1781.3564</text:p>
          </table:table-cell>
          <table:table-cell office:value-type="string">
            <text:p>679.6130</text:p>
          </table:table-cell>
          <table:table-cell office:value-type="string">
            <text:p>1101.7434</text:p>
          </table:table-cell>
          <table:table-cell office:value-type="string">
            <text:p>2719.0989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768];9;2); &quot;/&quot;; MID([.A1768];6;2);&quot;/&quot;;MID([.A1768];1;4);&quot;/&quot;)" office:value-type="string" office:string-value="02/11/2023/">
            <text:p>02/11/2023/</text:p>
          </table:table-cell>
        </table:table-row>
        <table:table-row table:style-name="ro1">
          <table:table-cell office:value-type="string">
            <text:p>2023-11-03T00:00:00.0/2023-11-04T00:00:00.0</text:p>
          </table:table-cell>
          <table:table-cell office:value-type="string">
            <text:p>3609.2878</text:p>
          </table:table-cell>
          <table:table-cell office:value-type="string">
            <text:p>2437.7053</text:p>
          </table:table-cell>
          <table:table-cell office:value-type="string">
            <text:p>1927.4771</text:p>
          </table:table-cell>
          <table:table-cell office:value-type="string">
            <text:p>510.2282</text:p>
          </table:table-cell>
          <table:table-cell office:value-type="string">
            <text:p>6153.4512</text:p>
          </table:table-cell>
          <table:table-cell office:value-type="string">
            <text:p>451.6945</text:p>
          </table:table-cell>
          <table:table-cell office:value-type="string">
            <text:p>12.5729</text:p>
          </table:table-cell>
          <table:table-cell office:value-type="string">
            <text:p>439.1216</text:p>
          </table:table-cell>
          <table:table-cell office:value-type="string">
            <text:p>153.3022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769];9;2); &quot;/&quot;; MID([.A1769];6;2);&quot;/&quot;;MID([.A1769];1;4);&quot;/&quot;)" office:value-type="string" office:string-value="03/11/2023/">
            <text:p>03/11/2023/</text:p>
          </table:table-cell>
        </table:table-row>
        <table:table-row table:style-name="ro1">
          <table:table-cell office:value-type="string">
            <text:p>2023-11-04T00:00:00.0/2023-11-05T00:00:00.0</text:p>
          </table:table-cell>
          <table:table-cell office:value-type="string">
            <text:p>3549.3801</text:p>
          </table:table-cell>
          <table:table-cell office:value-type="string">
            <text:p>2477.9290</text:p>
          </table:table-cell>
          <table:table-cell office:value-type="string">
            <text:p>2011.8987</text:p>
          </table:table-cell>
          <table:table-cell office:value-type="string">
            <text:p>466.0303</text:p>
          </table:table-cell>
          <table:table-cell office:value-type="string">
            <text:p>6522.2822</text:p>
          </table:table-cell>
          <table:table-cell office:value-type="string">
            <text:p>2469.7336</text:p>
          </table:table-cell>
          <table:table-cell office:value-type="string">
            <text:p>1997.7653</text:p>
          </table:table-cell>
          <table:table-cell office:value-type="string">
            <text:p>471.9684</text:p>
          </table:table-cell>
          <table:table-cell office:value-type="string">
            <text:p>6482.5215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770];9;2); &quot;/&quot;; MID([.A1770];6;2);&quot;/&quot;;MID([.A1770];1;4);&quot;/&quot;)" office:value-type="string" office:string-value="04/11/2023/">
            <text:p>04/11/2023/</text:p>
          </table:table-cell>
        </table:table-row>
        <table:table-row table:style-name="ro1">
          <table:table-cell office:value-type="string">
            <text:p>2023-11-05T00:00:00.0/2023-11-06T00:00:00.0</text:p>
          </table:table-cell>
          <table:table-cell office:value-type="string">
            <text:p>3490.4805</text:p>
          </table:table-cell>
          <table:table-cell office:value-type="string">
            <text:p>2363.9841</text:p>
          </table:table-cell>
          <table:table-cell office:value-type="string">
            <text:p>1759.7233</text:p>
          </table:table-cell>
          <table:table-cell office:value-type="string">
            <text:p>604.2609</text:p>
          </table:table-cell>
          <table:table-cell office:value-type="string">
            <text:p>5660.1436</text:p>
          </table:table-cell>
          <table:table-cell office:value-type="string">
            <text:p>1710.9418</text:p>
          </table:table-cell>
          <table:table-cell office:value-type="string">
            <text:p>705.6912</text:p>
          </table:table-cell>
          <table:table-cell office:value-type="string">
            <text:p>1005.2505</text:p>
          </table:table-cell>
          <table:table-cell office:value-type="string">
            <text:p>2037.3735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771];9;2); &quot;/&quot;; MID([.A1771];6;2);&quot;/&quot;;MID([.A1771];1;4);&quot;/&quot;)" office:value-type="string" office:string-value="05/11/2023/">
            <text:p>05/11/2023/</text:p>
          </table:table-cell>
        </table:table-row>
        <table:table-row table:style-name="ro1">
          <table:table-cell office:value-type="string">
            <text:p>2023-11-06T00:00:00.0/2023-11-07T00:00:00.0</text:p>
          </table:table-cell>
          <table:table-cell office:value-type="string">
            <text:p>3432.5762</text:p>
          </table:table-cell>
          <table:table-cell office:value-type="string">
            <text:p>2351.9060</text:p>
          </table:table-cell>
          <table:table-cell office:value-type="string">
            <text:p>1814.5670</text:p>
          </table:table-cell>
          <table:table-cell office:value-type="string">
            <text:p>537.3391</text:p>
          </table:table-cell>
          <table:table-cell office:value-type="string">
            <text:p>5955.5225</text:p>
          </table:table-cell>
          <table:table-cell office:value-type="string">
            <text:p>1140.4995</text:p>
          </table:table-cell>
          <table:table-cell office:value-type="string">
            <text:p>510.2097</text:p>
          </table:table-cell>
          <table:table-cell office:value-type="string">
            <text:p>630.2899</text:p>
          </table:table-cell>
          <table:table-cell office:value-type="string">
            <text:p>1961.1086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772];9;2); &quot;/&quot;; MID([.A1772];6;2);&quot;/&quot;;MID([.A1772];1;4);&quot;/&quot;)" office:value-type="string" office:string-value="06/11/2023/">
            <text:p>06/11/2023/</text:p>
          </table:table-cell>
        </table:table-row>
        <table:table-row table:style-name="ro1">
          <table:table-cell office:value-type="string">
            <text:p>2023-11-07T00:00:00.0/2023-11-08T00:00:00.0</text:p>
          </table:table-cell>
          <table:table-cell office:value-type="string">
            <text:p>3375.6497</text:p>
          </table:table-cell>
          <table:table-cell office:value-type="string">
            <text:p>2280.7190</text:p>
          </table:table-cell>
          <table:table-cell office:value-type="string">
            <text:p>1768.1266</text:p>
          </table:table-cell>
          <table:table-cell office:value-type="string">
            <text:p>512.5924</text:p>
          </table:table-cell>
          <table:table-cell office:value-type="string">
            <text:p>5814.2329</text:p>
          </table:table-cell>
          <table:table-cell office:value-type="string">
            <text:p>2030.3120</text:p>
          </table:table-cell>
          <table:table-cell office:value-type="string">
            <text:p>1198.9423</text:p>
          </table:table-cell>
          <table:table-cell office:value-type="string">
            <text:p>831.3699</text:p>
          </table:table-cell>
          <table:table-cell office:value-type="string">
            <text:p>4126.2129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773];9;2); &quot;/&quot;; MID([.A1773];6;2);&quot;/&quot;;MID([.A1773];1;4);&quot;/&quot;)" office:value-type="string" office:string-value="07/11/2023/">
            <text:p>07/11/2023/</text:p>
          </table:table-cell>
        </table:table-row>
        <table:table-row table:style-name="ro1">
          <table:table-cell office:value-type="string">
            <text:p>2023-11-08T00:00:00.0/2023-11-09T00:00:00.0</text:p>
          </table:table-cell>
          <table:table-cell office:value-type="string">
            <text:p>3319.8154</text:p>
          </table:table-cell>
          <table:table-cell office:value-type="string">
            <text:p>2242.9998</text:p>
          </table:table-cell>
          <table:table-cell office:value-type="string">
            <text:p>1699.1097</text:p>
          </table:table-cell>
          <table:table-cell office:value-type="string">
            <text:p>543.8900</text:p>
          </table:table-cell>
          <table:table-cell office:value-type="string">
            <text:p>5645.7676</text:p>
          </table:table-cell>
          <table:table-cell office:value-type="string">
            <text:p>996.4869</text:p>
          </table:table-cell>
          <table:table-cell office:value-type="string">
            <text:p>181.8017</text:p>
          </table:table-cell>
          <table:table-cell office:value-type="string">
            <text:p>814.6852</text:p>
          </table:table-cell>
          <table:table-cell office:value-type="string">
            <text:p>1047.7522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774];9;2); &quot;/&quot;; MID([.A1774];6;2);&quot;/&quot;;MID([.A1774];1;4);&quot;/&quot;)" office:value-type="string" office:string-value="08/11/2023/">
            <text:p>08/11/2023/</text:p>
          </table:table-cell>
        </table:table-row>
        <table:table-row table:style-name="ro1">
          <table:table-cell office:value-type="string">
            <text:p>2023-11-09T00:00:00.0/2023-11-10T00:00:00.0</text:p>
          </table:table-cell>
          <table:table-cell office:value-type="string">
            <text:p>3264.9792</text:p>
          </table:table-cell>
          <table:table-cell office:value-type="string">
            <text:p>2259.7446</text:p>
          </table:table-cell>
          <table:table-cell office:value-type="string">
            <text:p>1835.6160</text:p>
          </table:table-cell>
          <table:table-cell office:value-type="string">
            <text:p>424.1286</text:p>
          </table:table-cell>
          <table:table-cell office:value-type="string">
            <text:p>6241.1719</text:p>
          </table:table-cell>
          <table:table-cell office:value-type="string">
            <text:p>1883.7671</text:p>
          </table:table-cell>
          <table:table-cell office:value-type="string">
            <text:p>962.7755</text:p>
          </table:table-cell>
          <table:table-cell office:value-type="string">
            <text:p>920.9915</text:p>
          </table:table-cell>
          <table:table-cell office:value-type="string">
            <text:p>3280.4636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775];9;2); &quot;/&quot;; MID([.A1775];6;2);&quot;/&quot;;MID([.A1775];1;4);&quot;/&quot;)" office:value-type="string" office:string-value="09/11/2023/">
            <text:p>09/11/2023/</text:p>
          </table:table-cell>
        </table:table-row>
        <table:table-row table:style-name="ro1">
          <table:table-cell office:value-type="string">
            <text:p>2023-11-10T00:00:00.0/2023-11-11T00:00:00.0</text:p>
          </table:table-cell>
          <table:table-cell office:value-type="string">
            <text:p>3211.2249</text:p>
          </table:table-cell>
          <table:table-cell office:value-type="string">
            <text:p>2094.9956</text:p>
          </table:table-cell>
          <table:table-cell office:value-type="string">
            <text:p>1471.1843</text:p>
          </table:table-cell>
          <table:table-cell office:value-type="string">
            <text:p>623.8112</text:p>
          </table:table-cell>
          <table:table-cell office:value-type="string">
            <text:p>4952.6123</text:p>
          </table:table-cell>
          <table:table-cell office:value-type="string">
            <text:p>744.2637</text:p>
          </table:table-cell>
          <table:table-cell office:value-type="string">
            <text:p>88.4972</text:p>
          </table:table-cell>
          <table:table-cell office:value-type="string">
            <text:p>655.7666</text:p>
          </table:table-cell>
          <table:table-cell office:value-type="string">
            <text:p>436.4287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776];9;2); &quot;/&quot;; MID([.A1776];6;2);&quot;/&quot;;MID([.A1776];1;4);&quot;/&quot;)" office:value-type="string" office:string-value="10/11/2023/">
            <text:p>10/11/2023/</text:p>
          </table:table-cell>
        </table:table-row>
        <table:table-row table:style-name="ro1">
          <table:table-cell office:value-type="string">
            <text:p>2023-11-11T00:00:00.0/2023-11-12T00:00:00.0</text:p>
          </table:table-cell>
          <table:table-cell office:value-type="string">
            <text:p>3158.5691</text:p>
          </table:table-cell>
          <table:table-cell office:value-type="string">
            <text:p>2048.2610</text:p>
          </table:table-cell>
          <table:table-cell office:value-type="string">
            <text:p>1393.4940</text:p>
          </table:table-cell>
          <table:table-cell office:value-type="string">
            <text:p>654.7668</text:p>
          </table:table-cell>
          <table:table-cell office:value-type="string">
            <text:p>4747.5938</text:p>
          </table:table-cell>
          <table:table-cell office:value-type="string">
            <text:p>717.9587</text:p>
          </table:table-cell>
          <table:table-cell office:value-type="string">
            <text:p>87.0972</text:p>
          </table:table-cell>
          <table:table-cell office:value-type="string">
            <text:p>630.8615</text:p>
          </table:table-cell>
          <table:table-cell office:value-type="string">
            <text:p>425.4713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777];9;2); &quot;/&quot;; MID([.A1777];6;2);&quot;/&quot;;MID([.A1777];1;4);&quot;/&quot;)" office:value-type="string" office:string-value="11/11/2023/">
            <text:p>11/11/2023/</text:p>
          </table:table-cell>
        </table:table-row>
        <table:table-row table:style-name="ro1">
          <table:table-cell office:value-type="string">
            <text:p>2023-11-12T00:00:00.0/2023-11-13T00:00:00.0</text:p>
          </table:table-cell>
          <table:table-cell office:value-type="string">
            <text:p>3107.0100</text:p>
          </table:table-cell>
          <table:table-cell office:value-type="string">
            <text:p>2102.6179</text:p>
          </table:table-cell>
          <table:table-cell office:value-type="string">
            <text:p>1590.4691</text:p>
          </table:table-cell>
          <table:table-cell office:value-type="string">
            <text:p>512.1487</text:p>
          </table:table-cell>
          <table:table-cell office:value-type="string">
            <text:p>5545.8262</text:p>
          </table:table-cell>
          <table:table-cell office:value-type="string">
            <text:p>1501.9213</text:p>
          </table:table-cell>
          <table:table-cell office:value-type="string">
            <text:p>777.2945</text:p>
          </table:table-cell>
          <table:table-cell office:value-type="string">
            <text:p>724.6268</text:p>
          </table:table-cell>
          <table:table-cell office:value-type="string">
            <text:p>2422.923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778];9;2); &quot;/&quot;; MID([.A1778];6;2);&quot;/&quot;;MID([.A1778];1;4);&quot;/&quot;)" office:value-type="string" office:string-value="12/11/2023/">
            <text:p>12/11/2023/</text:p>
          </table:table-cell>
        </table:table-row>
        <table:table-row table:style-name="ro1">
          <table:table-cell office:value-type="string">
            <text:p>2023-11-13T00:00:00.0/2023-11-14T00:00:00.0</text:p>
          </table:table-cell>
          <table:table-cell office:value-type="string">
            <text:p>3056.5337</text:p>
          </table:table-cell>
          <table:table-cell office:value-type="string">
            <text:p>2029.4133</text:p>
          </table:table-cell>
          <table:table-cell office:value-type="string">
            <text:p>1559.9226</text:p>
          </table:table-cell>
          <table:table-cell office:value-type="string">
            <text:p>469.4907</text:p>
          </table:table-cell>
          <table:table-cell office:value-type="string">
            <text:p>5561.8066</text:p>
          </table:table-cell>
          <table:table-cell office:value-type="string">
            <text:p>826.9001</text:p>
          </table:table-cell>
          <table:table-cell office:value-type="string">
            <text:p>57.8743</text:p>
          </table:table-cell>
          <table:table-cell office:value-type="string">
            <text:p>769.0259</text:p>
          </table:table-cell>
          <table:table-cell office:value-type="string">
            <text:p>323.0975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779];9;2); &quot;/&quot;; MID([.A1779];6;2);&quot;/&quot;;MID([.A1779];1;4);&quot;/&quot;)" office:value-type="string" office:string-value="13/11/2023/">
            <text:p>13/11/2023/</text:p>
          </table:table-cell>
        </table:table-row>
        <table:table-row table:style-name="ro1">
          <table:table-cell office:value-type="string">
            <text:p>2023-11-14T00:00:00.0/2023-11-15T00:00:00.0</text:p>
          </table:table-cell>
          <table:table-cell office:value-type="string">
            <text:p>3007.2590</text:p>
          </table:table-cell>
          <table:table-cell office:value-type="string">
            <text:p>2015.0845</text:p>
          </table:table-cell>
          <table:table-cell office:value-type="string">
            <text:p>1508.8365</text:p>
          </table:table-cell>
          <table:table-cell office:value-type="string">
            <text:p>506.2479</text:p>
          </table:table-cell>
          <table:table-cell office:value-type="string">
            <text:p>5429.8057</text:p>
          </table:table-cell>
          <table:table-cell office:value-type="string">
            <text:p>712.1864</text:p>
          </table:table-cell>
          <table:table-cell office:value-type="string">
            <text:p>51.7297</text:p>
          </table:table-cell>
          <table:table-cell office:value-type="string">
            <text:p>660.4567</text:p>
          </table:table-cell>
          <table:table-cell office:value-type="string">
            <text:p>254.2049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780];9;2); &quot;/&quot;; MID([.A1780];6;2);&quot;/&quot;;MID([.A1780];1;4);&quot;/&quot;)" office:value-type="string" office:string-value="14/11/2023/">
            <text:p>14/11/2023/</text:p>
          </table:table-cell>
        </table:table-row>
        <table:table-row table:style-name="ro1">
          <table:table-cell office:value-type="string">
            <text:p>2023-11-15T00:00:00.0/2023-11-16T00:00:00.0</text:p>
          </table:table-cell>
          <table:table-cell office:value-type="string">
            <text:p>2959.0981</text:p>
          </table:table-cell>
          <table:table-cell office:value-type="string">
            <text:p>1936.0104</text:p>
          </table:table-cell>
          <table:table-cell office:value-type="string">
            <text:p>1418.5469</text:p>
          </table:table-cell>
          <table:table-cell office:value-type="string">
            <text:p>517.4635</text:p>
          </table:table-cell>
          <table:table-cell office:value-type="string">
            <text:p>5164.0010</text:p>
          </table:table-cell>
          <table:table-cell office:value-type="string">
            <text:p>527.7709</text:p>
          </table:table-cell>
          <table:table-cell office:value-type="string">
            <text:p>63.9396</text:p>
          </table:table-cell>
          <table:table-cell office:value-type="string">
            <text:p>463.8313</text:p>
          </table:table-cell>
          <table:table-cell office:value-type="string">
            <text:p>352.299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781];9;2); &quot;/&quot;; MID([.A1781];6;2);&quot;/&quot;;MID([.A1781];1;4);&quot;/&quot;)" office:value-type="string" office:string-value="15/11/2023/">
            <text:p>15/11/2023/</text:p>
          </table:table-cell>
        </table:table-row>
        <table:table-row table:style-name="ro1">
          <table:table-cell office:value-type="string">
            <text:p>2023-11-16T00:00:00.0/2023-11-17T00:00:00.0</text:p>
          </table:table-cell>
          <table:table-cell office:value-type="string">
            <text:p>2912.0667</text:p>
          </table:table-cell>
          <table:table-cell office:value-type="string">
            <text:p>1958.0331</text:p>
          </table:table-cell>
          <table:table-cell office:value-type="string">
            <text:p>1500.2244</text:p>
          </table:table-cell>
          <table:table-cell office:value-type="string">
            <text:p>457.8087</text:p>
          </table:table-cell>
          <table:table-cell office:value-type="string">
            <text:p>5453.0098</text:p>
          </table:table-cell>
          <table:table-cell office:value-type="string">
            <text:p>1626.5576</text:p>
          </table:table-cell>
          <table:table-cell office:value-type="string">
            <text:p>824.1519</text:p>
          </table:table-cell>
          <table:table-cell office:value-type="string">
            <text:p>802.4058</text:p>
          </table:table-cell>
          <table:table-cell office:value-type="string">
            <text:p>3117.6382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782];9;2); &quot;/&quot;; MID([.A1782];6;2);&quot;/&quot;;MID([.A1782];1;4);&quot;/&quot;)" office:value-type="string" office:string-value="16/11/2023/">
            <text:p>16/11/2023/</text:p>
          </table:table-cell>
        </table:table-row>
        <table:table-row table:style-name="ro1">
          <table:table-cell office:value-type="string">
            <text:p>2023-11-17T00:00:00.0/2023-11-18T00:00:00.0</text:p>
          </table:table-cell>
          <table:table-cell office:value-type="string">
            <text:p>2866.2837</text:p>
          </table:table-cell>
          <table:table-cell office:value-type="string">
            <text:p>1921.2579</text:p>
          </table:table-cell>
          <table:table-cell office:value-type="string">
            <text:p>1428.1665</text:p>
          </table:table-cell>
          <table:table-cell office:value-type="string">
            <text:p>493.0914</text:p>
          </table:table-cell>
          <table:table-cell office:value-type="string">
            <text:p>5241.8159</text:p>
          </table:table-cell>
          <table:table-cell office:value-type="string">
            <text:p>974.2408</text:p>
          </table:table-cell>
          <table:table-cell office:value-type="string">
            <text:p>183.8547</text:p>
          </table:table-cell>
          <table:table-cell office:value-type="string">
            <text:p>790.3862</text:p>
          </table:table-cell>
          <table:table-cell office:value-type="string">
            <text:p>1071.7372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783];9;2); &quot;/&quot;; MID([.A1783];6;2);&quot;/&quot;;MID([.A1783];1;4);&quot;/&quot;)" office:value-type="string" office:string-value="17/11/2023/">
            <text:p>17/11/2023/</text:p>
          </table:table-cell>
        </table:table-row>
        <table:table-row table:style-name="ro1">
          <table:table-cell office:value-type="string">
            <text:p>2023-11-18T00:00:00.0/2023-11-19T00:00:00.0</text:p>
          </table:table-cell>
          <table:table-cell office:value-type="string">
            <text:p>2821.6548</text:p>
          </table:table-cell>
          <table:table-cell office:value-type="string">
            <text:p>1858.8920</text:p>
          </table:table-cell>
          <table:table-cell office:value-type="string">
            <text:p>1325.6331</text:p>
          </table:table-cell>
          <table:table-cell office:value-type="string">
            <text:p>533.2589</text:p>
          </table:table-cell>
          <table:table-cell office:value-type="string">
            <text:p>4950.6094</text:p>
          </table:table-cell>
          <table:table-cell office:value-type="string">
            <text:p>485.4486</text:p>
          </table:table-cell>
          <table:table-cell office:value-type="string">
            <text:p>14.0156</text:p>
          </table:table-cell>
          <table:table-cell office:value-type="string">
            <text:p>471.4330</text:p>
          </table:table-cell>
          <table:table-cell office:value-type="string">
            <text:p>162.5078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784];9;2); &quot;/&quot;; MID([.A1784];6;2);&quot;/&quot;;MID([.A1784];1;4);&quot;/&quot;)" office:value-type="string" office:string-value="18/11/2023/">
            <text:p>18/11/2023/</text:p>
          </table:table-cell>
        </table:table-row>
        <table:table-row table:style-name="ro1">
          <table:table-cell office:value-type="string">
            <text:p>2023-11-19T00:00:00.0/2023-11-20T00:00:00.0</text:p>
          </table:table-cell>
          <table:table-cell office:value-type="string">
            <text:p>2778.2512</text:p>
          </table:table-cell>
          <table:table-cell office:value-type="string">
            <text:p>1804.5758</text:p>
          </table:table-cell>
          <table:table-cell office:value-type="string">
            <text:p>1331.9647</text:p>
          </table:table-cell>
          <table:table-cell office:value-type="string">
            <text:p>472.6111</text:p>
          </table:table-cell>
          <table:table-cell office:value-type="string">
            <text:p>4992.3574</text:p>
          </table:table-cell>
          <table:table-cell office:value-type="string">
            <text:p>781.8356</text:p>
          </table:table-cell>
          <table:table-cell office:value-type="string">
            <text:p>234.5765</text:p>
          </table:table-cell>
          <table:table-cell office:value-type="string">
            <text:p>547.2590</text:p>
          </table:table-cell>
          <table:table-cell office:value-type="string">
            <text:p>980.0742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1785];9;2); &quot;/&quot;; MID([.A1785];6;2);&quot;/&quot;;MID([.A1785];1;4);&quot;/&quot;)" office:value-type="string" office:string-value="19/11/2023/">
            <text:p>19/11/2023/</text:p>
          </table:table-cell>
        </table:table-row>
        <table:table-row table:style-name="ro1">
          <table:table-cell office:value-type="string">
            <text:p>2023-11-20T00:00:00.0/2023-11-21T00:00:00.0</text:p>
          </table:table-cell>
          <table:table-cell office:value-type="string">
            <text:p>2736.0410</text:p>
          </table:table-cell>
          <table:table-cell office:value-type="string">
            <text:p>1784.0317</text:p>
          </table:table-cell>
          <table:table-cell office:value-type="string">
            <text:p>1355.1520</text:p>
          </table:table-cell>
          <table:table-cell office:value-type="string">
            <text:p>428.8797</text:p>
          </table:table-cell>
          <table:table-cell office:value-type="string">
            <text:p>5187.6318</text:p>
          </table:table-cell>
          <table:table-cell office:value-type="string">
            <text:p>748.7382</text:p>
          </table:table-cell>
          <table:table-cell office:value-type="string">
            <text:p>64.7508</text:p>
          </table:table-cell>
          <table:table-cell office:value-type="string">
            <text:p>683.9874</text:p>
          </table:table-cell>
          <table:table-cell office:value-type="string">
            <text:p>400.5098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786];9;2); &quot;/&quot;; MID([.A1786];6;2);&quot;/&quot;;MID([.A1786];1;4);&quot;/&quot;)" office:value-type="string" office:string-value="20/11/2023/">
            <text:p>20/11/2023/</text:p>
          </table:table-cell>
        </table:table-row>
        <table:table-row table:style-name="ro1">
          <table:table-cell office:value-type="string">
            <text:p>2023-11-21T00:00:00.0/2023-11-22T00:00:00.0</text:p>
          </table:table-cell>
          <table:table-cell office:value-type="string">
            <text:p>2695.0466</text:p>
          </table:table-cell>
          <table:table-cell office:value-type="string">
            <text:p>1698.2965</text:p>
          </table:table-cell>
          <table:table-cell office:value-type="string">
            <text:p>1126.1106</text:p>
          </table:table-cell>
          <table:table-cell office:value-type="string">
            <text:p>572.1859</text:p>
          </table:table-cell>
          <table:table-cell office:value-type="string">
            <text:p>4284.9004</text:p>
          </table:table-cell>
          <table:table-cell office:value-type="string">
            <text:p>588.5270</text:p>
          </table:table-cell>
          <table:table-cell office:value-type="string">
            <text:p>35.2766</text:p>
          </table:table-cell>
          <table:table-cell office:value-type="string">
            <text:p>553.2504</text:p>
          </table:table-cell>
          <table:table-cell office:value-type="string">
            <text:p>151.4693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787];9;2); &quot;/&quot;; MID([.A1787];6;2);&quot;/&quot;;MID([.A1787];1;4);&quot;/&quot;)" office:value-type="string" office:string-value="21/11/2023/">
            <text:p>21/11/2023/</text:p>
          </table:table-cell>
        </table:table-row>
        <table:table-row table:style-name="ro1">
          <table:table-cell office:value-type="string">
            <text:p>2023-11-22T00:00:00.0/2023-11-23T00:00:00.0</text:p>
          </table:table-cell>
          <table:table-cell office:value-type="string">
            <text:p>2655.3247</text:p>
          </table:table-cell>
          <table:table-cell office:value-type="string">
            <text:p>1758.8822</text:p>
          </table:table-cell>
          <table:table-cell office:value-type="string">
            <text:p>1289.8312</text:p>
          </table:table-cell>
          <table:table-cell office:value-type="string">
            <text:p>469.0511</text:p>
          </table:table-cell>
          <table:table-cell office:value-type="string">
            <text:p>5063.5449</text:p>
          </table:table-cell>
          <table:table-cell office:value-type="string">
            <text:p>322.6080</text:p>
          </table:table-cell>
          <table:table-cell office:value-type="string">
            <text:p>8.4612</text:p>
          </table:table-cell>
          <table:table-cell office:value-type="string">
            <text:p>314.1468</text:p>
          </table:table-cell>
          <table:table-cell office:value-type="string">
            <text:p>122.2573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788];9;2); &quot;/&quot;; MID([.A1788];6;2);&quot;/&quot;;MID([.A1788];1;4);&quot;/&quot;)" office:value-type="string" office:string-value="22/11/2023/">
            <text:p>22/11/2023/</text:p>
          </table:table-cell>
        </table:table-row>
        <table:table-row table:style-name="ro1">
          <table:table-cell office:value-type="string">
            <text:p>2023-11-23T00:00:00.0/2023-11-24T00:00:00.0</text:p>
          </table:table-cell>
          <table:table-cell office:value-type="string">
            <text:p>2616.8145</text:p>
          </table:table-cell>
          <table:table-cell office:value-type="string">
            <text:p>1722.2028</text:p>
          </table:table-cell>
          <table:table-cell office:value-type="string">
            <text:p>1288.4207</text:p>
          </table:table-cell>
          <table:table-cell office:value-type="string">
            <text:p>433.7821</text:p>
          </table:table-cell>
          <table:table-cell office:value-type="string">
            <text:p>5051.8955</text:p>
          </table:table-cell>
          <table:table-cell office:value-type="string">
            <text:p>439.9445</text:p>
          </table:table-cell>
          <table:table-cell office:value-type="string">
            <text:p>8.9853</text:p>
          </table:table-cell>
          <table:table-cell office:value-type="string">
            <text:p>430.9592</text:p>
          </table:table-cell>
          <table:table-cell office:value-type="string">
            <text:p>124.7268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789];9;2); &quot;/&quot;; MID([.A1789];6;2);&quot;/&quot;;MID([.A1789];1;4);&quot;/&quot;)" office:value-type="string" office:string-value="23/11/2023/">
            <text:p>23/11/2023/</text:p>
          </table:table-cell>
        </table:table-row>
        <table:table-row table:style-name="ro1">
          <table:table-cell office:value-type="string">
            <text:p>2023-11-24T00:00:00.0/2023-11-25T00:00:00.0</text:p>
          </table:table-cell>
          <table:table-cell office:value-type="string">
            <text:p>2579.5898</text:p>
          </table:table-cell>
          <table:table-cell office:value-type="string">
            <text:p>1736.5648</text:p>
          </table:table-cell>
          <table:table-cell office:value-type="string">
            <text:p>1295.3380</text:p>
          </table:table-cell>
          <table:table-cell office:value-type="string">
            <text:p>441.2267</text:p>
          </table:table-cell>
          <table:table-cell office:value-type="string">
            <text:p>5145.6025</text:p>
          </table:table-cell>
          <table:table-cell office:value-type="string">
            <text:p>1089.6012</text:p>
          </table:table-cell>
          <table:table-cell office:value-type="string">
            <text:p>552.9140</text:p>
          </table:table-cell>
          <table:table-cell office:value-type="string">
            <text:p>536.6873</text:p>
          </table:table-cell>
          <table:table-cell office:value-type="string">
            <text:p>2458.189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790];9;2); &quot;/&quot;; MID([.A1790];6;2);&quot;/&quot;;MID([.A1790];1;4);&quot;/&quot;)" office:value-type="string" office:string-value="24/11/2023/">
            <text:p>24/11/2023/</text:p>
          </table:table-cell>
        </table:table-row>
        <table:table-row table:style-name="ro1">
          <table:table-cell office:value-type="string">
            <text:p>2023-11-25T00:00:00.0/2023-11-26T00:00:00.0</text:p>
          </table:table-cell>
          <table:table-cell office:value-type="string">
            <text:p>2543.5977</text:p>
          </table:table-cell>
          <table:table-cell office:value-type="string">
            <text:p>1697.0903</text:p>
          </table:table-cell>
          <table:table-cell office:value-type="string">
            <text:p>1279.3213</text:p>
          </table:table-cell>
          <table:table-cell office:value-type="string">
            <text:p>417.7690</text:p>
          </table:table-cell>
          <table:table-cell office:value-type="string">
            <text:p>5112.6948</text:p>
          </table:table-cell>
          <table:table-cell office:value-type="string">
            <text:p>812.8704</text:p>
          </table:table-cell>
          <table:table-cell office:value-type="string">
            <text:p>135.6554</text:p>
          </table:table-cell>
          <table:table-cell office:value-type="string">
            <text:p>677.2150</text:p>
          </table:table-cell>
          <table:table-cell office:value-type="string">
            <text:p>717.8055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791];9;2); &quot;/&quot;; MID([.A1791];6;2);&quot;/&quot;;MID([.A1791];1;4);&quot;/&quot;)" office:value-type="string" office:string-value="25/11/2023/">
            <text:p>25/11/2023/</text:p>
          </table:table-cell>
        </table:table-row>
        <table:table-row table:style-name="ro1">
          <table:table-cell office:value-type="string">
            <text:p>2023-11-26T00:00:00.0/2023-11-27T00:00:00.0</text:p>
          </table:table-cell>
          <table:table-cell office:value-type="string">
            <text:p>2508.8975</text:p>
          </table:table-cell>
          <table:table-cell office:value-type="string">
            <text:p>1690.2749</text:p>
          </table:table-cell>
          <table:table-cell office:value-type="string">
            <text:p>1305.6447</text:p>
          </table:table-cell>
          <table:table-cell office:value-type="string">
            <text:p>384.6302</text:p>
          </table:table-cell>
          <table:table-cell office:value-type="string">
            <text:p>5331.6948</text:p>
          </table:table-cell>
          <table:table-cell office:value-type="string">
            <text:p>423.0943</text:p>
          </table:table-cell>
          <table:table-cell office:value-type="string">
            <text:p>40.9297</text:p>
          </table:table-cell>
          <table:table-cell office:value-type="string">
            <text:p>382.1646</text:p>
          </table:table-cell>
          <table:table-cell office:value-type="string">
            <text:p>391.5135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792];9;2); &quot;/&quot;; MID([.A1792];6;2);&quot;/&quot;;MID([.A1792];1;4);&quot;/&quot;)" office:value-type="string" office:string-value="26/11/2023/">
            <text:p>26/11/2023/</text:p>
          </table:table-cell>
        </table:table-row>
        <table:table-row table:style-name="ro1">
          <table:table-cell office:value-type="string">
            <text:p>2023-11-27T00:00:00.0/2023-11-28T00:00:00.0</text:p>
          </table:table-cell>
          <table:table-cell office:value-type="string">
            <text:p>2475.4502</text:p>
          </table:table-cell>
          <table:table-cell office:value-type="string">
            <text:p>1587.8573</text:p>
          </table:table-cell>
          <table:table-cell office:value-type="string">
            <text:p>1142.3146</text:p>
          </table:table-cell>
          <table:table-cell office:value-type="string">
            <text:p>445.5427</text:p>
          </table:table-cell>
          <table:table-cell office:value-type="string">
            <text:p>4659.2974</text:p>
          </table:table-cell>
          <table:table-cell office:value-type="string">
            <text:p>649.3718</text:p>
          </table:table-cell>
          <table:table-cell office:value-type="string">
            <text:p>200.3055</text:p>
          </table:table-cell>
          <table:table-cell office:value-type="string">
            <text:p>449.0663</text:p>
          </table:table-cell>
          <table:table-cell office:value-type="string">
            <text:p>1012.7443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793];9;2); &quot;/&quot;; MID([.A1793];6;2);&quot;/&quot;;MID([.A1793];1;4);&quot;/&quot;)" office:value-type="string" office:string-value="27/11/2023/">
            <text:p>27/11/2023/</text:p>
          </table:table-cell>
        </table:table-row>
        <table:table-row table:style-name="ro1">
          <table:table-cell office:value-type="string">
            <text:p>2023-11-28T00:00:00.0/2023-11-29T00:00:00.0</text:p>
          </table:table-cell>
          <table:table-cell office:value-type="string">
            <text:p>2443.3154</text:p>
          </table:table-cell>
          <table:table-cell office:value-type="string">
            <text:p>1603.0342</text:p>
          </table:table-cell>
          <table:table-cell office:value-type="string">
            <text:p>1233.5248</text:p>
          </table:table-cell>
          <table:table-cell office:value-type="string">
            <text:p>369.5093</text:p>
          </table:table-cell>
          <table:table-cell office:value-type="string">
            <text:p>5088.2017</text:p>
          </table:table-cell>
          <table:table-cell office:value-type="string">
            <text:p>335.6919</text:p>
          </table:table-cell>
          <table:table-cell office:value-type="string">
            <text:p>49.1835</text:p>
          </table:table-cell>
          <table:table-cell office:value-type="string">
            <text:p>286.5083</text:p>
          </table:table-cell>
          <table:table-cell office:value-type="string">
            <text:p>528.7264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794];9;2); &quot;/&quot;; MID([.A1794];6;2);&quot;/&quot;;MID([.A1794];1;4);&quot;/&quot;)" office:value-type="string" office:string-value="28/11/2023/">
            <text:p>28/11/2023/</text:p>
          </table:table-cell>
        </table:table-row>
        <table:table-row table:style-name="ro1">
          <table:table-cell office:value-type="string">
            <text:p>2023-11-29T00:00:00.0/2023-11-30T00:00:00.0</text:p>
          </table:table-cell>
          <table:table-cell office:value-type="string">
            <text:p>2412.4597</text:p>
          </table:table-cell>
          <table:table-cell office:value-type="string">
            <text:p>1626.0758</text:p>
          </table:table-cell>
          <table:table-cell office:value-type="string">
            <text:p>1238.1583</text:p>
          </table:table-cell>
          <table:table-cell office:value-type="string">
            <text:p>387.9175</text:p>
          </table:table-cell>
          <table:table-cell office:value-type="string">
            <text:p>5211.5161</text:p>
          </table:table-cell>
          <table:table-cell office:value-type="string">
            <text:p>916.2240</text:p>
          </table:table-cell>
          <table:table-cell office:value-type="string">
            <text:p>567.3171</text:p>
          </table:table-cell>
          <table:table-cell office:value-type="string">
            <text:p>348.9069</text:p>
          </table:table-cell>
          <table:table-cell office:value-type="string">
            <text:p>2335.702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795];9;2); &quot;/&quot;; MID([.A1795];6;2);&quot;/&quot;;MID([.A1795];1;4);&quot;/&quot;)" office:value-type="string" office:string-value="29/11/2023/">
            <text:p>29/11/2023/</text:p>
          </table:table-cell>
        </table:table-row>
        <table:table-row table:style-name="ro1">
          <table:table-cell office:value-type="string">
            <text:p>2023-11-30T00:00:00.0/2023-12-01T00:00:00.0</text:p>
          </table:table-cell>
          <table:table-cell office:value-type="string">
            <text:p>2382.9211</text:p>
          </table:table-cell>
          <table:table-cell office:value-type="string">
            <text:p>1555.9675</text:p>
          </table:table-cell>
          <table:table-cell office:value-type="string">
            <text:p>1164.6232</text:p>
          </table:table-cell>
          <table:table-cell office:value-type="string">
            <text:p>391.3444</text:p>
          </table:table-cell>
          <table:table-cell office:value-type="string">
            <text:p>4843.2065</text:p>
          </table:table-cell>
          <table:table-cell office:value-type="string">
            <text:p>1141.2662</text:p>
          </table:table-cell>
          <table:table-cell office:value-type="string">
            <text:p>640.3409</text:p>
          </table:table-cell>
          <table:table-cell office:value-type="string">
            <text:p>500.9253</text:p>
          </table:table-cell>
          <table:table-cell office:value-type="string">
            <text:p>2289.2878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1796];9;2); &quot;/&quot;; MID([.A1796];6;2);&quot;/&quot;;MID([.A1796];1;4);&quot;/&quot;)" office:value-type="string" office:string-value="30/11/2023/">
            <text:p>30/11/2023/</text:p>
          </table:table-cell>
        </table:table-row>
        <table:table-row table:style-name="ro1">
          <table:table-cell office:value-type="string">
            <text:p>2023-12-01T00:00:00.0/2023-12-02T00:00:00.0</text:p>
          </table:table-cell>
          <table:table-cell office:value-type="string">
            <text:p>2354.6702</text:p>
          </table:table-cell>
          <table:table-cell office:value-type="string">
            <text:p>1493.9662</text:p>
          </table:table-cell>
          <table:table-cell office:value-type="string">
            <text:p>1076.8365</text:p>
          </table:table-cell>
          <table:table-cell office:value-type="string">
            <text:p>417.1296</text:p>
          </table:table-cell>
          <table:table-cell office:value-type="string">
            <text:p>4488.9766</text:p>
          </table:table-cell>
          <table:table-cell office:value-type="string">
            <text:p>352.6188</text:p>
          </table:table-cell>
          <table:table-cell office:value-type="string">
            <text:p>3.6975</text:p>
          </table:table-cell>
          <table:table-cell office:value-type="string">
            <text:p>348.9213</text:p>
          </table:table-cell>
          <table:table-cell office:value-type="string">
            <text:p>19.1786</text:p>
          </table:table-cell>
          <table:table-cell office:value-type="string">
            <text:p>0.9694</text:p>
          </table:table-cell>
          <table:table-cell table:number-columns-repeated="3"/>
          <table:table-cell table:formula="of:==CONCATENATE( MID([.A1797];9;2); &quot;/&quot;; MID([.A1797];6;2);&quot;/&quot;;MID([.A1797];1;4);&quot;/&quot;)" office:value-type="string" office:string-value="01/12/2023/">
            <text:p>01/12/2023/</text:p>
          </table:table-cell>
        </table:table-row>
        <table:table-row table:style-name="ro1">
          <table:table-cell office:value-type="string">
            <text:p>2023-12-02T00:00:00.0/2023-12-03T00:00:00.0</text:p>
          </table:table-cell>
          <table:table-cell office:value-type="string">
            <text:p>2327.7268</text:p>
          </table:table-cell>
          <table:table-cell office:value-type="string">
            <text:p>1536.8370</text:p>
          </table:table-cell>
          <table:table-cell office:value-type="string">
            <text:p>1188.8867</text:p>
          </table:table-cell>
          <table:table-cell office:value-type="string">
            <text:p>347.9503</text:p>
          </table:table-cell>
          <table:table-cell office:value-type="string">
            <text:p>5114.5776</text:p>
          </table:table-cell>
          <table:table-cell office:value-type="string">
            <text:p>505.1994</text:p>
          </table:table-cell>
          <table:table-cell office:value-type="string">
            <text:p>125.7828</text:p>
          </table:table-cell>
          <table:table-cell office:value-type="string">
            <text:p>379.4166</text:p>
          </table:table-cell>
          <table:table-cell office:value-type="string">
            <text:p>592.0708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798];9;2); &quot;/&quot;; MID([.A1798];6;2);&quot;/&quot;;MID([.A1798];1;4);&quot;/&quot;)" office:value-type="string" office:string-value="02/12/2023/">
            <text:p>02/12/2023/</text:p>
          </table:table-cell>
        </table:table-row>
        <table:table-row table:style-name="ro1">
          <table:table-cell office:value-type="string">
            <text:p>2023-12-03T00:00:00.0/2023-12-04T00:00:00.0</text:p>
          </table:table-cell>
          <table:table-cell office:value-type="string">
            <text:p>2302.1050</text:p>
          </table:table-cell>
          <table:table-cell office:value-type="string">
            <text:p>1530.2717</text:p>
          </table:table-cell>
          <table:table-cell office:value-type="string">
            <text:p>1148.0645</text:p>
          </table:table-cell>
          <table:table-cell office:value-type="string">
            <text:p>382.2074</text:p>
          </table:table-cell>
          <table:table-cell office:value-type="string">
            <text:p>4962.4917</text:p>
          </table:table-cell>
          <table:table-cell office:value-type="string">
            <text:p>805.7685</text:p>
          </table:table-cell>
          <table:table-cell office:value-type="string">
            <text:p>397.0973</text:p>
          </table:table-cell>
          <table:table-cell office:value-type="string">
            <text:p>408.6712</text:p>
          </table:table-cell>
          <table:table-cell office:value-type="string">
            <text:p>1860.6125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799];9;2); &quot;/&quot;; MID([.A1799];6;2);&quot;/&quot;;MID([.A1799];1;4);&quot;/&quot;)" office:value-type="string" office:string-value="03/12/2023/">
            <text:p>03/12/2023/</text:p>
          </table:table-cell>
        </table:table-row>
        <table:table-row table:style-name="ro1">
          <table:table-cell office:value-type="string">
            <text:p>2023-12-04T00:00:00.0/2023-12-05T00:00:00.0</text:p>
          </table:table-cell>
          <table:table-cell office:value-type="string">
            <text:p>2277.8169</text:p>
          </table:table-cell>
          <table:table-cell office:value-type="string">
            <text:p>1507.9502</text:p>
          </table:table-cell>
          <table:table-cell office:value-type="string">
            <text:p>1145.6284</text:p>
          </table:table-cell>
          <table:table-cell office:value-type="string">
            <text:p>362.3218</text:p>
          </table:table-cell>
          <table:table-cell office:value-type="string">
            <text:p>4937.1240</text:p>
          </table:table-cell>
          <table:table-cell office:value-type="string">
            <text:p>1452.8230</text:p>
          </table:table-cell>
          <table:table-cell office:value-type="string">
            <text:p>1061.9407</text:p>
          </table:table-cell>
          <table:table-cell office:value-type="string">
            <text:p>390.8823</text:p>
          </table:table-cell>
          <table:table-cell office:value-type="string">
            <text:p>4504.236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800];9;2); &quot;/&quot;; MID([.A1800];6;2);&quot;/&quot;;MID([.A1800];1;4);&quot;/&quot;)" office:value-type="string" office:string-value="04/12/2023/">
            <text:p>04/12/2023/</text:p>
          </table:table-cell>
        </table:table-row>
        <table:table-row table:style-name="ro1">
          <table:table-cell office:value-type="string">
            <text:p>2023-12-05T00:00:00.0/2023-12-06T00:00:00.0</text:p>
          </table:table-cell>
          <table:table-cell office:value-type="string">
            <text:p>2254.8254</text:p>
          </table:table-cell>
          <table:table-cell office:value-type="string">
            <text:p>1456.1050</text:p>
          </table:table-cell>
          <table:table-cell office:value-type="string">
            <text:p>1080.9740</text:p>
          </table:table-cell>
          <table:table-cell office:value-type="string">
            <text:p>375.1310</text:p>
          </table:table-cell>
          <table:table-cell office:value-type="string">
            <text:p>4685.7080</text:p>
          </table:table-cell>
          <table:table-cell office:value-type="string">
            <text:p>575.2365</text:p>
          </table:table-cell>
          <table:table-cell office:value-type="string">
            <text:p>213.2784</text:p>
          </table:table-cell>
          <table:table-cell office:value-type="string">
            <text:p>361.9581</text:p>
          </table:table-cell>
          <table:table-cell office:value-type="string">
            <text:p>1021.4076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801];9;2); &quot;/&quot;; MID([.A1801];6;2);&quot;/&quot;;MID([.A1801];1;4);&quot;/&quot;)" office:value-type="string" office:string-value="05/12/2023/">
            <text:p>05/12/2023/</text:p>
          </table:table-cell>
        </table:table-row>
        <table:table-row table:style-name="ro1">
          <table:table-cell office:value-type="string">
            <text:p>2023-12-06T00:00:00.0/2023-12-07T00:00:00.0</text:p>
          </table:table-cell>
          <table:table-cell office:value-type="string">
            <text:p>2233.1682</text:p>
          </table:table-cell>
          <table:table-cell office:value-type="string">
            <text:p>1427.8610</text:p>
          </table:table-cell>
          <table:table-cell office:value-type="string">
            <text:p>1029.5515</text:p>
          </table:table-cell>
          <table:table-cell office:value-type="string">
            <text:p>398.3096</text:p>
          </table:table-cell>
          <table:table-cell office:value-type="string">
            <text:p>4475.3657</text:p>
          </table:table-cell>
          <table:table-cell office:value-type="string">
            <text:p>592.9487</text:p>
          </table:table-cell>
          <table:table-cell office:value-type="string">
            <text:p>251.3506</text:p>
          </table:table-cell>
          <table:table-cell office:value-type="string">
            <text:p>341.5981</text:p>
          </table:table-cell>
          <table:table-cell office:value-type="string">
            <text:p>1576.3901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802];9;2); &quot;/&quot;; MID([.A1802];6;2);&quot;/&quot;;MID([.A1802];1;4);&quot;/&quot;)" office:value-type="string" office:string-value="06/12/2023/">
            <text:p>06/12/2023/</text:p>
          </table:table-cell>
        </table:table-row>
        <table:table-row table:style-name="ro1">
          <table:table-cell office:value-type="string">
            <text:p>2023-12-07T00:00:00.0/2023-12-08T00:00:00.0</text:p>
          </table:table-cell>
          <table:table-cell office:value-type="string">
            <text:p>2212.8613</text:p>
          </table:table-cell>
          <table:table-cell office:value-type="string">
            <text:p>1459.1260</text:p>
          </table:table-cell>
          <table:table-cell office:value-type="string">
            <text:p>1131.8641</text:p>
          </table:table-cell>
          <table:table-cell office:value-type="string">
            <text:p>327.2619</text:p>
          </table:table-cell>
          <table:table-cell office:value-type="string">
            <text:p>5019.3760</text:p>
          </table:table-cell>
          <table:table-cell office:value-type="string">
            <text:p>256.1005</text:p>
          </table:table-cell>
          <table:table-cell office:value-type="string">
            <text:p>5.7101</text:p>
          </table:table-cell>
          <table:table-cell office:value-type="string">
            <text:p>250.3903</text:p>
          </table:table-cell>
          <table:table-cell office:value-type="string">
            <text:p>108.2813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803];9;2); &quot;/&quot;; MID([.A1803];6;2);&quot;/&quot;;MID([.A1803];1;4);&quot;/&quot;)" office:value-type="string" office:string-value="07/12/2023/">
            <text:p>07/12/2023/</text:p>
          </table:table-cell>
        </table:table-row>
        <table:table-row table:style-name="ro1">
          <table:table-cell office:value-type="string">
            <text:p>2023-12-08T00:00:00.0/2023-12-09T00:00:00.0</text:p>
          </table:table-cell>
          <table:table-cell office:value-type="string">
            <text:p>2193.8682</text:p>
          </table:table-cell>
          <table:table-cell office:value-type="string">
            <text:p>1446.7653</text:p>
          </table:table-cell>
          <table:table-cell office:value-type="string">
            <text:p>1077.1560</text:p>
          </table:table-cell>
          <table:table-cell office:value-type="string">
            <text:p>369.6092</text:p>
          </table:table-cell>
          <table:table-cell office:value-type="string">
            <text:p>4755.3413</text:p>
          </table:table-cell>
          <table:table-cell office:value-type="string">
            <text:p>1005.1351</text:p>
          </table:table-cell>
          <table:table-cell office:value-type="string">
            <text:p>573.5323</text:p>
          </table:table-cell>
          <table:table-cell office:value-type="string">
            <text:p>431.6028</text:p>
          </table:table-cell>
          <table:table-cell office:value-type="string">
            <text:p>2421.4626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804];9;2); &quot;/&quot;; MID([.A1804];6;2);&quot;/&quot;;MID([.A1804];1;4);&quot;/&quot;)" office:value-type="string" office:string-value="08/12/2023/">
            <text:p>08/12/2023/</text:p>
          </table:table-cell>
        </table:table-row>
        <table:table-row table:style-name="ro1">
          <table:table-cell office:value-type="string">
            <text:p>2023-12-09T00:00:00.0/2023-12-10T00:00:00.0</text:p>
          </table:table-cell>
          <table:table-cell office:value-type="string">
            <text:p>2176.2390</text:p>
          </table:table-cell>
          <table:table-cell office:value-type="string">
            <text:p>1371.7698</text:p>
          </table:table-cell>
          <table:table-cell office:value-type="string">
            <text:p>972.8320</text:p>
          </table:table-cell>
          <table:table-cell office:value-type="string">
            <text:p>398.9377</text:p>
          </table:table-cell>
          <table:table-cell office:value-type="string">
            <text:p>4271.4629</text:p>
          </table:table-cell>
          <table:table-cell office:value-type="string">
            <text:p>421.2527</text:p>
          </table:table-cell>
          <table:table-cell office:value-type="string">
            <text:p>23.1039</text:p>
          </table:table-cell>
          <table:table-cell office:value-type="string">
            <text:p>398.1488</text:p>
          </table:table-cell>
          <table:table-cell office:value-type="string">
            <text:p>202.1638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805];9;2); &quot;/&quot;; MID([.A1805];6;2);&quot;/&quot;;MID([.A1805];1;4);&quot;/&quot;)" office:value-type="string" office:string-value="09/12/2023/">
            <text:p>09/12/2023/</text:p>
          </table:table-cell>
        </table:table-row>
        <table:table-row table:style-name="ro1">
          <table:table-cell office:value-type="string">
            <text:p>2023-12-10T00:00:00.0/2023-12-11T00:00:00.0</text:p>
          </table:table-cell>
          <table:table-cell office:value-type="string">
            <text:p>2159.9492</text:p>
          </table:table-cell>
          <table:table-cell office:value-type="string">
            <text:p>1381.1473</text:p>
          </table:table-cell>
          <table:table-cell office:value-type="string">
            <text:p>995.6175</text:p>
          </table:table-cell>
          <table:table-cell office:value-type="string">
            <text:p>385.5298</text:p>
          </table:table-cell>
          <table:table-cell office:value-type="string">
            <text:p>4435.8164</text:p>
          </table:table-cell>
          <table:table-cell office:value-type="string">
            <text:p>500.0238</text:p>
          </table:table-cell>
          <table:table-cell office:value-type="string">
            <text:p>91.1204</text:p>
          </table:table-cell>
          <table:table-cell office:value-type="string">
            <text:p>408.9034</text:p>
          </table:table-cell>
          <table:table-cell office:value-type="string">
            <text:p>610.8495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806];9;2); &quot;/&quot;; MID([.A1806];6;2);&quot;/&quot;;MID([.A1806];1;4);&quot;/&quot;)" office:value-type="string" office:string-value="10/12/2023/">
            <text:p>10/12/2023/</text:p>
          </table:table-cell>
        </table:table-row>
        <table:table-row table:style-name="ro1">
          <table:table-cell office:value-type="string">
            <text:p>2023-12-11T00:00:00.0/2023-12-12T00:00:00.0</text:p>
          </table:table-cell>
          <table:table-cell office:value-type="string">
            <text:p>2145.0044</text:p>
          </table:table-cell>
          <table:table-cell office:value-type="string">
            <text:p>1357.6958</text:p>
          </table:table-cell>
          <table:table-cell office:value-type="string">
            <text:p>941.2347</text:p>
          </table:table-cell>
          <table:table-cell office:value-type="string">
            <text:p>416.4611</text:p>
          </table:table-cell>
          <table:table-cell office:value-type="string">
            <text:p>4182.6719</text:p>
          </table:table-cell>
          <table:table-cell office:value-type="string">
            <text:p>1007.8077</text:p>
          </table:table-cell>
          <table:table-cell office:value-type="string">
            <text:p>541.0363</text:p>
          </table:table-cell>
          <table:table-cell office:value-type="string">
            <text:p>466.7715</text:p>
          </table:table-cell>
          <table:table-cell office:value-type="string">
            <text:p>2499.7061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807];9;2); &quot;/&quot;; MID([.A1807];6;2);&quot;/&quot;;MID([.A1807];1;4);&quot;/&quot;)" office:value-type="string" office:string-value="11/12/2023/">
            <text:p>11/12/2023/</text:p>
          </table:table-cell>
        </table:table-row>
        <table:table-row table:style-name="ro1">
          <table:table-cell office:value-type="string">
            <text:p>2023-12-12T00:00:00.0/2023-12-13T00:00:00.0</text:p>
          </table:table-cell>
          <table:table-cell office:value-type="string">
            <text:p>2131.4082</text:p>
          </table:table-cell>
          <table:table-cell office:value-type="string">
            <text:p>1374.7239</text:p>
          </table:table-cell>
          <table:table-cell office:value-type="string">
            <text:p>1014.6658</text:p>
          </table:table-cell>
          <table:table-cell office:value-type="string">
            <text:p>360.0581</text:p>
          </table:table-cell>
          <table:table-cell office:value-type="string">
            <text:p>4540.1235</text:p>
          </table:table-cell>
          <table:table-cell office:value-type="string">
            <text:p>1138.8732</text:p>
          </table:table-cell>
          <table:table-cell office:value-type="string">
            <text:p>612.3457</text:p>
          </table:table-cell>
          <table:table-cell office:value-type="string">
            <text:p>526.5275</text:p>
          </table:table-cell>
          <table:table-cell office:value-type="string">
            <text:p>2768.8643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808];9;2); &quot;/&quot;; MID([.A1808];6;2);&quot;/&quot;;MID([.A1808];1;4);&quot;/&quot;)" office:value-type="string" office:string-value="12/12/2023/">
            <text:p>12/12/2023/</text:p>
          </table:table-cell>
        </table:table-row>
        <table:table-row table:style-name="ro1">
          <table:table-cell office:value-type="string">
            <text:p>2023-12-13T00:00:00.0/2023-12-14T00:00:00.0</text:p>
          </table:table-cell>
          <table:table-cell office:value-type="string">
            <text:p>2119.1633</text:p>
          </table:table-cell>
          <table:table-cell office:value-type="string">
            <text:p>1306.3481</text:p>
          </table:table-cell>
          <table:table-cell office:value-type="string">
            <text:p>893.4861</text:p>
          </table:table-cell>
          <table:table-cell office:value-type="string">
            <text:p>412.8620</text:p>
          </table:table-cell>
          <table:table-cell office:value-type="string">
            <text:p>4012.9421</text:p>
          </table:table-cell>
          <table:table-cell office:value-type="string">
            <text:p>759.9191</text:p>
          </table:table-cell>
          <table:table-cell office:value-type="string">
            <text:p>293.1535</text:p>
          </table:table-cell>
          <table:table-cell office:value-type="string">
            <text:p>466.7656</text:p>
          </table:table-cell>
          <table:table-cell office:value-type="string">
            <text:p>1500.0231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809];9;2); &quot;/&quot;; MID([.A1809];6;2);&quot;/&quot;;MID([.A1809];1;4);&quot;/&quot;)" office:value-type="string" office:string-value="13/12/2023/">
            <text:p>13/12/2023/</text:p>
          </table:table-cell>
        </table:table-row>
        <table:table-row table:style-name="ro1">
          <table:table-cell office:value-type="string">
            <text:p>2023-12-14T00:00:00.0/2023-12-15T00:00:00.0</text:p>
          </table:table-cell>
          <table:table-cell office:value-type="string">
            <text:p>2108.2720</text:p>
          </table:table-cell>
          <table:table-cell office:value-type="string">
            <text:p>1267.5269</text:p>
          </table:table-cell>
          <table:table-cell office:value-type="string">
            <text:p>794.3111</text:p>
          </table:table-cell>
          <table:table-cell office:value-type="string">
            <text:p>473.2157</text:p>
          </table:table-cell>
          <table:table-cell office:value-type="string">
            <text:p>3516.2063</text:p>
          </table:table-cell>
          <table:table-cell office:value-type="string">
            <text:p>478.5719</text:p>
          </table:table-cell>
          <table:table-cell office:value-type="string">
            <text:p>37.2006</text:p>
          </table:table-cell>
          <table:table-cell office:value-type="string">
            <text:p>441.3713</text:p>
          </table:table-cell>
          <table:table-cell office:value-type="string">
            <text:p>292.8650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810];9;2); &quot;/&quot;; MID([.A1810];6;2);&quot;/&quot;;MID([.A1810];1;4);&quot;/&quot;)" office:value-type="string" office:string-value="14/12/2023/">
            <text:p>14/12/2023/</text:p>
          </table:table-cell>
        </table:table-row>
        <table:table-row table:style-name="ro1">
          <table:table-cell office:value-type="string">
            <text:p>2023-12-15T00:00:00.0/2023-12-16T00:00:00.0</text:p>
          </table:table-cell>
          <table:table-cell office:value-type="string">
            <text:p>2098.7349</text:p>
          </table:table-cell>
          <table:table-cell office:value-type="string">
            <text:p>1352.1448</text:p>
          </table:table-cell>
          <table:table-cell office:value-type="string">
            <text:p>1001.4938</text:p>
          </table:table-cell>
          <table:table-cell office:value-type="string">
            <text:p>350.6510</text:p>
          </table:table-cell>
          <table:table-cell office:value-type="string">
            <text:p>4619.8589</text:p>
          </table:table-cell>
          <table:table-cell office:value-type="string">
            <text:p>577.7641</text:p>
          </table:table-cell>
          <table:table-cell office:value-type="string">
            <text:p>98.5383</text:p>
          </table:table-cell>
          <table:table-cell office:value-type="string">
            <text:p>479.2258</text:p>
          </table:table-cell>
          <table:table-cell office:value-type="string">
            <text:p>495.5148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811];9;2); &quot;/&quot;; MID([.A1811];6;2);&quot;/&quot;;MID([.A1811];1;4);&quot;/&quot;)" office:value-type="string" office:string-value="15/12/2023/">
            <text:p>15/12/2023/</text:p>
          </table:table-cell>
        </table:table-row>
        <table:table-row table:style-name="ro1">
          <table:table-cell office:value-type="string">
            <text:p>2023-12-16T00:00:00.0/2023-12-17T00:00:00.0</text:p>
          </table:table-cell>
          <table:table-cell office:value-type="string">
            <text:p>2090.5518</text:p>
          </table:table-cell>
          <table:table-cell office:value-type="string">
            <text:p>1273.7505</text:p>
          </table:table-cell>
          <table:table-cell office:value-type="string">
            <text:p>820.6828</text:p>
          </table:table-cell>
          <table:table-cell office:value-type="string">
            <text:p>453.0677</text:p>
          </table:table-cell>
          <table:table-cell office:value-type="string">
            <text:p>3664.8484</text:p>
          </table:table-cell>
          <table:table-cell office:value-type="string">
            <text:p>663.1910</text:p>
          </table:table-cell>
          <table:table-cell office:value-type="string">
            <text:p>63.2323</text:p>
          </table:table-cell>
          <table:table-cell office:value-type="string">
            <text:p>599.9587</text:p>
          </table:table-cell>
          <table:table-cell office:value-type="string">
            <text:p>393.7898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812];9;2); &quot;/&quot;; MID([.A1812];6;2);&quot;/&quot;;MID([.A1812];1;4);&quot;/&quot;)" office:value-type="string" office:string-value="16/12/2023/">
            <text:p>16/12/2023/</text:p>
          </table:table-cell>
        </table:table-row>
        <table:table-row table:style-name="ro1">
          <table:table-cell office:value-type="string">
            <text:p>2023-12-17T00:00:00.0/2023-12-18T00:00:00.0</text:p>
          </table:table-cell>
          <table:table-cell office:value-type="string">
            <text:p>2083.7490</text:p>
          </table:table-cell>
          <table:table-cell office:value-type="string">
            <text:p>1317.8302</text:p>
          </table:table-cell>
          <table:table-cell office:value-type="string">
            <text:p>971.3027</text:p>
          </table:table-cell>
          <table:table-cell office:value-type="string">
            <text:p>346.5275</text:p>
          </table:table-cell>
          <table:table-cell office:value-type="string">
            <text:p>4447.0854</text:p>
          </table:table-cell>
          <table:table-cell office:value-type="string">
            <text:p>1237.0469</text:p>
          </table:table-cell>
          <table:table-cell office:value-type="string">
            <text:p>812.7817</text:p>
          </table:table-cell>
          <table:table-cell office:value-type="string">
            <text:p>424.2651</text:p>
          </table:table-cell>
          <table:table-cell office:value-type="string">
            <text:p>3793.9790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813];9;2); &quot;/&quot;; MID([.A1813];6;2);&quot;/&quot;;MID([.A1813];1;4);&quot;/&quot;)" office:value-type="string" office:string-value="17/12/2023/">
            <text:p>17/12/2023/</text:p>
          </table:table-cell>
        </table:table-row>
        <table:table-row table:style-name="ro1">
          <table:table-cell office:value-type="string">
            <text:p>2023-12-18T00:00:00.0/2023-12-19T00:00:00.0</text:p>
          </table:table-cell>
          <table:table-cell office:value-type="string">
            <text:p>2078.3198</text:p>
          </table:table-cell>
          <table:table-cell office:value-type="string">
            <text:p>1383.9340</text:p>
          </table:table-cell>
          <table:table-cell office:value-type="string">
            <text:p>1068.3262</text:p>
          </table:table-cell>
          <table:table-cell office:value-type="string">
            <text:p>315.6078</text:p>
          </table:table-cell>
          <table:table-cell office:value-type="string">
            <text:p>4947.6333</text:p>
          </table:table-cell>
          <table:table-cell office:value-type="string">
            <text:p>1383.9340</text:p>
          </table:table-cell>
          <table:table-cell office:value-type="string">
            <text:p>1068.3262</text:p>
          </table:table-cell>
          <table:table-cell office:value-type="string">
            <text:p>315.6078</text:p>
          </table:table-cell>
          <table:table-cell office:value-type="string">
            <text:p>4947.633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814];9;2); &quot;/&quot;; MID([.A1814];6;2);&quot;/&quot;;MID([.A1814];1;4);&quot;/&quot;)" office:value-type="string" office:string-value="18/12/2023/">
            <text:p>18/12/2023/</text:p>
          </table:table-cell>
        </table:table-row>
        <table:table-row table:style-name="ro1">
          <table:table-cell office:value-type="string">
            <text:p>2023-12-19T00:00:00.0/2023-12-20T00:00:00.0</text:p>
          </table:table-cell>
          <table:table-cell office:value-type="string">
            <text:p>2074.2217</text:p>
          </table:table-cell>
          <table:table-cell office:value-type="string">
            <text:p>1344.9373</text:p>
          </table:table-cell>
          <table:table-cell office:value-type="string">
            <text:p>997.4480</text:p>
          </table:table-cell>
          <table:table-cell office:value-type="string">
            <text:p>347.4893</text:p>
          </table:table-cell>
          <table:table-cell office:value-type="string">
            <text:p>4551.7861</text:p>
          </table:table-cell>
          <table:table-cell office:value-type="string">
            <text:p>1228.7800</text:p>
          </table:table-cell>
          <table:table-cell office:value-type="string">
            <text:p>704.8061</text:p>
          </table:table-cell>
          <table:table-cell office:value-type="string">
            <text:p>523.9739</text:p>
          </table:table-cell>
          <table:table-cell office:value-type="string">
            <text:p>3310.3596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815];9;2); &quot;/&quot;; MID([.A1815];6;2);&quot;/&quot;;MID([.A1815];1;4);&quot;/&quot;)" office:value-type="string" office:string-value="19/12/2023/">
            <text:p>19/12/2023/</text:p>
          </table:table-cell>
        </table:table-row>
        <table:table-row table:style-name="ro1">
          <table:table-cell office:value-type="string">
            <text:p>2023-12-20T00:00:00.0/2023-12-21T00:00:00.0</text:p>
          </table:table-cell>
          <table:table-cell office:value-type="string">
            <text:p>2071.4993</text:p>
          </table:table-cell>
          <table:table-cell office:value-type="string">
            <text:p>1342.2728</text:p>
          </table:table-cell>
          <table:table-cell office:value-type="string">
            <text:p>1013.5679</text:p>
          </table:table-cell>
          <table:table-cell office:value-type="string">
            <text:p>328.7049</text:p>
          </table:table-cell>
          <table:table-cell office:value-type="string">
            <text:p>4704.5449</text:p>
          </table:table-cell>
          <table:table-cell office:value-type="string">
            <text:p>569.8685</text:p>
          </table:table-cell>
          <table:table-cell office:value-type="string">
            <text:p>96.4193</text:p>
          </table:table-cell>
          <table:table-cell office:value-type="string">
            <text:p>473.4492</text:p>
          </table:table-cell>
          <table:table-cell office:value-type="string">
            <text:p>508.5788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816];9;2); &quot;/&quot;; MID([.A1816];6;2);&quot;/&quot;;MID([.A1816];1;4);&quot;/&quot;)" office:value-type="string" office:string-value="20/12/2023/">
            <text:p>20/12/2023/</text:p>
          </table:table-cell>
        </table:table-row>
        <table:table-row table:style-name="ro1">
          <table:table-cell office:value-type="string">
            <text:p>2023-12-21T00:00:00.0/2023-12-22T00:00:00.0</text:p>
          </table:table-cell>
          <table:table-cell office:value-type="string">
            <text:p>2070.1589</text:p>
          </table:table-cell>
          <table:table-cell office:value-type="string">
            <text:p>1314.0087</text:p>
          </table:table-cell>
          <table:table-cell office:value-type="string">
            <text:p>963.3588</text:p>
          </table:table-cell>
          <table:table-cell office:value-type="string">
            <text:p>350.6499</text:p>
          </table:table-cell>
          <table:table-cell office:value-type="string">
            <text:p>4544.4473</text:p>
          </table:table-cell>
          <table:table-cell office:value-type="string">
            <text:p>250.9723</text:p>
          </table:table-cell>
          <table:table-cell office:value-type="string">
            <text:p>5.0492</text:p>
          </table:table-cell>
          <table:table-cell office:value-type="string">
            <text:p>245.9230</text:p>
          </table:table-cell>
          <table:table-cell office:value-type="string">
            <text:p>35.0167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817];9;2); &quot;/&quot;; MID([.A1817];6;2);&quot;/&quot;;MID([.A1817];1;4);&quot;/&quot;)" office:value-type="string" office:string-value="21/12/2023/">
            <text:p>21/12/2023/</text:p>
          </table:table-cell>
        </table:table-row>
        <table:table-row table:style-name="ro1">
          <table:table-cell office:value-type="string">
            <text:p>2023-12-22T00:00:00.0/2023-12-23T00:00:00.0</text:p>
          </table:table-cell>
          <table:table-cell office:value-type="string">
            <text:p>2070.1387</text:p>
          </table:table-cell>
          <table:table-cell office:value-type="string">
            <text:p>1367.6918</text:p>
          </table:table-cell>
          <table:table-cell office:value-type="string">
            <text:p>1031.9835</text:p>
          </table:table-cell>
          <table:table-cell office:value-type="string">
            <text:p>335.7082</text:p>
          </table:table-cell>
          <table:table-cell office:value-type="string">
            <text:p>4757.6714</text:p>
          </table:table-cell>
          <table:table-cell office:value-type="string">
            <text:p>783.4453</text:p>
          </table:table-cell>
          <table:table-cell office:value-type="string">
            <text:p>227.4239</text:p>
          </table:table-cell>
          <table:table-cell office:value-type="string">
            <text:p>556.0214</text:p>
          </table:table-cell>
          <table:table-cell office:value-type="string">
            <text:p>1226.9108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818];9;2); &quot;/&quot;; MID([.A1818];6;2);&quot;/&quot;;MID([.A1818];1;4);&quot;/&quot;)" office:value-type="string" office:string-value="22/12/2023/">
            <text:p>22/12/2023/</text:p>
          </table:table-cell>
        </table:table-row>
        <table:table-row table:style-name="ro1">
          <table:table-cell office:value-type="string">
            <text:p>2023-12-23T00:00:00.0/2023-12-24T00:00:00.0</text:p>
          </table:table-cell>
          <table:table-cell office:value-type="string">
            <text:p>2071.5515</text:p>
          </table:table-cell>
          <table:table-cell office:value-type="string">
            <text:p>1328.4934</text:p>
          </table:table-cell>
          <table:table-cell office:value-type="string">
            <text:p>946.7877</text:p>
          </table:table-cell>
          <table:table-cell office:value-type="string">
            <text:p>381.7057</text:p>
          </table:table-cell>
          <table:table-cell office:value-type="string">
            <text:p>4393.9414</text:p>
          </table:table-cell>
          <table:table-cell office:value-type="string">
            <text:p>223.9324</text:p>
          </table:table-cell>
          <table:table-cell office:value-type="string">
            <text:p>0.1538</text:p>
          </table:table-cell>
          <table:table-cell office:value-type="string">
            <text:p>223.7786</text:p>
          </table:table-cell>
          <table:table-cell office:value-type="string">
            <text:p>1.3155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819];9;2); &quot;/&quot;; MID([.A1819];6;2);&quot;/&quot;;MID([.A1819];1;4);&quot;/&quot;)" office:value-type="string" office:string-value="23/12/2023/">
            <text:p>23/12/2023/</text:p>
          </table:table-cell>
        </table:table-row>
        <table:table-row table:style-name="ro1">
          <table:table-cell office:value-type="string">
            <text:p>2023-12-24T00:00:00.0/2023-12-25T00:00:00.0</text:p>
          </table:table-cell>
          <table:table-cell office:value-type="string">
            <text:p>2074.3105</text:p>
          </table:table-cell>
          <table:table-cell office:value-type="string">
            <text:p>1326.7670</text:p>
          </table:table-cell>
          <table:table-cell office:value-type="string">
            <text:p>1018.1413</text:p>
          </table:table-cell>
          <table:table-cell office:value-type="string">
            <text:p>308.6257</text:p>
          </table:table-cell>
          <table:table-cell office:value-type="string">
            <text:p>4732.4854</text:p>
          </table:table-cell>
          <table:table-cell office:value-type="string">
            <text:p>434.5628</text:p>
          </table:table-cell>
          <table:table-cell office:value-type="string">
            <text:p>23.1767</text:p>
          </table:table-cell>
          <table:table-cell office:value-type="string">
            <text:p>411.3861</text:p>
          </table:table-cell>
          <table:table-cell office:value-type="string">
            <text:p>246.8637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820];9;2); &quot;/&quot;; MID([.A1820];6;2);&quot;/&quot;;MID([.A1820];1;4);&quot;/&quot;)" office:value-type="string" office:string-value="24/12/2023/">
            <text:p>24/12/2023/</text:p>
          </table:table-cell>
        </table:table-row>
        <table:table-row table:style-name="ro1">
          <table:table-cell office:value-type="string">
            <text:p>2023-12-25T00:00:00.0/2023-12-26T00:00:00.0</text:p>
          </table:table-cell>
          <table:table-cell office:value-type="string">
            <text:p>2078.4028</text:p>
          </table:table-cell>
          <table:table-cell office:value-type="string">
            <text:p>1320.7838</text:p>
          </table:table-cell>
          <table:table-cell office:value-type="string">
            <text:p>1014.9834</text:p>
          </table:table-cell>
          <table:table-cell office:value-type="string">
            <text:p>305.8004</text:p>
          </table:table-cell>
          <table:table-cell office:value-type="string">
            <text:p>4706.3721</text:p>
          </table:table-cell>
          <table:table-cell office:value-type="string">
            <text:p>544.3915</text:p>
          </table:table-cell>
          <table:table-cell office:value-type="string">
            <text:p>34.5568</text:p>
          </table:table-cell>
          <table:table-cell office:value-type="string">
            <text:p>509.8347</text:p>
          </table:table-cell>
          <table:table-cell office:value-type="string">
            <text:p>324.7126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821];9;2); &quot;/&quot;; MID([.A1821];6;2);&quot;/&quot;;MID([.A1821];1;4);&quot;/&quot;)" office:value-type="string" office:string-value="25/12/2023/">
            <text:p>25/12/2023/</text:p>
          </table:table-cell>
        </table:table-row>
        <table:table-row table:style-name="ro1">
          <table:table-cell office:value-type="string">
            <text:p>2023-12-26T00:00:00.0/2023-12-27T00:00:00.0</text:p>
          </table:table-cell>
          <table:table-cell office:value-type="string">
            <text:p>2083.9041</text:p>
          </table:table-cell>
          <table:table-cell office:value-type="string">
            <text:p>1345.5441</text:p>
          </table:table-cell>
          <table:table-cell office:value-type="string">
            <text:p>1032.3234</text:p>
          </table:table-cell>
          <table:table-cell office:value-type="string">
            <text:p>313.2207</text:p>
          </table:table-cell>
          <table:table-cell office:value-type="string">
            <text:p>4752.6279</text:p>
          </table:table-cell>
          <table:table-cell office:value-type="string">
            <text:p>822.1984</text:p>
          </table:table-cell>
          <table:table-cell office:value-type="string">
            <text:p>107.9845</text:p>
          </table:table-cell>
          <table:table-cell office:value-type="string">
            <text:p>714.2139</text:p>
          </table:table-cell>
          <table:table-cell office:value-type="string">
            <text:p>584.192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822];9;2); &quot;/&quot;; MID([.A1822];6;2);&quot;/&quot;;MID([.A1822];1;4);&quot;/&quot;)" office:value-type="string" office:string-value="26/12/2023/">
            <text:p>26/12/2023/</text:p>
          </table:table-cell>
        </table:table-row>
        <table:table-row table:style-name="ro1">
          <table:table-cell office:value-type="string">
            <text:p>2023-12-27T00:00:00.0/2023-12-28T00:00:00.0</text:p>
          </table:table-cell>
          <table:table-cell office:value-type="string">
            <text:p>2090.7666</text:p>
          </table:table-cell>
          <table:table-cell office:value-type="string">
            <text:p>1341.9567</text:p>
          </table:table-cell>
          <table:table-cell office:value-type="string">
            <text:p>976.0101</text:p>
          </table:table-cell>
          <table:table-cell office:value-type="string">
            <text:p>365.9466</text:p>
          </table:table-cell>
          <table:table-cell office:value-type="string">
            <text:p>4446.9961</text:p>
          </table:table-cell>
          <table:table-cell office:value-type="string">
            <text:p>1259.9073</text:p>
          </table:table-cell>
          <table:table-cell office:value-type="string">
            <text:p>818.1689</text:p>
          </table:table-cell>
          <table:table-cell office:value-type="string">
            <text:p>441.7384</text:p>
          </table:table-cell>
          <table:table-cell office:value-type="string">
            <text:p>3771.6182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823];9;2); &quot;/&quot;; MID([.A1823];6;2);&quot;/&quot;;MID([.A1823];1;4);&quot;/&quot;)" office:value-type="string" office:string-value="27/12/2023/">
            <text:p>27/12/2023/</text:p>
          </table:table-cell>
        </table:table-row>
        <table:table-row table:style-name="ro1">
          <table:table-cell office:value-type="string">
            <text:p>2023-12-28T00:00:00.0/2023-12-29T00:00:00.0</text:p>
          </table:table-cell>
          <table:table-cell office:value-type="string">
            <text:p>2098.9482</text:p>
          </table:table-cell>
          <table:table-cell office:value-type="string">
            <text:p>1306.0137</text:p>
          </table:table-cell>
          <table:table-cell office:value-type="string">
            <text:p>944.8689</text:p>
          </table:table-cell>
          <table:table-cell office:value-type="string">
            <text:p>361.1448</text:p>
          </table:table-cell>
          <table:table-cell office:value-type="string">
            <text:p>4292.5894</text:p>
          </table:table-cell>
          <table:table-cell office:value-type="string">
            <text:p>344.5878</text:p>
          </table:table-cell>
          <table:table-cell office:value-type="string">
            <text:p>38.7492</text:p>
          </table:table-cell>
          <table:table-cell office:value-type="string">
            <text:p>305.8386</text:p>
          </table:table-cell>
          <table:table-cell office:value-type="string">
            <text:p>469.6838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824];9;2); &quot;/&quot;; MID([.A1824];6;2);&quot;/&quot;;MID([.A1824];1;4);&quot;/&quot;)" office:value-type="string" office:string-value="28/12/2023/">
            <text:p>28/12/2023/</text:p>
          </table:table-cell>
        </table:table-row>
        <table:table-row table:style-name="ro1">
          <table:table-cell office:value-type="string">
            <text:p>2023-12-29T00:00:00.0/2023-12-30T00:00:00.0</text:p>
          </table:table-cell>
          <table:table-cell office:value-type="string">
            <text:p>2108.5583</text:p>
          </table:table-cell>
          <table:table-cell office:value-type="string">
            <text:p>1379.8729</text:p>
          </table:table-cell>
          <table:table-cell office:value-type="string">
            <text:p>1062.8313</text:p>
          </table:table-cell>
          <table:table-cell office:value-type="string">
            <text:p>317.0416</text:p>
          </table:table-cell>
          <table:table-cell office:value-type="string">
            <text:p>4870.5835</text:p>
          </table:table-cell>
          <table:table-cell office:value-type="string">
            <text:p>1227.7626</text:p>
          </table:table-cell>
          <table:table-cell office:value-type="string">
            <text:p>653.6938</text:p>
          </table:table-cell>
          <table:table-cell office:value-type="string">
            <text:p>574.0688</text:p>
          </table:table-cell>
          <table:table-cell office:value-type="string">
            <text:p>3150.4858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825];9;2); &quot;/&quot;; MID([.A1825];6;2);&quot;/&quot;;MID([.A1825];1;4);&quot;/&quot;)" office:value-type="string" office:string-value="29/12/2023/">
            <text:p>29/12/2023/</text:p>
          </table:table-cell>
        </table:table-row>
        <table:table-row table:style-name="ro1">
          <table:table-cell office:value-type="string">
            <text:p>2023-12-30T00:00:00.0/2023-12-31T00:00:00.0</text:p>
          </table:table-cell>
          <table:table-cell office:value-type="string">
            <text:p>2119.5339</text:p>
          </table:table-cell>
          <table:table-cell office:value-type="string">
            <text:p>1351.5289</text:p>
          </table:table-cell>
          <table:table-cell office:value-type="string">
            <text:p>963.5641</text:p>
          </table:table-cell>
          <table:table-cell office:value-type="string">
            <text:p>387.9648</text:p>
          </table:table-cell>
          <table:table-cell office:value-type="string">
            <text:p>4311.6157</text:p>
          </table:table-cell>
          <table:table-cell office:value-type="string">
            <text:p>931.8820</text:p>
          </table:table-cell>
          <table:table-cell office:value-type="string">
            <text:p>333.2504</text:p>
          </table:table-cell>
          <table:table-cell office:value-type="string">
            <text:p>598.6316</text:p>
          </table:table-cell>
          <table:table-cell office:value-type="string">
            <text:p>1739.5680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826];9;2); &quot;/&quot;; MID([.A1826];6;2);&quot;/&quot;;MID([.A1826];1;4);&quot;/&quot;)" office:value-type="string" office:string-value="30/12/2023/">
            <text:p>30/12/2023/</text:p>
          </table:table-cell>
        </table:table-row>
        <table:table-row table:style-name="ro1">
          <table:table-cell office:value-type="string">
            <text:p>2023-12-31T00:00:00.0/2024-01-01T00:00:00.0</text:p>
          </table:table-cell>
          <table:table-cell office:value-type="string">
            <text:p>2131.8767</text:p>
          </table:table-cell>
          <table:table-cell office:value-type="string">
            <text:p>1333.2817</text:p>
          </table:table-cell>
          <table:table-cell office:value-type="string">
            <text:p>893.1485</text:p>
          </table:table-cell>
          <table:table-cell office:value-type="string">
            <text:p>440.1332</text:p>
          </table:table-cell>
          <table:table-cell office:value-type="string">
            <text:p>3981.2732</text:p>
          </table:table-cell>
          <table:table-cell office:value-type="string">
            <text:p>1076.8815</text:p>
          </table:table-cell>
          <table:table-cell office:value-type="string">
            <text:p>364.6504</text:p>
          </table:table-cell>
          <table:table-cell office:value-type="string">
            <text:p>712.2310</text:p>
          </table:table-cell>
          <table:table-cell office:value-type="string">
            <text:p>1805.0233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827];9;2); &quot;/&quot;; MID([.A1827];6;2);&quot;/&quot;;MID([.A1827];1;4);&quot;/&quot;)" office:value-type="string" office:string-value="31/12/2023/">
            <text:p>31/12/2023/</text:p>
          </table:table-cell>
        </table:table-row>
        <table:table-row table:style-name="ro1">
          <table:table-cell office:value-type="string">
            <text:p>2024-01-01T00:00:00.0/2024-01-02T00:00:00.0</text:p>
          </table:table-cell>
          <table:table-cell office:value-type="string">
            <text:p>2145.5876</text:p>
          </table:table-cell>
          <table:table-cell office:value-type="string">
            <text:p>1383.1359</text:p>
          </table:table-cell>
          <table:table-cell office:value-type="string">
            <text:p>984.6059</text:p>
          </table:table-cell>
          <table:table-cell office:value-type="string">
            <text:p>398.5300</text:p>
          </table:table-cell>
          <table:table-cell office:value-type="string">
            <text:p>4390.2544</text:p>
          </table:table-cell>
          <table:table-cell office:value-type="string">
            <text:p>874.9196</text:p>
          </table:table-cell>
          <table:table-cell office:value-type="string">
            <text:p>301.8088</text:p>
          </table:table-cell>
          <table:table-cell office:value-type="string">
            <text:p>573.1107</text:p>
          </table:table-cell>
          <table:table-cell office:value-type="string">
            <text:p>1379.5151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828];9;2); &quot;/&quot;; MID([.A1828];6;2);&quot;/&quot;;MID([.A1828];1;4);&quot;/&quot;)" office:value-type="string" office:string-value="01/01/2024/">
            <text:p>01/01/2024/</text:p>
          </table:table-cell>
        </table:table-row>
        <table:table-row table:style-name="ro1">
          <table:table-cell office:value-type="string">
            <text:p>2024-01-02T00:00:00.0/2024-01-03T00:00:00.0</text:p>
          </table:table-cell>
          <table:table-cell office:value-type="string">
            <text:p>2160.6670</text:p>
          </table:table-cell>
          <table:table-cell office:value-type="string">
            <text:p>1383.0735</text:p>
          </table:table-cell>
          <table:table-cell office:value-type="string">
            <text:p>1029.4670</text:p>
          </table:table-cell>
          <table:table-cell office:value-type="string">
            <text:p>353.6064</text:p>
          </table:table-cell>
          <table:table-cell office:value-type="string">
            <text:p>4644.7676</text:p>
          </table:table-cell>
          <table:table-cell office:value-type="string">
            <text:p>418.8348</text:p>
          </table:table-cell>
          <table:table-cell office:value-type="string">
            <text:p>3.6141</text:p>
          </table:table-cell>
          <table:table-cell office:value-type="string">
            <text:p>415.2207</text:p>
          </table:table-cell>
          <table:table-cell office:value-type="string">
            <text:p>18.5482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829];9;2); &quot;/&quot;; MID([.A1829];6;2);&quot;/&quot;;MID([.A1829];1;4);&quot;/&quot;)" office:value-type="string" office:string-value="02/01/2024/">
            <text:p>02/01/2024/</text:p>
          </table:table-cell>
        </table:table-row>
        <table:table-row table:style-name="ro1">
          <table:table-cell office:value-type="string">
            <text:p>2024-01-03T00:00:00.0/2024-01-04T00:00:00.0</text:p>
          </table:table-cell>
          <table:table-cell office:value-type="string">
            <text:p>2177.1135</text:p>
          </table:table-cell>
          <table:table-cell office:value-type="string">
            <text:p>1391.8356</text:p>
          </table:table-cell>
          <table:table-cell office:value-type="string">
            <text:p>956.3016</text:p>
          </table:table-cell>
          <table:table-cell office:value-type="string">
            <text:p>435.5339</text:p>
          </table:table-cell>
          <table:table-cell office:value-type="string">
            <text:p>4262.4551</text:p>
          </table:table-cell>
          <table:table-cell office:value-type="string">
            <text:p>432.8281</text:p>
          </table:table-cell>
          <table:table-cell office:value-type="string">
            <text:p>48.7055</text:p>
          </table:table-cell>
          <table:table-cell office:value-type="string">
            <text:p>384.1226</text:p>
          </table:table-cell>
          <table:table-cell office:value-type="string">
            <text:p>439.2600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830];9;2); &quot;/&quot;; MID([.A1830];6;2);&quot;/&quot;;MID([.A1830];1;4);&quot;/&quot;)" office:value-type="string" office:string-value="03/01/2024/">
            <text:p>03/01/2024/</text:p>
          </table:table-cell>
        </table:table-row>
        <table:table-row table:style-name="ro1">
          <table:table-cell office:value-type="string">
            <text:p>2024-01-04T00:00:00.0/2024-01-05T00:00:00.0</text:p>
          </table:table-cell>
          <table:table-cell office:value-type="string">
            <text:p>2194.9558</text:p>
          </table:table-cell>
          <table:table-cell office:value-type="string">
            <text:p>1426.0822</text:p>
          </table:table-cell>
          <table:table-cell office:value-type="string">
            <text:p>1077.8535</text:p>
          </table:table-cell>
          <table:table-cell office:value-type="string">
            <text:p>348.2287</text:p>
          </table:table-cell>
          <table:table-cell office:value-type="string">
            <text:p>4840.3691</text:p>
          </table:table-cell>
          <table:table-cell office:value-type="string">
            <text:p>542.7163</text:p>
          </table:table-cell>
          <table:table-cell office:value-type="string">
            <text:p>43.4875</text:p>
          </table:table-cell>
          <table:table-cell office:value-type="string">
            <text:p>499.2289</text:p>
          </table:table-cell>
          <table:table-cell office:value-type="string">
            <text:p>304.3877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831];9;2); &quot;/&quot;; MID([.A1831];6;2);&quot;/&quot;;MID([.A1831];1;4);&quot;/&quot;)" office:value-type="string" office:string-value="04/01/2024/">
            <text:p>04/01/2024/</text:p>
          </table:table-cell>
        </table:table-row>
        <table:table-row table:style-name="ro1">
          <table:table-cell office:value-type="string">
            <text:p>2024-01-05T00:00:00.0/2024-01-06T00:00:00.0</text:p>
          </table:table-cell>
          <table:table-cell office:value-type="string">
            <text:p>2214.1426</text:p>
          </table:table-cell>
          <table:table-cell office:value-type="string">
            <text:p>1433.8971</text:p>
          </table:table-cell>
          <table:table-cell office:value-type="string">
            <text:p>1077.1249</text:p>
          </table:table-cell>
          <table:table-cell office:value-type="string">
            <text:p>356.7721</text:p>
          </table:table-cell>
          <table:table-cell office:value-type="string">
            <text:p>4710.3579</text:p>
          </table:table-cell>
          <table:table-cell office:value-type="string">
            <text:p>1273.3325</text:p>
          </table:table-cell>
          <table:table-cell office:value-type="string">
            <text:p>686.7231</text:p>
          </table:table-cell>
          <table:table-cell office:value-type="string">
            <text:p>586.6093</text:p>
          </table:table-cell>
          <table:table-cell office:value-type="string">
            <text:p>3130.8362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832];9;2); &quot;/&quot;; MID([.A1832];6;2);&quot;/&quot;;MID([.A1832];1;4);&quot;/&quot;)" office:value-type="string" office:string-value="05/01/2024/">
            <text:p>05/01/2024/</text:p>
          </table:table-cell>
        </table:table-row>
        <table:table-row table:style-name="ro1">
          <table:table-cell office:value-type="string">
            <text:p>2024-01-06T00:00:00.0/2024-01-07T00:00:00.0</text:p>
          </table:table-cell>
          <table:table-cell office:value-type="string">
            <text:p>2234.7219</text:p>
          </table:table-cell>
          <table:table-cell office:value-type="string">
            <text:p>1357.4088</text:p>
          </table:table-cell>
          <table:table-cell office:value-type="string">
            <text:p>877.7332</text:p>
          </table:table-cell>
          <table:table-cell office:value-type="string">
            <text:p>479.6756</text:p>
          </table:table-cell>
          <table:table-cell office:value-type="string">
            <text:p>3775.5984</text:p>
          </table:table-cell>
          <table:table-cell office:value-type="string">
            <text:p>501.0170</text:p>
          </table:table-cell>
          <table:table-cell office:value-type="string">
            <text:p>11.8174</text:p>
          </table:table-cell>
          <table:table-cell office:value-type="string">
            <text:p>489.1996</text:p>
          </table:table-cell>
          <table:table-cell office:value-type="string">
            <text:p>129.6995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833];9;2); &quot;/&quot;; MID([.A1833];6;2);&quot;/&quot;;MID([.A1833];1;4);&quot;/&quot;)" office:value-type="string" office:string-value="06/01/2024/">
            <text:p>06/01/2024/</text:p>
          </table:table-cell>
        </table:table-row>
        <table:table-row table:style-name="ro1">
          <table:table-cell office:value-type="string">
            <text:p>2024-01-07T00:00:00.0/2024-01-08T00:00:00.0</text:p>
          </table:table-cell>
          <table:table-cell office:value-type="string">
            <text:p>2256.6387</text:p>
          </table:table-cell>
          <table:table-cell office:value-type="string">
            <text:p>1476.9790</text:p>
          </table:table-cell>
          <table:table-cell office:value-type="string">
            <text:p>1122.0974</text:p>
          </table:table-cell>
          <table:table-cell office:value-type="string">
            <text:p>354.8815</text:p>
          </table:table-cell>
          <table:table-cell office:value-type="string">
            <text:p>4909.7852</text:p>
          </table:table-cell>
          <table:table-cell office:value-type="string">
            <text:p>524.5964</text:p>
          </table:table-cell>
          <table:table-cell office:value-type="string">
            <text:p>1.4412</text:p>
          </table:table-cell>
          <table:table-cell office:value-type="string">
            <text:p>523.1553</text:p>
          </table:table-cell>
          <table:table-cell office:value-type="string">
            <text:p>5.9772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834];9;2); &quot;/&quot;; MID([.A1834];6;2);&quot;/&quot;;MID([.A1834];1;4);&quot;/&quot;)" office:value-type="string" office:string-value="07/01/2024/">
            <text:p>07/01/2024/</text:p>
          </table:table-cell>
        </table:table-row>
        <table:table-row table:style-name="ro1">
          <table:table-cell office:value-type="string">
            <text:p>2024-01-08T00:00:00.0/2024-01-09T00:00:00.0</text:p>
          </table:table-cell>
          <table:table-cell office:value-type="string">
            <text:p>2279.9500</text:p>
          </table:table-cell>
          <table:table-cell office:value-type="string">
            <text:p>1485.7760</text:p>
          </table:table-cell>
          <table:table-cell office:value-type="string">
            <text:p>1075.0073</text:p>
          </table:table-cell>
          <table:table-cell office:value-type="string">
            <text:p>410.7687</text:p>
          </table:table-cell>
          <table:table-cell office:value-type="string">
            <text:p>4694.7451</text:p>
          </table:table-cell>
          <table:table-cell office:value-type="string">
            <text:p>736.6545</text:p>
          </table:table-cell>
          <table:table-cell office:value-type="string">
            <text:p>246.1224</text:p>
          </table:table-cell>
          <table:table-cell office:value-type="string">
            <text:p>490.5321</text:p>
          </table:table-cell>
          <table:table-cell office:value-type="string">
            <text:p>1626.7659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835];9;2); &quot;/&quot;; MID([.A1835];6;2);&quot;/&quot;;MID([.A1835];1;4);&quot;/&quot;)" office:value-type="string" office:string-value="08/01/2024/">
            <text:p>08/01/2024/</text:p>
          </table:table-cell>
        </table:table-row>
        <table:table-row table:style-name="ro1">
          <table:table-cell office:value-type="string">
            <text:p>2024-01-09T00:00:00.0/2024-01-10T00:00:00.0</text:p>
          </table:table-cell>
          <table:table-cell office:value-type="string">
            <text:p>2304.5874</text:p>
          </table:table-cell>
          <table:table-cell office:value-type="string">
            <text:p>1679.2639</text:p>
          </table:table-cell>
          <table:table-cell office:value-type="string">
            <text:p>1321.8942</text:p>
          </table:table-cell>
          <table:table-cell office:value-type="string">
            <text:p>357.3697</text:p>
          </table:table-cell>
          <table:table-cell office:value-type="string">
            <text:p>5792.0693</text:p>
          </table:table-cell>
          <table:table-cell office:value-type="string">
            <text:p>1679.2639</text:p>
          </table:table-cell>
          <table:table-cell office:value-type="string">
            <text:p>1321.8942</text:p>
          </table:table-cell>
          <table:table-cell office:value-type="string">
            <text:p>357.3697</text:p>
          </table:table-cell>
          <table:table-cell office:value-type="string">
            <text:p>5792.069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836];9;2); &quot;/&quot;; MID([.A1836];6;2);&quot;/&quot;;MID([.A1836];1;4);&quot;/&quot;)" office:value-type="string" office:string-value="09/01/2024/">
            <text:p>09/01/2024/</text:p>
          </table:table-cell>
        </table:table-row>
        <table:table-row table:style-name="ro1">
          <table:table-cell office:value-type="string">
            <text:p>2024-01-10T00:00:00.0/2024-01-11T00:00:00.0</text:p>
          </table:table-cell>
          <table:table-cell office:value-type="string">
            <text:p>2330.6406</text:p>
          </table:table-cell>
          <table:table-cell office:value-type="string">
            <text:p>1625.2506</text:p>
          </table:table-cell>
          <table:table-cell office:value-type="string">
            <text:p>1270.3625</text:p>
          </table:table-cell>
          <table:table-cell office:value-type="string">
            <text:p>354.8881</text:p>
          </table:table-cell>
          <table:table-cell office:value-type="string">
            <text:p>5465.4771</text:p>
          </table:table-cell>
          <table:table-cell office:value-type="string">
            <text:p>1625.2506</text:p>
          </table:table-cell>
          <table:table-cell office:value-type="string">
            <text:p>1270.3625</text:p>
          </table:table-cell>
          <table:table-cell office:value-type="string">
            <text:p>354.8881</text:p>
          </table:table-cell>
          <table:table-cell office:value-type="string">
            <text:p>5465.4771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837];9;2); &quot;/&quot;; MID([.A1837];6;2);&quot;/&quot;;MID([.A1837];1;4);&quot;/&quot;)" office:value-type="string" office:string-value="10/01/2024/">
            <text:p>10/01/2024/</text:p>
          </table:table-cell>
        </table:table-row>
        <table:table-row table:style-name="ro1">
          <table:table-cell office:value-type="string">
            <text:p>2024-01-11T00:00:00.0/2024-01-12T00:00:00.0</text:p>
          </table:table-cell>
          <table:table-cell office:value-type="string">
            <text:p>2357.9968</text:p>
          </table:table-cell>
          <table:table-cell office:value-type="string">
            <text:p>1542.1937</text:p>
          </table:table-cell>
          <table:table-cell office:value-type="string">
            <text:p>1129.0688</text:p>
          </table:table-cell>
          <table:table-cell office:value-type="string">
            <text:p>413.1249</text:p>
          </table:table-cell>
          <table:table-cell office:value-type="string">
            <text:p>4737.0259</text:p>
          </table:table-cell>
          <table:table-cell office:value-type="string">
            <text:p>1242.6246</text:p>
          </table:table-cell>
          <table:table-cell office:value-type="string">
            <text:p>623.0842</text:p>
          </table:table-cell>
          <table:table-cell office:value-type="string">
            <text:p>619.5404</text:p>
          </table:table-cell>
          <table:table-cell office:value-type="string">
            <text:p>2544.0791</text:p>
          </table:table-cell>
          <table:table-cell office:value-type="string">
            <text:p>0.9698</text:p>
          </table:table-cell>
          <table:table-cell table:number-columns-repeated="3"/>
          <table:table-cell table:formula="of:==CONCATENATE( MID([.A1838];9;2); &quot;/&quot;; MID([.A1838];6;2);&quot;/&quot;;MID([.A1838];1;4);&quot;/&quot;)" office:value-type="string" office:string-value="11/01/2024/">
            <text:p>11/01/2024/</text:p>
          </table:table-cell>
        </table:table-row>
        <table:table-row table:style-name="ro1">
          <table:table-cell office:value-type="string">
            <text:p>2024-01-12T00:00:00.0/2024-01-13T00:00:00.0</text:p>
          </table:table-cell>
          <table:table-cell office:value-type="string">
            <text:p>2386.7229</text:p>
          </table:table-cell>
          <table:table-cell office:value-type="string">
            <text:p>1495.8898</text:p>
          </table:table-cell>
          <table:table-cell office:value-type="string">
            <text:p>930.0854</text:p>
          </table:table-cell>
          <table:table-cell office:value-type="string">
            <text:p>565.8044</text:p>
          </table:table-cell>
          <table:table-cell office:value-type="string">
            <text:p>3975.0623</text:p>
          </table:table-cell>
          <table:table-cell office:value-type="string">
            <text:p>221.7386</text:p>
          </table:table-cell>
          <table:table-cell office:value-type="string">
            <text:p>0.0006</text:p>
          </table:table-cell>
          <table:table-cell office:value-type="string">
            <text:p>221.7380</text:p>
          </table:table-cell>
          <table:table-cell office:value-type="string">
            <text:p>0.0021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1839];9;2); &quot;/&quot;; MID([.A1839];6;2);&quot;/&quot;;MID([.A1839];1;4);&quot;/&quot;)" office:value-type="string" office:string-value="12/01/2024/">
            <text:p>12/01/2024/</text:p>
          </table:table-cell>
        </table:table-row>
        <table:table-row table:style-name="ro1">
          <table:table-cell office:value-type="string">
            <text:p>2024-01-13T00:00:00.0/2024-01-14T00:00:00.0</text:p>
          </table:table-cell>
          <table:table-cell office:value-type="string">
            <text:p>2416.7988</text:p>
          </table:table-cell>
          <table:table-cell office:value-type="string">
            <text:p>1588.9429</text:p>
          </table:table-cell>
          <table:table-cell office:value-type="string">
            <text:p>1131.2789</text:p>
          </table:table-cell>
          <table:table-cell office:value-type="string">
            <text:p>457.6639</text:p>
          </table:table-cell>
          <table:table-cell office:value-type="string">
            <text:p>4746.6206</text:p>
          </table:table-cell>
          <table:table-cell office:value-type="string">
            <text:p>203.5676</text:p>
          </table:table-cell>
          <table:table-cell office:value-type="string">
            <text:p>0.0002</text:p>
          </table:table-cell>
          <table:table-cell office:value-type="string">
            <text:p>203.5674</text:p>
          </table:table-cell>
          <table:table-cell office:value-type="string">
            <text:p>0.0006</text:p>
          </table:table-cell>
          <table:table-cell office:value-type="string">
            <text:p>0.9684</text:p>
          </table:table-cell>
          <table:table-cell table:number-columns-repeated="3"/>
          <table:table-cell table:formula="of:==CONCATENATE( MID([.A1840];9;2); &quot;/&quot;; MID([.A1840];6;2);&quot;/&quot;;MID([.A1840];1;4);&quot;/&quot;)" office:value-type="string" office:string-value="13/01/2024/">
            <text:p>13/01/2024/</text:p>
          </table:table-cell>
        </table:table-row>
        <table:table-row table:style-name="ro1">
          <table:table-cell office:value-type="string">
            <text:p>2024-01-14T00:00:00.0/2024-01-15T00:00:00.0</text:p>
          </table:table-cell>
          <table:table-cell office:value-type="string">
            <text:p>2448.2190</text:p>
          </table:table-cell>
          <table:table-cell office:value-type="string">
            <text:p>1629.5978</text:p>
          </table:table-cell>
          <table:table-cell office:value-type="string">
            <text:p>1187.2655</text:p>
          </table:table-cell>
          <table:table-cell office:value-type="string">
            <text:p>442.3324</text:p>
          </table:table-cell>
          <table:table-cell office:value-type="string">
            <text:p>5022.1045</text:p>
          </table:table-cell>
          <table:table-cell office:value-type="string">
            <text:p>773.4798</text:p>
          </table:table-cell>
          <table:table-cell office:value-type="string">
            <text:p>252.9490</text:p>
          </table:table-cell>
          <table:table-cell office:value-type="string">
            <text:p>520.5308</text:p>
          </table:table-cell>
          <table:table-cell office:value-type="string">
            <text:p>979.7001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841];9;2); &quot;/&quot;; MID([.A1841];6;2);&quot;/&quot;;MID([.A1841];1;4);&quot;/&quot;)" office:value-type="string" office:string-value="14/01/2024/">
            <text:p>14/01/2024/</text:p>
          </table:table-cell>
        </table:table-row>
        <table:table-row table:style-name="ro1">
          <table:table-cell office:value-type="string">
            <text:p>2024-01-15T00:00:00.0/2024-01-16T00:00:00.0</text:p>
          </table:table-cell>
          <table:table-cell office:value-type="string">
            <text:p>2481.0005</text:p>
          </table:table-cell>
          <table:table-cell office:value-type="string">
            <text:p>1663.3267</text:p>
          </table:table-cell>
          <table:table-cell office:value-type="string">
            <text:p>1186.4097</text:p>
          </table:table-cell>
          <table:table-cell office:value-type="string">
            <text:p>476.9170</text:p>
          </table:table-cell>
          <table:table-cell office:value-type="string">
            <text:p>4863.1123</text:p>
          </table:table-cell>
          <table:table-cell office:value-type="string">
            <text:p>606.7910</text:p>
          </table:table-cell>
          <table:table-cell office:value-type="string">
            <text:p>11.0479</text:p>
          </table:table-cell>
          <table:table-cell office:value-type="string">
            <text:p>595.7432</text:p>
          </table:table-cell>
          <table:table-cell office:value-type="string">
            <text:p>45.8849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842];9;2); &quot;/&quot;; MID([.A1842];6;2);&quot;/&quot;;MID([.A1842];1;4);&quot;/&quot;)" office:value-type="string" office:string-value="15/01/2024/">
            <text:p>15/01/2024/</text:p>
          </table:table-cell>
        </table:table-row>
        <table:table-row table:style-name="ro1">
          <table:table-cell office:value-type="string">
            <text:p>2024-01-16T00:00:00.0/2024-01-17T00:00:00.0</text:p>
          </table:table-cell>
          <table:table-cell office:value-type="string">
            <text:p>2515.0779</text:p>
          </table:table-cell>
          <table:table-cell office:value-type="string">
            <text:p>1745.7522</text:p>
          </table:table-cell>
          <table:table-cell office:value-type="string">
            <text:p>1342.4379</text:p>
          </table:table-cell>
          <table:table-cell office:value-type="string">
            <text:p>403.3143</text:p>
          </table:table-cell>
          <table:table-cell office:value-type="string">
            <text:p>5468.8994</text:p>
          </table:table-cell>
          <table:table-cell office:value-type="string">
            <text:p>999.4587</text:p>
          </table:table-cell>
          <table:table-cell office:value-type="string">
            <text:p>304.7960</text:p>
          </table:table-cell>
          <table:table-cell office:value-type="string">
            <text:p>694.6627</text:p>
          </table:table-cell>
          <table:table-cell office:value-type="string">
            <text:p>1231.230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843];9;2); &quot;/&quot;; MID([.A1843];6;2);&quot;/&quot;;MID([.A1843];1;4);&quot;/&quot;)" office:value-type="string" office:string-value="16/01/2024/">
            <text:p>16/01/2024/</text:p>
          </table:table-cell>
        </table:table-row>
        <table:table-row table:style-name="ro1">
          <table:table-cell office:value-type="string">
            <text:p>2024-01-17T00:00:00.0/2024-01-18T00:00:00.0</text:p>
          </table:table-cell>
          <table:table-cell office:value-type="string">
            <text:p>2550.5063</text:p>
          </table:table-cell>
          <table:table-cell office:value-type="string">
            <text:p>1675.9216</text:p>
          </table:table-cell>
          <table:table-cell office:value-type="string">
            <text:p>1238.3167</text:p>
          </table:table-cell>
          <table:table-cell office:value-type="string">
            <text:p>437.6050</text:p>
          </table:table-cell>
          <table:table-cell office:value-type="string">
            <text:p>4980.7534</text:p>
          </table:table-cell>
          <table:table-cell office:value-type="string">
            <text:p>761.2563</text:p>
          </table:table-cell>
          <table:table-cell office:value-type="string">
            <text:p>32.6041</text:p>
          </table:table-cell>
          <table:table-cell office:value-type="string">
            <text:p>728.6523</text:p>
          </table:table-cell>
          <table:table-cell office:value-type="string">
            <text:p>284.4934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844];9;2); &quot;/&quot;; MID([.A1844];6;2);&quot;/&quot;;MID([.A1844];1;4);&quot;/&quot;)" office:value-type="string" office:string-value="17/01/2024/">
            <text:p>17/01/2024/</text:p>
          </table:table-cell>
        </table:table-row>
        <table:table-row table:style-name="ro1">
          <table:table-cell office:value-type="string">
            <text:p>2024-01-18T00:00:00.0/2024-01-19T00:00:00.0</text:p>
          </table:table-cell>
          <table:table-cell office:value-type="string">
            <text:p>2587.1982</text:p>
          </table:table-cell>
          <table:table-cell office:value-type="string">
            <text:p>1683.6616</text:p>
          </table:table-cell>
          <table:table-cell office:value-type="string">
            <text:p>1249.3014</text:p>
          </table:table-cell>
          <table:table-cell office:value-type="string">
            <text:p>434.3602</text:p>
          </table:table-cell>
          <table:table-cell office:value-type="string">
            <text:p>4929.6011</text:p>
          </table:table-cell>
          <table:table-cell office:value-type="string">
            <text:p>512.9769</text:p>
          </table:table-cell>
          <table:table-cell office:value-type="string">
            <text:p>72.5197</text:p>
          </table:table-cell>
          <table:table-cell office:value-type="string">
            <text:p>440.4572</text:p>
          </table:table-cell>
          <table:table-cell office:value-type="string">
            <text:p>366.4060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845];9;2); &quot;/&quot;; MID([.A1845];6;2);&quot;/&quot;;MID([.A1845];1;4);&quot;/&quot;)" office:value-type="string" office:string-value="18/01/2024/">
            <text:p>18/01/2024/</text:p>
          </table:table-cell>
        </table:table-row>
        <table:table-row table:style-name="ro1">
          <table:table-cell office:value-type="string">
            <text:p>2024-01-19T00:00:00.0/2024-01-20T00:00:00.0</text:p>
          </table:table-cell>
          <table:table-cell office:value-type="string">
            <text:p>2625.2573</text:p>
          </table:table-cell>
          <table:table-cell office:value-type="string">
            <text:p>1854.4829</text:p>
          </table:table-cell>
          <table:table-cell office:value-type="string">
            <text:p>1468.7727</text:p>
          </table:table-cell>
          <table:table-cell office:value-type="string">
            <text:p>385.7102</text:p>
          </table:table-cell>
          <table:table-cell office:value-type="string">
            <text:p>5807.0522</text:p>
          </table:table-cell>
          <table:table-cell office:value-type="string">
            <text:p>1819.2548</text:p>
          </table:table-cell>
          <table:table-cell office:value-type="string">
            <text:p>1424.5769</text:p>
          </table:table-cell>
          <table:table-cell office:value-type="string">
            <text:p>394.6779</text:p>
          </table:table-cell>
          <table:table-cell office:value-type="string">
            <text:p>5509.6748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846];9;2); &quot;/&quot;; MID([.A1846];6;2);&quot;/&quot;;MID([.A1846];1;4);&quot;/&quot;)" office:value-type="string" office:string-value="19/01/2024/">
            <text:p>19/01/2024/</text:p>
          </table:table-cell>
        </table:table-row>
        <table:table-row table:style-name="ro1">
          <table:table-cell office:value-type="string">
            <text:p>2024-01-20T00:00:00.0/2024-01-21T00:00:00.0</text:p>
          </table:table-cell>
          <table:table-cell office:value-type="string">
            <text:p>2664.6055</text:p>
          </table:table-cell>
          <table:table-cell office:value-type="string">
            <text:p>1850.9275</text:p>
          </table:table-cell>
          <table:table-cell office:value-type="string">
            <text:p>1472.1187</text:p>
          </table:table-cell>
          <table:table-cell office:value-type="string">
            <text:p>378.8088</text:p>
          </table:table-cell>
          <table:table-cell office:value-type="string">
            <text:p>5872.2422</text:p>
          </table:table-cell>
          <table:table-cell office:value-type="string">
            <text:p>1850.9275</text:p>
          </table:table-cell>
          <table:table-cell office:value-type="string">
            <text:p>1472.1187</text:p>
          </table:table-cell>
          <table:table-cell office:value-type="string">
            <text:p>378.8088</text:p>
          </table:table-cell>
          <table:table-cell office:value-type="string">
            <text:p>5872.2422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847];9;2); &quot;/&quot;; MID([.A1847];6;2);&quot;/&quot;;MID([.A1847];1;4);&quot;/&quot;)" office:value-type="string" office:string-value="20/01/2024/">
            <text:p>20/01/2024/</text:p>
          </table:table-cell>
        </table:table-row>
        <table:table-row table:style-name="ro1">
          <table:table-cell office:value-type="string">
            <text:p>2024-01-21T00:00:00.0/2024-01-22T00:00:00.0</text:p>
          </table:table-cell>
          <table:table-cell office:value-type="string">
            <text:p>2705.2297</text:p>
          </table:table-cell>
          <table:table-cell office:value-type="string">
            <text:p>1876.6594</text:p>
          </table:table-cell>
          <table:table-cell office:value-type="string">
            <text:p>1476.5045</text:p>
          </table:table-cell>
          <table:table-cell office:value-type="string">
            <text:p>400.1549</text:p>
          </table:table-cell>
          <table:table-cell office:value-type="string">
            <text:p>5709.3833</text:p>
          </table:table-cell>
          <table:table-cell office:value-type="string">
            <text:p>1519.7491</text:p>
          </table:table-cell>
          <table:table-cell office:value-type="string">
            <text:p>886.0286</text:p>
          </table:table-cell>
          <table:table-cell office:value-type="string">
            <text:p>633.7206</text:p>
          </table:table-cell>
          <table:table-cell office:value-type="string">
            <text:p>3341.9924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848];9;2); &quot;/&quot;; MID([.A1848];6;2);&quot;/&quot;;MID([.A1848];1;4);&quot;/&quot;)" office:value-type="string" office:string-value="21/01/2024/">
            <text:p>21/01/2024/</text:p>
          </table:table-cell>
        </table:table-row>
        <table:table-row table:style-name="ro1">
          <table:table-cell office:value-type="string">
            <text:p>2024-01-22T00:00:00.0/2024-01-23T00:00:00.0</text:p>
          </table:table-cell>
          <table:table-cell office:value-type="string">
            <text:p>2747.1553</text:p>
          </table:table-cell>
          <table:table-cell office:value-type="string">
            <text:p>1795.7228</text:p>
          </table:table-cell>
          <table:table-cell office:value-type="string">
            <text:p>1324.1128</text:p>
          </table:table-cell>
          <table:table-cell office:value-type="string">
            <text:p>471.6100</text:p>
          </table:table-cell>
          <table:table-cell office:value-type="string">
            <text:p>5043.8389</text:p>
          </table:table-cell>
          <table:table-cell office:value-type="string">
            <text:p>401.6556</text:p>
          </table:table-cell>
          <table:table-cell office:value-type="string">
            <text:p>9.0746</text:p>
          </table:table-cell>
          <table:table-cell office:value-type="string">
            <text:p>392.5810</text:p>
          </table:table-cell>
          <table:table-cell office:value-type="string">
            <text:p>63.234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849];9;2); &quot;/&quot;; MID([.A1849];6;2);&quot;/&quot;;MID([.A1849];1;4);&quot;/&quot;)" office:value-type="string" office:string-value="22/01/2024/">
            <text:p>22/01/2024/</text:p>
          </table:table-cell>
        </table:table-row>
        <table:table-row table:style-name="ro1">
          <table:table-cell office:value-type="string">
            <text:p>2024-01-23T00:00:00.0/2024-01-24T00:00:00.0</text:p>
          </table:table-cell>
          <table:table-cell office:value-type="string">
            <text:p>2790.3257</text:p>
          </table:table-cell>
          <table:table-cell office:value-type="string">
            <text:p>1887.8837</text:p>
          </table:table-cell>
          <table:table-cell office:value-type="string">
            <text:p>1378.8490</text:p>
          </table:table-cell>
          <table:table-cell office:value-type="string">
            <text:p>509.0346</text:p>
          </table:table-cell>
          <table:table-cell office:value-type="string">
            <text:p>5210.5254</text:p>
          </table:table-cell>
          <table:table-cell office:value-type="string">
            <text:p>634.2816</text:p>
          </table:table-cell>
          <table:table-cell office:value-type="string">
            <text:p>125.3956</text:p>
          </table:table-cell>
          <table:table-cell office:value-type="string">
            <text:p>508.8860</text:p>
          </table:table-cell>
          <table:table-cell office:value-type="string">
            <text:p>595.9385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1850];9;2); &quot;/&quot;; MID([.A1850];6;2);&quot;/&quot;;MID([.A1850];1;4);&quot;/&quot;)" office:value-type="string" office:string-value="23/01/2024/">
            <text:p>23/01/2024/</text:p>
          </table:table-cell>
        </table:table-row>
        <table:table-row table:style-name="ro1">
          <table:table-cell office:value-type="string">
            <text:p>2024-01-24T00:00:00.0/2024-01-25T00:00:00.0</text:p>
          </table:table-cell>
          <table:table-cell office:value-type="string">
            <text:p>2834.8206</text:p>
          </table:table-cell>
          <table:table-cell office:value-type="string">
            <text:p>1863.3363</text:p>
          </table:table-cell>
          <table:table-cell office:value-type="string">
            <text:p>1359.8544</text:p>
          </table:table-cell>
          <table:table-cell office:value-type="string">
            <text:p>503.4819</text:p>
          </table:table-cell>
          <table:table-cell office:value-type="string">
            <text:p>5052.9819</text:p>
          </table:table-cell>
          <table:table-cell office:value-type="string">
            <text:p>1223.9353</text:p>
          </table:table-cell>
          <table:table-cell office:value-type="string">
            <text:p>336.5435</text:p>
          </table:table-cell>
          <table:table-cell office:value-type="string">
            <text:p>887.3918</text:p>
          </table:table-cell>
          <table:table-cell office:value-type="string">
            <text:p>1133.7566</text:p>
          </table:table-cell>
          <table:table-cell office:value-type="string">
            <text:p>0.9691</text:p>
          </table:table-cell>
          <table:table-cell table:number-columns-repeated="3"/>
          <table:table-cell table:formula="of:==CONCATENATE( MID([.A1851];9;2); &quot;/&quot;; MID([.A1851];6;2);&quot;/&quot;;MID([.A1851];1;4);&quot;/&quot;)" office:value-type="string" office:string-value="24/01/2024/">
            <text:p>24/01/2024/</text:p>
          </table:table-cell>
        </table:table-row>
        <table:table-row table:style-name="ro1">
          <table:table-cell office:value-type="string">
            <text:p>2024-01-25T00:00:00.0/2024-01-26T00:00:00.0</text:p>
          </table:table-cell>
          <table:table-cell office:value-type="string">
            <text:p>2880.5432</text:p>
          </table:table-cell>
          <table:table-cell office:value-type="string">
            <text:p>1954.2109</text:p>
          </table:table-cell>
          <table:table-cell office:value-type="string">
            <text:p>1441.3878</text:p>
          </table:table-cell>
          <table:table-cell office:value-type="string">
            <text:p>512.8231</text:p>
          </table:table-cell>
          <table:table-cell office:value-type="string">
            <text:p>5338.6802</text:p>
          </table:table-cell>
          <table:table-cell office:value-type="string">
            <text:p>883.9920</text:p>
          </table:table-cell>
          <table:table-cell office:value-type="string">
            <text:p>71.5568</text:p>
          </table:table-cell>
          <table:table-cell office:value-type="string">
            <text:p>812.4352</text:p>
          </table:table-cell>
          <table:table-cell office:value-type="string">
            <text:p>476.2441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852];9;2); &quot;/&quot;; MID([.A1852];6;2);&quot;/&quot;;MID([.A1852];1;4);&quot;/&quot;)" office:value-type="string" office:string-value="25/01/2024/">
            <text:p>25/01/2024/</text:p>
          </table:table-cell>
        </table:table-row>
        <table:table-row table:style-name="ro1">
          <table:table-cell office:value-type="string">
            <text:p>2024-01-26T00:00:00.0/2024-01-27T00:00:00.0</text:p>
          </table:table-cell>
          <table:table-cell office:value-type="string">
            <text:p>2927.4783</text:p>
          </table:table-cell>
          <table:table-cell office:value-type="string">
            <text:p>1866.0039</text:p>
          </table:table-cell>
          <table:table-cell office:value-type="string">
            <text:p>1207.9685</text:p>
          </table:table-cell>
          <table:table-cell office:value-type="string">
            <text:p>658.0355</text:p>
          </table:table-cell>
          <table:table-cell office:value-type="string">
            <text:p>4399.6055</text:p>
          </table:table-cell>
          <table:table-cell office:value-type="string">
            <text:p>644.2861</text:p>
          </table:table-cell>
          <table:table-cell office:value-type="string">
            <text:p>22.0283</text:p>
          </table:table-cell>
          <table:table-cell office:value-type="string">
            <text:p>622.2577</text:p>
          </table:table-cell>
          <table:table-cell office:value-type="string">
            <text:p>238.6814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853];9;2); &quot;/&quot;; MID([.A1853];6;2);&quot;/&quot;;MID([.A1853];1;4);&quot;/&quot;)" office:value-type="string" office:string-value="26/01/2024/">
            <text:p>26/01/2024/</text:p>
          </table:table-cell>
        </table:table-row>
        <table:table-row table:style-name="ro1">
          <table:table-cell office:value-type="string">
            <text:p>2024-01-27T00:00:00.0/2024-01-28T00:00:00.0</text:p>
          </table:table-cell>
          <table:table-cell office:value-type="string">
            <text:p>2975.6731</text:p>
          </table:table-cell>
          <table:table-cell office:value-type="string">
            <text:p>2040.5715</text:p>
          </table:table-cell>
          <table:table-cell office:value-type="string">
            <text:p>1518.9602</text:p>
          </table:table-cell>
          <table:table-cell office:value-type="string">
            <text:p>521.6114</text:p>
          </table:table-cell>
          <table:table-cell office:value-type="string">
            <text:p>5505.5474</text:p>
          </table:table-cell>
          <table:table-cell office:value-type="string">
            <text:p>1190.1982</text:p>
          </table:table-cell>
          <table:table-cell office:value-type="string">
            <text:p>182.7948</text:p>
          </table:table-cell>
          <table:table-cell office:value-type="string">
            <text:p>1007.4035</text:p>
          </table:table-cell>
          <table:table-cell office:value-type="string">
            <text:p>815.1684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854];9;2); &quot;/&quot;; MID([.A1854];6;2);&quot;/&quot;;MID([.A1854];1;4);&quot;/&quot;)" office:value-type="string" office:string-value="27/01/2024/">
            <text:p>27/01/2024/</text:p>
          </table:table-cell>
        </table:table-row>
        <table:table-row table:style-name="ro1">
          <table:table-cell office:value-type="string">
            <text:p>2024-01-28T00:00:00.0/2024-01-29T00:00:00.0</text:p>
          </table:table-cell>
          <table:table-cell office:value-type="string">
            <text:p>3025.0774</text:p>
          </table:table-cell>
          <table:table-cell office:value-type="string">
            <text:p>2164.3696</text:p>
          </table:table-cell>
          <table:table-cell office:value-type="string">
            <text:p>1777.8243</text:p>
          </table:table-cell>
          <table:table-cell office:value-type="string">
            <text:p>386.5453</text:p>
          </table:table-cell>
          <table:table-cell office:value-type="string">
            <text:p>6493.5723</text:p>
          </table:table-cell>
          <table:table-cell office:value-type="string">
            <text:p>2111.3794</text:p>
          </table:table-cell>
          <table:table-cell office:value-type="string">
            <text:p>1691.6206</text:p>
          </table:table-cell>
          <table:table-cell office:value-type="string">
            <text:p>419.7589</text:p>
          </table:table-cell>
          <table:table-cell office:value-type="string">
            <text:p>6204.6689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855];9;2); &quot;/&quot;; MID([.A1855];6;2);&quot;/&quot;;MID([.A1855];1;4);&quot;/&quot;)" office:value-type="string" office:string-value="28/01/2024/">
            <text:p>28/01/2024/</text:p>
          </table:table-cell>
        </table:table-row>
        <table:table-row table:style-name="ro1">
          <table:table-cell office:value-type="string">
            <text:p>2024-01-29T00:00:00.0/2024-01-30T00:00:00.0</text:p>
          </table:table-cell>
          <table:table-cell office:value-type="string">
            <text:p>3075.6978</text:p>
          </table:table-cell>
          <table:table-cell office:value-type="string">
            <text:p>2165.7012</text:p>
          </table:table-cell>
          <table:table-cell office:value-type="string">
            <text:p>1737.8561</text:p>
          </table:table-cell>
          <table:table-cell office:value-type="string">
            <text:p>427.8449</text:p>
          </table:table-cell>
          <table:table-cell office:value-type="string">
            <text:p>6202.8345</text:p>
          </table:table-cell>
          <table:table-cell office:value-type="string">
            <text:p>2102.3406</text:p>
          </table:table-cell>
          <table:table-cell office:value-type="string">
            <text:p>1627.4750</text:p>
          </table:table-cell>
          <table:table-cell office:value-type="string">
            <text:p>474.8656</text:p>
          </table:table-cell>
          <table:table-cell office:value-type="string">
            <text:p>5651.3857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856];9;2); &quot;/&quot;; MID([.A1856];6;2);&quot;/&quot;;MID([.A1856];1;4);&quot;/&quot;)" office:value-type="string" office:string-value="29/01/2024/">
            <text:p>29/01/2024/</text:p>
          </table:table-cell>
        </table:table-row>
        <table:table-row table:style-name="ro1">
          <table:table-cell office:value-type="string">
            <text:p>2024-01-30T00:00:00.0/2024-01-31T00:00:00.0</text:p>
          </table:table-cell>
          <table:table-cell office:value-type="string">
            <text:p>3127.5156</text:p>
          </table:table-cell>
          <table:table-cell office:value-type="string">
            <text:p>1972.3024</text:p>
          </table:table-cell>
          <table:table-cell office:value-type="string">
            <text:p>1324.8434</text:p>
          </table:table-cell>
          <table:table-cell office:value-type="string">
            <text:p>647.4590</text:p>
          </table:table-cell>
          <table:table-cell office:value-type="string">
            <text:p>4475.0850</text:p>
          </table:table-cell>
          <table:table-cell office:value-type="string">
            <text:p>1766.1072</text:p>
          </table:table-cell>
          <table:table-cell office:value-type="string">
            <text:p>982.7587</text:p>
          </table:table-cell>
          <table:table-cell office:value-type="string">
            <text:p>783.3485</text:p>
          </table:table-cell>
          <table:table-cell office:value-type="string">
            <text:p>3429.7341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857];9;2); &quot;/&quot;; MID([.A1857];6;2);&quot;/&quot;;MID([.A1857];1;4);&quot;/&quot;)" office:value-type="string" office:string-value="30/01/2024/">
            <text:p>30/01/2024/</text:p>
          </table:table-cell>
        </table:table-row>
        <table:table-row table:style-name="ro1">
          <table:table-cell office:value-type="string">
            <text:p>2024-01-31T00:00:00.0/2024-02-01T00:00:00.0</text:p>
          </table:table-cell>
          <table:table-cell office:value-type="string">
            <text:p>3180.5303</text:p>
          </table:table-cell>
          <table:table-cell office:value-type="string">
            <text:p>1941.3649</text:p>
          </table:table-cell>
          <table:table-cell office:value-type="string">
            <text:p>1176.3894</text:p>
          </table:table-cell>
          <table:table-cell office:value-type="string">
            <text:p>764.9755</text:p>
          </table:table-cell>
          <table:table-cell office:value-type="string">
            <text:p>3888.8958</text:p>
          </table:table-cell>
          <table:table-cell office:value-type="string">
            <text:p>505.6795</text:p>
          </table:table-cell>
          <table:table-cell office:value-type="string">
            <text:p>2.3845</text:p>
          </table:table-cell>
          <table:table-cell office:value-type="string">
            <text:p>503.2950</text:p>
          </table:table-cell>
          <table:table-cell office:value-type="string">
            <text:p>8.2436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858];9;2); &quot;/&quot;; MID([.A1858];6;2);&quot;/&quot;;MID([.A1858];1;4);&quot;/&quot;)" office:value-type="string" office:string-value="31/01/2024/">
            <text:p>31/01/2024/</text:p>
          </table:table-cell>
        </table:table-row>
        <table:table-row table:style-name="ro1">
          <table:table-cell office:value-type="string">
            <text:p>2024-02-01T00:00:00.0/2024-02-02T00:00:00.0</text:p>
          </table:table-cell>
          <table:table-cell office:value-type="string">
            <text:p>3234.6902</text:p>
          </table:table-cell>
          <table:table-cell office:value-type="string">
            <text:p>2119.5498</text:p>
          </table:table-cell>
          <table:table-cell office:value-type="string">
            <text:p>1431.4640</text:p>
          </table:table-cell>
          <table:table-cell office:value-type="string">
            <text:p>688.0858</text:p>
          </table:table-cell>
          <table:table-cell office:value-type="string">
            <text:p>4908.9224</text:p>
          </table:table-cell>
          <table:table-cell office:value-type="string">
            <text:p>782.1547</text:p>
          </table:table-cell>
          <table:table-cell office:value-type="string">
            <text:p>9.7265</text:p>
          </table:table-cell>
          <table:table-cell office:value-type="string">
            <text:p>772.4282</text:p>
          </table:table-cell>
          <table:table-cell office:value-type="string">
            <text:p>49.002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859];9;2); &quot;/&quot;; MID([.A1859];6;2);&quot;/&quot;;MID([.A1859];1;4);&quot;/&quot;)" office:value-type="string" office:string-value="01/02/2024/">
            <text:p>01/02/2024/</text:p>
          </table:table-cell>
        </table:table-row>
        <table:table-row table:style-name="ro1">
          <table:table-cell office:value-type="string">
            <text:p>2024-02-02T00:00:00.0/2024-02-03T00:00:00.0</text:p>
          </table:table-cell>
          <table:table-cell office:value-type="string">
            <text:p>3289.9670</text:p>
          </table:table-cell>
          <table:table-cell office:value-type="string">
            <text:p>2143.2690</text:p>
          </table:table-cell>
          <table:table-cell office:value-type="string">
            <text:p>1447.6719</text:p>
          </table:table-cell>
          <table:table-cell office:value-type="string">
            <text:p>695.5972</text:p>
          </table:table-cell>
          <table:table-cell office:value-type="string">
            <text:p>4870.3525</text:p>
          </table:table-cell>
          <table:table-cell office:value-type="string">
            <text:p>1074.2740</text:p>
          </table:table-cell>
          <table:table-cell office:value-type="string">
            <text:p>179.0491</text:p>
          </table:table-cell>
          <table:table-cell office:value-type="string">
            <text:p>895.2250</text:p>
          </table:table-cell>
          <table:table-cell office:value-type="string">
            <text:p>964.3190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860];9;2); &quot;/&quot;; MID([.A1860];6;2);&quot;/&quot;;MID([.A1860];1;4);&quot;/&quot;)" office:value-type="string" office:string-value="02/02/2024/">
            <text:p>02/02/2024/</text:p>
          </table:table-cell>
        </table:table-row>
        <table:table-row table:style-name="ro1">
          <table:table-cell office:value-type="string">
            <text:p>2024-02-03T00:00:00.0/2024-02-04T00:00:00.0</text:p>
          </table:table-cell>
          <table:table-cell office:value-type="string">
            <text:p>3346.4448</text:p>
          </table:table-cell>
          <table:table-cell office:value-type="string">
            <text:p>2242.3916</text:p>
          </table:table-cell>
          <table:table-cell office:value-type="string">
            <text:p>1572.8855</text:p>
          </table:table-cell>
          <table:table-cell office:value-type="string">
            <text:p>669.5062</text:p>
          </table:table-cell>
          <table:table-cell office:value-type="string">
            <text:p>5251.9399</text:p>
          </table:table-cell>
          <table:table-cell office:value-type="string">
            <text:p>928.1761</text:p>
          </table:table-cell>
          <table:table-cell office:value-type="string">
            <text:p>49.5584</text:p>
          </table:table-cell>
          <table:table-cell office:value-type="string">
            <text:p>878.6178</text:p>
          </table:table-cell>
          <table:table-cell office:value-type="string">
            <text:p>325.4024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861];9;2); &quot;/&quot;; MID([.A1861];6;2);&quot;/&quot;;MID([.A1861];1;4);&quot;/&quot;)" office:value-type="string" office:string-value="03/02/2024/">
            <text:p>03/02/2024/</text:p>
          </table:table-cell>
        </table:table-row>
        <table:table-row table:style-name="ro1">
          <table:table-cell office:value-type="string">
            <text:p>2024-02-04T00:00:00.0/2024-02-05T00:00:00.0</text:p>
          </table:table-cell>
          <table:table-cell office:value-type="string">
            <text:p>3403.9971</text:p>
          </table:table-cell>
          <table:table-cell office:value-type="string">
            <text:p>2301.5701</text:p>
          </table:table-cell>
          <table:table-cell office:value-type="string">
            <text:p>1717.0653</text:p>
          </table:table-cell>
          <table:table-cell office:value-type="string">
            <text:p>584.5046</text:p>
          </table:table-cell>
          <table:table-cell office:value-type="string">
            <text:p>5832.8091</text:p>
          </table:table-cell>
          <table:table-cell office:value-type="string">
            <text:p>718.9853</text:p>
          </table:table-cell>
          <table:table-cell office:value-type="string">
            <text:p>20.3001</text:p>
          </table:table-cell>
          <table:table-cell office:value-type="string">
            <text:p>698.6852</text:p>
          </table:table-cell>
          <table:table-cell office:value-type="string">
            <text:p>112.9193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862];9;2); &quot;/&quot;; MID([.A1862];6;2);&quot;/&quot;;MID([.A1862];1;4);&quot;/&quot;)" office:value-type="string" office:string-value="04/02/2024/">
            <text:p>04/02/2024/</text:p>
          </table:table-cell>
        </table:table-row>
        <table:table-row table:style-name="ro1">
          <table:table-cell office:value-type="string">
            <text:p>2024-02-05T00:00:00.0/2024-02-06T00:00:00.0</text:p>
          </table:table-cell>
          <table:table-cell office:value-type="string">
            <text:p>3462.6836</text:p>
          </table:table-cell>
          <table:table-cell office:value-type="string">
            <text:p>2332.2224</text:p>
          </table:table-cell>
          <table:table-cell office:value-type="string">
            <text:p>1750.2362</text:p>
          </table:table-cell>
          <table:table-cell office:value-type="string">
            <text:p>581.9863</text:p>
          </table:table-cell>
          <table:table-cell office:value-type="string">
            <text:p>5734.6250</text:p>
          </table:table-cell>
          <table:table-cell office:value-type="string">
            <text:p>1783.2505</text:p>
          </table:table-cell>
          <table:table-cell office:value-type="string">
            <text:p>627.1614</text:p>
          </table:table-cell>
          <table:table-cell office:value-type="string">
            <text:p>1156.0891</text:p>
          </table:table-cell>
          <table:table-cell office:value-type="string">
            <text:p>2245.2283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863];9;2); &quot;/&quot;; MID([.A1863];6;2);&quot;/&quot;;MID([.A1863];1;4);&quot;/&quot;)" office:value-type="string" office:string-value="05/02/2024/">
            <text:p>05/02/2024/</text:p>
          </table:table-cell>
        </table:table-row>
        <table:table-row table:style-name="ro1">
          <table:table-cell office:value-type="string">
            <text:p>2024-02-06T00:00:00.0/2024-02-07T00:00:00.0</text:p>
          </table:table-cell>
          <table:table-cell office:value-type="string">
            <text:p>3522.4199</text:p>
          </table:table-cell>
          <table:table-cell office:value-type="string">
            <text:p>2417.4185</text:p>
          </table:table-cell>
          <table:table-cell office:value-type="string">
            <text:p>1849.8112</text:p>
          </table:table-cell>
          <table:table-cell office:value-type="string">
            <text:p>567.6072</text:p>
          </table:table-cell>
          <table:table-cell office:value-type="string">
            <text:p>5951.8428</text:p>
          </table:table-cell>
          <table:table-cell office:value-type="string">
            <text:p>430.5500</text:p>
          </table:table-cell>
          <table:table-cell office:value-type="string">
            <text:p>0.7657</text:p>
          </table:table-cell>
          <table:table-cell office:value-type="string">
            <text:p>429.7844</text:p>
          </table:table-cell>
          <table:table-cell office:value-type="string">
            <text:p>4.1541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864];9;2); &quot;/&quot;; MID([.A1864];6;2);&quot;/&quot;;MID([.A1864];1;4);&quot;/&quot;)" office:value-type="string" office:string-value="06/02/2024/">
            <text:p>06/02/2024/</text:p>
          </table:table-cell>
        </table:table-row>
        <table:table-row table:style-name="ro1">
          <table:table-cell office:value-type="string">
            <text:p>2024-02-07T00:00:00.0/2024-02-08T00:00:00.0</text:p>
          </table:table-cell>
          <table:table-cell office:value-type="string">
            <text:p>3583.2263</text:p>
          </table:table-cell>
          <table:table-cell office:value-type="string">
            <text:p>2435.2463</text:p>
          </table:table-cell>
          <table:table-cell office:value-type="string">
            <text:p>1907.2483</text:p>
          </table:table-cell>
          <table:table-cell office:value-type="string">
            <text:p>527.9980</text:p>
          </table:table-cell>
          <table:table-cell office:value-type="string">
            <text:p>6067.8076</text:p>
          </table:table-cell>
          <table:table-cell office:value-type="string">
            <text:p>792.3373</text:p>
          </table:table-cell>
          <table:table-cell office:value-type="string">
            <text:p>104.5274</text:p>
          </table:table-cell>
          <table:table-cell office:value-type="string">
            <text:p>687.8099</text:p>
          </table:table-cell>
          <table:table-cell office:value-type="string">
            <text:p>259.7279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865];9;2); &quot;/&quot;; MID([.A1865];6;2);&quot;/&quot;;MID([.A1865];1;4);&quot;/&quot;)" office:value-type="string" office:string-value="07/02/2024/">
            <text:p>07/02/2024/</text:p>
          </table:table-cell>
        </table:table-row>
        <table:table-row table:style-name="ro1">
          <table:table-cell office:value-type="string">
            <text:p>2024-02-08T00:00:00.0/2024-02-09T00:00:00.0</text:p>
          </table:table-cell>
          <table:table-cell office:value-type="string">
            <text:p>3645.0930</text:p>
          </table:table-cell>
          <table:table-cell office:value-type="string">
            <text:p>2439.5266</text:p>
          </table:table-cell>
          <table:table-cell office:value-type="string">
            <text:p>1772.2996</text:p>
          </table:table-cell>
          <table:table-cell office:value-type="string">
            <text:p>667.2271</text:p>
          </table:table-cell>
          <table:table-cell office:value-type="string">
            <text:p>5626.0742</text:p>
          </table:table-cell>
          <table:table-cell office:value-type="string">
            <text:p>598.0831</text:p>
          </table:table-cell>
          <table:table-cell office:value-type="string">
            <text:p>25.8594</text:p>
          </table:table-cell>
          <table:table-cell office:value-type="string">
            <text:p>572.2236</text:p>
          </table:table-cell>
          <table:table-cell office:value-type="string">
            <text:p>154.5083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866];9;2); &quot;/&quot;; MID([.A1866];6;2);&quot;/&quot;;MID([.A1866];1;4);&quot;/&quot;)" office:value-type="string" office:string-value="08/02/2024/">
            <text:p>08/02/2024/</text:p>
          </table:table-cell>
        </table:table-row>
        <table:table-row table:style-name="ro1">
          <table:table-cell office:value-type="string">
            <text:p>2024-02-09T00:00:00.0/2024-02-10T00:00:00.0</text:p>
          </table:table-cell>
          <table:table-cell office:value-type="string">
            <text:p>3707.9424</text:p>
          </table:table-cell>
          <table:table-cell office:value-type="string">
            <text:p>2506.6743</text:p>
          </table:table-cell>
          <table:table-cell office:value-type="string">
            <text:p>1952.6172</text:p>
          </table:table-cell>
          <table:table-cell office:value-type="string">
            <text:p>554.0570</text:p>
          </table:table-cell>
          <table:table-cell office:value-type="string">
            <text:p>6123.1890</text:p>
          </table:table-cell>
          <table:table-cell office:value-type="string">
            <text:p>948.4988</text:p>
          </table:table-cell>
          <table:table-cell office:value-type="string">
            <text:p>88.7498</text:p>
          </table:table-cell>
          <table:table-cell office:value-type="string">
            <text:p>859.7491</text:p>
          </table:table-cell>
          <table:table-cell office:value-type="string">
            <text:p>272.7918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867];9;2); &quot;/&quot;; MID([.A1867];6;2);&quot;/&quot;;MID([.A1867];1;4);&quot;/&quot;)" office:value-type="string" office:string-value="09/02/2024/">
            <text:p>09/02/2024/</text:p>
          </table:table-cell>
        </table:table-row>
        <table:table-row table:style-name="ro1">
          <table:table-cell office:value-type="string">
            <text:p>2024-02-10T00:00:00.0/2024-02-11T00:00:00.0</text:p>
          </table:table-cell>
          <table:table-cell office:value-type="string">
            <text:p>3771.8103</text:p>
          </table:table-cell>
          <table:table-cell office:value-type="string">
            <text:p>2597.2542</text:p>
          </table:table-cell>
          <table:table-cell office:value-type="string">
            <text:p>2058.7739</text:p>
          </table:table-cell>
          <table:table-cell office:value-type="string">
            <text:p>538.4803</text:p>
          </table:table-cell>
          <table:table-cell office:value-type="string">
            <text:p>6379.8188</text:p>
          </table:table-cell>
          <table:table-cell office:value-type="string">
            <text:p>1967.8601</text:p>
          </table:table-cell>
          <table:table-cell office:value-type="string">
            <text:p>1106.9237</text:p>
          </table:table-cell>
          <table:table-cell office:value-type="string">
            <text:p>860.9364</text:p>
          </table:table-cell>
          <table:table-cell office:value-type="string">
            <text:p>3274.6741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868];9;2); &quot;/&quot;; MID([.A1868];6;2);&quot;/&quot;;MID([.A1868];1;4);&quot;/&quot;)" office:value-type="string" office:string-value="10/02/2024/">
            <text:p>10/02/2024/</text:p>
          </table:table-cell>
        </table:table-row>
        <table:table-row table:style-name="ro1">
          <table:table-cell office:value-type="string">
            <text:p>2024-02-11T00:00:00.0/2024-02-12T00:00:00.0</text:p>
          </table:table-cell>
          <table:table-cell office:value-type="string">
            <text:p>3836.6755</text:p>
          </table:table-cell>
          <table:table-cell office:value-type="string">
            <text:p>2587.8823</text:p>
          </table:table-cell>
          <table:table-cell office:value-type="string">
            <text:p>1989.8644</text:p>
          </table:table-cell>
          <table:table-cell office:value-type="string">
            <text:p>598.0178</text:p>
          </table:table-cell>
          <table:table-cell office:value-type="string">
            <text:p>6189.8477</text:p>
          </table:table-cell>
          <table:table-cell office:value-type="string">
            <text:p>781.2196</text:p>
          </table:table-cell>
          <table:table-cell office:value-type="string">
            <text:p>7.9752</text:p>
          </table:table-cell>
          <table:table-cell office:value-type="string">
            <text:p>773.2444</text:p>
          </table:table-cell>
          <table:table-cell office:value-type="string">
            <text:p>73.4613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869];9;2); &quot;/&quot;; MID([.A1869];6;2);&quot;/&quot;;MID([.A1869];1;4);&quot;/&quot;)" office:value-type="string" office:string-value="11/02/2024/">
            <text:p>11/02/2024/</text:p>
          </table:table-cell>
        </table:table-row>
        <table:table-row table:style-name="ro1">
          <table:table-cell office:value-type="string">
            <text:p>2024-02-12T00:00:00.0/2024-02-13T00:00:00.0</text:p>
          </table:table-cell>
          <table:table-cell office:value-type="string">
            <text:p>3902.4858</text:p>
          </table:table-cell>
          <table:table-cell office:value-type="string">
            <text:p>2677.3911</text:p>
          </table:table-cell>
          <table:table-cell office:value-type="string">
            <text:p>1963.1821</text:p>
          </table:table-cell>
          <table:table-cell office:value-type="string">
            <text:p>714.2089</text:p>
          </table:table-cell>
          <table:table-cell office:value-type="string">
            <text:p>5902.4800</text:p>
          </table:table-cell>
          <table:table-cell office:value-type="string">
            <text:p>1886.4968</text:p>
          </table:table-cell>
          <table:table-cell office:value-type="string">
            <text:p>636.9689</text:p>
          </table:table-cell>
          <table:table-cell office:value-type="string">
            <text:p>1249.5278</text:p>
          </table:table-cell>
          <table:table-cell office:value-type="string">
            <text:p>1823.7206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870];9;2); &quot;/&quot;; MID([.A1870];6;2);&quot;/&quot;;MID([.A1870];1;4);&quot;/&quot;)" office:value-type="string" office:string-value="12/02/2024/">
            <text:p>12/02/2024/</text:p>
          </table:table-cell>
        </table:table-row>
        <table:table-row table:style-name="ro1">
          <table:table-cell office:value-type="string">
            <text:p>2024-02-13T00:00:00.0/2024-02-14T00:00:00.0</text:p>
          </table:table-cell>
          <table:table-cell office:value-type="string">
            <text:p>3969.1685</text:p>
          </table:table-cell>
          <table:table-cell office:value-type="string">
            <text:p>2778.9360</text:p>
          </table:table-cell>
          <table:table-cell office:value-type="string">
            <text:p>2083.7310</text:p>
          </table:table-cell>
          <table:table-cell office:value-type="string">
            <text:p>695.2051</text:p>
          </table:table-cell>
          <table:table-cell office:value-type="string">
            <text:p>6204.3237</text:p>
          </table:table-cell>
          <table:table-cell office:value-type="string">
            <text:p>1883.2863</text:p>
          </table:table-cell>
          <table:table-cell office:value-type="string">
            <text:p>537.6074</text:p>
          </table:table-cell>
          <table:table-cell office:value-type="string">
            <text:p>1345.6790</text:p>
          </table:table-cell>
          <table:table-cell office:value-type="string">
            <text:p>2133.9170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871];9;2); &quot;/&quot;; MID([.A1871];6;2);&quot;/&quot;;MID([.A1871];1;4);&quot;/&quot;)" office:value-type="string" office:string-value="13/02/2024/">
            <text:p>13/02/2024/</text:p>
          </table:table-cell>
        </table:table-row>
        <table:table-row table:style-name="ro1">
          <table:table-cell office:value-type="string">
            <text:p>2024-02-14T00:00:00.0/2024-02-15T00:00:00.0</text:p>
          </table:table-cell>
          <table:table-cell office:value-type="string">
            <text:p>4036.8311</text:p>
          </table:table-cell>
          <table:table-cell office:value-type="string">
            <text:p>2743.2769</text:p>
          </table:table-cell>
          <table:table-cell office:value-type="string">
            <text:p>1915.8705</text:p>
          </table:table-cell>
          <table:table-cell office:value-type="string">
            <text:p>827.4063</text:p>
          </table:table-cell>
          <table:table-cell office:value-type="string">
            <text:p>5541.8433</text:p>
          </table:table-cell>
          <table:table-cell office:value-type="string">
            <text:p>1735.5044</text:p>
          </table:table-cell>
          <table:table-cell office:value-type="string">
            <text:p>285.8154</text:p>
          </table:table-cell>
          <table:table-cell office:value-type="string">
            <text:p>1449.6890</text:p>
          </table:table-cell>
          <table:table-cell office:value-type="string">
            <text:p>1098.8372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872];9;2); &quot;/&quot;; MID([.A1872];6;2);&quot;/&quot;;MID([.A1872];1;4);&quot;/&quot;)" office:value-type="string" office:string-value="14/02/2024/">
            <text:p>14/02/2024/</text:p>
          </table:table-cell>
        </table:table-row>
        <table:table-row table:style-name="ro1">
          <table:table-cell office:value-type="string">
            <text:p>2024-02-15T00:00:00.0/2024-02-16T00:00:00.0</text:p>
          </table:table-cell>
          <table:table-cell office:value-type="string">
            <text:p>4105.3696</text:p>
          </table:table-cell>
          <table:table-cell office:value-type="string">
            <text:p>2696.8101</text:p>
          </table:table-cell>
          <table:table-cell office:value-type="string">
            <text:p>1805.5023</text:p>
          </table:table-cell>
          <table:table-cell office:value-type="string">
            <text:p>891.3079</text:p>
          </table:table-cell>
          <table:table-cell office:value-type="string">
            <text:p>5211.6997</text:p>
          </table:table-cell>
          <table:table-cell office:value-type="string">
            <text:p>1014.7125</text:p>
          </table:table-cell>
          <table:table-cell office:value-type="string">
            <text:p>11.8854</text:p>
          </table:table-cell>
          <table:table-cell office:value-type="string">
            <text:p>1002.8271</text:p>
          </table:table-cell>
          <table:table-cell office:value-type="string">
            <text:p>40.4820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873];9;2); &quot;/&quot;; MID([.A1873];6;2);&quot;/&quot;;MID([.A1873];1;4);&quot;/&quot;)" office:value-type="string" office:string-value="15/02/2024/">
            <text:p>15/02/2024/</text:p>
          </table:table-cell>
        </table:table-row>
        <table:table-row table:style-name="ro1">
          <table:table-cell office:value-type="string">
            <text:p>2024-02-16T00:00:00.0/2024-02-17T00:00:00.0</text:p>
          </table:table-cell>
          <table:table-cell office:value-type="string">
            <text:p>4174.7607</text:p>
          </table:table-cell>
          <table:table-cell office:value-type="string">
            <text:p>2704.7014</text:p>
          </table:table-cell>
          <table:table-cell office:value-type="string">
            <text:p>1823.6104</text:p>
          </table:table-cell>
          <table:table-cell office:value-type="string">
            <text:p>881.0911</text:p>
          </table:table-cell>
          <table:table-cell office:value-type="string">
            <text:p>5082.6226</text:p>
          </table:table-cell>
          <table:table-cell office:value-type="string">
            <text:p>2395.0435</text:p>
          </table:table-cell>
          <table:table-cell office:value-type="string">
            <text:p>1189.2313</text:p>
          </table:table-cell>
          <table:table-cell office:value-type="string">
            <text:p>1205.8121</text:p>
          </table:table-cell>
          <table:table-cell office:value-type="string">
            <text:p>3364.6719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874];9;2); &quot;/&quot;; MID([.A1874];6;2);&quot;/&quot;;MID([.A1874];1;4);&quot;/&quot;)" office:value-type="string" office:string-value="16/02/2024/">
            <text:p>16/02/2024/</text:p>
          </table:table-cell>
        </table:table-row>
        <table:table-row table:style-name="ro1">
          <table:table-cell office:value-type="string">
            <text:p>2024-02-17T00:00:00.0/2024-02-18T00:00:00.0</text:p>
          </table:table-cell>
          <table:table-cell office:value-type="string">
            <text:p>4244.9531</text:p>
          </table:table-cell>
          <table:table-cell office:value-type="string">
            <text:p>2923.4783</text:p>
          </table:table-cell>
          <table:table-cell office:value-type="string">
            <text:p>2118.8691</text:p>
          </table:table-cell>
          <table:table-cell office:value-type="string">
            <text:p>804.6089</text:p>
          </table:table-cell>
          <table:table-cell office:value-type="string">
            <text:p>6072.4731</text:p>
          </table:table-cell>
          <table:table-cell office:value-type="string">
            <text:p>1202.0640</text:p>
          </table:table-cell>
          <table:table-cell office:value-type="string">
            <text:p>248.9833</text:p>
          </table:table-cell>
          <table:table-cell office:value-type="string">
            <text:p>953.0807</text:p>
          </table:table-cell>
          <table:table-cell office:value-type="string">
            <text:p>768.3534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875];9;2); &quot;/&quot;; MID([.A1875];6;2);&quot;/&quot;;MID([.A1875];1;4);&quot;/&quot;)" office:value-type="string" office:string-value="17/02/2024/">
            <text:p>17/02/2024/</text:p>
          </table:table-cell>
        </table:table-row>
        <table:table-row table:style-name="ro1">
          <table:table-cell office:value-type="string">
            <text:p>2024-02-18T00:00:00.0/2024-02-19T00:00:00.0</text:p>
          </table:table-cell>
          <table:table-cell office:value-type="string">
            <text:p>4315.9648</text:p>
          </table:table-cell>
          <table:table-cell office:value-type="string">
            <text:p>3112.2373</text:p>
          </table:table-cell>
          <table:table-cell office:value-type="string">
            <text:p>2437.4565</text:p>
          </table:table-cell>
          <table:table-cell office:value-type="string">
            <text:p>674.7808</text:p>
          </table:table-cell>
          <table:table-cell office:value-type="string">
            <text:p>6851.3892</text:p>
          </table:table-cell>
          <table:table-cell office:value-type="string">
            <text:p>2751.4202</text:p>
          </table:table-cell>
          <table:table-cell office:value-type="string">
            <text:p>1589.0912</text:p>
          </table:table-cell>
          <table:table-cell office:value-type="string">
            <text:p>1162.3290</text:p>
          </table:table-cell>
          <table:table-cell office:value-type="string">
            <text:p>4133.1128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876];9;2); &quot;/&quot;; MID([.A1876];6;2);&quot;/&quot;;MID([.A1876];1;4);&quot;/&quot;)" office:value-type="string" office:string-value="18/02/2024/">
            <text:p>18/02/2024/</text:p>
          </table:table-cell>
        </table:table-row>
        <table:table-row table:style-name="ro1">
          <table:table-cell office:value-type="string">
            <text:p>2024-02-19T00:00:00.0/2024-02-20T00:00:00.0</text:p>
          </table:table-cell>
          <table:table-cell office:value-type="string">
            <text:p>4387.7939</text:p>
          </table:table-cell>
          <table:table-cell office:value-type="string">
            <text:p>3076.7561</text:p>
          </table:table-cell>
          <table:table-cell office:value-type="string">
            <text:p>2276.5806</text:p>
          </table:table-cell>
          <table:table-cell office:value-type="string">
            <text:p>800.1754</text:p>
          </table:table-cell>
          <table:table-cell office:value-type="string">
            <text:p>6459.6421</text:p>
          </table:table-cell>
          <table:table-cell office:value-type="string">
            <text:p>806.1218</text:p>
          </table:table-cell>
          <table:table-cell office:value-type="string">
            <text:p>65.7679</text:p>
          </table:table-cell>
          <table:table-cell office:value-type="string">
            <text:p>740.3539</text:p>
          </table:table-cell>
          <table:table-cell office:value-type="string">
            <text:p>333.3250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877];9;2); &quot;/&quot;; MID([.A1877];6;2);&quot;/&quot;;MID([.A1877];1;4);&quot;/&quot;)" office:value-type="string" office:string-value="19/02/2024/">
            <text:p>19/02/2024/</text:p>
          </table:table-cell>
        </table:table-row>
        <table:table-row table:style-name="ro1">
          <table:table-cell office:value-type="string">
            <text:p>2024-02-20T00:00:00.0/2024-02-21T00:00:00.0</text:p>
          </table:table-cell>
          <table:table-cell office:value-type="string">
            <text:p>4460.3779</text:p>
          </table:table-cell>
          <table:table-cell office:value-type="string">
            <text:p>3120.5217</text:p>
          </table:table-cell>
          <table:table-cell office:value-type="string">
            <text:p>2291.9529</text:p>
          </table:table-cell>
          <table:table-cell office:value-type="string">
            <text:p>828.5689</text:p>
          </table:table-cell>
          <table:table-cell office:value-type="string">
            <text:p>6316.0449</text:p>
          </table:table-cell>
          <table:table-cell office:value-type="string">
            <text:p>1179.2561</text:p>
          </table:table-cell>
          <table:table-cell office:value-type="string">
            <text:p>153.9975</text:p>
          </table:table-cell>
          <table:table-cell office:value-type="string">
            <text:p>1025.2587</text:p>
          </table:table-cell>
          <table:table-cell office:value-type="string">
            <text:p>546.2914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878];9;2); &quot;/&quot;; MID([.A1878];6;2);&quot;/&quot;;MID([.A1878];1;4);&quot;/&quot;)" office:value-type="string" office:string-value="20/02/2024/">
            <text:p>20/02/2024/</text:p>
          </table:table-cell>
        </table:table-row>
        <table:table-row table:style-name="ro1">
          <table:table-cell office:value-type="string">
            <text:p>2024-02-21T00:00:00.0/2024-02-22T00:00:00.0</text:p>
          </table:table-cell>
          <table:table-cell office:value-type="string">
            <text:p>4533.6724</text:p>
          </table:table-cell>
          <table:table-cell office:value-type="string">
            <text:p>3093.1521</text:p>
          </table:table-cell>
          <table:table-cell office:value-type="string">
            <text:p>2147.8040</text:p>
          </table:table-cell>
          <table:table-cell office:value-type="string">
            <text:p>945.3481</text:p>
          </table:table-cell>
          <table:table-cell office:value-type="string">
            <text:p>5769.5630</text:p>
          </table:table-cell>
          <table:table-cell office:value-type="string">
            <text:p>2299.7131</text:p>
          </table:table-cell>
          <table:table-cell office:value-type="string">
            <text:p>996.1535</text:p>
          </table:table-cell>
          <table:table-cell office:value-type="string">
            <text:p>1303.5596</text:p>
          </table:table-cell>
          <table:table-cell office:value-type="string">
            <text:p>2890.9863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879];9;2); &quot;/&quot;; MID([.A1879];6;2);&quot;/&quot;;MID([.A1879];1;4);&quot;/&quot;)" office:value-type="string" office:string-value="21/02/2024/">
            <text:p>21/02/2024/</text:p>
          </table:table-cell>
        </table:table-row>
        <table:table-row table:style-name="ro1">
          <table:table-cell office:value-type="string">
            <text:p>2024-02-22T00:00:00.0/2024-02-23T00:00:00.0</text:p>
          </table:table-cell>
          <table:table-cell office:value-type="string">
            <text:p>4607.7114</text:p>
          </table:table-cell>
          <table:table-cell office:value-type="string">
            <text:p>3137.5774</text:p>
          </table:table-cell>
          <table:table-cell office:value-type="string">
            <text:p>2308.1052</text:p>
          </table:table-cell>
          <table:table-cell office:value-type="string">
            <text:p>829.4724</text:p>
          </table:table-cell>
          <table:table-cell office:value-type="string">
            <text:p>6136.8340</text:p>
          </table:table-cell>
          <table:table-cell office:value-type="string">
            <text:p>1335.1350</text:p>
          </table:table-cell>
          <table:table-cell office:value-type="string">
            <text:p>259.8981</text:p>
          </table:table-cell>
          <table:table-cell office:value-type="string">
            <text:p>1075.2369</text:p>
          </table:table-cell>
          <table:table-cell office:value-type="string">
            <text:p>679.1525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880];9;2); &quot;/&quot;; MID([.A1880];6;2);&quot;/&quot;;MID([.A1880];1;4);&quot;/&quot;)" office:value-type="string" office:string-value="22/02/2024/">
            <text:p>22/02/2024/</text:p>
          </table:table-cell>
        </table:table-row>
        <table:table-row table:style-name="ro1">
          <table:table-cell office:value-type="string">
            <text:p>2024-02-23T00:00:00.0/2024-02-24T00:00:00.0</text:p>
          </table:table-cell>
          <table:table-cell office:value-type="string">
            <text:p>4682.4321</text:p>
          </table:table-cell>
          <table:table-cell office:value-type="string">
            <text:p>3351.9001</text:p>
          </table:table-cell>
          <table:table-cell office:value-type="string">
            <text:p>2676.1597</text:p>
          </table:table-cell>
          <table:table-cell office:value-type="string">
            <text:p>675.7405</text:p>
          </table:table-cell>
          <table:table-cell office:value-type="string">
            <text:p>7245.9238</text:p>
          </table:table-cell>
          <table:table-cell office:value-type="string">
            <text:p>1124.9790</text:p>
          </table:table-cell>
          <table:table-cell office:value-type="string">
            <text:p>93.7058</text:p>
          </table:table-cell>
          <table:table-cell office:value-type="string">
            <text:p>1031.2732</text:p>
          </table:table-cell>
          <table:table-cell office:value-type="string">
            <text:p>265.6598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881];9;2); &quot;/&quot;; MID([.A1881];6;2);&quot;/&quot;;MID([.A1881];1;4);&quot;/&quot;)" office:value-type="string" office:string-value="23/02/2024/">
            <text:p>23/02/2024/</text:p>
          </table:table-cell>
        </table:table-row>
        <table:table-row table:style-name="ro1">
          <table:table-cell office:value-type="string">
            <text:p>2024-02-24T00:00:00.0/2024-02-25T00:00:00.0</text:p>
          </table:table-cell>
          <table:table-cell office:value-type="string">
            <text:p>4757.7905</text:p>
          </table:table-cell>
          <table:table-cell office:value-type="string">
            <text:p>3459.6904</text:p>
          </table:table-cell>
          <table:table-cell office:value-type="string">
            <text:p>2808.5701</text:p>
          </table:table-cell>
          <table:table-cell office:value-type="string">
            <text:p>651.1205</text:p>
          </table:table-cell>
          <table:table-cell office:value-type="string">
            <text:p>7443.9175</text:p>
          </table:table-cell>
          <table:table-cell office:value-type="string">
            <text:p>3309.0693</text:p>
          </table:table-cell>
          <table:table-cell office:value-type="string">
            <text:p>2418.1758</text:p>
          </table:table-cell>
          <table:table-cell office:value-type="string">
            <text:p>890.8936</text:p>
          </table:table-cell>
          <table:table-cell office:value-type="string">
            <text:p>6474.2681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882];9;2); &quot;/&quot;; MID([.A1882];6;2);&quot;/&quot;;MID([.A1882];1;4);&quot;/&quot;)" office:value-type="string" office:string-value="24/02/2024/">
            <text:p>24/02/2024/</text:p>
          </table:table-cell>
        </table:table-row>
        <table:table-row table:style-name="ro1">
          <table:table-cell office:value-type="string">
            <text:p>2024-02-25T00:00:00.0/2024-02-26T00:00:00.0</text:p>
          </table:table-cell>
          <table:table-cell office:value-type="string">
            <text:p>4833.8193</text:p>
          </table:table-cell>
          <table:table-cell office:value-type="string">
            <text:p>3388.3379</text:p>
          </table:table-cell>
          <table:table-cell office:value-type="string">
            <text:p>2507.1279</text:p>
          </table:table-cell>
          <table:table-cell office:value-type="string">
            <text:p>881.2100</text:p>
          </table:table-cell>
          <table:table-cell office:value-type="string">
            <text:p>6474.0259</text:p>
          </table:table-cell>
          <table:table-cell office:value-type="string">
            <text:p>1600.3647</text:p>
          </table:table-cell>
          <table:table-cell office:value-type="string">
            <text:p>223.7296</text:p>
          </table:table-cell>
          <table:table-cell office:value-type="string">
            <text:p>1376.6351</text:p>
          </table:table-cell>
          <table:table-cell office:value-type="string">
            <text:p>932.7003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883];9;2); &quot;/&quot;; MID([.A1883];6;2);&quot;/&quot;;MID([.A1883];1;4);&quot;/&quot;)" office:value-type="string" office:string-value="25/02/2024/">
            <text:p>25/02/2024/</text:p>
          </table:table-cell>
        </table:table-row>
        <table:table-row table:style-name="ro1">
          <table:table-cell office:value-type="string">
            <text:p>2024-02-26T00:00:00.0/2024-02-27T00:00:00.0</text:p>
          </table:table-cell>
          <table:table-cell office:value-type="string">
            <text:p>4910.4541</text:p>
          </table:table-cell>
          <table:table-cell office:value-type="string">
            <text:p>3498.9150</text:p>
          </table:table-cell>
          <table:table-cell office:value-type="string">
            <text:p>2683.2107</text:p>
          </table:table-cell>
          <table:table-cell office:value-type="string">
            <text:p>815.7043</text:p>
          </table:table-cell>
          <table:table-cell office:value-type="string">
            <text:p>6939.6499</text:p>
          </table:table-cell>
          <table:table-cell office:value-type="string">
            <text:p>1477.6609</text:p>
          </table:table-cell>
          <table:table-cell office:value-type="string">
            <text:p>88.5674</text:p>
          </table:table-cell>
          <table:table-cell office:value-type="string">
            <text:p>1389.0935</text:p>
          </table:table-cell>
          <table:table-cell office:value-type="string">
            <text:p>417.9400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884];9;2); &quot;/&quot;; MID([.A1884];6;2);&quot;/&quot;;MID([.A1884];1;4);&quot;/&quot;)" office:value-type="string" office:string-value="26/02/2024/">
            <text:p>26/02/2024/</text:p>
          </table:table-cell>
        </table:table-row>
        <table:table-row table:style-name="ro1">
          <table:table-cell office:value-type="string">
            <text:p>2024-02-27T00:00:00.0/2024-02-28T00:00:00.0</text:p>
          </table:table-cell>
          <table:table-cell office:value-type="string">
            <text:p>4987.6704</text:p>
          </table:table-cell>
          <table:table-cell office:value-type="string">
            <text:p>3395.6587</text:p>
          </table:table-cell>
          <table:table-cell office:value-type="string">
            <text:p>2418.0447</text:p>
          </table:table-cell>
          <table:table-cell office:value-type="string">
            <text:p>977.6142</text:p>
          </table:table-cell>
          <table:table-cell office:value-type="string">
            <text:p>6058.2500</text:p>
          </table:table-cell>
          <table:table-cell office:value-type="string">
            <text:p>1588.1313</text:p>
          </table:table-cell>
          <table:table-cell office:value-type="string">
            <text:p>88.9183</text:p>
          </table:table-cell>
          <table:table-cell office:value-type="string">
            <text:p>1499.2130</text:p>
          </table:table-cell>
          <table:table-cell office:value-type="string">
            <text:p>485.6462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885];9;2); &quot;/&quot;; MID([.A1885];6;2);&quot;/&quot;;MID([.A1885];1;4);&quot;/&quot;)" office:value-type="string" office:string-value="27/02/2024/">
            <text:p>27/02/2024/</text:p>
          </table:table-cell>
        </table:table-row>
        <table:table-row table:style-name="ro1">
          <table:table-cell office:value-type="string">
            <text:p>2024-02-28T00:00:00.0/2024-02-29T00:00:00.0</text:p>
          </table:table-cell>
          <table:table-cell office:value-type="string">
            <text:p>5065.4302</text:p>
          </table:table-cell>
          <table:table-cell office:value-type="string">
            <text:p>3318.3699</text:p>
          </table:table-cell>
          <table:table-cell office:value-type="string">
            <text:p>1991.1531</text:p>
          </table:table-cell>
          <table:table-cell office:value-type="string">
            <text:p>1327.2168</text:p>
          </table:table-cell>
          <table:table-cell office:value-type="string">
            <text:p>4893.9619</text:p>
          </table:table-cell>
          <table:table-cell office:value-type="string">
            <text:p>703.2366</text:p>
          </table:table-cell>
          <table:table-cell office:value-type="string">
            <text:p>51.8474</text:p>
          </table:table-cell>
          <table:table-cell office:value-type="string">
            <text:p>651.3892</text:p>
          </table:table-cell>
          <table:table-cell office:value-type="string">
            <text:p>164.4859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886];9;2); &quot;/&quot;; MID([.A1886];6;2);&quot;/&quot;;MID([.A1886];1;4);&quot;/&quot;)" office:value-type="string" office:string-value="28/02/2024/">
            <text:p>28/02/2024/</text:p>
          </table:table-cell>
        </table:table-row>
        <table:table-row table:style-name="ro1">
          <table:table-cell office:value-type="string">
            <text:p>2024-02-29T00:00:00.0/2024-03-01T00:00:00.0</text:p>
          </table:table-cell>
          <table:table-cell office:value-type="string">
            <text:p>5143.7520</text:p>
          </table:table-cell>
          <table:table-cell office:value-type="string">
            <text:p>3278.7649</text:p>
          </table:table-cell>
          <table:table-cell office:value-type="string">
            <text:p>1851.3381</text:p>
          </table:table-cell>
          <table:table-cell office:value-type="string">
            <text:p>1427.4269</text:p>
          </table:table-cell>
          <table:table-cell office:value-type="string">
            <text:p>4480.5322</text:p>
          </table:table-cell>
          <table:table-cell office:value-type="string">
            <text:p>995.2915</text:p>
          </table:table-cell>
          <table:table-cell office:value-type="string">
            <text:p>1.6521</text:p>
          </table:table-cell>
          <table:table-cell office:value-type="string">
            <text:p>993.6393</text:p>
          </table:table-cell>
          <table:table-cell office:value-type="string">
            <text:p>6.9585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887];9;2); &quot;/&quot;; MID([.A1887];6;2);&quot;/&quot;;MID([.A1887];1;4);&quot;/&quot;)" office:value-type="string" office:string-value="29/02/2024/">
            <text:p>29/02/2024/</text:p>
          </table:table-cell>
        </table:table-row>
        <table:table-row table:style-name="ro1">
          <table:table-cell office:value-type="string">
            <text:p>2024-03-01T00:00:00.0/2024-03-02T00:00:00.0</text:p>
          </table:table-cell>
          <table:table-cell office:value-type="string">
            <text:p>5222.5762</text:p>
          </table:table-cell>
          <table:table-cell office:value-type="string">
            <text:p>3103.8606</text:p>
          </table:table-cell>
          <table:table-cell office:value-type="string">
            <text:p>1508.3062</text:p>
          </table:table-cell>
          <table:table-cell office:value-type="string">
            <text:p>1595.5543</text:p>
          </table:table-cell>
          <table:table-cell office:value-type="string">
            <text:p>3461.5295</text:p>
          </table:table-cell>
          <table:table-cell office:value-type="string">
            <text:p>1619.8708</text:p>
          </table:table-cell>
          <table:table-cell office:value-type="string">
            <text:p>66.7319</text:p>
          </table:table-cell>
          <table:table-cell office:value-type="string">
            <text:p>1553.1390</text:p>
          </table:table-cell>
          <table:table-cell office:value-type="string">
            <text:p>206.0869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888];9;2); &quot;/&quot;; MID([.A1888];6;2);&quot;/&quot;;MID([.A1888];1;4);&quot;/&quot;)" office:value-type="string" office:string-value="01/03/2024/">
            <text:p>01/03/2024/</text:p>
          </table:table-cell>
        </table:table-row>
        <table:table-row table:style-name="ro1">
          <table:table-cell office:value-type="string">
            <text:p>2024-03-02T00:00:00.0/2024-03-03T00:00:00.0</text:p>
          </table:table-cell>
          <table:table-cell office:value-type="string">
            <text:p>5301.8647</text:p>
          </table:table-cell>
          <table:table-cell office:value-type="string">
            <text:p>3674.6956</text:p>
          </table:table-cell>
          <table:table-cell office:value-type="string">
            <text:p>2671.2295</text:p>
          </table:table-cell>
          <table:table-cell office:value-type="string">
            <text:p>1003.4661</text:p>
          </table:table-cell>
          <table:table-cell office:value-type="string">
            <text:p>6509.8306</text:p>
          </table:table-cell>
          <table:table-cell office:value-type="string">
            <text:p>2065.3887</text:p>
          </table:table-cell>
          <table:table-cell office:value-type="string">
            <text:p>404.7675</text:p>
          </table:table-cell>
          <table:table-cell office:value-type="string">
            <text:p>1660.6211</text:p>
          </table:table-cell>
          <table:table-cell office:value-type="string">
            <text:p>1498.5814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889];9;2); &quot;/&quot;; MID([.A1889];6;2);&quot;/&quot;;MID([.A1889];1;4);&quot;/&quot;)" office:value-type="string" office:string-value="02/03/2024/">
            <text:p>02/03/2024/</text:p>
          </table:table-cell>
        </table:table-row>
        <table:table-row table:style-name="ro1">
          <table:table-cell office:value-type="string">
            <text:p>2024-03-03T00:00:00.0/2024-03-04T00:00:00.0</text:p>
          </table:table-cell>
          <table:table-cell office:value-type="string">
            <text:p>5381.6357</text:p>
          </table:table-cell>
          <table:table-cell office:value-type="string">
            <text:p>3820.5989</text:p>
          </table:table-cell>
          <table:table-cell office:value-type="string">
            <text:p>2931.7881</text:p>
          </table:table-cell>
          <table:table-cell office:value-type="string">
            <text:p>888.8108</text:p>
          </table:table-cell>
          <table:table-cell office:value-type="string">
            <text:p>7161.6313</text:p>
          </table:table-cell>
          <table:table-cell office:value-type="string">
            <text:p>2130.1763</text:p>
          </table:table-cell>
          <table:table-cell office:value-type="string">
            <text:p>942.5624</text:p>
          </table:table-cell>
          <table:table-cell office:value-type="string">
            <text:p>1187.6136</text:p>
          </table:table-cell>
          <table:table-cell office:value-type="string">
            <text:p>2532.2620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890];9;2); &quot;/&quot;; MID([.A1890];6;2);&quot;/&quot;;MID([.A1890];1;4);&quot;/&quot;)" office:value-type="string" office:string-value="03/03/2024/">
            <text:p>03/03/2024/</text:p>
          </table:table-cell>
        </table:table-row>
        <table:table-row table:style-name="ro1">
          <table:table-cell office:value-type="string">
            <text:p>2024-03-04T00:00:00.0/2024-03-05T00:00:00.0</text:p>
          </table:table-cell>
          <table:table-cell office:value-type="string">
            <text:p>5461.8286</text:p>
          </table:table-cell>
          <table:table-cell office:value-type="string">
            <text:p>3863.1418</text:p>
          </table:table-cell>
          <table:table-cell office:value-type="string">
            <text:p>2950.7827</text:p>
          </table:table-cell>
          <table:table-cell office:value-type="string">
            <text:p>912.3590</text:p>
          </table:table-cell>
          <table:table-cell office:value-type="string">
            <text:p>7054.1655</text:p>
          </table:table-cell>
          <table:table-cell office:value-type="string">
            <text:p>3556.2588</text:p>
          </table:table-cell>
          <table:table-cell office:value-type="string">
            <text:p>2342.7532</text:p>
          </table:table-cell>
          <table:table-cell office:value-type="string">
            <text:p>1213.5059</text:p>
          </table:table-cell>
          <table:table-cell office:value-type="string">
            <text:p>5848.5254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891];9;2); &quot;/&quot;; MID([.A1891];6;2);&quot;/&quot;;MID([.A1891];1;4);&quot;/&quot;)" office:value-type="string" office:string-value="04/03/2024/">
            <text:p>04/03/2024/</text:p>
          </table:table-cell>
        </table:table-row>
        <table:table-row table:style-name="ro1">
          <table:table-cell office:value-type="string">
            <text:p>2024-03-05T00:00:00.0/2024-03-06T00:00:00.0</text:p>
          </table:table-cell>
          <table:table-cell office:value-type="string">
            <text:p>5542.4380</text:p>
          </table:table-cell>
          <table:table-cell office:value-type="string">
            <text:p>3492.8232</text:p>
          </table:table-cell>
          <table:table-cell office:value-type="string">
            <text:p>1749.8544</text:p>
          </table:table-cell>
          <table:table-cell office:value-type="string">
            <text:p>1742.9688</text:p>
          </table:table-cell>
          <table:table-cell office:value-type="string">
            <text:p>4035.5059</text:p>
          </table:table-cell>
          <table:table-cell office:value-type="string">
            <text:p>696.6370</text:p>
          </table:table-cell>
          <table:table-cell office:value-type="string">
            <text:p>0.0835</text:p>
          </table:table-cell>
          <table:table-cell office:value-type="string">
            <text:p>696.5534</text:p>
          </table:table-cell>
          <table:table-cell office:value-type="string">
            <text:p>0.1884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1892];9;2); &quot;/&quot;; MID([.A1892];6;2);&quot;/&quot;;MID([.A1892];1;4);&quot;/&quot;)" office:value-type="string" office:string-value="05/03/2024/">
            <text:p>05/03/2024/</text:p>
          </table:table-cell>
        </table:table-row>
        <table:table-row table:style-name="ro1">
          <table:table-cell office:value-type="string">
            <text:p>2024-03-06T00:00:00.0/2024-03-07T00:00:00.0</text:p>
          </table:table-cell>
          <table:table-cell office:value-type="string">
            <text:p>5623.4189</text:p>
          </table:table-cell>
          <table:table-cell office:value-type="string">
            <text:p>3825.5806</text:p>
          </table:table-cell>
          <table:table-cell office:value-type="string">
            <text:p>2528.0737</text:p>
          </table:table-cell>
          <table:table-cell office:value-type="string">
            <text:p>1297.5067</text:p>
          </table:table-cell>
          <table:table-cell office:value-type="string">
            <text:p>5920.9141</text:p>
          </table:table-cell>
          <table:table-cell office:value-type="string">
            <text:p>1685.7683</text:p>
          </table:table-cell>
          <table:table-cell office:value-type="string">
            <text:p>250.1676</text:p>
          </table:table-cell>
          <table:table-cell office:value-type="string">
            <text:p>1435.6007</text:p>
          </table:table-cell>
          <table:table-cell office:value-type="string">
            <text:p>474.7052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893];9;2); &quot;/&quot;; MID([.A1893];6;2);&quot;/&quot;;MID([.A1893];1;4);&quot;/&quot;)" office:value-type="string" office:string-value="06/03/2024/">
            <text:p>06/03/2024/</text:p>
          </table:table-cell>
        </table:table-row>
        <table:table-row table:style-name="ro1">
          <table:table-cell office:value-type="string">
            <text:p>2024-03-07T00:00:00.0/2024-03-08T00:00:00.0</text:p>
          </table:table-cell>
          <table:table-cell office:value-type="string">
            <text:p>5704.7085</text:p>
          </table:table-cell>
          <table:table-cell office:value-type="string">
            <text:p>4052.9133</text:p>
          </table:table-cell>
          <table:table-cell office:value-type="string">
            <text:p>2957.1035</text:p>
          </table:table-cell>
          <table:table-cell office:value-type="string">
            <text:p>1095.8098</text:p>
          </table:table-cell>
          <table:table-cell office:value-type="string">
            <text:p>7039.3975</text:p>
          </table:table-cell>
          <table:table-cell office:value-type="string">
            <text:p>1491.5244</text:p>
          </table:table-cell>
          <table:table-cell office:value-type="string">
            <text:p>25.5426</text:p>
          </table:table-cell>
          <table:table-cell office:value-type="string">
            <text:p>1465.9818</text:p>
          </table:table-cell>
          <table:table-cell office:value-type="string">
            <text:p>61.4441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894];9;2); &quot;/&quot;; MID([.A1894];6;2);&quot;/&quot;;MID([.A1894];1;4);&quot;/&quot;)" office:value-type="string" office:string-value="07/03/2024/">
            <text:p>07/03/2024/</text:p>
          </table:table-cell>
        </table:table-row>
        <table:table-row table:style-name="ro1">
          <table:table-cell office:value-type="string">
            <text:p>2024-03-08T00:00:00.0/2024-03-09T00:00:00.0</text:p>
          </table:table-cell>
          <table:table-cell office:value-type="string">
            <text:p>5786.3584</text:p>
          </table:table-cell>
          <table:table-cell office:value-type="string">
            <text:p>4093.5461</text:p>
          </table:table-cell>
          <table:table-cell office:value-type="string">
            <text:p>2996.7827</text:p>
          </table:table-cell>
          <table:table-cell office:value-type="string">
            <text:p>1096.7634</text:p>
          </table:table-cell>
          <table:table-cell office:value-type="string">
            <text:p>6932.0176</text:p>
          </table:table-cell>
          <table:table-cell office:value-type="string">
            <text:p>3090.7593</text:p>
          </table:table-cell>
          <table:table-cell office:value-type="string">
            <text:p>1389.3408</text:p>
          </table:table-cell>
          <table:table-cell office:value-type="string">
            <text:p>1701.4186</text:p>
          </table:table-cell>
          <table:table-cell office:value-type="string">
            <text:p>3351.7146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895];9;2); &quot;/&quot;; MID([.A1895];6;2);&quot;/&quot;;MID([.A1895];1;4);&quot;/&quot;)" office:value-type="string" office:string-value="08/03/2024/">
            <text:p>08/03/2024/</text:p>
          </table:table-cell>
        </table:table-row>
        <table:table-row table:style-name="ro1">
          <table:table-cell office:value-type="string">
            <text:p>2024-03-09T00:00:00.0/2024-03-10T00:00:00.0</text:p>
          </table:table-cell>
          <table:table-cell office:value-type="string">
            <text:p>5868.2881</text:p>
          </table:table-cell>
          <table:table-cell office:value-type="string">
            <text:p>4102.7236</text:p>
          </table:table-cell>
          <table:table-cell office:value-type="string">
            <text:p>2885.0969</text:p>
          </table:table-cell>
          <table:table-cell office:value-type="string">
            <text:p>1217.6266</text:p>
          </table:table-cell>
          <table:table-cell office:value-type="string">
            <text:p>6562.6382</text:p>
          </table:table-cell>
          <table:table-cell office:value-type="string">
            <text:p>1577.1195</text:p>
          </table:table-cell>
          <table:table-cell office:value-type="string">
            <text:p>95.1634</text:p>
          </table:table-cell>
          <table:table-cell office:value-type="string">
            <text:p>1481.9562</text:p>
          </table:table-cell>
          <table:table-cell office:value-type="string">
            <text:p>252.8784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896];9;2); &quot;/&quot;; MID([.A1896];6;2);&quot;/&quot;;MID([.A1896];1;4);&quot;/&quot;)" office:value-type="string" office:string-value="09/03/2024/">
            <text:p>09/03/2024/</text:p>
          </table:table-cell>
        </table:table-row>
        <table:table-row table:style-name="ro1">
          <table:table-cell office:value-type="string">
            <text:p>2024-03-10T00:00:00.0/2024-03-11T00:00:00.0</text:p>
          </table:table-cell>
          <table:table-cell office:value-type="string">
            <text:p>5950.4463</text:p>
          </table:table-cell>
          <table:table-cell office:value-type="string">
            <text:p>4281.9082</text:p>
          </table:table-cell>
          <table:table-cell office:value-type="string">
            <text:p>3322.5808</text:p>
          </table:table-cell>
          <table:table-cell office:value-type="string">
            <text:p>959.3275</text:p>
          </table:table-cell>
          <table:table-cell office:value-type="string">
            <text:p>7599.4463</text:p>
          </table:table-cell>
          <table:table-cell office:value-type="string">
            <text:p>2344.5427</text:p>
          </table:table-cell>
          <table:table-cell office:value-type="string">
            <text:p>314.9352</text:p>
          </table:table-cell>
          <table:table-cell office:value-type="string">
            <text:p>2029.6074</text:p>
          </table:table-cell>
          <table:table-cell office:value-type="string">
            <text:p>890.3709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897];9;2); &quot;/&quot;; MID([.A1897];6;2);&quot;/&quot;;MID([.A1897];1;4);&quot;/&quot;)" office:value-type="string" office:string-value="10/03/2024/">
            <text:p>10/03/2024/</text:p>
          </table:table-cell>
        </table:table-row>
        <table:table-row table:style-name="ro1">
          <table:table-cell office:value-type="string">
            <text:p>2024-03-11T00:00:00.0/2024-03-12T00:00:00.0</text:p>
          </table:table-cell>
          <table:table-cell office:value-type="string">
            <text:p>6032.8716</text:p>
          </table:table-cell>
          <table:table-cell office:value-type="string">
            <text:p>4412.2070</text:p>
          </table:table-cell>
          <table:table-cell office:value-type="string">
            <text:p>3602.8745</text:p>
          </table:table-cell>
          <table:table-cell office:value-type="string">
            <text:p>809.3326</text:p>
          </table:table-cell>
          <table:table-cell office:value-type="string">
            <text:p>8221.8477</text:p>
          </table:table-cell>
          <table:table-cell office:value-type="string">
            <text:p>3776.8560</text:p>
          </table:table-cell>
          <table:table-cell office:value-type="string">
            <text:p>2092.8416</text:p>
          </table:table-cell>
          <table:table-cell office:value-type="string">
            <text:p>1684.0144</text:p>
          </table:table-cell>
          <table:table-cell office:value-type="string">
            <text:p>4732.0479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898];9;2); &quot;/&quot;; MID([.A1898];6;2);&quot;/&quot;;MID([.A1898];1;4);&quot;/&quot;)" office:value-type="string" office:string-value="11/03/2024/">
            <text:p>11/03/2024/</text:p>
          </table:table-cell>
        </table:table-row>
        <table:table-row table:style-name="ro1">
          <table:table-cell office:value-type="string">
            <text:p>2024-03-12T00:00:00.0/2024-03-13T00:00:00.0</text:p>
          </table:table-cell>
          <table:table-cell office:value-type="string">
            <text:p>6115.4888</text:p>
          </table:table-cell>
          <table:table-cell office:value-type="string">
            <text:p>4278.6333</text:p>
          </table:table-cell>
          <table:table-cell office:value-type="string">
            <text:p>3056.0532</text:p>
          </table:table-cell>
          <table:table-cell office:value-type="string">
            <text:p>1222.5802</text:p>
          </table:table-cell>
          <table:table-cell office:value-type="string">
            <text:p>6750.0684</text:p>
          </table:table-cell>
          <table:table-cell office:value-type="string">
            <text:p>1746.1356</text:p>
          </table:table-cell>
          <table:table-cell office:value-type="string">
            <text:p>150.9626</text:p>
          </table:table-cell>
          <table:table-cell office:value-type="string">
            <text:p>1595.1731</text:p>
          </table:table-cell>
          <table:table-cell office:value-type="string">
            <text:p>281.7999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899];9;2); &quot;/&quot;; MID([.A1899];6;2);&quot;/&quot;;MID([.A1899];1;4);&quot;/&quot;)" office:value-type="string" office:string-value="12/03/2024/">
            <text:p>12/03/2024/</text:p>
          </table:table-cell>
        </table:table-row>
        <table:table-row table:style-name="ro1">
          <table:table-cell office:value-type="string">
            <text:p>2024-03-13T00:00:00.0/2024-03-14T00:00:00.0</text:p>
          </table:table-cell>
          <table:table-cell office:value-type="string">
            <text:p>6198.2920</text:p>
          </table:table-cell>
          <table:table-cell office:value-type="string">
            <text:p>4277.9023</text:p>
          </table:table-cell>
          <table:table-cell office:value-type="string">
            <text:p>2860.7231</text:p>
          </table:table-cell>
          <table:table-cell office:value-type="string">
            <text:p>1417.1793</text:p>
          </table:table-cell>
          <table:table-cell office:value-type="string">
            <text:p>6195.6445</text:p>
          </table:table-cell>
          <table:table-cell office:value-type="string">
            <text:p>2935.5283</text:p>
          </table:table-cell>
          <table:table-cell office:value-type="string">
            <text:p>1191.2372</text:p>
          </table:table-cell>
          <table:table-cell office:value-type="string">
            <text:p>1744.2911</text:p>
          </table:table-cell>
          <table:table-cell office:value-type="string">
            <text:p>2718.4880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1900];9;2); &quot;/&quot;; MID([.A1900];6;2);&quot;/&quot;;MID([.A1900];1;4);&quot;/&quot;)" office:value-type="string" office:string-value="13/03/2024/">
            <text:p>13/03/2024/</text:p>
          </table:table-cell>
        </table:table-row>
        <table:table-row table:style-name="ro1">
          <table:table-cell office:value-type="string">
            <text:p>2024-03-14T00:00:00.0/2024-03-15T00:00:00.0</text:p>
          </table:table-cell>
          <table:table-cell office:value-type="string">
            <text:p>6281.2422</text:p>
          </table:table-cell>
          <table:table-cell office:value-type="string">
            <text:p>4348.2896</text:p>
          </table:table-cell>
          <table:table-cell office:value-type="string">
            <text:p>3037.1052</text:p>
          </table:table-cell>
          <table:table-cell office:value-type="string">
            <text:p>1311.1842</text:p>
          </table:table-cell>
          <table:table-cell office:value-type="string">
            <text:p>6516.3784</text:p>
          </table:table-cell>
          <table:table-cell office:value-type="string">
            <text:p>2714.8735</text:p>
          </table:table-cell>
          <table:table-cell office:value-type="string">
            <text:p>840.9591</text:p>
          </table:table-cell>
          <table:table-cell office:value-type="string">
            <text:p>1873.9146</text:p>
          </table:table-cell>
          <table:table-cell office:value-type="string">
            <text:p>1766.4033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901];9;2); &quot;/&quot;; MID([.A1901];6;2);&quot;/&quot;;MID([.A1901];1;4);&quot;/&quot;)" office:value-type="string" office:string-value="14/03/2024/">
            <text:p>14/03/2024/</text:p>
          </table:table-cell>
        </table:table-row>
        <table:table-row table:style-name="ro1">
          <table:table-cell office:value-type="string">
            <text:p>2024-03-15T00:00:00.0/2024-03-16T00:00:00.0</text:p>
          </table:table-cell>
          <table:table-cell office:value-type="string">
            <text:p>6364.2720</text:p>
          </table:table-cell>
          <table:table-cell office:value-type="string">
            <text:p>4427.8428</text:p>
          </table:table-cell>
          <table:table-cell office:value-type="string">
            <text:p>3060.5364</text:p>
          </table:table-cell>
          <table:table-cell office:value-type="string">
            <text:p>1367.3062</text:p>
          </table:table-cell>
          <table:table-cell office:value-type="string">
            <text:p>6512.4014</text:p>
          </table:table-cell>
          <table:table-cell office:value-type="string">
            <text:p>3308.2734</text:p>
          </table:table-cell>
          <table:table-cell office:value-type="string">
            <text:p>840.3410</text:p>
          </table:table-cell>
          <table:table-cell office:value-type="string">
            <text:p>2467.9326</text:p>
          </table:table-cell>
          <table:table-cell office:value-type="string">
            <text:p>1956.0002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902];9;2); &quot;/&quot;; MID([.A1902];6;2);&quot;/&quot;;MID([.A1902];1;4);&quot;/&quot;)" office:value-type="string" office:string-value="15/03/2024/">
            <text:p>15/03/2024/</text:p>
          </table:table-cell>
        </table:table-row>
        <table:table-row table:style-name="ro1">
          <table:table-cell office:value-type="string">
            <text:p>2024-03-16T00:00:00.0/2024-03-17T00:00:00.0</text:p>
          </table:table-cell>
          <table:table-cell office:value-type="string">
            <text:p>6447.4321</text:p>
          </table:table-cell>
          <table:table-cell office:value-type="string">
            <text:p>4595.5063</text:p>
          </table:table-cell>
          <table:table-cell office:value-type="string">
            <text:p>3313.5500</text:p>
          </table:table-cell>
          <table:table-cell office:value-type="string">
            <text:p>1281.9563</text:p>
          </table:table-cell>
          <table:table-cell office:value-type="string">
            <text:p>7164.6348</text:p>
          </table:table-cell>
          <table:table-cell office:value-type="string">
            <text:p>2624.0842</text:p>
          </table:table-cell>
          <table:table-cell office:value-type="string">
            <text:p>860.4569</text:p>
          </table:table-cell>
          <table:table-cell office:value-type="string">
            <text:p>1763.6272</text:p>
          </table:table-cell>
          <table:table-cell office:value-type="string">
            <text:p>1991.1847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903];9;2); &quot;/&quot;; MID([.A1903];6;2);&quot;/&quot;;MID([.A1903];1;4);&quot;/&quot;)" office:value-type="string" office:string-value="16/03/2024/">
            <text:p>16/03/2024/</text:p>
          </table:table-cell>
        </table:table-row>
        <table:table-row table:style-name="ro1">
          <table:table-cell office:value-type="string">
            <text:p>2024-03-17T00:00:00.0/2024-03-18T00:00:00.0</text:p>
          </table:table-cell>
          <table:table-cell office:value-type="string">
            <text:p>6530.6431</text:p>
          </table:table-cell>
          <table:table-cell office:value-type="string">
            <text:p>4796.1465</text:p>
          </table:table-cell>
          <table:table-cell office:value-type="string">
            <text:p>3598.1975</text:p>
          </table:table-cell>
          <table:table-cell office:value-type="string">
            <text:p>1197.9491</text:p>
          </table:table-cell>
          <table:table-cell office:value-type="string">
            <text:p>7789.1812</text:p>
          </table:table-cell>
          <table:table-cell office:value-type="string">
            <text:p>3584.7207</text:p>
          </table:table-cell>
          <table:table-cell office:value-type="string">
            <text:p>1534.7982</text:p>
          </table:table-cell>
          <table:table-cell office:value-type="string">
            <text:p>2049.9224</text:p>
          </table:table-cell>
          <table:table-cell office:value-type="string">
            <text:p>4227.4355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904];9;2); &quot;/&quot;; MID([.A1904];6;2);&quot;/&quot;;MID([.A1904];1;4);&quot;/&quot;)" office:value-type="string" office:string-value="17/03/2024/">
            <text:p>17/03/2024/</text:p>
          </table:table-cell>
        </table:table-row>
        <table:table-row table:style-name="ro1">
          <table:table-cell office:value-type="string">
            <text:p>2024-03-18T00:00:00.0/2024-03-19T00:00:00.0</text:p>
          </table:table-cell>
          <table:table-cell office:value-type="string">
            <text:p>6613.8647</text:p>
          </table:table-cell>
          <table:table-cell office:value-type="string">
            <text:p>4940.9409</text:p>
          </table:table-cell>
          <table:table-cell office:value-type="string">
            <text:p>3977.5398</text:p>
          </table:table-cell>
          <table:table-cell office:value-type="string">
            <text:p>963.4011</text:p>
          </table:table-cell>
          <table:table-cell office:value-type="string">
            <text:p>8505.8945</text:p>
          </table:table-cell>
          <table:table-cell office:value-type="string">
            <text:p>4613.2959</text:p>
          </table:table-cell>
          <table:table-cell office:value-type="string">
            <text:p>3086.5496</text:p>
          </table:table-cell>
          <table:table-cell office:value-type="string">
            <text:p>1526.7462</text:p>
          </table:table-cell>
          <table:table-cell office:value-type="string">
            <text:p>6870.1641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905];9;2); &quot;/&quot;; MID([.A1905];6;2);&quot;/&quot;;MID([.A1905];1;4);&quot;/&quot;)" office:value-type="string" office:string-value="18/03/2024/">
            <text:p>18/03/2024/</text:p>
          </table:table-cell>
        </table:table-row>
        <table:table-row table:style-name="ro1">
          <table:table-cell office:value-type="string">
            <text:p>2024-03-19T00:00:00.0/2024-03-20T00:00:00.0</text:p>
          </table:table-cell>
          <table:table-cell office:value-type="string">
            <text:p>6697.1567</text:p>
          </table:table-cell>
          <table:table-cell office:value-type="string">
            <text:p>5093.1909</text:p>
          </table:table-cell>
          <table:table-cell office:value-type="string">
            <text:p>4245.8569</text:p>
          </table:table-cell>
          <table:table-cell office:value-type="string">
            <text:p>847.3336</text:p>
          </table:table-cell>
          <table:table-cell office:value-type="string">
            <text:p>9122.0176</text:p>
          </table:table-cell>
          <table:table-cell office:value-type="string">
            <text:p>5093.1909</text:p>
          </table:table-cell>
          <table:table-cell office:value-type="string">
            <text:p>4245.8569</text:p>
          </table:table-cell>
          <table:table-cell office:value-type="string">
            <text:p>847.3336</text:p>
          </table:table-cell>
          <table:table-cell office:value-type="string">
            <text:p>9122.0176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906];9;2); &quot;/&quot;; MID([.A1906];6;2);&quot;/&quot;;MID([.A1906];1;4);&quot;/&quot;)" office:value-type="string" office:string-value="19/03/2024/">
            <text:p>19/03/2024/</text:p>
          </table:table-cell>
        </table:table-row>
        <table:table-row table:style-name="ro1">
          <table:table-cell office:value-type="string">
            <text:p>2024-03-20T00:00:00.0/2024-03-21T00:00:00.0</text:p>
          </table:table-cell>
          <table:table-cell office:value-type="string">
            <text:p>6780.3721</text:p>
          </table:table-cell>
          <table:table-cell office:value-type="string">
            <text:p>4774.6592</text:p>
          </table:table-cell>
          <table:table-cell office:value-type="string">
            <text:p>3369.5020</text:p>
          </table:table-cell>
          <table:table-cell office:value-type="string">
            <text:p>1405.1570</text:p>
          </table:table-cell>
          <table:table-cell office:value-type="string">
            <text:p>6940.5591</text:p>
          </table:table-cell>
          <table:table-cell office:value-type="string">
            <text:p>4248.7505</text:p>
          </table:table-cell>
          <table:table-cell office:value-type="string">
            <text:p>2120.5906</text:p>
          </table:table-cell>
          <table:table-cell office:value-type="string">
            <text:p>2128.1599</text:p>
          </table:table-cell>
          <table:table-cell office:value-type="string">
            <text:p>4727.9512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907];9;2); &quot;/&quot;; MID([.A1907];6;2);&quot;/&quot;;MID([.A1907];1;4);&quot;/&quot;)" office:value-type="string" office:string-value="20/03/2024/">
            <text:p>20/03/2024/</text:p>
          </table:table-cell>
        </table:table-row>
        <table:table-row table:style-name="ro1">
          <table:table-cell office:value-type="string">
            <text:p>2024-03-21T00:00:00.0/2024-03-22T00:00:00.0</text:p>
          </table:table-cell>
          <table:table-cell office:value-type="string">
            <text:p>6863.5840</text:p>
          </table:table-cell>
          <table:table-cell office:value-type="string">
            <text:p>4663.0220</text:p>
          </table:table-cell>
          <table:table-cell office:value-type="string">
            <text:p>2933.3936</text:p>
          </table:table-cell>
          <table:table-cell office:value-type="string">
            <text:p>1729.6283</text:p>
          </table:table-cell>
          <table:table-cell office:value-type="string">
            <text:p>5918.0571</text:p>
          </table:table-cell>
          <table:table-cell office:value-type="string">
            <text:p>3092.0896</text:p>
          </table:table-cell>
          <table:table-cell office:value-type="string">
            <text:p>689.0538</text:p>
          </table:table-cell>
          <table:table-cell office:value-type="string">
            <text:p>2403.0359</text:p>
          </table:table-cell>
          <table:table-cell office:value-type="string">
            <text:p>1544.8534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1908];9;2); &quot;/&quot;; MID([.A1908];6;2);&quot;/&quot;;MID([.A1908];1;4);&quot;/&quot;)" office:value-type="string" office:string-value="21/03/2024/">
            <text:p>21/03/2024/</text:p>
          </table:table-cell>
        </table:table-row>
        <table:table-row table:style-name="ro1">
          <table:table-cell office:value-type="string">
            <text:p>2024-03-22T00:00:00.0/2024-03-23T00:00:00.0</text:p>
          </table:table-cell>
          <table:table-cell office:value-type="string">
            <text:p>6946.7158</text:p>
          </table:table-cell>
          <table:table-cell office:value-type="string">
            <text:p>4885.2749</text:p>
          </table:table-cell>
          <table:table-cell office:value-type="string">
            <text:p>3452.3645</text:p>
          </table:table-cell>
          <table:table-cell office:value-type="string">
            <text:p>1432.9100</text:p>
          </table:table-cell>
          <table:table-cell office:value-type="string">
            <text:p>7010.7998</text:p>
          </table:table-cell>
          <table:table-cell office:value-type="string">
            <text:p>3462.4697</text:p>
          </table:table-cell>
          <table:table-cell office:value-type="string">
            <text:p>1245.1823</text:p>
          </table:table-cell>
          <table:table-cell office:value-type="string">
            <text:p>2217.2874</text:p>
          </table:table-cell>
          <table:table-cell office:value-type="string">
            <text:p>2552.9268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909];9;2); &quot;/&quot;; MID([.A1909];6;2);&quot;/&quot;;MID([.A1909];1;4);&quot;/&quot;)" office:value-type="string" office:string-value="22/03/2024/">
            <text:p>22/03/2024/</text:p>
          </table:table-cell>
        </table:table-row>
        <table:table-row table:style-name="ro1">
          <table:table-cell office:value-type="string">
            <text:p>2024-03-23T00:00:00.0/2024-03-24T00:00:00.0</text:p>
          </table:table-cell>
          <table:table-cell office:value-type="string">
            <text:p>7029.7363</text:p>
          </table:table-cell>
          <table:table-cell office:value-type="string">
            <text:p>4904.5098</text:p>
          </table:table-cell>
          <table:table-cell office:value-type="string">
            <text:p>3284.6382</text:p>
          </table:table-cell>
          <table:table-cell office:value-type="string">
            <text:p>1619.8715</text:p>
          </table:table-cell>
          <table:table-cell office:value-type="string">
            <text:p>6759.0195</text:p>
          </table:table-cell>
          <table:table-cell office:value-type="string">
            <text:p>2893.0308</text:p>
          </table:table-cell>
          <table:table-cell office:value-type="string">
            <text:p>1143.6868</text:p>
          </table:table-cell>
          <table:table-cell office:value-type="string">
            <text:p>1749.3441</text:p>
          </table:table-cell>
          <table:table-cell office:value-type="string">
            <text:p>2392.2776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910];9;2); &quot;/&quot;; MID([.A1910];6;2);&quot;/&quot;;MID([.A1910];1;4);&quot;/&quot;)" office:value-type="string" office:string-value="23/03/2024/">
            <text:p>23/03/2024/</text:p>
          </table:table-cell>
        </table:table-row>
        <table:table-row table:style-name="ro1">
          <table:table-cell office:value-type="string">
            <text:p>2024-03-24T00:00:00.0/2024-03-25T00:00:00.0</text:p>
          </table:table-cell>
          <table:table-cell office:value-type="string">
            <text:p>7112.6621</text:p>
          </table:table-cell>
          <table:table-cell office:value-type="string">
            <text:p>5294.4722</text:p>
          </table:table-cell>
          <table:table-cell office:value-type="string">
            <text:p>4182.0435</text:p>
          </table:table-cell>
          <table:table-cell office:value-type="string">
            <text:p>1112.4286</text:p>
          </table:table-cell>
          <table:table-cell office:value-type="string">
            <text:p>8690.9990</text:p>
          </table:table-cell>
          <table:table-cell office:value-type="string">
            <text:p>3419.6025</text:p>
          </table:table-cell>
          <table:table-cell office:value-type="string">
            <text:p>1713.6833</text:p>
          </table:table-cell>
          <table:table-cell office:value-type="string">
            <text:p>1705.9192</text:p>
          </table:table-cell>
          <table:table-cell office:value-type="string">
            <text:p>3990.6484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911];9;2); &quot;/&quot;; MID([.A1911];6;2);&quot;/&quot;;MID([.A1911];1;4);&quot;/&quot;)" office:value-type="string" office:string-value="24/03/2024/">
            <text:p>24/03/2024/</text:p>
          </table:table-cell>
        </table:table-row>
        <table:table-row table:style-name="ro1">
          <table:table-cell office:value-type="string">
            <text:p>2024-03-25T00:00:00.0/2024-03-26T00:00:00.0</text:p>
          </table:table-cell>
          <table:table-cell office:value-type="string">
            <text:p>7195.4678</text:p>
          </table:table-cell>
          <table:table-cell office:value-type="string">
            <text:p>5325.5547</text:p>
          </table:table-cell>
          <table:table-cell office:value-type="string">
            <text:p>4188.4629</text:p>
          </table:table-cell>
          <table:table-cell office:value-type="string">
            <text:p>1137.0918</text:p>
          </table:table-cell>
          <table:table-cell office:value-type="string">
            <text:p>8683.9502</text:p>
          </table:table-cell>
          <table:table-cell office:value-type="string">
            <text:p>2426.4087</text:p>
          </table:table-cell>
          <table:table-cell office:value-type="string">
            <text:p>415.5144</text:p>
          </table:table-cell>
          <table:table-cell office:value-type="string">
            <text:p>2010.8944</text:p>
          </table:table-cell>
          <table:table-cell office:value-type="string">
            <text:p>1215.4711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912];9;2); &quot;/&quot;; MID([.A1912];6;2);&quot;/&quot;;MID([.A1912];1;4);&quot;/&quot;)" office:value-type="string" office:string-value="25/03/2024/">
            <text:p>25/03/2024/</text:p>
          </table:table-cell>
        </table:table-row>
        <table:table-row table:style-name="ro1">
          <table:table-cell office:value-type="string">
            <text:p>2024-03-26T00:00:00.0/2024-03-27T00:00:00.0</text:p>
          </table:table-cell>
          <table:table-cell office:value-type="string">
            <text:p>7278.1035</text:p>
          </table:table-cell>
          <table:table-cell office:value-type="string">
            <text:p>5486.5190</text:p>
          </table:table-cell>
          <table:table-cell office:value-type="string">
            <text:p>4504.5562</text:p>
          </table:table-cell>
          <table:table-cell office:value-type="string">
            <text:p>981.9630</text:p>
          </table:table-cell>
          <table:table-cell office:value-type="string">
            <text:p>9112.7637</text:p>
          </table:table-cell>
          <table:table-cell office:value-type="string">
            <text:p>4734.7598</text:p>
          </table:table-cell>
          <table:table-cell office:value-type="string">
            <text:p>2651.1260</text:p>
          </table:table-cell>
          <table:table-cell office:value-type="string">
            <text:p>2083.6335</text:p>
          </table:table-cell>
          <table:table-cell office:value-type="string">
            <text:p>5663.9717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913];9;2); &quot;/&quot;; MID([.A1913];6;2);&quot;/&quot;;MID([.A1913];1;4);&quot;/&quot;)" office:value-type="string" office:string-value="26/03/2024/">
            <text:p>26/03/2024/</text:p>
          </table:table-cell>
        </table:table-row>
        <table:table-row table:style-name="ro1">
          <table:table-cell office:value-type="string">
            <text:p>2024-03-27T00:00:00.0/2024-03-28T00:00:00.0</text:p>
          </table:table-cell>
          <table:table-cell office:value-type="string">
            <text:p>7360.5142</text:p>
          </table:table-cell>
          <table:table-cell office:value-type="string">
            <text:p>5321.2583</text:p>
          </table:table-cell>
          <table:table-cell office:value-type="string">
            <text:p>4262.7354</text:p>
          </table:table-cell>
          <table:table-cell office:value-type="string">
            <text:p>1058.5228</text:p>
          </table:table-cell>
          <table:table-cell office:value-type="string">
            <text:p>8575.9893</text:p>
          </table:table-cell>
          <table:table-cell office:value-type="string">
            <text:p>4207.9209</text:p>
          </table:table-cell>
          <table:table-cell office:value-type="string">
            <text:p>1710.8846</text:p>
          </table:table-cell>
          <table:table-cell office:value-type="string">
            <text:p>2497.0364</text:p>
          </table:table-cell>
          <table:table-cell office:value-type="string">
            <text:p>3344.2568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914];9;2); &quot;/&quot;; MID([.A1914];6;2);&quot;/&quot;;MID([.A1914];1;4);&quot;/&quot;)" office:value-type="string" office:string-value="27/03/2024/">
            <text:p>27/03/2024/</text:p>
          </table:table-cell>
        </table:table-row>
        <table:table-row table:style-name="ro1">
          <table:table-cell office:value-type="string">
            <text:p>2024-03-28T00:00:00.0/2024-03-29T00:00:00.0</text:p>
          </table:table-cell>
          <table:table-cell office:value-type="string">
            <text:p>7442.7549</text:p>
          </table:table-cell>
          <table:table-cell office:value-type="string">
            <text:p>5523.4951</text:p>
          </table:table-cell>
          <table:table-cell office:value-type="string">
            <text:p>4598.0840</text:p>
          </table:table-cell>
          <table:table-cell office:value-type="string">
            <text:p>925.4111</text:p>
          </table:table-cell>
          <table:table-cell office:value-type="string">
            <text:p>9114.8457</text:p>
          </table:table-cell>
          <table:table-cell office:value-type="string">
            <text:p>4127.7729</text:p>
          </table:table-cell>
          <table:table-cell office:value-type="string">
            <text:p>2922.8674</text:p>
          </table:table-cell>
          <table:table-cell office:value-type="string">
            <text:p>1204.9055</text:p>
          </table:table-cell>
          <table:table-cell office:value-type="string">
            <text:p>4782.3735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915];9;2); &quot;/&quot;; MID([.A1915];6;2);&quot;/&quot;;MID([.A1915];1;4);&quot;/&quot;)" office:value-type="string" office:string-value="28/03/2024/">
            <text:p>28/03/2024/</text:p>
          </table:table-cell>
        </table:table-row>
        <table:table-row table:style-name="ro1">
          <table:table-cell office:value-type="string">
            <text:p>2024-03-29T00:00:00.0/2024-03-30T00:00:00.0</text:p>
          </table:table-cell>
          <table:table-cell office:value-type="string">
            <text:p>7524.7490</text:p>
          </table:table-cell>
          <table:table-cell office:value-type="string">
            <text:p>5602.2578</text:p>
          </table:table-cell>
          <table:table-cell office:value-type="string">
            <text:p>4677.5195</text:p>
          </table:table-cell>
          <table:table-cell office:value-type="string">
            <text:p>924.7382</text:p>
          </table:table-cell>
          <table:table-cell office:value-type="string">
            <text:p>9411.4209</text:p>
          </table:table-cell>
          <table:table-cell office:value-type="string">
            <text:p>4576.0366</text:p>
          </table:table-cell>
          <table:table-cell office:value-type="string">
            <text:p>2545.5981</text:p>
          </table:table-cell>
          <table:table-cell office:value-type="string">
            <text:p>2030.4384</text:p>
          </table:table-cell>
          <table:table-cell office:value-type="string">
            <text:p>5012.3003</text:p>
          </table:table-cell>
          <table:table-cell office:value-type="string">
            <text:p>0.9826</text:p>
          </table:table-cell>
          <table:table-cell table:number-columns-repeated="3"/>
          <table:table-cell table:formula="of:==CONCATENATE( MID([.A1916];9;2); &quot;/&quot;; MID([.A1916];6;2);&quot;/&quot;;MID([.A1916];1;4);&quot;/&quot;)" office:value-type="string" office:string-value="29/03/2024/">
            <text:p>29/03/2024/</text:p>
          </table:table-cell>
        </table:table-row>
        <table:table-row table:style-name="ro1">
          <table:table-cell office:value-type="string">
            <text:p>2024-03-30T00:00:00.0/2024-03-31T00:00:00.0</text:p>
          </table:table-cell>
          <table:table-cell office:value-type="string">
            <text:p>7606.4683</text:p>
          </table:table-cell>
          <table:table-cell office:value-type="string">
            <text:p>5283.6514</text:p>
          </table:table-cell>
          <table:table-cell office:value-type="string">
            <text:p>3715.1655</text:p>
          </table:table-cell>
          <table:table-cell office:value-type="string">
            <text:p>1568.4858</text:p>
          </table:table-cell>
          <table:table-cell office:value-type="string">
            <text:p>6888.9556</text:p>
          </table:table-cell>
          <table:table-cell office:value-type="string">
            <text:p>3993.8845</text:p>
          </table:table-cell>
          <table:table-cell office:value-type="string">
            <text:p>2191.3401</text:p>
          </table:table-cell>
          <table:table-cell office:value-type="string">
            <text:p>1802.5444</text:p>
          </table:table-cell>
          <table:table-cell office:value-type="string">
            <text:p>4003.7336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1917];9;2); &quot;/&quot;; MID([.A1917];6;2);&quot;/&quot;;MID([.A1917];1;4);&quot;/&quot;)" office:value-type="string" office:string-value="30/03/2024/">
            <text:p>30/03/2024/</text:p>
          </table:table-cell>
        </table:table-row>
        <table:table-row table:style-name="ro1">
          <table:table-cell office:value-type="string">
            <text:p>2024-03-31T00:00:00.0/2024-04-01T00:00:00.0</text:p>
          </table:table-cell>
          <table:table-cell office:value-type="string">
            <text:p>7687.9639</text:p>
          </table:table-cell>
          <table:table-cell office:value-type="string">
            <text:p>5185.3857</text:p>
          </table:table-cell>
          <table:table-cell office:value-type="string">
            <text:p>3347.6296</text:p>
          </table:table-cell>
          <table:table-cell office:value-type="string">
            <text:p>1837.7562</text:p>
          </table:table-cell>
          <table:table-cell office:value-type="string">
            <text:p>6147.3657</text:p>
          </table:table-cell>
          <table:table-cell office:value-type="string">
            <text:p>3138.4238</text:p>
          </table:table-cell>
          <table:table-cell office:value-type="string">
            <text:p>687.2875</text:p>
          </table:table-cell>
          <table:table-cell office:value-type="string">
            <text:p>2451.1365</text:p>
          </table:table-cell>
          <table:table-cell office:value-type="string">
            <text:p>1654.2874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1918];9;2); &quot;/&quot;; MID([.A1918];6;2);&quot;/&quot;;MID([.A1918];1;4);&quot;/&quot;)" office:value-type="string" office:string-value="31/03/2024/">
            <text:p>31/03/2024/</text:p>
          </table:table-cell>
        </table:table-row>
        <table:table-row table:style-name="ro1">
          <table:table-cell office:value-type="string">
            <text:p>2024-04-01T00:00:00.0/2024-04-02T00:00:00.0</text:p>
          </table:table-cell>
          <table:table-cell office:value-type="string">
            <text:p>7769.1045</text:p>
          </table:table-cell>
          <table:table-cell office:value-type="string">
            <text:p>5645.6001</text:p>
          </table:table-cell>
          <table:table-cell office:value-type="string">
            <text:p>4721.1191</text:p>
          </table:table-cell>
          <table:table-cell office:value-type="string">
            <text:p>924.4808</text:p>
          </table:table-cell>
          <table:table-cell office:value-type="string">
            <text:p>9289.5449</text:p>
          </table:table-cell>
          <table:table-cell office:value-type="string">
            <text:p>2886.5642</text:p>
          </table:table-cell>
          <table:table-cell office:value-type="string">
            <text:p>1218.1781</text:p>
          </table:table-cell>
          <table:table-cell office:value-type="string">
            <text:p>1668.3861</text:p>
          </table:table-cell>
          <table:table-cell office:value-type="string">
            <text:p>2041.1466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919];9;2); &quot;/&quot;; MID([.A1919];6;2);&quot;/&quot;;MID([.A1919];1;4);&quot;/&quot;)" office:value-type="string" office:string-value="01/04/2024/">
            <text:p>01/04/2024/</text:p>
          </table:table-cell>
        </table:table-row>
        <table:table-row table:style-name="ro1">
          <table:table-cell office:value-type="string">
            <text:p>2024-04-02T00:00:00.0/2024-04-03T00:00:00.0</text:p>
          </table:table-cell>
          <table:table-cell office:value-type="string">
            <text:p>7849.9463</text:p>
          </table:table-cell>
          <table:table-cell office:value-type="string">
            <text:p>5808.6694</text:p>
          </table:table-cell>
          <table:table-cell office:value-type="string">
            <text:p>4642.8257</text:p>
          </table:table-cell>
          <table:table-cell office:value-type="string">
            <text:p>1165.8441</text:p>
          </table:table-cell>
          <table:table-cell office:value-type="string">
            <text:p>8876.8242</text:p>
          </table:table-cell>
          <table:table-cell office:value-type="string">
            <text:p>4361.3203</text:p>
          </table:table-cell>
          <table:table-cell office:value-type="string">
            <text:p>2230.9524</text:p>
          </table:table-cell>
          <table:table-cell office:value-type="string">
            <text:p>2130.3682</text:p>
          </table:table-cell>
          <table:table-cell office:value-type="string">
            <text:p>4600.6318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920];9;2); &quot;/&quot;; MID([.A1920];6;2);&quot;/&quot;;MID([.A1920];1;4);&quot;/&quot;)" office:value-type="string" office:string-value="02/04/2024/">
            <text:p>02/04/2024/</text:p>
          </table:table-cell>
        </table:table-row>
        <table:table-row table:style-name="ro1">
          <table:table-cell office:value-type="string">
            <text:p>2024-04-03T00:00:00.0/2024-04-04T00:00:00.0</text:p>
          </table:table-cell>
          <table:table-cell office:value-type="string">
            <text:p>7930.4053</text:p>
          </table:table-cell>
          <table:table-cell office:value-type="string">
            <text:p>5838.7349</text:p>
          </table:table-cell>
          <table:table-cell office:value-type="string">
            <text:p>4748.3174</text:p>
          </table:table-cell>
          <table:table-cell office:value-type="string">
            <text:p>1090.4178</text:p>
          </table:table-cell>
          <table:table-cell office:value-type="string">
            <text:p>9197.9668</text:p>
          </table:table-cell>
          <table:table-cell office:value-type="string">
            <text:p>3541.6350</text:p>
          </table:table-cell>
          <table:table-cell office:value-type="string">
            <text:p>1323.7439</text:p>
          </table:table-cell>
          <table:table-cell office:value-type="string">
            <text:p>2217.8911</text:p>
          </table:table-cell>
          <table:table-cell office:value-type="string">
            <text:p>3300.6099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921];9;2); &quot;/&quot;; MID([.A1921];6;2);&quot;/&quot;;MID([.A1921];1;4);&quot;/&quot;)" office:value-type="string" office:string-value="03/04/2024/">
            <text:p>03/04/2024/</text:p>
          </table:table-cell>
        </table:table-row>
        <table:table-row table:style-name="ro1">
          <table:table-cell office:value-type="string">
            <text:p>2024-04-04T00:00:00.0/2024-04-05T00:00:00.0</text:p>
          </table:table-cell>
          <table:table-cell office:value-type="string">
            <text:p>8010.5254</text:p>
          </table:table-cell>
          <table:table-cell office:value-type="string">
            <text:p>5821.0713</text:p>
          </table:table-cell>
          <table:table-cell office:value-type="string">
            <text:p>4399.0039</text:p>
          </table:table-cell>
          <table:table-cell office:value-type="string">
            <text:p>1422.0670</text:p>
          </table:table-cell>
          <table:table-cell office:value-type="string">
            <text:p>8384.2988</text:p>
          </table:table-cell>
          <table:table-cell office:value-type="string">
            <text:p>3627.7200</text:p>
          </table:table-cell>
          <table:table-cell office:value-type="string">
            <text:p>1263.3965</text:p>
          </table:table-cell>
          <table:table-cell office:value-type="string">
            <text:p>2364.3235</text:p>
          </table:table-cell>
          <table:table-cell office:value-type="string">
            <text:p>2461.9941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922];9;2); &quot;/&quot;; MID([.A1922];6;2);&quot;/&quot;;MID([.A1922];1;4);&quot;/&quot;)" office:value-type="string" office:string-value="04/04/2024/">
            <text:p>04/04/2024/</text:p>
          </table:table-cell>
        </table:table-row>
        <table:table-row table:style-name="ro1">
          <table:table-cell office:value-type="string">
            <text:p>2024-04-05T00:00:00.0/2024-04-06T00:00:00.0</text:p>
          </table:table-cell>
          <table:table-cell office:value-type="string">
            <text:p>8090.2085</text:p>
          </table:table-cell>
          <table:table-cell office:value-type="string">
            <text:p>5845.1016</text:p>
          </table:table-cell>
          <table:table-cell office:value-type="string">
            <text:p>4541.8037</text:p>
          </table:table-cell>
          <table:table-cell office:value-type="string">
            <text:p>1303.2981</text:p>
          </table:table-cell>
          <table:table-cell office:value-type="string">
            <text:p>8517.8516</text:p>
          </table:table-cell>
          <table:table-cell office:value-type="string">
            <text:p>4262.3726</text:p>
          </table:table-cell>
          <table:table-cell office:value-type="string">
            <text:p>1666.1663</text:p>
          </table:table-cell>
          <table:table-cell office:value-type="string">
            <text:p>2596.2065</text:p>
          </table:table-cell>
          <table:table-cell office:value-type="string">
            <text:p>3567.7859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923];9;2); &quot;/&quot;; MID([.A1923];6;2);&quot;/&quot;;MID([.A1923];1;4);&quot;/&quot;)" office:value-type="string" office:string-value="05/04/2024/">
            <text:p>05/04/2024/</text:p>
          </table:table-cell>
        </table:table-row>
        <table:table-row table:style-name="ro1">
          <table:table-cell office:value-type="string">
            <text:p>2024-04-06T00:00:00.0/2024-04-07T00:00:00.0</text:p>
          </table:table-cell>
          <table:table-cell office:value-type="string">
            <text:p>8169.5137</text:p>
          </table:table-cell>
          <table:table-cell office:value-type="string">
            <text:p>5777.2251</text:p>
          </table:table-cell>
          <table:table-cell office:value-type="string">
            <text:p>4366.0469</text:p>
          </table:table-cell>
          <table:table-cell office:value-type="string">
            <text:p>1411.1779</text:p>
          </table:table-cell>
          <table:table-cell office:value-type="string">
            <text:p>8003.8271</text:p>
          </table:table-cell>
          <table:table-cell office:value-type="string">
            <text:p>4549.0059</text:p>
          </table:table-cell>
          <table:table-cell office:value-type="string">
            <text:p>2314.4619</text:p>
          </table:table-cell>
          <table:table-cell office:value-type="string">
            <text:p>2234.5439</text:p>
          </table:table-cell>
          <table:table-cell office:value-type="string">
            <text:p>4183.4883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924];9;2); &quot;/&quot;; MID([.A1924];6;2);&quot;/&quot;;MID([.A1924];1;4);&quot;/&quot;)" office:value-type="string" office:string-value="06/04/2024/">
            <text:p>06/04/2024/</text:p>
          </table:table-cell>
        </table:table-row>
        <table:table-row table:style-name="ro1">
          <table:table-cell office:value-type="string">
            <text:p>2024-04-07T00:00:00.0/2024-04-08T00:00:00.0</text:p>
          </table:table-cell>
          <table:table-cell office:value-type="string">
            <text:p>8248.3623</text:p>
          </table:table-cell>
          <table:table-cell office:value-type="string">
            <text:p>5938.5654</text:p>
          </table:table-cell>
          <table:table-cell office:value-type="string">
            <text:p>4476.7573</text:p>
          </table:table-cell>
          <table:table-cell office:value-type="string">
            <text:p>1461.8080</text:p>
          </table:table-cell>
          <table:table-cell office:value-type="string">
            <text:p>8219.0869</text:p>
          </table:table-cell>
          <table:table-cell office:value-type="string">
            <text:p>5830.7305</text:p>
          </table:table-cell>
          <table:table-cell office:value-type="string">
            <text:p>4230.1758</text:p>
          </table:table-cell>
          <table:table-cell office:value-type="string">
            <text:p>1600.5546</text:p>
          </table:table-cell>
          <table:table-cell office:value-type="string">
            <text:p>7697.7495</text:p>
          </table:table-cell>
          <table:table-cell office:value-type="string">
            <text:p>0.9191</text:p>
          </table:table-cell>
          <table:table-cell table:number-columns-repeated="3"/>
          <table:table-cell table:formula="of:==CONCATENATE( MID([.A1925];9;2); &quot;/&quot;; MID([.A1925];6;2);&quot;/&quot;;MID([.A1925];1;4);&quot;/&quot;)" office:value-type="string" office:string-value="07/04/2024/">
            <text:p>07/04/2024/</text:p>
          </table:table-cell>
        </table:table-row>
        <table:table-row table:style-name="ro1">
          <table:table-cell office:value-type="string">
            <text:p>2024-04-08T00:00:00.0/2024-04-09T00:00:00.0</text:p>
          </table:table-cell>
          <table:table-cell office:value-type="string">
            <text:p>8326.7607</text:p>
          </table:table-cell>
          <table:table-cell office:value-type="string">
            <text:p>5711.1641</text:p>
          </table:table-cell>
          <table:table-cell office:value-type="string">
            <text:p>3848.6582</text:p>
          </table:table-cell>
          <table:table-cell office:value-type="string">
            <text:p>1862.5059</text:p>
          </table:table-cell>
          <table:table-cell office:value-type="string">
            <text:p>6743.7095</text:p>
          </table:table-cell>
          <table:table-cell office:value-type="string">
            <text:p>4935.6431</text:p>
          </table:table-cell>
          <table:table-cell office:value-type="string">
            <text:p>2459.2876</text:p>
          </table:table-cell>
          <table:table-cell office:value-type="string">
            <text:p>2476.3555</text:p>
          </table:table-cell>
          <table:table-cell office:value-type="string">
            <text:p>4115.6812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926];9;2); &quot;/&quot;; MID([.A1926];6;2);&quot;/&quot;;MID([.A1926];1;4);&quot;/&quot;)" office:value-type="string" office:string-value="08/04/2024/">
            <text:p>08/04/2024/</text:p>
          </table:table-cell>
        </table:table-row>
        <table:table-row table:style-name="ro1">
          <table:table-cell office:value-type="string">
            <text:p>2024-04-09T00:00:00.0/2024-04-10T00:00:00.0</text:p>
          </table:table-cell>
          <table:table-cell office:value-type="string">
            <text:p>8404.6592</text:p>
          </table:table-cell>
          <table:table-cell office:value-type="string">
            <text:p>5541.6411</text:p>
          </table:table-cell>
          <table:table-cell office:value-type="string">
            <text:p>3335.9893</text:p>
          </table:table-cell>
          <table:table-cell office:value-type="string">
            <text:p>2205.6521</text:p>
          </table:table-cell>
          <table:table-cell office:value-type="string">
            <text:p>5836.7671</text:p>
          </table:table-cell>
          <table:table-cell office:value-type="string">
            <text:p>5097.8223</text:p>
          </table:table-cell>
          <table:table-cell office:value-type="string">
            <text:p>2639.7429</text:p>
          </table:table-cell>
          <table:table-cell office:value-type="string">
            <text:p>2458.0796</text:p>
          </table:table-cell>
          <table:table-cell office:value-type="string">
            <text:p>4315.2388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927];9;2); &quot;/&quot;; MID([.A1927];6;2);&quot;/&quot;;MID([.A1927];1;4);&quot;/&quot;)" office:value-type="string" office:string-value="09/04/2024/">
            <text:p>09/04/2024/</text:p>
          </table:table-cell>
        </table:table-row>
        <table:table-row table:style-name="ro1">
          <table:table-cell office:value-type="string">
            <text:p>2024-04-10T00:00:00.0/2024-04-11T00:00:00.0</text:p>
          </table:table-cell>
          <table:table-cell office:value-type="string">
            <text:p>8482.0186</text:p>
          </table:table-cell>
          <table:table-cell office:value-type="string">
            <text:p>5757.4419</text:p>
          </table:table-cell>
          <table:table-cell office:value-type="string">
            <text:p>3589.0649</text:p>
          </table:table-cell>
          <table:table-cell office:value-type="string">
            <text:p>2168.3770</text:p>
          </table:table-cell>
          <table:table-cell office:value-type="string">
            <text:p>6375.6377</text:p>
          </table:table-cell>
          <table:table-cell office:value-type="string">
            <text:p>2822.0129</text:p>
          </table:table-cell>
          <table:table-cell office:value-type="string">
            <text:p>928.0420</text:p>
          </table:table-cell>
          <table:table-cell office:value-type="string">
            <text:p>1893.9708</text:p>
          </table:table-cell>
          <table:table-cell office:value-type="string">
            <text:p>1618.9232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928];9;2); &quot;/&quot;; MID([.A1928];6;2);&quot;/&quot;;MID([.A1928];1;4);&quot;/&quot;)" office:value-type="string" office:string-value="10/04/2024/">
            <text:p>10/04/2024/</text:p>
          </table:table-cell>
        </table:table-row>
        <table:table-row table:style-name="ro1">
          <table:table-cell office:value-type="string">
            <text:p>2024-04-11T00:00:00.0/2024-04-12T00:00:00.0</text:p>
          </table:table-cell>
          <table:table-cell office:value-type="string">
            <text:p>8558.8691</text:p>
          </table:table-cell>
          <table:table-cell office:value-type="string">
            <text:p>6017.1826</text:p>
          </table:table-cell>
          <table:table-cell office:value-type="string">
            <text:p>4166.4287</text:p>
          </table:table-cell>
          <table:table-cell office:value-type="string">
            <text:p>1850.7543</text:p>
          </table:table-cell>
          <table:table-cell office:value-type="string">
            <text:p>7374.9727</text:p>
          </table:table-cell>
          <table:table-cell office:value-type="string">
            <text:p>5985.4849</text:p>
          </table:table-cell>
          <table:table-cell office:value-type="string">
            <text:p>4147.7729</text:p>
          </table:table-cell>
          <table:table-cell office:value-type="string">
            <text:p>1837.7119</text:p>
          </table:table-cell>
          <table:table-cell office:value-type="string">
            <text:p>7246.868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929];9;2); &quot;/&quot;; MID([.A1929];6;2);&quot;/&quot;;MID([.A1929];1;4);&quot;/&quot;)" office:value-type="string" office:string-value="11/04/2024/">
            <text:p>11/04/2024/</text:p>
          </table:table-cell>
        </table:table-row>
        <table:table-row table:style-name="ro1">
          <table:table-cell office:value-type="string">
            <text:p>2024-04-12T00:00:00.0/2024-04-13T00:00:00.0</text:p>
          </table:table-cell>
          <table:table-cell office:value-type="string">
            <text:p>8635.1299</text:p>
          </table:table-cell>
          <table:table-cell office:value-type="string">
            <text:p>6268.5439</text:p>
          </table:table-cell>
          <table:table-cell office:value-type="string">
            <text:p>4997.0742</text:p>
          </table:table-cell>
          <table:table-cell office:value-type="string">
            <text:p>1271.4698</text:p>
          </table:table-cell>
          <table:table-cell office:value-type="string">
            <text:p>9056.6416</text:p>
          </table:table-cell>
          <table:table-cell office:value-type="string">
            <text:p>5556.9429</text:p>
          </table:table-cell>
          <table:table-cell office:value-type="string">
            <text:p>3301.2239</text:p>
          </table:table-cell>
          <table:table-cell office:value-type="string">
            <text:p>2255.7190</text:p>
          </table:table-cell>
          <table:table-cell office:value-type="string">
            <text:p>6138.1138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930];9;2); &quot;/&quot;; MID([.A1930];6;2);&quot;/&quot;;MID([.A1930];1;4);&quot;/&quot;)" office:value-type="string" office:string-value="12/04/2024/">
            <text:p>12/04/2024/</text:p>
          </table:table-cell>
        </table:table-row>
        <table:table-row table:style-name="ro1">
          <table:table-cell office:value-type="string">
            <text:p>2024-04-13T00:00:00.0/2024-04-14T00:00:00.0</text:p>
          </table:table-cell>
          <table:table-cell office:value-type="string">
            <text:p>8710.8438</text:p>
          </table:table-cell>
          <table:table-cell office:value-type="string">
            <text:p>6265.3408</text:p>
          </table:table-cell>
          <table:table-cell office:value-type="string">
            <text:p>4651.6641</text:p>
          </table:table-cell>
          <table:table-cell office:value-type="string">
            <text:p>1613.6769</text:p>
          </table:table-cell>
          <table:table-cell office:value-type="string">
            <text:p>8283.0771</text:p>
          </table:table-cell>
          <table:table-cell office:value-type="string">
            <text:p>5392.9805</text:p>
          </table:table-cell>
          <table:table-cell office:value-type="string">
            <text:p>2544.3225</text:p>
          </table:table-cell>
          <table:table-cell office:value-type="string">
            <text:p>2848.6580</text:p>
          </table:table-cell>
          <table:table-cell office:value-type="string">
            <text:p>4459.6904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931];9;2); &quot;/&quot;; MID([.A1931];6;2);&quot;/&quot;;MID([.A1931];1;4);&quot;/&quot;)" office:value-type="string" office:string-value="13/04/2024/">
            <text:p>13/04/2024/</text:p>
          </table:table-cell>
        </table:table-row>
        <table:table-row table:style-name="ro1">
          <table:table-cell office:value-type="string">
            <text:p>2024-04-14T00:00:00.0/2024-04-15T00:00:00.0</text:p>
          </table:table-cell>
          <table:table-cell office:value-type="string">
            <text:p>8785.9180</text:p>
          </table:table-cell>
          <table:table-cell office:value-type="string">
            <text:p>5739.7031</text:p>
          </table:table-cell>
          <table:table-cell office:value-type="string">
            <text:p>3525.1338</text:p>
          </table:table-cell>
          <table:table-cell office:value-type="string">
            <text:p>2214.5693</text:p>
          </table:table-cell>
          <table:table-cell office:value-type="string">
            <text:p>5975.1694</text:p>
          </table:table-cell>
          <table:table-cell office:value-type="string">
            <text:p>4029.3364</text:p>
          </table:table-cell>
          <table:table-cell office:value-type="string">
            <text:p>762.5384</text:p>
          </table:table-cell>
          <table:table-cell office:value-type="string">
            <text:p>3266.7981</text:p>
          </table:table-cell>
          <table:table-cell office:value-type="string">
            <text:p>1265.0610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932];9;2); &quot;/&quot;; MID([.A1932];6;2);&quot;/&quot;;MID([.A1932];1;4);&quot;/&quot;)" office:value-type="string" office:string-value="14/04/2024/">
            <text:p>14/04/2024/</text:p>
          </table:table-cell>
        </table:table-row>
        <table:table-row table:style-name="ro1">
          <table:table-cell office:value-type="string">
            <text:p>2024-04-15T00:00:00.0/2024-04-16T00:00:00.0</text:p>
          </table:table-cell>
          <table:table-cell office:value-type="string">
            <text:p>8860.4102</text:p>
          </table:table-cell>
          <table:table-cell office:value-type="string">
            <text:p>6032.4912</text:p>
          </table:table-cell>
          <table:table-cell office:value-type="string">
            <text:p>3894.7307</text:p>
          </table:table-cell>
          <table:table-cell office:value-type="string">
            <text:p>2137.7605</text:p>
          </table:table-cell>
          <table:table-cell office:value-type="string">
            <text:p>6653.7285</text:p>
          </table:table-cell>
          <table:table-cell office:value-type="string">
            <text:p>2760.1521</text:p>
          </table:table-cell>
          <table:table-cell office:value-type="string">
            <text:p>317.8718</text:p>
          </table:table-cell>
          <table:table-cell office:value-type="string">
            <text:p>2442.2803</text:p>
          </table:table-cell>
          <table:table-cell office:value-type="string">
            <text:p>731.3892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1933];9;2); &quot;/&quot;; MID([.A1933];6;2);&quot;/&quot;;MID([.A1933];1;4);&quot;/&quot;)" office:value-type="string" office:string-value="15/04/2024/">
            <text:p>15/04/2024/</text:p>
          </table:table-cell>
        </table:table-row>
        <table:table-row table:style-name="ro1">
          <table:table-cell office:value-type="string">
            <text:p>2024-04-16T00:00:00.0/2024-04-17T00:00:00.0</text:p>
          </table:table-cell>
          <table:table-cell office:value-type="string">
            <text:p>8934.2471</text:p>
          </table:table-cell>
          <table:table-cell office:value-type="string">
            <text:p>6794.1377</text:p>
          </table:table-cell>
          <table:table-cell office:value-type="string">
            <text:p>5604.0747</text:p>
          </table:table-cell>
          <table:table-cell office:value-type="string">
            <text:p>1190.0631</text:p>
          </table:table-cell>
          <table:table-cell office:value-type="string">
            <text:p>10143.7207</text:p>
          </table:table-cell>
          <table:table-cell office:value-type="string">
            <text:p>4876.5244</text:p>
          </table:table-cell>
          <table:table-cell office:value-type="string">
            <text:p>2045.8512</text:p>
          </table:table-cell>
          <table:table-cell office:value-type="string">
            <text:p>2830.6731</text:p>
          </table:table-cell>
          <table:table-cell office:value-type="string">
            <text:p>3237.1536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1934];9;2); &quot;/&quot;; MID([.A1934];6;2);&quot;/&quot;;MID([.A1934];1;4);&quot;/&quot;)" office:value-type="string" office:string-value="16/04/2024/">
            <text:p>16/04/2024/</text:p>
          </table:table-cell>
        </table:table-row>
        <table:table-row table:style-name="ro1">
          <table:table-cell office:value-type="string">
            <text:p>2024-04-17T00:00:00.0/2024-04-18T00:00:00.0</text:p>
          </table:table-cell>
          <table:table-cell office:value-type="string">
            <text:p>9007.4043</text:p>
          </table:table-cell>
          <table:table-cell office:value-type="string">
            <text:p>6737.0635</text:p>
          </table:table-cell>
          <table:table-cell office:value-type="string">
            <text:p>5396.7700</text:p>
          </table:table-cell>
          <table:table-cell office:value-type="string">
            <text:p>1340.2933</text:p>
          </table:table-cell>
          <table:table-cell office:value-type="string">
            <text:p>9616.2920</text:p>
          </table:table-cell>
          <table:table-cell office:value-type="string">
            <text:p>3371.6494</text:p>
          </table:table-cell>
          <table:table-cell office:value-type="string">
            <text:p>854.4887</text:p>
          </table:table-cell>
          <table:table-cell office:value-type="string">
            <text:p>2517.1606</text:p>
          </table:table-cell>
          <table:table-cell office:value-type="string">
            <text:p>2148.4021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935];9;2); &quot;/&quot;; MID([.A1935];6;2);&quot;/&quot;;MID([.A1935];1;4);&quot;/&quot;)" office:value-type="string" office:string-value="17/04/2024/">
            <text:p>17/04/2024/</text:p>
          </table:table-cell>
        </table:table-row>
        <table:table-row table:style-name="ro1">
          <table:table-cell office:value-type="string">
            <text:p>2024-04-18T00:00:00.0/2024-04-19T00:00:00.0</text:p>
          </table:table-cell>
          <table:table-cell office:value-type="string">
            <text:p>9079.8984</text:p>
          </table:table-cell>
          <table:table-cell office:value-type="string">
            <text:p>6622.4277</text:p>
          </table:table-cell>
          <table:table-cell office:value-type="string">
            <text:p>4915.6426</text:p>
          </table:table-cell>
          <table:table-cell office:value-type="string">
            <text:p>1706.7850</text:p>
          </table:table-cell>
          <table:table-cell office:value-type="string">
            <text:p>8557.8232</text:p>
          </table:table-cell>
          <table:table-cell office:value-type="string">
            <text:p>4038.7139</text:p>
          </table:table-cell>
          <table:table-cell office:value-type="string">
            <text:p>1061.3726</text:p>
          </table:table-cell>
          <table:table-cell office:value-type="string">
            <text:p>2977.3413</text:p>
          </table:table-cell>
          <table:table-cell office:value-type="string">
            <text:p>1934.6700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936];9;2); &quot;/&quot;; MID([.A1936];6;2);&quot;/&quot;;MID([.A1936];1;4);&quot;/&quot;)" office:value-type="string" office:string-value="18/04/2024/">
            <text:p>18/04/2024/</text:p>
          </table:table-cell>
        </table:table-row>
        <table:table-row table:style-name="ro1">
          <table:table-cell office:value-type="string">
            <text:p>2024-04-19T00:00:00.0/2024-04-20T00:00:00.0</text:p>
          </table:table-cell>
          <table:table-cell office:value-type="string">
            <text:p>9151.6709</text:p>
          </table:table-cell>
          <table:table-cell office:value-type="string">
            <text:p>6688.7349</text:p>
          </table:table-cell>
          <table:table-cell office:value-type="string">
            <text:p>4854.4087</text:p>
          </table:table-cell>
          <table:table-cell office:value-type="string">
            <text:p>1834.3264</text:p>
          </table:table-cell>
          <table:table-cell office:value-type="string">
            <text:p>8658.7871</text:p>
          </table:table-cell>
          <table:table-cell office:value-type="string">
            <text:p>3592.0381</text:p>
          </table:table-cell>
          <table:table-cell office:value-type="string">
            <text:p>830.9979</text:p>
          </table:table-cell>
          <table:table-cell office:value-type="string">
            <text:p>2761.0403</text:p>
          </table:table-cell>
          <table:table-cell office:value-type="string">
            <text:p>1482.6151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1937];9;2); &quot;/&quot;; MID([.A1937];6;2);&quot;/&quot;;MID([.A1937];1;4);&quot;/&quot;)" office:value-type="string" office:string-value="19/04/2024/">
            <text:p>19/04/2024/</text:p>
          </table:table-cell>
        </table:table-row>
        <table:table-row table:style-name="ro1">
          <table:table-cell office:value-type="string">
            <text:p>2024-04-20T00:00:00.0/2024-04-21T00:00:00.0</text:p>
          </table:table-cell>
          <table:table-cell office:value-type="string">
            <text:p>9222.7471</text:p>
          </table:table-cell>
          <table:table-cell office:value-type="string">
            <text:p>6872.6001</text:p>
          </table:table-cell>
          <table:table-cell office:value-type="string">
            <text:p>5462.1650</text:p>
          </table:table-cell>
          <table:table-cell office:value-type="string">
            <text:p>1410.4349</text:p>
          </table:table-cell>
          <table:table-cell office:value-type="string">
            <text:p>9737.0820</text:p>
          </table:table-cell>
          <table:table-cell office:value-type="string">
            <text:p>2180.5667</text:p>
          </table:table-cell>
          <table:table-cell office:value-type="string">
            <text:p>132.7923</text:p>
          </table:table-cell>
          <table:table-cell office:value-type="string">
            <text:p>2047.7745</text:p>
          </table:table-cell>
          <table:table-cell office:value-type="string">
            <text:p>391.9435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938];9;2); &quot;/&quot;; MID([.A1938];6;2);&quot;/&quot;;MID([.A1938];1;4);&quot;/&quot;)" office:value-type="string" office:string-value="20/04/2024/">
            <text:p>20/04/2024/</text:p>
          </table:table-cell>
        </table:table-row>
        <table:table-row table:style-name="ro1">
          <table:table-cell office:value-type="string">
            <text:p>2024-04-21T00:00:00.0/2024-04-22T00:00:00.0</text:p>
          </table:table-cell>
          <table:table-cell office:value-type="string">
            <text:p>9293.0596</text:p>
          </table:table-cell>
          <table:table-cell office:value-type="string">
            <text:p>6994.8359</text:p>
          </table:table-cell>
          <table:table-cell office:value-type="string">
            <text:p>5568.2202</text:p>
          </table:table-cell>
          <table:table-cell office:value-type="string">
            <text:p>1426.6161</text:p>
          </table:table-cell>
          <table:table-cell office:value-type="string">
            <text:p>9673.5098</text:p>
          </table:table-cell>
          <table:table-cell office:value-type="string">
            <text:p>6227.2886</text:p>
          </table:table-cell>
          <table:table-cell office:value-type="string">
            <text:p>3967.9065</text:p>
          </table:table-cell>
          <table:table-cell office:value-type="string">
            <text:p>2259.3821</text:p>
          </table:table-cell>
          <table:table-cell office:value-type="string">
            <text:p>7218.2827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939];9;2); &quot;/&quot;; MID([.A1939];6;2);&quot;/&quot;;MID([.A1939];1;4);&quot;/&quot;)" office:value-type="string" office:string-value="21/04/2024/">
            <text:p>21/04/2024/</text:p>
          </table:table-cell>
        </table:table-row>
        <table:table-row table:style-name="ro1">
          <table:table-cell office:value-type="string">
            <text:p>2024-04-22T00:00:00.0/2024-04-23T00:00:00.0</text:p>
          </table:table-cell>
          <table:table-cell office:value-type="string">
            <text:p>9362.6445</text:p>
          </table:table-cell>
          <table:table-cell office:value-type="string">
            <text:p>6872.3521</text:p>
          </table:table-cell>
          <table:table-cell office:value-type="string">
            <text:p>5052.9429</text:p>
          </table:table-cell>
          <table:table-cell office:value-type="string">
            <text:p>1819.4089</text:p>
          </table:table-cell>
          <table:table-cell office:value-type="string">
            <text:p>8726.8574</text:p>
          </table:table-cell>
          <table:table-cell office:value-type="string">
            <text:p>4475.8384</text:p>
          </table:table-cell>
          <table:table-cell office:value-type="string">
            <text:p>1650.1715</text:p>
          </table:table-cell>
          <table:table-cell office:value-type="string">
            <text:p>2825.6670</text:p>
          </table:table-cell>
          <table:table-cell office:value-type="string">
            <text:p>3548.5906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940];9;2); &quot;/&quot;; MID([.A1940];6;2);&quot;/&quot;;MID([.A1940];1;4);&quot;/&quot;)" office:value-type="string" office:string-value="22/04/2024/">
            <text:p>22/04/2024/</text:p>
          </table:table-cell>
        </table:table-row>
        <table:table-row table:style-name="ro1">
          <table:table-cell office:value-type="string">
            <text:p>2024-04-23T00:00:00.0/2024-04-24T00:00:00.0</text:p>
          </table:table-cell>
          <table:table-cell office:value-type="string">
            <text:p>9431.4277</text:p>
          </table:table-cell>
          <table:table-cell office:value-type="string">
            <text:p>6959.7192</text:p>
          </table:table-cell>
          <table:table-cell office:value-type="string">
            <text:p>5310.2598</text:p>
          </table:table-cell>
          <table:table-cell office:value-type="string">
            <text:p>1649.4592</text:p>
          </table:table-cell>
          <table:table-cell office:value-type="string">
            <text:p>9135.7041</text:p>
          </table:table-cell>
          <table:table-cell office:value-type="string">
            <text:p>5339.1240</text:p>
          </table:table-cell>
          <table:table-cell office:value-type="string">
            <text:p>2228.3560</text:p>
          </table:table-cell>
          <table:table-cell office:value-type="string">
            <text:p>3110.7678</text:p>
          </table:table-cell>
          <table:table-cell office:value-type="string">
            <text:p>3704.1099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941];9;2); &quot;/&quot;; MID([.A1941];6;2);&quot;/&quot;;MID([.A1941];1;4);&quot;/&quot;)" office:value-type="string" office:string-value="23/04/2024/">
            <text:p>23/04/2024/</text:p>
          </table:table-cell>
        </table:table-row>
        <table:table-row table:style-name="ro1">
          <table:table-cell office:value-type="string">
            <text:p>2024-04-24T00:00:00.0/2024-04-25T00:00:00.0</text:p>
          </table:table-cell>
          <table:table-cell office:value-type="string">
            <text:p>9499.4629</text:p>
          </table:table-cell>
          <table:table-cell office:value-type="string">
            <text:p>6909.6343</text:p>
          </table:table-cell>
          <table:table-cell office:value-type="string">
            <text:p>5065.9658</text:p>
          </table:table-cell>
          <table:table-cell office:value-type="string">
            <text:p>1843.6687</text:p>
          </table:table-cell>
          <table:table-cell office:value-type="string">
            <text:p>8566.3037</text:p>
          </table:table-cell>
          <table:table-cell office:value-type="string">
            <text:p>3813.5000</text:p>
          </table:table-cell>
          <table:table-cell office:value-type="string">
            <text:p>1493.1685</text:p>
          </table:table-cell>
          <table:table-cell office:value-type="string">
            <text:p>2320.3315</text:p>
          </table:table-cell>
          <table:table-cell office:value-type="string">
            <text:p>2332.4912</text:p>
          </table:table-cell>
          <table:table-cell office:value-type="string">
            <text:p>0.9812</text:p>
          </table:table-cell>
          <table:table-cell table:number-columns-repeated="3"/>
          <table:table-cell table:formula="of:==CONCATENATE( MID([.A1942];9;2); &quot;/&quot;; MID([.A1942];6;2);&quot;/&quot;;MID([.A1942];1;4);&quot;/&quot;)" office:value-type="string" office:string-value="24/04/2024/">
            <text:p>24/04/2024/</text:p>
          </table:table-cell>
        </table:table-row>
        <table:table-row table:style-name="ro1">
          <table:table-cell office:value-type="string">
            <text:p>2024-04-25T00:00:00.0/2024-04-26T00:00:00.0</text:p>
          </table:table-cell>
          <table:table-cell office:value-type="string">
            <text:p>9566.6475</text:p>
          </table:table-cell>
          <table:table-cell office:value-type="string">
            <text:p>7189.2202</text:p>
          </table:table-cell>
          <table:table-cell office:value-type="string">
            <text:p>5749.6846</text:p>
          </table:table-cell>
          <table:table-cell office:value-type="string">
            <text:p>1439.5353</text:p>
          </table:table-cell>
          <table:table-cell office:value-type="string">
            <text:p>9902.5322</text:p>
          </table:table-cell>
          <table:table-cell office:value-type="string">
            <text:p>5923.4517</text:p>
          </table:table-cell>
          <table:table-cell office:value-type="string">
            <text:p>3248.9446</text:p>
          </table:table-cell>
          <table:table-cell office:value-type="string">
            <text:p>2674.5068</text:p>
          </table:table-cell>
          <table:table-cell office:value-type="string">
            <text:p>5113.2593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1943];9;2); &quot;/&quot;; MID([.A1943];6;2);&quot;/&quot;;MID([.A1943];1;4);&quot;/&quot;)" office:value-type="string" office:string-value="25/04/2024/">
            <text:p>25/04/2024/</text:p>
          </table:table-cell>
        </table:table-row>
        <table:table-row table:style-name="ro1">
          <table:table-cell office:value-type="string">
            <text:p>2024-04-26T00:00:00.0/2024-04-27T00:00:00.0</text:p>
          </table:table-cell>
          <table:table-cell office:value-type="string">
            <text:p>9633.0205</text:p>
          </table:table-cell>
          <table:table-cell office:value-type="string">
            <text:p>7152.2168</text:p>
          </table:table-cell>
          <table:table-cell office:value-type="string">
            <text:p>5544.0093</text:p>
          </table:table-cell>
          <table:table-cell office:value-type="string">
            <text:p>1608.2074</text:p>
          </table:table-cell>
          <table:table-cell office:value-type="string">
            <text:p>9454.8984</text:p>
          </table:table-cell>
          <table:table-cell office:value-type="string">
            <text:p>5146.9795</text:p>
          </table:table-cell>
          <table:table-cell office:value-type="string">
            <text:p>2297.1384</text:p>
          </table:table-cell>
          <table:table-cell office:value-type="string">
            <text:p>2849.8411</text:p>
          </table:table-cell>
          <table:table-cell office:value-type="string">
            <text:p>4041.5518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1944];9;2); &quot;/&quot;; MID([.A1944];6;2);&quot;/&quot;;MID([.A1944];1;4);&quot;/&quot;)" office:value-type="string" office:string-value="26/04/2024/">
            <text:p>26/04/2024/</text:p>
          </table:table-cell>
        </table:table-row>
        <table:table-row table:style-name="ro1">
          <table:table-cell office:value-type="string">
            <text:p>2024-04-27T00:00:00.0/2024-04-28T00:00:00.0</text:p>
          </table:table-cell>
          <table:table-cell office:value-type="string">
            <text:p>9698.5469</text:p>
          </table:table-cell>
          <table:table-cell office:value-type="string">
            <text:p>7380.5796</text:p>
          </table:table-cell>
          <table:table-cell office:value-type="string">
            <text:p>6335.2163</text:p>
          </table:table-cell>
          <table:table-cell office:value-type="string">
            <text:p>1045.3630</text:p>
          </table:table-cell>
          <table:table-cell office:value-type="string">
            <text:p>10960.4521</text:p>
          </table:table-cell>
          <table:table-cell office:value-type="string">
            <text:p>7380.5796</text:p>
          </table:table-cell>
          <table:table-cell office:value-type="string">
            <text:p>6335.2163</text:p>
          </table:table-cell>
          <table:table-cell office:value-type="string">
            <text:p>1045.3630</text:p>
          </table:table-cell>
          <table:table-cell office:value-type="string">
            <text:p>10960.4521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945];9;2); &quot;/&quot;; MID([.A1945];6;2);&quot;/&quot;;MID([.A1945];1;4);&quot;/&quot;)" office:value-type="string" office:string-value="27/04/2024/">
            <text:p>27/04/2024/</text:p>
          </table:table-cell>
        </table:table-row>
        <table:table-row table:style-name="ro1">
          <table:table-cell office:value-type="string">
            <text:p>2024-04-28T00:00:00.0/2024-04-29T00:00:00.0</text:p>
          </table:table-cell>
          <table:table-cell office:value-type="string">
            <text:p>9763.2539</text:p>
          </table:table-cell>
          <table:table-cell office:value-type="string">
            <text:p>7292.1519</text:p>
          </table:table-cell>
          <table:table-cell office:value-type="string">
            <text:p>6062.5479</text:p>
          </table:table-cell>
          <table:table-cell office:value-type="string">
            <text:p>1229.6041</text:p>
          </table:table-cell>
          <table:table-cell office:value-type="string">
            <text:p>10333.0225</text:p>
          </table:table-cell>
          <table:table-cell office:value-type="string">
            <text:p>6044.8896</text:p>
          </table:table-cell>
          <table:table-cell office:value-type="string">
            <text:p>2857.0681</text:p>
          </table:table-cell>
          <table:table-cell office:value-type="string">
            <text:p>3187.8218</text:p>
          </table:table-cell>
          <table:table-cell office:value-type="string">
            <text:p>5215.6680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946];9;2); &quot;/&quot;; MID([.A1946];6;2);&quot;/&quot;;MID([.A1946];1;4);&quot;/&quot;)" office:value-type="string" office:string-value="28/04/2024/">
            <text:p>28/04/2024/</text:p>
          </table:table-cell>
        </table:table-row>
        <table:table-row table:style-name="ro1">
          <table:table-cell office:value-type="string">
            <text:p>2024-04-29T00:00:00.0/2024-04-30T00:00:00.0</text:p>
          </table:table-cell>
          <table:table-cell office:value-type="string">
            <text:p>9827.0459</text:p>
          </table:table-cell>
          <table:table-cell office:value-type="string">
            <text:p>7190.7993</text:p>
          </table:table-cell>
          <table:table-cell office:value-type="string">
            <text:p>5695.6934</text:p>
          </table:table-cell>
          <table:table-cell office:value-type="string">
            <text:p>1495.1057</text:p>
          </table:table-cell>
          <table:table-cell office:value-type="string">
            <text:p>9557.2959</text:p>
          </table:table-cell>
          <table:table-cell office:value-type="string">
            <text:p>6448.4282</text:p>
          </table:table-cell>
          <table:table-cell office:value-type="string">
            <text:p>3780.4031</text:p>
          </table:table-cell>
          <table:table-cell office:value-type="string">
            <text:p>2668.0251</text:p>
          </table:table-cell>
          <table:table-cell office:value-type="string">
            <text:p>6098.8691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947];9;2); &quot;/&quot;; MID([.A1947];6;2);&quot;/&quot;;MID([.A1947];1;4);&quot;/&quot;)" office:value-type="string" office:string-value="29/04/2024/">
            <text:p>29/04/2024/</text:p>
          </table:table-cell>
        </table:table-row>
        <table:table-row table:style-name="ro1">
          <table:table-cell office:value-type="string">
            <text:p>2024-04-30T00:00:00.0/2024-05-01T00:00:00.0</text:p>
          </table:table-cell>
          <table:table-cell office:value-type="string">
            <text:p>9889.9854</text:p>
          </table:table-cell>
          <table:table-cell office:value-type="string">
            <text:p>7531.1885</text:p>
          </table:table-cell>
          <table:table-cell office:value-type="string">
            <text:p>6525.0029</text:p>
          </table:table-cell>
          <table:table-cell office:value-type="string">
            <text:p>1006.1854</text:p>
          </table:table-cell>
          <table:table-cell office:value-type="string">
            <text:p>11241.4980</text:p>
          </table:table-cell>
          <table:table-cell office:value-type="string">
            <text:p>7531.1885</text:p>
          </table:table-cell>
          <table:table-cell office:value-type="string">
            <text:p>6525.0029</text:p>
          </table:table-cell>
          <table:table-cell office:value-type="string">
            <text:p>1006.1854</text:p>
          </table:table-cell>
          <table:table-cell office:value-type="string">
            <text:p>11241.4980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1948];9;2); &quot;/&quot;; MID([.A1948];6;2);&quot;/&quot;;MID([.A1948];1;4);&quot;/&quot;)" office:value-type="string" office:string-value="30/04/2024/">
            <text:p>30/04/2024/</text:p>
          </table:table-cell>
        </table:table-row>
        <table:table-row table:style-name="ro1">
          <table:table-cell office:value-type="string">
            <text:p>2024-05-01T00:00:00.0/2024-05-02T00:00:00.0</text:p>
          </table:table-cell>
          <table:table-cell office:value-type="string">
            <text:p>9951.9551</text:p>
          </table:table-cell>
          <table:table-cell office:value-type="string">
            <text:p>7343.3726</text:p>
          </table:table-cell>
          <table:table-cell office:value-type="string">
            <text:p>6009.9922</text:p>
          </table:table-cell>
          <table:table-cell office:value-type="string">
            <text:p>1333.3802</text:p>
          </table:table-cell>
          <table:table-cell office:value-type="string">
            <text:p>10162.1582</text:p>
          </table:table-cell>
          <table:table-cell office:value-type="string">
            <text:p>6869.1812</text:p>
          </table:table-cell>
          <table:table-cell office:value-type="string">
            <text:p>4591.3882</text:p>
          </table:table-cell>
          <table:table-cell office:value-type="string">
            <text:p>2277.7927</text:p>
          </table:table-cell>
          <table:table-cell office:value-type="string">
            <text:p>8001.7734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949];9;2); &quot;/&quot;; MID([.A1949];6;2);&quot;/&quot;;MID([.A1949];1;4);&quot;/&quot;)" office:value-type="string" office:string-value="01/05/2024/">
            <text:p>01/05/2024/</text:p>
          </table:table-cell>
        </table:table-row>
        <table:table-row table:style-name="ro1">
          <table:table-cell office:value-type="string">
            <text:p>2024-05-02T00:00:00.0/2024-05-03T00:00:00.0</text:p>
          </table:table-cell>
          <table:table-cell office:value-type="string">
            <text:p>10013.0713</text:p>
          </table:table-cell>
          <table:table-cell office:value-type="string">
            <text:p>7191.3184</text:p>
          </table:table-cell>
          <table:table-cell office:value-type="string">
            <text:p>5378.9678</text:p>
          </table:table-cell>
          <table:table-cell office:value-type="string">
            <text:p>1812.3507</text:p>
          </table:table-cell>
          <table:table-cell office:value-type="string">
            <text:p>9084.5811</text:p>
          </table:table-cell>
          <table:table-cell office:value-type="string">
            <text:p>5909.0122</text:p>
          </table:table-cell>
          <table:table-cell office:value-type="string">
            <text:p>3132.3650</text:p>
          </table:table-cell>
          <table:table-cell office:value-type="string">
            <text:p>2776.6472</text:p>
          </table:table-cell>
          <table:table-cell office:value-type="string">
            <text:p>5971.4980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950];9;2); &quot;/&quot;; MID([.A1950];6;2);&quot;/&quot;;MID([.A1950];1;4);&quot;/&quot;)" office:value-type="string" office:string-value="02/05/2024/">
            <text:p>02/05/2024/</text:p>
          </table:table-cell>
        </table:table-row>
        <table:table-row table:style-name="ro1">
          <table:table-cell office:value-type="string">
            <text:p>2024-05-03T00:00:00.0/2024-05-04T00:00:00.0</text:p>
          </table:table-cell>
          <table:table-cell office:value-type="string">
            <text:p>10073.2012</text:p>
          </table:table-cell>
          <table:table-cell office:value-type="string">
            <text:p>7077.1284</text:p>
          </table:table-cell>
          <table:table-cell office:value-type="string">
            <text:p>4768.7017</text:p>
          </table:table-cell>
          <table:table-cell office:value-type="string">
            <text:p>2308.4263</text:p>
          </table:table-cell>
          <table:table-cell office:value-type="string">
            <text:p>7913.3027</text:p>
          </table:table-cell>
          <table:table-cell office:value-type="string">
            <text:p>2462.1057</text:p>
          </table:table-cell>
          <table:table-cell office:value-type="string">
            <text:p>247.1469</text:p>
          </table:table-cell>
          <table:table-cell office:value-type="string">
            <text:p>2214.9587</text:p>
          </table:table-cell>
          <table:table-cell office:value-type="string">
            <text:p>905.1407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951];9;2); &quot;/&quot;; MID([.A1951];6;2);&quot;/&quot;;MID([.A1951];1;4);&quot;/&quot;)" office:value-type="string" office:string-value="03/05/2024/">
            <text:p>03/05/2024/</text:p>
          </table:table-cell>
        </table:table-row>
        <table:table-row table:style-name="ro1">
          <table:table-cell office:value-type="string">
            <text:p>2024-05-04T00:00:00.0/2024-05-05T00:00:00.0</text:p>
          </table:table-cell>
          <table:table-cell office:value-type="string">
            <text:p>10132.3828</text:p>
          </table:table-cell>
          <table:table-cell office:value-type="string">
            <text:p>7264.1143</text:p>
          </table:table-cell>
          <table:table-cell office:value-type="string">
            <text:p>5170.3794</text:p>
          </table:table-cell>
          <table:table-cell office:value-type="string">
            <text:p>2093.7349</text:p>
          </table:table-cell>
          <table:table-cell office:value-type="string">
            <text:p>8379.0352</text:p>
          </table:table-cell>
          <table:table-cell office:value-type="string">
            <text:p>5149.2559</text:p>
          </table:table-cell>
          <table:table-cell office:value-type="string">
            <text:p>2149.0745</text:p>
          </table:table-cell>
          <table:table-cell office:value-type="string">
            <text:p>3000.1814</text:p>
          </table:table-cell>
          <table:table-cell office:value-type="string">
            <text:p>3774.4749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1952];9;2); &quot;/&quot;; MID([.A1952];6;2);&quot;/&quot;;MID([.A1952];1;4);&quot;/&quot;)" office:value-type="string" office:string-value="04/05/2024/">
            <text:p>04/05/2024/</text:p>
          </table:table-cell>
        </table:table-row>
        <table:table-row table:style-name="ro1">
          <table:table-cell office:value-type="string">
            <text:p>2024-05-05T00:00:00.0/2024-05-06T00:00:00.0</text:p>
          </table:table-cell>
          <table:table-cell office:value-type="string">
            <text:p>10190.5869</text:p>
          </table:table-cell>
          <table:table-cell office:value-type="string">
            <text:p>7343.4565</text:p>
          </table:table-cell>
          <table:table-cell office:value-type="string">
            <text:p>5427.8281</text:p>
          </table:table-cell>
          <table:table-cell office:value-type="string">
            <text:p>1915.6289</text:p>
          </table:table-cell>
          <table:table-cell office:value-type="string">
            <text:p>8982.9463</text:p>
          </table:table-cell>
          <table:table-cell office:value-type="string">
            <text:p>5023.9565</text:p>
          </table:table-cell>
          <table:table-cell office:value-type="string">
            <text:p>1566.3108</text:p>
          </table:table-cell>
          <table:table-cell office:value-type="string">
            <text:p>3457.6458</text:p>
          </table:table-cell>
          <table:table-cell office:value-type="string">
            <text:p>2937.5601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953];9;2); &quot;/&quot;; MID([.A1953];6;2);&quot;/&quot;;MID([.A1953];1;4);&quot;/&quot;)" office:value-type="string" office:string-value="05/05/2024/">
            <text:p>05/05/2024/</text:p>
          </table:table-cell>
        </table:table-row>
        <table:table-row table:style-name="ro1">
          <table:table-cell office:value-type="string">
            <text:p>2024-05-06T00:00:00.0/2024-05-07T00:00:00.0</text:p>
          </table:table-cell>
          <table:table-cell office:value-type="string">
            <text:p>10247.8301</text:p>
          </table:table-cell>
          <table:table-cell office:value-type="string">
            <text:p>7437.4404</text:p>
          </table:table-cell>
          <table:table-cell office:value-type="string">
            <text:p>5673.7280</text:p>
          </table:table-cell>
          <table:table-cell office:value-type="string">
            <text:p>1763.7124</text:p>
          </table:table-cell>
          <table:table-cell office:value-type="string">
            <text:p>9309.4170</text:p>
          </table:table-cell>
          <table:table-cell office:value-type="string">
            <text:p>3786.2468</text:p>
          </table:table-cell>
          <table:table-cell office:value-type="string">
            <text:p>857.8928</text:p>
          </table:table-cell>
          <table:table-cell office:value-type="string">
            <text:p>2928.3540</text:p>
          </table:table-cell>
          <table:table-cell office:value-type="string">
            <text:p>1571.5586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1954];9;2); &quot;/&quot;; MID([.A1954];6;2);&quot;/&quot;;MID([.A1954];1;4);&quot;/&quot;)" office:value-type="string" office:string-value="06/05/2024/">
            <text:p>06/05/2024/</text:p>
          </table:table-cell>
        </table:table-row>
        <table:table-row table:style-name="ro1">
          <table:table-cell office:value-type="string">
            <text:p>2024-05-07T00:00:00.0/2024-05-08T00:00:00.0</text:p>
          </table:table-cell>
          <table:table-cell office:value-type="string">
            <text:p>10304.0000</text:p>
          </table:table-cell>
          <table:table-cell office:value-type="string">
            <text:p>7396.1426</text:p>
          </table:table-cell>
          <table:table-cell office:value-type="string">
            <text:p>5356.9150</text:p>
          </table:table-cell>
          <table:table-cell office:value-type="string">
            <text:p>2039.2278</text:p>
          </table:table-cell>
          <table:table-cell office:value-type="string">
            <text:p>8747.4629</text:p>
          </table:table-cell>
          <table:table-cell office:value-type="string">
            <text:p>1353.0793</text:p>
          </table:table-cell>
          <table:table-cell office:value-type="string">
            <text:p>17.4953</text:p>
          </table:table-cell>
          <table:table-cell office:value-type="string">
            <text:p>1335.5840</text:p>
          </table:table-cell>
          <table:table-cell office:value-type="string">
            <text:p>113.7603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955];9;2); &quot;/&quot;; MID([.A1955];6;2);&quot;/&quot;;MID([.A1955];1;4);&quot;/&quot;)" office:value-type="string" office:string-value="07/05/2024/">
            <text:p>07/05/2024/</text:p>
          </table:table-cell>
        </table:table-row>
        <table:table-row table:style-name="ro1">
          <table:table-cell office:value-type="string">
            <text:p>2024-05-08T00:00:00.0/2024-05-09T00:00:00.0</text:p>
          </table:table-cell>
          <table:table-cell office:value-type="string">
            <text:p>10359.2100</text:p>
          </table:table-cell>
          <table:table-cell office:value-type="string">
            <text:p>7401.4497</text:p>
          </table:table-cell>
          <table:table-cell office:value-type="string">
            <text:p>5130.8027</text:p>
          </table:table-cell>
          <table:table-cell office:value-type="string">
            <text:p>2270.6472</text:p>
          </table:table-cell>
          <table:table-cell office:value-type="string">
            <text:p>8293.2822</text:p>
          </table:table-cell>
          <table:table-cell office:value-type="string">
            <text:p>4319.3770</text:p>
          </table:table-cell>
          <table:table-cell office:value-type="string">
            <text:p>1025.8383</text:p>
          </table:table-cell>
          <table:table-cell office:value-type="string">
            <text:p>3293.5386</text:p>
          </table:table-cell>
          <table:table-cell office:value-type="string">
            <text:p>2129.3105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956];9;2); &quot;/&quot;; MID([.A1956];6;2);&quot;/&quot;;MID([.A1956];1;4);&quot;/&quot;)" office:value-type="string" office:string-value="08/05/2024/">
            <text:p>08/05/2024/</text:p>
          </table:table-cell>
        </table:table-row>
        <table:table-row table:style-name="ro1">
          <table:table-cell office:value-type="string">
            <text:p>2024-05-09T00:00:00.0/2024-05-10T00:00:00.0</text:p>
          </table:table-cell>
          <table:table-cell office:value-type="string">
            <text:p>10413.3086</text:p>
          </table:table-cell>
          <table:table-cell office:value-type="string">
            <text:p>7799.0356</text:p>
          </table:table-cell>
          <table:table-cell office:value-type="string">
            <text:p>6166.9795</text:p>
          </table:table-cell>
          <table:table-cell office:value-type="string">
            <text:p>1632.0563</text:p>
          </table:table-cell>
          <table:table-cell office:value-type="string">
            <text:p>10102.1582</text:p>
          </table:table-cell>
          <table:table-cell office:value-type="string">
            <text:p>7751.7021</text:p>
          </table:table-cell>
          <table:table-cell office:value-type="string">
            <text:p>6045.4634</text:p>
          </table:table-cell>
          <table:table-cell office:value-type="string">
            <text:p>1706.2389</text:p>
          </table:table-cell>
          <table:table-cell office:value-type="string">
            <text:p>9931.8184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957];9;2); &quot;/&quot;; MID([.A1957];6;2);&quot;/&quot;;MID([.A1957];1;4);&quot;/&quot;)" office:value-type="string" office:string-value="09/05/2024/">
            <text:p>09/05/2024/</text:p>
          </table:table-cell>
        </table:table-row>
        <table:table-row table:style-name="ro1">
          <table:table-cell office:value-type="string">
            <text:p>2024-05-10T00:00:00.0/2024-05-11T00:00:00.0</text:p>
          </table:table-cell>
          <table:table-cell office:value-type="string">
            <text:p>10466.4160</text:p>
          </table:table-cell>
          <table:table-cell office:value-type="string">
            <text:p>7738.0454</text:p>
          </table:table-cell>
          <table:table-cell office:value-type="string">
            <text:p>6015.1528</text:p>
          </table:table-cell>
          <table:table-cell office:value-type="string">
            <text:p>1722.8923</text:p>
          </table:table-cell>
          <table:table-cell office:value-type="string">
            <text:p>9857.2295</text:p>
          </table:table-cell>
          <table:table-cell office:value-type="string">
            <text:p>6740.6084</text:p>
          </table:table-cell>
          <table:table-cell office:value-type="string">
            <text:p>3394.5623</text:p>
          </table:table-cell>
          <table:table-cell office:value-type="string">
            <text:p>3346.0461</text:p>
          </table:table-cell>
          <table:table-cell office:value-type="string">
            <text:p>5800.6670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958];9;2); &quot;/&quot;; MID([.A1958];6;2);&quot;/&quot;;MID([.A1958];1;4);&quot;/&quot;)" office:value-type="string" office:string-value="10/05/2024/">
            <text:p>10/05/2024/</text:p>
          </table:table-cell>
        </table:table-row>
        <table:table-row table:style-name="ro1">
          <table:table-cell office:value-type="string">
            <text:p>2024-05-11T00:00:00.0/2024-05-12T00:00:00.0</text:p>
          </table:table-cell>
          <table:table-cell office:value-type="string">
            <text:p>10518.3838</text:p>
          </table:table-cell>
          <table:table-cell office:value-type="string">
            <text:p>7540.3833</text:p>
          </table:table-cell>
          <table:table-cell office:value-type="string">
            <text:p>5419.0347</text:p>
          </table:table-cell>
          <table:table-cell office:value-type="string">
            <text:p>2121.3486</text:p>
          </table:table-cell>
          <table:table-cell office:value-type="string">
            <text:p>8691.6318</text:p>
          </table:table-cell>
          <table:table-cell office:value-type="string">
            <text:p>5476.9697</text:p>
          </table:table-cell>
          <table:table-cell office:value-type="string">
            <text:p>1610.1782</text:p>
          </table:table-cell>
          <table:table-cell office:value-type="string">
            <text:p>3866.7915</text:p>
          </table:table-cell>
          <table:table-cell office:value-type="string">
            <text:p>2511.9761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959];9;2); &quot;/&quot;; MID([.A1959];6;2);&quot;/&quot;;MID([.A1959];1;4);&quot;/&quot;)" office:value-type="string" office:string-value="11/05/2024/">
            <text:p>11/05/2024/</text:p>
          </table:table-cell>
        </table:table-row>
        <table:table-row table:style-name="ro1">
          <table:table-cell office:value-type="string">
            <text:p>2024-05-12T00:00:00.0/2024-05-13T00:00:00.0</text:p>
          </table:table-cell>
          <table:table-cell office:value-type="string">
            <text:p>10569.3203</text:p>
          </table:table-cell>
          <table:table-cell office:value-type="string">
            <text:p>7662.9814</text:p>
          </table:table-cell>
          <table:table-cell office:value-type="string">
            <text:p>5619.7153</text:p>
          </table:table-cell>
          <table:table-cell office:value-type="string">
            <text:p>2043.2659</text:p>
          </table:table-cell>
          <table:table-cell office:value-type="string">
            <text:p>9076.6953</text:p>
          </table:table-cell>
          <table:table-cell office:value-type="string">
            <text:p>6776.8633</text:p>
          </table:table-cell>
          <table:table-cell office:value-type="string">
            <text:p>4187.8589</text:p>
          </table:table-cell>
          <table:table-cell office:value-type="string">
            <text:p>2589.0042</text:p>
          </table:table-cell>
          <table:table-cell office:value-type="string">
            <text:p>6657.3467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1960];9;2); &quot;/&quot;; MID([.A1960];6;2);&quot;/&quot;;MID([.A1960];1;4);&quot;/&quot;)" office:value-type="string" office:string-value="12/05/2024/">
            <text:p>12/05/2024/</text:p>
          </table:table-cell>
        </table:table-row>
        <table:table-row table:style-name="ro1">
          <table:table-cell office:value-type="string">
            <text:p>2024-05-13T00:00:00.0/2024-05-14T00:00:00.0</text:p>
          </table:table-cell>
          <table:table-cell office:value-type="string">
            <text:p>10619.0967</text:p>
          </table:table-cell>
          <table:table-cell office:value-type="string">
            <text:p>8092.4106</text:p>
          </table:table-cell>
          <table:table-cell office:value-type="string">
            <text:p>6905.2852</text:p>
          </table:table-cell>
          <table:table-cell office:value-type="string">
            <text:p>1187.1254</text:p>
          </table:table-cell>
          <table:table-cell office:value-type="string">
            <text:p>11506.1055</text:p>
          </table:table-cell>
          <table:table-cell office:value-type="string">
            <text:p>7971.5361</text:p>
          </table:table-cell>
          <table:table-cell office:value-type="string">
            <text:p>6579.0264</text:p>
          </table:table-cell>
          <table:table-cell office:value-type="string">
            <text:p>1392.5100</text:p>
          </table:table-cell>
          <table:table-cell office:value-type="string">
            <text:p>11072.8721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961];9;2); &quot;/&quot;; MID([.A1961];6;2);&quot;/&quot;;MID([.A1961];1;4);&quot;/&quot;)" office:value-type="string" office:string-value="13/05/2024/">
            <text:p>13/05/2024/</text:p>
          </table:table-cell>
        </table:table-row>
        <table:table-row table:style-name="ro1">
          <table:table-cell office:value-type="string">
            <text:p>2024-05-14T00:00:00.0/2024-05-15T00:00:00.0</text:p>
          </table:table-cell>
          <table:table-cell office:value-type="string">
            <text:p>10667.7744</text:p>
          </table:table-cell>
          <table:table-cell office:value-type="string">
            <text:p>8139.2070</text:p>
          </table:table-cell>
          <table:table-cell office:value-type="string">
            <text:p>6986.3018</text:p>
          </table:table-cell>
          <table:table-cell office:value-type="string">
            <text:p>1152.9052</text:p>
          </table:table-cell>
          <table:table-cell office:value-type="string">
            <text:p>11593.1543</text:p>
          </table:table-cell>
          <table:table-cell office:value-type="string">
            <text:p>8106.7041</text:p>
          </table:table-cell>
          <table:table-cell office:value-type="string">
            <text:p>6888.8555</text:p>
          </table:table-cell>
          <table:table-cell office:value-type="string">
            <text:p>1217.8490</text:p>
          </table:table-cell>
          <table:table-cell office:value-type="string">
            <text:p>11475.6572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962];9;2); &quot;/&quot;; MID([.A1962];6;2);&quot;/&quot;;MID([.A1962];1;4);&quot;/&quot;)" office:value-type="string" office:string-value="14/05/2024/">
            <text:p>14/05/2024/</text:p>
          </table:table-cell>
        </table:table-row>
        <table:table-row table:style-name="ro1">
          <table:table-cell office:value-type="string">
            <text:p>2024-05-15T00:00:00.0/2024-05-16T00:00:00.0</text:p>
          </table:table-cell>
          <table:table-cell office:value-type="string">
            <text:p>10715.3232</text:p>
          </table:table-cell>
          <table:table-cell office:value-type="string">
            <text:p>8168.5146</text:p>
          </table:table-cell>
          <table:table-cell office:value-type="string">
            <text:p>6919.7378</text:p>
          </table:table-cell>
          <table:table-cell office:value-type="string">
            <text:p>1248.7770</text:p>
          </table:table-cell>
          <table:table-cell office:value-type="string">
            <text:p>11368.0527</text:p>
          </table:table-cell>
          <table:table-cell office:value-type="string">
            <text:p>8081.1006</text:p>
          </table:table-cell>
          <table:table-cell office:value-type="string">
            <text:p>6746.1333</text:p>
          </table:table-cell>
          <table:table-cell office:value-type="string">
            <text:p>1334.9675</text:p>
          </table:table-cell>
          <table:table-cell office:value-type="string">
            <text:p>11024.4473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1963];9;2); &quot;/&quot;; MID([.A1963];6;2);&quot;/&quot;;MID([.A1963];1;4);&quot;/&quot;)" office:value-type="string" office:string-value="15/05/2024/">
            <text:p>15/05/2024/</text:p>
          </table:table-cell>
        </table:table-row>
        <table:table-row table:style-name="ro1">
          <table:table-cell office:value-type="string">
            <text:p>2024-05-16T00:00:00.0/2024-05-17T00:00:00.0</text:p>
          </table:table-cell>
          <table:table-cell office:value-type="string">
            <text:p>10761.6885</text:p>
          </table:table-cell>
          <table:table-cell office:value-type="string">
            <text:p>7750.9629</text:p>
          </table:table-cell>
          <table:table-cell office:value-type="string">
            <text:p>5676.8120</text:p>
          </table:table-cell>
          <table:table-cell office:value-type="string">
            <text:p>2074.1511</text:p>
          </table:table-cell>
          <table:table-cell office:value-type="string">
            <text:p>9048.2090</text:p>
          </table:table-cell>
          <table:table-cell office:value-type="string">
            <text:p>4842.3877</text:p>
          </table:table-cell>
          <table:table-cell office:value-type="string">
            <text:p>1209.2832</text:p>
          </table:table-cell>
          <table:table-cell office:value-type="string">
            <text:p>3633.1047</text:p>
          </table:table-cell>
          <table:table-cell office:value-type="string">
            <text:p>1976.1464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964];9;2); &quot;/&quot;; MID([.A1964];6;2);&quot;/&quot;;MID([.A1964];1;4);&quot;/&quot;)" office:value-type="string" office:string-value="16/05/2024/">
            <text:p>16/05/2024/</text:p>
          </table:table-cell>
        </table:table-row>
        <table:table-row table:style-name="ro1">
          <table:table-cell office:value-type="string">
            <text:p>2024-05-17T00:00:00.0/2024-05-18T00:00:00.0</text:p>
          </table:table-cell>
          <table:table-cell office:value-type="string">
            <text:p>10806.9170</text:p>
          </table:table-cell>
          <table:table-cell office:value-type="string">
            <text:p>7837.6636</text:p>
          </table:table-cell>
          <table:table-cell office:value-type="string">
            <text:p>5988.7393</text:p>
          </table:table-cell>
          <table:table-cell office:value-type="string">
            <text:p>1848.9243</text:p>
          </table:table-cell>
          <table:table-cell office:value-type="string">
            <text:p>9567.1123</text:p>
          </table:table-cell>
          <table:table-cell office:value-type="string">
            <text:p>1821.5861</text:p>
          </table:table-cell>
          <table:table-cell office:value-type="string">
            <text:p>71.8113</text:p>
          </table:table-cell>
          <table:table-cell office:value-type="string">
            <text:p>1749.7749</text:p>
          </table:table-cell>
          <table:table-cell office:value-type="string">
            <text:p>173.6781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1965];9;2); &quot;/&quot;; MID([.A1965];6;2);&quot;/&quot;;MID([.A1965];1;4);&quot;/&quot;)" office:value-type="string" office:string-value="17/05/2024/">
            <text:p>17/05/2024/</text:p>
          </table:table-cell>
        </table:table-row>
        <table:table-row table:style-name="ro1">
          <table:table-cell office:value-type="string">
            <text:p>2024-05-18T00:00:00.0/2024-05-19T00:00:00.0</text:p>
          </table:table-cell>
          <table:table-cell office:value-type="string">
            <text:p>10850.9795</text:p>
          </table:table-cell>
          <table:table-cell office:value-type="string">
            <text:p>7922.4956</text:p>
          </table:table-cell>
          <table:table-cell office:value-type="string">
            <text:p>6119.5630</text:p>
          </table:table-cell>
          <table:table-cell office:value-type="string">
            <text:p>1802.9326</text:p>
          </table:table-cell>
          <table:table-cell office:value-type="string">
            <text:p>9823.0039</text:p>
          </table:table-cell>
          <table:table-cell office:value-type="string">
            <text:p>3110.4817</text:p>
          </table:table-cell>
          <table:table-cell office:value-type="string">
            <text:p>276.5384</text:p>
          </table:table-cell>
          <table:table-cell office:value-type="string">
            <text:p>2833.9434</text:p>
          </table:table-cell>
          <table:table-cell office:value-type="string">
            <text:p>556.8336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966];9;2); &quot;/&quot;; MID([.A1966];6;2);&quot;/&quot;;MID([.A1966];1;4);&quot;/&quot;)" office:value-type="string" office:string-value="18/05/2024/">
            <text:p>18/05/2024/</text:p>
          </table:table-cell>
        </table:table-row>
        <table:table-row table:style-name="ro1">
          <table:table-cell office:value-type="string">
            <text:p>2024-05-19T00:00:00.0/2024-05-20T00:00:00.0</text:p>
          </table:table-cell>
          <table:table-cell office:value-type="string">
            <text:p>10893.8193</text:p>
          </table:table-cell>
          <table:table-cell office:value-type="string">
            <text:p>7861.5991</text:p>
          </table:table-cell>
          <table:table-cell office:value-type="string">
            <text:p>5798.7407</text:p>
          </table:table-cell>
          <table:table-cell office:value-type="string">
            <text:p>2062.8586</text:p>
          </table:table-cell>
          <table:table-cell office:value-type="string">
            <text:p>9075.9521</text:p>
          </table:table-cell>
          <table:table-cell office:value-type="string">
            <text:p>4787.8843</text:p>
          </table:table-cell>
          <table:table-cell office:value-type="string">
            <text:p>1766.0034</text:p>
          </table:table-cell>
          <table:table-cell office:value-type="string">
            <text:p>3021.8809</text:p>
          </table:table-cell>
          <table:table-cell office:value-type="string">
            <text:p>2692.1792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1967];9;2); &quot;/&quot;; MID([.A1967];6;2);&quot;/&quot;;MID([.A1967];1;4);&quot;/&quot;)" office:value-type="string" office:string-value="19/05/2024/">
            <text:p>19/05/2024/</text:p>
          </table:table-cell>
        </table:table-row>
        <table:table-row table:style-name="ro1">
          <table:table-cell office:value-type="string">
            <text:p>2024-05-20T00:00:00.0/2024-05-21T00:00:00.0</text:p>
          </table:table-cell>
          <table:table-cell office:value-type="string">
            <text:p>10935.4502</text:p>
          </table:table-cell>
          <table:table-cell office:value-type="string">
            <text:p>8016.6108</text:p>
          </table:table-cell>
          <table:table-cell office:value-type="string">
            <text:p>6254.6934</text:p>
          </table:table-cell>
          <table:table-cell office:value-type="string">
            <text:p>1761.9172</text:p>
          </table:table-cell>
          <table:table-cell office:value-type="string">
            <text:p>9985.6621</text:p>
          </table:table-cell>
          <table:table-cell office:value-type="string">
            <text:p>6930.6055</text:p>
          </table:table-cell>
          <table:table-cell office:value-type="string">
            <text:p>4744.9453</text:p>
          </table:table-cell>
          <table:table-cell office:value-type="string">
            <text:p>2185.6599</text:p>
          </table:table-cell>
          <table:table-cell office:value-type="string">
            <text:p>7467.4287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1968];9;2); &quot;/&quot;; MID([.A1968];6;2);&quot;/&quot;;MID([.A1968];1;4);&quot;/&quot;)" office:value-type="string" office:string-value="20/05/2024/">
            <text:p>20/05/2024/</text:p>
          </table:table-cell>
        </table:table-row>
        <table:table-row table:style-name="ro1">
          <table:table-cell office:value-type="string">
            <text:p>2024-05-21T00:00:00.0/2024-05-22T00:00:00.0</text:p>
          </table:table-cell>
          <table:table-cell office:value-type="string">
            <text:p>10975.9277</text:p>
          </table:table-cell>
          <table:table-cell office:value-type="string">
            <text:p>7603.0967</text:p>
          </table:table-cell>
          <table:table-cell office:value-type="string">
            <text:p>5251.7896</text:p>
          </table:table-cell>
          <table:table-cell office:value-type="string">
            <text:p>2351.3071</text:p>
          </table:table-cell>
          <table:table-cell office:value-type="string">
            <text:p>8002.5835</text:p>
          </table:table-cell>
          <table:table-cell office:value-type="string">
            <text:p>3443.8904</text:p>
          </table:table-cell>
          <table:table-cell office:value-type="string">
            <text:p>851.9135</text:p>
          </table:table-cell>
          <table:table-cell office:value-type="string">
            <text:p>2591.9768</text:p>
          </table:table-cell>
          <table:table-cell office:value-type="string">
            <text:p>1705.1331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969];9;2); &quot;/&quot;; MID([.A1969];6;2);&quot;/&quot;;MID([.A1969];1;4);&quot;/&quot;)" office:value-type="string" office:string-value="21/05/2024/">
            <text:p>21/05/2024/</text:p>
          </table:table-cell>
        </table:table-row>
        <table:table-row table:style-name="ro1">
          <table:table-cell office:value-type="string">
            <text:p>2024-05-22T00:00:00.0/2024-05-23T00:00:00.0</text:p>
          </table:table-cell>
          <table:table-cell office:value-type="string">
            <text:p>11015.1318</text:p>
          </table:table-cell>
          <table:table-cell office:value-type="string">
            <text:p>7972.8955</text:p>
          </table:table-cell>
          <table:table-cell office:value-type="string">
            <text:p>6109.6318</text:p>
          </table:table-cell>
          <table:table-cell office:value-type="string">
            <text:p>1863.2638</text:p>
          </table:table-cell>
          <table:table-cell office:value-type="string">
            <text:p>9614.6064</text:p>
          </table:table-cell>
          <table:table-cell office:value-type="string">
            <text:p>3213.0908</text:p>
          </table:table-cell>
          <table:table-cell office:value-type="string">
            <text:p>397.4695</text:p>
          </table:table-cell>
          <table:table-cell office:value-type="string">
            <text:p>2815.6213</text:p>
          </table:table-cell>
          <table:table-cell office:value-type="string">
            <text:p>822.8706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1970];9;2); &quot;/&quot;; MID([.A1970];6;2);&quot;/&quot;;MID([.A1970];1;4);&quot;/&quot;)" office:value-type="string" office:string-value="22/05/2024/">
            <text:p>22/05/2024/</text:p>
          </table:table-cell>
        </table:table-row>
        <table:table-row table:style-name="ro1">
          <table:table-cell office:value-type="string">
            <text:p>2024-05-23T00:00:00.0/2024-05-24T00:00:00.0</text:p>
          </table:table-cell>
          <table:table-cell office:value-type="string">
            <text:p>11053.0938</text:p>
          </table:table-cell>
          <table:table-cell office:value-type="string">
            <text:p>7981.1973</text:p>
          </table:table-cell>
          <table:table-cell office:value-type="string">
            <text:p>5796.1782</text:p>
          </table:table-cell>
          <table:table-cell office:value-type="string">
            <text:p>2185.0190</text:p>
          </table:table-cell>
          <table:table-cell office:value-type="string">
            <text:p>9016.1924</text:p>
          </table:table-cell>
          <table:table-cell office:value-type="string">
            <text:p>5918.6650</text:p>
          </table:table-cell>
          <table:table-cell office:value-type="string">
            <text:p>2300.3770</text:p>
          </table:table-cell>
          <table:table-cell office:value-type="string">
            <text:p>3618.2881</text:p>
          </table:table-cell>
          <table:table-cell office:value-type="string">
            <text:p>3796.4478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971];9;2); &quot;/&quot;; MID([.A1971];6;2);&quot;/&quot;;MID([.A1971];1;4);&quot;/&quot;)" office:value-type="string" office:string-value="23/05/2024/">
            <text:p>23/05/2024/</text:p>
          </table:table-cell>
        </table:table-row>
        <table:table-row table:style-name="ro1">
          <table:table-cell office:value-type="string">
            <text:p>2024-05-24T00:00:00.0/2024-05-25T00:00:00.0</text:p>
          </table:table-cell>
          <table:table-cell office:value-type="string">
            <text:p>11089.8115</text:p>
          </table:table-cell>
          <table:table-cell office:value-type="string">
            <text:p>7688.1421</text:p>
          </table:table-cell>
          <table:table-cell office:value-type="string">
            <text:p>4832.0288</text:p>
          </table:table-cell>
          <table:table-cell office:value-type="string">
            <text:p>2856.1130</text:p>
          </table:table-cell>
          <table:table-cell office:value-type="string">
            <text:p>7542.3862</text:p>
          </table:table-cell>
          <table:table-cell office:value-type="string">
            <text:p>3357.8113</text:p>
          </table:table-cell>
          <table:table-cell office:value-type="string">
            <text:p>581.5010</text:p>
          </table:table-cell>
          <table:table-cell office:value-type="string">
            <text:p>2776.3103</text:p>
          </table:table-cell>
          <table:table-cell office:value-type="string">
            <text:p>1315.6243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1972];9;2); &quot;/&quot;; MID([.A1972];6;2);&quot;/&quot;;MID([.A1972];1;4);&quot;/&quot;)" office:value-type="string" office:string-value="24/05/2024/">
            <text:p>24/05/2024/</text:p>
          </table:table-cell>
        </table:table-row>
        <table:table-row table:style-name="ro1">
          <table:table-cell office:value-type="string">
            <text:p>2024-05-25T00:00:00.0/2024-05-26T00:00:00.0</text:p>
          </table:table-cell>
          <table:table-cell office:value-type="string">
            <text:p>11125.2881</text:p>
          </table:table-cell>
          <table:table-cell office:value-type="string">
            <text:p>7820.6401</text:p>
          </table:table-cell>
          <table:table-cell office:value-type="string">
            <text:p>5171.1421</text:p>
          </table:table-cell>
          <table:table-cell office:value-type="string">
            <text:p>2649.4980</text:p>
          </table:table-cell>
          <table:table-cell office:value-type="string">
            <text:p>8054.6392</text:p>
          </table:table-cell>
          <table:table-cell office:value-type="string">
            <text:p>6085.2568</text:p>
          </table:table-cell>
          <table:table-cell office:value-type="string">
            <text:p>2906.0535</text:p>
          </table:table-cell>
          <table:table-cell office:value-type="string">
            <text:p>3179.2036</text:p>
          </table:table-cell>
          <table:table-cell office:value-type="string">
            <text:p>4306.5898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973];9;2); &quot;/&quot;; MID([.A1973];6;2);&quot;/&quot;;MID([.A1973];1;4);&quot;/&quot;)" office:value-type="string" office:string-value="25/05/2024/">
            <text:p>25/05/2024/</text:p>
          </table:table-cell>
        </table:table-row>
        <table:table-row table:style-name="ro1">
          <table:table-cell office:value-type="string">
            <text:p>2024-05-26T00:00:00.0/2024-05-27T00:00:00.0</text:p>
          </table:table-cell>
          <table:table-cell office:value-type="string">
            <text:p>11159.4736</text:p>
          </table:table-cell>
          <table:table-cell office:value-type="string">
            <text:p>7751.3535</text:p>
          </table:table-cell>
          <table:table-cell office:value-type="string">
            <text:p>5046.5762</text:p>
          </table:table-cell>
          <table:table-cell office:value-type="string">
            <text:p>2704.7771</text:p>
          </table:table-cell>
          <table:table-cell office:value-type="string">
            <text:p>7721.7505</text:p>
          </table:table-cell>
          <table:table-cell office:value-type="string">
            <text:p>4805.7290</text:p>
          </table:table-cell>
          <table:table-cell office:value-type="string">
            <text:p>853.1035</text:p>
          </table:table-cell>
          <table:table-cell office:value-type="string">
            <text:p>3952.6255</text:p>
          </table:table-cell>
          <table:table-cell office:value-type="string">
            <text:p>1218.0652</text:p>
          </table:table-cell>
          <table:table-cell office:value-type="string">
            <text:p>0.9701</text:p>
          </table:table-cell>
          <table:table-cell table:number-columns-repeated="3"/>
          <table:table-cell table:formula="of:==CONCATENATE( MID([.A1974];9;2); &quot;/&quot;; MID([.A1974];6;2);&quot;/&quot;;MID([.A1974];1;4);&quot;/&quot;)" office:value-type="string" office:string-value="26/05/2024/">
            <text:p>26/05/2024/</text:p>
          </table:table-cell>
        </table:table-row>
        <table:table-row table:style-name="ro1">
          <table:table-cell office:value-type="string">
            <text:p>2024-05-27T00:00:00.0/2024-05-28T00:00:00.0</text:p>
          </table:table-cell>
          <table:table-cell office:value-type="string">
            <text:p>11192.3740</text:p>
          </table:table-cell>
          <table:table-cell office:value-type="string">
            <text:p>7794.1562</text:p>
          </table:table-cell>
          <table:table-cell office:value-type="string">
            <text:p>5070.9819</text:p>
          </table:table-cell>
          <table:table-cell office:value-type="string">
            <text:p>2723.1741</text:p>
          </table:table-cell>
          <table:table-cell office:value-type="string">
            <text:p>7849.0088</text:p>
          </table:table-cell>
          <table:table-cell office:value-type="string">
            <text:p>5352.1431</text:p>
          </table:table-cell>
          <table:table-cell office:value-type="string">
            <text:p>1993.3979</text:p>
          </table:table-cell>
          <table:table-cell office:value-type="string">
            <text:p>3358.7449</text:p>
          </table:table-cell>
          <table:table-cell office:value-type="string">
            <text:p>3602.4390</text:p>
          </table:table-cell>
          <table:table-cell office:value-type="string">
            <text:p>0.9590</text:p>
          </table:table-cell>
          <table:table-cell table:number-columns-repeated="3"/>
          <table:table-cell table:formula="of:==CONCATENATE( MID([.A1975];9;2); &quot;/&quot;; MID([.A1975];6;2);&quot;/&quot;;MID([.A1975];1;4);&quot;/&quot;)" office:value-type="string" office:string-value="27/05/2024/">
            <text:p>27/05/2024/</text:p>
          </table:table-cell>
        </table:table-row>
        <table:table-row table:style-name="ro1">
          <table:table-cell office:value-type="string">
            <text:p>2024-05-28T00:00:00.0/2024-05-29T00:00:00.0</text:p>
          </table:table-cell>
          <table:table-cell office:value-type="string">
            <text:p>11223.9805</text:p>
          </table:table-cell>
          <table:table-cell office:value-type="string">
            <text:p>8031.8975</text:p>
          </table:table-cell>
          <table:table-cell office:value-type="string">
            <text:p>5815.3105</text:p>
          </table:table-cell>
          <table:table-cell office:value-type="string">
            <text:p>2216.5869</text:p>
          </table:table-cell>
          <table:table-cell office:value-type="string">
            <text:p>9098.4805</text:p>
          </table:table-cell>
          <table:table-cell office:value-type="string">
            <text:p>2277.6348</text:p>
          </table:table-cell>
          <table:table-cell office:value-type="string">
            <text:p>120.2908</text:p>
          </table:table-cell>
          <table:table-cell office:value-type="string">
            <text:p>2157.3440</text:p>
          </table:table-cell>
          <table:table-cell office:value-type="string">
            <text:p>480.1086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976];9;2); &quot;/&quot;; MID([.A1976];6;2);&quot;/&quot;;MID([.A1976];1;4);&quot;/&quot;)" office:value-type="string" office:string-value="28/05/2024/">
            <text:p>28/05/2024/</text:p>
          </table:table-cell>
        </table:table-row>
        <table:table-row table:style-name="ro1">
          <table:table-cell office:value-type="string">
            <text:p>2024-05-29T00:00:00.0/2024-05-30T00:00:00.0</text:p>
          </table:table-cell>
          <table:table-cell office:value-type="string">
            <text:p>11254.2617</text:p>
          </table:table-cell>
          <table:table-cell office:value-type="string">
            <text:p>8341.8760</text:p>
          </table:table-cell>
          <table:table-cell office:value-type="string">
            <text:p>6441.0547</text:p>
          </table:table-cell>
          <table:table-cell office:value-type="string">
            <text:p>1900.8217</text:p>
          </table:table-cell>
          <table:table-cell office:value-type="string">
            <text:p>10008.6533</text:p>
          </table:table-cell>
          <table:table-cell office:value-type="string">
            <text:p>7383.0737</text:p>
          </table:table-cell>
          <table:table-cell office:value-type="string">
            <text:p>3713.7886</text:p>
          </table:table-cell>
          <table:table-cell office:value-type="string">
            <text:p>3669.2852</text:p>
          </table:table-cell>
          <table:table-cell office:value-type="string">
            <text:p>6220.2437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1977];9;2); &quot;/&quot;; MID([.A1977];6;2);&quot;/&quot;;MID([.A1977];1;4);&quot;/&quot;)" office:value-type="string" office:string-value="29/05/2024/">
            <text:p>29/05/2024/</text:p>
          </table:table-cell>
        </table:table-row>
        <table:table-row table:style-name="ro1">
          <table:table-cell office:value-type="string">
            <text:p>2024-05-30T00:00:00.0/2024-05-31T00:00:00.0</text:p>
          </table:table-cell>
          <table:table-cell office:value-type="string">
            <text:p>11283.2568</text:p>
          </table:table-cell>
          <table:table-cell office:value-type="string">
            <text:p>8130.5391</text:p>
          </table:table-cell>
          <table:table-cell office:value-type="string">
            <text:p>5940.8442</text:p>
          </table:table-cell>
          <table:table-cell office:value-type="string">
            <text:p>2189.6948</text:p>
          </table:table-cell>
          <table:table-cell office:value-type="string">
            <text:p>9323.9551</text:p>
          </table:table-cell>
          <table:table-cell office:value-type="string">
            <text:p>4084.0029</text:p>
          </table:table-cell>
          <table:table-cell office:value-type="string">
            <text:p>778.6718</text:p>
          </table:table-cell>
          <table:table-cell office:value-type="string">
            <text:p>3305.3311</text:p>
          </table:table-cell>
          <table:table-cell office:value-type="string">
            <text:p>1985.9625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1978];9;2); &quot;/&quot;; MID([.A1978];6;2);&quot;/&quot;;MID([.A1978];1;4);&quot;/&quot;)" office:value-type="string" office:string-value="30/05/2024/">
            <text:p>30/05/2024/</text:p>
          </table:table-cell>
        </table:table-row>
        <table:table-row table:style-name="ro1">
          <table:table-cell office:value-type="string">
            <text:p>2024-05-31T00:00:00.0/2024-06-01T00:00:00.0</text:p>
          </table:table-cell>
          <table:table-cell office:value-type="string">
            <text:p>11310.9258</text:p>
          </table:table-cell>
          <table:table-cell office:value-type="string">
            <text:p>8019.9746</text:p>
          </table:table-cell>
          <table:table-cell office:value-type="string">
            <text:p>5498.4790</text:p>
          </table:table-cell>
          <table:table-cell office:value-type="string">
            <text:p>2521.4956</text:p>
          </table:table-cell>
          <table:table-cell office:value-type="string">
            <text:p>8648.5840</text:p>
          </table:table-cell>
          <table:table-cell office:value-type="string">
            <text:p>4740.2280</text:p>
          </table:table-cell>
          <table:table-cell office:value-type="string">
            <text:p>1598.2307</text:p>
          </table:table-cell>
          <table:table-cell office:value-type="string">
            <text:p>3141.9976</text:p>
          </table:table-cell>
          <table:table-cell office:value-type="string">
            <text:p>2800.5806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1979];9;2); &quot;/&quot;; MID([.A1979];6;2);&quot;/&quot;;MID([.A1979];1;4);&quot;/&quot;)" office:value-type="string" office:string-value="31/05/2024/">
            <text:p>31/05/2024/</text:p>
          </table:table-cell>
        </table:table-row>
        <table:table-row table:style-name="ro1">
          <table:table-cell office:value-type="string">
            <text:p>2024-06-01T00:00:00.0/2024-06-02T00:00:00.0</text:p>
          </table:table-cell>
          <table:table-cell office:value-type="string">
            <text:p>11337.2588</text:p>
          </table:table-cell>
          <table:table-cell office:value-type="string">
            <text:p>8262.8428</text:p>
          </table:table-cell>
          <table:table-cell office:value-type="string">
            <text:p>6525.2046</text:p>
          </table:table-cell>
          <table:table-cell office:value-type="string">
            <text:p>1737.6376</text:p>
          </table:table-cell>
          <table:table-cell office:value-type="string">
            <text:p>10238.4248</text:p>
          </table:table-cell>
          <table:table-cell office:value-type="string">
            <text:p>3377.4644</text:p>
          </table:table-cell>
          <table:table-cell office:value-type="string">
            <text:p>1014.9737</text:p>
          </table:table-cell>
          <table:table-cell office:value-type="string">
            <text:p>2362.4907</text:p>
          </table:table-cell>
          <table:table-cell office:value-type="string">
            <text:p>2209.1941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1980];9;2); &quot;/&quot;; MID([.A1980];6;2);&quot;/&quot;;MID([.A1980];1;4);&quot;/&quot;)" office:value-type="string" office:string-value="01/06/2024/">
            <text:p>01/06/2024/</text:p>
          </table:table-cell>
        </table:table-row>
        <table:table-row table:style-name="ro1">
          <table:table-cell office:value-type="string">
            <text:p>2024-06-02T00:00:00.0/2024-06-03T00:00:00.0</text:p>
          </table:table-cell>
          <table:table-cell office:value-type="string">
            <text:p>11362.2275</text:p>
          </table:table-cell>
          <table:table-cell office:value-type="string">
            <text:p>7898.3076</text:p>
          </table:table-cell>
          <table:table-cell office:value-type="string">
            <text:p>5082.9629</text:p>
          </table:table-cell>
          <table:table-cell office:value-type="string">
            <text:p>2815.3445</text:p>
          </table:table-cell>
          <table:table-cell office:value-type="string">
            <text:p>7783.0908</text:p>
          </table:table-cell>
          <table:table-cell office:value-type="string">
            <text:p>3385.8467</text:p>
          </table:table-cell>
          <table:table-cell office:value-type="string">
            <text:p>470.3012</text:p>
          </table:table-cell>
          <table:table-cell office:value-type="string">
            <text:p>2915.5454</text:p>
          </table:table-cell>
          <table:table-cell office:value-type="string">
            <text:p>827.9707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1981];9;2); &quot;/&quot;; MID([.A1981];6;2);&quot;/&quot;;MID([.A1981];1;4);&quot;/&quot;)" office:value-type="string" office:string-value="02/06/2024/">
            <text:p>02/06/2024/</text:p>
          </table:table-cell>
        </table:table-row>
        <table:table-row table:style-name="ro1">
          <table:table-cell office:value-type="string">
            <text:p>2024-06-03T00:00:00.0/2024-06-04T00:00:00.0</text:p>
          </table:table-cell>
          <table:table-cell office:value-type="string">
            <text:p>11385.8701</text:p>
          </table:table-cell>
          <table:table-cell office:value-type="string">
            <text:p>7947.8613</text:p>
          </table:table-cell>
          <table:table-cell office:value-type="string">
            <text:p>5203.7324</text:p>
          </table:table-cell>
          <table:table-cell office:value-type="string">
            <text:p>2744.1292</text:p>
          </table:table-cell>
          <table:table-cell office:value-type="string">
            <text:p>7882.7290</text:p>
          </table:table-cell>
          <table:table-cell office:value-type="string">
            <text:p>2929.8604</text:p>
          </table:table-cell>
          <table:table-cell office:value-type="string">
            <text:p>428.9468</text:p>
          </table:table-cell>
          <table:table-cell office:value-type="string">
            <text:p>2500.9136</text:p>
          </table:table-cell>
          <table:table-cell office:value-type="string">
            <text:p>694.5983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1982];9;2); &quot;/&quot;; MID([.A1982];6;2);&quot;/&quot;;MID([.A1982];1;4);&quot;/&quot;)" office:value-type="string" office:string-value="03/06/2024/">
            <text:p>03/06/2024/</text:p>
          </table:table-cell>
        </table:table-row>
        <table:table-row table:style-name="ro1">
          <table:table-cell office:value-type="string">
            <text:p>2024-06-04T00:00:00.0/2024-06-05T00:00:00.0</text:p>
          </table:table-cell>
          <table:table-cell office:value-type="string">
            <text:p>11408.1445</text:p>
          </table:table-cell>
          <table:table-cell office:value-type="string">
            <text:p>8111.9385</text:p>
          </table:table-cell>
          <table:table-cell office:value-type="string">
            <text:p>5425.4888</text:p>
          </table:table-cell>
          <table:table-cell office:value-type="string">
            <text:p>2686.4497</text:p>
          </table:table-cell>
          <table:table-cell office:value-type="string">
            <text:p>8301.2354</text:p>
          </table:table-cell>
          <table:table-cell office:value-type="string">
            <text:p>4620.6548</text:p>
          </table:table-cell>
          <table:table-cell office:value-type="string">
            <text:p>1198.1211</text:p>
          </table:table-cell>
          <table:table-cell office:value-type="string">
            <text:p>3422.5334</text:p>
          </table:table-cell>
          <table:table-cell office:value-type="string">
            <text:p>2475.6238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1983];9;2); &quot;/&quot;; MID([.A1983];6;2);&quot;/&quot;;MID([.A1983];1;4);&quot;/&quot;)" office:value-type="string" office:string-value="04/06/2024/">
            <text:p>04/06/2024/</text:p>
          </table:table-cell>
        </table:table-row>
        <table:table-row table:style-name="ro1">
          <table:table-cell office:value-type="string">
            <text:p>2024-06-05T00:00:00.0/2024-06-06T00:00:00.0</text:p>
          </table:table-cell>
          <table:table-cell office:value-type="string">
            <text:p>11429.0361</text:p>
          </table:table-cell>
          <table:table-cell office:value-type="string">
            <text:p>8199.1514</text:p>
          </table:table-cell>
          <table:table-cell office:value-type="string">
            <text:p>5879.7393</text:p>
          </table:table-cell>
          <table:table-cell office:value-type="string">
            <text:p>2319.4128</text:p>
          </table:table-cell>
          <table:table-cell office:value-type="string">
            <text:p>9003.7578</text:p>
          </table:table-cell>
          <table:table-cell office:value-type="string">
            <text:p>5761.3770</text:p>
          </table:table-cell>
          <table:table-cell office:value-type="string">
            <text:p>2613.8369</text:p>
          </table:table-cell>
          <table:table-cell office:value-type="string">
            <text:p>3147.5400</text:p>
          </table:table-cell>
          <table:table-cell office:value-type="string">
            <text:p>4130.6816</text:p>
          </table:table-cell>
          <table:table-cell office:value-type="string">
            <text:p>0.9747</text:p>
          </table:table-cell>
          <table:table-cell table:number-columns-repeated="3"/>
          <table:table-cell table:formula="of:==CONCATENATE( MID([.A1984];9;2); &quot;/&quot;; MID([.A1984];6;2);&quot;/&quot;;MID([.A1984];1;4);&quot;/&quot;)" office:value-type="string" office:string-value="05/06/2024/">
            <text:p>05/06/2024/</text:p>
          </table:table-cell>
        </table:table-row>
        <table:table-row table:style-name="ro1">
          <table:table-cell office:value-type="string">
            <text:p>2024-06-06T00:00:00.0/2024-06-07T00:00:00.0</text:p>
          </table:table-cell>
          <table:table-cell office:value-type="string">
            <text:p>11448.5615</text:p>
          </table:table-cell>
          <table:table-cell office:value-type="string">
            <text:p>8095.4912</text:p>
          </table:table-cell>
          <table:table-cell office:value-type="string">
            <text:p>5506.2441</text:p>
          </table:table-cell>
          <table:table-cell office:value-type="string">
            <text:p>2589.2468</text:p>
          </table:table-cell>
          <table:table-cell office:value-type="string">
            <text:p>8298.5869</text:p>
          </table:table-cell>
          <table:table-cell office:value-type="string">
            <text:p>5340.0488</text:p>
          </table:table-cell>
          <table:table-cell office:value-type="string">
            <text:p>2304.2493</text:p>
          </table:table-cell>
          <table:table-cell office:value-type="string">
            <text:p>3035.7996</text:p>
          </table:table-cell>
          <table:table-cell office:value-type="string">
            <text:p>3517.5815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985];9;2); &quot;/&quot;; MID([.A1985];6;2);&quot;/&quot;;MID([.A1985];1;4);&quot;/&quot;)" office:value-type="string" office:string-value="06/06/2024/">
            <text:p>06/06/2024/</text:p>
          </table:table-cell>
        </table:table-row>
        <table:table-row table:style-name="ro1">
          <table:table-cell office:value-type="string">
            <text:p>2024-06-07T00:00:00.0/2024-06-08T00:00:00.0</text:p>
          </table:table-cell>
          <table:table-cell office:value-type="string">
            <text:p>11466.6689</text:p>
          </table:table-cell>
          <table:table-cell office:value-type="string">
            <text:p>8401.7373</text:p>
          </table:table-cell>
          <table:table-cell office:value-type="string">
            <text:p>6465.8228</text:p>
          </table:table-cell>
          <table:table-cell office:value-type="string">
            <text:p>1935.9143</text:p>
          </table:table-cell>
          <table:table-cell office:value-type="string">
            <text:p>10020.5938</text:p>
          </table:table-cell>
          <table:table-cell office:value-type="string">
            <text:p>6600.2051</text:p>
          </table:table-cell>
          <table:table-cell office:value-type="string">
            <text:p>3811.2510</text:p>
          </table:table-cell>
          <table:table-cell office:value-type="string">
            <text:p>2788.9541</text:p>
          </table:table-cell>
          <table:table-cell office:value-type="string">
            <text:p>5527.6196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1986];9;2); &quot;/&quot;; MID([.A1986];6;2);&quot;/&quot;;MID([.A1986];1;4);&quot;/&quot;)" office:value-type="string" office:string-value="07/06/2024/">
            <text:p>07/06/2024/</text:p>
          </table:table-cell>
        </table:table-row>
        <table:table-row table:style-name="ro1">
          <table:table-cell office:value-type="string">
            <text:p>2024-06-08T00:00:00.0/2024-06-09T00:00:00.0</text:p>
          </table:table-cell>
          <table:table-cell office:value-type="string">
            <text:p>11483.4043</text:p>
          </table:table-cell>
          <table:table-cell office:value-type="string">
            <text:p>8467.6113</text:p>
          </table:table-cell>
          <table:table-cell office:value-type="string">
            <text:p>6714.5586</text:p>
          </table:table-cell>
          <table:table-cell office:value-type="string">
            <text:p>1753.0527</text:p>
          </table:table-cell>
          <table:table-cell office:value-type="string">
            <text:p>10258.5371</text:p>
          </table:table-cell>
          <table:table-cell office:value-type="string">
            <text:p>7899.2852</text:p>
          </table:table-cell>
          <table:table-cell office:value-type="string">
            <text:p>5467.8857</text:p>
          </table:table-cell>
          <table:table-cell office:value-type="string">
            <text:p>2431.3997</text:p>
          </table:table-cell>
          <table:table-cell office:value-type="string">
            <text:p>8155.7666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1987];9;2); &quot;/&quot;; MID([.A1987];6;2);&quot;/&quot;;MID([.A1987];1;4);&quot;/&quot;)" office:value-type="string" office:string-value="08/06/2024/">
            <text:p>08/06/2024/</text:p>
          </table:table-cell>
        </table:table-row>
        <table:table-row table:style-name="ro1">
          <table:table-cell office:value-type="string">
            <text:p>2024-06-09T00:00:00.0/2024-06-10T00:00:00.0</text:p>
          </table:table-cell>
          <table:table-cell office:value-type="string">
            <text:p>11498.7686</text:p>
          </table:table-cell>
          <table:table-cell office:value-type="string">
            <text:p>8349.7236</text:p>
          </table:table-cell>
          <table:table-cell office:value-type="string">
            <text:p>6214.6948</text:p>
          </table:table-cell>
          <table:table-cell office:value-type="string">
            <text:p>2135.0291</text:p>
          </table:table-cell>
          <table:table-cell office:value-type="string">
            <text:p>9460.7314</text:p>
          </table:table-cell>
          <table:table-cell office:value-type="string">
            <text:p>6731.0293</text:p>
          </table:table-cell>
          <table:table-cell office:value-type="string">
            <text:p>3460.2625</text:p>
          </table:table-cell>
          <table:table-cell office:value-type="string">
            <text:p>3270.7668</text:p>
          </table:table-cell>
          <table:table-cell office:value-type="string">
            <text:p>4938.4336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1988];9;2); &quot;/&quot;; MID([.A1988];6;2);&quot;/&quot;;MID([.A1988];1;4);&quot;/&quot;)" office:value-type="string" office:string-value="09/06/2024/">
            <text:p>09/06/2024/</text:p>
          </table:table-cell>
        </table:table-row>
        <table:table-row table:style-name="ro1">
          <table:table-cell office:value-type="string">
            <text:p>2024-06-10T00:00:00.0/2024-06-11T00:00:00.0</text:p>
          </table:table-cell>
          <table:table-cell office:value-type="string">
            <text:p>11512.7031</text:p>
          </table:table-cell>
          <table:table-cell office:value-type="string">
            <text:p>8188.6060</text:p>
          </table:table-cell>
          <table:table-cell office:value-type="string">
            <text:p>5782.7876</text:p>
          </table:table-cell>
          <table:table-cell office:value-type="string">
            <text:p>2405.8179</text:p>
          </table:table-cell>
          <table:table-cell office:value-type="string">
            <text:p>8730.7529</text:p>
          </table:table-cell>
          <table:table-cell office:value-type="string">
            <text:p>4556.6821</text:p>
          </table:table-cell>
          <table:table-cell office:value-type="string">
            <text:p>2235.9597</text:p>
          </table:table-cell>
          <table:table-cell office:value-type="string">
            <text:p>2320.7227</text:p>
          </table:table-cell>
          <table:table-cell office:value-type="string">
            <text:p>3890.0984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989];9;2); &quot;/&quot;; MID([.A1989];6;2);&quot;/&quot;;MID([.A1989];1;4);&quot;/&quot;)" office:value-type="string" office:string-value="10/06/2024/">
            <text:p>10/06/2024/</text:p>
          </table:table-cell>
        </table:table-row>
        <table:table-row table:style-name="ro1">
          <table:table-cell office:value-type="string">
            <text:p>2024-06-11T00:00:00.0/2024-06-12T00:00:00.0</text:p>
          </table:table-cell>
          <table:table-cell office:value-type="string">
            <text:p>11525.2119</text:p>
          </table:table-cell>
          <table:table-cell office:value-type="string">
            <text:p>8721.0713</text:p>
          </table:table-cell>
          <table:table-cell office:value-type="string">
            <text:p>7218.3267</text:p>
          </table:table-cell>
          <table:table-cell office:value-type="string">
            <text:p>1502.7450</text:p>
          </table:table-cell>
          <table:table-cell office:value-type="string">
            <text:p>11280.4785</text:p>
          </table:table-cell>
          <table:table-cell office:value-type="string">
            <text:p>6055.8320</text:p>
          </table:table-cell>
          <table:table-cell office:value-type="string">
            <text:p>2009.9059</text:p>
          </table:table-cell>
          <table:table-cell office:value-type="string">
            <text:p>4045.9260</text:p>
          </table:table-cell>
          <table:table-cell office:value-type="string">
            <text:p>3421.4849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1990];9;2); &quot;/&quot;; MID([.A1990];6;2);&quot;/&quot;;MID([.A1990];1;4);&quot;/&quot;)" office:value-type="string" office:string-value="11/06/2024/">
            <text:p>11/06/2024/</text:p>
          </table:table-cell>
        </table:table-row>
        <table:table-row table:style-name="ro1">
          <table:table-cell office:value-type="string">
            <text:p>2024-06-12T00:00:00.0/2024-06-13T00:00:00.0</text:p>
          </table:table-cell>
          <table:table-cell office:value-type="string">
            <text:p>11536.3271</text:p>
          </table:table-cell>
          <table:table-cell office:value-type="string">
            <text:p>8538.5068</text:p>
          </table:table-cell>
          <table:table-cell office:value-type="string">
            <text:p>6384.9097</text:p>
          </table:table-cell>
          <table:table-cell office:value-type="string">
            <text:p>2153.5974</text:p>
          </table:table-cell>
          <table:table-cell office:value-type="string">
            <text:p>9758.2021</text:p>
          </table:table-cell>
          <table:table-cell office:value-type="string">
            <text:p>6215.3413</text:p>
          </table:table-cell>
          <table:table-cell office:value-type="string">
            <text:p>3246.7668</text:p>
          </table:table-cell>
          <table:table-cell office:value-type="string">
            <text:p>2968.5745</text:p>
          </table:table-cell>
          <table:table-cell office:value-type="string">
            <text:p>5004.6719</text:p>
          </table:table-cell>
          <table:table-cell office:value-type="string">
            <text:p>0.9674</text:p>
          </table:table-cell>
          <table:table-cell table:number-columns-repeated="3"/>
          <table:table-cell table:formula="of:==CONCATENATE( MID([.A1991];9;2); &quot;/&quot;; MID([.A1991];6;2);&quot;/&quot;;MID([.A1991];1;4);&quot;/&quot;)" office:value-type="string" office:string-value="12/06/2024/">
            <text:p>12/06/2024/</text:p>
          </table:table-cell>
        </table:table-row>
        <table:table-row table:style-name="ro1">
          <table:table-cell office:value-type="string">
            <text:p>2024-06-13T00:00:00.0/2024-06-14T00:00:00.0</text:p>
          </table:table-cell>
          <table:table-cell office:value-type="string">
            <text:p>11546.0342</text:p>
          </table:table-cell>
          <table:table-cell office:value-type="string">
            <text:p>8318.4561</text:p>
          </table:table-cell>
          <table:table-cell office:value-type="string">
            <text:p>5838.1133</text:p>
          </table:table-cell>
          <table:table-cell office:value-type="string">
            <text:p>2480.3428</text:p>
          </table:table-cell>
          <table:table-cell office:value-type="string">
            <text:p>8967.3145</text:p>
          </table:table-cell>
          <table:table-cell office:value-type="string">
            <text:p>3607.8237</text:p>
          </table:table-cell>
          <table:table-cell office:value-type="string">
            <text:p>859.3071</text:p>
          </table:table-cell>
          <table:table-cell office:value-type="string">
            <text:p>2748.5166</text:p>
          </table:table-cell>
          <table:table-cell office:value-type="string">
            <text:p>1599.3838</text:p>
          </table:table-cell>
          <table:table-cell office:value-type="string">
            <text:p>0.9670</text:p>
          </table:table-cell>
          <table:table-cell table:number-columns-repeated="3"/>
          <table:table-cell table:formula="of:==CONCATENATE( MID([.A1992];9;2); &quot;/&quot;; MID([.A1992];6;2);&quot;/&quot;;MID([.A1992];1;4);&quot;/&quot;)" office:value-type="string" office:string-value="13/06/2024/">
            <text:p>13/06/2024/</text:p>
          </table:table-cell>
        </table:table-row>
        <table:table-row table:style-name="ro1">
          <table:table-cell office:value-type="string">
            <text:p>2024-06-14T00:00:00.0/2024-06-15T00:00:00.0</text:p>
          </table:table-cell>
          <table:table-cell office:value-type="string">
            <text:p>11554.3262</text:p>
          </table:table-cell>
          <table:table-cell office:value-type="string">
            <text:p>8383.7803</text:p>
          </table:table-cell>
          <table:table-cell office:value-type="string">
            <text:p>6119.6709</text:p>
          </table:table-cell>
          <table:table-cell office:value-type="string">
            <text:p>2264.1094</text:p>
          </table:table-cell>
          <table:table-cell office:value-type="string">
            <text:p>9572.1543</text:p>
          </table:table-cell>
          <table:table-cell office:value-type="string">
            <text:p>4436.8374</text:p>
          </table:table-cell>
          <table:table-cell office:value-type="string">
            <text:p>809.0127</text:p>
          </table:table-cell>
          <table:table-cell office:value-type="string">
            <text:p>3627.8247</text:p>
          </table:table-cell>
          <table:table-cell office:value-type="string">
            <text:p>1277.3969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993];9;2); &quot;/&quot;; MID([.A1993];6;2);&quot;/&quot;;MID([.A1993];1;4);&quot;/&quot;)" office:value-type="string" office:string-value="14/06/2024/">
            <text:p>14/06/2024/</text:p>
          </table:table-cell>
        </table:table-row>
        <table:table-row table:style-name="ro1">
          <table:table-cell office:value-type="string">
            <text:p>2024-06-15T00:00:00.0/2024-06-16T00:00:00.0</text:p>
          </table:table-cell>
          <table:table-cell office:value-type="string">
            <text:p>11561.1719</text:p>
          </table:table-cell>
          <table:table-cell office:value-type="string">
            <text:p>8326.2051</text:p>
          </table:table-cell>
          <table:table-cell office:value-type="string">
            <text:p>6127.2866</text:p>
          </table:table-cell>
          <table:table-cell office:value-type="string">
            <text:p>2198.9189</text:p>
          </table:table-cell>
          <table:table-cell office:value-type="string">
            <text:p>9624.5527</text:p>
          </table:table-cell>
          <table:table-cell office:value-type="string">
            <text:p>5507.3652</text:p>
          </table:table-cell>
          <table:table-cell office:value-type="string">
            <text:p>1932.1896</text:p>
          </table:table-cell>
          <table:table-cell office:value-type="string">
            <text:p>3575.1755</text:p>
          </table:table-cell>
          <table:table-cell office:value-type="string">
            <text:p>3401.9041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1994];9;2); &quot;/&quot;; MID([.A1994];6;2);&quot;/&quot;;MID([.A1994];1;4);&quot;/&quot;)" office:value-type="string" office:string-value="15/06/2024/">
            <text:p>15/06/2024/</text:p>
          </table:table-cell>
        </table:table-row>
        <table:table-row table:style-name="ro1">
          <table:table-cell office:value-type="string">
            <text:p>2024-06-16T00:00:00.0/2024-06-17T00:00:00.0</text:p>
          </table:table-cell>
          <table:table-cell office:value-type="string">
            <text:p>11566.6211</text:p>
          </table:table-cell>
          <table:table-cell office:value-type="string">
            <text:p>8521.5010</text:p>
          </table:table-cell>
          <table:table-cell office:value-type="string">
            <text:p>6874.0244</text:p>
          </table:table-cell>
          <table:table-cell office:value-type="string">
            <text:p>1647.4762</text:p>
          </table:table-cell>
          <table:table-cell office:value-type="string">
            <text:p>10646.9434</text:p>
          </table:table-cell>
          <table:table-cell office:value-type="string">
            <text:p>5328.7510</text:p>
          </table:table-cell>
          <table:table-cell office:value-type="string">
            <text:p>1613.1686</text:p>
          </table:table-cell>
          <table:table-cell office:value-type="string">
            <text:p>3715.5825</text:p>
          </table:table-cell>
          <table:table-cell office:value-type="string">
            <text:p>2531.3562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995];9;2); &quot;/&quot;; MID([.A1995];6;2);&quot;/&quot;;MID([.A1995];1;4);&quot;/&quot;)" office:value-type="string" office:string-value="16/06/2024/">
            <text:p>16/06/2024/</text:p>
          </table:table-cell>
        </table:table-row>
        <table:table-row table:style-name="ro1">
          <table:table-cell office:value-type="string">
            <text:p>2024-06-17T00:00:00.0/2024-06-18T00:00:00.0</text:p>
          </table:table-cell>
          <table:table-cell office:value-type="string">
            <text:p>11570.6279</text:p>
          </table:table-cell>
          <table:table-cell office:value-type="string">
            <text:p>8481.5098</text:p>
          </table:table-cell>
          <table:table-cell office:value-type="string">
            <text:p>6883.6079</text:p>
          </table:table-cell>
          <table:table-cell office:value-type="string">
            <text:p>1597.9019</text:p>
          </table:table-cell>
          <table:table-cell office:value-type="string">
            <text:p>10703.5938</text:p>
          </table:table-cell>
          <table:table-cell office:value-type="string">
            <text:p>5279.3330</text:p>
          </table:table-cell>
          <table:table-cell office:value-type="string">
            <text:p>2114.8237</text:p>
          </table:table-cell>
          <table:table-cell office:value-type="string">
            <text:p>3164.5090</text:p>
          </table:table-cell>
          <table:table-cell office:value-type="string">
            <text:p>3384.4319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996];9;2); &quot;/&quot;; MID([.A1996];6;2);&quot;/&quot;;MID([.A1996];1;4);&quot;/&quot;)" office:value-type="string" office:string-value="17/06/2024/">
            <text:p>17/06/2024/</text:p>
          </table:table-cell>
        </table:table-row>
        <table:table-row table:style-name="ro1">
          <table:table-cell office:value-type="string">
            <text:p>2024-06-18T00:00:00.0/2024-06-19T00:00:00.0</text:p>
          </table:table-cell>
          <table:table-cell office:value-type="string">
            <text:p>11573.2061</text:p>
          </table:table-cell>
          <table:table-cell office:value-type="string">
            <text:p>8505.0928</text:p>
          </table:table-cell>
          <table:table-cell office:value-type="string">
            <text:p>6962.8164</text:p>
          </table:table-cell>
          <table:table-cell office:value-type="string">
            <text:p>1542.2758</text:p>
          </table:table-cell>
          <table:table-cell office:value-type="string">
            <text:p>10907.7715</text:p>
          </table:table-cell>
          <table:table-cell office:value-type="string">
            <text:p>8094.5059</text:p>
          </table:table-cell>
          <table:table-cell office:value-type="string">
            <text:p>5923.3662</text:p>
          </table:table-cell>
          <table:table-cell office:value-type="string">
            <text:p>2171.1396</text:p>
          </table:table-cell>
          <table:table-cell office:value-type="string">
            <text:p>9219.4492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997];9;2); &quot;/&quot;; MID([.A1997];6;2);&quot;/&quot;;MID([.A1997];1;4);&quot;/&quot;)" office:value-type="string" office:string-value="18/06/2024/">
            <text:p>18/06/2024/</text:p>
          </table:table-cell>
        </table:table-row>
        <table:table-row table:style-name="ro1">
          <table:table-cell office:value-type="string">
            <text:p>2024-06-19T00:00:00.0/2024-06-20T00:00:00.0</text:p>
          </table:table-cell>
          <table:table-cell office:value-type="string">
            <text:p>11574.3916</text:p>
          </table:table-cell>
          <table:table-cell office:value-type="string">
            <text:p>8132.7622</text:p>
          </table:table-cell>
          <table:table-cell office:value-type="string">
            <text:p>5660.9155</text:p>
          </table:table-cell>
          <table:table-cell office:value-type="string">
            <text:p>2471.8469</text:p>
          </table:table-cell>
          <table:table-cell office:value-type="string">
            <text:p>8774.9707</text:p>
          </table:table-cell>
          <table:table-cell office:value-type="string">
            <text:p>6829.9888</text:p>
          </table:table-cell>
          <table:table-cell office:value-type="string">
            <text:p>3698.0681</text:p>
          </table:table-cell>
          <table:table-cell office:value-type="string">
            <text:p>3131.9207</text:p>
          </table:table-cell>
          <table:table-cell office:value-type="string">
            <text:p>5791.0518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1998];9;2); &quot;/&quot;; MID([.A1998];6;2);&quot;/&quot;;MID([.A1998];1;4);&quot;/&quot;)" office:value-type="string" office:string-value="19/06/2024/">
            <text:p>19/06/2024/</text:p>
          </table:table-cell>
        </table:table-row>
        <table:table-row table:style-name="ro1">
          <table:table-cell office:value-type="string">
            <text:p>2024-06-20T00:00:00.0/2024-06-21T00:00:00.0</text:p>
          </table:table-cell>
          <table:table-cell office:value-type="string">
            <text:p>11574.1094</text:p>
          </table:table-cell>
          <table:table-cell office:value-type="string">
            <text:p>8274.0303</text:p>
          </table:table-cell>
          <table:table-cell office:value-type="string">
            <text:p>6149.5698</text:p>
          </table:table-cell>
          <table:table-cell office:value-type="string">
            <text:p>2124.4607</text:p>
          </table:table-cell>
          <table:table-cell office:value-type="string">
            <text:p>9455.6982</text:p>
          </table:table-cell>
          <table:table-cell office:value-type="string">
            <text:p>5750.9062</text:p>
          </table:table-cell>
          <table:table-cell office:value-type="string">
            <text:p>1951.6765</text:p>
          </table:table-cell>
          <table:table-cell office:value-type="string">
            <text:p>3799.2297</text:p>
          </table:table-cell>
          <table:table-cell office:value-type="string">
            <text:p>2537.2583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1999];9;2); &quot;/&quot;; MID([.A1999];6;2);&quot;/&quot;;MID([.A1999];1;4);&quot;/&quot;)" office:value-type="string" office:string-value="20/06/2024/">
            <text:p>20/06/2024/</text:p>
          </table:table-cell>
        </table:table-row>
        <table:table-row table:style-name="ro1">
          <table:table-cell office:value-type="string">
            <text:p>2024-06-21T00:00:00.0/2024-06-22T00:00:00.0</text:p>
          </table:table-cell>
          <table:table-cell office:value-type="string">
            <text:p>11572.4346</text:p>
          </table:table-cell>
          <table:table-cell office:value-type="string">
            <text:p>7465.4219</text:p>
          </table:table-cell>
          <table:table-cell office:value-type="string">
            <text:p>4199.4844</text:p>
          </table:table-cell>
          <table:table-cell office:value-type="string">
            <text:p>3265.9375</text:p>
          </table:table-cell>
          <table:table-cell office:value-type="string">
            <text:p>6096.4980</text:p>
          </table:table-cell>
          <table:table-cell office:value-type="string">
            <text:p>5630.7007</text:p>
          </table:table-cell>
          <table:table-cell office:value-type="string">
            <text:p>2481.1067</text:p>
          </table:table-cell>
          <table:table-cell office:value-type="string">
            <text:p>3149.5940</text:p>
          </table:table-cell>
          <table:table-cell office:value-type="string">
            <text:p>3405.4905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2000];9;2); &quot;/&quot;; MID([.A2000];6;2);&quot;/&quot;;MID([.A2000];1;4);&quot;/&quot;)" office:value-type="string" office:string-value="21/06/2024/">
            <text:p>21/06/2024/</text:p>
          </table:table-cell>
        </table:table-row>
        <table:table-row table:style-name="ro1">
          <table:table-cell office:value-type="string">
            <text:p>2024-06-22T00:00:00.0/2024-06-23T00:00:00.0</text:p>
          </table:table-cell>
          <table:table-cell office:value-type="string">
            <text:p>11569.3389</text:p>
          </table:table-cell>
          <table:table-cell office:value-type="string">
            <text:p>8561.6270</text:p>
          </table:table-cell>
          <table:table-cell office:value-type="string">
            <text:p>7101.9556</text:p>
          </table:table-cell>
          <table:table-cell office:value-type="string">
            <text:p>1459.6714</text:p>
          </table:table-cell>
          <table:table-cell office:value-type="string">
            <text:p>10777.2998</text:p>
          </table:table-cell>
          <table:table-cell office:value-type="string">
            <text:p>6587.2183</text:p>
          </table:table-cell>
          <table:table-cell office:value-type="string">
            <text:p>3748.7766</text:p>
          </table:table-cell>
          <table:table-cell office:value-type="string">
            <text:p>2838.4417</text:p>
          </table:table-cell>
          <table:table-cell office:value-type="string">
            <text:p>6209.7764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2001];9;2); &quot;/&quot;; MID([.A2001];6;2);&quot;/&quot;;MID([.A2001];1;4);&quot;/&quot;)" office:value-type="string" office:string-value="22/06/2024/">
            <text:p>22/06/2024/</text:p>
          </table:table-cell>
        </table:table-row>
        <table:table-row table:style-name="ro1">
          <table:table-cell office:value-type="string">
            <text:p>2024-06-23T00:00:00.0/2024-06-24T00:00:00.0</text:p>
          </table:table-cell>
          <table:table-cell office:value-type="string">
            <text:p>11564.8242</text:p>
          </table:table-cell>
          <table:table-cell office:value-type="string">
            <text:p>8344.1611</text:p>
          </table:table-cell>
          <table:table-cell office:value-type="string">
            <text:p>6105.7041</text:p>
          </table:table-cell>
          <table:table-cell office:value-type="string">
            <text:p>2238.4565</text:p>
          </table:table-cell>
          <table:table-cell office:value-type="string">
            <text:p>9422.4033</text:p>
          </table:table-cell>
          <table:table-cell office:value-type="string">
            <text:p>7686.9600</text:p>
          </table:table-cell>
          <table:table-cell office:value-type="string">
            <text:p>4817.3267</text:p>
          </table:table-cell>
          <table:table-cell office:value-type="string">
            <text:p>2869.6331</text:p>
          </table:table-cell>
          <table:table-cell office:value-type="string">
            <text:p>7665.9268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2002];9;2); &quot;/&quot;; MID([.A2002];6;2);&quot;/&quot;;MID([.A2002];1;4);&quot;/&quot;)" office:value-type="string" office:string-value="23/06/2024/">
            <text:p>23/06/2024/</text:p>
          </table:table-cell>
        </table:table-row>
        <table:table-row table:style-name="ro1">
          <table:table-cell office:value-type="string">
            <text:p>2024-06-24T00:00:00.0/2024-06-25T00:00:00.0</text:p>
          </table:table-cell>
          <table:table-cell office:value-type="string">
            <text:p>11558.8730</text:p>
          </table:table-cell>
          <table:table-cell office:value-type="string">
            <text:p>8317.1660</text:p>
          </table:table-cell>
          <table:table-cell office:value-type="string">
            <text:p>5964.2163</text:p>
          </table:table-cell>
          <table:table-cell office:value-type="string">
            <text:p>2352.9492</text:p>
          </table:table-cell>
          <table:table-cell office:value-type="string">
            <text:p>9120.4785</text:p>
          </table:table-cell>
          <table:table-cell office:value-type="string">
            <text:p>6522.2710</text:p>
          </table:table-cell>
          <table:table-cell office:value-type="string">
            <text:p>2769.8967</text:p>
          </table:table-cell>
          <table:table-cell office:value-type="string">
            <text:p>3752.3743</text:p>
          </table:table-cell>
          <table:table-cell office:value-type="string">
            <text:p>4864.4102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2003];9;2); &quot;/&quot;; MID([.A2003];6;2);&quot;/&quot;;MID([.A2003];1;4);&quot;/&quot;)" office:value-type="string" office:string-value="24/06/2024/">
            <text:p>24/06/2024/</text:p>
          </table:table-cell>
        </table:table-row>
        <table:table-row table:style-name="ro1">
          <table:table-cell office:value-type="string">
            <text:p>2024-06-25T00:00:00.0/2024-06-26T00:00:00.0</text:p>
          </table:table-cell>
          <table:table-cell office:value-type="string">
            <text:p>11551.5430</text:p>
          </table:table-cell>
          <table:table-cell office:value-type="string">
            <text:p>8428.8916</text:p>
          </table:table-cell>
          <table:table-cell office:value-type="string">
            <text:p>6446.3105</text:p>
          </table:table-cell>
          <table:table-cell office:value-type="string">
            <text:p>1982.5806</text:p>
          </table:table-cell>
          <table:table-cell office:value-type="string">
            <text:p>9840.6855</text:p>
          </table:table-cell>
          <table:table-cell office:value-type="string">
            <text:p>8313.2471</text:p>
          </table:table-cell>
          <table:table-cell office:value-type="string">
            <text:p>6257.5322</text:p>
          </table:table-cell>
          <table:table-cell office:value-type="string">
            <text:p>2055.7148</text:p>
          </table:table-cell>
          <table:table-cell office:value-type="string">
            <text:p>9478.4717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2004];9;2); &quot;/&quot;; MID([.A2004];6;2);&quot;/&quot;;MID([.A2004];1;4);&quot;/&quot;)" office:value-type="string" office:string-value="25/06/2024/">
            <text:p>25/06/2024/</text:p>
          </table:table-cell>
        </table:table-row>
        <table:table-row table:style-name="ro1">
          <table:table-cell office:value-type="string">
            <text:p>2024-06-26T00:00:00.0/2024-06-27T00:00:00.0</text:p>
          </table:table-cell>
          <table:table-cell office:value-type="string">
            <text:p>11542.7998</text:p>
          </table:table-cell>
          <table:table-cell office:value-type="string">
            <text:p>8187.6782</text:p>
          </table:table-cell>
          <table:table-cell office:value-type="string">
            <text:p>6089.9141</text:p>
          </table:table-cell>
          <table:table-cell office:value-type="string">
            <text:p>2097.7644</text:p>
          </table:table-cell>
          <table:table-cell office:value-type="string">
            <text:p>9306.8447</text:p>
          </table:table-cell>
          <table:table-cell office:value-type="string">
            <text:p>6775.3042</text:p>
          </table:table-cell>
          <table:table-cell office:value-type="string">
            <text:p>3810.1152</text:p>
          </table:table-cell>
          <table:table-cell office:value-type="string">
            <text:p>2965.1890</text:p>
          </table:table-cell>
          <table:table-cell office:value-type="string">
            <text:p>6176.4434</text:p>
          </table:table-cell>
          <table:table-cell office:value-type="string">
            <text:p>0.9715</text:p>
          </table:table-cell>
          <table:table-cell table:number-columns-repeated="3"/>
          <table:table-cell table:formula="of:==CONCATENATE( MID([.A2005];9;2); &quot;/&quot;; MID([.A2005];6;2);&quot;/&quot;;MID([.A2005];1;4);&quot;/&quot;)" office:value-type="string" office:string-value="26/06/2024/">
            <text:p>26/06/2024/</text:p>
          </table:table-cell>
        </table:table-row>
        <table:table-row table:style-name="ro1">
          <table:table-cell office:value-type="string">
            <text:p>2024-06-27T00:00:00.0/2024-06-28T00:00:00.0</text:p>
          </table:table-cell>
          <table:table-cell office:value-type="string">
            <text:p>11532.6396</text:p>
          </table:table-cell>
          <table:table-cell office:value-type="string">
            <text:p>7882.2163</text:p>
          </table:table-cell>
          <table:table-cell office:value-type="string">
            <text:p>5159.0801</text:p>
          </table:table-cell>
          <table:table-cell office:value-type="string">
            <text:p>2723.1357</text:p>
          </table:table-cell>
          <table:table-cell office:value-type="string">
            <text:p>7729.9634</text:p>
          </table:table-cell>
          <table:table-cell office:value-type="string">
            <text:p>6126.8862</text:p>
          </table:table-cell>
          <table:table-cell office:value-type="string">
            <text:p>2706.8411</text:p>
          </table:table-cell>
          <table:table-cell office:value-type="string">
            <text:p>3420.0452</text:p>
          </table:table-cell>
          <table:table-cell office:value-type="string">
            <text:p>3773.9600</text:p>
          </table:table-cell>
          <table:table-cell office:value-type="string">
            <text:p>0.9563</text:p>
          </table:table-cell>
          <table:table-cell table:number-columns-repeated="3"/>
          <table:table-cell table:formula="of:==CONCATENATE( MID([.A2006];9;2); &quot;/&quot;; MID([.A2006];6;2);&quot;/&quot;;MID([.A2006];1;4);&quot;/&quot;)" office:value-type="string" office:string-value="27/06/2024/">
            <text:p>27/06/2024/</text:p>
          </table:table-cell>
        </table:table-row>
        <table:table-row table:style-name="ro1">
          <table:table-cell office:value-type="string">
            <text:p>2024-06-28T00:00:00.0/2024-06-29T00:00:00.0</text:p>
          </table:table-cell>
          <table:table-cell office:value-type="string">
            <text:p>11521.0996</text:p>
          </table:table-cell>
          <table:table-cell office:value-type="string">
            <text:p>8088.7993</text:p>
          </table:table-cell>
          <table:table-cell office:value-type="string">
            <text:p>5530.0977</text:p>
          </table:table-cell>
          <table:table-cell office:value-type="string">
            <text:p>2558.7017</text:p>
          </table:table-cell>
          <table:table-cell office:value-type="string">
            <text:p>8453.8711</text:p>
          </table:table-cell>
          <table:table-cell office:value-type="string">
            <text:p>6045.9272</text:p>
          </table:table-cell>
          <table:table-cell office:value-type="string">
            <text:p>2987.9260</text:p>
          </table:table-cell>
          <table:table-cell office:value-type="string">
            <text:p>3058.0012</text:p>
          </table:table-cell>
          <table:table-cell office:value-type="string">
            <text:p>4778.9561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2007];9;2); &quot;/&quot;; MID([.A2007];6;2);&quot;/&quot;;MID([.A2007];1;4);&quot;/&quot;)" office:value-type="string" office:string-value="28/06/2024/">
            <text:p>28/06/2024/</text:p>
          </table:table-cell>
        </table:table-row>
        <table:table-row table:style-name="ro1">
          <table:table-cell office:value-type="string">
            <text:p>2024-06-29T00:00:00.0/2024-06-30T00:00:00.0</text:p>
          </table:table-cell>
          <table:table-cell office:value-type="string">
            <text:p>11508.1504</text:p>
          </table:table-cell>
          <table:table-cell office:value-type="string">
            <text:p>8037.1318</text:p>
          </table:table-cell>
          <table:table-cell office:value-type="string">
            <text:p>5611.1201</text:p>
          </table:table-cell>
          <table:table-cell office:value-type="string">
            <text:p>2426.0120</text:p>
          </table:table-cell>
          <table:table-cell office:value-type="string">
            <text:p>8606.9854</text:p>
          </table:table-cell>
          <table:table-cell office:value-type="string">
            <text:p>7903.2817</text:p>
          </table:table-cell>
          <table:table-cell office:value-type="string">
            <text:p>5365.1123</text:p>
          </table:table-cell>
          <table:table-cell office:value-type="string">
            <text:p>2538.1694</text:p>
          </table:table-cell>
          <table:table-cell office:value-type="string">
            <text:p>8225.8682</text:p>
          </table:table-cell>
          <table:table-cell office:value-type="string">
            <text:p>0.9722</text:p>
          </table:table-cell>
          <table:table-cell table:number-columns-repeated="3"/>
          <table:table-cell table:formula="of:==CONCATENATE( MID([.A2008];9;2); &quot;/&quot;; MID([.A2008];6;2);&quot;/&quot;;MID([.A2008];1;4);&quot;/&quot;)" office:value-type="string" office:string-value="29/06/2024/">
            <text:p>29/06/2024/</text:p>
          </table:table-cell>
        </table:table-row>
        <table:table-row table:style-name="ro1">
          <table:table-cell office:value-type="string">
            <text:p>2024-06-30T00:00:00.0/2024-07-01T00:00:00.0</text:p>
          </table:table-cell>
          <table:table-cell office:value-type="string">
            <text:p>11493.8037</text:p>
          </table:table-cell>
          <table:table-cell office:value-type="string">
            <text:p>7492.1201</text:p>
          </table:table-cell>
          <table:table-cell office:value-type="string">
            <text:p>4290.1997</text:p>
          </table:table-cell>
          <table:table-cell office:value-type="string">
            <text:p>3201.9199</text:p>
          </table:table-cell>
          <table:table-cell office:value-type="string">
            <text:p>6348.0796</text:p>
          </table:table-cell>
          <table:table-cell office:value-type="string">
            <text:p>4818.9199</text:p>
          </table:table-cell>
          <table:table-cell office:value-type="string">
            <text:p>1191.2332</text:p>
          </table:table-cell>
          <table:table-cell office:value-type="string">
            <text:p>3627.6865</text:p>
          </table:table-cell>
          <table:table-cell office:value-type="string">
            <text:p>1997.4301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2009];9;2); &quot;/&quot;; MID([.A2009];6;2);&quot;/&quot;;MID([.A2009];1;4);&quot;/&quot;)" office:value-type="string" office:string-value="30/06/2024/">
            <text:p>30/06/2024/</text:p>
          </table:table-cell>
        </table:table-row>
        <table:table-row table:style-name="ro1">
          <table:table-cell office:value-type="string">
            <text:p>2024-07-01T00:00:00.0/2024-07-02T00:00:00.0</text:p>
          </table:table-cell>
          <table:table-cell office:value-type="string">
            <text:p>11478.1084</text:p>
          </table:table-cell>
          <table:table-cell office:value-type="string">
            <text:p>8198.5869</text:p>
          </table:table-cell>
          <table:table-cell office:value-type="string">
            <text:p>5954.8384</text:p>
          </table:table-cell>
          <table:table-cell office:value-type="string">
            <text:p>2243.7483</text:p>
          </table:table-cell>
          <table:table-cell office:value-type="string">
            <text:p>9353.2676</text:p>
          </table:table-cell>
          <table:table-cell office:value-type="string">
            <text:p>4290.2480</text:p>
          </table:table-cell>
          <table:table-cell office:value-type="string">
            <text:p>711.0021</text:p>
          </table:table-cell>
          <table:table-cell office:value-type="string">
            <text:p>3579.2458</text:p>
          </table:table-cell>
          <table:table-cell office:value-type="string">
            <text:p>1014.0851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2010];9;2); &quot;/&quot;; MID([.A2010];6;2);&quot;/&quot;;MID([.A2010];1;4);&quot;/&quot;)" office:value-type="string" office:string-value="01/07/2024/">
            <text:p>01/07/2024/</text:p>
          </table:table-cell>
        </table:table-row>
        <table:table-row table:style-name="ro1">
          <table:table-cell office:value-type="string">
            <text:p>2024-07-02T00:00:00.0/2024-07-03T00:00:00.0</text:p>
          </table:table-cell>
          <table:table-cell office:value-type="string">
            <text:p>11460.9951</text:p>
          </table:table-cell>
          <table:table-cell office:value-type="string">
            <text:p>8495.5273</text:p>
          </table:table-cell>
          <table:table-cell office:value-type="string">
            <text:p>6803.5269</text:p>
          </table:table-cell>
          <table:table-cell office:value-type="string">
            <text:p>1692.0009</text:p>
          </table:table-cell>
          <table:table-cell office:value-type="string">
            <text:p>10509.5879</text:p>
          </table:table-cell>
          <table:table-cell office:value-type="string">
            <text:p>4272.6831</text:p>
          </table:table-cell>
          <table:table-cell office:value-type="string">
            <text:p>1043.5968</text:p>
          </table:table-cell>
          <table:table-cell office:value-type="string">
            <text:p>3229.0862</text:p>
          </table:table-cell>
          <table:table-cell office:value-type="string">
            <text:p>1880.2190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2011];9;2); &quot;/&quot;; MID([.A2011];6;2);&quot;/&quot;;MID([.A2011];1;4);&quot;/&quot;)" office:value-type="string" office:string-value="02/07/2024/">
            <text:p>02/07/2024/</text:p>
          </table:table-cell>
        </table:table-row>
        <table:table-row table:style-name="ro1">
          <table:table-cell office:value-type="string">
            <text:p>2024-07-03T00:00:00.0/2024-07-04T00:00:00.0</text:p>
          </table:table-cell>
          <table:table-cell office:value-type="string">
            <text:p>11442.5342</text:p>
          </table:table-cell>
          <table:table-cell office:value-type="string">
            <text:p>8357.9902</text:p>
          </table:table-cell>
          <table:table-cell office:value-type="string">
            <text:p>6521.7998</text:p>
          </table:table-cell>
          <table:table-cell office:value-type="string">
            <text:p>1836.1903</text:p>
          </table:table-cell>
          <table:table-cell office:value-type="string">
            <text:p>10056.2197</text:p>
          </table:table-cell>
          <table:table-cell office:value-type="string">
            <text:p>3560.2173</text:p>
          </table:table-cell>
          <table:table-cell office:value-type="string">
            <text:p>509.6838</text:p>
          </table:table-cell>
          <table:table-cell office:value-type="string">
            <text:p>3050.5334</text:p>
          </table:table-cell>
          <table:table-cell office:value-type="string">
            <text:p>875.9567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2012];9;2); &quot;/&quot;; MID([.A2012];6;2);&quot;/&quot;;MID([.A2012];1;4);&quot;/&quot;)" office:value-type="string" office:string-value="03/07/2024/">
            <text:p>03/07/2024/</text:p>
          </table:table-cell>
        </table:table-row>
        <table:table-row table:style-name="ro1">
          <table:table-cell office:value-type="string">
            <text:p>2024-07-04T00:00:00.0/2024-07-05T00:00:00.0</text:p>
          </table:table-cell>
          <table:table-cell office:value-type="string">
            <text:p>11422.7188</text:p>
          </table:table-cell>
          <table:table-cell office:value-type="string">
            <text:p>8352.6826</text:p>
          </table:table-cell>
          <table:table-cell office:value-type="string">
            <text:p>6522.1738</text:p>
          </table:table-cell>
          <table:table-cell office:value-type="string">
            <text:p>1830.5087</text:p>
          </table:table-cell>
          <table:table-cell office:value-type="string">
            <text:p>10000.3730</text:p>
          </table:table-cell>
          <table:table-cell office:value-type="string">
            <text:p>5577.3208</text:p>
          </table:table-cell>
          <table:table-cell office:value-type="string">
            <text:p>2105.9541</text:p>
          </table:table-cell>
          <table:table-cell office:value-type="string">
            <text:p>3471.3669</text:p>
          </table:table-cell>
          <table:table-cell office:value-type="string">
            <text:p>3526.9109</text:p>
          </table:table-cell>
          <table:table-cell office:value-type="string">
            <text:p>0.9740</text:p>
          </table:table-cell>
          <table:table-cell table:number-columns-repeated="3"/>
          <table:table-cell table:formula="of:==CONCATENATE( MID([.A2013];9;2); &quot;/&quot;; MID([.A2013];6;2);&quot;/&quot;;MID([.A2013];1;4);&quot;/&quot;)" office:value-type="string" office:string-value="04/07/2024/">
            <text:p>04/07/2024/</text:p>
          </table:table-cell>
        </table:table-row>
        <table:table-row table:style-name="ro1">
          <table:table-cell office:value-type="string">
            <text:p>2024-07-05T00:00:00.0/2024-07-06T00:00:00.0</text:p>
          </table:table-cell>
          <table:table-cell office:value-type="string">
            <text:p>11401.5635</text:p>
          </table:table-cell>
          <table:table-cell office:value-type="string">
            <text:p>8240.4541</text:p>
          </table:table-cell>
          <table:table-cell office:value-type="string">
            <text:p>6101.1206</text:p>
          </table:table-cell>
          <table:table-cell office:value-type="string">
            <text:p>2139.3333</text:p>
          </table:table-cell>
          <table:table-cell office:value-type="string">
            <text:p>9490.4209</text:p>
          </table:table-cell>
          <table:table-cell office:value-type="string">
            <text:p>3955.4370</text:p>
          </table:table-cell>
          <table:table-cell office:value-type="string">
            <text:p>881.4474</text:p>
          </table:table-cell>
          <table:table-cell office:value-type="string">
            <text:p>3073.9895</text:p>
          </table:table-cell>
          <table:table-cell office:value-type="string">
            <text:p>1980.1173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2014];9;2); &quot;/&quot;; MID([.A2014];6;2);&quot;/&quot;;MID([.A2014];1;4);&quot;/&quot;)" office:value-type="string" office:string-value="05/07/2024/">
            <text:p>05/07/2024/</text:p>
          </table:table-cell>
        </table:table-row>
        <table:table-row table:style-name="ro1">
          <table:table-cell office:value-type="string">
            <text:p>2024-07-06T00:00:00.0/2024-07-07T00:00:00.0</text:p>
          </table:table-cell>
          <table:table-cell office:value-type="string">
            <text:p>11379.0332</text:p>
          </table:table-cell>
          <table:table-cell office:value-type="string">
            <text:p>8360.0469</text:p>
          </table:table-cell>
          <table:table-cell office:value-type="string">
            <text:p>7031.8027</text:p>
          </table:table-cell>
          <table:table-cell office:value-type="string">
            <text:p>1328.2444</text:p>
          </table:table-cell>
          <table:table-cell office:value-type="string">
            <text:p>10987.5820</text:p>
          </table:table-cell>
          <table:table-cell office:value-type="string">
            <text:p>7839.6797</text:p>
          </table:table-cell>
          <table:table-cell office:value-type="string">
            <text:p>5742.1240</text:p>
          </table:table-cell>
          <table:table-cell office:value-type="string">
            <text:p>2097.5554</text:p>
          </table:table-cell>
          <table:table-cell office:value-type="string">
            <text:p>8354.9609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2015];9;2); &quot;/&quot;; MID([.A2015];6;2);&quot;/&quot;;MID([.A2015];1;4);&quot;/&quot;)" office:value-type="string" office:string-value="06/07/2024/">
            <text:p>06/07/2024/</text:p>
          </table:table-cell>
        </table:table-row>
        <table:table-row table:style-name="ro1">
          <table:table-cell office:value-type="string">
            <text:p>2024-07-07T00:00:00.0/2024-07-08T00:00:00.0</text:p>
          </table:table-cell>
          <table:table-cell office:value-type="string">
            <text:p>11355.2080</text:p>
          </table:table-cell>
          <table:table-cell office:value-type="string">
            <text:p>8096.9224</text:p>
          </table:table-cell>
          <table:table-cell office:value-type="string">
            <text:p>5909.2275</text:p>
          </table:table-cell>
          <table:table-cell office:value-type="string">
            <text:p>2187.6948</text:p>
          </table:table-cell>
          <table:table-cell office:value-type="string">
            <text:p>9221.9062</text:p>
          </table:table-cell>
          <table:table-cell office:value-type="string">
            <text:p>2258.5393</text:p>
          </table:table-cell>
          <table:table-cell office:value-type="string">
            <text:p>31.9384</text:p>
          </table:table-cell>
          <table:table-cell office:value-type="string">
            <text:p>2226.6008</text:p>
          </table:table-cell>
          <table:table-cell office:value-type="string">
            <text:p>52.6682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2016];9;2); &quot;/&quot;; MID([.A2016];6;2);&quot;/&quot;;MID([.A2016];1;4);&quot;/&quot;)" office:value-type="string" office:string-value="07/07/2024/">
            <text:p>07/07/2024/</text:p>
          </table:table-cell>
        </table:table-row>
        <table:table-row table:style-name="ro1">
          <table:table-cell office:value-type="string">
            <text:p>2024-07-08T00:00:00.0/2024-07-09T00:00:00.0</text:p>
          </table:table-cell>
          <table:table-cell office:value-type="string">
            <text:p>11330.0322</text:p>
          </table:table-cell>
          <table:table-cell office:value-type="string">
            <text:p>8212.2402</text:p>
          </table:table-cell>
          <table:table-cell office:value-type="string">
            <text:p>6429.1685</text:p>
          </table:table-cell>
          <table:table-cell office:value-type="string">
            <text:p>1783.0715</text:p>
          </table:table-cell>
          <table:table-cell office:value-type="string">
            <text:p>10078.5469</text:p>
          </table:table-cell>
          <table:table-cell office:value-type="string">
            <text:p>6175.6890</text:p>
          </table:table-cell>
          <table:table-cell office:value-type="string">
            <text:p>2705.9641</text:p>
          </table:table-cell>
          <table:table-cell office:value-type="string">
            <text:p>3469.7249</text:p>
          </table:table-cell>
          <table:table-cell office:value-type="string">
            <text:p>4624.3848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2017];9;2); &quot;/&quot;; MID([.A2017];6;2);&quot;/&quot;;MID([.A2017];1;4);&quot;/&quot;)" office:value-type="string" office:string-value="08/07/2024/">
            <text:p>08/07/2024/</text:p>
          </table:table-cell>
        </table:table-row>
        <table:table-row table:style-name="ro1">
          <table:table-cell office:value-type="string">
            <text:p>2024-07-09T00:00:00.0/2024-07-10T00:00:00.0</text:p>
          </table:table-cell>
          <table:table-cell office:value-type="string">
            <text:p>11303.5762</text:p>
          </table:table-cell>
          <table:table-cell office:value-type="string">
            <text:p>8132.1528</text:p>
          </table:table-cell>
          <table:table-cell office:value-type="string">
            <text:p>6347.7983</text:p>
          </table:table-cell>
          <table:table-cell office:value-type="string">
            <text:p>1784.3546</text:p>
          </table:table-cell>
          <table:table-cell office:value-type="string">
            <text:p>9885.5879</text:p>
          </table:table-cell>
          <table:table-cell office:value-type="string">
            <text:p>7710.1318</text:p>
          </table:table-cell>
          <table:table-cell office:value-type="string">
            <text:p>5556.6646</text:p>
          </table:table-cell>
          <table:table-cell office:value-type="string">
            <text:p>2153.4673</text:p>
          </table:table-cell>
          <table:table-cell office:value-type="string">
            <text:p>8734.1475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2018];9;2); &quot;/&quot;; MID([.A2018];6;2);&quot;/&quot;;MID([.A2018];1;4);&quot;/&quot;)" office:value-type="string" office:string-value="09/07/2024/">
            <text:p>09/07/2024/</text:p>
          </table:table-cell>
        </table:table-row>
        <table:table-row table:style-name="ro1">
          <table:table-cell office:value-type="string">
            <text:p>2024-07-10T00:00:00.0/2024-07-11T00:00:00.0</text:p>
          </table:table-cell>
          <table:table-cell office:value-type="string">
            <text:p>11275.8291</text:p>
          </table:table-cell>
          <table:table-cell office:value-type="string">
            <text:p>7725.8174</text:p>
          </table:table-cell>
          <table:table-cell office:value-type="string">
            <text:p>5089.9478</text:p>
          </table:table-cell>
          <table:table-cell office:value-type="string">
            <text:p>2635.8696</text:p>
          </table:table-cell>
          <table:table-cell office:value-type="string">
            <text:p>7672.2915</text:p>
          </table:table-cell>
          <table:table-cell office:value-type="string">
            <text:p>6007.1592</text:p>
          </table:table-cell>
          <table:table-cell office:value-type="string">
            <text:p>2566.9460</text:p>
          </table:table-cell>
          <table:table-cell office:value-type="string">
            <text:p>3440.2129</text:p>
          </table:table-cell>
          <table:table-cell office:value-type="string">
            <text:p>4130.0547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2019];9;2); &quot;/&quot;; MID([.A2019];6;2);&quot;/&quot;;MID([.A2019];1;4);&quot;/&quot;)" office:value-type="string" office:string-value="10/07/2024/">
            <text:p>10/07/2024/</text:p>
          </table:table-cell>
        </table:table-row>
        <table:table-row table:style-name="ro1">
          <table:table-cell office:value-type="string">
            <text:p>2024-07-11T00:00:00.0/2024-07-12T00:00:00.0</text:p>
          </table:table-cell>
          <table:table-cell office:value-type="string">
            <text:p>11246.7705</text:p>
          </table:table-cell>
          <table:table-cell office:value-type="string">
            <text:p>7970.1108</text:p>
          </table:table-cell>
          <table:table-cell office:value-type="string">
            <text:p>5873.8149</text:p>
          </table:table-cell>
          <table:table-cell office:value-type="string">
            <text:p>2096.2957</text:p>
          </table:table-cell>
          <table:table-cell office:value-type="string">
            <text:p>9026.1406</text:p>
          </table:table-cell>
          <table:table-cell office:value-type="string">
            <text:p>5747.8149</text:p>
          </table:table-cell>
          <table:table-cell office:value-type="string">
            <text:p>2260.8572</text:p>
          </table:table-cell>
          <table:table-cell office:value-type="string">
            <text:p>3486.9575</text:p>
          </table:table-cell>
          <table:table-cell office:value-type="string">
            <text:p>3883.3921</text:p>
          </table:table-cell>
          <table:table-cell office:value-type="string">
            <text:p>0.9774</text:p>
          </table:table-cell>
          <table:table-cell table:number-columns-repeated="3"/>
          <table:table-cell table:formula="of:==CONCATENATE( MID([.A2020];9;2); &quot;/&quot;; MID([.A2020];6;2);&quot;/&quot;;MID([.A2020];1;4);&quot;/&quot;)" office:value-type="string" office:string-value="11/07/2024/">
            <text:p>11/07/2024/</text:p>
          </table:table-cell>
        </table:table-row>
        <table:table-row table:style-name="ro1">
          <table:table-cell office:value-type="string">
            <text:p>2024-07-12T00:00:00.0/2024-07-13T00:00:00.0</text:p>
          </table:table-cell>
          <table:table-cell office:value-type="string">
            <text:p>11216.4355</text:p>
          </table:table-cell>
          <table:table-cell office:value-type="string">
            <text:p>7711.6890</text:p>
          </table:table-cell>
          <table:table-cell office:value-type="string">
            <text:p>5009.5269</text:p>
          </table:table-cell>
          <table:table-cell office:value-type="string">
            <text:p>2702.1619</text:p>
          </table:table-cell>
          <table:table-cell office:value-type="string">
            <text:p>7608.6572</text:p>
          </table:table-cell>
          <table:table-cell office:value-type="string">
            <text:p>4301.0815</text:p>
          </table:table-cell>
          <table:table-cell office:value-type="string">
            <text:p>1037.3745</text:p>
          </table:table-cell>
          <table:table-cell office:value-type="string">
            <text:p>3263.7070</text:p>
          </table:table-cell>
          <table:table-cell office:value-type="string">
            <text:p>1427.3749</text:p>
          </table:table-cell>
          <table:table-cell office:value-type="string">
            <text:p>0.9729</text:p>
          </table:table-cell>
          <table:table-cell table:number-columns-repeated="3"/>
          <table:table-cell table:formula="of:==CONCATENATE( MID([.A2021];9;2); &quot;/&quot;; MID([.A2021];6;2);&quot;/&quot;;MID([.A2021];1;4);&quot;/&quot;)" office:value-type="string" office:string-value="12/07/2024/">
            <text:p>12/07/2024/</text:p>
          </table:table-cell>
        </table:table-row>
        <table:table-row table:style-name="ro1">
          <table:table-cell office:value-type="string">
            <text:p>2024-07-13T00:00:00.0/2024-07-14T00:00:00.0</text:p>
          </table:table-cell>
          <table:table-cell office:value-type="string">
            <text:p>11184.8740</text:p>
          </table:table-cell>
          <table:table-cell office:value-type="string">
            <text:p>7949.8071</text:p>
          </table:table-cell>
          <table:table-cell office:value-type="string">
            <text:p>5807.6011</text:p>
          </table:table-cell>
          <table:table-cell office:value-type="string">
            <text:p>2142.2063</text:p>
          </table:table-cell>
          <table:table-cell office:value-type="string">
            <text:p>8871.4443</text:p>
          </table:table-cell>
          <table:table-cell office:value-type="string">
            <text:p>4122.9219</text:p>
          </table:table-cell>
          <table:table-cell office:value-type="string">
            <text:p>932.0554</text:p>
          </table:table-cell>
          <table:table-cell office:value-type="string">
            <text:p>3190.8667</text:p>
          </table:table-cell>
          <table:table-cell office:value-type="string">
            <text:p>1370.4949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2022];9;2); &quot;/&quot;; MID([.A2022];6;2);&quot;/&quot;;MID([.A2022];1;4);&quot;/&quot;)" office:value-type="string" office:string-value="13/07/2024/">
            <text:p>13/07/2024/</text:p>
          </table:table-cell>
        </table:table-row>
        <table:table-row table:style-name="ro1">
          <table:table-cell office:value-type="string">
            <text:p>2024-07-14T00:00:00.0/2024-07-15T00:00:00.0</text:p>
          </table:table-cell>
          <table:table-cell office:value-type="string">
            <text:p>11152.0156</text:p>
          </table:table-cell>
          <table:table-cell office:value-type="string">
            <text:p>7909.4644</text:p>
          </table:table-cell>
          <table:table-cell office:value-type="string">
            <text:p>5622.1846</text:p>
          </table:table-cell>
          <table:table-cell office:value-type="string">
            <text:p>2287.2793</text:p>
          </table:table-cell>
          <table:table-cell office:value-type="string">
            <text:p>8657.1240</text:p>
          </table:table-cell>
          <table:table-cell office:value-type="string">
            <text:p>5591.8662</text:p>
          </table:table-cell>
          <table:table-cell office:value-type="string">
            <text:p>2257.7993</text:p>
          </table:table-cell>
          <table:table-cell office:value-type="string">
            <text:p>3334.0671</text:p>
          </table:table-cell>
          <table:table-cell office:value-type="string">
            <text:p>3817.7461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2023];9;2); &quot;/&quot;; MID([.A2023];6;2);&quot;/&quot;;MID([.A2023];1;4);&quot;/&quot;)" office:value-type="string" office:string-value="14/07/2024/">
            <text:p>14/07/2024/</text:p>
          </table:table-cell>
        </table:table-row>
        <table:table-row table:style-name="ro1">
          <table:table-cell office:value-type="string">
            <text:p>2024-07-15T00:00:00.0/2024-07-16T00:00:00.0</text:p>
          </table:table-cell>
          <table:table-cell office:value-type="string">
            <text:p>11117.9482</text:p>
          </table:table-cell>
          <table:table-cell office:value-type="string">
            <text:p>7981.3921</text:p>
          </table:table-cell>
          <table:table-cell office:value-type="string">
            <text:p>6040.2720</text:p>
          </table:table-cell>
          <table:table-cell office:value-type="string">
            <text:p>1941.1202</text:p>
          </table:table-cell>
          <table:table-cell office:value-type="string">
            <text:p>9350.7803</text:p>
          </table:table-cell>
          <table:table-cell office:value-type="string">
            <text:p>7901.3101</text:p>
          </table:table-cell>
          <table:table-cell office:value-type="string">
            <text:p>5859.5024</text:p>
          </table:table-cell>
          <table:table-cell office:value-type="string">
            <text:p>2041.8079</text:p>
          </table:table-cell>
          <table:table-cell office:value-type="string">
            <text:p>8957.5635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2024];9;2); &quot;/&quot;; MID([.A2024];6;2);&quot;/&quot;;MID([.A2024];1;4);&quot;/&quot;)" office:value-type="string" office:string-value="15/07/2024/">
            <text:p>15/07/2024/</text:p>
          </table:table-cell>
        </table:table-row>
        <table:table-row table:style-name="ro1">
          <table:table-cell office:value-type="string">
            <text:p>2024-07-16T00:00:00.0/2024-07-17T00:00:00.0</text:p>
          </table:table-cell>
          <table:table-cell office:value-type="string">
            <text:p>11082.6582</text:p>
          </table:table-cell>
          <table:table-cell office:value-type="string">
            <text:p>7672.3467</text:p>
          </table:table-cell>
          <table:table-cell office:value-type="string">
            <text:p>5112.8306</text:p>
          </table:table-cell>
          <table:table-cell office:value-type="string">
            <text:p>2559.5161</text:p>
          </table:table-cell>
          <table:table-cell office:value-type="string">
            <text:p>7787.4087</text:p>
          </table:table-cell>
          <table:table-cell office:value-type="string">
            <text:p>6265.2280</text:p>
          </table:table-cell>
          <table:table-cell office:value-type="string">
            <text:p>2583.7734</text:p>
          </table:table-cell>
          <table:table-cell office:value-type="string">
            <text:p>3681.4546</text:p>
          </table:table-cell>
          <table:table-cell office:value-type="string">
            <text:p>3914.4727</text:p>
          </table:table-cell>
          <table:table-cell office:value-type="string">
            <text:p>0.9705</text:p>
          </table:table-cell>
          <table:table-cell table:number-columns-repeated="3"/>
          <table:table-cell table:formula="of:==CONCATENATE( MID([.A2025];9;2); &quot;/&quot;; MID([.A2025];6;2);&quot;/&quot;;MID([.A2025];1;4);&quot;/&quot;)" office:value-type="string" office:string-value="16/07/2024/">
            <text:p>16/07/2024/</text:p>
          </table:table-cell>
        </table:table-row>
        <table:table-row table:style-name="ro1">
          <table:table-cell office:value-type="string">
            <text:p>2024-07-17T00:00:00.0/2024-07-18T00:00:00.0</text:p>
          </table:table-cell>
          <table:table-cell office:value-type="string">
            <text:p>11046.1602</text:p>
          </table:table-cell>
          <table:table-cell office:value-type="string">
            <text:p>7614.7368</text:p>
          </table:table-cell>
          <table:table-cell office:value-type="string">
            <text:p>5034.0454</text:p>
          </table:table-cell>
          <table:table-cell office:value-type="string">
            <text:p>2580.6912</text:p>
          </table:table-cell>
          <table:table-cell office:value-type="string">
            <text:p>7661.3545</text:p>
          </table:table-cell>
          <table:table-cell office:value-type="string">
            <text:p>2659.0276</text:p>
          </table:table-cell>
          <table:table-cell office:value-type="string">
            <text:p>158.9822</text:p>
          </table:table-cell>
          <table:table-cell office:value-type="string">
            <text:p>2500.0454</text:p>
          </table:table-cell>
          <table:table-cell office:value-type="string">
            <text:p>407.6825</text:p>
          </table:table-cell>
          <table:table-cell office:value-type="string">
            <text:p>0.9712</text:p>
          </table:table-cell>
          <table:table-cell table:number-columns-repeated="3"/>
          <table:table-cell table:formula="of:==CONCATENATE( MID([.A2026];9;2); &quot;/&quot;; MID([.A2026];6;2);&quot;/&quot;;MID([.A2026];1;4);&quot;/&quot;)" office:value-type="string" office:string-value="17/07/2024/">
            <text:p>17/07/2024/</text:p>
          </table:table-cell>
        </table:table-row>
        <table:table-row table:style-name="ro1">
          <table:table-cell office:value-type="string">
            <text:p>2024-07-18T00:00:00.0/2024-07-19T00:00:00.0</text:p>
          </table:table-cell>
          <table:table-cell office:value-type="string">
            <text:p>11008.4668</text:p>
          </table:table-cell>
          <table:table-cell office:value-type="string">
            <text:p>7791.6714</text:p>
          </table:table-cell>
          <table:table-cell office:value-type="string">
            <text:p>5436.0518</text:p>
          </table:table-cell>
          <table:table-cell office:value-type="string">
            <text:p>2355.6194</text:p>
          </table:table-cell>
          <table:table-cell office:value-type="string">
            <text:p>8397.4219</text:p>
          </table:table-cell>
          <table:table-cell office:value-type="string">
            <text:p>7134.5093</text:p>
          </table:table-cell>
          <table:table-cell office:value-type="string">
            <text:p>4044.2146</text:p>
          </table:table-cell>
          <table:table-cell office:value-type="string">
            <text:p>3090.2947</text:p>
          </table:table-cell>
          <table:table-cell office:value-type="string">
            <text:p>6265.5625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2027];9;2); &quot;/&quot;; MID([.A2027];6;2);&quot;/&quot;;MID([.A2027];1;4);&quot;/&quot;)" office:value-type="string" office:string-value="18/07/2024/">
            <text:p>18/07/2024/</text:p>
          </table:table-cell>
        </table:table-row>
        <table:table-row table:style-name="ro1">
          <table:table-cell office:value-type="string">
            <text:p>2024-07-19T00:00:00.0/2024-07-20T00:00:00.0</text:p>
          </table:table-cell>
          <table:table-cell office:value-type="string">
            <text:p>10969.5898</text:p>
          </table:table-cell>
          <table:table-cell office:value-type="string">
            <text:p>7652.6416</text:p>
          </table:table-cell>
          <table:table-cell office:value-type="string">
            <text:p>5172.4927</text:p>
          </table:table-cell>
          <table:table-cell office:value-type="string">
            <text:p>2480.1492</text:p>
          </table:table-cell>
          <table:table-cell office:value-type="string">
            <text:p>7991.1851</text:p>
          </table:table-cell>
          <table:table-cell office:value-type="string">
            <text:p>7225.6743</text:p>
          </table:table-cell>
          <table:table-cell office:value-type="string">
            <text:p>4169.1860</text:p>
          </table:table-cell>
          <table:table-cell office:value-type="string">
            <text:p>3056.4880</text:p>
          </table:table-cell>
          <table:table-cell office:value-type="string">
            <text:p>6553.1587</text:p>
          </table:table-cell>
          <table:table-cell office:value-type="string">
            <text:p>0.9726</text:p>
          </table:table-cell>
          <table:table-cell table:number-columns-repeated="3"/>
          <table:table-cell table:formula="of:==CONCATENATE( MID([.A2028];9;2); &quot;/&quot;; MID([.A2028];6;2);&quot;/&quot;;MID([.A2028];1;4);&quot;/&quot;)" office:value-type="string" office:string-value="19/07/2024/">
            <text:p>19/07/2024/</text:p>
          </table:table-cell>
        </table:table-row>
        <table:table-row table:style-name="ro1">
          <table:table-cell office:value-type="string">
            <text:p>2024-07-20T00:00:00.0/2024-07-21T00:00:00.0</text:p>
          </table:table-cell>
          <table:table-cell office:value-type="string">
            <text:p>10929.5410</text:p>
          </table:table-cell>
          <table:table-cell office:value-type="string">
            <text:p>7581.1914</text:p>
          </table:table-cell>
          <table:table-cell office:value-type="string">
            <text:p>4967.0806</text:p>
          </table:table-cell>
          <table:table-cell office:value-type="string">
            <text:p>2614.1108</text:p>
          </table:table-cell>
          <table:table-cell office:value-type="string">
            <text:p>7652.3311</text:p>
          </table:table-cell>
          <table:table-cell office:value-type="string">
            <text:p>5925.8906</text:p>
          </table:table-cell>
          <table:table-cell office:value-type="string">
            <text:p>2026.5923</text:p>
          </table:table-cell>
          <table:table-cell office:value-type="string">
            <text:p>3899.2986</text:p>
          </table:table-cell>
          <table:table-cell office:value-type="string">
            <text:p>3722.3943</text:p>
          </table:table-cell>
          <table:table-cell office:value-type="string">
            <text:p>0.9736</text:p>
          </table:table-cell>
          <table:table-cell table:number-columns-repeated="3"/>
          <table:table-cell table:formula="of:==CONCATENATE( MID([.A2029];9;2); &quot;/&quot;; MID([.A2029];6;2);&quot;/&quot;;MID([.A2029];1;4);&quot;/&quot;)" office:value-type="string" office:string-value="20/07/2024/">
            <text:p>20/07/2024/</text:p>
          </table:table-cell>
        </table:table-row>
        <table:table-row table:style-name="ro1">
          <table:table-cell office:value-type="string">
            <text:p>2024-07-21T00:00:00.0/2024-07-22T00:00:00.0</text:p>
          </table:table-cell>
          <table:table-cell office:value-type="string">
            <text:p>10888.3125</text:p>
          </table:table-cell>
          <table:table-cell office:value-type="string">
            <text:p>7709.0532</text:p>
          </table:table-cell>
          <table:table-cell office:value-type="string">
            <text:p>5494.7578</text:p>
          </table:table-cell>
          <table:table-cell office:value-type="string">
            <text:p>2214.2954</text:p>
          </table:table-cell>
          <table:table-cell office:value-type="string">
            <text:p>8488.4883</text:p>
          </table:table-cell>
          <table:table-cell office:value-type="string">
            <text:p>7709.0532</text:p>
          </table:table-cell>
          <table:table-cell office:value-type="string">
            <text:p>5494.7578</text:p>
          </table:table-cell>
          <table:table-cell office:value-type="string">
            <text:p>2214.2954</text:p>
          </table:table-cell>
          <table:table-cell office:value-type="string">
            <text:p>8488.4883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2030];9;2); &quot;/&quot;; MID([.A2030];6;2);&quot;/&quot;;MID([.A2030];1;4);&quot;/&quot;)" office:value-type="string" office:string-value="21/07/2024/">
            <text:p>21/07/2024/</text:p>
          </table:table-cell>
        </table:table-row>
        <table:table-row table:style-name="ro1">
          <table:table-cell office:value-type="string">
            <text:p>2024-07-22T00:00:00.0/2024-07-23T00:00:00.0</text:p>
          </table:table-cell>
          <table:table-cell office:value-type="string">
            <text:p>10845.9453</text:p>
          </table:table-cell>
          <table:table-cell office:value-type="string">
            <text:p>7446.9727</text:p>
          </table:table-cell>
          <table:table-cell office:value-type="string">
            <text:p>4751.2925</text:p>
          </table:table-cell>
          <table:table-cell office:value-type="string">
            <text:p>2695.6807</text:p>
          </table:table-cell>
          <table:table-cell office:value-type="string">
            <text:p>7429.4380</text:p>
          </table:table-cell>
          <table:table-cell office:value-type="string">
            <text:p>3682.4453</text:p>
          </table:table-cell>
          <table:table-cell office:value-type="string">
            <text:p>567.5209</text:p>
          </table:table-cell>
          <table:table-cell office:value-type="string">
            <text:p>3114.9243</text:p>
          </table:table-cell>
          <table:table-cell office:value-type="string">
            <text:p>911.6570</text:p>
          </table:table-cell>
          <table:table-cell office:value-type="string">
            <text:p>0.9753</text:p>
          </table:table-cell>
          <table:table-cell table:number-columns-repeated="3"/>
          <table:table-cell table:formula="of:==CONCATENATE( MID([.A2031];9;2); &quot;/&quot;; MID([.A2031];6;2);&quot;/&quot;;MID([.A2031];1;4);&quot;/&quot;)" office:value-type="string" office:string-value="22/07/2024/">
            <text:p>22/07/2024/</text:p>
          </table:table-cell>
        </table:table-row>
        <table:table-row table:style-name="ro1">
          <table:table-cell office:value-type="string">
            <text:p>2024-07-23T00:00:00.0/2024-07-24T00:00:00.0</text:p>
          </table:table-cell>
          <table:table-cell office:value-type="string">
            <text:p>10802.4727</text:p>
          </table:table-cell>
          <table:table-cell office:value-type="string">
            <text:p>7655.4634</text:p>
          </table:table-cell>
          <table:table-cell office:value-type="string">
            <text:p>5500.0918</text:p>
          </table:table-cell>
          <table:table-cell office:value-type="string">
            <text:p>2155.3716</text:p>
          </table:table-cell>
          <table:table-cell office:value-type="string">
            <text:p>8444.8398</text:p>
          </table:table-cell>
          <table:table-cell office:value-type="string">
            <text:p>5240.7163</text:p>
          </table:table-cell>
          <table:table-cell office:value-type="string">
            <text:p>1952.1945</text:p>
          </table:table-cell>
          <table:table-cell office:value-type="string">
            <text:p>3288.5217</text:p>
          </table:table-cell>
          <table:table-cell office:value-type="string">
            <text:p>2869.8428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2032];9;2); &quot;/&quot;; MID([.A2032];6;2);&quot;/&quot;;MID([.A2032];1;4);&quot;/&quot;)" office:value-type="string" office:string-value="23/07/2024/">
            <text:p>23/07/2024/</text:p>
          </table:table-cell>
        </table:table-row>
        <table:table-row table:style-name="ro1">
          <table:table-cell office:value-type="string">
            <text:p>2024-07-24T00:00:00.0/2024-07-25T00:00:00.0</text:p>
          </table:table-cell>
          <table:table-cell office:value-type="string">
            <text:p>10757.8857</text:p>
          </table:table-cell>
          <table:table-cell office:value-type="string">
            <text:p>7603.3984</text:p>
          </table:table-cell>
          <table:table-cell office:value-type="string">
            <text:p>5334.0586</text:p>
          </table:table-cell>
          <table:table-cell office:value-type="string">
            <text:p>2269.3396</text:p>
          </table:table-cell>
          <table:table-cell office:value-type="string">
            <text:p>8179.5586</text:p>
          </table:table-cell>
          <table:table-cell office:value-type="string">
            <text:p>5716.6919</text:p>
          </table:table-cell>
          <table:table-cell office:value-type="string">
            <text:p>2966.9617</text:p>
          </table:table-cell>
          <table:table-cell office:value-type="string">
            <text:p>2749.7300</text:p>
          </table:table-cell>
          <table:table-cell office:value-type="string">
            <text:p>4430.7515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2033];9;2); &quot;/&quot;; MID([.A2033];6;2);&quot;/&quot;;MID([.A2033];1;4);&quot;/&quot;)" office:value-type="string" office:string-value="24/07/2024/">
            <text:p>24/07/2024/</text:p>
          </table:table-cell>
        </table:table-row>
        <table:table-row table:style-name="ro1">
          <table:table-cell office:value-type="string">
            <text:p>2024-07-25T00:00:00.0/2024-07-26T00:00:00.0</text:p>
          </table:table-cell>
          <table:table-cell office:value-type="string">
            <text:p>10712.1689</text:p>
          </table:table-cell>
          <table:table-cell office:value-type="string">
            <text:p>7519.0610</text:p>
          </table:table-cell>
          <table:table-cell office:value-type="string">
            <text:p>5111.3931</text:p>
          </table:table-cell>
          <table:table-cell office:value-type="string">
            <text:p>2407.6680</text:p>
          </table:table-cell>
          <table:table-cell office:value-type="string">
            <text:p>7938.5933</text:p>
          </table:table-cell>
          <table:table-cell office:value-type="string">
            <text:p>7060.5225</text:p>
          </table:table-cell>
          <table:table-cell office:value-type="string">
            <text:p>4389.9102</text:p>
          </table:table-cell>
          <table:table-cell office:value-type="string">
            <text:p>2670.6125</text:p>
          </table:table-cell>
          <table:table-cell office:value-type="string">
            <text:p>6621.5332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2034];9;2); &quot;/&quot;; MID([.A2034];6;2);&quot;/&quot;;MID([.A2034];1;4);&quot;/&quot;)" office:value-type="string" office:string-value="25/07/2024/">
            <text:p>25/07/2024/</text:p>
          </table:table-cell>
        </table:table-row>
        <table:table-row table:style-name="ro1">
          <table:table-cell office:value-type="string">
            <text:p>2024-07-26T00:00:00.0/2024-07-27T00:00:00.0</text:p>
          </table:table-cell>
          <table:table-cell office:value-type="string">
            <text:p>10665.3691</text:p>
          </table:table-cell>
          <table:table-cell office:value-type="string">
            <text:p>7477.0210</text:p>
          </table:table-cell>
          <table:table-cell office:value-type="string">
            <text:p>5331.6333</text:p>
          </table:table-cell>
          <table:table-cell office:value-type="string">
            <text:p>2145.3877</text:p>
          </table:table-cell>
          <table:table-cell office:value-type="string">
            <text:p>8244.2949</text:p>
          </table:table-cell>
          <table:table-cell office:value-type="string">
            <text:p>5530.1255</text:p>
          </table:table-cell>
          <table:table-cell office:value-type="string">
            <text:p>2249.1863</text:p>
          </table:table-cell>
          <table:table-cell office:value-type="string">
            <text:p>3280.9392</text:p>
          </table:table-cell>
          <table:table-cell office:value-type="string">
            <text:p>3757.4807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2035];9;2); &quot;/&quot;; MID([.A2035];6;2);&quot;/&quot;;MID([.A2035];1;4);&quot;/&quot;)" office:value-type="string" office:string-value="26/07/2024/">
            <text:p>26/07/2024/</text:p>
          </table:table-cell>
        </table:table-row>
        <table:table-row table:style-name="ro1">
          <table:table-cell office:value-type="string">
            <text:p>2024-07-27T00:00:00.0/2024-07-28T00:00:00.0</text:p>
          </table:table-cell>
          <table:table-cell office:value-type="string">
            <text:p>10617.5244</text:p>
          </table:table-cell>
          <table:table-cell office:value-type="string">
            <text:p>7511.1572</text:p>
          </table:table-cell>
          <table:table-cell office:value-type="string">
            <text:p>5553.5757</text:p>
          </table:table-cell>
          <table:table-cell office:value-type="string">
            <text:p>1957.5817</text:p>
          </table:table-cell>
          <table:table-cell office:value-type="string">
            <text:p>8775.6602</text:p>
          </table:table-cell>
          <table:table-cell office:value-type="string">
            <text:p>5863.0610</text:p>
          </table:table-cell>
          <table:table-cell office:value-type="string">
            <text:p>2317.2842</text:p>
          </table:table-cell>
          <table:table-cell office:value-type="string">
            <text:p>3545.7771</text:p>
          </table:table-cell>
          <table:table-cell office:value-type="string">
            <text:p>3695.8848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2036];9;2); &quot;/&quot;; MID([.A2036];6;2);&quot;/&quot;;MID([.A2036];1;4);&quot;/&quot;)" office:value-type="string" office:string-value="27/07/2024/">
            <text:p>27/07/2024/</text:p>
          </table:table-cell>
        </table:table-row>
        <table:table-row table:style-name="ro1">
          <table:table-cell office:value-type="string">
            <text:p>2024-07-28T00:00:00.0/2024-07-29T00:00:00.0</text:p>
          </table:table-cell>
          <table:table-cell office:value-type="string">
            <text:p>10568.5850</text:p>
          </table:table-cell>
          <table:table-cell office:value-type="string">
            <text:p>7636.1763</text:p>
          </table:table-cell>
          <table:table-cell office:value-type="string">
            <text:p>5960.7397</text:p>
          </table:table-cell>
          <table:table-cell office:value-type="string">
            <text:p>1675.4364</text:p>
          </table:table-cell>
          <table:table-cell office:value-type="string">
            <text:p>9520.7695</text:p>
          </table:table-cell>
          <table:table-cell office:value-type="string">
            <text:p>4696.6050</text:p>
          </table:table-cell>
          <table:table-cell office:value-type="string">
            <text:p>2456.2444</text:p>
          </table:table-cell>
          <table:table-cell office:value-type="string">
            <text:p>2240.3606</text:p>
          </table:table-cell>
          <table:table-cell office:value-type="string">
            <text:p>3998.6511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2037];9;2); &quot;/&quot;; MID([.A2037];6;2);&quot;/&quot;;MID([.A2037];1;4);&quot;/&quot;)" office:value-type="string" office:string-value="28/07/2024/">
            <text:p>28/07/2024/</text:p>
          </table:table-cell>
        </table:table-row>
        <table:table-row table:style-name="ro1">
          <table:table-cell office:value-type="string">
            <text:p>2024-07-29T00:00:00.0/2024-07-30T00:00:00.0</text:p>
          </table:table-cell>
          <table:table-cell office:value-type="string">
            <text:p>10518.6133</text:p>
          </table:table-cell>
          <table:table-cell office:value-type="string">
            <text:p>7843.5591</text:p>
          </table:table-cell>
          <table:table-cell office:value-type="string">
            <text:p>6391.1968</text:p>
          </table:table-cell>
          <table:table-cell office:value-type="string">
            <text:p>1452.3625</text:p>
          </table:table-cell>
          <table:table-cell office:value-type="string">
            <text:p>10458.8389</text:p>
          </table:table-cell>
          <table:table-cell office:value-type="string">
            <text:p>7836.2876</text:p>
          </table:table-cell>
          <table:table-cell office:value-type="string">
            <text:p>6383.6567</text:p>
          </table:table-cell>
          <table:table-cell office:value-type="string">
            <text:p>1452.6306</text:p>
          </table:table-cell>
          <table:table-cell office:value-type="string">
            <text:p>10370.6230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2038];9;2); &quot;/&quot;; MID([.A2038];6;2);&quot;/&quot;;MID([.A2038];1;4);&quot;/&quot;)" office:value-type="string" office:string-value="29/07/2024/">
            <text:p>29/07/2024/</text:p>
          </table:table-cell>
        </table:table-row>
        <table:table-row table:style-name="ro1">
          <table:table-cell office:value-type="string">
            <text:p>2024-07-30T00:00:00.0/2024-07-31T00:00:00.0</text:p>
          </table:table-cell>
          <table:table-cell office:value-type="string">
            <text:p>10467.6328</text:p>
          </table:table-cell>
          <table:table-cell office:value-type="string">
            <text:p>7954.8018</text:p>
          </table:table-cell>
          <table:table-cell office:value-type="string">
            <text:p>6760.8950</text:p>
          </table:table-cell>
          <table:table-cell office:value-type="string">
            <text:p>1193.9071</text:p>
          </table:table-cell>
          <table:table-cell office:value-type="string">
            <text:p>11126.0166</text:p>
          </table:table-cell>
          <table:table-cell office:value-type="string">
            <text:p>7954.8018</text:p>
          </table:table-cell>
          <table:table-cell office:value-type="string">
            <text:p>6760.8950</text:p>
          </table:table-cell>
          <table:table-cell office:value-type="string">
            <text:p>1193.9071</text:p>
          </table:table-cell>
          <table:table-cell office:value-type="string">
            <text:p>11126.0166</text:p>
          </table:table-cell>
          <table:table-cell office:value-type="string">
            <text:p>0.9719</text:p>
          </table:table-cell>
          <table:table-cell table:number-columns-repeated="3"/>
          <table:table-cell table:formula="of:==CONCATENATE( MID([.A2039];9;2); &quot;/&quot;; MID([.A2039];6;2);&quot;/&quot;;MID([.A2039];1;4);&quot;/&quot;)" office:value-type="string" office:string-value="30/07/2024/">
            <text:p>30/07/2024/</text:p>
          </table:table-cell>
        </table:table-row>
        <table:table-row table:style-name="ro1">
          <table:table-cell office:value-type="string">
            <text:p>2024-07-31T00:00:00.0/2024-08-01T00:00:00.0</text:p>
          </table:table-cell>
          <table:table-cell office:value-type="string">
            <text:p>10415.5840</text:p>
          </table:table-cell>
          <table:table-cell office:value-type="string">
            <text:p>7590.2773</text:p>
          </table:table-cell>
          <table:table-cell office:value-type="string">
            <text:p>6150.9702</text:p>
          </table:table-cell>
          <table:table-cell office:value-type="string">
            <text:p>1439.3075</text:p>
          </table:table-cell>
          <table:table-cell office:value-type="string">
            <text:p>9982.7119</text:p>
          </table:table-cell>
          <table:table-cell office:value-type="string">
            <text:p>7484.6470</text:p>
          </table:table-cell>
          <table:table-cell office:value-type="string">
            <text:p>5916.3232</text:p>
          </table:table-cell>
          <table:table-cell office:value-type="string">
            <text:p>1568.3241</text:p>
          </table:table-cell>
          <table:table-cell office:value-type="string">
            <text:p>9530.6846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2040];9;2); &quot;/&quot;; MID([.A2040];6;2);&quot;/&quot;;MID([.A2040];1;4);&quot;/&quot;)" office:value-type="string" office:string-value="31/07/2024/">
            <text:p>31/07/2024/</text:p>
          </table:table-cell>
        </table:table-row>
        <table:table-row table:style-name="ro1">
          <table:table-cell office:value-type="string">
            <text:p>2024-08-01T00:00:00.0/2024-08-02T00:00:00.0</text:p>
          </table:table-cell>
          <table:table-cell office:value-type="string">
            <text:p>10362.5986</text:p>
          </table:table-cell>
          <table:table-cell office:value-type="string">
            <text:p>7286.9575</text:p>
          </table:table-cell>
          <table:table-cell office:value-type="string">
            <text:p>5392.2031</text:p>
          </table:table-cell>
          <table:table-cell office:value-type="string">
            <text:p>1894.7542</text:p>
          </table:table-cell>
          <table:table-cell office:value-type="string">
            <text:p>8496.3262</text:p>
          </table:table-cell>
          <table:table-cell office:value-type="string">
            <text:p>6407.9478</text:p>
          </table:table-cell>
          <table:table-cell office:value-type="string">
            <text:p>4210.8633</text:p>
          </table:table-cell>
          <table:table-cell office:value-type="string">
            <text:p>2197.0845</text:p>
          </table:table-cell>
          <table:table-cell office:value-type="string">
            <text:p>6276.7197</text:p>
          </table:table-cell>
          <table:table-cell office:value-type="string">
            <text:p>0.9688</text:p>
          </table:table-cell>
          <table:table-cell table:number-columns-repeated="3"/>
          <table:table-cell table:formula="of:==CONCATENATE( MID([.A2041];9;2); &quot;/&quot;; MID([.A2041];6;2);&quot;/&quot;;MID([.A2041];1;4);&quot;/&quot;)" office:value-type="string" office:string-value="01/08/2024/">
            <text:p>01/08/2024/</text:p>
          </table:table-cell>
        </table:table-row>
        <table:table-row table:style-name="ro1">
          <table:table-cell office:value-type="string">
            <text:p>2024-08-02T00:00:00.0/2024-08-03T00:00:00.0</text:p>
          </table:table-cell>
          <table:table-cell office:value-type="string">
            <text:p>10308.5957</text:p>
          </table:table-cell>
          <table:table-cell office:value-type="string">
            <text:p>7240.3867</text:p>
          </table:table-cell>
          <table:table-cell office:value-type="string">
            <text:p>5291.0435</text:p>
          </table:table-cell>
          <table:table-cell office:value-type="string">
            <text:p>1949.3431</text:p>
          </table:table-cell>
          <table:table-cell office:value-type="string">
            <text:p>8571.0322</text:p>
          </table:table-cell>
          <table:table-cell office:value-type="string">
            <text:p>2580.4739</text:p>
          </table:table-cell>
          <table:table-cell office:value-type="string">
            <text:p>197.2936</text:p>
          </table:table-cell>
          <table:table-cell office:value-type="string">
            <text:p>2383.1804</text:p>
          </table:table-cell>
          <table:table-cell office:value-type="string">
            <text:p>387.5522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2042];9;2); &quot;/&quot;; MID([.A2042];6;2);&quot;/&quot;;MID([.A2042];1;4);&quot;/&quot;)" office:value-type="string" office:string-value="02/08/2024/">
            <text:p>02/08/2024/</text:p>
          </table:table-cell>
        </table:table-row>
        <table:table-row table:style-name="ro1">
          <table:table-cell office:value-type="string">
            <text:p>2024-08-03T00:00:00.0/2024-08-04T00:00:00.0</text:p>
          </table:table-cell>
          <table:table-cell office:value-type="string">
            <text:p>10253.6338</text:p>
          </table:table-cell>
          <table:table-cell office:value-type="string">
            <text:p>7088.2114</text:p>
          </table:table-cell>
          <table:table-cell office:value-type="string">
            <text:p>4715.3350</text:p>
          </table:table-cell>
          <table:table-cell office:value-type="string">
            <text:p>2372.8767</text:p>
          </table:table-cell>
          <table:table-cell office:value-type="string">
            <text:p>7547.6763</text:p>
          </table:table-cell>
          <table:table-cell office:value-type="string">
            <text:p>4580.0903</text:p>
          </table:table-cell>
          <table:table-cell office:value-type="string">
            <text:p>2039.5337</text:p>
          </table:table-cell>
          <table:table-cell office:value-type="string">
            <text:p>2540.5564</text:p>
          </table:table-cell>
          <table:table-cell office:value-type="string">
            <text:p>3545.9700</text:p>
          </table:table-cell>
          <table:table-cell office:value-type="string">
            <text:p>0.9708</text:p>
          </table:table-cell>
          <table:table-cell table:number-columns-repeated="3"/>
          <table:table-cell table:formula="of:==CONCATENATE( MID([.A2043];9;2); &quot;/&quot;; MID([.A2043];6;2);&quot;/&quot;;MID([.A2043];1;4);&quot;/&quot;)" office:value-type="string" office:string-value="03/08/2024/">
            <text:p>03/08/2024/</text:p>
          </table:table-cell>
        </table:table-row>
        <table:table-row table:style-name="ro1">
          <table:table-cell office:value-type="string">
            <text:p>2024-08-04T00:00:00.0/2024-08-05T00:00:00.0</text:p>
          </table:table-cell>
          <table:table-cell office:value-type="string">
            <text:p>10197.7246</text:p>
          </table:table-cell>
          <table:table-cell office:value-type="string">
            <text:p>6895.5220</text:p>
          </table:table-cell>
          <table:table-cell office:value-type="string">
            <text:p>4316.0557</text:p>
          </table:table-cell>
          <table:table-cell office:value-type="string">
            <text:p>2579.4658</text:p>
          </table:table-cell>
          <table:table-cell office:value-type="string">
            <text:p>6768.0854</text:p>
          </table:table-cell>
          <table:table-cell office:value-type="string">
            <text:p>3916.8530</text:p>
          </table:table-cell>
          <table:table-cell office:value-type="string">
            <text:p>1176.9410</text:p>
          </table:table-cell>
          <table:table-cell office:value-type="string">
            <text:p>2739.9119</text:p>
          </table:table-cell>
          <table:table-cell office:value-type="string">
            <text:p>1990.2941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2044];9;2); &quot;/&quot;; MID([.A2044];6;2);&quot;/&quot;;MID([.A2044];1;4);&quot;/&quot;)" office:value-type="string" office:string-value="04/08/2024/">
            <text:p>04/08/2024/</text:p>
          </table:table-cell>
        </table:table-row>
        <table:table-row table:style-name="ro1">
          <table:table-cell office:value-type="string">
            <text:p>2024-08-05T00:00:00.0/2024-08-06T00:00:00.0</text:p>
          </table:table-cell>
          <table:table-cell office:value-type="string">
            <text:p>10140.8438</text:p>
          </table:table-cell>
          <table:table-cell office:value-type="string">
            <text:p>7374.6621</text:p>
          </table:table-cell>
          <table:table-cell office:value-type="string">
            <text:p>5770.6587</text:p>
          </table:table-cell>
          <table:table-cell office:value-type="string">
            <text:p>1604.0037</text:p>
          </table:table-cell>
          <table:table-cell office:value-type="string">
            <text:p>9315.3135</text:p>
          </table:table-cell>
          <table:table-cell office:value-type="string">
            <text:p>5310.6587</text:p>
          </table:table-cell>
          <table:table-cell office:value-type="string">
            <text:p>2420.4021</text:p>
          </table:table-cell>
          <table:table-cell office:value-type="string">
            <text:p>2890.2566</text:p>
          </table:table-cell>
          <table:table-cell office:value-type="string">
            <text:p>4165.3442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2045];9;2); &quot;/&quot;; MID([.A2045];6;2);&quot;/&quot;;MID([.A2045];1;4);&quot;/&quot;)" office:value-type="string" office:string-value="05/08/2024/">
            <text:p>05/08/2024/</text:p>
          </table:table-cell>
        </table:table-row>
        <table:table-row table:style-name="ro1">
          <table:table-cell office:value-type="string">
            <text:p>2024-08-06T00:00:00.0/2024-08-07T00:00:00.0</text:p>
          </table:table-cell>
          <table:table-cell office:value-type="string">
            <text:p>10083.1221</text:p>
          </table:table-cell>
          <table:table-cell office:value-type="string">
            <text:p>7462.1914</text:p>
          </table:table-cell>
          <table:table-cell office:value-type="string">
            <text:p>6141.7217</text:p>
          </table:table-cell>
          <table:table-cell office:value-type="string">
            <text:p>1320.4696</text:p>
          </table:table-cell>
          <table:table-cell office:value-type="string">
            <text:p>10254.4111</text:p>
          </table:table-cell>
          <table:table-cell office:value-type="string">
            <text:p>7376.3901</text:p>
          </table:table-cell>
          <table:table-cell office:value-type="string">
            <text:p>5953.4688</text:p>
          </table:table-cell>
          <table:table-cell office:value-type="string">
            <text:p>1422.9218</text:p>
          </table:table-cell>
          <table:table-cell office:value-type="string">
            <text:p>9825.4268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2046];9;2); &quot;/&quot;; MID([.A2046];6;2);&quot;/&quot;;MID([.A2046];1;4);&quot;/&quot;)" office:value-type="string" office:string-value="06/08/2024/">
            <text:p>06/08/2024/</text:p>
          </table:table-cell>
        </table:table-row>
        <table:table-row table:style-name="ro1">
          <table:table-cell office:value-type="string">
            <text:p>2024-08-07T00:00:00.0/2024-08-08T00:00:00.0</text:p>
          </table:table-cell>
          <table:table-cell office:value-type="string">
            <text:p>10024.4619</text:p>
          </table:table-cell>
          <table:table-cell office:value-type="string">
            <text:p>7105.5581</text:p>
          </table:table-cell>
          <table:table-cell office:value-type="string">
            <text:p>5382.7959</text:p>
          </table:table-cell>
          <table:table-cell office:value-type="string">
            <text:p>1722.7621</text:p>
          </table:table-cell>
          <table:table-cell office:value-type="string">
            <text:p>8740.7627</text:p>
          </table:table-cell>
          <table:table-cell office:value-type="string">
            <text:p>6320.0361</text:p>
          </table:table-cell>
          <table:table-cell office:value-type="string">
            <text:p>4029.1765</text:p>
          </table:table-cell>
          <table:table-cell office:value-type="string">
            <text:p>2290.8596</text:p>
          </table:table-cell>
          <table:table-cell office:value-type="string">
            <text:p>5879.4468</text:p>
          </table:table-cell>
          <table:table-cell office:value-type="string">
            <text:p>0.9802</text:p>
          </table:table-cell>
          <table:table-cell table:number-columns-repeated="3"/>
          <table:table-cell table:formula="of:==CONCATENATE( MID([.A2047];9;2); &quot;/&quot;; MID([.A2047];6;2);&quot;/&quot;;MID([.A2047];1;4);&quot;/&quot;)" office:value-type="string" office:string-value="07/08/2024/">
            <text:p>07/08/2024/</text:p>
          </table:table-cell>
        </table:table-row>
        <table:table-row table:style-name="ro1">
          <table:table-cell office:value-type="string">
            <text:p>2024-08-08T00:00:00.0/2024-08-09T00:00:00.0</text:p>
          </table:table-cell>
          <table:table-cell office:value-type="string">
            <text:p>9964.8984</text:p>
          </table:table-cell>
          <table:table-cell office:value-type="string">
            <text:p>6836.9551</text:p>
          </table:table-cell>
          <table:table-cell office:value-type="string">
            <text:p>4385.6533</text:p>
          </table:table-cell>
          <table:table-cell office:value-type="string">
            <text:p>2451.3020</text:p>
          </table:table-cell>
          <table:table-cell office:value-type="string">
            <text:p>7094.3237</text:p>
          </table:table-cell>
          <table:table-cell office:value-type="string">
            <text:p>3607.8115</text:p>
          </table:table-cell>
          <table:table-cell office:value-type="string">
            <text:p>1405.3729</text:p>
          </table:table-cell>
          <table:table-cell office:value-type="string">
            <text:p>2202.4385</text:p>
          </table:table-cell>
          <table:table-cell office:value-type="string">
            <text:p>2638.1770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2048];9;2); &quot;/&quot;; MID([.A2048];6;2);&quot;/&quot;;MID([.A2048];1;4);&quot;/&quot;)" office:value-type="string" office:string-value="08/08/2024/">
            <text:p>08/08/2024/</text:p>
          </table:table-cell>
        </table:table-row>
        <table:table-row table:style-name="ro1">
          <table:table-cell office:value-type="string">
            <text:p>2024-08-09T00:00:00.0/2024-08-10T00:00:00.0</text:p>
          </table:table-cell>
          <table:table-cell office:value-type="string">
            <text:p>9904.5283</text:p>
          </table:table-cell>
          <table:table-cell office:value-type="string">
            <text:p>7021.9854</text:p>
          </table:table-cell>
          <table:table-cell office:value-type="string">
            <text:p>5082.6328</text:p>
          </table:table-cell>
          <table:table-cell office:value-type="string">
            <text:p>1939.3525</text:p>
          </table:table-cell>
          <table:table-cell office:value-type="string">
            <text:p>8357.7900</text:p>
          </table:table-cell>
          <table:table-cell office:value-type="string">
            <text:p>5877.6582</text:p>
          </table:table-cell>
          <table:table-cell office:value-type="string">
            <text:p>2999.5129</text:p>
          </table:table-cell>
          <table:table-cell office:value-type="string">
            <text:p>2878.1455</text:p>
          </table:table-cell>
          <table:table-cell office:value-type="string">
            <text:p>4426.4497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2049];9;2); &quot;/&quot;; MID([.A2049];6;2);&quot;/&quot;;MID([.A2049];1;4);&quot;/&quot;)" office:value-type="string" office:string-value="09/08/2024/">
            <text:p>09/08/2024/</text:p>
          </table:table-cell>
        </table:table-row>
        <table:table-row table:style-name="ro1">
          <table:table-cell office:value-type="string">
            <text:p>2024-08-10T00:00:00.0/2024-08-11T00:00:00.0</text:p>
          </table:table-cell>
          <table:table-cell office:value-type="string">
            <text:p>9843.2598</text:p>
          </table:table-cell>
          <table:table-cell office:value-type="string">
            <text:p>7003.4009</text:p>
          </table:table-cell>
          <table:table-cell office:value-type="string">
            <text:p>5287.9561</text:p>
          </table:table-cell>
          <table:table-cell office:value-type="string">
            <text:p>1715.4445</text:p>
          </table:table-cell>
          <table:table-cell office:value-type="string">
            <text:p>8652.4502</text:p>
          </table:table-cell>
          <table:table-cell office:value-type="string">
            <text:p>6052.4717</text:p>
          </table:table-cell>
          <table:table-cell office:value-type="string">
            <text:p>3626.1123</text:p>
          </table:table-cell>
          <table:table-cell office:value-type="string">
            <text:p>2426.3596</text:p>
          </table:table-cell>
          <table:table-cell office:value-type="string">
            <text:p>5978.1958</text:p>
          </table:table-cell>
          <table:table-cell office:value-type="string">
            <text:p>0.9733</text:p>
          </table:table-cell>
          <table:table-cell table:number-columns-repeated="3"/>
          <table:table-cell table:formula="of:==CONCATENATE( MID([.A2050];9;2); &quot;/&quot;; MID([.A2050];6;2);&quot;/&quot;;MID([.A2050];1;4);&quot;/&quot;)" office:value-type="string" office:string-value="10/08/2024/">
            <text:p>10/08/2024/</text:p>
          </table:table-cell>
        </table:table-row>
        <table:table-row table:style-name="ro1">
          <table:table-cell office:value-type="string">
            <text:p>2024-08-11T00:00:00.0/2024-08-12T00:00:00.0</text:p>
          </table:table-cell>
          <table:table-cell office:value-type="string">
            <text:p>9781.1855</text:p>
          </table:table-cell>
          <table:table-cell office:value-type="string">
            <text:p>7162.0195</text:p>
          </table:table-cell>
          <table:table-cell office:value-type="string">
            <text:p>5994.5195</text:p>
          </table:table-cell>
          <table:table-cell office:value-type="string">
            <text:p>1167.5000</text:p>
          </table:table-cell>
          <table:table-cell office:value-type="string">
            <text:p>10129.3701</text:p>
          </table:table-cell>
          <table:table-cell office:value-type="string">
            <text:p>7088.4082</text:p>
          </table:table-cell>
          <table:table-cell office:value-type="string">
            <text:p>5801.4839</text:p>
          </table:table-cell>
          <table:table-cell office:value-type="string">
            <text:p>1286.9242</text:p>
          </table:table-cell>
          <table:table-cell office:value-type="string">
            <text:p>9875.6758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2051];9;2); &quot;/&quot;; MID([.A2051];6;2);&quot;/&quot;;MID([.A2051];1;4);&quot;/&quot;)" office:value-type="string" office:string-value="11/08/2024/">
            <text:p>11/08/2024/</text:p>
          </table:table-cell>
        </table:table-row>
        <table:table-row table:style-name="ro1">
          <table:table-cell office:value-type="string">
            <text:p>2024-08-12T00:00:00.0/2024-08-13T00:00:00.0</text:p>
          </table:table-cell>
          <table:table-cell office:value-type="string">
            <text:p>9718.2676</text:p>
          </table:table-cell>
          <table:table-cell office:value-type="string">
            <text:p>7081.2349</text:p>
          </table:table-cell>
          <table:table-cell office:value-type="string">
            <text:p>5785.7700</text:p>
          </table:table-cell>
          <table:table-cell office:value-type="string">
            <text:p>1295.4646</text:p>
          </table:table-cell>
          <table:table-cell office:value-type="string">
            <text:p>9782.7100</text:p>
          </table:table-cell>
          <table:table-cell office:value-type="string">
            <text:p>6999.9683</text:p>
          </table:table-cell>
          <table:table-cell office:value-type="string">
            <text:p>5599.2935</text:p>
          </table:table-cell>
          <table:table-cell office:value-type="string">
            <text:p>1400.6744</text:p>
          </table:table-cell>
          <table:table-cell office:value-type="string">
            <text:p>9441.3408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2052];9;2); &quot;/&quot;; MID([.A2052];6;2);&quot;/&quot;;MID([.A2052];1;4);&quot;/&quot;)" office:value-type="string" office:string-value="12/08/2024/">
            <text:p>12/08/2024/</text:p>
          </table:table-cell>
        </table:table-row>
        <table:table-row table:style-name="ro1">
          <table:table-cell office:value-type="string">
            <text:p>2024-08-13T00:00:00.0/2024-08-14T00:00:00.0</text:p>
          </table:table-cell>
          <table:table-cell office:value-type="string">
            <text:p>9654.6201</text:p>
          </table:table-cell>
          <table:table-cell office:value-type="string">
            <text:p>6928.5889</text:p>
          </table:table-cell>
          <table:table-cell office:value-type="string">
            <text:p>5504.0430</text:p>
          </table:table-cell>
          <table:table-cell office:value-type="string">
            <text:p>1424.5459</text:p>
          </table:table-cell>
          <table:table-cell office:value-type="string">
            <text:p>9295.9189</text:p>
          </table:table-cell>
          <table:table-cell office:value-type="string">
            <text:p>6091.4717</text:p>
          </table:table-cell>
          <table:table-cell office:value-type="string">
            <text:p>3799.3367</text:p>
          </table:table-cell>
          <table:table-cell office:value-type="string">
            <text:p>2292.1350</text:p>
          </table:table-cell>
          <table:table-cell office:value-type="string">
            <text:p>6296.6709</text:p>
          </table:table-cell>
          <table:table-cell office:value-type="string">
            <text:p>0.9764</text:p>
          </table:table-cell>
          <table:table-cell table:number-columns-repeated="3"/>
          <table:table-cell table:formula="of:==CONCATENATE( MID([.A2053];9;2); &quot;/&quot;; MID([.A2053];6;2);&quot;/&quot;;MID([.A2053];1;4);&quot;/&quot;)" office:value-type="string" office:string-value="13/08/2024/">
            <text:p>13/08/2024/</text:p>
          </table:table-cell>
        </table:table-row>
        <table:table-row table:style-name="ro1">
          <table:table-cell office:value-type="string">
            <text:p>2024-08-14T00:00:00.0/2024-08-15T00:00:00.0</text:p>
          </table:table-cell>
          <table:table-cell office:value-type="string">
            <text:p>9590.1338</text:p>
          </table:table-cell>
          <table:table-cell office:value-type="string">
            <text:p>6736.2544</text:p>
          </table:table-cell>
          <table:table-cell office:value-type="string">
            <text:p>4983.7651</text:p>
          </table:table-cell>
          <table:table-cell office:value-type="string">
            <text:p>1752.4894</text:p>
          </table:table-cell>
          <table:table-cell office:value-type="string">
            <text:p>8223.6211</text:p>
          </table:table-cell>
          <table:table-cell office:value-type="string">
            <text:p>6550.0410</text:p>
          </table:table-cell>
          <table:table-cell office:value-type="string">
            <text:p>4584.4209</text:p>
          </table:table-cell>
          <table:table-cell office:value-type="string">
            <text:p>1965.6204</text:p>
          </table:table-cell>
          <table:table-cell office:value-type="string">
            <text:p>7564.9326</text:p>
          </table:table-cell>
          <table:table-cell office:value-type="string">
            <text:p>0.9778</text:p>
          </table:table-cell>
          <table:table-cell table:number-columns-repeated="3"/>
          <table:table-cell table:formula="of:==CONCATENATE( MID([.A2054];9;2); &quot;/&quot;; MID([.A2054];6;2);&quot;/&quot;;MID([.A2054];1;4);&quot;/&quot;)" office:value-type="string" office:string-value="14/08/2024/">
            <text:p>14/08/2024/</text:p>
          </table:table-cell>
        </table:table-row>
        <table:table-row table:style-name="ro1">
          <table:table-cell office:value-type="string">
            <text:p>2024-08-15T00:00:00.0/2024-08-16T00:00:00.0</text:p>
          </table:table-cell>
          <table:table-cell office:value-type="string">
            <text:p>9524.9229</text:p>
          </table:table-cell>
          <table:table-cell office:value-type="string">
            <text:p>6622.6279</text:p>
          </table:table-cell>
          <table:table-cell office:value-type="string">
            <text:p>4692.1006</text:p>
          </table:table-cell>
          <table:table-cell office:value-type="string">
            <text:p>1930.5271</text:p>
          </table:table-cell>
          <table:table-cell office:value-type="string">
            <text:p>7744.0454</text:p>
          </table:table-cell>
          <table:table-cell office:value-type="string">
            <text:p>5851.5806</text:p>
          </table:table-cell>
          <table:table-cell office:value-type="string">
            <text:p>3525.7817</text:p>
          </table:table-cell>
          <table:table-cell office:value-type="string">
            <text:p>2325.7986</text:p>
          </table:table-cell>
          <table:table-cell office:value-type="string">
            <text:p>5590.9116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2055];9;2); &quot;/&quot;; MID([.A2055];6;2);&quot;/&quot;;MID([.A2055];1;4);&quot;/&quot;)" office:value-type="string" office:string-value="15/08/2024/">
            <text:p>15/08/2024/</text:p>
          </table:table-cell>
        </table:table-row>
        <table:table-row table:style-name="ro1">
          <table:table-cell office:value-type="string">
            <text:p>2024-08-16T00:00:00.0/2024-08-17T00:00:00.0</text:p>
          </table:table-cell>
          <table:table-cell office:value-type="string">
            <text:p>9458.9541</text:p>
          </table:table-cell>
          <table:table-cell office:value-type="string">
            <text:p>6694.3950</text:p>
          </table:table-cell>
          <table:table-cell office:value-type="string">
            <text:p>5121.5952</text:p>
          </table:table-cell>
          <table:table-cell office:value-type="string">
            <text:p>1572.7997</text:p>
          </table:table-cell>
          <table:table-cell office:value-type="string">
            <text:p>8581.7461</text:p>
          </table:table-cell>
          <table:table-cell office:value-type="string">
            <text:p>6398.6196</text:p>
          </table:table-cell>
          <table:table-cell office:value-type="string">
            <text:p>4546.4736</text:p>
          </table:table-cell>
          <table:table-cell office:value-type="string">
            <text:p>1852.1464</text:p>
          </table:table-cell>
          <table:table-cell office:value-type="string">
            <text:p>7557.1587</text:p>
          </table:table-cell>
          <table:table-cell office:value-type="string">
            <text:p>0.9799</text:p>
          </table:table-cell>
          <table:table-cell table:number-columns-repeated="3"/>
          <table:table-cell table:formula="of:==CONCATENATE( MID([.A2056];9;2); &quot;/&quot;; MID([.A2056];6;2);&quot;/&quot;;MID([.A2056];1;4);&quot;/&quot;)" office:value-type="string" office:string-value="16/08/2024/">
            <text:p>16/08/2024/</text:p>
          </table:table-cell>
        </table:table-row>
        <table:table-row table:style-name="ro1">
          <table:table-cell office:value-type="string">
            <text:p>2024-08-17T00:00:00.0/2024-08-18T00:00:00.0</text:p>
          </table:table-cell>
          <table:table-cell office:value-type="string">
            <text:p>9392.2402</text:p>
          </table:table-cell>
          <table:table-cell office:value-type="string">
            <text:p>6489.1807</text:p>
          </table:table-cell>
          <table:table-cell office:value-type="string">
            <text:p>4574.6064</text:p>
          </table:table-cell>
          <table:table-cell office:value-type="string">
            <text:p>1914.5742</text:p>
          </table:table-cell>
          <table:table-cell office:value-type="string">
            <text:p>7650.4907</text:p>
          </table:table-cell>
          <table:table-cell office:value-type="string">
            <text:p>3970.0984</text:p>
          </table:table-cell>
          <table:table-cell office:value-type="string">
            <text:p>1397.4878</text:p>
          </table:table-cell>
          <table:table-cell office:value-type="string">
            <text:p>2572.6106</text:p>
          </table:table-cell>
          <table:table-cell office:value-type="string">
            <text:p>3095.9336</text:p>
          </table:table-cell>
          <table:table-cell office:value-type="string">
            <text:p>0.8823</text:p>
          </table:table-cell>
          <table:table-cell table:number-columns-repeated="3"/>
          <table:table-cell table:formula="of:==CONCATENATE( MID([.A2057];9;2); &quot;/&quot;; MID([.A2057];6;2);&quot;/&quot;;MID([.A2057];1;4);&quot;/&quot;)" office:value-type="string" office:string-value="17/08/2024/">
            <text:p>17/08/2024/</text:p>
          </table:table-cell>
        </table:table-row>
        <table:table-row table:style-name="ro1">
          <table:table-cell office:value-type="string">
            <text:p>2024-08-18T00:00:00.0/2024-08-19T00:00:00.0</text:p>
          </table:table-cell>
          <table:table-cell office:value-type="string">
            <text:p>9324.8320</text:p>
          </table:table-cell>
          <table:table-cell office:value-type="string">
            <text:p>6332.6626</text:p>
          </table:table-cell>
          <table:table-cell office:value-type="string">
            <text:p>4153.4482</text:p>
          </table:table-cell>
          <table:table-cell office:value-type="string">
            <text:p>2179.2141</text:p>
          </table:table-cell>
          <table:table-cell office:value-type="string">
            <text:p>6885.5488</text:p>
          </table:table-cell>
          <table:table-cell office:value-type="string">
            <text:p>4328.7490</text:p>
          </table:table-cell>
          <table:table-cell office:value-type="string">
            <text:p>1349.8009</text:p>
          </table:table-cell>
          <table:table-cell office:value-type="string">
            <text:p>2978.9482</text:p>
          </table:table-cell>
          <table:table-cell office:value-type="string">
            <text:p>2400.7556</text:p>
          </table:table-cell>
          <table:table-cell office:value-type="string">
            <text:p>0.9823</text:p>
          </table:table-cell>
          <table:table-cell table:number-columns-repeated="3"/>
          <table:table-cell table:formula="of:==CONCATENATE( MID([.A2058];9;2); &quot;/&quot;; MID([.A2058];6;2);&quot;/&quot;;MID([.A2058];1;4);&quot;/&quot;)" office:value-type="string" office:string-value="18/08/2024/">
            <text:p>18/08/2024/</text:p>
          </table:table-cell>
        </table:table-row>
        <table:table-row table:style-name="ro1">
          <table:table-cell office:value-type="string">
            <text:p>2024-08-19T00:00:00.0/2024-08-20T00:00:00.0</text:p>
          </table:table-cell>
          <table:table-cell office:value-type="string">
            <text:p>9256.7051</text:p>
          </table:table-cell>
          <table:table-cell office:value-type="string">
            <text:p>6484.8003</text:p>
          </table:table-cell>
          <table:table-cell office:value-type="string">
            <text:p>4846.3589</text:p>
          </table:table-cell>
          <table:table-cell office:value-type="string">
            <text:p>1638.4415</text:p>
          </table:table-cell>
          <table:table-cell office:value-type="string">
            <text:p>8336.3848</text:p>
          </table:table-cell>
          <table:table-cell office:value-type="string">
            <text:p>1908.3602</text:p>
          </table:table-cell>
          <table:table-cell office:value-type="string">
            <text:p>95.6187</text:p>
          </table:table-cell>
          <table:table-cell office:value-type="string">
            <text:p>1812.7416</text:p>
          </table:table-cell>
          <table:table-cell office:value-type="string">
            <text:p>185.0373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2059];9;2); &quot;/&quot;; MID([.A2059];6;2);&quot;/&quot;;MID([.A2059];1;4);&quot;/&quot;)" office:value-type="string" office:string-value="19/08/2024/">
            <text:p>19/08/2024/</text:p>
          </table:table-cell>
        </table:table-row>
        <table:table-row table:style-name="ro1">
          <table:table-cell office:value-type="string">
            <text:p>2024-08-20T00:00:00.0/2024-08-21T00:00:00.0</text:p>
          </table:table-cell>
          <table:table-cell office:value-type="string">
            <text:p>9187.9219</text:p>
          </table:table-cell>
          <table:table-cell office:value-type="string">
            <text:p>6262.4863</text:p>
          </table:table-cell>
          <table:table-cell office:value-type="string">
            <text:p>4144.8853</text:p>
          </table:table-cell>
          <table:table-cell office:value-type="string">
            <text:p>2117.6008</text:p>
          </table:table-cell>
          <table:table-cell office:value-type="string">
            <text:p>6914.9180</text:p>
          </table:table-cell>
          <table:table-cell office:value-type="string">
            <text:p>6167.1855</text:p>
          </table:table-cell>
          <table:table-cell office:value-type="string">
            <text:p>3918.2026</text:p>
          </table:table-cell>
          <table:table-cell office:value-type="string">
            <text:p>2248.9827</text:p>
          </table:table-cell>
          <table:table-cell office:value-type="string">
            <text:p>6568.9512</text:p>
          </table:table-cell>
          <table:table-cell office:value-type="string">
            <text:p>0.9743</text:p>
          </table:table-cell>
          <table:table-cell table:number-columns-repeated="3"/>
          <table:table-cell table:formula="of:==CONCATENATE( MID([.A2060];9;2); &quot;/&quot;; MID([.A2060];6;2);&quot;/&quot;;MID([.A2060];1;4);&quot;/&quot;)" office:value-type="string" office:string-value="20/08/2024/">
            <text:p>20/08/2024/</text:p>
          </table:table-cell>
        </table:table-row>
        <table:table-row table:style-name="ro1">
          <table:table-cell office:value-type="string">
            <text:p>2024-08-21T00:00:00.0/2024-08-22T00:00:00.0</text:p>
          </table:table-cell>
          <table:table-cell office:value-type="string">
            <text:p>9118.4482</text:p>
          </table:table-cell>
          <table:table-cell office:value-type="string">
            <text:p>6355.6211</text:p>
          </table:table-cell>
          <table:table-cell office:value-type="string">
            <text:p>4494.1611</text:p>
          </table:table-cell>
          <table:table-cell office:value-type="string">
            <text:p>1861.4600</text:p>
          </table:table-cell>
          <table:table-cell office:value-type="string">
            <text:p>7675.8638</text:p>
          </table:table-cell>
          <table:table-cell office:value-type="string">
            <text:p>4375.5918</text:p>
          </table:table-cell>
          <table:table-cell office:value-type="string">
            <text:p>1816.7019</text:p>
          </table:table-cell>
          <table:table-cell office:value-type="string">
            <text:p>2558.8899</text:p>
          </table:table-cell>
          <table:table-cell office:value-type="string">
            <text:p>3409.2512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2061];9;2); &quot;/&quot;; MID([.A2061];6;2);&quot;/&quot;;MID([.A2061];1;4);&quot;/&quot;)" office:value-type="string" office:string-value="21/08/2024/">
            <text:p>21/08/2024/</text:p>
          </table:table-cell>
        </table:table-row>
        <table:table-row table:style-name="ro1">
          <table:table-cell office:value-type="string">
            <text:p>2024-08-22T00:00:00.0/2024-08-23T00:00:00.0</text:p>
          </table:table-cell>
          <table:table-cell office:value-type="string">
            <text:p>9048.3438</text:p>
          </table:table-cell>
          <table:table-cell office:value-type="string">
            <text:p>6435.9028</text:p>
          </table:table-cell>
          <table:table-cell office:value-type="string">
            <text:p>4748.8438</text:p>
          </table:table-cell>
          <table:table-cell office:value-type="string">
            <text:p>1687.0590</text:p>
          </table:table-cell>
          <table:table-cell office:value-type="string">
            <text:p>8151.9956</text:p>
          </table:table-cell>
          <table:table-cell office:value-type="string">
            <text:p>4953.9512</text:p>
          </table:table-cell>
          <table:table-cell office:value-type="string">
            <text:p>1603.5040</text:p>
          </table:table-cell>
          <table:table-cell office:value-type="string">
            <text:p>3350.4470</text:p>
          </table:table-cell>
          <table:table-cell office:value-type="string">
            <text:p>2827.5964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2062];9;2); &quot;/&quot;; MID([.A2062];6;2);&quot;/&quot;;MID([.A2062];1;4);&quot;/&quot;)" office:value-type="string" office:string-value="22/08/2024/">
            <text:p>22/08/2024/</text:p>
          </table:table-cell>
        </table:table-row>
        <table:table-row table:style-name="ro1">
          <table:table-cell office:value-type="string">
            <text:p>2024-08-23T00:00:00.0/2024-08-24T00:00:00.0</text:p>
          </table:table-cell>
          <table:table-cell office:value-type="string">
            <text:p>8977.5889</text:p>
          </table:table-cell>
          <table:table-cell office:value-type="string">
            <text:p>6424.6865</text:p>
          </table:table-cell>
          <table:table-cell office:value-type="string">
            <text:p>4872.6714</text:p>
          </table:table-cell>
          <table:table-cell office:value-type="string">
            <text:p>1552.0151</text:p>
          </table:table-cell>
          <table:table-cell office:value-type="string">
            <text:p>8413.7900</text:p>
          </table:table-cell>
          <table:table-cell office:value-type="string">
            <text:p>6250.5557</text:p>
          </table:table-cell>
          <table:table-cell office:value-type="string">
            <text:p>4509.9053</text:p>
          </table:table-cell>
          <table:table-cell office:value-type="string">
            <text:p>1740.6500</text:p>
          </table:table-cell>
          <table:table-cell office:value-type="string">
            <text:p>7511.5039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2063];9;2); &quot;/&quot;; MID([.A2063];6;2);&quot;/&quot;;MID([.A2063];1;4);&quot;/&quot;)" office:value-type="string" office:string-value="23/08/2024/">
            <text:p>23/08/2024/</text:p>
          </table:table-cell>
        </table:table-row>
        <table:table-row table:style-name="ro1">
          <table:table-cell office:value-type="string">
            <text:p>2024-08-24T00:00:00.0/2024-08-25T00:00:00.0</text:p>
          </table:table-cell>
          <table:table-cell office:value-type="string">
            <text:p>8906.2510</text:p>
          </table:table-cell>
          <table:table-cell office:value-type="string">
            <text:p>6444.4595</text:p>
          </table:table-cell>
          <table:table-cell office:value-type="string">
            <text:p>5246.4487</text:p>
          </table:table-cell>
          <table:table-cell office:value-type="string">
            <text:p>1198.0110</text:p>
          </table:table-cell>
          <table:table-cell office:value-type="string">
            <text:p>9230.9922</text:p>
          </table:table-cell>
          <table:table-cell office:value-type="string">
            <text:p>6444.4595</text:p>
          </table:table-cell>
          <table:table-cell office:value-type="string">
            <text:p>5246.4487</text:p>
          </table:table-cell>
          <table:table-cell office:value-type="string">
            <text:p>1198.0110</text:p>
          </table:table-cell>
          <table:table-cell office:value-type="string">
            <text:p>9230.9922</text:p>
          </table:table-cell>
          <table:table-cell office:value-type="string">
            <text:p>0.9792</text:p>
          </table:table-cell>
          <table:table-cell table:number-columns-repeated="3"/>
          <table:table-cell table:formula="of:==CONCATENATE( MID([.A2064];9;2); &quot;/&quot;; MID([.A2064];6;2);&quot;/&quot;;MID([.A2064];1;4);&quot;/&quot;)" office:value-type="string" office:string-value="24/08/2024/">
            <text:p>24/08/2024/</text:p>
          </table:table-cell>
        </table:table-row>
        <table:table-row table:style-name="ro1">
          <table:table-cell office:value-type="string">
            <text:p>2024-08-25T00:00:00.0/2024-08-26T00:00:00.0</text:p>
          </table:table-cell>
          <table:table-cell office:value-type="string">
            <text:p>8834.2812</text:p>
          </table:table-cell>
          <table:table-cell office:value-type="string">
            <text:p>5995.1792</text:p>
          </table:table-cell>
          <table:table-cell office:value-type="string">
            <text:p>3889.9087</text:p>
          </table:table-cell>
          <table:table-cell office:value-type="string">
            <text:p>2105.2705</text:p>
          </table:table-cell>
          <table:table-cell office:value-type="string">
            <text:p>6729.7393</text:p>
          </table:table-cell>
          <table:table-cell office:value-type="string">
            <text:p>2516.7314</text:p>
          </table:table-cell>
          <table:table-cell office:value-type="string">
            <text:p>589.1108</text:p>
          </table:table-cell>
          <table:table-cell office:value-type="string">
            <text:p>1927.6207</text:p>
          </table:table-cell>
          <table:table-cell office:value-type="string">
            <text:p>1305.1639</text:p>
          </table:table-cell>
          <table:table-cell office:value-type="string">
            <text:p>0.9806</text:p>
          </table:table-cell>
          <table:table-cell table:number-columns-repeated="3"/>
          <table:table-cell table:formula="of:==CONCATENATE( MID([.A2065];9;2); &quot;/&quot;; MID([.A2065];6;2);&quot;/&quot;;MID([.A2065];1;4);&quot;/&quot;)" office:value-type="string" office:string-value="25/08/2024/">
            <text:p>25/08/2024/</text:p>
          </table:table-cell>
        </table:table-row>
        <table:table-row table:style-name="ro1">
          <table:table-cell office:value-type="string">
            <text:p>2024-08-26T00:00:00.0/2024-08-27T00:00:00.0</text:p>
          </table:table-cell>
          <table:table-cell office:value-type="string">
            <text:p>8761.7666</text:p>
          </table:table-cell>
          <table:table-cell office:value-type="string">
            <text:p>6010.0186</text:p>
          </table:table-cell>
          <table:table-cell office:value-type="string">
            <text:p>4042.4546</text:p>
          </table:table-cell>
          <table:table-cell office:value-type="string">
            <text:p>1967.5640</text:p>
          </table:table-cell>
          <table:table-cell office:value-type="string">
            <text:p>6938.8208</text:p>
          </table:table-cell>
          <table:table-cell office:value-type="string">
            <text:p>4293.5869</text:p>
          </table:table-cell>
          <table:table-cell office:value-type="string">
            <text:p>934.4194</text:p>
          </table:table-cell>
          <table:table-cell office:value-type="string">
            <text:p>3359.1675</text:p>
          </table:table-cell>
          <table:table-cell office:value-type="string">
            <text:p>1582.6824</text:p>
          </table:table-cell>
          <table:table-cell office:value-type="string">
            <text:p>0.9816</text:p>
          </table:table-cell>
          <table:table-cell table:number-columns-repeated="3"/>
          <table:table-cell table:formula="of:==CONCATENATE( MID([.A2066];9;2); &quot;/&quot;; MID([.A2066];6;2);&quot;/&quot;;MID([.A2066];1;4);&quot;/&quot;)" office:value-type="string" office:string-value="26/08/2024/">
            <text:p>26/08/2024/</text:p>
          </table:table-cell>
        </table:table-row>
        <table:table-row table:style-name="ro1">
          <table:table-cell office:value-type="string">
            <text:p>2024-08-27T00:00:00.0/2024-08-28T00:00:00.0</text:p>
          </table:table-cell>
          <table:table-cell office:value-type="string">
            <text:p>8688.6514</text:p>
          </table:table-cell>
          <table:table-cell office:value-type="string">
            <text:p>6022.6050</text:p>
          </table:table-cell>
          <table:table-cell office:value-type="string">
            <text:p>4213.3438</text:p>
          </table:table-cell>
          <table:table-cell office:value-type="string">
            <text:p>1809.2611</text:p>
          </table:table-cell>
          <table:table-cell office:value-type="string">
            <text:p>7316.2222</text:p>
          </table:table-cell>
          <table:table-cell office:value-type="string">
            <text:p>5740.1680</text:p>
          </table:table-cell>
          <table:table-cell office:value-type="string">
            <text:p>3533.2068</text:p>
          </table:table-cell>
          <table:table-cell office:value-type="string">
            <text:p>2206.9612</text:p>
          </table:table-cell>
          <table:table-cell office:value-type="string">
            <text:p>6091.1460</text:p>
          </table:table-cell>
          <table:table-cell office:value-type="string">
            <text:p>0.9830</text:p>
          </table:table-cell>
          <table:table-cell table:number-columns-repeated="3"/>
          <table:table-cell table:formula="of:==CONCATENATE( MID([.A2067];9;2); &quot;/&quot;; MID([.A2067];6;2);&quot;/&quot;;MID([.A2067];1;4);&quot;/&quot;)" office:value-type="string" office:string-value="27/08/2024/">
            <text:p>27/08/2024/</text:p>
          </table:table-cell>
        </table:table-row>
        <table:table-row table:style-name="ro1">
          <table:table-cell office:value-type="string">
            <text:p>2024-08-28T00:00:00.0/2024-08-29T00:00:00.0</text:p>
          </table:table-cell>
          <table:table-cell office:value-type="string">
            <text:p>8615.0303</text:p>
          </table:table-cell>
          <table:table-cell office:value-type="string">
            <text:p>5912.7432</text:p>
          </table:table-cell>
          <table:table-cell office:value-type="string">
            <text:p>4061.6187</text:p>
          </table:table-cell>
          <table:table-cell office:value-type="string">
            <text:p>1851.1243</text:p>
          </table:table-cell>
          <table:table-cell office:value-type="string">
            <text:p>7060.3018</text:p>
          </table:table-cell>
          <table:table-cell office:value-type="string">
            <text:p>5831.3525</text:p>
          </table:table-cell>
          <table:table-cell office:value-type="string">
            <text:p>3985.3748</text:p>
          </table:table-cell>
          <table:table-cell office:value-type="string">
            <text:p>1845.9778</text:p>
          </table:table-cell>
          <table:table-cell office:value-type="string">
            <text:p>6728.1719</text:p>
          </table:table-cell>
          <table:table-cell office:value-type="string">
            <text:p>0.9788</text:p>
          </table:table-cell>
          <table:table-cell table:number-columns-repeated="3"/>
          <table:table-cell table:formula="of:==CONCATENATE( MID([.A2068];9;2); &quot;/&quot;; MID([.A2068];6;2);&quot;/&quot;;MID([.A2068];1;4);&quot;/&quot;)" office:value-type="string" office:string-value="28/08/2024/">
            <text:p>28/08/2024/</text:p>
          </table:table-cell>
        </table:table-row>
        <table:table-row table:style-name="ro1">
          <table:table-cell office:value-type="string">
            <text:p>2024-08-29T00:00:00.0/2024-08-30T00:00:00.0</text:p>
          </table:table-cell>
          <table:table-cell office:value-type="string">
            <text:p>8540.8428</text:p>
          </table:table-cell>
          <table:table-cell office:value-type="string">
            <text:p>5920.4131</text:p>
          </table:table-cell>
          <table:table-cell office:value-type="string">
            <text:p>4222.7939</text:p>
          </table:table-cell>
          <table:table-cell office:value-type="string">
            <text:p>1697.6195</text:p>
          </table:table-cell>
          <table:table-cell office:value-type="string">
            <text:p>7416.0532</text:p>
          </table:table-cell>
          <table:table-cell office:value-type="string">
            <text:p>5848.3379</text:p>
          </table:table-cell>
          <table:table-cell office:value-type="string">
            <text:p>4112.2871</text:p>
          </table:table-cell>
          <table:table-cell office:value-type="string">
            <text:p>1736.0509</text:p>
          </table:table-cell>
          <table:table-cell office:value-type="string">
            <text:p>7136.2104</text:p>
          </table:table-cell>
          <table:table-cell office:value-type="string">
            <text:p>0.9750</text:p>
          </table:table-cell>
          <table:table-cell table:number-columns-repeated="3"/>
          <table:table-cell table:formula="of:==CONCATENATE( MID([.A2069];9;2); &quot;/&quot;; MID([.A2069];6;2);&quot;/&quot;;MID([.A2069];1;4);&quot;/&quot;)" office:value-type="string" office:string-value="29/08/2024/">
            <text:p>29/08/2024/</text:p>
          </table:table-cell>
        </table:table-row>
        <table:table-row table:style-name="ro1">
          <table:table-cell office:value-type="string">
            <text:p>2024-08-30T00:00:00.0/2024-08-31T00:00:00.0</text:p>
          </table:table-cell>
          <table:table-cell office:value-type="string">
            <text:p>8466.1895</text:p>
          </table:table-cell>
          <table:table-cell office:value-type="string">
            <text:p>5928.0581</text:p>
          </table:table-cell>
          <table:table-cell office:value-type="string">
            <text:p>4369.5127</text:p>
          </table:table-cell>
          <table:table-cell office:value-type="string">
            <text:p>1558.5457</text:p>
          </table:table-cell>
          <table:table-cell office:value-type="string">
            <text:p>7763.7139</text:p>
          </table:table-cell>
          <table:table-cell office:value-type="string">
            <text:p>5835.1978</text:p>
          </table:table-cell>
          <table:table-cell office:value-type="string">
            <text:p>4202.9741</text:p>
          </table:table-cell>
          <table:table-cell office:value-type="string">
            <text:p>1632.2236</text:p>
          </table:table-cell>
          <table:table-cell office:value-type="string">
            <text:p>7378.7559</text:p>
          </table:table-cell>
          <table:table-cell office:value-type="string">
            <text:p>0.9760</text:p>
          </table:table-cell>
          <table:table-cell table:number-columns-repeated="3"/>
          <table:table-cell table:formula="of:==CONCATENATE( MID([.A2070];9;2); &quot;/&quot;; MID([.A2070];6;2);&quot;/&quot;;MID([.A2070];1;4);&quot;/&quot;)" office:value-type="string" office:string-value="30/08/2024/">
            <text:p>30/08/2024/</text:p>
          </table:table-cell>
        </table:table-row>
        <table:table-row table:style-name="ro1">
          <table:table-cell office:value-type="string">
            <text:p>2024-08-31T00:00:00.0/2024-09-01T00:00:00.0</text:p>
          </table:table-cell>
          <table:table-cell office:value-type="string">
            <text:p>8391.0352</text:p>
          </table:table-cell>
          <table:table-cell office:value-type="string">
            <text:p>5649.5991</text:p>
          </table:table-cell>
          <table:table-cell office:value-type="string">
            <text:p>3568.4270</text:p>
          </table:table-cell>
          <table:table-cell office:value-type="string">
            <text:p>2081.1719</text:p>
          </table:table-cell>
          <table:table-cell office:value-type="string">
            <text:p>6244.8569</text:p>
          </table:table-cell>
          <table:table-cell office:value-type="string">
            <text:p>5217.5601</text:p>
          </table:table-cell>
          <table:table-cell office:value-type="string">
            <text:p>2629.0845</text:p>
          </table:table-cell>
          <table:table-cell office:value-type="string">
            <text:p>2588.4756</text:p>
          </table:table-cell>
          <table:table-cell office:value-type="string">
            <text:p>4764.3066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2071];9;2); &quot;/&quot;; MID([.A2071];6;2);&quot;/&quot;;MID([.A2071];1;4);&quot;/&quot;)" office:value-type="string" office:string-value="31/08/2024/">
            <text:p>31/08/2024/</text:p>
          </table:table-cell>
        </table:table-row>
        <table:table-row table:style-name="ro1">
          <table:table-cell office:value-type="string">
            <text:p>2024-09-01T00:00:00.0/2024-09-02T00:00:00.0</text:p>
          </table:table-cell>
          <table:table-cell office:value-type="string">
            <text:p>8315.3975</text:p>
          </table:table-cell>
          <table:table-cell office:value-type="string">
            <text:p>5711.4800</text:p>
          </table:table-cell>
          <table:table-cell office:value-type="string">
            <text:p>3926.7351</text:p>
          </table:table-cell>
          <table:table-cell office:value-type="string">
            <text:p>1784.7449</text:p>
          </table:table-cell>
          <table:table-cell office:value-type="string">
            <text:p>6994.9287</text:p>
          </table:table-cell>
          <table:table-cell office:value-type="string">
            <text:p>5656.3101</text:p>
          </table:table-cell>
          <table:table-cell office:value-type="string">
            <text:p>3838.4529</text:p>
          </table:table-cell>
          <table:table-cell office:value-type="string">
            <text:p>1817.8569</text:p>
          </table:table-cell>
          <table:table-cell office:value-type="string">
            <text:p>6798.2393</text:p>
          </table:table-cell>
          <table:table-cell office:value-type="string">
            <text:p>0.9785</text:p>
          </table:table-cell>
          <table:table-cell table:number-columns-repeated="3"/>
          <table:table-cell table:formula="of:==CONCATENATE( MID([.A2072];9;2); &quot;/&quot;; MID([.A2072];6;2);&quot;/&quot;;MID([.A2072];1;4);&quot;/&quot;)" office:value-type="string" office:string-value="01/09/2024/">
            <text:p>01/09/2024/</text:p>
          </table:table-cell>
        </table:table-row>
        <table:table-row table:style-name="ro1">
          <table:table-cell office:value-type="string">
            <text:p>2024-09-02T00:00:00.0/2024-09-03T00:00:00.0</text:p>
          </table:table-cell>
          <table:table-cell office:value-type="string">
            <text:p>8239.3291</text:p>
          </table:table-cell>
          <table:table-cell office:value-type="string">
            <text:p>5596.9897</text:p>
          </table:table-cell>
          <table:table-cell office:value-type="string">
            <text:p>3675.5334</text:p>
          </table:table-cell>
          <table:table-cell office:value-type="string">
            <text:p>1921.4563</text:p>
          </table:table-cell>
          <table:table-cell office:value-type="string">
            <text:p>6534.4521</text:p>
          </table:table-cell>
          <table:table-cell office:value-type="string">
            <text:p>5017.6299</text:p>
          </table:table-cell>
          <table:table-cell office:value-type="string">
            <text:p>2548.3718</text:p>
          </table:table-cell>
          <table:table-cell office:value-type="string">
            <text:p>2469.2581</text:p>
          </table:table-cell>
          <table:table-cell office:value-type="string">
            <text:p>4255.9409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2073];9;2); &quot;/&quot;; MID([.A2073];6;2);&quot;/&quot;;MID([.A2073];1;4);&quot;/&quot;)" office:value-type="string" office:string-value="02/09/2024/">
            <text:p>02/09/2024/</text:p>
          </table:table-cell>
        </table:table-row>
        <table:table-row table:style-name="ro1">
          <table:table-cell office:value-type="string">
            <text:p>2024-09-03T00:00:00.0/2024-09-04T00:00:00.0</text:p>
          </table:table-cell>
          <table:table-cell office:value-type="string">
            <text:p>8162.8135</text:p>
          </table:table-cell>
          <table:table-cell office:value-type="string">
            <text:p>5590.1699</text:p>
          </table:table-cell>
          <table:table-cell office:value-type="string">
            <text:p>3825.1064</text:p>
          </table:table-cell>
          <table:table-cell office:value-type="string">
            <text:p>1765.0635</text:p>
          </table:table-cell>
          <table:table-cell office:value-type="string">
            <text:p>6882.4600</text:p>
          </table:table-cell>
          <table:table-cell office:value-type="string">
            <text:p>5385.8647</text:p>
          </table:table-cell>
          <table:table-cell office:value-type="string">
            <text:p>3266.3027</text:p>
          </table:table-cell>
          <table:table-cell office:value-type="string">
            <text:p>2119.5620</text:p>
          </table:table-cell>
          <table:table-cell office:value-type="string">
            <text:p>6043.1099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2074];9;2); &quot;/&quot;; MID([.A2074];6;2);&quot;/&quot;;MID([.A2074];1;4);&quot;/&quot;)" office:value-type="string" office:string-value="03/09/2024/">
            <text:p>03/09/2024/</text:p>
          </table:table-cell>
        </table:table-row>
        <table:table-row table:style-name="ro1">
          <table:table-cell office:value-type="string">
            <text:p>2024-09-04T00:00:00.0/2024-09-05T00:00:00.0</text:p>
          </table:table-cell>
          <table:table-cell office:value-type="string">
            <text:p>8085.8848</text:p>
          </table:table-cell>
          <table:table-cell office:value-type="string">
            <text:p>5622.6279</text:p>
          </table:table-cell>
          <table:table-cell office:value-type="string">
            <text:p>4050.2012</text:p>
          </table:table-cell>
          <table:table-cell office:value-type="string">
            <text:p>1572.4268</text:p>
          </table:table-cell>
          <table:table-cell office:value-type="string">
            <text:p>7357.8062</text:p>
          </table:table-cell>
          <table:table-cell office:value-type="string">
            <text:p>5523.8989</text:p>
          </table:table-cell>
          <table:table-cell office:value-type="string">
            <text:p>3926.9705</text:p>
          </table:table-cell>
          <table:table-cell office:value-type="string">
            <text:p>1596.9285</text:p>
          </table:table-cell>
          <table:table-cell office:value-type="string">
            <text:p>6857.9126</text:p>
          </table:table-cell>
          <table:table-cell office:value-type="string">
            <text:p>0.9771</text:p>
          </table:table-cell>
          <table:table-cell table:number-columns-repeated="3"/>
          <table:table-cell table:formula="of:==CONCATENATE( MID([.A2075];9;2); &quot;/&quot;; MID([.A2075];6;2);&quot;/&quot;;MID([.A2075];1;4);&quot;/&quot;)" office:value-type="string" office:string-value="04/09/2024/">
            <text:p>04/09/2024/</text:p>
          </table:table-cell>
        </table:table-row>
        <table:table-row table:style-name="ro1">
          <table:table-cell office:value-type="string">
            <text:p>2024-09-05T00:00:00.0/2024-09-06T00:00:00.0</text:p>
          </table:table-cell>
          <table:table-cell office:value-type="string">
            <text:p>8008.5835</text:p>
          </table:table-cell>
          <table:table-cell office:value-type="string">
            <text:p>5588.3413</text:p>
          </table:table-cell>
          <table:table-cell office:value-type="string">
            <text:p>4071.4946</text:p>
          </table:table-cell>
          <table:table-cell office:value-type="string">
            <text:p>1516.8466</text:p>
          </table:table-cell>
          <table:table-cell office:value-type="string">
            <text:p>7458.4517</text:p>
          </table:table-cell>
          <table:table-cell office:value-type="string">
            <text:p>5521.0835</text:p>
          </table:table-cell>
          <table:table-cell office:value-type="string">
            <text:p>4005.2134</text:p>
          </table:table-cell>
          <table:table-cell office:value-type="string">
            <text:p>1515.8701</text:p>
          </table:table-cell>
          <table:table-cell office:value-type="string">
            <text:p>7234.2153</text:p>
          </table:table-cell>
          <table:table-cell office:value-type="string">
            <text:p>0.9837</text:p>
          </table:table-cell>
          <table:table-cell table:number-columns-repeated="3"/>
          <table:table-cell table:formula="of:==CONCATENATE( MID([.A2076];9;2); &quot;/&quot;; MID([.A2076];6;2);&quot;/&quot;;MID([.A2076];1;4);&quot;/&quot;)" office:value-type="string" office:string-value="05/09/2024/">
            <text:p>05/09/2024/</text:p>
          </table:table-cell>
        </table:table-row>
        <table:table-row table:style-name="ro1">
          <table:table-cell office:value-type="string">
            <text:p>2024-09-06T00:00:00.0/2024-09-07T00:00:00.0</text:p>
          </table:table-cell>
          <table:table-cell office:value-type="string">
            <text:p>7930.9424</text:p>
          </table:table-cell>
          <table:table-cell office:value-type="string">
            <text:p>5555.6694</text:p>
          </table:table-cell>
          <table:table-cell office:value-type="string">
            <text:p>4046.4241</text:p>
          </table:table-cell>
          <table:table-cell office:value-type="string">
            <text:p>1509.2455</text:p>
          </table:table-cell>
          <table:table-cell office:value-type="string">
            <text:p>7413.5332</text:p>
          </table:table-cell>
          <table:table-cell office:value-type="string">
            <text:p>5461.8145</text:p>
          </table:table-cell>
          <table:table-cell office:value-type="string">
            <text:p>3929.6189</text:p>
          </table:table-cell>
          <table:table-cell office:value-type="string">
            <text:p>1532.1958</text:p>
          </table:table-cell>
          <table:table-cell office:value-type="string">
            <text:p>6821.9468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2077];9;2); &quot;/&quot;; MID([.A2077];6;2);&quot;/&quot;;MID([.A2077];1;4);&quot;/&quot;)" office:value-type="string" office:string-value="06/09/2024/">
            <text:p>06/09/2024/</text:p>
          </table:table-cell>
        </table:table-row>
        <table:table-row table:style-name="ro1">
          <table:table-cell office:value-type="string">
            <text:p>2024-09-07T00:00:00.0/2024-09-08T00:00:00.0</text:p>
          </table:table-cell>
          <table:table-cell office:value-type="string">
            <text:p>7852.9321</text:p>
          </table:table-cell>
          <table:table-cell office:value-type="string">
            <text:p>5565.5957</text:p>
          </table:table-cell>
          <table:table-cell office:value-type="string">
            <text:p>4407.3750</text:p>
          </table:table-cell>
          <table:table-cell office:value-type="string">
            <text:p>1158.2208</text:p>
          </table:table-cell>
          <table:table-cell office:value-type="string">
            <text:p>8315.4873</text:p>
          </table:table-cell>
          <table:table-cell office:value-type="string">
            <text:p>5286.0049</text:p>
          </table:table-cell>
          <table:table-cell office:value-type="string">
            <text:p>3807.2290</text:p>
          </table:table-cell>
          <table:table-cell office:value-type="string">
            <text:p>1478.7759</text:p>
          </table:table-cell>
          <table:table-cell office:value-type="string">
            <text:p>7348.9951</text:p>
          </table:table-cell>
          <table:table-cell office:value-type="string">
            <text:p>0.9757</text:p>
          </table:table-cell>
          <table:table-cell table:number-columns-repeated="3"/>
          <table:table-cell table:formula="of:==CONCATENATE( MID([.A2078];9;2); &quot;/&quot;; MID([.A2078];6;2);&quot;/&quot;;MID([.A2078];1;4);&quot;/&quot;)" office:value-type="string" office:string-value="07/09/2024/">
            <text:p>07/09/2024/</text:p>
          </table:table-cell>
        </table:table-row>
        <table:table-row table:style-name="ro1">
          <table:table-cell office:value-type="string">
            <text:p>2024-09-08T00:00:00.0/2024-09-09T00:00:00.0</text:p>
          </table:table-cell>
          <table:table-cell office:value-type="string">
            <text:p>7774.6270</text:p>
          </table:table-cell>
          <table:table-cell office:value-type="string">
            <text:p>5574.9375</text:p>
          </table:table-cell>
          <table:table-cell office:value-type="string">
            <text:p>4488.3447</text:p>
          </table:table-cell>
          <table:table-cell office:value-type="string">
            <text:p>1086.5925</text:p>
          </table:table-cell>
          <table:table-cell office:value-type="string">
            <text:p>8574.0918</text:p>
          </table:table-cell>
          <table:table-cell office:value-type="string">
            <text:p>5352.5479</text:p>
          </table:table-cell>
          <table:table-cell office:value-type="string">
            <text:p>4000.8638</text:p>
          </table:table-cell>
          <table:table-cell office:value-type="string">
            <text:p>1351.6842</text:p>
          </table:table-cell>
          <table:table-cell office:value-type="string">
            <text:p>7309.1187</text:p>
          </table:table-cell>
          <table:table-cell office:value-type="string">
            <text:p>0.9767</text:p>
          </table:table-cell>
          <table:table-cell table:number-columns-repeated="3"/>
          <table:table-cell table:formula="of:==CONCATENATE( MID([.A2079];9;2); &quot;/&quot;; MID([.A2079];6;2);&quot;/&quot;;MID([.A2079];1;4);&quot;/&quot;)" office:value-type="string" office:string-value="08/09/2024/">
            <text:p>08/09/2024/</text:p>
          </table:table-cell>
        </table:table-row>
        <table:table-row table:style-name="ro1">
          <table:table-cell office:value-type="string">
            <text:p>2024-09-09T00:00:00.0/2024-09-10T00:00:00.0</text:p>
          </table:table-cell>
          <table:table-cell office:value-type="string">
            <text:p>7695.9922</text:p>
          </table:table-cell>
          <table:table-cell office:value-type="string">
            <text:p>5409.3447</text:p>
          </table:table-cell>
          <table:table-cell office:value-type="string">
            <text:p>4313.5757</text:p>
          </table:table-cell>
          <table:table-cell office:value-type="string">
            <text:p>1095.7688</text:p>
          </table:table-cell>
          <table:table-cell office:value-type="string">
            <text:p>8154.7344</text:p>
          </table:table-cell>
          <table:table-cell office:value-type="string">
            <text:p>1164.3906</text:p>
          </table:table-cell>
          <table:table-cell office:value-type="string">
            <text:p>3.7012</text:p>
          </table:table-cell>
          <table:table-cell office:value-type="string">
            <text:p>1160.6895</text:p>
          </table:table-cell>
          <table:table-cell office:value-type="string">
            <text:p>5.9475</text:p>
          </table:table-cell>
          <table:table-cell office:value-type="string">
            <text:p>0.9781</text:p>
          </table:table-cell>
          <table:table-cell table:number-columns-repeated="3"/>
          <table:table-cell table:formula="of:==CONCATENATE( MID([.A2080];9;2); &quot;/&quot;; MID([.A2080];6;2);&quot;/&quot;;MID([.A2080];1;4);&quot;/&quot;)" office:value-type="string" office:string-value="09/09/2024/">
            <text:p>09/09/2024/</text:p>
          </table:table-cell>
        </table:table-row>
        <table:table-row table:style-name="ro1">
          <table:table-cell office:value-type="string">
            <text:p>2024-09-10T00:00:00.0/2024-09-11T00:00:00.0</text:p>
          </table:table-cell>
          <table:table-cell office:value-type="string">
            <text:p>7617.0767</text:p>
          </table:table-cell>
          <table:table-cell office:value-type="string">
            <text:p>5321.7329</text:p>
          </table:table-cell>
          <table:table-cell office:value-type="string">
            <text:p>3759.5603</text:p>
          </table:table-cell>
          <table:table-cell office:value-type="string">
            <text:p>1562.1726</text:p>
          </table:table-cell>
          <table:table-cell office:value-type="string">
            <text:p>7250.1699</text:p>
          </table:table-cell>
          <table:table-cell office:value-type="string">
            <text:p>2494.2478</text:p>
          </table:table-cell>
          <table:table-cell office:value-type="string">
            <text:p>450.5791</text:p>
          </table:table-cell>
          <table:table-cell office:value-type="string">
            <text:p>2043.6687</text:p>
          </table:table-cell>
          <table:table-cell office:value-type="string">
            <text:p>961.0734</text:p>
          </table:table-cell>
          <table:table-cell office:value-type="string">
            <text:p>0.9795</text:p>
          </table:table-cell>
          <table:table-cell table:number-columns-repeated="3"/>
          <table:table-cell table:formula="of:==CONCATENATE( MID([.A2081];9;2); &quot;/&quot;; MID([.A2081];6;2);&quot;/&quot;;MID([.A2081];1;4);&quot;/&quot;)" office:value-type="string" office:string-value="10/09/2024/">
            <text:p>10/09/2024/</text:p>
          </table:table-cell>
        </table:table-row>
        <table:table-row table:style-name="ro1">
          <table:table-cell office:value-type="string">
            <text:p>2024-09-11T00:00:00.0/2024-09-12T00:00:00.0</text:p>
          </table:table-cell>
          <table:table-cell office:value-type="string">
            <text:p>7537.9131</text:p>
          </table:table-cell>
          <table:table-cell office:value-type="string">
            <text:p>5249.0967</text:p>
          </table:table-cell>
          <table:table-cell office:value-type="string">
            <text:p>3818.1812</text:p>
          </table:table-cell>
          <table:table-cell office:value-type="string">
            <text:p>1430.9152</text:p>
          </table:table-cell>
          <table:table-cell office:value-type="string">
            <text:p>7331.9175</text:p>
          </table:table-cell>
          <table:table-cell office:value-type="string">
            <text:p>3091.1853</text:p>
          </table:table-cell>
          <table:table-cell office:value-type="string">
            <text:p>675.8740</text:p>
          </table:table-cell>
          <table:table-cell office:value-type="string">
            <text:p>2415.3113</text:p>
          </table:table-cell>
          <table:table-cell office:value-type="string">
            <text:p>1282.7448</text:p>
          </table:table-cell>
          <table:table-cell office:value-type="string">
            <text:p>0.9809</text:p>
          </table:table-cell>
          <table:table-cell table:number-columns-repeated="3"/>
          <table:table-cell table:formula="of:==CONCATENATE( MID([.A2082];9;2); &quot;/&quot;; MID([.A2082];6;2);&quot;/&quot;;MID([.A2082];1;4);&quot;/&quot;)" office:value-type="string" office:string-value="11/09/2024/">
            <text:p>11/09/2024/</text:p>
          </table:table-cell>
        </table:table-row>
        <table:table-row table:style-name="ro1">
          <table:table-cell office:value-type="string">
            <text:p>2024-09-12T00:00:00.0/2024-09-13T00:00:00.0</text:p>
          </table:table-cell>
          <table:table-cell office:value-type="string">
            <text:p>7458.5439</text:p>
          </table:table-cell>
          <table:table-cell office:value-type="string">
            <text:p>5338.5713</text:p>
          </table:table-cell>
          <table:table-cell office:value-type="string">
            <text:p>4075.9751</text:p>
          </table:table-cell>
          <table:table-cell office:value-type="string">
            <text:p>1262.5962</text:p>
          </table:table-cell>
          <table:table-cell office:value-type="string">
            <text:p>8000.8213</text:p>
          </table:table-cell>
          <table:table-cell office:value-type="string">
            <text:p>1332.7684</text:p>
          </table:table-cell>
          <table:table-cell office:value-type="string">
            <text:p>17.3536</text:p>
          </table:table-cell>
          <table:table-cell office:value-type="string">
            <text:p>1315.4148</text:p>
          </table:table-cell>
          <table:table-cell office:value-type="string">
            <text:p>48.3780</text:p>
          </table:table-cell>
          <table:table-cell office:value-type="string">
            <text:p>0.9819</text:p>
          </table:table-cell>
          <table:table-cell table:number-columns-repeated="3"/>
          <table:table-cell table:formula="of:==CONCATENATE( MID([.A2083];9;2); &quot;/&quot;; MID([.A2083];6;2);&quot;/&quot;;MID([.A2083];1;4);&quot;/&quot;)" office:value-type="string" office:string-value="12/09/2024/">
            <text:p>12/09/2024/</text:p>
          </table:table-cell>
        </table:table-row>
        <table:table-row table:style-name="ro1" table:number-rows-repeated="1046492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4">14/09/2024</text:date>, <text:time>12:0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4T12:06:59.05</dc:date>
    <meta:generator>OpenOffice/4.1.7$Win32 OpenOffice.org_project/417m1$Build-9800</meta:generator>
    <meta:editing-duration>PT13M32S</meta:editing-duration>
    <meta:editing-cycles>1</meta:editing-cycles>
    <meta:document-statistic meta:table-count="1" meta:cell-count="25002" meta:object-count="0"/>
  </office:meta>
</office:document-meta>
</file>